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Liberation Sans2" svg:font-family="'Liberation Sans'"/>
    <style:font-face style:name="Liberation Sans1" svg:font-family="'Liberation Sans1'"/>
    <style:font-face style:name="Liberation Sans11" svg:font-family="'Liberation Sans1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43.8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44.39pt"/>
    </style:style>
    <style:style style:name="co6" style:family="table-column">
      <style:table-column-properties fo:break-before="auto" style:column-width="49.21pt"/>
    </style:style>
    <style:style style:name="co7" style:family="table-column">
      <style:table-column-properties fo:break-before="auto" style:column-width="38.41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52.21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68.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9.41pt"/>
    </style:style>
    <style:style style:name="co18" style:family="table-column">
      <style:table-column-properties fo:break-before="auto" style:column-width="69pt"/>
    </style:style>
    <style:style style:name="co19" style:family="table-column">
      <style:table-column-properties fo:break-before="auto" style:column-width="65.99pt"/>
    </style:style>
    <style:style style:name="co20" style:family="table-column">
      <style:table-column-properties fo:break-before="auto" style:column-width="51pt"/>
    </style:style>
    <style:style style:name="co21" style:family="table-column">
      <style:table-column-properties fo:break-before="auto" style:column-width="43.2pt"/>
    </style:style>
    <style:style style:name="co22" style:family="table-column">
      <style:table-column-properties fo:break-before="auto" style:column-width="51.59pt"/>
    </style:style>
    <style:style style:name="co23" style:family="table-column">
      <style:table-column-properties fo:break-before="auto" style:column-width="54pt"/>
    </style:style>
    <style:style style:name="co24" style:family="table-column">
      <style:table-column-properties fo:break-before="auto" style:column-width="52.81pt"/>
    </style:style>
    <style:style style:name="ro1" style:family="table-row">
      <style:table-row-properties style:row-height="70.64pt" fo:break-before="auto" style:use-optimal-row-height="false"/>
    </style:style>
    <style:style style:name="ro2" style:family="table-row">
      <style:table-row-properties style:row-height="12.6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3.8pt" fo:break-before="auto" style:use-optimal-row-height="false"/>
    </style:style>
    <style:style style:name="ro7" style:family="table-row">
      <style:table-row-properties style:row-height="52.95pt" fo:break-before="auto" style:use-optimal-row-height="false"/>
    </style:style>
    <style:style style:name="ro8" style:family="table-row">
      <style:table-row-properties style:row-height="13.66pt" fo:break-before="auto" style:use-optimal-row-height="false"/>
    </style:style>
    <style:style style:name="ro9" style:family="table-row">
      <style:table-row-properties style:row-height="14.4pt" fo:break-before="auto" style:use-optimal-row-height="false"/>
    </style:style>
    <style:style style:name="ro10" style:family="table-row">
      <style:table-row-properties style:row-height="24.6pt" fo:break-before="auto" style:use-optimal-row-height="false"/>
    </style:style>
    <style:style style:name="ro11" style:family="table-row">
      <style:table-row-properties style:row-height="14.09pt" fo:break-before="auto" style:use-optimal-row-height="false"/>
    </style:style>
    <style:style style:name="ro12" style:family="table-row">
      <style:table-row-properties style:row-height="55.36pt" fo:break-before="auto" style:use-optimal-row-height="false"/>
    </style:style>
    <style:style style:name="ro13" style:family="table-row">
      <style:table-row-properties style:row-height="12.9pt" fo:break-before="auto" style:use-optimal-row-height="false"/>
    </style:style>
    <style:style style:name="ro14" style:family="table-row">
      <style:table-row-properties style:row-height="16.81pt" fo:break-before="auto" style:use-optimal-row-height="false"/>
    </style:style>
    <style:style style:name="ro15" style:family="table-row">
      <style:table-row-properties style:row-height="54.14pt" fo:break-before="auto" style:use-optimal-row-height="false"/>
    </style:style>
    <style:style style:name="ro16" style:family="table-row">
      <style:table-row-properties style:row-height="16.41pt" fo:break-before="auto" style:use-optimal-row-height="true"/>
    </style:style>
    <style:style style:name="ro17" style:family="table-row">
      <style:table-row-properties style:row-height="49.66pt" fo:break-before="auto" style:use-optimal-row-height="false"/>
    </style:style>
    <style:style style:name="ro18" style:family="table-row">
      <style:table-row-properties style:row-height="24.46pt" fo:break-before="auto" style:use-optimal-row-height="false"/>
    </style:style>
    <style:style style:name="ro19" style:family="table-row">
      <style:table-row-properties style:row-height="51.5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23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123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fo:color="#808080"/>
    </style:style>
    <style:style style:name="ce207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252" style:family="table-cell" style:parent-style-name="Default" style:data-style-name="N123">
      <style:table-cell-properties style:text-align-source="fix" style:repeat-content="false" fo:wrap-option="wrap" style:vertical-align="automatic"/>
      <style:paragraph-properties fo:text-align="center"/>
      <style:text-properties fo:color="#808080" fo:font-weight="bold" style:font-weight-asian="bold" style:font-weight-complex="bold"/>
    </style:style>
    <style:style style:name="ce269" style:family="table-cell" style:parent-style-name="Default" style:data-style-name="N0">
      <style:text-properties fo:color="#808080"/>
    </style:style>
    <style:style style:name="ce284" style:family="table-cell" style:parent-style-name="Default" style:data-style-name="N123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808080"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9999" style:text-align-source="fix" style:repeat-content="false" style:vertical-align="automatic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21">
      <style:table-cell-properties fo:background-color="#006600" style:text-align-source="fix" style:repeat-content="false" style:vertical-align="automatic"/>
      <style:paragraph-properties fo:text-align="start" fo:margin-left="0pt"/>
      <style:text-properties fo:color="#ffff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6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21">
      <style:table-cell-properties fo:background-color="#c6e0b4" style:vertical-align="automatic"/>
    </style:style>
    <style:style style:name="ce83" style:family="table-cell" style:parent-style-name="Default" style:data-style-name="N121">
      <style:table-cell-properties fo:background-color="#ffd966" style:vertical-align="automatic"/>
    </style:style>
    <style:style style:name="ce97" style:family="table-cell" style:parent-style-name="Default" style:data-style-name="N121">
      <style:table-cell-properties fo:background-color="#8ea9db" style:vertical-align="automatic"/>
    </style:style>
    <style:style style:name="ce103" style:family="table-cell" style:parent-style-name="Default" style:data-style-name="N121">
      <style:table-cell-properties fo:background-color="#f4b084" style:vertical-align="automatic"/>
    </style:style>
    <style:style style:name="ce112" style:family="table-cell" style:parent-style-name="Default" style:data-style-name="N121">
      <style:table-cell-properties fo:background-color="#cfe7f5" style:text-align-source="fix" style:repeat-content="false" style:vertical-align="automatic"/>
      <style:paragraph-properties fo:text-align="start" fo:margin-left="0pt"/>
    </style:style>
    <style:style style:name="ce120" style:family="table-cell" style:parent-style-name="Default" style:data-style-name="N121">
      <style:table-cell-properties fo:background-color="#ccff66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fo:background-color="#cfe7f5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</style:style>
    <style:style style:name="ce225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62" style:family="table-cell" style:parent-style-name="Default" style:data-style-name="N121">
      <style:table-cell-properties fo:background-color="#ffcc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0" style:family="table-cell" style:parent-style-name="Default" style:data-style-name="N121"/>
    <style:style style:name="ce1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0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0000" fo:font-weight="bold" style:font-weight-asian="bold" style:font-weight-complex="bold"/>
    </style:style>
    <style:style style:name="ce22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3333" fo:font-weight="bold" style:font-weight-asian="bold" style:font-weight-complex="bold"/>
    </style:style>
    <style:style style:name="ce231" style:family="table-cell" style:parent-style-name="Default" style:data-style-name="N121">
      <style:table-cell-properties fo:background-color="#cfe7f5" style:text-align-source="fix" style:repeat-content="false" style:vertical-align="middle"/>
      <style:paragraph-properties fo:text-align="start" fo:margin-left="0pt"/>
    </style:style>
    <style:style style:name="ce244" style:family="table-cell" style:parent-style-name="Default" style:data-style-name="N0">
      <style:text-properties fo:color="#ff0000" fo:font-weight="bold" style:font-weight-asian="bold" style:font-weight-complex="bold"/>
    </style:style>
    <style:style style:name="ce247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  <style:text-properties fo:color="#ff0000" fo:font-weight="bold" style:font-weight-asian="bold" style:font-weight-complex="bold"/>
    </style:style>
    <style:style style:name="ce171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4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88" style:family="table-cell" style:parent-style-name="Default" style:data-style-name="N121">
      <style:table-cell-properties fo:background-color="#9999ff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14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  <style:text-properties fo:color="#cc00cc" fo:font-weight="bold" style:font-weight-asian="bold" style:font-weight-complex="bold"/>
    </style:style>
    <style:style style:name="ce3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00cc" fo:font-weight="bold" style:font-weight-asian="bold" style:font-weight-complex="bold"/>
    </style:style>
    <style:style style:name="ce320" style:family="table-cell" style:parent-style-name="Default" style:data-style-name="N0">
      <style:text-properties fo:color="#cc00cc" fo:font-weight="bold" style:font-weight-asian="bold" style:font-weight-complex="bold"/>
    </style:style>
    <style:style style:name="ce337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343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46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6600" style:text-align-source="fix" style:repeat-content="false" style:vertical-align="automatic"/>
      <style:paragraph-properties fo:text-align="center"/>
      <style:text-properties fo:color="#ffff00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70" style:family="table-cell" style:parent-style-name="Default" style:data-style-name="N0">
      <style:table-cell-properties fo:background-color="#c6e0b4"/>
    </style:style>
    <style:style style:name="ce84" style:family="table-cell" style:parent-style-name="Default" style:data-style-name="N0">
      <style:table-cell-properties fo:background-color="#ffd966"/>
    </style:style>
    <style:style style:name="ce98" style:family="table-cell" style:parent-style-name="Default" style:data-style-name="N0">
      <style:table-cell-properties fo:background-color="#8ea9db"/>
    </style:style>
    <style:style style:name="ce104" style:family="table-cell" style:parent-style-name="Default" style:data-style-name="N0">
      <style:table-cell-properties fo:background-color="#f4b084"/>
    </style:style>
    <style:style style:name="ce113" style:family="table-cell" style:parent-style-name="Default" style:data-style-name="N2">
      <style:table-cell-properties fo:background-color="#cfe7f5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 style:data-style-name="N2">
      <style:table-cell-properties fo:background-color="#ccff6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34" style:family="table-cell" style:parent-style-name="Default" style:data-style-name="N2">
      <style:table-cell-properties fo:background-color="#cfe7f5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63" style:family="table-cell" style:parent-style-name="Default" style:data-style-name="N0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9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0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232" style:family="table-cell" style:parent-style-name="Default" style:data-style-name="N2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89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319" style:family="table-cell" style:parent-style-name="Default" style:data-style-name="N0">
      <style:table-cell-properties fo:background-color="#ffff00"/>
    </style:style>
    <style:style style:name="ce33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183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3">
      <style:table-cell-properties fo:background-color="#ffff00"/>
      <style:text-properties fo:font-weight="bold" style:font-weight-asian="bold" style:font-weight-complex="bold"/>
    </style:style>
    <style:style style:name="ce57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21">
      <style:table-cell-properties fo:background-color="#c6e0b4"/>
    </style:style>
    <style:style style:name="ce85" style:family="table-cell" style:parent-style-name="Default" style:data-style-name="N121">
      <style:table-cell-properties fo:background-color="#ffd966"/>
    </style:style>
    <style:style style:name="ce99" style:family="table-cell" style:parent-style-name="Default" style:data-style-name="N121">
      <style:table-cell-properties fo:background-color="#8ea9db"/>
    </style:style>
    <style:style style:name="ce105" style:family="table-cell" style:parent-style-name="Default" style:data-style-name="N121">
      <style:table-cell-properties fo:background-color="#f4b084"/>
    </style:style>
    <style:style style:name="ce114" style:family="table-cell" style:parent-style-name="Default" style:data-style-name="N123">
      <style:table-cell-properties fo:background-color="#cfe7f5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ackground-color="#ccff66"/>
      <style:text-properties fo:font-weight="bold" style:font-weight-asian="bold" style:font-weight-complex="bold"/>
    </style:style>
    <style:style style:name="ce135" style:family="table-cell" style:parent-style-name="Default" style:data-style-name="N123">
      <style:table-cell-properties fo:background-color="#cfe7f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2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92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10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151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123"/>
    <style:style style:name="ce290" style:family="table-cell" style:parent-style-name="Default" style:data-style-name="N123">
      <style:table-cell-properties fo:background-color="#9999ff"/>
      <style:text-properties fo:font-weight="bold" style:font-weight-asian="bold" style:font-weight-complex="bold"/>
    </style:style>
    <style:style style:name="ce34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275" style:family="table-cell" style:parent-style-name="Default" style:data-style-name="N121">
      <style:table-cell-properties fo:background-color="transparent"/>
    </style:style>
    <style:style style:name="ce34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9999"/>
    </style:style>
    <style:style style:name="ce29" style:family="table-cell" style:parent-style-name="Default" style:data-style-name="N2">
      <style:table-cell-properties fo:background-color="#ffff00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006600"/>
      <style:text-properties fo:color="#ffff00"/>
    </style:style>
    <style:style style:name="ce72" style:family="table-cell" style:parent-style-name="Default" style:data-style-name="N0">
      <style:table-cell-properties fo:background-color="#c6e0b4" style:text-align-source="fix" style:repeat-content="false" style:vertical-align="automatic"/>
      <style:paragraph-properties fo:text-align="center"/>
    </style:style>
    <style:style style:name="ce86" style:family="table-cell" style:parent-style-name="Default" style:data-style-name="N0">
      <style:table-cell-properties fo:background-color="#ffd966"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fo:background-color="#8ea9db"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fo:background-color="#f4b084"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123">
      <style:table-cell-properties fo:background-color="#ccff66"/>
      <style:text-properties fo:font-weight="bold" style:font-weight-asian="bold" style:font-weight-complex="bold"/>
    </style:style>
    <style:style style:name="ce136" style:family="table-cell" style:parent-style-name="Default" style:data-style-name="N2">
      <style:table-cell-properties fo:background-color="#cfe7f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1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00" style:family="table-cell" style:parent-style-name="Default" style:data-style-name="N1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11" style:family="table-cell" style:parent-style-name="Default" style:data-style-name="N1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233" style:family="table-cell" style:parent-style-name="Default" style:data-style-name="N122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62" style:family="table-cell" style:parent-style-name="Default" style:data-style-name="N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265" style:family="table-cell" style:parent-style-name="Percent" style:data-style-name="N10">
      <style:table-cell-properties style:cell-protect="protected" style:print-content="true" fo:background-color="transparent" style:vertical-align="automatic"/>
    </style:style>
    <style:style style:name="ce267" style:family="table-cell" style:parent-style-name="Default" style:data-style-name="N10"/>
    <style:style style:name="ce268" style:family="table-cell" style:parent-style-name="Default" style:data-style-name="N124"/>
    <style:style style:name="ce256" style:family="table-cell" style:parent-style-name="Default" style:data-style-name="N124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85" style:family="table-cell" style:parent-style-name="Default" style:data-style-name="N124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91" style:family="table-cell" style:parent-style-name="Default" style:data-style-name="N2">
      <style:table-cell-properties fo:background-color="#9999ff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311" style:family="table-cell" style:parent-style-name="Default" style:data-style-name="N1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27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332" style:family="table-cell" style:parent-style-name="Default" style:data-style-name="N1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325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21">
      <style:table-cell-properties fo:background-color="#ff9999"/>
    </style:style>
    <style:style style:name="ce3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45" style:family="table-cell" style:parent-style-name="Default" style:data-style-name="N121">
      <style:table-cell-properties fo:background-color="#006600"/>
      <style:text-properties fo:color="#ffff00"/>
    </style:style>
    <style:style style:name="ce58" style:family="table-cell" style:parent-style-name="Default" style:data-style-name="N122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115" style:family="table-cell" style:parent-style-name="Default" style:data-style-name="N122">
      <style:table-cell-properties fo:background-color="#cfe7f5" style:text-align-source="fix" style:repeat-content="false" style:vertical-align="automatic"/>
      <style:paragraph-properties fo:text-align="start" fo:margin-left="0pt"/>
    </style:style>
    <style:style style:name="ce137" style:family="table-cell" style:parent-style-name="Default" style:data-style-name="N122">
      <style:table-cell-properties fo:background-color="#cfe7f5"/>
    </style:style>
    <style:style style:name="ce150" style:family="table-cell" style:parent-style-name="Default" style:data-style-name="N122"/>
    <style:style style:name="ce165" style:family="table-cell" style:parent-style-name="Default" style:data-style-name="N122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87" style:family="table-cell" style:parent-style-name="Default" style:data-style-name="N123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73" style:family="table-cell" style:parent-style-name="Default" style:data-style-name="N123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05" style:family="table-cell" style:parent-style-name="Default" style:data-style-name="N12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12" style:family="table-cell" style:parent-style-name="Default" style:data-style-name="N123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234" style:family="table-cell" style:parent-style-name="Default" style:data-style-name="N121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92" style:family="table-cell" style:parent-style-name="Default" style:data-style-name="N122">
      <style:table-cell-properties fo:background-color="#9999ff"/>
      <style:text-properties fo:font-weight="bold" style:font-weight-asian="bold" style:font-weight-complex="bold"/>
    </style:style>
    <style:style style:name="ce296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12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29" style:family="table-cell" style:parent-style-name="Default" style:data-style-name="N123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39" style:family="table-cell" style:parent-style-name="Default" style:data-style-name="N12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006600" style:text-align-source="fix" style:repeat-content="false" style:vertical-align="automatic"/>
      <style:paragraph-properties fo:text-align="center"/>
      <style:text-properties fo:color="#ffff00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</style:style>
    <style:style style:name="ce87" style:family="table-cell" style:parent-style-name="Default" style:data-style-name="N0">
      <style:table-cell-properties fo:background-color="#ff66ff" style:text-align-source="fix" style:repeat-content="false" style:vertical-align="automatic"/>
      <style:paragraph-properties fo:text-align="start" fo:margin-left="0pt"/>
    </style:style>
    <style:style style:name="ce101" style:family="table-cell" style:parent-style-name="Default" style:data-style-name="N0">
      <style:table-cell-properties fo:background-color="#7eea6f"/>
    </style:style>
    <style:style style:name="ce107" style:family="table-cell" style:parent-style-name="Default" style:data-style-name="N2">
      <style:table-cell-properties fo:background-color="#f9c2f9" style:text-align-source="fix" style:repeat-content="false" style:vertical-align="automatic"/>
      <style:paragraph-properties fo:text-align="start" fo:margin-left="0pt"/>
    </style:style>
    <style:style style:name="ce124" style:family="table-cell" style:parent-style-name="Default" style:data-style-name="N122">
      <style:table-cell-properties fo:background-color="#ccff66"/>
      <style:text-properties fo:font-weight="bold" style:font-weight-asian="bold" style:font-weight-complex="bold"/>
    </style:style>
    <style:style style:name="ce138" style:family="table-cell" style:parent-style-name="Default" style:data-style-name="N121">
      <style:table-cell-properties fo:background-color="#cfe7f5"/>
    </style:style>
    <style:style style:name="ce166" style:family="table-cell" style:parent-style-name="Default" style:data-style-name="N121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35" style:family="table-cell" style:parent-style-name="Default" style:data-style-name="N0">
      <style:table-cell-properties fo:background-color="#cfe7f5" style:text-align-source="fix" style:repeat-content="false" style:vertical-align="middle"/>
      <style:paragraph-properties fo:text-align="center"/>
    </style:style>
    <style:style style:name="ce253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70" style:family="table-cell" style:parent-style-name="Default" style:data-style-name="N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7" style:family="table-cell" style:parent-style-name="Default" style:data-style-name="N2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67" style:family="table-cell" style:parent-style-name="Default" style:data-style-name="N122">
      <style:table-cell-properties style:text-align-source="fix" style:repeat-content="false" fo:background-color="transparent" style:vertical-align="automatic"/>
      <style:paragraph-properties fo:text-align="center"/>
    </style:style>
    <style:style style:name="ce74" style:family="table-cell" style:parent-style-name="Default" style:data-style-name="N2">
      <style:table-cell-properties fo:background-color="#ffff00" style:text-align-source="fix" style:repeat-content="false" fo:wrap-option="wrap" style:vertical-align="automatic"/>
      <style:paragraph-properties fo:text-align="center"/>
    </style:style>
    <style:style style:name="ce88" style:family="table-cell" style:parent-style-name="Default" style:data-style-name="N2">
      <style:table-cell-properties fo:background-color="#ff66ff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0">
      <style:table-cell-properties fo:background-color="#7eea6f"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22">
      <style:table-cell-properties fo:background-color="#f9c2f9"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cfe7f5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121">
      <style:table-cell-properties fo:background-color="#ccff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#ffcc99" style:text-align-source="fix" style:repeat-content="false" style:vertical-align="middle"/>
      <style:paragraph-properties fo:text-align="center"/>
    </style:style>
    <style:style style:name="ce180" style:family="table-cell" style:parent-style-name="Default" style:data-style-name="N12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36" style:family="table-cell" style:parent-style-name="Default" style:data-style-name="N121">
      <style:table-cell-properties fo:background-color="#cfe7f5" style:text-align-source="fix" style:repeat-content="false" style:vertical-align="middle"/>
      <style:paragraph-properties fo:text-align="center"/>
    </style:style>
    <style:style style:name="ce25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7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</style:style>
    <style:style style:name="ce293" style:family="table-cell" style:parent-style-name="Default" style:data-style-name="N0">
      <style:table-cell-properties fo:background-color="#9999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34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2">
      <style:table-cell-properties fo:background-color="#ff9999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7" style:family="table-cell" style:parent-style-name="Default" style:data-style-name="N2">
      <style:table-cell-properties fo:background-color="#006600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ffff00"/>
    </style:style>
    <style:style style:name="ce75" style:family="table-cell" style:parent-style-name="Default" style:data-style-name="N121">
      <style:table-cell-properties fo:background-color="#ffff00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89" style:family="table-cell" style:parent-style-name="Default" style:data-style-name="N121">
      <style:table-cell-properties fo:background-color="#ff66ff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09" style:family="table-cell" style:parent-style-name="Default" style:data-style-name="N122">
      <style:table-cell-properties fo:background-color="#00ffff" style:text-align-source="fix" style:repeat-content="false" style:vertical-align="automatic"/>
      <style:paragraph-properties fo:text-align="start" fo:margin-left="0pt"/>
    </style:style>
    <style:style style:name="ce126" style:family="table-cell" style:parent-style-name="Default" style:data-style-name="N121">
      <style:table-cell-properties fo:background-color="#ccff6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55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81" style:family="table-cell" style:parent-style-name="Default" style:data-style-name="N122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89" style:family="table-cell" style:parent-style-name="Default" style:data-style-name="N122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4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13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8" style:family="table-cell" style:parent-style-name="Default" style:data-style-name="N121">
      <style:table-cell-properties fo:background-color="#ff9999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8" style:family="table-cell" style:parent-style-name="Default" style:data-style-name="N121">
      <style:table-cell-properties fo:background-color="#006600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ffff00"/>
    </style:style>
    <style:style style:name="ce68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76" style:family="table-cell" style:parent-style-name="Default" style:data-style-name="N0">
      <style:table-cell-properties fo:background-color="#ffff00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90" style:family="table-cell" style:parent-style-name="Default" style:data-style-name="N0">
      <style:table-cell-properties fo:background-color="#ff66ff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10" style:family="table-cell" style:parent-style-name="Default" style:data-style-name="N2">
      <style:table-cell-properties fo:background-color="#00ffff" style:text-align-source="fix" style:repeat-content="false" style:vertical-align="automatic"/>
      <style:paragraph-properties fo:text-align="start" fo:margin-left="0pt"/>
    </style:style>
    <style:style style:name="ce117" style:family="table-cell" style:parent-style-name="Default" style:data-style-name="N2">
      <style:table-cell-properties fo:background-color="#cfe7f5" style:text-align-source="fix" style:repeat-content="false" style:vertical-align="automatic"/>
      <style:paragraph-properties fo:text-align="start" fo:margin-left="0pt"/>
    </style:style>
    <style:style style:name="ce127" style:family="table-cell" style:parent-style-name="Default" style:data-style-name="N121">
      <style:table-cell-properties fo:background-color="#ccff66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ackground-color="#cfe7f5"/>
    </style:style>
    <style:style style:name="ce15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68" style:family="table-cell" style:parent-style-name="Default" style:data-style-name="N2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3333" fo:font-weight="bold" style:font-weight-asian="bold" style:font-weight-complex="bold"/>
    </style:style>
    <style:style style:name="ce174" style:family="table-cell" style:parent-style-name="Default" style:data-style-name="N2">
      <style:table-cell-properties fo:background-color="#cfe7f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90" style:family="table-cell" style:parent-style-name="Default" style:data-style-name="N2">
      <style:table-cell-properties fo:background-color="#ffffff"/>
    </style:style>
    <style:style style:name="ce229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cc00cc" fo:font-weight="bold" style:font-weight-asian="bold" style:font-weight-complex="bold"/>
    </style:style>
    <style:style style:name="ce230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cc00cc" fo:font-weight="bold" style:font-weight-asian="bold" style:font-weight-complex="bold"/>
    </style:style>
    <style:style style:name="ce246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3333" fo:font-weight="bold" style:font-weight-asian="bold" style:font-weight-complex="bold"/>
    </style:style>
    <style:style style:name="ce258" style:family="table-cell" style:parent-style-name="Default" style:data-style-name="N0">
      <style:table-cell-properties fo:background-color="#00b0f0"/>
    </style:style>
    <style:style style:name="ce277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286" style:family="table-cell" style:parent-style-name="Default" style:data-style-name="N2">
      <style:table-cell-properties fo:background-color="transparent" style:vertical-align="automatic"/>
    </style:style>
    <style:style style:name="ce242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3333" fo:font-weight="bold" style:font-weight-asian="bold" style:font-weight-complex="bold"/>
    </style:style>
    <style:style style:name="ce306" style:family="table-cell" style:parent-style-name="Default" style:data-style-name="N121">
      <style:table-cell-properties fo:background-color="#7ebe3f"/>
    </style:style>
    <style:style style:name="ce307" style:family="table-cell" style:parent-style-name="Default" style:data-style-name="N0">
      <style:table-cell-properties fo:background-color="#4f9ef3"/>
    </style:style>
    <style:style style:name="ce554" style:family="table-cell" style:parent-style-name="Default" style:data-style-name="N121">
      <style:table-cell-properties fo:background-color="#7ebe3f"/>
      <style:map style:condition="cell-content()&lt;12" style:apply-style-name="cf37" style:base-cell-address="Sheet1.K242"/>
    </style:style>
    <style:style style:name="ce555" style:family="table-cell" style:parent-style-name="Default" style:data-style-name="N121">
      <style:map style:condition="cell-content()&lt;12" style:apply-style-name="cf37" style:base-cell-address="Sheet1.K242"/>
    </style:style>
    <style:style style:name="ce77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</style:style>
    <style:style style:name="ce91" style:family="table-cell" style:parent-style-name="Default" style:data-style-name="N0">
      <style:table-cell-properties fo:background-color="#ff66ff" style:text-align-source="fix" style:repeat-content="false" fo:wrap-option="wrap" style:vertical-align="automatic"/>
      <style:paragraph-properties fo:text-align="center"/>
    </style:style>
    <style:style style:name="ce111" style:family="table-cell" style:parent-style-name="Default" style:data-style-name="N121">
      <style:table-cell-properties fo:background-color="#00ffff" style:text-align-source="fix" style:repeat-content="false" style:vertical-align="automatic"/>
      <style:paragraph-properties fo:text-align="start" fo:margin-left="0pt"/>
    </style:style>
    <style:style style:name="ce156" style:family="table-cell" style:parent-style-name="Default" style:data-style-name="N2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60" style:family="table-cell" style:parent-style-name="Default" style:data-style-name="N121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75" style:family="table-cell" style:parent-style-name="Default" style:data-style-name="N121">
      <style:table-cell-properties fo:background-color="#cfe7f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28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3333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30" style:family="table-cell" style:parent-style-name="Default" style:data-style-name="N121">
      <style:table-cell-properties fo:background-color="#ffffff"/>
    </style:style>
    <style:style style:name="ce19" style:family="table-cell" style:parent-style-name="Default" style:data-style-name="N2">
      <style:table-cell-properties fo:background-color="#ff9999"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006600"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color="#ffff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76" style:family="table-cell" style:parent-style-name="Default" style:data-style-name="N2">
      <style:table-cell-properties fo:background-color="#cfe7f5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66" style:family="table-cell" style:parent-style-name="Default" style:data-style-name="N121">
      <style:table-cell-properties fo:background-color="#ffff00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145" style:family="table-cell" style:parent-style-name="Default" style:data-style-name="N2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ff9999"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ackground-color="#006600"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color="#ffff00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f9ef3" style:text-align-source="fix" style:repeat-content="false" style:vertical-align="automatic"/>
      <style:paragraph-properties fo:text-align="start" fo:margin-left="0pt"/>
    </style:style>
    <style:style style:name="ce92" style:family="table-cell" style:parent-style-name="Default" style:data-style-name="N0">
      <style:table-cell-properties fo:background-color="#ea8bae" style:text-align-source="fix" style:repeat-content="false" style:vertical-align="automatic"/>
      <style:paragraph-properties fo:text-align="start" fo:margin-left="0pt"/>
    </style:style>
    <style:style style:name="ce158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31" style:family="table-cell" style:parent-style-name="Default" style:data-style-name="N2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91" style:family="table-cell" style:parent-style-name="Default" style:data-style-name="N2">
      <style:table-cell-properties fo:background-color="#ff66ff"/>
    </style:style>
    <style:style style:name="ce278" style:family="table-cell" style:parent-style-name="Default" style:data-style-name="N2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</style:style>
    <style:style style:name="ce282" style:family="table-cell" style:parent-style-name="Default" style:data-style-name="N121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ackground-color="#b4c7dc"/>
    </style:style>
    <style:style style:name="ce583" style:family="table-cell" style:parent-style-name="Default" style:data-style-name="N121">
      <style:table-cell-properties fo:background-color="#b4c7dc"/>
      <style:map style:condition="cell-content()&lt;12" style:apply-style-name="cf37" style:base-cell-address="Sheet1.K242"/>
    </style:style>
    <style:style style:name="ce315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322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/>
    </style:style>
    <style:style style:name="ce326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/>
    </style:style>
    <style:style style:name="ce328" style:family="table-cell" style:parent-style-name="Default" style:data-style-name="N121">
      <style:text-properties fo:color="#000040"/>
    </style:style>
    <style:style style:name="ce331" style:family="table-cell" style:parent-style-name="Default" style:data-style-name="N2">
      <style:table-cell-properties fo:background-color="#b4c7dc"/>
    </style:style>
    <style:style style:name="ce335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3333"/>
    </style:style>
    <style:style style:name="ce336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3333"/>
    </style:style>
    <style:style style:name="ce21" style:family="table-cell" style:parent-style-name="Default" style:data-style-name="N2">
      <style:table-cell-properties fo:background-color="#ff9999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006600" style:text-align-source="fix" style:repeat-content="false" fo:wrap-option="wrap" style:vertical-align="automatic"/>
      <style:paragraph-properties fo:text-align="center"/>
      <style:text-properties fo:color="#ffff00"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4f9ef3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93" style:family="table-cell" style:parent-style-name="Default" style:data-style-name="N2">
      <style:table-cell-properties fo:background-color="#ea8bae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61" style:family="table-cell" style:parent-style-name="Default" style:data-style-name="N121">
      <style:table-cell-properties style:text-align-source="fix" style:repeat-content="false" fo:wrap-option="wrap" style:vertical-align="automatic"/>
      <style:paragraph-properties fo:text-align="center"/>
    </style:style>
    <style:style style:name="ce279" style:family="table-cell" style:parent-style-name="Default" style:data-style-name="N121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</style:style>
    <style:style style:name="ce6" style:family="table-cell" style:parent-style-name="Default" style:data-style-name="N2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121">
      <style:table-cell-properties fo:background-color="transparent" style:vertical-align="automatic"/>
    </style:style>
    <style:style style:name="ce193" style:family="table-cell" style:parent-style-name="Default" style:data-style-name="N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13" style:family="table-cell" style:parent-style-name="Default" style:data-style-name="N2">
      <style:table-cell-properties fo:background-color="#f4b084"/>
    </style:style>
    <style:style style:name="ce22" style:family="table-cell" style:parent-style-name="Default" style:data-style-name="N0">
      <style:table-cell-properties fo:background-color="#ff9999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006600" style:text-align-source="fix" style:repeat-content="false" fo:wrap-option="wrap" style:vertical-align="automatic"/>
      <style:paragraph-properties fo:text-align="center"/>
      <style:text-properties fo:color="#ffff00"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4f9ef3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94" style:family="table-cell" style:parent-style-name="Default" style:data-style-name="N121">
      <style:table-cell-properties fo:background-color="#ea8bae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28" style:family="table-cell" style:parent-style-name="Default" style:data-style-name="N0">
      <style:table-cell-properties fo:background-color="#ccff66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40" style:family="table-cell" style:parent-style-name="Default" style:data-style-name="N2">
      <style:table-cell-properties fo:background-color="#cfe7f5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237" style:family="table-cell" style:parent-style-name="Default" style:data-style-name="N0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59" style:family="table-cell" style:parent-style-name="Default" style:data-style-name="N2">
      <style:table-cell-properties fo:background-color="#ffff00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4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4f9ef3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95" style:family="table-cell" style:parent-style-name="Default" style:data-style-name="N0">
      <style:table-cell-properties fo:background-color="#ea8bae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29" style:family="table-cell" style:parent-style-name="Default" style:data-style-name="N123">
      <style:table-cell-properties fo:background-color="#ccff66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30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41" style:family="table-cell" style:parent-style-name="Default" style:data-style-name="N0">
      <style:table-cell-properties fo:background-color="#cfe7f5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215" style:family="table-cell" style:parent-style-name="Default" style:data-style-name="N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238" style:family="table-cell" style:parent-style-name="Default" style:data-style-name="N1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4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280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321" style:family="table-cell" style:parent-style-name="Default" style:data-style-name="N0">
      <style:text-properties fo:color="#ff0000"/>
    </style:style>
    <style:style style:name="ce32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/>
    </style:style>
    <style:style style:name="ce324" style:family="table-cell" style:parent-style-name="Default" style:data-style-name="N1">
      <style:table-cell-properties fo:background-color="#cfe7f5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/>
    </style:style>
    <style:style style:name="ce327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/>
    </style:style>
    <style:style style:name="ce6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4f9ef3" style:text-align-source="fix" style:repeat-content="false" fo:wrap-option="wrap" style:vertical-align="automatic"/>
      <style:paragraph-properties fo:text-align="center"/>
    </style:style>
    <style:style style:name="ce96" style:family="table-cell" style:parent-style-name="Default" style:data-style-name="N0">
      <style:table-cell-properties fo:background-color="#ea8bae" style:text-align-source="fix" style:repeat-content="false" fo:wrap-option="wrap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cfe7f5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50" style:family="table-cell" style:parent-style-name="Default" style:data-style-name="N61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32" style:family="table-cell" style:parent-style-name="Default" style:data-style-name="N1"/>
    <style:style style:name="ce194" style:family="table-cell" style:parent-style-name="Default" style:data-style-name="N6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95" style:family="table-cell" style:parent-style-name="Default" style:data-style-name="N61"/>
    <style:style style:name="ce270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72" style:family="table-cell" style:parent-style-name="Default" style:data-style-name="N125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81" style:family="table-cell" style:parent-style-name="Default" style:data-style-name="N61">
      <style:table-cell-properties style:text-align-source="fix" style:repeat-content="false" fo:background-color="transparent" fo:wrap-option="wrap" fo:padding-bottom="0.99pt" fo:padding-left="0.99pt" fo:padding-right="0pt" fo:padding-top="0.99pt" style:vertical-align="middle"/>
      <style:paragraph-properties fo:text-align="end"/>
    </style:style>
    <style:style style:name="ce204" style:family="table-cell" style:parent-style-name="Default" style:data-style-name="N61">
      <style:table-cell-properties fo:background-color="transparent"/>
    </style:style>
    <style:style style:name="ce202" style:family="table-cell" style:parent-style-name="Default" style:data-style-name="N6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142" style:family="table-cell" style:parent-style-name="Default" style:data-style-name="N123">
      <style:table-cell-properties fo:background-color="#cfe7f5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52" style:family="table-cell" style:parent-style-name="Default" style:data-style-name="N123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69" style:family="table-cell" style:parent-style-name="Default" style:data-style-name="N1">
      <style:table-cell-properties fo:background-color="#ffcc99"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16" style:family="table-cell" style:parent-style-name="Default" style:data-style-name="N6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198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97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fo:background-color="transparent"/>
    </style:style>
    <style:style style:name="ce254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43" style:family="table-cell" style:parent-style-name="Default" style:data-style-name="N123">
      <style:table-cell-properties fo:background-color="#cfe7f5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transparent"/>
    </style:style>
    <style:style style:name="ce23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63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6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217" style:family="table-cell" style:parent-style-name="Default" style:data-style-name="N6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color="#ff0000" fo:font-weight="bold" style:font-weight-asian="bold" style:font-weight-complex="bold"/>
    </style:style>
    <style:style style:name="ce255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1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ackground-color="#9999ff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9" style:family="table-cell" style:parent-style-name="Normal_20_2" style:data-style-name="N126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18" style:family="table-cell" style:parent-style-name="Default" style:data-style-name="N61">
      <style:table-cell-properties fo:background-color="transparent"/>
      <style:text-properties fo:color="#ff0000" fo:font-weight="bold" style:font-weight-asian="bold" style:font-weight-complex="bold"/>
    </style:style>
    <style:style style:name="ce261" style:family="table-cell" style:parent-style-name="Default" style:data-style-name="N61">
      <style:table-cell-properties style:text-align-source="fix" style:repeat-content="false" style:vertical-align="middle"/>
      <style:paragraph-properties fo:text-align="start" fo:margin-left="0pt"/>
    </style:style>
    <style:style style:name="ce295" style:family="table-cell" style:parent-style-name="Default" style:data-style-name="N123">
      <style:table-cell-properties fo:background-color="#9999ff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96" style:family="table-cell" style:parent-style-name="Default" style:data-style-name="N1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0" style:family="table-cell" style:parent-style-name="Default" style:data-style-name="N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219" style:family="table-cell" style:parent-style-name="Default" style:data-style-name="N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color="#ff0000" fo:font-weight="bold" style:font-weight-asian="bold" style:font-weight-complex="bold"/>
    </style:style>
    <style:style style:name="ce146" style:family="table-cell" style:parent-style-name="Default" style:data-style-name="N123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</style:style>
    <style:style style:name="ce220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color="#ff0000" fo:font-weight="bold" style:font-weight-asian="bold" style:font-weight-complex="bold"/>
    </style:style>
    <style:style style:name="ce240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c9211e" fo:font-weight="bold" style:font-weight-asian="bold" style:font-weight-complex="bold"/>
    </style:style>
    <style:style style:name="ce26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</style:style>
    <style:style style:name="ce671" style:family="table-cell" style:parent-style-name="Default" style:data-style-name="N4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51" style:family="table-cell" style:parent-style-name="Default" style:data-style-name="N4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248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ff0000" fo:font-weight="bold" style:font-weight-asian="bold" style:font-weight-complex="bold"/>
    </style:style>
    <style:style style:name="ce300" style:family="table-cell" style:parent-style-name="Default" style:data-style-name="N2">
      <style:table-cell-properties fo:background-color="#ffff6d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301" style:family="table-cell" style:parent-style-name="Default" style:data-style-name="N2">
      <style:table-cell-properties fo:background-color="#ffbf00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302" style:family="table-cell" style:parent-style-name="Default" style:data-style-name="N2">
      <style:table-cell-properties fo:background-color="#d4ea6b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304" style:family="table-cell" style:parent-style-name="Default" style:data-style-name="N2">
      <style:table-cell-properties fo:background-color="#ff8000"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310" style:family="table-cell" style:parent-style-name="Default" style:data-style-name="N4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33" style:family="table-cell" style:parent-style-name="Default" style:data-style-name="N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06" style:family="table-cell" style:parent-style-name="Default" style:data-style-name="N123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53" style:family="table-cell" style:parent-style-name="Default" style:data-style-name="N123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78" style:family="table-cell" style:parent-style-name="Default" style:data-style-name="N123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64" style:family="table-cell" style:parent-style-name="Default" style:data-style-name="N123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342" style:family="table-cell" style:parent-style-name="Default" style:data-style-name="N123">
      <style:text-properties fo:font-weight="bold" style:font-weight-asian="bold" style:font-weight-complex="bold"/>
    </style:style>
    <style:style style:name="ce221" style:family="table-cell" style:parent-style-name="Default" style:data-style-name="N123">
      <style:table-cell-properties style:text-align-source="fix" style:repeat-content="false" fo:background-color="transparent" fo:wrap-option="wrap" fo:padding-bottom="0.99pt" fo:padding-left="0.99pt" fo:padding-right="0pt" fo:padding-top="0.99pt" style:vertical-align="automatic"/>
      <style:paragraph-properties fo:text-align="end"/>
      <style:text-properties fo:color="#ff0000" fo:font-weight="bold" style:font-weight-asian="bold" style:font-weight-complex="bold"/>
    </style:style>
    <style:style style:name="ce222" style:family="table-cell" style:parent-style-name="Default" style:data-style-name="N123">
      <style:table-cell-properties fo:background-color="transparent"/>
      <style:text-properties fo:color="#ff0000" fo:font-weight="bold" style:font-weight-asian="bold" style:font-weight-complex="bold"/>
    </style:style>
    <style:style style:name="ce223" style:family="table-cell" style:parent-style-name="Default" style:data-style-name="N1">
      <style:table-cell-properties fo:background-color="transparent"/>
      <style:text-properties fo:color="#ff0000" fo:font-weight="bold" style:font-weight-asian="bold" style:font-weight-complex="bold"/>
    </style:style>
    <style:style style:name="ce33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27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24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color="#ff0000" fo:font-weight="bold" style:font-weight-asian="bold" style:font-weight-complex="bold"/>
    </style:style>
    <style:style style:name="T1" style:family="text">
      <style:text-properties fo:color="#000000" style:font-name="Liberation Sans11" fo:font-size="11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-asian="Liberation Sans" style:font-style-complex="normal" style:font-style-asian="normal" style:font-weight-complex="bold" style:font-weight-asian="bold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-asian="Liberation Sans11" style:font-style-complex="normal" style:font-style-asian="normal" style:font-weight-complex="bold" style:font-weight-asian="bold" style:font-size-complex="11pt" style:font-size-asian="11pt" style:font-name-complex="Liberation Sans11" fo:color="#000000" fo:text-shadow="none" style:text-outline="false" fo:font-style="normal" style:text-line-through-type="none" style:text-underline-style="none" style:text-underline-color="font-color" fo:font-weight="bold" fo:font-size="11pt" style:font-name="Liberation Sans11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35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"/>
        <table:table-column table:style-name="co9" table:default-cell-style-name="ce11"/>
        <table:table-column table:style-name="co9" table:default-cell-style-name="ce350"/>
        <table:table-column table:style-name="co9" table:default-cell-style-name="ce1"/>
        <table:table-column table:style-name="co10" table:default-cell-style-name="ce11"/>
        <table:table-column table:style-name="co11" table:default-cell-style-name="ce350"/>
        <table:table-column table:style-name="co12" table:default-cell-style-name="ce1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9" table:number-columns-repeated="2" table:default-cell-style-name="ce11"/>
        <table:table-column table:style-name="co19" table:default-cell-style-name="ce1"/>
        <table:table-column table:style-name="co2" table:number-columns-repeated="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23"/>
        <table:table-column table:style-name="co16" table:number-columns-repeated="5" table:default-cell-style-name="ce1"/>
        <table:table-column table:style-name="co16" table:default-cell-style-name="ce54"/>
        <table:table-column table:style-name="co16" table:number-columns-repeated="22" table:default-cell-style-name="ce24"/>
        <table:table-column table:style-name="co16" table:number-columns-repeated="950" table:default-cell-style-name="ce1"/>
        <table:table-column table:style-name="co23" table:default-cell-style-name="ce1"/>
        <table:table-column table:style-name="co24" table:number-columns-repeated="3" table:default-cell-style-name="ce1"/>
        <table:table-row table:style-name="ro1">
          <table:table-cell table:style-name="ce2" office:value-type="string" calcext:value-type="string">
            <text:p>Predicted Day Number</text:p>
          </table:table-cell>
          <table:table-cell table:style-name="ce2" office:value-type="string" calcext:value-type="string">
            <text:p>Actual Day</text:p>
          </table:table-cell>
          <table:table-cell table:style-name="ce3" office:value-type="string" calcext:value-type="string">
            <text:p>Beam energy</text:p>
          </table:table-cell>
          <table:table-cell table:style-name="ce2" office:value-type="string" calcext:value-type="string">
            <text:p>Linac Gradient</text:p>
          </table:table-cell>
          <table:table-cell table:style-name="ce2" office:value-type="string" calcext:value-type="string">
            <text:p>Q<text:span text:style-name="T5">2</text:span>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t<text:span text:style-name="T6">min</text:span>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epsilon</text:p>
          </table:table-cell>
          <table:table-cell table:style-name="ce4" office:value-type="string" calcext:value-type="string">
            <text:p><text:span text:style-name="T7">θ</text:span>_hms (e')</text:p>
          </table:table-cell>
          <table:table-cell table:style-name="ce3" office:value-type="string" calcext:value-type="string">
            <text:p>P_hms (e')</text:p>
          </table:table-cell>
          <table:table-cell table:style-name="ce4" office:value-type="string" calcext:value-type="string">
            <text:p><text:span text:style-name="T7">θ</text:span>_q</text:p>
          </table:table-cell>
          <table:table-cell table:style-name="ce4" office:value-type="string" calcext:value-type="string">
            <text:p><text:span text:style-name="T7">θ</text:span>_shms (+)</text:p>
          </table:table-cell>
          <table:table-cell table:style-name="ce3" office:value-type="string" calcext:value-type="string">
            <text:p>P_shms (+)</text:p>
          </table:table-cell>
          <table:table-cell table:style-name="ce4" office:value-type="string" calcext:value-type="string">
            <text:p><text:span text:style-name="T7">θ</text:span>_open</text:p>
          </table:table-cell>
          <table:table-cell table:style-name="ce2" office:value-type="string" calcext:value-type="string">
            <text:p>Beam current</text:p>
          </table:table-cell>
          <table:table-cell table:style-name="ce625" office:value-type="string" calcext:value-type="string" table:number-columns-spanned="4" table:number-rows-spanned="1">
            <text:p>SHMS Singles Rates (kHz)</text:p>
          </table:table-cell>
          <table:covered-table-cell table:number-columns-repeated="3"/>
          <table:table-cell table:style-name="ce625" office:value-type="string" calcext:value-type="string" table:number-columns-spanned="3" table:number-rows-spanned="1">
            <text:p>HMS Singles Rates (kHz)</text:p>
          </table:table-cell>
          <table:covered-table-cell table:number-columns-repeated="2"/>
          <table:table-cell table:style-name="ce4" office:value-type="string" calcext:value-type="string">
            <text:p>Random coinc: 60ns 5:1 e/piK (Hz)</text:p>
          </table:table-cell>
          <table:table-cell table:style-name="ce2" office:value-type="string" calcext:value-type="string">
            <text:p>VR Coinc t-range (Hz)</text:p>
          </table:table-cell>
          <table:table-cell table:style-name="ce2" office:value-type="string" calcext:value-type="string">
            <text:p>param3000 Coinc MM-range (Hz)</text:p>
          </table:table-cell>
          <table:table-cell table:style-name="ce2" office:value-type="string" calcext:value-type="string">
            <text:p>Desired #coins (t-range and diamond cut)</text:p>
          </table:table-cell>
          <table:table-cell table:style-name="ce4" office:value-type="string" calcext:value-type="string">
            <text:p>Ratio (w/ and w/o diamond cut)</text:p>
          </table:table-cell>
          <table:table-cell table:style-name="ce4"/>
          <table:table-cell table:style-name="ce2" office:value-type="string" calcext:value-type="string">
            <text:p>VR #coins (no diamond, t-range cuts)</text:p>
          </table:table-cell>
          <table:table-cell table:style-name="ce2" table:number-columns-repeated="6"/>
          <table:table-cell table:style-name="ce2" office:value-type="string" calcext:value-type="string">
            <text:p>Tgt Hrs (100% eff)</text:p>
          </table:table-cell>
          <table:table-cell table:style-name="ce2" office:value-type="string" calcext:value-type="string">
            <text:p>Tgt Hrs (run eff)</text:p>
          </table:table-cell>
          <table:table-cell table:style-name="ce5" office:value-type="string" calcext:value-type="string">
            <text:p>Dummy Hrs</text:p>
          </table:table-cell>
          <table:table-cell table:style-name="ce2" office:value-type="string" calcext:value-type="string">
            <text:p>Overhead Hrs</text:p>
          </table:table-cell>
          <table:table-cell table:style-name="ce5" office:value-type="string" calcext:value-type="string">
            <text:p>Proposal LH2 Hrs (100% eff)</text:p>
          </table:table-cell>
          <table:table-cell table:style-name="ce2" office:value-type="string" calcext:value-type="string">
            <text:p>Desired SHMS Prescale Ratio</text:p>
          </table:table-cell>
          <table:table-cell table:style-name="ce2" office:value-type="string" calcext:value-type="string">
            <text:p>Closest SHMS Prescale Setting</text:p>
          </table:table-cell>
          <table:table-cell table:style-name="ce2" office:value-type="string" calcext:value-type="string">
            <text:p>Desired HMS Prescale Ratio</text:p>
          </table:table-cell>
          <table:table-cell table:style-name="ce2" office:value-type="string" calcext:value-type="string">
            <text:p>Closest HMS Prescale Setting</text:p>
          </table:table-cell>
          <table:table-cell table:style-name="ce2" office:value-type="string" calcext:value-type="string">
            <text:p>Total event rate to disk (Hz)</text:p>
          </table:table-cell>
          <table:table-cell table:style-name="ce6" office:value-type="string" calcext:value-type="string">
            <text:p>Time for 100k events (min)</text:p>
          </table:table-cell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(GeV)</text:p>
          </table:table-cell>
          <table:table-cell table:style-name="ce2" office:value-type="string" calcext:value-type="string">
            <text:p>(MeV)</text:p>
          </table:table-cell>
          <table:table-cell table:style-name="ce8" office:value-type="string" calcext:value-type="string">
            <text:p>(GeV2)</text:p>
          </table:table-cell>
          <table:table-cell table:style-name="ce8" office:value-type="string" calcext:value-type="string">
            <text:p>(GeV)</text:p>
          </table:table-cell>
          <table:table-cell/>
          <table:table-cell table:style-name="ce350"/>
          <table:table-cell table:number-columns-repeated="4"/>
          <table:table-cell table:style-name="ce8" office:value-type="string" calcext:value-type="string">
            <text:p>(deg)</text:p>
          </table:table-cell>
          <table:table-cell table:style-name="ce4"/>
          <table:table-cell table:style-name="ce3"/>
          <table:table-cell table:style-name="ce4"/>
          <table:table-cell table:style-name="ce2" office:value-type="string" calcext:value-type="string">
            <text:p>(muA)</text:p>
          </table:table-cell>
          <table:table-cell table:style-name="ce2" office:value-type="string" calcext:value-type="string">
            <text:p>e-</text:p>
          </table:table-cell>
          <table:table-cell table:style-name="ce2" office:value-type="string" calcext:value-type="string">
            <text:p>pi+/-</text:p>
          </table:table-cell>
          <table:table-cell table:style-name="ce2" office:value-type="string" calcext:value-type="string">
            <text:p>K+/-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-</text:p>
          </table:table-cell>
          <table:table-cell table:style-name="ce2" office:value-type="string" calcext:value-type="string">
            <text:p>pi-</text:p>
          </table:table-cell>
          <table:table-cell table:style-name="ce2" office:value-type="string" calcext:value-type="string">
            <text:p>K-</text:p>
          </table:table-cell>
          <table:table-cell table:style-name="ce2" table:number-columns-repeated="4"/>
          <table:table-cell table:style-name="ce4" table:number-columns-repeated="2"/>
          <table:table-cell table:style-name="ce2" table:number-columns-repeated="11"/>
          <table:table-cell table:style-name="ce5"/>
          <table:table-cell table:style-name="ce2" table:number-columns-repeated="5"/>
          <table:table-cell table:style-name="ce6"/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3"/>
          <table:table-cell table:style-name="ce2"/>
          <table:table-cell table:style-name="ce8" table:number-columns-repeated="2"/>
          <table:table-cell/>
          <table:table-cell table:style-name="ce350"/>
          <table:table-cell table:number-columns-repeated="4"/>
          <table:table-cell table:style-name="ce8"/>
          <table:table-cell table:style-name="ce4"/>
          <table:table-cell table:style-name="ce3"/>
          <table:table-cell table:style-name="ce4"/>
          <table:table-cell table:style-name="ce2" table:number-columns-repeated="12"/>
          <table:table-cell table:style-name="ce4" table:number-columns-repeated="2"/>
          <table:table-cell table:style-name="ce2" table:number-columns-repeated="11"/>
          <table:table-cell table:style-name="ce5"/>
          <table:table-cell table:style-name="ce2" table:number-columns-repeated="5"/>
          <table:table-cell table:style-name="ce6"/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THIS DOCUMENT IS FOR PLANNING PURPOSES ONLY. <text:s/>SHIFT WORKERS SHOULD FOLLOW THE DETAILED PDF.</text:p>
          </table:table-cell>
          <table:table-cell table:style-name="ce13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17"/>
          <table:table-cell table:style-name="ce18"/>
          <table:table-cell table:style-name="ce13"/>
          <table:table-cell table:style-name="ce19"/>
          <table:table-cell table:style-name="ce20"/>
          <table:table-cell table:style-name="ce21"/>
          <table:table-cell table:style-name="ce22" table:number-columns-repeated="8"/>
          <table:table-cell/>
          <table:table-cell table:style-name="ce23"/>
          <table:table-cell table:number-columns-repeated="16"/>
          <table:table-cell table:style-name="ce1"/>
          <table:table-cell table:number-columns-repeated="5"/>
          <table:table-cell table:style-name="ce11"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24"/>
          <table:table-cell table:style-name="ce25"/>
          <table:table-cell table:style-name="ce26" office:value-type="string" calcext:value-type="string">
            <text:p>Javier is okay with moving 5 <text:span text:style-name="T1">±</text:span>2 days from 10.6 to 6.4 beam energy. This plan assumes 6 days have been moved.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0"/>
          <table:table-cell table:style-name="ce27"/>
          <table:table-cell table:style-name="ce31" table:number-columns-repeated="9"/>
          <table:table-cell table:style-name="ce27" table:number-columns-repeated="2"/>
          <table:table-cell table:style-name="ce31"/>
          <table:table-cell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7" table:number-columns-repeated="2"/>
          <table:table-cell table:style-name="ce34" table:number-columns-repeated="9"/>
          <table:table-cell table:style-name="ce36"/>
          <table:table-cell table:style-name="ce34" table:number-columns-repeated="2"/>
          <table:table-cell table:style-name="ce38" table:number-columns-repeated="3"/>
          <table:table-cell table:style-name="ce35" table:number-columns-repeated="2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8"/>
          <table:table-cell table:style-name="ce24" table:number-columns-repeated="954"/>
        </table:table-row>
        <table:table-row table:style-name="ro3">
          <table:table-cell table:style-name="ce24" table:number-columns-repeated="2"/>
          <table:table-cell table:style-name="ce42" office:value-type="string" calcext:value-type="string">
            <text:p>Need to have a discussion with Dave Mack in the summer on strategy for low current BCM calibrations. <text:s/>Probably make use of Injector Faraday Cup.</text:p>
          </table:table-cell>
          <table:table-cell table:style-name="ce43" table:number-columns-repeated="2"/>
          <table:table-cell table:style-name="ce44"/>
          <table:table-cell table:style-name="ce45"/>
          <table:table-cell table:style-name="ce46" table:number-columns-repeated="2"/>
          <table:table-cell table:style-name="ce47"/>
          <table:table-cell table:style-name="ce48"/>
          <table:table-cell table:style-name="ce43"/>
          <table:table-cell table:style-name="ce49"/>
          <table:table-cell table:style-name="ce50"/>
          <table:table-cell table:style-name="ce51"/>
          <table:table-cell table:style-name="ce52" table:number-columns-repeated="8"/>
          <table:table-cell table:style-name="ce24"/>
          <table:table-cell table:style-name="ce53"/>
          <table:table-cell table:style-name="ce24" table:number-columns-repeated="3"/>
          <table:table-cell table:style-name="ce54" table:number-columns-repeated="2"/>
          <table:table-cell table:style-name="ce24" table:number-columns-repeated="17"/>
          <table:table-cell table:number-columns-repeated="23"/>
          <table:table-cell table:style-name="ce24" table:number-columns-repeated="954"/>
        </table:table-row>
        <table:table-row table:style-name="ro2">
          <table:table-cell table:number-columns-repeated="2"/>
          <table:table-cell table:style-name="ce55" office:value-type="string" calcext:value-type="string">
            <text:p><text:span text:style-name="T2">Singles runs: </text:span>lumi scans and Heep singles, PS ratios are calculated to give 1000 Hz per spectrometer. This should give DT&lt;10%.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office:value-type="string" calcext:value-type="string">
            <text:p>Desired Hz:</text:p>
          </table:table-cell>
          <table:table-cell table:style-name="ce62" office:value-type="float" office:value="1000" calcext:value-type="float">
            <text:p>1000</text:p>
          </table:table-cell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 office:value-type="string" calcext:value-type="string">
            <text:p><text:span text:style-name="T3">pi+ data runs:</text:span> PS ratios are calculated to so that singles rates per spectrometer are &lt;100Hz (in Fpi-2 we used 25 Hz).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office:value-type="string" calcext:value-type="string">
            <text:p>Desired Hz:</text:p>
          </table:table-cell>
          <table:table-cell table:style-name="ce62" office:value-type="float" office:value="100" calcext:value-type="float">
            <text:p>100</text:p>
          </table:table-cell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 office:value-type="string" calcext:value-type="string">
            <text:p><text:span text:style-name="T2">Heep singles: </text:span>desired singles in a spectrometer for a setting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/>
          <table:table-cell table:style-name="ce62" office:value-type="float" office:value="20000" calcext:value-type="float">
            <text:p>20000</text:p>
          </table:table-cell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 office:value-type="string" calcext:value-type="string">
            <text:p><text:span text:style-name="T2">Heep coin: </text:span>desired coincidences for a setting.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/>
          <table:table-cell table:style-name="ce62" office:value-type="float" office:value="20000" calcext:value-type="float">
            <text:p>20000</text:p>
          </table:table-cell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/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60" office:value-type="string" calcext:value-type="string">
            <text:p>SHMS Aerogel: <text:span text:style-name="T1">n=1.011 tray installed</text:span>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60" office:value-type="string" calcext:value-type="string">
            <text:p>SHMS NGC: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60" office:value-type="string" calcext:value-type="string">
            <text:p>SHMS HGC: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 office:value-type="string" calcext:value-type="string">
            <text:p><text:span text:style-name="T4">HMS Cherenkov: </text:span>0.4 atm C4F8O</text:p>
          </table:table-cell>
          <table:table-cell table:style-name="ce56"/>
          <table:table-cell table:style-name="ce57"/>
          <table:table-cell table:style-name="ce56"/>
          <table:table-cell table:style-name="ce58" table:number-columns-repeated="2"/>
          <table:table-cell table:style-name="ce59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7"/>
          <table:table-cell table:style-name="ce64" table:number-columns-repeated="2"/>
          <table:table-cell table:style-name="ce63" table:number-columns-repeated="7"/>
          <table:table-cell table:style-name="ce64"/>
          <table:table-cell table:style-name="ce65" table:number-columns-repeated="7"/>
          <table:table-cell table:style-name="ce61" table:number-columns-repeated="2"/>
          <table:table-cell table:style-name="ce56"/>
          <table:table-cell table:style-name="ce61" table:number-columns-repeated="20"/>
          <table:table-cell table:style-name="ce63" table:number-columns-repeated="949"/>
          <table:table-cell table:number-columns-repeated="7"/>
        </table:table-row>
        <table:table-row table:style-name="ro2">
          <table:table-cell table:number-columns-repeated="2"/>
          <table:table-cell table:style-name="ce55"/>
          <table:table-cell table:style-name="ce66"/>
          <table:table-cell table:style-name="ce55"/>
          <table:table-cell table:style-name="ce56"/>
          <table:table-cell table:style-name="ce57"/>
          <table:table-cell table:style-name="ce56"/>
          <table:table-cell table:style-name="ce67"/>
          <table:table-cell table:style-name="ce58"/>
          <table:table-cell table:style-name="ce68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60" office:value-type="string" calcext:value-type="string">
            <text:p>Heep Color Coding:</text:p>
          </table:table-cell>
          <table:table-cell table:style-name="ce66"/>
          <table:table-cell table:style-name="ce55"/>
          <table:table-cell table:style-name="ce56"/>
          <table:table-cell table:style-name="ce57"/>
          <table:table-cell table:style-name="ce56"/>
          <table:table-cell table:style-name="ce67"/>
          <table:table-cell table:style-name="ce58"/>
          <table:table-cell table:style-name="ce68"/>
          <table:table-cell table:style-name="ce55"/>
          <table:table-cell table:style-name="ce56"/>
          <table:table-cell table:style-name="ce1"/>
          <table:table-cell table:style-name="ce60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69" office:value-type="string" calcext:value-type="string">
            <text:p>HMS Angle Setting</text:p>
          </table:table-cell>
          <table:table-cell table:style-name="ce70"/>
          <table:table-cell table:style-name="ce71"/>
          <table:table-cell table:style-name="ce72"/>
          <table:table-cell table:style-name="ce57"/>
          <table:table-cell table:style-name="ce73" office:value-type="string" calcext:value-type="string">
            <text:p>Same Angle in Both Spectrometers</text:p>
          </table:table-cell>
          <table:table-cell table:style-name="ce74"/>
          <table:table-cell table:style-name="ce75"/>
          <table:table-cell table:style-name="ce76"/>
          <table:table-cell table:style-name="ce77"/>
          <table:table-cell table:style-name="ce56"/>
          <table:table-cell table:style-name="ce78" office:value-type="string" calcext:value-type="string">
            <text:p>Delta Scan by changing Angle</text:p>
          </table:table-cell>
          <table:table-cell table:style-name="ce79"/>
          <table:table-cell table:style-name="ce80"/>
          <table:table-cell table:style-name="ce81"/>
          <table:table-cell table:style-name="ce82"/>
          <table:table-cell table:style-name="ce57" table:number-columns-repeated="2"/>
          <table:table-cell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83" office:value-type="string" calcext:value-type="string">
            <text:p>HMS Momentum Setting</text:p>
          </table:table-cell>
          <table:table-cell table:style-name="ce84"/>
          <table:table-cell table:style-name="ce85"/>
          <table:table-cell table:style-name="ce86"/>
          <table:table-cell table:style-name="ce57"/>
          <table:table-cell table:style-name="ce87" office:value-type="string" calcext:value-type="string">
            <text:p>Repeated Angle Across Beam Energies</text:p>
          </table:table-cell>
          <table:table-cell table:style-name="ce88"/>
          <table:table-cell table:style-name="ce89"/>
          <table:table-cell table:style-name="ce90"/>
          <table:table-cell table:style-name="ce91"/>
          <table:table-cell table:style-name="ce56"/>
          <table:table-cell table:style-name="ce92" office:value-type="string" calcext:value-type="string">
            <text:p>Delta Scan by changing Magne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57" table:number-columns-repeated="2"/>
          <table:table-cell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97" office:value-type="string" calcext:value-type="string">
            <text:p>SHMS Angle Setting</text:p>
          </table:table-cell>
          <table:table-cell table:style-name="ce98"/>
          <table:table-cell table:style-name="ce99"/>
          <table:table-cell table:style-name="ce100"/>
          <table:table-cell table:style-name="ce57"/>
          <table:table-cell table:style-name="ce101" office:value-type="string" calcext:value-type="string">
            <text:p>Match Angles in other Spectrometer</text:p>
          </table:table-cell>
          <table:table-cell table:style-name="ce102"/>
          <table:table-cell table:style-name="ce101" table:number-columns-repeated="3"/>
          <table:table-cell table:style-name="ce56"/>
          <table:table-cell table:style-name="ce1" table:number-columns-repeated="3"/>
          <table:table-cell table:number-columns-repeated="2"/>
          <table:table-cell table:style-name="ce57" table:number-columns-repeated="2"/>
          <table:table-cell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103" office:value-type="string" calcext:value-type="string">
            <text:p>SHMS Momentum Setting</text:p>
          </table:table-cell>
          <table:table-cell table:style-name="ce104"/>
          <table:table-cell table:style-name="ce105"/>
          <table:table-cell table:style-name="ce106"/>
          <table:table-cell table:style-name="ce57"/>
          <table:table-cell table:style-name="ce107" office:value-type="string" calcext:value-type="string">
            <text:p>Cover something in High Epsilon running</text:p>
          </table:table-cell>
          <table:table-cell table:style-name="ce108"/>
          <table:table-cell table:style-name="ce109"/>
          <table:table-cell table:style-name="ce110"/>
          <table:table-cell table:style-name="ce111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3"/>
          <table:table-cell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55"/>
          <table:table-cell table:style-name="ce66"/>
          <table:table-cell table:style-name="ce55"/>
          <table:table-cell table:style-name="ce56"/>
          <table:table-cell table:style-name="ce57"/>
          <table:table-cell/>
          <table:table-cell table:style-name="ce67"/>
          <table:table-cell table:style-name="ce58"/>
          <table:table-cell table:style-name="ce68"/>
          <table:table-cell table:style-name="ce55"/>
          <table:table-cell table:style-name="ce56"/>
          <table:table-cell table:style-name="ce60" table:number-columns-repeated="2"/>
          <table:table-cell table:style-name="ce1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5">
          <table:table-cell table:number-columns-repeated="2"/>
          <table:table-cell table:style-name="ce112" office:value-type="string" calcext:value-type="string">
            <text:p>Items with light blue background require one or more experts to be present.</text:p>
          </table:table-cell>
          <table:table-cell table:style-name="ce113"/>
          <table:table-cell table:style-name="ce114"/>
          <table:table-cell table:style-name="ce113"/>
          <table:table-cell table:style-name="ce115"/>
          <table:table-cell table:style-name="ce112"/>
          <table:table-cell table:style-name="ce116"/>
          <table:table-cell table:style-name="ce115"/>
          <table:table-cell table:style-name="ce117"/>
          <table:table-cell table:style-name="ce112"/>
          <table:table-cell table:style-name="ce113" table:number-columns-repeated="2"/>
          <table:table-cell table:style-name="ce118" table:number-columns-repeated="2"/>
          <table:table-cell table:style-name="ce113"/>
          <table:table-cell table:style-name="ce119"/>
          <table:table-cell table:style-name="ce114" table:number-columns-repeated="5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63" table:number-columns-repeated="977"/>
        </table:table-row>
        <table:table-row table:style-name="ro2">
          <table:table-cell table:number-columns-repeated="2"/>
          <table:table-cell table:style-name="ce55"/>
          <table:table-cell table:style-name="ce66"/>
          <table:table-cell table:style-name="ce55"/>
          <table:table-cell table:style-name="ce56"/>
          <table:table-cell table:style-name="ce57"/>
          <table:table-cell table:style-name="ce56"/>
          <table:table-cell table:style-name="ce67"/>
          <table:table-cell table:style-name="ce58"/>
          <table:table-cell table:style-name="ce68"/>
          <table:table-cell table:style-name="ce55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9"/>
          <table:table-cell table:style-name="ce64"/>
          <table:table-cell table:style-name="ce65" table:number-columns-repeated="7"/>
          <table:table-cell table:style-name="ce56"/>
          <table:table-cell table:style-name="ce61" table:number-columns-repeated="22"/>
          <table:table-cell table:style-name="ce63" table:number-columns-repeated="949"/>
          <table:table-cell table:number-columns-repeated="5"/>
        </table:table-row>
        <table:table-row table:style-name="ro2">
          <table:table-cell table:number-columns-repeated="2"/>
          <table:table-cell table:style-name="ce120" office:value-type="string" calcext:value-type="string">
            <text:p>Start standard 5-pass 10.549 GeV</text:p>
          </table:table-cell>
          <table:table-cell table:style-name="ce121"/>
          <table:table-cell table:style-name="ce122"/>
          <table:table-cell table:style-name="ce123"/>
          <table:table-cell table:style-name="ce122"/>
          <table:table-cell table:style-name="ce124"/>
          <table:table-cell table:style-name="ce125"/>
          <table:table-cell table:style-name="ce126"/>
          <table:table-cell table:style-name="ce127"/>
          <table:table-cell table:style-name="ce121"/>
          <table:table-cell table:style-name="ce126"/>
          <table:table-cell table:style-name="ce127"/>
          <table:table-cell table:style-name="ce122"/>
          <table:table-cell table:style-name="ce128"/>
          <table:table-cell table:style-name="ce129"/>
          <table:table-cell table:style-name="ce123" table:number-columns-repeated="6"/>
          <table:table-cell table:style-name="ce38" table:number-columns-repeated="3"/>
          <table:table-cell table:style-name="ce130" table:number-columns-repeated="2"/>
          <table:table-cell table:style-name="ce131" table:number-columns-repeated="2"/>
          <table:table-cell table:style-name="ce39" table:number-columns-repeated="7"/>
          <table:table-cell table:style-name="ce132" table:number-columns-repeated="2"/>
          <table:table-cell table:style-name="ce40"/>
          <table:table-cell table:style-name="ce132"/>
          <table:table-cell table:style-name="ce40"/>
          <table:table-cell table:style-name="ce133" table:number-columns-repeated="2"/>
          <table:table-cell table:style-name="ce130" table:number-columns-repeated="3"/>
          <table:table-cell table:style-name="ce131"/>
          <table:table-cell table:style-name="ce130" table:number-columns-repeated="968"/>
          <table:table-cell table:number-columns-repeated="8"/>
        </table:table-row>
        <table:table-row table:style-name="ro2">
          <table:table-cell table:style-name="ce5" table:formula="of:=[.A25]+([.AM26]+[.AN26]+[.AO26])/24" office:value-type="float" office:value="0.333333333333333" calcext:value-type="float">
            <text:p>0.3</text:p>
          </table:table-cell>
          <table:table-cell table:style-name="ce5"/>
          <table:table-cell table:style-name="ce118" office:value-type="string" calcext:value-type="string">
            <text:p>Detector checkout</text:p>
          </table:table-cell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16"/>
          <table:table-cell table:style-name="ce137"/>
          <table:table-cell table:style-name="ce139" office:value-type="float" office:value="12.5" calcext:value-type="float">
            <text:p>12.50</text:p>
          </table:table-cell>
          <table:table-cell table:style-name="ce138" office:value-type="float" office:value="-4.4" calcext:value-type="float">
            <text:p>-4.400</text:p>
          </table:table-cell>
          <table:table-cell table:style-name="ce137"/>
          <table:table-cell table:style-name="ce139" office:value-type="float" office:value="12" calcext:value-type="float">
            <text:p>12.00</text:p>
          </table:table-cell>
          <table:table-cell table:style-name="ce138" office:value-type="float" office:value="-5.53" calcext:value-type="float">
            <text:p>-5.530</text:p>
          </table:table-cell>
          <table:table-cell table:style-name="ce140" table:formula="of:=[.K26]+[.N26]" office:value-type="float" office:value="24.5" calcext:value-type="float">
            <text:p>24.50</text:p>
          </table:table-cell>
          <table:table-cell table:style-name="ce136"/>
          <table:table-cell table:style-name="ce141"/>
          <table:table-cell table:style-name="ce142" table:number-columns-repeated="3"/>
          <table:table-cell table:style-name="ce143" table:number-columns-repeated="2"/>
          <table:table-cell table:style-name="ce7" table:number-columns-repeated="4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46" office:value-type="float" office:value="8" calcext:value-type="float">
            <text:p>8.0</text:p>
          </table:table-cell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26]+([.AM27]+[.AN27]+[.AO27])/24" office:value-type="float" office:value="0.333333333333333" calcext:value-type="float">
            <text:p>0.3</text:p>
          </table:table-cell>
          <table:table-cell table:style-name="ce5"/>
          <table:table-cell table:style-name="ce147" office:value-type="string" calcext:value-type="string">
            <text:p>Start with HMS set for neg polarity, SHMS for neg polarity, aerogel n=1.011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27]+([.AM28]+[.AN28]+[.AO28])/24" office:value-type="float" office:value="0.333333333333333" calcext:value-type="float">
            <text:p>0.3</text:p>
          </table:table-cell>
          <table:table-cell table:style-name="ce5"/>
          <table:table-cell table:style-name="ce147" office:value-type="string" calcext:value-type="string">
            <text:p>Want 10cm LH2 and LD2 targets, C z=0 target, thick +/-5 cm AL Dummy targets installed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28]+([.AM29]+[.AN29]+[.AO29])/24" office:value-type="float" office:value="0.333333333333333" calcext:value-type="float">
            <text:p>0.3</text:p>
          </table:table-cell>
          <table:table-cell table:style-name="ce5"/>
          <table:table-cell table:style-name="ce147" office:value-type="string" calcext:value-type="string">
            <text:p>Simona probably wants to do some SHMS hodo timing checkout.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29]+([.AM30]+[.AN30]+[.AO30])/24" office:value-type="float" office:value="0.333333333333333" calcext:value-type="float">
            <text:p>0.3</text:p>
          </table:table-cell>
          <table:table-cell table:style-name="ce5"/>
          <table:table-cell table:style-name="ce147" office:value-type="string" calcext:value-type="string">
            <text:p>We should confirm HGC, NGC, HMS Cherenkov timing and gain matching.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30]+([.AM31]+[.AN31]+[.AO31])/24" office:value-type="float" office:value="0.333333333333333" calcext:value-type="float">
            <text:p>0.3</text:p>
          </table:table-cell>
          <table:table-cell table:style-name="ce5"/>
          <table:table-cell table:style-name="ce147" office:value-type="string" calcext:value-type="string">
            <text:p>Check fADC thresholds, detector timing windows and thresholds, self-timing peaks.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31]+([.AM32]+[.AN32]+[.AO32])/24" office:value-type="float" office:value="0.333333333333333" calcext:value-type="float">
            <text:p>0.3</text:p>
          </table:table-cell>
          <table:table-cell table:style-name="ce5"/>
          <table:table-cell table:style-name="ce60" office:value-type="string" calcext:value-type="string">
            <text:p>Sieve runs with +/-3cm, +/-8cm optics targets.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 table:style-name="ce152" table:number-columns-repeated="2"/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32]+([.AM33]+[.AN33]+[.AO33])/24" office:value-type="float" office:value="0.416666666666667" calcext:value-type="float">
            <text:p>0.4</text:p>
          </table:table-cell>
          <table:table-cell/>
          <table:table-cell table:style-name="ce55" office:value-type="float" office:value="10.549" calcext:value-type="float">
            <text:p>10.549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 office:value-type="string" calcext:value-type="string">
            <text:p>Optic</text:p>
          </table:table-cell>
          <table:table-cell table:style-name="ce155"/>
          <table:table-cell table:style-name="ce159" office:value-type="float" office:value="12.5" calcext:value-type="float">
            <text:p>12.50</text:p>
          </table:table-cell>
          <table:table-cell table:style-name="ce160" office:value-type="float" office:value="-4.4" calcext:value-type="float">
            <text:p>-4.400</text:p>
          </table:table-cell>
          <table:table-cell table:style-name="ce160"/>
          <table:table-cell table:style-name="ce131" office:value-type="float" office:value="12" calcext:value-type="float">
            <text:p>12.00</text:p>
          </table:table-cell>
          <table:table-cell table:style-name="ce161" office:value-type="float" office:value="5.53" calcext:value-type="float">
            <text:p>5.530</text:p>
          </table:table-cell>
          <table:table-cell table:style-name="ce2" table:number-columns-repeated="10"/>
          <table:table-cell table:style-name="ce152" table:number-columns-repeated="3"/>
          <table:table-cell table:style-name="ce131" table:number-columns-repeated="2"/>
          <table:table-cell table:style-name="ce2" table:number-columns-repeated="8"/>
          <table:table-cell table:style-name="ce152" office:value-type="float" office:value="2" calcext:value-type="float">
            <text:p>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33]+([.AM34]+[.AN34]+[.AO34])/24" office:value-type="float" office:value="0.416666666666667" calcext:value-type="float">
            <text:p>0.4</text:p>
          </table:table-cell>
          <table:table-cell table:style-name="ce5"/>
          <table:table-cell table:style-name="ce225" office:value-type="string" calcext:value-type="string">
            <text:p>Sieve runs with +/-8cm optics targets.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2" table:number-columns-repeated="9"/>
          <table:table-cell table:style-name="ce152" table:number-columns-repeated="2"/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34]+([.AM35]+[.AN35]+[.AO35])/24" office:value-type="float" office:value="0.5" calcext:value-type="float">
            <text:p>0.5</text:p>
          </table:table-cell>
          <table:table-cell table:style-name="ce5"/>
          <table:table-cell table:style-name="ce147" office:value-type="float" office:value="10.549" calcext:value-type="float">
            <text:p>10.549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 office:value-type="string" calcext:value-type="string">
            <text:p>Optic</text:p>
          </table:table-cell>
          <table:table-cell table:style-name="ce155"/>
          <table:table-cell table:style-name="ce159" office:value-type="float" office:value="13" calcext:value-type="float">
            <text:p>13.00</text:p>
          </table:table-cell>
          <table:table-cell table:style-name="ce160" office:value-type="float" office:value="6.792" calcext:value-type="float">
            <text:p>6.792</text:p>
          </table:table-cell>
          <table:table-cell table:style-name="ce160"/>
          <table:table-cell table:style-name="ce131" office:value-type="float" office:value="10" calcext:value-type="float">
            <text:p>10.00</text:p>
          </table:table-cell>
          <table:table-cell table:style-name="ce161" office:value-type="float" office:value="8.035" calcext:value-type="float">
            <text:p>8.035</text:p>
          </table:table-cell>
          <table:table-cell table:style-name="ce2"/>
          <table:table-cell table:style-name="ce130" office:value-type="float" office:value="80" calcext:value-type="float">
            <text:p>80</text:p>
          </table:table-cell>
          <table:table-cell table:style-name="ce250" office:value-type="float" office:value="3.8481" calcext:value-type="float">
            <text:p>3.85E+00</text:p>
          </table:table-cell>
          <table:table-cell table:style-name="ce2" table:number-columns-repeated="3"/>
          <table:table-cell table:style-name="ce250" office:value-type="float" office:value="0.8373" calcext:value-type="float">
            <text:p>8.37E-01</text:p>
          </table:table-cell>
          <table:table-cell table:style-name="ce2" table:number-columns-repeated="3"/>
          <table:table-cell table:style-name="ce152" table:number-columns-repeated="3"/>
          <table:table-cell table:style-name="ce2" table:number-columns-repeated="9"/>
          <table:table-cell table:style-name="ce251" office:value-type="float" office:value="1" calcext:value-type="float">
            <text:p>1.00</text:p>
          </table:table-cell>
          <table:table-cell table:style-name="ce152" office:value-type="float" office:value="2" calcext:value-type="float">
            <text:p>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number-columns-repeated="2"/>
          <table:table-cell table:style-name="ce147"/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53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6">
          <table:table-cell table:number-columns-repeated="2"/>
          <table:table-cell table:style-name="ce162" office:value-type="string" calcext:value-type="string">
            <text:p>SHMS polarity change (- to +)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/>
          <table:table-cell table:style-name="ce173" office:value-type="float" office:value="6" calcext:value-type="float">
            <text:p>6.0</text:p>
          </table:table-cell>
          <table:table-cell table:style-name="ce173"/>
          <table:table-cell table:style-name="ce24"/>
          <table:table-cell table:style-name="ce53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2">
          <table:table-cell table:style-name="ce5" table:formula="of:=[.A35]+([.AM38]+[.AN38]+[.AO38])/24" office:value-type="float" office:value="0.833333333333333" calcext:value-type="float">
            <text:p>0.8</text:p>
          </table:table-cell>
          <table:table-cell table:style-name="ce5"/>
          <table:table-cell table:style-name="ce118" office:value-type="string" calcext:value-type="string">
            <text:p>Trigger checkout with Heep coins</text:p>
          </table:table-cell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16"/>
          <table:table-cell table:style-name="ce137"/>
          <table:table-cell table:style-name="ce174" office:value-type="float" office:value="21.64" calcext:value-type="float">
            <text:p>21.64</text:p>
          </table:table-cell>
          <table:table-cell table:style-name="ce175" office:value-type="float" office:value="-5.89" calcext:value-type="float">
            <text:p>-5.890</text:p>
          </table:table-cell>
          <table:table-cell table:style-name="ce176"/>
          <table:table-cell table:style-name="ce174" office:value-type="float" office:value="23.12" calcext:value-type="float">
            <text:p>23.12</text:p>
          </table:table-cell>
          <table:table-cell table:style-name="ce175" office:value-type="float" office:value="5.53" calcext:value-type="float">
            <text:p>5.530</text:p>
          </table:table-cell>
          <table:table-cell table:style-name="ce140" table:formula="of:=[.K38]+[.N38]" office:value-type="float" office:value="44.76" calcext:value-type="float">
            <text:p>44.76</text:p>
          </table:table-cell>
          <table:table-cell table:style-name="ce141" table:number-columns-repeated="2"/>
          <table:table-cell table:style-name="ce142" table:number-columns-repeated="3"/>
          <table:table-cell table:style-name="ce143" table:number-columns-repeated="2"/>
          <table:table-cell table:style-name="ce7" table:number-columns-repeated="4"/>
          <table:table-cell table:style-name="ce144"/>
          <table:table-cell table:style-name="ce145" table:number-columns-repeated="2"/>
          <table:table-cell table:style-name="ce144" table:number-columns-repeated="8"/>
          <table:table-cell table:style-name="ce146" office:value-type="float" office:value="8" calcext:value-type="float">
            <text:p>8.0</text:p>
          </table:table-cell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38]+([.AM39]+[.AN39]+[.AO39])/24" office:value-type="float" office:value="0.833333333333333" calcext:value-type="float">
            <text:p>0.8</text:p>
          </table:table-cell>
          <table:table-cell table:style-name="ce5"/>
          <table:table-cell office:value-type="string" calcext:value-type="string">
            <text:p>Take a short run accepting all triggers, then decide on specific cuts or factors appropriate for p(e,e’pi+) while not excluding K+ and proton coins.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3"/>
          <table:table-cell table:style-name="ce11"/>
          <table:table-cell table:number-columns-repeated="24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2">
          <table:table-cell table:style-name="ce5" table:formula="of:=[.A39]+([.AM40]+[.AN40]+[.AO40])/24" office:value-type="float" office:value="0.833333333333333" calcext:value-type="float">
            <text:p>0.8</text:p>
          </table:table-cell>
          <table:table-cell table:style-name="ce5"/>
          <table:table-cell table:style-name="ce147" office:value-type="string" calcext:value-type="string">
            <text:p>Check HMS ELREALxSHMS 3/4 coincidence trigger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9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40]+([.AM41]+[.AN41]+[.AO41])/24" office:value-type="float" office:value="0.833333333333333" calcext:value-type="float">
            <text:p>0.8</text:p>
          </table:table-cell>
          <table:table-cell table:style-name="ce5"/>
          <table:table-cell table:style-name="ce147" office:value-type="string" calcext:value-type="string">
            <text:p>Check and adjust coin timing.</text:p>
          </table:table-cell>
          <table:table-cell table:style-name="ce4"/>
          <table:table-cell table:style-name="ce148"/>
          <table:table-cell table:style-name="ce149"/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49" table:number-columns-repeated="2"/>
          <table:table-cell table:style-name="ce151" table:number-columns-repeated="2"/>
          <table:table-cell table:style-name="ce149"/>
          <table:table-cell table:style-name="ce130"/>
          <table:table-cell table:style-name="ce152" table:number-columns-repeated="3"/>
          <table:table-cell table:style-name="ce5"/>
          <table:table-cell table:style-name="ce7" table:number-columns-repeated="5"/>
          <table:table-cell table:style-name="ce144"/>
          <table:table-cell table:style-name="ce145" table:number-columns-repeated="2"/>
          <table:table-cell table:style-name="ce144" table:number-columns-repeated="9"/>
          <table:table-cell table:style-name="ce145"/>
          <table:table-cell table:style-name="ce24" table:number-columns-repeated="8"/>
          <table:table-cell table:style-name="ce7" table:number-columns-repeated="17"/>
          <table:table-cell table:style-name="ce2" table:number-columns-repeated="959"/>
        </table:table-row>
        <table:table-row table:style-name="ro2">
          <table:table-cell table:style-name="ce5" table:formula="of:=[.A41]+([.AM42]+[.AN42]+[.AO42])/24" office:value-type="float" office:value="0.916666666666667" calcext:value-type="float">
            <text:p>0.9</text:p>
          </table:table-cell>
          <table:table-cell/>
          <table:table-cell table:style-name="ce60" office:value-type="string" calcext:value-type="string">
            <text:p>Beam energy measurement with Arc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/>
          <table:table-cell table:style-name="ce152" office:value-type="float" office:value="2" calcext:value-type="float">
            <text:p>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42]+([.AM43]+[.AN43]+[.AO43])/24" office:value-type="float" office:value="1" calcext:value-type="float">
            <text:p>1.0</text:p>
          </table:table-cell>
          <table:table-cell table:style-name="ce5"/>
          <table:table-cell table:style-name="ce177" office:value-type="string" calcext:value-type="string">
            <text:p>Injector Faraday Cup calibration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/>
          <table:table-cell table:style-name="ce152" office:value-type="float" office:value="2" calcext:value-type="float">
            <text:p>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43]+([.AM44]+[.AN44]+[.AO44])/24" office:value-type="float" office:value="1.08333333333333" calcext:value-type="float">
            <text:p>1.1</text:p>
          </table:table-cell>
          <table:table-cell table:style-name="ce5"/>
          <table:table-cell table:style-name="ce177" office:value-type="string" calcext:value-type="string">
            <text:p>BCM calibrations 0-80 uA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/>
          <table:table-cell table:style-name="ce152" office:value-type="float" office:value="2" calcext:value-type="float">
            <text:p>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/>
          <table:table-cell/>
          <table:table-cell table:style-name="ce177" office:value-type="string" calcext:value-type="string">
            <text:p>TOTAL TIME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 table:style-name="ce152" table:number-columns-repeated="3"/>
          <table:table-cell table:style-name="ce131" table:number-columns-repeated="2"/>
          <table:table-cell table:style-name="ce2" table:number-columns-repeated="8"/>
          <table:table-cell table:style-name="ce178" table:formula="of:=SUM([.AM2:.AM44])" office:value-type="float" office:value="32" calcext:value-type="float">
            <text:p>32.0</text:p>
          </table:table-cell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7">
          <table:table-cell table:style-name="ce5" table:formula="of:=[.A44]+([.AM46]+[.AN46]+[.AO46])/24" office:value-type="float" office:value="1.08333333333333" calcext:value-type="float">
            <text:p>1.1</text:p>
          </table:table-cell>
          <table:table-cell/>
          <table:table-cell table:style-name="ce60" office:value-type="string" calcext:value-type="string">
            <text:p>Heep coin runs</text:p>
          </table:table-cell>
          <table:table-cell table:style-name="ce61"/>
          <table:table-cell table:style-name="ce60"/>
          <table:table-cell table:style-name="ce179" office:value-type="string" calcext:value-type="string">
            <text:p>δHMS</text:p>
          </table:table-cell>
          <table:table-cell table:style-name="ce57"/>
          <table:table-cell table:style-name="ce56" office:value-type="string" calcext:value-type="string">
            <text:p>δSHMS</text:p>
          </table:table-cell>
          <table:table-cell table:style-name="ce180"/>
          <table:table-cell table:style-name="ce181"/>
          <table:table-cell table:style-name="ce56"/>
          <table:table-cell table:style-name="ce60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number-columns-repeated="3"/>
          <table:table-cell table:style-name="ce57"/>
          <table:table-cell table:style-name="ce62" table:number-columns-repeated="2"/>
          <table:table-cell table:style-name="ce63" table:number-columns-repeated="2"/>
          <table:table-cell table:style-name="ce182" office:value-type="string" calcext:value-type="string">
            <text:p>SHMS Elastics rate (kHz)</text:p>
          </table:table-cell>
          <table:table-cell table:style-name="ce182" office:value-type="string" calcext:value-type="string">
            <text:p>HMS Elastics rate (kHz)</text:p>
          </table:table-cell>
          <table:table-cell table:style-name="ce2" office:value-type="string" calcext:value-type="string">
            <text:p># SIMC Elastics</text:p>
          </table:table-cell>
          <table:table-cell table:style-name="ce4" table:number-columns-repeated="2"/>
          <table:table-cell table:style-name="ce8" table:number-columns-repeated="7"/>
          <table:table-cell table:style-name="ce173" table:number-columns-repeated="3"/>
          <table:table-cell table:style-name="ce24"/>
          <table:table-cell table:style-name="ce53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style-name="ce61" table:number-columns-repeated="22"/>
          <table:table-cell table:style-name="ce63" table:number-columns-repeated="949"/>
          <table:table-cell table:style-name="ce183" table:number-columns-repeated="2"/>
          <table:table-cell table:number-columns-repeated="3"/>
        </table:table-row>
        <table:table-row table:style-name="ro4">
          <table:table-cell table:style-name="ce5" table:formula="of:=[.A46]+([.AM47]+[.AN47]+[.AO47])/24" office:value-type="float" office:value="1.211125" calcext:value-type="float">
            <text:p>1.2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186"/>
          <table:table-cell table:style-name="ce187"/>
          <table:table-cell table:style-name="ce186"/>
          <table:table-cell table:style-name="ce188" office:value-type="string" calcext:value-type="string">
            <text:p>LH+</text:p>
          </table:table-cell>
          <table:table-cell table:style-name="ce189"/>
          <table:table-cell table:style-name="ce190" office:value-type="float" office:value="21.64" calcext:value-type="float">
            <text:p>21.64</text:p>
          </table:table-cell>
          <table:table-cell table:style-name="ce85" office:value-type="float" office:value="5.889" calcext:value-type="float">
            <text:p>5.889</text:p>
          </table:table-cell>
          <table:table-cell table:style-name="ce64"/>
          <table:table-cell table:style-name="ce191" office:value-type="float" office:value="23.12" calcext:value-type="float">
            <text:p>23.12</text:p>
          </table:table-cell>
          <table:table-cell table:style-name="ce105" office:value-type="float" office:value="5.53" calcext:value-type="float">
            <text:p>5.530</text:p>
          </table:table-cell>
          <table:table-cell table:style-name="ce192" table:formula="of:=[.K47]+[.N47]" office:value-type="float" office:value="44.76" calcext:value-type="float">
            <text:p>44.76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94" table:formula="of:=[.Q47]*16.87/1000/70" office:value-type="float" office:value="0.01928" calcext:value-type="float">
            <text:p>1.93E-02</text:p>
          </table:table-cell>
          <table:table-cell table:style-name="ce194" table:formula="of:=[.Q47]*9.07/1000/70" office:value-type="float" office:value="0.0103657142857143" calcext:value-type="float">
            <text:p>1.04E-02</text:p>
          </table:table-cell>
          <table:table-cell table:style-name="ce194" table:formula="of:=[.Q47]*35.57/1000/70" office:value-type="float" office:value="0.0406514285714286" calcext:value-type="float">
            <text:p>4.07E-02</text:p>
          </table:table-cell>
          <table:table-cell table:style-name="ce194" table:formula="of:=[.Q47]*0.107/70" office:value-type="float" office:value="0.122285714285714" calcext:value-type="float">
            <text:p>1.22E-01</text:p>
          </table:table-cell>
          <table:table-cell table:style-name="ce194" table:formula="of:=[.Q47]*0.001022/70" office:value-type="float" office:value="0.001168" calcext:value-type="float">
            <text:p>1.17E-03</text:p>
          </table:table-cell>
          <table:table-cell table:style-name="ce194" table:formula="of:=[.Q47]*0.004742/1000/70" office:value-type="float" office:value="0.00000541942857142857" calcext:value-type="float">
            <text:p>5.42E-06</text:p>
          </table:table-cell>
          <table:table-cell table:style-name="ce194" table:formula="of:=SUM([.R47:.U47])*1000*([.V47]+([.W47]+[.X47])/5)*1000*(0.00000006)" office:value-type="float" office:value="0.000516770035990256" calcext:value-type="float">
            <text:p>5.17E-04</text:p>
          </table:table-cell>
          <table:table-cell table:style-name="ce195"/>
          <table:table-cell table:style-name="ce195" table:formula="of:=[.Q47]*0.0000283472" office:value-type="float" office:value="0.002267776" calcext:value-type="float">
            <text:p>2.27E-03</text:p>
          </table:table-cell>
          <table:table-cell table:style-name="ce196" table:formula="of:=[.AA47]*[.AL47]*3600*1000" office:value-type="float" office:value="10613.19168" calcext:value-type="float">
            <text:p>10613</text:p>
          </table:table-cell>
          <table:table-cell table:style-name="ce154" table:number-columns-repeated="2"/>
          <table:table-cell table:style-name="ce196" table:number-columns-repeated="7"/>
          <table:table-cell table:style-name="ce197" office:value-type="float" office:value="1.3" calcext:value-type="float">
            <text:p>1.3</text:p>
          </table:table-cell>
          <table:table-cell table:style-name="ce198" table:formula="of:=[.AL47]*[.$F$540]" office:value-type="float" office:value="2.6" calcext:value-type="float">
            <text:p>2.6</text:p>
          </table:table-cell>
          <table:table-cell table:style-name="ce152" table:formula="of:=MAX([.AL47]*0.1;0.167)" office:value-type="float" office:value="0.167" calcext:value-type="float">
            <text:p>0.2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([.S47]+[.T47]+[.U47])*1000/[.U$7];1)" office:value-type="float" office:value="1" calcext:value-type="float">
            <text:p>1</text:p>
          </table:table-cell>
          <table:table-cell table:style-name="ce132" table:formula="of:=IF([.AQ47]&lt;2;0;INT(LOG([.AQ47]-1;2)+1.33))" office:value-type="float" office:value="0" calcext:value-type="float">
            <text:p>0</text:p>
          </table:table-cell>
          <table:table-cell table:style-name="ce196" table:formula="of:=MAX(([.V47]+[.W47]/5+[.X47]/5)*1000/[.U$7];1)" office:value-type="float" office:value="1" calcext:value-type="float">
            <text:p>1</text:p>
          </table:table-cell>
          <table:table-cell table:style-name="ce132" table:formula="of:=IF([.AS47]&lt;2;0;INT(LOG([.AS47]-1;2)+1.33))" office:value-type="float" office:value="0" calcext:value-type="float">
            <text:p>0</text:p>
          </table:table-cell>
          <table:table-cell table:style-name="ce196" table:formula="of:=([.Y47]+[.AA47])+IF([.AR47]&gt;0.9;SUM([.R47:.U47])*1000/(2^([.AR47]-1)+1);SUM([.R47:.U47])*1000)+IF([.AT47]&gt;0.9;([.V47]+[.W47]/5+[.X47]/5)*1000/(2^([.AT47]-1)+1);([.V47]+[.W47]/5+[.X47]/5)*1000)" office:value-type="float" office:value="192.820325574607" calcext:value-type="float">
            <text:p>193</text:p>
          </table:table-cell>
          <table:table-cell table:style-name="ce11" table:formula="of:=((1 /([.AA47]*1000))/60)*100000" office:value-type="float" office:value="734.934432089707" calcext:value-type="float">
            <text:p>734.93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/>
          <table:table-cell table:style-name="ce184"/>
          <table:table-cell table:style-name="ce185"/>
          <table:table-cell table:style-name="ce11"/>
          <table:table-cell table:style-name="ce186"/>
          <table:table-cell table:style-name="ce187"/>
          <table:table-cell table:style-name="ce186"/>
          <table:table-cell table:style-name="ce188"/>
          <table:table-cell table:style-name="ce189"/>
          <table:table-cell table:style-name="ce190"/>
          <table:table-cell table:style-name="ce1"/>
          <table:table-cell/>
          <table:table-cell table:style-name="ce1" table:number-columns-repeated="2"/>
          <table:table-cell table:style-name="ce192"/>
          <table:table-cell table:style-name="ce193"/>
          <table:table-cell/>
          <table:table-cell table:style-name="ce194" table:number-columns-repeated="7"/>
          <table:table-cell table:style-name="ce195" table:number-columns-repeated="2"/>
          <table:table-cell table:style-name="ce196"/>
          <table:table-cell table:style-name="ce154" table:number-columns-repeated="2"/>
          <table:table-cell table:style-name="ce196" table:number-columns-repeated="7"/>
          <table:table-cell table:style-name="ce197"/>
          <table:table-cell table:style-name="ce198"/>
          <table:table-cell table:style-name="ce152" table:number-columns-repeated="2"/>
          <table:table-cell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/>
          <table:table-cell table:style-name="ce177" office:value-type="string" calcext:value-type="string">
            <text:p>Lumi study Using central setting from next physics setting pi+ coin runs (used to determine or verify the FADC deadtime correction)</text:p>
          </table:table-cell>
          <table:table-cell table:style-name="ce185"/>
          <table:table-cell table:style-name="ce11"/>
          <table:table-cell table:style-name="ce186"/>
          <table:table-cell table:style-name="ce187"/>
          <table:table-cell table:style-name="ce186"/>
          <table:table-cell table:style-name="ce188"/>
          <table:table-cell table:style-name="ce189"/>
          <table:table-cell table:style-name="ce190"/>
          <table:table-cell table:style-name="ce1"/>
          <table:table-cell/>
          <table:table-cell table:style-name="ce1" table:number-columns-repeated="2"/>
          <table:table-cell table:style-name="ce192"/>
          <table:table-cell table:style-name="ce193"/>
          <table:table-cell/>
          <table:table-cell table:style-name="ce194" table:number-columns-repeated="7"/>
          <table:table-cell table:style-name="ce195" table:number-columns-repeated="2"/>
          <table:table-cell table:style-name="ce196"/>
          <table:table-cell table:style-name="ce154" table:number-columns-repeated="2"/>
          <table:table-cell table:style-name="ce196" table:number-columns-repeated="7"/>
          <table:table-cell table:style-name="ce197"/>
          <table:table-cell table:style-name="ce198"/>
          <table:table-cell table:style-name="ce152" table:number-columns-repeated="2"/>
          <table:table-cell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47]+([.AM50]+[.AN50]+[.AO50])/24" office:value-type="float" office:value="1.211125" calcext:value-type="float">
            <text:p>1.2</text:p>
          </table:table-cell>
          <table:table-cell table:style-name="ce24"/>
          <table:table-cell table:style-name="ce177" office:value-type="string" calcext:value-type="string">
            <text:p>Notice that first point in scan comes from the phyics</text:p>
          </table:table-cell>
          <table:table-cell table:style-name="ce199"/>
          <table:table-cell table:style-name="ce171"/>
          <table:table-cell table:style-name="ce200"/>
          <table:table-cell table:style-name="ce173"/>
          <table:table-cell table:style-name="ce200"/>
          <table:table-cell table:style-name="ce201"/>
          <table:table-cell table:style-name="ce172" table:number-columns-repeated="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70"/>
          <table:table-cell table:style-name="ce24"/>
          <table:table-cell table:style-name="ce202" table:number-columns-repeated="7"/>
          <table:table-cell table:style-name="ce203"/>
          <table:table-cell table:style-name="ce204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39"/>
          <table:table-cell table:style-name="ce173"/>
          <table:table-cell table:style-name="ce146" table:number-columns-repeated="2"/>
          <table:table-cell table:style-name="ce53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0]+([.AM51]+[.AN51]+[.AO51])/24" office:value-type="float" office:value="1.211125" calcext:value-type="float">
            <text:p>1.2</text:p>
          </table:table-cell>
          <table:table-cell table:style-name="ce24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2.45" calcext:value-type="float">
            <text:p>2.45</text:p>
          </table:table-cell>
          <table:table-cell table:style-name="ce192" office:value-type="float" office:value="3.2" calcext:value-type="float">
            <text:p>3.20</text:p>
          </table:table-cell>
          <table:table-cell table:style-name="ce205" office:value-type="float" office:value="0.2075" calcext:value-type="float">
            <text:p>0.2075</text:p>
          </table:table-cell>
          <table:table-cell table:style-name="ce184" office:value-type="float" office:value="0.048" calcext:value-type="float">
            <text:p>0.048</text:p>
          </table:table-cell>
          <table:table-cell table:style-name="ce188" office:value-type="string" calcext:value-type="string">
            <text:p>LH+</text:p>
          </table:table-cell>
          <table:table-cell table:style-name="ce184" office:value-type="float" office:value="0.6789" calcext:value-type="float">
            <text:p>0.679</text:p>
          </table:table-cell>
          <table:table-cell table:style-name="ce192" office:value-type="float" office:value="13.39" calcext:value-type="float">
            <text:p>13.39</text:p>
          </table:table-cell>
          <table:table-cell table:style-name="ce184" office:value-type="float" office:value="4.267" calcext:value-type="float">
            <text:p>4.267</text:p>
          </table:table-cell>
          <table:table-cell table:style-name="ce192" office:value-type="float" office:value="8.77" calcext:value-type="float">
            <text:p>8.77</text:p>
          </table:table-cell>
          <table:table-cell table:style-name="ce172" office:value-type="float" office:value="8.77" calcext:value-type="float">
            <text:p>8.77</text:p>
          </table:table-cell>
          <table:table-cell table:style-name="ce184" office:value-type="float" office:value="6.265" calcext:value-type="float">
            <text:p>6.265</text:p>
          </table:table-cell>
          <table:table-cell table:style-name="ce192" table:formula="of:=[.K$87]+[.N51]" office:value-type="float" office:value="22.18" calcext:value-type="float">
            <text:p>22.18</text:p>
          </table:table-cell>
          <table:table-cell table:style-name="ce185" office:value-type="float" office:value="80" calcext:value-type="float">
            <text:p>80</text:p>
          </table:table-cell>
          <table:table-cell table:style-name="ce185"/>
          <table:table-cell table:style-name="ce193" table:formula="of:=154000/1000*[.Q51]/70" office:value-type="float" office:value="176" calcext:value-type="float">
            <text:p>176</text:p>
          </table:table-cell>
          <table:table-cell table:style-name="ce193" table:formula="of:=59460/1000*[.Q51]/70" office:value-type="float" office:value="67.9542857142857" calcext:value-type="float">
            <text:p>68</text:p>
          </table:table-cell>
          <table:table-cell table:style-name="ce193" table:formula="of:=51700/1000*[.Q51]/70" office:value-type="float" office:value="59.0857142857143" calcext:value-type="float">
            <text:p>59</text:p>
          </table:table-cell>
          <table:table-cell table:style-name="ce193" table:formula="of:=33*[.Q51]/70" office:value-type="float" office:value="37.7142857142857" calcext:value-type="float">
            <text:p>38</text:p>
          </table:table-cell>
          <table:table-cell table:style-name="ce193" table:formula="of:=61000/1000*[.Q51]/70" office:value-type="float" office:value="69.7142857142857" calcext:value-type="float">
            <text:p>70</text:p>
          </table:table-cell>
          <table:table-cell table:style-name="ce193" table:formula="of:=5700/1000*[.Q51]/70" office:value-type="float" office:value="6.51428571428571" calcext:value-type="float">
            <text:p>7</text:p>
          </table:table-cell>
          <table:table-cell table:style-name="ce193" table:formula="of:=SUM([.R51:.U51])*1000*([.V51]+([.W51]+[.X51])/5)*1000*(0.00000006)" office:value-type="float" office:value="962.939904" calcext:value-type="float">
            <text:p>963</text:p>
          </table:table-cell>
          <table:table-cell table:style-name="ce198" table:formula="of:=382900/3600/24*[.Q51]/70*([.$C$543]/8)" office:value-type="float" office:value="6.33101851851852" calcext:value-type="float">
            <text:p>6.3</text:p>
          </table:table-cell>
          <table:table-cell table:style-name="ce173" table:formula="of:=393400/3600/24*[.Q51]/70*([.$C$543]/8)" office:value-type="float" office:value="6.50462962962963" calcext:value-type="float">
            <text:p>6.5</text:p>
          </table:table-cell>
          <table:table-cell table:style-name="ce170" table:formula="of:=[.AL51]*3600*MIN([.Z51];[.AA51])" office:value-type="float" office:value="0" calcext:value-type="float">
            <text:p>0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1]/24*[.C$543]/8*[.Q51]/70" office:value-type="float" office:value="0" calcext:value-type="float">
            <text:p>0</text:p>
          </table:table-cell>
          <table:table-cell table:style-name="ce170" table:number-columns-repeated="6"/>
          <table:table-cell table:style-name="ce172" office:value-type="float" office:value="0" calcext:value-type="float">
            <text:p>0.00</text:p>
          </table:table-cell>
          <table:table-cell table:style-name="ce198" table:formula="of:=[.AL51]*[.$F$230]" office:value-type="float" office:value="0" calcext:value-type="float">
            <text:p>0.0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1:.U51])*1000/[.U$8];1)" office:value-type="float" office:value="3030.4" calcext:value-type="float">
            <text:p>3030</text:p>
          </table:table-cell>
          <table:table-cell table:style-name="ce132" table:formula="of:=IF([.AQ51]&lt;2;0;INT(LOG([.AQ51]-1;2)+1.33))" office:value-type="float" office:value="12" calcext:value-type="float">
            <text:p>12</text:p>
          </table:table-cell>
          <table:table-cell table:style-name="ce196" table:formula="of:=MAX(([.V51]+[.W51]/5+[.X51]/5)*1000/[.U$8];1)" office:value-type="float" office:value="529.6" calcext:value-type="float">
            <text:p>530</text:p>
          </table:table-cell>
          <table:table-cell table:style-name="ce132" table:formula="of:=IF([.AS51]&lt;2;0;INT(LOG([.AS51]-1;2)+1.33))" office:value-type="float" office:value="10" calcext:value-type="float">
            <text:p>10</text:p>
          </table:table-cell>
          <table:table-cell table:style-name="ce196" table:formula="of:=([.Y51]+[.AA51])+IF([.AR51]&gt;0.9;SUM([.R51:.U51])*1000/(2^([.AR51]-1)+1);SUM([.R51:.U51])*1000)+IF([.AT51]&gt;0.9;([.V51]+[.W51]/5+[.X51]/5)*1000/(2^([.AT51]-1)+1);([.V51]+[.W51]/5+[.X51]/5)*1000)" office:value-type="float" office:value="1220.57693597109" calcext:value-type="float">
            <text:p>1221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1]+([.AM52]+[.AN52]+[.AO52])/24" office:value-type="float" office:value="1.23195833333333" calcext:value-type="float">
            <text:p>1.2</text:p>
          </table:table-cell>
          <table:table-cell table:style-name="ce24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72"/>
          <table:table-cell table:style-name="ce184"/>
          <table:table-cell table:style-name="ce192"/>
          <table:table-cell table:style-name="ce199" office:value-type="float" office:value="65" calcext:value-type="float">
            <text:p>65</text:p>
          </table:table-cell>
          <table:table-cell table:style-name="ce185"/>
          <table:table-cell table:style-name="ce193" table:formula="of:=154000/1000*[.Q52]/70" office:value-type="float" office:value="143" calcext:value-type="float">
            <text:p>143</text:p>
          </table:table-cell>
          <table:table-cell table:style-name="ce193" table:formula="of:=59460/1000*[.Q52]/70" office:value-type="float" office:value="55.2128571428572" calcext:value-type="float">
            <text:p>55</text:p>
          </table:table-cell>
          <table:table-cell table:style-name="ce193" table:formula="of:=51700/1000*[.Q52]/70" office:value-type="float" office:value="48.0071428571429" calcext:value-type="float">
            <text:p>48</text:p>
          </table:table-cell>
          <table:table-cell table:style-name="ce193" table:formula="of:=33*[.Q52]/70" office:value-type="float" office:value="30.6428571428571" calcext:value-type="float">
            <text:p>31</text:p>
          </table:table-cell>
          <table:table-cell table:style-name="ce193" table:formula="of:=61000/1000*[.Q52]/70" office:value-type="float" office:value="56.6428571428571" calcext:value-type="float">
            <text:p>57</text:p>
          </table:table-cell>
          <table:table-cell table:style-name="ce193" table:formula="of:=5700/1000*[.Q52]/70" office:value-type="float" office:value="5.29285714285714" calcext:value-type="float">
            <text:p>5</text:p>
          </table:table-cell>
          <table:table-cell table:style-name="ce193" table:formula="of:=SUM([.R52:.U52])*1000*([.V52]+([.W52]+[.X52])/5)*1000*(0.00000006)" office:value-type="float" office:value="635.690796" calcext:value-type="float">
            <text:p>636</text:p>
          </table:table-cell>
          <table:table-cell table:style-name="ce198" table:formula="of:=382900/3600/24*[.Q52]/70*([.$C$543]/8)" office:value-type="float" office:value="5.1439525462963" calcext:value-type="float">
            <text:p>5.1</text:p>
          </table:table-cell>
          <table:table-cell table:style-name="ce173" table:formula="of:=393400/3600/24*[.Q52]/70*([.$C$543]/8)" office:value-type="float" office:value="5.28501157407407" calcext:value-type="float">
            <text:p>5.3</text:p>
          </table:table-cell>
          <table:table-cell table:style-name="ce170" table:formula="of:=[.AL52]*3600*MIN([.Z52];[.AA52])" office:value-type="float" office:value="4629.55729166667" calcext:value-type="float">
            <text:p>4630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2]/24*[.C$543]/8*[.Q52]/70" office:value-type="float" office:value="18861.6071428571" calcext:value-type="float">
            <text:p>18862</text:p>
          </table:table-cell>
          <table:table-cell table:style-name="ce170" table:number-columns-repeated="6"/>
          <table:table-cell table:style-name="ce172" table:formula="of:=15/60" office:value-type="float" office:value="0.25" calcext:value-type="float">
            <text:p>0.25</text:p>
          </table:table-cell>
          <table:table-cell table:style-name="ce198" table:formula="of:=[.AL52]*[.$F$230]" office:value-type="float" office:value="0.5" calcext:value-type="float">
            <text:p>0.5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2:.U52])*1000/[.U$8];1)" office:value-type="float" office:value="2462.2" calcext:value-type="float">
            <text:p>2462</text:p>
          </table:table-cell>
          <table:table-cell table:style-name="ce132" table:formula="of:=IF([.AQ52]&lt;2;0;INT(LOG([.AQ52]-1;2)+1.33))" office:value-type="float" office:value="12" calcext:value-type="float">
            <text:p>12</text:p>
          </table:table-cell>
          <table:table-cell table:style-name="ce196" table:formula="of:=MAX(([.V52]+[.W52]/5+[.X52]/5)*1000/[.U$8];1)" office:value-type="float" office:value="430.3" calcext:value-type="float">
            <text:p>430</text:p>
          </table:table-cell>
          <table:table-cell table:style-name="ce132" table:formula="of:=IF([.AS52]&lt;2;0;INT(LOG([.AS52]-1;2)+1.33))" office:value-type="float" office:value="10" calcext:value-type="float">
            <text:p>10</text:p>
          </table:table-cell>
          <table:table-cell table:style-name="ce196" table:formula="of:=([.Y52]+[.AA52])+IF([.AR52]&gt;0.9;SUM([.R52:.U52])*1000/(2^([.AR52]-1)+1);SUM([.R52:.U52])*1000)+IF([.AT52]&gt;0.9;([.V52]+[.W52]/5+[.X52]/5)*1000/(2^([.AT52]-1)+1);([.V52]+[.W52]/5+[.X52]/5)*1000)" office:value-type="float" office:value="845.020884476514" calcext:value-type="float">
            <text:p>845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2]+([.AM53]+[.AN53]+[.AO53])/24" office:value-type="float" office:value="1.25973611111111" calcext:value-type="float">
            <text:p>1.3</text:p>
          </table:table-cell>
          <table:table-cell table:style-name="ce24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72"/>
          <table:table-cell table:style-name="ce184"/>
          <table:table-cell table:style-name="ce192"/>
          <table:table-cell table:style-name="ce199" office:value-type="float" office:value="50" calcext:value-type="float">
            <text:p>50</text:p>
          </table:table-cell>
          <table:table-cell table:style-name="ce185"/>
          <table:table-cell table:style-name="ce193" table:formula="of:=154000/1000*[.Q53]/70" office:value-type="float" office:value="110" calcext:value-type="float">
            <text:p>110</text:p>
          </table:table-cell>
          <table:table-cell table:style-name="ce193" table:formula="of:=59460/1000*[.Q53]/70" office:value-type="float" office:value="42.4714285714286" calcext:value-type="float">
            <text:p>42</text:p>
          </table:table-cell>
          <table:table-cell table:style-name="ce193" table:formula="of:=51700/1000*[.Q53]/70" office:value-type="float" office:value="36.9285714285714" calcext:value-type="float">
            <text:p>37</text:p>
          </table:table-cell>
          <table:table-cell table:style-name="ce193" table:formula="of:=33*[.Q53]/70" office:value-type="float" office:value="23.5714285714286" calcext:value-type="float">
            <text:p>24</text:p>
          </table:table-cell>
          <table:table-cell table:style-name="ce193" table:formula="of:=61000/1000*[.Q53]/70" office:value-type="float" office:value="43.5714285714286" calcext:value-type="float">
            <text:p>44</text:p>
          </table:table-cell>
          <table:table-cell table:style-name="ce193" table:formula="of:=5700/1000*[.Q53]/70" office:value-type="float" office:value="4.07142857142857" calcext:value-type="float">
            <text:p>4</text:p>
          </table:table-cell>
          <table:table-cell table:style-name="ce193" table:formula="of:=SUM([.R53:.U53])*1000*([.V53]+([.W53]+[.X53])/5)*1000*(0.00000006)" office:value-type="float" office:value="376.1484" calcext:value-type="float">
            <text:p>376</text:p>
          </table:table-cell>
          <table:table-cell table:style-name="ce198" table:formula="of:=382900/3600/24*[.Q53]/70*([.$C$543]/8)" office:value-type="float" office:value="3.95688657407407" calcext:value-type="float">
            <text:p>4.0</text:p>
          </table:table-cell>
          <table:table-cell table:style-name="ce173" table:formula="of:=393400/3600/24*[.Q53]/70*([.$C$543]/8)" office:value-type="float" office:value="4.06539351851852" calcext:value-type="float">
            <text:p>4.1</text:p>
          </table:table-cell>
          <table:table-cell table:style-name="ce170" table:formula="of:=[.AL53]*3600*MIN([.Z53];[.AA53])" office:value-type="float" office:value="4748.26388888889" calcext:value-type="float">
            <text:p>4748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3]/24*[.C$543]/8*[.Q53]/70" office:value-type="float" office:value="19345.2380952381" calcext:value-type="float">
            <text:p>19345</text:p>
          </table:table-cell>
          <table:table-cell table:style-name="ce170" table:number-columns-repeated="6"/>
          <table:table-cell table:style-name="ce172" table:formula="of:=20/60" office:value-type="float" office:value="0.333333333333333" calcext:value-type="float">
            <text:p>0.33</text:p>
          </table:table-cell>
          <table:table-cell table:style-name="ce198" table:formula="of:=[.AL53]*[.$F$230]" office:value-type="float" office:value="0.666666666666667" calcext:value-type="float">
            <text:p>0.7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3:.U53])*1000/[.U$8];1)" office:value-type="float" office:value="1894" calcext:value-type="float">
            <text:p>1894</text:p>
          </table:table-cell>
          <table:table-cell table:style-name="ce132" table:formula="of:=IF([.AQ53]&lt;2;0;INT(LOG([.AQ53]-1;2)+1.33))" office:value-type="float" office:value="12" calcext:value-type="float">
            <text:p>12</text:p>
          </table:table-cell>
          <table:table-cell table:style-name="ce196" table:formula="of:=MAX(([.V53]+[.W53]/5+[.X53]/5)*1000/[.U$8];1)" office:value-type="float" office:value="331" calcext:value-type="float">
            <text:p>331</text:p>
          </table:table-cell>
          <table:table-cell table:style-name="ce132" table:formula="of:=IF([.AS53]&lt;2;0;INT(LOG([.AS53]-1;2)+1.33))" office:value-type="float" office:value="9" calcext:value-type="float">
            <text:p>9</text:p>
          </table:table-cell>
          <table:table-cell table:style-name="ce196" table:formula="of:=([.Y53]+[.AA53])+IF([.AR53]&gt;0.9;SUM([.R53:.U53])*1000/(2^([.AR53]-1)+1);SUM([.R53:.U53])*1000)+IF([.AT53]&gt;0.9;([.V53]+[.W53]/5+[.X53]/5)*1000/(2^([.AT53]-1)+1);([.V53]+[.W53]/5+[.X53]/5)*1000)" office:value-type="float" office:value="601.442902147004" calcext:value-type="float">
            <text:p>601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3]+([.AM54]+[.AN54]+[.AO54])/24" office:value-type="float" office:value="1.30834722222222" calcext:value-type="float">
            <text:p>1.3</text:p>
          </table:table-cell>
          <table:table-cell table:style-name="ce24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72"/>
          <table:table-cell table:style-name="ce184"/>
          <table:table-cell table:style-name="ce192"/>
          <table:table-cell table:style-name="ce199" office:value-type="float" office:value="30" calcext:value-type="float">
            <text:p>30</text:p>
          </table:table-cell>
          <table:table-cell table:style-name="ce185"/>
          <table:table-cell table:style-name="ce193" table:formula="of:=154000/1000*[.Q54]/70" office:value-type="float" office:value="66" calcext:value-type="float">
            <text:p>66</text:p>
          </table:table-cell>
          <table:table-cell table:style-name="ce193" table:formula="of:=59460/1000*[.Q54]/70" office:value-type="float" office:value="25.4828571428571" calcext:value-type="float">
            <text:p>25</text:p>
          </table:table-cell>
          <table:table-cell table:style-name="ce193" table:formula="of:=51700/1000*[.Q54]/70" office:value-type="float" office:value="22.1571428571429" calcext:value-type="float">
            <text:p>22</text:p>
          </table:table-cell>
          <table:table-cell table:style-name="ce193" table:formula="of:=33*[.Q54]/70" office:value-type="float" office:value="14.1428571428571" calcext:value-type="float">
            <text:p>14</text:p>
          </table:table-cell>
          <table:table-cell table:style-name="ce193" table:formula="of:=61000/1000*[.Q54]/70" office:value-type="float" office:value="26.1428571428571" calcext:value-type="float">
            <text:p>26</text:p>
          </table:table-cell>
          <table:table-cell table:style-name="ce193" table:formula="of:=5700/1000*[.Q54]/70" office:value-type="float" office:value="2.44285714285714" calcext:value-type="float">
            <text:p>2</text:p>
          </table:table-cell>
          <table:table-cell table:style-name="ce193" table:formula="of:=SUM([.R54:.U54])*1000*([.V54]+([.W54]+[.X54])/5)*1000*(0.00000006)" office:value-type="float" office:value="135.413424" calcext:value-type="float">
            <text:p>135</text:p>
          </table:table-cell>
          <table:table-cell table:style-name="ce198" table:formula="of:=382900/3600/24*[.Q54]/70*([.$C$543]/8)" office:value-type="float" office:value="2.37413194444444" calcext:value-type="float">
            <text:p>2.4</text:p>
          </table:table-cell>
          <table:table-cell table:style-name="ce173" table:formula="of:=393400/3600/24*[.Q54]/70*([.$C$543]/8)" office:value-type="float" office:value="2.43923611111111" calcext:value-type="float">
            <text:p>2.4</text:p>
          </table:table-cell>
          <table:table-cell table:style-name="ce170" table:formula="of:=[.AL54]*3600*MIN([.Z54];[.AA54])" office:value-type="float" office:value="4985.67708333333" calcext:value-type="float">
            <text:p>4986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4]/24*[.C$543]/8*[.Q54]/70" office:value-type="float" office:value="20312.5" calcext:value-type="float">
            <text:p>20313</text:p>
          </table:table-cell>
          <table:table-cell table:style-name="ce170" table:number-columns-repeated="6"/>
          <table:table-cell table:style-name="ce172" table:formula="of:=35/60" office:value-type="float" office:value="0.583333333333333" calcext:value-type="float">
            <text:p>0.58</text:p>
          </table:table-cell>
          <table:table-cell table:style-name="ce198" table:formula="of:=[.AL54]*[.$F$230]" office:value-type="float" office:value="1.16666666666667" calcext:value-type="float">
            <text:p>1.2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4:.U54])*1000/[.U$8];1)" office:value-type="float" office:value="1136.4" calcext:value-type="float">
            <text:p>1136</text:p>
          </table:table-cell>
          <table:table-cell table:style-name="ce132" table:formula="of:=IF([.AQ54]&lt;2;0;INT(LOG([.AQ54]-1;2)+1.33))" office:value-type="float" office:value="11" calcext:value-type="float">
            <text:p>11</text:p>
          </table:table-cell>
          <table:table-cell table:style-name="ce196" table:formula="of:=MAX(([.V54]+[.W54]/5+[.X54]/5)*1000/[.U$8];1)" office:value-type="float" office:value="198.6" calcext:value-type="float">
            <text:p>199</text:p>
          </table:table-cell>
          <table:table-cell table:style-name="ce132" table:formula="of:=IF([.AS54]&lt;2;0;INT(LOG([.AS54]-1;2)+1.33))" office:value-type="float" office:value="8" calcext:value-type="float">
            <text:p>8</text:p>
          </table:table-cell>
          <table:table-cell table:style-name="ce196" table:formula="of:=([.Y54]+[.AA54])+IF([.AR54]&gt;0.9;SUM([.R54:.U54])*1000/(2^([.AR54]-1)+1);SUM([.R54:.U54])*1000)+IF([.AT54]&gt;0.9;([.V54]+[.W54]/5+[.X54]/5)*1000/(2^([.AT54]-1)+1);([.V54]+[.W54]/5+[.X54]/5)*1000)" office:value-type="float" office:value="402.674441166131" calcext:value-type="float">
            <text:p>403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4]+([.AM55]+[.AN55]+[.AO55])/24" office:value-type="float" office:value="1.37779166666667" calcext:value-type="float">
            <text:p>1.4</text:p>
          </table:table-cell>
          <table:table-cell table:style-name="ce24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72"/>
          <table:table-cell table:style-name="ce184"/>
          <table:table-cell table:style-name="ce192"/>
          <table:table-cell table:style-name="ce199" office:value-type="float" office:value="20" calcext:value-type="float">
            <text:p>20</text:p>
          </table:table-cell>
          <table:table-cell table:style-name="ce185"/>
          <table:table-cell table:style-name="ce193" table:formula="of:=154000/1000*[.Q55]/70" office:value-type="float" office:value="44" calcext:value-type="float">
            <text:p>44</text:p>
          </table:table-cell>
          <table:table-cell table:style-name="ce193" table:formula="of:=59460/1000*[.Q55]/70" office:value-type="float" office:value="16.9885714285714" calcext:value-type="float">
            <text:p>17</text:p>
          </table:table-cell>
          <table:table-cell table:style-name="ce193" table:formula="of:=51700/1000*[.Q55]/70" office:value-type="float" office:value="14.7714285714286" calcext:value-type="float">
            <text:p>15</text:p>
          </table:table-cell>
          <table:table-cell table:style-name="ce193" table:formula="of:=33*[.Q55]/70" office:value-type="float" office:value="9.42857142857143" calcext:value-type="float">
            <text:p>9</text:p>
          </table:table-cell>
          <table:table-cell table:style-name="ce193" table:formula="of:=61000/1000*[.Q55]/70" office:value-type="float" office:value="17.4285714285714" calcext:value-type="float">
            <text:p>17</text:p>
          </table:table-cell>
          <table:table-cell table:style-name="ce193" table:formula="of:=5700/1000*[.Q55]/70" office:value-type="float" office:value="1.62857142857143" calcext:value-type="float">
            <text:p>2</text:p>
          </table:table-cell>
          <table:table-cell table:style-name="ce193" table:formula="of:=SUM([.R55:.U55])*1000*([.V55]+([.W55]+[.X55])/5)*1000*(0.00000006)" office:value-type="float" office:value="60.183744" calcext:value-type="float">
            <text:p>60</text:p>
          </table:table-cell>
          <table:table-cell table:style-name="ce198" table:formula="of:=382900/3600/24*[.Q55]/70*([.$C$543]/8)" office:value-type="float" office:value="1.58275462962963" calcext:value-type="float">
            <text:p>1.6</text:p>
          </table:table-cell>
          <table:table-cell table:style-name="ce173" table:formula="of:=393400/3600/24*[.Q55]/70*([.$C$543]/8)" office:value-type="float" office:value="1.62615740740741" calcext:value-type="float">
            <text:p>1.6</text:p>
          </table:table-cell>
          <table:table-cell table:style-name="ce170" table:formula="of:=[.AL55]*3600*MIN([.Z55];[.AA55])" office:value-type="float" office:value="4748.26388888889" calcext:value-type="float">
            <text:p>4748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5]/24*[.C$543]/8*[.Q55]/70" office:value-type="float" office:value="19345.2380952381" calcext:value-type="float">
            <text:p>19345</text:p>
          </table:table-cell>
          <table:table-cell table:style-name="ce170" table:number-columns-repeated="6"/>
          <table:table-cell table:style-name="ce172" table:formula="of:=50/60" office:value-type="float" office:value="0.833333333333333" calcext:value-type="float">
            <text:p>0.83</text:p>
          </table:table-cell>
          <table:table-cell table:style-name="ce198" table:formula="of:=[.AL55]*[.$F$230]" office:value-type="float" office:value="1.66666666666667" calcext:value-type="float">
            <text:p>1.7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5:.U55])*1000/[.U$8];1)" office:value-type="float" office:value="757.6" calcext:value-type="float">
            <text:p>758</text:p>
          </table:table-cell>
          <table:table-cell table:style-name="ce132" table:formula="of:=IF([.AQ55]&lt;2;0;INT(LOG([.AQ55]-1;2)+1.33))" office:value-type="float" office:value="10" calcext:value-type="float">
            <text:p>10</text:p>
          </table:table-cell>
          <table:table-cell table:style-name="ce196" table:formula="of:=MAX(([.V55]+[.W55]/5+[.X55]/5)*1000/[.U$8];1)" office:value-type="float" office:value="132.4" calcext:value-type="float">
            <text:p>132</text:p>
          </table:table-cell>
          <table:table-cell table:style-name="ce132" table:formula="of:=IF([.AS55]&lt;2;0;INT(LOG([.AS55]-1;2)+1.33))" office:value-type="float" office:value="8" calcext:value-type="float">
            <text:p>8</text:p>
          </table:table-cell>
          <table:table-cell table:style-name="ce196" table:formula="of:=([.Y55]+[.AA55])+IF([.AR55]&gt;0.9;SUM([.R55:.U55])*1000/(2^([.AR55]-1)+1);SUM([.R55:.U55])*1000)+IF([.AT55]&gt;0.9;([.V55]+[.W55]/5+[.X55]/5)*1000/(2^([.AT55]-1)+1);([.V55]+[.W55]/5+[.X55]/5)*1000)" office:value-type="float" office:value="312.125872212974" calcext:value-type="float">
            <text:p>312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5]+([.AM56]+[.AN56]+[.AO56])/24" office:value-type="float" office:value="1.461125" calcext:value-type="float">
            <text:p>1.5</text:p>
          </table:table-cell>
          <table:table-cell table:style-name="ce24"/>
          <table:table-cell table:style-name="ce177"/>
          <table:table-cell table:style-name="ce199"/>
          <table:table-cell table:style-name="ce171"/>
          <table:table-cell table:style-name="ce200"/>
          <table:table-cell table:style-name="ce173"/>
          <table:table-cell table:style-name="ce200"/>
          <table:table-cell table:style-name="ce201"/>
          <table:table-cell table:style-name="ce172" table:number-columns-repeated="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 office:value-type="float" office:value="12" calcext:value-type="float">
            <text:p>12</text:p>
          </table:table-cell>
          <table:table-cell table:style-name="ce185"/>
          <table:table-cell table:style-name="ce193" table:formula="of:=154000/1000*[.Q56]/70" office:value-type="float" office:value="26.4" calcext:value-type="float">
            <text:p>26</text:p>
          </table:table-cell>
          <table:table-cell table:style-name="ce193" table:formula="of:=59460/1000*[.Q56]/70" office:value-type="float" office:value="10.1931428571429" calcext:value-type="float">
            <text:p>10</text:p>
          </table:table-cell>
          <table:table-cell table:style-name="ce193" table:formula="of:=51700/1000*[.Q56]/70" office:value-type="float" office:value="8.86285714285715" calcext:value-type="float">
            <text:p>9</text:p>
          </table:table-cell>
          <table:table-cell table:style-name="ce193" table:formula="of:=33*[.Q56]/70" office:value-type="float" office:value="5.65714285714286" calcext:value-type="float">
            <text:p>6</text:p>
          </table:table-cell>
          <table:table-cell table:style-name="ce193" table:formula="of:=61000/1000*[.Q56]/70" office:value-type="float" office:value="10.4571428571429" calcext:value-type="float">
            <text:p>10</text:p>
          </table:table-cell>
          <table:table-cell table:style-name="ce193" table:formula="of:=5700/1000*[.Q56]/70" office:value-type="float" office:value="0.977142857142857" calcext:value-type="float">
            <text:p>1</text:p>
          </table:table-cell>
          <table:table-cell table:style-name="ce193" table:formula="of:=SUM([.R56:.U56])*1000*([.V56]+([.W56]+[.X56])/5)*1000*(0.00000006)" office:value-type="float" office:value="21.66614784" calcext:value-type="float">
            <text:p>22</text:p>
          </table:table-cell>
          <table:table-cell table:style-name="ce198" table:formula="of:=382900/3600/24*[.Q56]/70*([.$C$543]/8)" office:value-type="float" office:value="0.949652777777778" calcext:value-type="float">
            <text:p>0.9</text:p>
          </table:table-cell>
          <table:table-cell table:style-name="ce173" table:formula="of:=393400/3600/24*[.Q56]/70*([.$C$543]/8)" office:value-type="float" office:value="0.975694444444444" calcext:value-type="float">
            <text:p>1.0</text:p>
          </table:table-cell>
          <table:table-cell table:style-name="ce170" table:formula="of:=[.AL56]*3600*MIN([.Z56];[.AA56])" office:value-type="float" office:value="3418.75" calcext:value-type="float">
            <text:p>3419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6]/24*[.C$543]/8*[.Q56]/70" office:value-type="float" office:value="13928.5714285714" calcext:value-type="float">
            <text:p>13929</text:p>
          </table:table-cell>
          <table:table-cell table:style-name="ce170" table:number-columns-repeated="6"/>
          <table:table-cell table:style-name="ce172" office:value-type="float" office:value="1" calcext:value-type="float">
            <text:p>1.00</text:p>
          </table:table-cell>
          <table:table-cell table:style-name="ce198" table:formula="of:=[.AL56]*[.$F$230]" office:value-type="float" office:value="2" calcext:value-type="float">
            <text:p>2.0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6:.U56])*1000/[.U$8];1)" office:value-type="float" office:value="454.56" calcext:value-type="float">
            <text:p>455</text:p>
          </table:table-cell>
          <table:table-cell table:style-name="ce132" table:formula="of:=IF([.AQ56]&lt;2;0;INT(LOG([.AQ56]-1;2)+1.33))" office:value-type="float" office:value="10" calcext:value-type="float">
            <text:p>10</text:p>
          </table:table-cell>
          <table:table-cell table:style-name="ce196" table:formula="of:=MAX(([.V56]+[.W56]/5+[.X56]/5)*1000/[.U$8];1)" office:value-type="float" office:value="79.44" calcext:value-type="float">
            <text:p>79</text:p>
          </table:table-cell>
          <table:table-cell table:style-name="ce132" table:formula="of:=IF([.AS56]&lt;2;0;INT(LOG([.AS56]-1;2)+1.33))" office:value-type="float" office:value="7" calcext:value-type="float">
            <text:p>7</text:p>
          </table:table-cell>
          <table:table-cell table:style-name="ce196" table:formula="of:=([.Y56]+[.AA56])+IF([.AR56]&gt;0.9;SUM([.R56:.U56])*1000/(2^([.AR56]-1)+1);SUM([.R56:.U56])*1000)+IF([.AT56]&gt;0.9;([.V56]+[.W56]/5+[.X56]/5)*1000/(2^([.AT56]-1)+1);([.V56]+[.W56]/5+[.X56]/5)*1000)" office:value-type="float" office:value="233.465414034332" calcext:value-type="float">
            <text:p>233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6]+([.AM57]+[.AN57]+[.AO57])/24" office:value-type="float" office:value="1.54445833333333" calcext:value-type="float">
            <text:p>1.5</text:p>
          </table:table-cell>
          <table:table-cell table:style-name="ce24"/>
          <table:table-cell table:style-name="ce177"/>
          <table:table-cell table:style-name="ce199"/>
          <table:table-cell table:style-name="ce171"/>
          <table:table-cell table:style-name="ce200"/>
          <table:table-cell table:style-name="ce173"/>
          <table:table-cell table:style-name="ce200"/>
          <table:table-cell table:style-name="ce201"/>
          <table:table-cell table:style-name="ce172" table:number-columns-repeated="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 office:value-type="float" office:value="8" calcext:value-type="float">
            <text:p>8</text:p>
          </table:table-cell>
          <table:table-cell table:style-name="ce185"/>
          <table:table-cell table:style-name="ce193" table:formula="of:=154000/1000*[.Q57]/70" office:value-type="float" office:value="17.6" calcext:value-type="float">
            <text:p>18</text:p>
          </table:table-cell>
          <table:table-cell table:style-name="ce193" table:formula="of:=59460/1000*[.Q57]/70" office:value-type="float" office:value="6.79542857142857" calcext:value-type="float">
            <text:p>7</text:p>
          </table:table-cell>
          <table:table-cell table:style-name="ce193" table:formula="of:=51700/1000*[.Q57]/70" office:value-type="float" office:value="5.90857142857143" calcext:value-type="float">
            <text:p>6</text:p>
          </table:table-cell>
          <table:table-cell table:style-name="ce193" table:formula="of:=33*[.Q57]/70" office:value-type="float" office:value="3.77142857142857" calcext:value-type="float">
            <text:p>4</text:p>
          </table:table-cell>
          <table:table-cell table:style-name="ce193" table:formula="of:=61000/1000*[.Q57]/70" office:value-type="float" office:value="6.97142857142857" calcext:value-type="float">
            <text:p>7</text:p>
          </table:table-cell>
          <table:table-cell table:style-name="ce193" table:formula="of:=5700/1000*[.Q57]/70" office:value-type="float" office:value="0.651428571428571" calcext:value-type="float">
            <text:p>1</text:p>
          </table:table-cell>
          <table:table-cell table:style-name="ce193" table:formula="of:=SUM([.R57:.U57])*1000*([.V57]+([.W57]+[.X57])/5)*1000*(0.00000006)" office:value-type="float" office:value="9.62939904" calcext:value-type="float">
            <text:p>10</text:p>
          </table:table-cell>
          <table:table-cell table:style-name="ce192" table:formula="of:=382900/3600/24*[.Q57]/70*([.$C$543]/8)" office:value-type="float" office:value="0.633101851851852" calcext:value-type="float">
            <text:p>0.63</text:p>
          </table:table-cell>
          <table:table-cell table:style-name="ce172" table:formula="of:=393400/3600/24*[.Q57]/70*([.$C$543]/8)" office:value-type="float" office:value="0.650462962962963" calcext:value-type="float">
            <text:p>0.65</text:p>
          </table:table-cell>
          <table:table-cell table:style-name="ce172" table:formula="of:=[.AL57]*3600*MIN([.Z57];[.AA57])" office:value-type="float" office:value="2279.16666666667" calcext:value-type="float">
            <text:p>2279.17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/>
          <table:table-cell table:style-name="ce170" table:formula="of:=1560000*[.AL57]/24*[.C$543]/8*[.Q57]/70" office:value-type="float" office:value="9285.71428571429" calcext:value-type="float">
            <text:p>9286</text:p>
          </table:table-cell>
          <table:table-cell table:style-name="ce170" table:number-columns-repeated="6"/>
          <table:table-cell table:style-name="ce172" office:value-type="float" office:value="1" calcext:value-type="float">
            <text:p>1.00</text:p>
          </table:table-cell>
          <table:table-cell table:style-name="ce198" table:formula="of:=[.AL57]*[.$F$230]" office:value-type="float" office:value="2" calcext:value-type="float">
            <text:p>2.0</text:p>
          </table:table-cell>
          <table:table-cell table:style-name="ce198" office:value-type="float" office:value="0" calcext:value-type="float">
            <text:p>0.0</text:p>
          </table:table-cell>
          <table:table-cell/>
          <table:table-cell table:style-name="ce1"/>
          <table:table-cell table:style-name="ce196" table:formula="of:=MAX(SUM([.R57:.U57])*1000/[.U$8];1)" office:value-type="float" office:value="303.04" calcext:value-type="float">
            <text:p>303</text:p>
          </table:table-cell>
          <table:table-cell table:style-name="ce132" table:formula="of:=IF([.AQ57]&lt;2;0;INT(LOG([.AQ57]-1;2)+1.33))" office:value-type="float" office:value="9" calcext:value-type="float">
            <text:p>9</text:p>
          </table:table-cell>
          <table:table-cell table:style-name="ce196" table:formula="of:=MAX(([.V57]+[.W57]/5+[.X57]/5)*1000/[.U$8];1)" office:value-type="float" office:value="52.96" calcext:value-type="float">
            <text:p>53</text:p>
          </table:table-cell>
          <table:table-cell table:style-name="ce132" table:formula="of:=IF([.AS57]&lt;2;0;INT(LOG([.AS57]-1;2)+1.33))" office:value-type="float" office:value="7" calcext:value-type="float">
            <text:p>7</text:p>
          </table:table-cell>
          <table:table-cell table:style-name="ce196" table:formula="of:=([.Y57]+[.AA57])+IF([.AR57]&gt;0.9;SUM([.R57:.U57])*1000/(2^([.AR57]-1)+1);SUM([.R57:.U57])*1000)+IF([.AT57]&gt;0.9;([.V57]+[.W57]/5+[.X57]/5)*1000/(2^([.AT57]-1)+1);([.V57]+[.W57]/5+[.X57]/5)*1000)" office:value-type="float" office:value="209.671181967046" calcext:value-type="float">
            <text:p>210</text:p>
          </table:table-cell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7]+([.AM58]+[.AN58]+[.AO58])/24" office:value-type="float" office:value="1.87779166666667" calcext:value-type="float">
            <text:p>1.9</text:p>
          </table:table-cell>
          <table:table-cell table:style-name="ce24"/>
          <table:table-cell table:style-name="ce177"/>
          <table:table-cell table:style-name="ce199"/>
          <table:table-cell table:style-name="ce171"/>
          <table:table-cell table:style-name="ce200"/>
          <table:table-cell table:style-name="ce173"/>
          <table:table-cell table:style-name="ce200"/>
          <table:table-cell table:style-name="ce201"/>
          <table:table-cell table:style-name="ce172" table:number-columns-repeated="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70"/>
          <table:table-cell table:style-name="ce24"/>
          <table:table-cell table:style-name="ce202" table:number-columns-repeated="7"/>
          <table:table-cell table:style-name="ce203"/>
          <table:table-cell table:style-name="ce204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39"/>
          <table:table-cell table:style-name="ce206" table:formula="of:=SUM([.AM51:.AM57])" office:value-type="float" office:value="8" calcext:value-type="float">
            <text:p>8.0</text:p>
          </table:table-cell>
          <table:table-cell table:style-name="ce146" table:number-columns-repeated="2"/>
          <table:table-cell table:style-name="ce53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8]+([.AM59]+[.AN59]+[.AO59])/24" office:value-type="float" office:value="1.87779166666667" calcext:value-type="float">
            <text:p>1.9</text:p>
          </table:table-cell>
          <table:table-cell table:style-name="ce207"/>
          <table:table-cell table:style-name="ce208" office:value-type="string" calcext:value-type="string">
            <text:p>NEED TO TAKE CARBON SIEVE AND DELTA SCAN FOR HMS=6.803 GEV/C</text:p>
          </table:table-cell>
          <table:table-cell table:style-name="ce209"/>
          <table:table-cell table:style-name="ce210"/>
          <table:table-cell table:style-name="ce211"/>
          <table:table-cell table:style-name="ce212"/>
          <table:table-cell table:style-name="ce211"/>
          <table:table-cell table:style-name="ce213"/>
          <table:table-cell table:style-name="ce214" table:number-columns-repeated="2"/>
          <table:table-cell table:style-name="ce210"/>
          <table:table-cell table:style-name="ce214" table:number-columns-repeated="2"/>
          <table:table-cell table:style-name="ce210"/>
          <table:table-cell table:style-name="ce214"/>
          <table:table-cell table:style-name="ce215"/>
          <table:table-cell table:style-name="ce207"/>
          <table:table-cell table:style-name="ce216" table:number-columns-repeated="7"/>
          <table:table-cell table:style-name="ce217"/>
          <table:table-cell table:style-name="ce218"/>
          <table:table-cell table:style-name="ce219"/>
          <table:table-cell table:style-name="ce220" table:number-columns-repeated="2"/>
          <table:table-cell table:style-name="ce219" table:number-columns-repeated="7"/>
          <table:table-cell table:style-name="ce220"/>
          <table:table-cell table:style-name="ce212"/>
          <table:table-cell table:style-name="ce221" table:number-columns-repeated="2"/>
          <table:table-cell table:style-name="ce222"/>
          <table:table-cell table:style-name="ce219"/>
          <table:table-cell table:style-name="ce223"/>
          <table:table-cell table:style-name="ce219"/>
          <table:table-cell table:style-name="ce223"/>
          <table:table-cell table:style-name="ce219"/>
          <table:table-cell table:style-name="ce222"/>
          <table:table-cell table:style-name="ce214" table:number-columns-repeated="2"/>
          <table:table-cell table:style-name="ce224" table:number-columns-repeated="974"/>
        </table:table-row>
        <table:table-row table:style-name="ro2">
          <table:table-cell table:style-name="ce5" table:formula="of:=[.A59]+([.AM60]+[.AN60]+[.AO60])/24" office:value-type="float" office:value="1.87779166666667" calcext:value-type="float">
            <text:p>1.9</text:p>
          </table:table-cell>
          <table:table-cell table:style-name="ce5"/>
          <table:table-cell table:style-name="ce3"/>
          <table:table-cell table:style-name="ce2"/>
          <table:table-cell table:style-name="ce151"/>
          <table:table-cell table:style-name="ce8"/>
          <table:table-cell/>
          <table:table-cell table:style-name="ce350"/>
          <table:table-cell table:number-columns-repeated="4"/>
          <table:table-cell table:style-name="ce8"/>
          <table:table-cell table:style-name="ce4"/>
          <table:table-cell table:style-name="ce3"/>
          <table:table-cell table:style-name="ce4"/>
          <table:table-cell table:style-name="ce2" table:number-columns-repeated="12"/>
          <table:table-cell table:style-name="ce4" table:number-columns-repeated="2"/>
          <table:table-cell table:style-name="ce2" table:number-columns-repeated="8"/>
          <table:table-cell table:style-name="ce198"/>
          <table:table-cell table:style-name="ce2" table:number-columns-repeated="2"/>
          <table:table-cell table:style-name="ce5"/>
          <table:table-cell/>
          <table:table-cell table:style-name="ce2" table:number-columns-repeated="4"/>
          <table:table-cell table:style-name="ce6"/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2">
          <table:table-cell table:style-name="ce5" table:formula="of:=[.A60]+([.AM61]+[.AN61]+[.AO61])/24" office:value-type="float" office:value="1.87779166666667" calcext:value-type="float">
            <text:p>1.9</text:p>
          </table:table-cell>
          <table:table-cell table:style-name="ce5"/>
          <table:table-cell table:style-name="ce225" office:value-type="string" calcext:value-type="string">
            <text:p>Physics data taking</text:p>
          </table:table-cell>
          <table:table-cell table:style-name="ce2"/>
          <table:table-cell table:style-name="ce151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t<text:span text:style-name="T6">min</text:span></text:p>
          </table:table-cell>
          <table:table-cell table:number-columns-repeated="4"/>
          <table:table-cell table:style-name="ce8"/>
          <table:table-cell table:style-name="ce4"/>
          <table:table-cell table:style-name="ce3"/>
          <table:table-cell table:style-name="ce4"/>
          <table:table-cell table:style-name="ce2" table:number-columns-repeated="12"/>
          <table:table-cell table:style-name="ce4" table:number-columns-repeated="2"/>
          <table:table-cell table:style-name="ce2" table:number-columns-repeated="8"/>
          <table:table-cell table:style-name="ce198"/>
          <table:table-cell table:style-name="ce2" table:number-columns-repeated="2"/>
          <table:table-cell table:style-name="ce5"/>
          <table:table-cell/>
          <table:table-cell table:style-name="ce2" table:number-columns-repeated="4"/>
          <table:table-cell table:style-name="ce6"/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2">
          <table:table-cell table:style-name="ce5" table:formula="of:=[.A61]+([.AM62]+[.AN62]+[.AO62])/24" office:value-type="float" office:value="1.87779166666667" calcext:value-type="float">
            <text:p>1.9</text:p>
          </table:table-cell>
          <table:table-cell table:style-name="ce5"/>
          <table:table-cell table:style-name="ce226" office:value-type="string" calcext:value-type="string">
            <text:p>Need a short Mode-10 run at the beginning of each setting!</text:p>
          </table:table-cell>
          <table:table-cell table:style-name="ce2"/>
          <table:table-cell table:style-name="ce151"/>
          <table:table-cell table:style-name="ce2" table:number-columns-repeated="3"/>
          <table:table-cell table:number-columns-repeated="4"/>
          <table:table-cell table:style-name="ce8"/>
          <table:table-cell table:style-name="ce4"/>
          <table:table-cell table:style-name="ce3"/>
          <table:table-cell table:style-name="ce4"/>
          <table:table-cell table:style-name="ce2" table:number-columns-repeated="12"/>
          <table:table-cell table:style-name="ce4" table:number-columns-repeated="2"/>
          <table:table-cell table:style-name="ce2" table:number-columns-repeated="8"/>
          <table:table-cell table:style-name="ce198"/>
          <table:table-cell table:style-name="ce2" table:number-columns-repeated="2"/>
          <table:table-cell table:style-name="ce5"/>
          <table:table-cell/>
          <table:table-cell table:style-name="ce2" table:number-columns-repeated="4"/>
          <table:table-cell table:style-name="ce6"/>
          <table:table-cell table:style-name="ce7" table:number-columns-repeated="22"/>
          <table:table-cell table:style-name="ce2" table:number-columns-repeated="949"/>
          <table:table-cell table:number-columns-repeated="5"/>
        </table:table-row>
        <table:table-row table:style-name="ro4">
          <table:table-cell table:style-name="ce5" table:formula="of:=[.A62]+([.AM63]+[.AN63]+[.AO63])/24" office:value-type="float" office:value="2.136125" calcext:value-type="float">
            <text:p>2.1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02" calcext:value-type="float">
            <text:p>2.02</text:p>
          </table:table-cell>
          <table:table-cell table:style-name="ce227" office:value-type="float" office:value="0.5461" calcext:value-type="float">
            <text:p>0.5461</text:p>
          </table:table-cell>
          <table:table-cell table:style-name="ce171" office:value-type="float" office:value="0.487" calcext:value-type="float">
            <text:p>0.487</text:p>
          </table:table-cell>
          <table:table-cell table:style-name="ce201" office:value-type="string" calcext:value-type="string">
            <text:p>LH+</text:p>
          </table:table-cell>
          <table:table-cell table:style-name="ce171" office:value-type="float" office:value="0.8875" calcext:value-type="float">
            <text:p>0.888</text:p>
          </table:table-cell>
          <table:table-cell table:style-name="ce172" office:value-type="float" office:value="13.31" calcext:value-type="float">
            <text:p>13.31</text:p>
          </table:table-cell>
          <table:table-cell table:style-name="ce228" office:value-type="float" office:value="6.792" calcext:value-type="float">
            <text:p>6.792</text:p>
          </table:table-cell>
          <table:table-cell table:style-name="ce172" office:value-type="float" office:value="21.65" calcext:value-type="float">
            <text:p>21.65</text:p>
          </table:table-cell>
          <table:table-cell table:style-name="ce172" office:value-type="float" office:value="19.65" calcext:value-type="float">
            <text:p>19.65</text:p>
          </table:table-cell>
          <table:table-cell table:style-name="ce171" office:value-type="float" office:value="3.493" calcext:value-type="float">
            <text:p>3.493</text:p>
          </table:table-cell>
          <table:table-cell table:style-name="ce172" table:formula="of:=[.K$63]+[.N63]" office:value-type="float" office:value="32.96" calcext:value-type="float">
            <text:p>32.96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70" table:formula="of:=35700/1000*[.Q63]/70" office:value-type="float" office:value="40.8" calcext:value-type="float">
            <text:p>41</text:p>
          </table:table-cell>
          <table:table-cell table:style-name="ce170" table:formula="of:=10540/1000*[.Q63]/70" office:value-type="float" office:value="12.0457142857143" calcext:value-type="float">
            <text:p>12</text:p>
          </table:table-cell>
          <table:table-cell table:style-name="ce170" table:formula="of:=33630/1000*[.Q63]/70" office:value-type="float" office:value="38.4342857142857" calcext:value-type="float">
            <text:p>38</text:p>
          </table:table-cell>
          <table:table-cell table:style-name="ce170" table:formula="of:=31*[.Q63]/70" office:value-type="float" office:value="35.4285714285714" calcext:value-type="float">
            <text:p>35</text:p>
          </table:table-cell>
          <table:table-cell table:style-name="ce173" table:formula="of:=530/1000*[.Q63]/70" office:value-type="float" office:value="0.605714285714286" calcext:value-type="float">
            <text:p>0.6</text:p>
          </table:table-cell>
          <table:table-cell table:style-name="ce172" table:formula="of:=37/1000*[.Q63]/70" office:value-type="float" office:value="0.0422857142857143" calcext:value-type="float">
            <text:p>0.04</text:p>
          </table:table-cell>
          <table:table-cell table:style-name="ce193" table:formula="of:=SUM([.R63:.U63])*1000*([.V63]+([.W63]+[.X63])/5)*1000*(0.00000006)" office:value-type="float" office:value="194.74499328" calcext:value-type="float">
            <text:p>195</text:p>
          </table:table-cell>
          <table:table-cell table:style-name="ce173" table:formula="of:=338050/3600/24*[.Q63]/70*([.$C$543]/8)" office:value-type="float" office:value="5.58945105820106" calcext:value-type="float">
            <text:p>5.6</text:p>
          </table:table-cell>
          <table:table-cell table:style-name="ce173" table:formula="of:=457100/3600/24*[.Q63]/70*([.$C$543]/8)" office:value-type="float" office:value="7.55787037037037" calcext:value-type="float">
            <text:p>7.6</text:p>
          </table:table-cell>
          <table:table-cell table:style-name="ce170" table:formula="of:=[.AL63]*3600*MIN([.Z63];[.AA63])" office:value-type="float" office:value="20122.0238095238" calcext:value-type="float">
            <text:p>20122</text:p>
          </table:table-cell>
          <table:table-cell table:style-name="ce172" table:formula="of:=0.2876" office:value-type="float" office:value="0.2876" calcext:value-type="float">
            <text:p>0.29</text:p>
          </table:table-cell>
          <table:table-cell table:style-name="ce172" table:formula="of:=[.AB63]/[.AC63]" office:value-type="float" office:value="69965.3122723359" calcext:value-type="float">
            <text:p>69965.31</text:p>
          </table:table-cell>
          <table:table-cell table:style-name="ce170" table:formula="of:=1360000*[.AL63]/24*[.C$543]/8*[.Q63]/70" office:value-type="float" office:value="80952.380952381" calcext:value-type="float">
            <text:p>80952</text:p>
          </table:table-cell>
          <table:table-cell table:style-name="ce170" table:number-columns-repeated="4"/>
          <table:table-cell table:style-name="ce170" table:formula="of:=[.AD63]-[.AE63]" office:value-type="float" office:value="-10987.068680045" calcext:value-type="float">
            <text:p>-10987</text:p>
          </table:table-cell>
          <table:table-cell table:style-name="ce671" table:formula="of:=[.AJ63]/AVERAGE([.AD63:.AE63])" office:value-type="float" office:value="-0.145603453714141" calcext:value-type="float">
            <text:p>-0.1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3]*[.$F$230]" office:value-type="float" office:value="2" calcext:value-type="float">
            <text:p>2.0</text:p>
          </table:table-cell>
          <table:table-cell table:style-name="ce198" table:formula="of:=[.AM63]*0.1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9.6" calcext:value-type="float">
            <text:p>9.6</text:p>
          </table:table-cell>
          <table:table-cell table:style-name="ce196" table:formula="of:=MAX(SUM([.R63:.U63])*1000/[.U$8];1)" office:value-type="float" office:value="912.8" calcext:value-type="float">
            <text:p>913</text:p>
          </table:table-cell>
          <table:table-cell table:style-name="ce132" table:formula="of:=IF([.AQ63]&lt;2;0;INT(LOG([.AQ63]-1;2)+1.33))" office:value-type="float" office:value="11" calcext:value-type="float">
            <text:p>11</text:p>
          </table:table-cell>
          <table:table-cell table:style-name="ce196" table:formula="of:=MAX(([.V63]+[.W63]/5+[.X63]/5)*1000/[.U$8];1)" office:value-type="float" office:value="355.581714285714" calcext:value-type="float">
            <text:p>356</text:p>
          </table:table-cell>
          <table:table-cell table:style-name="ce132" table:formula="of:=IF([.AS63]&lt;2;0;INT(LOG([.AS63]-1;2)+1.33))" office:value-type="float" office:value="9" calcext:value-type="float">
            <text:p>9</text:p>
          </table:table-cell>
          <table:table-cell table:style-name="ce196" table:formula="of:=([.Y63]+[.AA63])+IF([.AR63]&gt;0.9;SUM([.R63:.U63])*1000/(2^([.AR63]-1)+1);SUM([.R63:.U63])*1000)+IF([.AT63]&gt;0.9;([.V63]+[.W63]/5+[.X63]/5)*1000/(2^([.AT63]-1)+1);([.V63]+[.W63]/5+[.X63]/5)*1000)" office:value-type="float" office:value="429.715165877895" calcext:value-type="float">
            <text:p>43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3]+([.AM64]+[.AN64]+[.AO64])/24" office:value-type="float" office:value="2.22779166666667" calcext:value-type="float">
            <text:p>2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21.65" calcext:value-type="float">
            <text:p>21.65</text:p>
          </table:table-cell>
          <table:table-cell table:style-name="ce171"/>
          <table:table-cell table:style-name="ce172" table:formula="of:=[.K$63]+[.N64]" office:value-type="float" office:value="34.96" calcext:value-type="float">
            <text:p>34.96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70" table:formula="of:=15000/1000*[.Q64]/70" office:value-type="float" office:value="17.1428571428571" calcext:value-type="float">
            <text:p>17</text:p>
          </table:table-cell>
          <table:table-cell table:style-name="ce170" table:formula="of:=4650/1000*[.Q64]/70" office:value-type="float" office:value="5.31428571428571" calcext:value-type="float">
            <text:p>5</text:p>
          </table:table-cell>
          <table:table-cell table:style-name="ce170" table:formula="of:=17500/1000*[.Q64]/70" office:value-type="float" office:value="20" calcext:value-type="float">
            <text:p>20</text:p>
          </table:table-cell>
          <table:table-cell table:style-name="ce170" table:formula="of:=31*[.Q64]/70" office:value-type="float" office:value="35.4285714285714" calcext:value-type="float">
            <text:p>35</text:p>
          </table:table-cell>
          <table:table-cell table:style-name="ce173" table:formula="of:=530/1000*[.Q64]/70" office:value-type="float" office:value="0.605714285714286" calcext:value-type="float">
            <text:p>0.6</text:p>
          </table:table-cell>
          <table:table-cell table:style-name="ce172" table:formula="of:=37/1000*[.Q64]/70" office:value-type="float" office:value="0.0422857142857143" calcext:value-type="float">
            <text:p>0.04</text:p>
          </table:table-cell>
          <table:table-cell table:style-name="ce193" table:formula="of:=SUM([.R64:.U64])*1000*([.V64]+([.W64]+[.X64])/5)*1000*(0.00000006)" office:value-type="float" office:value="90.581901844898" calcext:value-type="float">
            <text:p>91</text:p>
          </table:table-cell>
          <table:table-cell table:style-name="ce173" table:formula="of:=338050/3600/24*[.Q64]/70*([.$C$543]/8)" office:value-type="float" office:value="5.58945105820106" calcext:value-type="float">
            <text:p>5.6</text:p>
          </table:table-cell>
          <table:table-cell table:style-name="ce173" table:formula="of:=457100/3600/24*[.Q64]/70*([.$C$543]/8)" office:value-type="float" office:value="7.55787037037037" calcext:value-type="float">
            <text:p>7.6</text:p>
          </table:table-cell>
          <table:table-cell table:style-name="ce170" table:formula="of:=[.AL64]*3600*MIN([.Z64];[.AA64])" office:value-type="float" office:value="20122.0238095238" calcext:value-type="float">
            <text:p>20122</text:p>
          </table:table-cell>
          <table:table-cell table:style-name="ce172" table:formula="of:=0.2876" office:value-type="float" office:value="0.2876" calcext:value-type="float">
            <text:p>0.29</text:p>
          </table:table-cell>
          <table:table-cell table:style-name="ce172" table:formula="of:=[.AB64]/[.AC64]" office:value-type="float" office:value="69965.3122723359" calcext:value-type="float">
            <text:p>69965.31</text:p>
          </table:table-cell>
          <table:table-cell table:style-name="ce170" table:formula="of:=1360000*[.AL64]/24*[.C$543]/8*[.Q64]/70" office:value-type="float" office:value="80952.380952381" calcext:value-type="float">
            <text:p>80952</text:p>
          </table:table-cell>
          <table:table-cell table:style-name="ce170" table:number-columns-repeated="4"/>
          <table:table-cell table:style-name="ce170" table:formula="of:=[.AD64]-[.AE64]" office:value-type="float" office:value="-10987.068680045" calcext:value-type="float">
            <text:p>-10987</text:p>
          </table:table-cell>
          <table:table-cell table:style-name="ce671" table:formula="of:=[.AJ64]/AVERAGE([.AD64:.AE64])" office:value-type="float" office:value="-0.145603453714141" calcext:value-type="float">
            <text:p>-0.1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4]*[.$F$230]" office:value-type="float" office:value="2" calcext:value-type="float">
            <text:p>2.0</text:p>
          </table:table-cell>
          <table:table-cell table:style-name="ce198" table:formula="of:=[.AM64]*0.1" office:value-type="float" office:value="0.2" calcext:value-type="float">
            <text:p>0.2</text:p>
          </table:table-cell>
          <table:table-cell/>
          <table:table-cell table:style-name="ce40"/>
          <table:table-cell table:style-name="ce196" table:formula="of:=MAX(SUM([.R64:.U64])*1000/[.U$8];1)" office:value-type="float" office:value="424.571428571429" calcext:value-type="float">
            <text:p>425</text:p>
          </table:table-cell>
          <table:table-cell table:style-name="ce132" table:formula="of:=IF([.AQ64]&lt;2;0;INT(LOG([.AQ64]-1;2)+1.33))" office:value-type="float" office:value="10" calcext:value-type="float">
            <text:p>10</text:p>
          </table:table-cell>
          <table:table-cell table:style-name="ce196" table:formula="of:=MAX(([.V64]+[.W64]/5+[.X64]/5)*1000/[.U$8];1)" office:value-type="float" office:value="355.581714285714" calcext:value-type="float">
            <text:p>356</text:p>
          </table:table-cell>
          <table:table-cell table:style-name="ce132" table:formula="of:=IF([.AS64]&lt;2;0;INT(LOG([.AS64]-1;2)+1.33))" office:value-type="float" office:value="9" calcext:value-type="float">
            <text:p>9</text:p>
          </table:table-cell>
          <table:table-cell table:style-name="ce196" table:formula="of:=([.Y64]+[.AA64])+IF([.AR64]&gt;0.9;SUM([.R64:.U64])*1000/(2^([.AR64]-1)+1);SUM([.R64:.U64])*1000)+IF([.AT64]&gt;0.9;([.V64]+[.W64]/5+[.X64]/5)*1000/(2^([.AT64]-1)+1);([.V64]+[.W64]/5+[.X64]/5)*1000)" office:value-type="float" office:value="319.260877616038" calcext:value-type="float">
            <text:p>319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4]+([.AM65]+[.AN65]+[.AO65])/24" office:value-type="float" office:value="2.31945833333333" calcext:value-type="float">
            <text:p>2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23.65" calcext:value-type="float">
            <text:p>23.65</text:p>
          </table:table-cell>
          <table:table-cell table:style-name="ce171"/>
          <table:table-cell table:style-name="ce172" table:formula="of:=[.K$63]+[.N65]" office:value-type="float" office:value="36.96" calcext:value-type="float">
            <text:p>36.96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70" table:formula="of:=6131/1000*[.Q65]/70" office:value-type="float" office:value="7.00685714285714" calcext:value-type="float">
            <text:p>7</text:p>
          </table:table-cell>
          <table:table-cell table:style-name="ce170" table:formula="of:=2007/1000*[.Q65]/70" office:value-type="float" office:value="2.29371428571429" calcext:value-type="float">
            <text:p>2</text:p>
          </table:table-cell>
          <table:table-cell table:style-name="ce170" table:formula="of:=8882/1000*[.Q65]/70" office:value-type="float" office:value="10.1508571428571" calcext:value-type="float">
            <text:p>10</text:p>
          </table:table-cell>
          <table:table-cell table:style-name="ce170" table:formula="of:=31*[.Q65]/70" office:value-type="float" office:value="35.4285714285714" calcext:value-type="float">
            <text:p>35</text:p>
          </table:table-cell>
          <table:table-cell table:style-name="ce173" table:formula="of:=530/1000*[.Q65]/70" office:value-type="float" office:value="0.605714285714286" calcext:value-type="float">
            <text:p>0.6</text:p>
          </table:table-cell>
          <table:table-cell table:style-name="ce172" table:formula="of:=37/1000*[.Q65]/70" office:value-type="float" office:value="0.0422857142857143" calcext:value-type="float">
            <text:p>0.04</text:p>
          </table:table-cell>
          <table:table-cell table:style-name="ce193" table:formula="of:=SUM([.R65:.U65])*1000*([.V65]+([.W65]+[.X65])/5)*1000*(0.00000006)" office:value-type="float" office:value="41.4994339004082" calcext:value-type="float">
            <text:p>41</text:p>
          </table:table-cell>
          <table:table-cell table:style-name="ce173" table:formula="of:=338050/3600/24*[.Q65]/70*([.$C$543]/8)" office:value-type="float" office:value="5.58945105820106" calcext:value-type="float">
            <text:p>5.6</text:p>
          </table:table-cell>
          <table:table-cell table:style-name="ce173" table:formula="of:=457100/3600/24*[.Q65]/70*([.$C$543]/8)" office:value-type="float" office:value="7.55787037037037" calcext:value-type="float">
            <text:p>7.6</text:p>
          </table:table-cell>
          <table:table-cell table:style-name="ce170" table:formula="of:=[.AL65]*3600*MIN([.Z65];[.AA65])" office:value-type="float" office:value="20122.0238095238" calcext:value-type="float">
            <text:p>20122</text:p>
          </table:table-cell>
          <table:table-cell table:style-name="ce172" table:formula="of:=0.2876" office:value-type="float" office:value="0.2876" calcext:value-type="float">
            <text:p>0.29</text:p>
          </table:table-cell>
          <table:table-cell table:style-name="ce172" table:formula="of:=[.AB65]/[.AC65]" office:value-type="float" office:value="69965.3122723359" calcext:value-type="float">
            <text:p>69965.31</text:p>
          </table:table-cell>
          <table:table-cell table:style-name="ce170" table:formula="of:=1360000*[.AL65]/24*[.C$543]/8*[.Q65]/70" office:value-type="float" office:value="80952.380952381" calcext:value-type="float">
            <text:p>80952</text:p>
          </table:table-cell>
          <table:table-cell table:style-name="ce170" table:number-columns-repeated="4"/>
          <table:table-cell table:style-name="ce170" table:formula="of:=[.AD65]-[.AE65]" office:value-type="float" office:value="-10987.068680045" calcext:value-type="float">
            <text:p>-10987</text:p>
          </table:table-cell>
          <table:table-cell table:style-name="ce671" table:formula="of:=[.AJ65]/AVERAGE([.AD65:.AE65])" office:value-type="float" office:value="-0.145603453714141" calcext:value-type="float">
            <text:p>-0.1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5]*[.$F$230]" office:value-type="float" office:value="2" calcext:value-type="float">
            <text:p>2.0</text:p>
          </table:table-cell>
          <table:table-cell table:style-name="ce198" table:formula="of:=[.AM65]*0.1" office:value-type="float" office:value="0.2" calcext:value-type="float">
            <text:p>0.2</text:p>
          </table:table-cell>
          <table:table-cell/>
          <table:table-cell table:style-name="ce40"/>
          <table:table-cell table:style-name="ce196" table:formula="of:=MAX(SUM([.R65:.U65])*1000/[.U$8];1)" office:value-type="float" office:value="194.514285714286" calcext:value-type="float">
            <text:p>195</text:p>
          </table:table-cell>
          <table:table-cell table:style-name="ce132" table:formula="of:=IF([.AQ65]&lt;2;0;INT(LOG([.AQ65]-1;2)+1.33))" office:value-type="float" office:value="8" calcext:value-type="float">
            <text:p>8</text:p>
          </table:table-cell>
          <table:table-cell table:style-name="ce196" table:formula="of:=MAX(([.V65]+[.W65]/5+[.X65]/5)*1000/[.U$8];1)" office:value-type="float" office:value="355.581714285714" calcext:value-type="float">
            <text:p>356</text:p>
          </table:table-cell>
          <table:table-cell table:style-name="ce132" table:formula="of:=IF([.AS65]&lt;2;0;INT(LOG([.AS65]-1;2)+1.33))" office:value-type="float" office:value="9" calcext:value-type="float">
            <text:p>9</text:p>
          </table:table-cell>
          <table:table-cell table:style-name="ce196" table:formula="of:=([.Y65]+[.AA65])+IF([.AR65]&gt;0.9;SUM([.R65:.U65])*1000/(2^([.AR65]-1)+1);SUM([.R65:.U65])*1000)+IF([.AT65]&gt;0.9;([.V65]+[.W65]/5+[.X65]/5)*1000/(2^([.AT65]-1)+1);([.V65]+[.W65]/5+[.X65]/5)*1000)" office:value-type="float" office:value="338.202215957288" calcext:value-type="float">
            <text:p>338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5]+([.AM66]+[.AN66]+[.AO66])/24" office:value-type="float" office:value="2.31945833333333" calcext:value-type="float">
            <text:p>2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 table:number-columns-repeated="2"/>
          <table:table-cell table:style-name="ce193" table:number-columns-repeated="7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66]-[.AE66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 table:number-columns-repeated="3"/>
          <table:table-cell table:style-name="ce132"/>
          <table:table-cell table:style-name="ce40"/>
          <table:table-cell table:style-name="ce132"/>
          <table:table-cell table:style-name="ce40"/>
          <table:table-cell table:number-columns-repeated="977"/>
        </table:table-row>
        <table:table-row table:style-name="ro4">
          <table:table-cell table:style-name="ce5" table:formula="of:=[.A66]+([.AM67]+[.AN67]+[.AO67])/24" office:value-type="float" office:value="2.57779166666667" calcext:value-type="float">
            <text:p>2.6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2.73" calcext:value-type="float">
            <text:p>2.73</text:p>
          </table:table-cell>
          <table:table-cell table:style-name="ce172" office:value-type="float" office:value="2.63" calcext:value-type="float">
            <text:p>2.63</text:p>
          </table:table-cell>
          <table:table-cell table:style-name="ce227" office:value-type="float" office:value="0.3114" calcext:value-type="float">
            <text:p>0.3114</text:p>
          </table:table-cell>
          <table:table-cell table:style-name="ce171" office:value-type="float" office:value="0.118" calcext:value-type="float">
            <text:p>0.118</text:p>
          </table:table-cell>
          <table:table-cell table:style-name="ce201" office:value-type="string" calcext:value-type="string">
            <text:p>LH+</text:p>
          </table:table-cell>
          <table:table-cell table:style-name="ce171" office:value-type="float" office:value="0.8336" calcext:value-type="float">
            <text:p>0.834</text:p>
          </table:table-cell>
          <table:table-cell table:style-name="ce230" office:value-type="float" office:value="12.04" calcext:value-type="float">
            <text:p>12.04</text:p>
          </table:table-cell>
          <table:table-cell table:style-name="ce171" office:value-type="float" office:value="5.878" calcext:value-type="float">
            <text:p>5.878</text:p>
          </table:table-cell>
          <table:table-cell table:style-name="ce172" office:value-type="float" office:value="14.33" calcext:value-type="float">
            <text:p>14.33</text:p>
          </table:table-cell>
          <table:table-cell table:style-name="ce172" office:value-type="float" office:value="12.33" calcext:value-type="float">
            <text:p>12.33</text:p>
          </table:table-cell>
          <table:table-cell table:style-name="ce171" office:value-type="float" office:value="4.605" calcext:value-type="float">
            <text:p>4.605</text:p>
          </table:table-cell>
          <table:table-cell table:style-name="ce172" table:formula="of:=[.K$67]+[.N67]" office:value-type="float" office:value="24.37" calcext:value-type="float">
            <text:p>24.37</text:p>
          </table:table-cell>
          <table:table-cell table:style-name="ce185" office:value-type="float" office:value="80" calcext:value-type="float">
            <text:p>80</text:p>
          </table:table-cell>
          <table:table-cell/>
          <table:table-cell table:style-name="ce170" table:formula="of:=157000/1000*[.Q67]/70" office:value-type="float" office:value="179.428571428571" calcext:value-type="float">
            <text:p>179</text:p>
          </table:table-cell>
          <table:table-cell table:style-name="ce170" table:formula="of:=49170/1000*[.Q67]/70" office:value-type="float" office:value="56.1942857142857" calcext:value-type="float">
            <text:p>56</text:p>
          </table:table-cell>
          <table:table-cell table:style-name="ce170" table:formula="of:=72040/1000*[.Q67]/70" office:value-type="float" office:value="82.3314285714286" calcext:value-type="float">
            <text:p>82</text:p>
          </table:table-cell>
          <table:table-cell table:style-name="ce170" table:formula="of:=69*[.Q67]/70" office:value-type="float" office:value="78.8571428571429" calcext:value-type="float">
            <text:p>79</text:p>
          </table:table-cell>
          <table:table-cell table:style-name="ce173" table:formula="of:=9400/1000*[.Q67]/70" office:value-type="float" office:value="10.7428571428571" calcext:value-type="float">
            <text:p>10.7</text:p>
          </table:table-cell>
          <table:table-cell table:style-name="ce173" table:formula="of:=878/1000*[.Q67]/70" office:value-type="float" office:value="1.00342857142857" calcext:value-type="float">
            <text:p>1.0</text:p>
          </table:table-cell>
          <table:table-cell table:style-name="ce193" table:formula="of:=SUM([.R67:.U67])*1000*([.V67]+([.W67]+[.X67])/5)*1000*(0.00000006)" office:value-type="float" office:value="1549.19537444571" calcext:value-type="float">
            <text:p>1549</text:p>
          </table:table-cell>
          <table:table-cell table:style-name="ce173" table:formula="of:=600120/3600/24*[.Q67]/70*([.$C$543]/8)" office:value-type="float" office:value="9.92261904761905" calcext:value-type="float">
            <text:p>9.9</text:p>
          </table:table-cell>
          <table:table-cell table:style-name="ce173" table:formula="of:=698000/3600/24*[.Q67]/70*([.$C$543]/8)" office:value-type="float" office:value="11.5410052910053" calcext:value-type="float">
            <text:p>11.5</text:p>
          </table:table-cell>
          <table:table-cell table:style-name="ce170" table:formula="of:=[.AL67]*3600*MIN([.Z67];[.AA67])" office:value-type="float" office:value="35721.4285714286" calcext:value-type="float">
            <text:p>35721</text:p>
          </table:table-cell>
          <table:table-cell table:style-name="ce172" table:formula="of:=0.316" office:value-type="float" office:value="0.316" calcext:value-type="float">
            <text:p>0.32</text:p>
          </table:table-cell>
          <table:table-cell table:style-name="ce172" table:formula="of:=[.AB67]/[.AC67]" office:value-type="float" office:value="113042.495479204" calcext:value-type="float">
            <text:p>113042.50</text:p>
          </table:table-cell>
          <table:table-cell table:style-name="ce170" table:formula="of:=2430000*[.AL67]/24*[.C$543]/8*[.Q67]/70" office:value-type="float" office:value="144642.857142857" calcext:value-type="float">
            <text:p>144643</text:p>
          </table:table-cell>
          <table:table-cell table:style-name="ce170" table:number-columns-repeated="4"/>
          <table:table-cell table:style-name="ce170" table:formula="of:=[.AD67]-[.AE67]" office:value-type="float" office:value="-31600.3616636528" calcext:value-type="float">
            <text:p>-31600</text:p>
          </table:table-cell>
          <table:table-cell table:style-name="ce671" table:formula="of:=[.AJ67]/AVERAGE([.AD67:.AE67])" office:value-type="float" office:value="-0.245263157894737" calcext:value-type="float">
            <text:p>-0.2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7]*[.$F$230]" office:value-type="float" office:value="2" calcext:value-type="float">
            <text:p>2.0</text:p>
          </table:table-cell>
          <table:table-cell table:style-name="ce198" table:formula="of:=[.AM67]*0.1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9.3" calcext:value-type="float">
            <text:p>9.3</text:p>
          </table:table-cell>
          <table:table-cell table:style-name="ce196" table:formula="of:=MAX(SUM([.R67:.U67])*1000/[.U$8];1)" office:value-type="float" office:value="3179.54285714286" calcext:value-type="float">
            <text:p>3180</text:p>
          </table:table-cell>
          <table:table-cell table:style-name="ce132" table:formula="of:=IF([.AQ67]&lt;2;0;INT(LOG([.AQ67]-1;2)+1.33))" office:value-type="float" office:value="12" calcext:value-type="float">
            <text:p>12</text:p>
          </table:table-cell>
          <table:table-cell table:style-name="ce196" table:formula="of:=MAX(([.V67]+[.W67]/5+[.X67]/5)*1000/[.U$8];1)" office:value-type="float" office:value="812.064" calcext:value-type="float">
            <text:p>812</text:p>
          </table:table-cell>
          <table:table-cell table:style-name="ce132" table:formula="of:=IF([.AS67]&lt;2;0;INT(LOG([.AS67]-1;2)+1.33))" office:value-type="float" office:value="10" calcext:value-type="float">
            <text:p>10</text:p>
          </table:table-cell>
          <table:table-cell table:style-name="ce196" table:formula="of:=([.Y67]+[.AA67])+IF([.AR67]&gt;0.9;SUM([.R67:.U67])*1000/(2^([.AR67]-1)+1);SUM([.R67:.U67])*1000)+IF([.AT67]&gt;0.9;([.V67]+[.W67]/5+[.X67]/5)*1000/(2^([.AT67]-1)+1);([.V67]+[.W67]/5+[.X67]/5)*1000)" office:value-type="float" office:value="1874.20880261921" calcext:value-type="float">
            <text:p>1874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7]+([.AM68]+[.AN68]+[.AO68])/24" office:value-type="float" office:value="2.66945833333333" calcext:value-type="float">
            <text:p>2.7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33" calcext:value-type="float">
            <text:p>14.33</text:p>
          </table:table-cell>
          <table:table-cell table:style-name="ce171"/>
          <table:table-cell table:style-name="ce172" table:formula="of:=[.K$67]+[.N68]" office:value-type="float" office:value="26.37" calcext:value-type="float">
            <text:p>26.37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70" table:formula="of:=55300/1000*[.Q68]/70" office:value-type="float" office:value="63.2" calcext:value-type="float">
            <text:p>63</text:p>
          </table:table-cell>
          <table:table-cell table:style-name="ce170" table:formula="of:=18380/1000*[.Q68]/70" office:value-type="float" office:value="21.0057142857143" calcext:value-type="float">
            <text:p>21</text:p>
          </table:table-cell>
          <table:table-cell table:style-name="ce170" table:formula="of:=32690/1000*[.Q68]/70" office:value-type="float" office:value="37.36" calcext:value-type="float">
            <text:p>37</text:p>
          </table:table-cell>
          <table:table-cell table:style-name="ce170" table:formula="of:=69*[.Q68]/70" office:value-type="float" office:value="78.8571428571429" calcext:value-type="float">
            <text:p>79</text:p>
          </table:table-cell>
          <table:table-cell table:style-name="ce173" table:formula="of:=9400/1000*[.Q68]/70" office:value-type="float" office:value="10.7428571428571" calcext:value-type="float">
            <text:p>10.7</text:p>
          </table:table-cell>
          <table:table-cell table:style-name="ce173" table:formula="of:=878/1000*[.Q68]/70" office:value-type="float" office:value="1.00342857142857" calcext:value-type="float">
            <text:p>1.0</text:p>
          </table:table-cell>
          <table:table-cell table:style-name="ce193" table:formula="of:=SUM([.R68:.U68])*1000*([.V68]+([.W68]+[.X68])/5)*1000*(0.00000006)" office:value-type="float" office:value="592.314841234286" calcext:value-type="float">
            <text:p>592</text:p>
          </table:table-cell>
          <table:table-cell table:style-name="ce173" table:formula="of:=600120/3600/24*[.Q68]/70*([.$C$543]/8)" office:value-type="float" office:value="9.92261904761905" calcext:value-type="float">
            <text:p>9.9</text:p>
          </table:table-cell>
          <table:table-cell table:style-name="ce173" table:formula="of:=698000/3600/24*[.Q68]/70*([.$C$543]/8)" office:value-type="float" office:value="11.5410052910053" calcext:value-type="float">
            <text:p>11.5</text:p>
          </table:table-cell>
          <table:table-cell table:style-name="ce170" table:formula="of:=[.AL68]*3600*MIN([.Z68];[.AA68])" office:value-type="float" office:value="35721.4285714286" calcext:value-type="float">
            <text:p>35721</text:p>
          </table:table-cell>
          <table:table-cell table:style-name="ce172" table:formula="of:=0.316" office:value-type="float" office:value="0.316" calcext:value-type="float">
            <text:p>0.32</text:p>
          </table:table-cell>
          <table:table-cell table:style-name="ce172" table:formula="of:=[.AB68]/[.AC68]" office:value-type="float" office:value="113042.495479204" calcext:value-type="float">
            <text:p>113042.50</text:p>
          </table:table-cell>
          <table:table-cell table:style-name="ce170" table:formula="of:=2430000*[.AL68]/24*[.C$543]/8*[.Q68]/70" office:value-type="float" office:value="144642.857142857" calcext:value-type="float">
            <text:p>144643</text:p>
          </table:table-cell>
          <table:table-cell table:style-name="ce170" table:number-columns-repeated="4"/>
          <table:table-cell table:style-name="ce170" table:formula="of:=[.AD68]-[.AE68]" office:value-type="float" office:value="-31600.3616636528" calcext:value-type="float">
            <text:p>-31600</text:p>
          </table:table-cell>
          <table:table-cell table:style-name="ce671" table:formula="of:=[.AJ68]/AVERAGE([.AD68:.AE68])" office:value-type="float" office:value="-0.245263157894737" calcext:value-type="float">
            <text:p>-0.2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8]*[.$F$230]" office:value-type="float" office:value="2" calcext:value-type="float">
            <text:p>2.0</text:p>
          </table:table-cell>
          <table:table-cell table:style-name="ce198" table:formula="of:=[.AM68]*0.1" office:value-type="float" office:value="0.2" calcext:value-type="float">
            <text:p>0.2</text:p>
          </table:table-cell>
          <table:table-cell/>
          <table:table-cell table:style-name="ce40"/>
          <table:table-cell table:style-name="ce196" table:formula="of:=MAX(SUM([.R68:.U68])*1000/[.U$8];1)" office:value-type="float" office:value="1215.65714285714" calcext:value-type="float">
            <text:p>1216</text:p>
          </table:table-cell>
          <table:table-cell table:style-name="ce132" table:formula="of:=IF([.AQ68]&lt;2;0;INT(LOG([.AQ68]-1;2)+1.33))" office:value-type="float" office:value="11" calcext:value-type="float">
            <text:p>11</text:p>
          </table:table-cell>
          <table:table-cell table:style-name="ce196" table:formula="of:=MAX(([.V68]+[.W68]/5+[.X68]/5)*1000/[.U$8];1)" office:value-type="float" office:value="812.064" calcext:value-type="float">
            <text:p>812</text:p>
          </table:table-cell>
          <table:table-cell table:style-name="ce132" table:formula="of:=IF([.AS68]&lt;2;0;INT(LOG([.AS68]-1;2)+1.33))" office:value-type="float" office:value="10" calcext:value-type="float">
            <text:p>10</text:p>
          </table:table-cell>
          <table:table-cell table:style-name="ce196" table:formula="of:=([.Y68]+[.AA68])+IF([.AR68]&gt;0.9;SUM([.R68:.U68])*1000/(2^([.AR68]-1)+1);SUM([.R68:.U68])*1000)+IF([.AT68]&gt;0.9;([.V68]+[.W68]/5+[.X68]/5)*1000/(2^([.AT68]-1)+1);([.V68]+[.W68]/5+[.X68]/5)*1000)" office:value-type="float" office:value="880.753619412794" calcext:value-type="float">
            <text:p>881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8]+([.AM69]+[.AN69]+[.AO69])/24" office:value-type="float" office:value="2.761125" calcext:value-type="float">
            <text:p>2.8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33" calcext:value-type="float">
            <text:p>16.33</text:p>
          </table:table-cell>
          <table:table-cell table:style-name="ce171"/>
          <table:table-cell table:style-name="ce172" table:formula="of:=[.K$67]+[.N69]" office:value-type="float" office:value="28.37" calcext:value-type="float">
            <text:p>28.37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70" table:formula="of:=18780/1000*[.Q69]/70" office:value-type="float" office:value="21.4628571428571" calcext:value-type="float">
            <text:p>21</text:p>
          </table:table-cell>
          <table:table-cell table:style-name="ce170" table:formula="of:=6600/1000*[.Q69]/70" office:value-type="float" office:value="7.54285714285714" calcext:value-type="float">
            <text:p>8</text:p>
          </table:table-cell>
          <table:table-cell table:style-name="ce170" table:formula="of:=14150/1000*[.Q69]/70" office:value-type="float" office:value="16.1714285714286" calcext:value-type="float">
            <text:p>16</text:p>
          </table:table-cell>
          <table:table-cell table:style-name="ce170" table:formula="of:=69*[.Q69]/70" office:value-type="float" office:value="78.8571428571429" calcext:value-type="float">
            <text:p>79</text:p>
          </table:table-cell>
          <table:table-cell table:style-name="ce173" table:formula="of:=9400/1000*[.Q69]/70" office:value-type="float" office:value="10.7428571428571" calcext:value-type="float">
            <text:p>10.7</text:p>
          </table:table-cell>
          <table:table-cell table:style-name="ce173" table:formula="of:=878/1000*[.Q69]/70" office:value-type="float" office:value="1.00342857142857" calcext:value-type="float">
            <text:p>1.0</text:p>
          </table:table-cell>
          <table:table-cell table:style-name="ce193" table:formula="of:=SUM([.R69:.U69])*1000*([.V69]+([.W69]+[.X69])/5)*1000*(0.00000006)" office:value-type="float" office:value="220.120388022857" calcext:value-type="float">
            <text:p>220</text:p>
          </table:table-cell>
          <table:table-cell table:style-name="ce173" table:formula="of:=600120/3600/24*[.Q69]/70*([.$C$543]/8)" office:value-type="float" office:value="9.92261904761905" calcext:value-type="float">
            <text:p>9.9</text:p>
          </table:table-cell>
          <table:table-cell table:style-name="ce173" table:formula="of:=698000/3600/24*[.Q69]/70*([.$C$543]/8)" office:value-type="float" office:value="11.5410052910053" calcext:value-type="float">
            <text:p>11.5</text:p>
          </table:table-cell>
          <table:table-cell table:style-name="ce170" table:formula="of:=[.AL69]*3600*MIN([.Z69];[.AA69])" office:value-type="float" office:value="35721.4285714286" calcext:value-type="float">
            <text:p>35721</text:p>
          </table:table-cell>
          <table:table-cell table:style-name="ce172" table:formula="of:=0.316" office:value-type="float" office:value="0.316" calcext:value-type="float">
            <text:p>0.32</text:p>
          </table:table-cell>
          <table:table-cell table:style-name="ce172" table:formula="of:=[.AB69]/[.AC69]" office:value-type="float" office:value="113042.495479204" calcext:value-type="float">
            <text:p>113042.50</text:p>
          </table:table-cell>
          <table:table-cell table:style-name="ce170" table:formula="of:=2430000*[.AL69]/24*[.C$543]/8*[.Q69]/70" office:value-type="float" office:value="144642.857142857" calcext:value-type="float">
            <text:p>144643</text:p>
          </table:table-cell>
          <table:table-cell table:style-name="ce170" table:number-columns-repeated="4"/>
          <table:table-cell table:style-name="ce170" table:formula="of:=[.AD69]-[.AE69]" office:value-type="float" office:value="-31600.3616636528" calcext:value-type="float">
            <text:p>-31600</text:p>
          </table:table-cell>
          <table:table-cell table:style-name="ce671" table:formula="of:=[.AJ69]/AVERAGE([.AD69:.AE69])" office:value-type="float" office:value="-0.245263157894737" calcext:value-type="float">
            <text:p>-0.25</text:p>
          </table:table-cell>
          <table:table-cell table:style-name="ce198" office:value-type="float" office:value="1" calcext:value-type="float">
            <text:p>1.0</text:p>
          </table:table-cell>
          <table:table-cell table:style-name="ce198" table:formula="of:=[.AL69]*[.$F$230]" office:value-type="float" office:value="2" calcext:value-type="float">
            <text:p>2.0</text:p>
          </table:table-cell>
          <table:table-cell table:style-name="ce198" table:formula="of:=[.AM69]*0.1" office:value-type="float" office:value="0.2" calcext:value-type="float">
            <text:p>0.2</text:p>
          </table:table-cell>
          <table:table-cell/>
          <table:table-cell table:style-name="ce40"/>
          <table:table-cell table:style-name="ce196" table:formula="of:=MAX(SUM([.R69:.U69])*1000/[.U$8];1)" office:value-type="float" office:value="451.771428571429" calcext:value-type="float">
            <text:p>452</text:p>
          </table:table-cell>
          <table:table-cell table:style-name="ce132" table:formula="of:=IF([.AQ69]&lt;2;0;INT(LOG([.AQ69]-1;2)+1.33))" office:value-type="float" office:value="10" calcext:value-type="float">
            <text:p>10</text:p>
          </table:table-cell>
          <table:table-cell table:style-name="ce196" table:formula="of:=MAX(([.V69]+[.W69]/5+[.X69]/5)*1000/[.U$8];1)" office:value-type="float" office:value="812.064" calcext:value-type="float">
            <text:p>812</text:p>
          </table:table-cell>
          <table:table-cell table:style-name="ce132" table:formula="of:=IF([.AS69]&lt;2;0;INT(LOG([.AS69]-1;2)+1.33))" office:value-type="float" office:value="10" calcext:value-type="float">
            <text:p>10</text:p>
          </table:table-cell>
          <table:table-cell table:style-name="ce196" table:formula="of:=([.Y69]+[.AA69])+IF([.AR69]&gt;0.9;SUM([.R69:.U69])*1000/(2^([.AR69]-1)+1);SUM([.R69:.U69])*1000)+IF([.AT69]&gt;0.9;([.V69]+[.W69]/5+[.X69]/5)*1000/(2^([.AT69]-1)+1);([.V69]+[.W69]/5+[.X69]/5)*1000)" office:value-type="float" office:value="478.023075296597" calcext:value-type="float">
            <text:p>478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69]+([.AM70]+[.AN70]+[.AO70])/24" office:value-type="float" office:value="2.761125" calcext:value-type="float">
            <text:p>2.8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85"/>
          <table:table-cell table:style-name="ce193" table:number-columns-repeated="8"/>
          <table:table-cell table:style-name="ce173"/>
          <table:table-cell table:style-name="ce170"/>
          <table:table-cell table:style-name="ce172" table:number-columns-repeated="3"/>
          <table:table-cell table:style-name="ce173" table:number-columns-repeated="5"/>
          <table:table-cell table:style-name="ce170" table:formula="of:=[.AD70]-[.AE70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/>
          <table:table-cell table:style-name="ce40"/>
          <table:table-cell/>
          <table:table-cell table:style-name="ce40"/>
          <table:table-cell table:style-name="ce132"/>
          <table:table-cell table:style-name="ce40"/>
          <table:table-cell table:style-name="ce54"/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70]+([.AM71]+[.AN71]+[.AO71])/24" office:value-type="float" office:value="3.06529166666667" calcext:value-type="float">
            <text:p>3.1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201" office:value-type="string" calcext:value-type="string">
            <text:p>LH+</text:p>
          </table:table-cell>
          <table:table-cell table:style-name="ce171" office:value-type="float" office:value="0.7791" calcext:value-type="float">
            <text:p>0.779</text:p>
          </table:table-cell>
          <table:table-cell table:style-name="ce172" office:value-type="float" office:value="15.06" calcext:value-type="float">
            <text:p>15.06</text:p>
          </table:table-cell>
          <table:table-cell table:style-name="ce171" office:value-type="float" office:value="5.309" calcext:value-type="float">
            <text:p>5.309</text:p>
          </table:table-cell>
          <table:table-cell table:style-name="ce172" office:value-type="float" office:value="14.28" calcext:value-type="float">
            <text:p>14.28</text:p>
          </table:table-cell>
          <table:table-cell table:style-name="ce172" office:value-type="float" office:value="12.28" calcext:value-type="float">
            <text:p>12.28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71]+[.N71]" office:value-type="float" office:value="27.34" calcext:value-type="float">
            <text:p>27.34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70" table:formula="of:=76980/1000*[.Q71]/70" office:value-type="float" office:value="87.9771428571429" calcext:value-type="float">
            <text:p>88</text:p>
          </table:table-cell>
          <table:table-cell table:style-name="ce170" table:formula="of:=26840/1000*[.Q71]/70" office:value-type="float" office:value="30.6742857142857" calcext:value-type="float">
            <text:p>31</text:p>
          </table:table-cell>
          <table:table-cell table:style-name="ce170" table:formula="of:=37190/1000*[.Q71]/70" office:value-type="float" office:value="42.5028571428571" calcext:value-type="float">
            <text:p>43</text:p>
          </table:table-cell>
          <table:table-cell table:style-name="ce170" table:formula="of:=19*[.Q71]/70" office:value-type="float" office:value="21.7142857142857" calcext:value-type="float">
            <text:p>22</text:p>
          </table:table-cell>
          <table:table-cell table:style-name="ce173" table:formula="of:=3200/1000*[.Q71]/70" office:value-type="float" office:value="3.65714285714286" calcext:value-type="float">
            <text:p>3.7</text:p>
          </table:table-cell>
          <table:table-cell table:style-name="ce173" table:formula="of:=297/1000*[.Q71]/70" office:value-type="float" office:value="0.339428571428571" calcext:value-type="float">
            <text:p>0.3</text:p>
          </table:table-cell>
          <table:table-cell table:style-name="ce193" table:formula="of:=SUM([.R71:.U71])*1000*([.V71]+([.W71]+[.X71])/5)*1000*(0.00000006)" office:value-type="float" office:value="217.689787611429" calcext:value-type="float">
            <text:p>218</text:p>
          </table:table-cell>
          <table:table-cell table:style-name="ce172" table:formula="of:=127740/3600/24*[.Q71]/70*([.$C$543]/8)" office:value-type="float" office:value="2.11210317460317" calcext:value-type="float">
            <text:p>2.11</text:p>
          </table:table-cell>
          <table:table-cell table:style-name="ce172" table:formula="of:=158630/3600/24*[.Q71]/70*([.$C$543]/8)" office:value-type="float" office:value="2.62285052910053" calcext:value-type="float">
            <text:p>2.62</text:p>
          </table:table-cell>
          <table:table-cell table:style-name="ce170" table:formula="of:=[.AL71]*3600*MIN([.Z71];[.AA71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1]/[.AC71]" office:value-type="float" office:value="52079.2563600783" calcext:value-type="float">
            <text:p>52079.26</text:p>
          </table:table-cell>
          <table:table-cell table:style-name="ce170" table:formula="of:=681000*[.AL71]/24*[.C$543]/8*[.Q71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1]-[.AE71]" office:value-type="float" office:value="-8724.31506849315" calcext:value-type="float">
            <text:p>-8724</text:p>
          </table:table-cell>
          <table:table-cell table:style-name="ce671" table:formula="of:=[.AJ71]/AVERAGE([.AD71:.AE71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1]*[.$F$230]" office:value-type="float" office:value="3" calcext:value-type="float">
            <text:p>3.0</text:p>
          </table:table-cell>
          <table:table-cell table:style-name="ce198" table:formula="of:=[.AM71]*0.1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table:style-name="ce196" table:formula="of:=MAX(SUM([.R71:.U71])*1000/[.U$8];1)" office:value-type="float" office:value="1611.54285714286" calcext:value-type="float">
            <text:p>1612</text:p>
          </table:table-cell>
          <table:table-cell table:style-name="ce132" table:formula="of:=IF([.AQ71]&lt;2;0;INT(LOG([.AQ71]-1;2)+1.33))" office:value-type="float" office:value="11" calcext:value-type="float">
            <text:p>11</text:p>
          </table:table-cell>
          <table:table-cell table:style-name="ce196" table:formula="of:=MAX(([.V71]+[.W71]/5+[.X71]/5)*1000/[.U$8];1)" office:value-type="float" office:value="225.136" calcext:value-type="float">
            <text:p>225</text:p>
          </table:table-cell>
          <table:table-cell table:style-name="ce132" table:formula="of:=IF([.AS71]&lt;2;0;INT(LOG([.AS71]-1;2)+1.33))" office:value-type="float" office:value="9" calcext:value-type="float">
            <text:p>9</text:p>
          </table:table-cell>
          <table:table-cell table:style-name="ce196" table:formula="of:=([.Y71]+[.AA71])+IF([.AR71]&gt;0.9;SUM([.R71:.U71])*1000/(2^([.AR71]-1)+1);SUM([.R71:.U71])*1000)+IF([.AT71]&gt;0.9;([.V71]+[.W71]/5+[.X71]/5)*1000/(2^([.AT71]-1)+1);([.V71]+[.W71]/5+[.X71]/5)*1000)" office:value-type="float" office:value="465.137887940553" calcext:value-type="float">
            <text:p>465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1]+([.AM72]+[.AN72]+[.AO72])/24" office:value-type="float" office:value="3.20279166666667" calcext:value-type="float">
            <text:p>3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28" calcext:value-type="float">
            <text:p>14.28</text:p>
          </table:table-cell>
          <table:table-cell table:style-name="ce171"/>
          <table:table-cell table:style-name="ce172" table:formula="of:=[.K$71]+[.N72]" office:value-type="float" office:value="29.34" calcext:value-type="float">
            <text:p>29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0" table:formula="of:=23870/1000*[.Q72]/70" office:value-type="float" office:value="27.28" calcext:value-type="float">
            <text:p>27</text:p>
          </table:table-cell>
          <table:table-cell table:style-name="ce170" table:formula="of:=8829/1000*[.Q72]/70" office:value-type="float" office:value="10.0902857142857" calcext:value-type="float">
            <text:p>10</text:p>
          </table:table-cell>
          <table:table-cell table:style-name="ce170" table:formula="of:=14900/1000*[.Q72]/70" office:value-type="float" office:value="17.0285714285714" calcext:value-type="float">
            <text:p>17</text:p>
          </table:table-cell>
          <table:table-cell table:style-name="ce170" table:formula="of:=19*[.Q72]/70" office:value-type="float" office:value="21.7142857142857" calcext:value-type="float">
            <text:p>22</text:p>
          </table:table-cell>
          <table:table-cell table:style-name="ce173" table:formula="of:=3200/1000*[.Q72]/70" office:value-type="float" office:value="3.65714285714286" calcext:value-type="float">
            <text:p>3.7</text:p>
          </table:table-cell>
          <table:table-cell table:style-name="ce173" table:formula="of:=297/1000*[.Q72]/70" office:value-type="float" office:value="0.339428571428571" calcext:value-type="float">
            <text:p>0.3</text:p>
          </table:table-cell>
          <table:table-cell table:style-name="ce193" table:formula="of:=SUM([.R72:.U72])*1000*([.V72]+([.W72]+[.X72])/5)*1000*(0.00000006)" office:value-type="float" office:value="73.4828466102857" calcext:value-type="float">
            <text:p>73</text:p>
          </table:table-cell>
          <table:table-cell table:style-name="ce172" table:formula="of:=127740/3600/24*[.Q72]/70*([.$C$543]/8)" office:value-type="float" office:value="2.11210317460317" calcext:value-type="float">
            <text:p>2.11</text:p>
          </table:table-cell>
          <table:table-cell table:style-name="ce172" table:formula="of:=158630/3600/24*[.Q72]/70*([.$C$543]/8)" office:value-type="float" office:value="2.62285052910053" calcext:value-type="float">
            <text:p>2.62</text:p>
          </table:table-cell>
          <table:table-cell table:style-name="ce170" table:formula="of:=[.AL72]*3600*MIN([.Z72];[.AA72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2]/[.AC72]" office:value-type="float" office:value="52079.2563600783" calcext:value-type="float">
            <text:p>52079.26</text:p>
          </table:table-cell>
          <table:table-cell table:style-name="ce170" table:formula="of:=681000*[.AL72]/24*[.C$543]/8*[.Q72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2]-[.AE72]" office:value-type="float" office:value="-8724.31506849315" calcext:value-type="float">
            <text:p>-8724</text:p>
          </table:table-cell>
          <table:table-cell table:style-name="ce671" table:formula="of:=[.AJ72]/AVERAGE([.AD72:.AE72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2]*[.$F$230]" office:value-type="float" office:value="3" calcext:value-type="float">
            <text:p>3.0</text:p>
          </table:table-cell>
          <table:table-cell table:style-name="ce198" table:formula="of:=[.AM72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72:.U72])*1000/[.U$8];1)" office:value-type="float" office:value="543.988571428571" calcext:value-type="float">
            <text:p>544</text:p>
          </table:table-cell>
          <table:table-cell table:style-name="ce132" table:formula="of:=IF([.AQ72]&lt;2;0;INT(LOG([.AQ72]-1;2)+1.33))" office:value-type="float" office:value="10" calcext:value-type="float">
            <text:p>10</text:p>
          </table:table-cell>
          <table:table-cell table:style-name="ce196" table:formula="of:=MAX(([.V72]+[.W72]/5+[.X72]/5)*1000/[.U$8];1)" office:value-type="float" office:value="225.136" calcext:value-type="float">
            <text:p>225</text:p>
          </table:table-cell>
          <table:table-cell table:style-name="ce132" table:formula="of:=IF([.AS72]&lt;2;0;INT(LOG([.AS72]-1;2)+1.33))" office:value-type="float" office:value="9" calcext:value-type="float">
            <text:p>9</text:p>
          </table:table-cell>
          <table:table-cell table:style-name="ce196" table:formula="of:=([.Y72]+[.AA72])+IF([.AR72]&gt;0.9;SUM([.R72:.U72])*1000/(2^([.AR72]-1)+1);SUM([.R72:.U72])*1000)+IF([.AT72]&gt;0.9;([.V72]+[.W72]/5+[.X72]/5)*1000/(2^([.AT72]-1)+1);([.V72]+[.W72]/5+[.X72]/5)*1000)" office:value-type="float" office:value="269.747910758172" calcext:value-type="float">
            <text:p>270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2]+([.AM73]+[.AN73]+[.AO73])/24" office:value-type="float" office:value="3.34029166666667" calcext:value-type="float">
            <text:p>3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28" calcext:value-type="float">
            <text:p>16.28</text:p>
          </table:table-cell>
          <table:table-cell table:style-name="ce171"/>
          <table:table-cell table:style-name="ce172" table:formula="of:=[.K$71]+[.N73]" office:value-type="float" office:value="31.34" calcext:value-type="float">
            <text:p>31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0" table:formula="of:=7080/1000*[.Q73]/70" office:value-type="float" office:value="8.09142857142857" calcext:value-type="float">
            <text:p>8</text:p>
          </table:table-cell>
          <table:table-cell table:style-name="ce170" table:formula="of:=2770/1000*[.Q73]/70" office:value-type="float" office:value="3.16571428571429" calcext:value-type="float">
            <text:p>3</text:p>
          </table:table-cell>
          <table:table-cell table:style-name="ce170" table:formula="of:=5658/1000*[.Q73]/70" office:value-type="float" office:value="6.46628571428572" calcext:value-type="float">
            <text:p>6</text:p>
          </table:table-cell>
          <table:table-cell table:style-name="ce170" table:formula="of:=19*[.Q73]/70" office:value-type="float" office:value="21.7142857142857" calcext:value-type="float">
            <text:p>22</text:p>
          </table:table-cell>
          <table:table-cell table:style-name="ce173" table:formula="of:=3200/1000*[.Q73]/70" office:value-type="float" office:value="3.65714285714286" calcext:value-type="float">
            <text:p>3.7</text:p>
          </table:table-cell>
          <table:table-cell table:style-name="ce173" table:formula="of:=297/1000*[.Q73]/70" office:value-type="float" office:value="0.339428571428571" calcext:value-type="float">
            <text:p>0.3</text:p>
          </table:table-cell>
          <table:table-cell table:style-name="ce193" table:formula="of:=SUM([.R73:.U73])*1000*([.V73]+([.W73]+[.X73])/5)*1000*(0.00000006)" office:value-type="float" office:value="23.9410908891428" calcext:value-type="float">
            <text:p>24</text:p>
          </table:table-cell>
          <table:table-cell table:style-name="ce172" table:formula="of:=127740/3600/24*[.Q73]/70*([.$C$543]/8)" office:value-type="float" office:value="2.11210317460317" calcext:value-type="float">
            <text:p>2.11</text:p>
          </table:table-cell>
          <table:table-cell table:style-name="ce172" table:formula="of:=158630/3600/24*[.Q73]/70*([.$C$543]/8)" office:value-type="float" office:value="2.62285052910053" calcext:value-type="float">
            <text:p>2.62</text:p>
          </table:table-cell>
          <table:table-cell table:style-name="ce170" table:formula="of:=[.AL73]*3600*MIN([.Z73];[.AA73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3]/[.AC73]" office:value-type="float" office:value="52079.2563600783" calcext:value-type="float">
            <text:p>52079.26</text:p>
          </table:table-cell>
          <table:table-cell table:style-name="ce170" table:formula="of:=681000*[.AL73]/24*[.C$543]/8*[.Q73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3]-[.AE73]" office:value-type="float" office:value="-8724.31506849315" calcext:value-type="float">
            <text:p>-8724</text:p>
          </table:table-cell>
          <table:table-cell table:style-name="ce671" table:formula="of:=[.AJ73]/AVERAGE([.AD73:.AE73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3]*[.$F$230]" office:value-type="float" office:value="3" calcext:value-type="float">
            <text:p>3.0</text:p>
          </table:table-cell>
          <table:table-cell table:style-name="ce198" table:formula="of:=[.AM73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73:.U73])*1000/[.U$8];1)" office:value-type="float" office:value="177.234285714286" calcext:value-type="float">
            <text:p>177</text:p>
          </table:table-cell>
          <table:table-cell table:style-name="ce132" table:formula="of:=IF([.AQ73]&lt;2;0;INT(LOG([.AQ73]-1;2)+1.33))" office:value-type="float" office:value="8" calcext:value-type="float">
            <text:p>8</text:p>
          </table:table-cell>
          <table:table-cell table:style-name="ce196" table:formula="of:=MAX(([.V73]+[.W73]/5+[.X73]/5)*1000/[.U$8];1)" office:value-type="float" office:value="225.136" calcext:value-type="float">
            <text:p>225</text:p>
          </table:table-cell>
          <table:table-cell table:style-name="ce132" table:formula="of:=IF([.AS73]&lt;2;0;INT(LOG([.AS73]-1;2)+1.33))" office:value-type="float" office:value="9" calcext:value-type="float">
            <text:p>9</text:p>
          </table:table-cell>
          <table:table-cell table:style-name="ce196" table:formula="of:=([.Y73]+[.AA73])+IF([.AR73]&gt;0.9;SUM([.R73:.U73])*1000/(2^([.AR73]-1)+1);SUM([.R73:.U73])*1000)+IF([.AT73]&gt;0.9;([.V73]+[.W73]/5+[.X73]/5)*1000/(2^([.AT73]-1)+1);([.V73]+[.W73]/5+[.X73]/5)*1000)" office:value-type="float" office:value="251.556416996838" calcext:value-type="float">
            <text:p>252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3]+([.AM74]+[.AN74]+[.AO74])/24" office:value-type="float" office:value="3.34029166666667" calcext:value-type="float">
            <text:p>3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3" table:number-columns-repeated="7"/>
          <table:table-cell table:style-name="ce198"/>
          <table:table-cell table:style-name="ce193"/>
          <table:table-cell table:style-name="ce170"/>
          <table:table-cell table:style-name="ce172"/>
          <table:table-cell table:style-name="ce170"/>
          <table:table-cell table:style-name="ce172" table:number-columns-repeated="2"/>
          <table:table-cell table:style-name="ce198" table:number-columns-repeated="5"/>
          <table:table-cell table:style-name="ce170" table:formula="of:=[.AD74]-[.AE74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/>
          <table:table-cell table:style-name="ce132"/>
          <table:table-cell/>
          <table:table-cell table:style-name="ce132"/>
          <table:table-cell table:style-name="ce40"/>
          <table:table-cell table:style-name="ce54"/>
          <table:table-cell table:style-name="ce24" table:number-columns-repeated="2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4]+([.AM75]+[.AN75]+[.AO75])/24" office:value-type="float" office:value="3.64445833333333" calcext:value-type="float">
            <text:p>3.6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201" office:value-type="string" calcext:value-type="string">
            <text:p>LD+</text:p>
          </table:table-cell>
          <table:table-cell table:style-name="ce171" office:value-type="float" office:value="0.7791" calcext:value-type="float">
            <text:p>0.779</text:p>
          </table:table-cell>
          <table:table-cell table:style-name="ce172" office:value-type="float" office:value="15.04" calcext:value-type="float">
            <text:p>15.04</text:p>
          </table:table-cell>
          <table:table-cell table:style-name="ce171" office:value-type="float" office:value="5.309" calcext:value-type="float">
            <text:p>5.309</text:p>
          </table:table-cell>
          <table:table-cell table:style-name="ce172" office:value-type="float" office:value="14.28" calcext:value-type="float">
            <text:p>14.28</text:p>
          </table:table-cell>
          <table:table-cell table:style-name="ce172" office:value-type="float" office:value="12.28" calcext:value-type="float">
            <text:p>12.28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71]+[.N75]" office:value-type="float" office:value="27.34" calcext:value-type="float">
            <text:p>27.34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70" table:formula="of:=76980/1000*[.Q75]/70*2" office:value-type="float" office:value="175.954285714286" calcext:value-type="float">
            <text:p>176</text:p>
          </table:table-cell>
          <table:table-cell table:style-name="ce170" table:formula="of:=26840/1000*[.Q75]/70*2" office:value-type="float" office:value="61.3485714285714" calcext:value-type="float">
            <text:p>61</text:p>
          </table:table-cell>
          <table:table-cell table:style-name="ce170" table:formula="of:=37190/1000*[.Q75]/70*2" office:value-type="float" office:value="85.0057142857143" calcext:value-type="float">
            <text:p>85</text:p>
          </table:table-cell>
          <table:table-cell table:style-name="ce170" table:formula="of:=19*[.Q75]/70*2" office:value-type="float" office:value="43.4285714285714" calcext:value-type="float">
            <text:p>43</text:p>
          </table:table-cell>
          <table:table-cell table:style-name="ce173" table:formula="of:=3200/1000*[.Q75]/70*2" office:value-type="float" office:value="7.31428571428571" calcext:value-type="float">
            <text:p>7.3</text:p>
          </table:table-cell>
          <table:table-cell table:style-name="ce173" table:formula="of:=297/1000*[.Q75]/70*2" office:value-type="float" office:value="0.678857142857143" calcext:value-type="float">
            <text:p>0.7</text:p>
          </table:table-cell>
          <table:table-cell table:style-name="ce193" table:formula="of:=SUM([.R75:.U75])*1000*([.V75]+([.W75]+[.X75])/5)*1000*(0.00000006)" office:value-type="float" office:value="870.759150445714" calcext:value-type="float">
            <text:p>871</text:p>
          </table:table-cell>
          <table:table-cell table:style-name="ce172" table:formula="of:=127740/3600/24*[.Q75]/70*([.$C$543]/8)" office:value-type="float" office:value="2.11210317460317" calcext:value-type="float">
            <text:p>2.11</text:p>
          </table:table-cell>
          <table:table-cell table:style-name="ce172" table:formula="of:=158630/3600/24*[.Q75]/70*([.$C$543]/8)" office:value-type="float" office:value="2.62285052910053" calcext:value-type="float">
            <text:p>2.62</text:p>
          </table:table-cell>
          <table:table-cell table:style-name="ce170" table:formula="of:=[.AL75]*3600*MIN([.Z75];[.AA75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5]/[.AC75]" office:value-type="float" office:value="52079.2563600783" calcext:value-type="float">
            <text:p>52079.26</text:p>
          </table:table-cell>
          <table:table-cell table:style-name="ce170" table:formula="of:=681000*[.AL75]/24*[.C$543]/8*[.Q75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5]-[.AE75]" office:value-type="float" office:value="-8724.31506849315" calcext:value-type="float">
            <text:p>-8724</text:p>
          </table:table-cell>
          <table:table-cell table:style-name="ce671" table:formula="of:=[.AJ75]/AVERAGE([.AD75:.AE75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5]*[.$F$230]" office:value-type="float" office:value="3" calcext:value-type="float">
            <text:p>3.0</text:p>
          </table:table-cell>
          <table:table-cell table:style-name="ce198" table:formula="of:=[.AM75]*0.1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table:style-name="ce196" table:formula="of:=MAX(SUM([.R75:.U75])*1000/[.U$8];1)" office:value-type="float" office:value="3223.08571428571" calcext:value-type="float">
            <text:p>3223</text:p>
          </table:table-cell>
          <table:table-cell table:style-name="ce132" table:formula="of:=IF([.AQ75]&lt;2;0;INT(LOG([.AQ75]-1;2)+1.33))" office:value-type="float" office:value="12" calcext:value-type="float">
            <text:p>12</text:p>
          </table:table-cell>
          <table:table-cell table:style-name="ce196" table:formula="of:=MAX(([.V75]+[.W75]/5+[.X75]/5)*1000/[.U$8];1)" office:value-type="float" office:value="450.272" calcext:value-type="float">
            <text:p>450</text:p>
          </table:table-cell>
          <table:table-cell table:style-name="ce132" table:formula="of:=IF([.AS75]&lt;2;0;INT(LOG([.AS75]-1;2)+1.33))" office:value-type="float" office:value="10" calcext:value-type="float">
            <text:p>10</text:p>
          </table:table-cell>
          <table:table-cell table:style-name="ce196" table:formula="of:=([.Y75]+[.AA75])+IF([.AR75]&gt;0.9;SUM([.R75:.U75])*1000/(2^([.AR75]-1)+1);SUM([.R75:.U75])*1000)+IF([.AT75]&gt;0.9;([.V75]+[.W75]/5+[.X75]/5)*1000/(2^([.AT75]-1)+1);([.V75]+[.W75]/5+[.X75]/5)*1000)" office:value-type="float" office:value="1118.45474595749" calcext:value-type="float">
            <text:p>1118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5]+([.AM76]+[.AN76]+[.AO76])/24" office:value-type="float" office:value="3.78195833333333" calcext:value-type="float">
            <text:p>3.8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28" calcext:value-type="float">
            <text:p>14.28</text:p>
          </table:table-cell>
          <table:table-cell table:style-name="ce171"/>
          <table:table-cell table:style-name="ce172" table:formula="of:=[.K$71]+[.N76]" office:value-type="float" office:value="29.34" calcext:value-type="float">
            <text:p>29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0" table:formula="of:=23870/1000*[.Q76]/70*2" office:value-type="float" office:value="54.56" calcext:value-type="float">
            <text:p>55</text:p>
          </table:table-cell>
          <table:table-cell table:style-name="ce170" table:formula="of:=8829/1000*[.Q76]/70*2" office:value-type="float" office:value="20.1805714285714" calcext:value-type="float">
            <text:p>20</text:p>
          </table:table-cell>
          <table:table-cell table:style-name="ce170" table:formula="of:=14900/1000*[.Q76]/70*2" office:value-type="float" office:value="34.0571428571429" calcext:value-type="float">
            <text:p>34</text:p>
          </table:table-cell>
          <table:table-cell table:style-name="ce170" table:formula="of:=19*[.Q76]/70*2" office:value-type="float" office:value="43.4285714285714" calcext:value-type="float">
            <text:p>43</text:p>
          </table:table-cell>
          <table:table-cell table:style-name="ce173" table:formula="of:=3200/1000*[.Q76]/70*2" office:value-type="float" office:value="7.31428571428571" calcext:value-type="float">
            <text:p>7.3</text:p>
          </table:table-cell>
          <table:table-cell table:style-name="ce173" table:formula="of:=297/1000*[.Q76]/70*2" office:value-type="float" office:value="0.678857142857143" calcext:value-type="float">
            <text:p>0.7</text:p>
          </table:table-cell>
          <table:table-cell table:style-name="ce193" table:formula="of:=SUM([.R76:.U76])*1000*([.V76]+([.W76]+[.X76])/5)*1000*(0.00000006)" office:value-type="float" office:value="293.931386441143" calcext:value-type="float">
            <text:p>294</text:p>
          </table:table-cell>
          <table:table-cell table:style-name="ce172" table:formula="of:=127740/3600/24*[.Q76]/70*([.$C$543]/8)" office:value-type="float" office:value="2.11210317460317" calcext:value-type="float">
            <text:p>2.11</text:p>
          </table:table-cell>
          <table:table-cell table:style-name="ce172" table:formula="of:=158630/3600/24*[.Q76]/70*([.$C$543]/8)" office:value-type="float" office:value="2.62285052910053" calcext:value-type="float">
            <text:p>2.62</text:p>
          </table:table-cell>
          <table:table-cell table:style-name="ce170" table:formula="of:=[.AL76]*3600*MIN([.Z76];[.AA76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6]/[.AC76]" office:value-type="float" office:value="52079.2563600783" calcext:value-type="float">
            <text:p>52079.26</text:p>
          </table:table-cell>
          <table:table-cell table:style-name="ce170" table:formula="of:=681000*[.AL76]/24*[.C$543]/8*[.Q76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6]-[.AE76]" office:value-type="float" office:value="-8724.31506849315" calcext:value-type="float">
            <text:p>-8724</text:p>
          </table:table-cell>
          <table:table-cell table:style-name="ce671" table:formula="of:=[.AJ76]/AVERAGE([.AD76:.AE76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6]*[.$F$230]" office:value-type="float" office:value="3" calcext:value-type="float">
            <text:p>3.0</text:p>
          </table:table-cell>
          <table:table-cell table:style-name="ce198" table:formula="of:=[.AM76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76:.U76])*1000/[.U$8];1)" office:value-type="float" office:value="1087.97714285714" calcext:value-type="float">
            <text:p>1088</text:p>
          </table:table-cell>
          <table:table-cell table:style-name="ce132" table:formula="of:=IF([.AQ76]&lt;2;0;INT(LOG([.AQ76]-1;2)+1.33))" office:value-type="float" office:value="11" calcext:value-type="float">
            <text:p>11</text:p>
          </table:table-cell>
          <table:table-cell table:style-name="ce196" table:formula="of:=MAX(([.V76]+[.W76]/5+[.X76]/5)*1000/[.U$8];1)" office:value-type="float" office:value="450.272" calcext:value-type="float">
            <text:p>450</text:p>
          </table:table-cell>
          <table:table-cell table:style-name="ce132" table:formula="of:=IF([.AS76]&lt;2;0;INT(LOG([.AS76]-1;2)+1.33))" office:value-type="float" office:value="10" calcext:value-type="float">
            <text:p>10</text:p>
          </table:table-cell>
          <table:table-cell table:style-name="ce196" table:formula="of:=([.Y76]+[.AA76])+IF([.AR76]&gt;0.9;SUM([.R76:.U76])*1000/(2^([.AR76]-1)+1);SUM([.R76:.U76])*1000)+IF([.AT76]&gt;0.9;([.V76]+[.W76]/5+[.X76]/5)*1000/(2^([.AT76]-1)+1);([.V76]+[.W76]/5+[.X76]/5)*1000)" office:value-type="float" office:value="490.47066815661" calcext:value-type="float">
            <text:p>490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6]+([.AM77]+[.AN77]+[.AO77])/24" office:value-type="float" office:value="3.91945833333333" calcext:value-type="float">
            <text:p>3.9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28" calcext:value-type="float">
            <text:p>16.28</text:p>
          </table:table-cell>
          <table:table-cell table:style-name="ce171"/>
          <table:table-cell table:style-name="ce172" table:formula="of:=[.K$71]+[.N77]" office:value-type="float" office:value="31.34" calcext:value-type="float">
            <text:p>31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0" table:formula="of:=7080/1000*[.Q77]/70*2" office:value-type="float" office:value="16.1828571428571" calcext:value-type="float">
            <text:p>16</text:p>
          </table:table-cell>
          <table:table-cell table:style-name="ce170" table:formula="of:=2770/1000*[.Q77]/70*2" office:value-type="float" office:value="6.33142857142857" calcext:value-type="float">
            <text:p>6</text:p>
          </table:table-cell>
          <table:table-cell table:style-name="ce170" table:formula="of:=5658/1000*[.Q77]/70*2" office:value-type="float" office:value="12.9325714285714" calcext:value-type="float">
            <text:p>13</text:p>
          </table:table-cell>
          <table:table-cell table:style-name="ce170" table:formula="of:=19*[.Q77]/70*2" office:value-type="float" office:value="43.4285714285714" calcext:value-type="float">
            <text:p>43</text:p>
          </table:table-cell>
          <table:table-cell table:style-name="ce173" table:formula="of:=3200/1000*[.Q77]/70*2" office:value-type="float" office:value="7.31428571428571" calcext:value-type="float">
            <text:p>7.3</text:p>
          </table:table-cell>
          <table:table-cell table:style-name="ce173" table:formula="of:=297/1000*[.Q77]/70*2" office:value-type="float" office:value="0.678857142857143" calcext:value-type="float">
            <text:p>0.7</text:p>
          </table:table-cell>
          <table:table-cell table:style-name="ce193" table:formula="of:=SUM([.R77:.U77])*1000*([.V77]+([.W77]+[.X77])/5)*1000*(0.00000006)" office:value-type="float" office:value="95.7643635565714" calcext:value-type="float">
            <text:p>96</text:p>
          </table:table-cell>
          <table:table-cell table:style-name="ce172" table:formula="of:=127740/3600/24*[.Q77]/70*([.$C$543]/8)" office:value-type="float" office:value="2.11210317460317" calcext:value-type="float">
            <text:p>2.11</text:p>
          </table:table-cell>
          <table:table-cell table:style-name="ce172" table:formula="of:=158630/3600/24*[.Q77]/70*([.$C$543]/8)" office:value-type="float" office:value="2.62285052910053" calcext:value-type="float">
            <text:p>2.62</text:p>
          </table:table-cell>
          <table:table-cell table:style-name="ce170" table:formula="of:=[.AL77]*3600*MIN([.Z77];[.AA77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77]/[.AC77]" office:value-type="float" office:value="52079.2563600783" calcext:value-type="float">
            <text:p>52079.26</text:p>
          </table:table-cell>
          <table:table-cell table:style-name="ce170" table:formula="of:=681000*[.AL77]/24*[.C$543]/8*[.Q77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77]-[.AE77]" office:value-type="float" office:value="-8724.31506849315" calcext:value-type="float">
            <text:p>-8724</text:p>
          </table:table-cell>
          <table:table-cell table:style-name="ce671" table:formula="of:=[.AJ77]/AVERAGE([.AD77:.AE77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77]*[.$F$230]" office:value-type="float" office:value="3" calcext:value-type="float">
            <text:p>3.0</text:p>
          </table:table-cell>
          <table:table-cell table:style-name="ce198" table:formula="of:=[.AM77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77:.U77])*1000/[.U$8];1)" office:value-type="float" office:value="354.468571428571" calcext:value-type="float">
            <text:p>354</text:p>
          </table:table-cell>
          <table:table-cell table:style-name="ce132" table:formula="of:=IF([.AQ77]&lt;2;0;INT(LOG([.AQ77]-1;2)+1.33))" office:value-type="float" office:value="9" calcext:value-type="float">
            <text:p>9</text:p>
          </table:table-cell>
          <table:table-cell table:style-name="ce196" table:formula="of:=MAX(([.V77]+[.W77]/5+[.X77]/5)*1000/[.U$8];1)" office:value-type="float" office:value="450.272" calcext:value-type="float">
            <text:p>450</text:p>
          </table:table-cell>
          <table:table-cell table:style-name="ce132" table:formula="of:=IF([.AS77]&lt;2;0;INT(LOG([.AS77]-1;2)+1.33))" office:value-type="float" office:value="10" calcext:value-type="float">
            <text:p>10</text:p>
          </table:table-cell>
          <table:table-cell table:style-name="ce196" table:formula="of:=([.Y77]+[.AA77])+IF([.AR77]&gt;0.9;SUM([.R77:.U77])*1000/(2^([.AR77]-1)+1);SUM([.R77:.U77])*1000)+IF([.AT77]&gt;0.9;([.V77]+[.W77]/5+[.X77]/5)*1000/(2^([.AT77]-1)+1);([.V77]+[.W77]/5+[.X77]/5)*1000)" office:value-type="float" office:value="324.085047948322" calcext:value-type="float">
            <text:p>324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7]+([.AM78]+[.AN78]+[.AO78])/24" office:value-type="float" office:value="3.91945833333333" calcext:value-type="float">
            <text:p>3.9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3" table:number-columns-repeated="7"/>
          <table:table-cell table:style-name="ce198"/>
          <table:table-cell table:style-name="ce193"/>
          <table:table-cell table:style-name="ce170"/>
          <table:table-cell table:style-name="ce172"/>
          <table:table-cell table:style-name="ce170"/>
          <table:table-cell table:style-name="ce172" table:number-columns-repeated="2"/>
          <table:table-cell table:style-name="ce198" table:number-columns-repeated="5"/>
          <table:table-cell table:style-name="ce170" table:formula="of:=[.AD78]-[.AE78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/>
          <table:table-cell table:style-name="ce132"/>
          <table:table-cell/>
          <table:table-cell table:style-name="ce132"/>
          <table:table-cell table:style-name="ce40"/>
          <table:table-cell table:style-name="ce54"/>
          <table:table-cell table:style-name="ce24" table:number-columns-repeated="2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78]+([.AM79]+[.AN79]+[.AO79])/24" office:value-type="float" office:value="4.26945833333333" calcext:value-type="float">
            <text:p>4.3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6" calcext:value-type="float">
            <text:p>6.00</text:p>
          </table:table-cell>
          <table:table-cell table:style-name="ce172" office:value-type="float" office:value="2.4" calcext:value-type="float">
            <text:p>2.40</text:p>
          </table:table-cell>
          <table:table-cell table:style-name="ce227" office:value-type="float" office:value="0.5515" calcext:value-type="float">
            <text:p>0.5515</text:p>
          </table:table-cell>
          <table:table-cell table:style-name="ce171" office:value-type="float" office:value="0.531" calcext:value-type="float">
            <text:p>0.531</text:p>
          </table:table-cell>
          <table:table-cell table:style-name="ce201" office:value-type="string" calcext:value-type="string">
            <text:p>LH+</text:p>
          </table:table-cell>
          <table:table-cell table:style-name="ce171" office:value-type="float" office:value="0.7113" calcext:value-type="float">
            <text:p>0.711</text:p>
          </table:table-cell>
          <table:table-cell table:style-name="ce172" office:value-type="float" office:value="19.92" calcext:value-type="float">
            <text:p>19.92</text:p>
          </table:table-cell>
          <table:table-cell table:style-name="ce171" office:value-type="float" office:value="4.752" calcext:value-type="float">
            <text:p>4.752</text:p>
          </table:table-cell>
          <table:table-cell table:style-name="ce172" office:value-type="float" office:value="14.91" calcext:value-type="float">
            <text:p>14.91</text:p>
          </table:table-cell>
          <table:table-cell table:style-name="ce172" office:value-type="float" office:value="12.91" calcext:value-type="float">
            <text:p>12.91</text:p>
          </table:table-cell>
          <table:table-cell table:style-name="ce171" office:value-type="float" office:value="5.512" calcext:value-type="float">
            <text:p>5.512</text:p>
          </table:table-cell>
          <table:table-cell table:style-name="ce192" table:formula="of:=[.K$79]+[.N79]" office:value-type="float" office:value="32.83" calcext:value-type="float">
            <text:p>32.83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70" table:formula="of:=29100/1000*[.Q79]/70" office:value-type="float" office:value="33.2571428571429" calcext:value-type="float">
            <text:p>33</text:p>
          </table:table-cell>
          <table:table-cell table:style-name="ce170" table:formula="of:=11210/1000*[.Q79]/70" office:value-type="float" office:value="12.8114285714286" calcext:value-type="float">
            <text:p>13</text:p>
          </table:table-cell>
          <table:table-cell table:style-name="ce170" table:formula="of:=16070/1000*[.Q79]/70" office:value-type="float" office:value="18.3657142857143" calcext:value-type="float">
            <text:p>18</text:p>
          </table:table-cell>
          <table:table-cell table:style-name="ce173" table:formula="of:=2.8*[.Q79]/70" office:value-type="float" office:value="3.2" calcext:value-type="float">
            <text:p>3.2</text:p>
          </table:table-cell>
          <table:table-cell table:style-name="ce173" table:formula="of:=420/1000*[.Q79]/70" office:value-type="float" office:value="0.48" calcext:value-type="float">
            <text:p>0.5</text:p>
          </table:table-cell>
          <table:table-cell table:style-name="ce172" table:formula="of:=30/1000*[.Q79]/70" office:value-type="float" office:value="0.0342857142857143" calcext:value-type="float">
            <text:p>0.03</text:p>
          </table:table-cell>
          <table:table-cell table:style-name="ce193" table:formula="of:=SUM([.R79:.U79])*1000*([.V79]+([.W79]+[.X79])/5)*1000*(0.00000006)" office:value-type="float" office:value="12.7690344489796" calcext:value-type="float">
            <text:p>13</text:p>
          </table:table-cell>
          <table:table-cell table:style-name="ce172" table:formula="of:=115900/3600/24*[.Q79]/70*([.$C$543]/8)" office:value-type="float" office:value="1.91633597883598" calcext:value-type="float">
            <text:p>1.92</text:p>
          </table:table-cell>
          <table:table-cell table:style-name="ce172" table:formula="of:=93732/3600/24*[.Q79]/70*([.$C$543]/8)" office:value-type="float" office:value="1.54980158730159" calcext:value-type="float">
            <text:p>1.55</text:p>
          </table:table-cell>
          <table:table-cell table:style-name="ce170" table:formula="of:=[.AL79]*3600*MIN([.Z79];[.AA79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79]/[.AC79]" office:value-type="float" office:value="25950.1661129568" calcext:value-type="float">
            <text:p>25950.17</text:p>
          </table:table-cell>
          <table:table-cell table:style-name="ce170" table:formula="of:=314000*[.AL79]/24*[.C$543]/8*[.Q79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79]-[.AE79]" office:value-type="float" office:value="-4270.67286974585" calcext:value-type="float">
            <text:p>-4271</text:p>
          </table:table-cell>
          <table:table-cell table:style-name="ce671" table:formula="of:=[.AJ79]/AVERAGE([.AD79:.AE79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79]*[.$F$230]" office:value-type="float" office:value="4" calcext:value-type="float">
            <text:p>4.0</text:p>
          </table:table-cell>
          <table:table-cell table:style-name="ce198" table:formula="of:=[.AM79]*0.1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18.4" calcext:value-type="float">
            <text:p>18.4</text:p>
          </table:table-cell>
          <table:table-cell table:style-name="ce196" table:formula="of:=MAX(SUM([.R79:.U79])*1000/[.U$8];1)" office:value-type="float" office:value="644.342857142857" calcext:value-type="float">
            <text:p>644</text:p>
          </table:table-cell>
          <table:table-cell table:style-name="ce132" table:formula="of:=IF([.AQ79]&lt;2;0;INT(LOG([.AQ79]-1;2)+1.33))" office:value-type="float" office:value="10" calcext:value-type="float">
            <text:p>10</text:p>
          </table:table-cell>
          <table:table-cell table:style-name="ce196" table:formula="of:=MAX(([.V79]+[.W79]/5+[.X79]/5)*1000/[.U$8];1)" office:value-type="float" office:value="33.0285714285714" calcext:value-type="float">
            <text:p>33</text:p>
          </table:table-cell>
          <table:table-cell table:style-name="ce132" table:formula="of:=IF([.AS79]&lt;2;0;INT(LOG([.AS79]-1;2)+1.33))" office:value-type="float" office:value="6" calcext:value-type="float">
            <text:p>6</text:p>
          </table:table-cell>
          <table:table-cell table:style-name="ce196" table:formula="of:=([.Y79]+[.AA79])+IF([.AR79]&gt;0.9;SUM([.R79:.U79])*1000/(2^([.AR79]-1)+1);SUM([.R79:.U79])*1000)+IF([.AT79]&gt;0.9;([.V79]+[.W79]/5+[.X79]/5)*1000/(2^([.AT79]-1)+1);([.V79]+[.W79]/5+[.X79]/5)*1000)" office:value-type="float" office:value="240.008312252073" calcext:value-type="float">
            <text:p>240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style-name="ce5" table:formula="of:=[.A79]+([.AM80]+[.AN80]+[.AO80])/24" office:value-type="float" office:value="4.45279166666667" calcext:value-type="float">
            <text:p>4.5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91" calcext:value-type="float">
            <text:p>14.91</text:p>
          </table:table-cell>
          <table:table-cell table:style-name="ce171"/>
          <table:table-cell table:style-name="ce192" table:formula="of:=[.K$79]+[.N80]" office:value-type="float" office:value="34.83" calcext:value-type="float">
            <text:p>34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3" table:formula="of:=8087/1000*[.Q80]/70" office:value-type="float" office:value="9.24228571428571" calcext:value-type="float">
            <text:p>9.2</text:p>
          </table:table-cell>
          <table:table-cell table:style-name="ce173" table:formula="of:=3287/1000*[.Q80]/70" office:value-type="float" office:value="3.75657142857143" calcext:value-type="float">
            <text:p>3.8</text:p>
          </table:table-cell>
          <table:table-cell table:style-name="ce173" table:formula="of:=5736/1000*[.Q80]/70" office:value-type="float" office:value="6.55542857142857" calcext:value-type="float">
            <text:p>6.6</text:p>
          </table:table-cell>
          <table:table-cell table:style-name="ce173" table:formula="of:=2.8*[.Q80]/70" office:value-type="float" office:value="3.2" calcext:value-type="float">
            <text:p>3.2</text:p>
          </table:table-cell>
          <table:table-cell table:style-name="ce173" table:formula="of:=420/1000*[.Q80]/70" office:value-type="float" office:value="0.48" calcext:value-type="float">
            <text:p>0.5</text:p>
          </table:table-cell>
          <table:table-cell table:style-name="ce172" table:formula="of:=30/1000*[.Q80]/70" office:value-type="float" office:value="0.0342857142857143" calcext:value-type="float">
            <text:p>0.03</text:p>
          </table:table-cell>
          <table:table-cell table:style-name="ce193" table:formula="of:=SUM([.R80:.U80])*1000*([.V80]+([.W80]+[.X80])/5)*1000*(0.00000006)" office:value-type="float" office:value="3.87510073469388" calcext:value-type="float">
            <text:p>4</text:p>
          </table:table-cell>
          <table:table-cell table:style-name="ce172" table:formula="of:=115900/3600/24*[.Q80]/70*([.$C$543]/8)" office:value-type="float" office:value="1.91633597883598" calcext:value-type="float">
            <text:p>1.92</text:p>
          </table:table-cell>
          <table:table-cell table:style-name="ce172" table:formula="of:=93732/3600/24*[.Q80]/70*([.$C$543]/8)" office:value-type="float" office:value="1.54980158730159" calcext:value-type="float">
            <text:p>1.55</text:p>
          </table:table-cell>
          <table:table-cell table:style-name="ce170" table:formula="of:=[.AL80]*3600*MIN([.Z80];[.AA80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80]/[.AC80]" office:value-type="float" office:value="25950.1661129568" calcext:value-type="float">
            <text:p>25950.17</text:p>
          </table:table-cell>
          <table:table-cell table:style-name="ce170" table:formula="of:=314000*[.AL80]/24*[.C$543]/8*[.Q80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80]-[.AE80]" office:value-type="float" office:value="-4270.67286974585" calcext:value-type="float">
            <text:p>-4271</text:p>
          </table:table-cell>
          <table:table-cell table:style-name="ce671" table:formula="of:=[.AJ80]/AVERAGE([.AD80:.AE80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80]*[.$F$230]" office:value-type="float" office:value="4" calcext:value-type="float">
            <text:p>4.0</text:p>
          </table:table-cell>
          <table:table-cell table:style-name="ce198" table:formula="of:=[.AM80]*0.1" office:value-type="float" office:value="0.4" calcext:value-type="float">
            <text:p>0.4</text:p>
          </table:table-cell>
          <table:table-cell/>
          <table:table-cell table:style-name="ce40"/>
          <table:table-cell table:style-name="ce196" table:formula="of:=MAX(SUM([.R80:.U80])*1000/[.U$8];1)" office:value-type="float" office:value="195.542857142857" calcext:value-type="float">
            <text:p>196</text:p>
          </table:table-cell>
          <table:table-cell table:style-name="ce132" table:formula="of:=IF([.AQ80]&lt;2;0;INT(LOG([.AQ80]-1;2)+1.33))" office:value-type="float" office:value="8" calcext:value-type="float">
            <text:p>8</text:p>
          </table:table-cell>
          <table:table-cell table:style-name="ce196" table:formula="of:=MAX(([.V80]+[.W80]/5+[.X80]/5)*1000/[.U$8];1)" office:value-type="float" office:value="33.0285714285714" calcext:value-type="float">
            <text:p>33</text:p>
          </table:table-cell>
          <table:table-cell table:style-name="ce132" table:formula="of:=IF([.AS80]&lt;2;0;INT(LOG([.AS80]-1;2)+1.33))" office:value-type="float" office:value="6" calcext:value-type="float">
            <text:p>6</text:p>
          </table:table-cell>
          <table:table-cell table:style-name="ce196" table:formula="of:=([.Y80]+[.AA80])+IF([.AR80]&gt;0.9;SUM([.R80:.U80])*1000/(2^([.AR80]-1)+1);SUM([.R80:.U80])*1000)+IF([.AT80]&gt;0.9;([.V80]+[.W80]/5+[.X80]/5)*1000/(2^([.AT80]-1)+1);([.V80]+[.W80]/5+[.X80]/5)*1000)" office:value-type="float" office:value="257.095092596837" calcext:value-type="float">
            <text:p>257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style-name="ce5" table:formula="of:=[.A80]+([.AM81]+[.AN81]+[.AO81])/24" office:value-type="float" office:value="4.636125" calcext:value-type="float">
            <text:p>4.6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91" calcext:value-type="float">
            <text:p>16.91</text:p>
          </table:table-cell>
          <table:table-cell table:style-name="ce171"/>
          <table:table-cell table:style-name="ce192" table:formula="of:=[.K$79]+[.N81]" office:value-type="float" office:value="36.83" calcext:value-type="float">
            <text:p>36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3" table:formula="of:=2115/1000*[.Q81]/70" office:value-type="float" office:value="2.41714285714286" calcext:value-type="float">
            <text:p>2.4</text:p>
          </table:table-cell>
          <table:table-cell table:style-name="ce173" table:formula="of:=910.4/1000*[.Q81]/70" office:value-type="float" office:value="1.04045714285714" calcext:value-type="float">
            <text:p>1.0</text:p>
          </table:table-cell>
          <table:table-cell table:style-name="ce173" table:formula="of:=1929/1000*[.Q81]/70" office:value-type="float" office:value="2.20457142857143" calcext:value-type="float">
            <text:p>2.2</text:p>
          </table:table-cell>
          <table:table-cell table:style-name="ce173" table:formula="of:=2.8*[.Q81]/70" office:value-type="float" office:value="3.2" calcext:value-type="float">
            <text:p>3.2</text:p>
          </table:table-cell>
          <table:table-cell table:style-name="ce173" table:formula="of:=420/1000*[.Q81]/70" office:value-type="float" office:value="0.48" calcext:value-type="float">
            <text:p>0.5</text:p>
          </table:table-cell>
          <table:table-cell table:style-name="ce172" table:formula="of:=30/1000*[.Q81]/70" office:value-type="float" office:value="0.0342857142857143" calcext:value-type="float">
            <text:p>0.03</text:p>
          </table:table-cell>
          <table:table-cell table:style-name="ce193" table:formula="of:=SUM([.R81:.U81])*1000*([.V81]+([.W81]+[.X81])/5)*1000*(0.00000006)" office:value-type="float" office:value="1.12208060081633" calcext:value-type="float">
            <text:p>1</text:p>
          </table:table-cell>
          <table:table-cell table:style-name="ce172" table:formula="of:=115900/3600/24*[.Q81]/70*([.$C$543]/8)" office:value-type="float" office:value="1.91633597883598" calcext:value-type="float">
            <text:p>1.92</text:p>
          </table:table-cell>
          <table:table-cell table:style-name="ce172" table:formula="of:=93732/3600/24*[.Q81]/70*([.$C$543]/8)" office:value-type="float" office:value="1.54980158730159" calcext:value-type="float">
            <text:p>1.55</text:p>
          </table:table-cell>
          <table:table-cell table:style-name="ce170" table:formula="of:=[.AL81]*3600*MIN([.Z81];[.AA81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81]/[.AC81]" office:value-type="float" office:value="25950.1661129568" calcext:value-type="float">
            <text:p>25950.17</text:p>
          </table:table-cell>
          <table:table-cell table:style-name="ce170" table:formula="of:=314000*[.AL81]/24*[.C$543]/8*[.Q81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81]-[.AE81]" office:value-type="float" office:value="-4270.67286974585" calcext:value-type="float">
            <text:p>-4271</text:p>
          </table:table-cell>
          <table:table-cell table:style-name="ce671" table:formula="of:=[.AJ81]/AVERAGE([.AD81:.AE81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81]*[.$F$230]" office:value-type="float" office:value="4" calcext:value-type="float">
            <text:p>4.0</text:p>
          </table:table-cell>
          <table:table-cell table:style-name="ce198" table:formula="of:=[.AM81]*0.1" office:value-type="float" office:value="0.4" calcext:value-type="float">
            <text:p>0.4</text:p>
          </table:table-cell>
          <table:table-cell/>
          <table:table-cell table:style-name="ce132"/>
          <table:table-cell table:style-name="ce196" table:formula="of:=MAX(SUM([.R81:.U81])*1000/[.U$8];1)" office:value-type="float" office:value="56.6217142857143" calcext:value-type="float">
            <text:p>57</text:p>
          </table:table-cell>
          <table:table-cell table:style-name="ce132" table:formula="of:=IF([.AQ81]&lt;2;0;INT(LOG([.AQ81]-1;2)+1.33))" office:value-type="float" office:value="7" calcext:value-type="float">
            <text:p>7</text:p>
          </table:table-cell>
          <table:table-cell table:style-name="ce196" table:formula="of:=MAX(([.V81]+[.W81]/5+[.X81]/5)*1000/[.U$8];1)" office:value-type="float" office:value="33.0285714285714" calcext:value-type="float">
            <text:p>33</text:p>
          </table:table-cell>
          <table:table-cell table:style-name="ce132" table:formula="of:=IF([.AS81]&lt;2;0;INT(LOG([.AS81]-1;2)+1.33))" office:value-type="float" office:value="6" calcext:value-type="float">
            <text:p>6</text:p>
          </table:table-cell>
          <table:table-cell table:style-name="ce196" table:formula="of:=([.Y81]+[.AA81])+IF([.AR81]&gt;0.9;SUM([.R81:.U81])*1000/(2^([.AR81]-1)+1);SUM([.R81:.U81])*1000)+IF([.AT81]&gt;0.9;([.V81]+[.W81]/5+[.X81]/5)*1000/(2^([.AT81]-1)+1);([.V81]+[.W81]/5+[.X81]/5)*1000)" office:value-type="float" office:value="189.868791945028" calcext:value-type="float">
            <text:p>190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81]+([.AM82]+[.AN82]+[.AO82])/24" office:value-type="float" office:value="4.636125" calcext:value-type="float">
            <text:p>4.6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92"/>
          <table:table-cell table:style-name="ce193" table:number-columns-repeated="7"/>
          <table:table-cell table:style-name="ce198"/>
          <table:table-cell table:style-name="ce193"/>
          <table:table-cell table:style-name="ce170"/>
          <table:table-cell table:style-name="ce172"/>
          <table:table-cell table:style-name="ce170"/>
          <table:table-cell table:style-name="ce172" table:number-columns-repeated="2"/>
          <table:table-cell table:style-name="ce198" table:number-columns-repeated="5"/>
          <table:table-cell table:style-name="ce170"/>
          <table:table-cell table:style-name="ce671"/>
          <table:table-cell table:style-name="ce198" table:number-columns-repeated="3"/>
          <table:table-cell/>
          <table:table-cell table:style-name="ce132"/>
          <table:table-cell/>
          <table:table-cell table:style-name="ce132"/>
          <table:table-cell table:style-name="ce40"/>
          <table:table-cell table:style-name="ce54"/>
          <table:table-cell table:style-name="ce24" table:number-columns-repeated="2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82]+([.AM83]+[.AN83]+[.AO83])/24" office:value-type="float" office:value="4.986125" calcext:value-type="float">
            <text:p>5.0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6" calcext:value-type="float">
            <text:p>6.00</text:p>
          </table:table-cell>
          <table:table-cell table:style-name="ce172" office:value-type="float" office:value="2.4" calcext:value-type="float">
            <text:p>2.40</text:p>
          </table:table-cell>
          <table:table-cell table:style-name="ce227" office:value-type="float" office:value="0.5515" calcext:value-type="float">
            <text:p>0.5515</text:p>
          </table:table-cell>
          <table:table-cell table:style-name="ce171" office:value-type="float" office:value="0.531" calcext:value-type="float">
            <text:p>0.531</text:p>
          </table:table-cell>
          <table:table-cell table:style-name="ce201" office:value-type="string" calcext:value-type="string">
            <text:p>LD+</text:p>
          </table:table-cell>
          <table:table-cell table:style-name="ce171" office:value-type="float" office:value="0.7113" calcext:value-type="float">
            <text:p>0.711</text:p>
          </table:table-cell>
          <table:table-cell table:style-name="ce172" office:value-type="float" office:value="19.92" calcext:value-type="float">
            <text:p>19.92</text:p>
          </table:table-cell>
          <table:table-cell table:style-name="ce171" office:value-type="float" office:value="4.752" calcext:value-type="float">
            <text:p>4.752</text:p>
          </table:table-cell>
          <table:table-cell table:style-name="ce172" office:value-type="float" office:value="14.91" calcext:value-type="float">
            <text:p>14.91</text:p>
          </table:table-cell>
          <table:table-cell table:style-name="ce172" office:value-type="float" office:value="12.91" calcext:value-type="float">
            <text:p>12.91</text:p>
          </table:table-cell>
          <table:table-cell table:style-name="ce171" office:value-type="float" office:value="5.512" calcext:value-type="float">
            <text:p>5.512</text:p>
          </table:table-cell>
          <table:table-cell table:style-name="ce192" table:formula="of:=[.K$79]+[.N83]" office:value-type="float" office:value="32.83" calcext:value-type="float">
            <text:p>32.83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70" table:formula="of:=29100/1000*[.Q83]/70*2" office:value-type="float" office:value="66.5142857142857" calcext:value-type="float">
            <text:p>67</text:p>
          </table:table-cell>
          <table:table-cell table:style-name="ce170" table:formula="of:=11210/1000*[.Q83]/70*2" office:value-type="float" office:value="25.6228571428571" calcext:value-type="float">
            <text:p>26</text:p>
          </table:table-cell>
          <table:table-cell table:style-name="ce170" table:formula="of:=16070/1000*[.Q83]/70*2" office:value-type="float" office:value="36.7314285714286" calcext:value-type="float">
            <text:p>37</text:p>
          </table:table-cell>
          <table:table-cell table:style-name="ce173" table:formula="of:=2.8*[.Q83]/70*2" office:value-type="float" office:value="6.4" calcext:value-type="float">
            <text:p>6.4</text:p>
          </table:table-cell>
          <table:table-cell table:style-name="ce173" table:formula="of:=420/1000*[.Q83]/70" office:value-type="float" office:value="0.48" calcext:value-type="float">
            <text:p>0.5</text:p>
          </table:table-cell>
          <table:table-cell table:style-name="ce172" table:formula="of:=30/1000*[.Q83]/70" office:value-type="float" office:value="0.0342857142857143" calcext:value-type="float">
            <text:p>0.03</text:p>
          </table:table-cell>
          <table:table-cell table:style-name="ce193" table:formula="of:=SUM([.R83:.U83])*1000*([.V83]+([.W83]+[.X83])/5)*1000*(0.00000006)" office:value-type="float" office:value="50.2808346122449" calcext:value-type="float">
            <text:p>50</text:p>
          </table:table-cell>
          <table:table-cell table:style-name="ce172" table:formula="of:=115900/3600/24*[.Q83]/70*([.$C$543]/8)" office:value-type="float" office:value="1.91633597883598" calcext:value-type="float">
            <text:p>1.92</text:p>
          </table:table-cell>
          <table:table-cell table:style-name="ce172" table:formula="of:=93732/3600/24*[.Q83]/70*([.$C$543]/8)" office:value-type="float" office:value="1.54980158730159" calcext:value-type="float">
            <text:p>1.55</text:p>
          </table:table-cell>
          <table:table-cell table:style-name="ce170" table:formula="of:=[.AL83]*3600*MIN([.Z83];[.AA83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83]/[.AC83]" office:value-type="float" office:value="25950.1661129568" calcext:value-type="float">
            <text:p>25950.17</text:p>
          </table:table-cell>
          <table:table-cell table:style-name="ce170" table:formula="of:=314000*[.AL83]/24*[.C$543]/8*[.Q83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83]-[.AE83]" office:value-type="float" office:value="-4270.67286974585" calcext:value-type="float">
            <text:p>-4271</text:p>
          </table:table-cell>
          <table:table-cell table:style-name="ce671" table:formula="of:=[.AJ83]/AVERAGE([.AD83:.AE83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83]*[.$F$230]" office:value-type="float" office:value="4" calcext:value-type="float">
            <text:p>4.0</text:p>
          </table:table-cell>
          <table:table-cell table:style-name="ce198" table:formula="of:=[.AM83]*0.1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18.4" calcext:value-type="float">
            <text:p>18.4</text:p>
          </table:table-cell>
          <table:table-cell table:style-name="ce196" table:formula="of:=MAX(SUM([.R83:.U83])*1000/[.U$8];1)" office:value-type="float" office:value="1288.68571428571" calcext:value-type="float">
            <text:p>1289</text:p>
          </table:table-cell>
          <table:table-cell table:style-name="ce132" table:formula="of:=IF([.AQ83]&lt;2;0;INT(LOG([.AQ83]-1;2)+1.33))" office:value-type="float" office:value="11" calcext:value-type="float">
            <text:p>11</text:p>
          </table:table-cell>
          <table:table-cell table:style-name="ce196" table:formula="of:=MAX(([.V83]+[.W83]/5+[.X83]/5)*1000/[.U$8];1)" office:value-type="float" office:value="65.0285714285714" calcext:value-type="float">
            <text:p>65</text:p>
          </table:table-cell>
          <table:table-cell table:style-name="ce132" table:formula="of:=IF([.AS83]&lt;2;0;INT(LOG([.AS83]-1;2)+1.33))" office:value-type="float" office:value="7" calcext:value-type="float">
            <text:p>7</text:p>
          </table:table-cell>
          <table:table-cell table:style-name="ce196" table:formula="of:=([.Y83]+[.AA83])+IF([.AR83]&gt;0.9;SUM([.R83:.U83])*1000/(2^([.AR83]-1)+1);SUM([.R83:.U83])*1000)+IF([.AT83]&gt;0.9;([.V83]+[.W83]/5+[.X83]/5)*1000/(2^([.AT83]-1)+1);([.V83]+[.W83]/5+[.X83]/5)*1000)" office:value-type="float" office:value="277.600027783572" calcext:value-type="float">
            <text:p>278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style-name="ce5" table:formula="of:=[.A83]+([.AM84]+[.AN84]+[.AO84])/24" office:value-type="float" office:value="5.16945833333334" calcext:value-type="float">
            <text:p>5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91" calcext:value-type="float">
            <text:p>14.91</text:p>
          </table:table-cell>
          <table:table-cell table:style-name="ce171"/>
          <table:table-cell table:style-name="ce192" table:formula="of:=[.K$79]+[.N84]" office:value-type="float" office:value="34.83" calcext:value-type="float">
            <text:p>34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3" table:formula="of:=8087/1000*[.Q84]/70*2" office:value-type="float" office:value="18.4845714285714" calcext:value-type="float">
            <text:p>18.5</text:p>
          </table:table-cell>
          <table:table-cell table:style-name="ce173" table:formula="of:=3287/1000*[.Q84]/70*2" office:value-type="float" office:value="7.51314285714286" calcext:value-type="float">
            <text:p>7.5</text:p>
          </table:table-cell>
          <table:table-cell table:style-name="ce173" table:formula="of:=5736/1000*[.Q84]/70*2" office:value-type="float" office:value="13.1108571428571" calcext:value-type="float">
            <text:p>13.1</text:p>
          </table:table-cell>
          <table:table-cell table:style-name="ce173" table:formula="of:=2.8*[.Q84]/70*2" office:value-type="float" office:value="6.4" calcext:value-type="float">
            <text:p>6.4</text:p>
          </table:table-cell>
          <table:table-cell table:style-name="ce173" table:formula="of:=420/1000*[.Q84]/70" office:value-type="float" office:value="0.48" calcext:value-type="float">
            <text:p>0.5</text:p>
          </table:table-cell>
          <table:table-cell table:style-name="ce172" table:formula="of:=30/1000*[.Q84]/70" office:value-type="float" office:value="0.0342857142857143" calcext:value-type="float">
            <text:p>0.03</text:p>
          </table:table-cell>
          <table:table-cell table:style-name="ce193" table:formula="of:=SUM([.R84:.U84])*1000*([.V84]+([.W84]+[.X84])/5)*1000*(0.00000006)" office:value-type="float" office:value="15.2590471836735" calcext:value-type="float">
            <text:p>15</text:p>
          </table:table-cell>
          <table:table-cell table:style-name="ce172" table:formula="of:=115900/3600/24*[.Q84]/70*([.$C$543]/8)" office:value-type="float" office:value="1.91633597883598" calcext:value-type="float">
            <text:p>1.92</text:p>
          </table:table-cell>
          <table:table-cell table:style-name="ce172" table:formula="of:=93732/3600/24*[.Q84]/70*([.$C$543]/8)" office:value-type="float" office:value="1.54980158730159" calcext:value-type="float">
            <text:p>1.55</text:p>
          </table:table-cell>
          <table:table-cell table:style-name="ce170" table:formula="of:=[.AL84]*3600*MIN([.Z84];[.AA84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84]/[.AC84]" office:value-type="float" office:value="25950.1661129568" calcext:value-type="float">
            <text:p>25950.17</text:p>
          </table:table-cell>
          <table:table-cell table:style-name="ce170" table:formula="of:=314000*[.AL84]/24*[.C$543]/8*[.Q84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84]-[.AE84]" office:value-type="float" office:value="-4270.67286974585" calcext:value-type="float">
            <text:p>-4271</text:p>
          </table:table-cell>
          <table:table-cell table:style-name="ce671" table:formula="of:=[.AJ84]/AVERAGE([.AD84:.AE84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84]*[.$F$230]" office:value-type="float" office:value="4" calcext:value-type="float">
            <text:p>4.0</text:p>
          </table:table-cell>
          <table:table-cell table:style-name="ce198" table:formula="of:=[.AM84]*0.1" office:value-type="float" office:value="0.4" calcext:value-type="float">
            <text:p>0.4</text:p>
          </table:table-cell>
          <table:table-cell/>
          <table:table-cell table:style-name="ce40"/>
          <table:table-cell table:style-name="ce196" table:formula="of:=MAX(SUM([.R84:.U84])*1000/[.U$8];1)" office:value-type="float" office:value="391.085714285714" calcext:value-type="float">
            <text:p>391</text:p>
          </table:table-cell>
          <table:table-cell table:style-name="ce132" table:formula="of:=IF([.AQ84]&lt;2;0;INT(LOG([.AQ84]-1;2)+1.33))" office:value-type="float" office:value="9" calcext:value-type="float">
            <text:p>9</text:p>
          </table:table-cell>
          <table:table-cell table:style-name="ce196" table:formula="of:=MAX(([.V84]+[.W84]/5+[.X84]/5)*1000/[.U$8];1)" office:value-type="float" office:value="65.0285714285714" calcext:value-type="float">
            <text:p>65</text:p>
          </table:table-cell>
          <table:table-cell table:style-name="ce132" table:formula="of:=IF([.AS84]&lt;2;0;INT(LOG([.AS84]-1;2)+1.33))" office:value-type="float" office:value="7" calcext:value-type="float">
            <text:p>7</text:p>
          </table:table-cell>
          <table:table-cell table:style-name="ce196" table:formula="of:=([.Y84]+[.AA84])+IF([.AR84]&gt;0.9;SUM([.R84:.U84])*1000/(2^([.AR84]-1)+1);SUM([.R84:.U84])*1000)+IF([.AT84]&gt;0.9;([.V84]+[.W84]/5+[.X84]/5)*1000/(2^([.AT84]-1)+1);([.V84]+[.W84]/5+[.X84]/5)*1000)" office:value-type="float" office:value="269.026234498088" calcext:value-type="float">
            <text:p>269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style-name="ce5" table:formula="of:=[.A84]+([.AM85]+[.AN85]+[.AO85])/24" office:value-type="float" office:value="5.35279166666667" calcext:value-type="float">
            <text:p>5.4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91" calcext:value-type="float">
            <text:p>16.91</text:p>
          </table:table-cell>
          <table:table-cell table:style-name="ce171"/>
          <table:table-cell table:style-name="ce192" table:formula="of:=[.K$79]+[.N85]" office:value-type="float" office:value="36.83" calcext:value-type="float">
            <text:p>36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/>
          <table:table-cell table:style-name="ce173" table:formula="of:=2115/1000*[.Q85]/70*2" office:value-type="float" office:value="4.83428571428571" calcext:value-type="float">
            <text:p>4.8</text:p>
          </table:table-cell>
          <table:table-cell table:style-name="ce173" table:formula="of:=910.4/1000*[.Q85]/70*2" office:value-type="float" office:value="2.08091428571429" calcext:value-type="float">
            <text:p>2.1</text:p>
          </table:table-cell>
          <table:table-cell table:style-name="ce173" table:formula="of:=1929/1000*[.Q85]/70*2" office:value-type="float" office:value="4.40914285714286" calcext:value-type="float">
            <text:p>4.4</text:p>
          </table:table-cell>
          <table:table-cell table:style-name="ce173" table:formula="of:=2.8*[.Q85]/70*2" office:value-type="float" office:value="6.4" calcext:value-type="float">
            <text:p>6.4</text:p>
          </table:table-cell>
          <table:table-cell table:style-name="ce173" table:formula="of:=420/1000*[.Q85]/70" office:value-type="float" office:value="0.48" calcext:value-type="float">
            <text:p>0.5</text:p>
          </table:table-cell>
          <table:table-cell table:style-name="ce172" table:formula="of:=30/1000*[.Q85]/70" office:value-type="float" office:value="0.0342857142857143" calcext:value-type="float">
            <text:p>0.03</text:p>
          </table:table-cell>
          <table:table-cell table:style-name="ce193" table:formula="of:=SUM([.R85:.U85])*1000*([.V85]+([.W85]+[.X85])/5)*1000*(0.00000006)" office:value-type="float" office:value="4.41843503020408" calcext:value-type="float">
            <text:p>4</text:p>
          </table:table-cell>
          <table:table-cell table:style-name="ce172" table:formula="of:=115900/3600/24*[.Q85]/70*([.$C$543]/8)" office:value-type="float" office:value="1.91633597883598" calcext:value-type="float">
            <text:p>1.92</text:p>
          </table:table-cell>
          <table:table-cell table:style-name="ce172" table:formula="of:=93732/3600/24*[.Q85]/70*([.$C$543]/8)" office:value-type="float" office:value="1.54980158730159" calcext:value-type="float">
            <text:p>1.55</text:p>
          </table:table-cell>
          <table:table-cell table:style-name="ce170" table:formula="of:=[.AL85]*3600*MIN([.Z85];[.AA85])" office:value-type="float" office:value="11158.5714285714" calcext:value-type="float">
            <text:p>11159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85]/[.AC85]" office:value-type="float" office:value="25950.1661129568" calcext:value-type="float">
            <text:p>25950.17</text:p>
          </table:table-cell>
          <table:table-cell table:style-name="ce170" table:formula="of:=314000*[.AL85]/24*[.C$543]/8*[.Q85]/70*(937/1159)" office:value-type="float" office:value="30220.8389827027" calcext:value-type="float">
            <text:p>30221</text:p>
          </table:table-cell>
          <table:table-cell table:style-name="ce170" table:number-columns-repeated="4"/>
          <table:table-cell table:style-name="ce170" table:formula="of:=[.AD85]-[.AE85]" office:value-type="float" office:value="-4270.67286974585" calcext:value-type="float">
            <text:p>-4271</text:p>
          </table:table-cell>
          <table:table-cell table:style-name="ce671" table:formula="of:=[.AJ85]/AVERAGE([.AD85:.AE85])" office:value-type="float" office:value="-0.152059692094627" calcext:value-type="float">
            <text:p>-0.15</text:p>
          </table:table-cell>
          <table:table-cell table:style-name="ce198" office:value-type="float" office:value="2" calcext:value-type="float">
            <text:p>2.0</text:p>
          </table:table-cell>
          <table:table-cell table:style-name="ce198" table:formula="of:=[.AL85]*[.$F$230]" office:value-type="float" office:value="4" calcext:value-type="float">
            <text:p>4.0</text:p>
          </table:table-cell>
          <table:table-cell table:style-name="ce198" table:formula="of:=[.AM85]*0.1" office:value-type="float" office:value="0.4" calcext:value-type="float">
            <text:p>0.4</text:p>
          </table:table-cell>
          <table:table-cell/>
          <table:table-cell table:style-name="ce132"/>
          <table:table-cell table:style-name="ce196" table:formula="of:=MAX(SUM([.R85:.U85])*1000/[.U$8];1)" office:value-type="float" office:value="113.243428571429" calcext:value-type="float">
            <text:p>113</text:p>
          </table:table-cell>
          <table:table-cell table:style-name="ce132" table:formula="of:=IF([.AQ85]&lt;2;0;INT(LOG([.AQ85]-1;2)+1.33))" office:value-type="float" office:value="8" calcext:value-type="float">
            <text:p>8</text:p>
          </table:table-cell>
          <table:table-cell table:style-name="ce196" table:formula="of:=MAX(([.V85]+[.W85]/5+[.X85]/5)*1000/[.U$8];1)" office:value-type="float" office:value="65.0285714285714" calcext:value-type="float">
            <text:p>65</text:p>
          </table:table-cell>
          <table:table-cell table:style-name="ce132" table:formula="of:=IF([.AS85]&lt;2;0;INT(LOG([.AS85]-1;2)+1.33))" office:value-type="float" office:value="7" calcext:value-type="float">
            <text:p>7</text:p>
          </table:table-cell>
          <table:table-cell table:style-name="ce196" table:formula="of:=([.Y85]+[.AA85])+IF([.AR85]&gt;0.9;SUM([.R85:.U85])*1000/(2^([.AR85]-1)+1);SUM([.R85:.U85])*1000)+IF([.AT85]&gt;0.9;([.V85]+[.W85]/5+[.X85]/5)*1000/(2^([.AT85]-1)+1);([.V85]+[.W85]/5+[.X85]/5)*1000)" office:value-type="float" office:value="193.797796205205" calcext:value-type="float">
            <text:p>194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85]+([.AM86]+[.AN86]+[.AO86])/24" office:value-type="float" office:value="5.39445833333334" calcext:value-type="float">
            <text:p>5.4</text:p>
          </table:table-cell>
          <table:table-cell/>
          <table:table-cell table:style-name="ce231" office:value-type="string" calcext:value-type="string">
            <text:p>SHMS rotation to small angle (expert observers needed, but not hall access)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number-columns-repeated="2"/>
          <table:table-cell table:style-name="ce171"/>
          <table:table-cell table:style-name="ce240"/>
          <table:table-cell table:style-name="ce172"/>
          <table:table-cell table:style-name="ce170" table:number-columns-repeated="5"/>
          <table:table-cell table:style-name="ce170" table:formula="of:=[.AD86]-[.AE86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73" office:value-type="float" office:value="1" calcext:value-type="float">
            <text:p>1.0</text:p>
          </table:table-cell>
          <table:table-cell table:style-name="ce198"/>
          <table:table-cell table:style-name="ce172" table:number-columns-repeated="2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86]+([.AM87]+[.AN87]+[.AO87])/24" office:value-type="float" office:value="5.65279166666667" calcext:value-type="float">
            <text:p>5.7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2.45" calcext:value-type="float">
            <text:p>2.45</text:p>
          </table:table-cell>
          <table:table-cell table:style-name="ce192" office:value-type="float" office:value="3.2" calcext:value-type="float">
            <text:p>3.20</text:p>
          </table:table-cell>
          <table:table-cell table:style-name="ce205" office:value-type="float" office:value="0.2075" calcext:value-type="float">
            <text:p>0.2075</text:p>
          </table:table-cell>
          <table:table-cell table:style-name="ce184" office:value-type="float" office:value="0.048" calcext:value-type="float">
            <text:p>0.048</text:p>
          </table:table-cell>
          <table:table-cell table:style-name="ce188" office:value-type="string" calcext:value-type="string">
            <text:p>LH+</text:p>
          </table:table-cell>
          <table:table-cell table:style-name="ce184" office:value-type="float" office:value="0.6789" calcext:value-type="float">
            <text:p>0.679</text:p>
          </table:table-cell>
          <table:table-cell table:style-name="ce192" office:value-type="float" office:value="13.41" calcext:value-type="float">
            <text:p>13.41</text:p>
          </table:table-cell>
          <table:table-cell table:style-name="ce184" office:value-type="float" office:value="4.256" calcext:value-type="float">
            <text:p>4.256</text:p>
          </table:table-cell>
          <table:table-cell table:style-name="ce192" office:value-type="float" office:value="9.76" calcext:value-type="float">
            <text:p>9.76</text:p>
          </table:table-cell>
          <table:table-cell table:style-name="ce242" office:value-type="float" office:value="6.76" calcext:value-type="float">
            <text:p>6.76</text:p>
          </table:table-cell>
          <table:table-cell table:style-name="ce184" office:value-type="float" office:value="6.265" calcext:value-type="float">
            <text:p>6.265</text:p>
          </table:table-cell>
          <table:table-cell table:style-name="ce242" table:formula="of:=[.K$87]+[.N87]" office:value-type="float" office:value="20.17" calcext:value-type="float">
            <text:p>20.17</text:p>
          </table:table-cell>
          <table:table-cell table:style-name="ce243" office:value-type="float" office:value="40" calcext:value-type="float">
            <text:p>40</text:p>
          </table:table-cell>
          <table:table-cell/>
          <table:table-cell table:style-name="ce193" table:formula="of:=570000/1000*[.Q87]/70" office:value-type="float" office:value="325.714285714286" calcext:value-type="float">
            <text:p>326</text:p>
          </table:table-cell>
          <table:table-cell table:style-name="ce193" table:formula="of:=197400/1000*[.Q87]/70" office:value-type="float" office:value="112.8" calcext:value-type="float">
            <text:p>113</text:p>
          </table:table-cell>
          <table:table-cell table:style-name="ce193" table:formula="of:=133600/1000*[.Q87]/70" office:value-type="float" office:value="76.3428571428571" calcext:value-type="float">
            <text:p>76</text:p>
          </table:table-cell>
          <table:table-cell table:style-name="ce193" table:formula="of:=33*[.Q87]/70" office:value-type="float" office:value="18.8571428571429" calcext:value-type="float">
            <text:p>19</text:p>
          </table:table-cell>
          <table:table-cell table:style-name="ce193" table:formula="of:=61000/1000*[.Q87]/70" office:value-type="float" office:value="34.8571428571429" calcext:value-type="float">
            <text:p>35</text:p>
          </table:table-cell>
          <table:table-cell table:style-name="ce193" table:formula="of:=5700/1000*[.Q87]/70" office:value-type="float" office:value="3.25714285714286" calcext:value-type="float">
            <text:p>3</text:p>
          </table:table-cell>
          <table:table-cell table:style-name="ce193" table:formula="of:=SUM([.R87:.U87])*1000*([.V87]+([.W87]+[.X87])/5)*1000*(0.00000006)" office:value-type="float" office:value="818.005028571429" calcext:value-type="float">
            <text:p>818</text:p>
          </table:table-cell>
          <table:table-cell table:style-name="ce198" table:formula="of:=382900/3600/24*[.Q87]/70*([.$C$543]/8)" office:value-type="float" office:value="3.16550925925926" calcext:value-type="float">
            <text:p>3.2</text:p>
          </table:table-cell>
          <table:table-cell table:style-name="ce173" table:formula="of:=393400/3600/24*[.Q87]/70*([.$C$543]/8)" office:value-type="float" office:value="3.25231481481481" calcext:value-type="float">
            <text:p>3.3</text:p>
          </table:table-cell>
          <table:table-cell table:style-name="ce170" table:formula="of:=[.AL87]*3600*MIN([.Z87];[.AA87])" office:value-type="float" office:value="11395.8333333333" calcext:value-type="float">
            <text:p>11396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 table:formula="of:=[.AB87]/[.AC87]" office:value-type="float" office:value="39201.3530558422" calcext:value-type="float">
            <text:p>39201.35</text:p>
          </table:table-cell>
          <table:table-cell table:style-name="ce170" table:formula="of:=1560000*[.AL87]/24*[.C$543]/8*[.Q87]/70" office:value-type="float" office:value="46428.5714285714" calcext:value-type="float">
            <text:p>46429</text:p>
          </table:table-cell>
          <table:table-cell table:style-name="ce170" table:number-columns-repeated="4"/>
          <table:table-cell table:style-name="ce170" table:formula="of:=[.AD87]-[.AE87]" office:value-type="float" office:value="-7227.21837272922" calcext:value-type="float">
            <text:p>-7227</text:p>
          </table:table-cell>
          <table:table-cell table:style-name="ce671" table:formula="of:=[.AJ87]/AVERAGE([.AD87:.AE87])" office:value-type="float" office:value="-0.168801231958221" calcext:value-type="float">
            <text:p>-0.17</text:p>
          </table:table-cell>
          <table:table-cell table:style-name="ce173" office:value-type="float" office:value="1" calcext:value-type="float">
            <text:p>1.0</text:p>
          </table:table-cell>
          <table:table-cell table:style-name="ce198" table:formula="of:=[.AL87]*[.$F$230]" office:value-type="float" office:value="2" calcext:value-type="float">
            <text:p>2.0</text:p>
          </table:table-cell>
          <table:table-cell table:style-name="ce198" table:formula="of:=[.AM87]*0.1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.8" calcext:value-type="float">
            <text:p>12.8</text:p>
          </table:table-cell>
          <table:table-cell table:style-name="ce196" table:formula="of:=MAX(SUM([.R87:.U87])*1000/[.U$8];1)" office:value-type="float" office:value="5148.57142857143" calcext:value-type="float">
            <text:p>5149</text:p>
          </table:table-cell>
          <table:table-cell table:style-name="ce132" table:formula="of:=IF([.AQ87]&lt;2;0;INT(LOG([.AQ87]-1;2)+1.33))" office:value-type="float" office:value="13" calcext:value-type="float">
            <text:p>13</text:p>
          </table:table-cell>
          <table:table-cell table:style-name="ce196" table:formula="of:=MAX(([.V87]+[.W87]/5+[.X87]/5)*1000/[.U$8];1)" office:value-type="float" office:value="264.8" calcext:value-type="float">
            <text:p>265</text:p>
          </table:table-cell>
          <table:table-cell table:style-name="ce132" table:formula="of:=IF([.AS87]&lt;2;0;INT(LOG([.AS87]-1;2)+1.33))" office:value-type="float" office:value="9" calcext:value-type="float">
            <text:p>9</text:p>
          </table:table-cell>
          <table:table-cell table:style-name="ce196" table:formula="of:=([.Y87]+[.AA87])+IF([.AR87]&gt;0.9;SUM([.R87:.U87])*1000/(2^([.AR87]-1)+1);SUM([.R87:.U87])*1000)+IF([.AT87]&gt;0.9;([.V87]+[.W87]/5+[.X87]/5)*1000/(2^([.AT87]-1)+1);([.V87]+[.W87]/5+[.X87]/5)*1000)" office:value-type="float" office:value="1049.95922709757" calcext:value-type="float">
            <text:p>105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87]+([.AM88]+[.AN88]+[.AO88])/24" office:value-type="float" office:value="5.74445833333334" calcext:value-type="float">
            <text:p>5.7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72" office:value-type="float" office:value="8.76" calcext:value-type="float">
            <text:p>8.76</text:p>
          </table:table-cell>
          <table:table-cell table:style-name="ce184"/>
          <table:table-cell table:style-name="ce192" table:formula="of:=[.K$87]+[.N88]" office:value-type="float" office:value="22.17" calcext:value-type="float">
            <text:p>22.17</text:p>
          </table:table-cell>
          <table:table-cell table:style-name="ce185" office:value-type="float" office:value="80" calcext:value-type="float">
            <text:p>80</text:p>
          </table:table-cell>
          <table:table-cell table:style-name="ce185"/>
          <table:table-cell table:style-name="ce193" table:formula="of:=154000/1000*[.Q88]/70" office:value-type="float" office:value="176" calcext:value-type="float">
            <text:p>176</text:p>
          </table:table-cell>
          <table:table-cell table:style-name="ce193" table:formula="of:=59460/1000*[.Q88]/70" office:value-type="float" office:value="67.9542857142857" calcext:value-type="float">
            <text:p>68</text:p>
          </table:table-cell>
          <table:table-cell table:style-name="ce193" table:formula="of:=51700/1000*[.Q88]/70" office:value-type="float" office:value="59.0857142857143" calcext:value-type="float">
            <text:p>59</text:p>
          </table:table-cell>
          <table:table-cell table:style-name="ce193" table:formula="of:=33*[.Q88]/70" office:value-type="float" office:value="37.7142857142857" calcext:value-type="float">
            <text:p>38</text:p>
          </table:table-cell>
          <table:table-cell table:style-name="ce193" table:formula="of:=61000/1000*[.Q88]/70" office:value-type="float" office:value="69.7142857142857" calcext:value-type="float">
            <text:p>70</text:p>
          </table:table-cell>
          <table:table-cell table:style-name="ce193" table:formula="of:=5700/1000*[.Q88]/70" office:value-type="float" office:value="6.51428571428571" calcext:value-type="float">
            <text:p>7</text:p>
          </table:table-cell>
          <table:table-cell table:style-name="ce193" table:formula="of:=SUM([.R88:.U88])*1000*([.V88]+([.W88]+[.X88])/5)*1000*(0.00000006)" office:value-type="float" office:value="962.939904" calcext:value-type="float">
            <text:p>963</text:p>
          </table:table-cell>
          <table:table-cell table:style-name="ce198" table:formula="of:=382900/3600/24*[.Q88]/70*([.$C$543]/8)" office:value-type="float" office:value="6.33101851851852" calcext:value-type="float">
            <text:p>6.3</text:p>
          </table:table-cell>
          <table:table-cell table:style-name="ce173" table:formula="of:=393400/3600/24*[.Q88]/70*([.$C$543]/8)" office:value-type="float" office:value="6.50462962962963" calcext:value-type="float">
            <text:p>6.5</text:p>
          </table:table-cell>
          <table:table-cell table:style-name="ce170" table:formula="of:=[.AL88]*3600*MIN([.Z88];[.AA88])" office:value-type="float" office:value="22791.6666666667" calcext:value-type="float">
            <text:p>22792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 table:formula="of:=[.AB88]/[.AC88]" office:value-type="float" office:value="78402.7061116844" calcext:value-type="float">
            <text:p>78402.71</text:p>
          </table:table-cell>
          <table:table-cell table:style-name="ce170" table:formula="of:=1560000*[.AL88]/24*[.C$543]/8*[.Q88]/70" office:value-type="float" office:value="92857.1428571429" calcext:value-type="float">
            <text:p>92857</text:p>
          </table:table-cell>
          <table:table-cell table:style-name="ce170" table:number-columns-repeated="4"/>
          <table:table-cell table:style-name="ce170" table:formula="of:=[.AD88]-[.AE88]" office:value-type="float" office:value="-14454.4367454584" calcext:value-type="float">
            <text:p>-14454</text:p>
          </table:table-cell>
          <table:table-cell table:style-name="ce671" table:formula="of:=[.AJ88]/AVERAGE([.AD88:.AE88])" office:value-type="float" office:value="-0.168801231958221" calcext:value-type="float">
            <text:p>-0.17</text:p>
          </table:table-cell>
          <table:table-cell table:style-name="ce173" office:value-type="float" office:value="1" calcext:value-type="float">
            <text:p>1.0</text:p>
          </table:table-cell>
          <table:table-cell table:style-name="ce198" table:formula="of:=[.AL88]*[.$F$230]" office:value-type="float" office:value="2" calcext:value-type="float">
            <text:p>2.0</text:p>
          </table:table-cell>
          <table:table-cell table:style-name="ce198" table:formula="of:=[.AM88]*0.1" office:value-type="float" office:value="0.2" calcext:value-type="float">
            <text:p>0.2</text:p>
          </table:table-cell>
          <table:table-cell/>
          <table:table-cell table:style-name="ce1"/>
          <table:table-cell table:style-name="ce196" table:formula="of:=MAX(SUM([.R88:.U88])*1000/[.U$8];1)" office:value-type="float" office:value="3030.4" calcext:value-type="float">
            <text:p>3030</text:p>
          </table:table-cell>
          <table:table-cell table:style-name="ce132" table:formula="of:=IF([.AQ88]&lt;2;0;INT(LOG([.AQ88]-1;2)+1.33))" office:value-type="float" office:value="12" calcext:value-type="float">
            <text:p>12</text:p>
          </table:table-cell>
          <table:table-cell table:style-name="ce196" table:formula="of:=MAX(([.V88]+[.W88]/5+[.X88]/5)*1000/[.U$8];1)" office:value-type="float" office:value="529.6" calcext:value-type="float">
            <text:p>530</text:p>
          </table:table-cell>
          <table:table-cell table:style-name="ce132" table:formula="of:=IF([.AS88]&lt;2;0;INT(LOG([.AS88]-1;2)+1.33))" office:value-type="float" office:value="10" calcext:value-type="float">
            <text:p>10</text:p>
          </table:table-cell>
          <table:table-cell table:style-name="ce196" table:formula="of:=([.Y88]+[.AA88])+IF([.AR88]&gt;0.9;SUM([.R88:.U88])*1000/(2^([.AR88]-1)+1);SUM([.R88:.U88])*1000)+IF([.AT88]&gt;0.9;([.V88]+[.W88]/5+[.X88]/5)*1000/(2^([.AT88]-1)+1);([.V88]+[.W88]/5+[.X88]/5)*1000)" office:value-type="float" office:value="1220.57693597109" calcext:value-type="float">
            <text:p>1221</text:p>
          </table:table-cell>
          <table:table-cell table:number-columns-repeated="977"/>
        </table:table-row>
        <table:table-row table:style-name="ro4">
          <table:table-cell table:style-name="ce5" table:formula="of:=[.A88]+([.AM89]+[.AN89]+[.AO89])/24" office:value-type="float" office:value="5.836125" calcext:value-type="float">
            <text:p>5.8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72" office:value-type="float" office:value="10.76" calcext:value-type="float">
            <text:p>10.76</text:p>
          </table:table-cell>
          <table:table-cell table:style-name="ce184"/>
          <table:table-cell table:style-name="ce192" table:formula="of:=[.K$87]+[.N89]" office:value-type="float" office:value="24.17" calcext:value-type="float">
            <text:p>24.17</text:p>
          </table:table-cell>
          <table:table-cell table:style-name="ce185" office:value-type="float" office:value="80" calcext:value-type="float">
            <text:p>80</text:p>
          </table:table-cell>
          <table:table-cell table:style-name="ce185"/>
          <table:table-cell table:style-name="ce193" table:formula="of:=39500/1000*[.Q89]/70" office:value-type="float" office:value="45.1428571428571" calcext:value-type="float">
            <text:p>45</text:p>
          </table:table-cell>
          <table:table-cell table:style-name="ce193" table:formula="of:=16400/1000*[.Q89]/70" office:value-type="float" office:value="18.7428571428571" calcext:value-type="float">
            <text:p>19</text:p>
          </table:table-cell>
          <table:table-cell table:style-name="ce193" table:formula="of:=17900/1000*[.Q89]/70" office:value-type="float" office:value="20.4571428571429" calcext:value-type="float">
            <text:p>20</text:p>
          </table:table-cell>
          <table:table-cell table:style-name="ce193" table:formula="of:=33*[.Q89]/70" office:value-type="float" office:value="37.7142857142857" calcext:value-type="float">
            <text:p>38</text:p>
          </table:table-cell>
          <table:table-cell table:style-name="ce193" table:formula="of:=61000/1000*[.Q89]/70" office:value-type="float" office:value="69.7142857142857" calcext:value-type="float">
            <text:p>70</text:p>
          </table:table-cell>
          <table:table-cell table:style-name="ce193" table:formula="of:=5700/1000*[.Q89]/70" office:value-type="float" office:value="6.51428571428571" calcext:value-type="float">
            <text:p>7</text:p>
          </table:table-cell>
          <table:table-cell table:style-name="ce193" table:formula="of:=SUM([.R89:.U89])*1000*([.V89]+([.W89]+[.X89])/5)*1000*(0.00000006)" office:value-type="float" office:value="268.007862857143" calcext:value-type="float">
            <text:p>268</text:p>
          </table:table-cell>
          <table:table-cell table:style-name="ce198" table:formula="of:=382900/3600/24*[.Q89]/70*([.$C$543]/8)" office:value-type="float" office:value="6.33101851851852" calcext:value-type="float">
            <text:p>6.3</text:p>
          </table:table-cell>
          <table:table-cell table:style-name="ce173" table:formula="of:=393400/3600/24*[.Q89]/70*([.$C$543]/8)" office:value-type="float" office:value="6.50462962962963" calcext:value-type="float">
            <text:p>6.5</text:p>
          </table:table-cell>
          <table:table-cell table:style-name="ce170" table:formula="of:=[.AL89]*3600*MIN([.Z89];[.AA89])" office:value-type="float" office:value="22791.6666666667" calcext:value-type="float">
            <text:p>22792</text:p>
          </table:table-cell>
          <table:table-cell table:style-name="ce172" table:formula="of:=0.2907" office:value-type="float" office:value="0.2907" calcext:value-type="float">
            <text:p>0.29</text:p>
          </table:table-cell>
          <table:table-cell table:style-name="ce172" table:formula="of:=[.AB89]/[.AC89]" office:value-type="float" office:value="78402.7061116844" calcext:value-type="float">
            <text:p>78402.71</text:p>
          </table:table-cell>
          <table:table-cell table:style-name="ce170" table:formula="of:=1560000*[.AL89]/24*[.C$543]/8*[.Q89]/70" office:value-type="float" office:value="92857.1428571429" calcext:value-type="float">
            <text:p>92857</text:p>
          </table:table-cell>
          <table:table-cell table:style-name="ce170" table:number-columns-repeated="4"/>
          <table:table-cell table:style-name="ce170" table:formula="of:=[.AD89]-[.AE89]" office:value-type="float" office:value="-14454.4367454584" calcext:value-type="float">
            <text:p>-14454</text:p>
          </table:table-cell>
          <table:table-cell table:style-name="ce671" table:formula="of:=[.AJ89]/AVERAGE([.AD89:.AE89])" office:value-type="float" office:value="-0.168801231958221" calcext:value-type="float">
            <text:p>-0.17</text:p>
          </table:table-cell>
          <table:table-cell table:style-name="ce173" office:value-type="float" office:value="1" calcext:value-type="float">
            <text:p>1.0</text:p>
          </table:table-cell>
          <table:table-cell table:style-name="ce198" table:formula="of:=[.AL89]*[.$F$230]" office:value-type="float" office:value="2" calcext:value-type="float">
            <text:p>2.0</text:p>
          </table:table-cell>
          <table:table-cell table:style-name="ce198" table:formula="of:=[.AM89]*0.1" office:value-type="float" office:value="0.2" calcext:value-type="float">
            <text:p>0.2</text:p>
          </table:table-cell>
          <table:table-cell/>
          <table:table-cell table:style-name="ce1"/>
          <table:table-cell table:style-name="ce196" table:formula="of:=MAX(SUM([.R89:.U89])*1000/[.U$8];1)" office:value-type="float" office:value="843.428571428571" calcext:value-type="float">
            <text:p>843</text:p>
          </table:table-cell>
          <table:table-cell table:style-name="ce132" table:formula="of:=IF([.AQ89]&lt;2;0;INT(LOG([.AQ89]-1;2)+1.33))" office:value-type="float" office:value="11" calcext:value-type="float">
            <text:p>11</text:p>
          </table:table-cell>
          <table:table-cell table:style-name="ce196" table:formula="of:=MAX(([.V89]+[.W89]/5+[.X89]/5)*1000/[.U$8];1)" office:value-type="float" office:value="529.6" calcext:value-type="float">
            <text:p>530</text:p>
          </table:table-cell>
          <table:table-cell table:style-name="ce132" table:formula="of:=IF([.AS89]&lt;2;0;INT(LOG([.AS89]-1;2)+1.33))" office:value-type="float" office:value="10" calcext:value-type="float">
            <text:p>10</text:p>
          </table:table-cell>
          <table:table-cell table:style-name="ce196" table:formula="of:=([.Y89]+[.AA89])+IF([.AR89]&gt;0.9;SUM([.R89:.U89])*1000/(2^([.AR89]-1)+1);SUM([.R89:.U89])*1000)+IF([.AT89]&gt;0.9;([.V89]+[.W89]/5+[.X89]/5)*1000/(2^([.AT89]-1)+1);([.V89]+[.W89]/5+[.X89]/5)*1000)" office:value-type="float" office:value="460.034074218881" calcext:value-type="float">
            <text:p>460</text:p>
          </table:table-cell>
          <table:table-cell table:number-columns-repeated="977"/>
        </table:table-row>
        <table:table-row table:style-name="ro4">
          <table:table-cell table:style-name="ce5" table:formula="of:=[.A89]+([.AM90]+[.AN90]+[.AO90])/24" office:value-type="float" office:value="5.836125" calcext:value-type="float">
            <text:p>5.8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 table:number-columns-repeated="2"/>
          <table:table-cell table:style-name="ce193" table:number-columns-repeated="7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90]-[.AE90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/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 table:number-columns-repeated="977"/>
        </table:table-row>
        <table:table-row table:style-name="ro4">
          <table:table-cell table:style-name="ce5" table:formula="of:=[.A90]+([.AM91]+[.AN91]+[.AO91])/24" office:value-type="float" office:value="6.19529166666667" calcext:value-type="float">
            <text:p>6.2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3.85" calcext:value-type="float">
            <text:p>3.85</text:p>
          </table:table-cell>
          <table:table-cell table:style-name="ce192" office:value-type="float" office:value="3.07" calcext:value-type="float">
            <text:p>3.07</text:p>
          </table:table-cell>
          <table:table-cell table:style-name="ce205" office:value-type="float" office:value="0.3106" calcext:value-type="float">
            <text:p>0.3106</text:p>
          </table:table-cell>
          <table:table-cell table:style-name="ce184" office:value-type="float" office:value="0.12" calcext:value-type="float">
            <text:p>0.120</text:p>
          </table:table-cell>
          <table:table-cell table:style-name="ce188" office:value-type="string" calcext:value-type="string">
            <text:p>LH+</text:p>
          </table:table-cell>
          <table:table-cell table:style-name="ce171" office:value-type="float" office:value="0.6323" calcext:value-type="float">
            <text:p>0.632</text:p>
          </table:table-cell>
          <table:table-cell table:style-name="ce172" office:value-type="float" office:value="17.49" calcext:value-type="float">
            <text:p>17.49</text:p>
          </table:table-cell>
          <table:table-cell table:style-name="ce171" office:value-type="float" office:value="3.944" calcext:value-type="float">
            <text:p>3.944</text:p>
          </table:table-cell>
          <table:table-cell table:style-name="ce172" office:value-type="float" office:value="9.91" calcext:value-type="float">
            <text:p>9.91</text:p>
          </table:table-cell>
          <table:table-cell table:style-name="ce172" office:value-type="float" office:value="7.91" calcext:value-type="float">
            <text:p>7.91</text:p>
          </table:table-cell>
          <table:table-cell table:style-name="ce171" office:value-type="float" office:value="6.538" calcext:value-type="float">
            <text:p>6.538</text:p>
          </table:table-cell>
          <table:table-cell table:style-name="ce172" table:formula="of:=[.K$91]+[.N91]" office:value-type="float" office:value="25.4" calcext:value-type="float">
            <text:p>25.40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200000/1000*[.Q91]/70" office:value-type="float" office:value="228.571428571429" calcext:value-type="float">
            <text:p>229</text:p>
          </table:table-cell>
          <table:table-cell table:style-name="ce170" table:formula="of:=78700/1000*[.Q91]/70" office:value-type="float" office:value="89.9428571428571" calcext:value-type="float">
            <text:p>90</text:p>
          </table:table-cell>
          <table:table-cell table:style-name="ce170" table:formula="of:=60800/1000*[.Q91]/70" office:value-type="float" office:value="69.4857142857143" calcext:value-type="float">
            <text:p>69</text:p>
          </table:table-cell>
          <table:table-cell table:style-name="ce170" table:formula="of:=8.9*[.Q91]/70" office:value-type="float" office:value="10.1714285714286" calcext:value-type="float">
            <text:p>10</text:p>
          </table:table-cell>
          <table:table-cell table:style-name="ce170" table:formula="of:=14000/1000*[.Q91]/70" office:value-type="float" office:value="16" calcext:value-type="float">
            <text:p>16</text:p>
          </table:table-cell>
          <table:table-cell table:style-name="ce173" table:formula="of:=1200/1000*[.Q91]/70" office:value-type="float" office:value="1.37142857142857" calcext:value-type="float">
            <text:p>1.4</text:p>
          </table:table-cell>
          <table:table-cell table:style-name="ce193" table:formula="of:=SUM([.R91:.U91])*1000*([.V91]+([.W91]+[.X91])/5)*1000*(0.00000006)" office:value-type="float" office:value="317.672228571428" calcext:value-type="float">
            <text:p>318</text:p>
          </table:table-cell>
          <table:table-cell table:style-name="ce173" table:formula="of:=85201/3600/24*[.Q91]/70*([.$C$543]/8)" office:value-type="float" office:value="1.40874669312169" calcext:value-type="float">
            <text:p>1.4</text:p>
          </table:table-cell>
          <table:table-cell table:style-name="ce173" table:formula="of:=93810/3600/24*[.Q91]/70*([.$C$543]/8)" office:value-type="float" office:value="1.55109126984127" calcext:value-type="float">
            <text:p>1.6</text:p>
          </table:table-cell>
          <table:table-cell table:style-name="ce170" table:formula="of:=[.AL91]*3600*MIN([.Z91];[.AA91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1]/[.AC91]" office:value-type="float" office:value="41765.1960784314" calcext:value-type="float">
            <text:p>41765.20</text:p>
          </table:table-cell>
          <table:table-cell table:style-name="ce170" table:formula="of:=383000*[.AL91]/24*[.C$543]/8*[.Q91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91]-[.AE91]" office:value-type="float" office:value="-6109.80392156864" calcext:value-type="float">
            <text:p>-6110</text:p>
          </table:table-cell>
          <table:table-cell table:style-name="ce671" table:formula="of:=[.AJ91]/AVERAGE([.AD91:.AE91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91]*[.$F$230]" office:value-type="float" office:value="4.2" calcext:value-type="float">
            <text:p>4.2</text:p>
          </table:table-cell>
          <table:table-cell table:style-name="ce198" table:formula="of:=[.AM91]*0.1" office:value-type="float" office:value="0.42" calcext:value-type="float">
            <text:p>0.4</text:p>
          </table:table-cell>
          <table:table-cell table:style-name="ce132" office:value-type="float" office:value="4" calcext:value-type="float">
            <text:p>4</text:p>
          </table:table-cell>
          <table:table-cell table:style-name="ce1" office:value-type="float" office:value="12.8" calcext:value-type="float">
            <text:p>12.8</text:p>
          </table:table-cell>
          <table:table-cell table:style-name="ce196" table:formula="of:=MAX(SUM([.R91:.U91])*1000/[.U$8];1)" office:value-type="float" office:value="3880" calcext:value-type="float">
            <text:p>3880</text:p>
          </table:table-cell>
          <table:table-cell table:style-name="ce132" table:formula="of:=IF([.AQ91]&lt;2;0;INT(LOG([.AQ91]-1;2)+1.33))" office:value-type="float" office:value="13" calcext:value-type="float">
            <text:p>13</text:p>
          </table:table-cell>
          <table:table-cell table:style-name="ce196" table:formula="of:=MAX(([.V91]+[.W91]/5+[.X91]/5)*1000/[.U$8];1)" office:value-type="float" office:value="136.457142857143" calcext:value-type="float">
            <text:p>136</text:p>
          </table:table-cell>
          <table:table-cell table:style-name="ce132" table:formula="of:=IF([.AS91]&lt;2;0;INT(LOG([.AS91]-1;2)+1.33))" office:value-type="float" office:value="8" calcext:value-type="float">
            <text:p>8</text:p>
          </table:table-cell>
          <table:table-cell table:style-name="ce196" table:formula="of:=([.Y91]+[.AA91])+IF([.AR91]&gt;0.9;SUM([.R91:.U91])*1000/(2^([.AR91]-1)+1);SUM([.R91:.U91])*1000)+IF([.AT91]&gt;0.9;([.V91]+[.W91]/5+[.X91]/5)*1000/(2^([.AT91]-1)+1);([.V91]+[.W91]/5+[.X91]/5)*1000)" office:value-type="float" office:value="519.707492280872" calcext:value-type="float">
            <text:p>52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91]+([.AM92]+[.AN92]+[.AO92])/24" office:value-type="float" office:value="6.38779166666667" calcext:value-type="float">
            <text:p>6.4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9.91" calcext:value-type="float">
            <text:p>9.91</text:p>
          </table:table-cell>
          <table:table-cell table:style-name="ce184"/>
          <table:table-cell table:style-name="ce192" table:formula="of:=[.K$91]+[.N92]" office:value-type="float" office:value="27.4" calcext:value-type="float">
            <text:p>27.40</text:p>
          </table:table-cell>
          <table:table-cell table:style-name="ce199" office:value-type="float" office:value="80" calcext:value-type="float">
            <text:p>80</text:p>
          </table:table-cell>
          <table:table-cell table:style-name="ce185"/>
          <table:table-cell table:style-name="ce170" table:formula="of:=49500/1000*[.Q92]/70" office:value-type="float" office:value="56.5714285714286" calcext:value-type="float">
            <text:p>57</text:p>
          </table:table-cell>
          <table:table-cell table:style-name="ce170" table:formula="of:=21000/1000*[.Q92]/70" office:value-type="float" office:value="24" calcext:value-type="float">
            <text:p>24</text:p>
          </table:table-cell>
          <table:table-cell table:style-name="ce170" table:formula="of:=20600/1000*[.Q92]/70" office:value-type="float" office:value="23.5428571428571" calcext:value-type="float">
            <text:p>24</text:p>
          </table:table-cell>
          <table:table-cell table:style-name="ce170" table:formula="of:=8.9*[.Q92]/70" office:value-type="float" office:value="10.1714285714286" calcext:value-type="float">
            <text:p>10</text:p>
          </table:table-cell>
          <table:table-cell table:style-name="ce170" table:formula="of:=14000/1000*[.Q92]/70" office:value-type="float" office:value="16" calcext:value-type="float">
            <text:p>16</text:p>
          </table:table-cell>
          <table:table-cell table:style-name="ce173" table:formula="of:=1200/1000*[.Q92]/70" office:value-type="float" office:value="1.37142857142857" calcext:value-type="float">
            <text:p>1.4</text:p>
          </table:table-cell>
          <table:table-cell table:style-name="ce193" table:formula="of:=SUM([.R92:.U92])*1000*([.V92]+([.W92]+[.X92])/5)*1000*(0.00000006)" office:value-type="float" office:value="85.242827755102" calcext:value-type="float">
            <text:p>85</text:p>
          </table:table-cell>
          <table:table-cell table:style-name="ce173" table:formula="of:=85201/3600/24*[.Q92]/70*([.$C$543]/8)" office:value-type="float" office:value="1.40874669312169" calcext:value-type="float">
            <text:p>1.4</text:p>
          </table:table-cell>
          <table:table-cell table:style-name="ce173" table:formula="of:=93810/3600/24*[.Q92]/70*([.$C$543]/8)" office:value-type="float" office:value="1.55109126984127" calcext:value-type="float">
            <text:p>1.6</text:p>
          </table:table-cell>
          <table:table-cell table:style-name="ce170" table:formula="of:=[.AL92]*3600*MIN([.Z92];[.AA92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2]/[.AC92]" office:value-type="float" office:value="41765.1960784314" calcext:value-type="float">
            <text:p>41765.20</text:p>
          </table:table-cell>
          <table:table-cell table:style-name="ce170" table:formula="of:=383000*[.AL92]/24*[.C$543]/8*[.Q92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92]-[.AE92]" office:value-type="float" office:value="-6109.80392156864" calcext:value-type="float">
            <text:p>-6110</text:p>
          </table:table-cell>
          <table:table-cell table:style-name="ce671" table:formula="of:=[.AJ92]/AVERAGE([.AD92:.AE92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92]*[.$F$230]" office:value-type="float" office:value="4.2" calcext:value-type="float">
            <text:p>4.2</text:p>
          </table:table-cell>
          <table:table-cell table:style-name="ce198" table:formula="of:=[.AM92]*0.1" office:value-type="float" office:value="0.42" calcext:value-type="float">
            <text:p>0.4</text:p>
          </table:table-cell>
          <table:table-cell table:number-columns-repeated="2"/>
          <table:table-cell table:style-name="ce196" table:formula="of:=MAX(SUM([.R92:.U92])*1000/[.U$8];1)" office:value-type="float" office:value="1041.14285714286" calcext:value-type="float">
            <text:p>1041</text:p>
          </table:table-cell>
          <table:table-cell table:style-name="ce132" table:formula="of:=IF([.AQ92]&lt;2;0;INT(LOG([.AQ92]-1;2)+1.33))" office:value-type="float" office:value="11" calcext:value-type="float">
            <text:p>11</text:p>
          </table:table-cell>
          <table:table-cell table:style-name="ce196" table:formula="of:=MAX(([.V92]+[.W92]/5+[.X92]/5)*1000/[.U$8];1)" office:value-type="float" office:value="136.457142857143" calcext:value-type="float">
            <text:p>136</text:p>
          </table:table-cell>
          <table:table-cell table:style-name="ce132" table:formula="of:=IF([.AS92]&lt;2;0;INT(LOG([.AS92]-1;2)+1.33))" office:value-type="float" office:value="8" calcext:value-type="float">
            <text:p>8</text:p>
          </table:table-cell>
          <table:table-cell table:style-name="ce196" table:formula="of:=([.Y92]+[.AA92])+IF([.AR92]&gt;0.9;SUM([.R92:.U92])*1000/(2^([.AR92]-1)+1);SUM([.R92:.U92])*1000)+IF([.AT92]&gt;0.9;([.V92]+[.W92]/5+[.X92]/5)*1000/(2^([.AT92]-1)+1);([.V92]+[.W92]/5+[.X92]/5)*1000)" office:value-type="float" office:value="294.149562813939" calcext:value-type="float">
            <text:p>294</text:p>
          </table:table-cell>
          <table:table-cell table:number-columns-repeated="977"/>
        </table:table-row>
        <table:table-row table:style-name="ro4">
          <table:table-cell table:style-name="ce5" table:formula="of:=[.A92]+([.AM93]+[.AN93]+[.AO93])/24" office:value-type="float" office:value="6.58029166666667" calcext:value-type="float">
            <text:p>6.6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11.91" calcext:value-type="float">
            <text:p>11.91</text:p>
          </table:table-cell>
          <table:table-cell table:style-name="ce184"/>
          <table:table-cell table:style-name="ce192" table:formula="of:=[.K$91]+[.N93]" office:value-type="float" office:value="29.4" calcext:value-type="float">
            <text:p>29.40</text:p>
          </table:table-cell>
          <table:table-cell table:style-name="ce199" office:value-type="float" office:value="80" calcext:value-type="float">
            <text:p>80</text:p>
          </table:table-cell>
          <table:table-cell table:style-name="ce185"/>
          <table:table-cell table:style-name="ce173" table:formula="of:=11500/1000*[.Q93]/70" office:value-type="float" office:value="13.1428571428571" calcext:value-type="float">
            <text:p>13.1</text:p>
          </table:table-cell>
          <table:table-cell table:style-name="ce173" table:formula="of:=5200/1000*[.Q93]/70" office:value-type="float" office:value="5.94285714285714" calcext:value-type="float">
            <text:p>5.9</text:p>
          </table:table-cell>
          <table:table-cell table:style-name="ce173" table:formula="of:=6300/1000*[.Q93]/70" office:value-type="float" office:value="7.2" calcext:value-type="float">
            <text:p>7.2</text:p>
          </table:table-cell>
          <table:table-cell table:style-name="ce170" table:formula="of:=8.9*[.Q93]/70" office:value-type="float" office:value="10.1714285714286" calcext:value-type="float">
            <text:p>10</text:p>
          </table:table-cell>
          <table:table-cell table:style-name="ce170" table:formula="of:=14000/1000*[.Q93]/70" office:value-type="float" office:value="16" calcext:value-type="float">
            <text:p>16</text:p>
          </table:table-cell>
          <table:table-cell table:style-name="ce173" table:formula="of:=1200/1000*[.Q93]/70" office:value-type="float" office:value="1.37142857142857" calcext:value-type="float">
            <text:p>1.4</text:p>
          </table:table-cell>
          <table:table-cell table:style-name="ce193" table:formula="of:=SUM([.R93:.U93])*1000*([.V93]+([.W93]+[.X93])/5)*1000*(0.00000006)" office:value-type="float" office:value="21.5212408163265" calcext:value-type="float">
            <text:p>22</text:p>
          </table:table-cell>
          <table:table-cell table:style-name="ce173" table:formula="of:=85201/3600/24*[.Q93]/70*([.$C$543]/8)" office:value-type="float" office:value="1.40874669312169" calcext:value-type="float">
            <text:p>1.4</text:p>
          </table:table-cell>
          <table:table-cell table:style-name="ce173" table:formula="of:=93810/3600/24*[.Q93]/70*([.$C$543]/8)" office:value-type="float" office:value="1.55109126984127" calcext:value-type="float">
            <text:p>1.6</text:p>
          </table:table-cell>
          <table:table-cell table:style-name="ce170" table:formula="of:=[.AL93]*3600*MIN([.Z93];[.AA93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3]/[.AC93]" office:value-type="float" office:value="41765.1960784314" calcext:value-type="float">
            <text:p>41765.20</text:p>
          </table:table-cell>
          <table:table-cell table:style-name="ce170" table:formula="of:=383000*[.AL93]/24*[.C$543]/8*[.Q93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93]-[.AE93]" office:value-type="float" office:value="-6109.80392156864" calcext:value-type="float">
            <text:p>-6110</text:p>
          </table:table-cell>
          <table:table-cell table:style-name="ce671" table:formula="of:=[.AJ93]/AVERAGE([.AD93:.AE93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93]*[.$F$230]" office:value-type="float" office:value="4.2" calcext:value-type="float">
            <text:p>4.2</text:p>
          </table:table-cell>
          <table:table-cell table:style-name="ce198" table:formula="of:=[.AM93]*0.1" office:value-type="float" office:value="0.42" calcext:value-type="float">
            <text:p>0.4</text:p>
          </table:table-cell>
          <table:table-cell table:number-columns-repeated="2"/>
          <table:table-cell table:style-name="ce196" table:formula="of:=MAX(SUM([.R93:.U93])*1000/[.U$8];1)" office:value-type="float" office:value="262.857142857143" calcext:value-type="float">
            <text:p>263</text:p>
          </table:table-cell>
          <table:table-cell table:style-name="ce132" table:formula="of:=IF([.AQ93]&lt;2;0;INT(LOG([.AQ93]-1;2)+1.33))" office:value-type="float" office:value="9" calcext:value-type="float">
            <text:p>9</text:p>
          </table:table-cell>
          <table:table-cell table:style-name="ce196" table:formula="of:=MAX(([.V93]+[.W93]/5+[.X93]/5)*1000/[.U$8];1)" office:value-type="float" office:value="136.457142857143" calcext:value-type="float">
            <text:p>136</text:p>
          </table:table-cell>
          <table:table-cell table:style-name="ce132" table:formula="of:=IF([.AS93]&lt;2;0;INT(LOG([.AS93]-1;2)+1.33))" office:value-type="float" office:value="8" calcext:value-type="float">
            <text:p>8</text:p>
          </table:table-cell>
          <table:table-cell table:style-name="ce196" table:formula="of:=([.Y93]+[.AA93])+IF([.AR93]&gt;0.9;SUM([.R93:.U93])*1000/(2^([.AR93]-1)+1);SUM([.R93:.U93])*1000)+IF([.AT93]&gt;0.9;([.V93]+[.W93]/5+[.X93]/5)*1000/(2^([.AT93]-1)+1);([.V93]+[.W93]/5+[.X93]/5)*1000)" office:value-type="float" office:value="231.132106896463" calcext:value-type="float">
            <text:p>231</text:p>
          </table:table-cell>
          <table:table-cell table:number-columns-repeated="977"/>
        </table:table-row>
        <table:table-row table:style-name="ro4">
          <table:table-cell table:style-name="ce5" table:formula="of:=[.A93]+([.AM94]+[.AN94]+[.AO94])/24" office:value-type="float" office:value="6.58029166666667" calcext:value-type="float">
            <text:p>6.6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 table:number-columns-repeated="2"/>
          <table:table-cell table:style-name="ce193" table:number-columns-repeated="7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94]-[.AE94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 table:number-columns-repeated="3"/>
          <table:table-cell table:style-name="ce132"/>
          <table:table-cell table:style-name="ce196"/>
          <table:table-cell table:style-name="ce132"/>
          <table:table-cell table:style-name="ce196"/>
          <table:table-cell table:number-columns-repeated="977"/>
        </table:table-row>
        <table:table-row table:style-name="ro4">
          <table:table-cell table:style-name="ce5" table:formula="of:=[.A94]+([.AM95]+[.AN95]+[.AO95])/24" office:value-type="float" office:value="6.99170833333334" calcext:value-type="float">
            <text:p>7.0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3.85" calcext:value-type="float">
            <text:p>3.85</text:p>
          </table:table-cell>
          <table:table-cell table:style-name="ce192" office:value-type="float" office:value="3.07" calcext:value-type="float">
            <text:p>3.07</text:p>
          </table:table-cell>
          <table:table-cell table:style-name="ce205" office:value-type="float" office:value="0.3106" calcext:value-type="float">
            <text:p>0.3106</text:p>
          </table:table-cell>
          <table:table-cell table:style-name="ce184" office:value-type="float" office:value="0.12" calcext:value-type="float">
            <text:p>0.120</text:p>
          </table:table-cell>
          <table:table-cell table:style-name="ce188" office:value-type="string" calcext:value-type="string">
            <text:p>LD+</text:p>
          </table:table-cell>
          <table:table-cell table:style-name="ce171" office:value-type="float" office:value="0.6323" calcext:value-type="float">
            <text:p>0.632</text:p>
          </table:table-cell>
          <table:table-cell table:style-name="ce172" office:value-type="float" office:value="17.49" calcext:value-type="float">
            <text:p>17.49</text:p>
          </table:table-cell>
          <table:table-cell table:style-name="ce171" office:value-type="float" office:value="3.994" calcext:value-type="float">
            <text:p>3.994</text:p>
          </table:table-cell>
          <table:table-cell table:style-name="ce172" office:value-type="float" office:value="9.91" calcext:value-type="float">
            <text:p>9.91</text:p>
          </table:table-cell>
          <table:table-cell table:style-name="ce172" office:value-type="float" office:value="7.91" calcext:value-type="float">
            <text:p>7.91</text:p>
          </table:table-cell>
          <table:table-cell table:style-name="ce171" office:value-type="float" office:value="6.538" calcext:value-type="float">
            <text:p>6.538</text:p>
          </table:table-cell>
          <table:table-cell table:style-name="ce172" table:formula="of:=[.K$91]+[.N95]" office:value-type="float" office:value="25.4" calcext:value-type="float">
            <text:p>25.40</text:p>
          </table:table-cell>
          <table:table-cell table:style-name="ce209" office:value-type="float" office:value="60" calcext:value-type="float">
            <text:p>60</text:p>
          </table:table-cell>
          <table:table-cell/>
          <table:table-cell table:style-name="ce170" table:formula="of:=200000/1000*[.Q95]/70*2" office:value-type="float" office:value="342.857142857143" calcext:value-type="float">
            <text:p>343</text:p>
          </table:table-cell>
          <table:table-cell table:style-name="ce170" table:formula="of:=78700/1000*[.Q95]/70*2" office:value-type="float" office:value="134.914285714286" calcext:value-type="float">
            <text:p>135</text:p>
          </table:table-cell>
          <table:table-cell table:style-name="ce170" table:formula="of:=60800/1000*[.Q95]/70*2" office:value-type="float" office:value="104.228571428571" calcext:value-type="float">
            <text:p>104</text:p>
          </table:table-cell>
          <table:table-cell table:style-name="ce170" table:formula="of:=8.9*[.Q95]/70*2" office:value-type="float" office:value="15.2571428571429" calcext:value-type="float">
            <text:p>15</text:p>
          </table:table-cell>
          <table:table-cell table:style-name="ce170" table:formula="of:=14000/1000*[.Q95]/70*2" office:value-type="float" office:value="24" calcext:value-type="float">
            <text:p>24</text:p>
          </table:table-cell>
          <table:table-cell table:style-name="ce173" table:formula="of:=1200/1000*[.Q95]/70*2" office:value-type="float" office:value="2.05714285714286" calcext:value-type="float">
            <text:p>2.1</text:p>
          </table:table-cell>
          <table:table-cell table:style-name="ce193" table:formula="of:=SUM([.R95:.U95])*1000*([.V95]+([.W95]+[.X95])/5)*1000*(0.00000006)" office:value-type="float" office:value="714.762514285714" calcext:value-type="float">
            <text:p>715</text:p>
          </table:table-cell>
          <table:table-cell table:style-name="ce173" table:formula="of:=85201/3600/24*[.Q95]/70*([.$C$543]/8)" office:value-type="float" office:value="1.05656001984127" calcext:value-type="float">
            <text:p>1.1</text:p>
          </table:table-cell>
          <table:table-cell table:style-name="ce173" table:formula="of:=93810/3600/24*[.Q95]/70*([.$C$543]/8)" office:value-type="float" office:value="1.16331845238095" calcext:value-type="float">
            <text:p>1.2</text:p>
          </table:table-cell>
          <table:table-cell table:style-name="ce170" table:formula="of:=[.AL95]*3600*MIN([.Z95];[.AA95])" office:value-type="float" office:value="10155.6549107143" calcext:value-type="float">
            <text:p>10156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5]/[.AC95]" office:value-type="float" office:value="39826.0976890756" calcext:value-type="float">
            <text:p>39826.10</text:p>
          </table:table-cell>
          <table:table-cell table:style-name="ce170" table:formula="of:=383000*[.AL95]/24*[.C$543]/8*[.Q95]/70" office:value-type="float" office:value="45652.2321428571" calcext:value-type="float">
            <text:p>45652</text:p>
          </table:table-cell>
          <table:table-cell table:style-name="ce170" table:number-columns-repeated="4"/>
          <table:table-cell table:style-name="ce170" table:formula="of:=[.AD95]-[.AE95]" office:value-type="float" office:value="-5826.13445378152" calcext:value-type="float">
            <text:p>-5826</text:p>
          </table:table-cell>
          <table:table-cell table:style-name="ce671" table:formula="of:=[.AJ95]/AVERAGE([.AD95:.AE95])" office:value-type="float" office:value="-0.136318397077642" calcext:value-type="float">
            <text:p>-0.14</text:p>
          </table:table-cell>
          <table:table-cell table:style-name="ce173" office:value-type="float" office:value="2.67" calcext:value-type="float">
            <text:p>2.7</text:p>
          </table:table-cell>
          <table:table-cell table:style-name="ce198" table:formula="of:=[.AL95]*[.$F$230]" office:value-type="float" office:value="5.34" calcext:value-type="float">
            <text:p>5.3</text:p>
          </table:table-cell>
          <table:table-cell table:style-name="ce198" table:formula="of:=[.AM95]*0.1" office:value-type="float" office:value="0.534" calcext:value-type="float">
            <text:p>0.5</text:p>
          </table:table-cell>
          <table:table-cell table:style-name="ce132" office:value-type="float" office:value="4" calcext:value-type="float">
            <text:p>4</text:p>
          </table:table-cell>
          <table:table-cell table:style-name="ce1" office:value-type="float" office:value="12.8" calcext:value-type="float">
            <text:p>12.8</text:p>
          </table:table-cell>
          <table:table-cell table:style-name="ce196" table:formula="of:=MAX(SUM([.R95:.U95])*1000/[.U$8];1)" office:value-type="float" office:value="5820" calcext:value-type="float">
            <text:p>5820</text:p>
          </table:table-cell>
          <table:table-cell table:style-name="ce132" table:formula="of:=IF([.AQ95]&lt;2;0;INT(LOG([.AQ95]-1;2)+1.33))" office:value-type="float" office:value="13" calcext:value-type="float">
            <text:p>13</text:p>
          </table:table-cell>
          <table:table-cell table:style-name="ce196" table:formula="of:=MAX(([.V95]+[.W95]/5+[.X95]/5)*1000/[.U$8];1)" office:value-type="float" office:value="204.685714285714" calcext:value-type="float">
            <text:p>205</text:p>
          </table:table-cell>
          <table:table-cell table:style-name="ce132" table:formula="of:=IF([.AS95]&lt;2;0;INT(LOG([.AS95]-1;2)+1.33))" office:value-type="float" office:value="9" calcext:value-type="float">
            <text:p>9</text:p>
          </table:table-cell>
          <table:table-cell table:style-name="ce196" table:formula="of:=([.Y95]+[.AA95])+IF([.AR95]&gt;0.9;SUM([.R95:.U95])*1000/(2^([.AR95]-1)+1);SUM([.R95:.U95])*1000)+IF([.AT95]&gt;0.9;([.V95]+[.W95]/5+[.X95]/5)*1000/(2^([.AT95]-1)+1);([.V95]+[.W95]/5+[.X95]/5)*1000)" office:value-type="float" office:value="937.625241855763" calcext:value-type="float">
            <text:p>938</text:p>
          </table:table-cell>
          <table:table-cell table:number-columns-repeated="977"/>
        </table:table-row>
        <table:table-row table:style-name="ro4">
          <table:table-cell table:style-name="ce5" table:formula="of:=[.A95]+([.AM96]+[.AN96]+[.AO96])/24" office:value-type="float" office:value="7.18420833333334" calcext:value-type="float">
            <text:p>7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9.91" calcext:value-type="float">
            <text:p>9.91</text:p>
          </table:table-cell>
          <table:table-cell table:style-name="ce184"/>
          <table:table-cell table:style-name="ce192" table:formula="of:=[.K$95]+[.N96]" office:value-type="float" office:value="27.4" calcext:value-type="float">
            <text:p>27.40</text:p>
          </table:table-cell>
          <table:table-cell table:style-name="ce185" office:value-type="float" office:value="80" calcext:value-type="float">
            <text:p>80</text:p>
          </table:table-cell>
          <table:table-cell table:style-name="ce185"/>
          <table:table-cell table:style-name="ce170" table:formula="of:=49500/1000*[.Q96]/70*2" office:value-type="float" office:value="113.142857142857" calcext:value-type="float">
            <text:p>113</text:p>
          </table:table-cell>
          <table:table-cell table:style-name="ce170" table:formula="of:=21000/1000*[.Q96]/70*2" office:value-type="float" office:value="48" calcext:value-type="float">
            <text:p>48</text:p>
          </table:table-cell>
          <table:table-cell table:style-name="ce170" table:formula="of:=20600/1000*[.Q96]/70*2" office:value-type="float" office:value="47.0857142857143" calcext:value-type="float">
            <text:p>47</text:p>
          </table:table-cell>
          <table:table-cell table:style-name="ce170" table:formula="of:=8.9*[.Q96]/70*2" office:value-type="float" office:value="20.3428571428571" calcext:value-type="float">
            <text:p>20</text:p>
          </table:table-cell>
          <table:table-cell table:style-name="ce170" table:formula="of:=14000/1000*[.Q96]/70*2" office:value-type="float" office:value="32" calcext:value-type="float">
            <text:p>32</text:p>
          </table:table-cell>
          <table:table-cell table:style-name="ce173" table:formula="of:=1200/1000*[.Q96]/70*2" office:value-type="float" office:value="2.74285714285714" calcext:value-type="float">
            <text:p>2.7</text:p>
          </table:table-cell>
          <table:table-cell table:style-name="ce193" table:formula="of:=SUM([.R96:.U96])*1000*([.V96]+([.W96]+[.X96])/5)*1000*(0.00000006)" office:value-type="float" office:value="340.971311020408" calcext:value-type="float">
            <text:p>341</text:p>
          </table:table-cell>
          <table:table-cell table:style-name="ce173" table:formula="of:=85201/3600/24*[.Q96]/70*([.$C$543]/8)" office:value-type="float" office:value="1.40874669312169" calcext:value-type="float">
            <text:p>1.4</text:p>
          </table:table-cell>
          <table:table-cell table:style-name="ce173" table:formula="of:=93810/3600/24*[.Q96]/70*([.$C$543]/8)" office:value-type="float" office:value="1.55109126984127" calcext:value-type="float">
            <text:p>1.6</text:p>
          </table:table-cell>
          <table:table-cell table:style-name="ce170" table:formula="of:=[.AL96]*3600*MIN([.Z96];[.AA96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6]/[.AC96]" office:value-type="float" office:value="41765.1960784314" calcext:value-type="float">
            <text:p>41765.20</text:p>
          </table:table-cell>
          <table:table-cell table:style-name="ce170" table:formula="of:=383000*[.AL96]/24*[.C$543]/8*[.Q96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96]-[.AE96]" office:value-type="float" office:value="-6109.80392156864" calcext:value-type="float">
            <text:p>-6110</text:p>
          </table:table-cell>
          <table:table-cell table:style-name="ce671" table:formula="of:=[.AJ96]/AVERAGE([.AD96:.AE96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96]*[.$F$230]" office:value-type="float" office:value="4.2" calcext:value-type="float">
            <text:p>4.2</text:p>
          </table:table-cell>
          <table:table-cell table:style-name="ce198" table:formula="of:=[.AM96]*0.1" office:value-type="float" office:value="0.42" calcext:value-type="float">
            <text:p>0.4</text:p>
          </table:table-cell>
          <table:table-cell table:number-columns-repeated="2"/>
          <table:table-cell table:style-name="ce196" table:formula="of:=MAX(SUM([.R96:.U96])*1000/[.U$8];1)" office:value-type="float" office:value="2082.28571428571" calcext:value-type="float">
            <text:p>2082</text:p>
          </table:table-cell>
          <table:table-cell table:style-name="ce132" table:formula="of:=IF([.AQ96]&lt;2;0;INT(LOG([.AQ96]-1;2)+1.33))" office:value-type="float" office:value="12" calcext:value-type="float">
            <text:p>12</text:p>
          </table:table-cell>
          <table:table-cell table:style-name="ce196" table:formula="of:=MAX(([.V96]+[.W96]/5+[.X96]/5)*1000/[.U$8];1)" office:value-type="float" office:value="272.914285714286" calcext:value-type="float">
            <text:p>273</text:p>
          </table:table-cell>
          <table:table-cell table:style-name="ce132" table:formula="of:=IF([.AS96]&lt;2;0;INT(LOG([.AS96]-1;2)+1.33))" office:value-type="float" office:value="9" calcext:value-type="float">
            <text:p>9</text:p>
          </table:table-cell>
          <table:table-cell table:style-name="ce196" table:formula="of:=([.Y96]+[.AA96])+IF([.AR96]&gt;0.9;SUM([.R96:.U96])*1000/(2^([.AR96]-1)+1);SUM([.R96:.U96])*1000)+IF([.AT96]&gt;0.9;([.V96]+[.W96]/5+[.X96]/5)*1000/(2^([.AT96]-1)+1);([.V96]+[.W96]/5+[.X96]/5)*1000)" office:value-type="float" office:value="550.33921717385" calcext:value-type="float">
            <text:p>550</text:p>
          </table:table-cell>
          <table:table-cell table:number-columns-repeated="977"/>
        </table:table-row>
        <table:table-row table:style-name="ro4">
          <table:table-cell table:style-name="ce5" table:formula="of:=[.A96]+([.AM97]+[.AN97]+[.AO97])/24" office:value-type="float" office:value="7.37670833333334" calcext:value-type="float">
            <text:p>7.4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11.91" calcext:value-type="float">
            <text:p>11.91</text:p>
          </table:table-cell>
          <table:table-cell table:style-name="ce184"/>
          <table:table-cell table:style-name="ce192" table:formula="of:=[.K$95]+[.N97]" office:value-type="float" office:value="29.4" calcext:value-type="float">
            <text:p>29.40</text:p>
          </table:table-cell>
          <table:table-cell table:style-name="ce185" office:value-type="float" office:value="80" calcext:value-type="float">
            <text:p>80</text:p>
          </table:table-cell>
          <table:table-cell table:style-name="ce185"/>
          <table:table-cell table:style-name="ce173" table:formula="of:=11500/1000*[.Q97]/70*2" office:value-type="float" office:value="26.2857142857143" calcext:value-type="float">
            <text:p>26.3</text:p>
          </table:table-cell>
          <table:table-cell table:style-name="ce173" table:formula="of:=5200/1000*[.Q97]/70*2" office:value-type="float" office:value="11.8857142857143" calcext:value-type="float">
            <text:p>11.9</text:p>
          </table:table-cell>
          <table:table-cell table:style-name="ce173" table:formula="of:=6300/1000*[.Q97]/70*2" office:value-type="float" office:value="14.4" calcext:value-type="float">
            <text:p>14.4</text:p>
          </table:table-cell>
          <table:table-cell table:style-name="ce170" table:formula="of:=8.9*[.Q97]/70*2" office:value-type="float" office:value="20.3428571428571" calcext:value-type="float">
            <text:p>20</text:p>
          </table:table-cell>
          <table:table-cell table:style-name="ce170" table:formula="of:=14000/1000*[.Q97]/70*2" office:value-type="float" office:value="32" calcext:value-type="float">
            <text:p>32</text:p>
          </table:table-cell>
          <table:table-cell table:style-name="ce173" table:formula="of:=1200/1000*[.Q97]/70*2" office:value-type="float" office:value="2.74285714285714" calcext:value-type="float">
            <text:p>2.7</text:p>
          </table:table-cell>
          <table:table-cell table:style-name="ce193" table:formula="of:=SUM([.R97:.U97])*1000*([.V97]+([.W97]+[.X97])/5)*1000*(0.00000006)" office:value-type="float" office:value="86.0849632653061" calcext:value-type="float">
            <text:p>86</text:p>
          </table:table-cell>
          <table:table-cell table:style-name="ce173" table:formula="of:=85201/3600/24*[.Q97]/70*([.$C$543]/8)" office:value-type="float" office:value="1.40874669312169" calcext:value-type="float">
            <text:p>1.4</text:p>
          </table:table-cell>
          <table:table-cell table:style-name="ce173" table:formula="of:=93810/3600/24*[.Q97]/70*([.$C$543]/8)" office:value-type="float" office:value="1.55109126984127" calcext:value-type="float">
            <text:p>1.6</text:p>
          </table:table-cell>
          <table:table-cell table:style-name="ce170" table:formula="of:=[.AL97]*3600*MIN([.Z97];[.AA97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97]/[.AC97]" office:value-type="float" office:value="41765.1960784314" calcext:value-type="float">
            <text:p>41765.20</text:p>
          </table:table-cell>
          <table:table-cell table:style-name="ce170" table:formula="of:=383000*[.AL97]/24*[.C$543]/8*[.Q97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97]-[.AE97]" office:value-type="float" office:value="-6109.80392156864" calcext:value-type="float">
            <text:p>-6110</text:p>
          </table:table-cell>
          <table:table-cell table:style-name="ce671" table:formula="of:=[.AJ97]/AVERAGE([.AD97:.AE97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97]*[.$F$230]" office:value-type="float" office:value="4.2" calcext:value-type="float">
            <text:p>4.2</text:p>
          </table:table-cell>
          <table:table-cell table:style-name="ce198" table:formula="of:=[.AM97]*0.1" office:value-type="float" office:value="0.42" calcext:value-type="float">
            <text:p>0.4</text:p>
          </table:table-cell>
          <table:table-cell table:number-columns-repeated="2"/>
          <table:table-cell table:style-name="ce196" table:formula="of:=MAX(SUM([.R97:.U97])*1000/[.U$8];1)" office:value-type="float" office:value="525.714285714286" calcext:value-type="float">
            <text:p>526</text:p>
          </table:table-cell>
          <table:table-cell table:style-name="ce132" table:formula="of:=IF([.AQ97]&lt;2;0;INT(LOG([.AQ97]-1;2)+1.33))" office:value-type="float" office:value="10" calcext:value-type="float">
            <text:p>10</text:p>
          </table:table-cell>
          <table:table-cell table:style-name="ce196" table:formula="of:=MAX(([.V97]+[.W97]/5+[.X97]/5)*1000/[.U$8];1)" office:value-type="float" office:value="272.914285714286" calcext:value-type="float">
            <text:p>273</text:p>
          </table:table-cell>
          <table:table-cell table:style-name="ce132" table:formula="of:=IF([.AS97]&lt;2;0;INT(LOG([.AS97]-1;2)+1.33))" office:value-type="float" office:value="9" calcext:value-type="float">
            <text:p>9</text:p>
          </table:table-cell>
          <table:table-cell table:style-name="ce196" table:formula="of:=([.Y97]+[.AA97])+IF([.AR97]&gt;0.9;SUM([.R97:.U97])*1000/(2^([.AR97]-1)+1);SUM([.R97:.U97])*1000)+IF([.AT97]&gt;0.9;([.V97]+[.W97]/5+[.X97]/5)*1000/(2^([.AT97]-1)+1);([.V97]+[.W97]/5+[.X97]/5)*1000)" office:value-type="float" office:value="296.306801874746" calcext:value-type="float">
            <text:p>296</text:p>
          </table:table-cell>
          <table:table-cell table:number-columns-repeated="977"/>
        </table:table-row>
        <table:table-row table:style-name="ro4">
          <table:table-cell table:style-name="ce5" table:formula="of:=[.A97]+([.AM98]+[.AN98]+[.AO98])/24" office:value-type="float" office:value="7.37670833333334" calcext:value-type="float">
            <text:p>7.4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 table:number-columns-repeated="2"/>
          <table:table-cell table:style-name="ce193" table:number-columns-repeated="7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98]-[.AE98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 table:number-columns-repeated="3"/>
          <table:table-cell table:style-name="ce132"/>
          <table:table-cell table:style-name="ce40"/>
          <table:table-cell table:style-name="ce132"/>
          <table:table-cell table:style-name="ce40"/>
          <table:table-cell table:number-columns-repeated="977"/>
        </table:table-row>
        <table:table-row table:style-name="ro4">
          <table:table-cell table:style-name="ce5" table:formula="of:=[.A98]+([.AM99]+[.AN99]+[.AO99])/24" office:value-type="float" office:value="8.15448611111111" calcext:value-type="float">
            <text:p>8.2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5" calcext:value-type="float">
            <text:p>5.00</text:p>
          </table:table-cell>
          <table:table-cell table:style-name="ce172" office:value-type="float" office:value="2.95" calcext:value-type="float">
            <text:p>2.95</text:p>
          </table:table-cell>
          <table:table-cell table:style-name="ce227" office:value-type="float" office:value="0.39" calcext:value-type="float">
            <text:p>0.3900</text:p>
          </table:table-cell>
          <table:table-cell table:style-name="ce171" office:value-type="float" office:value="0.209" calcext:value-type="float">
            <text:p>0.209</text:p>
          </table:table-cell>
          <table:table-cell table:style-name="ce201" office:value-type="string" calcext:value-type="string">
            <text:p>LH+</text:p>
          </table:table-cell>
          <table:table-cell table:style-name="ce171" office:value-type="float" office:value="0.596" calcext:value-type="float">
            <text:p>0.596</text:p>
          </table:table-cell>
          <table:table-cell table:style-name="ce172" office:value-type="float" office:value="20.57" calcext:value-type="float">
            <text:p>20.57</text:p>
          </table:table-cell>
          <table:table-cell table:style-name="ce171" office:value-type="float" office:value="3.716" calcext:value-type="float">
            <text:p>3.716</text:p>
          </table:table-cell>
          <table:table-cell table:style-name="ce172" office:value-type="float" office:value="10.47" calcext:value-type="float">
            <text:p>10.47</text:p>
          </table:table-cell>
          <table:table-cell table:style-name="ce172" office:value-type="float" office:value="8.47" calcext:value-type="float">
            <text:p>8.47</text:p>
          </table:table-cell>
          <table:table-cell table:style-name="ce171" office:value-type="float" office:value="6.719" calcext:value-type="float">
            <text:p>6.719</text:p>
          </table:table-cell>
          <table:table-cell table:style-name="ce172" table:formula="of:=[.K$99]+[.N99]" office:value-type="float" office:value="29.04" calcext:value-type="float">
            <text:p>29.04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32" table:formula="of:=110000/1000*[.Q99]/70" office:value-type="float" office:value="125.714285714286" calcext:value-type="float">
            <text:p>126</text:p>
          </table:table-cell>
          <table:table-cell table:style-name="ce132" table:formula="of:=45970/1000*[.Q99]/70" office:value-type="float" office:value="52.5371428571429" calcext:value-type="float">
            <text:p>53</text:p>
          </table:table-cell>
          <table:table-cell table:style-name="ce132" table:formula="of:=37750/1000*[.Q99]/70" office:value-type="float" office:value="43.1428571428572" calcext:value-type="float">
            <text:p>43</text:p>
          </table:table-cell>
          <table:table-cell table:style-name="ce23" table:formula="of:=3.58*[.Q99]/70" office:value-type="float" office:value="4.09142857142857" calcext:value-type="float">
            <text:p>4.1</text:p>
          </table:table-cell>
          <table:table-cell table:formula="of:=4800/1000*[.Q99]/70" office:value-type="float" office:value="5.48571428571429" calcext:value-type="float">
            <text:p>5.48571428571429</text:p>
          </table:table-cell>
          <table:table-cell table:style-name="ce23" table:formula="of:=390/1000*[.Q99]/70" office:value-type="float" office:value="0.445714285714286" calcext:value-type="float">
            <text:p>0.4</text:p>
          </table:table-cell>
          <table:table-cell table:style-name="ce193" table:formula="of:=SUM([.R99:.U99])*1000*([.V99]+([.W99]+[.X99])/5)*1000*(0.00000006)" office:value-type="float" office:value="70.1073470693877" calcext:value-type="float">
            <text:p>70</text:p>
          </table:table-cell>
          <table:table-cell table:style-name="ce172" table:formula="of:=27503/3600/24*[.Q99]/70*([.$C$543]/8)" office:value-type="float" office:value="0.45474537037037" calcext:value-type="float">
            <text:p>0.45</text:p>
          </table:table-cell>
          <table:table-cell/>
          <table:table-cell table:style-name="ce170" table:formula="of:=[.AL99]*3600*MIN([.Z99];[.Z99])" office:value-type="float" office:value="10913.8888888889" calcext:value-type="float">
            <text:p>10914</text:p>
          </table:table-cell>
          <table:table-cell table:formula="of:=0.17" office:value-type="float" office:value="0.17" calcext:value-type="float">
            <text:p>0.17</text:p>
          </table:table-cell>
          <table:table-cell table:style-name="ce172" table:formula="of:=[.AB99]/[.AC99]" office:value-type="float" office:value="64199.3464052288" calcext:value-type="float">
            <text:p>64199.35</text:p>
          </table:table-cell>
          <table:table-cell table:style-name="ce170" table:formula="of:=224500*[.AL99]/24*[.Q99]/70*[.C$543]/10*(278/337)" office:value-type="float" office:value="58792.3319674062" calcext:value-type="float">
            <text:p>58792</text:p>
          </table:table-cell>
          <table:table-cell table:style-name="ce170" table:number-columns-repeated="4"/>
          <table:table-cell table:style-name="ce170" table:formula="of:=[.AD99]-[.AE99]" office:value-type="float" office:value="5407.01443782261" calcext:value-type="float">
            <text:p>5407</text:p>
          </table:table-cell>
          <table:table-cell table:style-name="ce671" table:formula="of:=[.AJ99]/AVERAGE([.AD99:.AE99])" office:value-type="float" office:value="0.0879248825508449" calcext:value-type="float">
            <text:p>0.09</text:p>
          </table:table-cell>
          <table:table-cell table:style-name="ce173" table:formula="of:=400/60" office:value-type="float" office:value="6.66666666666667" calcext:value-type="float">
            <text:p>6.7</text:p>
          </table:table-cell>
          <table:table-cell table:style-name="ce198" table:formula="of:=[.AL99]*[.$F$230]" office:value-type="float" office:value="13.3333333333333" calcext:value-type="float">
            <text:p>13.3</text:p>
          </table:table-cell>
          <table:table-cell table:style-name="ce198" table:formula="of:=[.AM99]*0.1" office:value-type="float" office:value="1.33333333333333" calcext:value-type="float">
            <text:p>1.3</text:p>
          </table:table-cell>
          <table:table-cell table:style-name="ce132" office:value-type="float" office:value="4" calcext:value-type="float">
            <text:p>4</text:p>
          </table:table-cell>
          <table:table-cell office:value-type="float" office:value="27" calcext:value-type="float">
            <text:p>27.0</text:p>
          </table:table-cell>
          <table:table-cell table:style-name="ce196" table:formula="of:=MAX(SUM([.R99:.U99])*1000/[.U$8];1)" office:value-type="float" office:value="2213.94285714286" calcext:value-type="float">
            <text:p>2214</text:p>
          </table:table-cell>
          <table:table-cell table:style-name="ce132" table:formula="of:=IF([.AQ99]&lt;2;0;INT(LOG([.AQ99]-1;2)+1.33))" office:value-type="float" office:value="12" calcext:value-type="float">
            <text:p>12</text:p>
          </table:table-cell>
          <table:table-cell table:style-name="ce196" table:formula="of:=MAX(([.V99]+[.W99]/5+[.X99]/5)*1000/[.U$8];1)" office:value-type="float" office:value="52.7771428571428" calcext:value-type="float">
            <text:p>53</text:p>
          </table:table-cell>
          <table:table-cell table:style-name="ce132" table:formula="of:=IF([.AS99]&lt;2;0;INT(LOG([.AS99]-1;2)+1.33))" office:value-type="float" office:value="7" calcext:value-type="float">
            <text:p>7</text:p>
          </table:table-cell>
          <table:table-cell table:style-name="ce196" table:formula="of:=([.Y99]+[.Z99])+IF([.AR99]&gt;0.9;SUM([.R99:.U99])*1000/(2^([.AR99]-1)+1);SUM([.R99:.U99])*1000)+IF([.AT99]&gt;0.9;([.V99]+[.W99]/5+[.X99]/5)*1000/(2^([.AT99]-1)+1);([.V99]+[.W99]/5+[.X99]/5)*1000)" office:value-type="float" office:value="259.807616656878" calcext:value-type="float">
            <text:p>260</text:p>
          </table:table-cell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99]+([.AM100]+[.AN100]+[.AO100])/24" office:value-type="float" office:value="8.76559722222222" calcext:value-type="float">
            <text:p>8.8</text:p>
          </table:table-cell>
          <table:table-cell/>
          <table:table-cell table:style-name="ce1"/>
          <table:table-cell table:number-columns-repeated="7"/>
          <table:table-cell table:style-name="ce1" table:number-columns-repeated="2"/>
          <table:table-cell/>
          <table:table-cell table:style-name="ce1" office:value-type="float" office:value="10.47" calcext:value-type="float">
            <text:p>10.47</text:p>
          </table:table-cell>
          <table:table-cell table:style-name="ce1"/>
          <table:table-cell table:style-name="ce192" table:formula="of:=[.K$99]+[.N100]" office:value-type="float" office:value="31.04" calcext:value-type="float">
            <text:p>31.04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32" table:formula="of:=25600/1000*[.Q100]/70" office:value-type="float" office:value="29.2571428571429" calcext:value-type="float">
            <text:p>29</text:p>
          </table:table-cell>
          <table:table-cell table:style-name="ce132" table:formula="of:=11500/1000*[.Q100]/70" office:value-type="float" office:value="13.1428571428571" calcext:value-type="float">
            <text:p>13</text:p>
          </table:table-cell>
          <table:table-cell table:style-name="ce132" table:formula="of:=11900/1000*[.Q100]/70" office:value-type="float" office:value="13.6" calcext:value-type="float">
            <text:p>14</text:p>
          </table:table-cell>
          <table:table-cell table:style-name="ce23" table:formula="of:=3.58*[.Q100]/70" office:value-type="float" office:value="4.09142857142857" calcext:value-type="float">
            <text:p>4.1</text:p>
          </table:table-cell>
          <table:table-cell table:formula="of:=4800/1000*[.Q100]/70" office:value-type="float" office:value="5.48571428571429" calcext:value-type="float">
            <text:p>5.48571428571429</text:p>
          </table:table-cell>
          <table:table-cell table:style-name="ce23" table:formula="of:=390/1000*[.Q100]/70" office:value-type="float" office:value="0.445714285714286" calcext:value-type="float">
            <text:p>0.4</text:p>
          </table:table-cell>
          <table:table-cell table:style-name="ce193" table:formula="of:=SUM([.R100:.U100])*1000*([.V100]+([.W100]+[.X100])/5)*1000*(0.00000006)" office:value-type="float" office:value="17.73312" calcext:value-type="float">
            <text:p>18</text:p>
          </table:table-cell>
          <table:table-cell table:style-name="ce172" table:formula="of:=27503/3600/24*[.Q100]/70*([.$C$543]/8)" office:value-type="float" office:value="0.45474537037037" calcext:value-type="float">
            <text:p>0.45</text:p>
          </table:table-cell>
          <table:table-cell/>
          <table:table-cell table:style-name="ce170" table:formula="of:=[.AL100]*3600*MIN([.Z100];[.Z100])" office:value-type="float" office:value="10913.8888888889" calcext:value-type="float">
            <text:p>10914</text:p>
          </table:table-cell>
          <table:table-cell table:formula="of:=0.17" office:value-type="float" office:value="0.17" calcext:value-type="float">
            <text:p>0.17</text:p>
          </table:table-cell>
          <table:table-cell table:style-name="ce172" table:formula="of:=[.AB100]/[.AC100]" office:value-type="float" office:value="64199.3464052288" calcext:value-type="float">
            <text:p>64199.35</text:p>
          </table:table-cell>
          <table:table-cell table:style-name="ce170" table:formula="of:=224500*[.AL100]/24*[.Q100]/70*[.C$543]/10*(278/337)" office:value-type="float" office:value="58792.3319674062" calcext:value-type="float">
            <text:p>58792</text:p>
          </table:table-cell>
          <table:table-cell table:style-name="ce170" table:number-columns-repeated="4"/>
          <table:table-cell table:style-name="ce170" table:formula="of:=[.AD100]-[.AE100]" office:value-type="float" office:value="5407.01443782261" calcext:value-type="float">
            <text:p>5407</text:p>
          </table:table-cell>
          <table:table-cell table:style-name="ce671" table:formula="of:=[.AJ100]/AVERAGE([.AD100:.AE100])" office:value-type="float" office:value="0.0879248825508449" calcext:value-type="float">
            <text:p>0.09</text:p>
          </table:table-cell>
          <table:table-cell table:style-name="ce173" table:formula="of:=400/60" office:value-type="float" office:value="6.66666666666667" calcext:value-type="float">
            <text:p>6.7</text:p>
          </table:table-cell>
          <table:table-cell table:style-name="ce198" table:formula="of:=[.AL100]*[.$F$230]" office:value-type="float" office:value="13.3333333333333" calcext:value-type="float">
            <text:p>13.3</text:p>
          </table:table-cell>
          <table:table-cell table:style-name="ce198" table:formula="of:=[.AM100]*0.1" office:value-type="float" office:value="1.33333333333333" calcext:value-type="float">
            <text:p>1.3</text:p>
          </table:table-cell>
          <table:table-cell/>
          <table:table-cell table:style-name="ce1"/>
          <table:table-cell table:style-name="ce196" table:formula="of:=MAX(SUM([.R100:.U100])*1000/[.U$8];1)" office:value-type="float" office:value="560" calcext:value-type="float">
            <text:p>560</text:p>
          </table:table-cell>
          <table:table-cell table:style-name="ce132" table:formula="of:=IF([.AQ100]&lt;2;0;INT(LOG([.AQ100]-1;2)+1.33))" office:value-type="float" office:value="10" calcext:value-type="float">
            <text:p>10</text:p>
          </table:table-cell>
          <table:table-cell table:style-name="ce196" table:formula="of:=MAX(([.V100]+[.W100]/5+[.X100]/5)*1000/[.U$8];1)" office:value-type="float" office:value="52.7771428571428" calcext:value-type="float">
            <text:p>53</text:p>
          </table:table-cell>
          <table:table-cell table:style-name="ce132" table:formula="of:=IF([.AS100]&lt;2;0;INT(LOG([.AS100]-1;2)+1.33))" office:value-type="float" office:value="7" calcext:value-type="float">
            <text:p>7</text:p>
          </table:table-cell>
          <table:table-cell table:style-name="ce196" table:formula="of:=([.Y100]+[.Z100])+IF([.AR100]&gt;0.9;SUM([.R100:.U100])*1000/(2^([.AR100]-1)+1);SUM([.R100:.U100])*1000)+IF([.AT100]&gt;0.9;([.V100]+[.W100]/5+[.X100]/5)*1000/(2^([.AT100]-1)+1);([.V100]+[.W100]/5+[.X100]/5)*1000)" office:value-type="float" office:value="208.545263138294" calcext:value-type="float">
            <text:p>209</text:p>
          </table:table-cell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100]+([.AM101]+[.AN101]+[.AO101])/24" office:value-type="float" office:value="9.37670833333334" calcext:value-type="float">
            <text:p>9.4</text:p>
          </table:table-cell>
          <table:table-cell/>
          <table:table-cell table:style-name="ce1"/>
          <table:table-cell table:number-columns-repeated="7"/>
          <table:table-cell table:style-name="ce1" table:number-columns-repeated="2"/>
          <table:table-cell/>
          <table:table-cell table:style-name="ce1" office:value-type="float" office:value="12.47" calcext:value-type="float">
            <text:p>12.47</text:p>
          </table:table-cell>
          <table:table-cell table:style-name="ce1"/>
          <table:table-cell table:style-name="ce192" table:formula="of:=[.K$99]+[.N101]" office:value-type="float" office:value="33.04" calcext:value-type="float">
            <text:p>33.04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23" table:formula="of:=5550/1000*[.Q101]/70" office:value-type="float" office:value="6.34285714285714" calcext:value-type="float">
            <text:p>6.3</text:p>
          </table:table-cell>
          <table:table-cell table:style-name="ce23" table:formula="of:=2650/1000*[.Q101]/70" office:value-type="float" office:value="3.02857142857143" calcext:value-type="float">
            <text:p>3.0</text:p>
          </table:table-cell>
          <table:table-cell table:style-name="ce23" table:formula="of:=3386/1000*[.Q101]/70" office:value-type="float" office:value="3.86971428571429" calcext:value-type="float">
            <text:p>3.9</text:p>
          </table:table-cell>
          <table:table-cell table:style-name="ce23" table:formula="of:=3.58*[.Q101]/70" office:value-type="float" office:value="4.09142857142857" calcext:value-type="float">
            <text:p>4.1</text:p>
          </table:table-cell>
          <table:table-cell table:formula="of:=4800/1000*[.Q101]/70" office:value-type="float" office:value="5.48571428571429" calcext:value-type="float">
            <text:p>5.48571428571429</text:p>
          </table:table-cell>
          <table:table-cell table:style-name="ce23" table:formula="of:=390/1000*[.Q101]/70" office:value-type="float" office:value="0.445714285714286" calcext:value-type="float">
            <text:p>0.4</text:p>
          </table:table-cell>
          <table:table-cell table:style-name="ce193" table:formula="of:=SUM([.R101:.U101])*1000*([.V101]+([.W101]+[.X101])/5)*1000*(0.00000006)" office:value-type="float" office:value="4.19297812897959" calcext:value-type="float">
            <text:p>4</text:p>
          </table:table-cell>
          <table:table-cell table:style-name="ce172" table:formula="of:=27503/3600/24*[.Q101]/70*([.$C$543]/8)" office:value-type="float" office:value="0.45474537037037" calcext:value-type="float">
            <text:p>0.45</text:p>
          </table:table-cell>
          <table:table-cell/>
          <table:table-cell table:style-name="ce170" table:formula="of:=[.AL101]*3600*MIN([.Z101];[.Z101])" office:value-type="float" office:value="10913.8888888889" calcext:value-type="float">
            <text:p>10914</text:p>
          </table:table-cell>
          <table:table-cell table:formula="of:=0.17" office:value-type="float" office:value="0.17" calcext:value-type="float">
            <text:p>0.17</text:p>
          </table:table-cell>
          <table:table-cell table:style-name="ce172" table:formula="of:=[.AB101]/[.AC101]" office:value-type="float" office:value="64199.3464052288" calcext:value-type="float">
            <text:p>64199.35</text:p>
          </table:table-cell>
          <table:table-cell table:style-name="ce170" table:formula="of:=224500*[.AL101]/24*[.Q101]/70*[.C$543]/10*(278/337)" office:value-type="float" office:value="58792.3319674062" calcext:value-type="float">
            <text:p>58792</text:p>
          </table:table-cell>
          <table:table-cell table:style-name="ce170" table:number-columns-repeated="4"/>
          <table:table-cell table:style-name="ce170" table:formula="of:=[.AD101]-[.AE101]" office:value-type="float" office:value="5407.01443782261" calcext:value-type="float">
            <text:p>5407</text:p>
          </table:table-cell>
          <table:table-cell table:style-name="ce671" table:formula="of:=[.AJ101]/AVERAGE([.AD101:.AE101])" office:value-type="float" office:value="0.0879248825508449" calcext:value-type="float">
            <text:p>0.09</text:p>
          </table:table-cell>
          <table:table-cell table:style-name="ce173" table:formula="of:=400/60" office:value-type="float" office:value="6.66666666666667" calcext:value-type="float">
            <text:p>6.7</text:p>
          </table:table-cell>
          <table:table-cell table:style-name="ce198" table:formula="of:=[.AL101]*[.$F$230]" office:value-type="float" office:value="13.3333333333333" calcext:value-type="float">
            <text:p>13.3</text:p>
          </table:table-cell>
          <table:table-cell table:style-name="ce198" table:formula="of:=[.AM101]*0.1" office:value-type="float" office:value="1.33333333333333" calcext:value-type="float">
            <text:p>1.3</text:p>
          </table:table-cell>
          <table:table-cell/>
          <table:table-cell table:style-name="ce1"/>
          <table:table-cell table:style-name="ce196" table:formula="of:=MAX(SUM([.R101:.U101])*1000/[.U$8];1)" office:value-type="float" office:value="132.411428571429" calcext:value-type="float">
            <text:p>132</text:p>
          </table:table-cell>
          <table:table-cell table:style-name="ce132" table:formula="of:=IF([.AQ101]&lt;2;0;INT(LOG([.AQ101]-1;2)+1.33))" office:value-type="float" office:value="8" calcext:value-type="float">
            <text:p>8</text:p>
          </table:table-cell>
          <table:table-cell table:style-name="ce196" table:formula="of:=MAX(([.V101]+[.W101]/5+[.X101]/5)*1000/[.U$8];1)" office:value-type="float" office:value="52.7771428571428" calcext:value-type="float">
            <text:p>53</text:p>
          </table:table-cell>
          <table:table-cell table:style-name="ce132" table:formula="of:=IF([.AS101]&lt;2;0;INT(LOG([.AS101]-1;2)+1.33))" office:value-type="float" office:value="7" calcext:value-type="float">
            <text:p>7</text:p>
          </table:table-cell>
          <table:table-cell table:style-name="ce196" table:formula="of:=([.Y101]+[.Z101])+IF([.AR101]&gt;0.9;SUM([.R101:.U101])*1000/(2^([.AR101]-1)+1);SUM([.R101:.U101])*1000)+IF([.AT101]&gt;0.9;([.V101]+[.W101]/5+[.X101]/5)*1000/(2^([.AT101]-1)+1);([.V101]+[.W101]/5+[.X101]/5)*1000)" office:value-type="float" office:value="188.48784616738" calcext:value-type="float">
            <text:p>188</text:p>
          </table:table-cell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/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/>
          <table:table-cell table:style-name="ce172"/>
          <table:table-cell table:style-name="ce170" table:number-columns-repeated="5"/>
          <table:table-cell table:style-name="ce170" table:formula="of:=[.AD102]-[.AE102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101]+([.AM103]+[.AN103]+[.AO103])/24" office:value-type="float" office:value="9.543375" calcext:value-type="float">
            <text:p>9.5</text:p>
          </table:table-cell>
          <table:table-cell/>
          <table:table-cell table:style-name="ce231" office:value-type="string" calcext:value-type="string">
            <text:p><text:span text:style-name="T3">Hall access</text:span> for SHMS rotation to small angle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 table:number-columns-repeated="5"/>
          <table:table-cell table:style-name="ce232"/>
          <table:table-cell table:style-name="ce238"/>
          <table:table-cell table:style-name="ce241"/>
          <table:table-cell table:style-name="ce193"/>
          <table:table-cell table:style-name="ce171" table:number-columns-repeated="3"/>
          <table:table-cell table:style-name="ce172" table:number-columns-repeated="2"/>
          <table:table-cell table:style-name="ce170" table:number-columns-repeated="5"/>
          <table:table-cell table:style-name="ce170" table:formula="of:=[.AD103]-[.AE103]" office:value-type="float" office:value="0" calcext:value-type="float">
            <text:p>0</text:p>
          </table:table-cell>
          <table:table-cell table:style-name="ce671"/>
          <table:table-cell table:style-name="ce173" table:number-columns-repeated="2"/>
          <table:table-cell table:style-name="ce198"/>
          <table:table-cell table:style-name="ce170" office:value-type="float" office:value="4" calcext:value-type="float">
            <text:p>4</text:p>
          </table:table-cell>
          <table:table-cell table:style-name="ce172"/>
          <table:table-cell/>
          <table:table-cell table:style-name="ce172"/>
          <table:table-cell table:style-name="ce199"/>
          <table:table-cell table:style-name="ce170" table:number-columns-repeated="2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103]+([.AM104]+[.AN104]+[.AO104])/24" office:value-type="float" office:value="11.1125416666667" calcext:value-type="float">
            <text:p>11.1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6" calcext:value-type="float">
            <text:p>6.00</text:p>
          </table:table-cell>
          <table:table-cell table:style-name="ce192" office:value-type="float" office:value="3.19" calcext:value-type="float">
            <text:p>3.19</text:p>
          </table:table-cell>
          <table:table-cell table:style-name="ce205" office:value-type="float" office:value="0.3923" calcext:value-type="float">
            <text:p>0.3923</text:p>
          </table:table-cell>
          <table:table-cell table:style-name="ce184" office:value-type="float" office:value="0.214" calcext:value-type="float">
            <text:p>0.214</text:p>
          </table:table-cell>
          <table:table-cell table:style-name="ce188" office:value-type="string" calcext:value-type="string">
            <text:p>LH+</text:p>
          </table:table-cell>
          <table:table-cell table:style-name="ce184" office:value-type="float" office:value="0.398" calcext:value-type="float">
            <text:p>0.398</text:p>
          </table:table-cell>
          <table:table-cell table:style-name="ce192" office:value-type="float" office:value="28.18" calcext:value-type="float">
            <text:p>28.18</text:p>
          </table:table-cell>
          <table:table-cell table:style-name="ce184" office:value-type="float" office:value="2.398" calcext:value-type="float">
            <text:p>2.398</text:p>
          </table:table-cell>
          <table:table-cell table:style-name="ce192" office:value-type="float" office:value="7.65" calcext:value-type="float">
            <text:p>7.65</text:p>
          </table:table-cell>
          <table:table-cell table:style-name="ce242" office:value-type="float" office:value="5.65" calcext:value-type="float">
            <text:p>5.65</text:p>
          </table:table-cell>
          <table:table-cell table:style-name="ce184" office:value-type="float" office:value="8.035" calcext:value-type="float">
            <text:p>8.035</text:p>
          </table:table-cell>
          <table:table-cell table:style-name="ce192" table:formula="of:=[.K$104]+[.N104]" office:value-type="float" office:value="33.83" calcext:value-type="float">
            <text:p>33.83</text:p>
          </table:table-cell>
          <table:table-cell table:style-name="ce185" office:value-type="float" office:value="80" calcext:value-type="float">
            <text:p>80</text:p>
          </table:table-cell>
          <table:table-cell/>
          <table:table-cell table:style-name="ce193" table:formula="of:=221000/1000*[.Q104]/70" office:value-type="float" office:value="252.571428571429" calcext:value-type="float">
            <text:p>253</text:p>
          </table:table-cell>
          <table:table-cell table:style-name="ce193" table:formula="of:=102000/1000*[.Q104]/70" office:value-type="float" office:value="116.571428571429" calcext:value-type="float">
            <text:p>117</text:p>
          </table:table-cell>
          <table:table-cell table:style-name="ce193" table:formula="of:=55400/1000*[.Q104]/70" office:value-type="float" office:value="63.3142857142857" calcext:value-type="float">
            <text:p>63</text:p>
          </table:table-cell>
          <table:table-cell table:style-name="ce198" table:formula="of:=0.77*[.Q104]/70" office:value-type="float" office:value="0.88" calcext:value-type="float">
            <text:p>0.9</text:p>
          </table:table-cell>
          <table:table-cell table:style-name="ce198" table:formula="of:=9300/1000*[.Q104]/70" office:value-type="float" office:value="10.6285714285714" calcext:value-type="float">
            <text:p>10.6</text:p>
          </table:table-cell>
          <table:table-cell table:style-name="ce198" table:formula="of:=540/1000*[.Q104]/70" office:value-type="float" office:value="0.617142857142857" calcext:value-type="float">
            <text:p>0.6</text:p>
          </table:table-cell>
          <table:table-cell table:style-name="ce193" table:formula="of:=SUM([.R104:.U104])*1000*([.V104]+([.W104]+[.X104])/5)*1000*(0.00000006)" office:value-type="float" office:value="81.1932107755102" calcext:value-type="float">
            <text:p>81</text:p>
          </table:table-cell>
          <table:table-cell table:style-name="ce192" table:formula="of:=9332.5/3600/24*[.Q104]/70*([.$C$543]/8)" office:value-type="float" office:value="0.154307208994709" calcext:value-type="float">
            <text:p>0.15</text:p>
          </table:table-cell>
          <table:table-cell table:style-name="ce172" table:formula="of:=11069/3600/24*[.Q104]/70*([.$C$543]/8)" office:value-type="float" office:value="0.18301917989418" calcext:value-type="float">
            <text:p>0.18</text:p>
          </table:table-cell>
          <table:table-cell table:style-name="ce170" table:formula="of:=[.AL104]*3600*MIN([.Z104];[.AA104])" office:value-type="float" office:value="8499.24107142857" calcext:value-type="float">
            <text:p>8499</text:p>
          </table:table-cell>
          <table:table-cell table:style-name="ce172" table:formula="of:=0.339" office:value-type="float" office:value="0.339" calcext:value-type="float">
            <text:p>0.34</text:p>
          </table:table-cell>
          <table:table-cell table:style-name="ce172" table:formula="of:=[.AB104]/[.AC104]" office:value-type="float" office:value="25071.507585335" calcext:value-type="float">
            <text:p>25071.51</text:p>
          </table:table-cell>
          <table:table-cell table:style-name="ce170" table:formula="of:=46200*[.AL104]/24*[.C$543]/8*[.Q104]/70" office:value-type="float" office:value="42075" calcext:value-type="float">
            <text:p>42075</text:p>
          </table:table-cell>
          <table:table-cell table:style-name="ce170" table:formula="of:=[.AL104]/0.25" office:value-type="float" office:value="61.2" calcext:value-type="float">
            <text:p>61</text:p>
          </table:table-cell>
          <table:table-cell table:style-name="ce671" table:formula="of:=[.AE104]/465.8*1.1" office:value-type="float" office:value="99.3613138686131" calcext:value-type="float">
            <text:p>99.36</text:p>
          </table:table-cell>
          <table:table-cell table:style-name="ce671" table:formula="of:=[.AG104]+12" office:value-type="float" office:value="111.361313868613" calcext:value-type="float">
            <text:p>111.36</text:p>
          </table:table-cell>
          <table:table-cell table:style-name="ce671" table:formula="of:=[.AH104]/24" office:value-type="float" office:value="4.64005474452555" calcext:value-type="float">
            <text:p>4.64</text:p>
          </table:table-cell>
          <table:table-cell table:style-name="ce170" table:formula="of:=[.AD104]-[.AE104]" office:value-type="float" office:value="-17003.492414665" calcext:value-type="float">
            <text:p>-17003</text:p>
          </table:table-cell>
          <table:table-cell table:style-name="ce671" table:formula="of:=[.AJ104]/AVERAGE([.AD104:.AE104])" office:value-type="float" office:value="-0.506459472759789" calcext:value-type="float">
            <text:p>-0.51</text:p>
          </table:table-cell>
          <table:table-cell table:style-name="ce198" office:value-type="float" office:value="15.3" calcext:value-type="float">
            <text:p>15.3</text:p>
          </table:table-cell>
          <table:table-cell table:style-name="ce198" table:formula="of:=[.AL104]*[.$F$230]" office:value-type="float" office:value="30.6" calcext:value-type="float">
            <text:p>30.6</text:p>
          </table:table-cell>
          <table:table-cell table:style-name="ce198" table:formula="of:=[.AM104]*0.1" office:value-type="float" office:value="3.06" calcext:value-type="float">
            <text:p>3.1</text:p>
          </table:table-cell>
          <table:table-cell table:style-name="ce132" office:value-type="float" office:value="4" calcext:value-type="float">
            <text:p>4</text:p>
          </table:table-cell>
          <table:table-cell office:value-type="float" office:value="71.9" calcext:value-type="float">
            <text:p>71.9</text:p>
          </table:table-cell>
          <table:table-cell table:style-name="ce196" table:formula="of:=MAX(SUM([.R104:.U104])*1000/[.U$8];1)" office:value-type="float" office:value="4324.57142857143" calcext:value-type="float">
            <text:p>4325</text:p>
          </table:table-cell>
          <table:table-cell table:style-name="ce132" table:formula="of:=IF([.AQ104]&lt;2;0;INT(LOG([.AQ104]-1;2)+1.33))" office:value-type="float" office:value="13" calcext:value-type="float">
            <text:p>13</text:p>
          </table:table-cell>
          <table:table-cell table:style-name="ce196" table:formula="of:=MAX(([.V104]+[.W104]/5+[.X104]/5)*1000/[.U$8];1)" office:value-type="float" office:value="31.2914285714286" calcext:value-type="float">
            <text:p>31</text:p>
          </table:table-cell>
          <table:table-cell table:style-name="ce132" table:formula="of:=IF([.AS104]&lt;2;0;INT(LOG([.AS104]-1;2)+1.33))" office:value-type="float" office:value="6" calcext:value-type="float">
            <text:p>6</text:p>
          </table:table-cell>
          <table:table-cell table:style-name="ce196" table:formula="of:=([.Y104]+[.AA104])+IF([.AR104]&gt;0.9;SUM([.R104:.U104])*1000/(2^([.AR104]-1)+1);SUM([.R104:.U104])*1000)+IF([.AT104]&gt;0.9;([.V104]+[.W104]/5+[.X104]/5)*1000/(2^([.AT104]-1)+1);([.V104]+[.W104]/5+[.X104]/5)*1000)" office:value-type="float" office:value="281.753327757935" calcext:value-type="float">
            <text:p>282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104]+([.AM105]+[.AN105]+[.AO105])/24" office:value-type="float" office:value="11.1542083333333" calcext:value-type="float">
            <text:p>11.2</text:p>
          </table:table-cell>
          <table:table-cell/>
          <table:table-cell table:style-name="ce231" office:value-type="string" calcext:value-type="string">
            <text:p>SHMS rotation to larger angle (expert observers needed, but not hall access)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number-columns-repeated="2"/>
          <table:table-cell table:style-name="ce171"/>
          <table:table-cell table:style-name="ce240"/>
          <table:table-cell table:style-name="ce172"/>
          <table:table-cell table:style-name="ce170" table:number-columns-repeated="2"/>
          <table:table-cell table:style-name="ce671" table:number-columns-repeated="2"/>
          <table:table-cell table:style-name="ce671" table:formula="of:=[.AH105]/24" office:value-type="float" office:value="0" calcext:value-type="float">
            <text:p>0.00</text:p>
          </table:table-cell>
          <table:table-cell table:style-name="ce170" table:formula="of:=[.AD105]-[.AE105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73" office:value-type="float" office:value="1" calcext:value-type="float">
            <text:p>1.0</text:p>
          </table:table-cell>
          <table:table-cell table:style-name="ce198"/>
          <table:table-cell table:style-name="ce172" table:number-columns-repeated="2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105]+([.AM106]+[.AN106]+[.AO106])/24" office:value-type="float" office:value="12.8042083333333" calcext:value-type="float">
            <text:p>12.8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92" office:value-type="float" office:value="7.65" calcext:value-type="float">
            <text:p>7.65</text:p>
          </table:table-cell>
          <table:table-cell table:style-name="ce184"/>
          <table:table-cell table:style-name="ce192" table:formula="of:=[.K$104]+[.N106]" office:value-type="float" office:value="35.83" calcext:value-type="float">
            <text:p>35.83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93" table:formula="of:=42000/1000*[.Q106]/70" office:value-type="float" office:value="48" calcext:value-type="float">
            <text:p>48</text:p>
          </table:table-cell>
          <table:table-cell table:style-name="ce193" table:formula="of:=21700/1000*[.Q106]/70" office:value-type="float" office:value="24.8" calcext:value-type="float">
            <text:p>25</text:p>
          </table:table-cell>
          <table:table-cell table:style-name="ce193" table:formula="of:=15600/1000*[.Q106]/70" office:value-type="float" office:value="17.8285714285714" calcext:value-type="float">
            <text:p>18</text:p>
          </table:table-cell>
          <table:table-cell table:style-name="ce198" table:formula="of:=0.77*[.Q106]/70" office:value-type="float" office:value="0.88" calcext:value-type="float">
            <text:p>0.9</text:p>
          </table:table-cell>
          <table:table-cell table:style-name="ce198" table:formula="of:=9300/1000*[.Q106]/70" office:value-type="float" office:value="10.6285714285714" calcext:value-type="float">
            <text:p>10.6</text:p>
          </table:table-cell>
          <table:table-cell table:style-name="ce198" table:formula="of:=540/1000*[.Q106]/70" office:value-type="float" office:value="0.617142857142857" calcext:value-type="float">
            <text:p>0.6</text:p>
          </table:table-cell>
          <table:table-cell table:style-name="ce193" table:formula="of:=SUM([.R106:.U106])*1000*([.V106]+([.W106]+[.X106])/5)*1000*(0.00000006)" office:value-type="float" office:value="17.0153848163265" calcext:value-type="float">
            <text:p>17</text:p>
          </table:table-cell>
          <table:table-cell table:style-name="ce192" table:formula="of:=9332.5/3600/24*[.Q106]/70*([.$C$543]/8)" office:value-type="float" office:value="0.154307208994709" calcext:value-type="float">
            <text:p>0.15</text:p>
          </table:table-cell>
          <table:table-cell table:style-name="ce172" table:formula="of:=11069/3600/24*[.Q106]/70*([.$C$543]/8)" office:value-type="float" office:value="0.18301917989418" calcext:value-type="float">
            <text:p>0.18</text:p>
          </table:table-cell>
          <table:table-cell table:style-name="ce170" table:formula="of:=[.AL106]*3600*MIN([.Z106];[.AA106])" office:value-type="float" office:value="9999.10714285714" calcext:value-type="float">
            <text:p>9999</text:p>
          </table:table-cell>
          <table:table-cell table:style-name="ce172" table:formula="of:=0.339" office:value-type="float" office:value="0.339" calcext:value-type="float">
            <text:p>0.34</text:p>
          </table:table-cell>
          <table:table-cell table:style-name="ce172" table:formula="of:=[.AB106]/[.AC106]" office:value-type="float" office:value="29495.8912768647" calcext:value-type="float">
            <text:p>29495.89</text:p>
          </table:table-cell>
          <table:table-cell table:style-name="ce170" table:formula="of:=46200*[.AL106]/24*[.C$543]/8*[.Q106]/70" office:value-type="float" office:value="49500" calcext:value-type="float">
            <text:p>49500</text:p>
          </table:table-cell>
          <table:table-cell table:style-name="ce170"/>
          <table:table-cell table:style-name="ce671" table:formula="of:=[.AE106]/465.8*1.1" office:value-type="float" office:value="116.895663374839" calcext:value-type="float">
            <text:p>116.90</text:p>
          </table:table-cell>
          <table:table-cell table:style-name="ce671" table:formula="of:=[.AG106]+12" office:value-type="float" office:value="128.895663374839" calcext:value-type="float">
            <text:p>128.90</text:p>
          </table:table-cell>
          <table:table-cell table:style-name="ce671" table:formula="of:=[.AH106]/24-20/24" office:value-type="float" office:value="4.53731930728496" calcext:value-type="float">
            <text:p>4.54</text:p>
          </table:table-cell>
          <table:table-cell table:style-name="ce170" table:formula="of:=[.AD106]-[.AE106]" office:value-type="float" office:value="-20004.1087231353" calcext:value-type="float">
            <text:p>-20004</text:p>
          </table:table-cell>
          <table:table-cell table:style-name="ce671" table:formula="of:=[.AJ106]/AVERAGE([.AD106:.AE106])" office:value-type="float" office:value="-0.50645947275979" calcext:value-type="float">
            <text:p>-0.51</text:p>
          </table:table-cell>
          <table:table-cell table:style-name="ce198" office:value-type="float" office:value="18" calcext:value-type="float">
            <text:p>18.0</text:p>
          </table:table-cell>
          <table:table-cell table:style-name="ce198" table:formula="of:=[.AL106]*[.$F$230]" office:value-type="float" office:value="36" calcext:value-type="float">
            <text:p>36.0</text:p>
          </table:table-cell>
          <table:table-cell table:style-name="ce198" table:formula="of:=[.AM106]*0.1" office:value-type="float" office:value="3.6" calcext:value-type="float">
            <text:p>3.6</text:p>
          </table:table-cell>
          <table:table-cell table:style-name="ce23"/>
          <table:table-cell table:style-name="ce40"/>
          <table:table-cell table:style-name="ce196" table:formula="of:=MAX(SUM([.R106:.U106])*1000/[.U$8];1)" office:value-type="float" office:value="906.285714285714" calcext:value-type="float">
            <text:p>906</text:p>
          </table:table-cell>
          <table:table-cell table:style-name="ce132" table:formula="of:=IF([.AQ106]&lt;2;0;INT(LOG([.AQ106]-1;2)+1.33))" office:value-type="float" office:value="11" calcext:value-type="float">
            <text:p>11</text:p>
          </table:table-cell>
          <table:table-cell table:style-name="ce196" table:formula="of:=MAX(([.V106]+[.W106]/5+[.X106]/5)*1000/[.U$8];1)" office:value-type="float" office:value="31.2914285714286" calcext:value-type="float">
            <text:p>31</text:p>
          </table:table-cell>
          <table:table-cell table:style-name="ce132" table:formula="of:=IF([.AS106]&lt;2;0;INT(LOG([.AS106]-1;2)+1.33))" office:value-type="float" office:value="6" calcext:value-type="float">
            <text:p>6</text:p>
          </table:table-cell>
          <table:table-cell table:style-name="ce196" table:formula="of:=([.Y106]+[.AA106])+IF([.AR106]&gt;0.9;SUM([.R106:.U106])*1000/(2^([.AR106]-1)+1);SUM([.R106:.U106])*1000)+IF([.AT106]&gt;0.9;([.V106]+[.W106]/5+[.X106]/5)*1000/(2^([.AT106]-1)+1);([.V106]+[.W106]/5+[.X106]/5)*1000)" office:value-type="float" office:value="200.43903328563" calcext:value-type="float">
            <text:p>20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106]+([.AM107]+[.AN107]+[.AO107])/24" office:value-type="float" office:value="14.2067083333333" calcext:value-type="float">
            <text:p>14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192" office:value-type="float" office:value="9.65" calcext:value-type="float">
            <text:p>9.65</text:p>
          </table:table-cell>
          <table:table-cell table:style-name="ce184"/>
          <table:table-cell table:style-name="ce192" table:formula="of:=[.K$104]+[.N107]" office:value-type="float" office:value="37.83" calcext:value-type="float">
            <text:p>37.83</text:p>
          </table:table-cell>
          <table:table-cell table:style-name="ce185" office:value-type="float" office:value="80" calcext:value-type="float">
            <text:p>80</text:p>
          </table:table-cell>
          <table:table-cell table:style-name="ce193"/>
          <table:table-cell table:style-name="ce198" table:formula="of:=7260/1000*[.Q107]/70" office:value-type="float" office:value="8.29714285714286" calcext:value-type="float">
            <text:p>8.3</text:p>
          </table:table-cell>
          <table:table-cell table:style-name="ce198" table:formula="of:=4050/1000*[.Q107]/70" office:value-type="float" office:value="4.62857142857143" calcext:value-type="float">
            <text:p>4.6</text:p>
          </table:table-cell>
          <table:table-cell table:style-name="ce198" table:formula="of:=3710/1000*[.Q107]/70" office:value-type="float" office:value="4.24" calcext:value-type="float">
            <text:p>4.2</text:p>
          </table:table-cell>
          <table:table-cell table:style-name="ce198" table:formula="of:=0.77*[.Q107]/70" office:value-type="float" office:value="0.88" calcext:value-type="float">
            <text:p>0.9</text:p>
          </table:table-cell>
          <table:table-cell table:style-name="ce198" table:formula="of:=9300/1000*[.Q107]/70" office:value-type="float" office:value="10.6285714285714" calcext:value-type="float">
            <text:p>10.6</text:p>
          </table:table-cell>
          <table:table-cell table:style-name="ce198" table:formula="of:=540/1000*[.Q107]/70" office:value-type="float" office:value="0.617142857142857" calcext:value-type="float">
            <text:p>0.6</text:p>
          </table:table-cell>
          <table:table-cell table:style-name="ce193" table:formula="of:=SUM([.R107:.U107])*1000*([.V107]+([.W107]+[.X107])/5)*1000*(0.00000006)" office:value-type="float" office:value="3.22283833469388" calcext:value-type="float">
            <text:p>3</text:p>
          </table:table-cell>
          <table:table-cell table:style-name="ce192" table:formula="of:=9332.5/3600/24*[.Q107]/70*([.$C$543]/8)" office:value-type="float" office:value="0.154307208994709" calcext:value-type="float">
            <text:p>0.15</text:p>
          </table:table-cell>
          <table:table-cell table:style-name="ce172" table:formula="of:=11069/3600/24*[.Q107]/70*([.$C$543]/8)" office:value-type="float" office:value="0.18301917989418" calcext:value-type="float">
            <text:p>0.18</text:p>
          </table:table-cell>
          <table:table-cell table:style-name="ce170" table:formula="of:=[.AL107]*3600*MIN([.Z107];[.AA107])" office:value-type="float" office:value="8499.24107142857" calcext:value-type="float">
            <text:p>8499</text:p>
          </table:table-cell>
          <table:table-cell table:style-name="ce172" table:formula="of:=0.339" office:value-type="float" office:value="0.339" calcext:value-type="float">
            <text:p>0.34</text:p>
          </table:table-cell>
          <table:table-cell table:style-name="ce172" table:formula="of:=[.AB107]/[.AC107]" office:value-type="float" office:value="25071.507585335" calcext:value-type="float">
            <text:p>25071.51</text:p>
          </table:table-cell>
          <table:table-cell table:style-name="ce170" table:formula="of:=46200*[.AL107]/24*[.C$543]/8*[.Q107]/70" office:value-type="float" office:value="42075" calcext:value-type="float">
            <text:p>42075</text:p>
          </table:table-cell>
          <table:table-cell table:style-name="ce170"/>
          <table:table-cell table:style-name="ce671" table:formula="of:=[.AE107]/465.8*1.1" office:value-type="float" office:value="99.3613138686131" calcext:value-type="float">
            <text:p>99.36</text:p>
          </table:table-cell>
          <table:table-cell table:style-name="ce671" table:formula="of:=[.AG107]" office:value-type="float" office:value="99.3613138686131" calcext:value-type="float">
            <text:p>99.36</text:p>
          </table:table-cell>
          <table:table-cell table:style-name="ce671" table:formula="of:=[.AH107]/24" office:value-type="float" office:value="4.14005474452555" calcext:value-type="float">
            <text:p>4.14</text:p>
          </table:table-cell>
          <table:table-cell table:style-name="ce170" table:formula="of:=[.AD107]-[.AE107]" office:value-type="float" office:value="-17003.492414665" calcext:value-type="float">
            <text:p>-17003</text:p>
          </table:table-cell>
          <table:table-cell table:style-name="ce671" table:formula="of:=[.AJ107]/AVERAGE([.AD107:.AE107])" office:value-type="float" office:value="-0.506459472759789" calcext:value-type="float">
            <text:p>-0.51</text:p>
          </table:table-cell>
          <table:table-cell table:style-name="ce198" office:value-type="float" office:value="15.3" calcext:value-type="float">
            <text:p>15.3</text:p>
          </table:table-cell>
          <table:table-cell table:style-name="ce198" table:formula="of:=[.AL107]*[.$F$230]" office:value-type="float" office:value="30.6" calcext:value-type="float">
            <text:p>30.6</text:p>
          </table:table-cell>
          <table:table-cell table:style-name="ce198" table:formula="of:=[.AM107]*0.1" office:value-type="float" office:value="3.06" calcext:value-type="float">
            <text:p>3.1</text:p>
          </table:table-cell>
          <table:table-cell table:style-name="ce23"/>
          <table:table-cell table:style-name="ce40"/>
          <table:table-cell table:style-name="ce196" table:formula="of:=MAX(SUM([.R107:.U107])*1000/[.U$8];1)" office:value-type="float" office:value="171.657142857143" calcext:value-type="float">
            <text:p>172</text:p>
          </table:table-cell>
          <table:table-cell table:style-name="ce132" table:formula="of:=IF([.AQ107]&lt;2;0;INT(LOG([.AQ107]-1;2)+1.33))" office:value-type="float" office:value="8" calcext:value-type="float">
            <text:p>8</text:p>
          </table:table-cell>
          <table:table-cell table:style-name="ce196" table:formula="of:=MAX(([.V107]+[.W107]/5+[.X107]/5)*1000/[.U$8];1)" office:value-type="float" office:value="31.2914285714286" calcext:value-type="float">
            <text:p>31</text:p>
          </table:table-cell>
          <table:table-cell table:style-name="ce132" table:formula="of:=IF([.AS107]&lt;2;0;INT(LOG([.AS107]-1;2)+1.33))" office:value-type="float" office:value="6" calcext:value-type="float">
            <text:p>6</text:p>
          </table:table-cell>
          <table:table-cell table:style-name="ce196" table:formula="of:=([.Y107]+[.AA107])+IF([.AR107]&gt;0.9;SUM([.R107:.U107])*1000/(2^([.AR107]-1)+1);SUM([.R107:.U107])*1000)+IF([.AT107]&gt;0.9;([.V107]+[.W107]/5+[.X107]/5)*1000/(2^([.AT107]-1)+1);([.V107]+[.W107]/5+[.X107]/5)*1000)" office:value-type="float" office:value="231.295920939535" calcext:value-type="float">
            <text:p>231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107]+([.AM108]+[.AN108]+[.AO108])/24" office:value-type="float" office:value="14.2067083333333" calcext:value-type="float">
            <text:p>14.2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/>
          <table:table-cell table:style-name="ce193" table:number-columns-repeated="8"/>
          <table:table-cell table:style-name="ce173"/>
          <table:table-cell table:style-name="ce170"/>
          <table:table-cell table:style-name="ce172" table:number-columns-repeated="3"/>
          <table:table-cell table:style-name="ce173" table:number-columns-repeated="2"/>
          <table:table-cell table:style-name="ce173" table:formula="of:=9316/20" office:value-type="float" office:value="465.8" calcext:value-type="float">
            <text:p>465.8</text:p>
          </table:table-cell>
          <table:table-cell table:style-name="ce173"/>
          <table:table-cell table:style-name="ce671" table:formula="of:=[.AH108]/24" office:value-type="float" office:value="0" calcext:value-type="float">
            <text:p>0.00</text:p>
          </table:table-cell>
          <table:table-cell table:style-name="ce170" table:formula="of:=[.AD108]-[.AE108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 table:style-name="ce23"/>
          <table:table-cell table:style-name="ce40"/>
          <table:table-cell/>
          <table:table-cell table:style-name="ce40"/>
          <table:table-cell table:style-name="ce132"/>
          <table:table-cell table:style-name="ce40"/>
          <table:table-cell table:style-name="ce54"/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/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/>
          <table:table-cell table:style-name="ce172"/>
          <table:table-cell table:style-name="ce170" table:number-columns-repeated="2"/>
          <table:table-cell table:style-name="ce671" table:formula="of:=465.8/([.$AE$106]/[.$AL$106])*[.AE110]/[.AL110]" office:value-type="float" office:value="187.52987012987" calcext:value-type="float">
            <text:p>187.53</text:p>
          </table:table-cell>
          <table:table-cell table:style-name="ce170"/>
          <table:table-cell table:style-name="ce671" table:formula="of:=[.AH109]/24" office:value-type="float" office:value="0" calcext:value-type="float">
            <text:p>0.00</text:p>
          </table:table-cell>
          <table:table-cell table:style-name="ce170" table:formula="of:=[.AD109]-[.AE109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108]+([.AM110]+[.AN110]+[.AO110])/24" office:value-type="float" office:value="19.1492083333333" calcext:value-type="float">
            <text:p>19.1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8.5" calcext:value-type="float">
            <text:p>8.50</text:p>
          </table:table-cell>
          <table:table-cell table:style-name="ce172" office:value-type="float" office:value="2.79" calcext:value-type="float">
            <text:p>2.79</text:p>
          </table:table-cell>
          <table:table-cell table:style-name="ce227" office:value-type="float" office:value="0.5518" calcext:value-type="float">
            <text:p>0.5518</text:p>
          </table:table-cell>
          <table:table-cell table:style-name="ce171" office:value-type="float" office:value="0.55" calcext:value-type="float">
            <text:p>0.550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3745" calcext:value-type="float">
            <text:p>0.375</text:p>
          </table:table-cell>
          <table:table-cell table:style-name="ce172" office:value-type="float" office:value="34.11" calcext:value-type="float">
            <text:p>34.11</text:p>
          </table:table-cell>
          <table:table-cell table:style-name="ce171" office:value-type="float" office:value="2.341" calcext:value-type="float">
            <text:p>2.341</text:p>
          </table:table-cell>
          <table:table-cell table:number-columns-repeated="2" table:style-name="ce172" office:value-type="float" office:value="8.67" calcext:value-type="float">
            <text:p>8.67</text:p>
          </table:table-cell>
          <table:table-cell table:style-name="ce171" office:value-type="float" office:value="7.913" calcext:value-type="float">
            <text:p>7.913</text:p>
          </table:table-cell>
          <table:table-cell table:style-name="ce172" table:formula="of:=[.K$110]+[.N110]" office:value-type="float" office:value="42.78" calcext:value-type="float">
            <text:p>42.78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20400/1000*[.Q110]/70" office:value-type="float" office:value="23.3142857142857" calcext:value-type="float">
            <text:p>23</text:p>
          </table:table-cell>
          <table:table-cell table:style-name="ce170" table:formula="of:=10800/1000*[.Q110]/70" office:value-type="float" office:value="12.3428571428571" calcext:value-type="float">
            <text:p>12</text:p>
          </table:table-cell>
          <table:table-cell table:style-name="ce170" table:formula="of:=8800/1000*[.Q110]/70" office:value-type="float" office:value="10.0571428571429" calcext:value-type="float">
            <text:p>10</text:p>
          </table:table-cell>
          <table:table-cell table:style-name="ce173" table:formula="of:=0.18*[.Q110]/70" office:value-type="float" office:value="0.205714285714286" calcext:value-type="float">
            <text:p>0.2</text:p>
          </table:table-cell>
          <table:table-cell table:style-name="ce173" table:formula="of:=1400/1000*[.Q110]/70" office:value-type="float" office:value="1.6" calcext:value-type="float">
            <text:p>1.6</text:p>
          </table:table-cell>
          <table:table-cell table:style-name="ce172" table:formula="of:=54/1000*[.Q110]/70" office:value-type="float" office:value="0.0617142857142857" calcext:value-type="float">
            <text:p>0.06</text:p>
          </table:table-cell>
          <table:table-cell table:style-name="ce193" table:formula="of:=SUM([.R110:.U110])*1000*([.V110]+([.W110]+[.X110])/5)*1000*(0.00000006)" office:value-type="float" office:value="1.47581387755102" calcext:value-type="float">
            <text:p>1</text:p>
          </table:table-cell>
          <table:table-cell table:style-name="ce171" table:formula="of:=2829.9/3600/24*[.Q110]/70*([.$C$543]/8)" office:value-type="float" office:value="0.0467906746031746" calcext:value-type="float">
            <text:p>0.047</text:p>
          </table:table-cell>
          <table:table-cell table:style-name="ce171" table:formula="of:=4710.7/3600/24*[.Q110]/70*([.$C$543]/8)" office:value-type="float" office:value="0.0778885582010582" calcext:value-type="float">
            <text:p>0.078</text:p>
          </table:table-cell>
          <table:table-cell table:style-name="ce170" table:formula="of:=[.AL110]*3600*MIN([.Z110];[.AA110])" office:value-type="float" office:value="8776.05892857143" calcext:value-type="float">
            <text:p>8776</text:p>
          </table:table-cell>
          <table:table-cell table:style-name="ce172" table:formula="of:=0.326" office:value-type="float" office:value="0.326" calcext:value-type="float">
            <text:p>0.33</text:p>
          </table:table-cell>
          <table:table-cell table:style-name="ce172" table:formula="of:=[.AB110]/[.AC110]" office:value-type="float" office:value="26920.426161262" calcext:value-type="float">
            <text:p>26920.43</text:p>
          </table:table-cell>
          <table:table-cell table:style-name="ce170" table:formula="of:=18600*[.AL110]/24*[.C$543]/8*[.Q110]/70" office:value-type="float" office:value="57682.1428571429" calcext:value-type="float">
            <text:p>57682</text:p>
          </table:table-cell>
          <table:table-cell table:style-name="ce170"/>
          <table:table-cell table:style-name="ce170" table:formula="of:=[.AE110]/[.AG109]*1.1" office:value-type="float" office:value="338.348003434951" calcext:value-type="float">
            <text:p>338</text:p>
          </table:table-cell>
          <table:table-cell table:style-name="ce170" table:formula="of:=[.AG110]+24" office:value-type="float" office:value="362.348003434951" calcext:value-type="float">
            <text:p>362</text:p>
          </table:table-cell>
          <table:table-cell table:style-name="ce671" table:formula="of:=[.AH110]/24" office:value-type="float" office:value="15.0978334764563" calcext:value-type="float">
            <text:p>15.10</text:p>
          </table:table-cell>
          <table:table-cell table:style-name="ce170" table:formula="of:=[.AD110]-[.AE110]" office:value-type="float" office:value="-30761.7166958808" calcext:value-type="float">
            <text:p>-30762</text:p>
          </table:table-cell>
          <table:table-cell table:style-name="ce671" table:formula="of:=[.AJ110]/AVERAGE([.AD110:.AE110])" office:value-type="float" office:value="-0.727205262270197" calcext:value-type="float">
            <text:p>-0.73</text:p>
          </table:table-cell>
          <table:table-cell table:style-name="ce198" office:value-type="float" office:value="52.1" calcext:value-type="float">
            <text:p>52.1</text:p>
          </table:table-cell>
          <table:table-cell table:style-name="ce198" table:formula="of:=[.AL110]*[.$F$230]" office:value-type="float" office:value="104.2" calcext:value-type="float">
            <text:p>104.2</text:p>
          </table:table-cell>
          <table:table-cell table:style-name="ce198" table:formula="of:=[.AM110]*0.1" office:value-type="float" office:value="10.42" calcext:value-type="float">
            <text:p>10.4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108.5" calcext:value-type="float">
            <text:p>108.5</text:p>
          </table:table-cell>
          <table:table-cell table:style-name="ce196" table:formula="of:=MAX(SUM([.R110:.U110])*1000/[.U$8];1)" office:value-type="float" office:value="457.142857142857" calcext:value-type="float">
            <text:p>457</text:p>
          </table:table-cell>
          <table:table-cell table:style-name="ce132" table:formula="of:=IF([.AQ110]&lt;2;0;INT(LOG([.AQ110]-1;2)+1.33))" office:value-type="float" office:value="10" calcext:value-type="float">
            <text:p>10</text:p>
          </table:table-cell>
          <table:table-cell table:style-name="ce196" table:formula="of:=MAX(([.V110]+[.W110]/5+[.X110]/5)*1000/[.U$8];1)" office:value-type="float" office:value="5.38057142857143" calcext:value-type="float">
            <text:p>5</text:p>
          </table:table-cell>
          <table:table-cell table:style-name="ce132" table:formula="of:=IF([.AS110]&lt;2;0;INT(LOG([.AS110]-1;2)+1.33))" office:value-type="float" office:value="3" calcext:value-type="float">
            <text:p>3</text:p>
          </table:table-cell>
          <table:table-cell table:style-name="ce196" table:formula="of:=([.Y110]+[.AA110])+IF([.AR110]&gt;0.9;SUM([.R110:.U110])*1000/(2^([.AR110]-1)+1);SUM([.R110:.U110])*1000)+IF([.AT110]&gt;0.9;([.V110]+[.W110]/5+[.X110]/5)*1000/(2^([.AT110]-1)+1);([.V110]+[.W110]/5+[.X110]/5)*1000)" office:value-type="float" office:value="198.276799066217" calcext:value-type="float">
            <text:p>198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110]+([.AM111]+[.AN111]+[.AO111])/24" office:value-type="float" office:value="19.1492083333333" calcext:value-type="float">
            <text:p>19.1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/>
          <table:table-cell table:style-name="ce193" table:number-columns-repeated="8"/>
          <table:table-cell/>
          <table:table-cell table:style-name="ce170"/>
          <table:table-cell table:style-name="ce172" table:number-columns-repeated="3"/>
          <table:table-cell table:style-name="ce173" table:number-columns-repeated="5"/>
          <table:table-cell table:style-name="ce170" table:formula="of:=[.AD111]-[.AE111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 table:style-name="ce23"/>
          <table:table-cell table:style-name="ce40"/>
          <table:table-cell table:style-name="ce196" table:formula="of:=MAX(SUM([.R111:.U111])*1000/[.U$8];1)" office:value-type="float" office:value="1" calcext:value-type="float">
            <text:p>1</text:p>
          </table:table-cell>
          <table:table-cell table:style-name="ce132" table:formula="of:=IF([.AQ111]&lt;2;0;INT(LOG([.AQ111]-1;2)+1.33))" office:value-type="float" office:value="0" calcext:value-type="float">
            <text:p>0</text:p>
          </table:table-cell>
          <table:table-cell table:style-name="ce196" table:formula="of:=MAX(([.V111]+[.W111]/5+[.X111]/5)*1000/[.U$8];1)" office:value-type="float" office:value="1" calcext:value-type="float">
            <text:p>1</text:p>
          </table:table-cell>
          <table:table-cell table:style-name="ce132" table:formula="of:=IF([.AS111]&lt;2;0;INT(LOG([.AS111]-1;2)+1.33))" office:value-type="float" office:value="0" calcext:value-type="float">
            <text:p>0</text:p>
          </table:table-cell>
          <table:table-cell table:style-name="ce196" table:formula="of:=([.Y111]+[.AA111])+IF([.AR111]&gt;0.9;SUM([.R111:.U111])*1000/(2^([.AR111]-1)+1);SUM([.R111:.U111])*1000)+IF([.AT111]&gt;0.9;([.V111]+[.W111]/5+[.X111]/5)*1000/(2^([.AT111]-1)+1);([.V111]+[.W111]/5+[.X111]/5)*1000)" office:value-type="float" office:value="0" calcext:value-type="float">
            <text:p>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6">
          <table:table-cell table:style-name="ce5" table:formula="of:=[.A111]+([.AM112]+[.AN112]+[.AO112])/24" office:value-type="float" office:value="19.2117083333333" calcext:value-type="float">
            <text:p>19.2</text:p>
          </table:table-cell>
          <table:table-cell/>
          <table:table-cell table:style-name="ce162" office:value-type="string" calcext:value-type="string">
            <text:p>SHMS polarity change (+ to -)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 table:style-name="ce193"/>
          <table:table-cell table:style-name="ce171" table:number-columns-repeated="2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112]-[.AE112]" office:value-type="float" office:value="0" calcext:value-type="float">
            <text:p>0</text:p>
          </table:table-cell>
          <table:table-cell table:style-name="ce671"/>
          <table:table-cell table:style-name="ce173"/>
          <table:table-cell table:style-name="ce173" office:value-type="float" office:value="1.5" calcext:value-type="float">
            <text:p>1.5</text:p>
          </table:table-cell>
          <table:table-cell table:style-name="ce173"/>
          <table:table-cell table:style-name="ce24"/>
          <table:table-cell table:style-name="ce53"/>
          <table:table-cell table:style-name="ce196" table:formula="of:=MAX(SUM([.R112:.U112])*1000/[.U$8];1)" office:value-type="float" office:value="1" calcext:value-type="float">
            <text:p>1</text:p>
          </table:table-cell>
          <table:table-cell table:style-name="ce132" table:formula="of:=IF([.AQ112]&lt;2;0;INT(LOG([.AQ112]-1;2)+1.33))" office:value-type="float" office:value="0" calcext:value-type="float">
            <text:p>0</text:p>
          </table:table-cell>
          <table:table-cell table:style-name="ce196" table:formula="of:=MAX(([.V112]+[.W112]/5+[.X112]/5)*1000/[.U$8];1)" office:value-type="float" office:value="1" calcext:value-type="float">
            <text:p>1</text:p>
          </table:table-cell>
          <table:table-cell table:style-name="ce132" table:formula="of:=IF([.AS112]&lt;2;0;INT(LOG([.AS112]-1;2)+1.33))" office:value-type="float" office:value="0" calcext:value-type="float">
            <text:p>0</text:p>
          </table:table-cell>
          <table:table-cell table:style-name="ce196" table:formula="of:=([.Y112]+[.AA112])+IF([.AR112]&gt;0.9;SUM([.R112:.U112])*1000/(2^([.AR112]-1)+1);SUM([.R112:.U112])*1000)+IF([.AT112]&gt;0.9;([.V112]+[.W112]/5+[.X112]/5)*1000/(2^([.AT112]-1)+1);([.V112]+[.W112]/5+[.X112]/5)*1000)" office:value-type="float" office:value="0" calcext:value-type="float">
            <text:p>0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112]+([.AM113]+[.AN113]+[.AO113])/24" office:value-type="float" office:value="19.2117083333333" calcext:value-type="float">
            <text:p>19.2</text:p>
          </table:table-cell>
          <table:table-cell table:style-name="ce245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93"/>
          <table:table-cell table:style-name="ce171" table:number-columns-repeated="2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113]-[.AE113]" office:value-type="float" office:value="0" calcext:value-type="float">
            <text:p>0</text:p>
          </table:table-cell>
          <table:table-cell table:style-name="ce671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113]+([.AM114]+[.AN114]+[.AO114])/24" office:value-type="float" office:value="19.515875" calcext:value-type="float">
            <text:p>19.5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201" office:value-type="string" calcext:value-type="string">
            <text:p>LD-</text:p>
          </table:table-cell>
          <table:table-cell table:style-name="ce171" office:value-type="float" office:value="0.7791" calcext:value-type="float">
            <text:p>0.779</text:p>
          </table:table-cell>
          <table:table-cell table:style-name="ce172" office:value-type="float" office:value="15.06" calcext:value-type="float">
            <text:p>15.06</text:p>
          </table:table-cell>
          <table:table-cell table:style-name="ce171" office:value-type="float" office:value="5.309" calcext:value-type="float">
            <text:p>5.309</text:p>
          </table:table-cell>
          <table:table-cell table:style-name="ce172" office:value-type="float" office:value="14.28" calcext:value-type="float">
            <text:p>14.28</text:p>
          </table:table-cell>
          <table:table-cell table:style-name="ce172" office:value-type="float" office:value="12.28" calcext:value-type="float">
            <text:p>12.28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71]+[.N114]" office:value-type="float" office:value="27.34" calcext:value-type="float">
            <text:p>27.34</text:p>
          </table:table-cell>
          <table:table-cell table:style-name="ce193" office:value-type="float" office:value="80" calcext:value-type="float">
            <text:p>80</text:p>
          </table:table-cell>
          <table:table-cell table:style-name="ce132" table:formula="of:=68.8*[.Q114]/70*2" office:value-type="float" office:value="157.257142857143" calcext:value-type="float">
            <text:p>157</text:p>
          </table:table-cell>
          <table:table-cell table:style-name="ce170" table:formula="of:=55300/1000*[.Q114]/70*2" office:value-type="float" office:value="126.4" calcext:value-type="float">
            <text:p>126</text:p>
          </table:table-cell>
          <table:table-cell table:style-name="ce170" table:formula="of:=5180/1000*[.Q114]/70*2" office:value-type="float" office:value="11.84" calcext:value-type="float">
            <text:p>12</text:p>
          </table:table-cell>
          <table:table-cell/>
          <table:table-cell table:style-name="ce170" table:formula="of:=19*[.Q114]/70*2" office:value-type="float" office:value="43.4285714285714" calcext:value-type="float">
            <text:p>43</text:p>
          </table:table-cell>
          <table:table-cell table:style-name="ce173" table:formula="of:=3200/1000*[.Q114]/70*2" office:value-type="float" office:value="7.31428571428571" calcext:value-type="float">
            <text:p>7.3</text:p>
          </table:table-cell>
          <table:table-cell table:style-name="ce173" table:formula="of:=297/1000*[.Q114]/70*2" office:value-type="float" office:value="0.678857142857143" calcext:value-type="float">
            <text:p>0.7</text:p>
          </table:table-cell>
          <table:table-cell table:style-name="ce193" table:formula="of:=SUM([.R114:.U114])*1000*([.V114]+([.W114]+[.X114])/5)*1000*(0.00000006)" office:value-type="float" office:value="798.324537051428" calcext:value-type="float">
            <text:p>798</text:p>
          </table:table-cell>
          <table:table-cell table:style-name="ce172" table:formula="of:=127740/3600/24*[.Q114]/70*([.$C$543]/8)" office:value-type="float" office:value="2.11210317460317" calcext:value-type="float">
            <text:p>2.11</text:p>
          </table:table-cell>
          <table:table-cell table:style-name="ce172" table:formula="of:=158630/3600/24*[.Q114]/70*([.$C$543]/8)" office:value-type="float" office:value="2.62285052910053" calcext:value-type="float">
            <text:p>2.62</text:p>
          </table:table-cell>
          <table:table-cell table:style-name="ce170" table:formula="of:=[.AL114]*3600*MIN([.Z114];[.AA114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114]/[.AC114]" office:value-type="float" office:value="52079.2563600783" calcext:value-type="float">
            <text:p>52079.26</text:p>
          </table:table-cell>
          <table:table-cell table:style-name="ce170" table:formula="of:=681000*[.AL114]/24*[.C$543]/8*[.Q114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114]-[.AE114]" office:value-type="float" office:value="-8724.31506849315" calcext:value-type="float">
            <text:p>-8724</text:p>
          </table:table-cell>
          <table:table-cell table:style-name="ce671" table:formula="of:=[.AJ114]/AVERAGE([.AD114:.AE114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114]*[.$F$230]" office:value-type="float" office:value="3" calcext:value-type="float">
            <text:p>3.0</text:p>
          </table:table-cell>
          <table:table-cell table:style-name="ce198" table:formula="of:=[.AM114]*0.1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table:style-name="ce196" table:formula="of:=MAX(SUM([.R114:.U114])*1000/[.U$8];1)" office:value-type="float" office:value="2954.97142857143" calcext:value-type="float">
            <text:p>2955</text:p>
          </table:table-cell>
          <table:table-cell table:style-name="ce132" table:formula="of:=IF([.AQ114]&lt;2;0;INT(LOG([.AQ114]-1;2)+1.33))" office:value-type="float" office:value="12" calcext:value-type="float">
            <text:p>12</text:p>
          </table:table-cell>
          <table:table-cell table:style-name="ce196" table:formula="of:=MAX(([.V114]+[.W114]/5+[.X114]/5)*1000/[.U$8];1)" office:value-type="float" office:value="450.272" calcext:value-type="float">
            <text:p>450</text:p>
          </table:table-cell>
          <table:table-cell table:style-name="ce132" table:formula="of:=IF([.AS114]&lt;2;0;INT(LOG([.AS114]-1;2)+1.33))" office:value-type="float" office:value="10" calcext:value-type="float">
            <text:p>10</text:p>
          </table:table-cell>
          <table:table-cell table:style-name="ce196" table:formula="of:=([.Y114]+[.AA114])+IF([.AR114]&gt;0.9;SUM([.R114:.U114])*1000/(2^([.AR114]-1)+1);SUM([.R114:.U114])*1000)+IF([.AT114]&gt;0.9;([.V114]+[.W114]/5+[.X114]/5)*1000/(2^([.AT114]-1)+1);([.V114]+[.W114]/5+[.X114]/5)*1000)" office:value-type="float" office:value="1032.93500392903" calcext:value-type="float">
            <text:p>1033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114]+([.AM115]+[.AN115]+[.AO115])/24" office:value-type="float" office:value="19.653375" calcext:value-type="float">
            <text:p>19.7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28" calcext:value-type="float">
            <text:p>14.28</text:p>
          </table:table-cell>
          <table:table-cell table:style-name="ce171"/>
          <table:table-cell table:style-name="ce172" table:formula="of:=[.K$71]+[.N115]" office:value-type="float" office:value="29.34" calcext:value-type="float">
            <text:p>29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table:formula="of:=31.7*[.Q115]/70*2" office:value-type="float" office:value="72.4571428571429" calcext:value-type="float">
            <text:p>72</text:p>
          </table:table-cell>
          <table:table-cell table:style-name="ce170" table:formula="of:=17500/1000*[.Q115]/70*2" office:value-type="float" office:value="40" calcext:value-type="float">
            <text:p>40</text:p>
          </table:table-cell>
          <table:table-cell table:style-name="ce170" table:formula="of:=1655/1000*[.Q115]/70*2" office:value-type="float" office:value="3.78285714285714" calcext:value-type="float">
            <text:p>4</text:p>
          </table:table-cell>
          <table:table-cell/>
          <table:table-cell table:style-name="ce170" table:formula="of:=19*[.Q115]/70*2" office:value-type="float" office:value="43.4285714285714" calcext:value-type="float">
            <text:p>43</text:p>
          </table:table-cell>
          <table:table-cell table:style-name="ce173" table:formula="of:=3200/1000*[.Q115]/70*2" office:value-type="float" office:value="7.31428571428571" calcext:value-type="float">
            <text:p>7.3</text:p>
          </table:table-cell>
          <table:table-cell table:style-name="ce173" table:formula="of:=297/1000*[.Q115]/70*2" office:value-type="float" office:value="0.678857142857143" calcext:value-type="float">
            <text:p>0.7</text:p>
          </table:table-cell>
          <table:table-cell table:style-name="ce193" table:formula="of:=SUM([.R115:.U115])*1000*([.V115]+([.W115]+[.X115])/5)*1000*(0.00000006)" office:value-type="float" office:value="314.03770368" calcext:value-type="float">
            <text:p>314</text:p>
          </table:table-cell>
          <table:table-cell table:style-name="ce172" table:formula="of:=127740/3600/24*[.Q115]/70*([.$C$543]/8)" office:value-type="float" office:value="2.11210317460317" calcext:value-type="float">
            <text:p>2.11</text:p>
          </table:table-cell>
          <table:table-cell table:style-name="ce172" table:formula="of:=158630/3600/24*[.Q115]/70*([.$C$543]/8)" office:value-type="float" office:value="2.62285052910053" calcext:value-type="float">
            <text:p>2.62</text:p>
          </table:table-cell>
          <table:table-cell table:style-name="ce170" table:formula="of:=[.AL115]*3600*MIN([.Z115];[.AA115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115]/[.AC115]" office:value-type="float" office:value="52079.2563600783" calcext:value-type="float">
            <text:p>52079.26</text:p>
          </table:table-cell>
          <table:table-cell table:style-name="ce170" table:formula="of:=681000*[.AL115]/24*[.C$543]/8*[.Q115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115]-[.AE115]" office:value-type="float" office:value="-8724.31506849315" calcext:value-type="float">
            <text:p>-8724</text:p>
          </table:table-cell>
          <table:table-cell table:style-name="ce671" table:formula="of:=[.AJ115]/AVERAGE([.AD115:.AE115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115]*[.$F$230]" office:value-type="float" office:value="3" calcext:value-type="float">
            <text:p>3.0</text:p>
          </table:table-cell>
          <table:table-cell table:style-name="ce198" table:formula="of:=[.AM115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115:.U115])*1000/[.U$8];1)" office:value-type="float" office:value="1162.4" calcext:value-type="float">
            <text:p>1162</text:p>
          </table:table-cell>
          <table:table-cell table:style-name="ce132" table:formula="of:=IF([.AQ115]&lt;2;0;INT(LOG([.AQ115]-1;2)+1.33))" office:value-type="float" office:value="11" calcext:value-type="float">
            <text:p>11</text:p>
          </table:table-cell>
          <table:table-cell table:style-name="ce196" table:formula="of:=MAX(([.V115]+[.W115]/5+[.X115]/5)*1000/[.U$8];1)" office:value-type="float" office:value="450.272" calcext:value-type="float">
            <text:p>450</text:p>
          </table:table-cell>
          <table:table-cell table:style-name="ce132" table:formula="of:=IF([.AS115]&lt;2;0;INT(LOG([.AS115]-1;2)+1.33))" office:value-type="float" office:value="10" calcext:value-type="float">
            <text:p>10</text:p>
          </table:table-cell>
          <table:table-cell table:style-name="ce196" table:formula="of:=([.Y115]+[.AA115])+IF([.AR115]&gt;0.9;SUM([.R115:.U115])*1000/(2^([.AR115]-1)+1);SUM([.R115:.U115])*1000)+IF([.AT115]&gt;0.9;([.V115]+[.W115]/5+[.X115]/5)*1000/(2^([.AT115]-1)+1);([.V115]+[.W115]/5+[.X115]/5)*1000)" office:value-type="float" office:value="517.83775194599" calcext:value-type="float">
            <text:p>518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115]+([.AM116]+[.AN116]+[.AO116])/24" office:value-type="float" office:value="19.790875" calcext:value-type="float">
            <text:p>19.8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28" calcext:value-type="float">
            <text:p>16.28</text:p>
          </table:table-cell>
          <table:table-cell table:style-name="ce171"/>
          <table:table-cell table:style-name="ce172" table:formula="of:=[.K$71]+[.N116]" office:value-type="float" office:value="31.34" calcext:value-type="float">
            <text:p>31.34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table:formula="of:=14*[.Q116]/70*2" office:value-type="float" office:value="32" calcext:value-type="float">
            <text:p>32</text:p>
          </table:table-cell>
          <table:table-cell table:style-name="ce170" table:formula="of:=5270/1000*[.Q116]/70*2" office:value-type="float" office:value="12.0457142857143" calcext:value-type="float">
            <text:p>12</text:p>
          </table:table-cell>
          <table:table-cell table:style-name="ce170" table:formula="of:=2770/1000*[.Q116]/70*2" office:value-type="float" office:value="6.33142857142857" calcext:value-type="float">
            <text:p>6</text:p>
          </table:table-cell>
          <table:table-cell/>
          <table:table-cell table:style-name="ce170" table:formula="of:=19*[.Q116]/70*2" office:value-type="float" office:value="43.4285714285714" calcext:value-type="float">
            <text:p>43</text:p>
          </table:table-cell>
          <table:table-cell table:style-name="ce173" table:formula="of:=3200/1000*[.Q116]/70*2" office:value-type="float" office:value="7.31428571428571" calcext:value-type="float">
            <text:p>7.3</text:p>
          </table:table-cell>
          <table:table-cell table:style-name="ce173" table:formula="of:=297/1000*[.Q116]/70*2" office:value-type="float" office:value="0.678857142857143" calcext:value-type="float">
            <text:p>0.7</text:p>
          </table:table-cell>
          <table:table-cell table:style-name="ce193" table:formula="of:=SUM([.R116:.U116])*1000*([.V116]+([.W116]+[.X116])/5)*1000*(0.00000006)" office:value-type="float" office:value="136.100501211429" calcext:value-type="float">
            <text:p>136</text:p>
          </table:table-cell>
          <table:table-cell table:style-name="ce172" table:formula="of:=127740/3600/24*[.Q116]/70*([.$C$543]/8)" office:value-type="float" office:value="2.11210317460317" calcext:value-type="float">
            <text:p>2.11</text:p>
          </table:table-cell>
          <table:table-cell table:style-name="ce172" table:formula="of:=158630/3600/24*[.Q116]/70*([.$C$543]/8)" office:value-type="float" office:value="2.62285052910053" calcext:value-type="float">
            <text:p>2.62</text:p>
          </table:table-cell>
          <table:table-cell table:style-name="ce170" table:formula="of:=[.AL116]*3600*MIN([.Z116];[.AA116])" office:value-type="float" office:value="11405.3571428571" calcext:value-type="float">
            <text:p>11405</text:p>
          </table:table-cell>
          <table:table-cell table:style-name="ce172" table:formula="of:=0.219" office:value-type="float" office:value="0.219" calcext:value-type="float">
            <text:p>0.22</text:p>
          </table:table-cell>
          <table:table-cell table:style-name="ce172" table:formula="of:=[.AB116]/[.AC116]" office:value-type="float" office:value="52079.2563600783" calcext:value-type="float">
            <text:p>52079.26</text:p>
          </table:table-cell>
          <table:table-cell table:style-name="ce170" table:formula="of:=681000*[.AL116]/24*[.C$543]/8*[.Q116]/70" office:value-type="float" office:value="60803.5714285714" calcext:value-type="float">
            <text:p>60804</text:p>
          </table:table-cell>
          <table:table-cell table:style-name="ce170" table:number-columns-repeated="4"/>
          <table:table-cell table:style-name="ce170" table:formula="of:=[.AD116]-[.AE116]" office:value-type="float" office:value="-8724.31506849315" calcext:value-type="float">
            <text:p>-8724</text:p>
          </table:table-cell>
          <table:table-cell table:style-name="ce671" table:formula="of:=[.AJ116]/AVERAGE([.AD116:.AE116])" office:value-type="float" office:value="-0.154572936192344" calcext:value-type="float">
            <text:p>-0.15</text:p>
          </table:table-cell>
          <table:table-cell table:style-name="ce198" office:value-type="float" office:value="1.5" calcext:value-type="float">
            <text:p>1.5</text:p>
          </table:table-cell>
          <table:table-cell table:style-name="ce198" table:formula="of:=[.AL116]*[.$F$230]" office:value-type="float" office:value="3" calcext:value-type="float">
            <text:p>3.0</text:p>
          </table:table-cell>
          <table:table-cell table:style-name="ce198" table:formula="of:=[.AM116]*0.1" office:value-type="float" office:value="0.3" calcext:value-type="float">
            <text:p>0.3</text:p>
          </table:table-cell>
          <table:table-cell/>
          <table:table-cell table:style-name="ce132"/>
          <table:table-cell table:style-name="ce196" table:formula="of:=MAX(SUM([.R116:.U116])*1000/[.U$8];1)" office:value-type="float" office:value="503.771428571429" calcext:value-type="float">
            <text:p>504</text:p>
          </table:table-cell>
          <table:table-cell table:style-name="ce132" table:formula="of:=IF([.AQ116]&lt;2;0;INT(LOG([.AQ116]-1;2)+1.33))" office:value-type="float" office:value="10" calcext:value-type="float">
            <text:p>10</text:p>
          </table:table-cell>
          <table:table-cell table:style-name="ce196" table:formula="of:=MAX(([.V116]+[.W116]/5+[.X116]/5)*1000/[.U$8];1)" office:value-type="float" office:value="450.272" calcext:value-type="float">
            <text:p>450</text:p>
          </table:table-cell>
          <table:table-cell table:style-name="ce132" table:formula="of:=IF([.AS116]&lt;2;0;INT(LOG([.AS116]-1;2)+1.33))" office:value-type="float" office:value="10" calcext:value-type="float">
            <text:p>10</text:p>
          </table:table-cell>
          <table:table-cell table:style-name="ce196" table:formula="of:=([.Y116]+[.AA116])+IF([.AR116]&gt;0.9;SUM([.R116:.U116])*1000/(2^([.AR116]-1)+1);SUM([.R116:.U116])*1000)+IF([.AT116]&gt;0.9;([.V116]+[.W116]/5+[.X116]/5)*1000/(2^([.AT116]-1)+1);([.V116]+[.W116]/5+[.X116]/5)*1000)" office:value-type="float" office:value="324.696729629696" calcext:value-type="float">
            <text:p>325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4">
          <table:table-cell table:style-name="ce5" table:formula="of:=[.A116]+([.AM117]+[.AN117]+[.AO117])/24" office:value-type="float" office:value="19.790875" calcext:value-type="float">
            <text:p>19.8</text:p>
          </table:table-cell>
          <table:table-cell table:style-name="ce5"/>
          <table:table-cell table:style-name="ce247" office:value-type="string" calcext:value-type="string">
            <text:p>Need to study and adjust the Q2=6.0, W=2.40 LD- real rate downward, based on 2021-Nov experience. <text:s/>For now, just increase the time.</text:p>
          </table:table-cell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3" table:number-columns-repeated="4"/>
          <table:table-cell/>
          <table:table-cell table:style-name="ce193" table:number-columns-repeated="2"/>
          <table:table-cell table:style-name="ce198"/>
          <table:table-cell table:style-name="ce193"/>
          <table:table-cell table:style-name="ce170"/>
          <table:table-cell table:style-name="ce172"/>
          <table:table-cell table:style-name="ce170"/>
          <table:table-cell table:style-name="ce172" table:number-columns-repeated="2"/>
          <table:table-cell table:style-name="ce198" table:number-columns-repeated="5"/>
          <table:table-cell table:style-name="ce170" table:formula="of:=[.AD117]-[.AE117]" office:value-type="float" office:value="0" calcext:value-type="float">
            <text:p>0</text:p>
          </table:table-cell>
          <table:table-cell table:style-name="ce671"/>
          <table:table-cell table:style-name="ce198" table:number-columns-repeated="3"/>
          <table:table-cell/>
          <table:table-cell table:style-name="ce132"/>
          <table:table-cell/>
          <table:table-cell table:style-name="ce132"/>
          <table:table-cell table:style-name="ce40"/>
          <table:table-cell table:style-name="ce54"/>
          <table:table-cell table:style-name="ce24" table:number-columns-repeated="2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8">
          <table:table-cell table:style-name="ce5" table:formula="of:=[.A117]+([.AM118]+[.AN118]+[.AO118])/24" office:value-type="float" office:value="20.415875" calcext:value-type="float">
            <text:p>20.4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6" calcext:value-type="float">
            <text:p>6.00</text:p>
          </table:table-cell>
          <table:table-cell table:style-name="ce172" office:value-type="float" office:value="2.4" calcext:value-type="float">
            <text:p>2.40</text:p>
          </table:table-cell>
          <table:table-cell table:style-name="ce227" office:value-type="float" office:value="0.5515" calcext:value-type="float">
            <text:p>0.5515</text:p>
          </table:table-cell>
          <table:table-cell table:style-name="ce171" office:value-type="float" office:value="0.531" calcext:value-type="float">
            <text:p>0.531</text:p>
          </table:table-cell>
          <table:table-cell table:style-name="ce201" office:value-type="string" calcext:value-type="string">
            <text:p>LD-</text:p>
          </table:table-cell>
          <table:table-cell table:style-name="ce171" office:value-type="float" office:value="0.7113" calcext:value-type="float">
            <text:p>0.711</text:p>
          </table:table-cell>
          <table:table-cell table:style-name="ce172" office:value-type="float" office:value="19.92" calcext:value-type="float">
            <text:p>19.92</text:p>
          </table:table-cell>
          <table:table-cell table:style-name="ce171" office:value-type="float" office:value="4.752" calcext:value-type="float">
            <text:p>4.752</text:p>
          </table:table-cell>
          <table:table-cell table:style-name="ce172" office:value-type="float" office:value="14.91" calcext:value-type="float">
            <text:p>14.91</text:p>
          </table:table-cell>
          <table:table-cell table:style-name="ce172" office:value-type="float" office:value="12.91" calcext:value-type="float">
            <text:p>12.91</text:p>
          </table:table-cell>
          <table:table-cell table:style-name="ce171" office:value-type="float" office:value="5.512" calcext:value-type="float">
            <text:p>5.512</text:p>
          </table:table-cell>
          <table:table-cell table:style-name="ce192" table:formula="of:=[.K$79]+[.N118]" office:value-type="float" office:value="32.83" calcext:value-type="float">
            <text:p>32.83</text:p>
          </table:table-cell>
          <table:table-cell table:style-name="ce193" office:value-type="float" office:value="80" calcext:value-type="float">
            <text:p>80</text:p>
          </table:table-cell>
          <table:table-cell table:formula="of:=55*[.Q118]/70*2" office:value-type="float" office:value="125.714285714286" calcext:value-type="float">
            <text:p>125.714285714286</text:p>
          </table:table-cell>
          <table:table-cell table:style-name="ce170" table:formula="of:=21300/1000*[.Q118]/70*2" office:value-type="float" office:value="48.6857142857143" calcext:value-type="float">
            <text:p>49</text:p>
          </table:table-cell>
          <table:table-cell table:style-name="ce170" table:formula="of:=2030/1000*[.Q118]/70*2" office:value-type="float" office:value="4.64" calcext:value-type="float">
            <text:p>5</text:p>
          </table:table-cell>
          <table:table-cell/>
          <table:table-cell table:style-name="ce173" table:formula="of:=2.8*[.Q118]/70*2" office:value-type="float" office:value="6.4" calcext:value-type="float">
            <text:p>6.4</text:p>
          </table:table-cell>
          <table:table-cell table:style-name="ce173" table:formula="of:=420/1000*[.Q118]/70" office:value-type="float" office:value="0.48" calcext:value-type="float">
            <text:p>0.5</text:p>
          </table:table-cell>
          <table:table-cell table:style-name="ce172" table:formula="of:=30/1000*[.Q118]/70" office:value-type="float" office:value="0.0342857142857143" calcext:value-type="float">
            <text:p>0.03</text:p>
          </table:table-cell>
          <table:table-cell table:style-name="ce193" table:formula="of:=SUM([.R118:.U118])*1000*([.V118]+([.W118]+[.X118])/5)*1000*(0.00000006)" office:value-type="float" office:value="69.8562925714286" calcext:value-type="float">
            <text:p>70</text:p>
          </table:table-cell>
          <table:table-cell table:style-name="ce172" table:formula="of:=115900/3600/24*[.Q118]/70*([.$C$543]/8)" office:value-type="float" office:value="1.91633597883598" calcext:value-type="float">
            <text:p>1.92</text:p>
          </table:table-cell>
          <table:table-cell table:style-name="ce172" table:formula="of:=93732/3600/24*[.Q118]/70*([.$C$543]/8)" office:value-type="float" office:value="1.54980158730159" calcext:value-type="float">
            <text:p>1.55</text:p>
          </table:table-cell>
          <table:table-cell table:style-name="ce170" table:formula="of:=[.AL118]*3600*MIN([.Z118];[.AA118])" office:value-type="float" office:value="27896.4285714286" calcext:value-type="float">
            <text:p>27896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118]/[.AC118]" office:value-type="float" office:value="64875.415282392" calcext:value-type="float">
            <text:p>64875.42</text:p>
          </table:table-cell>
          <table:table-cell table:style-name="ce170" table:formula="of:=314000*[.AL118]/24*[.C$543]/8*[.Q118]/70*(937/1159)" office:value-type="float" office:value="75552.0974567566" calcext:value-type="float">
            <text:p>75552</text:p>
          </table:table-cell>
          <table:table-cell table:style-name="ce170" table:number-columns-repeated="4"/>
          <table:table-cell table:style-name="ce170" table:formula="of:=[.AD118]-[.AE118]" office:value-type="float" office:value="-10676.6821743646" calcext:value-type="float">
            <text:p>-10677</text:p>
          </table:table-cell>
          <table:table-cell table:style-name="ce671" table:formula="of:=[.AJ118]/AVERAGE([.AD118:.AE118])" office:value-type="float" office:value="-0.152059692094627" calcext:value-type="float">
            <text:p>-0.15</text:p>
          </table:table-cell>
          <table:table-cell table:style-name="ce248" office:value-type="float" office:value="5" calcext:value-type="float">
            <text:p>5.0</text:p>
          </table:table-cell>
          <table:table-cell table:style-name="ce198" table:formula="of:=[.AL118]*[.$F$230]" office:value-type="float" office:value="10" calcext:value-type="float">
            <text:p>10.0</text:p>
          </table:table-cell>
          <table:table-cell table:style-name="ce198" table:formula="of:=[.AM118]*0.1" office:value-type="float" office:value="1" calcext:value-type="float">
            <text:p>1.0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18.4" calcext:value-type="float">
            <text:p>18.4</text:p>
          </table:table-cell>
          <table:table-cell table:style-name="ce196" table:formula="of:=MAX(SUM([.R118:.U118])*1000/[.U$8];1)" office:value-type="float" office:value="1790.4" calcext:value-type="float">
            <text:p>1790</text:p>
          </table:table-cell>
          <table:table-cell table:style-name="ce132" table:formula="of:=IF([.AQ118]&lt;2;0;INT(LOG([.AQ118]-1;2)+1.33))" office:value-type="float" office:value="12" calcext:value-type="float">
            <text:p>12</text:p>
          </table:table-cell>
          <table:table-cell table:style-name="ce196" table:formula="of:=MAX(([.V118]+[.W118]/5+[.X118]/5)*1000/[.U$8];1)" office:value-type="float" office:value="65.0285714285714" calcext:value-type="float">
            <text:p>65</text:p>
          </table:table-cell>
          <table:table-cell table:style-name="ce132" table:formula="of:=IF([.AS118]&lt;2;0;INT(LOG([.AS118]-1;2)+1.33))" office:value-type="float" office:value="7" calcext:value-type="float">
            <text:p>7</text:p>
          </table:table-cell>
          <table:table-cell table:style-name="ce196" table:formula="of:=([.Y118]+[.AA118])+IF([.AR118]&gt;0.9;SUM([.R118:.U118])*1000/(2^([.AR118]-1)+1);SUM([.R118:.U118])*1000)+IF([.AT118]&gt;0.9;([.V118]+[.W118]/5+[.X118]/5)*1000/(2^([.AT118]-1)+1);([.V118]+[.W118]/5+[.X118]/5)*1000)" office:value-type="float" office:value="258.829259573111" calcext:value-type="float">
            <text:p>259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8">
          <table:table-cell table:style-name="ce5" table:formula="of:=[.A118]+([.AM119]+[.AN119]+[.AO119])/24" office:value-type="float" office:value="20.8742083333333" calcext:value-type="float">
            <text:p>20.9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4.91" calcext:value-type="float">
            <text:p>14.91</text:p>
          </table:table-cell>
          <table:table-cell table:style-name="ce171"/>
          <table:table-cell table:style-name="ce192" table:formula="of:=[.K$79]+[.N119]" office:value-type="float" office:value="34.83" calcext:value-type="float">
            <text:p>34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table:formula="of:=23*[.Q119]/70*2" office:value-type="float" office:value="52.5714285714286" calcext:value-type="float">
            <text:p>53</text:p>
          </table:table-cell>
          <table:table-cell table:style-name="ce173" table:formula="of:=6003/1000*[.Q119]/70*2" office:value-type="float" office:value="13.7211428571429" calcext:value-type="float">
            <text:p>13.7</text:p>
          </table:table-cell>
          <table:table-cell table:style-name="ce173" table:formula="of:=561/1000*[.Q119]/70*2" office:value-type="float" office:value="1.28228571428571" calcext:value-type="float">
            <text:p>1.3</text:p>
          </table:table-cell>
          <table:table-cell/>
          <table:table-cell table:style-name="ce173" table:formula="of:=2.8*[.Q119]/70*2" office:value-type="float" office:value="6.4" calcext:value-type="float">
            <text:p>6.4</text:p>
          </table:table-cell>
          <table:table-cell table:style-name="ce173" table:formula="of:=420/1000*[.Q119]/70" office:value-type="float" office:value="0.48" calcext:value-type="float">
            <text:p>0.5</text:p>
          </table:table-cell>
          <table:table-cell table:style-name="ce172" table:formula="of:=30/1000*[.Q119]/70" office:value-type="float" office:value="0.0342857142857143" calcext:value-type="float">
            <text:p>0.03</text:p>
          </table:table-cell>
          <table:table-cell table:style-name="ce193" table:formula="of:=SUM([.R119:.U119])*1000*([.V119]+([.W119]+[.X119])/5)*1000*(0.00000006)" office:value-type="float" office:value="26.3657785469388" calcext:value-type="float">
            <text:p>26</text:p>
          </table:table-cell>
          <table:table-cell table:style-name="ce172" table:formula="of:=115900/3600/24*[.Q119]/70*([.$C$543]/8)" office:value-type="float" office:value="1.91633597883598" calcext:value-type="float">
            <text:p>1.92</text:p>
          </table:table-cell>
          <table:table-cell table:style-name="ce172" table:formula="of:=93732/3600/24*[.Q119]/70*([.$C$543]/8)" office:value-type="float" office:value="1.54980158730159" calcext:value-type="float">
            <text:p>1.55</text:p>
          </table:table-cell>
          <table:table-cell table:style-name="ce170" table:formula="of:=[.AL119]*3600*MIN([.Z119];[.AA119])" office:value-type="float" office:value="27896.4285714286" calcext:value-type="float">
            <text:p>27896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119]/[.AC119]" office:value-type="float" office:value="64875.415282392" calcext:value-type="float">
            <text:p>64875.42</text:p>
          </table:table-cell>
          <table:table-cell table:style-name="ce170" table:formula="of:=314000*[.AL119]/24*[.C$543]/8*[.Q119]/70*(937/1159)" office:value-type="float" office:value="75552.0974567566" calcext:value-type="float">
            <text:p>75552</text:p>
          </table:table-cell>
          <table:table-cell table:style-name="ce170" table:number-columns-repeated="4"/>
          <table:table-cell table:style-name="ce170" table:formula="of:=[.AD119]-[.AE119]" office:value-type="float" office:value="-10676.6821743646" calcext:value-type="float">
            <text:p>-10677</text:p>
          </table:table-cell>
          <table:table-cell table:style-name="ce671" table:formula="of:=[.AJ119]/AVERAGE([.AD119:.AE119])" office:value-type="float" office:value="-0.152059692094627" calcext:value-type="float">
            <text:p>-0.15</text:p>
          </table:table-cell>
          <table:table-cell table:style-name="ce248" office:value-type="float" office:value="5" calcext:value-type="float">
            <text:p>5.0</text:p>
          </table:table-cell>
          <table:table-cell table:style-name="ce198" table:formula="of:=[.AL119]*[.$F$230]" office:value-type="float" office:value="10" calcext:value-type="float">
            <text:p>10.0</text:p>
          </table:table-cell>
          <table:table-cell table:style-name="ce198" table:formula="of:=[.AM119]*0.1" office:value-type="float" office:value="1" calcext:value-type="float">
            <text:p>1.0</text:p>
          </table:table-cell>
          <table:table-cell/>
          <table:table-cell table:style-name="ce40"/>
          <table:table-cell table:style-name="ce196" table:formula="of:=MAX(SUM([.R119:.U119])*1000/[.U$8];1)" office:value-type="float" office:value="675.748571428572" calcext:value-type="float">
            <text:p>676</text:p>
          </table:table-cell>
          <table:table-cell table:style-name="ce132" table:formula="of:=IF([.AQ119]&lt;2;0;INT(LOG([.AQ119]-1;2)+1.33))" office:value-type="float" office:value="10" calcext:value-type="float">
            <text:p>10</text:p>
          </table:table-cell>
          <table:table-cell table:style-name="ce196" table:formula="of:=MAX(([.V119]+[.W119]/5+[.X119]/5)*1000/[.U$8];1)" office:value-type="float" office:value="65.0285714285714" calcext:value-type="float">
            <text:p>65</text:p>
          </table:table-cell>
          <table:table-cell table:style-name="ce132" table:formula="of:=IF([.AS119]&lt;2;0;INT(LOG([.AS119]-1;2)+1.33))" office:value-type="float" office:value="7" calcext:value-type="float">
            <text:p>7</text:p>
          </table:table-cell>
          <table:table-cell table:style-name="ce196" table:formula="of:=([.Y119]+[.AA119])+IF([.AR119]&gt;0.9;SUM([.R119:.U119])*1000/(2^([.AR119]-1)+1);SUM([.R119:.U119])*1000)+IF([.AT119]&gt;0.9;([.V119]+[.W119]/5+[.X119]/5)*1000/(2^([.AT119]-1)+1);([.V119]+[.W119]/5+[.X119]/5)*1000)" office:value-type="float" office:value="259.684403903064" calcext:value-type="float">
            <text:p>260</text:p>
          </table:table-cell>
          <table:table-cell table:style-name="ce24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8">
          <table:table-cell table:style-name="ce5" table:formula="of:=[.A119]+([.AM120]+[.AN120]+[.AO120])/24" office:value-type="float" office:value="21.3325416666667" calcext:value-type="float">
            <text:p>21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6.91" calcext:value-type="float">
            <text:p>16.91</text:p>
          </table:table-cell>
          <table:table-cell table:style-name="ce171"/>
          <table:table-cell table:style-name="ce192" table:formula="of:=[.K$79]+[.N120]" office:value-type="float" office:value="36.83" calcext:value-type="float">
            <text:p>36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table:formula="of:=9.1*[.Q120]/70*2" office:value-type="float" office:value="20.8" calcext:value-type="float">
            <text:p>21</text:p>
          </table:table-cell>
          <table:table-cell table:style-name="ce173" table:formula="of:=1590/1000*[.Q120]/70*2" office:value-type="float" office:value="3.63428571428571" calcext:value-type="float">
            <text:p>3.6</text:p>
          </table:table-cell>
          <table:table-cell table:style-name="ce173" table:formula="of:=138/1000*[.Q120]/70*2" office:value-type="float" office:value="0.315428571428571" calcext:value-type="float">
            <text:p>0.3</text:p>
          </table:table-cell>
          <table:table-cell/>
          <table:table-cell table:style-name="ce173" table:formula="of:=2.8*[.Q120]/70*2" office:value-type="float" office:value="6.4" calcext:value-type="float">
            <text:p>6.4</text:p>
          </table:table-cell>
          <table:table-cell table:style-name="ce173" table:formula="of:=420/1000*[.Q120]/70" office:value-type="float" office:value="0.48" calcext:value-type="float">
            <text:p>0.5</text:p>
          </table:table-cell>
          <table:table-cell table:style-name="ce172" table:formula="of:=30/1000*[.Q120]/70" office:value-type="float" office:value="0.0342857142857143" calcext:value-type="float">
            <text:p>0.03</text:p>
          </table:table-cell>
          <table:table-cell table:style-name="ce193" table:formula="of:=SUM([.R120:.U120])*1000*([.V120]+([.W120]+[.X120])/5)*1000*(0.00000006)" office:value-type="float" office:value="9.65663137959184" calcext:value-type="float">
            <text:p>10</text:p>
          </table:table-cell>
          <table:table-cell table:style-name="ce172" table:formula="of:=115900/3600/24*[.Q120]/70*([.$C$543]/8)" office:value-type="float" office:value="1.91633597883598" calcext:value-type="float">
            <text:p>1.92</text:p>
          </table:table-cell>
          <table:table-cell table:style-name="ce172" table:formula="of:=93732/3600/24*[.Q120]/70*([.$C$543]/8)" office:value-type="float" office:value="1.54980158730159" calcext:value-type="float">
            <text:p>1.55</text:p>
          </table:table-cell>
          <table:table-cell table:style-name="ce170" table:formula="of:=[.AL120]*3600*MIN([.Z120];[.AA120])" office:value-type="float" office:value="27896.4285714286" calcext:value-type="float">
            <text:p>27896</text:p>
          </table:table-cell>
          <table:table-cell table:style-name="ce192" table:formula="of:=0.43" office:value-type="float" office:value="0.43" calcext:value-type="float">
            <text:p>0.43</text:p>
          </table:table-cell>
          <table:table-cell table:style-name="ce172" table:formula="of:=[.AB120]/[.AC120]" office:value-type="float" office:value="64875.415282392" calcext:value-type="float">
            <text:p>64875.42</text:p>
          </table:table-cell>
          <table:table-cell table:style-name="ce170" table:formula="of:=314000*[.AL120]/24*[.C$543]/8*[.Q120]/70*(937/1159)" office:value-type="float" office:value="75552.0974567566" calcext:value-type="float">
            <text:p>75552</text:p>
          </table:table-cell>
          <table:table-cell table:style-name="ce170" table:number-columns-repeated="4"/>
          <table:table-cell table:style-name="ce170" table:formula="of:=[.AD120]-[.AE120]" office:value-type="float" office:value="-10676.6821743646" calcext:value-type="float">
            <text:p>-10677</text:p>
          </table:table-cell>
          <table:table-cell table:style-name="ce671" table:formula="of:=[.AJ120]/AVERAGE([.AD120:.AE120])" office:value-type="float" office:value="-0.152059692094627" calcext:value-type="float">
            <text:p>-0.15</text:p>
          </table:table-cell>
          <table:table-cell table:style-name="ce248" office:value-type="float" office:value="5" calcext:value-type="float">
            <text:p>5.0</text:p>
          </table:table-cell>
          <table:table-cell table:style-name="ce198" table:formula="of:=[.AL120]*[.$F$230]" office:value-type="float" office:value="10" calcext:value-type="float">
            <text:p>10.0</text:p>
          </table:table-cell>
          <table:table-cell table:style-name="ce198" table:formula="of:=[.AM120]*0.1" office:value-type="float" office:value="1" calcext:value-type="float">
            <text:p>1.0</text:p>
          </table:table-cell>
          <table:table-cell/>
          <table:table-cell table:style-name="ce132"/>
          <table:table-cell table:style-name="ce196" table:formula="of:=MAX(SUM([.R120:.U120])*1000/[.U$8];1)" office:value-type="float" office:value="247.497142857143" calcext:value-type="float">
            <text:p>247</text:p>
          </table:table-cell>
          <table:table-cell table:style-name="ce132" table:formula="of:=IF([.AQ120]&lt;2;0;INT(LOG([.AQ120]-1;2)+1.33))" office:value-type="float" office:value="9" calcext:value-type="float">
            <text:p>9</text:p>
          </table:table-cell>
          <table:table-cell table:style-name="ce196" table:formula="of:=MAX(([.V120]+[.W120]/5+[.X120]/5)*1000/[.U$8];1)" office:value-type="float" office:value="65.0285714285714" calcext:value-type="float">
            <text:p>65</text:p>
          </table:table-cell>
          <table:table-cell table:style-name="ce132" table:formula="of:=IF([.AS120]&lt;2;0;INT(LOG([.AS120]-1;2)+1.33))" office:value-type="float" office:value="7" calcext:value-type="float">
            <text:p>7</text:p>
          </table:table-cell>
          <table:table-cell table:style-name="ce196" table:formula="of:=([.Y120]+[.AA120])+IF([.AR120]&gt;0.9;SUM([.R120:.U120])*1000/(2^([.AR120]-1)+1);SUM([.R120:.U120])*1000)+IF([.AT120]&gt;0.9;([.V120]+[.W120]/5+[.X120]/5)*1000/(2^([.AT120]-1)+1);([.V120]+[.W120]/5+[.X120]/5)*1000)" office:value-type="float" office:value="207.552779227637" calcext:value-type="float">
            <text:p>208</text:p>
          </table:table-cell>
          <table:table-cell table:style-name="ce24"/>
          <table:table-cell table:number-columns-repeated="20"/>
          <table:table-cell table:style-name="ce1" table:number-columns-repeated="2"/>
          <table:table-cell table:number-columns-repeated="954"/>
        </table:table-row>
        <table:table-row table:style-name="ro8">
          <table:table-cell table:style-name="ce5" table:formula="of:=[.A120]+([.AM121]+[.AN121]+[.AO121])/24" office:value-type="float" office:value="21.3325416666667" calcext:value-type="float">
            <text:p>21.3</text:p>
          </table:table-cell>
          <table:table-cell table:style-name="ce245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/>
          <table:table-cell table:style-name="ce170" table:number-columns-repeated="3"/>
          <table:table-cell table:style-name="ce193"/>
          <table:table-cell table:style-name="ce171" table:number-columns-repeated="2"/>
          <table:table-cell table:style-name="ce170"/>
          <table:table-cell table:style-name="ce172" table:number-columns-repeated="2"/>
          <table:table-cell table:style-name="ce170" table:number-columns-repeated="5"/>
          <table:table-cell table:style-name="ce170" table:formula="of:=[.AD121]-[.AE121]" office:value-type="float" office:value="0" calcext:value-type="float">
            <text:p>0</text:p>
          </table:table-cell>
          <table:table-cell table:style-name="ce671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8">
          <table:table-cell table:style-name="ce5" table:formula="of:=[.A121]+([.AM122]+[.AN122]+[.AO122])/24" office:value-type="float" office:value="22.0950416666667" calcext:value-type="float">
            <text:p>22.1</text:p>
          </table:table-cell>
          <table:table-cell table:style-name="ce5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office:value-type="float" office:value="3.85" calcext:value-type="float">
            <text:p>3.85</text:p>
          </table:table-cell>
          <table:table-cell table:style-name="ce192" office:value-type="float" office:value="3.07" calcext:value-type="float">
            <text:p>3.07</text:p>
          </table:table-cell>
          <table:table-cell table:style-name="ce205" office:value-type="float" office:value="0.3106" calcext:value-type="float">
            <text:p>0.3106</text:p>
          </table:table-cell>
          <table:table-cell table:style-name="ce184" office:value-type="float" office:value="0.12" calcext:value-type="float">
            <text:p>0.120</text:p>
          </table:table-cell>
          <table:table-cell table:style-name="ce188" office:value-type="string" calcext:value-type="string">
            <text:p>LD-</text:p>
          </table:table-cell>
          <table:table-cell table:style-name="ce171" office:value-type="float" office:value="0.6323" calcext:value-type="float">
            <text:p>0.632</text:p>
          </table:table-cell>
          <table:table-cell table:style-name="ce172" office:value-type="float" office:value="17.49" calcext:value-type="float">
            <text:p>17.49</text:p>
          </table:table-cell>
          <table:table-cell table:style-name="ce171" office:value-type="float" office:value="3.944" calcext:value-type="float">
            <text:p>3.944</text:p>
          </table:table-cell>
          <table:table-cell table:style-name="ce172" office:value-type="float" office:value="9.91" calcext:value-type="float">
            <text:p>9.91</text:p>
          </table:table-cell>
          <table:table-cell table:style-name="ce172" office:value-type="float" office:value="7.91" calcext:value-type="float">
            <text:p>7.91</text:p>
          </table:table-cell>
          <table:table-cell table:style-name="ce171" office:value-type="float" office:value="6.538" calcext:value-type="float">
            <text:p>6.538</text:p>
          </table:table-cell>
          <table:table-cell table:style-name="ce172" table:formula="of:=[.K$91]+[.N122]" office:value-type="float" office:value="25.4" calcext:value-type="float">
            <text:p>25.40</text:p>
          </table:table-cell>
          <table:table-cell table:style-name="ce209" office:value-type="float" office:value="25" calcext:value-type="float">
            <text:p>25</text:p>
          </table:table-cell>
          <table:table-cell table:style-name="ce132" table:formula="of:=690*[.Q122]/70*2" office:value-type="float" office:value="492.857142857143" calcext:value-type="float">
            <text:p>493</text:p>
          </table:table-cell>
          <table:table-cell table:style-name="ce170" table:formula="of:=137000/1000*[.Q122]/70*2" office:value-type="float" office:value="97.8571428571429" calcext:value-type="float">
            <text:p>98</text:p>
          </table:table-cell>
          <table:table-cell table:style-name="ce170" table:formula="of:=11200/1000*[.Q122]/70*2" office:value-type="float" office:value="8" calcext:value-type="float">
            <text:p>8</text:p>
          </table:table-cell>
          <table:table-cell/>
          <table:table-cell table:style-name="ce170" table:formula="of:=8.9*[.Q122]/70*2" office:value-type="float" office:value="6.35714285714286" calcext:value-type="float">
            <text:p>6</text:p>
          </table:table-cell>
          <table:table-cell table:style-name="ce170" table:formula="of:=14000/1000*[.Q122]/70*2" office:value-type="float" office:value="10" calcext:value-type="float">
            <text:p>10</text:p>
          </table:table-cell>
          <table:table-cell table:style-name="ce173" table:formula="of:=1200/1000*[.Q122]/70*2" office:value-type="float" office:value="0.857142857142857" calcext:value-type="float">
            <text:p>0.9</text:p>
          </table:table-cell>
          <table:table-cell table:style-name="ce193" table:formula="of:=SUM([.R122:.U122])*1000*([.V122]+([.W122]+[.X122])/5)*1000*(0.00000006)" office:value-type="float" office:value="306.370653061224" calcext:value-type="float">
            <text:p>306</text:p>
          </table:table-cell>
          <table:table-cell table:style-name="ce172" table:formula="of:=85201/3600/24*[.Q122]/70*([.$C$543]/8)" office:value-type="float" office:value="0.440233341600529" calcext:value-type="float">
            <text:p>0.44</text:p>
          </table:table-cell>
          <table:table-cell table:style-name="ce172" table:formula="of:=93810/3600/24*[.Q122]/70*([.$C$543]/8)" office:value-type="float" office:value="0.484716021825397" calcext:value-type="float">
            <text:p>0.48</text:p>
          </table:table-cell>
          <table:table-cell table:style-name="ce170" table:formula="of:=[.AL122]*3600*MIN([.Z122];[.AA122])" office:value-type="float" office:value="10301.4601934524" calcext:value-type="float">
            <text:p>10301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122]/[.AC122]" office:value-type="float" office:value="40397.883111578" calcext:value-type="float">
            <text:p>40397.88</text:p>
          </table:table-cell>
          <table:table-cell table:style-name="ce170" table:formula="of:=383000*[.AL122]/24*[.C$543]/8*[.Q122]/70" office:value-type="float" office:value="46307.6636904762" calcext:value-type="float">
            <text:p>46308</text:p>
          </table:table-cell>
          <table:table-cell table:style-name="ce170" table:number-columns-repeated="4"/>
          <table:table-cell table:style-name="ce170" table:formula="of:=[.AD122]-[.AE122]" office:value-type="float" office:value="-5909.78057889823" calcext:value-type="float">
            <text:p>-5910</text:p>
          </table:table-cell>
          <table:table-cell table:style-name="ce671" table:formula="of:=[.AJ122]/AVERAGE([.AD122:.AE122])" office:value-type="float" office:value="-0.136318397077642" calcext:value-type="float">
            <text:p>-0.14</text:p>
          </table:table-cell>
          <table:table-cell table:style-name="ce173" office:value-type="float" office:value="6.5" calcext:value-type="float">
            <text:p>6.5</text:p>
          </table:table-cell>
          <table:table-cell table:style-name="ce198" table:formula="of:=[.AL122]*[.$F$230]" office:value-type="float" office:value="13" calcext:value-type="float">
            <text:p>13.0</text:p>
          </table:table-cell>
          <table:table-cell table:style-name="ce198" table:formula="of:=[.AM122]*0.1" office:value-type="float" office:value="1.3" calcext:value-type="float">
            <text:p>1.3</text:p>
          </table:table-cell>
          <table:table-cell table:style-name="ce132" office:value-type="float" office:value="4" calcext:value-type="float">
            <text:p>4</text:p>
          </table:table-cell>
          <table:table-cell table:style-name="ce1" office:value-type="float" office:value="12.8" calcext:value-type="float">
            <text:p>12.8</text:p>
          </table:table-cell>
          <table:table-cell table:style-name="ce196" table:formula="of:=MAX(SUM([.R122:.U122])*1000/[.U$8];1)" office:value-type="float" office:value="5987.14285714286" calcext:value-type="float">
            <text:p>5987</text:p>
          </table:table-cell>
          <table:table-cell table:style-name="ce132" table:formula="of:=IF([.AQ122]&lt;2;0;INT(LOG([.AQ122]-1;2)+1.33))" office:value-type="float" office:value="13" calcext:value-type="float">
            <text:p>13</text:p>
          </table:table-cell>
          <table:table-cell table:style-name="ce196" table:formula="of:=MAX(([.V122]+[.W122]/5+[.X122]/5)*1000/[.U$8];1)" office:value-type="float" office:value="85.2857142857143" calcext:value-type="float">
            <text:p>85</text:p>
          </table:table-cell>
          <table:table-cell table:style-name="ce132" table:formula="of:=IF([.AS122]&lt;2;0;INT(LOG([.AS122]-1;2)+1.33))" office:value-type="float" office:value="7" calcext:value-type="float">
            <text:p>7</text:p>
          </table:table-cell>
          <table:table-cell table:style-name="ce196" table:formula="of:=([.Y122]+[.AA122])+IF([.AR122]&gt;0.9;SUM([.R122:.U122])*1000/(2^([.AR122]-1)+1);SUM([.R122:.U122])*1000)+IF([.AT122]&gt;0.9;([.V122]+[.W122]/5+[.X122]/5)*1000/(2^([.AT122]-1)+1);([.V122]+[.W122]/5+[.X122]/5)*1000)" office:value-type="float" office:value="584.198962760546" calcext:value-type="float">
            <text:p>584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8">
          <table:table-cell table:style-name="ce5" table:formula="of:=[.A122]+([.AM123]+[.AN123]+[.AO123])/24" office:value-type="float" office:value="22.3150416666667" calcext:value-type="float">
            <text:p>22.3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9.91" calcext:value-type="float">
            <text:p>9.91</text:p>
          </table:table-cell>
          <table:table-cell table:style-name="ce184"/>
          <table:table-cell table:style-name="ce192" table:formula="of:=[.K$122]+[.N123]" office:value-type="float" office:value="27.4" calcext:value-type="float">
            <text:p>27.40</text:p>
          </table:table-cell>
          <table:table-cell table:style-name="ce185" office:value-type="float" office:value="80" calcext:value-type="float">
            <text:p>80</text:p>
          </table:table-cell>
          <table:table-cell table:style-name="ce193" table:formula="of:=240*[.Q123]/70*2" office:value-type="float" office:value="548.571428571429" calcext:value-type="float">
            <text:p>549</text:p>
          </table:table-cell>
          <table:table-cell table:style-name="ce170" table:formula="of:=35100/1000*[.Q123]/70*2" office:value-type="float" office:value="80.2285714285714" calcext:value-type="float">
            <text:p>80</text:p>
          </table:table-cell>
          <table:table-cell table:style-name="ce170" table:formula="of:=3154/1000*[.Q123]/70*2" office:value-type="float" office:value="7.20914285714286" calcext:value-type="float">
            <text:p>7</text:p>
          </table:table-cell>
          <table:table-cell/>
          <table:table-cell table:style-name="ce170" table:formula="of:=8.9*[.Q123]/70*2" office:value-type="float" office:value="20.3428571428571" calcext:value-type="float">
            <text:p>20</text:p>
          </table:table-cell>
          <table:table-cell table:style-name="ce170" table:formula="of:=14000/1000*[.Q123]/70*2" office:value-type="float" office:value="32" calcext:value-type="float">
            <text:p>32</text:p>
          </table:table-cell>
          <table:table-cell table:style-name="ce173" table:formula="of:=1200/1000*[.Q123]/70*2" office:value-type="float" office:value="2.74285714285714" calcext:value-type="float">
            <text:p>2.7</text:p>
          </table:table-cell>
          <table:table-cell table:style-name="ce193" table:formula="of:=SUM([.R123:.U123])*1000*([.V123]+([.W123]+[.X123])/5)*1000*(0.00000006)" office:value-type="float" office:value="1041.45588558367" calcext:value-type="float">
            <text:p>1041</text:p>
          </table:table-cell>
          <table:table-cell table:style-name="ce172" table:formula="of:=85201/3600/24*[.Q123]/70*([.$C$543]/8)" office:value-type="float" office:value="1.40874669312169" calcext:value-type="float">
            <text:p>1.41</text:p>
          </table:table-cell>
          <table:table-cell table:style-name="ce172" table:formula="of:=93810/3600/24*[.Q123]/70*([.$C$543]/8)" office:value-type="float" office:value="1.55109126984127" calcext:value-type="float">
            <text:p>1.55</text:p>
          </table:table-cell>
          <table:table-cell table:style-name="ce170" table:formula="of:=[.AL123]*3600*MIN([.Z123];[.AA123])" office:value-type="float" office:value="12171.5714285714" calcext:value-type="float">
            <text:p>12172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123]/[.AC123]" office:value-type="float" office:value="47731.6526610644" calcext:value-type="float">
            <text:p>47731.65</text:p>
          </table:table-cell>
          <table:table-cell table:style-name="ce170" table:formula="of:=383000*[.AL123]/24*[.C$543]/8*[.Q123]/70" office:value-type="float" office:value="54714.2857142857" calcext:value-type="float">
            <text:p>54714</text:p>
          </table:table-cell>
          <table:table-cell table:style-name="ce170" table:number-columns-repeated="4"/>
          <table:table-cell table:style-name="ce170" table:formula="of:=[.AD123]-[.AE123]" office:value-type="float" office:value="-6982.6330532213" calcext:value-type="float">
            <text:p>-6983</text:p>
          </table:table-cell>
          <table:table-cell table:style-name="ce671" table:formula="of:=[.AJ123]/AVERAGE([.AD123:.AE123])" office:value-type="float" office:value="-0.136318397077642" calcext:value-type="float">
            <text:p>-0.14</text:p>
          </table:table-cell>
          <table:table-cell table:style-name="ce173" office:value-type="float" office:value="2.4" calcext:value-type="float">
            <text:p>2.4</text:p>
          </table:table-cell>
          <table:table-cell table:style-name="ce198" table:formula="of:=[.AL123]*[.$F$230]" office:value-type="float" office:value="4.8" calcext:value-type="float">
            <text:p>4.8</text:p>
          </table:table-cell>
          <table:table-cell table:style-name="ce198" table:formula="of:=[.AM123]*0.1" office:value-type="float" office:value="0.48" calcext:value-type="float">
            <text:p>0.5</text:p>
          </table:table-cell>
          <table:table-cell table:number-columns-repeated="2"/>
          <table:table-cell table:style-name="ce196" table:formula="of:=MAX(SUM([.R123:.U123])*1000/[.U$8];1)" office:value-type="float" office:value="6360.09142857143" calcext:value-type="float">
            <text:p>6360</text:p>
          </table:table-cell>
          <table:table-cell table:style-name="ce132" table:formula="of:=IF([.AQ123]&lt;2;0;INT(LOG([.AQ123]-1;2)+1.33))" office:value-type="float" office:value="13" calcext:value-type="float">
            <text:p>13</text:p>
          </table:table-cell>
          <table:table-cell table:style-name="ce196" table:formula="of:=MAX(([.V123]+[.W123]/5+[.X123]/5)*1000/[.U$8];1)" office:value-type="float" office:value="272.914285714286" calcext:value-type="float">
            <text:p>273</text:p>
          </table:table-cell>
          <table:table-cell table:style-name="ce132" table:formula="of:=IF([.AS123]&lt;2;0;INT(LOG([.AS123]-1;2)+1.33))" office:value-type="float" office:value="9" calcext:value-type="float">
            <text:p>9</text:p>
          </table:table-cell>
          <table:table-cell table:style-name="ce196" table:formula="of:=([.Y123]+[.AA123])+IF([.AR123]&gt;0.9;SUM([.R123:.U123])*1000/(2^([.AR123]-1)+1);SUM([.R123:.U123])*1000)+IF([.AT123]&gt;0.9;([.V123]+[.W123]/5+[.X123]/5)*1000/(2^([.AT123]-1)+1);([.V123]+[.W123]/5+[.X123]/5)*1000)" office:value-type="float" office:value="1304.43707572194" calcext:value-type="float">
            <text:p>1304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8">
          <table:table-cell table:style-name="ce5" table:formula="of:=[.A123]+([.AM124]+[.AN124]+[.AO124])/24" office:value-type="float" office:value="22.5075416666667" calcext:value-type="float">
            <text:p>22.5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192" office:value-type="float" office:value="11.91" calcext:value-type="float">
            <text:p>11.91</text:p>
          </table:table-cell>
          <table:table-cell table:style-name="ce184"/>
          <table:table-cell table:style-name="ce192" table:formula="of:=[.K$122]+[.N124]" office:value-type="float" office:value="29.4" calcext:value-type="float">
            <text:p>29.40</text:p>
          </table:table-cell>
          <table:table-cell table:style-name="ce185" office:value-type="float" office:value="80" calcext:value-type="float">
            <text:p>80</text:p>
          </table:table-cell>
          <table:table-cell table:style-name="ce193" table:formula="of:=85*[.Q124]/70*2" office:value-type="float" office:value="194.285714285714" calcext:value-type="float">
            <text:p>194</text:p>
          </table:table-cell>
          <table:table-cell table:style-name="ce173" table:formula="of:=8351/1000*[.Q124]/70*2" office:value-type="float" office:value="19.088" calcext:value-type="float">
            <text:p>19.1</text:p>
          </table:table-cell>
          <table:table-cell table:style-name="ce173" table:formula="of:=771/1000*[.Q124]/70*2" office:value-type="float" office:value="1.76228571428571" calcext:value-type="float">
            <text:p>1.8</text:p>
          </table:table-cell>
          <table:table-cell/>
          <table:table-cell table:style-name="ce170" table:formula="of:=8.9*[.Q124]/70*2" office:value-type="float" office:value="20.3428571428571" calcext:value-type="float">
            <text:p>20</text:p>
          </table:table-cell>
          <table:table-cell table:style-name="ce170" table:formula="of:=14000/1000*[.Q124]/70*2" office:value-type="float" office:value="32" calcext:value-type="float">
            <text:p>32</text:p>
          </table:table-cell>
          <table:table-cell table:style-name="ce173" table:formula="of:=1200/1000*[.Q124]/70*2" office:value-type="float" office:value="2.74285714285714" calcext:value-type="float">
            <text:p>2.7</text:p>
          </table:table-cell>
          <table:table-cell table:style-name="ce193" table:formula="of:=SUM([.R124:.U124])*1000*([.V124]+([.W124]+[.X124])/5)*1000*(0.00000006)" office:value-type="float" office:value="352.282126628571" calcext:value-type="float">
            <text:p>352</text:p>
          </table:table-cell>
          <table:table-cell table:style-name="ce172" table:formula="of:=85201/3600/24*[.Q124]/70*([.$C$543]/8)" office:value-type="float" office:value="1.40874669312169" calcext:value-type="float">
            <text:p>1.41</text:p>
          </table:table-cell>
          <table:table-cell table:style-name="ce172" table:formula="of:=93810/3600/24*[.Q124]/70*([.$C$543]/8)" office:value-type="float" office:value="1.55109126984127" calcext:value-type="float">
            <text:p>1.55</text:p>
          </table:table-cell>
          <table:table-cell table:style-name="ce170" table:formula="of:=[.AL124]*3600*MIN([.Z124];[.AA124])" office:value-type="float" office:value="10650.125" calcext:value-type="float">
            <text:p>10650</text:p>
          </table:table-cell>
          <table:table-cell table:style-name="ce172" table:formula="of:=0.255" office:value-type="float" office:value="0.255" calcext:value-type="float">
            <text:p>0.26</text:p>
          </table:table-cell>
          <table:table-cell table:style-name="ce172" table:formula="of:=[.AB124]/[.AC124]" office:value-type="float" office:value="41765.1960784314" calcext:value-type="float">
            <text:p>41765.20</text:p>
          </table:table-cell>
          <table:table-cell table:style-name="ce170" table:formula="of:=383000*[.AL124]/24*[.C$543]/8*[.Q124]/70" office:value-type="float" office:value="47875" calcext:value-type="float">
            <text:p>47875</text:p>
          </table:table-cell>
          <table:table-cell table:style-name="ce170" table:number-columns-repeated="4"/>
          <table:table-cell table:style-name="ce170" table:formula="of:=[.AD124]-[.AE124]" office:value-type="float" office:value="-6109.80392156864" calcext:value-type="float">
            <text:p>-6110</text:p>
          </table:table-cell>
          <table:table-cell table:style-name="ce671" table:formula="of:=[.AJ124]/AVERAGE([.AD124:.AE124])" office:value-type="float" office:value="-0.136318397077642" calcext:value-type="float">
            <text:p>-0.14</text:p>
          </table:table-cell>
          <table:table-cell table:style-name="ce173" office:value-type="float" office:value="2.1" calcext:value-type="float">
            <text:p>2.1</text:p>
          </table:table-cell>
          <table:table-cell table:style-name="ce198" table:formula="of:=[.AL124]*[.$F$230]" office:value-type="float" office:value="4.2" calcext:value-type="float">
            <text:p>4.2</text:p>
          </table:table-cell>
          <table:table-cell table:style-name="ce198" table:formula="of:=[.AM124]*0.1" office:value-type="float" office:value="0.42" calcext:value-type="float">
            <text:p>0.4</text:p>
          </table:table-cell>
          <table:table-cell table:number-columns-repeated="2"/>
          <table:table-cell table:style-name="ce196" table:formula="of:=MAX(SUM([.R124:.U124])*1000/[.U$8];1)" office:value-type="float" office:value="2151.36" calcext:value-type="float">
            <text:p>2151</text:p>
          </table:table-cell>
          <table:table-cell table:style-name="ce132" table:formula="of:=IF([.AQ124]&lt;2;0;INT(LOG([.AQ124]-1;2)+1.33))" office:value-type="float" office:value="12" calcext:value-type="float">
            <text:p>12</text:p>
          </table:table-cell>
          <table:table-cell table:style-name="ce196" table:formula="of:=MAX(([.V124]+[.W124]/5+[.X124]/5)*1000/[.U$8];1)" office:value-type="float" office:value="272.914285714286" calcext:value-type="float">
            <text:p>273</text:p>
          </table:table-cell>
          <table:table-cell table:style-name="ce132" table:formula="of:=IF([.AS124]&lt;2;0;INT(LOG([.AS124]-1;2)+1.33))" office:value-type="float" office:value="9" calcext:value-type="float">
            <text:p>9</text:p>
          </table:table-cell>
          <table:table-cell table:style-name="ce196" table:formula="of:=([.Y124]+[.AA124])+IF([.AR124]&gt;0.9;SUM([.R124:.U124])*1000/(2^([.AR124]-1)+1);SUM([.R124:.U124])*1000)+IF([.AT124]&gt;0.9;([.V124]+[.W124]/5+[.X124]/5)*1000/(2^([.AT124]-1)+1);([.V124]+[.W124]/5+[.X124]/5)*1000)" office:value-type="float" office:value="565.021154583589" calcext:value-type="float">
            <text:p>565</text:p>
          </table:table-cell>
          <table:table-cell table:style-name="ce53"/>
          <table:table-cell table:number-columns-repeated="7"/>
          <table:table-cell table:style-name="ce36"/>
          <table:table-cell table:number-columns-repeated="14"/>
          <table:table-cell table:style-name="ce24" table:number-columns-repeated="954"/>
        </table:table-row>
        <table:table-row table:style-name="ro8">
          <table:table-cell table:style-name="ce5" table:formula="of:=[.A124]+([.AM125]+[.AN125]+[.AO125])/24" office:value-type="float" office:value="22.5075416666667" calcext:value-type="float">
            <text:p>22.5</text:p>
          </table:table-cell>
          <table:table-cell table:style-name="ce5"/>
          <table:table-cell table:style-name="ce184"/>
          <table:table-cell table:style-name="ce185"/>
          <table:table-cell table:style-name="ce184"/>
          <table:table-cell table:style-name="ce19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85" table:number-columns-repeated="2"/>
          <table:table-cell table:style-name="ce193" table:number-columns-repeated="7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 table:number-columns-repeated="3"/>
          <table:table-cell table:style-name="ce132"/>
          <table:table-cell table:style-name="ce40"/>
          <table:table-cell table:style-name="ce132"/>
          <table:table-cell table:style-name="ce40"/>
          <table:table-cell table:style-name="ce53"/>
          <table:table-cell table:number-columns-repeated="7"/>
          <table:table-cell table:style-name="ce36"/>
          <table:table-cell table:number-columns-repeated="14"/>
          <table:table-cell table:style-name="ce24" table:number-columns-repeated="954"/>
        </table:table-row>
        <table:table-row table:style-name="ro7">
          <table:table-cell table:style-name="ce5" table:formula="of:=[.A125]+([.AM126]+[.AN126]+[.AO126])/24" office:value-type="float" office:value="22.5075416666667" calcext:value-type="float">
            <text:p>22.5</text:p>
          </table:table-cell>
          <table:table-cell table:style-name="ce252"/>
          <table:table-cell table:style-name="ce177" office:value-type="string" calcext:value-type="string">
            <text:p>Heep electron singles both spectrometer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253" office:value-type="string" calcext:value-type="string">
            <text:p>δSHMS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171"/>
          <table:table-cell table:style-name="ce255" office:value-type="string" calcext:value-type="string">
            <text:p>SHMS Elastic rate (kHz)</text:p>
          </table:table-cell>
          <table:table-cell table:style-name="ce255" office:value-type="string" calcext:value-type="string">
            <text:p>HMS Elastics rate (kHz)</text:p>
          </table:table-cell>
          <table:table-cell table:style-name="ce8" office:value-type="string" calcext:value-type="string">
            <text:p>#SHMS</text:p>
          </table:table-cell>
          <table:table-cell table:style-name="ce149" office:value-type="string" calcext:value-type="string">
            <text:p>#HMS</text:p>
          </table:table-cell>
          <table:table-cell table:style-name="ce149"/>
          <table:table-cell table:style-name="ce8" office:value-type="string" calcext:value-type="string">
            <text:p>#Heep</text:p>
          </table:table-cell>
          <table:table-cell table:style-name="ce8" table:number-columns-repeated="6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9">
          <table:table-cell table:style-name="ce5" table:formula="of:=[.A126]+([.AM127]+[.AN127]+[.AO127])/24" office:value-type="float" office:value="22.552" calcext:value-type="float">
            <text:p>22.6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192" table:number-columns-repeated="2"/>
          <table:table-cell table:style-name="ce256" office:value-type="percentage" office:value="0.03" calcext:value-type="percentage">
            <text:p>3.0%</text:p>
          </table:table-cell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258" office:value-type="float" office:value="12.69" calcext:value-type="float">
            <text:p>12.69</text:p>
          </table:table-cell>
          <table:table-cell table:style-name="ce258" office:value-type="float" office:value="8.035" calcext:value-type="float">
            <text:p>8.035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27]/80*29" office:value-type="float" office:value="29" calcext:value-type="float">
            <text:p>2.90E+01</text:p>
          </table:table-cell>
          <table:table-cell table:style-name="ce194" table:formula="of:=[.Q127]*0.2761/70" office:value-type="float" office:value="0.315542857142857" calcext:value-type="float">
            <text:p>3.16E-01</text:p>
          </table:table-cell>
          <table:table-cell table:style-name="ce194" table:formula="of:=[.Q127]*0.01718/70" office:value-type="float" office:value="0.0196342857142857" calcext:value-type="float">
            <text:p>1.96E-02</text:p>
          </table:table-cell>
          <table:table-cell table:style-name="ce195" table:formula="of:=SUM([.R127:.T127])" office:value-type="float" office:value="29.3351771428571" calcext:value-type="float">
            <text:p>2.93E+01</text:p>
          </table:table-cell>
          <table:table-cell table:style-name="ce194" table:number-columns-repeated="3"/>
          <table:table-cell table:style-name="ce195"/>
          <table:table-cell table:style-name="ce195" table:formula="of:=[.Q127]*0.00575" office:value-type="float" office:value="0.46" calcext:value-type="float">
            <text:p>4.60E-01</text:p>
          </table:table-cell>
          <table:table-cell table:style-name="ce194"/>
          <table:table-cell table:style-name="ce196" table:formula="of:=([.R127]+[.S127]/5+[.T127]/5)*1000/(2^([.AR127]-1)+1)*([.AL127]*3600)" office:value-type="float" office:value="634189.863896104" calcext:value-type="float">
            <text:p>634190</text:p>
          </table:table-cell>
          <table:table-cell table:style-name="ce154" table:formula="of:=([.V127]+[.W127]/5+[.X127]/5)*1000/(2^([.AT127]-1)+1)*([.AL127]*3600)" office:value-type="float" office:value="0" calcext:value-type="float">
            <text:p>0.00</text:p>
          </table:table-cell>
          <table:table-cell table:style-name="ce154"/>
          <table:table-cell table:style-name="ce193" table:formula="of:=[.Z127]*1000*[.AL127]*3600/(2^([.AR127]-1)+1)" office:value-type="float" office:value="10036.3636363636" calcext:value-type="float">
            <text:p>10036</text:p>
          </table:table-cell>
          <table:table-cell table:style-name="ce193" table:number-columns-repeated="6"/>
          <table:table-cell table:style-name="ce131" office:value-type="float" office:value="0.2" calcext:value-type="float">
            <text:p>0.20</text:p>
          </table:table-cell>
          <table:table-cell table:style-name="ce198" table:formula="of:=[.AL127]*[.$F$540]" office:value-type="float" office:value="0.4" calcext:value-type="float">
            <text:p>0.4</text:p>
          </table:table-cell>
          <table:table-cell table:style-name="ce152" table:formula="of:=MAX([.AL127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27]+[.S127]/5+[.T127]/5)*1000/[.U$7];1)" office:value-type="float" office:value="29.0670354285714" calcext:value-type="float">
            <text:p>29</text:p>
          </table:table-cell>
          <table:table-cell table:style-name="ce132" table:formula="of:=IF([.AQ127]&lt;2;0;INT(LOG([.AQ127]-1;2)+1.33))" office:value-type="float" office:value="6" calcext:value-type="float">
            <text:p>6</text:p>
          </table:table-cell>
          <table:table-cell table:style-name="ce196" table:formula="of:=MAX(([.V127]+[.W127]/5+[.X127]/5)*1000/[.U$7];1)" office:value-type="float" office:value="1" calcext:value-type="float">
            <text:p>1</text:p>
          </table:table-cell>
          <table:table-cell table:style-name="ce132" table:formula="of:=IF([.AS127]&lt;2;0;INT(LOG([.AS127]-1;2)+1.33))" office:value-type="float" office:value="0" calcext:value-type="float">
            <text:p>0</text:p>
          </table:table-cell>
          <table:table-cell table:style-name="ce196" table:formula="of:=([.Y127]+[.AA127])+IF([.AR127]&gt;0.9;SUM([.R127:.T127])*1000/(2^([.AR127]-1)+1);SUM([.R127:.T127])*1000)+IF([.AT127]&gt;0.9;([.V127]+[.W127]/5+[.X127]/5)*1000;([.V127]+[.W127]/5+[.X127]/5)*1000)" office:value-type="float" office:value="888.944761904762" calcext:value-type="float">
            <text:p>889</text:p>
          </table:table-cell>
          <table:table-cell table:style-name="ce23" table:formula="of:=((1 /([.Z127]*1000))/60)*100000*(2^([.AR127]-1)+1)" office:value-type="float" office:value="119.565217391304" calcext:value-type="float">
            <text:p>119.6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27]+([.AM128]+[.AN128]+[.AO128])/24" office:value-type="float" office:value="22.5797916666667" calcext:value-type="float">
            <text:p>22.6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3"/>
          <table:table-cell table:style-name="ce256" office:value-type="percentage" office:value="0" calcext:value-type="percentage">
            <text:p>0.0%</text:p>
          </table:table-cell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258" office:value-type="float" office:value="13.55" calcext:value-type="float">
            <text:p>13.55</text:p>
          </table:table-cell>
          <table:table-cell table:style-name="ce104" office:value-type="float" office:value="8.035" calcext:value-type="float">
            <text:p>8.035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28]/80*14.7" office:value-type="float" office:value="14.7" calcext:value-type="float">
            <text:p>1.47E+01</text:p>
          </table:table-cell>
          <table:table-cell table:style-name="ce194" table:formula="of:=[.Q128]*0.113/70" office:value-type="float" office:value="0.129142857142857" calcext:value-type="float">
            <text:p>1.29E-01</text:p>
          </table:table-cell>
          <table:table-cell table:style-name="ce194" table:formula="of:=[.Q128]*0.006057/70" office:value-type="float" office:value="0.00692228571428571" calcext:value-type="float">
            <text:p>6.92E-03</text:p>
          </table:table-cell>
          <table:table-cell table:style-name="ce195" table:formula="of:=SUM([.R128:.T128])" office:value-type="float" office:value="14.8360651428571" calcext:value-type="float">
            <text:p>1.48E+01</text:p>
          </table:table-cell>
          <table:table-cell table:style-name="ce194" table:number-columns-repeated="3"/>
          <table:table-cell table:style-name="ce195"/>
          <table:table-cell table:style-name="ce195" table:formula="of:=[.Q128]*0.00304" office:value-type="float" office:value="0.2432" calcext:value-type="float">
            <text:p>2.43E-01</text:p>
          </table:table-cell>
          <table:table-cell table:style-name="ce261"/>
          <table:table-cell table:style-name="ce196" table:formula="of:=([.R128]+[.S128]/5+[.T128]/5)*1000/(2^([.AR128]-1)+1)*([.AL128]*3600)" office:value-type="float" office:value="623740.787092437" calcext:value-type="float">
            <text:p>623741</text:p>
          </table:table-cell>
          <table:table-cell table:style-name="ce154" table:formula="of:=([.V128]+[.W128]/5+[.X128]/5)*1000/(2^([.AT128]-1)+1)*([.AL128]*3600)" office:value-type="float" office:value="0" calcext:value-type="float">
            <text:p>0.00</text:p>
          </table:table-cell>
          <table:table-cell table:style-name="ce154"/>
          <table:table-cell table:style-name="ce193" table:formula="of:=[.Z128]*1000*[.AL128]*3600/(2^([.AR128]-1)+1)" office:value-type="float" office:value="10300.2352941176" calcext:value-type="float">
            <text:p>10300</text:p>
          </table:table-cell>
          <table:table-cell table:style-name="ce193" table:number-columns-repeated="6"/>
          <table:table-cell table:style-name="ce131" office:value-type="float" office:value="0.2" calcext:value-type="float">
            <text:p>0.20</text:p>
          </table:table-cell>
          <table:table-cell table:style-name="ce198" table:formula="of:=[.AL128]*[.$F$540]" office:value-type="float" office:value="0.4" calcext:value-type="float">
            <text:p>0.4</text:p>
          </table:table-cell>
          <table:table-cell table:style-name="ce152" table:formula="of:=MAX([.AL128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28]+[.S128]/5+[.T128]/5)*1000/[.U$7];1)" office:value-type="float" office:value="14.7272130285714" calcext:value-type="float">
            <text:p>15</text:p>
          </table:table-cell>
          <table:table-cell table:style-name="ce132" table:formula="of:=IF([.AQ128]&lt;2;0;INT(LOG([.AQ128]-1;2)+1.33))" office:value-type="float" office:value="5" calcext:value-type="float">
            <text:p>5</text:p>
          </table:table-cell>
          <table:table-cell table:style-name="ce196" table:formula="of:=MAX(([.V128]+[.W128]/5+[.X128]/5)*1000/[.U$7];1)" office:value-type="float" office:value="1" calcext:value-type="float">
            <text:p>1</text:p>
          </table:table-cell>
          <table:table-cell table:style-name="ce132" table:formula="of:=IF([.AS128]&lt;2;0;INT(LOG([.AS128]-1;2)+1.33))" office:value-type="float" office:value="0" calcext:value-type="float">
            <text:p>0</text:p>
          </table:table-cell>
          <table:table-cell table:style-name="ce196" table:formula="of:=([.Y128]+[.AA128])+IF([.AR128]&gt;0.9;SUM([.R128:.T128])*1000/(2^([.AR128]-1)+1);SUM([.R128:.T128])*1000)+IF([.AT128]&gt;0.9;([.V128]+[.W128]/5+[.X128]/5)*1000;([.V128]+[.W128]/5+[.X128]/5)*1000)" office:value-type="float" office:value="872.709714285714" calcext:value-type="float">
            <text:p>873</text:p>
          </table:table-cell>
          <table:table-cell table:style-name="ce23" table:formula="of:=((1 /([.Z128]*1000))/60)*100000*(2^([.AR128]-1)+1)" office:value-type="float" office:value="116.502192982456" calcext:value-type="float">
            <text:p>116.5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 table:formula="of:=[.A128]+([.AM129]+[.AN129]+[.AO129])/24" office:value-type="float" office:value="22.6075833333333" calcext:value-type="float">
            <text:p>22.6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3"/>
          <table:table-cell table:style-name="ce256" office:value-type="percentage" office:value="-0.03" calcext:value-type="percentage">
            <text:p>-3.0%</text:p>
          </table:table-cell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258" office:value-type="float" office:value="14.405" calcext:value-type="float">
            <text:p>14.405</text:p>
          </table:table-cell>
          <table:table-cell table:style-name="ce258" office:value-type="float" office:value="8.035" calcext:value-type="float">
            <text:p>8.035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29]/80*7.08" office:value-type="float" office:value="7.08" calcext:value-type="float">
            <text:p>7.08E+00</text:p>
          </table:table-cell>
          <table:table-cell table:style-name="ce194" table:formula="of:=[.Q129]*0.04325/70" office:value-type="float" office:value="0.0494285714285714" calcext:value-type="float">
            <text:p>4.94E-02</text:p>
          </table:table-cell>
          <table:table-cell table:style-name="ce194" table:formula="of:=[.Q129]*0.001845/70" office:value-type="float" office:value="0.00210857142857143" calcext:value-type="float">
            <text:p>2.11E-03</text:p>
          </table:table-cell>
          <table:table-cell table:style-name="ce195" table:formula="of:=SUM([.R129:.T129])" office:value-type="float" office:value="7.13153714285714" calcext:value-type="float">
            <text:p>7.13E+00</text:p>
          </table:table-cell>
          <table:table-cell table:style-name="ce194" table:number-columns-repeated="3"/>
          <table:table-cell table:style-name="ce195"/>
          <table:table-cell table:style-name="ce195" table:formula="of:=[.Q129]*0.00164" office:value-type="float" office:value="0.1312" calcext:value-type="float">
            <text:p>1.31E-01</text:p>
          </table:table-cell>
          <table:table-cell table:style-name="ce261"/>
          <table:table-cell table:style-name="ce196" table:formula="of:=([.R129]+[.S129]/5+[.T129]/5)*1000/(2^([.AR129]-1)+1)*([.AL129]*3600)" office:value-type="float" office:value="1021004.26971429" calcext:value-type="float">
            <text:p>1021004</text:p>
          </table:table-cell>
          <table:table-cell table:style-name="ce154" table:formula="of:=([.V129]+[.W129]/5+[.X129]/5)*1000/(2^([.AT129]-1)+1)*([.AL129]*3600)" office:value-type="float" office:value="0" calcext:value-type="float">
            <text:p>0.00</text:p>
          </table:table-cell>
          <table:table-cell table:style-name="ce154"/>
          <table:table-cell table:style-name="ce193" table:formula="of:=[.Z129]*1000*[.AL129]*3600/(2^([.AR129]-1)+1)" office:value-type="float" office:value="18892.8" calcext:value-type="float">
            <text:p>18893</text:p>
          </table:table-cell>
          <table:table-cell table:style-name="ce193" table:number-columns-repeated="6"/>
          <table:table-cell table:style-name="ce131" office:value-type="float" office:value="0.2" calcext:value-type="float">
            <text:p>0.20</text:p>
          </table:table-cell>
          <table:table-cell table:style-name="ce198" table:formula="of:=[.AL129]*[.$F$540]" office:value-type="float" office:value="0.4" calcext:value-type="float">
            <text:p>0.4</text:p>
          </table:table-cell>
          <table:table-cell table:style-name="ce152" table:formula="of:=MAX([.AL129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29]+[.S129]/5+[.T129]/5)*1000/[.U$7];1)" office:value-type="float" office:value="7.09030742857143" calcext:value-type="float">
            <text:p>7</text:p>
          </table:table-cell>
          <table:table-cell table:style-name="ce132" table:formula="of:=IF([.AQ129]&lt;2;0;INT(LOG([.AQ129]-1;2)+1.33))" office:value-type="float" office:value="3" calcext:value-type="float">
            <text:p>3</text:p>
          </table:table-cell>
          <table:table-cell table:style-name="ce196" table:formula="of:=MAX(([.V129]+[.W129]/5+[.X129]/5)*1000/[.U$7];1)" office:value-type="float" office:value="1" calcext:value-type="float">
            <text:p>1</text:p>
          </table:table-cell>
          <table:table-cell table:style-name="ce132" table:formula="of:=IF([.AS129]&lt;2;0;INT(LOG([.AS129]-1;2)+1.33))" office:value-type="float" office:value="0" calcext:value-type="float">
            <text:p>0</text:p>
          </table:table-cell>
          <table:table-cell table:style-name="ce196" table:formula="of:=([.Y129]+[.AA129])+IF([.AR129]&gt;0.9;SUM([.R129:.T129])*1000/(2^([.AR129]-1)+1);SUM([.R129:.T129])*1000)+IF([.AT129]&gt;0.9;([.V129]+[.W129]/5+[.X129]/5)*1000;([.V129]+[.W129]/5+[.X129]/5)*1000)" office:value-type="float" office:value="1426.30742857143" calcext:value-type="float">
            <text:p>1426</text:p>
          </table:table-cell>
          <table:table-cell table:style-name="ce23" table:formula="of:=((1 /([.Z129]*1000))/60)*100000*(2^([.AR129]-1)+1)" office:value-type="float" office:value="63.5162601626016" calcext:value-type="float">
            <text:p>63.5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 table:formula="of:=[.A129]+([.AM130]+[.AN130]+[.AO130])/24" office:value-type="float" office:value="22.6325972222222" calcext:value-type="float">
            <text:p>22.6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3"/>
          <table:table-cell table:style-name="ce256" office:value-type="percentage" office:value="-0.06" calcext:value-type="percentage">
            <text:p>-6.0%</text:p>
          </table:table-cell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258" office:value-type="float" office:value="15.265" calcext:value-type="float">
            <text:p>15.265</text:p>
          </table:table-cell>
          <table:table-cell table:style-name="ce258" office:value-type="float" office:value="8.035" calcext:value-type="float">
            <text:p>8.035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30]/80*3.21" office:value-type="float" office:value="3.21" calcext:value-type="float">
            <text:p>3.21E+00</text:p>
          </table:table-cell>
          <table:table-cell table:style-name="ce194" table:formula="of:=[.Q130]*0.01531/70" office:value-type="float" office:value="0.0174971428571429" calcext:value-type="float">
            <text:p>1.75E-02</text:p>
          </table:table-cell>
          <table:table-cell table:style-name="ce194" table:formula="of:=[.Q130]*0.0004603/70" office:value-type="float" office:value="0.000526057142857143" calcext:value-type="float">
            <text:p>5.26E-04</text:p>
          </table:table-cell>
          <table:table-cell table:style-name="ce195" table:formula="of:=SUM([.R130:.T130])" office:value-type="float" office:value="3.2280232" calcext:value-type="float">
            <text:p>3.23E+00</text:p>
          </table:table-cell>
          <table:table-cell table:style-name="ce194" table:number-columns-repeated="3"/>
          <table:table-cell table:style-name="ce195"/>
          <table:table-cell table:style-name="ce195" table:formula="of:=[.Q130]*0.000907" office:value-type="float" office:value="0.07256" calcext:value-type="float">
            <text:p>7.26E-02</text:p>
          </table:table-cell>
          <table:table-cell table:style-name="ce261"/>
          <table:table-cell table:style-name="ce196" table:formula="of:=([.R130]+[.S130]/5+[.T130]/5)*1000/(2^([.AR130]-1)+1)*([.AL130]*3600)" office:value-type="float" office:value="642720.928" calcext:value-type="float">
            <text:p>642721</text:p>
          </table:table-cell>
          <table:table-cell table:style-name="ce154" table:formula="of:=([.V130]+[.W130]/5+[.X130]/5)*1000/(2^([.AT130]-1)+1)*([.AL130]*3600)" office:value-type="float" office:value="0" calcext:value-type="float">
            <text:p>0.00</text:p>
          </table:table-cell>
          <table:table-cell table:style-name="ce154"/>
          <table:table-cell table:style-name="ce193" table:formula="of:=[.Z130]*1000*[.AL130]*3600/(2^([.AR130]-1)+1)" office:value-type="float" office:value="14512" calcext:value-type="float">
            <text:p>14512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table:formula="of:=[.AL130]*[.$F$540]" office:value-type="float" office:value="0.333333333333333" calcext:value-type="float">
            <text:p>0.3</text:p>
          </table:table-cell>
          <table:table-cell table:style-name="ce152" table:formula="of:=MAX([.AL130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30]+[.S130]/5+[.T130]/5)*1000/[.U$7];1)" office:value-type="float" office:value="3.21360464" calcext:value-type="float">
            <text:p>3</text:p>
          </table:table-cell>
          <table:table-cell table:style-name="ce132" table:formula="of:=IF([.AQ130]&lt;2;0;INT(LOG([.AQ130]-1;2)+1.33))" office:value-type="float" office:value="2" calcext:value-type="float">
            <text:p>2</text:p>
          </table:table-cell>
          <table:table-cell table:style-name="ce196" table:formula="of:=MAX(([.V130]+[.W130]/5+[.X130]/5)*1000/[.U$7];1)" office:value-type="float" office:value="1" calcext:value-type="float">
            <text:p>1</text:p>
          </table:table-cell>
          <table:table-cell table:style-name="ce132" table:formula="of:=IF([.AS130]&lt;2;0;INT(LOG([.AS130]-1;2)+1.33))" office:value-type="float" office:value="0" calcext:value-type="float">
            <text:p>0</text:p>
          </table:table-cell>
          <table:table-cell table:style-name="ce196" table:formula="of:=([.Y130]+[.AA130])+IF([.AR130]&gt;0.9;SUM([.R130:.T130])*1000/(2^([.AR130]-1)+1);SUM([.R130:.T130])*1000)+IF([.AT130]&gt;0.9;([.V130]+[.W130]/5+[.X130]/5)*1000;([.V130]+[.W130]/5+[.X130]/5)*1000)" office:value-type="float" office:value="1076.00773333333" calcext:value-type="float">
            <text:p>1076</text:p>
          </table:table-cell>
          <table:table-cell table:style-name="ce23" table:formula="of:=((1 /([.Z130]*1000))/60)*100000*(2^([.AR130]-1)+1)" office:value-type="float" office:value="68.9084895259096" calcext:value-type="float">
            <text:p>68.9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 table:formula="of:=[.A130]+([.AM131]+[.AN131]+[.AO131])/24" office:value-type="float" office:value="22.6603888888889" calcext:value-type="float">
            <text:p>22.7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3"/>
          <table:table-cell table:style-name="ce256" office:value-type="percentage" office:value="-0.09" calcext:value-type="percentage">
            <text:p>-9.0%</text:p>
          </table:table-cell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258" office:value-type="float" office:value="16.13" calcext:value-type="float">
            <text:p>16.13</text:p>
          </table:table-cell>
          <table:table-cell table:style-name="ce258" office:value-type="float" office:value="8.035" calcext:value-type="float">
            <text:p>8.035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31]/80*1.35" office:value-type="float" office:value="1.35" calcext:value-type="float">
            <text:p>1.35E+00</text:p>
          </table:table-cell>
          <table:table-cell table:style-name="ce194" table:formula="of:=[.Q131]*0.00479/70" office:value-type="float" office:value="0.00547428571428571" calcext:value-type="float">
            <text:p>5.47E-03</text:p>
          </table:table-cell>
          <table:table-cell table:style-name="ce194" table:formula="of:=[.Q131]*0.00007831/70" office:value-type="float" office:value="0.0000894971428571429" calcext:value-type="float">
            <text:p>8.95E-05</text:p>
          </table:table-cell>
          <table:table-cell table:style-name="ce195" table:formula="of:=SUM([.R131:.T131])" office:value-type="float" office:value="1.35556378285714" calcext:value-type="float">
            <text:p>1.36E+00</text:p>
          </table:table-cell>
          <table:table-cell table:style-name="ce194" table:number-columns-repeated="3"/>
          <table:table-cell table:style-name="ce195"/>
          <table:table-cell table:style-name="ce195" table:formula="of:=[.Q131]*0.00051" office:value-type="float" office:value="0.0408" calcext:value-type="float">
            <text:p>4.08E-02</text:p>
          </table:table-cell>
          <table:table-cell table:style-name="ce261"/>
          <table:table-cell table:style-name="ce196" table:formula="of:=([.R131]+[.S131]/5+[.T131]/5)*1000/(2^([.AR131]-1)+1)*([.AL131]*3600)" office:value-type="float" office:value="648534.123154286" calcext:value-type="float">
            <text:p>648534</text:p>
          </table:table-cell>
          <table:table-cell table:style-name="ce154" table:formula="of:=([.V131]+[.W131]/5+[.X131]/5)*1000/(2^([.AT131]-1)+1)*([.AL131]*3600)" office:value-type="float" office:value="0" calcext:value-type="float">
            <text:p>0.00</text:p>
          </table:table-cell>
          <table:table-cell table:style-name="ce154"/>
          <table:table-cell table:style-name="ce193" table:formula="of:=[.Z131]*1000*[.AL131]*3600/(2^([.AR131]-1)+1)" office:value-type="float" office:value="19584" calcext:value-type="float">
            <text:p>19584</text:p>
          </table:table-cell>
          <table:table-cell table:style-name="ce193" table:number-columns-repeated="6"/>
          <table:table-cell table:style-name="ce131" office:value-type="float" office:value="0.2" calcext:value-type="float">
            <text:p>0.20</text:p>
          </table:table-cell>
          <table:table-cell table:style-name="ce198" table:formula="of:=[.AL131]*[.$F$540]" office:value-type="float" office:value="0.4" calcext:value-type="float">
            <text:p>0.4</text:p>
          </table:table-cell>
          <table:table-cell table:style-name="ce152" table:formula="of:=MAX([.AL131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31]+[.S131]/5+[.T131]/5)*1000/[.U$7];1)" office:value-type="float" office:value="1.35111275657143" calcext:value-type="float">
            <text:p>1</text:p>
          </table:table-cell>
          <table:table-cell table:style-name="ce132" table:formula="of:=IF([.AQ131]&lt;2;0;INT(LOG([.AQ131]-1;2)+1.33))" office:value-type="float" office:value="0" calcext:value-type="float">
            <text:p>0</text:p>
          </table:table-cell>
          <table:table-cell table:style-name="ce196" table:formula="of:=MAX(([.V131]+[.W131]/5+[.X131]/5)*1000/[.U$7];1)" office:value-type="float" office:value="1" calcext:value-type="float">
            <text:p>1</text:p>
          </table:table-cell>
          <table:table-cell table:style-name="ce132" table:formula="of:=IF([.AS131]&lt;2;0;INT(LOG([.AS131]-1;2)+1.33))" office:value-type="float" office:value="0" calcext:value-type="float">
            <text:p>0</text:p>
          </table:table-cell>
          <table:table-cell table:style-name="ce196" table:formula="of:=([.Y131]+[.AA131])+IF([.AR131]&gt;0.9;SUM([.R131:.T131])*1000/(2^([.AR131]-1)+1);SUM([.R131:.T131])*1000)+IF([.AT131]&gt;0.9;([.V131]+[.W131]/5+[.X131]/5)*1000;([.V131]+[.W131]/5+[.X131]/5)*1000)" office:value-type="float" office:value="1355.56378285714" calcext:value-type="float">
            <text:p>1356</text:p>
          </table:table-cell>
          <table:table-cell table:style-name="ce23" table:formula="of:=((1 /([.Z131]*1000))/60)*100000*(2^([.AR131]-1)+1)" office:value-type="float" office:value="61.2745098039216" calcext:value-type="float">
            <text:p>61.3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 table:formula="of:=[.A131]+([.AM132]+[.AN132]+[.AO132])/24" office:value-type="float" office:value="22.7020694444444" calcext:value-type="float">
            <text:p>22.7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2"/>
          <table:table-cell table:style-name="ce205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1" office:value-type="float" office:value="13.98" calcext:value-type="float">
            <text:p>13.98</text:p>
          </table:table-cell>
          <table:table-cell table:style-name="ce104" office:value-type="float" office:value="7.913" calcext:value-type="float">
            <text:p>7.913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32]*0.1375/80" office:value-type="float" office:value="0.1375" calcext:value-type="float">
            <text:p>1.38E-01</text:p>
          </table:table-cell>
          <table:table-cell table:style-name="ce194" table:formula="of:=[.Q132]*0.08906/70" office:value-type="float" office:value="0.101782857142857" calcext:value-type="float">
            <text:p>1.02E-01</text:p>
          </table:table-cell>
          <table:table-cell table:style-name="ce194" table:formula="of:=[.Q132]*0.004681/70" office:value-type="float" office:value="0.00534971428571429" calcext:value-type="float">
            <text:p>5.35E-03</text:p>
          </table:table-cell>
          <table:table-cell table:style-name="ce195" table:formula="of:=SUM([.R132:.T132])" office:value-type="float" office:value="0.244632571428571" calcext:value-type="float">
            <text:p>2.45E-01</text:p>
          </table:table-cell>
          <table:table-cell table:style-name="ce194" table:number-columns-repeated="3"/>
          <table:table-cell table:style-name="ce195"/>
          <table:table-cell table:style-name="ce195" table:formula="of:=[.Q132]*0.00216" office:value-type="float" office:value="0.1728" calcext:value-type="float">
            <text:p>1.73E-01</text:p>
          </table:table-cell>
          <table:table-cell table:style-name="ce194"/>
          <table:table-cell table:style-name="ce196" table:formula="of:=([.R132]+[.S132]/5+[.T132]/5)*1000/(2^([.AR132]-1)+1)*([.AL132]*3600)" office:value-type="float" office:value="63570.6057142857" calcext:value-type="float">
            <text:p>63571</text:p>
          </table:table-cell>
          <table:table-cell table:style-name="ce154" table:formula="of:=([.V132]+[.W132]/5+[.X132]/5)*1000/(2^([.AT132]-1)+1)*([.AL132]*3600)" office:value-type="float" office:value="0" calcext:value-type="float">
            <text:p>0.00</text:p>
          </table:table-cell>
          <table:table-cell table:style-name="ce154"/>
          <table:table-cell table:style-name="ce193" table:formula="of:=[.Z132]*1000*[.AL132]*3600/(2^([.AR132]-1)+1)" office:value-type="float" office:value="69120" calcext:value-type="float">
            <text:p>69120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table:formula="of:=[.AL132]*[.$F$540]" office:value-type="float" office:value="0.333333333333333" calcext:value-type="float">
            <text:p>0.3</text:p>
          </table:table-cell>
          <table:table-cell table:style-name="ce152" table:formula="of:=MAX([.AL132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32]+[.S132]/5+[.T132]/5)*1000/[.U$7];1)" office:value-type="float" office:value="1" calcext:value-type="float">
            <text:p>1</text:p>
          </table:table-cell>
          <table:table-cell table:style-name="ce132" table:formula="of:=IF([.AQ132]&lt;2;0;INT(LOG([.AQ132]-1;2)+1.33))" office:value-type="float" office:value="0" calcext:value-type="float">
            <text:p>0</text:p>
          </table:table-cell>
          <table:table-cell table:style-name="ce196" table:formula="of:=MAX(([.V132]+[.W132]/5+[.X132]/5)*1000/[.U$7];1)" office:value-type="float" office:value="1" calcext:value-type="float">
            <text:p>1</text:p>
          </table:table-cell>
          <table:table-cell table:style-name="ce132" table:formula="of:=IF([.AS132]&lt;2;0;INT(LOG([.AS132]-1;2)+1.33))" office:value-type="float" office:value="0" calcext:value-type="float">
            <text:p>0</text:p>
          </table:table-cell>
          <table:table-cell table:style-name="ce196" table:formula="of:=([.Y132]+[.AA132])+IF([.AR132]&gt;0.9;SUM([.R132:.T132])*1000/(2^([.AR132]-1)+1);SUM([.R132:.T132])*1000)+IF([.AT132]&gt;0.9;([.V132]+[.W132]/5+[.X132]/5)*1000;([.V132]+[.W132]/5+[.X132]/5)*1000)" office:value-type="float" office:value="244.632571428571" calcext:value-type="float">
            <text:p>245</text:p>
          </table:table-cell>
          <table:table-cell table:style-name="ce23" table:formula="of:=((1 /([.Z132]*1000))/60)*100000*(2^([.AR132]-1)+1)" office:value-type="float" office:value="14.4675925925926" calcext:value-type="float">
            <text:p>14.5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2]+([.AM133]+[.AN133]+[.AO133])/24" office:value-type="float" office:value="22.7548611111111" calcext:value-type="float">
            <text:p>22.8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2"/>
          <table:table-cell table:style-name="ce205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1" office:value-type="float" office:value="18.325" calcext:value-type="float">
            <text:p>18.325</text:p>
          </table:table-cell>
          <table:table-cell table:style-name="ce104" office:value-type="float" office:value="6.719" calcext:value-type="float">
            <text:p>6.719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33]*1.35/80" office:value-type="float" office:value="1.35" calcext:value-type="float">
            <text:p>1.35E+00</text:p>
          </table:table-cell>
          <table:table-cell table:style-name="ce194" table:formula="of:=[.Q133]*0.02357/70" office:value-type="float" office:value="0.0269371428571429" calcext:value-type="float">
            <text:p>2.69E-02</text:p>
          </table:table-cell>
          <table:table-cell table:style-name="ce194" table:formula="of:=[.Q133]*0.001055/70" office:value-type="float" office:value="0.00120571428571429" calcext:value-type="float">
            <text:p>1.21E-03</text:p>
          </table:table-cell>
          <table:table-cell table:style-name="ce195" table:formula="of:=SUM([.R133:.T133])" office:value-type="float" office:value="1.37814285714286" calcext:value-type="float">
            <text:p>1.38E+00</text:p>
          </table:table-cell>
          <table:table-cell table:style-name="ce194" table:number-columns-repeated="3"/>
          <table:table-cell table:style-name="ce195"/>
          <table:table-cell table:style-name="ce195" table:formula="of:=[.Q133]*0.000183" office:value-type="float" office:value="0.01464" calcext:value-type="float">
            <text:p>1.46E-02</text:p>
          </table:table-cell>
          <table:table-cell table:style-name="ce194"/>
          <table:table-cell table:style-name="ce196" table:formula="of:=([.R133]+[.S133]/5+[.T133]/5)*1000/(2^([.AR133]-1)+1)*([.AL133]*3600)" office:value-type="float" office:value="976052.571428571" calcext:value-type="float">
            <text:p>976053</text:p>
          </table:table-cell>
          <table:table-cell table:style-name="ce154" table:formula="of:=([.V133]+[.W133]/5+[.X133]/5)*1000/(2^([.AT133]-1)+1)*([.AL133]*3600)" office:value-type="float" office:value="0" calcext:value-type="float">
            <text:p>0.00</text:p>
          </table:table-cell>
          <table:table-cell table:style-name="ce154"/>
          <table:table-cell table:style-name="ce193" table:formula="of:=[.Z133]*1000*[.AL133]*3600/(2^([.AR133]-1)+1)" office:value-type="float" office:value="10540.8" calcext:value-type="float">
            <text:p>10541</text:p>
          </table:table-cell>
          <table:table-cell table:style-name="ce193" table:number-columns-repeated="6"/>
          <table:table-cell table:style-name="ce131" office:value-type="float" office:value="0.3" calcext:value-type="float">
            <text:p>0.30</text:p>
          </table:table-cell>
          <table:table-cell table:style-name="ce198" table:formula="of:=[.AL133]*[.$F$540]" office:value-type="float" office:value="0.6" calcext:value-type="float">
            <text:p>0.6</text:p>
          </table:table-cell>
          <table:table-cell table:style-name="ce152" table:formula="of:=MAX([.AL133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33]+[.S133]/5+[.T133]/5)*1000/[.U$7];1)" office:value-type="float" office:value="1.35562857142857" calcext:value-type="float">
            <text:p>1</text:p>
          </table:table-cell>
          <table:table-cell table:style-name="ce132" table:formula="of:=IF([.AQ133]&lt;2;0;INT(LOG([.AQ133]-1;2)+1.33))" office:value-type="float" office:value="0" calcext:value-type="float">
            <text:p>0</text:p>
          </table:table-cell>
          <table:table-cell table:style-name="ce196" table:formula="of:=MAX(([.V133]+[.W133]/5+[.X133]/5)*1000/[.U$7];1)" office:value-type="float" office:value="1" calcext:value-type="float">
            <text:p>1</text:p>
          </table:table-cell>
          <table:table-cell table:style-name="ce132" table:formula="of:=IF([.AS133]&lt;2;0;INT(LOG([.AS133]-1;2)+1.33))" office:value-type="float" office:value="0" calcext:value-type="float">
            <text:p>0</text:p>
          </table:table-cell>
          <table:table-cell table:style-name="ce196" table:formula="of:=([.Y133]+[.AA133])+IF([.AR133]&gt;0.9;SUM([.R133:.T133])*1000/(2^([.AR133]-1)+1);SUM([.R133:.T133])*1000)+IF([.AT133]&gt;0.9;([.V133]+[.W133]/5+[.X133]/5)*1000;([.V133]+[.W133]/5+[.X133]/5)*1000)" office:value-type="float" office:value="1378.14285714286" calcext:value-type="float">
            <text:p>1378</text:p>
          </table:table-cell>
          <table:table-cell table:style-name="ce23" table:formula="of:=((1 /([.Z133]*1000))/60)*100000*(2^([.AR133]-1)+1)" office:value-type="float" office:value="170.765027322404" calcext:value-type="float">
            <text:p>170.8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3]+([.AM134]+[.AN134]+[.AO134])/24" office:value-type="float" office:value="22.8159861111111" calcext:value-type="float">
            <text:p>22.8</text:p>
          </table:table-cell>
          <table:table-cell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 table:number-columns-repeated="3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84" table:number-columns-repeated="4"/>
          <table:table-cell table:style-name="ce1" office:value-type="float" office:value="19.015" calcext:value-type="float">
            <text:p>19.015</text:p>
          </table:table-cell>
          <table:table-cell table:style-name="ce104" office:value-type="float" office:value="6.538" calcext:value-type="float">
            <text:p>6.538</text:p>
          </table:table-cell>
          <table:table-cell table:style-name="ce259"/>
          <table:table-cell table:style-name="ce193" office:value-type="float" office:value="80" calcext:value-type="float">
            <text:p>80</text:p>
          </table:table-cell>
          <table:table-cell table:style-name="ce194" table:formula="of:=[.Q134]*1.02/80" office:value-type="float" office:value="1.02" calcext:value-type="float">
            <text:p>1.02E+00</text:p>
          </table:table-cell>
          <table:table-cell table:style-name="ce194" table:formula="of:=[.Q134]*0.02031/70" office:value-type="float" office:value="0.0232114285714286" calcext:value-type="float">
            <text:p>2.32E-02</text:p>
          </table:table-cell>
          <table:table-cell table:style-name="ce194" table:formula="of:=[.Q134]*0.0008766/70" office:value-type="float" office:value="0.00100182857142857" calcext:value-type="float">
            <text:p>1.00E-03</text:p>
          </table:table-cell>
          <table:table-cell table:style-name="ce195" table:formula="of:=SUM([.R134:.T134])" office:value-type="float" office:value="1.04421325714286" calcext:value-type="float">
            <text:p>1.04E+00</text:p>
          </table:table-cell>
          <table:table-cell table:style-name="ce194" table:number-columns-repeated="3"/>
          <table:table-cell table:style-name="ce195"/>
          <table:table-cell table:style-name="ce195" table:formula="of:=[.Q134]*0.000131" office:value-type="float" office:value="0.01048" calcext:value-type="float">
            <text:p>1.05E-02</text:p>
          </table:table-cell>
          <table:table-cell table:style-name="ce261"/>
          <table:table-cell table:style-name="ce196" table:formula="of:=([.R134]+[.S134]/5+[.T134]/5)*1000/(2^([.AR134]-1)+1)*([.AL134]*3600)" office:value-type="float" office:value="983848.945371429" calcext:value-type="float">
            <text:p>983849</text:p>
          </table:table-cell>
          <table:table-cell table:style-name="ce154" table:formula="of:=([.V134]+[.W134]/5+[.X134]/5)*1000/(2^([.AT134]-1)+1)*([.AL134]*3600)" office:value-type="float" office:value="0" calcext:value-type="float">
            <text:p>0.00</text:p>
          </table:table-cell>
          <table:table-cell table:style-name="ce154"/>
          <table:table-cell table:style-name="ce193" table:formula="of:=[.Z134]*1000*[.AL134]*3600/(2^([.AR134]-1)+1)" office:value-type="float" office:value="10060.8" calcext:value-type="float">
            <text:p>10061</text:p>
          </table:table-cell>
          <table:table-cell table:style-name="ce193" table:number-columns-repeated="6"/>
          <table:table-cell table:style-name="ce131" office:value-type="float" office:value="0.4" calcext:value-type="float">
            <text:p>0.40</text:p>
          </table:table-cell>
          <table:table-cell table:style-name="ce198" table:formula="of:=[.AL134]*[.$F$540]" office:value-type="float" office:value="0.8" calcext:value-type="float">
            <text:p>0.8</text:p>
          </table:table-cell>
          <table:table-cell table:style-name="ce152" table:formula="of:=MAX([.AL134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34]+[.S134]/5+[.T134]/5)*1000/[.U$7];1)" office:value-type="float" office:value="1.02484265142857" calcext:value-type="float">
            <text:p>1</text:p>
          </table:table-cell>
          <table:table-cell table:style-name="ce132" table:formula="of:=IF([.AQ134]&lt;2;0;INT(LOG([.AQ134]-1;2)+1.33))" office:value-type="float" office:value="0" calcext:value-type="float">
            <text:p>0</text:p>
          </table:table-cell>
          <table:table-cell table:style-name="ce196" table:formula="of:=MAX(([.V134]+[.W134]/5+[.X134]/5)*1000/[.U$7];1)" office:value-type="float" office:value="1" calcext:value-type="float">
            <text:p>1</text:p>
          </table:table-cell>
          <table:table-cell table:style-name="ce132" table:formula="of:=IF([.AS134]&lt;2;0;INT(LOG([.AS134]-1;2)+1.33))" office:value-type="float" office:value="0" calcext:value-type="float">
            <text:p>0</text:p>
          </table:table-cell>
          <table:table-cell table:style-name="ce196" table:formula="of:=([.Y134]+[.AA134])+IF([.AR134]&gt;0.9;SUM([.R134:.T134])*1000/(2^([.AR134]-1)+1);SUM([.R134:.T134])*1000)+IF([.AT134]&gt;0.9;([.V134]+[.W134]/5+[.X134]/5)*1000;([.V134]+[.W134]/5+[.X134]/5)*1000)" office:value-type="float" office:value="1044.21325714286" calcext:value-type="float">
            <text:p>1044</text:p>
          </table:table-cell>
          <table:table-cell table:style-name="ce23" table:formula="of:=((1 /([.Z134]*1000))/60)*100000*(2^([.AR134]-1)+1)" office:value-type="float" office:value="238.549618320611" calcext:value-type="float">
            <text:p>238.5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/>
          <table:table-cell table:style-name="ce252"/>
          <table:table-cell table:style-name="ce184"/>
          <table:table-cell table:style-name="ce185"/>
          <table:table-cell table:style-name="ce11"/>
          <table:table-cell table:style-name="ce262" office:value-type="string" calcext:value-type="string">
            <text:p>δHMS</text:p>
          </table:table-cell>
          <table:table-cell table:style-name="ce205"/>
          <table:table-cell table:style-name="ce256"/>
          <table:table-cell table:style-name="ce257"/>
          <table:table-cell table:style-name="ce184" table:number-columns-repeated="6"/>
          <table:table-cell table:style-name="ce192"/>
          <table:table-cell table:style-name="ce193"/>
          <table:table-cell table:style-name="ce194" table:number-columns-repeated="3"/>
          <table:table-cell table:style-name="ce195"/>
          <table:table-cell table:style-name="ce194" table:number-columns-repeated="3"/>
          <table:table-cell table:style-name="ce263" office:value-type="string" calcext:value-type="string">
            <text:p>Rate Sum</text:p>
          </table:table-cell>
          <table:table-cell table:style-name="ce195"/>
          <table:table-cell table:style-name="ce194"/>
          <table:table-cell table:style-name="ce196"/>
          <table:table-cell table:style-name="ce154" table:number-columns-repeated="2"/>
          <table:table-cell table:style-name="ce193" table:number-columns-repeated="7"/>
          <table:table-cell table:style-name="ce156" table:formula="of:=SUM([.AL127:.AL134])" office:value-type="float" office:value="1.83333333333333" calcext:value-type="float">
            <text:p>1.83</text:p>
          </table:table-cell>
          <table:table-cell table:style-name="ce264" table:formula="of:=SUM([.AM127:.AO134])" office:value-type="float" office:value="7.40266666666667" calcext:value-type="float">
            <text:p>7.4</text:p>
          </table:table-cell>
          <table:table-cell table:style-name="ce152" table:number-columns-repeated="2"/>
          <table:table-cell table:style-name="ce260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23"/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4]+([.AM136]+[.AN136]+[.AO136])/24" office:value-type="float" office:value="22.8579444444444" calcext:value-type="float">
            <text:p>22.9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265" office:value-type="percentage" office:value="0.08" calcext:value-type="percentage">
            <text:p>8%</text:p>
          </table:table-cell>
          <table:table-cell table:style-name="ce205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16.05" calcext:value-type="float">
            <text:p>16.05</text:p>
          </table:table-cell>
          <table:table-cell table:style-name="ce258" office:value-type="float" office:value="6.792" calcext:value-type="float">
            <text:p>6.792</text:p>
          </table:table-cell>
          <table:table-cell table:style-name="ce266"/>
          <table:table-cell table:style-name="ce184" table:number-columns-repeated="2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4" table:number-columns-repeated="3"/>
          <table:table-cell/>
          <table:table-cell table:style-name="ce195" office:value-type="float" office:value="4.37" calcext:value-type="float">
            <text:p>4.37E+00</text:p>
          </table:table-cell>
          <table:table-cell table:style-name="ce194" office:value-type="float" office:value="0.02887" calcext:value-type="float">
            <text:p>2.89E-02</text:p>
          </table:table-cell>
          <table:table-cell table:style-name="ce194" office:value-type="float" office:value="0.001082" calcext:value-type="float">
            <text:p>1.08E-03</text:p>
          </table:table-cell>
          <table:table-cell table:style-name="ce194" table:formula="of:=SUM([.V136:.X136])" office:value-type="float" office:value="4.399952" calcext:value-type="float">
            <text:p>4.40E+00</text:p>
          </table:table-cell>
          <table:table-cell table:style-name="ce195"/>
          <table:table-cell table:style-name="ce195" table:formula="of:=[.Q136]*0.000814" office:value-type="float" office:value="0.06512" calcext:value-type="float">
            <text:p>6.51E-02</text:p>
          </table:table-cell>
          <table:table-cell table:style-name="ce196" table:formula="of:=([.R136]+[.S136]/5+[.T136]/5)*1000/(2^([.AR136]-1)+1)*([.AL136]*3600)" office:value-type="float" office:value="0" calcext:value-type="float">
            <text:p>0</text:p>
          </table:table-cell>
          <table:table-cell table:style-name="ce154" table:formula="of:=([.V136]+[.W136]/5+[.X136]/5)*1000/(2^([.AT136]-1)+1)*([.AL136]*3600)" office:value-type="float" office:value="535621.22496" calcext:value-type="float">
            <text:p>535621.22</text:p>
          </table:table-cell>
          <table:table-cell table:style-name="ce154"/>
          <table:table-cell table:style-name="ce193" table:formula="of:=[.AA136]*1000*[.AL136]*3600/(2^([.AR136]-1)+1)" office:value-type="float" office:value="26568.96" calcext:value-type="float">
            <text:p>26569</text:p>
          </table:table-cell>
          <table:table-cell table:style-name="ce193" table:number-columns-repeated="6"/>
          <table:table-cell table:style-name="ce131" office:value-type="float" office:value="0.17" calcext:value-type="float">
            <text:p>0.17</text:p>
          </table:table-cell>
          <table:table-cell table:style-name="ce198" table:formula="of:=[.AL136]*[.$F$540]" office:value-type="float" office:value="0.34" calcext:value-type="float">
            <text:p>0.3</text:p>
          </table:table-cell>
          <table:table-cell table:style-name="ce152" table:formula="of:=MAX([.AL136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36]+[.S136]/5+[.T136]/5)*1000/[.U$7];1)" office:value-type="float" office:value="1" calcext:value-type="float">
            <text:p>1</text:p>
          </table:table-cell>
          <table:table-cell table:style-name="ce132" table:formula="of:=IF([.AQ136]&lt;2;0;INT(LOG([.AQ136]-1;2)+1.33))" office:value-type="float" office:value="0" calcext:value-type="float">
            <text:p>0</text:p>
          </table:table-cell>
          <table:table-cell table:style-name="ce196" table:formula="of:=MAX(([.V136]+[.W136]/5+[.X136]/5)*1000/[.U$7];1)" office:value-type="float" office:value="4.3759904" calcext:value-type="float">
            <text:p>4</text:p>
          </table:table-cell>
          <table:table-cell table:style-name="ce132" table:formula="of:=IF([.AS136]&lt;2;0;INT(LOG([.AS136]-1;2)+1.33))" office:value-type="float" office:value="3" calcext:value-type="float">
            <text:p>3</text:p>
          </table:table-cell>
          <table:table-cell table:style-name="ce196" table:formula="of:=([.Y136]+[.AA136])+IF([.AR136]&gt;0.9;SUM([.R136:.T136])*1000/(2^([.AR136]-1)+1);SUM([.R136:.T136])*1000)+IF([.AT136]&gt;0.9;([.AA136]+[.W136]/5+[.X136]/5)*1000/(2^([.AT136]-1)+1);([.AA136]+[.W136]/5+[.X136]/5)*1000)" office:value-type="float" office:value="18.687152" calcext:value-type="float">
            <text:p>19</text:p>
          </table:table-cell>
          <table:table-cell table:style-name="ce23" table:formula="of:=((1 /([.AA136]*1000))/60)*100000*(2^([.AT125]-1)+1)" office:value-type="float" office:value="38.3906633906634" calcext:value-type="float">
            <text:p>38.4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6]+([.AM137]+[.AN137]+[.AO137])/24" office:value-type="float" office:value="22.8832361111111" calcext:value-type="float">
            <text:p>22.9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/>
          <table:table-cell table:style-name="ce267" office:value-type="percentage" office:value="0.04" calcext:value-type="percentage">
            <text:p>4%</text:p>
          </table:table-cell>
          <table:table-cell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17.035" calcext:value-type="float">
            <text:p>17.035</text:p>
          </table:table-cell>
          <table:table-cell table:style-name="ce258" office:value-type="float" office:value="6.792" calcext:value-type="float">
            <text:p>6.792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5" table:number-columns-repeated="3"/>
          <table:table-cell/>
          <table:table-cell table:style-name="ce195" office:value-type="float" office:value="1.69" calcext:value-type="float">
            <text:p>1.69E+00</text:p>
          </table:table-cell>
          <table:table-cell table:style-name="ce195" office:value-type="float" office:value="0.008343" calcext:value-type="float">
            <text:p>8.34E-03</text:p>
          </table:table-cell>
          <table:table-cell table:style-name="ce195" office:value-type="float" office:value="0.0001839" calcext:value-type="float">
            <text:p>1.84E-04</text:p>
          </table:table-cell>
          <table:table-cell table:style-name="ce194" table:formula="of:=SUM([.V137:.X137])" office:value-type="float" office:value="1.6985269" calcext:value-type="float">
            <text:p>1.70E+00</text:p>
          </table:table-cell>
          <table:table-cell table:style-name="ce195"/>
          <table:table-cell table:style-name="ce195" table:formula="of:=[.Q137]*0.000599" office:value-type="float" office:value="0.04792" calcext:value-type="float">
            <text:p>4.79E-02</text:p>
          </table:table-cell>
          <table:table-cell table:style-name="ce196" table:formula="of:=([.R137]+[.S137]/5+[.T137]/5)*1000/(2^([.AR137]-1)+1)*([.AL137]*3600)" office:value-type="float" office:value="0" calcext:value-type="float">
            <text:p>0</text:p>
          </table:table-cell>
          <table:table-cell table:style-name="ce154" table:formula="of:=([.V137]+[.W137]/5+[.X137]/5)*1000/(2^([.AT137]-1)+1)*([.AL137]*3600)" office:value-type="float" office:value="690215.79504" calcext:value-type="float">
            <text:p>690215.80</text:p>
          </table:table-cell>
          <table:table-cell table:style-name="ce154"/>
          <table:table-cell table:style-name="ce193" table:formula="of:=[.AA137]*1000*[.AL137]*3600/(2^([.AR137]-1)+1)" office:value-type="float" office:value="19551.36" calcext:value-type="float">
            <text:p>19551</text:p>
          </table:table-cell>
          <table:table-cell table:style-name="ce193" table:number-columns-repeated="6"/>
          <table:table-cell table:style-name="ce131" office:value-type="float" office:value="0.17" calcext:value-type="float">
            <text:p>0.17</text:p>
          </table:table-cell>
          <table:table-cell table:style-name="ce198" table:formula="of:=[.AL137]*[.$F$540]" office:value-type="float" office:value="0.34" calcext:value-type="float">
            <text:p>0.3</text:p>
          </table:table-cell>
          <table:table-cell table:style-name="ce152" table:formula="of:=MAX([.AL137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37]+[.S137]/5+[.T137]/5)*1000/[.U$7];1)" office:value-type="float" office:value="1" calcext:value-type="float">
            <text:p>1</text:p>
          </table:table-cell>
          <table:table-cell table:style-name="ce132" table:formula="of:=IF([.AQ137]&lt;2;0;INT(LOG([.AQ137]-1;2)+1.33))" office:value-type="float" office:value="0" calcext:value-type="float">
            <text:p>0</text:p>
          </table:table-cell>
          <table:table-cell table:style-name="ce196" table:formula="of:=MAX(([.V137]+[.W137]/5+[.X137]/5)*1000/[.U$7];1)" office:value-type="float" office:value="1.69170538" calcext:value-type="float">
            <text:p>2</text:p>
          </table:table-cell>
          <table:table-cell table:style-name="ce132" table:formula="of:=IF([.AS137]&lt;2;0;INT(LOG([.AS137]-1;2)+1.33))" office:value-type="float" office:value="0" calcext:value-type="float">
            <text:p>0</text:p>
          </table:table-cell>
          <table:table-cell table:style-name="ce196" table:formula="of:=([.Y137]+[.AA137])+IF([.AR137]&gt;0.9;SUM([.R137:.T137])*1000/(2^([.AR137]-1)+1);SUM([.R137:.T137])*1000)+IF([.AT137]&gt;0.9;([.AA137]+[.W137]/5+[.X137]/5)*1000/(2^([.AT137]-1)+1);([.AA137]+[.W137]/5+[.X137]/5)*1000)" office:value-type="float" office:value="51.3718269" calcext:value-type="float">
            <text:p>51</text:p>
          </table:table-cell>
          <table:table-cell table:style-name="ce23" table:formula="of:=((1 /([.AA137]*1000))/60)*100000*(2^([.AT126]-1)+1)" office:value-type="float" office:value="52.1702838063439" calcext:value-type="float">
            <text:p>52.2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7]+([.AM138]+[.AN138]+[.AO138])/24" office:value-type="float" office:value="22.9276944444444" calcext:value-type="float">
            <text:p>22.9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268" office:value-type="percentage" office:value="0" calcext:value-type="percentage">
            <text:p>0.0%</text:p>
          </table:table-cell>
          <table:table-cell table:style-name="ce192"/>
          <table:table-cell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18.045" calcext:value-type="float">
            <text:p>18.045</text:p>
          </table:table-cell>
          <table:table-cell table:style-name="ce84" office:value-type="float" office:value="6.792" calcext:value-type="float">
            <text:p>6.792</text:p>
          </table:table-cell>
          <table:table-cell table:style-name="ce266"/>
          <table:table-cell table:style-name="ce184" table:number-columns-repeated="2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5"/>
          <table:table-cell table:style-name="ce194" table:number-columns-repeated="2"/>
          <table:table-cell/>
          <table:table-cell table:style-name="ce194" office:value-type="float" office:value="0.568" calcext:value-type="float">
            <text:p>5.68E-01</text:p>
          </table:table-cell>
          <table:table-cell table:style-name="ce194" office:value-type="float" office:value="0.001955" calcext:value-type="float">
            <text:p>1.96E-03</text:p>
          </table:table-cell>
          <table:table-cell table:style-name="ce194" office:value-type="float" office:value="0.00001251" calcext:value-type="float">
            <text:p>1.25E-05</text:p>
          </table:table-cell>
          <table:table-cell table:style-name="ce194" table:formula="of:=SUM([.V138:.X138])" office:value-type="float" office:value="0.56996751" calcext:value-type="float">
            <text:p>5.70E-01</text:p>
          </table:table-cell>
          <table:table-cell table:style-name="ce195"/>
          <table:table-cell table:style-name="ce195" table:formula="of:=[.Q138]*0.000334" office:value-type="float" office:value="0.02672" calcext:value-type="float">
            <text:p>2.67E-02</text:p>
          </table:table-cell>
          <table:table-cell table:style-name="ce196" table:formula="of:=([.R138]+[.S138]/5+[.T138]/5)*1000/(2^([.AR138]-1)+1)*([.AL138]*3600)" office:value-type="float" office:value="0" calcext:value-type="float">
            <text:p>0</text:p>
          </table:table-cell>
          <table:table-cell table:style-name="ce154" table:formula="of:=([.V138]+[.W138]/5+[.X138]/5)*1000/(2^([.AT138]-1)+1)*([.AL138]*3600)" office:value-type="float" office:value="545657.76192" calcext:value-type="float">
            <text:p>545657.76</text:p>
          </table:table-cell>
          <table:table-cell table:style-name="ce154"/>
          <table:table-cell table:style-name="ce193" table:formula="of:=[.AA138]*1000*[.AL138]*3600/(2^([.AR138]-1)+1)" office:value-type="float" office:value="25651.2" calcext:value-type="float">
            <text:p>25651</text:p>
          </table:table-cell>
          <table:table-cell table:style-name="ce193" table:number-columns-repeated="6"/>
          <table:table-cell table:style-name="ce131" office:value-type="float" office:value="0.4" calcext:value-type="float">
            <text:p>0.40</text:p>
          </table:table-cell>
          <table:table-cell table:style-name="ce198" table:formula="of:=[.AL138]*[.$F$540]" office:value-type="float" office:value="0.8" calcext:value-type="float">
            <text:p>0.8</text:p>
          </table:table-cell>
          <table:table-cell table:style-name="ce152" table:formula="of:=MAX([.AL138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38]+[.S138]/5+[.T138]/5)*1000/[.U$7];1)" office:value-type="float" office:value="1" calcext:value-type="float">
            <text:p>1</text:p>
          </table:table-cell>
          <table:table-cell table:style-name="ce132" table:formula="of:=IF([.AQ138]&lt;2;0;INT(LOG([.AQ138]-1;2)+1.33))" office:value-type="float" office:value="0" calcext:value-type="float">
            <text:p>0</text:p>
          </table:table-cell>
          <table:table-cell table:style-name="ce196" table:formula="of:=MAX(([.V138]+[.W138]/5+[.X138]/5)*1000/[.U$7];1)" office:value-type="float" office:value="1" calcext:value-type="float">
            <text:p>1</text:p>
          </table:table-cell>
          <table:table-cell table:style-name="ce132" table:formula="of:=IF([.AS138]&lt;2;0;INT(LOG([.AS138]-1;2)+1.33))" office:value-type="float" office:value="0" calcext:value-type="float">
            <text:p>0</text:p>
          </table:table-cell>
          <table:table-cell table:style-name="ce196" table:formula="of:=([.Y138]+[.AA138])+IF([.AR138]&gt;0.9;SUM([.R138:.T138])*1000/(2^([.AR138]-1)+1);SUM([.R138:.T138])*1000)+IF([.AT138]&gt;0.9;([.AA138]+[.W138]/5+[.X138]/5)*1000/(2^([.AT138]-1)+1);([.AA138]+[.W138]/5+[.X138]/5)*1000)" office:value-type="float" office:value="27.71018951" calcext:value-type="float">
            <text:p>28</text:p>
          </table:table-cell>
          <table:table-cell table:style-name="ce23" table:formula="of:=((1 /([.AA138]*1000))/60)*100000*(2^([.AT131]-1)+1)" office:value-type="float" office:value="93.562874251497" calcext:value-type="float">
            <text:p>93.6</text:p>
          </table:table-cell>
          <table:table-cell table:style-name="ce1" table:number-columns-repeated="22"/>
          <table:table-cell table:number-columns-repeated="954"/>
        </table:table-row>
        <table:table-row table:style-name="ro9">
          <table:table-cell table:style-name="ce5" table:formula="of:=[.A138]+([.AM139]+[.AN139]+[.AO139])/24" office:value-type="float" office:value="22.9638194444444" calcext:value-type="float">
            <text:p>23.0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56" office:value-type="percentage" office:value="-0.04" calcext:value-type="percentage">
            <text:p>-4.0%</text:p>
          </table:table-cell>
          <table:table-cell table:style-name="ce192"/>
          <table:table-cell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19.085" calcext:value-type="float">
            <text:p>19.085</text:p>
          </table:table-cell>
          <table:table-cell table:style-name="ce258" office:value-type="float" office:value="6.792" calcext:value-type="float">
            <text:p>6.792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5"/>
          <table:table-cell table:style-name="ce194" table:number-columns-repeated="2"/>
          <table:table-cell/>
          <table:table-cell table:style-name="ce194" office:value-type="float" office:value="0.156" calcext:value-type="float">
            <text:p>1.56E-01</text:p>
          </table:table-cell>
          <table:table-cell table:style-name="ce194" office:value-type="float" office:value="0.000287" calcext:value-type="float">
            <text:p>2.87E-04</text:p>
          </table:table-cell>
          <table:table-cell table:style-name="ce194" office:value-type="float" office:value="0" calcext:value-type="float">
            <text:p>0.00E+00</text:p>
          </table:table-cell>
          <table:table-cell table:style-name="ce194" table:formula="of:=SUM([.V139:.X139])" office:value-type="float" office:value="0.156287" calcext:value-type="float">
            <text:p>1.56E-01</text:p>
          </table:table-cell>
          <table:table-cell table:style-name="ce195"/>
          <table:table-cell table:style-name="ce195" table:formula="of:=[.Q139]*0.000184" office:value-type="float" office:value="0.01472" calcext:value-type="float">
            <text:p>1.47E-02</text:p>
          </table:table-cell>
          <table:table-cell table:style-name="ce196" table:formula="of:=([.R139]+[.S139]/5+[.T139]/5)*1000/(2^([.AR139]-1)+1)*([.AL139]*3600)" office:value-type="float" office:value="0" calcext:value-type="float">
            <text:p>0</text:p>
          </table:table-cell>
          <table:table-cell table:style-name="ce154" table:formula="of:=([.V139]+[.W139]/5+[.X139]/5)*1000/(2^([.AT139]-1)+1)*([.AL139]*3600)" office:value-type="float" office:value="112361.328" calcext:value-type="float">
            <text:p>112361.33</text:p>
          </table:table-cell>
          <table:table-cell table:style-name="ce154"/>
          <table:table-cell table:style-name="ce193" table:formula="of:=[.AA139]*1000*[.AL139]*3600/(2^([.AR139]-1)+1)" office:value-type="float" office:value="10598.4" calcext:value-type="float">
            <text:p>10598</text:p>
          </table:table-cell>
          <table:table-cell table:style-name="ce193" table:number-columns-repeated="6"/>
          <table:table-cell table:style-name="ce131" office:value-type="float" office:value="0.3" calcext:value-type="float">
            <text:p>0.30</text:p>
          </table:table-cell>
          <table:table-cell table:style-name="ce198" table:formula="of:=[.AL139]*[.$F$540]" office:value-type="float" office:value="0.6" calcext:value-type="float">
            <text:p>0.6</text:p>
          </table:table-cell>
          <table:table-cell table:style-name="ce152" table:formula="of:=MAX([.AL139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39]+[.S139]/5+[.T139]/5)*1000/[.U$7];1)" office:value-type="float" office:value="1" calcext:value-type="float">
            <text:p>1</text:p>
          </table:table-cell>
          <table:table-cell table:style-name="ce132" table:formula="of:=IF([.AQ139]&lt;2;0;INT(LOG([.AQ139]-1;2)+1.33))" office:value-type="float" office:value="0" calcext:value-type="float">
            <text:p>0</text:p>
          </table:table-cell>
          <table:table-cell table:style-name="ce196" table:formula="of:=MAX(([.V139]+[.W139]/5+[.X139]/5)*1000/[.U$7];1)" office:value-type="float" office:value="1" calcext:value-type="float">
            <text:p>1</text:p>
          </table:table-cell>
          <table:table-cell table:style-name="ce132" table:formula="of:=IF([.AS139]&lt;2;0;INT(LOG([.AS139]-1;2)+1.33))" office:value-type="float" office:value="0" calcext:value-type="float">
            <text:p>0</text:p>
          </table:table-cell>
          <table:table-cell table:style-name="ce196" table:formula="of:=([.Y139]+[.AA139])+IF([.AR139]&gt;0.9;SUM([.R139:.T139])*1000/(2^([.AR139]-1)+1);SUM([.R139:.T139])*1000)+IF([.AT139]&gt;0.9;([.AA139]+[.W139]/5+[.X139]/5)*1000/(2^([.AT139]-1)+1);([.AA139]+[.W139]/5+[.X139]/5)*1000)" office:value-type="float" office:value="14.948407" calcext:value-type="float">
            <text:p>15</text:p>
          </table:table-cell>
          <table:table-cell table:style-name="ce23" table:formula="of:=((1 /([.AA139]*1000))/60)*100000*(2^(#REF!-1)+1)" office:value-type="string" office:string-value="" calcext:value-type="error">
            <text:p>#REF!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9">
          <table:table-cell table:style-name="ce5" table:formula="of:=[.A139]+([.AM140]+[.AN140]+[.AO140])/24" office:value-type="float" office:value="23.0291111111111" calcext:value-type="float">
            <text:p>23.0</text:p>
          </table:table-cell>
          <table:table-cell table:style-name="ce252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256" office:value-type="percentage" office:value="-0.08" calcext:value-type="percentage">
            <text:p>-8.0%</text:p>
          </table:table-cell>
          <table:table-cell table:style-name="ce205"/>
          <table:table-cell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20.15" calcext:value-type="float">
            <text:p>20.15</text:p>
          </table:table-cell>
          <table:table-cell table:style-name="ce258" office:value-type="float" office:value="6.792" calcext:value-type="float">
            <text:p>6.792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5"/>
          <table:table-cell table:style-name="ce194" table:number-columns-repeated="2"/>
          <table:table-cell/>
          <table:table-cell table:style-name="ce194" office:value-type="float" office:value="0.0372" calcext:value-type="float">
            <text:p>3.72E-02</text:p>
          </table:table-cell>
          <table:table-cell table:number-columns-repeated="2" table:style-name="ce194" office:value-type="float" office:value="0" calcext:value-type="float">
            <text:p>0.00E+00</text:p>
          </table:table-cell>
          <table:table-cell table:style-name="ce194" table:formula="of:=SUM([.V140:.X140])" office:value-type="float" office:value="0.0372" calcext:value-type="float">
            <text:p>3.72E-02</text:p>
          </table:table-cell>
          <table:table-cell table:style-name="ce195"/>
          <table:table-cell table:style-name="ce195" table:formula="of:=[.Q140]*0.0000837" office:value-type="float" office:value="0.006696" calcext:value-type="float">
            <text:p>6.70E-03</text:p>
          </table:table-cell>
          <table:table-cell table:style-name="ce196" table:formula="of:=([.R140]+[.S140]/5+[.T140]/5)*1000/(2^([.AR140]-1)+1)*([.AL140]*3600)" office:value-type="float" office:value="0" calcext:value-type="float">
            <text:p>0</text:p>
          </table:table-cell>
          <table:table-cell table:style-name="ce154" table:formula="of:=([.V140]+[.W140]/5+[.X140]/5)*1000/(2^([.AT140]-1)+1)*([.AL140]*3600)" office:value-type="float" office:value="58032" calcext:value-type="float">
            <text:p>58032.00</text:p>
          </table:table-cell>
          <table:table-cell table:style-name="ce154"/>
          <table:table-cell table:style-name="ce193" table:formula="of:=[.AA140]*1000*[.AL140]*3600/(2^([.AR140]-1)+1)" office:value-type="float" office:value="10445.76" calcext:value-type="float">
            <text:p>10446</text:p>
          </table:table-cell>
          <table:table-cell table:style-name="ce193" table:number-columns-repeated="6"/>
          <table:table-cell table:style-name="ce131" office:value-type="float" office:value="0.65" calcext:value-type="float">
            <text:p>0.65</text:p>
          </table:table-cell>
          <table:table-cell table:style-name="ce198" table:formula="of:=[.AL140]*[.$F$540]" office:value-type="float" office:value="1.3" calcext:value-type="float">
            <text:p>1.3</text:p>
          </table:table-cell>
          <table:table-cell table:style-name="ce152" table:formula="of:=MAX([.AL140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140]+[.S140]/5+[.T140]/5)*1000/[.U$7];1)" office:value-type="float" office:value="1" calcext:value-type="float">
            <text:p>1</text:p>
          </table:table-cell>
          <table:table-cell table:style-name="ce132" table:formula="of:=IF([.AQ140]&lt;2;0;INT(LOG([.AQ140]-1;2)+1.33))" office:value-type="float" office:value="0" calcext:value-type="float">
            <text:p>0</text:p>
          </table:table-cell>
          <table:table-cell table:style-name="ce196" table:formula="of:=MAX(([.V140]+[.W140]/5+[.X140]/5)*1000/[.U$7];1)" office:value-type="float" office:value="1" calcext:value-type="float">
            <text:p>1</text:p>
          </table:table-cell>
          <table:table-cell table:style-name="ce132" table:formula="of:=IF([.AS140]&lt;2;0;INT(LOG([.AS140]-1;2)+1.33))" office:value-type="float" office:value="0" calcext:value-type="float">
            <text:p>0</text:p>
          </table:table-cell>
          <table:table-cell table:style-name="ce196" table:formula="of:=([.Y140]+[.AA140])+IF([.AR140]&gt;0.9;SUM([.R140:.T140])*1000/(2^([.AR140]-1)+1);SUM([.R140:.T140])*1000)+IF([.AT140]&gt;0.9;([.AA140]+[.W140]/5+[.X140]/5)*1000/(2^([.AT140]-1)+1);([.AA140]+[.W140]/5+[.X140]/5)*1000)" office:value-type="float" office:value="6.739896" calcext:value-type="float">
            <text:p>7</text:p>
          </table:table-cell>
          <table:table-cell table:style-name="ce23" table:formula="of:=((1 /([.AA140]*1000))/60)*100000*(2^(#REF!-1)+1)" office:value-type="string" office:string-value="" calcext:value-type="error">
            <text:p>#REF!</text:p>
          </table:table-cell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40]+([.AM141]+[.AN141]+[.AO141])/24" office:value-type="float" office:value="23.1235694444444" calcext:value-type="float">
            <text:p>23.1</text:p>
          </table:table-cell>
          <table:table-cell table:style-name="ce269"/>
          <table:table-cell table:style-name="ce184" office:value-type="float" office:value="10.549" calcext:value-type="float">
            <text:p>10.54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8" office:value-type="percentage" office:value="0" calcext:value-type="percentage">
            <text:p>0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58" office:value-type="float" office:value="21.67" calcext:value-type="float">
            <text:p>21.67</text:p>
          </table:table-cell>
          <table:table-cell table:style-name="ce84" office:value-type="float" office:value="5.878" calcext:value-type="float">
            <text:p>5.878</text:p>
          </table:table-cell>
          <table:table-cell table:style-name="ce266"/>
          <table:table-cell table:style-name="ce184" table:number-columns-repeated="2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4" office:value-type="float" office:value="0.117" calcext:value-type="float">
            <text:p>1.17E-01</text:p>
          </table:table-cell>
          <table:table-cell table:style-name="ce194" office:value-type="float" office:value="0.0009612" calcext:value-type="float">
            <text:p>9.61E-04</text:p>
          </table:table-cell>
          <table:table-cell table:style-name="ce194" office:value-type="float" office:value="0.000004096" calcext:value-type="float">
            <text:p>4.10E-06</text:p>
          </table:table-cell>
          <table:table-cell table:style-name="ce194" table:formula="of:=SUM([.V141:.X141])" office:value-type="float" office:value="0.117965296" calcext:value-type="float">
            <text:p>1.18E-01</text:p>
          </table:table-cell>
          <table:table-cell table:style-name="ce195"/>
          <table:table-cell table:style-name="ce195" table:formula="of:=[.Q141]*0.000067" office:value-type="float" office:value="0.00536" calcext:value-type="float">
            <text:p>5.36E-03</text:p>
          </table:table-cell>
          <table:table-cell table:style-name="ce196" table:formula="of:=([.R141]+[.S141]/5+[.T141]/5)*1000/(2^([.AR141]-1)+1)*([.AL141]*3600)" office:value-type="float" office:value="0" calcext:value-type="float">
            <text:p>0</text:p>
          </table:table-cell>
          <table:table-cell table:style-name="ce154" table:formula="of:=([.V141]+[.W141]/5+[.X141]/5)*1000/(2^([.AT141]-1)+1)*([.AL141]*3600)" office:value-type="float" office:value="225010.673664" calcext:value-type="float">
            <text:p>225010.67</text:p>
          </table:table-cell>
          <table:table-cell table:style-name="ce154"/>
          <table:table-cell table:style-name="ce193" table:formula="of:=[.AA141]*1000*[.AL141]*3600/(2^([.AR141]-1)+1)" office:value-type="float" office:value="10291.2" calcext:value-type="float">
            <text:p>10291</text:p>
          </table:table-cell>
          <table:table-cell table:style-name="ce193" table:number-columns-repeated="6"/>
          <table:table-cell table:style-name="ce131" office:value-type="float" office:value="0.8" calcext:value-type="float">
            <text:p>0.80</text:p>
          </table:table-cell>
          <table:table-cell table:style-name="ce198" table:formula="of:=[.AL141]*[.$F$540]" office:value-type="float" office:value="1.6" calcext:value-type="float">
            <text:p>1.6</text:p>
          </table:table-cell>
          <table:table-cell table:style-name="ce152" table:formula="of:=MAX([.AL141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141]+[.S141]/5+[.T141]/5)*1000/[.U$7];1)" office:value-type="float" office:value="1" calcext:value-type="float">
            <text:p>1</text:p>
          </table:table-cell>
          <table:table-cell table:style-name="ce132" table:formula="of:=IF([.AQ141]&lt;2;0;INT(LOG([.AQ141]-1;2)+1.33))" office:value-type="float" office:value="0" calcext:value-type="float">
            <text:p>0</text:p>
          </table:table-cell>
          <table:table-cell table:style-name="ce196" table:formula="of:=MAX(([.V141]+[.W141]/5+[.X141]/5)*1000/[.U$7];1)" office:value-type="float" office:value="1" calcext:value-type="float">
            <text:p>1</text:p>
          </table:table-cell>
          <table:table-cell table:style-name="ce132" table:formula="of:=IF([.AS141]&lt;2;0;INT(LOG([.AS141]-1;2)+1.33))" office:value-type="float" office:value="0" calcext:value-type="float">
            <text:p>0</text:p>
          </table:table-cell>
          <table:table-cell table:style-name="ce196" table:formula="of:=([.Y141]+[.AA141])+IF([.AR141]&gt;0.9;SUM([.R141:.T141])*1000/(2^([.AR141]-1)+1);SUM([.R141:.T141])*1000)+IF([.AT141]&gt;0.9;([.AA141]+[.W141]/5+[.X141]/5)*1000/(2^([.AT141]-1)+1);([.AA141]+[.W141]/5+[.X141]/5)*1000)" office:value-type="float" office:value="5.676384496" calcext:value-type="float">
            <text:p>6</text:p>
          </table:table-cell>
          <table:table-cell table:style-name="ce23" table:formula="of:=((1 /([.AA141]*1000))/60)*100000*(2^([.AT132]-1)+1)" office:value-type="float" office:value="466.417910447761" calcext:value-type="float">
            <text:p>466.4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24"/>
          <table:table-cell table:style-name="ce25"/>
          <table:table-cell table:style-name="ce171"/>
          <table:table-cell table:style-name="ce199"/>
          <table:table-cell table:style-name="ce172" table:number-columns-repeated="4"/>
          <table:table-cell table:style-name="ce271"/>
          <table:table-cell table:style-name="ce172" table:number-columns-repeated="2"/>
          <table:table-cell table:style-name="ce171"/>
          <table:table-cell table:style-name="ce35"/>
          <table:table-cell table:style-name="ce172" table:number-columns-repeated="3"/>
          <table:table-cell table:style-name="ce199"/>
          <table:table-cell table:style-name="ce272"/>
          <table:table-cell table:style-name="ce172" table:number-columns-repeated="3"/>
          <table:table-cell table:style-name="ce272"/>
          <table:table-cell table:style-name="ce172" table:number-columns-repeated="2"/>
          <table:table-cell table:style-name="ce239" table:number-columns-repeated="3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145" table:formula="of:=SUM([.AL136:.AL141])" office:value-type="float" office:value="2.49" calcext:value-type="float">
            <text:p>2.49</text:p>
          </table:table-cell>
          <table:table-cell table:style-name="ce206" table:formula="of:=SUM([.AM136:.AO141])" office:value-type="float" office:value="7.382" calcext:value-type="float">
            <text:p>7.4</text:p>
          </table:table-cell>
          <table:table-cell table:style-name="ce146" table:number-columns-repeated="2"/>
          <table:table-cell table:style-name="ce239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273"/>
          <table:table-cell table:style-name="ce239"/>
          <table:table-cell table:number-columns-repeated="21"/>
          <table:table-cell table:style-name="ce24" table:number-columns-repeated="954"/>
        </table:table-row>
        <table:table-row table:style-name="ro10">
          <table:table-cell/>
          <table:table-cell table:style-name="ce269"/>
          <table:table-cell table:style-name="ce177" office:value-type="string" calcext:value-type="string">
            <text:p>Carbon luminosity scan 1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139]+([.AM144]+[.AN144]+[.AO144])/24" office:value-type="float" office:value="22.9804861111111" calcext:value-type="float">
            <text:p>23.0</text:p>
          </table:table-cell>
          <table:table-cell/>
          <table:table-cell table:style-name="ce171"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4]+[.N144]" office:value-type="float" office:value="21.5" calcext:value-type="float">
            <text:p>21.50</text:p>
          </table:table-cell>
          <table:table-cell table:style-name="ce280" office:value-type="float" office:value="80" calcext:value-type="float">
            <text:p>80</text:p>
          </table:table-cell>
          <table:table-cell table:style-name="ce281" table:formula="of:=30.5*[.Q144]/80" office:value-type="float" office:value="30.5" calcext:value-type="float">
            <text:p>3.05E+01</text:p>
          </table:table-cell>
          <table:table-cell table:style-name="ce7" table:number-columns-repeated="3"/>
          <table:table-cell table:style-name="ce281" table:formula="of:=6.6*[.Q144]/80" office:value-type="float" office:value="6.6" calcext:value-type="float">
            <text:p>6.60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4]+([.AM145]+[.AN145]+[.AO145])/24" office:value-type="float" office:value="22.9971527777778" calcext:value-type="float">
            <text:p>23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5]+[.N145]" office:value-type="float" office:value="21.5" calcext:value-type="float">
            <text:p>21.5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30.5*[.Q145]/80" office:value-type="float" office:value="22.875" calcext:value-type="float">
            <text:p>2.29E+01</text:p>
          </table:table-cell>
          <table:table-cell table:style-name="ce7" table:number-columns-repeated="3"/>
          <table:table-cell table:style-name="ce281" table:formula="of:=6.6*[.Q145]/80" office:value-type="float" office:value="4.95" calcext:value-type="float">
            <text:p>4.9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5]+([.AM146]+[.AN146]+[.AO146])/24" office:value-type="float" office:value="23.0138194444444" calcext:value-type="float">
            <text:p>23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6]+[.N146]" office:value-type="float" office:value="21.5" calcext:value-type="float">
            <text:p>21.5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30.5*[.Q146]/80" office:value-type="float" office:value="15.25" calcext:value-type="float">
            <text:p>1.53E+01</text:p>
          </table:table-cell>
          <table:table-cell table:style-name="ce7" table:number-columns-repeated="3"/>
          <table:table-cell table:style-name="ce281" table:formula="of:=6.6*[.Q146]/80" office:value-type="float" office:value="3.3" calcext:value-type="float">
            <text:p>3.30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6]+([.AM147]+[.AN147]+[.AO147])/24" office:value-type="float" office:value="23.0304861111111" calcext:value-type="float">
            <text:p>23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7]+[.N147]" office:value-type="float" office:value="21.5" calcext:value-type="float">
            <text:p>21.50</text:p>
          </table:table-cell>
          <table:table-cell table:style-name="ce280" office:value-type="float" office:value="25" calcext:value-type="float">
            <text:p>25</text:p>
          </table:table-cell>
          <table:table-cell table:style-name="ce281" table:formula="of:=30.5*[.Q147]/80" office:value-type="float" office:value="9.53125" calcext:value-type="float">
            <text:p>9.53E+00</text:p>
          </table:table-cell>
          <table:table-cell table:style-name="ce7" table:number-columns-repeated="3"/>
          <table:table-cell table:style-name="ce281" table:formula="of:=6.6*[.Q147]/80" office:value-type="float" office:value="2.0625" calcext:value-type="float">
            <text:p>2.06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7]+([.AM148]+[.AN148]+[.AO148])/24" office:value-type="float" office:value="23.0471527777778" calcext:value-type="float">
            <text:p>23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8]+[.N148]" office:value-type="float" office:value="21.5" calcext:value-type="float">
            <text:p>21.5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30.5*[.Q148]/80" office:value-type="float" office:value="5.71875" calcext:value-type="float">
            <text:p>5.72E+00</text:p>
          </table:table-cell>
          <table:table-cell table:style-name="ce7" table:number-columns-repeated="3"/>
          <table:table-cell table:style-name="ce281" table:formula="of:=6.6*[.Q148]/80" office:value-type="float" office:value="1.2375" calcext:value-type="float">
            <text:p>1.2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office:value-type="string" calcext:value-type="string">
            <text:p><text:s text:c="305"/></text:p>
          </table:table-cell>
          <table:table-cell table:style-name="ce278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8]+([.AM149]+[.AN149]+[.AO149])/24" office:value-type="float" office:value="23.0638194444444" calcext:value-type="float">
            <text:p>23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49]+[.N149]" office:value-type="float" office:value="21.5" calcext:value-type="float">
            <text:p>21.50</text:p>
          </table:table-cell>
          <table:table-cell table:style-name="ce280" office:value-type="float" office:value="8" calcext:value-type="float">
            <text:p>8</text:p>
          </table:table-cell>
          <table:table-cell table:style-name="ce281" table:formula="of:=30.5*[.Q149]/80" office:value-type="float" office:value="3.05" calcext:value-type="float">
            <text:p>3.05E+00</text:p>
          </table:table-cell>
          <table:table-cell table:style-name="ce7" table:number-columns-repeated="3"/>
          <table:table-cell table:style-name="ce281" table:formula="of:=6.6*[.Q149]/80" office:value-type="float" office:value="0.66" calcext:value-type="float">
            <text:p>6.60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49]+([.AM150]+[.AN150]+[.AO150])/24" office:value-type="float" office:value="23.0638194444444" calcext:value-type="float">
            <text:p>23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0]+[.N150]" office:value-type="float" office:value="21.5" calcext:value-type="float">
            <text:p>21.5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30.5*[.Q150]/80" office:value-type="float" office:value="1.90625" calcext:value-type="float">
            <text:p>1.91E+00</text:p>
          </table:table-cell>
          <table:table-cell table:style-name="ce7" table:number-columns-repeated="3"/>
          <table:table-cell table:style-name="ce281" table:formula="of:=6.6*[.Q150]/80" office:value-type="float" office:value="0.4125" calcext:value-type="float">
            <text:p>4.13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50]+([.AM151]+[.AN151]+[.AO151])/24" office:value-type="float" office:value="23.0638194444444" calcext:value-type="float">
            <text:p>23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1]+[.N151]" office:value-type="float" office:value="21.5" calcext:value-type="float">
            <text:p>21.5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30.5*[.Q151]/80" office:value-type="float" office:value="0.953125" calcext:value-type="float">
            <text:p>9.53E-01</text:p>
          </table:table-cell>
          <table:table-cell table:style-name="ce7" table:number-columns-repeated="3"/>
          <table:table-cell table:style-name="ce281" table:formula="of:=6.6*[.Q151]/80" office:value-type="float" office:value="0.20625" calcext:value-type="float">
            <text:p>2.06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51]+([.AM152]+[.AN152]+[.AO152])/24" office:value-type="float" office:value="23.0638194444444" calcext:value-type="float">
            <text:p>23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2]+[.N152]" office:value-type="float" office:value="21.5" calcext:value-type="float">
            <text:p>21.5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30.5*[.Q152]/80" office:value-type="float" office:value="0.38125" calcext:value-type="float">
            <text:p>3.81E-01</text:p>
          </table:table-cell>
          <table:table-cell table:style-name="ce7" table:number-columns-repeated="3"/>
          <table:table-cell table:style-name="ce281" table:formula="of:=6.6*[.Q152]/80" office:value-type="float" office:value="0.0825" calcext:value-type="float">
            <text:p>8.25E-02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7" table:number-columns-repeated="8"/>
          <table:table-cell table:style-name="ce276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/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144:.AO153])" office:value-type="float" office:value="2.4" calcext:value-type="float">
            <text:p>2.4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152]+([.AM157]+[.AN157]+[.AO157])/24" office:value-type="float" office:value="23.0846527777778" calcext:value-type="float">
            <text:p>23.1</text:p>
          </table:table-cell>
          <table:table-cell/>
          <table:table-cell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7]+[.N157]" office:value-type="float" office:value="21.5" calcext:value-type="float">
            <text:p>21.5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329 *[.Q157]/80" office:value-type="float" office:value="329" calcext:value-type="float">
            <text:p>329</text:p>
          </table:table-cell>
          <table:table-cell table:style-name="ce23" table:formula="of:=229 *[.Q157]/70" office:value-type="float" office:value="261.714285714286" calcext:value-type="float">
            <text:p>261.7</text:p>
          </table:table-cell>
          <table:table-cell table:style-name="ce23" table:formula="of:=19.4 *[.Q157]/70" office:value-type="float" office:value="22.1714285714286" calcext:value-type="float">
            <text:p>22.2</text:p>
          </table:table-cell>
          <table:table-cell table:style-name="ce195" table:formula="of:=SUM([.R157:.T157])" office:value-type="float" office:value="612.885714285714" calcext:value-type="float">
            <text:p>6.13E+02</text:p>
          </table:table-cell>
          <table:table-cell table:style-name="ce132" table:formula="of:=60.6*[.Q157]/80" office:value-type="float" office:value="60.6" calcext:value-type="float">
            <text:p>61</text:p>
          </table:table-cell>
          <table:table-cell table:style-name="ce23" table:formula="of:=19.6*[.Q157]/70" office:value-type="float" office:value="22.4" calcext:value-type="float">
            <text:p>22.4</text:p>
          </table:table-cell>
          <table:table-cell table:style-name="ce23" table:formula="of:=1.88*[.Q157]/70" office:value-type="float" office:value="2.14857142857143" calcext:value-type="float">
            <text:p>2.1</text:p>
          </table:table-cell>
          <table:table-cell table:style-name="ce195" table:formula="of:=SUM([.V157:.X157])" office:value-type="float" office:value="85.1485714285714" calcext:value-type="float">
            <text:p>8.51E+01</text:p>
          </table:table-cell>
          <table:table-cell table:style-name="ce132" table:number-columns-repeated="2"/>
          <table:table-cell table:style-name="ce40" table:formula="of:=(([.R157]+[.S157]/5+[.T157]/5)*1000/(2^([.AR157]-1)+1))*([.AM157]*3600)" office:value-type="float" office:value="101693.755012378" calcext:value-type="float">
            <text:p>101694</text:p>
          </table:table-cell>
          <table:table-cell table:style-name="ce39" table:number-columns-repeated="2"/>
          <table:table-cell table:style-name="ce40" table:formula="of:=(([.V157]+[.W157]/5+[.X157]/5)*1000/(2^([.AT157]-1)+1))*([.AM157]*3600)" office:value-type="float" office:value="1088469.0989011" calcext:value-type="float">
            <text:p>108846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57]+[.S157]/5+[.T157]/5)*1000/[.U$8];1)" office:value-type="float" office:value="3857.77142857143" calcext:value-type="float">
            <text:p>3858</text:p>
          </table:table-cell>
          <table:table-cell table:style-name="ce132" table:formula="of:=IF([.AQ157]&lt;2;0;INT(LOG([.AQ157]-1;2)+1.33))" office:value-type="float" office:value="13" calcext:value-type="float">
            <text:p>13</text:p>
          </table:table-cell>
          <table:table-cell table:style-name="ce196" table:formula="of:=MAX(([.V157]+[.W157]/5+[.X157]/5)*1000/[.U$7];1)" office:value-type="float" office:value="65.5097142857143" calcext:value-type="float">
            <text:p>66</text:p>
          </table:table-cell>
          <table:table-cell table:style-name="ce132" table:formula="of:=IF([.AS157]&lt;2;0;INT(LOG([.AS157]-1;2)+1.33))" office:value-type="float" office:value="7" calcext:value-type="float">
            <text:p>7</text:p>
          </table:table-cell>
          <table:table-cell table:style-name="ce196" table:formula="of:=([.Y157]+[.AA157])+IF([.AR157]&gt;0.9;SUM([.R157:.T157])*1000/(2^([.AR157]-1)+1);SUM([.R157:.T157])*1000)+IF([.AT157]&gt;0.9;([.V157]+[.W157]/5+[.X157]/5)*1000/(2^([.AT157]-1)+1);([.V157]+[.W157]/5+[.X157]/5)*1000)" office:value-type="float" office:value="1242.58410909081" calcext:value-type="float">
            <text:p>124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57]+([.AM158]+[.AN158]+[.AO158])/24" office:value-type="float" office:value="23.1054861111111" calcext:value-type="float">
            <text:p>23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8]+[.N158]" office:value-type="float" office:value="21.5" calcext:value-type="float">
            <text:p>21.5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329 *[.Q158]/80" office:value-type="float" office:value="246.75" calcext:value-type="float">
            <text:p>247</text:p>
          </table:table-cell>
          <table:table-cell table:style-name="ce23" table:formula="of:=229 *[.Q158]/70" office:value-type="float" office:value="196.285714285714" calcext:value-type="float">
            <text:p>196.3</text:p>
          </table:table-cell>
          <table:table-cell table:style-name="ce23" table:formula="of:=19.4 *[.Q158]/70" office:value-type="float" office:value="16.6285714285714" calcext:value-type="float">
            <text:p>16.6</text:p>
          </table:table-cell>
          <table:table-cell table:style-name="ce195" table:formula="of:=SUM([.R158:.T158])" office:value-type="float" office:value="459.664285714286" calcext:value-type="float">
            <text:p>4.60E+02</text:p>
          </table:table-cell>
          <table:table-cell table:style-name="ce132" table:formula="of:=60.6*[.Q158]/80" office:value-type="float" office:value="45.45" calcext:value-type="float">
            <text:p>45</text:p>
          </table:table-cell>
          <table:table-cell table:style-name="ce23" table:formula="of:=19.6*[.Q158]/70" office:value-type="float" office:value="16.8" calcext:value-type="float">
            <text:p>16.8</text:p>
          </table:table-cell>
          <table:table-cell table:style-name="ce23" table:formula="of:=1.88*[.Q158]/70" office:value-type="float" office:value="1.61142857142857" calcext:value-type="float">
            <text:p>1.6</text:p>
          </table:table-cell>
          <table:table-cell table:style-name="ce195" table:formula="of:=SUM([.V158:.X158])" office:value-type="float" office:value="63.8614285714286" calcext:value-type="float">
            <text:p>6.39E+01</text:p>
          </table:table-cell>
          <table:table-cell table:style-name="ce132" table:number-columns-repeated="2"/>
          <table:table-cell table:style-name="ce40" table:formula="of:=(([.R158]+[.S158]/5+[.T158]/5)*1000/(2^([.AR158]-1)+1))*([.AM158]*3600)" office:value-type="float" office:value="152503.409328592" calcext:value-type="float">
            <text:p>152503</text:p>
          </table:table-cell>
          <table:table-cell table:style-name="ce39" table:number-columns-repeated="2"/>
          <table:table-cell table:style-name="ce40" table:formula="of:=(([.V158]+[.W158]/5+[.X158]/5)*1000/(2^([.AT158]-1)+1))*([.AM158]*3600)" office:value-type="float" office:value="1607965.71428571" calcext:value-type="float">
            <text:p>1607966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53"/>
          <table:table-cell table:style-name="ce196" table:formula="of:=MAX(([.R158]+[.S158]/5+[.T158]/5)*1000/[.U$8];1)" office:value-type="float" office:value="2893.32857142857" calcext:value-type="float">
            <text:p>2893</text:p>
          </table:table-cell>
          <table:table-cell table:style-name="ce132" table:formula="of:=IF([.AQ158]&lt;2;0;INT(LOG([.AQ158]-1;2)+1.33))" office:value-type="float" office:value="12" calcext:value-type="float">
            <text:p>12</text:p>
          </table:table-cell>
          <table:table-cell table:style-name="ce196" table:formula="of:=MAX(([.V158]+[.W158]/5+[.X158]/5)*1000/[.U$7];1)" office:value-type="float" office:value="49.1322857142857" calcext:value-type="float">
            <text:p>49</text:p>
          </table:table-cell>
          <table:table-cell table:style-name="ce132" table:formula="of:=IF([.AS158]&lt;2;0;INT(LOG([.AS158]-1;2)+1.33))" office:value-type="float" office:value="6" calcext:value-type="float">
            <text:p>6</text:p>
          </table:table-cell>
          <table:table-cell table:style-name="ce196" table:formula="of:=([.Y158]+[.AA158])+IF([.AR158]&gt;0.9;SUM([.R158:.T158])*1000/(2^([.AR158]-1)+1);SUM([.R158:.T158])*1000)+IF([.AT158]&gt;0.9;([.V158]+[.W158]/5+[.X158]/5)*1000/(2^([.AT158]-1)+1);([.V158]+[.W158]/5+[.X158]/5)*1000)" office:value-type="float" office:value="1777.05448441749" calcext:value-type="float">
            <text:p>1777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158]+([.AM159]+[.AN159]+[.AO159])/24" office:value-type="float" office:value="23.1263194444444" calcext:value-type="float">
            <text:p>23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59]+[.N159]" office:value-type="float" office:value="21.5" calcext:value-type="float">
            <text:p>21.5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329 *[.Q159]/80" office:value-type="float" office:value="164.5" calcext:value-type="float">
            <text:p>165</text:p>
          </table:table-cell>
          <table:table-cell table:style-name="ce23" table:formula="of:=229 *[.Q159]/70" office:value-type="float" office:value="130.857142857143" calcext:value-type="float">
            <text:p>130.9</text:p>
          </table:table-cell>
          <table:table-cell table:style-name="ce23" table:formula="of:=19.4 *[.Q159]/70" office:value-type="float" office:value="11.0857142857143" calcext:value-type="float">
            <text:p>11.1</text:p>
          </table:table-cell>
          <table:table-cell table:style-name="ce204" table:formula="of:=SUM([.R159:.T159])" office:value-type="float" office:value="306.442857142857" calcext:value-type="float">
            <text:p>3.06E+02</text:p>
          </table:table-cell>
          <table:table-cell table:style-name="ce41" table:formula="of:=60.6*[.Q159]/80" office:value-type="float" office:value="30.3" calcext:value-type="float">
            <text:p>30</text:p>
          </table:table-cell>
          <table:table-cell table:style-name="ce53" table:formula="of:=19.6*[.Q159]/70" office:value-type="float" office:value="11.2" calcext:value-type="float">
            <text:p>11.2</text:p>
          </table:table-cell>
          <table:table-cell table:style-name="ce53" table:formula="of:=1.88*[.Q159]/70" office:value-type="float" office:value="1.07428571428571" calcext:value-type="float">
            <text:p>1.1</text:p>
          </table:table-cell>
          <table:table-cell table:style-name="ce204" table:formula="of:=SUM([.V159:.X159])" office:value-type="float" office:value="42.5742857142857" calcext:value-type="float">
            <text:p>4.26E+01</text:p>
          </table:table-cell>
          <table:table-cell table:style-name="ce132" table:number-columns-repeated="2"/>
          <table:table-cell table:style-name="ce40" table:formula="of:=(([.R159]+[.S159]/5+[.T159]/5)*1000/(2^([.AR159]-1)+1))*([.AM159]*3600)" office:value-type="float" office:value="101668.939552395" calcext:value-type="float">
            <text:p>101669</text:p>
          </table:table-cell>
          <table:table-cell table:style-name="ce39" table:number-columns-repeated="2"/>
          <table:table-cell table:style-name="ce40" table:formula="of:=(([.V159]+[.W159]/5+[.X159]/5)*1000/(2^([.AT159]-1)+1))*([.AM159]*3600)" office:value-type="float" office:value="1071977.14285714" calcext:value-type="float">
            <text:p>107197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59]+[.S159]/5+[.T159]/5)*1000/[.U$8];1)" office:value-type="float" office:value="1928.88571428571" calcext:value-type="float">
            <text:p>1929</text:p>
          </table:table-cell>
          <table:table-cell table:style-name="ce132" table:formula="of:=IF([.AQ159]&lt;2;0;INT(LOG([.AQ159]-1;2)+1.33))" office:value-type="float" office:value="12" calcext:value-type="float">
            <text:p>12</text:p>
          </table:table-cell>
          <table:table-cell table:style-name="ce196" table:formula="of:=MAX(([.V159]+[.W159]/5+[.X159]/5)*1000/[.U$7];1)" office:value-type="float" office:value="32.7548571428571" calcext:value-type="float">
            <text:p>33</text:p>
          </table:table-cell>
          <table:table-cell table:style-name="ce132" table:formula="of:=IF([.AS159]&lt;2;0;INT(LOG([.AS159]-1;2)+1.33))" office:value-type="float" office:value="6" calcext:value-type="float">
            <text:p>6</text:p>
          </table:table-cell>
          <table:table-cell table:style-name="ce196" table:formula="of:=([.Y159]+[.AA159])+IF([.AR159]&gt;0.9;SUM([.R159:.T159])*1000/(2^([.AR159]-1)+1);SUM([.R159:.T159])*1000)+IF([.AT159]&gt;0.9;([.V159]+[.W159]/5+[.X159]/5)*1000/(2^([.AT159]-1)+1);([.V159]+[.W159]/5+[.X159]/5)*1000)" office:value-type="float" office:value="1184.70298961166" calcext:value-type="float">
            <text:p>118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59]+([.AM160]+[.AN160]+[.AO160])/24" office:value-type="float" office:value="23.1471527777778" calcext:value-type="float">
            <text:p>23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0]+[.N160]" office:value-type="float" office:value="21.5" calcext:value-type="float">
            <text:p>21.5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329 *[.Q160]/80" office:value-type="float" office:value="102.8125" calcext:value-type="float">
            <text:p>103</text:p>
          </table:table-cell>
          <table:table-cell table:style-name="ce23" table:formula="of:=229 *[.Q160]/70" office:value-type="float" office:value="81.7857142857143" calcext:value-type="float">
            <text:p>81.8</text:p>
          </table:table-cell>
          <table:table-cell table:style-name="ce23" table:formula="of:=19.4 *[.Q160]/70" office:value-type="float" office:value="6.92857142857143" calcext:value-type="float">
            <text:p>6.9</text:p>
          </table:table-cell>
          <table:table-cell table:style-name="ce204" table:formula="of:=SUM([.R160:.T160])" office:value-type="float" office:value="191.526785714286" calcext:value-type="float">
            <text:p>1.92E+02</text:p>
          </table:table-cell>
          <table:table-cell table:style-name="ce41" table:formula="of:=60.6*[.Q160]/80" office:value-type="float" office:value="18.9375" calcext:value-type="float">
            <text:p>19</text:p>
          </table:table-cell>
          <table:table-cell table:style-name="ce53" table:formula="of:=19.6*[.Q160]/70" office:value-type="float" office:value="7" calcext:value-type="float">
            <text:p>7.0</text:p>
          </table:table-cell>
          <table:table-cell table:style-name="ce53" table:formula="of:=1.88*[.Q160]/70" office:value-type="float" office:value="0.671428571428571" calcext:value-type="float">
            <text:p>0.7</text:p>
          </table:table-cell>
          <table:table-cell table:style-name="ce204" table:formula="of:=SUM([.V160:.X160])" office:value-type="float" office:value="26.6089285714286" calcext:value-type="float">
            <text:p>2.66E+01</text:p>
          </table:table-cell>
          <table:table-cell table:style-name="ce132" table:number-columns-repeated="2"/>
          <table:table-cell table:style-name="ce40" table:formula="of:=(([.R160]+[.S160]/5+[.T160]/5)*1000/(2^([.AR160]-1)+1))*([.AM160]*3600)" office:value-type="float" office:value="127024.181184669" calcext:value-type="float">
            <text:p>127024</text:p>
          </table:table-cell>
          <table:table-cell table:style-name="ce39" table:number-columns-repeated="2"/>
          <table:table-cell table:style-name="ce40" table:formula="of:=(([.V160]+[.W160]/5+[.X160]/5)*1000/(2^([.AT160]-1)+1))*([.AM160]*3600)" office:value-type="float" office:value="1300560.50420168" calcext:value-type="float">
            <text:p>130056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0]+[.S160]/5+[.T160]/5)*1000/[.U$8];1)" office:value-type="float" office:value="1205.55357142857" calcext:value-type="float">
            <text:p>1206</text:p>
          </table:table-cell>
          <table:table-cell table:style-name="ce132" table:formula="of:=IF([.AQ160]&lt;2;0;INT(LOG([.AQ160]-1;2)+1.33))" office:value-type="float" office:value="11" calcext:value-type="float">
            <text:p>11</text:p>
          </table:table-cell>
          <table:table-cell table:style-name="ce196" table:formula="of:=MAX(([.V160]+[.W160]/5+[.X160]/5)*1000/[.U$7];1)" office:value-type="float" office:value="20.4717857142857" calcext:value-type="float">
            <text:p>20</text:p>
          </table:table-cell>
          <table:table-cell table:style-name="ce132" table:formula="of:=IF([.AS160]&lt;2;0;INT(LOG([.AS160]-1;2)+1.33))" office:value-type="float" office:value="5" calcext:value-type="float">
            <text:p>5</text:p>
          </table:table-cell>
          <table:table-cell table:style-name="ce196" table:formula="of:=([.Y160]+[.AA160])+IF([.AR160]&gt;0.9;SUM([.R160:.T160])*1000/(2^([.AR160]-1)+1);SUM([.R160:.T160])*1000)+IF([.AT160]&gt;0.9;([.V160]+[.W160]/5+[.X160]/5)*1000/(2^([.AT160]-1)+1);([.V160]+[.W160]/5+[.X160]/5)*1000)" office:value-type="float" office:value="1417.68701834392" calcext:value-type="float">
            <text:p>141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60]+([.AM161]+[.AN161]+[.AO161])/24" office:value-type="float" office:value="23.1679861111111" calcext:value-type="float">
            <text:p>23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1]+[.N161]" office:value-type="float" office:value="21.5" calcext:value-type="float">
            <text:p>21.5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329 *[.Q161]/80" office:value-type="float" office:value="61.6875" calcext:value-type="float">
            <text:p>62</text:p>
          </table:table-cell>
          <table:table-cell table:style-name="ce23" table:formula="of:=229 *[.Q161]/70" office:value-type="float" office:value="49.0714285714286" calcext:value-type="float">
            <text:p>49.1</text:p>
          </table:table-cell>
          <table:table-cell table:style-name="ce23" table:formula="of:=19.4 *[.Q161]/70" office:value-type="float" office:value="4.15714285714286" calcext:value-type="float">
            <text:p>4.2</text:p>
          </table:table-cell>
          <table:table-cell table:style-name="ce204" table:formula="of:=SUM([.R161:.T161])" office:value-type="float" office:value="114.916071428571" calcext:value-type="float">
            <text:p>1.15E+02</text:p>
          </table:table-cell>
          <table:table-cell table:style-name="ce41" table:formula="of:=60.6*[.Q161]/80" office:value-type="float" office:value="11.3625" calcext:value-type="float">
            <text:p>11</text:p>
          </table:table-cell>
          <table:table-cell table:style-name="ce53" table:formula="of:=19.6*[.Q161]/70" office:value-type="float" office:value="4.2" calcext:value-type="float">
            <text:p>4.2</text:p>
          </table:table-cell>
          <table:table-cell table:style-name="ce53" table:formula="of:=1.88*[.Q161]/70" office:value-type="float" office:value="0.402857142857143" calcext:value-type="float">
            <text:p>0.4</text:p>
          </table:table-cell>
          <table:table-cell table:style-name="ce204" table:formula="of:=SUM([.V161:.X161])" office:value-type="float" office:value="15.9653571428571" calcext:value-type="float">
            <text:p>1.60E+01</text:p>
          </table:table-cell>
          <table:table-cell table:style-name="ce132" table:number-columns-repeated="2"/>
          <table:table-cell table:style-name="ce40" table:formula="of:=(([.R161]+[.S161]/5+[.T161]/5)*1000/(2^([.AR161]-1)+1))*([.AM161]*3600)" office:value-type="float" office:value="152280.45112782" calcext:value-type="float">
            <text:p>152280</text:p>
          </table:table-cell>
          <table:table-cell table:style-name="ce39" table:number-columns-repeated="2"/>
          <table:table-cell table:style-name="ce40" table:formula="of:=(([.V161]+[.W161]/5+[.X161]/5)*1000/(2^([.AT161]-1)+1))*([.AM161]*3600)" office:value-type="float" office:value="1473968.57142857" calcext:value-type="float">
            <text:p>147396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1]+[.S161]/5+[.T161]/5)*1000/[.U$8];1)" office:value-type="float" office:value="723.332142857143" calcext:value-type="float">
            <text:p>723</text:p>
          </table:table-cell>
          <table:table-cell table:style-name="ce132" table:formula="of:=IF([.AQ161]&lt;2;0;INT(LOG([.AQ161]-1;2)+1.33))" office:value-type="float" office:value="10" calcext:value-type="float">
            <text:p>10</text:p>
          </table:table-cell>
          <table:table-cell table:style-name="ce196" table:formula="of:=MAX(([.V161]+[.W161]/5+[.X161]/5)*1000/[.U$7];1)" office:value-type="float" office:value="12.2830714285714" calcext:value-type="float">
            <text:p>12</text:p>
          </table:table-cell>
          <table:table-cell table:style-name="ce132" table:formula="of:=IF([.AS161]&lt;2;0;INT(LOG([.AS161]-1;2)+1.33))" office:value-type="float" office:value="4" calcext:value-type="float">
            <text:p>4</text:p>
          </table:table-cell>
          <table:table-cell table:style-name="ce196" table:formula="of:=([.Y161]+[.AA161])+IF([.AR161]&gt;0.9;SUM([.R161:.T161])*1000/(2^([.AR161]-1)+1);SUM([.R161:.T161])*1000)+IF([.AT161]&gt;0.9;([.V161]+[.W161]/5+[.X161]/5)*1000/(2^([.AT161]-1)+1);([.V161]+[.W161]/5+[.X161]/5)*1000)" office:value-type="float" office:value="1604.75900793651" calcext:value-type="float">
            <text:p>160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161]+([.AM162]+[.AN162]+[.AO162])/24" office:value-type="float" office:value="23.1888194444444" calcext:value-type="float">
            <text:p>23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2]+[.N162]" office:value-type="float" office:value="21.5" calcext:value-type="float">
            <text:p>21.5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329 *[.Q162]/80" office:value-type="float" office:value="32.9" calcext:value-type="float">
            <text:p>33</text:p>
          </table:table-cell>
          <table:table-cell table:style-name="ce23" table:formula="of:=229 *[.Q162]/70" office:value-type="float" office:value="26.1714285714286" calcext:value-type="float">
            <text:p>26.2</text:p>
          </table:table-cell>
          <table:table-cell table:style-name="ce23" table:formula="of:=19.4 *[.Q162]/70" office:value-type="float" office:value="2.21714285714286" calcext:value-type="float">
            <text:p>2.2</text:p>
          </table:table-cell>
          <table:table-cell table:style-name="ce204" table:formula="of:=SUM([.R162:.T162])" office:value-type="float" office:value="61.2885714285714" calcext:value-type="float">
            <text:p>6.13E+01</text:p>
          </table:table-cell>
          <table:table-cell table:style-name="ce41" table:formula="of:=60.6*[.Q162]/80" office:value-type="float" office:value="6.06" calcext:value-type="float">
            <text:p>6</text:p>
          </table:table-cell>
          <table:table-cell table:style-name="ce53" table:formula="of:=19.6*[.Q162]/70" office:value-type="float" office:value="2.24" calcext:value-type="float">
            <text:p>2.2</text:p>
          </table:table-cell>
          <table:table-cell table:style-name="ce53" table:formula="of:=1.88*[.Q162]/70" office:value-type="float" office:value="0.214857142857143" calcext:value-type="float">
            <text:p>0.2</text:p>
          </table:table-cell>
          <table:table-cell table:style-name="ce204" table:formula="of:=SUM([.V162:.X162])" office:value-type="float" office:value="8.51485714285714" calcext:value-type="float">
            <text:p>8.51E+00</text:p>
          </table:table-cell>
          <table:table-cell table:style-name="ce132" table:number-columns-repeated="2"/>
          <table:table-cell table:style-name="ce40" table:formula="of:=(([.R162]+[.S162]/5+[.T162]/5)*1000/(2^([.AR162]-1)+1))*([.AM162]*3600)" office:value-type="float" office:value="162116.464702613" calcext:value-type="float">
            <text:p>162116</text:p>
          </table:table-cell>
          <table:table-cell table:style-name="ce39" table:number-columns-repeated="2"/>
          <table:table-cell table:style-name="ce40" table:formula="of:=(([.V162]+[.W162]/5+[.X162]/5)*1000/(2^([.AT162]-1)+1))*([.AM162]*3600)" office:value-type="float" office:value="1415009.82857143" calcext:value-type="float">
            <text:p>141501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2]+[.S162]/5+[.T162]/5)*1000/[.U$8];1)" office:value-type="float" office:value="385.777142857143" calcext:value-type="float">
            <text:p>386</text:p>
          </table:table-cell>
          <table:table-cell table:style-name="ce132" table:formula="of:=IF([.AQ162]&lt;2;0;INT(LOG([.AQ162]-1;2)+1.33))" office:value-type="float" office:value="9" calcext:value-type="float">
            <text:p>9</text:p>
          </table:table-cell>
          <table:table-cell table:style-name="ce40" table:formula="of:=MAX(([.V162]+[.W162]/5+[.X162]/5)*1000/[.U$7];1)" office:value-type="float" office:value="6.55097142857143" calcext:value-type="float">
            <text:p>7</text:p>
          </table:table-cell>
          <table:table-cell table:style-name="ce132" table:formula="of:=IF([.AS162]&lt;2;0;INT(LOG([.AS162]-1;2)+1.33))" office:value-type="float" office:value="3" calcext:value-type="float">
            <text:p>3</text:p>
          </table:table-cell>
          <table:table-cell table:style-name="ce196" table:formula="of:=([.Y162]+[.AA162])+IF([.AR162]&gt;0.9;SUM([.R162:.T162])*1000/(2^([.AR162]-1)+1);SUM([.R162:.T162])*1000)+IF([.AT162]&gt;0.9;([.V162]+[.W162]/5+[.X162]/5)*1000/(2^([.AT162]-1)+1);([.V162]+[.W162]/5+[.X162]/5)*1000)" office:value-type="float" office:value="1557.18607448583" calcext:value-type="float">
            <text:p>155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62]+([.AM163]+[.AN163]+[.AO163])/24" office:value-type="float" office:value="23.1971527777778" calcext:value-type="float">
            <text:p>23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3]+[.N163]" office:value-type="float" office:value="21.5" calcext:value-type="float">
            <text:p>21.5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329 *[.Q163]/80" office:value-type="float" office:value="20.5625" calcext:value-type="float">
            <text:p>21</text:p>
          </table:table-cell>
          <table:table-cell table:style-name="ce23" table:formula="of:=229 *[.Q163]/70" office:value-type="float" office:value="16.3571428571429" calcext:value-type="float">
            <text:p>16.4</text:p>
          </table:table-cell>
          <table:table-cell table:style-name="ce23" table:formula="of:=19.4 *[.Q163]/70" office:value-type="float" office:value="1.38571428571429" calcext:value-type="float">
            <text:p>1.4</text:p>
          </table:table-cell>
          <table:table-cell table:style-name="ce204" table:formula="of:=SUM([.R163:.T163])" office:value-type="float" office:value="38.3053571428571" calcext:value-type="float">
            <text:p>3.83E+01</text:p>
          </table:table-cell>
          <table:table-cell table:style-name="ce41" table:formula="of:=60.6*[.Q163]/80" office:value-type="float" office:value="3.7875" calcext:value-type="float">
            <text:p>4</text:p>
          </table:table-cell>
          <table:table-cell table:style-name="ce53" table:formula="of:=19.6*[.Q163]/70" office:value-type="float" office:value="1.4" calcext:value-type="float">
            <text:p>1.4</text:p>
          </table:table-cell>
          <table:table-cell table:style-name="ce53" table:formula="of:=1.88*[.Q163]/70" office:value-type="float" office:value="0.134285714285714" calcext:value-type="float">
            <text:p>0.1</text:p>
          </table:table-cell>
          <table:table-cell table:style-name="ce204" table:formula="of:=SUM([.V163:.X163])" office:value-type="float" office:value="5.32178571428571" calcext:value-type="float">
            <text:p>5.32E+00</text:p>
          </table:table-cell>
          <table:table-cell table:style-name="ce132" table:number-columns-repeated="2"/>
          <table:table-cell table:style-name="ce40" table:formula="of:=(([.R163]+[.S163]/5+[.T163]/5)*1000/(2^([.AR163]-1)+1))*([.AM163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63]+[.W163]/5+[.X163]/5)*1000/(2^([.AT163]-1)+1))*([.AM163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3]+[.S163]/5+[.T163]/5)*1000/[.U$8];1)" office:value-type="float" office:value="241.110714285714" calcext:value-type="float">
            <text:p>241</text:p>
          </table:table-cell>
          <table:table-cell table:style-name="ce132" table:formula="of:=IF([.AQ163]&lt;2;0;INT(LOG([.AQ163]-1;2)+1.33))" office:value-type="float" office:value="9" calcext:value-type="float">
            <text:p>9</text:p>
          </table:table-cell>
          <table:table-cell table:style-name="ce40" table:formula="of:=MAX(([.V163]+[.W163]/5+[.X163]/5)*1000/[.U$7];1)" office:value-type="float" office:value="4.09435714285714" calcext:value-type="float">
            <text:p>4</text:p>
          </table:table-cell>
          <table:table-cell table:style-name="ce132" table:formula="of:=IF([.AS163]&lt;2;0;INT(LOG([.AS163]-1;2)+1.33))" office:value-type="float" office:value="2" calcext:value-type="float">
            <text:p>2</text:p>
          </table:table-cell>
          <table:table-cell table:style-name="ce196" table:formula="of:=([.Y163]+[.AA163])+IF([.AR163]&gt;0.9;SUM([.R163:.T163])*1000/(2^([.AR163]-1)+1);SUM([.R163:.T163])*1000)+IF([.AT163]&gt;0.9;([.V163]+[.W163]/5+[.X163]/5)*1000/(2^([.AT163]-1)+1);([.V163]+[.W163]/5+[.X163]/5)*1000)" office:value-type="float" office:value="1519.15558226793" calcext:value-type="float">
            <text:p>151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63]+([.AM164]+[.AN164]+[.AO164])/24" office:value-type="float" office:value="23.2054861111111" calcext:value-type="float">
            <text:p>23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4]+[.N164]" office:value-type="float" office:value="21.5" calcext:value-type="float">
            <text:p>21.5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329 *[.Q164]/80" office:value-type="float" office:value="10.28125" calcext:value-type="float">
            <text:p>10</text:p>
          </table:table-cell>
          <table:table-cell table:style-name="ce23" table:formula="of:=229 *[.Q164]/70" office:value-type="float" office:value="8.17857142857143" calcext:value-type="float">
            <text:p>8.2</text:p>
          </table:table-cell>
          <table:table-cell table:style-name="ce23" table:formula="of:=19.4 *[.Q164]/70" office:value-type="float" office:value="0.692857142857143" calcext:value-type="float">
            <text:p>0.7</text:p>
          </table:table-cell>
          <table:table-cell table:style-name="ce204" table:formula="of:=SUM([.R164:.T164])" office:value-type="float" office:value="19.1526785714286" calcext:value-type="float">
            <text:p>1.92E+01</text:p>
          </table:table-cell>
          <table:table-cell table:style-name="ce41" table:formula="of:=60.6*[.Q164]/80" office:value-type="float" office:value="1.89375" calcext:value-type="float">
            <text:p>2</text:p>
          </table:table-cell>
          <table:table-cell table:style-name="ce53" table:formula="of:=19.6*[.Q164]/70" office:value-type="float" office:value="0.7" calcext:value-type="float">
            <text:p>0.7</text:p>
          </table:table-cell>
          <table:table-cell table:style-name="ce53" table:formula="of:=1.88*[.Q164]/70" office:value-type="float" office:value="0.0671428571428571" calcext:value-type="float">
            <text:p>0.1</text:p>
          </table:table-cell>
          <table:table-cell table:style-name="ce204" table:formula="of:=SUM([.V164:.X164])" office:value-type="float" office:value="2.66089285714286" calcext:value-type="float">
            <text:p>2.66E+00</text:p>
          </table:table-cell>
          <table:table-cell table:style-name="ce132" table:number-columns-repeated="2"/>
          <table:table-cell table:style-name="ce40" table:formula="of:=(([.R164]+[.S164]/5+[.T164]/5)*1000/(2^([.AR164]-1)+1))*([.AM164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64]+[.W164]/5+[.X164]/5)*1000/(2^([.AT164]-1)+1))*([.AM164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4]+[.S164]/5+[.T164]/5)*1000/[.U$8];1)" office:value-type="float" office:value="120.555357142857" calcext:value-type="float">
            <text:p>121</text:p>
          </table:table-cell>
          <table:table-cell table:style-name="ce132" table:formula="of:=IF([.AQ164]&lt;2;0;INT(LOG([.AQ164]-1;2)+1.33))" office:value-type="float" office:value="8" calcext:value-type="float">
            <text:p>8</text:p>
          </table:table-cell>
          <table:table-cell table:style-name="ce40" table:formula="of:=MAX(([.V164]+[.W164]/5+[.X164]/5)*1000/[.U$7];1)" office:value-type="float" office:value="2.04717857142857" calcext:value-type="float">
            <text:p>2</text:p>
          </table:table-cell>
          <table:table-cell table:style-name="ce132" table:formula="of:=IF([.AS164]&lt;2;0;INT(LOG([.AS164]-1;2)+1.33))" office:value-type="float" office:value="1" calcext:value-type="float">
            <text:p>1</text:p>
          </table:table-cell>
          <table:table-cell table:style-name="ce196" table:formula="of:=([.Y164]+[.AA164])+IF([.AR164]&gt;0.9;SUM([.R164:.T164])*1000/(2^([.AR164]-1)+1);SUM([.R164:.T164])*1000)+IF([.AT164]&gt;0.9;([.V164]+[.W164]/5+[.X164]/5)*1000/(2^([.AT164]-1)+1);([.V164]+[.W164]/5+[.X164]/5)*1000)" office:value-type="float" office:value="1174.72055509413" calcext:value-type="float">
            <text:p>117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64]+([.AM165]+[.AN165]+[.AO165])/24" office:value-type="float" office:value="23.2138194444444" calcext:value-type="float">
            <text:p>23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5]+[.N165]" office:value-type="float" office:value="21.5" calcext:value-type="float">
            <text:p>21.5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329 *[.Q165]/80" office:value-type="float" office:value="4.1125" calcext:value-type="float">
            <text:p>4</text:p>
          </table:table-cell>
          <table:table-cell table:style-name="ce23" table:formula="of:=229 *[.Q165]/70" office:value-type="float" office:value="3.27142857142857" calcext:value-type="float">
            <text:p>3.3</text:p>
          </table:table-cell>
          <table:table-cell table:style-name="ce23" table:formula="of:=19.4 *[.Q165]/70" office:value-type="float" office:value="0.277142857142857" calcext:value-type="float">
            <text:p>0.3</text:p>
          </table:table-cell>
          <table:table-cell table:style-name="ce204" table:formula="of:=SUM([.R165:.T165])" office:value-type="float" office:value="7.66107142857143" calcext:value-type="float">
            <text:p>7.66E+00</text:p>
          </table:table-cell>
          <table:table-cell table:style-name="ce41" table:formula="of:=60.6*[.Q165]/80" office:value-type="float" office:value="0.7575" calcext:value-type="float">
            <text:p>1</text:p>
          </table:table-cell>
          <table:table-cell table:style-name="ce53" table:formula="of:=19.6*[.Q165]/70" office:value-type="float" office:value="0.28" calcext:value-type="float">
            <text:p>0.3</text:p>
          </table:table-cell>
          <table:table-cell table:style-name="ce53" table:formula="of:=1.88*[.Q165]/70" office:value-type="float" office:value="0.0268571428571429" calcext:value-type="float">
            <text:p>0.0</text:p>
          </table:table-cell>
          <table:table-cell table:style-name="ce204" table:formula="of:=SUM([.V165:.X165])" office:value-type="float" office:value="1.06435714285714" calcext:value-type="float">
            <text:p>1.06E+00</text:p>
          </table:table-cell>
          <table:table-cell table:style-name="ce132" table:number-columns-repeated="2"/>
          <table:table-cell table:style-name="ce40" table:formula="of:=(([.R165]+[.S165]/5+[.T165]/5)*1000/(2^([.AR165]-1)+1))*([.AM165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65]+[.W165]/5+[.X165]/5)*1000/(2^([.AT165]-1)+1))*([.AM165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65]+[.S165]/5+[.T165]/5)*1000/[.U$8];1)" office:value-type="float" office:value="48.2221428571429" calcext:value-type="float">
            <text:p>48</text:p>
          </table:table-cell>
          <table:table-cell table:style-name="ce132" table:formula="of:=IF([.AQ165]&lt;2;0;INT(LOG([.AQ165]-1;2)+1.33))" office:value-type="float" office:value="6" calcext:value-type="float">
            <text:p>6</text:p>
          </table:table-cell>
          <table:table-cell table:style-name="ce40" table:formula="of:=MAX(([.V165]+[.W165]/5+[.X165]/5)*1000/[.U$7];1)" office:value-type="float" office:value="1" calcext:value-type="float">
            <text:p>1</text:p>
          </table:table-cell>
          <table:table-cell table:style-name="ce132" table:formula="of:=IF([.AS165]&lt;2;0;INT(LOG([.AS165]-1;2)+1.33))" office:value-type="float" office:value="0" calcext:value-type="float">
            <text:p>0</text:p>
          </table:table-cell>
          <table:table-cell table:style-name="ce196" table:formula="of:=([.Y165]+[.AA165])+IF([.AR165]&gt;0.9;SUM([.R165:.T165])*1000/(2^([.AR165]-1)+1);SUM([.R165:.T165])*1000)+IF([.AT165]&gt;0.9;([.V165]+[.W165]/5+[.X165]/5)*1000/(2^([.AT165]-1)+1);([.V165]+[.W165]/5+[.X165]/5)*1000)" office:value-type="float" office:value="1052.08946536797" calcext:value-type="float">
            <text:p>105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4"/>
          <table:table-cell table:style-name="ce24" table:number-columns-repeated="5"/>
          <table:table-cell table:number-columns-repeated="16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165]+([.AM167]+[.AN167]+[.AO167])/24" office:value-type="float" office:value="23.2346527777778" calcext:value-type="float">
            <text:p>23.2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9" calcext:value-type="float">
            <text:p>9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7]+[.N167]" office:value-type="float" office:value="21.5" calcext:value-type="float">
            <text:p>21.5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4"/>
          <table:table-cell table:style-name="ce24" table:number-columns-repeated="5"/>
          <table:table-cell table:number-columns-repeated="16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167]+([.AM169]+[.AN169]+[.AO169])/24" office:value-type="float" office:value="23.2554861111111" calcext:value-type="float">
            <text:p>23.3</text:p>
          </table:table-cell>
          <table:table-cell table:style-name="ce252"/>
          <table:table-cell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69]+[.N169]" office:value-type="float" office:value="23" calcext:value-type="float">
            <text:p>23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213*[.Q169]/80*2" office:value-type="float" office:value="426" calcext:value-type="float">
            <text:p>426</text:p>
          </table:table-cell>
          <table:table-cell table:style-name="ce23" table:formula="of:=129*[.Q169]/70*2" office:value-type="float" office:value="294.857142857143" calcext:value-type="float">
            <text:p>294.9</text:p>
          </table:table-cell>
          <table:table-cell table:style-name="ce23" table:formula="of:=11.5*[.Q169]/70*2" office:value-type="float" office:value="26.2857142857143" calcext:value-type="float">
            <text:p>26.3</text:p>
          </table:table-cell>
          <table:table-cell table:style-name="ce204" table:formula="of:=SUM([.R169:.T169])" office:value-type="float" office:value="747.142857142857" calcext:value-type="float">
            <text:p>7.47E+02</text:p>
          </table:table-cell>
          <table:table-cell table:style-name="ce41" table:formula="of:=49.8*[.Q169]/80*2" office:value-type="float" office:value="99.6" calcext:value-type="float">
            <text:p>100</text:p>
          </table:table-cell>
          <table:table-cell table:style-name="ce53" table:formula="of:=14.2*[.Q169]/70*2" office:value-type="float" office:value="32.4571428571429" calcext:value-type="float">
            <text:p>32.5</text:p>
          </table:table-cell>
          <table:table-cell table:style-name="ce53" table:formula="of:=1.36*[.Q169]/70*1.16" office:value-type="float" office:value="1.80297142857143" calcext:value-type="float">
            <text:p>1.8</text:p>
          </table:table-cell>
          <table:table-cell table:style-name="ce204" table:formula="of:=SUM([.V169:.X169])" office:value-type="float" office:value="133.860114285714" calcext:value-type="float">
            <text:p>1.34E+02</text:p>
          </table:table-cell>
          <table:table-cell table:style-name="ce132" table:number-columns-repeated="2"/>
          <table:table-cell table:style-name="ce40" table:formula="of:=(([.R169]+[.S169]/5+[.T169]/5)*1000/(2^([.AR169]-1)+1))*([.AM169]*3600)" office:value-type="float" office:value="32312.8994289202" calcext:value-type="float">
            <text:p>32313</text:p>
          </table:table-cell>
          <table:table-cell table:style-name="ce39" table:number-columns-repeated="2"/>
          <table:table-cell table:style-name="ce40" table:formula="of:=(([.V169]+[.W169]/5+[.X169]/5)*1000/(2^([.AT169]-1)+1))*([.AM169]*3600)" office:value-type="float" office:value="891226.237873754" calcext:value-type="float">
            <text:p>891226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69:.U169])*1000/[.U$8];1)" office:value-type="float" office:value="14942.8571428571" calcext:value-type="float">
            <text:p>14943</text:p>
          </table:table-cell>
          <table:table-cell table:style-name="ce132" table:formula="of:=IF([.AQ169]&lt;2;0;INT(LOG([.AQ169]-1;2)+1.33))" office:value-type="float" office:value="15" calcext:value-type="float">
            <text:p>15</text:p>
          </table:table-cell>
          <table:table-cell table:style-name="ce196" table:formula="of:=MAX(([.V169]+[.W169]/5+[.X169]/5)*1000/[.U$7];1)" office:value-type="float" office:value="106.452022857143" calcext:value-type="float">
            <text:p>106</text:p>
          </table:table-cell>
          <table:table-cell table:style-name="ce132" table:formula="of:=IF([.AS169]&lt;2;0;INT(LOG([.AS169]-1;2)+1.33))" office:value-type="float" office:value="8" calcext:value-type="float">
            <text:p>8</text:p>
          </table:table-cell>
          <table:table-cell table:style-name="ce196" table:formula="of:=([.Y169]+[.AA169])+IF([.AR169]&gt;0.9;SUM([.R169:.T169])*1000/(2^([.AR169]-1)+1);SUM([.R169:.T169])*1000)+IF([.AT169]&gt;0.9;([.V169]+[.W169]/5+[.X169]/5)*1000/(2^([.AT169]-1)+1);([.V169]+[.W169]/5+[.X169]/5)*1000)" office:value-type="float" office:value="1004.66879167107" calcext:value-type="float">
            <text:p>100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69]+([.AM170]+[.AN170]+[.AO170])/24" office:value-type="float" office:value="23.2763194444444" calcext:value-type="float">
            <text:p>23.3</text:p>
          </table:table-cell>
          <table:table-cell table:style-name="ce252"/>
          <table:table-cell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0]+[.N170]" office:value-type="float" office:value="23" calcext:value-type="float">
            <text:p>23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213*[.Q170]/80*2" office:value-type="float" office:value="319.5" calcext:value-type="float">
            <text:p>320</text:p>
          </table:table-cell>
          <table:table-cell table:style-name="ce23" table:formula="of:=129*[.Q170]/70*2" office:value-type="float" office:value="221.142857142857" calcext:value-type="float">
            <text:p>221.1</text:p>
          </table:table-cell>
          <table:table-cell table:style-name="ce23" table:formula="of:=11.5*[.Q170]/70*2" office:value-type="float" office:value="19.7142857142857" calcext:value-type="float">
            <text:p>19.7</text:p>
          </table:table-cell>
          <table:table-cell table:style-name="ce204" table:formula="of:=SUM([.R170:.T170])" office:value-type="float" office:value="560.357142857143" calcext:value-type="float">
            <text:p>5.60E+02</text:p>
          </table:table-cell>
          <table:table-cell table:style-name="ce41" table:formula="of:=49.8*[.Q170]/80*2" office:value-type="float" office:value="74.7" calcext:value-type="float">
            <text:p>75</text:p>
          </table:table-cell>
          <table:table-cell table:style-name="ce53" table:formula="of:=14.2*[.Q170]/70*2" office:value-type="float" office:value="24.3428571428571" calcext:value-type="float">
            <text:p>24.3</text:p>
          </table:table-cell>
          <table:table-cell table:style-name="ce53" table:formula="of:=1.36*[.Q170]/70*1.16" office:value-type="float" office:value="1.35222857142857" calcext:value-type="float">
            <text:p>1.4</text:p>
          </table:table-cell>
          <table:table-cell table:style-name="ce204" table:formula="of:=SUM([.V170:.X170])" office:value-type="float" office:value="100.395085714286" calcext:value-type="float">
            <text:p>1.00E+02</text:p>
          </table:table-cell>
          <table:table-cell table:style-name="ce132" table:number-columns-repeated="2"/>
          <table:table-cell table:style-name="ce40" table:formula="of:=(([.R170]+[.S170]/5+[.T170]/5)*1000/(2^([.AR170]-1)+1))*([.AM170]*3600)" office:value-type="float" office:value="48466.3911701627" calcext:value-type="float">
            <text:p>48466</text:p>
          </table:table-cell>
          <table:table-cell table:style-name="ce39" table:number-columns-repeated="2"/>
          <table:table-cell table:style-name="ce40" table:formula="of:=(([.V170]+[.W170]/5+[.X170]/5)*1000/(2^([.AT170]-1)+1))*([.AM170]*3600)" office:value-type="float" office:value="1326555.97714286" calcext:value-type="float">
            <text:p>1326556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0:.U170])*1000/[.U$8];1)" office:value-type="float" office:value="11207.1428571429" calcext:value-type="float">
            <text:p>11207</text:p>
          </table:table-cell>
          <table:table-cell table:style-name="ce132" table:formula="of:=IF([.AQ170]&lt;2;0;INT(LOG([.AQ170]-1;2)+1.33))" office:value-type="float" office:value="14" calcext:value-type="float">
            <text:p>14</text:p>
          </table:table-cell>
          <table:table-cell table:style-name="ce196" table:formula="of:=MAX(([.V170]+[.W170]/5+[.X170]/5)*1000/[.U$7];1)" office:value-type="float" office:value="79.8390171428571" calcext:value-type="float">
            <text:p>80</text:p>
          </table:table-cell>
          <table:table-cell table:style-name="ce132" table:formula="of:=IF([.AS170]&lt;2;0;INT(LOG([.AS170]-1;2)+1.33))" office:value-type="float" office:value="7" calcext:value-type="float">
            <text:p>7</text:p>
          </table:table-cell>
          <table:table-cell table:style-name="ce196" table:formula="of:=([.Y170]+[.AA170])+IF([.AR170]&gt;0.9;SUM([.R170:.T170])*1000/(2^([.AR170]-1)+1);SUM([.R170:.T170])*1000)+IF([.AT170]&gt;0.9;([.V170]+[.W170]/5+[.X170]/5)*1000/(2^([.AT170]-1)+1);([.V170]+[.W170]/5+[.X170]/5)*1000)" office:value-type="float" office:value="1397.08227973008" calcext:value-type="float">
            <text:p>139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170]+([.AM171]+[.AN171]+[.AO171])/24" office:value-type="float" office:value="23.2971527777778" calcext:value-type="float">
            <text:p>23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1]+[.N171]" office:value-type="float" office:value="23" calcext:value-type="float">
            <text:p>23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213*[.Q171]/80*2" office:value-type="float" office:value="213" calcext:value-type="float">
            <text:p>213</text:p>
          </table:table-cell>
          <table:table-cell table:style-name="ce23" table:formula="of:=129*[.Q171]/70*2" office:value-type="float" office:value="147.428571428571" calcext:value-type="float">
            <text:p>147.4</text:p>
          </table:table-cell>
          <table:table-cell table:style-name="ce23" table:formula="of:=11.5*[.Q171]/70*2" office:value-type="float" office:value="13.1428571428571" calcext:value-type="float">
            <text:p>13.1</text:p>
          </table:table-cell>
          <table:table-cell table:style-name="ce204" table:formula="of:=SUM([.R171:.T171])" office:value-type="float" office:value="373.571428571429" calcext:value-type="float">
            <text:p>3.74E+02</text:p>
          </table:table-cell>
          <table:table-cell table:style-name="ce41" table:formula="of:=49.8*[.Q171]/80*2" office:value-type="float" office:value="49.8" calcext:value-type="float">
            <text:p>50</text:p>
          </table:table-cell>
          <table:table-cell table:style-name="ce53" table:formula="of:=14.2*[.Q171]/70*2" office:value-type="float" office:value="16.2285714285714" calcext:value-type="float">
            <text:p>16.2</text:p>
          </table:table-cell>
          <table:table-cell table:style-name="ce53" table:formula="of:=1.36*[.Q171]/70*1.16" office:value-type="float" office:value="0.901485714285714" calcext:value-type="float">
            <text:p>0.9</text:p>
          </table:table-cell>
          <table:table-cell table:style-name="ce204" table:formula="of:=SUM([.V171:.X171])" office:value-type="float" office:value="66.9300571428571" calcext:value-type="float">
            <text:p>6.69E+01</text:p>
          </table:table-cell>
          <table:table-cell table:style-name="ce132" table:number-columns-repeated="2"/>
          <table:table-cell table:style-name="ce40" table:formula="of:=(([.R171]+[.S171]/5+[.T171]/5)*1000/(2^([.AR171]-1)+1))*([.AM171]*3600)" office:value-type="float" office:value="32310.9274467751" calcext:value-type="float">
            <text:p>32311</text:p>
          </table:table-cell>
          <table:table-cell table:style-name="ce39" table:number-columns-repeated="2"/>
          <table:table-cell table:style-name="ce40" table:formula="of:=(([.V171]+[.W171]/5+[.X171]/5)*1000/(2^([.AT171]-1)+1))*([.AM171]*3600)" office:value-type="float" office:value="884370.651428571" calcext:value-type="float">
            <text:p>88437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1:.U171])*1000/[.U$8];1)" office:value-type="float" office:value="7471.42857142857" calcext:value-type="float">
            <text:p>7471</text:p>
          </table:table-cell>
          <table:table-cell table:style-name="ce132" table:formula="of:=IF([.AQ171]&lt;2;0;INT(LOG([.AQ171]-1;2)+1.33))" office:value-type="float" office:value="14" calcext:value-type="float">
            <text:p>14</text:p>
          </table:table-cell>
          <table:table-cell table:style-name="ce196" table:formula="of:=MAX(([.V171]+[.W171]/5+[.X171]/5)*1000/[.U$7];1)" office:value-type="float" office:value="53.2260114285714" calcext:value-type="float">
            <text:p>53</text:p>
          </table:table-cell>
          <table:table-cell table:style-name="ce132" table:formula="of:=IF([.AS171]&lt;2;0;INT(LOG([.AS171]-1;2)+1.33))" office:value-type="float" office:value="7" calcext:value-type="float">
            <text:p>7</text:p>
          </table:table-cell>
          <table:table-cell table:style-name="ce196" table:formula="of:=([.Y171]+[.AA171])+IF([.AR171]&gt;0.9;SUM([.R171:.T171])*1000/(2^([.AR171]-1)+1);SUM([.R171:.T171])*1000)+IF([.AT171]&gt;0.9;([.V171]+[.W171]/5+[.X171]/5)*1000/(2^([.AT171]-1)+1);([.V171]+[.W171]/5+[.X171]/5)*1000)" office:value-type="float" office:value="931.388186486722" calcext:value-type="float">
            <text:p>93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1]+([.AM172]+[.AN172]+[.AO172])/24" office:value-type="float" office:value="23.3179861111111" calcext:value-type="float">
            <text:p>23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2]+[.N172]" office:value-type="float" office:value="23" calcext:value-type="float">
            <text:p>23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213*[.Q172]/80*2" office:value-type="float" office:value="133.125" calcext:value-type="float">
            <text:p>133</text:p>
          </table:table-cell>
          <table:table-cell table:style-name="ce23" table:formula="of:=129*[.Q172]/70*2" office:value-type="float" office:value="92.1428571428571" calcext:value-type="float">
            <text:p>92.1</text:p>
          </table:table-cell>
          <table:table-cell table:style-name="ce23" table:formula="of:=11.5*[.Q172]/70*2" office:value-type="float" office:value="8.21428571428571" calcext:value-type="float">
            <text:p>8.2</text:p>
          </table:table-cell>
          <table:table-cell table:style-name="ce204" table:formula="of:=SUM([.R172:.T172])" office:value-type="float" office:value="233.482142857143" calcext:value-type="float">
            <text:p>2.33E+02</text:p>
          </table:table-cell>
          <table:table-cell table:style-name="ce41" table:formula="of:=49.8*[.Q172]/80*2" office:value-type="float" office:value="31.125" calcext:value-type="float">
            <text:p>31</text:p>
          </table:table-cell>
          <table:table-cell table:style-name="ce53" table:formula="of:=14.2*[.Q172]/70*2" office:value-type="float" office:value="10.1428571428571" calcext:value-type="float">
            <text:p>10.1</text:p>
          </table:table-cell>
          <table:table-cell table:style-name="ce53" table:formula="of:=1.36*[.Q172]/70*1.16" office:value-type="float" office:value="0.563428571428571" calcext:value-type="float">
            <text:p>0.6</text:p>
          </table:table-cell>
          <table:table-cell table:style-name="ce204" table:formula="of:=SUM([.V172:.X172])" office:value-type="float" office:value="41.8312857142857" calcext:value-type="float">
            <text:p>4.18E+01</text:p>
          </table:table-cell>
          <table:table-cell table:style-name="ce132" table:number-columns-repeated="2"/>
          <table:table-cell table:style-name="ce40" table:formula="of:=(([.R172]+[.S172]/5+[.T172]/5)*1000/(2^([.AR172]-1)+1))*([.AM172]*3600)" office:value-type="float" office:value="40383.7302555877" calcext:value-type="float">
            <text:p>40384</text:p>
          </table:table-cell>
          <table:table-cell table:style-name="ce39" table:number-columns-repeated="2"/>
          <table:table-cell table:style-name="ce40" table:formula="of:=(([.V172]+[.W172]/5+[.X172]/5)*1000/(2^([.AT172]-1)+1))*([.AM172]*3600)" office:value-type="float" office:value="1088713.87012987" calcext:value-type="float">
            <text:p>108871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2:.U172])*1000/[.U$8];1)" office:value-type="float" office:value="4669.64285714286" calcext:value-type="float">
            <text:p>4670</text:p>
          </table:table-cell>
          <table:table-cell table:style-name="ce132" table:formula="of:=IF([.AQ172]&lt;2;0;INT(LOG([.AQ172]-1;2)+1.33))" office:value-type="float" office:value="13" calcext:value-type="float">
            <text:p>13</text:p>
          </table:table-cell>
          <table:table-cell table:style-name="ce196" table:formula="of:=MAX(([.V172]+[.W172]/5+[.X172]/5)*1000/[.U$7];1)" office:value-type="float" office:value="33.2662571428571" calcext:value-type="float">
            <text:p>33</text:p>
          </table:table-cell>
          <table:table-cell table:style-name="ce132" table:formula="of:=IF([.AS172]&lt;2;0;INT(LOG([.AS172]-1;2)+1.33))" office:value-type="float" office:value="6" calcext:value-type="float">
            <text:p>6</text:p>
          </table:table-cell>
          <table:table-cell table:style-name="ce196" table:formula="of:=([.Y172]+[.AA172])+IF([.AR172]&gt;0.9;SUM([.R172:.T172])*1000/(2^([.AR172]-1)+1);SUM([.R172:.T172])*1000)+IF([.AT172]&gt;0.9;([.V172]+[.W172]/5+[.X172]/5)*1000/(2^([.AT172]-1)+1);([.V172]+[.W172]/5+[.X172]/5)*1000)" office:value-type="float" office:value="1106.88824704276" calcext:value-type="float">
            <text:p>110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2]+([.AM173]+[.AN173]+[.AO173])/24" office:value-type="float" office:value="23.3388194444444" calcext:value-type="float">
            <text:p>23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3]+[.N173]" office:value-type="float" office:value="23" calcext:value-type="float">
            <text:p>23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213*[.Q173]/80*2" office:value-type="float" office:value="79.875" calcext:value-type="float">
            <text:p>80</text:p>
          </table:table-cell>
          <table:table-cell table:style-name="ce23" table:formula="of:=129*[.Q173]/70*2" office:value-type="float" office:value="55.2857142857143" calcext:value-type="float">
            <text:p>55.3</text:p>
          </table:table-cell>
          <table:table-cell table:style-name="ce23" table:formula="of:=11.5*[.Q173]/70*2" office:value-type="float" office:value="4.92857142857143" calcext:value-type="float">
            <text:p>4.9</text:p>
          </table:table-cell>
          <table:table-cell table:style-name="ce204" table:formula="of:=SUM([.R173:.T173])" office:value-type="float" office:value="140.089285714286" calcext:value-type="float">
            <text:p>1.40E+02</text:p>
          </table:table-cell>
          <table:table-cell table:style-name="ce41" table:formula="of:=49.8*[.Q173]/80*2" office:value-type="float" office:value="18.675" calcext:value-type="float">
            <text:p>19</text:p>
          </table:table-cell>
          <table:table-cell table:style-name="ce53" table:formula="of:=14.2*[.Q173]/70*2" office:value-type="float" office:value="6.08571428571429" calcext:value-type="float">
            <text:p>6.1</text:p>
          </table:table-cell>
          <table:table-cell table:style-name="ce53" table:formula="of:=1.36*[.Q173]/70*1.16" office:value-type="float" office:value="0.338057142857143" calcext:value-type="float">
            <text:p>0.3</text:p>
          </table:table-cell>
          <table:table-cell table:style-name="ce204" table:formula="of:=SUM([.V173:.X173])" office:value-type="float" office:value="25.0987714285714" calcext:value-type="float">
            <text:p>2.51E+01</text:p>
          </table:table-cell>
          <table:table-cell table:style-name="ce132" table:number-columns-repeated="2"/>
          <table:table-cell table:style-name="ce40" table:formula="of:=(([.R173]+[.S173]/5+[.T173]/5)*1000/(2^([.AR173]-1)+1))*([.AM173]*3600)" office:value-type="float" office:value="48448.6509098515" calcext:value-type="float">
            <text:p>48449</text:p>
          </table:table-cell>
          <table:table-cell table:style-name="ce39" table:number-columns-repeated="2"/>
          <table:table-cell table:style-name="ce40" table:formula="of:=(([.V173]+[.W173]/5+[.X173]/5)*1000/(2^([.AT173]-1)+1))*([.AM173]*3600)" office:value-type="float" office:value="1268031.4487395" calcext:value-type="float">
            <text:p>126803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3:.U173])*1000/[.U$8];1)" office:value-type="float" office:value="2801.78571428571" calcext:value-type="float">
            <text:p>2802</text:p>
          </table:table-cell>
          <table:table-cell table:style-name="ce132" table:formula="of:=IF([.AQ173]&lt;2;0;INT(LOG([.AQ173]-1;2)+1.33))" office:value-type="float" office:value="12" calcext:value-type="float">
            <text:p>12</text:p>
          </table:table-cell>
          <table:table-cell table:style-name="ce196" table:formula="of:=MAX(([.V173]+[.W173]/5+[.X173]/5)*1000/[.U$7];1)" office:value-type="float" office:value="19.9597542857143" calcext:value-type="float">
            <text:p>20</text:p>
          </table:table-cell>
          <table:table-cell table:style-name="ce132" table:formula="of:=IF([.AS173]&lt;2;0;INT(LOG([.AS173]-1;2)+1.33))" office:value-type="float" office:value="5" calcext:value-type="float">
            <text:p>5</text:p>
          </table:table-cell>
          <table:table-cell table:style-name="ce196" table:formula="of:=([.Y173]+[.AA173])+IF([.AR173]&gt;0.9;SUM([.R173:.T173])*1000/(2^([.AR173]-1)+1);SUM([.R173:.T173])*1000)+IF([.AT173]&gt;0.9;([.V173]+[.W173]/5+[.X173]/5)*1000/(2^([.AT173]-1)+1);([.V173]+[.W173]/5+[.X173]/5)*1000)" office:value-type="float" office:value="1267.57155265819" calcext:value-type="float">
            <text:p>126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173]+([.AM174]+[.AN174]+[.AO174])/24" office:value-type="float" office:value="23.3596527777777" calcext:value-type="float">
            <text:p>23.4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4]+[.N174]" office:value-type="float" office:value="23" calcext:value-type="float">
            <text:p>23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213*[.Q174]/80*2" office:value-type="float" office:value="42.6" calcext:value-type="float">
            <text:p>43</text:p>
          </table:table-cell>
          <table:table-cell table:style-name="ce23" table:formula="of:=129*[.Q174]/70*2" office:value-type="float" office:value="29.4857142857143" calcext:value-type="float">
            <text:p>29.5</text:p>
          </table:table-cell>
          <table:table-cell table:style-name="ce23" table:formula="of:=11.5*[.Q174]/70*2" office:value-type="float" office:value="2.62857142857143" calcext:value-type="float">
            <text:p>2.6</text:p>
          </table:table-cell>
          <table:table-cell table:style-name="ce204" table:formula="of:=SUM([.R174:.T174])" office:value-type="float" office:value="74.7142857142857" calcext:value-type="float">
            <text:p>7.47E+01</text:p>
          </table:table-cell>
          <table:table-cell table:style-name="ce41" table:formula="of:=49.8*[.Q174]/80*2" office:value-type="float" office:value="9.96" calcext:value-type="float">
            <text:p>10</text:p>
          </table:table-cell>
          <table:table-cell table:style-name="ce53" table:formula="of:=14.2*[.Q174]/70*2" office:value-type="float" office:value="3.24571428571429" calcext:value-type="float">
            <text:p>3.2</text:p>
          </table:table-cell>
          <table:table-cell table:style-name="ce53" table:formula="of:=1.36*[.Q174]/70*1.16" office:value-type="float" office:value="0.180297142857143" calcext:value-type="float">
            <text:p>0.2</text:p>
          </table:table-cell>
          <table:table-cell table:style-name="ce204" table:formula="of:=SUM([.V174:.X174])" office:value-type="float" office:value="13.3860114285714" calcext:value-type="float">
            <text:p>1.34E+01</text:p>
          </table:table-cell>
          <table:table-cell table:style-name="ce132" table:number-columns-repeated="2"/>
          <table:table-cell table:style-name="ce40" table:formula="of:=(([.R174]+[.S174]/5+[.T174]/5)*1000/(2^([.AR174]-1)+1))*([.AM174]*3600)" office:value-type="float" office:value="51653.3519163763" calcext:value-type="float">
            <text:p>51653</text:p>
          </table:table-cell>
          <table:table-cell table:style-name="ce39" table:number-columns-repeated="2"/>
          <table:table-cell table:style-name="ce40" table:formula="of:=(([.V174]+[.W174]/5+[.X174]/5)*1000/(2^([.AT174]-1)+1))*([.AM174]*3600)" office:value-type="float" office:value="1277424.27428571" calcext:value-type="float">
            <text:p>127742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4:.U174])*1000/[.U$8];1)" office:value-type="float" office:value="1494.28571428571" calcext:value-type="float">
            <text:p>1494</text:p>
          </table:table-cell>
          <table:table-cell table:style-name="ce132" table:formula="of:=IF([.AQ174]&lt;2;0;INT(LOG([.AQ174]-1;2)+1.33))" office:value-type="float" office:value="11" calcext:value-type="float">
            <text:p>11</text:p>
          </table:table-cell>
          <table:table-cell table:style-name="ce40" table:formula="of:=MAX(([.V174]+[.W174]/5+[.X174]/5)*1000/[.U$7];1)" office:value-type="float" office:value="10.6452022857143" calcext:value-type="float">
            <text:p>11</text:p>
          </table:table-cell>
          <table:table-cell table:style-name="ce132" table:formula="of:=IF([.AS174]&lt;2;0;INT(LOG([.AS174]-1;2)+1.33))" office:value-type="float" office:value="4" calcext:value-type="float">
            <text:p>4</text:p>
          </table:table-cell>
          <table:table-cell table:style-name="ce196" table:formula="of:=([.Y174]+[.AA174])+IF([.AR174]&gt;0.9;SUM([.R174:.T174])*1000/(2^([.AR174]-1)+1);SUM([.R174:.T174])*1000)+IF([.AT174]&gt;0.9;([.V174]+[.W174]/5+[.X174]/5)*1000/(2^([.AT174]-1)+1);([.V174]+[.W174]/5+[.X174]/5)*1000)" office:value-type="float" office:value="1269.07825145954" calcext:value-type="float">
            <text:p>126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4]+([.AM175]+[.AN175]+[.AO175])/24" office:value-type="float" office:value="23.3679861111111" calcext:value-type="float">
            <text:p>23.4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5]+[.N175]" office:value-type="float" office:value="23" calcext:value-type="float">
            <text:p>23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213*[.Q175]/80*2" office:value-type="float" office:value="26.625" calcext:value-type="float">
            <text:p>27</text:p>
          </table:table-cell>
          <table:table-cell table:style-name="ce23" table:formula="of:=129*[.Q175]/70*2" office:value-type="float" office:value="18.4285714285714" calcext:value-type="float">
            <text:p>18.4</text:p>
          </table:table-cell>
          <table:table-cell table:style-name="ce23" table:formula="of:=11.5*[.Q175]/70*2" office:value-type="float" office:value="1.64285714285714" calcext:value-type="float">
            <text:p>1.6</text:p>
          </table:table-cell>
          <table:table-cell table:style-name="ce204" table:formula="of:=SUM([.R175:.T175])" office:value-type="float" office:value="46.6964285714286" calcext:value-type="float">
            <text:p>4.67E+01</text:p>
          </table:table-cell>
          <table:table-cell table:style-name="ce41" table:formula="of:=49.8*[.Q175]/80*2" office:value-type="float" office:value="6.225" calcext:value-type="float">
            <text:p>6</text:p>
          </table:table-cell>
          <table:table-cell table:style-name="ce53" table:formula="of:=14.2*[.Q175]/70*2" office:value-type="float" office:value="2.02857142857143" calcext:value-type="float">
            <text:p>2.0</text:p>
          </table:table-cell>
          <table:table-cell table:style-name="ce53" table:formula="of:=1.36*[.Q175]/70*1.16" office:value-type="float" office:value="0.112685714285714" calcext:value-type="float">
            <text:p>0.1</text:p>
          </table:table-cell>
          <table:table-cell table:style-name="ce204" table:formula="of:=SUM([.V175:.X175])" office:value-type="float" office:value="8.36625714285714" calcext:value-type="float">
            <text:p>8.37E+00</text:p>
          </table:table-cell>
          <table:table-cell table:style-name="ce132" table:number-columns-repeated="2"/>
          <table:table-cell table:style-name="ce40" table:formula="of:=(([.R175]+[.S175]/5+[.T175]/5)*1000/(2^([.AR175]-1)+1))*([.AM175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75]+[.W175]/5+[.X175]/5)*1000/(2^([.AT175]-1)+1))*([.AM175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5:.U175])*1000/[.U$8];1)" office:value-type="float" office:value="933.928571428572" calcext:value-type="float">
            <text:p>934</text:p>
          </table:table-cell>
          <table:table-cell table:style-name="ce132" table:formula="of:=IF([.AQ175]&lt;2;0;INT(LOG([.AQ175]-1;2)+1.33))" office:value-type="float" office:value="11" calcext:value-type="float">
            <text:p>11</text:p>
          </table:table-cell>
          <table:table-cell table:style-name="ce40" table:formula="of:=MAX(([.V175]+[.W175]/5+[.X175]/5)*1000/[.U$7];1)" office:value-type="float" office:value="6.65325142857143" calcext:value-type="float">
            <text:p>7</text:p>
          </table:table-cell>
          <table:table-cell table:style-name="ce132" table:formula="of:=IF([.AS175]&lt;2;0;INT(LOG([.AS175]-1;2)+1.33))" office:value-type="float" office:value="3" calcext:value-type="float">
            <text:p>3</text:p>
          </table:table-cell>
          <table:table-cell table:style-name="ce196" table:formula="of:=([.Y175]+[.AA175])+IF([.AR175]&gt;0.9;SUM([.R175:.T175])*1000/(2^([.AR175]-1)+1);SUM([.R175:.T175])*1000)+IF([.AT175]&gt;0.9;([.V175]+[.W175]/5+[.X175]/5)*1000/(2^([.AT175]-1)+1);([.V175]+[.W175]/5+[.X175]/5)*1000)" office:value-type="float" office:value="1384.57403414634" calcext:value-type="float">
            <text:p>138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5]+([.AM176]+[.AN176]+[.AO176])/24" office:value-type="float" office:value="23.3763194444444" calcext:value-type="float">
            <text:p>23.4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6]+[.N176]" office:value-type="float" office:value="23" calcext:value-type="float">
            <text:p>23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213*[.Q176]/80*2" office:value-type="float" office:value="13.3125" calcext:value-type="float">
            <text:p>13</text:p>
          </table:table-cell>
          <table:table-cell table:style-name="ce23" table:formula="of:=129*[.Q176]/70*2" office:value-type="float" office:value="9.21428571428571" calcext:value-type="float">
            <text:p>9.2</text:p>
          </table:table-cell>
          <table:table-cell table:style-name="ce23" table:formula="of:=11.5*[.Q176]/70*2" office:value-type="float" office:value="0.821428571428571" calcext:value-type="float">
            <text:p>0.8</text:p>
          </table:table-cell>
          <table:table-cell table:style-name="ce204" table:formula="of:=SUM([.R176:.T176])" office:value-type="float" office:value="23.3482142857143" calcext:value-type="float">
            <text:p>2.33E+01</text:p>
          </table:table-cell>
          <table:table-cell table:style-name="ce41" table:formula="of:=49.8*[.Q176]/80*2" office:value-type="float" office:value="3.1125" calcext:value-type="float">
            <text:p>3</text:p>
          </table:table-cell>
          <table:table-cell table:style-name="ce53" table:formula="of:=14.2*[.Q176]/70*2" office:value-type="float" office:value="1.01428571428571" calcext:value-type="float">
            <text:p>1.0</text:p>
          </table:table-cell>
          <table:table-cell table:style-name="ce53" table:formula="of:=1.36*[.Q176]/70*1.16" office:value-type="float" office:value="0.0563428571428571" calcext:value-type="float">
            <text:p>0.1</text:p>
          </table:table-cell>
          <table:table-cell table:style-name="ce204" table:formula="of:=SUM([.V176:.X176])" office:value-type="float" office:value="4.18312857142857" calcext:value-type="float">
            <text:p>4.18E+00</text:p>
          </table:table-cell>
          <table:table-cell table:style-name="ce132" table:number-columns-repeated="2"/>
          <table:table-cell table:style-name="ce40" table:formula="of:=(([.R176]+[.S176]/5+[.T176]/5)*1000/(2^([.AR176]-1)+1))*([.AM176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76]+[.W176]/5+[.X176]/5)*1000/(2^([.AT176]-1)+1))*([.AM176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6:.U176])*1000/[.U$8];1)" office:value-type="float" office:value="466.964285714286" calcext:value-type="float">
            <text:p>467</text:p>
          </table:table-cell>
          <table:table-cell table:style-name="ce132" table:formula="of:=IF([.AQ176]&lt;2;0;INT(LOG([.AQ176]-1;2)+1.33))" office:value-type="float" office:value="10" calcext:value-type="float">
            <text:p>10</text:p>
          </table:table-cell>
          <table:table-cell table:style-name="ce40" table:formula="of:=MAX(([.V176]+[.W176]/5+[.X176]/5)*1000/[.U$7];1)" office:value-type="float" office:value="3.32662571428571" calcext:value-type="float">
            <text:p>3</text:p>
          </table:table-cell>
          <table:table-cell table:style-name="ce132" table:formula="of:=IF([.AS176]&lt;2;0;INT(LOG([.AS176]-1;2)+1.33))" office:value-type="float" office:value="2" calcext:value-type="float">
            <text:p>2</text:p>
          </table:table-cell>
          <table:table-cell table:style-name="ce196" table:formula="of:=([.Y176]+[.AA176])+IF([.AR176]&gt;0.9;SUM([.R176:.T176])*1000/(2^([.AR176]-1)+1);SUM([.R176:.T176])*1000)+IF([.AT176]&gt;0.9;([.V176]+[.W176]/5+[.X176]/5)*1000/(2^([.AT176]-1)+1);([.V176]+[.W176]/5+[.X176]/5)*1000)" office:value-type="float" office:value="1158.57145494291" calcext:value-type="float">
            <text:p>115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6]+([.AM177]+[.AN177]+[.AO177])/24" office:value-type="float" office:value="23.3846527777777" calcext:value-type="float">
            <text:p>23.4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7]+[.N177]" office:value-type="float" office:value="23" calcext:value-type="float">
            <text:p>23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213*[.Q177]/80*2" office:value-type="float" office:value="5.325" calcext:value-type="float">
            <text:p>5</text:p>
          </table:table-cell>
          <table:table-cell table:style-name="ce23" table:formula="of:=129*[.Q177]/70*2" office:value-type="float" office:value="3.68571428571429" calcext:value-type="float">
            <text:p>3.7</text:p>
          </table:table-cell>
          <table:table-cell table:style-name="ce23" table:formula="of:=11.5*[.Q177]/70*2" office:value-type="float" office:value="0.328571428571429" calcext:value-type="float">
            <text:p>0.3</text:p>
          </table:table-cell>
          <table:table-cell table:style-name="ce195" table:formula="of:=SUM([.R177:.T177])" office:value-type="float" office:value="9.33928571428572" calcext:value-type="float">
            <text:p>9.34E+00</text:p>
          </table:table-cell>
          <table:table-cell table:style-name="ce132" table:formula="of:=49.8*[.Q177]/80*2" office:value-type="float" office:value="1.245" calcext:value-type="float">
            <text:p>1</text:p>
          </table:table-cell>
          <table:table-cell table:style-name="ce23" table:formula="of:=14.2*[.Q177]/70*2" office:value-type="float" office:value="0.405714285714286" calcext:value-type="float">
            <text:p>0.4</text:p>
          </table:table-cell>
          <table:table-cell table:style-name="ce23" table:formula="of:=1.36*[.Q177]/70*1.16" office:value-type="float" office:value="0.0225371428571429" calcext:value-type="float">
            <text:p>0.0</text:p>
          </table:table-cell>
          <table:table-cell table:style-name="ce195" table:formula="of:=SUM([.V177:.X177])" office:value-type="float" office:value="1.67325142857143" calcext:value-type="float">
            <text:p>1.67E+00</text:p>
          </table:table-cell>
          <table:table-cell table:style-name="ce132" table:number-columns-repeated="2"/>
          <table:table-cell table:style-name="ce40" table:formula="of:=(([.R177]+[.S177]/5+[.T177]/5)*1000/(2^([.AR177]-1)+1))*([.AM177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177]+[.W177]/5+[.X177]/5)*1000/(2^([.AT177]-1)+1))*([.AM177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177:.U177])*1000/[.U$8];1)" office:value-type="float" office:value="186.785714285714" calcext:value-type="float">
            <text:p>187</text:p>
          </table:table-cell>
          <table:table-cell table:style-name="ce132" table:formula="of:=IF([.AQ177]&lt;2;0;INT(LOG([.AQ177]-1;2)+1.33))" office:value-type="float" office:value="8" calcext:value-type="float">
            <text:p>8</text:p>
          </table:table-cell>
          <table:table-cell table:style-name="ce40" table:formula="of:=MAX(([.V177]+[.W177]/5+[.X177]/5)*1000/[.U$7];1)" office:value-type="float" office:value="1.33065028571429" calcext:value-type="float">
            <text:p>1</text:p>
          </table:table-cell>
          <table:table-cell table:style-name="ce132" table:formula="of:=IF([.AS177]&lt;2;0;INT(LOG([.AS177]-1;2)+1.33))" office:value-type="float" office:value="0" calcext:value-type="float">
            <text:p>0</text:p>
          </table:table-cell>
          <table:table-cell table:style-name="ce196" table:formula="of:=([.Y177]+[.AA177])+IF([.AR177]&gt;0.9;SUM([.R177:.T177])*1000/(2^([.AR177]-1)+1);SUM([.R177:.T177])*1000)+IF([.AT177]&gt;0.9;([.V177]+[.W177]/5+[.X177]/5)*1000/(2^([.AT177]-1)+1);([.V177]+[.W177]/5+[.X177]/5)*1000)" office:value-type="float" office:value="1404.72110081949" calcext:value-type="float">
            <text:p>140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77]+([.AM179]+[.AN179]+[.AO179])/24" office:value-type="float" office:value="23.4054861111111" calcext:value-type="float">
            <text:p>23.4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79]+[.N179]" office:value-type="float" office:value="23" calcext:value-type="float">
            <text:p>23.0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157:.AO179])" office:value-type="float" office:value="8.2" calcext:value-type="float">
            <text:p>8.2</text:p>
          </table:table-cell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4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/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10">
          <table:table-cell/>
          <table:table-cell table:style-name="ce269"/>
          <table:table-cell table:style-name="ce177" office:value-type="string" calcext:value-type="string">
            <text:p>Carbon luminosity scan 2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179]+([.AM183]+[.AN183]+[.AO183])/24" office:value-type="float" office:value="23.4221527777777" calcext:value-type="float">
            <text:p>23.4</text:p>
          </table:table-cell>
          <table:table-cell/>
          <table:table-cell table:style-name="ce171"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3]+[.N183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281" table:formula="of:=7.91*[.Q183]/80" office:value-type="float" office:value="7.91" calcext:value-type="float">
            <text:p>7.91E+00</text:p>
          </table:table-cell>
          <table:table-cell table:style-name="ce7" table:number-columns-repeated="3"/>
          <table:table-cell table:style-name="ce281" table:formula="of:=5.38*[.Q183]/80" office:value-type="float" office:value="5.38" calcext:value-type="float">
            <text:p>5.3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3]+([.AM184]+[.AN184]+[.AO184])/24" office:value-type="float" office:value="23.4388194444444" calcext:value-type="float">
            <text:p>23.4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4]+[.N184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7.91*[.Q184]/80" office:value-type="float" office:value="5.9325" calcext:value-type="float">
            <text:p>5.93E+00</text:p>
          </table:table-cell>
          <table:table-cell table:style-name="ce7" table:number-columns-repeated="3"/>
          <table:table-cell table:style-name="ce281" table:formula="of:=5.38*[.Q184]/80" office:value-type="float" office:value="4.035" calcext:value-type="float">
            <text:p>4.0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4]+([.AM185]+[.AN185]+[.AO185])/24" office:value-type="float" office:value="23.4554861111111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5]+[.N185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7.91*[.Q185]/80" office:value-type="float" office:value="3.955" calcext:value-type="float">
            <text:p>3.96E+00</text:p>
          </table:table-cell>
          <table:table-cell table:style-name="ce7" table:number-columns-repeated="3"/>
          <table:table-cell table:style-name="ce281" table:formula="of:=5.38*[.Q185]/80" office:value-type="float" office:value="2.69" calcext:value-type="float">
            <text:p>2.69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5]+([.AM186]+[.AN186]+[.AO186])/24" office:value-type="float" office:value="23.4721527777777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6]+[.N186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281" table:formula="of:=7.91*[.Q186]/80" office:value-type="float" office:value="2.471875" calcext:value-type="float">
            <text:p>2.47E+00</text:p>
          </table:table-cell>
          <table:table-cell table:style-name="ce7" table:number-columns-repeated="3"/>
          <table:table-cell table:style-name="ce281" table:formula="of:=5.38*[.Q186]/80" office:value-type="float" office:value="1.68125" calcext:value-type="float">
            <text:p>1.6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6]+([.AM187]+[.AN187]+[.AO187])/24" office:value-type="float" office:value="23.4888194444444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7]+[.N187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7.91*[.Q187]/80" office:value-type="float" office:value="1.483125" calcext:value-type="float">
            <text:p>1.48E+00</text:p>
          </table:table-cell>
          <table:table-cell table:style-name="ce7" table:number-columns-repeated="3"/>
          <table:table-cell table:style-name="ce281" table:formula="of:=5.38*[.Q187]/80" office:value-type="float" office:value="1.00875" calcext:value-type="float">
            <text:p>1.01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7]+([.AM188]+[.AN188]+[.AO188])/24" office:value-type="float" office:value="23.5054861111111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8]+[.N188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281" table:formula="of:=7.91*[.Q188]/80" office:value-type="float" office:value="0.791" calcext:value-type="float">
            <text:p>7.91E-01</text:p>
          </table:table-cell>
          <table:table-cell table:style-name="ce7" table:number-columns-repeated="3"/>
          <table:table-cell table:style-name="ce281" table:formula="of:=5.38*[.Q188]/80" office:value-type="float" office:value="0.538" calcext:value-type="float">
            <text:p>5.38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8]+([.AM189]+[.AN189]+[.AO189])/24" office:value-type="float" office:value="23.5054861111111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89]+[.N189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7.91*[.Q189]/80" office:value-type="float" office:value="0.494375" calcext:value-type="float">
            <text:p>4.94E-01</text:p>
          </table:table-cell>
          <table:table-cell table:style-name="ce7" table:number-columns-repeated="3"/>
          <table:table-cell table:style-name="ce281" table:formula="of:=5.38*[.Q189]/80" office:value-type="float" office:value="0.33625" calcext:value-type="float">
            <text:p>3.36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89]+([.AM190]+[.AN190]+[.AO190])/24" office:value-type="float" office:value="23.5054861111111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0]+[.N190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7.91*[.Q190]/80" office:value-type="float" office:value="0.2471875" calcext:value-type="float">
            <text:p>2.47E-01</text:p>
          </table:table-cell>
          <table:table-cell table:style-name="ce7" table:number-columns-repeated="3"/>
          <table:table-cell table:style-name="ce281" table:formula="of:=5.38*[.Q190]/80" office:value-type="float" office:value="0.168125" calcext:value-type="float">
            <text:p>1.68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190]+([.AM191]+[.AN191]+[.AO191])/24" office:value-type="float" office:value="23.5054861111111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1]+[.N191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7.91*[.Q191]/80" office:value-type="float" office:value="0.098875" calcext:value-type="float">
            <text:p>9.89E-02</text:p>
          </table:table-cell>
          <table:table-cell table:style-name="ce7" table:number-columns-repeated="3"/>
          <table:table-cell table:style-name="ce281" table:formula="of:=5.38*[.Q191]/80" office:value-type="float" office:value="0.06725" calcext:value-type="float">
            <text:p>6.73E-02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" calcext:value-type="float">
            <text:p>0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183:.AO191])" office:value-type="float" office:value="2.4" calcext:value-type="float">
            <text:p>2.4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191]+([.AM195]+[.AN195]+[.AO195])/24" office:value-type="float" office:value="23.5263194444444" calcext:value-type="float">
            <text:p>23.5</text:p>
          </table:table-cell>
          <table:table-cell/>
          <table:table-cell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5]+[.N195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92.3 *[.Q195]/80" office:value-type="float" office:value="92.3" calcext:value-type="float">
            <text:p>92</text:p>
          </table:table-cell>
          <table:table-cell table:style-name="ce23" table:formula="of:=39.7 *[.Q195]/70" office:value-type="float" office:value="45.3714285714286" calcext:value-type="float">
            <text:p>45.4</text:p>
          </table:table-cell>
          <table:table-cell table:style-name="ce53" table:formula="of:=3.75  *[.Q195]/70" office:value-type="float" office:value="4.28571428571429" calcext:value-type="float">
            <text:p>4.3</text:p>
          </table:table-cell>
          <table:table-cell table:style-name="ce204" table:formula="of:=SUM([.R195:.T195])" office:value-type="float" office:value="141.957142857143" calcext:value-type="float">
            <text:p>1.42E+02</text:p>
          </table:table-cell>
          <table:table-cell table:style-name="ce41" table:formula="of:=18.6 *[.Q195]/80" office:value-type="float" office:value="18.6" calcext:value-type="float">
            <text:p>19</text:p>
          </table:table-cell>
          <table:table-cell table:style-name="ce53" table:formula="of:=3.7 *[.Q195]/70" office:value-type="float" office:value="4.22857142857143" calcext:value-type="float">
            <text:p>4.2</text:p>
          </table:table-cell>
          <table:table-cell table:style-name="ce53" table:formula="of:=0.342 *[.Q195]/70" office:value-type="float" office:value="0.390857142857143" calcext:value-type="float">
            <text:p>0.4</text:p>
          </table:table-cell>
          <table:table-cell table:style-name="ce204" table:formula="of:=SUM([.V195:.X195])" office:value-type="float" office:value="23.2194285714286" calcext:value-type="float">
            <text:p>2.32E+01</text:p>
          </table:table-cell>
          <table:table-cell table:style-name="ce132" table:number-columns-repeated="2"/>
          <table:table-cell table:style-name="ce40" table:formula="of:=(([.R195]+[.S195]/5+[.T195]/5)*1000/(2^([.AR195]-1)+1))*([.AM195]*3600)" office:value-type="float" office:value="107717.017421603" calcext:value-type="float">
            <text:p>107717</text:p>
          </table:table-cell>
          <table:table-cell table:style-name="ce39" table:number-columns-repeated="2"/>
          <table:table-cell table:style-name="ce40" table:formula="of:=(([.V195]+[.W195]/5+[.X195]/5)*1000/(2^([.AT195]-1)+1))*([.AM195]*3600)" office:value-type="float" office:value="1240340.97478992" calcext:value-type="float">
            <text:p>124034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95]+[.S195]/5+[.T195]/5)*1000/[.U$8];1)" office:value-type="float" office:value="1022.31428571429" calcext:value-type="float">
            <text:p>1022</text:p>
          </table:table-cell>
          <table:table-cell table:style-name="ce132" table:formula="of:=IF([.AQ195]&lt;2;0;INT(LOG([.AQ195]-1;2)+1.33))" office:value-type="float" office:value="11" calcext:value-type="float">
            <text:p>11</text:p>
          </table:table-cell>
          <table:table-cell table:style-name="ce196" table:formula="of:=MAX(([.V195]+[.W195]/5+[.X195]/5)*1000/[.U$7];1)" office:value-type="float" office:value="19.5238857142857" calcext:value-type="float">
            <text:p>20</text:p>
          </table:table-cell>
          <table:table-cell table:style-name="ce132" table:formula="of:=IF([.AS195]&lt;2;0;INT(LOG([.AS195]-1;2)+1.33))" office:value-type="float" office:value="5" calcext:value-type="float">
            <text:p>5</text:p>
          </table:table-cell>
          <table:table-cell table:style-name="ce196" table:formula="of:=([.Y195]+[.AA195])+IF([.AR195]&gt;0.9;SUM([.R195:.T195])*1000/(2^([.AR195]-1)+1);SUM([.R195:.T195])*1000)+IF([.AT195]&gt;0.9;([.V195]+[.W195]/5+[.X195]/5)*1000/(2^([.AT195]-1)+1);([.V195]+[.W195]/5+[.X195]/5)*1000)" office:value-type="float" office:value="1310.17806763681" calcext:value-type="float">
            <text:p>131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95]+([.AM196]+[.AN196]+[.AO196])/24" office:value-type="float" office:value="23.5471527777777" calcext:value-type="float">
            <text:p>23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6]+[.N196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92.3 *[.Q196]/80" office:value-type="float" office:value="69.225" calcext:value-type="float">
            <text:p>69</text:p>
          </table:table-cell>
          <table:table-cell table:style-name="ce23" table:formula="of:=39.7 *[.Q196]/70" office:value-type="float" office:value="34.0285714285714" calcext:value-type="float">
            <text:p>34.0</text:p>
          </table:table-cell>
          <table:table-cell table:style-name="ce53" table:formula="of:=11.5 *[.Q196]/70" office:value-type="float" office:value="9.85714285714286" calcext:value-type="float">
            <text:p>9.9</text:p>
          </table:table-cell>
          <table:table-cell table:style-name="ce204" table:formula="of:=SUM([.R196:.T196])" office:value-type="float" office:value="113.110714285714" calcext:value-type="float">
            <text:p>1.13E+02</text:p>
          </table:table-cell>
          <table:table-cell table:style-name="ce41" table:formula="of:=18.6 *[.Q196]/80" office:value-type="float" office:value="13.95" calcext:value-type="float">
            <text:p>14</text:p>
          </table:table-cell>
          <table:table-cell table:style-name="ce53" table:formula="of:=3.7 *[.Q196]/70" office:value-type="float" office:value="3.17142857142857" calcext:value-type="float">
            <text:p>3.2</text:p>
          </table:table-cell>
          <table:table-cell table:style-name="ce53" table:formula="of:=0.342 *[.Q196]/70" office:value-type="float" office:value="0.293142857142857" calcext:value-type="float">
            <text:p>0.3</text:p>
          </table:table-cell>
          <table:table-cell table:style-name="ce204" table:formula="of:=SUM([.V196:.X196])" office:value-type="float" office:value="17.4145714285714" calcext:value-type="float">
            <text:p>1.74E+01</text:p>
          </table:table-cell>
          <table:table-cell table:style-name="ce132" table:number-columns-repeated="2"/>
          <table:table-cell table:style-name="ce40" table:formula="of:=(([.R196]+[.S196]/5+[.T196]/5)*1000/(2^([.AR196]-1)+1))*([.AM196]*3600)" office:value-type="float" office:value="164215.037593985" calcext:value-type="float">
            <text:p>164215</text:p>
          </table:table-cell>
          <table:table-cell table:style-name="ce39" table:number-columns-repeated="2"/>
          <table:table-cell table:style-name="ce40" table:formula="of:=(([.V196]+[.W196]/5+[.X196]/5)*1000/(2^([.AT196]-1)+1))*([.AM196]*3600)" office:value-type="float" office:value="930255.731092437" calcext:value-type="float">
            <text:p>930256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53"/>
          <table:table-cell table:style-name="ce196" table:formula="of:=MAX(([.R196]+[.S196]/5+[.T196]/5)*1000/[.U$8];1)" office:value-type="float" office:value="780.021428571429" calcext:value-type="float">
            <text:p>780</text:p>
          </table:table-cell>
          <table:table-cell table:style-name="ce132" table:formula="of:=IF([.AQ196]&lt;2;0;INT(LOG([.AQ196]-1;2)+1.33))" office:value-type="float" office:value="10" calcext:value-type="float">
            <text:p>10</text:p>
          </table:table-cell>
          <table:table-cell table:style-name="ce196" table:formula="of:=MAX(([.V196]+[.W196]/5+[.X196]/5)*1000/[.U$7];1)" office:value-type="float" office:value="14.6429142857143" calcext:value-type="float">
            <text:p>15</text:p>
          </table:table-cell>
          <table:table-cell table:style-name="ce132" table:formula="of:=IF([.AS196]&lt;2;0;INT(LOG([.AS196]-1;2)+1.33))" office:value-type="float" office:value="5" calcext:value-type="float">
            <text:p>5</text:p>
          </table:table-cell>
          <table:table-cell table:style-name="ce196" table:formula="of:=([.Y196]+[.AA196])+IF([.AR196]&gt;0.9;SUM([.R196:.T196])*1000/(2^([.AR196]-1)+1);SUM([.R196:.T196])*1000)+IF([.AT196]&gt;0.9;([.V196]+[.W196]/5+[.X196]/5)*1000/(2^([.AT196]-1)+1);([.V196]+[.W196]/5+[.X196]/5)*1000)" office:value-type="float" office:value="1099.25119239275" calcext:value-type="float">
            <text:p>1099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196]+([.AM197]+[.AN197]+[.AO197])/24" office:value-type="float" office:value="23.5679861111111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7]+[.N197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92.3 *[.Q197]/80" office:value-type="float" office:value="46.15" calcext:value-type="float">
            <text:p>46</text:p>
          </table:table-cell>
          <table:table-cell table:style-name="ce23" table:formula="of:=39.7 *[.Q197]/70" office:value-type="float" office:value="22.6857142857143" calcext:value-type="float">
            <text:p>22.7</text:p>
          </table:table-cell>
          <table:table-cell table:style-name="ce53" table:formula="of:=11.5 *[.Q197]/70" office:value-type="float" office:value="6.57142857142857" calcext:value-type="float">
            <text:p>6.6</text:p>
          </table:table-cell>
          <table:table-cell table:style-name="ce204" table:formula="of:=SUM([.R197:.T197])" office:value-type="float" office:value="75.4071428571429" calcext:value-type="float">
            <text:p>7.54E+01</text:p>
          </table:table-cell>
          <table:table-cell table:style-name="ce41" table:formula="of:=18.6 *[.Q197]/80" office:value-type="float" office:value="9.3" calcext:value-type="float">
            <text:p>9</text:p>
          </table:table-cell>
          <table:table-cell table:style-name="ce53" table:formula="of:=3.7 *[.Q197]/70" office:value-type="float" office:value="2.11428571428571" calcext:value-type="float">
            <text:p>2.1</text:p>
          </table:table-cell>
          <table:table-cell table:style-name="ce53" table:formula="of:=0.342 *[.Q197]/70" office:value-type="float" office:value="0.195428571428571" calcext:value-type="float">
            <text:p>0.2</text:p>
          </table:table-cell>
          <table:table-cell table:style-name="ce204" table:formula="of:=SUM([.V197:.X197])" office:value-type="float" office:value="11.6097142857143" calcext:value-type="float">
            <text:p>1.16E+01</text:p>
          </table:table-cell>
          <table:table-cell table:style-name="ce132" table:number-columns-repeated="2"/>
          <table:table-cell table:style-name="ce40" table:formula="of:=(([.R197]+[.S197]/5+[.T197]/5)*1000/(2^([.AR197]-1)+1))*([.AM197]*3600)" office:value-type="float" office:value="109476.691729323" calcext:value-type="float">
            <text:p>109477</text:p>
          </table:table-cell>
          <table:table-cell table:style-name="ce39" table:number-columns-repeated="2"/>
          <table:table-cell table:style-name="ce40" table:formula="of:=(([.V197]+[.W197]/5+[.X197]/5)*1000/(2^([.AT197]-1)+1))*([.AM197]*3600)" office:value-type="float" office:value="1171433.14285714" calcext:value-type="float">
            <text:p>117143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97]+[.S197]/5+[.T197]/5)*1000/[.U$8];1)" office:value-type="float" office:value="520.014285714286" calcext:value-type="float">
            <text:p>520</text:p>
          </table:table-cell>
          <table:table-cell table:style-name="ce132" table:formula="of:=IF([.AQ197]&lt;2;0;INT(LOG([.AQ197]-1;2)+1.33))" office:value-type="float" office:value="10" calcext:value-type="float">
            <text:p>10</text:p>
          </table:table-cell>
          <table:table-cell table:style-name="ce196" table:formula="of:=MAX(([.V197]+[.W197]/5+[.X197]/5)*1000/[.U$7];1)" office:value-type="float" office:value="9.76194285714286" calcext:value-type="float">
            <text:p>10</text:p>
          </table:table-cell>
          <table:table-cell table:style-name="ce132" table:formula="of:=IF([.AS197]&lt;2;0;INT(LOG([.AS197]-1;2)+1.33))" office:value-type="float" office:value="4" calcext:value-type="float">
            <text:p>4</text:p>
          </table:table-cell>
          <table:table-cell table:style-name="ce196" table:formula="of:=([.Y197]+[.AA197])+IF([.AR197]&gt;0.9;SUM([.R197:.T197])*1000/(2^([.AR197]-1)+1);SUM([.R197:.T197])*1000)+IF([.AT197]&gt;0.9;([.V197]+[.W197]/5+[.X197]/5)*1000/(2^([.AT197]-1)+1);([.V197]+[.W197]/5+[.X197]/5)*1000)" office:value-type="float" office:value="1243.26251294904" calcext:value-type="float">
            <text:p>124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97]+([.AM198]+[.AN198]+[.AO198])/24" office:value-type="float" office:value="23.5888194444444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8]+[.N198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92.3 *[.Q198]/80" office:value-type="float" office:value="28.84375" calcext:value-type="float">
            <text:p>29</text:p>
          </table:table-cell>
          <table:table-cell table:style-name="ce23" table:formula="of:=39.7 *[.Q198]/70" office:value-type="float" office:value="14.1785714285714" calcext:value-type="float">
            <text:p>14.2</text:p>
          </table:table-cell>
          <table:table-cell table:style-name="ce53" table:formula="of:=11.5 *[.Q198]/70" office:value-type="float" office:value="4.10714285714286" calcext:value-type="float">
            <text:p>4.1</text:p>
          </table:table-cell>
          <table:table-cell table:style-name="ce204" table:formula="of:=SUM([.R198:.T198])" office:value-type="float" office:value="47.1294642857143" calcext:value-type="float">
            <text:p>4.71E+01</text:p>
          </table:table-cell>
          <table:table-cell table:style-name="ce41" table:formula="of:=18.6 *[.Q198]/80" office:value-type="float" office:value="5.8125" calcext:value-type="float">
            <text:p>6</text:p>
          </table:table-cell>
          <table:table-cell table:style-name="ce53" table:formula="of:=3.7 *[.Q198]/70" office:value-type="float" office:value="1.32142857142857" calcext:value-type="float">
            <text:p>1.3</text:p>
          </table:table-cell>
          <table:table-cell table:style-name="ce53" table:formula="of:=0.342 *[.Q198]/70" office:value-type="float" office:value="0.122142857142857" calcext:value-type="float">
            <text:p>0.1</text:p>
          </table:table-cell>
          <table:table-cell table:style-name="ce204" table:formula="of:=SUM([.V198:.X198])" office:value-type="float" office:value="7.25607142857143" calcext:value-type="float">
            <text:p>7.26E+00</text:p>
          </table:table-cell>
          <table:table-cell table:style-name="ce132" table:number-columns-repeated="2"/>
          <table:table-cell table:style-name="ce40" table:formula="of:=(([.R198]+[.S198]/5+[.T198]/5)*1000/(2^([.AR198]-1)+1))*([.AM198]*3600)" office:value-type="float" office:value="136579.627570873" calcext:value-type="float">
            <text:p>136580</text:p>
          </table:table-cell>
          <table:table-cell table:style-name="ce39" table:number-columns-repeated="2"/>
          <table:table-cell table:style-name="ce40" table:formula="of:=(([.V198]+[.W198]/5+[.X198]/5)*1000/(2^([.AT198]-1)+1))*([.AM198]*3600)" office:value-type="float" office:value="1317862.28571429" calcext:value-type="float">
            <text:p>131786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98]+[.S198]/5+[.T198]/5)*1000/[.U$8];1)" office:value-type="float" office:value="325.008928571429" calcext:value-type="float">
            <text:p>325</text:p>
          </table:table-cell>
          <table:table-cell table:style-name="ce132" table:formula="of:=IF([.AQ198]&lt;2;0;INT(LOG([.AQ198]-1;2)+1.33))" office:value-type="float" office:value="9" calcext:value-type="float">
            <text:p>9</text:p>
          </table:table-cell>
          <table:table-cell table:style-name="ce196" table:formula="of:=MAX(([.V198]+[.W198]/5+[.X198]/5)*1000/[.U$7];1)" office:value-type="float" office:value="6.10121428571429" calcext:value-type="float">
            <text:p>6</text:p>
          </table:table-cell>
          <table:table-cell table:style-name="ce132" table:formula="of:=IF([.AS198]&lt;2;0;INT(LOG([.AS198]-1;2)+1.33))" office:value-type="float" office:value="3" calcext:value-type="float">
            <text:p>3</text:p>
          </table:table-cell>
          <table:table-cell table:style-name="ce196" table:formula="of:=([.Y198]+[.AA198])+IF([.AR198]&gt;0.9;SUM([.R198:.T198])*1000/(2^([.AR198]-1)+1);SUM([.R198:.T198])*1000)+IF([.AT198]&gt;0.9;([.V198]+[.W198]/5+[.X198]/5)*1000/(2^([.AT198]-1)+1);([.V198]+[.W198]/5+[.X198]/5)*1000)" office:value-type="float" office:value="1410.88205808783" calcext:value-type="float">
            <text:p>141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198]+([.AM199]+[.AN199]+[.AO199])/24" office:value-type="float" office:value="23.6096527777777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199]+[.N199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92.3 *[.Q199]/80" office:value-type="float" office:value="17.30625" calcext:value-type="float">
            <text:p>17</text:p>
          </table:table-cell>
          <table:table-cell table:style-name="ce23" table:formula="of:=39.7 *[.Q199]/70" office:value-type="float" office:value="8.50714285714286" calcext:value-type="float">
            <text:p>8.5</text:p>
          </table:table-cell>
          <table:table-cell table:style-name="ce53" table:formula="of:=11.5 *[.Q199]/70" office:value-type="float" office:value="2.46428571428571" calcext:value-type="float">
            <text:p>2.5</text:p>
          </table:table-cell>
          <table:table-cell table:style-name="ce204" table:formula="of:=SUM([.R199:.T199])" office:value-type="float" office:value="28.2776785714286" calcext:value-type="float">
            <text:p>2.83E+01</text:p>
          </table:table-cell>
          <table:table-cell table:style-name="ce41" table:formula="of:=18.6 *[.Q199]/80" office:value-type="float" office:value="3.4875" calcext:value-type="float">
            <text:p>3</text:p>
          </table:table-cell>
          <table:table-cell table:style-name="ce53" table:formula="of:=3.7 *[.Q199]/70" office:value-type="float" office:value="0.792857142857143" calcext:value-type="float">
            <text:p>0.8</text:p>
          </table:table-cell>
          <table:table-cell table:style-name="ce53" table:formula="of:=0.342 *[.Q199]/70" office:value-type="float" office:value="0.0732857142857143" calcext:value-type="float">
            <text:p>0.1</text:p>
          </table:table-cell>
          <table:table-cell table:style-name="ce204" table:formula="of:=SUM([.V199:.X199])" office:value-type="float" office:value="4.35364285714286" calcext:value-type="float">
            <text:p>4.35E+00</text:p>
          </table:table-cell>
          <table:table-cell table:style-name="ce132" table:number-columns-repeated="2"/>
          <table:table-cell table:style-name="ce40" table:formula="of:=(([.R199]+[.S199]/5+[.T199]/5)*1000/(2^([.AR199]-1)+1))*([.AM199]*3600)" office:value-type="float" office:value="163260.299003322" calcext:value-type="float">
            <text:p>163260</text:p>
          </table:table-cell>
          <table:table-cell table:style-name="ce39" table:number-columns-repeated="2"/>
          <table:table-cell table:style-name="ce40" table:formula="of:=(([.V199]+[.W199]/5+[.X199]/5)*1000/(2^([.AT199]-1)+1))*([.AM199]*3600)" office:value-type="float" office:value="1317862.28571429" calcext:value-type="float">
            <text:p>131786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199]+[.S199]/5+[.T199]/5)*1000/[.U$8];1)" office:value-type="float" office:value="195.005357142857" calcext:value-type="float">
            <text:p>195</text:p>
          </table:table-cell>
          <table:table-cell table:style-name="ce132" table:formula="of:=IF([.AQ199]&lt;2;0;INT(LOG([.AQ199]-1;2)+1.33))" office:value-type="float" office:value="8" calcext:value-type="float">
            <text:p>8</text:p>
          </table:table-cell>
          <table:table-cell table:style-name="ce196" table:formula="of:=MAX(([.V199]+[.W199]/5+[.X199]/5)*1000/[.U$7];1)" office:value-type="float" office:value="3.66072857142857" calcext:value-type="float">
            <text:p>4</text:p>
          </table:table-cell>
          <table:table-cell table:style-name="ce132" table:formula="of:=IF([.AS199]&lt;2;0;INT(LOG([.AS199]-1;2)+1.33))" office:value-type="float" office:value="2" calcext:value-type="float">
            <text:p>2</text:p>
          </table:table-cell>
          <table:table-cell table:style-name="ce196" table:formula="of:=([.Y199]+[.AA199])+IF([.AR199]&gt;0.9;SUM([.R199:.T199])*1000/(2^([.AR199]-1)+1);SUM([.R199:.T199])*1000)+IF([.AT199]&gt;0.9;([.V199]+[.W199]/5+[.X199]/5)*1000/(2^([.AT199]-1)+1);([.V199]+[.W199]/5+[.X199]/5)*1000)" office:value-type="float" office:value="1443.80331063123" calcext:value-type="float">
            <text:p>144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199]+([.AM200]+[.AN200]+[.AO200])/24" office:value-type="float" office:value="23.6304861111111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0]+[.N200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92.3 *[.Q200]/80" office:value-type="float" office:value="9.23" calcext:value-type="float">
            <text:p>9</text:p>
          </table:table-cell>
          <table:table-cell table:style-name="ce23" table:formula="of:=39.7 *[.Q200]/70" office:value-type="float" office:value="4.53714285714286" calcext:value-type="float">
            <text:p>4.5</text:p>
          </table:table-cell>
          <table:table-cell table:style-name="ce53" table:formula="of:=11.5 *[.Q200]/70" office:value-type="float" office:value="1.31428571428571" calcext:value-type="float">
            <text:p>1.3</text:p>
          </table:table-cell>
          <table:table-cell table:style-name="ce204" table:formula="of:=SUM([.R200:.T200])" office:value-type="float" office:value="15.0814285714286" calcext:value-type="float">
            <text:p>1.51E+01</text:p>
          </table:table-cell>
          <table:table-cell table:style-name="ce41" table:formula="of:=18.6 *[.Q200]/80" office:value-type="float" office:value="1.86" calcext:value-type="float">
            <text:p>2</text:p>
          </table:table-cell>
          <table:table-cell table:style-name="ce53" table:formula="of:=3.7 *[.Q200]/70" office:value-type="float" office:value="0.422857142857143" calcext:value-type="float">
            <text:p>0.4</text:p>
          </table:table-cell>
          <table:table-cell table:style-name="ce53" table:formula="of:=0.342 *[.Q200]/70" office:value-type="float" office:value="0.0390857142857143" calcext:value-type="float">
            <text:p>0.0</text:p>
          </table:table-cell>
          <table:table-cell table:style-name="ce204" table:formula="of:=SUM([.V200:.X200])" office:value-type="float" office:value="2.32194285714286" calcext:value-type="float">
            <text:p>2.32E+00</text:p>
          </table:table-cell>
          <table:table-cell table:style-name="ce132" table:number-columns-repeated="2"/>
          <table:table-cell table:style-name="ce40" table:formula="of:=(([.R200]+[.S200]/5+[.T200]/5)*1000/(2^([.AR200]-1)+1))*([.AM200]*3600)" office:value-type="float" office:value="87072.1594684385" calcext:value-type="float">
            <text:p>87072</text:p>
          </table:table-cell>
          <table:table-cell table:style-name="ce39" table:number-columns-repeated="2"/>
          <table:table-cell table:style-name="ce40" table:formula="of:=(([.V200]+[.W200]/5+[.X200]/5)*1000/(2^([.AT200]-1)+1))*([.AM200]*3600)" office:value-type="float" office:value="1405719.77142857" calcext:value-type="float">
            <text:p>140572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00]+[.S200]/5+[.T200]/5)*1000/[.U$8];1)" office:value-type="float" office:value="104.002857142857" calcext:value-type="float">
            <text:p>104</text:p>
          </table:table-cell>
          <table:table-cell table:style-name="ce132" table:formula="of:=IF([.AQ200]&lt;2;0;INT(LOG([.AQ200]-1;2)+1.33))" office:value-type="float" office:value="8" calcext:value-type="float">
            <text:p>8</text:p>
          </table:table-cell>
          <table:table-cell table:style-name="ce40" table:formula="of:=MAX(([.V200]+[.W200]/5+[.X200]/5)*1000/[.U$7];1)" office:value-type="float" office:value="1.95238857142857" calcext:value-type="float">
            <text:p>2</text:p>
          </table:table-cell>
          <table:table-cell table:style-name="ce132" table:formula="of:=IF([.AS200]&lt;2;0;INT(LOG([.AS200]-1;2)+1.33))" office:value-type="float" office:value="0" calcext:value-type="float">
            <text:p>0</text:p>
          </table:table-cell>
          <table:table-cell table:style-name="ce196" table:formula="of:=([.Y200]+[.AA200])+IF([.AR200]&gt;0.9;SUM([.R200:.T200])*1000/(2^([.AR200]-1)+1);SUM([.R200:.T200])*1000)+IF([.AT200]&gt;0.9;([.V200]+[.W200]/5+[.X200]/5)*1000/(2^([.AT200]-1)+1);([.V200]+[.W200]/5+[.X200]/5)*1000)" office:value-type="float" office:value="2071.62081328904" calcext:value-type="float">
            <text:p>207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0]+([.AM201]+[.AN201]+[.AO201])/24" office:value-type="float" office:value="23.6388194444444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1]+[.N201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92.3 *[.Q201]/80" office:value-type="float" office:value="5.76875" calcext:value-type="float">
            <text:p>6</text:p>
          </table:table-cell>
          <table:table-cell table:style-name="ce23" table:formula="of:=39.7 *[.Q201]/70" office:value-type="float" office:value="2.83571428571429" calcext:value-type="float">
            <text:p>2.8</text:p>
          </table:table-cell>
          <table:table-cell table:style-name="ce53" table:formula="of:=11.5 *[.Q201]/70" office:value-type="float" office:value="0.821428571428571" calcext:value-type="float">
            <text:p>0.8</text:p>
          </table:table-cell>
          <table:table-cell table:style-name="ce204" table:formula="of:=SUM([.R201:.T201])" office:value-type="float" office:value="9.42589285714286" calcext:value-type="float">
            <text:p>9.43E+00</text:p>
          </table:table-cell>
          <table:table-cell table:style-name="ce41" table:formula="of:=18.6 *[.Q201]/80" office:value-type="float" office:value="1.1625" calcext:value-type="float">
            <text:p>1</text:p>
          </table:table-cell>
          <table:table-cell table:style-name="ce53" table:formula="of:=3.7 *[.Q201]/70" office:value-type="float" office:value="0.264285714285714" calcext:value-type="float">
            <text:p>0.3</text:p>
          </table:table-cell>
          <table:table-cell table:style-name="ce53" table:formula="of:=0.342 *[.Q201]/70" office:value-type="float" office:value="0.0244285714285714" calcext:value-type="float">
            <text:p>0.0</text:p>
          </table:table-cell>
          <table:table-cell table:style-name="ce204" table:formula="of:=SUM([.V201:.X201])" office:value-type="float" office:value="1.45121428571429" calcext:value-type="float">
            <text:p>1.45E+00</text:p>
          </table:table-cell>
          <table:table-cell table:style-name="ce132" table:number-columns-repeated="2"/>
          <table:table-cell table:style-name="ce40" table:formula="of:=(([.R201]+[.S201]/5+[.T201]/5)*1000/(2^([.AR201]-1)+1))*([.AM20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01]+[.W201]/5+[.X201]/5)*1000/(2^([.AT201]-1)+1))*([.AM20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01]+[.S201]/5+[.T201]/5)*1000/[.U$8];1)" office:value-type="float" office:value="65.0017857142857" calcext:value-type="float">
            <text:p>65</text:p>
          </table:table-cell>
          <table:table-cell table:style-name="ce132" table:formula="of:=IF([.AQ201]&lt;2;0;INT(LOG([.AQ201]-1;2)+1.33))" office:value-type="float" office:value="7" calcext:value-type="float">
            <text:p>7</text:p>
          </table:table-cell>
          <table:table-cell table:style-name="ce40" table:formula="of:=MAX(([.V201]+[.W201]/5+[.X201]/5)*1000/[.U$7];1)" office:value-type="float" office:value="1.22024285714286" calcext:value-type="float">
            <text:p>1</text:p>
          </table:table-cell>
          <table:table-cell table:style-name="ce132" table:formula="of:=IF([.AS201]&lt;2;0;INT(LOG([.AS201]-1;2)+1.33))" office:value-type="float" office:value="0" calcext:value-type="float">
            <text:p>0</text:p>
          </table:table-cell>
          <table:table-cell table:style-name="ce196" table:formula="of:=([.Y201]+[.AA201])+IF([.AR201]&gt;0.9;SUM([.R201:.T201])*1000/(2^([.AR201]-1)+1);SUM([.R201:.T201])*1000)+IF([.AT201]&gt;0.9;([.V201]+[.W201]/5+[.X201]/5)*1000/(2^([.AT201]-1)+1);([.V201]+[.W201]/5+[.X201]/5)*1000)" office:value-type="float" office:value="1366.70780769231" calcext:value-type="float">
            <text:p>136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1]+([.AM202]+[.AN202]+[.AO202])/24" office:value-type="float" office:value="23.6471527777777" calcext:value-type="float">
            <text:p>23.6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2]+[.N202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92.3 *[.Q202]/80" office:value-type="float" office:value="2.884375" calcext:value-type="float">
            <text:p>3</text:p>
          </table:table-cell>
          <table:table-cell table:style-name="ce23" table:formula="of:=39.7 *[.Q202]/70" office:value-type="float" office:value="1.41785714285714" calcext:value-type="float">
            <text:p>1.4</text:p>
          </table:table-cell>
          <table:table-cell table:style-name="ce53" table:formula="of:=11.5 *[.Q202]/70" office:value-type="float" office:value="0.410714285714286" calcext:value-type="float">
            <text:p>0.4</text:p>
          </table:table-cell>
          <table:table-cell table:style-name="ce204" table:formula="of:=SUM([.R202:.T202])" office:value-type="float" office:value="4.71294642857143" calcext:value-type="float">
            <text:p>4.71E+00</text:p>
          </table:table-cell>
          <table:table-cell table:style-name="ce41" table:formula="of:=18.6 *[.Q202]/80" office:value-type="float" office:value="0.58125" calcext:value-type="float">
            <text:p>1</text:p>
          </table:table-cell>
          <table:table-cell table:style-name="ce53" table:formula="of:=3.7 *[.Q202]/70" office:value-type="float" office:value="0.132142857142857" calcext:value-type="float">
            <text:p>0.1</text:p>
          </table:table-cell>
          <table:table-cell table:style-name="ce53" table:formula="of:=0.342 *[.Q202]/70" office:value-type="float" office:value="0.0122142857142857" calcext:value-type="float">
            <text:p>0.0</text:p>
          </table:table-cell>
          <table:table-cell table:style-name="ce204" table:formula="of:=SUM([.V202:.X202])" office:value-type="float" office:value="0.725607142857143" calcext:value-type="float">
            <text:p>7.26E-01</text:p>
          </table:table-cell>
          <table:table-cell table:style-name="ce132" table:number-columns-repeated="2"/>
          <table:table-cell table:style-name="ce40" table:formula="of:=(([.R202]+[.S202]/5+[.T202]/5)*1000/(2^([.AR202]-1)+1))*([.AM202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02]+[.W202]/5+[.X202]/5)*1000/(2^([.AT202]-1)+1))*([.AM202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02]+[.S202]/5+[.T202]/5)*1000/[.U$8];1)" office:value-type="float" office:value="32.5008928571429" calcext:value-type="float">
            <text:p>33</text:p>
          </table:table-cell>
          <table:table-cell table:style-name="ce132" table:formula="of:=IF([.AQ202]&lt;2;0;INT(LOG([.AQ202]-1;2)+1.33))" office:value-type="float" office:value="6" calcext:value-type="float">
            <text:p>6</text:p>
          </table:table-cell>
          <table:table-cell table:style-name="ce40" table:formula="of:=MAX(([.V202]+[.W202]/5+[.X202]/5)*1000/[.U$7];1)" office:value-type="float" office:value="1" calcext:value-type="float">
            <text:p>1</text:p>
          </table:table-cell>
          <table:table-cell table:style-name="ce132" table:formula="of:=IF([.AS202]&lt;2;0;INT(LOG([.AS202]-1;2)+1.33))" office:value-type="float" office:value="0" calcext:value-type="float">
            <text:p>0</text:p>
          </table:table-cell>
          <table:table-cell table:style-name="ce196" table:formula="of:=([.Y202]+[.AA202])+IF([.AR202]&gt;0.9;SUM([.R202:.T202])*1000/(2^([.AR202]-1)+1);SUM([.R202:.T202])*1000)+IF([.AT202]&gt;0.9;([.V202]+[.W202]/5+[.X202]/5)*1000/(2^([.AT202]-1)+1);([.V202]+[.W202]/5+[.X202]/5)*1000)" office:value-type="float" office:value="753.663594155844" calcext:value-type="float">
            <text:p>75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2]+([.AM203]+[.AN203]+[.AO203])/24" office:value-type="float" office:value="23.6554861111111" calcext:value-type="float">
            <text:p>23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3]+[.N203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92.3 *[.Q203]/80" office:value-type="float" office:value="1.15375" calcext:value-type="float">
            <text:p>1</text:p>
          </table:table-cell>
          <table:table-cell table:style-name="ce23" table:formula="of:=39.7 *[.Q203]/70" office:value-type="float" office:value="0.567142857142857" calcext:value-type="float">
            <text:p>0.6</text:p>
          </table:table-cell>
          <table:table-cell table:style-name="ce53" table:formula="of:=11.5 *[.Q203]/70" office:value-type="float" office:value="0.164285714285714" calcext:value-type="float">
            <text:p>0.2</text:p>
          </table:table-cell>
          <table:table-cell table:style-name="ce204" table:formula="of:=SUM([.R203:.T203])" office:value-type="float" office:value="1.88517857142857" calcext:value-type="float">
            <text:p>1.89E+00</text:p>
          </table:table-cell>
          <table:table-cell table:style-name="ce41" table:formula="of:=18.6 *[.Q203]/80" office:value-type="float" office:value="0.2325" calcext:value-type="float">
            <text:p>0</text:p>
          </table:table-cell>
          <table:table-cell table:style-name="ce53" table:formula="of:=3.7 *[.Q203]/70" office:value-type="float" office:value="0.0528571428571429" calcext:value-type="float">
            <text:p>0.1</text:p>
          </table:table-cell>
          <table:table-cell table:style-name="ce53" table:formula="of:=0.342 *[.Q203]/70" office:value-type="float" office:value="0.00488571428571429" calcext:value-type="float">
            <text:p>0.0</text:p>
          </table:table-cell>
          <table:table-cell table:style-name="ce204" table:formula="of:=SUM([.V203:.X203])" office:value-type="float" office:value="0.290242857142857" calcext:value-type="float">
            <text:p>2.90E-01</text:p>
          </table:table-cell>
          <table:table-cell table:style-name="ce132" table:number-columns-repeated="2"/>
          <table:table-cell table:style-name="ce40" table:formula="of:=(([.R203]+[.S203]/5+[.T203]/5)*1000/(2^([.AR203]-1)+1))*([.AM203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03]+[.W203]/5+[.X203]/5)*1000/(2^([.AT203]-1)+1))*([.AM203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03]+[.S203]/5+[.T203]/5)*1000/[.U$8];1)" office:value-type="float" office:value="13.0003571428571" calcext:value-type="float">
            <text:p>13</text:p>
          </table:table-cell>
          <table:table-cell table:style-name="ce132" table:formula="of:=IF([.AQ203]&lt;2;0;INT(LOG([.AQ203]-1;2)+1.33))" office:value-type="float" office:value="4" calcext:value-type="float">
            <text:p>4</text:p>
          </table:table-cell>
          <table:table-cell table:style-name="ce40" table:formula="of:=MAX(([.V203]+[.W203]/5+[.X203]/5)*1000/[.U$7];1)" office:value-type="float" office:value="1" calcext:value-type="float">
            <text:p>1</text:p>
          </table:table-cell>
          <table:table-cell table:style-name="ce132" table:formula="of:=IF([.AS203]&lt;2;0;INT(LOG([.AS203]-1;2)+1.33))" office:value-type="float" office:value="0" calcext:value-type="float">
            <text:p>0</text:p>
          </table:table-cell>
          <table:table-cell table:style-name="ce196" table:formula="of:=([.Y203]+[.AA203])+IF([.AR203]&gt;0.9;SUM([.R203:.T203])*1000/(2^([.AR203]-1)+1);SUM([.R203:.T203])*1000)+IF([.AT203]&gt;0.9;([.V203]+[.W203]/5+[.X203]/5)*1000/(2^([.AT203]-1)+1);([.V203]+[.W203]/5+[.X203]/5)*1000)" office:value-type="float" office:value="453.8031" calcext:value-type="float">
            <text:p>45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3"/>
          <table:table-cell table:style-name="ce24" table:number-columns-repeated="6"/>
          <table:table-cell table:number-columns-repeated="16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203]+([.AM205]+[.AN205]+[.AO205])/24" office:value-type="float" office:value="23.6763194444444" calcext:value-type="float">
            <text:p>23.7</text:p>
          </table:table-cell>
          <table:table-cell table:style-name="ce252"/>
          <table:table-cell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5]+[.N205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92.3*[.Q205]/80*2" office:value-type="float" office:value="184.6" calcext:value-type="float">
            <text:p>185</text:p>
          </table:table-cell>
          <table:table-cell table:style-name="ce23" table:formula="of:=39.7*[.Q205]/70*2" office:value-type="float" office:value="90.7428571428572" calcext:value-type="float">
            <text:p>90.7</text:p>
          </table:table-cell>
          <table:table-cell table:style-name="ce53" table:formula="of:=3.75*[.Q205]/70*2" office:value-type="float" office:value="8.57142857142857" calcext:value-type="float">
            <text:p>8.6</text:p>
          </table:table-cell>
          <table:table-cell table:style-name="ce204" table:formula="of:=SUM([.R205:.T205])" office:value-type="float" office:value="283.914285714286" calcext:value-type="float">
            <text:p>2.84E+02</text:p>
          </table:table-cell>
          <table:table-cell table:style-name="ce41" table:formula="of:=18.6*[.Q205]/80*2" office:value-type="float" office:value="37.2" calcext:value-type="float">
            <text:p>37</text:p>
          </table:table-cell>
          <table:table-cell table:style-name="ce53" table:formula="of:=3.7*[.Q205]/70*2" office:value-type="float" office:value="8.45714285714286" calcext:value-type="float">
            <text:p>8.5</text:p>
          </table:table-cell>
          <table:table-cell table:style-name="ce53" table:formula="of:=0.342*[.Q205]/70*1.16" office:value-type="float" office:value="0.453394285714286" calcext:value-type="float">
            <text:p>0.5</text:p>
          </table:table-cell>
          <table:table-cell table:style-name="ce204" table:formula="of:=SUM([.V205:.X205])" office:value-type="float" office:value="46.1105371428572" calcext:value-type="float">
            <text:p>4.61E+01</text:p>
          </table:table-cell>
          <table:table-cell table:style-name="ce132" table:number-columns-repeated="2"/>
          <table:table-cell table:style-name="ce40" table:formula="of:=(([.R205]+[.S205]/5+[.T205]/5)*1000/(2^([.AR205]-1)+1))*([.AM205]*3600)" office:value-type="float" office:value="53897.9462324349" calcext:value-type="float">
            <text:p>53898</text:p>
          </table:table-cell>
          <table:table-cell table:style-name="ce39" table:number-columns-repeated="2"/>
          <table:table-cell table:style-name="ce40" table:formula="of:=(([.V205]+[.W205]/5+[.X205]/5)*1000/(2^([.AT205]-1)+1))*([.AM205]*3600)" office:value-type="float" office:value="1275778.0612987" calcext:value-type="float">
            <text:p>127577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05:.U205])*1000/[.U$8];1)" office:value-type="float" office:value="5678.28571428572" calcext:value-type="float">
            <text:p>5678</text:p>
          </table:table-cell>
          <table:table-cell table:style-name="ce132" table:formula="of:=IF([.AQ205]&lt;2;0;INT(LOG([.AQ205]-1;2)+1.33))" office:value-type="float" office:value="13" calcext:value-type="float">
            <text:p>13</text:p>
          </table:table-cell>
          <table:table-cell table:style-name="ce196" table:formula="of:=MAX(([.V205]+[.W205]/5+[.X205]/5)*1000/[.U$7];1)" office:value-type="float" office:value="38.9821074285714" calcext:value-type="float">
            <text:p>39</text:p>
          </table:table-cell>
          <table:table-cell table:style-name="ce132" table:formula="of:=IF([.AS205]&lt;2;0;INT(LOG([.AS205]-1;2)+1.33))" office:value-type="float" office:value="6" calcext:value-type="float">
            <text:p>6</text:p>
          </table:table-cell>
          <table:table-cell table:style-name="ce196" table:formula="of:=([.Y205]+[.AA205])+IF([.AR205]&gt;0.9;SUM([.R205:.T205])*1000/(2^([.AR205]-1)+1);SUM([.R205:.T205])*1000)+IF([.AT205]&gt;0.9;([.V205]+[.W205]/5+[.X205]/5)*1000/(2^([.AT205]-1)+1);([.V205]+[.W205]/5+[.X205]/5)*1000)" office:value-type="float" office:value="1296.6846125079" calcext:value-type="float">
            <text:p>129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5]+([.AM206]+[.AN206]+[.AO206])/24" office:value-type="float" office:value="23.6971527777777" calcext:value-type="float">
            <text:p>23.7</text:p>
          </table:table-cell>
          <table:table-cell table:style-name="ce252"/>
          <table:table-cell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6]+[.N206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92.3*[.Q206]/80*2" office:value-type="float" office:value="138.45" calcext:value-type="float">
            <text:p>138</text:p>
          </table:table-cell>
          <table:table-cell table:style-name="ce23" table:formula="of:=39.7*[.Q206]/70*2" office:value-type="float" office:value="68.0571428571429" calcext:value-type="float">
            <text:p>68.1</text:p>
          </table:table-cell>
          <table:table-cell table:style-name="ce53" table:formula="of:=3.75*[.Q206]/70*2" office:value-type="float" office:value="6.42857142857143" calcext:value-type="float">
            <text:p>6.4</text:p>
          </table:table-cell>
          <table:table-cell table:style-name="ce204" table:formula="of:=SUM([.R206:.T206])" office:value-type="float" office:value="212.935714285714" calcext:value-type="float">
            <text:p>2.13E+02</text:p>
          </table:table-cell>
          <table:table-cell table:style-name="ce41" table:formula="of:=18.6*[.Q206]/80*2" office:value-type="float" office:value="27.9" calcext:value-type="float">
            <text:p>28</text:p>
          </table:table-cell>
          <table:table-cell table:style-name="ce53" table:formula="of:=3.7*[.Q206]/70*2" office:value-type="float" office:value="6.34285714285714" calcext:value-type="float">
            <text:p>6.3</text:p>
          </table:table-cell>
          <table:table-cell table:style-name="ce53" table:formula="of:=0.342*[.Q206]/70*1.16" office:value-type="float" office:value="0.340045714285714" calcext:value-type="float">
            <text:p>0.3</text:p>
          </table:table-cell>
          <table:table-cell table:style-name="ce204" table:formula="of:=SUM([.V206:.X206])" office:value-type="float" office:value="34.5829028571429" calcext:value-type="float">
            <text:p>3.46E+01</text:p>
          </table:table-cell>
          <table:table-cell table:style-name="ce132" table:number-columns-repeated="2"/>
          <table:table-cell table:style-name="ce40" table:formula="of:=(([.R206]+[.S206]/5+[.T206]/5)*1000/(2^([.AR206]-1)+1))*([.AM206]*3600)" office:value-type="float" office:value="40423.4596743262" calcext:value-type="float">
            <text:p>40423</text:p>
          </table:table-cell>
          <table:table-cell table:style-name="ce39" table:number-columns-repeated="2"/>
          <table:table-cell table:style-name="ce40" table:formula="of:=(([.V206]+[.W206]/5+[.X206]/5)*1000/(2^([.AT206]-1)+1))*([.AM206]*3600)" office:value-type="float" office:value="956833.545974026" calcext:value-type="float">
            <text:p>95683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06:.U206])*1000/[.U$8];1)" office:value-type="float" office:value="4258.71428571429" calcext:value-type="float">
            <text:p>4259</text:p>
          </table:table-cell>
          <table:table-cell table:style-name="ce132" table:formula="of:=IF([.AQ206]&lt;2;0;INT(LOG([.AQ206]-1;2)+1.33))" office:value-type="float" office:value="13" calcext:value-type="float">
            <text:p>13</text:p>
          </table:table-cell>
          <table:table-cell table:style-name="ce196" table:formula="of:=MAX(([.V206]+[.W206]/5+[.X206]/5)*1000/[.U$7];1)" office:value-type="float" office:value="29.2365805714286" calcext:value-type="float">
            <text:p>29</text:p>
          </table:table-cell>
          <table:table-cell table:style-name="ce132" table:formula="of:=IF([.AS206]&lt;2;0;INT(LOG([.AS206]-1;2)+1.33))" office:value-type="float" office:value="6" calcext:value-type="float">
            <text:p>6</text:p>
          </table:table-cell>
          <table:table-cell table:style-name="ce196" table:formula="of:=([.Y206]+[.AA206])+IF([.AR206]&gt;0.9;SUM([.R206:.T206])*1000/(2^([.AR206]-1)+1);SUM([.R206:.T206])*1000)+IF([.AT206]&gt;0.9;([.V206]+[.W206]/5+[.X206]/5)*1000/(2^([.AT206]-1)+1);([.V206]+[.W206]/5+[.X206]/5)*1000)" office:value-type="float" office:value="972.513459380922" calcext:value-type="float">
            <text:p>97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206]+([.AM207]+[.AN207]+[.AO207])/24" office:value-type="float" office:value="23.7179861111111" calcext:value-type="float">
            <text:p>23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7]+[.N207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92.3*[.Q207]/80*2" office:value-type="float" office:value="92.3" calcext:value-type="float">
            <text:p>92</text:p>
          </table:table-cell>
          <table:table-cell table:style-name="ce23" table:formula="of:=39.7*[.Q207]/70*2" office:value-type="float" office:value="45.3714285714286" calcext:value-type="float">
            <text:p>45.4</text:p>
          </table:table-cell>
          <table:table-cell table:style-name="ce53" table:formula="of:=3.75*[.Q207]/70*2" office:value-type="float" office:value="4.28571428571429" calcext:value-type="float">
            <text:p>4.3</text:p>
          </table:table-cell>
          <table:table-cell table:style-name="ce204" table:formula="of:=SUM([.R207:.T207])" office:value-type="float" office:value="141.957142857143" calcext:value-type="float">
            <text:p>1.42E+02</text:p>
          </table:table-cell>
          <table:table-cell table:style-name="ce41" table:formula="of:=18.6*[.Q207]/80*2" office:value-type="float" office:value="18.6" calcext:value-type="float">
            <text:p>19</text:p>
          </table:table-cell>
          <table:table-cell table:style-name="ce53" table:formula="of:=3.7*[.Q207]/70*2" office:value-type="float" office:value="4.22857142857143" calcext:value-type="float">
            <text:p>4.2</text:p>
          </table:table-cell>
          <table:table-cell table:style-name="ce53" table:formula="of:=0.342*[.Q207]/70*1.16" office:value-type="float" office:value="0.226697142857143" calcext:value-type="float">
            <text:p>0.2</text:p>
          </table:table-cell>
          <table:table-cell table:style-name="ce204" table:formula="of:=SUM([.V207:.X207])" office:value-type="float" office:value="23.0552685714286" calcext:value-type="float">
            <text:p>2.31E+01</text:p>
          </table:table-cell>
          <table:table-cell table:style-name="ce132" table:number-columns-repeated="2"/>
          <table:table-cell table:style-name="ce40" table:formula="of:=(([.R207]+[.S207]/5+[.T207]/5)*1000/(2^([.AR207]-1)+1))*([.AM207]*3600)" office:value-type="float" office:value="53884.7939761556" calcext:value-type="float">
            <text:p>53885</text:p>
          </table:table-cell>
          <table:table-cell table:style-name="ce39" table:number-columns-repeated="2"/>
          <table:table-cell table:style-name="ce40" table:formula="of:=(([.V207]+[.W207]/5+[.X207]/5)*1000/(2^([.AT207]-1)+1))*([.AM207]*3600)" office:value-type="float" office:value="1238255.17714286" calcext:value-type="float">
            <text:p>1238255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07:.U207])*1000/[.U$8];1)" office:value-type="float" office:value="2839.14285714286" calcext:value-type="float">
            <text:p>2839</text:p>
          </table:table-cell>
          <table:table-cell table:style-name="ce132" table:formula="of:=IF([.AQ207]&lt;2;0;INT(LOG([.AQ207]-1;2)+1.33))" office:value-type="float" office:value="12" calcext:value-type="float">
            <text:p>12</text:p>
          </table:table-cell>
          <table:table-cell table:style-name="ce196" table:formula="of:=MAX(([.V207]+[.W207]/5+[.X207]/5)*1000/[.U$7];1)" office:value-type="float" office:value="19.4910537142857" calcext:value-type="float">
            <text:p>19</text:p>
          </table:table-cell>
          <table:table-cell table:style-name="ce132" table:formula="of:=IF([.AS207]&lt;2;0;INT(LOG([.AS207]-1;2)+1.33))" office:value-type="float" office:value="5" calcext:value-type="float">
            <text:p>5</text:p>
          </table:table-cell>
          <table:table-cell table:style-name="ce196" table:formula="of:=([.Y207]+[.AA207])+IF([.AR207]&gt;0.9;SUM([.R207:.T207])*1000/(2^([.AR207]-1)+1);SUM([.R207:.T207])*1000)+IF([.AT207]&gt;0.9;([.V207]+[.W207]/5+[.X207]/5)*1000/(2^([.AT207]-1)+1);([.V207]+[.W207]/5+[.X207]/5)*1000)" office:value-type="float" office:value="1238.86902245834" calcext:value-type="float">
            <text:p>123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7]+([.AM208]+[.AN208]+[.AO208])/24" office:value-type="float" office:value="23.7388194444444" calcext:value-type="float">
            <text:p>23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8]+[.N208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92.3*[.Q208]/80*2" office:value-type="float" office:value="57.6875" calcext:value-type="float">
            <text:p>58</text:p>
          </table:table-cell>
          <table:table-cell table:style-name="ce23" table:formula="of:=39.7*[.Q208]/70*2" office:value-type="float" office:value="28.3571428571429" calcext:value-type="float">
            <text:p>28.4</text:p>
          </table:table-cell>
          <table:table-cell table:style-name="ce53" table:formula="of:=3.75*[.Q208]/70*2" office:value-type="float" office:value="2.67857142857143" calcext:value-type="float">
            <text:p>2.7</text:p>
          </table:table-cell>
          <table:table-cell table:style-name="ce204" table:formula="of:=SUM([.R208:.T208])" office:value-type="float" office:value="88.7232142857143" calcext:value-type="float">
            <text:p>8.87E+01</text:p>
          </table:table-cell>
          <table:table-cell table:style-name="ce41" table:formula="of:=18.6*[.Q208]/80*2" office:value-type="float" office:value="11.625" calcext:value-type="float">
            <text:p>12</text:p>
          </table:table-cell>
          <table:table-cell table:style-name="ce53" table:formula="of:=3.7*[.Q208]/70*2" office:value-type="float" office:value="2.64285714285714" calcext:value-type="float">
            <text:p>2.6</text:p>
          </table:table-cell>
          <table:table-cell table:style-name="ce53" table:formula="of:=0.342*[.Q208]/70*1.16" office:value-type="float" office:value="0.141685714285714" calcext:value-type="float">
            <text:p>0.1</text:p>
          </table:table-cell>
          <table:table-cell table:style-name="ce204" table:formula="of:=SUM([.V208:.X208])" office:value-type="float" office:value="14.4095428571429" calcext:value-type="float">
            <text:p>1.44E+01</text:p>
          </table:table-cell>
          <table:table-cell table:style-name="ce132" table:number-columns-repeated="2"/>
          <table:table-cell table:style-name="ce40" table:formula="of:=(([.R208]+[.S208]/5+[.T208]/5)*1000/(2^([.AR208]-1)+1))*([.AM208]*3600)" office:value-type="float" office:value="33677.9962350973" calcext:value-type="float">
            <text:p>33678</text:p>
          </table:table-cell>
          <table:table-cell table:style-name="ce39" table:number-columns-repeated="2"/>
          <table:table-cell table:style-name="ce40" table:formula="of:=(([.V208]+[.W208]/5+[.X208]/5)*1000/(2^([.AT208]-1)+1))*([.AM208]*3600)" office:value-type="float" office:value="1461829.02857143" calcext:value-type="float">
            <text:p>146182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08:.U208])*1000/[.U$8];1)" office:value-type="float" office:value="1774.46428571429" calcext:value-type="float">
            <text:p>1774</text:p>
          </table:table-cell>
          <table:table-cell table:style-name="ce132" table:formula="of:=IF([.AQ208]&lt;2;0;INT(LOG([.AQ208]-1;2)+1.33))" office:value-type="float" office:value="12" calcext:value-type="float">
            <text:p>12</text:p>
          </table:table-cell>
          <table:table-cell table:style-name="ce196" table:formula="of:=MAX(([.V208]+[.W208]/5+[.X208]/5)*1000/[.U$7];1)" office:value-type="float" office:value="12.1819085714286" calcext:value-type="float">
            <text:p>12</text:p>
          </table:table-cell>
          <table:table-cell table:style-name="ce132" table:formula="of:=IF([.AS208]&lt;2;0;INT(LOG([.AS208]-1;2)+1.33))" office:value-type="float" office:value="4" calcext:value-type="float">
            <text:p>4</text:p>
          </table:table-cell>
          <table:table-cell table:style-name="ce196" table:formula="of:=([.Y208]+[.AA208])+IF([.AR208]&gt;0.9;SUM([.R208:.T208])*1000/(2^([.AR208]-1)+1);SUM([.R208:.T208])*1000)+IF([.AT208]&gt;0.9;([.V208]+[.W208]/5+[.X208]/5)*1000/(2^([.AT208]-1)+1);([.V208]+[.W208]/5+[.X208]/5)*1000)" office:value-type="float" office:value="1411.255678719" calcext:value-type="float">
            <text:p>141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08]+([.AM209]+[.AN209]+[.AO209])/24" office:value-type="float" office:value="23.7596527777777" calcext:value-type="float">
            <text:p>23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09]+[.N209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92.3*[.Q209]/80*2" office:value-type="float" office:value="34.6125" calcext:value-type="float">
            <text:p>35</text:p>
          </table:table-cell>
          <table:table-cell table:style-name="ce23" table:formula="of:=39.7*[.Q209]/70*2" office:value-type="float" office:value="17.0142857142857" calcext:value-type="float">
            <text:p>17.0</text:p>
          </table:table-cell>
          <table:table-cell table:style-name="ce53" table:formula="of:=3.75*[.Q209]/70*2" office:value-type="float" office:value="1.60714285714286" calcext:value-type="float">
            <text:p>1.6</text:p>
          </table:table-cell>
          <table:table-cell table:style-name="ce204" table:formula="of:=SUM([.R209:.T209])" office:value-type="float" office:value="53.2339285714286" calcext:value-type="float">
            <text:p>5.32E+01</text:p>
          </table:table-cell>
          <table:table-cell table:style-name="ce41" table:formula="of:=18.6*[.Q209]/80*2" office:value-type="float" office:value="6.975" calcext:value-type="float">
            <text:p>7</text:p>
          </table:table-cell>
          <table:table-cell table:style-name="ce53" table:formula="of:=3.7*[.Q209]/70*2" office:value-type="float" office:value="1.58571428571429" calcext:value-type="float">
            <text:p>1.6</text:p>
          </table:table-cell>
          <table:table-cell table:style-name="ce53" table:formula="of:=0.342*[.Q209]/70*1.16" office:value-type="float" office:value="0.0850114285714286" calcext:value-type="float">
            <text:p>0.1</text:p>
          </table:table-cell>
          <table:table-cell table:style-name="ce204" table:formula="of:=SUM([.V209:.X209])" office:value-type="float" office:value="8.64572571428571" calcext:value-type="float">
            <text:p>8.65E+00</text:p>
          </table:table-cell>
          <table:table-cell table:style-name="ce132" table:number-columns-repeated="2"/>
          <table:table-cell table:style-name="ce40" table:formula="of:=(([.R209]+[.S209]/5+[.T209]/5)*1000/(2^([.AR209]-1)+1))*([.AM209]*3600)" office:value-type="float" office:value="40393.881533101" calcext:value-type="float">
            <text:p>40394</text:p>
          </table:table-cell>
          <table:table-cell table:style-name="ce39" table:number-columns-repeated="2"/>
          <table:table-cell table:style-name="ce40" table:formula="of:=(([.V209]+[.W209]/5+[.X209]/5)*1000/(2^([.AT209]-1)+1))*([.AM209]*3600)" office:value-type="float" office:value="1578775.35085714" calcext:value-type="float">
            <text:p>1578775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09:.U209])*1000/[.U$8];1)" office:value-type="float" office:value="1064.67857142857" calcext:value-type="float">
            <text:p>1065</text:p>
          </table:table-cell>
          <table:table-cell table:style-name="ce132" table:formula="of:=IF([.AQ209]&lt;2;0;INT(LOG([.AQ209]-1;2)+1.33))" office:value-type="float" office:value="11" calcext:value-type="float">
            <text:p>11</text:p>
          </table:table-cell>
          <table:table-cell table:style-name="ce196" table:formula="of:=MAX(([.V209]+[.W209]/5+[.X209]/5)*1000/[.U$7];1)" office:value-type="float" office:value="7.30914514285714" calcext:value-type="float">
            <text:p>7</text:p>
          </table:table-cell>
          <table:table-cell table:style-name="ce132" table:formula="of:=IF([.AS209]&lt;2;0;INT(LOG([.AS209]-1;2)+1.33))" office:value-type="float" office:value="3" calcext:value-type="float">
            <text:p>3</text:p>
          </table:table-cell>
          <table:table-cell table:style-name="ce196" table:formula="of:=([.Y209]+[.AA209])+IF([.AR209]&gt;0.9;SUM([.R209:.T209])*1000/(2^([.AR209]-1)+1);SUM([.R209:.T209])*1000)+IF([.AT209]&gt;0.9;([.V209]+[.W209]/5+[.X209]/5)*1000/(2^([.AT209]-1)+1);([.V209]+[.W209]/5+[.X209]/5)*1000)" office:value-type="float" office:value="1522.4102943554" calcext:value-type="float">
            <text:p>152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209]+([.AM210]+[.AN210]+[.AO210])/24" office:value-type="float" office:value="23.7804861111111" calcext:value-type="float">
            <text:p>23.8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0]+[.N210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92.3*[.Q210]/80*2" office:value-type="float" office:value="18.46" calcext:value-type="float">
            <text:p>18</text:p>
          </table:table-cell>
          <table:table-cell table:style-name="ce23" table:formula="of:=39.7*[.Q210]/70*2" office:value-type="float" office:value="9.07428571428572" calcext:value-type="float">
            <text:p>9.1</text:p>
          </table:table-cell>
          <table:table-cell table:style-name="ce23" table:formula="of:=3.75*[.Q210]/70*2" office:value-type="float" office:value="0.857142857142857" calcext:value-type="float">
            <text:p>0.9</text:p>
          </table:table-cell>
          <table:table-cell table:style-name="ce195" table:formula="of:=SUM([.R210:.T210])" office:value-type="float" office:value="28.3914285714286" calcext:value-type="float">
            <text:p>2.84E+01</text:p>
          </table:table-cell>
          <table:table-cell table:style-name="ce132" table:formula="of:=18.6*[.Q210]/80*2" office:value-type="float" office:value="3.72" calcext:value-type="float">
            <text:p>4</text:p>
          </table:table-cell>
          <table:table-cell table:style-name="ce23" table:formula="of:=3.7*[.Q210]/70*2" office:value-type="float" office:value="0.845714285714286" calcext:value-type="float">
            <text:p>0.8</text:p>
          </table:table-cell>
          <table:table-cell table:style-name="ce23" table:formula="of:=0.342*[.Q210]/70*1.16" office:value-type="float" office:value="0.0453394285714286" calcext:value-type="float">
            <text:p>0.0</text:p>
          </table:table-cell>
          <table:table-cell table:style-name="ce195" table:formula="of:=SUM([.V210:.X210])" office:value-type="float" office:value="4.61105371428571" calcext:value-type="float">
            <text:p>4.61E+00</text:p>
          </table:table-cell>
          <table:table-cell table:style-name="ce132" table:number-columns-repeated="2"/>
          <table:table-cell table:style-name="ce40" table:formula="of:=(([.R210]+[.S210]/5+[.T210]/5)*1000/(2^([.AR210]-1)+1))*([.AM210]*3600)" office:value-type="float" office:value="43044.8120300752" calcext:value-type="float">
            <text:p>43045</text:p>
          </table:table-cell>
          <table:table-cell table:style-name="ce39" table:number-columns-repeated="2"/>
          <table:table-cell table:style-name="ce40" table:formula="of:=(([.V210]+[.W210]/5+[.X210]/5)*1000/(2^([.AT210]-1)+1))*([.AM210]*3600)" office:value-type="float" office:value="1403355.86742857" calcext:value-type="float">
            <text:p>1403356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10:.U210])*1000/[.U$8];1)" office:value-type="float" office:value="567.828571428571" calcext:value-type="float">
            <text:p>568</text:p>
          </table:table-cell>
          <table:table-cell table:style-name="ce132" table:formula="of:=IF([.AQ210]&lt;2;0;INT(LOG([.AQ210]-1;2)+1.33))" office:value-type="float" office:value="10" calcext:value-type="float">
            <text:p>10</text:p>
          </table:table-cell>
          <table:table-cell table:style-name="ce40" table:formula="of:=MAX(([.V210]+[.W210]/5+[.X210]/5)*1000/[.U$7];1)" office:value-type="float" office:value="3.89821074285714" calcext:value-type="float">
            <text:p>4</text:p>
          </table:table-cell>
          <table:table-cell table:style-name="ce132" table:formula="of:=IF([.AS210]&lt;2;0;INT(LOG([.AS210]-1;2)+1.33))" office:value-type="float" office:value="2" calcext:value-type="float">
            <text:p>2</text:p>
          </table:table-cell>
          <table:table-cell table:style-name="ce196" table:formula="of:=([.Y210]+[.AA210])+IF([.AR210]&gt;0.9;SUM([.R210:.T210])*1000/(2^([.AR210]-1)+1);SUM([.R210:.T210])*1000)+IF([.AT210]&gt;0.9;([.V210]+[.W210]/5+[.X210]/5)*1000/(2^([.AT210]-1)+1);([.V210]+[.W210]/5+[.X210]/5)*1000)" office:value-type="float" office:value="1359.35855001058" calcext:value-type="float">
            <text:p>135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10]+([.AM211]+[.AN211]+[.AO211])/24" office:value-type="float" office:value="23.7888194444444" calcext:value-type="float">
            <text:p>23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1]+[.N211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92.3*[.Q211]/80*2" office:value-type="float" office:value="11.5375" calcext:value-type="float">
            <text:p>12</text:p>
          </table:table-cell>
          <table:table-cell table:style-name="ce23" table:formula="of:=39.7*[.Q211]/70*2" office:value-type="float" office:value="5.67142857142857" calcext:value-type="float">
            <text:p>5.7</text:p>
          </table:table-cell>
          <table:table-cell table:style-name="ce23" table:formula="of:=3.75*[.Q211]/70*2" office:value-type="float" office:value="0.535714285714286" calcext:value-type="float">
            <text:p>0.5</text:p>
          </table:table-cell>
          <table:table-cell table:style-name="ce195" table:formula="of:=SUM([.R211:.T211])" office:value-type="float" office:value="17.7446428571429" calcext:value-type="float">
            <text:p>1.77E+01</text:p>
          </table:table-cell>
          <table:table-cell table:style-name="ce132" table:formula="of:=18.6*[.Q211]/80*2" office:value-type="float" office:value="2.325" calcext:value-type="float">
            <text:p>2</text:p>
          </table:table-cell>
          <table:table-cell table:style-name="ce23" table:formula="of:=3.7*[.Q211]/70*2" office:value-type="float" office:value="0.528571428571429" calcext:value-type="float">
            <text:p>0.5</text:p>
          </table:table-cell>
          <table:table-cell table:style-name="ce23" table:formula="of:=0.342*[.Q211]/70*1.16" office:value-type="float" office:value="0.0283371428571429" calcext:value-type="float">
            <text:p>0.0</text:p>
          </table:table-cell>
          <table:table-cell table:style-name="ce195" table:formula="of:=SUM([.V211:.X211])" office:value-type="float" office:value="2.88190857142857" calcext:value-type="float">
            <text:p>2.88E+00</text:p>
          </table:table-cell>
          <table:table-cell table:style-name="ce132" table:number-columns-repeated="2"/>
          <table:table-cell table:style-name="ce40" table:formula="of:=(([.R211]+[.S211]/5+[.T211]/5)*1000/(2^([.AR211]-1)+1))*([.AM21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11]+[.W211]/5+[.X211]/5)*1000/(2^([.AT211]-1)+1))*([.AM21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11:.U211])*1000/[.U$8];1)" office:value-type="float" office:value="354.892857142857" calcext:value-type="float">
            <text:p>355</text:p>
          </table:table-cell>
          <table:table-cell table:style-name="ce132" table:formula="of:=IF([.AQ211]&lt;2;0;INT(LOG([.AQ211]-1;2)+1.33))" office:value-type="float" office:value="9" calcext:value-type="float">
            <text:p>9</text:p>
          </table:table-cell>
          <table:table-cell table:style-name="ce40" table:formula="of:=MAX(([.V211]+[.W211]/5+[.X211]/5)*1000/[.U$7];1)" office:value-type="float" office:value="2.43638171428571" calcext:value-type="float">
            <text:p>2</text:p>
          </table:table-cell>
          <table:table-cell table:style-name="ce132" table:formula="of:=IF([.AS211]&lt;2;0;INT(LOG([.AS211]-1;2)+1.33))" office:value-type="float" office:value="1" calcext:value-type="float">
            <text:p>1</text:p>
          </table:table-cell>
          <table:table-cell table:style-name="ce196" table:formula="of:=([.Y211]+[.AA211])+IF([.AR211]&gt;0.9;SUM([.R211:.T211])*1000/(2^([.AR211]-1)+1);SUM([.R211:.T211])*1000)+IF([.AT211]&gt;0.9;([.V211]+[.W211]/5+[.X211]/5)*1000/(2^([.AT211]-1)+1);([.V211]+[.W211]/5+[.X211]/5)*1000)" office:value-type="float" office:value="1290.11806866037" calcext:value-type="float">
            <text:p>129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11]+([.AM212]+[.AN212]+[.AO212])/24" office:value-type="float" office:value="23.7971527777777" calcext:value-type="float">
            <text:p>23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2]+[.N212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92.3*[.Q212]/80*2" office:value-type="float" office:value="5.76875" calcext:value-type="float">
            <text:p>6</text:p>
          </table:table-cell>
          <table:table-cell table:style-name="ce23" table:formula="of:=39.7*[.Q212]/70*2" office:value-type="float" office:value="2.83571428571429" calcext:value-type="float">
            <text:p>2.8</text:p>
          </table:table-cell>
          <table:table-cell table:style-name="ce23" table:formula="of:=3.75*[.Q212]/70*2" office:value-type="float" office:value="0.267857142857143" calcext:value-type="float">
            <text:p>0.3</text:p>
          </table:table-cell>
          <table:table-cell table:style-name="ce195" table:formula="of:=SUM([.R212:.T212])" office:value-type="float" office:value="8.87232142857143" calcext:value-type="float">
            <text:p>8.87E+00</text:p>
          </table:table-cell>
          <table:table-cell table:style-name="ce132" table:formula="of:=18.6*[.Q212]/80*2" office:value-type="float" office:value="1.1625" calcext:value-type="float">
            <text:p>1</text:p>
          </table:table-cell>
          <table:table-cell table:style-name="ce23" table:formula="of:=3.7*[.Q212]/70*2" office:value-type="float" office:value="0.264285714285714" calcext:value-type="float">
            <text:p>0.3</text:p>
          </table:table-cell>
          <table:table-cell table:style-name="ce23" table:formula="of:=0.342*[.Q212]/70*1.16" office:value-type="float" office:value="0.0141685714285714" calcext:value-type="float">
            <text:p>0.0</text:p>
          </table:table-cell>
          <table:table-cell table:style-name="ce195" table:formula="of:=SUM([.V212:.X212])" office:value-type="float" office:value="1.44095428571429" calcext:value-type="float">
            <text:p>1.44E+00</text:p>
          </table:table-cell>
          <table:table-cell table:style-name="ce132" table:number-columns-repeated="2"/>
          <table:table-cell table:style-name="ce40" table:formula="of:=(([.R212]+[.S212]/5+[.T212]/5)*1000/(2^([.AR212]-1)+1))*([.AM212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12]+[.W212]/5+[.X212]/5)*1000/(2^([.AT212]-1)+1))*([.AM212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12:.U212])*1000/[.U$8];1)" office:value-type="float" office:value="177.446428571429" calcext:value-type="float">
            <text:p>177</text:p>
          </table:table-cell>
          <table:table-cell table:style-name="ce132" table:formula="of:=IF([.AQ212]&lt;2;0;INT(LOG([.AQ212]-1;2)+1.33))" office:value-type="float" office:value="8" calcext:value-type="float">
            <text:p>8</text:p>
          </table:table-cell>
          <table:table-cell table:style-name="ce40" table:formula="of:=MAX(([.V212]+[.W212]/5+[.X212]/5)*1000/[.U$7];1)" office:value-type="float" office:value="1.21819085714286" calcext:value-type="float">
            <text:p>1</text:p>
          </table:table-cell>
          <table:table-cell table:style-name="ce132" table:formula="of:=IF([.AS212]&lt;2;0;INT(LOG([.AS212]-1;2)+1.33))" office:value-type="float" office:value="0" calcext:value-type="float">
            <text:p>0</text:p>
          </table:table-cell>
          <table:table-cell table:style-name="ce196" table:formula="of:=([.Y212]+[.AA212])+IF([.AR212]&gt;0.9;SUM([.R212:.T212])*1000/(2^([.AR212]-1)+1);SUM([.R212:.T212])*1000)+IF([.AT212]&gt;0.9;([.V212]+[.W212]/5+[.X212]/5)*1000/(2^([.AT212]-1)+1);([.V212]+[.W212]/5+[.X212]/5)*1000)" office:value-type="float" office:value="1288.40949692137" calcext:value-type="float">
            <text:p>128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12]+([.AM213]+[.AN213]+[.AO213])/24" office:value-type="float" office:value="23.8054861111111" calcext:value-type="float">
            <text:p>23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3]+[.N213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92.3*[.Q213]/80*2" office:value-type="float" office:value="2.3075" calcext:value-type="float">
            <text:p>2</text:p>
          </table:table-cell>
          <table:table-cell table:style-name="ce23" table:formula="of:=39.7*[.Q213]/70*2" office:value-type="float" office:value="1.13428571428571" calcext:value-type="float">
            <text:p>1.1</text:p>
          </table:table-cell>
          <table:table-cell table:style-name="ce23" table:formula="of:=3.75*[.Q213]/70*2" office:value-type="float" office:value="0.107142857142857" calcext:value-type="float">
            <text:p>0.1</text:p>
          </table:table-cell>
          <table:table-cell table:style-name="ce195" table:formula="of:=SUM([.R213:.T213])" office:value-type="float" office:value="3.54892857142857" calcext:value-type="float">
            <text:p>3.55E+00</text:p>
          </table:table-cell>
          <table:table-cell table:style-name="ce132" table:formula="of:=18.6*[.Q213]/80*2" office:value-type="float" office:value="0.465" calcext:value-type="float">
            <text:p>0</text:p>
          </table:table-cell>
          <table:table-cell table:style-name="ce23" table:formula="of:=3.7*[.Q213]/70*2" office:value-type="float" office:value="0.105714285714286" calcext:value-type="float">
            <text:p>0.1</text:p>
          </table:table-cell>
          <table:table-cell table:style-name="ce23" table:formula="of:=0.342*[.Q213]/70*1.16" office:value-type="float" office:value="0.00566742857142857" calcext:value-type="float">
            <text:p>0.0</text:p>
          </table:table-cell>
          <table:table-cell table:style-name="ce195" table:formula="of:=SUM([.V213:.X213])" office:value-type="float" office:value="0.576381714285714" calcext:value-type="float">
            <text:p>5.76E-01</text:p>
          </table:table-cell>
          <table:table-cell table:style-name="ce132" table:number-columns-repeated="2"/>
          <table:table-cell table:style-name="ce40" table:formula="of:=(([.R213]+[.S213]/5+[.T213]/5)*1000/(2^([.AR213]-1)+1))*([.AM213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13]+[.W213]/5+[.X213]/5)*1000/(2^([.AT213]-1)+1))*([.AM213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13:.U213])*1000/[.U$8];1)" office:value-type="float" office:value="70.9785714285714" calcext:value-type="float">
            <text:p>71</text:p>
          </table:table-cell>
          <table:table-cell table:style-name="ce132" table:formula="of:=IF([.AQ213]&lt;2;0;INT(LOG([.AQ213]-1;2)+1.33))" office:value-type="float" office:value="7" calcext:value-type="float">
            <text:p>7</text:p>
          </table:table-cell>
          <table:table-cell table:style-name="ce40" table:formula="of:=MAX(([.V213]+[.W213]/5+[.X213]/5)*1000/[.U$7];1)" office:value-type="float" office:value="1" calcext:value-type="float">
            <text:p>1</text:p>
          </table:table-cell>
          <table:table-cell table:style-name="ce132" table:formula="of:=IF([.AS213]&lt;2;0;INT(LOG([.AS213]-1;2)+1.33))" office:value-type="float" office:value="0" calcext:value-type="float">
            <text:p>0</text:p>
          </table:table-cell>
          <table:table-cell table:style-name="ce196" table:formula="of:=([.Y213]+[.AA213])+IF([.AR213]&gt;0.9;SUM([.R213:.T213])*1000/(2^([.AR213]-1)+1);SUM([.R213:.T213])*1000)+IF([.AT213]&gt;0.9;([.V213]+[.W213]/5+[.X213]/5)*1000/(2^([.AT213]-1)+1);([.V213]+[.W213]/5+[.X213]/5)*1000)" office:value-type="float" office:value="542.45162567033" calcext:value-type="float">
            <text:p>54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13]+([.AM215]+[.AN215]+[.AO215])/24" office:value-type="float" office:value="23.8263194444444" calcext:value-type="float">
            <text:p>23.8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2" calcext:value-type="float">
            <text:p>12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5]+[.N215]" office:value-type="float" office:value="25" calcext:value-type="float">
            <text:p>25.0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195:.AO215])" office:value-type="float" office:value="7.7" calcext:value-type="float">
            <text:p>7.7</text:p>
          </table:table-cell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9">
          <table:table-cell table:style-name="ce245"/>
          <table:table-cell table:style-name="ce284"/>
          <table:table-cell table:style-name="ce171"/>
          <table:table-cell table:style-name="ce199"/>
          <table:table-cell table:style-name="ce54"/>
          <table:table-cell table:style-name="ce285"/>
          <table:table-cell table:style-name="ce227"/>
          <table:table-cell table:style-name="ce24"/>
          <table:table-cell table:style-name="ce271"/>
          <table:table-cell table:style-name="ce171"/>
          <table:table-cell table:style-name="ce286"/>
          <table:table-cell table:style-name="ce275"/>
          <table:table-cell table:style-name="ce172"/>
          <table:table-cell table:style-name="ce24"/>
          <table:table-cell table:style-name="ce171"/>
          <table:table-cell table:style-name="ce172"/>
          <table:table-cell table:style-name="ce170"/>
          <table:table-cell table:style-name="ce204"/>
          <table:table-cell table:style-name="ce202" table:number-columns-repeated="6"/>
          <table:table-cell table:style-name="ce204"/>
          <table:table-cell table:style-name="ce202"/>
          <table:table-cell table:style-name="ce204"/>
          <table:table-cell table:style-name="ce40"/>
          <table:table-cell table:style-name="ce39" table:number-columns-repeated="2"/>
          <table:table-cell table:style-name="ce170" table:number-columns-repeated="7"/>
          <table:table-cell table:style-name="ce39"/>
          <table:table-cell table:style-name="ce173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3"/>
          <table:table-cell table:number-columns-repeated="22"/>
          <table:table-cell table:style-name="ce24" table:number-columns-repeated="954"/>
        </table:table-row>
        <table:table-row table:style-name="ro10">
          <table:table-cell/>
          <table:table-cell table:style-name="ce269"/>
          <table:table-cell table:style-name="ce177" office:value-type="string" calcext:value-type="string">
            <text:p>Carbon luminosity scan 3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215]+([.AM219]+[.AN219]+[.AO219])/24" office:value-type="float" office:value="23.8429861111111" calcext:value-type="float">
            <text:p>23.8</text:p>
          </table:table-cell>
          <table:table-cell/>
          <table:table-cell table:style-name="ce171" office:value-type="float" office:value="10.549" calcext:value-type="float">
            <text:p>10.54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19]+[.N219]" office:value-type="float" office:value="23" calcext:value-type="float">
            <text:p>23.00</text:p>
          </table:table-cell>
          <table:table-cell table:style-name="ce280" office:value-type="float" office:value="80" calcext:value-type="float">
            <text:p>80</text:p>
          </table:table-cell>
          <table:table-cell table:style-name="ce281" table:formula="of:=19.4*[.Q219]/80" office:value-type="float" office:value="19.4" calcext:value-type="float">
            <text:p>1.94E+01</text:p>
          </table:table-cell>
          <table:table-cell table:style-name="ce7" table:number-columns-repeated="3"/>
          <table:table-cell table:style-name="ce281" table:formula="of:=5.38*[.Q219]/80" office:value-type="float" office:value="5.38" calcext:value-type="float">
            <text:p>5.3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19]+([.AM220]+[.AN220]+[.AO220])/24" office:value-type="float" office:value="23.8596527777777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0]+[.N220]" office:value-type="float" office:value="23" calcext:value-type="float">
            <text:p>23.0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19.4*[.Q220]/80" office:value-type="float" office:value="14.55" calcext:value-type="float">
            <text:p>1.46E+01</text:p>
          </table:table-cell>
          <table:table-cell table:style-name="ce7" table:number-columns-repeated="3"/>
          <table:table-cell table:style-name="ce281" table:formula="of:=5.38*[.Q220]/80" office:value-type="float" office:value="4.035" calcext:value-type="float">
            <text:p>4.0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0]+([.AM221]+[.AN221]+[.AO221])/24" office:value-type="float" office:value="23.8763194444444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1]+[.N221]" office:value-type="float" office:value="23" calcext:value-type="float">
            <text:p>23.0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19.4*[.Q221]/80" office:value-type="float" office:value="9.7" calcext:value-type="float">
            <text:p>9.70E+00</text:p>
          </table:table-cell>
          <table:table-cell table:style-name="ce7" table:number-columns-repeated="3"/>
          <table:table-cell table:style-name="ce281" table:formula="of:=5.38*[.Q221]/80" office:value-type="float" office:value="2.69" calcext:value-type="float">
            <text:p>2.69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1]+([.AM222]+[.AN222]+[.AO222])/24" office:value-type="float" office:value="23.8929861111111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2]+[.N222]" office:value-type="float" office:value="23" calcext:value-type="float">
            <text:p>23.00</text:p>
          </table:table-cell>
          <table:table-cell table:style-name="ce280" office:value-type="float" office:value="25" calcext:value-type="float">
            <text:p>25</text:p>
          </table:table-cell>
          <table:table-cell table:style-name="ce281" table:formula="of:=19.4*[.Q222]/80" office:value-type="float" office:value="6.0625" calcext:value-type="float">
            <text:p>6.06E+00</text:p>
          </table:table-cell>
          <table:table-cell table:style-name="ce7" table:number-columns-repeated="3"/>
          <table:table-cell table:style-name="ce281" table:formula="of:=5.38*[.Q222]/80" office:value-type="float" office:value="1.68125" calcext:value-type="float">
            <text:p>1.6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2]+([.AM223]+[.AN223]+[.AO223])/24" office:value-type="float" office:value="23.9096527777777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3]+[.N223]" office:value-type="float" office:value="23" calcext:value-type="float">
            <text:p>23.0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19.4*[.Q223]/80" office:value-type="float" office:value="3.6375" calcext:value-type="float">
            <text:p>3.64E+00</text:p>
          </table:table-cell>
          <table:table-cell table:style-name="ce7" table:number-columns-repeated="3"/>
          <table:table-cell table:style-name="ce281" table:formula="of:=5.38*[.Q223]/80" office:value-type="float" office:value="1.00875" calcext:value-type="float">
            <text:p>1.01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3]+([.AM224]+[.AN224]+[.AO224])/24" office:value-type="float" office:value="23.9263194444444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4]+[.N224]" office:value-type="float" office:value="23" calcext:value-type="float">
            <text:p>23.00</text:p>
          </table:table-cell>
          <table:table-cell table:style-name="ce280" office:value-type="float" office:value="8" calcext:value-type="float">
            <text:p>8</text:p>
          </table:table-cell>
          <table:table-cell table:style-name="ce281" table:formula="of:=19.4*[.Q224]/80" office:value-type="float" office:value="1.94" calcext:value-type="float">
            <text:p>1.94E+00</text:p>
          </table:table-cell>
          <table:table-cell table:style-name="ce7" table:number-columns-repeated="3"/>
          <table:table-cell table:style-name="ce281" table:formula="of:=5.38*[.Q224]/80" office:value-type="float" office:value="0.538" calcext:value-type="float">
            <text:p>5.38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4]+([.AM225]+[.AN225]+[.AO225])/24" office:value-type="float" office:value="23.9471527777777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5]+[.N225]" office:value-type="float" office:value="23" calcext:value-type="float">
            <text:p>23.0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19.4*[.Q225]/80" office:value-type="float" office:value="1.2125" calcext:value-type="float">
            <text:p>1.21E+00</text:p>
          </table:table-cell>
          <table:table-cell table:style-name="ce7" table:number-columns-repeated="3"/>
          <table:table-cell table:style-name="ce281" table:formula="of:=5.38*[.Q225]/80" office:value-type="float" office:value="0.33625" calcext:value-type="float">
            <text:p>3.36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4" calcext:value-type="float">
            <text:p>0.4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5]+([.AM226]+[.AN226]+[.AO226])/24" office:value-type="float" office:value="23.9471527777777" calcext:value-type="float">
            <text:p>23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6]+[.N226]" office:value-type="float" office:value="23" calcext:value-type="float">
            <text:p>23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19.4*[.Q226]/80" office:value-type="float" office:value="0.60625" calcext:value-type="float">
            <text:p>6.06E-01</text:p>
          </table:table-cell>
          <table:table-cell table:style-name="ce7" table:number-columns-repeated="3"/>
          <table:table-cell table:style-name="ce281" table:formula="of:=5.38*[.Q226]/80" office:value-type="float" office:value="0.168125" calcext:value-type="float">
            <text:p>1.68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/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26]+([.AM227]+[.AN227]+[.AO227])/24" office:value-type="float" office:value="23.9638194444444" calcext:value-type="float">
            <text:p>24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5.27" calcext:value-type="float">
            <text:p>-5.270</text:p>
          </table:table-cell>
          <table:table-cell table:style-name="ce145"/>
          <table:table-cell table:style-name="ce278" office:value-type="float" office:value="10" calcext:value-type="float">
            <text:p>10.00</text:p>
          </table:table-cell>
          <table:table-cell table:style-name="ce279" office:value-type="float" office:value="-5.47" calcext:value-type="float">
            <text:p>-5.470</text:p>
          </table:table-cell>
          <table:table-cell table:style-name="ce278" table:formula="of:=[.K227]+[.N227]" office:value-type="float" office:value="23" calcext:value-type="float">
            <text:p>23.0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19.4*[.Q227]/80" office:value-type="float" office:value="0.2425" calcext:value-type="float">
            <text:p>2.43E-01</text:p>
          </table:table-cell>
          <table:table-cell table:style-name="ce7" table:number-columns-repeated="3"/>
          <table:table-cell table:style-name="ce281" table:formula="of:=5.38*[.Q227]/80" office:value-type="float" office:value="0.06725" calcext:value-type="float">
            <text:p>6.73E-02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219:.AO227])" office:value-type="float" office:value="3.3" calcext:value-type="float">
            <text:p>3.3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9">
          <table:table-cell table:style-name="ce245"/>
          <table:table-cell table:style-name="ce284"/>
          <table:table-cell table:style-name="ce171"/>
          <table:table-cell table:style-name="ce199"/>
          <table:table-cell table:style-name="ce54"/>
          <table:table-cell table:style-name="ce285"/>
          <table:table-cell table:style-name="ce227"/>
          <table:table-cell table:style-name="ce24"/>
          <table:table-cell table:style-name="ce271"/>
          <table:table-cell table:style-name="ce171"/>
          <table:table-cell table:style-name="ce286"/>
          <table:table-cell table:style-name="ce275"/>
          <table:table-cell table:style-name="ce172"/>
          <table:table-cell table:style-name="ce24"/>
          <table:table-cell table:style-name="ce171"/>
          <table:table-cell table:style-name="ce172"/>
          <table:table-cell table:style-name="ce170"/>
          <table:table-cell table:style-name="ce204"/>
          <table:table-cell table:style-name="ce202" table:number-columns-repeated="6"/>
          <table:table-cell table:style-name="ce204"/>
          <table:table-cell table:style-name="ce202"/>
          <table:table-cell table:style-name="ce204"/>
          <table:table-cell table:style-name="ce40"/>
          <table:table-cell table:style-name="ce39" table:number-columns-repeated="2"/>
          <table:table-cell table:style-name="ce170" table:number-columns-repeated="7"/>
          <table:table-cell table:style-name="ce39"/>
          <table:table-cell table:style-name="ce173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3"/>
          <table:table-cell table:number-columns-repeated="22"/>
          <table:table-cell table:style-name="ce24" table:number-columns-repeated="954"/>
        </table:table-row>
        <table:table-row table:style-name="ro4">
          <table:table-cell/>
          <table:table-cell table:style-name="ce269"/>
          <table:table-cell office:value-type="string" calcext:value-type="string">
            <text:p>Run efficiency multiplier</text:p>
          </table:table-cell>
          <table:table-cell table:style-name="ce11"/>
          <table:table-cell table:style-name="ce23"/>
          <table:table-cell table:style-name="ce350" office:value-type="float" office:value="2" calcext:value-type="float">
            <text:p>2.000</text:p>
          </table:table-cell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1"/>
          <table:table-cell table:number-columns-repeated="2"/>
          <table:table-cell table:style-name="ce350"/>
          <table:table-cell table:style-name="ce11"/>
          <table:table-cell table:style-name="ce133"/>
          <table:table-cell table:style-name="ce197"/>
          <table:table-cell table:style-name="ce23"/>
          <table:table-cell table:style-name="ce36"/>
          <table:table-cell table:style-name="ce23"/>
          <table:table-cell table:style-name="ce275" table:number-columns-repeated="2"/>
          <table:table-cell table:style-name="ce53"/>
          <table:table-cell table:style-name="ce287"/>
          <table:table-cell table:style-name="ce24"/>
          <table:table-cell table:style-name="ce35"/>
          <table:table-cell table:style-name="ce39" table:number-columns-repeated="2"/>
          <table:table-cell table:style-name="ce35" table:number-columns-repeated="10"/>
          <table:table-cell table:style-name="ce39"/>
          <table:table-cell table:style-name="ce40"/>
          <table:table-cell/>
          <table:table-cell table:style-name="ce40"/>
          <table:table-cell table:style-name="ce132"/>
          <table:table-cell table:style-name="ce40"/>
          <table:table-cell table:style-name="ce24"/>
          <table:table-cell table:number-columns-repeated="11"/>
          <table:table-cell table:style-name="ce1" table:number-columns-repeated="12"/>
          <table:table-cell table:number-columns-repeated="954"/>
        </table:table-row>
        <table:table-row table:style-name="ro4">
          <table:table-cell/>
          <table:table-cell table:style-name="ce269"/>
          <table:table-cell table:style-name="ce288" office:value-type="string" calcext:value-type="string">
            <text:p>Standard 10.549 check</text:p>
          </table:table-cell>
          <table:table-cell table:style-name="ce289"/>
          <table:table-cell table:style-name="ce290"/>
          <table:table-cell table:style-name="ce291" office:value-type="string" calcext:value-type="string">
            <text:p>Scheduled hours</text:p>
          </table:table-cell>
          <table:table-cell table:style-name="ce292"/>
          <table:table-cell table:style-name="ce288"/>
          <table:table-cell table:style-name="ce293" table:formula="of:=(38-6)*24" office:value-type="float" office:value="768" calcext:value-type="float">
            <text:p>768</text:p>
          </table:table-cell>
          <table:table-cell table:style-name="ce292"/>
          <table:table-cell table:style-name="ce289"/>
          <table:table-cell table:style-name="ce288" table:number-columns-repeated="9"/>
          <table:table-cell table:style-name="ce289" table:number-columns-repeated="2"/>
          <table:table-cell table:style-name="ce288" table:number-columns-repeated="2"/>
          <table:table-cell table:style-name="ce290"/>
          <table:table-cell table:style-name="ce294"/>
          <table:table-cell table:style-name="ce295"/>
          <table:table-cell table:style-name="ce290"/>
          <table:table-cell table:style-name="ce289" table:number-columns-repeated="2"/>
          <table:table-cell table:style-name="ce290" table:number-columns-repeated="7"/>
          <table:table-cell table:style-name="ce290" table:formula="of:=(SUM([.AL23:.AL230])-[.AL142])*1.1" office:value-type="float" office:value="227.509333333333" calcext:value-type="float">
            <text:p>227.5</text:p>
          </table:table-cell>
          <table:table-cell table:style-name="ce290" table:formula="of:=SUM([.AM23:.AO230])-[.AM45]-[.AM192]-[.AM180]-[.AM154]-[.AM142]-[.AM58]-[.AM135]-[.AM228]-[.AM216]" office:value-type="float" office:value="576.965666666667" calcext:value-type="float">
            <text:p>577.0</text:p>
          </table:table-cell>
          <table:table-cell table:style-name="ce295"/>
          <table:table-cell table:style-name="ce290"/>
          <table:table-cell table:style-name="ce290" table:formula="of:=SUM([.AP23:.AP230])" office:value-type="float" office:value="361.5" calcext:value-type="float">
            <text:p>361.5</text:p>
          </table:table-cell>
          <table:table-cell/>
          <table:table-cell table:style-name="ce38" table:number-columns-repeated="2"/>
          <table:table-cell table:style-name="ce35" table:number-columns-repeated="2"/>
          <table:table-cell table:style-name="ce39"/>
          <table:table-cell table:style-name="ce40"/>
          <table:table-cell table:style-name="ce132"/>
          <table:table-cell table:style-name="ce40"/>
          <table:table-cell table:style-name="ce132"/>
          <table:table-cell table:number-columns-repeated="9"/>
          <table:table-cell table:style-name="ce1" table:number-columns-repeated="9"/>
          <table:table-cell table:number-columns-repeated="954"/>
        </table:table-row>
        <table:table-row table:style-name="ro4">
          <table:table-cell table:style-name="ce24"/>
          <table:table-cell table:style-name="ce25"/>
          <table:table-cell table:style-name="ce33"/>
          <table:table-cell table:style-name="ce37"/>
          <table:table-cell table:style-name="ce34"/>
          <table:table-cell table:style-name="ce56"/>
          <table:table-cell table:style-name="ce296"/>
          <table:table-cell table:style-name="ce33"/>
          <table:table-cell table:style-name="ce274"/>
          <table:table-cell table:style-name="ce296"/>
          <table:table-cell table:style-name="ce37"/>
          <table:table-cell table:style-name="ce33" table:number-columns-repeated="9"/>
          <table:table-cell table:style-name="ce37" table:number-columns-repeated="2"/>
          <table:table-cell table:style-name="ce33" table:number-columns-repeated="2"/>
          <table:table-cell table:style-name="ce34"/>
          <table:table-cell table:style-name="ce35"/>
          <table:table-cell table:style-name="ce36"/>
          <table:table-cell table:style-name="ce34"/>
          <table:table-cell table:style-name="ce37" table:number-columns-repeated="2"/>
          <table:table-cell table:style-name="ce34" table:number-columns-repeated="9"/>
          <table:table-cell table:style-name="ce36"/>
          <table:table-cell table:style-name="ce34" table:number-columns-repeated="2"/>
          <table:table-cell/>
          <table:table-cell table:style-name="ce38" table:number-columns-repeated="2"/>
          <table:table-cell table:style-name="ce35" table:number-columns-repeated="2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8"/>
          <table:table-cell table:style-name="ce24" table:number-columns-repeated="954"/>
        </table:table-row>
        <table:table-row table:style-name="ro3">
          <table:table-cell/>
          <table:table-cell table:style-name="ce269"/>
          <table:table-cell table:style-name="ce12" office:value-type="string" calcext:value-type="string">
            <text:p>THIS DOCUMENT IS FOR PLANNING PURPOSES ONLY. <text:s/>SHIFT WORKERS SHOULD FOLLOW THE DETAILED PDF.</text:p>
          </table:table-cell>
          <table:table-cell table:style-name="ce13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17"/>
          <table:table-cell table:style-name="ce18"/>
          <table:table-cell table:style-name="ce13"/>
          <table:table-cell table:style-name="ce19"/>
          <table:table-cell table:style-name="ce20"/>
          <table:table-cell table:style-name="ce21"/>
          <table:table-cell table:style-name="ce22" table:number-columns-repeated="8"/>
          <table:table-cell/>
          <table:table-cell table:style-name="ce23"/>
          <table:table-cell table:number-columns-repeated="16"/>
          <table:table-cell table:style-name="ce1"/>
          <table:table-cell table:number-columns-repeated="5"/>
          <table:table-cell table:style-name="ce11"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7"/>
          <table:table-cell table:style-name="ce24"/>
          <table:table-cell table:style-name="ce54"/>
          <table:table-cell table:style-name="ce275"/>
          <table:table-cell table:number-columns-repeated="1012"/>
        </table:table-row>
        <table:table-row table:style-name="ro2">
          <table:table-cell/>
          <table:table-cell table:style-name="ce269"/>
          <table:table-cell table:style-name="ce120" office:value-type="string" calcext:value-type="string">
            <text:p>Start standard 4-pass 8.487 GeV</text:p>
          </table:table-cell>
          <table:table-cell table:style-name="ce121"/>
          <table:table-cell table:style-name="ce122"/>
          <table:table-cell table:style-name="ce123"/>
          <table:table-cell table:style-name="ce122"/>
          <table:table-cell table:style-name="ce124"/>
          <table:table-cell table:style-name="ce125"/>
          <table:table-cell table:style-name="ce126"/>
          <table:table-cell table:style-name="ce127"/>
          <table:table-cell table:style-name="ce121"/>
          <table:table-cell table:style-name="ce126"/>
          <table:table-cell table:style-name="ce127"/>
          <table:table-cell table:style-name="ce122"/>
          <table:table-cell table:style-name="ce128"/>
          <table:table-cell table:style-name="ce129"/>
          <table:table-cell table:style-name="ce123" table:number-columns-repeated="6"/>
          <table:table-cell table:style-name="ce38" table:number-columns-repeated="3"/>
          <table:table-cell table:style-name="ce130" table:number-columns-repeated="2"/>
          <table:table-cell table:style-name="ce131" table:number-columns-repeated="2"/>
          <table:table-cell table:style-name="ce39" table:number-columns-repeated="7"/>
          <table:table-cell table:style-name="ce132" table:number-columns-repeated="2"/>
          <table:table-cell table:style-name="ce40"/>
          <table:table-cell table:style-name="ce132"/>
          <table:table-cell table:style-name="ce40"/>
          <table:table-cell/>
          <table:table-cell table:style-name="ce133"/>
          <table:table-cell table:style-name="ce130" table:number-columns-repeated="3"/>
          <table:table-cell table:style-name="ce131"/>
          <table:table-cell table:style-name="ce130" table:number-columns-repeated="968"/>
          <table:table-cell table:number-columns-repeated="8"/>
        </table:table-row>
        <table:table-row table:style-name="ro6">
          <table:table-cell/>
          <table:table-cell table:style-name="ce269"/>
          <table:table-cell table:style-name="ce162" office:value-type="string" calcext:value-type="string">
            <text:p>SHMS polarity change (+ to -) during pass change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2">
          <table:table-cell table:style-name="ce5" table:formula="of:=[.A236]+([.AM237]+[.AN237]+[.AO237])/24" office:value-type="float" office:value="0.0833333333333333" calcext:value-type="float">
            <text:p>0.1</text:p>
          </table:table-cell>
          <table:table-cell table:style-name="ce252"/>
          <table:table-cell table:style-name="ce60" office:value-type="string" calcext:value-type="string">
            <text:p>Beam energy measurement with Arc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 table:style-name="ce152"/>
          <table:table-cell table:style-name="ce152" office:value-type="float" office:value="2" calcext:value-type="float">
            <text:p>2.0</text:p>
          </table:table-cell>
          <table:table-cell table:style-name="ce2" table:number-columns-repeated="3"/>
          <table:table-cell/>
          <table:table-cell table:style-name="ce2" table:number-columns-repeated="4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12">
          <table:table-cell table:style-name="ce5"/>
          <table:table-cell table:style-name="ce252"/>
          <table:table-cell table:style-name="ce177" office:value-type="string" calcext:value-type="string">
            <text:p>Heep electron singles both spectrometer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253" office:value-type="string" calcext:value-type="string">
            <text:p>del (%)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297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171"/>
          <table:table-cell table:style-name="ce182" office:value-type="string" calcext:value-type="string">
            <text:p>SHMS Elastic rate (kHz)</text:p>
          </table:table-cell>
          <table:table-cell table:style-name="ce182" office:value-type="string" calcext:value-type="string">
            <text:p>HMS Elastics rate (kHz)</text:p>
          </table:table-cell>
          <table:table-cell table:style-name="ce8" office:value-type="string" calcext:value-type="string">
            <text:p>#SHMS</text:p>
          </table:table-cell>
          <table:table-cell table:style-name="ce149" office:value-type="string" calcext:value-type="string">
            <text:p>#HMS</text:p>
          </table:table-cell>
          <table:table-cell table:style-name="ce149"/>
          <table:table-cell table:style-name="ce8" office:value-type="string" calcext:value-type="string">
            <text:p>#Heep</text:p>
          </table:table-cell>
          <table:table-cell table:style-name="ce8" table:number-columns-repeated="6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13">
          <table:table-cell table:style-name="ce5" table:formula="of:=[.A237]+([.AM239]+[.AN239]+[.AO239])/24" office:value-type="float" office:value="0.111125" calcext:value-type="float">
            <text:p>0.1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1.13" calcext:value-type="float">
            <text:p>1.13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298" office:value-type="float" office:value="7.45" calcext:value-type="float">
            <text:p>7.45</text:p>
          </table:table-cell>
          <table:table-cell table:style-name="ce1" office:value-type="float" office:value="7.89" calcext:value-type="float">
            <text:p>7.89</text:p>
          </table:table-cell>
          <table:table-cell table:style-name="ce192"/>
          <table:table-cell table:style-name="ce193" office:value-type="float" office:value="15" calcext:value-type="float">
            <text:p>15</text:p>
          </table:table-cell>
          <table:table-cell table:style-name="ce194" table:formula="of:=[.Q239]*2230 /80" office:value-type="float" office:value="418.125" calcext:value-type="float">
            <text:p>4.18E+02</text:p>
          </table:table-cell>
          <table:table-cell table:style-name="ce194" table:formula="of:=[.Q239]*8.14/70" office:value-type="float" office:value="1.74428571428571" calcext:value-type="float">
            <text:p>1.74E+00</text:p>
          </table:table-cell>
          <table:table-cell table:style-name="ce194" table:formula="of:=[.Q239]*0.207/70" office:value-type="float" office:value="0.0443571428571429" calcext:value-type="float">
            <text:p>4.44E-02</text:p>
          </table:table-cell>
          <table:table-cell table:style-name="ce195" table:formula="of:=SUM([.R239:.T239])" office:value-type="float" office:value="419.913642857143" calcext:value-type="float">
            <text:p>4.20E+02</text:p>
          </table:table-cell>
          <table:table-cell table:style-name="ce194" table:number-columns-repeated="3"/>
          <table:table-cell table:style-name="ce195"/>
          <table:table-cell table:style-name="ce299" table:formula="of:=[.Q239]*200 /80" office:value-type="float" office:value="37.5" calcext:value-type="float">
            <text:p>3.750E+01</text:p>
          </table:table-cell>
          <table:table-cell table:style-name="ce194"/>
          <table:table-cell table:style-name="ce196" table:formula="of:=([.R239]+[.S239]/5+[.T239]/5)*1000/(2^([.AR239]-1)+1)*([.AL239]*3600)" office:value-type="float" office:value="244965.499651568" calcext:value-type="float">
            <text:p>244965</text:p>
          </table:table-cell>
          <table:table-cell table:style-name="ce154" table:formula="of:=([.V239]+[.W239]/5+[.X239]/5)*1000/(2^([.AT239]-1)+1)*([.AL239]*3600)" office:value-type="float" office:value="0" calcext:value-type="float">
            <text:p>0.00</text:p>
          </table:table-cell>
          <table:table-cell table:style-name="ce154"/>
          <table:table-cell table:style-name="ce193" table:formula="of:=[.Z239]*1000*[.AL239]*3600/(2^([.AR239]-1)+1)" office:value-type="float" office:value="21951.2195121951" calcext:value-type="float">
            <text:p>21951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table:formula="of:=[.AL239]*[.$F$444]" office:value-type="float" office:value="0" calcext:value-type="float">
            <text:p>0.0</text:p>
          </table:table-cell>
          <table:table-cell table:style-name="ce152" table:formula="of:=MAX([.AL239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39:.U239])+[.Z239])*1000/[.U$7];1)" office:value-type="float" office:value="877.327285714286" calcext:value-type="float">
            <text:p>877</text:p>
          </table:table-cell>
          <table:table-cell table:style-name="ce132" table:formula="of:=IF([.AQ239]&lt;2;0;INT(LOG([.AQ239]-1;2)+1.33))" office:value-type="float" office:value="11" calcext:value-type="float">
            <text:p>11</text:p>
          </table:table-cell>
          <table:table-cell table:style-name="ce196" table:formula="of:=MAX(([.V239]+[.W239]/5+[.X239]/5)*1000/[.U$7];1)" office:value-type="float" office:value="1" calcext:value-type="float">
            <text:p>1</text:p>
          </table:table-cell>
          <table:table-cell table:style-name="ce132" table:formula="of:=IF([.AS239]&lt;2;0;INT(LOG([.AS239]-1;2)+1.33))" office:value-type="float" office:value="0" calcext:value-type="float">
            <text:p>0</text:p>
          </table:table-cell>
          <table:table-cell table:style-name="ce196" table:formula="of:=([.Y239]+[.AA239])+IF([.AR239]&gt;0.9;SUM([.R239:.U239])*1000/(2^([.AR239]-1)+1);SUM([.R239:.U239])*1000)+IF([.AT239]&gt;0.9;([.V239]+[.W239]/5+[.X239]/5)*1000/(2^([.AT239]-1)+1);([.V239]+[.W239]/5+[.X239]/5)*1000)" office:value-type="float" office:value="819.343693379791" calcext:value-type="float">
            <text:p>819</text:p>
          </table:table-cell>
          <table:table-cell table:style-name="ce23" table:formula="of:=((1 /([.Z239]*1000))/60)*100000*(2^([.AR239]-1)+1)" office:value-type="float" office:value="45.5555555555556" calcext:value-type="float">
            <text:p>45.6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39]+([.AM240]+[.AN240]+[.AO240])/24" office:value-type="float" office:value="0.138916666666667" calcext:value-type="float">
            <text:p>0.1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1.74" calcext:value-type="float">
            <text:p>1.74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298" office:value-type="float" office:value="9.45" calcext:value-type="float">
            <text:p>9.45</text:p>
          </table:table-cell>
          <table:table-cell table:style-name="ce1" office:value-type="float" office:value="7.56" calcext:value-type="float">
            <text:p>7.56</text:p>
          </table:table-cell>
          <table:table-cell table:style-name="ce192"/>
          <table:table-cell table:style-name="ce193" office:value-type="float" office:value="10" calcext:value-type="float">
            <text:p>10</text:p>
          </table:table-cell>
          <table:table-cell table:style-name="ce194" table:formula="of:=[.Q240]*458 /80" office:value-type="float" office:value="57.25" calcext:value-type="float">
            <text:p>5.73E+01</text:p>
          </table:table-cell>
          <table:table-cell table:style-name="ce194" table:formula="of:=[.Q240]*2.71/70" office:value-type="float" office:value="0.387142857142857" calcext:value-type="float">
            <text:p>3.87E-01</text:p>
          </table:table-cell>
          <table:table-cell table:style-name="ce194" table:formula="of:=[.Q240]*0.0788/70" office:value-type="float" office:value="0.0112571428571429" calcext:value-type="float">
            <text:p>1.13E-02</text:p>
          </table:table-cell>
          <table:table-cell table:style-name="ce195" table:formula="of:=SUM([.R240:.T240])" office:value-type="float" office:value="57.6484" calcext:value-type="float">
            <text:p>5.76E+01</text:p>
          </table:table-cell>
          <table:table-cell table:style-name="ce194" table:number-columns-repeated="3"/>
          <table:table-cell table:style-name="ce195"/>
          <table:table-cell table:style-name="ce299" table:formula="of:=[.Q240]*29.1 /80" office:value-type="float" office:value="3.6375" calcext:value-type="float">
            <text:p>3.638E+00</text:p>
          </table:table-cell>
          <table:table-cell table:style-name="ce194"/>
          <table:table-cell table:style-name="ce196" table:formula="of:=([.R240]+[.S240]/5+[.T240]/5)*1000/(2^([.AR240]-1)+1)*([.AL240]*3600)" office:value-type="float" office:value="266649.674418605" calcext:value-type="float">
            <text:p>266650</text:p>
          </table:table-cell>
          <table:table-cell table:style-name="ce154" table:formula="of:=([.V240]+[.W240]/5+[.X240]/5)*1000/(2^([.AT240]-1)+1)*([.AL240]*3600)" office:value-type="float" office:value="0" calcext:value-type="float">
            <text:p>0.00</text:p>
          </table:table-cell>
          <table:table-cell table:style-name="ce154"/>
          <table:table-cell table:style-name="ce193" table:formula="of:=[.Z240]*1000*[.AL240]*3600/(2^([.AR240]-1)+1)" office:value-type="float" office:value="16918.6046511628" calcext:value-type="float">
            <text:p>16919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table:formula="of:=[.AL240]*[.$F$444]" office:value-type="float" office:value="0" calcext:value-type="float">
            <text:p>0.0</text:p>
          </table:table-cell>
          <table:table-cell table:style-name="ce152" table:formula="of:=MAX([.AL240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0:.U240])+[.Z240])*1000/[.U$7];1)" office:value-type="float" office:value="118.9343" calcext:value-type="float">
            <text:p>119</text:p>
          </table:table-cell>
          <table:table-cell table:style-name="ce132" table:formula="of:=IF([.AQ240]&lt;2;0;INT(LOG([.AQ240]-1;2)+1.33))" office:value-type="float" office:value="8" calcext:value-type="float">
            <text:p>8</text:p>
          </table:table-cell>
          <table:table-cell table:style-name="ce196" table:formula="of:=MAX(([.V240]+[.W240]/5+[.X240]/5)*1000/[.U$7];1)" office:value-type="float" office:value="1" calcext:value-type="float">
            <text:p>1</text:p>
          </table:table-cell>
          <table:table-cell table:style-name="ce132" table:formula="of:=IF([.AS240]&lt;2;0;INT(LOG([.AS240]-1;2)+1.33))" office:value-type="float" office:value="0" calcext:value-type="float">
            <text:p>0</text:p>
          </table:table-cell>
          <table:table-cell table:style-name="ce196" table:formula="of:=([.Y240]+[.AA240])+IF([.AR240]&gt;0.9;SUM([.R240:.U240])*1000/(2^([.AR240]-1)+1);SUM([.R240:.U240])*1000)+IF([.AT240]&gt;0.9;([.V240]+[.W240]/5+[.X240]/5)*1000/(2^([.AT240]-1)+1);([.V240]+[.W240]/5+[.X240]/5)*1000)" office:value-type="float" office:value="893.773643410853" calcext:value-type="float">
            <text:p>894</text:p>
          </table:table-cell>
          <table:table-cell table:style-name="ce23" table:formula="of:=((1 /([.Z240]*1000))/60)*100000*(2^([.AR240]-1)+1)" office:value-type="float" office:value="59.106529209622" calcext:value-type="float">
            <text:p>59.1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0]+([.AM241]+[.AN241]+[.AO241])/24" office:value-type="float" office:value="0.166708333333333" calcext:value-type="float">
            <text:p>0.2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2.59" calcext:value-type="float">
            <text:p>2.59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92" table:number-columns-repeated="2"/>
          <table:table-cell table:style-name="ce1"/>
          <table:table-cell/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7.11" calcext:value-type="float">
            <text:p>7.11</text:p>
          </table:table-cell>
          <table:table-cell table:style-name="ce192"/>
          <table:table-cell table:style-name="ce193" office:value-type="float" office:value="25" calcext:value-type="float">
            <text:p>25</text:p>
          </table:table-cell>
          <table:table-cell table:style-name="ce194" table:formula="of:=[.Q241]*90.5 /80" office:value-type="float" office:value="28.28125" calcext:value-type="float">
            <text:p>2.83E+01</text:p>
          </table:table-cell>
          <table:table-cell table:style-name="ce194" table:formula="of:=[.Q241]*0.813/70" office:value-type="float" office:value="0.290357142857143" calcext:value-type="float">
            <text:p>2.90E-01</text:p>
          </table:table-cell>
          <table:table-cell table:style-name="ce194" table:formula="of:=[.Q241]*0.0253/70" office:value-type="float" office:value="0.00903571428571429" calcext:value-type="float">
            <text:p>9.04E-03</text:p>
          </table:table-cell>
          <table:table-cell table:style-name="ce195" table:formula="of:=SUM([.R241:.T241])" office:value-type="float" office:value="28.5806428571429" calcext:value-type="float">
            <text:p>2.86E+01</text:p>
          </table:table-cell>
          <table:table-cell table:style-name="ce194" table:number-columns-repeated="3"/>
          <table:table-cell table:style-name="ce195"/>
          <table:table-cell table:style-name="ce299" table:formula="of:=[.Q241]*3.89 /80" office:value-type="float" office:value="1.215625" calcext:value-type="float">
            <text:p>1.216E+00</text:p>
          </table:table-cell>
          <table:table-cell table:style-name="ce194"/>
          <table:table-cell table:style-name="ce196" table:formula="of:=([.R241]+[.S241]/5+[.T241]/5)*1000/(2^([.AR241]-1)+1)*([.AL241]*3600)" office:value-type="float" office:value="261610.417582418" calcext:value-type="float">
            <text:p>261610</text:p>
          </table:table-cell>
          <table:table-cell table:style-name="ce154" table:formula="of:=([.V241]+[.W241]/5+[.X241]/5)*1000/(2^([.AT241]-1)+1)*([.AL241]*3600)" office:value-type="float" office:value="0" calcext:value-type="float">
            <text:p>0.00</text:p>
          </table:table-cell>
          <table:table-cell table:style-name="ce154"/>
          <table:table-cell table:style-name="ce193" table:formula="of:=[.Z241]*1000*[.AL241]*3600/(2^([.AR241]-1)+1)" office:value-type="float" office:value="11221.1538461538" calcext:value-type="float">
            <text:p>11221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table:formula="of:=[.AL241]*[.$F$444]" office:value-type="float" office:value="0" calcext:value-type="float">
            <text:p>0.0</text:p>
          </table:table-cell>
          <table:table-cell table:style-name="ce152" table:formula="of:=MAX([.AL241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1:.U241])+[.Z241])*1000/[.U$7];1)" office:value-type="float" office:value="58.3769107142857" calcext:value-type="float">
            <text:p>58</text:p>
          </table:table-cell>
          <table:table-cell table:style-name="ce132" table:formula="of:=IF([.AQ241]&lt;2;0;INT(LOG([.AQ241]-1;2)+1.33))" office:value-type="float" office:value="7" calcext:value-type="float">
            <text:p>7</text:p>
          </table:table-cell>
          <table:table-cell table:style-name="ce196" table:formula="of:=MAX(([.V241]+[.W241]/5+[.X241]/5)*1000/[.U$7];1)" office:value-type="float" office:value="1" calcext:value-type="float">
            <text:p>1</text:p>
          </table:table-cell>
          <table:table-cell table:style-name="ce132" table:formula="of:=IF([.AS241]&lt;2;0;INT(LOG([.AS241]-1;2)+1.33))" office:value-type="float" office:value="0" calcext:value-type="float">
            <text:p>0</text:p>
          </table:table-cell>
          <table:table-cell table:style-name="ce196" table:formula="of:=([.Y241]+[.AA241])+IF([.AR241]&gt;0.9;SUM([.R241:.U241])*1000/(2^([.AR241]-1)+1);SUM([.R241:.U241])*1000)+IF([.AT241]&gt;0.9;([.V241]+[.W241]/5+[.X241]/5)*1000/(2^([.AT241]-1)+1);([.V241]+[.W241]/5+[.X241]/5)*1000)" office:value-type="float" office:value="879.404395604396" calcext:value-type="float">
            <text:p>879</text:p>
          </table:table-cell>
          <table:table-cell table:style-name="ce23" table:formula="of:=((1 /([.Z241]*1000))/60)*100000*(2^([.AR241]-1)+1)" office:value-type="float" office:value="89.1173950299914" calcext:value-type="float">
            <text:p>89.1</text:p>
          </table:table-cell>
          <table:table-cell table:style-name="ce192"/>
          <table:table-cell table:style-name="ce133" table:number-columns-repeated="975"/>
        </table:table-row>
        <table:table-row table:style-name="ro13">
          <table:table-cell table:style-name="ce5" table:formula="of:=[.A241]+([.AM242]+[.AN242]+[.AO242])/24" office:value-type="float" office:value="0.1945" calcext:value-type="float">
            <text:p>0.2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3.32" calcext:value-type="float">
            <text:p>3.32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555" office:value-type="float" office:value="13.85" calcext:value-type="float">
            <text:p>13.850</text:p>
          </table:table-cell>
          <table:table-cell table:style-name="ce104" office:value-type="float" office:value="6.72" calcext:value-type="float">
            <text:p>6.72</text:p>
          </table:table-cell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4" table:formula="of:=[.Q242]*30.1 /80" office:value-type="float" office:value="30.1" calcext:value-type="float">
            <text:p>3.01E+01</text:p>
          </table:table-cell>
          <table:table-cell table:style-name="ce194" table:formula="of:=[.Q242]*0.365/70" office:value-type="float" office:value="0.417142857142857" calcext:value-type="float">
            <text:p>4.17E-01</text:p>
          </table:table-cell>
          <table:table-cell table:style-name="ce194" table:formula="of:=[.Q242]*0.0114/70" office:value-type="float" office:value="0.0130285714285714" calcext:value-type="float">
            <text:p>1.30E-02</text:p>
          </table:table-cell>
          <table:table-cell table:style-name="ce195" table:formula="of:=SUM([.R242:.T242])" office:value-type="float" office:value="30.5301714285714" calcext:value-type="float">
            <text:p>3.05E+01</text:p>
          </table:table-cell>
          <table:table-cell table:style-name="ce194" table:number-columns-repeated="3"/>
          <table:table-cell table:style-name="ce195"/>
          <table:table-cell table:style-name="ce299" table:formula="of:=[.Q242]*0.987 /80" office:value-type="float" office:value="0.987" calcext:value-type="float">
            <text:p>9.870E-01</text:p>
          </table:table-cell>
          <table:table-cell table:style-name="ce194"/>
          <table:table-cell table:style-name="ce196" table:formula="of:=([.R242]+[.S242]/5+[.T242]/5)*1000/(2^([.AR242]-1)+1)*([.AL242]*3600)" office:value-type="float" office:value="557280.632967033" calcext:value-type="float">
            <text:p>557281</text:p>
          </table:table-cell>
          <table:table-cell table:style-name="ce154" table:formula="of:=([.V242]+[.W242]/5+[.X242]/5)*1000/(2^([.AT242]-1)+1)*([.AL242]*3600)" office:value-type="float" office:value="0" calcext:value-type="float">
            <text:p>0.00</text:p>
          </table:table-cell>
          <table:table-cell table:style-name="ce154"/>
          <table:table-cell table:style-name="ce193" table:formula="of:=[.Z242]*1000*[.AL242]*3600/(2^([.AR242]-1)+1)" office:value-type="float" office:value="18221.5384615385" calcext:value-type="float">
            <text:p>18222</text:p>
          </table:table-cell>
          <table:table-cell table:style-name="ce193" table:number-columns-repeated="6"/>
          <table:table-cell table:style-name="ce300" table:formula="of:=20/60" office:value-type="float" office:value="0.333333333333333" calcext:value-type="float">
            <text:p>0.33</text:p>
          </table:table-cell>
          <table:table-cell table:style-name="ce198" table:formula="of:=[.AL242]*[.$F$444]" office:value-type="float" office:value="0" calcext:value-type="float">
            <text:p>0.0</text:p>
          </table:table-cell>
          <table:table-cell table:style-name="ce152" table:formula="of:=MAX([.AL242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/>
          <table:table-cell table:style-name="ce196" table:formula="of:=MAX((SUM([.R242:.U242])+[.Z242])*1000/[.U$7];1)" office:value-type="float" office:value="62.0473428571429" calcext:value-type="float">
            <text:p>62</text:p>
          </table:table-cell>
          <table:table-cell table:style-name="ce132" table:formula="of:=IF([.AQ242]&lt;2;0;INT(LOG([.AQ242]-1;2)+1.33))" office:value-type="float" office:value="7" calcext:value-type="float">
            <text:p>7</text:p>
          </table:table-cell>
          <table:table-cell table:style-name="ce196" table:formula="of:=MAX(([.V242]+[.W242]/5+[.X242]/5)*1000/[.U$7];1)" office:value-type="float" office:value="1" calcext:value-type="float">
            <text:p>1</text:p>
          </table:table-cell>
          <table:table-cell table:style-name="ce132" table:formula="of:=IF([.AS242]&lt;2;0;INT(LOG([.AS242]-1;2)+1.33))" office:value-type="float" office:value="0" calcext:value-type="float">
            <text:p>0</text:p>
          </table:table-cell>
          <table:table-cell table:style-name="ce196" table:formula="of:=([.Y242]+[.AA242])+IF([.AR242]&gt;0.9;SUM([.R242:.U242])*1000/(2^([.AR242]-1)+1);SUM([.R242:.U242])*1000)+IF([.AT242]&gt;0.9;([.V242]+[.W242]/5+[.X242]/5)*1000/(2^([.AT242]-1)+1);([.V242]+[.W242]/5+[.X242]/5)*1000)" office:value-type="float" office:value="939.38989010989" calcext:value-type="float">
            <text:p>939</text:p>
          </table:table-cell>
          <table:table-cell table:style-name="ce23" table:formula="of:=((1 /([.Z242]*1000))/60)*100000*(2^([.AR242]-1)+1)" office:value-type="float" office:value="109.760216143195" calcext:value-type="float">
            <text:p>109.8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2]+([.AM243]+[.AN243]+[.AO243])/24" office:value-type="float" office:value="0.222291666666667" calcext:value-type="float">
            <text:p>0.2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3.68" calcext:value-type="float">
            <text:p>3.68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555" office:value-type="float" office:value="14.8" calcext:value-type="float">
            <text:p>14.800</text:p>
          </table:table-cell>
          <table:table-cell table:style-name="ce104" office:value-type="float" office:value="6.53" calcext:value-type="float">
            <text:p>6.53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194" table:formula="of:=[.Q243]*18.3 /80" office:value-type="float" office:value="18.3" calcext:value-type="float">
            <text:p>1.83E+01</text:p>
          </table:table-cell>
          <table:table-cell table:style-name="ce194" table:formula="of:=[.Q243]*0.256/70" office:value-type="float" office:value="0.292571428571429" calcext:value-type="float">
            <text:p>2.93E-01</text:p>
          </table:table-cell>
          <table:table-cell table:style-name="ce194" table:formula="of:=[.Q243]*0.0079/70" office:value-type="float" office:value="0.00902857142857143" calcext:value-type="float">
            <text:p>9.03E-03</text:p>
          </table:table-cell>
          <table:table-cell table:style-name="ce195" table:formula="of:=SUM([.R243:.T243])" office:value-type="float" office:value="18.6016" calcext:value-type="float">
            <text:p>1.86E+01</text:p>
          </table:table-cell>
          <table:table-cell table:style-name="ce194" table:number-columns-repeated="3"/>
          <table:table-cell table:style-name="ce195"/>
          <table:table-cell table:style-name="ce299" table:formula="of:=[.Q243]*0.539 /80" office:value-type="float" office:value="0.539" calcext:value-type="float">
            <text:p>5.390E-01</text:p>
          </table:table-cell>
          <table:table-cell table:style-name="ce194"/>
          <table:table-cell table:style-name="ce196" table:formula="of:=([.R243]+[.S243]/5+[.T243]/5)*1000/(2^([.AR243]-1)+1)*([.AL243]*3600)" office:value-type="float" office:value="667648" calcext:value-type="float">
            <text:p>667648</text:p>
          </table:table-cell>
          <table:table-cell table:style-name="ce154" table:formula="of:=([.V243]+[.W243]/5+[.X243]/5)*1000/(2^([.AT243]-1)+1)*([.AL243]*3600)" office:value-type="float" office:value="0" calcext:value-type="float">
            <text:p>0.00</text:p>
          </table:table-cell>
          <table:table-cell table:style-name="ce154"/>
          <table:table-cell table:style-name="ce193" table:formula="of:=[.Z243]*1000*[.AL243]*3600/(2^([.AR243]-1)+1)" office:value-type="float" office:value="19600" calcext:value-type="float">
            <text:p>19600</text:p>
          </table:table-cell>
          <table:table-cell table:style-name="ce193" table:number-columns-repeated="6"/>
          <table:table-cell table:style-name="ce301" table:formula="of:=20/60" office:value-type="float" office:value="0.333333333333333" calcext:value-type="float">
            <text:p>0.33</text:p>
          </table:table-cell>
          <table:table-cell table:style-name="ce198" table:formula="of:=[.AL243]*[.$F$444]" office:value-type="float" office:value="0" calcext:value-type="float">
            <text:p>0.0</text:p>
          </table:table-cell>
          <table:table-cell table:style-name="ce152" table:formula="of:=MAX([.AL243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3:.U243])+[.Z243])*1000/[.U$7];1)" office:value-type="float" office:value="37.7422" calcext:value-type="float">
            <text:p>38</text:p>
          </table:table-cell>
          <table:table-cell table:style-name="ce132" table:formula="of:=IF([.AQ243]&lt;2;0;INT(LOG([.AQ243]-1;2)+1.33))" office:value-type="float" office:value="6" calcext:value-type="float">
            <text:p>6</text:p>
          </table:table-cell>
          <table:table-cell table:style-name="ce196" table:formula="of:=MAX(([.V243]+[.W243]/5+[.X243]/5)*1000/[.U$7];1)" office:value-type="float" office:value="1" calcext:value-type="float">
            <text:p>1</text:p>
          </table:table-cell>
          <table:table-cell table:style-name="ce132" table:formula="of:=IF([.AS243]&lt;2;0;INT(LOG([.AS243]-1;2)+1.33))" office:value-type="float" office:value="0" calcext:value-type="float">
            <text:p>0</text:p>
          </table:table-cell>
          <table:table-cell table:style-name="ce196" table:formula="of:=([.Y243]+[.AA243])+IF([.AR243]&gt;0.9;SUM([.R243:.U243])*1000/(2^([.AR243]-1)+1);SUM([.R243:.U243])*1000)+IF([.AT243]&gt;0.9;([.V243]+[.W243]/5+[.X243]/5)*1000/(2^([.AT243]-1)+1);([.V243]+[.W243]/5+[.X243]/5)*1000)" office:value-type="float" office:value="1127.3696969697" calcext:value-type="float">
            <text:p>1127</text:p>
          </table:table-cell>
          <table:table-cell table:style-name="ce23" table:formula="of:=((1 /([.Z243]*1000))/60)*100000*(2^([.AR243]-1)+1)" office:value-type="float" office:value="102.040816326531" calcext:value-type="float">
            <text:p>102.0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3]+([.AM244]+[.AN244]+[.AO244])/24" office:value-type="float" office:value="0.250083333333333" calcext:value-type="float">
            <text:p>0.3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4.17" calcext:value-type="float">
            <text:p>4.170</text:p>
          </table:table-cell>
          <table:table-cell table:style-name="ce192"/>
          <table:table-cell table:style-name="ce205"/>
          <table:table-cell table:style-name="ce268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42"/>
          <table:table-cell table:style-name="ce184"/>
          <table:table-cell table:style-name="ce192"/>
          <table:table-cell table:style-name="ce555" office:value-type="float" office:value="16.1" calcext:value-type="float">
            <text:p>16.100</text:p>
          </table:table-cell>
          <table:table-cell table:style-name="ce104" office:value-type="float" office:value="6.27" calcext:value-type="float">
            <text:p>6.27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194" table:formula="of:=[.Q244]*9.71 /80" office:value-type="float" office:value="9.71" calcext:value-type="float">
            <text:p>9.71E+00</text:p>
          </table:table-cell>
          <table:table-cell table:style-name="ce194" table:formula="of:=[.Q244]*0.164/70" office:value-type="float" office:value="0.187428571428571" calcext:value-type="float">
            <text:p>1.87E-01</text:p>
          </table:table-cell>
          <table:table-cell table:style-name="ce194" table:formula="of:=[.Q244]*0.0049/70" office:value-type="float" office:value="0.0056" calcext:value-type="float">
            <text:p>5.60E-03</text:p>
          </table:table-cell>
          <table:table-cell table:style-name="ce195" table:formula="of:=SUM([.R244:.T244])" office:value-type="float" office:value="9.90302857142857" calcext:value-type="float">
            <text:p>9.90E+00</text:p>
          </table:table-cell>
          <table:table-cell table:style-name="ce194" table:number-columns-repeated="3"/>
          <table:table-cell table:style-name="ce195"/>
          <table:table-cell table:style-name="ce299" table:formula="of:=[.Q244]*0.25 /80" office:value-type="float" office:value="0.25" calcext:value-type="float">
            <text:p>2.500E-01</text:p>
          </table:table-cell>
          <table:table-cell table:style-name="ce194"/>
          <table:table-cell table:style-name="ce196" table:formula="of:=([.R244]+[.S244]/5+[.T244]/5)*1000/(2^([.AR244]-1)+1)*([.AL244]*3600)" office:value-type="float" office:value="1032205.31092437" calcext:value-type="float">
            <text:p>1032205</text:p>
          </table:table-cell>
          <table:table-cell table:style-name="ce154" table:formula="of:=([.V244]+[.W244]/5+[.X244]/5)*1000/(2^([.AT244]-1)+1)*([.AL244]*3600)" office:value-type="float" office:value="0" calcext:value-type="float">
            <text:p>0.00</text:p>
          </table:table-cell>
          <table:table-cell table:style-name="ce154"/>
          <table:table-cell table:style-name="ce193" table:formula="of:=[.Z244]*1000*[.AL244]*3600/(2^([.AR244]-1)+1)" office:value-type="float" office:value="26470.5882352941" calcext:value-type="float">
            <text:p>26471</text:p>
          </table:table-cell>
          <table:table-cell table:style-name="ce193" table:number-columns-repeated="6"/>
          <table:table-cell table:style-name="ce302" table:formula="of:=30/60" office:value-type="float" office:value="0.5" calcext:value-type="float">
            <text:p>0.50</text:p>
          </table:table-cell>
          <table:table-cell table:style-name="ce198" table:formula="of:=[.AL244]*[.$F$444]" office:value-type="float" office:value="0" calcext:value-type="float">
            <text:p>0.0</text:p>
          </table:table-cell>
          <table:table-cell table:style-name="ce152" table:formula="of:=MAX([.AL244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4:.U244])+[.Z244])*1000/[.U$7];1)" office:value-type="float" office:value="20.0560571428571" calcext:value-type="float">
            <text:p>20</text:p>
          </table:table-cell>
          <table:table-cell table:style-name="ce132" table:formula="of:=IF([.AQ244]&lt;2;0;INT(LOG([.AQ244]-1;2)+1.33))" office:value-type="float" office:value="5" calcext:value-type="float">
            <text:p>5</text:p>
          </table:table-cell>
          <table:table-cell table:style-name="ce196" table:formula="of:=MAX(([.V244]+[.W244]/5+[.X244]/5)*1000/[.U$7];1)" office:value-type="float" office:value="1" calcext:value-type="float">
            <text:p>1</text:p>
          </table:table-cell>
          <table:table-cell table:style-name="ce132" table:formula="of:=IF([.AS244]&lt;2;0;INT(LOG([.AS244]-1;2)+1.33))" office:value-type="float" office:value="0" calcext:value-type="float">
            <text:p>0</text:p>
          </table:table-cell>
          <table:table-cell table:style-name="ce196" table:formula="of:=([.Y244]+[.AA244])+IF([.AR244]&gt;0.9;SUM([.R244:.U244])*1000/(2^([.AR244]-1)+1);SUM([.R244:.U244])*1000)+IF([.AT244]&gt;0.9;([.V244]+[.W244]/5+[.X244]/5)*1000/(2^([.AT244]-1)+1);([.V244]+[.W244]/5+[.X244]/5)*1000)" office:value-type="float" office:value="1165.06218487395" calcext:value-type="float">
            <text:p>1165</text:p>
          </table:table-cell>
          <table:table-cell table:style-name="ce23" table:formula="of:=((1 /([.Z244]*1000))/60)*100000*(2^([.AR244]-1)+1)" office:value-type="float" office:value="113.333333333333" calcext:value-type="float">
            <text:p>113.3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4]+([.AM245]+[.AN245]+[.AO245])/24" office:value-type="float" office:value="0.277875" calcext:value-type="float">
            <text:p>0.3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5.33" calcext:value-type="float">
            <text:p>5.330</text:p>
          </table:table-cell>
          <table:table-cell table:style-name="ce192"/>
          <table:table-cell table:style-name="ce205"/>
          <table:table-cell table:style-name="ce268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42"/>
          <table:table-cell table:style-name="ce184"/>
          <table:table-cell table:style-name="ce192"/>
          <table:table-cell table:style-name="ce583" office:value-type="float" office:value="19.2" calcext:value-type="float">
            <text:p>19.200</text:p>
          </table:table-cell>
          <table:table-cell table:style-name="ce1" office:value-type="float" office:value="5.65" calcext:value-type="float">
            <text:p>5.65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194" table:formula="of:=[.Q245]*2.55 /80" office:value-type="float" office:value="2.55" calcext:value-type="float">
            <text:p>2.55E+00</text:p>
          </table:table-cell>
          <table:table-cell table:style-name="ce194" table:formula="of:=[.Q245]*0.0722/70" office:value-type="float" office:value="0.0825142857142857" calcext:value-type="float">
            <text:p>8.25E-02</text:p>
          </table:table-cell>
          <table:table-cell table:style-name="ce194" table:formula="of:=[.Q245]*0.00191/70" office:value-type="float" office:value="0.00218285714285714" calcext:value-type="float">
            <text:p>2.18E-03</text:p>
          </table:table-cell>
          <table:table-cell table:style-name="ce195" table:formula="of:=SUM([.R245:.T245])" office:value-type="float" office:value="2.63469714285714" calcext:value-type="float">
            <text:p>2.63E+00</text:p>
          </table:table-cell>
          <table:table-cell table:style-name="ce194" table:number-columns-repeated="3"/>
          <table:table-cell table:style-name="ce195"/>
          <table:table-cell table:style-name="ce299" table:formula="of:=[.Q245]*0.0509 /80" office:value-type="float" office:value="0.0509" calcext:value-type="float">
            <text:p>5.090E-02</text:p>
          </table:table-cell>
          <table:table-cell table:style-name="ce194"/>
          <table:table-cell table:style-name="ce196" table:formula="of:=([.R245]+[.S245]/5+[.T245]/5)*1000/(2^([.AR245]-1)+1)*([.AL245]*3600)" office:value-type="float" office:value="1232130.92571429" calcext:value-type="float">
            <text:p>1232131</text:p>
          </table:table-cell>
          <table:table-cell table:style-name="ce154" table:formula="of:=([.V245]+[.W245]/5+[.X245]/5)*1000/(2^([.AT245]-1)+1)*([.AL245]*3600)" office:value-type="float" office:value="0" calcext:value-type="float">
            <text:p>0.00</text:p>
          </table:table-cell>
          <table:table-cell table:style-name="ce154"/>
          <table:table-cell table:style-name="ce193" table:formula="of:=[.Z245]*1000*[.AL245]*3600/(2^([.AR245]-1)+1)" office:value-type="float" office:value="24432" calcext:value-type="float">
            <text:p>24432</text:p>
          </table:table-cell>
          <table:table-cell table:style-name="ce193" table:number-columns-repeated="6"/>
          <table:table-cell table:style-name="ce304" table:formula="of:=40/60" office:value-type="float" office:value="0.666666666666667" calcext:value-type="float">
            <text:p>0.67</text:p>
          </table:table-cell>
          <table:table-cell table:style-name="ce198" table:formula="of:=[.AL245]*[.$F$444]" office:value-type="float" office:value="0" calcext:value-type="float">
            <text:p>0.0</text:p>
          </table:table-cell>
          <table:table-cell table:style-name="ce152" table:formula="of:=MAX([.AL245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5:.U245])+[.Z245])*1000/[.U$7];1)" office:value-type="float" office:value="5.32029428571429" calcext:value-type="float">
            <text:p>5</text:p>
          </table:table-cell>
          <table:table-cell table:style-name="ce132" table:formula="of:=IF([.AQ245]&lt;2;0;INT(LOG([.AQ245]-1;2)+1.33))" office:value-type="float" office:value="3" calcext:value-type="float">
            <text:p>3</text:p>
          </table:table-cell>
          <table:table-cell table:style-name="ce196" table:formula="of:=MAX(([.V245]+[.W245]/5+[.X245]/5)*1000/[.U$7];1)" office:value-type="float" office:value="1" calcext:value-type="float">
            <text:p>1</text:p>
          </table:table-cell>
          <table:table-cell table:style-name="ce132" table:formula="of:=IF([.AS245]&lt;2;0;INT(LOG([.AS245]-1;2)+1.33))" office:value-type="float" office:value="0" calcext:value-type="float">
            <text:p>0</text:p>
          </table:table-cell>
          <table:table-cell table:style-name="ce196" table:formula="of:=([.Y245]+[.AA245])+IF([.AR245]&gt;0.9;SUM([.R245:.U245])*1000/(2^([.AR245]-1)+1);SUM([.R245:.U245])*1000)+IF([.AT245]&gt;0.9;([.V245]+[.W245]/5+[.X245]/5)*1000/(2^([.AT245]-1)+1);([.V245]+[.W245]/5+[.X245]/5)*1000)" office:value-type="float" office:value="1053.87885714286" calcext:value-type="float">
            <text:p>1054</text:p>
          </table:table-cell>
          <table:table-cell table:style-name="ce23" table:formula="of:=((1 /([.Z245]*1000))/60)*100000*(2^([.AR245]-1)+1)" office:value-type="float" office:value="163.719711853307" calcext:value-type="float">
            <text:p>163.7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5]+([.AM246]+[.AN246]+[.AO246])/24" office:value-type="float" office:value="0.305666666666667" calcext:value-type="float">
            <text:p>0.3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6.05" calcext:value-type="float">
            <text:p>6.050</text:p>
          </table:table-cell>
          <table:table-cell table:style-name="ce192"/>
          <table:table-cell table:style-name="ce205"/>
          <table:table-cell table:style-name="ce268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42"/>
          <table:table-cell table:style-name="ce184"/>
          <table:table-cell table:style-name="ce192"/>
          <table:table-cell table:style-name="ce583" office:value-type="float" office:value="21.2" calcext:value-type="float">
            <text:p>21.200</text:p>
          </table:table-cell>
          <table:table-cell table:style-name="ce1" office:value-type="float" office:value="5.26" calcext:value-type="float">
            <text:p>5.26</text:p>
          </table:table-cell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4" table:formula="of:=[.Q246]*1.21 /80" office:value-type="float" office:value="1.21" calcext:value-type="float">
            <text:p>1.21E+00</text:p>
          </table:table-cell>
          <table:table-cell table:style-name="ce194" table:formula="of:=[.Q246]*0.0501/70" office:value-type="float" office:value="0.0572571428571429" calcext:value-type="float">
            <text:p>5.73E-02</text:p>
          </table:table-cell>
          <table:table-cell table:style-name="ce194" table:formula="of:=[.Q246]*0.0012/70" office:value-type="float" office:value="0.00137142857142857" calcext:value-type="float">
            <text:p>1.37E-03</text:p>
          </table:table-cell>
          <table:table-cell table:style-name="ce195" table:formula="of:=SUM([.R246:.T246])" office:value-type="float" office:value="1.26862857142857" calcext:value-type="float">
            <text:p>1.27E+00</text:p>
          </table:table-cell>
          <table:table-cell table:style-name="ce194" table:number-columns-repeated="3"/>
          <table:table-cell table:style-name="ce195"/>
          <table:table-cell table:style-name="ce299" table:formula="of:=[.Q246]*0.0212 /80" office:value-type="float" office:value="0.0212" calcext:value-type="float">
            <text:p>2.120E-02</text:p>
          </table:table-cell>
          <table:table-cell table:style-name="ce194"/>
          <table:table-cell table:style-name="ce196" table:formula="of:=([.R246]+[.S246]/5+[.T246]/5)*1000/(2^([.AR246]-1)+1)*([.AL246]*3600)" office:value-type="float" office:value="1099553.14285714" calcext:value-type="float">
            <text:p>1099553</text:p>
          </table:table-cell>
          <table:table-cell table:style-name="ce154" table:formula="of:=([.V246]+[.W246]/5+[.X246]/5)*1000/(2^([.AT246]-1)+1)*([.AL246]*3600)" office:value-type="float" office:value="0" calcext:value-type="float">
            <text:p>0.00</text:p>
          </table:table-cell>
          <table:table-cell table:style-name="ce154"/>
          <table:table-cell table:style-name="ce193" table:formula="of:=[.Z246]*1000*[.AL246]*3600/(2^([.AR246]-1)+1)" office:value-type="float" office:value="19080" calcext:value-type="float">
            <text:p>19080</text:p>
          </table:table-cell>
          <table:table-cell table:style-name="ce193" table:number-columns-repeated="6"/>
          <table:table-cell table:style-name="ce131" table:formula="of:=30/60" office:value-type="float" office:value="0.5" calcext:value-type="float">
            <text:p>0.50</text:p>
          </table:table-cell>
          <table:table-cell table:style-name="ce198" table:formula="of:=[.AL246]*[.$F$444]" office:value-type="float" office:value="0" calcext:value-type="float">
            <text:p>0.0</text:p>
          </table:table-cell>
          <table:table-cell table:style-name="ce152" table:formula="of:=MAX([.AL246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6:.U246])+[.Z246])*1000/[.U$7];1)" office:value-type="float" office:value="2.55845714285714" calcext:value-type="float">
            <text:p>3</text:p>
          </table:table-cell>
          <table:table-cell table:style-name="ce132" table:formula="of:=IF([.AQ246]&lt;2;0;INT(LOG([.AQ246]-1;2)+1.33))" office:value-type="float" office:value="1" calcext:value-type="float">
            <text:p>1</text:p>
          </table:table-cell>
          <table:table-cell table:style-name="ce196" table:formula="of:=MAX(([.V246]+[.W246]/5+[.X246]/5)*1000/[.U$7];1)" office:value-type="float" office:value="1" calcext:value-type="float">
            <text:p>1</text:p>
          </table:table-cell>
          <table:table-cell table:style-name="ce132" table:formula="of:=IF([.AS246]&lt;2;0;INT(LOG([.AS246]-1;2)+1.33))" office:value-type="float" office:value="0" calcext:value-type="float">
            <text:p>0</text:p>
          </table:table-cell>
          <table:table-cell table:style-name="ce196" table:formula="of:=([.Y246]+[.AA246])+IF([.AR246]&gt;0.9;SUM([.R246:.U246])*1000/(2^([.AR246]-1)+1);SUM([.R246:.U246])*1000)+IF([.AT246]&gt;0.9;([.V246]+[.W246]/5+[.X246]/5)*1000/(2^([.AT246]-1)+1);([.V246]+[.W246]/5+[.X246]/5)*1000)" office:value-type="float" office:value="1268.62857142857" calcext:value-type="float">
            <text:p>1269</text:p>
          </table:table-cell>
          <table:table-cell table:style-name="ce23" table:formula="of:=((1 /([.Z246]*1000))/60)*100000*(2^([.AR246]-1)+1)" office:value-type="float" office:value="157.232704402516" calcext:value-type="float">
            <text:p>157.2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46]+([.AM247]+[.AN247]+[.AO247])/24" office:value-type="float" office:value="0.333458333333333" calcext:value-type="float">
            <text:p>0.3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6.73" calcext:value-type="float">
            <text:p>6.730</text:p>
          </table:table-cell>
          <table:table-cell table:style-name="ce192"/>
          <table:table-cell table:style-name="ce205"/>
          <table:table-cell table:style-name="ce268"/>
          <table:table-cell table:style-name="ce257" office:value-type="string" calcext:value-type="string">
            <text:p>LH-</text:p>
          </table:table-cell>
          <table:table-cell table:style-name="ce184"/>
          <table:table-cell table:style-name="ce242"/>
          <table:table-cell table:style-name="ce184"/>
          <table:table-cell table:style-name="ce192"/>
          <table:table-cell table:style-name="ce583" office:value-type="float" office:value="23.2" calcext:value-type="float">
            <text:p>23.200</text:p>
          </table:table-cell>
          <table:table-cell table:style-name="ce1" office:value-type="float" office:value="4.9" calcext:value-type="float">
            <text:p>4.9</text:p>
          </table:table-cell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4" table:formula="of:=[.Q247]*0.607 /80" office:value-type="float" office:value="0.607" calcext:value-type="float">
            <text:p>6.07E-01</text:p>
          </table:table-cell>
          <table:table-cell table:style-name="ce194" table:formula="of:=[.Q247]*0.0367/70" office:value-type="float" office:value="0.0419428571428572" calcext:value-type="float">
            <text:p>4.19E-02</text:p>
          </table:table-cell>
          <table:table-cell table:style-name="ce194" table:formula="of:=[.Q247]*0.000774 /70" office:value-type="float" office:value="0.000884571428571429" calcext:value-type="float">
            <text:p>8.85E-04</text:p>
          </table:table-cell>
          <table:table-cell table:style-name="ce195" table:formula="of:=SUM([.R247:.T247])" office:value-type="float" office:value="0.649827428571429" calcext:value-type="float">
            <text:p>6.50E-01</text:p>
          </table:table-cell>
          <table:table-cell table:style-name="ce194" table:number-columns-repeated="3"/>
          <table:table-cell table:style-name="ce195"/>
          <table:table-cell table:style-name="ce299" table:formula="of:=[.Q247]*0.00977 /80" office:value-type="float" office:value="0.00977" calcext:value-type="float">
            <text:p>9.770E-03</text:p>
          </table:table-cell>
          <table:table-cell table:style-name="ce194"/>
          <table:table-cell table:style-name="ce196" table:formula="of:=([.R247]+[.S247]/5+[.T247]/5)*1000/(2^([.AR247]-1)+1)*([.AL247]*3600)" office:value-type="float" office:value="1477357.16571429" calcext:value-type="float">
            <text:p>1477357</text:p>
          </table:table-cell>
          <table:table-cell table:style-name="ce154" table:formula="of:=([.V247]+[.W247]/5+[.X247]/5)*1000/(2^([.AT247]-1)+1)*([.AL247]*3600)" office:value-type="float" office:value="0" calcext:value-type="float">
            <text:p>0.00</text:p>
          </table:table-cell>
          <table:table-cell table:style-name="ce154"/>
          <table:table-cell table:style-name="ce193" table:formula="of:=[.Z247]*1000*[.AL247]*3600/(2^([.AR247]-1)+1)" office:value-type="float" office:value="23448" calcext:value-type="float">
            <text:p>23448</text:p>
          </table:table-cell>
          <table:table-cell table:style-name="ce193" table:number-columns-repeated="6"/>
          <table:table-cell table:style-name="ce131" table:formula="of:=60/60" office:value-type="float" office:value="1" calcext:value-type="float">
            <text:p>1.00</text:p>
          </table:table-cell>
          <table:table-cell table:style-name="ce198" table:formula="of:=[.AL247]*[.$F$444]" office:value-type="float" office:value="0" calcext:value-type="float">
            <text:p>0.0</text:p>
          </table:table-cell>
          <table:table-cell table:style-name="ce152" table:formula="of:=MAX([.AL247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247:.U247])+[.Z247])*1000/[.U$7];1)" office:value-type="float" office:value="1.30942485714286" calcext:value-type="float">
            <text:p>1</text:p>
          </table:table-cell>
          <table:table-cell table:style-name="ce132" table:formula="of:=IF([.AQ247]&lt;2;0;INT(LOG([.AQ247]-1;2)+1.33))" office:value-type="float" office:value="0" calcext:value-type="float">
            <text:p>0</text:p>
          </table:table-cell>
          <table:table-cell table:style-name="ce196" table:formula="of:=MAX(([.V247]+[.W247]/5+[.X247]/5)*1000/[.U$7];1)" office:value-type="float" office:value="1" calcext:value-type="float">
            <text:p>1</text:p>
          </table:table-cell>
          <table:table-cell table:style-name="ce132" table:formula="of:=IF([.AS247]&lt;2;0;INT(LOG([.AS247]-1;2)+1.33))" office:value-type="float" office:value="0" calcext:value-type="float">
            <text:p>0</text:p>
          </table:table-cell>
          <table:table-cell table:style-name="ce196" table:formula="of:=([.Y247]+[.AA247])+IF([.AR247]&gt;0.9;SUM([.R247:.U247])*1000/(2^([.AR247]-1)+1);SUM([.R247:.U247])*1000)+IF([.AT247]&gt;0.9;([.V247]+[.W247]/5+[.X247]/5)*1000/(2^([.AT247]-1)+1);([.V247]+[.W247]/5+[.X247]/5)*1000)" office:value-type="float" office:value="1299.65485714286" calcext:value-type="float">
            <text:p>1300</text:p>
          </table:table-cell>
          <table:table-cell table:style-name="ce23" table:formula="of:=((1 /([.Z247]*1000))/60)*100000*(2^([.AR247]-1)+1)" office:value-type="float" office:value="255.885363357216" calcext:value-type="float">
            <text:p>255.9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/>
          <table:table-cell table:style-name="ce252"/>
          <table:table-cell table:style-name="ce184"/>
          <table:table-cell table:style-name="ce185"/>
          <table:table-cell table:style-name="ce192" table:number-columns-repeated="4"/>
          <table:table-cell table:style-name="ce257"/>
          <table:table-cell table:style-name="ce192" table:number-columns-repeated="5"/>
          <table:table-cell table:style-name="ce184"/>
          <table:table-cell table:style-name="ce192"/>
          <table:table-cell table:style-name="ce185"/>
          <table:table-cell table:style-name="ce194" table:number-columns-repeated="7"/>
          <table:table-cell table:style-name="ce305" office:value-type="string" calcext:value-type="string">
            <text:p>Rate Sum</text:p>
          </table:table-cell>
          <table:table-cell table:style-name="ce194" table:number-columns-repeated="2"/>
          <table:table-cell table:style-name="ce196"/>
          <table:table-cell table:style-name="ce154" table:number-columns-repeated="2"/>
          <table:table-cell table:style-name="ce260" table:number-columns-repeated="7"/>
          <table:table-cell table:style-name="ce156" table:formula="of:=SUM([.AL239:.AL247])" office:value-type="float" office:value="3.83333333333333" calcext:value-type="float">
            <text:p>3.83</text:p>
          </table:table-cell>
          <table:table-cell table:style-name="ce264" table:formula="of:=SUM([.AM239:.AO247])" office:value-type="float" office:value="6.003" calcext:value-type="float">
            <text:p>6.0</text:p>
          </table:table-cell>
          <table:table-cell table:style-name="ce152" table:number-columns-repeated="2"/>
          <table:table-cell table:style-name="ce260"/>
          <table:table-cell/>
          <table:table-cell table:style-name="ce132"/>
          <table:table-cell table:style-name="ce196"/>
          <table:table-cell table:style-name="ce132"/>
          <table:table-cell table:style-name="ce196"/>
          <table:table-cell table:style-name="ce192" table:number-columns-repeated="2"/>
          <table:table-cell table:style-name="ce133" table:number-columns-repeated="975"/>
        </table:table-row>
        <table:table-row table:style-name="ro13">
          <table:table-cell table:style-name="ce5" table:formula="of:=[.A247]+([.AM249]+[.AN249]+[.AO249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3.77" calcext:value-type="float">
            <text:p>3.77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/>
          <table:table-cell table:style-name="ce306" office:value-type="float" office:value="15.05" calcext:value-type="float">
            <text:p>15.050</text:p>
          </table:table-cell>
          <table:table-cell table:style-name="ce1" office:value-type="float" office:value="6.48" calcext:value-type="float">
            <text:p>6.48</text:p>
          </table:table-cell>
          <table:table-cell table:style-name="ce133"/>
          <table:table-cell table:style-name="ce192"/>
          <table:table-cell table:style-name="ce184"/>
          <table:table-cell table:style-name="ce192"/>
          <table:table-cell table:style-name="ce193" office:value-type="float" office:value="15" calcext:value-type="float">
            <text:p>15</text:p>
          </table:table-cell>
          <table:table-cell table:style-name="ce194" table:number-columns-repeated="4"/>
          <table:table-cell table:style-name="ce194" table:formula="of:=[.Q249]*7.84/80" office:value-type="float" office:value="1.47" calcext:value-type="float">
            <text:p>1.47E+00</text:p>
          </table:table-cell>
          <table:table-cell table:style-name="ce194" table:formula="of:=[.Q249]*0.0235/70" office:value-type="float" office:value="0.00503571428571429" calcext:value-type="float">
            <text:p>5.04E-03</text:p>
          </table:table-cell>
          <table:table-cell table:style-name="ce194" table:formula="of:=[.Q249]*0.0000408/70" office:value-type="float" office:value="0.00000874285714285714" calcext:value-type="float">
            <text:p>8.74E-06</text:p>
          </table:table-cell>
          <table:table-cell table:style-name="ce195" table:formula="of:=SUM([.V249:.X249])" office:value-type="float" office:value="1.47504445714286" calcext:value-type="float">
            <text:p>1.48E+00</text:p>
          </table:table-cell>
          <table:table-cell table:style-name="ce194"/>
          <table:table-cell table:style-name="ce195" table:formula="of:=[.Q249]*0.776 /80" office:value-type="float" office:value="0.1455" calcext:value-type="float">
            <text:p>1.46E-01</text:p>
          </table:table-cell>
          <table:table-cell table:style-name="ce196" table:formula="of:=([.R249]+[.S249]/5+[.T249]/5)*1000/(2^([.AR249]-1)+1)*([.AL249]*3600)" office:value-type="float" office:value="0" calcext:value-type="float">
            <text:p>0</text:p>
          </table:table-cell>
          <table:table-cell table:style-name="ce154" table:formula="of:=([.V249]+[.W249]/5+[.X249]/5)*1000/(2^([.AT249]-1)+1)*([.AL249]*3600)" office:value-type="float" office:value="588403.556571429" calcext:value-type="float">
            <text:p>588403.56</text:p>
          </table:table-cell>
          <table:table-cell table:style-name="ce154"/>
          <table:table-cell table:style-name="ce193" table:formula="of:=[.AA249]*1000*[.AL249]*3600/(2^([.AT249]-1)+1)" office:value-type="float" office:value="58200" calcext:value-type="float">
            <text:p>58200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49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SUM([.R249:.U249])*1000/[.U$8];1)" office:value-type="float" office:value="1" calcext:value-type="float">
            <text:p>1</text:p>
          </table:table-cell>
          <table:table-cell table:style-name="ce132" table:formula="of:=IF([.AQ249]&lt;2;0;INT(LOG([.AQ249]-1;2)+1.33))" office:value-type="float" office:value="0" calcext:value-type="float">
            <text:p>0</text:p>
          </table:table-cell>
          <table:table-cell table:style-name="ce196" table:formula="of:=MAX(([.V249]+[.W249]/5+[.X249]/5+[.AA249])*1000/[.U$7];1)" office:value-type="float" office:value="1.61650889142857" calcext:value-type="float">
            <text:p>2</text:p>
          </table:table-cell>
          <table:table-cell table:style-name="ce132" table:formula="of:=IF([.AS249]&lt;2;0;INT(LOG([.AS249]-1;2)+1.33))" office:value-type="float" office:value="0" calcext:value-type="float">
            <text:p>0</text:p>
          </table:table-cell>
          <table:table-cell table:style-name="ce196" table:formula="of:=([.Y249]+[.AA249])+IF([.AR249]&gt;0.9;SUM([.R249:.U249])*1000/(2^([.AR249]-1)+1);SUM([.R249:.U249])*1000)+IF([.AT249]&gt;0.9;([.V249]+[.W249]/5+[.X249]/5)*1000/(2^([.AT249]-1)+1);([.V249]+[.W249]/5+[.X249]/5)*1000)" office:value-type="float" office:value="1472.62943588571" calcext:value-type="float">
            <text:p>1473</text:p>
          </table:table-cell>
          <table:table-cell table:style-name="ce198" table:formula="of:=((1 /([.AA249]*1000))/60)*100000*(2^([.AT249]-1)+1)" office:value-type="float" office:value="17.1821305841924" calcext:value-type="float">
            <text:p>17.2</text:p>
          </table:table-cell>
          <table:table-cell table:style-name="ce192"/>
          <table:table-cell table:style-name="ce133" table:number-columns-repeated="975"/>
        </table:table-row>
        <table:table-row table:style-name="ro9">
          <table:table-cell table:style-name="ce5" table:formula="of:=[.A248]+([.AM250]+[.AN250]+[.AO250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265" office:value-type="percentage" office:value="0.08" calcext:value-type="percentage">
            <text:p>8%</text:p>
          </table:table-cell>
          <table:table-cell table:style-name="ce205"/>
          <table:table-cell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5.63" calcext:value-type="float">
            <text:p>15.63</text:p>
          </table:table-cell>
          <table:table-cell table:style-name="ce307" office:value-type="float" office:value="5.878" calcext:value-type="float">
            <text:p>5.878</text:p>
          </table:table-cell>
          <table:table-cell table:style-name="ce184" table:number-columns-repeated="3"/>
          <table:table-cell table:style-name="ce192"/>
          <table:table-cell table:style-name="ce193" office:value-type="float" office:value="10" calcext:value-type="float">
            <text:p>10</text:p>
          </table:table-cell>
          <table:table-cell table:style-name="ce195"/>
          <table:table-cell table:style-name="ce194" table:number-columns-repeated="2"/>
          <table:table-cell/>
          <table:table-cell table:style-name="ce195" table:formula="of:=[.Q250]/80*14.4" office:value-type="float" office:value="1.8" calcext:value-type="float">
            <text:p>1.80E+00</text:p>
          </table:table-cell>
          <table:table-cell table:style-name="ce194" table:formula="of:=[.Q250]*0.1358/70" office:value-type="float" office:value="0.0194" calcext:value-type="float">
            <text:p>1.94E-02</text:p>
          </table:table-cell>
          <table:table-cell table:style-name="ce194" table:formula="of:=[.Q250]*0.002848/70" office:value-type="float" office:value="0.000406857142857143" calcext:value-type="float">
            <text:p>4.07E-04</text:p>
          </table:table-cell>
          <table:table-cell table:style-name="ce194" table:formula="of:=SUM([.V250:.X250])" office:value-type="float" office:value="1.81980685714286" calcext:value-type="float">
            <text:p>1.82E+00</text:p>
          </table:table-cell>
          <table:table-cell table:style-name="ce195"/>
          <table:table-cell table:style-name="ce195" table:formula="of:=[.Q250]*0.00586" office:value-type="float" office:value="0.0586" calcext:value-type="float">
            <text:p>5.86E-02</text:p>
          </table:table-cell>
          <table:table-cell table:style-name="ce196" table:formula="of:=([.R250]+[.S250]/5+[.T250]/5)*1000/(2^([.AR250]-1)+1)*([.AL250]*3600)" office:value-type="float" office:value="0" calcext:value-type="float">
            <text:p>0</text:p>
          </table:table-cell>
          <table:table-cell table:style-name="ce154" table:formula="of:=([.V250]+[.W250]/5+[.X250]/5)*1000/(2^([.AT250]-1)+1)*([.AL250]*3600)" office:value-type="float" office:value="721584.548571429" calcext:value-type="float">
            <text:p>721584.55</text:p>
          </table:table-cell>
          <table:table-cell table:style-name="ce154"/>
          <table:table-cell table:style-name="ce193" table:formula="of:=[.AA250]*1000*[.AL250]*3600/(2^([.AR250]-1)+1)" office:value-type="float" office:value="23440" calcext:value-type="float">
            <text:p>23440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50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250]+[.S250]/5+[.T250]/5)*1000/[.U$7];1)" office:value-type="float" office:value="1" calcext:value-type="float">
            <text:p>1</text:p>
          </table:table-cell>
          <table:table-cell table:style-name="ce132" table:formula="of:=IF([.AQ250]&lt;2;0;INT(LOG([.AQ250]-1;2)+1.33))" office:value-type="float" office:value="0" calcext:value-type="float">
            <text:p>0</text:p>
          </table:table-cell>
          <table:table-cell table:style-name="ce196" table:formula="of:=MAX(([.V250]+[.W250]/5+[.X250]/5)*1000/[.U$7];1)" office:value-type="float" office:value="1.80396137142857" calcext:value-type="float">
            <text:p>2</text:p>
          </table:table-cell>
          <table:table-cell table:style-name="ce132" table:formula="of:=IF([.AS250]&lt;2;0;INT(LOG([.AS250]-1;2)+1.33))" office:value-type="float" office:value="0" calcext:value-type="float">
            <text:p>0</text:p>
          </table:table-cell>
          <table:table-cell table:style-name="ce196" table:formula="of:=([.Y250]+[.AA250])+IF([.AR250]&gt;0.9;SUM([.R250:.T250])*1000/(2^([.AR250]-1)+1);SUM([.R250:.T250])*1000)+IF([.AT250]&gt;0.9;([.AA250]+[.W250]/5+[.X250]/5)*1000/(2^([.AT250]-1)+1);([.AA250]+[.W250]/5+[.X250]/5)*1000)" office:value-type="float" office:value="64.4397782857143" calcext:value-type="float">
            <text:p>64</text:p>
          </table:table-cell>
          <table:table-cell table:style-name="ce198" table:formula="of:=((1 /([.AA250]*1000))/60)*100000*(2^([.AT250]-1)+1)" office:value-type="float" office:value="42.6621160409556" calcext:value-type="float">
            <text:p>42.7</text:p>
          </table:table-cell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50]+([.AM251]+[.AN251]+[.AO251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7" office:value-type="percentage" office:value="0.04" calcext:value-type="percentage">
            <text:p>4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6.79" calcext:value-type="float">
            <text:p>16.79</text:p>
          </table:table-cell>
          <table:table-cell table:style-name="ce307" office:value-type="float" office:value="5.878" calcext:value-type="float">
            <text:p>5.878</text:p>
          </table:table-cell>
          <table:table-cell table:style-name="ce184" table:number-columns-repeated="3"/>
          <table:table-cell table:style-name="ce192"/>
          <table:table-cell table:style-name="ce193" office:value-type="float" office:value="25" calcext:value-type="float">
            <text:p>25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51]/80*5.49" office:value-type="float" office:value="1.715625" calcext:value-type="float">
            <text:p>1.72E+00</text:p>
          </table:table-cell>
          <table:table-cell table:style-name="ce194" table:formula="of:=[.Q251]*0.03974/70" office:value-type="float" office:value="0.0141928571428571" calcext:value-type="float">
            <text:p>1.42E-02</text:p>
          </table:table-cell>
          <table:table-cell table:style-name="ce194" table:formula="of:=[.Q251]*0.0004135/70" office:value-type="float" office:value="0.000147678571428571" calcext:value-type="float">
            <text:p>1.48E-04</text:p>
          </table:table-cell>
          <table:table-cell table:style-name="ce194" table:formula="of:=SUM([.V251:.X251])" office:value-type="float" office:value="1.72996553571429" calcext:value-type="float">
            <text:p>1.73E+00</text:p>
          </table:table-cell>
          <table:table-cell table:style-name="ce195"/>
          <table:table-cell table:style-name="ce195" table:formula="of:=[.Q251]*0.00397" office:value-type="float" office:value="0.09925" calcext:value-type="float">
            <text:p>9.93E-02</text:p>
          </table:table-cell>
          <table:table-cell table:style-name="ce196" table:formula="of:=([.R251]+[.S251]/5+[.T251]/5)*1000/(2^([.AR251]-1)+1)*([.AL251]*3600)" office:value-type="float" office:value="0" calcext:value-type="float">
            <text:p>0</text:p>
          </table:table-cell>
          <table:table-cell table:style-name="ce154" table:formula="of:=([.V251]+[.W251]/5+[.X251]/5)*1000/(2^([.AT251]-1)+1)*([.AL251]*3600)" office:value-type="float" office:value="687397.242857143" calcext:value-type="float">
            <text:p>687397.24</text:p>
          </table:table-cell>
          <table:table-cell table:style-name="ce154"/>
          <table:table-cell table:style-name="ce193" table:formula="of:=[.AA251]*1000*[.AL251]*3600/(2^([.AR251]-1)+1)" office:value-type="float" office:value="39700" calcext:value-type="float">
            <text:p>39700</text:p>
          </table:table-cell>
          <table:table-cell table:style-name="ce193" table:number-columns-repeated="6"/>
          <table:table-cell table:style-name="ce131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51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51]+[.S251]/5+[.T251]/5)*1000/[.U$7];1)" office:value-type="float" office:value="1" calcext:value-type="float">
            <text:p>1</text:p>
          </table:table-cell>
          <table:table-cell table:style-name="ce132" table:formula="of:=IF([.AQ251]&lt;2;0;INT(LOG([.AQ251]-1;2)+1.33))" office:value-type="float" office:value="0" calcext:value-type="float">
            <text:p>0</text:p>
          </table:table-cell>
          <table:table-cell table:style-name="ce196" table:formula="of:=MAX(([.V251]+[.W251]/5+[.X251]/5)*1000/[.U$7];1)" office:value-type="float" office:value="1.71849310714286" calcext:value-type="float">
            <text:p>2</text:p>
          </table:table-cell>
          <table:table-cell table:style-name="ce132" table:formula="of:=IF([.AS251]&lt;2;0;INT(LOG([.AS251]-1;2)+1.33))" office:value-type="float" office:value="0" calcext:value-type="float">
            <text:p>0</text:p>
          </table:table-cell>
          <table:table-cell table:style-name="ce196" table:formula="of:=([.Y251]+[.AA251])+IF([.AR251]&gt;0.9;SUM([.R251:.T251])*1000/(2^([.AR251]-1)+1);SUM([.R251:.T251])*1000)+IF([.AT251]&gt;0.9;([.AA251]+[.W251]/5+[.X251]/5)*1000/(2^([.AT251]-1)+1);([.AA251]+[.W251]/5+[.X251]/5)*1000)" office:value-type="float" office:value="103.947322678571" calcext:value-type="float">
            <text:p>104</text:p>
          </table:table-cell>
          <table:table-cell table:style-name="ce198" table:formula="of:=((1 /([.AA251]*1000))/60)*100000*(2^([.AT251]-1)+1)" office:value-type="float" office:value="25.1889168765743" calcext:value-type="float">
            <text:p>25.2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49]+([.AM252]+[.AN252]+[.AO252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8" office:value-type="percentage" office:value="0" calcext:value-type="percentage">
            <text:p>0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7.97" calcext:value-type="float">
            <text:p>17.97</text:p>
          </table:table-cell>
          <table:table-cell table:style-name="ce84" office:value-type="float" office:value="5.878" calcext:value-type="float">
            <text:p>5.878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52]/80*1.79" office:value-type="float" office:value="1.79" calcext:value-type="float">
            <text:p>1.79E+00</text:p>
          </table:table-cell>
          <table:table-cell table:style-name="ce194" table:formula="of:=[.Q252]*0.009125/70" office:value-type="float" office:value="0.0104285714285714" calcext:value-type="float">
            <text:p>1.04E-02</text:p>
          </table:table-cell>
          <table:table-cell table:style-name="ce194" table:formula="of:=[.Q252]*0.000009796/70" office:value-type="float" office:value="0.0000111954285714286" calcext:value-type="float">
            <text:p>1.12E-05</text:p>
          </table:table-cell>
          <table:table-cell table:style-name="ce194" table:formula="of:=SUM([.V252:.X252])" office:value-type="float" office:value="1.80043976685714" calcext:value-type="float">
            <text:p>1.80E+00</text:p>
          </table:table-cell>
          <table:table-cell table:style-name="ce195"/>
          <table:table-cell table:style-name="ce195" table:formula="of:=[.Q252]*0.00201" office:value-type="float" office:value="0.1608" calcext:value-type="float">
            <text:p>1.61E-01</text:p>
          </table:table-cell>
          <table:table-cell table:style-name="ce196" table:formula="of:=([.R252]+[.S252]/5+[.T252]/5)*1000/(2^([.AR252]-1)+1)*([.AL252]*3600)" office:value-type="float" office:value="0" calcext:value-type="float">
            <text:p>0</text:p>
          </table:table-cell>
          <table:table-cell table:style-name="ce154" table:formula="of:=([.V252]+[.W252]/5+[.X252]/5)*1000/(2^([.AT252]-1)+1)*([.AL252]*3600)" office:value-type="float" office:value="716835.181348572" calcext:value-type="float">
            <text:p>716835.18</text:p>
          </table:table-cell>
          <table:table-cell table:style-name="ce154"/>
          <table:table-cell table:style-name="ce193" table:formula="of:=[.AA252]*1000*[.AL252]*3600/(2^([.AR252]-1)+1)" office:value-type="float" office:value="64320" calcext:value-type="float">
            <text:p>64320</text:p>
          </table:table-cell>
          <table:table-cell table:style-name="ce193" table:number-columns-repeated="6"/>
          <table:table-cell table:style-name="ce300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52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52]+[.S252]/5+[.T252]/5)*1000/[.U$7];1)" office:value-type="float" office:value="1" calcext:value-type="float">
            <text:p>1</text:p>
          </table:table-cell>
          <table:table-cell table:style-name="ce132" table:formula="of:=IF([.AQ252]&lt;2;0;INT(LOG([.AQ252]-1;2)+1.33))" office:value-type="float" office:value="0" calcext:value-type="float">
            <text:p>0</text:p>
          </table:table-cell>
          <table:table-cell table:style-name="ce196" table:formula="of:=MAX(([.V252]+[.W252]/5+[.X252]/5)*1000/[.U$7];1)" office:value-type="float" office:value="1.79208795337143" calcext:value-type="float">
            <text:p>2</text:p>
          </table:table-cell>
          <table:table-cell table:style-name="ce132" table:formula="of:=IF([.AS252]&lt;2;0;INT(LOG([.AS252]-1;2)+1.33))" office:value-type="float" office:value="0" calcext:value-type="float">
            <text:p>0</text:p>
          </table:table-cell>
          <table:table-cell table:style-name="ce196" table:formula="of:=([.Y252]+[.AA252])+IF([.AR252]&gt;0.9;SUM([.R252:.T252])*1000/(2^([.AR252]-1)+1);SUM([.R252:.T252])*1000)+IF([.AT252]&gt;0.9;([.AA252]+[.W252]/5+[.X252]/5)*1000/(2^([.AT252]-1)+1);([.AA252]+[.W252]/5+[.X252]/5)*1000)" office:value-type="float" office:value="164.849193138286" calcext:value-type="float">
            <text:p>165</text:p>
          </table:table-cell>
          <table:table-cell table:style-name="ce198" table:formula="of:=((1 /([.AA252]*1000))/60)*100000*(2^([.AT252]-1)+1)" office:value-type="float" office:value="15.547263681592" calcext:value-type="float">
            <text:p>15.5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50]+([.AM253]+[.AN253]+[.AO253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56" office:value-type="percentage" office:value="-0.04" calcext:value-type="percentage">
            <text:p>-4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9.165" calcext:value-type="float">
            <text:p>19.165</text:p>
          </table:table-cell>
          <table:table-cell table:style-name="ce307" office:value-type="float" office:value="5.878" calcext:value-type="float">
            <text:p>5.878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53]/80*0.489" office:value-type="float" office:value="0.489" calcext:value-type="float">
            <text:p>4.89E-01</text:p>
          </table:table-cell>
          <table:table-cell table:style-name="ce194" table:formula="of:=[.Q253]*0.001203/70" office:value-type="float" office:value="0.00137485714285714" calcext:value-type="float">
            <text:p>1.37E-03</text:p>
          </table:table-cell>
          <table:table-cell table:style-name="ce194" table:formula="of:=[.Q253]*0/70" office:value-type="float" office:value="0" calcext:value-type="float">
            <text:p>0.00E+00</text:p>
          </table:table-cell>
          <table:table-cell table:style-name="ce194" table:formula="of:=SUM([.V253:.X253])" office:value-type="float" office:value="0.490374857142857" calcext:value-type="float">
            <text:p>4.90E-01</text:p>
          </table:table-cell>
          <table:table-cell table:style-name="ce195"/>
          <table:table-cell table:style-name="ce195" table:formula="of:=[.Q253]*0.00103" office:value-type="float" office:value="0.0824" calcext:value-type="float">
            <text:p>8.24E-02</text:p>
          </table:table-cell>
          <table:table-cell table:style-name="ce196" table:formula="of:=([.R253]+[.S253]/5+[.T253]/5)*1000/(2^([.AR253]-1)+1)*([.AL253]*3600)" office:value-type="float" office:value="0" calcext:value-type="float">
            <text:p>0</text:p>
          </table:table-cell>
          <table:table-cell table:style-name="ce154" table:formula="of:=([.V253]+[.W253]/5+[.X253]/5)*1000/(2^([.AT253]-1)+1)*([.AL253]*3600)" office:value-type="float" office:value="195709.988571429" calcext:value-type="float">
            <text:p>195709.99</text:p>
          </table:table-cell>
          <table:table-cell table:style-name="ce154"/>
          <table:table-cell table:style-name="ce193" table:formula="of:=[.AA253]*1000*[.AL253]*3600/(2^([.AR253]-1)+1)" office:value-type="float" office:value="32960" calcext:value-type="float">
            <text:p>32960</text:p>
          </table:table-cell>
          <table:table-cell table:style-name="ce193" table:number-columns-repeated="6"/>
          <table:table-cell table:style-name="ce300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53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53]+[.S253]/5+[.T253]/5)*1000/[.U$7];1)" office:value-type="float" office:value="1" calcext:value-type="float">
            <text:p>1</text:p>
          </table:table-cell>
          <table:table-cell table:style-name="ce132" table:formula="of:=IF([.AQ253]&lt;2;0;INT(LOG([.AQ253]-1;2)+1.33))" office:value-type="float" office:value="0" calcext:value-type="float">
            <text:p>0</text:p>
          </table:table-cell>
          <table:table-cell table:style-name="ce196" table:formula="of:=MAX(([.V253]+[.W253]/5+[.X253]/5)*1000/[.U$7];1)" office:value-type="float" office:value="1" calcext:value-type="float">
            <text:p>1</text:p>
          </table:table-cell>
          <table:table-cell table:style-name="ce132" table:formula="of:=IF([.AS253]&lt;2;0;INT(LOG([.AS253]-1;2)+1.33))" office:value-type="float" office:value="0" calcext:value-type="float">
            <text:p>0</text:p>
          </table:table-cell>
          <table:table-cell table:style-name="ce196" table:formula="of:=([.Y253]+[.AA253])+IF([.AR253]&gt;0.9;SUM([.R253:.T253])*1000/(2^([.AR253]-1)+1);SUM([.R253:.T253])*1000)+IF([.AT253]&gt;0.9;([.AA253]+[.W253]/5+[.X253]/5)*1000/(2^([.AT253]-1)+1);([.AA253]+[.W253]/5+[.X253]/5)*1000)" office:value-type="float" office:value="83.2477462857143" calcext:value-type="float">
            <text:p>83</text:p>
          </table:table-cell>
          <table:table-cell table:style-name="ce198" table:formula="of:=((1 /([.AA253]*1000))/60)*100000*(2^([.AT253]-1)+1)" office:value-type="float" office:value="30.3398058252427" calcext:value-type="float">
            <text:p>30.3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51]+([.AM254]+[.AN254]+[.AO254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56" office:value-type="percentage" office:value="-0.08" calcext:value-type="percentage">
            <text:p>-8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20.385" calcext:value-type="float">
            <text:p>20.385</text:p>
          </table:table-cell>
          <table:table-cell table:style-name="ce307" office:value-type="float" office:value="5.878" calcext:value-type="float">
            <text:p>5.878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54]/80*0.132" office:value-type="float" office:value="0.132" calcext:value-type="float">
            <text:p>1.32E-01</text:p>
          </table:table-cell>
          <table:table-cell table:style-name="ce194" table:formula="of:=[.Q254]*0/70" office:value-type="float" office:value="0" calcext:value-type="float">
            <text:p>0.00E+00</text:p>
          </table:table-cell>
          <table:table-cell table:style-name="ce194" table:formula="of:=[.Q254]*0/70" office:value-type="float" office:value="0" calcext:value-type="float">
            <text:p>0.00E+00</text:p>
          </table:table-cell>
          <table:table-cell table:style-name="ce194" table:formula="of:=SUM([.V254:.X254])" office:value-type="float" office:value="0.132" calcext:value-type="float">
            <text:p>1.32E-01</text:p>
          </table:table-cell>
          <table:table-cell table:style-name="ce195"/>
          <table:table-cell table:style-name="ce195" table:formula="of:=[.Q254]*0.000419" office:value-type="float" office:value="0.03352" calcext:value-type="float">
            <text:p>3.35E-02</text:p>
          </table:table-cell>
          <table:table-cell table:style-name="ce196" table:formula="of:=([.R254]+[.S254]/5+[.T254]/5)*1000/(2^([.AR254]-1)+1)*([.AL254]*3600)" office:value-type="float" office:value="0" calcext:value-type="float">
            <text:p>0</text:p>
          </table:table-cell>
          <table:table-cell table:style-name="ce154" table:formula="of:=([.V254]+[.W254]/5+[.X254]/5)*1000/(2^([.AT254]-1)+1)*([.AL254]*3600)" office:value-type="float" office:value="52800" calcext:value-type="float">
            <text:p>52800.00</text:p>
          </table:table-cell>
          <table:table-cell table:style-name="ce154"/>
          <table:table-cell table:style-name="ce193" table:formula="of:=[.AA254]*1000*[.AL254]*3600/(2^([.AR254]-1)+1)" office:value-type="float" office:value="13408" calcext:value-type="float">
            <text:p>13408</text:p>
          </table:table-cell>
          <table:table-cell table:style-name="ce193" table:number-columns-repeated="6"/>
          <table:table-cell table:style-name="ce301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54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54]+[.S254]/5+[.T254]/5)*1000/[.U$7];1)" office:value-type="float" office:value="1" calcext:value-type="float">
            <text:p>1</text:p>
          </table:table-cell>
          <table:table-cell table:style-name="ce132" table:formula="of:=IF([.AQ254]&lt;2;0;INT(LOG([.AQ254]-1;2)+1.33))" office:value-type="float" office:value="0" calcext:value-type="float">
            <text:p>0</text:p>
          </table:table-cell>
          <table:table-cell table:style-name="ce196" table:formula="of:=MAX(([.V254]+[.W254]/5+[.X254]/5)*1000/[.U$7];1)" office:value-type="float" office:value="1" calcext:value-type="float">
            <text:p>1</text:p>
          </table:table-cell>
          <table:table-cell table:style-name="ce132" table:formula="of:=IF([.AS254]&lt;2;0;INT(LOG([.AS254]-1;2)+1.33))" office:value-type="float" office:value="0" calcext:value-type="float">
            <text:p>0</text:p>
          </table:table-cell>
          <table:table-cell table:style-name="ce196" table:formula="of:=([.Y254]+[.AA254])+IF([.AR254]&gt;0.9;SUM([.R254:.T254])*1000/(2^([.AR254]-1)+1);SUM([.R254:.T254])*1000)+IF([.AT254]&gt;0.9;([.AA254]+[.W254]/5+[.X254]/5)*1000/(2^([.AT254]-1)+1);([.AA254]+[.W254]/5+[.X254]/5)*1000)" office:value-type="float" office:value="33.68552" calcext:value-type="float">
            <text:p>34</text:p>
          </table:table-cell>
          <table:table-cell table:style-name="ce198" table:formula="of:=((1 /([.AA254]*1000))/60)*100000*(2^([.AT254]-1)+1)" office:value-type="float" office:value="74.582338902148" calcext:value-type="float">
            <text:p>74.6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/>
          <table:table-cell table:style-name="ce269"/>
          <table:table-cell table:style-name="ce184"/>
          <table:table-cell table:style-name="ce185"/>
          <table:table-cell table:style-name="ce192"/>
          <table:table-cell table:style-name="ce256"/>
          <table:table-cell table:style-name="ce192" table:number-columns-repeated="2"/>
          <table:table-cell table:style-name="ce257"/>
          <table:table-cell table:style-name="ce184"/>
          <table:table-cell table:style-name="ce24" table:number-columns-repeated="2"/>
          <table:table-cell table:style-name="ce184" table:number-columns-repeated="3"/>
          <table:table-cell table:style-name="ce192"/>
          <table:table-cell table:style-name="ce193"/>
          <table:table-cell table:style-name="ce270"/>
          <table:table-cell table:style-name="ce192" table:number-columns-repeated="2"/>
          <table:table-cell/>
          <table:table-cell table:style-name="ce195"/>
          <table:table-cell table:style-name="ce194" table:number-columns-repeated="3"/>
          <table:table-cell table:style-name="ce195" table:number-columns-repeated="2"/>
          <table:table-cell table:style-name="ce196"/>
          <table:table-cell table:style-name="ce154" table:number-columns-repeated="2"/>
          <table:table-cell table:style-name="ce193" table:number-columns-repeated="7"/>
          <table:table-cell table:style-name="ce145" table:formula="of:=SUM([.AL249:.AL254])" office:value-type="float" office:value="1" calcext:value-type="float">
            <text:p>1.00</text:p>
          </table:table-cell>
          <table:table-cell table:style-name="ce198"/>
          <table:table-cell table:style-name="ce152" table:number-columns-repeated="2"/>
          <table:table-cell table:style-name="ce260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98"/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2">
          <table:table-cell table:style-name="ce5" table:formula="of:=[.A254]+([.AM256]+[.AN256]+[.AO256])/24" office:value-type="string" office:string-value="" calcext:value-type="error">
            <text:p>#VALUE!</text:p>
          </table:table-cell>
          <table:table-cell table:style-name="ce5"/>
          <table:table-cell table:style-name="ce225" office:value-type="string" calcext:value-type="string">
            <text:p>Sieve runs with +/-8cm optics targets.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2" table:number-columns-repeated="9"/>
          <table:table-cell table:style-name="ce152" table:number-columns-repeated="2"/>
          <table:table-cell table:style-name="ce2" table:number-columns-repeated="8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256]+([.AM257]+[.AN257]+[.AO257])/24" office:value-type="string" office:string-value="" calcext:value-type="error">
            <text:p>#VALUE!</text:p>
          </table:table-cell>
          <table:table-cell table:style-name="ce5"/>
          <table:table-cell table:style-name="ce147" office:value-type="float" office:value="8.487" calcext:value-type="float">
            <text:p>8.487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 office:value-type="string" calcext:value-type="string">
            <text:p>Optic</text:p>
          </table:table-cell>
          <table:table-cell table:style-name="ce155"/>
          <table:table-cell table:style-name="ce159" office:value-type="float" office:value="13" calcext:value-type="float">
            <text:p>13.00</text:p>
          </table:table-cell>
          <table:table-cell table:style-name="ce160" office:value-type="float" office:value="5.889" calcext:value-type="float">
            <text:p>5.889</text:p>
          </table:table-cell>
          <table:table-cell table:style-name="ce160"/>
          <table:table-cell table:style-name="ce131" office:value-type="float" office:value="14.8" calcext:value-type="float">
            <text:p>14.80</text:p>
          </table:table-cell>
          <table:table-cell table:style-name="ce161" office:value-type="float" office:value="6.53" calcext:value-type="float">
            <text:p>6.530</text:p>
          </table:table-cell>
          <table:table-cell table:style-name="ce2"/>
          <table:table-cell table:style-name="ce130" office:value-type="float" office:value="80" calcext:value-type="float">
            <text:p>80</text:p>
          </table:table-cell>
          <table:table-cell table:style-name="ce194" office:value-type="float" office:value="0.456" calcext:value-type="float">
            <text:p>4.56E-01</text:p>
          </table:table-cell>
          <table:table-cell table:style-name="ce2" table:number-columns-repeated="3"/>
          <table:table-cell table:style-name="ce250" office:value-type="float" office:value="7.791" calcext:value-type="float">
            <text:p>7.79E+00</text:p>
          </table:table-cell>
          <table:table-cell table:style-name="ce2" table:number-columns-repeated="3"/>
          <table:table-cell table:style-name="ce152" table:number-columns-repeated="3"/>
          <table:table-cell table:style-name="ce2" table:number-columns-repeated="9"/>
          <table:table-cell table:style-name="ce310" office:value-type="float" office:value="1" calcext:value-type="float">
            <text:p>1.00</text:p>
          </table:table-cell>
          <table:table-cell table:style-name="ce152" office:value-type="float" office:value="2" calcext:value-type="float">
            <text:p>2.0</text:p>
          </table:table-cell>
          <table:table-cell table:style-name="ce2"/>
          <table:table-cell table:style-name="ce251" office:value-type="float" office:value="0.3" calcext:value-type="float">
            <text:p>0.30</text:p>
          </table:table-cell>
          <table:table-cell table:style-name="ce2" table:number-columns-repeated="6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2">
          <table:table-cell table:style-name="ce5" table:formula="of:=[.A257]+([.AM258]+[.AN258]+[.AO258])/24" office:value-type="string" office:string-value="" calcext:value-type="error">
            <text:p>#VALUE!</text:p>
          </table:table-cell>
          <table:table-cell table:style-name="ce5"/>
          <table:table-cell table:style-name="ce147" office:value-type="float" office:value="8.487" calcext:value-type="float">
            <text:p>8.487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 office:value-type="string" calcext:value-type="string">
            <text:p>Optic</text:p>
          </table:table-cell>
          <table:table-cell table:style-name="ce155"/>
          <table:table-cell table:style-name="ce159" office:value-type="float" office:value="13" calcext:value-type="float">
            <text:p>13.00</text:p>
          </table:table-cell>
          <table:table-cell table:style-name="ce160" office:value-type="float" office:value="5.587" calcext:value-type="float">
            <text:p>5.587</text:p>
          </table:table-cell>
          <table:table-cell table:style-name="ce160"/>
          <table:table-cell table:style-name="ce131" office:value-type="float" office:value="14.8" calcext:value-type="float">
            <text:p>14.80</text:p>
          </table:table-cell>
          <table:table-cell table:style-name="ce161" office:value-type="float" office:value="6.53" calcext:value-type="float">
            <text:p>6.530</text:p>
          </table:table-cell>
          <table:table-cell table:style-name="ce2"/>
          <table:table-cell table:style-name="ce130" office:value-type="float" office:value="80" calcext:value-type="float">
            <text:p>80</text:p>
          </table:table-cell>
          <table:table-cell table:style-name="ce194" office:value-type="float" office:value="0.456" calcext:value-type="float">
            <text:p>4.56E-01</text:p>
          </table:table-cell>
          <table:table-cell table:style-name="ce2" table:number-columns-repeated="3"/>
          <table:table-cell table:style-name="ce250" office:value-type="float" office:value="9.143" calcext:value-type="float">
            <text:p>9.14E+00</text:p>
          </table:table-cell>
          <table:table-cell table:style-name="ce2" table:number-columns-repeated="3"/>
          <table:table-cell table:style-name="ce152" table:number-columns-repeated="3"/>
          <table:table-cell table:style-name="ce2" table:number-columns-repeated="9"/>
          <table:table-cell table:style-name="ce310" office:value-type="float" office:value="1" calcext:value-type="float">
            <text:p>1.00</text:p>
          </table:table-cell>
          <table:table-cell table:style-name="ce152" office:value-type="float" office:value="2" calcext:value-type="float">
            <text:p>2.0</text:p>
          </table:table-cell>
          <table:table-cell table:style-name="ce2"/>
          <table:table-cell table:style-name="ce251" office:value-type="float" office:value="0.3" calcext:value-type="float">
            <text:p>0.30</text:p>
          </table:table-cell>
          <table:table-cell table:style-name="ce2" table:number-columns-repeated="6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14">
          <table:table-cell table:style-name="ce5"/>
          <table:table-cell table:style-name="ce269"/>
          <table:table-cell table:style-name="ce184"/>
          <table:table-cell table:style-name="ce185"/>
          <table:table-cell table:style-name="ce192"/>
          <table:table-cell table:style-name="ce256"/>
          <table:table-cell table:style-name="ce192" table:number-columns-repeated="2"/>
          <table:table-cell table:style-name="ce257"/>
          <table:table-cell table:style-name="ce184"/>
          <table:table-cell table:style-name="ce24" table:number-columns-repeated="2"/>
          <table:table-cell table:style-name="ce184" table:number-columns-repeated="3"/>
          <table:table-cell table:style-name="ce192"/>
          <table:table-cell table:style-name="ce193"/>
          <table:table-cell table:style-name="ce270"/>
          <table:table-cell table:style-name="ce192" table:number-columns-repeated="2"/>
          <table:table-cell/>
          <table:table-cell table:style-name="ce195"/>
          <table:table-cell table:style-name="ce194" table:number-columns-repeated="3"/>
          <table:table-cell table:style-name="ce195" table:number-columns-repeated="2"/>
          <table:table-cell table:style-name="ce196"/>
          <table:table-cell table:style-name="ce154" table:number-columns-repeated="2"/>
          <table:table-cell table:style-name="ce193" table:number-columns-repeated="7"/>
          <table:table-cell table:style-name="ce278"/>
          <table:table-cell table:style-name="ce198"/>
          <table:table-cell table:style-name="ce152" table:number-columns-repeated="2"/>
          <table:table-cell table:style-name="ce260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98"/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54]+([.AM260]+[.AN260]+[.AO260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5" office:value-type="percentage" office:value="0.08" calcext:value-type="percentage">
            <text:p>8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7.24" calcext:value-type="float">
            <text:p>17.24</text:p>
          </table:table-cell>
          <table:table-cell table:style-name="ce307" office:value-type="float" office:value="5.587" calcext:value-type="float">
            <text:p>5.587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60]/80*6.7" office:value-type="float" office:value="6.7" calcext:value-type="float">
            <text:p>6.70E+00</text:p>
          </table:table-cell>
          <table:table-cell table:style-name="ce194" table:formula="of:=[.Q260]*0.08262/70" office:value-type="float" office:value="0.0944228571428571" calcext:value-type="float">
            <text:p>9.44E-02</text:p>
          </table:table-cell>
          <table:table-cell table:style-name="ce194" table:formula="of:=[.Q260]*0.001637/70" office:value-type="float" office:value="0.00187085714285714" calcext:value-type="float">
            <text:p>1.87E-03</text:p>
          </table:table-cell>
          <table:table-cell table:style-name="ce194" table:formula="of:=SUM([.V260:.X260])" office:value-type="float" office:value="6.79629371428571" calcext:value-type="float">
            <text:p>6.80E+00</text:p>
          </table:table-cell>
          <table:table-cell table:style-name="ce195"/>
          <table:table-cell table:style-name="ce195" table:formula="of:=[.Q260]*0.00242" office:value-type="float" office:value="0.1936" calcext:value-type="float">
            <text:p>1.94E-01</text:p>
          </table:table-cell>
          <table:table-cell table:style-name="ce196" table:formula="of:=([.R260]+[.S260]/5+[.T260]/5)*1000/(2^([.AR260]-1)+1)*([.AL260]*3600)" office:value-type="float" office:value="0" calcext:value-type="float">
            <text:p>0</text:p>
          </table:table-cell>
          <table:table-cell table:style-name="ce154" table:formula="of:=([.V260]+[.W260]/5+[.X260]/5)*1000/(2^([.AT260]-1)+1)*([.AL260]*3600)" office:value-type="float" office:value="806311.049142857" calcext:value-type="float">
            <text:p>806311.05</text:p>
          </table:table-cell>
          <table:table-cell table:style-name="ce154"/>
          <table:table-cell table:style-name="ce193" table:formula="of:=[.AA260]*1000*[.AL260]*3600/(2^([.AR260]-1)+1)" office:value-type="float" office:value="77440" calcext:value-type="float">
            <text:p>77440</text:p>
          </table:table-cell>
          <table:table-cell table:style-name="ce193" table:number-columns-repeated="6"/>
          <table:table-cell table:style-name="ce301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0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[.R260]+[.S260]/5+[.T260]/5)*1000/[.U$7];1)" office:value-type="float" office:value="1" calcext:value-type="float">
            <text:p>1</text:p>
          </table:table-cell>
          <table:table-cell table:style-name="ce132" table:formula="of:=IF([.AQ260]&lt;2;0;INT(LOG([.AQ260]-1;2)+1.33))" office:value-type="float" office:value="0" calcext:value-type="float">
            <text:p>0</text:p>
          </table:table-cell>
          <table:table-cell table:style-name="ce196" table:formula="of:=MAX(([.V260]+[.W260]/5+[.X260]/5)*1000/[.U$7];1)" office:value-type="float" office:value="6.71925874285714" calcext:value-type="float">
            <text:p>7</text:p>
          </table:table-cell>
          <table:table-cell table:style-name="ce132" table:formula="of:=IF([.AS260]&lt;2;0;INT(LOG([.AS260]-1;2)+1.33))" office:value-type="float" office:value="3" calcext:value-type="float">
            <text:p>3</text:p>
          </table:table-cell>
          <table:table-cell table:style-name="ce196" table:formula="of:=([.Y260]+[.AA260])+IF([.AR260]&gt;0.9;SUM([.R260:.T260])*1000/(2^([.AR260]-1)+1);SUM([.R260:.T260])*1000)+IF([.AT260]&gt;0.9;([.AA260]+[.W260]/5+[.X260]/5)*1000/(2^([.AT260]-1)+1);([.AA260]+[.W260]/5+[.X260]/5)*1000)" office:value-type="float" office:value="49.5616422857143" calcext:value-type="float">
            <text:p>50</text:p>
          </table:table-cell>
          <table:table-cell table:style-name="ce198" table:formula="of:=((1 /([.AA260]*1000))/60)*100000*(2^([.AT260]-1)+1)" office:value-type="float" office:value="43.0440771349862" calcext:value-type="float">
            <text:p>43.0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60]+([.AM261]+[.AN261]+[.AO261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7" office:value-type="percentage" office:value="0.04" calcext:value-type="percentage">
            <text:p>4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8.365" calcext:value-type="float">
            <text:p>18.365</text:p>
          </table:table-cell>
          <table:table-cell table:style-name="ce307" office:value-type="float" office:value="5.587" calcext:value-type="float">
            <text:p>5.587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61]/80*2.64" office:value-type="float" office:value="2.64" calcext:value-type="float">
            <text:p>2.64E+00</text:p>
          </table:table-cell>
          <table:table-cell table:style-name="ce194" table:formula="of:=[.Q261]*0.02519/70" office:value-type="float" office:value="0.0287885714285714" calcext:value-type="float">
            <text:p>2.88E-02</text:p>
          </table:table-cell>
          <table:table-cell table:style-name="ce194" table:formula="of:=[.Q261]*0.0002347/70" office:value-type="float" office:value="0.000268228571428571" calcext:value-type="float">
            <text:p>2.68E-04</text:p>
          </table:table-cell>
          <table:table-cell table:style-name="ce194" table:formula="of:=SUM([.V261:.X261])" office:value-type="float" office:value="2.6690568" calcext:value-type="float">
            <text:p>2.67E+00</text:p>
          </table:table-cell>
          <table:table-cell table:style-name="ce195"/>
          <table:table-cell table:style-name="ce195" table:formula="of:=[.Q261]*0.00176" office:value-type="float" office:value="0.1408" calcext:value-type="float">
            <text:p>1.41E-01</text:p>
          </table:table-cell>
          <table:table-cell table:style-name="ce196" table:formula="of:=([.R261]+[.S261]/5+[.T261]/5)*1000/(2^([.AR261]-1)+1)*([.AL261]*3600)" office:value-type="float" office:value="0" calcext:value-type="float">
            <text:p>0</text:p>
          </table:table-cell>
          <table:table-cell table:style-name="ce154" table:formula="of:=([.V261]+[.W261]/5+[.X261]/5)*1000/(2^([.AT261]-1)+1)*([.AL261]*3600)" office:value-type="float" office:value="529162.272" calcext:value-type="float">
            <text:p>529162.27</text:p>
          </table:table-cell>
          <table:table-cell table:style-name="ce154"/>
          <table:table-cell table:style-name="ce193" table:formula="of:=[.AA261]*1000*[.AL261]*3600/(2^([.AR261]-1)+1)" office:value-type="float" office:value="56320" calcext:value-type="float">
            <text:p>56320</text:p>
          </table:table-cell>
          <table:table-cell table:style-name="ce193" table:number-columns-repeated="6"/>
          <table:table-cell table:style-name="ce302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1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61]+[.S261]/5+[.T261]/5)*1000/[.U$7];1)" office:value-type="float" office:value="1" calcext:value-type="float">
            <text:p>1</text:p>
          </table:table-cell>
          <table:table-cell table:style-name="ce132" table:formula="of:=IF([.AQ261]&lt;2;0;INT(LOG([.AQ261]-1;2)+1.33))" office:value-type="float" office:value="0" calcext:value-type="float">
            <text:p>0</text:p>
          </table:table-cell>
          <table:table-cell table:style-name="ce196" table:formula="of:=MAX(([.V261]+[.W261]/5+[.X261]/5)*1000/[.U$7];1)" office:value-type="float" office:value="2.64581136" calcext:value-type="float">
            <text:p>3</text:p>
          </table:table-cell>
          <table:table-cell table:style-name="ce132" table:formula="of:=IF([.AS261]&lt;2;0;INT(LOG([.AS261]-1;2)+1.33))" office:value-type="float" office:value="2" calcext:value-type="float">
            <text:p>2</text:p>
          </table:table-cell>
          <table:table-cell table:style-name="ce196" table:formula="of:=([.Y261]+[.AA261])+IF([.AR261]&gt;0.9;SUM([.R261:.T261])*1000/(2^([.AR261]-1)+1);SUM([.R261:.T261])*1000)+IF([.AT261]&gt;0.9;([.AA261]+[.W261]/5+[.X261]/5)*1000/(2^([.AT261]-1)+1);([.AA261]+[.W261]/5+[.X261]/5)*1000)" office:value-type="float" office:value="51.6803101333333" calcext:value-type="float">
            <text:p>52</text:p>
          </table:table-cell>
          <table:table-cell table:style-name="ce198" table:formula="of:=((1 /([.AA261]*1000))/60)*100000*(2^([.AT261]-1)+1)" office:value-type="float" office:value="35.5113636363636" calcext:value-type="float">
            <text:p>35.5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61]+([.AM262]+[.AN262]+[.AO262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68" office:value-type="percentage" office:value="0" calcext:value-type="percentage">
            <text:p>0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19.505" calcext:value-type="float">
            <text:p>19.505</text:p>
          </table:table-cell>
          <table:table-cell table:style-name="ce84" office:value-type="float" office:value="5.587" calcext:value-type="float">
            <text:p>5.587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62]/80*0.896" office:value-type="float" office:value="0.896" calcext:value-type="float">
            <text:p>8.96E-01</text:p>
          </table:table-cell>
          <table:table-cell table:style-name="ce194" table:formula="of:=[.Q262]*0.006121/70" office:value-type="float" office:value="0.00699542857142857" calcext:value-type="float">
            <text:p>7.00E-03</text:p>
          </table:table-cell>
          <table:table-cell table:style-name="ce194" table:formula="of:=[.Q262]*0.000003921/70" office:value-type="float" office:value="0.00000448114285714286" calcext:value-type="float">
            <text:p>4.48E-06</text:p>
          </table:table-cell>
          <table:table-cell table:style-name="ce194" table:formula="of:=SUM([.V262:.X262])" office:value-type="float" office:value="0.902999909714286" calcext:value-type="float">
            <text:p>9.03E-01</text:p>
          </table:table-cell>
          <table:table-cell table:style-name="ce195"/>
          <table:table-cell table:style-name="ce195" table:formula="of:=[.Q262]*0.00097" office:value-type="float" office:value="0.0776" calcext:value-type="float">
            <text:p>7.76E-02</text:p>
          </table:table-cell>
          <table:table-cell table:style-name="ce196" table:formula="of:=([.R262]+[.S262]/5+[.T262]/5)*1000/(2^([.AR262]-1)+1)*([.AL262]*3600)" office:value-type="float" office:value="0" calcext:value-type="float">
            <text:p>0</text:p>
          </table:table-cell>
          <table:table-cell table:style-name="ce154" table:formula="of:=([.V262]+[.W262]/5+[.X262]/5)*1000/(2^([.AT262]-1)+1)*([.AL262]*3600)" office:value-type="float" office:value="358959.992777143" calcext:value-type="float">
            <text:p>358959.99</text:p>
          </table:table-cell>
          <table:table-cell table:style-name="ce154"/>
          <table:table-cell table:style-name="ce193" table:formula="of:=[.AA262]*1000*[.AL262]*3600/(2^([.AR262]-1)+1)" office:value-type="float" office:value="31040" calcext:value-type="float">
            <text:p>31040</text:p>
          </table:table-cell>
          <table:table-cell table:style-name="ce193" table:number-columns-repeated="6"/>
          <table:table-cell table:style-name="ce302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2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62]+[.S262]/5+[.T262]/5)*1000/[.U$7];1)" office:value-type="float" office:value="1" calcext:value-type="float">
            <text:p>1</text:p>
          </table:table-cell>
          <table:table-cell table:style-name="ce132" table:formula="of:=IF([.AQ262]&lt;2;0;INT(LOG([.AQ262]-1;2)+1.33))" office:value-type="float" office:value="0" calcext:value-type="float">
            <text:p>0</text:p>
          </table:table-cell>
          <table:table-cell table:style-name="ce196" table:formula="of:=MAX(([.V262]+[.W262]/5+[.X262]/5)*1000/[.U$7];1)" office:value-type="float" office:value="1" calcext:value-type="float">
            <text:p>1</text:p>
          </table:table-cell>
          <table:table-cell table:style-name="ce132" table:formula="of:=IF([.AS262]&lt;2;0;INT(LOG([.AS262]-1;2)+1.33))" office:value-type="float" office:value="0" calcext:value-type="float">
            <text:p>0</text:p>
          </table:table-cell>
          <table:table-cell table:style-name="ce196" table:formula="of:=([.Y262]+[.AA262])+IF([.AR262]&gt;0.9;SUM([.R262:.T262])*1000/(2^([.AR262]-1)+1);SUM([.R262:.T262])*1000)+IF([.AT262]&gt;0.9;([.AA262]+[.W262]/5+[.X262]/5)*1000/(2^([.AT262]-1)+1);([.AA262]+[.W262]/5+[.X262]/5)*1000)" office:value-type="float" office:value="79.9805818525714" calcext:value-type="float">
            <text:p>80</text:p>
          </table:table-cell>
          <table:table-cell table:style-name="ce198" table:formula="of:=((1 /([.AA262]*1000))/60)*100000*(2^([.AT262]-1)+1)" office:value-type="float" office:value="32.2164948453608" calcext:value-type="float">
            <text:p>32.2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62]+([.AM263]+[.AN263]+[.AO263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56" office:value-type="percentage" office:value="-0.04" calcext:value-type="percentage">
            <text:p>-4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20.67" calcext:value-type="float">
            <text:p>20.67</text:p>
          </table:table-cell>
          <table:table-cell table:style-name="ce307" office:value-type="float" office:value="5.587" calcext:value-type="float">
            <text:p>5.587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63]/80*0.255" office:value-type="float" office:value="0.255" calcext:value-type="float">
            <text:p>2.55E-01</text:p>
          </table:table-cell>
          <table:table-cell table:style-name="ce194" table:formula="of:=[.Q263]*0.000866/70" office:value-type="float" office:value="0.000989714285714286" calcext:value-type="float">
            <text:p>9.90E-04</text:p>
          </table:table-cell>
          <table:table-cell table:style-name="ce194" table:formula="of:=[.Q263]*0/70" office:value-type="float" office:value="0" calcext:value-type="float">
            <text:p>0.00E+00</text:p>
          </table:table-cell>
          <table:table-cell table:style-name="ce194" table:formula="of:=SUM([.V263:.X263])" office:value-type="float" office:value="0.255989714285714" calcext:value-type="float">
            <text:p>2.56E-01</text:p>
          </table:table-cell>
          <table:table-cell table:style-name="ce195"/>
          <table:table-cell table:style-name="ce195" table:formula="of:=[.Q263]*0.000527" office:value-type="float" office:value="0.04216" calcext:value-type="float">
            <text:p>4.22E-02</text:p>
          </table:table-cell>
          <table:table-cell table:style-name="ce196" table:formula="of:=([.R263]+[.S263]/5+[.T263]/5)*1000/(2^([.AR263]-1)+1)*([.AL263]*3600)" office:value-type="float" office:value="0" calcext:value-type="float">
            <text:p>0</text:p>
          </table:table-cell>
          <table:table-cell table:style-name="ce154" table:formula="of:=([.V263]+[.W263]/5+[.X263]/5)*1000/(2^([.AT263]-1)+1)*([.AL263]*3600)" office:value-type="float" office:value="102079.177142857" calcext:value-type="float">
            <text:p>102079.18</text:p>
          </table:table-cell>
          <table:table-cell table:style-name="ce154"/>
          <table:table-cell table:style-name="ce193" table:formula="of:=[.AA263]*1000*[.AL263]*3600/(2^([.AR263]-1)+1)" office:value-type="float" office:value="16864" calcext:value-type="float">
            <text:p>16864</text:p>
          </table:table-cell>
          <table:table-cell table:style-name="ce193" table:number-columns-repeated="6"/>
          <table:table-cell table:style-name="ce302" table:formula="of:=10/60" office:value-type="float" office:value="0.166666666666667" calcext:value-type="float">
            <text:p>0.17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3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63]+[.S263]/5+[.T263]/5)*1000/[.U$7];1)" office:value-type="float" office:value="1" calcext:value-type="float">
            <text:p>1</text:p>
          </table:table-cell>
          <table:table-cell table:style-name="ce132" table:formula="of:=IF([.AQ263]&lt;2;0;INT(LOG([.AQ263]-1;2)+1.33))" office:value-type="float" office:value="0" calcext:value-type="float">
            <text:p>0</text:p>
          </table:table-cell>
          <table:table-cell table:style-name="ce196" table:formula="of:=MAX(([.V263]+[.W263]/5+[.X263]/5)*1000/[.U$7];1)" office:value-type="float" office:value="1" calcext:value-type="float">
            <text:p>1</text:p>
          </table:table-cell>
          <table:table-cell table:style-name="ce132" table:formula="of:=IF([.AS263]&lt;2;0;INT(LOG([.AS263]-1;2)+1.33))" office:value-type="float" office:value="0" calcext:value-type="float">
            <text:p>0</text:p>
          </table:table-cell>
          <table:table-cell table:style-name="ce196" table:formula="of:=([.Y263]+[.AA263])+IF([.AR263]&gt;0.9;SUM([.R263:.T263])*1000/(2^([.AR263]-1)+1);SUM([.R263:.T263])*1000)+IF([.AT263]&gt;0.9;([.AA263]+[.W263]/5+[.X263]/5)*1000/(2^([.AT263]-1)+1);([.AA263]+[.W263]/5+[.X263]/5)*1000)" office:value-type="float" office:value="42.6560925714286" calcext:value-type="float">
            <text:p>43</text:p>
          </table:table-cell>
          <table:table-cell table:style-name="ce198" table:formula="of:=((1 /([.AA263]*1000))/60)*100000*(2^([.AT263]-1)+1)" office:value-type="float" office:value="59.2979127134725" calcext:value-type="float">
            <text:p>59.3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 table:formula="of:=[.A263]+([.AM264]+[.AN264]+[.AO264])/24" office:value-type="string" office:string-value="" calcext:value-type="error">
            <text:p>#VALUE!</text:p>
          </table:table-cell>
          <table:table-cell table:style-name="ce269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92"/>
          <table:table-cell table:style-name="ce256" office:value-type="percentage" office:value="-0.08" calcext:value-type="percentage">
            <text:p>-8.0%</text:p>
          </table:table-cell>
          <table:table-cell table:style-name="ce192" table:number-columns-repeated="2"/>
          <table:table-cell table:style-name="ce257" office:value-type="string" calcext:value-type="string">
            <text:p>LH-</text:p>
          </table:table-cell>
          <table:table-cell table:style-name="ce184"/>
          <table:table-cell table:style-name="ce307" office:value-type="float" office:value="21.875" calcext:value-type="float">
            <text:p>21.875</text:p>
          </table:table-cell>
          <table:table-cell table:style-name="ce307" office:value-type="float" office:value="5.587" calcext:value-type="float">
            <text:p>5.587</text:p>
          </table:table-cell>
          <table:table-cell table:style-name="ce184" table:number-columns-repeated="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270"/>
          <table:table-cell table:style-name="ce192" table:number-columns-repeated="2"/>
          <table:table-cell/>
          <table:table-cell table:style-name="ce195" table:formula="of:=[.Q264]/80*0.0707" office:value-type="float" office:value="0.0707" calcext:value-type="float">
            <text:p>7.07E-02</text:p>
          </table:table-cell>
          <table:table-cell table:style-name="ce194" table:formula="of:=[.Q264]*0/70" office:value-type="float" office:value="0" calcext:value-type="float">
            <text:p>0.00E+00</text:p>
          </table:table-cell>
          <table:table-cell table:style-name="ce194" table:formula="of:=[.Q264]*0/70" office:value-type="float" office:value="0" calcext:value-type="float">
            <text:p>0.00E+00</text:p>
          </table:table-cell>
          <table:table-cell table:style-name="ce194" table:formula="of:=SUM([.V264:.X264])" office:value-type="float" office:value="0.0707" calcext:value-type="float">
            <text:p>7.07E-02</text:p>
          </table:table-cell>
          <table:table-cell table:style-name="ce195"/>
          <table:table-cell table:style-name="ce195" table:formula="of:=[.Q264]*0.000223" office:value-type="float" office:value="0.01784" calcext:value-type="float">
            <text:p>1.78E-02</text:p>
          </table:table-cell>
          <table:table-cell table:style-name="ce196" table:formula="of:=([.R264]+[.S264]/5+[.T264]/5)*1000/(2^([.AR264]-1)+1)*([.AL264]*3600)" office:value-type="float" office:value="0" calcext:value-type="float">
            <text:p>0</text:p>
          </table:table-cell>
          <table:table-cell table:style-name="ce154" table:formula="of:=([.V264]+[.W264]/5+[.X264]/5)*1000/(2^([.AT264]-1)+1)*([.AL264]*3600)" office:value-type="float" office:value="56560" calcext:value-type="float">
            <text:p>56560.00</text:p>
          </table:table-cell>
          <table:table-cell table:style-name="ce154"/>
          <table:table-cell table:style-name="ce193" table:formula="of:=[.AA264]*1000*[.AL264]*3600/(2^([.AR264]-1)+1)" office:value-type="float" office:value="14272" calcext:value-type="float">
            <text:p>14272</text:p>
          </table:table-cell>
          <table:table-cell table:style-name="ce193" table:number-columns-repeated="6"/>
          <table:table-cell table:style-name="ce304" table:formula="of:=20/60" office:value-type="float" office:value="0.333333333333333" calcext:value-type="float">
            <text:p>0.33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4]*0.1;0.167)" office:value-type="float" office:value="0.167" calcext:value-type="float">
            <text:p>0.2</text:p>
          </table:table-cell>
          <table:table-cell table:style-name="ce152" office:value-type="float" office:value="0.1" calcext:value-type="float">
            <text:p>0.1</text:p>
          </table:table-cell>
          <table:table-cell table:style-name="ce260"/>
          <table:table-cell table:style-name="ce196" table:formula="of:=MAX(([.R264]+[.S264]/5+[.T264]/5)*1000/[.U$7];1)" office:value-type="float" office:value="1" calcext:value-type="float">
            <text:p>1</text:p>
          </table:table-cell>
          <table:table-cell table:style-name="ce132" table:formula="of:=IF([.AQ264]&lt;2;0;INT(LOG([.AQ264]-1;2)+1.33))" office:value-type="float" office:value="0" calcext:value-type="float">
            <text:p>0</text:p>
          </table:table-cell>
          <table:table-cell table:style-name="ce196" table:formula="of:=MAX(([.V264]+[.W264]/5+[.X264]/5)*1000/[.U$7];1)" office:value-type="float" office:value="1" calcext:value-type="float">
            <text:p>1</text:p>
          </table:table-cell>
          <table:table-cell table:style-name="ce132" table:formula="of:=IF([.AS264]&lt;2;0;INT(LOG([.AS264]-1;2)+1.33))" office:value-type="float" office:value="0" calcext:value-type="float">
            <text:p>0</text:p>
          </table:table-cell>
          <table:table-cell table:style-name="ce196" table:formula="of:=([.Y264]+[.AA264])+IF([.AR264]&gt;0.9;SUM([.R264:.T264])*1000/(2^([.AR264]-1)+1);SUM([.R264:.T264])*1000)+IF([.AT264]&gt;0.9;([.AA264]+[.W264]/5+[.X264]/5)*1000/(2^([.AT264]-1)+1);([.AA264]+[.W264]/5+[.X264]/5)*1000)" office:value-type="float" office:value="17.92854" calcext:value-type="float">
            <text:p>18</text:p>
          </table:table-cell>
          <table:table-cell table:style-name="ce198" table:formula="of:=((1 /([.AA264]*1000))/60)*100000*(2^([.AT264]-1)+1)" office:value-type="float" office:value="140.134529147982" calcext:value-type="float">
            <text:p>140.1</text:p>
          </table:table-cell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13">
          <table:table-cell table:style-name="ce5" table:formula="of:=[.A249]+([.AM265]+[.AN265]+[.AO265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5.94" calcext:value-type="float">
            <text:p>5.94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/>
          <table:table-cell table:style-name="ce350" office:value-type="float" office:value="20.9" calcext:value-type="float">
            <text:p>20.900</text:p>
          </table:table-cell>
          <table:table-cell table:style-name="ce84" office:value-type="float" office:value="5.309" calcext:value-type="float">
            <text:p>5.309</text:p>
          </table:table-cell>
          <table:table-cell table:style-name="ce133"/>
          <table:table-cell table:style-name="ce192"/>
          <table:table-cell table:style-name="ce184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4" table:number-columns-repeated="4"/>
          <table:table-cell table:style-name="ce194" table:formula="of:=[.Q265]*0.505/80" office:value-type="float" office:value="0.505" calcext:value-type="float">
            <text:p>5.05E-01</text:p>
          </table:table-cell>
          <table:table-cell table:style-name="ce194" table:formula="of:=[.Q265]*0.00459 /70" office:value-type="float" office:value="0.00524571428571429" calcext:value-type="float">
            <text:p>5.25E-03</text:p>
          </table:table-cell>
          <table:table-cell table:style-name="ce194" table:formula="of:=[.Q265]*0.00000158 /70" office:value-type="float" office:value="0.00000180571428571429" calcext:value-type="float">
            <text:p>1.81E-06</text:p>
          </table:table-cell>
          <table:table-cell table:style-name="ce195" table:formula="of:=SUM([.V265:.X265])" office:value-type="float" office:value="0.51024752" calcext:value-type="float">
            <text:p>5.10E-01</text:p>
          </table:table-cell>
          <table:table-cell table:style-name="ce194"/>
          <table:table-cell table:style-name="ce195" table:formula="of:=[.Q265]*0.0403 /80" office:value-type="float" office:value="0.0403" calcext:value-type="float">
            <text:p>4.03E-02</text:p>
          </table:table-cell>
          <table:table-cell table:style-name="ce196" table:formula="of:=([.R265]+[.S265]/5+[.T265]/5)*1000/(2^([.AR265]-1)+1)*([.AL265]*3600)" office:value-type="float" office:value="0" calcext:value-type="float">
            <text:p>0</text:p>
          </table:table-cell>
          <table:table-cell table:style-name="ce154" table:formula="of:=([.V265]+[.W265]/5+[.X265]/5)*1000/(2^([.AT265]-1)+1)*([.AL265]*3600)" office:value-type="float" office:value="404839.6032" calcext:value-type="float">
            <text:p>404839.60</text:p>
          </table:table-cell>
          <table:table-cell table:style-name="ce154"/>
          <table:table-cell table:style-name="ce193" table:formula="of:=[.AA265]*1000*[.AL265]*3600/(2^([.AT265]-1)+1)" office:value-type="float" office:value="32240" calcext:value-type="float">
            <text:p>32240</text:p>
          </table:table-cell>
          <table:table-cell table:style-name="ce193" table:number-columns-repeated="6"/>
          <table:table-cell table:style-name="ce304" table:formula="of:=20/60" office:value-type="float" office:value="0.333333333333333" calcext:value-type="float">
            <text:p>0.33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5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SUM([.R265:.U265])*1000/[.U$8];1)" office:value-type="float" office:value="1" calcext:value-type="float">
            <text:p>1</text:p>
          </table:table-cell>
          <table:table-cell table:style-name="ce132" table:formula="of:=IF([.AQ265]&lt;2;0;INT(LOG([.AQ265]-1;2)+1.33))" office:value-type="float" office:value="0" calcext:value-type="float">
            <text:p>0</text:p>
          </table:table-cell>
          <table:table-cell table:style-name="ce196" table:formula="of:=MAX(([.V265]+[.W265]/5+[.X265]/5+[.AA265])*1000/[.U$7];1)" office:value-type="float" office:value="1" calcext:value-type="float">
            <text:p>1</text:p>
          </table:table-cell>
          <table:table-cell table:style-name="ce132" table:formula="of:=IF([.AS265]&lt;2;0;INT(LOG([.AS265]-1;2)+1.33))" office:value-type="float" office:value="0" calcext:value-type="float">
            <text:p>0</text:p>
          </table:table-cell>
          <table:table-cell table:style-name="ce196" table:formula="of:=([.Y265]+[.AA265])+IF([.AR265]&gt;0.9;SUM([.R265:.U265])*1000/(2^([.AR265]-1)+1);SUM([.R265:.U265])*1000)+IF([.AT265]&gt;0.9;([.V265]+[.W265]/5+[.X265]/5)*1000/(2^([.AT265]-1)+1);([.V265]+[.W265]/5+[.X265]/5)*1000)" office:value-type="float" office:value="506.60005152" calcext:value-type="float">
            <text:p>507</text:p>
          </table:table-cell>
          <table:table-cell table:style-name="ce198" table:formula="of:=((1 /([.AA265]*1000))/60)*100000*(2^([.AT265]-1)+1)" office:value-type="float" office:value="62.0347394540943" calcext:value-type="float">
            <text:p>62.0</text:p>
          </table:table-cell>
          <table:table-cell table:style-name="ce192"/>
          <table:table-cell table:style-name="ce133" table:number-columns-repeated="975"/>
        </table:table-row>
        <table:table-row table:style-name="ro13">
          <table:table-cell table:style-name="ce5" table:formula="of:=[.A265]+([.AM266]+[.AN266]+[.AO266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6.99" calcext:value-type="float">
            <text:p>6.99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/>
          <table:table-cell table:style-name="ce306" office:value-type="float" office:value="24" calcext:value-type="float">
            <text:p>24.000</text:p>
          </table:table-cell>
          <table:table-cell table:style-name="ce84" office:value-type="float" office:value="4.76" calcext:value-type="float">
            <text:p>4.76</text:p>
          </table:table-cell>
          <table:table-cell table:style-name="ce192" table:number-columns-repeated="2"/>
          <table:table-cell table:style-name="ce19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2" table:number-columns-repeated="3"/>
          <table:table-cell table:style-name="ce193"/>
          <table:table-cell table:style-name="ce194" table:formula="of:=[.Q266]*0.16/80" office:value-type="float" office:value="0.16" calcext:value-type="float">
            <text:p>1.60E-01</text:p>
          </table:table-cell>
          <table:table-cell table:style-name="ce194" table:formula="of:=[.Q266]*0.00285 /70" office:value-type="float" office:value="0.00325714285714286" calcext:value-type="float">
            <text:p>3.26E-03</text:p>
          </table:table-cell>
          <table:table-cell table:style-name="ce194" table:formula="of:=[.Q266]*0.000000000612 /70" office:value-type="float" office:value="0.000000000699428571428571" calcext:value-type="float">
            <text:p>6.99E-10</text:p>
          </table:table-cell>
          <table:table-cell table:style-name="ce195" table:formula="of:=SUM([.V266:.X266])" office:value-type="float" office:value="0.163257143556571" calcext:value-type="float">
            <text:p>1.63E-01</text:p>
          </table:table-cell>
          <table:table-cell table:style-name="ce194"/>
          <table:table-cell table:style-name="ce195" table:formula="of:=[.Q266]*0.0123 /80" office:value-type="float" office:value="0.0123" calcext:value-type="float">
            <text:p>1.23E-02</text:p>
          </table:table-cell>
          <table:table-cell table:style-name="ce196" table:formula="of:=([.R266]+[.S266]/5+[.T266]/5)*1000/(2^([.AR266]-1)+1)*([.AL266]*3600)" office:value-type="float" office:value="0" calcext:value-type="float">
            <text:p>0</text:p>
          </table:table-cell>
          <table:table-cell table:style-name="ce154" table:formula="of:=([.V266]+[.W266]/5+[.X266]/5)*1000/(2^([.AT266]-1)+1)*([.AL266]*3600)" office:value-type="float" office:value="192781.714453577" calcext:value-type="float">
            <text:p>192781.71</text:p>
          </table:table-cell>
          <table:table-cell table:style-name="ce154"/>
          <table:table-cell table:style-name="ce193" table:formula="of:=[.AA266]*1000*[.AL266]*3600/(2^([.AT266]-1)+1)" office:value-type="float" office:value="14760" calcext:value-type="float">
            <text:p>14760</text:p>
          </table:table-cell>
          <table:table-cell table:style-name="ce193" table:number-columns-repeated="6"/>
          <table:table-cell table:style-name="ce131" table:formula="of:=30/60" office:value-type="float" office:value="0.5" calcext:value-type="float">
            <text:p>0.50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6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SUM([.R266:.U266])*1000/[.U$8];1)" office:value-type="float" office:value="1" calcext:value-type="float">
            <text:p>1</text:p>
          </table:table-cell>
          <table:table-cell table:style-name="ce132" table:formula="of:=IF([.AQ266]&lt;2;0;INT(LOG([.AQ266]-1;2)+1.33))" office:value-type="float" office:value="0" calcext:value-type="float">
            <text:p>0</text:p>
          </table:table-cell>
          <table:table-cell table:style-name="ce196" table:formula="of:=MAX(([.V266]+[.W266]/5+[.X266]/5+[.AA266])*1000/[.U$7];1)" office:value-type="float" office:value="1" calcext:value-type="float">
            <text:p>1</text:p>
          </table:table-cell>
          <table:table-cell table:style-name="ce132" table:formula="of:=IF([.AS266]&lt;2;0;INT(LOG([.AS266]-1;2)+1.33))" office:value-type="float" office:value="0" calcext:value-type="float">
            <text:p>0</text:p>
          </table:table-cell>
          <table:table-cell table:style-name="ce196" table:formula="of:=([.Y266]+[.AA266])+IF([.AR266]&gt;0.9;SUM([.R266:.U266])*1000/(2^([.AR266]-1)+1);SUM([.R266:.U266])*1000)+IF([.AT266]&gt;0.9;([.V266]+[.W266]/5+[.X266]/5)*1000/(2^([.AT266]-1)+1);([.V266]+[.W266]/5+[.X266]/5)*1000)" office:value-type="float" office:value="160.826985854871" calcext:value-type="float">
            <text:p>161</text:p>
          </table:table-cell>
          <table:table-cell table:style-name="ce198" table:formula="of:=((1 /([.AA266]*1000))/60)*100000*(2^([.AT266]-1)+1)" office:value-type="float" office:value="203.252032520325" calcext:value-type="float">
            <text:p>203.3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266]+([.AM267]+[.AN267]+[.AO267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7.92" calcext:value-type="float">
            <text:p>7.920</text:p>
          </table:table-cell>
          <table:table-cell table:style-name="ce192" table:number-columns-repeated="2"/>
          <table:table-cell table:style-name="ce256"/>
          <table:table-cell table:style-name="ce257" office:value-type="string" calcext:value-type="string">
            <text:p>LH-</text:p>
          </table:table-cell>
          <table:table-cell/>
          <table:table-cell table:style-name="ce350" office:value-type="float" office:value="27.05" calcext:value-type="float">
            <text:p>27.050</text:p>
          </table:table-cell>
          <table:table-cell table:style-name="ce84" office:value-type="float" office:value="4.27" calcext:value-type="float">
            <text:p>4.27</text:p>
          </table:table-cell>
          <table:table-cell table:style-name="ce192" table:number-columns-repeated="2"/>
          <table:table-cell table:style-name="ce193"/>
          <table:table-cell table:style-name="ce192"/>
          <table:table-cell table:style-name="ce193" office:value-type="float" office:value="80" calcext:value-type="float">
            <text:p>80</text:p>
          </table:table-cell>
          <table:table-cell table:style-name="ce192" table:number-columns-repeated="3"/>
          <table:table-cell table:style-name="ce193"/>
          <table:table-cell table:style-name="ce194" table:formula="of:=[.Q267]*0.0582/80" office:value-type="float" office:value="0.0582" calcext:value-type="float">
            <text:p>5.82E-02</text:p>
          </table:table-cell>
          <table:table-cell table:style-name="ce194" table:formula="of:=[.Q267]*0.00203 /70" office:value-type="float" office:value="0.00232" calcext:value-type="float">
            <text:p>2.32E-03</text:p>
          </table:table-cell>
          <table:table-cell table:style-name="ce194" table:formula="of:=[.Q267]*0.0000000000556 /70" office:value-type="float" office:value="0.0000000000635428571428572" calcext:value-type="float">
            <text:p>6.35E-11</text:p>
          </table:table-cell>
          <table:table-cell table:style-name="ce195" table:formula="of:=SUM([.V267:.X267])" office:value-type="float" office:value="0.0605200000635429" calcext:value-type="float">
            <text:p>6.05E-02</text:p>
          </table:table-cell>
          <table:table-cell table:style-name="ce194"/>
          <table:table-cell table:style-name="ce195" table:formula="of:=[.Q267]*0.00462 /80" office:value-type="float" office:value="0.00462" calcext:value-type="float">
            <text:p>4.62E-03</text:p>
          </table:table-cell>
          <table:table-cell table:style-name="ce196" table:formula="of:=([.R267]+[.S267]/5+[.T267]/5)*1000/(2^([.AR267]-1)+1)*([.AL267]*3600)" office:value-type="float" office:value="0" calcext:value-type="float">
            <text:p>0</text:p>
          </table:table-cell>
          <table:table-cell table:style-name="ce154" table:formula="of:=([.V267]+[.W267]/5+[.X267]/5)*1000/(2^([.AT267]-1)+1)*([.AL267]*3600)" office:value-type="float" office:value="140793.600030501" calcext:value-type="float">
            <text:p>140793.60</text:p>
          </table:table-cell>
          <table:table-cell table:style-name="ce154"/>
          <table:table-cell table:style-name="ce193" table:formula="of:=[.AA267]*1000*[.AL267]*3600/(2^([.AT267]-1)+1)" office:value-type="float" office:value="11088" calcext:value-type="float">
            <text:p>11088</text:p>
          </table:table-cell>
          <table:table-cell table:style-name="ce193" table:number-columns-repeated="6"/>
          <table:table-cell table:style-name="ce131" table:formula="of:=60/60" office:value-type="float" office:value="1" calcext:value-type="float">
            <text:p>1.00</text:p>
          </table:table-cell>
          <table:table-cell table:style-name="ce198" office:value-type="string" calcext:value-type="string">
            <text:p/>
          </table:table-cell>
          <table:table-cell table:style-name="ce152" table:formula="of:=MAX([.AL267]*0.1;0.167)" office:value-type="float" office:value="0.167" calcext:value-type="float">
            <text:p>0.2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SUM([.R267:.U267])*1000/[.U$8];1)" office:value-type="float" office:value="1" calcext:value-type="float">
            <text:p>1</text:p>
          </table:table-cell>
          <table:table-cell table:style-name="ce132" table:formula="of:=IF([.AQ267]&lt;2;0;INT(LOG([.AQ267]-1;2)+1.33))" office:value-type="float" office:value="0" calcext:value-type="float">
            <text:p>0</text:p>
          </table:table-cell>
          <table:table-cell table:style-name="ce196" table:formula="of:=MAX(([.V267]+[.W267]/5+[.X267]/5+[.AA267])*1000/[.U$7];1)" office:value-type="float" office:value="1" calcext:value-type="float">
            <text:p>1</text:p>
          </table:table-cell>
          <table:table-cell table:style-name="ce132" table:formula="of:=IF([.AS267]&lt;2;0;INT(LOG([.AS267]-1;2)+1.33))" office:value-type="float" office:value="0" calcext:value-type="float">
            <text:p>0</text:p>
          </table:table-cell>
          <table:table-cell table:style-name="ce196" table:formula="of:=([.Y267]+[.AA267])+IF([.AR267]&gt;0.9;SUM([.R267:.U267])*1000/(2^([.AR267]-1)+1);SUM([.R267:.U267])*1000)+IF([.AT267]&gt;0.9;([.V267]+[.W267]/5+[.X267]/5)*1000/(2^([.AT267]-1)+1);([.V267]+[.W267]/5+[.X267]/5)*1000)" office:value-type="float" office:value="58.7291400127721" calcext:value-type="float">
            <text:p>59</text:p>
          </table:table-cell>
          <table:table-cell table:style-name="ce198" table:formula="of:=((1 /([.AA267]*1000))/60)*100000*(2^([.AT267]-1)+1)" office:value-type="float" office:value="541.125541125541" calcext:value-type="float">
            <text:p>541.1</text:p>
          </table:table-cell>
          <table:table-cell table:style-name="ce1" table:number-columns-repeated="22"/>
          <table:table-cell table:number-columns-repeated="954"/>
        </table:table-row>
        <table:table-row table:style-name="ro2">
          <table:table-cell/>
          <table:table-cell table:style-name="ce269"/>
          <table:table-cell table:style-name="ce60"/>
          <table:table-cell table:style-name="ce154"/>
          <table:table-cell table:style-name="ce8" table:number-columns-repeated="2"/>
          <table:table-cell/>
          <table:table-cell table:style-name="ce350"/>
          <table:table-cell table:style-name="ce271"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 table:style-name="ce15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145" table:formula="of:=SUM([.AL260:.AL267])" office:value-type="float" office:value="2.83333333333333" calcext:value-type="float">
            <text:p>2.83</text:p>
          </table:table-cell>
          <table:table-cell table:style-name="ce206" table:formula="of:=SUM([.AM249:.AO267])" office:value-type="float" office:value="10.738" calcext:value-type="float">
            <text:p>10.7</text:p>
          </table:table-cell>
          <table:table-cell table:style-name="ce152"/>
          <table:table-cell table:style-name="ce146"/>
          <table:table-cell table:style-name="ce239"/>
          <table:table-cell/>
          <table:table-cell table:style-name="ce132"/>
          <table:table-cell table:style-name="ce40"/>
          <table:table-cell table:style-name="ce132"/>
          <table:table-cell table:style-name="ce40"/>
          <table:table-cell table:style-name="ce198"/>
          <table:table-cell table:style-name="ce2" table:number-columns-repeated="968"/>
          <table:table-cell table:number-columns-repeated="8"/>
        </table:table-row>
        <table:table-row table:style-name="ro10">
          <table:table-cell/>
          <table:table-cell table:style-name="ce269"/>
          <table:table-cell table:style-name="ce177" office:value-type="string" calcext:value-type="string">
            <text:p>Carbon luminosity scan 1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267]+([.AM270]+[.AN270]+[.AO270])/24" office:value-type="string" office:string-value="" calcext:value-type="error">
            <text:p>#VALUE!</text:p>
          </table:table-cell>
          <table:table-cell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0]+[.N270]" office:value-type="float" office:value="22" calcext:value-type="float">
            <text:p>22.0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52.5 *[.Q270]/80" office:value-type="float" office:value="26.25" calcext:value-type="float">
            <text:p>2.63E+01</text:p>
          </table:table-cell>
          <table:table-cell table:style-name="ce7" table:number-columns-repeated="3"/>
          <table:table-cell table:style-name="ce281" table:formula="of:=11.9 *[.Q270]/80" office:value-type="float" office:value="5.95" calcext:value-type="float">
            <text:p>5.9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0]+([.AM271]+[.AN271]+[.AO271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1]+[.N271]" office:value-type="float" office:value="22" calcext:value-type="float">
            <text:p>22.00</text:p>
          </table:table-cell>
          <table:table-cell table:style-name="ce280" office:value-type="float" office:value="20" calcext:value-type="float">
            <text:p>20</text:p>
          </table:table-cell>
          <table:table-cell table:style-name="ce281" table:formula="of:=52.5 *[.Q271]/80" office:value-type="float" office:value="13.125" calcext:value-type="float">
            <text:p>1.31E+01</text:p>
          </table:table-cell>
          <table:table-cell table:style-name="ce7" table:number-columns-repeated="3"/>
          <table:table-cell table:style-name="ce281" table:formula="of:=11.9 *[.Q271]/80" office:value-type="float" office:value="2.975" calcext:value-type="float">
            <text:p>2.9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1]+([.AM272]+[.AN272]+[.AO272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2]+[.N272]" office:value-type="float" office:value="22" calcext:value-type="float">
            <text:p>22.0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52.5 *[.Q272]/80" office:value-type="float" office:value="9.84375" calcext:value-type="float">
            <text:p>9.84E+00</text:p>
          </table:table-cell>
          <table:table-cell table:style-name="ce7" table:number-columns-repeated="3"/>
          <table:table-cell table:style-name="ce281" table:formula="of:=11.9 *[.Q272]/80" office:value-type="float" office:value="2.23125" calcext:value-type="float">
            <text:p>2.23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2]+([.AM273]+[.AN273]+[.AO273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3]+[.N273]" office:value-type="float" office:value="22" calcext:value-type="float">
            <text:p>22.00</text:p>
          </table:table-cell>
          <table:table-cell table:style-name="ce280" office:value-type="float" office:value="10" calcext:value-type="float">
            <text:p>10</text:p>
          </table:table-cell>
          <table:table-cell table:style-name="ce281" table:formula="of:=52.5 *[.Q273]/80" office:value-type="float" office:value="6.5625" calcext:value-type="float">
            <text:p>6.56E+00</text:p>
          </table:table-cell>
          <table:table-cell table:style-name="ce7" table:number-columns-repeated="3"/>
          <table:table-cell table:style-name="ce281" table:formula="of:=11.9 *[.Q273]/80" office:value-type="float" office:value="1.4875" calcext:value-type="float">
            <text:p>1.49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3]+([.AM274]+[.AN274]+[.AO274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4]+[.N274]" office:value-type="float" office:value="22" calcext:value-type="float">
            <text:p>22.00</text:p>
          </table:table-cell>
          <table:table-cell table:style-name="ce280" office:value-type="float" office:value="7" calcext:value-type="float">
            <text:p>7</text:p>
          </table:table-cell>
          <table:table-cell table:style-name="ce281" table:formula="of:=52.5 *[.Q274]/80" office:value-type="float" office:value="4.59375" calcext:value-type="float">
            <text:p>4.59E+00</text:p>
          </table:table-cell>
          <table:table-cell table:style-name="ce7" table:number-columns-repeated="3"/>
          <table:table-cell table:style-name="ce281" table:formula="of:=11.9 *[.Q274]/80" office:value-type="float" office:value="1.04125" calcext:value-type="float">
            <text:p>1.0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4]+([.AM275]+[.AN275]+[.AO275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5]+[.N275]" office:value-type="float" office:value="22" calcext:value-type="float">
            <text:p>22.0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52.5 *[.Q275]/80" office:value-type="float" office:value="3.28125" calcext:value-type="float">
            <text:p>3.28E+00</text:p>
          </table:table-cell>
          <table:table-cell table:style-name="ce7" table:number-columns-repeated="3"/>
          <table:table-cell table:style-name="ce281" table:formula="of:=11.9 *[.Q275]/80" office:value-type="float" office:value="0.74375" calcext:value-type="float">
            <text:p>7.44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5]+([.AM276]+[.AN276]+[.AO276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6]+[.N276]" office:value-type="float" office:value="22" calcext:value-type="float">
            <text:p>22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52.5 *[.Q276]/80" office:value-type="float" office:value="1.640625" calcext:value-type="float">
            <text:p>1.64E+00</text:p>
          </table:table-cell>
          <table:table-cell table:style-name="ce7" table:number-columns-repeated="3"/>
          <table:table-cell table:style-name="ce281" table:formula="of:=11.9 *[.Q276]/80" office:value-type="float" office:value="0.371875" calcext:value-type="float">
            <text:p>3.72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4" calcext:value-type="float">
            <text:p>0.4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6]+([.AM277]+[.AN277]+[.AO277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7]+[.N277]" office:value-type="float" office:value="22" calcext:value-type="float">
            <text:p>22.0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52.5 *[.Q277]/80" office:value-type="float" office:value="0.65625" calcext:value-type="float">
            <text:p>6.56E-01</text:p>
          </table:table-cell>
          <table:table-cell table:style-name="ce7" table:number-columns-repeated="3"/>
          <table:table-cell table:style-name="ce281" table:formula="of:=11.9 *[.Q277]/80" office:value-type="float" office:value="0.14875" calcext:value-type="float">
            <text:p>1.49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/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7]+([.AM278]+[.AN278]+[.AO278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8]+[.N278]" office:value-type="float" office:value="22" calcext:value-type="float">
            <text:p>22.0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52.5 *[.Q278]/80" office:value-type="float" office:value="39.375" calcext:value-type="float">
            <text:p>3.94E+01</text:p>
          </table:table-cell>
          <table:table-cell table:style-name="ce7" table:number-columns-repeated="3"/>
          <table:table-cell table:style-name="ce281" table:formula="of:=11.9 *[.Q278]/80" office:value-type="float" office:value="8.925" calcext:value-type="float">
            <text:p>8.93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278]+([.AM279]+[.AN279]+[.AO279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79]+[.N279]" office:value-type="float" office:value="22" calcext:value-type="float">
            <text:p>22.00</text:p>
          </table:table-cell>
          <table:table-cell table:style-name="ce280" office:value-type="float" office:value="80" calcext:value-type="float">
            <text:p>80</text:p>
          </table:table-cell>
          <table:table-cell table:style-name="ce7" table:number-columns-repeated="8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270:.AO279])" office:value-type="float" office:value="3.7" calcext:value-type="float">
            <text:p>3.7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279]+([.AM283]+[.AN283]+[.AO283])/24" office:value-type="string" office:string-value="" calcext:value-type="error">
            <text:p>#VALUE!</text:p>
          </table:table-cell>
          <table:table-cell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3]+[.N283]" office:value-type="float" office:value="22" calcext:value-type="float">
            <text:p>22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578 *[.Q283]/80" office:value-type="float" office:value="578" calcext:value-type="float">
            <text:p>578</text:p>
          </table:table-cell>
          <table:table-cell table:style-name="ce23" table:formula="of:=99.3 *[.Q283]/70" office:value-type="float" office:value="113.485714285714" calcext:value-type="float">
            <text:p>113.5</text:p>
          </table:table-cell>
          <table:table-cell table:style-name="ce23" table:formula="of:=6.32 *[.Q283]/70" office:value-type="float" office:value="7.22285714285714" calcext:value-type="float">
            <text:p>7.2</text:p>
          </table:table-cell>
          <table:table-cell table:style-name="ce195" table:formula="of:=SUM([.R283:.T283])" office:value-type="float" office:value="698.708571428571" calcext:value-type="float">
            <text:p>6.99E+02</text:p>
          </table:table-cell>
          <table:table-cell table:style-name="ce132" table:formula="of:=108*[.Q283]/80" office:value-type="float" office:value="108" calcext:value-type="float">
            <text:p>108</text:p>
          </table:table-cell>
          <table:table-cell table:style-name="ce23" table:formula="of:=33.3 *[.Q283]/70" office:value-type="float" office:value="38.0571428571429" calcext:value-type="float">
            <text:p>38.1</text:p>
          </table:table-cell>
          <table:table-cell table:style-name="ce23" table:formula="of:=2.35 *[.Q283]/70" office:value-type="float" office:value="2.68571428571429" calcext:value-type="float">
            <text:p>2.7</text:p>
          </table:table-cell>
          <table:table-cell table:style-name="ce195" table:formula="of:=SUM([.V283:.X283])" office:value-type="float" office:value="148.742857142857" calcext:value-type="float">
            <text:p>1.49E+02</text:p>
          </table:table-cell>
          <table:table-cell table:style-name="ce132" table:number-columns-repeated="2"/>
          <table:table-cell table:style-name="ce40" table:formula="of:=(([.R283]+[.S283]/5+[.T283]/5)*1000/(2^([.AR283]-1)+1))*([.AM283]*3600)" office:value-type="float" office:value="158729.082603996" calcext:value-type="float">
            <text:p>158729</text:p>
          </table:table-cell>
          <table:table-cell table:style-name="ce39" table:number-columns-repeated="2"/>
          <table:table-cell table:style-name="ce40" table:formula="of:=(([.V283]+[.W283]/5+[.X283]/5)*1000/(2^([.AT283]-1)+1))*([.AM283]*3600)" office:value-type="float" office:value="972406.644518273" calcext:value-type="float">
            <text:p>97240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3]+[.S283]/5+[.T283]/5)*1000/[.U$8];1)" office:value-type="float" office:value="6021.41714285714" calcext:value-type="float">
            <text:p>6021</text:p>
          </table:table-cell>
          <table:table-cell table:style-name="ce132" table:formula="of:=IF([.AQ283]&lt;2;0;INT(LOG([.AQ283]-1;2)+1.33))" office:value-type="float" office:value="13" calcext:value-type="float">
            <text:p>13</text:p>
          </table:table-cell>
          <table:table-cell table:style-name="ce196" table:formula="of:=MAX(([.V283]+[.W283]/5+[.X283]/5)*1000/[.U$7];1)" office:value-type="float" office:value="116.148571428571" calcext:value-type="float">
            <text:p>116</text:p>
          </table:table-cell>
          <table:table-cell table:style-name="ce132" table:formula="of:=IF([.AS283]&lt;2;0;INT(LOG([.AS283]-1;2)+1.33))" office:value-type="float" office:value="8" calcext:value-type="float">
            <text:p>8</text:p>
          </table:table-cell>
          <table:table-cell table:style-name="ce196" table:formula="of:=([.Y283]+[.AA283])+IF([.AR283]&gt;0.9;SUM([.R283:.T283])*1000/(2^([.AR283]-1)+1);SUM([.R283:.T283])*1000)+IF([.AT283]&gt;0.9;([.V283]+[.W283]/5+[.X283]/5)*1000/(2^([.AT283]-1)+1);([.V283]+[.W283]/5+[.X283]/5)*1000)" office:value-type="float" office:value="1219.66089105525" calcext:value-type="float">
            <text:p>122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83]+([.AM284]+[.AN284]+[.AO284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4]+[.N284]" office:value-type="float" office:value="22" calcext:value-type="float">
            <text:p>22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578 *[.Q284]/80" office:value-type="float" office:value="433.5" calcext:value-type="float">
            <text:p>434</text:p>
          </table:table-cell>
          <table:table-cell table:style-name="ce23" table:formula="of:=99.3 *[.Q284]/70" office:value-type="float" office:value="85.1142857142857" calcext:value-type="float">
            <text:p>85.1</text:p>
          </table:table-cell>
          <table:table-cell table:style-name="ce23" table:formula="of:=6.32 *[.Q284]/70" office:value-type="float" office:value="5.41714285714286" calcext:value-type="float">
            <text:p>5.4</text:p>
          </table:table-cell>
          <table:table-cell table:style-name="ce195" table:formula="of:=SUM([.R284:.T284])" office:value-type="float" office:value="524.031428571429" calcext:value-type="float">
            <text:p>5.24E+02</text:p>
          </table:table-cell>
          <table:table-cell table:style-name="ce132" table:formula="of:=108*[.Q284]/80" office:value-type="float" office:value="81" calcext:value-type="float">
            <text:p>81</text:p>
          </table:table-cell>
          <table:table-cell table:style-name="ce23" table:formula="of:=33.3 *[.Q284]/70" office:value-type="float" office:value="28.5428571428571" calcext:value-type="float">
            <text:p>28.5</text:p>
          </table:table-cell>
          <table:table-cell table:style-name="ce23" table:formula="of:=2.35 *[.Q284]/70" office:value-type="float" office:value="2.01428571428571" calcext:value-type="float">
            <text:p>2.0</text:p>
          </table:table-cell>
          <table:table-cell table:style-name="ce195" table:formula="of:=SUM([.V284:.X284])" office:value-type="float" office:value="111.557142857143" calcext:value-type="float">
            <text:p>1.12E+02</text:p>
          </table:table-cell>
          <table:table-cell table:style-name="ce132" table:number-columns-repeated="2"/>
          <table:table-cell table:style-name="ce40" table:formula="of:=(([.R284]+[.S284]/5+[.T284]/5)*1000/(2^([.AR284]-1)+1))*([.AM284]*3600)" office:value-type="float" office:value="119046.811952997" calcext:value-type="float">
            <text:p>119047</text:p>
          </table:table-cell>
          <table:table-cell table:style-name="ce39" table:number-columns-repeated="2"/>
          <table:table-cell table:style-name="ce40" table:formula="of:=(([.V284]+[.W284]/5+[.X284]/5)*1000/(2^([.AT284]-1)+1))*([.AM284]*3600)" office:value-type="float" office:value="1447389.89010989" calcext:value-type="float">
            <text:p>1447390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53"/>
          <table:table-cell table:style-name="ce196" table:formula="of:=MAX(([.R284]+[.S284]/5+[.T284]/5)*1000/[.U$8];1)" office:value-type="float" office:value="4516.06285714286" calcext:value-type="float">
            <text:p>4516</text:p>
          </table:table-cell>
          <table:table-cell table:style-name="ce132" table:formula="of:=IF([.AQ284]&lt;2;0;INT(LOG([.AQ284]-1;2)+1.33))" office:value-type="float" office:value="13" calcext:value-type="float">
            <text:p>13</text:p>
          </table:table-cell>
          <table:table-cell table:style-name="ce196" table:formula="of:=MAX(([.V284]+[.W284]/5+[.X284]/5)*1000/[.U$7];1)" office:value-type="float" office:value="87.1114285714286" calcext:value-type="float">
            <text:p>87</text:p>
          </table:table-cell>
          <table:table-cell table:style-name="ce132" table:formula="of:=IF([.AS284]&lt;2;0;INT(LOG([.AS284]-1;2)+1.33))" office:value-type="float" office:value="7" calcext:value-type="float">
            <text:p>7</text:p>
          </table:table-cell>
          <table:table-cell table:style-name="ce196" table:formula="of:=([.Y284]+[.AA284])+IF([.AR284]&gt;0.9;SUM([.R284:.T284])*1000/(2^([.AR284]-1)+1);SUM([.R284:.T284])*1000)+IF([.AT284]&gt;0.9;([.V284]+[.W284]/5+[.X284]/5)*1000/(2^([.AT284]-1)+1);([.V284]+[.W284]/5+[.X284]/5)*1000)" office:value-type="float" office:value="1579.63910044069" calcext:value-type="float">
            <text:p>1580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284]+([.AM285]+[.AN285]+[.AO285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5]+[.N285]" office:value-type="float" office:value="22" calcext:value-type="float">
            <text:p>22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578 *[.Q285]/80" office:value-type="float" office:value="289" calcext:value-type="float">
            <text:p>289</text:p>
          </table:table-cell>
          <table:table-cell table:style-name="ce23" table:formula="of:=99.3 *[.Q285]/70" office:value-type="float" office:value="56.7428571428571" calcext:value-type="float">
            <text:p>56.7</text:p>
          </table:table-cell>
          <table:table-cell table:style-name="ce23" table:formula="of:=6.32 *[.Q285]/70" office:value-type="float" office:value="3.61142857142857" calcext:value-type="float">
            <text:p>3.6</text:p>
          </table:table-cell>
          <table:table-cell table:style-name="ce195" table:formula="of:=SUM([.R285:.T285])" office:value-type="float" office:value="349.354285714286" calcext:value-type="float">
            <text:p>3.49E+02</text:p>
          </table:table-cell>
          <table:table-cell table:style-name="ce132" table:formula="of:=108*[.Q285]/80" office:value-type="float" office:value="54" calcext:value-type="float">
            <text:p>54</text:p>
          </table:table-cell>
          <table:table-cell table:style-name="ce23" table:formula="of:=33.3 *[.Q285]/70" office:value-type="float" office:value="19.0285714285714" calcext:value-type="float">
            <text:p>19.0</text:p>
          </table:table-cell>
          <table:table-cell table:style-name="ce23" table:formula="of:=2.35 *[.Q285]/70" office:value-type="float" office:value="1.34285714285714" calcext:value-type="float">
            <text:p>1.3</text:p>
          </table:table-cell>
          <table:table-cell table:style-name="ce195" table:formula="of:=SUM([.V285:.X285])" office:value-type="float" office:value="74.3714285714286" calcext:value-type="float">
            <text:p>7.44E+01</text:p>
          </table:table-cell>
          <table:table-cell table:style-name="ce132" table:number-columns-repeated="2"/>
          <table:table-cell table:style-name="ce40" table:formula="of:=(([.R285]+[.S285]/5+[.T285]/5)*1000/(2^([.AR285]-1)+1))*([.AM285]*3600)" office:value-type="float" office:value="158690.34929931" calcext:value-type="float">
            <text:p>158690</text:p>
          </table:table-cell>
          <table:table-cell table:style-name="ce39" table:number-columns-repeated="2"/>
          <table:table-cell table:style-name="ce40" table:formula="of:=(([.V285]+[.W285]/5+[.X285]/5)*1000/(2^([.AT285]-1)+1))*([.AM285]*3600)" office:value-type="float" office:value="964926.593406593" calcext:value-type="float">
            <text:p>96492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5]+[.S285]/5+[.T285]/5)*1000/[.U$8];1)" office:value-type="float" office:value="3010.70857142857" calcext:value-type="float">
            <text:p>3011</text:p>
          </table:table-cell>
          <table:table-cell table:style-name="ce132" table:formula="of:=IF([.AQ285]&lt;2;0;INT(LOG([.AQ285]-1;2)+1.33))" office:value-type="float" office:value="12" calcext:value-type="float">
            <text:p>12</text:p>
          </table:table-cell>
          <table:table-cell table:style-name="ce196" table:formula="of:=MAX(([.V285]+[.W285]/5+[.X285]/5)*1000/[.U$7];1)" office:value-type="float" office:value="58.0742857142857" calcext:value-type="float">
            <text:p>58</text:p>
          </table:table-cell>
          <table:table-cell table:style-name="ce132" table:formula="of:=IF([.AS285]&lt;2;0;INT(LOG([.AS285]-1;2)+1.33))" office:value-type="float" office:value="7" calcext:value-type="float">
            <text:p>7</text:p>
          </table:table-cell>
          <table:table-cell table:style-name="ce196" table:formula="of:=([.Y285]+[.AA285])+IF([.AR285]&gt;0.9;SUM([.R285:.T285])*1000/(2^([.AR285]-1)+1);SUM([.R285:.T285])*1000)+IF([.AT285]&gt;0.9;([.V285]+[.W285]/5+[.X285]/5)*1000/(2^([.AT285]-1)+1);([.V285]+[.W285]/5+[.X285]/5)*1000)" office:value-type="float" office:value="1138.32187344135" calcext:value-type="float">
            <text:p>113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85]+([.AM286]+[.AN286]+[.AO286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6]+[.N286]" office:value-type="float" office:value="22" calcext:value-type="float">
            <text:p>22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578 *[.Q286]/80" office:value-type="float" office:value="180.625" calcext:value-type="float">
            <text:p>181</text:p>
          </table:table-cell>
          <table:table-cell table:style-name="ce23" table:formula="of:=99.3 *[.Q286]/70" office:value-type="float" office:value="35.4642857142857" calcext:value-type="float">
            <text:p>35.5</text:p>
          </table:table-cell>
          <table:table-cell table:style-name="ce23" table:formula="of:=6.32 *[.Q286]/70" office:value-type="float" office:value="2.25714285714286" calcext:value-type="float">
            <text:p>2.3</text:p>
          </table:table-cell>
          <table:table-cell table:style-name="ce195" table:formula="of:=SUM([.R286:.T286])" office:value-type="float" office:value="218.346428571429" calcext:value-type="float">
            <text:p>2.18E+02</text:p>
          </table:table-cell>
          <table:table-cell table:style-name="ce132" table:formula="of:=108*[.Q286]/80" office:value-type="float" office:value="33.75" calcext:value-type="float">
            <text:p>34</text:p>
          </table:table-cell>
          <table:table-cell table:style-name="ce23" table:formula="of:=33.3 *[.Q286]/70" office:value-type="float" office:value="11.8928571428571" calcext:value-type="float">
            <text:p>11.9</text:p>
          </table:table-cell>
          <table:table-cell table:style-name="ce23" table:formula="of:=2.35 *[.Q286]/70" office:value-type="float" office:value="0.839285714285714" calcext:value-type="float">
            <text:p>0.8</text:p>
          </table:table-cell>
          <table:table-cell table:style-name="ce195" table:formula="of:=SUM([.V286:.X286])" office:value-type="float" office:value="46.4821428571429" calcext:value-type="float">
            <text:p>4.65E+01</text:p>
          </table:table-cell>
          <table:table-cell table:style-name="ce132" table:number-columns-repeated="2"/>
          <table:table-cell table:style-name="ce40" table:formula="of:=(([.R286]+[.S286]/5+[.T286]/5)*1000/(2^([.AR286]-1)+1))*([.AM286]*3600)" office:value-type="float" office:value="99181.4683120686" calcext:value-type="float">
            <text:p>99181</text:p>
          </table:table-cell>
          <table:table-cell table:style-name="ce39" table:number-columns-repeated="2"/>
          <table:table-cell table:style-name="ce40" table:formula="of:=(([.V286]+[.W286]/5+[.X286]/5)*1000/(2^([.AT286]-1)+1))*([.AM286]*3600)" office:value-type="float" office:value="1187883.11688312" calcext:value-type="float">
            <text:p>118788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6]+[.S286]/5+[.T286]/5)*1000/[.U$8];1)" office:value-type="float" office:value="1881.69285714286" calcext:value-type="float">
            <text:p>1882</text:p>
          </table:table-cell>
          <table:table-cell table:style-name="ce132" table:formula="of:=IF([.AQ286]&lt;2;0;INT(LOG([.AQ286]-1;2)+1.33))" office:value-type="float" office:value="12" calcext:value-type="float">
            <text:p>12</text:p>
          </table:table-cell>
          <table:table-cell table:style-name="ce196" table:formula="of:=MAX(([.V286]+[.W286]/5+[.X286]/5)*1000/[.U$7];1)" office:value-type="float" office:value="36.2964285714286" calcext:value-type="float">
            <text:p>36</text:p>
          </table:table-cell>
          <table:table-cell table:style-name="ce132" table:formula="of:=IF([.AS286]&lt;2;0;INT(LOG([.AS286]-1;2)+1.33))" office:value-type="float" office:value="6" calcext:value-type="float">
            <text:p>6</text:p>
          </table:table-cell>
          <table:table-cell table:style-name="ce196" table:formula="of:=([.Y286]+[.AA286])+IF([.AR286]&gt;0.9;SUM([.R286:.T286])*1000/(2^([.AR286]-1)+1);SUM([.R286:.T286])*1000)+IF([.AT286]&gt;0.9;([.V286]+[.W286]/5+[.X286]/5)*1000/(2^([.AT286]-1)+1);([.V286]+[.W286]/5+[.X286]/5)*1000)" office:value-type="float" office:value="1252.93635238602" calcext:value-type="float">
            <text:p>125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86]+([.AM287]+[.AN287]+[.AO287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7]+[.N287]" office:value-type="float" office:value="22" calcext:value-type="float">
            <text:p>22.00</text:p>
          </table:table-cell>
          <table:table-cell table:style-name="ce280" office:value-type="float" office:value="18" calcext:value-type="float">
            <text:p>18</text:p>
          </table:table-cell>
          <table:table-cell table:style-name="ce132" table:formula="of:=578 *[.Q287]/80" office:value-type="float" office:value="130.05" calcext:value-type="float">
            <text:p>130</text:p>
          </table:table-cell>
          <table:table-cell table:style-name="ce23" table:formula="of:=99.3 *[.Q287]/70" office:value-type="float" office:value="25.5342857142857" calcext:value-type="float">
            <text:p>25.5</text:p>
          </table:table-cell>
          <table:table-cell table:style-name="ce23" table:formula="of:=6.32 *[.Q287]/70" office:value-type="float" office:value="1.62514285714286" calcext:value-type="float">
            <text:p>1.6</text:p>
          </table:table-cell>
          <table:table-cell table:style-name="ce195" table:formula="of:=SUM([.R287:.T287])" office:value-type="float" office:value="157.209428571429" calcext:value-type="float">
            <text:p>1.57E+02</text:p>
          </table:table-cell>
          <table:table-cell table:style-name="ce132" table:formula="of:=108*[.Q287]/80" office:value-type="float" office:value="24.3" calcext:value-type="float">
            <text:p>24</text:p>
          </table:table-cell>
          <table:table-cell table:style-name="ce23" table:formula="of:=33.3 *[.Q287]/70" office:value-type="float" office:value="8.56285714285714" calcext:value-type="float">
            <text:p>8.6</text:p>
          </table:table-cell>
          <table:table-cell table:style-name="ce23" table:formula="of:=2.35 *[.Q287]/70" office:value-type="float" office:value="0.604285714285714" calcext:value-type="float">
            <text:p>0.6</text:p>
          </table:table-cell>
          <table:table-cell table:style-name="ce195" table:formula="of:=SUM([.V287:.X287])" office:value-type="float" office:value="33.4671428571429" calcext:value-type="float">
            <text:p>3.35E+01</text:p>
          </table:table-cell>
          <table:table-cell table:style-name="ce132" table:number-columns-repeated="2"/>
          <table:table-cell table:style-name="ce40" table:formula="of:=(([.R287]+[.S287]/5+[.T287]/5)*1000/(2^([.AR287]-1)+1))*([.AM287]*3600)" office:value-type="float" office:value="142751.64543554" calcext:value-type="float">
            <text:p>142752</text:p>
          </table:table-cell>
          <table:table-cell table:style-name="ce39" table:number-columns-repeated="2"/>
          <table:table-cell table:style-name="ce40" table:formula="of:=(([.V287]+[.W287]/5+[.X287]/5)*1000/(2^([.AT287]-1)+1))*([.AM287]*3600)" office:value-type="float" office:value="1660241.34453782" calcext:value-type="float">
            <text:p>166024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7]+[.S287]/5+[.T287]/5)*1000/[.U$8];1)" office:value-type="float" office:value="1354.81885714286" calcext:value-type="float">
            <text:p>1355</text:p>
          </table:table-cell>
          <table:table-cell table:style-name="ce132" table:formula="of:=IF([.AQ287]&lt;2;0;INT(LOG([.AQ287]-1;2)+1.33))" office:value-type="float" office:value="11" calcext:value-type="float">
            <text:p>11</text:p>
          </table:table-cell>
          <table:table-cell table:style-name="ce196" table:formula="of:=MAX(([.V287]+[.W287]/5+[.X287]/5)*1000/[.U$7];1)" office:value-type="float" office:value="26.1334285714286" calcext:value-type="float">
            <text:p>26</text:p>
          </table:table-cell>
          <table:table-cell table:style-name="ce132" table:formula="of:=IF([.AS287]&lt;2;0;INT(LOG([.AS287]-1;2)+1.33))" office:value-type="float" office:value="5" calcext:value-type="float">
            <text:p>5</text:p>
          </table:table-cell>
          <table:table-cell table:style-name="ce196" table:formula="of:=([.Y287]+[.AA287])+IF([.AR287]&gt;0.9;SUM([.R287:.T287])*1000/(2^([.AR287]-1)+1);SUM([.R287:.T287])*1000)+IF([.AT287]&gt;0.9;([.V287]+[.W287]/5+[.X287]/5)*1000/(2^([.AT287]-1)+1);([.V287]+[.W287]/5+[.X287]/5)*1000)" office:value-type="float" office:value="1724.10269932363" calcext:value-type="float">
            <text:p>172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287]+([.AM288]+[.AN288]+[.AO288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8]+[.N288]" office:value-type="float" office:value="22" calcext:value-type="float">
            <text:p>22.00</text:p>
          </table:table-cell>
          <table:table-cell table:style-name="ce280" office:value-type="float" office:value="12" calcext:value-type="float">
            <text:p>12</text:p>
          </table:table-cell>
          <table:table-cell table:style-name="ce132" table:formula="of:=578 *[.Q288]/80" office:value-type="float" office:value="86.7" calcext:value-type="float">
            <text:p>87</text:p>
          </table:table-cell>
          <table:table-cell table:style-name="ce23" table:formula="of:=99.3 *[.Q288]/70" office:value-type="float" office:value="17.0228571428571" calcext:value-type="float">
            <text:p>17.0</text:p>
          </table:table-cell>
          <table:table-cell table:style-name="ce23" table:formula="of:=6.32 *[.Q288]/70" office:value-type="float" office:value="1.08342857142857" calcext:value-type="float">
            <text:p>1.1</text:p>
          </table:table-cell>
          <table:table-cell table:style-name="ce195" table:formula="of:=SUM([.R288:.T288])" office:value-type="float" office:value="104.806285714286" calcext:value-type="float">
            <text:p>1.05E+02</text:p>
          </table:table-cell>
          <table:table-cell table:style-name="ce132" table:formula="of:=108*[.Q288]/80" office:value-type="float" office:value="16.2" calcext:value-type="float">
            <text:p>16</text:p>
          </table:table-cell>
          <table:table-cell table:style-name="ce23" table:formula="of:=33.3 *[.Q288]/70" office:value-type="float" office:value="5.70857142857143" calcext:value-type="float">
            <text:p>5.7</text:p>
          </table:table-cell>
          <table:table-cell table:style-name="ce23" table:formula="of:=2.35 *[.Q288]/70" office:value-type="float" office:value="0.402857142857143" calcext:value-type="float">
            <text:p>0.4</text:p>
          </table:table-cell>
          <table:table-cell table:style-name="ce195" table:formula="of:=SUM([.V288:.X288])" office:value-type="float" office:value="22.3114285714286" calcext:value-type="float">
            <text:p>2.23E+01</text:p>
          </table:table-cell>
          <table:table-cell table:style-name="ce132" table:number-columns-repeated="2"/>
          <table:table-cell table:style-name="ce40" table:formula="of:=(([.R288]+[.S288]/5+[.T288]/5)*1000/(2^([.AR288]-1)+1))*([.AM288]*3600)" office:value-type="float" office:value="95167.7636236934" calcext:value-type="float">
            <text:p>95168</text:p>
          </table:table-cell>
          <table:table-cell table:style-name="ce39" table:number-columns-repeated="2"/>
          <table:table-cell table:style-name="ce40" table:formula="of:=(([.V288]+[.W288]/5+[.X288]/5)*1000/(2^([.AT288]-1)+1))*([.AM288]*3600)" office:value-type="float" office:value="1106827.56302521" calcext:value-type="float">
            <text:p>110682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8]+[.S288]/5+[.T288]/5)*1000/[.U$8];1)" office:value-type="float" office:value="903.212571428572" calcext:value-type="float">
            <text:p>903</text:p>
          </table:table-cell>
          <table:table-cell table:style-name="ce132" table:formula="of:=IF([.AQ288]&lt;2;0;INT(LOG([.AQ288]-1;2)+1.33))" office:value-type="float" office:value="11" calcext:value-type="float">
            <text:p>11</text:p>
          </table:table-cell>
          <table:table-cell table:style-name="ce40" table:formula="of:=MAX(([.V288]+[.W288]/5+[.X288]/5)*1000/[.U$7];1)" office:value-type="float" office:value="17.4222857142857" calcext:value-type="float">
            <text:p>17</text:p>
          </table:table-cell>
          <table:table-cell table:style-name="ce132" table:formula="of:=IF([.AS288]&lt;2;0;INT(LOG([.AS288]-1;2)+1.33))" office:value-type="float" office:value="5" calcext:value-type="float">
            <text:p>5</text:p>
          </table:table-cell>
          <table:table-cell table:style-name="ce196" table:formula="of:=([.Y288]+[.AA288])+IF([.AR288]&gt;0.9;SUM([.R288:.T288])*1000/(2^([.AR288]-1)+1);SUM([.R288:.T288])*1000)+IF([.AT288]&gt;0.9;([.V288]+[.W288]/5+[.X288]/5)*1000/(2^([.AT288]-1)+1);([.V288]+[.W288]/5+[.X288]/5)*1000)" office:value-type="float" office:value="1149.40179954909" calcext:value-type="float">
            <text:p>114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288]+([.AM289]+[.AN289]+[.AO289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89]+[.N289]" office:value-type="float" office:value="22" calcext:value-type="float">
            <text:p>22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578 *[.Q289]/80" office:value-type="float" office:value="57.8" calcext:value-type="float">
            <text:p>58</text:p>
          </table:table-cell>
          <table:table-cell table:style-name="ce23" table:formula="of:=99.3 *[.Q289]/70" office:value-type="float" office:value="11.3485714285714" calcext:value-type="float">
            <text:p>11.3</text:p>
          </table:table-cell>
          <table:table-cell table:style-name="ce23" table:formula="of:=6.32 *[.Q289]/70" office:value-type="float" office:value="0.722285714285714" calcext:value-type="float">
            <text:p>0.7</text:p>
          </table:table-cell>
          <table:table-cell table:style-name="ce195" table:formula="of:=SUM([.R289:.T289])" office:value-type="float" office:value="69.8708571428571" calcext:value-type="float">
            <text:p>6.99E+01</text:p>
          </table:table-cell>
          <table:table-cell table:style-name="ce132" table:formula="of:=108*[.Q289]/80" office:value-type="float" office:value="10.8" calcext:value-type="float">
            <text:p>11</text:p>
          </table:table-cell>
          <table:table-cell table:style-name="ce23" table:formula="of:=33.3 *[.Q289]/70" office:value-type="float" office:value="3.80571428571429" calcext:value-type="float">
            <text:p>3.8</text:p>
          </table:table-cell>
          <table:table-cell table:style-name="ce23" table:formula="of:=2.35 *[.Q289]/70" office:value-type="float" office:value="0.268571428571429" calcext:value-type="float">
            <text:p>0.3</text:p>
          </table:table-cell>
          <table:table-cell table:style-name="ce195" table:formula="of:=SUM([.V289:.X289])" office:value-type="float" office:value="14.8742857142857" calcext:value-type="float">
            <text:p>1.49E+01</text:p>
          </table:table-cell>
          <table:table-cell table:style-name="ce132" table:number-columns-repeated="2"/>
          <table:table-cell table:style-name="ce40" table:formula="of:=(([.R289]+[.S289]/5+[.T289]/5)*1000/(2^([.AR289]-1)+1))*([.AM289]*3600)" office:value-type="float" office:value="126766.676691729" calcext:value-type="float">
            <text:p>126767</text:p>
          </table:table-cell>
          <table:table-cell table:style-name="ce39" table:number-columns-repeated="2"/>
          <table:table-cell table:style-name="ce40" table:formula="of:=(([.V289]+[.W289]/5+[.X289]/5)*1000/(2^([.AT289]-1)+1))*([.AM289]*3600)" office:value-type="float" office:value="1393782.85714286" calcext:value-type="float">
            <text:p>139378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89]+[.S289]/5+[.T289]/5)*1000/[.U$8];1)" office:value-type="float" office:value="602.141714285714" calcext:value-type="float">
            <text:p>602</text:p>
          </table:table-cell>
          <table:table-cell table:style-name="ce132" table:formula="of:=IF([.AQ289]&lt;2;0;INT(LOG([.AQ289]-1;2)+1.33))" office:value-type="float" office:value="10" calcext:value-type="float">
            <text:p>10</text:p>
          </table:table-cell>
          <table:table-cell table:style-name="ce40" table:formula="of:=MAX(([.V289]+[.W289]/5+[.X289]/5)*1000/[.U$7];1)" office:value-type="float" office:value="11.6148571428571" calcext:value-type="float">
            <text:p>12</text:p>
          </table:table-cell>
          <table:table-cell table:style-name="ce132" table:formula="of:=IF([.AS289]&lt;2;0;INT(LOG([.AS289]-1;2)+1.33))" office:value-type="float" office:value="4" calcext:value-type="float">
            <text:p>4</text:p>
          </table:table-cell>
          <table:table-cell table:style-name="ce196" table:formula="of:=([.Y289]+[.AA289])+IF([.AR289]&gt;0.9;SUM([.R289:.T289])*1000/(2^([.AR289]-1)+1);SUM([.R289:.T289])*1000)+IF([.AT289]&gt;0.9;([.V289]+[.W289]/5+[.X289]/5)*1000/(2^([.AT289]-1)+1);([.V289]+[.W289]/5+[.X289]/5)*1000)" office:value-type="float" office:value="1441.6144695071" calcext:value-type="float">
            <text:p>144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89]+([.AM290]+[.AN290]+[.AO290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0]+[.N290]" office:value-type="float" office:value="22" calcext:value-type="float">
            <text:p>22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578 *[.Q290]/80" office:value-type="float" office:value="36.125" calcext:value-type="float">
            <text:p>36</text:p>
          </table:table-cell>
          <table:table-cell table:style-name="ce23" table:formula="of:=99.3 *[.Q290]/70" office:value-type="float" office:value="7.09285714285714" calcext:value-type="float">
            <text:p>7.1</text:p>
          </table:table-cell>
          <table:table-cell table:style-name="ce23" table:formula="of:=6.32 *[.Q290]/70" office:value-type="float" office:value="0.451428571428571" calcext:value-type="float">
            <text:p>0.5</text:p>
          </table:table-cell>
          <table:table-cell table:style-name="ce195" table:formula="of:=SUM([.R290:.T290])" office:value-type="float" office:value="43.6692857142857" calcext:value-type="float">
            <text:p>4.37E+01</text:p>
          </table:table-cell>
          <table:table-cell table:style-name="ce132" table:formula="of:=108*[.Q290]/80" office:value-type="float" office:value="6.75" calcext:value-type="float">
            <text:p>7</text:p>
          </table:table-cell>
          <table:table-cell table:style-name="ce23" table:formula="of:=33.3 *[.Q290]/70" office:value-type="float" office:value="2.37857142857143" calcext:value-type="float">
            <text:p>2.4</text:p>
          </table:table-cell>
          <table:table-cell table:style-name="ce23" table:formula="of:=2.35 *[.Q290]/70" office:value-type="float" office:value="0.167857142857143" calcext:value-type="float">
            <text:p>0.2</text:p>
          </table:table-cell>
          <table:table-cell table:style-name="ce195" table:formula="of:=SUM([.V290:.X290])" office:value-type="float" office:value="9.29642857142857" calcext:value-type="float">
            <text:p>9.30E+00</text:p>
          </table:table-cell>
          <table:table-cell table:style-name="ce132" table:number-columns-repeated="2"/>
          <table:table-cell table:style-name="ce40" table:formula="of:=(([.R290]+[.S290]/5+[.T290]/5)*1000/(2^([.AR290]-1)+1))*([.AM290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90]+[.W290]/5+[.X290]/5)*1000/(2^([.AT290]-1)+1))*([.AM290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90]+[.S290]/5+[.T290]/5)*1000/[.U$8];1)" office:value-type="float" office:value="376.338571428571" calcext:value-type="float">
            <text:p>376</text:p>
          </table:table-cell>
          <table:table-cell table:style-name="ce132" table:formula="of:=IF([.AQ290]&lt;2;0;INT(LOG([.AQ290]-1;2)+1.33))" office:value-type="float" office:value="9" calcext:value-type="float">
            <text:p>9</text:p>
          </table:table-cell>
          <table:table-cell table:style-name="ce40" table:formula="of:=MAX(([.V290]+[.W290]/5+[.X290]/5)*1000/[.U$7];1)" office:value-type="float" office:value="7.25928571428571" calcext:value-type="float">
            <text:p>7</text:p>
          </table:table-cell>
          <table:table-cell table:style-name="ce132" table:formula="of:=IF([.AS290]&lt;2;0;INT(LOG([.AS290]-1;2)+1.33))" office:value-type="float" office:value="3" calcext:value-type="float">
            <text:p>3</text:p>
          </table:table-cell>
          <table:table-cell table:style-name="ce196" table:formula="of:=([.Y290]+[.AA290])+IF([.AR290]&gt;0.9;SUM([.R290:.T290])*1000/(2^([.AR290]-1)+1);SUM([.R290:.T290])*1000)+IF([.AT290]&gt;0.9;([.V290]+[.W290]/5+[.X290]/5)*1000/(2^([.AT290]-1)+1);([.V290]+[.W290]/5+[.X290]/5)*1000)" office:value-type="float" office:value="1631.07297109505" calcext:value-type="float">
            <text:p>163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90]+([.AM291]+[.AN291]+[.AO291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1]+[.N291]" office:value-type="float" office:value="22" calcext:value-type="float">
            <text:p>22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578 *[.Q291]/80" office:value-type="float" office:value="18.0625" calcext:value-type="float">
            <text:p>18</text:p>
          </table:table-cell>
          <table:table-cell table:style-name="ce23" table:formula="of:=99.3 *[.Q291]/70" office:value-type="float" office:value="3.54642857142857" calcext:value-type="float">
            <text:p>3.5</text:p>
          </table:table-cell>
          <table:table-cell table:style-name="ce23" table:formula="of:=6.32 *[.Q291]/70" office:value-type="float" office:value="0.225714285714286" calcext:value-type="float">
            <text:p>0.2</text:p>
          </table:table-cell>
          <table:table-cell table:style-name="ce195" table:formula="of:=SUM([.R291:.T291])" office:value-type="float" office:value="21.8346428571429" calcext:value-type="float">
            <text:p>2.18E+01</text:p>
          </table:table-cell>
          <table:table-cell table:style-name="ce132" table:formula="of:=108*[.Q291]/80" office:value-type="float" office:value="3.375" calcext:value-type="float">
            <text:p>3</text:p>
          </table:table-cell>
          <table:table-cell table:style-name="ce23" table:formula="of:=33.3 *[.Q291]/70" office:value-type="float" office:value="1.18928571428571" calcext:value-type="float">
            <text:p>1.2</text:p>
          </table:table-cell>
          <table:table-cell table:style-name="ce23" table:formula="of:=2.35 *[.Q291]/70" office:value-type="float" office:value="0.0839285714285714" calcext:value-type="float">
            <text:p>0.1</text:p>
          </table:table-cell>
          <table:table-cell table:style-name="ce195" table:formula="of:=SUM([.V291:.X291])" office:value-type="float" office:value="4.64821428571429" calcext:value-type="float">
            <text:p>4.65E+00</text:p>
          </table:table-cell>
          <table:table-cell table:style-name="ce132" table:number-columns-repeated="2"/>
          <table:table-cell table:style-name="ce40" table:formula="of:=(([.R291]+[.S291]/5+[.T291]/5)*1000/(2^([.AR291]-1)+1))*([.AM29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91]+[.W291]/5+[.X291]/5)*1000/(2^([.AT291]-1)+1))*([.AM29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91]+[.S291]/5+[.T291]/5)*1000/[.U$8];1)" office:value-type="float" office:value="188.169285714286" calcext:value-type="float">
            <text:p>188</text:p>
          </table:table-cell>
          <table:table-cell table:style-name="ce132" table:formula="of:=IF([.AQ291]&lt;2;0;INT(LOG([.AQ291]-1;2)+1.33))" office:value-type="float" office:value="8" calcext:value-type="float">
            <text:p>8</text:p>
          </table:table-cell>
          <table:table-cell table:style-name="ce40" table:formula="of:=MAX(([.V291]+[.W291]/5+[.X291]/5)*1000/[.U$7];1)" office:value-type="float" office:value="3.62964285714286" calcext:value-type="float">
            <text:p>4</text:p>
          </table:table-cell>
          <table:table-cell table:style-name="ce132" table:formula="of:=IF([.AS291]&lt;2;0;INT(LOG([.AS291]-1;2)+1.33))" office:value-type="float" office:value="2" calcext:value-type="float">
            <text:p>2</text:p>
          </table:table-cell>
          <table:table-cell table:style-name="ce196" table:formula="of:=([.Y291]+[.AA291])+IF([.AR291]&gt;0.9;SUM([.R291:.T291])*1000/(2^([.AR291]-1)+1);SUM([.R291:.T291])*1000)+IF([.AT291]&gt;0.9;([.V291]+[.W291]/5+[.X291]/5)*1000/(2^([.AT291]-1)+1);([.V291]+[.W291]/5+[.X291]/5)*1000)" office:value-type="float" office:value="1383.78996400886" calcext:value-type="float">
            <text:p>138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91]+([.AM292]+[.AN292]+[.AO292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2]+[.N292]" office:value-type="float" office:value="22" calcext:value-type="float">
            <text:p>22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578 *[.Q292]/80" office:value-type="float" office:value="7.225" calcext:value-type="float">
            <text:p>7</text:p>
          </table:table-cell>
          <table:table-cell table:style-name="ce23" table:formula="of:=99.3 *[.Q292]/70" office:value-type="float" office:value="1.41857142857143" calcext:value-type="float">
            <text:p>1.4</text:p>
          </table:table-cell>
          <table:table-cell table:style-name="ce23" table:formula="of:=6.32 *[.Q292]/70" office:value-type="float" office:value="0.0902857142857143" calcext:value-type="float">
            <text:p>0.1</text:p>
          </table:table-cell>
          <table:table-cell table:style-name="ce195" table:formula="of:=SUM([.R292:.T292])" office:value-type="float" office:value="8.73385714285714" calcext:value-type="float">
            <text:p>8.73E+00</text:p>
          </table:table-cell>
          <table:table-cell table:style-name="ce132" table:formula="of:=108*[.Q292]/80" office:value-type="float" office:value="1.35" calcext:value-type="float">
            <text:p>1</text:p>
          </table:table-cell>
          <table:table-cell table:style-name="ce23" table:formula="of:=33.3 *[.Q292]/70" office:value-type="float" office:value="0.475714285714286" calcext:value-type="float">
            <text:p>0.5</text:p>
          </table:table-cell>
          <table:table-cell table:style-name="ce23" table:formula="of:=2.35 *[.Q292]/70" office:value-type="float" office:value="0.0335714285714286" calcext:value-type="float">
            <text:p>0.0</text:p>
          </table:table-cell>
          <table:table-cell table:style-name="ce195" table:formula="of:=SUM([.V292:.X292])" office:value-type="float" office:value="1.85928571428571" calcext:value-type="float">
            <text:p>1.86E+00</text:p>
          </table:table-cell>
          <table:table-cell table:style-name="ce132" table:number-columns-repeated="2"/>
          <table:table-cell table:style-name="ce40" table:formula="of:=(([.R292]+[.S292]/5+[.T292]/5)*1000/(2^([.AR292]-1)+1))*([.AM292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92]+[.W292]/5+[.X292]/5)*1000/(2^([.AT292]-1)+1))*([.AM292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292]+[.S292]/5+[.T292]/5)*1000/[.U$8];1)" office:value-type="float" office:value="75.2677142857143" calcext:value-type="float">
            <text:p>75</text:p>
          </table:table-cell>
          <table:table-cell table:style-name="ce132" table:formula="of:=IF([.AQ292]&lt;2;0;INT(LOG([.AQ292]-1;2)+1.33))" office:value-type="float" office:value="7" calcext:value-type="float">
            <text:p>7</text:p>
          </table:table-cell>
          <table:table-cell table:style-name="ce40" table:formula="of:=MAX(([.V292]+[.W292]/5+[.X292]/5)*1000/[.U$7];1)" office:value-type="float" office:value="1.45185714285714" calcext:value-type="float">
            <text:p>1</text:p>
          </table:table-cell>
          <table:table-cell table:style-name="ce132" table:formula="of:=IF([.AS292]&lt;2;0;INT(LOG([.AS292]-1;2)+1.33))" office:value-type="float" office:value="0" calcext:value-type="float">
            <text:p>0</text:p>
          </table:table-cell>
          <table:table-cell table:style-name="ce196" table:formula="of:=([.Y292]+[.AA292])+IF([.AR292]&gt;0.9;SUM([.R292:.T292])*1000/(2^([.AR292]-1)+1);SUM([.R292:.T292])*1000)+IF([.AT292]&gt;0.9;([.V292]+[.W292]/5+[.X292]/5)*1000/(2^([.AT292]-1)+1);([.V292]+[.W292]/5+[.X292]/5)*1000)" office:value-type="float" office:value="1588.08346153846" calcext:value-type="float">
            <text:p>158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25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292]+([.AM294]+[.AN294]+[.AO294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4]+[.N294]" office:value-type="float" office:value="22" calcext:value-type="float">
            <text:p>22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578*[.Q294]/80*2" office:value-type="float" office:value="1156" calcext:value-type="float">
            <text:p>1156</text:p>
          </table:table-cell>
          <table:table-cell table:style-name="ce23" table:formula="of:=99.3*[.Q294]/70*2" office:value-type="float" office:value="226.971428571429" calcext:value-type="float">
            <text:p>227.0</text:p>
          </table:table-cell>
          <table:table-cell table:style-name="ce23" table:formula="of:=6.32*[.Q294]/70*2" office:value-type="float" office:value="14.4457142857143" calcext:value-type="float">
            <text:p>14.4</text:p>
          </table:table-cell>
          <table:table-cell table:style-name="ce195" table:formula="of:=SUM([.R294:.T294])" office:value-type="float" office:value="1397.41714285714" calcext:value-type="float">
            <text:p>1.40E+03</text:p>
          </table:table-cell>
          <table:table-cell table:style-name="ce132" table:formula="of:=108*[.Q294]/80*2" office:value-type="float" office:value="216" calcext:value-type="float">
            <text:p>216</text:p>
          </table:table-cell>
          <table:table-cell table:style-name="ce23" table:formula="of:=33.3*[.Q294]/70*2" office:value-type="float" office:value="76.1142857142857" calcext:value-type="float">
            <text:p>76.1</text:p>
          </table:table-cell>
          <table:table-cell table:style-name="ce23" table:formula="of:=2.35*[.Q294]/70*1.16" office:value-type="float" office:value="3.11542857142857" calcext:value-type="float">
            <text:p>3.1</text:p>
          </table:table-cell>
          <table:table-cell table:style-name="ce195" table:formula="of:=SUM([.V294:.X294])" office:value-type="float" office:value="295.229714285714" calcext:value-type="float">
            <text:p>2.95E+02</text:p>
          </table:table-cell>
          <table:table-cell table:style-name="ce132" table:number-columns-repeated="2"/>
          <table:table-cell table:style-name="ce40" table:formula="of:=(([.R294]+[.S294]/5+[.T294]/5)*1000/(2^([.AR294]-1)+1))*([.AM294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94]+[.W294]/5+[.X294]/5)*1000/(2^([.AT294]-1)+1))*([.AM294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294:.U294])*1000/[.U$8];1)" office:value-type="float" office:value="27948.3428571429" calcext:value-type="float">
            <text:p>27948</text:p>
          </table:table-cell>
          <table:table-cell table:style-name="ce132" table:formula="of:=IF([.AQ294]&lt;2;0;INT(LOG([.AQ294]-1;2)+1.33))" office:value-type="float" office:value="16" calcext:value-type="float">
            <text:p>16</text:p>
          </table:table-cell>
          <table:table-cell table:style-name="ce196" table:formula="of:=MAX(([.V294]+[.W294]/5+[.X294]/5)*1000/[.U$7];1)" office:value-type="float" office:value="231.845942857143" calcext:value-type="float">
            <text:p>232</text:p>
          </table:table-cell>
          <table:table-cell table:style-name="ce132" table:formula="of:=IF([.AS294]&lt;2;0;INT(LOG([.AS294]-1;2)+1.33))" office:value-type="float" office:value="9" calcext:value-type="float">
            <text:p>9</text:p>
          </table:table-cell>
          <table:table-cell table:style-name="ce196" table:formula="of:=([.Y294]+[.AA294])+IF([.AR294]&gt;0.9;SUM([.R294:.T294])*1000/(2^([.AR294]-1)+1);SUM([.R294:.T294])*1000)+IF([.AT294]&gt;0.9;([.V294]+[.W294]/5+[.X294]/5)*1000/(2^([.AT294]-1)+1);([.V294]+[.W294]/5+[.X294]/5)*1000)" office:value-type="float" office:value="1239.99849098259" calcext:value-type="float">
            <text:p>124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94]+([.AM295]+[.AN295]+[.AO295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5]+[.N295]" office:value-type="float" office:value="22" calcext:value-type="float">
            <text:p>22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578*[.Q295]/80*2" office:value-type="float" office:value="867" calcext:value-type="float">
            <text:p>867</text:p>
          </table:table-cell>
          <table:table-cell table:style-name="ce23" table:formula="of:=99.3*[.Q295]/70*2" office:value-type="float" office:value="170.228571428571" calcext:value-type="float">
            <text:p>170.2</text:p>
          </table:table-cell>
          <table:table-cell table:style-name="ce23" table:formula="of:=6.32*[.Q295]/70*2" office:value-type="float" office:value="10.8342857142857" calcext:value-type="float">
            <text:p>10.8</text:p>
          </table:table-cell>
          <table:table-cell table:style-name="ce195" table:formula="of:=SUM([.R295:.T295])" office:value-type="float" office:value="1048.06285714286" calcext:value-type="float">
            <text:p>1.05E+03</text:p>
          </table:table-cell>
          <table:table-cell table:style-name="ce132" table:formula="of:=108*[.Q295]/80*2" office:value-type="float" office:value="162" calcext:value-type="float">
            <text:p>162</text:p>
          </table:table-cell>
          <table:table-cell table:style-name="ce23" table:formula="of:=33.3*[.Q295]/70*2" office:value-type="float" office:value="57.0857142857143" calcext:value-type="float">
            <text:p>57.1</text:p>
          </table:table-cell>
          <table:table-cell table:style-name="ce23" table:formula="of:=2.35*[.Q295]/70*1.16" office:value-type="float" office:value="2.33657142857143" calcext:value-type="float">
            <text:p>2.3</text:p>
          </table:table-cell>
          <table:table-cell table:style-name="ce195" table:formula="of:=SUM([.V295:.X295])" office:value-type="float" office:value="221.422285714286" calcext:value-type="float">
            <text:p>2.21E+02</text:p>
          </table:table-cell>
          <table:table-cell table:style-name="ce132" table:number-columns-repeated="2"/>
          <table:table-cell table:style-name="ce40" table:formula="of:=(([.R295]+[.S295]/5+[.T295]/5)*1000/(2^([.AR295]-1)+1))*([.AM295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295]+[.W295]/5+[.X295]/5)*1000/(2^([.AT295]-1)+1))*([.AM295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295:.U295])*1000/[.U$8];1)" office:value-type="float" office:value="20961.2571428571" calcext:value-type="float">
            <text:p>20961</text:p>
          </table:table-cell>
          <table:table-cell table:style-name="ce132" table:formula="of:=IF([.AQ295]&lt;2;0;INT(LOG([.AQ295]-1;2)+1.33))" office:value-type="float" office:value="15" calcext:value-type="float">
            <text:p>15</text:p>
          </table:table-cell>
          <table:table-cell table:style-name="ce196" table:formula="of:=MAX(([.V295]+[.W295]/5+[.X295]/5)*1000/[.U$7];1)" office:value-type="float" office:value="173.884457142857" calcext:value-type="float">
            <text:p>174</text:p>
          </table:table-cell>
          <table:table-cell table:style-name="ce132" table:formula="of:=IF([.AS295]&lt;2;0;INT(LOG([.AS295]-1;2)+1.33))" office:value-type="float" office:value="8" calcext:value-type="float">
            <text:p>8</text:p>
          </table:table-cell>
          <table:table-cell table:style-name="ce196" table:formula="of:=([.Y295]+[.AA295])+IF([.AR295]&gt;0.9;SUM([.R295:.T295])*1000/(2^([.AR295]-1)+1);SUM([.R295:.T295])*1000)+IF([.AT295]&gt;0.9;([.V295]+[.W295]/5+[.X295]/5)*1000/(2^([.AT295]-1)+1);([.V295]+[.W295]/5+[.X295]/5)*1000)" office:value-type="float" office:value="1633.32859009892" calcext:value-type="float">
            <text:p>163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295]+([.AM296]+[.AN296]+[.AO296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6]+[.N296]" office:value-type="float" office:value="22" calcext:value-type="float">
            <text:p>22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578*[.Q296]/80*2" office:value-type="float" office:value="578" calcext:value-type="float">
            <text:p>578</text:p>
          </table:table-cell>
          <table:table-cell table:style-name="ce23" table:formula="of:=99.3*[.Q296]/70*2" office:value-type="float" office:value="113.485714285714" calcext:value-type="float">
            <text:p>113.5</text:p>
          </table:table-cell>
          <table:table-cell table:style-name="ce23" table:formula="of:=6.32*[.Q296]/70*2" office:value-type="float" office:value="7.22285714285714" calcext:value-type="float">
            <text:p>7.2</text:p>
          </table:table-cell>
          <table:table-cell table:style-name="ce195" table:formula="of:=SUM([.R296:.T296])" office:value-type="float" office:value="698.708571428571" calcext:value-type="float">
            <text:p>6.99E+02</text:p>
          </table:table-cell>
          <table:table-cell table:style-name="ce132" table:formula="of:=108*[.Q296]/80*2" office:value-type="float" office:value="108" calcext:value-type="float">
            <text:p>108</text:p>
          </table:table-cell>
          <table:table-cell table:style-name="ce23" table:formula="of:=33.3*[.Q296]/70*2" office:value-type="float" office:value="38.0571428571429" calcext:value-type="float">
            <text:p>38.1</text:p>
          </table:table-cell>
          <table:table-cell table:style-name="ce23" table:formula="of:=2.35*[.Q296]/70*1.16" office:value-type="float" office:value="1.55771428571429" calcext:value-type="float">
            <text:p>1.6</text:p>
          </table:table-cell>
          <table:table-cell table:style-name="ce195" table:formula="of:=SUM([.V296:.X296])" office:value-type="float" office:value="147.614857142857" calcext:value-type="float">
            <text:p>1.48E+02</text:p>
          </table:table-cell>
          <table:table-cell table:style-name="ce132" table:number-columns-repeated="2"/>
          <table:table-cell table:style-name="ce40" table:formula="of:=(([.R296]+[.S296]/5+[.T296]/5)*1000/(2^([.AR296]-1)+1))*([.AM296]*3600)" office:value-type="float" office:value="39689.5362483107" calcext:value-type="float">
            <text:p>39690</text:p>
          </table:table-cell>
          <table:table-cell table:style-name="ce39" table:number-columns-repeated="2"/>
          <table:table-cell table:style-name="ce40" table:formula="of:=(([.V296]+[.W296]/5+[.X296]/5)*1000/(2^([.AT296]-1)+1))*([.AM296]*3600)" office:value-type="float" office:value="970517.900332226" calcext:value-type="float">
            <text:p>97051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96:.U296])*1000/[.U$8];1)" office:value-type="float" office:value="13974.1714285714" calcext:value-type="float">
            <text:p>13974</text:p>
          </table:table-cell>
          <table:table-cell table:style-name="ce132" table:formula="of:=IF([.AQ296]&lt;2;0;INT(LOG([.AQ296]-1;2)+1.33))" office:value-type="float" office:value="15" calcext:value-type="float">
            <text:p>15</text:p>
          </table:table-cell>
          <table:table-cell table:style-name="ce196" table:formula="of:=MAX(([.V296]+[.W296]/5+[.X296]/5)*1000/[.U$7];1)" office:value-type="float" office:value="115.922971428571" calcext:value-type="float">
            <text:p>116</text:p>
          </table:table-cell>
          <table:table-cell table:style-name="ce132" table:formula="of:=IF([.AS296]&lt;2;0;INT(LOG([.AS296]-1;2)+1.33))" office:value-type="float" office:value="8" calcext:value-type="float">
            <text:p>8</text:p>
          </table:table-cell>
          <table:table-cell table:style-name="ce196" table:formula="of:=([.Y296]+[.AA296])+IF([.AR296]&gt;0.9;SUM([.R296:.T296])*1000/(2^([.AR296]-1)+1);SUM([.R296:.T296])*1000)+IF([.AT296]&gt;0.9;([.V296]+[.W296]/5+[.X296]/5)*1000/(2^([.AT296]-1)+1);([.V296]+[.W296]/5+[.X296]/5)*1000)" office:value-type="float" office:value="1088.88572673261" calcext:value-type="float">
            <text:p>108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96]+([.AM297]+[.AN297]+[.AO297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7]+[.N297]" office:value-type="float" office:value="22" calcext:value-type="float">
            <text:p>22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578*[.Q297]/80*2" office:value-type="float" office:value="361.25" calcext:value-type="float">
            <text:p>361</text:p>
          </table:table-cell>
          <table:table-cell table:style-name="ce23" table:formula="of:=99.3*[.Q297]/70*2" office:value-type="float" office:value="70.9285714285714" calcext:value-type="float">
            <text:p>70.9</text:p>
          </table:table-cell>
          <table:table-cell table:style-name="ce23" table:formula="of:=6.32*[.Q297]/70*2" office:value-type="float" office:value="4.51428571428571" calcext:value-type="float">
            <text:p>4.5</text:p>
          </table:table-cell>
          <table:table-cell table:style-name="ce195" table:formula="of:=SUM([.R297:.T297])" office:value-type="float" office:value="436.692857142857" calcext:value-type="float">
            <text:p>4.37E+02</text:p>
          </table:table-cell>
          <table:table-cell table:style-name="ce132" table:formula="of:=108*[.Q297]/80*2" office:value-type="float" office:value="67.5" calcext:value-type="float">
            <text:p>68</text:p>
          </table:table-cell>
          <table:table-cell table:style-name="ce23" table:formula="of:=33.3*[.Q297]/70*2" office:value-type="float" office:value="23.7857142857143" calcext:value-type="float">
            <text:p>23.8</text:p>
          </table:table-cell>
          <table:table-cell table:style-name="ce23" table:formula="of:=2.35*[.Q297]/70*1.16" office:value-type="float" office:value="0.973571428571428" calcext:value-type="float">
            <text:p>1.0</text:p>
          </table:table-cell>
          <table:table-cell table:style-name="ce195" table:formula="of:=SUM([.V297:.X297])" office:value-type="float" office:value="92.2592857142857" calcext:value-type="float">
            <text:p>9.23E+01</text:p>
          </table:table-cell>
          <table:table-cell table:style-name="ce132" table:number-columns-repeated="2"/>
          <table:table-cell table:style-name="ce40" table:formula="of:=(([.R297]+[.S297]/5+[.T297]/5)*1000/(2^([.AR297]-1)+1))*([.AM297]*3600)" office:value-type="float" office:value="49608.8926086729" calcext:value-type="float">
            <text:p>49609</text:p>
          </table:table-cell>
          <table:table-cell table:style-name="ce39" table:number-columns-repeated="2"/>
          <table:table-cell table:style-name="ce40" table:formula="of:=(([.V297]+[.W297]/5+[.X297]/5)*1000/(2^([.AT297]-1)+1))*([.AM297]*3600)" office:value-type="float" office:value="1203815.47252747" calcext:value-type="float">
            <text:p>1203815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97:.U297])*1000/[.U$8];1)" office:value-type="float" office:value="8733.85714285714" calcext:value-type="float">
            <text:p>8734</text:p>
          </table:table-cell>
          <table:table-cell table:style-name="ce132" table:formula="of:=IF([.AQ297]&lt;2;0;INT(LOG([.AQ297]-1;2)+1.33))" office:value-type="float" office:value="14" calcext:value-type="float">
            <text:p>14</text:p>
          </table:table-cell>
          <table:table-cell table:style-name="ce196" table:formula="of:=MAX(([.V297]+[.W297]/5+[.X297]/5)*1000/[.U$7];1)" office:value-type="float" office:value="72.4518571428571" calcext:value-type="float">
            <text:p>72</text:p>
          </table:table-cell>
          <table:table-cell table:style-name="ce132" table:formula="of:=IF([.AS297]&lt;2;0;INT(LOG([.AS297]-1;2)+1.33))" office:value-type="float" office:value="7" calcext:value-type="float">
            <text:p>7</text:p>
          </table:table-cell>
          <table:table-cell table:style-name="ce196" table:formula="of:=([.Y297]+[.AA297])+IF([.AR297]&gt;0.9;SUM([.R297:.T297])*1000/(2^([.AR297]-1)+1);SUM([.R297:.T297])*1000)+IF([.AT297]&gt;0.9;([.V297]+[.W297]/5+[.X297]/5)*1000/(2^([.AT297]-1)+1);([.V297]+[.W297]/5+[.X297]/5)*1000)" office:value-type="float" office:value="1260.20396885977" calcext:value-type="float">
            <text:p>126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297]+([.AM298]+[.AN298]+[.AO298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8]+[.N298]" office:value-type="float" office:value="22" calcext:value-type="float">
            <text:p>22.00</text:p>
          </table:table-cell>
          <table:table-cell table:style-name="ce280" office:value-type="float" office:value="18" calcext:value-type="float">
            <text:p>18</text:p>
          </table:table-cell>
          <table:table-cell table:style-name="ce132" table:formula="of:=578*[.Q298]/80*2" office:value-type="float" office:value="260.1" calcext:value-type="float">
            <text:p>260</text:p>
          </table:table-cell>
          <table:table-cell table:style-name="ce23" table:formula="of:=99.3*[.Q298]/70*2" office:value-type="float" office:value="51.0685714285714" calcext:value-type="float">
            <text:p>51.1</text:p>
          </table:table-cell>
          <table:table-cell table:style-name="ce23" table:formula="of:=6.32*[.Q298]/70*2" office:value-type="float" office:value="3.25028571428571" calcext:value-type="float">
            <text:p>3.3</text:p>
          </table:table-cell>
          <table:table-cell table:style-name="ce195" table:formula="of:=SUM([.R298:.T298])" office:value-type="float" office:value="314.418857142857" calcext:value-type="float">
            <text:p>3.14E+02</text:p>
          </table:table-cell>
          <table:table-cell table:style-name="ce132" table:formula="of:=108*[.Q298]/80*2" office:value-type="float" office:value="48.6" calcext:value-type="float">
            <text:p>49</text:p>
          </table:table-cell>
          <table:table-cell table:style-name="ce23" table:formula="of:=33.3*[.Q298]/70*2" office:value-type="float" office:value="17.1257142857143" calcext:value-type="float">
            <text:p>17.1</text:p>
          </table:table-cell>
          <table:table-cell table:style-name="ce23" table:formula="of:=2.35*[.Q298]/70*1.16" office:value-type="float" office:value="0.700971428571429" calcext:value-type="float">
            <text:p>0.7</text:p>
          </table:table-cell>
          <table:table-cell table:style-name="ce195" table:formula="of:=SUM([.V298:.X298])" office:value-type="float" office:value="66.4266857142857" calcext:value-type="float">
            <text:p>6.64E+01</text:p>
          </table:table-cell>
          <table:table-cell table:style-name="ce132" table:number-columns-repeated="2"/>
          <table:table-cell table:style-name="ce40" table:formula="of:=(([.R298]+[.S298]/5+[.T298]/5)*1000/(2^([.AR298]-1)+1))*([.AM298]*3600)" office:value-type="float" office:value="71428.0871717982" calcext:value-type="float">
            <text:p>71428</text:p>
          </table:table-cell>
          <table:table-cell table:style-name="ce39" table:number-columns-repeated="2"/>
          <table:table-cell table:style-name="ce40" table:formula="of:=(([.V298]+[.W298]/5+[.X298]/5)*1000/(2^([.AT298]-1)+1))*([.AM298]*3600)" office:value-type="float" office:value="866747.14021978" calcext:value-type="float">
            <text:p>86674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98:.U298])*1000/[.U$8];1)" office:value-type="float" office:value="6288.37714285714" calcext:value-type="float">
            <text:p>6288</text:p>
          </table:table-cell>
          <table:table-cell table:style-name="ce132" table:formula="of:=IF([.AQ298]&lt;2;0;INT(LOG([.AQ298]-1;2)+1.33))" office:value-type="float" office:value="13" calcext:value-type="float">
            <text:p>13</text:p>
          </table:table-cell>
          <table:table-cell table:style-name="ce196" table:formula="of:=MAX(([.V298]+[.W298]/5+[.X298]/5)*1000/[.U$7];1)" office:value-type="float" office:value="52.1653371428572" calcext:value-type="float">
            <text:p>52</text:p>
          </table:table-cell>
          <table:table-cell table:style-name="ce132" table:formula="of:=IF([.AS298]&lt;2;0;INT(LOG([.AS298]-1;2)+1.33))" office:value-type="float" office:value="7" calcext:value-type="float">
            <text:p>7</text:p>
          </table:table-cell>
          <table:table-cell table:style-name="ce196" table:formula="of:=([.Y298]+[.AA298])+IF([.AR298]&gt;0.9;SUM([.R298:.T298])*1000/(2^([.AR298]-1)+1);SUM([.R298:.T298])*1000)+IF([.AT298]&gt;0.9;([.V298]+[.W298]/5+[.X298]/5)*1000/(2^([.AT298]-1)+1);([.V298]+[.W298]/5+[.X298]/5)*1000)" office:value-type="float" office:value="945.714014110566" calcext:value-type="float">
            <text:p>94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298]+([.AM299]+[.AN299]+[.AO299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299]+[.N299]" office:value-type="float" office:value="22" calcext:value-type="float">
            <text:p>22.00</text:p>
          </table:table-cell>
          <table:table-cell table:style-name="ce280" office:value-type="float" office:value="12" calcext:value-type="float">
            <text:p>12</text:p>
          </table:table-cell>
          <table:table-cell table:style-name="ce132" table:formula="of:=578*[.Q299]/80*2" office:value-type="float" office:value="173.4" calcext:value-type="float">
            <text:p>173</text:p>
          </table:table-cell>
          <table:table-cell table:style-name="ce23" table:formula="of:=99.3*[.Q299]/70*2" office:value-type="float" office:value="34.0457142857143" calcext:value-type="float">
            <text:p>34.0</text:p>
          </table:table-cell>
          <table:table-cell table:style-name="ce23" table:formula="of:=6.32*[.Q299]/70*2" office:value-type="float" office:value="2.16685714285714" calcext:value-type="float">
            <text:p>2.2</text:p>
          </table:table-cell>
          <table:table-cell table:style-name="ce195" table:formula="of:=SUM([.R299:.T299])" office:value-type="float" office:value="209.612571428571" calcext:value-type="float">
            <text:p>2.10E+02</text:p>
          </table:table-cell>
          <table:table-cell table:style-name="ce132" table:formula="of:=108*[.Q299]/80*2" office:value-type="float" office:value="32.4" calcext:value-type="float">
            <text:p>32</text:p>
          </table:table-cell>
          <table:table-cell table:style-name="ce23" table:formula="of:=33.3*[.Q299]/70*2" office:value-type="float" office:value="11.4171428571429" calcext:value-type="float">
            <text:p>11.4</text:p>
          </table:table-cell>
          <table:table-cell table:style-name="ce23" table:formula="of:=2.35*[.Q299]/70*1.16" office:value-type="float" office:value="0.467314285714286" calcext:value-type="float">
            <text:p>0.5</text:p>
          </table:table-cell>
          <table:table-cell table:style-name="ce195" table:formula="of:=SUM([.V299:.X299])" office:value-type="float" office:value="44.2844571428571" calcext:value-type="float">
            <text:p>4.43E+01</text:p>
          </table:table-cell>
          <table:table-cell table:style-name="ce132" table:number-columns-repeated="2"/>
          <table:table-cell table:style-name="ce40" table:formula="of:=(([.R299]+[.S299]/5+[.T299]/5)*1000/(2^([.AR299]-1)+1))*([.AM299]*3600)" office:value-type="float" office:value="47618.7247811988" calcext:value-type="float">
            <text:p>47619</text:p>
          </table:table-cell>
          <table:table-cell table:style-name="ce39" table:number-columns-repeated="2"/>
          <table:table-cell table:style-name="ce40" table:formula="of:=(([.V299]+[.W299]/5+[.X299]/5)*1000/(2^([.AT299]-1)+1))*([.AM299]*3600)" office:value-type="float" office:value="1138152.81038961" calcext:value-type="float">
            <text:p>113815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299:.U299])*1000/[.U$8];1)" office:value-type="float" office:value="4192.25142857143" calcext:value-type="float">
            <text:p>4192</text:p>
          </table:table-cell>
          <table:table-cell table:style-name="ce132" table:formula="of:=IF([.AQ299]&lt;2;0;INT(LOG([.AQ299]-1;2)+1.33))" office:value-type="float" office:value="13" calcext:value-type="float">
            <text:p>13</text:p>
          </table:table-cell>
          <table:table-cell table:style-name="ce40" table:formula="of:=MAX(([.V299]+[.W299]/5+[.X299]/5)*1000/[.U$7];1)" office:value-type="float" office:value="34.7768914285714" calcext:value-type="float">
            <text:p>35</text:p>
          </table:table-cell>
          <table:table-cell table:style-name="ce132" table:formula="of:=IF([.AS299]&lt;2;0;INT(LOG([.AS299]-1;2)+1.33))" office:value-type="float" office:value="6" calcext:value-type="float">
            <text:p>6</text:p>
          </table:table-cell>
          <table:table-cell table:style-name="ce196" table:formula="of:=([.Y299]+[.AA299])+IF([.AR299]&gt;0.9;SUM([.R299:.T299])*1000/(2^([.AR299]-1)+1);SUM([.R299:.T299])*1000)+IF([.AT299]&gt;0.9;([.V299]+[.W299]/5+[.X299]/5)*1000/(2^([.AT299]-1)+1);([.V299]+[.W299]/5+[.X299]/5)*1000)" office:value-type="float" office:value="1149.29210531114" calcext:value-type="float">
            <text:p>114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299]+([.AM300]+[.AN300]+[.AO300])/24" office:value-type="string" office:string-value="" calcext:value-type="error">
            <text:p>#VALUE!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0]+[.N300]" office:value-type="float" office:value="22" calcext:value-type="float">
            <text:p>22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578*[.Q300]/80*2" office:value-type="float" office:value="115.6" calcext:value-type="float">
            <text:p>116</text:p>
          </table:table-cell>
          <table:table-cell table:style-name="ce23" table:formula="of:=99.3*[.Q300]/70*2" office:value-type="float" office:value="22.6971428571429" calcext:value-type="float">
            <text:p>22.7</text:p>
          </table:table-cell>
          <table:table-cell table:style-name="ce23" table:formula="of:=6.32*[.Q300]/70*2" office:value-type="float" office:value="1.44457142857143" calcext:value-type="float">
            <text:p>1.4</text:p>
          </table:table-cell>
          <table:table-cell table:style-name="ce195" table:formula="of:=SUM([.R300:.T300])" office:value-type="float" office:value="139.741714285714" calcext:value-type="float">
            <text:p>1.40E+02</text:p>
          </table:table-cell>
          <table:table-cell table:style-name="ce132" table:formula="of:=108*[.Q300]/80*2" office:value-type="float" office:value="21.6" calcext:value-type="float">
            <text:p>22</text:p>
          </table:table-cell>
          <table:table-cell table:style-name="ce23" table:formula="of:=33.3*[.Q300]/70*2" office:value-type="float" office:value="7.61142857142857" calcext:value-type="float">
            <text:p>7.6</text:p>
          </table:table-cell>
          <table:table-cell table:style-name="ce23" table:formula="of:=2.35*[.Q300]/70*1.16" office:value-type="float" office:value="0.311542857142857" calcext:value-type="float">
            <text:p>0.3</text:p>
          </table:table-cell>
          <table:table-cell table:style-name="ce195" table:formula="of:=SUM([.V300:.X300])" office:value-type="float" office:value="29.5229714285714" calcext:value-type="float">
            <text:p>2.95E+01</text:p>
          </table:table-cell>
          <table:table-cell table:style-name="ce132" table:number-columns-repeated="2"/>
          <table:table-cell table:style-name="ce40" table:formula="of:=(([.R300]+[.S300]/5+[.T300]/5)*1000/(2^([.AR300]-1)+1))*([.AM300]*3600)" office:value-type="float" office:value="63476.1397197239" calcext:value-type="float">
            <text:p>63476</text:p>
          </table:table-cell>
          <table:table-cell table:style-name="ce39" table:number-columns-repeated="2"/>
          <table:table-cell table:style-name="ce40" table:formula="of:=(([.V300]+[.W300]/5+[.X300]/5)*1000/(2^([.AT300]-1)+1))*([.AM300]*3600)" office:value-type="float" office:value="1472903.63697479" calcext:value-type="float">
            <text:p>147290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00:.U300])*1000/[.U$8];1)" office:value-type="float" office:value="2794.83428571429" calcext:value-type="float">
            <text:p>2795</text:p>
          </table:table-cell>
          <table:table-cell table:style-name="ce132" table:formula="of:=IF([.AQ300]&lt;2;0;INT(LOG([.AQ300]-1;2)+1.33))" office:value-type="float" office:value="12" calcext:value-type="float">
            <text:p>12</text:p>
          </table:table-cell>
          <table:table-cell table:style-name="ce40" table:formula="of:=MAX(([.V300]+[.W300]/5+[.X300]/5)*1000/[.U$7];1)" office:value-type="float" office:value="23.1845942857143" calcext:value-type="float">
            <text:p>23</text:p>
          </table:table-cell>
          <table:table-cell table:style-name="ce132" table:formula="of:=IF([.AS300]&lt;2;0;INT(LOG([.AS300]-1;2)+1.33))" office:value-type="float" office:value="5" calcext:value-type="float">
            <text:p>5</text:p>
          </table:table-cell>
          <table:table-cell table:style-name="ce196" table:formula="of:=([.Y300]+[.AA300])+IF([.AR300]&gt;0.9;SUM([.R300:.T300])*1000/(2^([.AR300]-1)+1);SUM([.R300:.T300])*1000)+IF([.AT300]&gt;0.9;([.V300]+[.W300]/5+[.X300]/5)*1000/(2^([.AT300]-1)+1);([.V300]+[.W300]/5+[.X300]/5)*1000)" office:value-type="float" office:value="1461.52259346187" calcext:value-type="float">
            <text:p>146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00]+([.AM301]+[.AN301]+[.AO301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1]+[.N301]" office:value-type="float" office:value="22" calcext:value-type="float">
            <text:p>22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578*[.Q301]/80*2" office:value-type="float" office:value="72.25" calcext:value-type="float">
            <text:p>72</text:p>
          </table:table-cell>
          <table:table-cell table:style-name="ce23" table:formula="of:=99.3*[.Q301]/70*2" office:value-type="float" office:value="14.1857142857143" calcext:value-type="float">
            <text:p>14.2</text:p>
          </table:table-cell>
          <table:table-cell table:style-name="ce23" table:formula="of:=6.32*[.Q301]/70*2" office:value-type="float" office:value="0.902857142857143" calcext:value-type="float">
            <text:p>0.9</text:p>
          </table:table-cell>
          <table:table-cell table:style-name="ce195" table:formula="of:=SUM([.R301:.T301])" office:value-type="float" office:value="87.3385714285714" calcext:value-type="float">
            <text:p>8.73E+01</text:p>
          </table:table-cell>
          <table:table-cell table:style-name="ce132" table:formula="of:=108*[.Q301]/80*2" office:value-type="float" office:value="13.5" calcext:value-type="float">
            <text:p>14</text:p>
          </table:table-cell>
          <table:table-cell table:style-name="ce23" table:formula="of:=33.3*[.Q301]/70*2" office:value-type="float" office:value="4.75714285714286" calcext:value-type="float">
            <text:p>4.8</text:p>
          </table:table-cell>
          <table:table-cell table:style-name="ce23" table:formula="of:=2.35*[.Q301]/70*1.16" office:value-type="float" office:value="0.194714285714286" calcext:value-type="float">
            <text:p>0.2</text:p>
          </table:table-cell>
          <table:table-cell table:style-name="ce195" table:formula="of:=SUM([.V301:.X301])" office:value-type="float" office:value="18.4518571428571" calcext:value-type="float">
            <text:p>1.85E+01</text:p>
          </table:table-cell>
          <table:table-cell table:style-name="ce132" table:number-columns-repeated="2"/>
          <table:table-cell table:style-name="ce40" table:formula="of:=(([.R301]+[.S301]/5+[.T301]/5)*1000/(2^([.AR301]-1)+1))*([.AM30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01]+[.W301]/5+[.X301]/5)*1000/(2^([.AT301]-1)+1))*([.AM30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01:.U301])*1000/[.U$8];1)" office:value-type="float" office:value="1746.77142857143" calcext:value-type="float">
            <text:p>1747</text:p>
          </table:table-cell>
          <table:table-cell table:style-name="ce132" table:formula="of:=IF([.AQ301]&lt;2;0;INT(LOG([.AQ301]-1;2)+1.33))" office:value-type="float" office:value="12" calcext:value-type="float">
            <text:p>12</text:p>
          </table:table-cell>
          <table:table-cell table:style-name="ce40" table:formula="of:=MAX(([.V301]+[.W301]/5+[.X301]/5)*1000/[.U$7];1)" office:value-type="float" office:value="14.4903714285714" calcext:value-type="float">
            <text:p>14</text:p>
          </table:table-cell>
          <table:table-cell table:style-name="ce132" table:formula="of:=IF([.AS301]&lt;2;0;INT(LOG([.AS301]-1;2)+1.33))" office:value-type="float" office:value="5" calcext:value-type="float">
            <text:p>5</text:p>
          </table:table-cell>
          <table:table-cell table:style-name="ce196" table:formula="of:=([.Y301]+[.AA301])+IF([.AR301]&gt;0.9;SUM([.R301:.T301])*1000/(2^([.AR301]-1)+1);SUM([.R301:.T301])*1000)+IF([.AT301]&gt;0.9;([.V301]+[.W301]/5+[.X301]/5)*1000/(2^([.AT301]-1)+1);([.V301]+[.W301]/5+[.X301]/5)*1000)" office:value-type="float" office:value="913.451620913666" calcext:value-type="float">
            <text:p>91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01]+([.AM302]+[.AN302]+[.AO302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2]+[.N302]" office:value-type="float" office:value="22" calcext:value-type="float">
            <text:p>22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578*[.Q302]/80*2" office:value-type="float" office:value="36.125" calcext:value-type="float">
            <text:p>36</text:p>
          </table:table-cell>
          <table:table-cell table:style-name="ce23" table:formula="of:=99.3*[.Q302]/70*2" office:value-type="float" office:value="7.09285714285714" calcext:value-type="float">
            <text:p>7.1</text:p>
          </table:table-cell>
          <table:table-cell table:style-name="ce23" table:formula="of:=6.32*[.Q302]/70*2" office:value-type="float" office:value="0.451428571428571" calcext:value-type="float">
            <text:p>0.5</text:p>
          </table:table-cell>
          <table:table-cell table:style-name="ce195" table:formula="of:=SUM([.R302:.T302])" office:value-type="float" office:value="43.6692857142857" calcext:value-type="float">
            <text:p>4.37E+01</text:p>
          </table:table-cell>
          <table:table-cell table:style-name="ce132" table:formula="of:=108*[.Q302]/80*2" office:value-type="float" office:value="6.75" calcext:value-type="float">
            <text:p>7</text:p>
          </table:table-cell>
          <table:table-cell table:style-name="ce23" table:formula="of:=33.3*[.Q302]/70*2" office:value-type="float" office:value="2.37857142857143" calcext:value-type="float">
            <text:p>2.4</text:p>
          </table:table-cell>
          <table:table-cell table:style-name="ce23" table:formula="of:=2.35*[.Q302]/70*1.16" office:value-type="float" office:value="0.0973571428571428" calcext:value-type="float">
            <text:p>0.1</text:p>
          </table:table-cell>
          <table:table-cell table:style-name="ce195" table:formula="of:=SUM([.V302:.X302])" office:value-type="float" office:value="9.22592857142857" calcext:value-type="float">
            <text:p>9.23E+00</text:p>
          </table:table-cell>
          <table:table-cell table:style-name="ce132" table:number-columns-repeated="2"/>
          <table:table-cell table:style-name="ce40" table:formula="of:=(([.R302]+[.S302]/5+[.T302]/5)*1000/(2^([.AR302]-1)+1))*([.AM302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02]+[.W302]/5+[.X302]/5)*1000/(2^([.AT302]-1)+1))*([.AM302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02:.U302])*1000/[.U$8];1)" office:value-type="float" office:value="873.385714285714" calcext:value-type="float">
            <text:p>873</text:p>
          </table:table-cell>
          <table:table-cell table:style-name="ce132" table:formula="of:=IF([.AQ302]&lt;2;0;INT(LOG([.AQ302]-1;2)+1.33))" office:value-type="float" office:value="11" calcext:value-type="float">
            <text:p>11</text:p>
          </table:table-cell>
          <table:table-cell table:style-name="ce40" table:formula="of:=MAX(([.V302]+[.W302]/5+[.X302]/5)*1000/[.U$7];1)" office:value-type="float" office:value="7.24518571428571" calcext:value-type="float">
            <text:p>7</text:p>
          </table:table-cell>
          <table:table-cell table:style-name="ce132" table:formula="of:=IF([.AS302]&lt;2;0;INT(LOG([.AS302]-1;2)+1.33))" office:value-type="float" office:value="3" calcext:value-type="float">
            <text:p>3</text:p>
          </table:table-cell>
          <table:table-cell table:style-name="ce196" table:formula="of:=([.Y302]+[.AA302])+IF([.AR302]&gt;0.9;SUM([.R302:.T302])*1000/(2^([.AR302]-1)+1);SUM([.R302:.T302])*1000)+IF([.AT302]&gt;0.9;([.V302]+[.W302]/5+[.X302]/5)*1000/(2^([.AT302]-1)+1);([.V302]+[.W302]/5+[.X302]/5)*1000)" office:value-type="float" office:value="1500.86725261324" calcext:value-type="float">
            <text:p>150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02]+([.AM303]+[.AN303]+[.AO303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3]+[.N303]" office:value-type="float" office:value="22" calcext:value-type="float">
            <text:p>22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578*[.Q303]/80*2" office:value-type="float" office:value="14.45" calcext:value-type="float">
            <text:p>14</text:p>
          </table:table-cell>
          <table:table-cell table:style-name="ce23" table:formula="of:=99.3*[.Q303]/70*2" office:value-type="float" office:value="2.83714285714286" calcext:value-type="float">
            <text:p>2.8</text:p>
          </table:table-cell>
          <table:table-cell table:style-name="ce23" table:formula="of:=6.32*[.Q303]/70*2" office:value-type="float" office:value="0.180571428571429" calcext:value-type="float">
            <text:p>0.2</text:p>
          </table:table-cell>
          <table:table-cell table:style-name="ce195" table:formula="of:=SUM([.R303:.T303])" office:value-type="float" office:value="17.4677142857143" calcext:value-type="float">
            <text:p>1.75E+01</text:p>
          </table:table-cell>
          <table:table-cell table:style-name="ce132" table:formula="of:=108*[.Q303]/80*2" office:value-type="float" office:value="2.7" calcext:value-type="float">
            <text:p>3</text:p>
          </table:table-cell>
          <table:table-cell table:style-name="ce23" table:formula="of:=33.3*[.Q303]/70*2" office:value-type="float" office:value="0.951428571428571" calcext:value-type="float">
            <text:p>1.0</text:p>
          </table:table-cell>
          <table:table-cell table:style-name="ce23" table:formula="of:=2.35*[.Q303]/70*1.16" office:value-type="float" office:value="0.0389428571428571" calcext:value-type="float">
            <text:p>0.0</text:p>
          </table:table-cell>
          <table:table-cell table:style-name="ce195" table:formula="of:=SUM([.V303:.X303])" office:value-type="float" office:value="3.69037142857143" calcext:value-type="float">
            <text:p>3.69E+00</text:p>
          </table:table-cell>
          <table:table-cell table:style-name="ce132" table:number-columns-repeated="2"/>
          <table:table-cell table:style-name="ce40" table:formula="of:=(([.R303]+[.S303]/5+[.T303]/5)*1000/(2^([.AR303]-1)+1))*([.AM303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03]+[.W303]/5+[.X303]/5)*1000/(2^([.AT303]-1)+1))*([.AM303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03:.U303])*1000/[.U$8];1)" office:value-type="float" office:value="349.354285714286" calcext:value-type="float">
            <text:p>349</text:p>
          </table:table-cell>
          <table:table-cell table:style-name="ce132" table:formula="of:=IF([.AQ303]&lt;2;0;INT(LOG([.AQ303]-1;2)+1.33))" office:value-type="float" office:value="9" calcext:value-type="float">
            <text:p>9</text:p>
          </table:table-cell>
          <table:table-cell table:style-name="ce40" table:formula="of:=MAX(([.V303]+[.W303]/5+[.X303]/5)*1000/[.U$7];1)" office:value-type="float" office:value="2.89807428571429" calcext:value-type="float">
            <text:p>3</text:p>
          </table:table-cell>
          <table:table-cell table:style-name="ce132" table:formula="of:=IF([.AS303]&lt;2;0;INT(LOG([.AS303]-1;2)+1.33))" office:value-type="float" office:value="2" calcext:value-type="float">
            <text:p>2</text:p>
          </table:table-cell>
          <table:table-cell table:style-name="ce196" table:formula="of:=([.Y303]+[.AA303])+IF([.AR303]&gt;0.9;SUM([.R303:.T303])*1000/(2^([.AR303]-1)+1);SUM([.R303:.T303])*1000)+IF([.AT303]&gt;0.9;([.V303]+[.W303]/5+[.X303]/5)*1000/(2^([.AT303]-1)+1);([.V303]+[.W303]/5+[.X303]/5)*1000)" office:value-type="float" office:value="1037.68289319993" calcext:value-type="float">
            <text:p>103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03]+([.AM304]+[.AN304]+[.AO304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04]+([.AM305]+[.AN305]+[.AO305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2.5" calcext:value-type="float">
            <text:p>12.5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9.5" calcext:value-type="float">
            <text:p>9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5]+[.N305]" office:value-type="float" office:value="22" calcext:value-type="float">
            <text:p>22.0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283:.AO305])" office:value-type="float" office:value="7.7" calcext:value-type="float">
            <text:p>7.7</text:p>
          </table:table-cell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4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/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10">
          <table:table-cell/>
          <table:table-cell table:style-name="ce269"/>
          <table:table-cell table:style-name="ce177" office:value-type="string" calcext:value-type="string">
            <text:p>Carbon luminosity scan 2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305]+([.AM309]+[.AN309]+[.AO309])/24" office:value-type="string" office:string-value="" calcext:value-type="error">
            <text:p>#VALUE!</text:p>
          </table:table-cell>
          <table:table-cell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09]+[.N309]" office:value-type="float" office:value="23.5" calcext:value-type="float">
            <text:p>23.5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31.7 *[.Q309]/80" office:value-type="float" office:value="15.85" calcext:value-type="float">
            <text:p>1.59E+01</text:p>
          </table:table-cell>
          <table:table-cell table:style-name="ce7" table:number-columns-repeated="3"/>
          <table:table-cell table:style-name="ce281" table:formula="of:=9.83 *[.Q309]/80" office:value-type="float" office:value="4.915" calcext:value-type="float">
            <text:p>4.92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09]+([.AM310]+[.AN310]+[.AO310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0]+[.N310]" office:value-type="float" office:value="23.5" calcext:value-type="float">
            <text:p>23.50</text:p>
          </table:table-cell>
          <table:table-cell table:style-name="ce280" office:value-type="float" office:value="20" calcext:value-type="float">
            <text:p>20</text:p>
          </table:table-cell>
          <table:table-cell table:style-name="ce281" table:formula="of:=31.7 *[.Q310]/80" office:value-type="float" office:value="7.925" calcext:value-type="float">
            <text:p>7.93E+00</text:p>
          </table:table-cell>
          <table:table-cell table:style-name="ce7" table:number-columns-repeated="3"/>
          <table:table-cell table:style-name="ce281" table:formula="of:=9.83 *[.Q310]/80" office:value-type="float" office:value="2.4575" calcext:value-type="float">
            <text:p>2.46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0]+([.AM311]+[.AN311]+[.AO311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1]+[.N311]" office:value-type="float" office:value="23.5" calcext:value-type="float">
            <text:p>23.5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31.7 *[.Q311]/80" office:value-type="float" office:value="5.94375" calcext:value-type="float">
            <text:p>5.94E+00</text:p>
          </table:table-cell>
          <table:table-cell table:style-name="ce7" table:number-columns-repeated="3"/>
          <table:table-cell table:style-name="ce281" table:formula="of:=9.83 *[.Q311]/80" office:value-type="float" office:value="1.843125" calcext:value-type="float">
            <text:p>1.8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1]+([.AM312]+[.AN312]+[.AO312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2]+[.N312]" office:value-type="float" office:value="23.5" calcext:value-type="float">
            <text:p>23.50</text:p>
          </table:table-cell>
          <table:table-cell table:style-name="ce280" office:value-type="float" office:value="10" calcext:value-type="float">
            <text:p>10</text:p>
          </table:table-cell>
          <table:table-cell table:style-name="ce281" table:formula="of:=31.7 *[.Q312]/80" office:value-type="float" office:value="3.9625" calcext:value-type="float">
            <text:p>3.96E+00</text:p>
          </table:table-cell>
          <table:table-cell table:style-name="ce7" table:number-columns-repeated="3"/>
          <table:table-cell table:style-name="ce281" table:formula="of:=9.83 *[.Q312]/80" office:value-type="float" office:value="1.22875" calcext:value-type="float">
            <text:p>1.23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2]+([.AM313]+[.AN313]+[.AO313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3]+[.N313]" office:value-type="float" office:value="23.5" calcext:value-type="float">
            <text:p>23.50</text:p>
          </table:table-cell>
          <table:table-cell table:style-name="ce280" office:value-type="float" office:value="7" calcext:value-type="float">
            <text:p>7</text:p>
          </table:table-cell>
          <table:table-cell table:style-name="ce281" table:formula="of:=31.7 *[.Q313]/80" office:value-type="float" office:value="2.77375" calcext:value-type="float">
            <text:p>2.77E+00</text:p>
          </table:table-cell>
          <table:table-cell table:style-name="ce7" table:number-columns-repeated="3"/>
          <table:table-cell table:style-name="ce281" table:formula="of:=9.83 *[.Q313]/80" office:value-type="float" office:value="0.860125" calcext:value-type="float">
            <text:p>8.60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3]+([.AM314]+[.AN314]+[.AO314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4]+[.N314]" office:value-type="float" office:value="23.5" calcext:value-type="float">
            <text:p>23.5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31.7 *[.Q314]/80" office:value-type="float" office:value="1.98125" calcext:value-type="float">
            <text:p>1.98E+00</text:p>
          </table:table-cell>
          <table:table-cell table:style-name="ce7" table:number-columns-repeated="3"/>
          <table:table-cell table:style-name="ce281" table:formula="of:=9.83 *[.Q314]/80" office:value-type="float" office:value="0.614375" calcext:value-type="float">
            <text:p>6.14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4]+([.AM315]+[.AN315]+[.AO315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5]+[.N315]" office:value-type="float" office:value="23.5" calcext:value-type="float">
            <text:p>23.5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31.7 *[.Q315]/80" office:value-type="float" office:value="0.990625" calcext:value-type="float">
            <text:p>9.91E-01</text:p>
          </table:table-cell>
          <table:table-cell table:style-name="ce7" table:number-columns-repeated="3"/>
          <table:table-cell table:style-name="ce281" table:formula="of:=9.83 *[.Q315]/80" office:value-type="float" office:value="0.3071875" calcext:value-type="float">
            <text:p>3.07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5]+([.AM316]+[.AN316]+[.AO316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6]+[.N316]" office:value-type="float" office:value="23.5" calcext:value-type="float">
            <text:p>23.5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31.7 *[.Q316]/80" office:value-type="float" office:value="0.39625" calcext:value-type="float">
            <text:p>3.96E-01</text:p>
          </table:table-cell>
          <table:table-cell table:style-name="ce7" table:number-columns-repeated="3"/>
          <table:table-cell table:style-name="ce281" table:formula="of:=9.83 *[.Q316]/80" office:value-type="float" office:value="0.122875" calcext:value-type="float">
            <text:p>1.23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" calcext:value-type="float">
            <text:p>0</text:p>
          </table:table-cell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6]+([.AM317]+[.AN317]+[.AO317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7]+[.N317]" office:value-type="float" office:value="23.5" calcext:value-type="float">
            <text:p>23.5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31.7 *[.Q317]/80" office:value-type="float" office:value="23.775" calcext:value-type="float">
            <text:p>2.38E+01</text:p>
          </table:table-cell>
          <table:table-cell table:style-name="ce7" table:number-columns-repeated="3"/>
          <table:table-cell table:style-name="ce281" table:formula="of:=9.83 *[.Q317]/80" office:value-type="float" office:value="7.3725" calcext:value-type="float">
            <text:p>7.37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317]+([.AM318]+[.AN318]+[.AO318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18]+[.N318]" office:value-type="float" office:value="23.5" calcext:value-type="float">
            <text:p>23.50</text:p>
          </table:table-cell>
          <table:table-cell table:style-name="ce280" office:value-type="float" office:value="80" calcext:value-type="float">
            <text:p>80</text:p>
          </table:table-cell>
          <table:table-cell table:style-name="ce7" table:number-columns-repeated="8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309:.AO318])" office:value-type="float" office:value="3" calcext:value-type="float">
            <text:p>3.0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318]+([.AM322]+[.AN322]+[.AO322])/24" office:value-type="string" office:string-value="" calcext:value-type="error">
            <text:p>#VALUE!</text:p>
          </table:table-cell>
          <table:table-cell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2]+[.N322]" office:value-type="float" office:value="23.5" calcext:value-type="float">
            <text:p>23.5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362 *[.Q322]/80" office:value-type="float" office:value="362" calcext:value-type="float">
            <text:p>362</text:p>
          </table:table-cell>
          <table:table-cell table:style-name="ce23" table:formula="of:=55.8 *[.Q322]/70" office:value-type="float" office:value="63.7714285714286" calcext:value-type="float">
            <text:p>63.8</text:p>
          </table:table-cell>
          <table:table-cell table:style-name="ce23" table:formula="of:=3.66 *[.Q322]/70" office:value-type="float" office:value="4.18285714285714" calcext:value-type="float">
            <text:p>4.2</text:p>
          </table:table-cell>
          <table:table-cell table:style-name="ce195" table:formula="of:=SUM([.R322:.T322])" office:value-type="float" office:value="429.954285714286" calcext:value-type="float">
            <text:p>4.30E+02</text:p>
          </table:table-cell>
          <table:table-cell table:style-name="ce132" table:formula="of:=89.6*[.Q322]/80" office:value-type="float" office:value="89.6" calcext:value-type="float">
            <text:p>90</text:p>
          </table:table-cell>
          <table:table-cell table:style-name="ce23" table:formula="of:=25.1 *[.Q322]/70" office:value-type="float" office:value="28.6857142857143" calcext:value-type="float">
            <text:p>28.7</text:p>
          </table:table-cell>
          <table:table-cell table:style-name="ce23" table:formula="of:=1.77 *[.Q322]/70" office:value-type="float" office:value="2.02285714285714" calcext:value-type="float">
            <text:p>2.0</text:p>
          </table:table-cell>
          <table:table-cell table:style-name="ce195" table:formula="of:=SUM([.V322:.X322])" office:value-type="float" office:value="120.308571428571" calcext:value-type="float">
            <text:p>1.20E+02</text:p>
          </table:table-cell>
          <table:table-cell table:style-name="ce132" table:number-columns-repeated="2"/>
          <table:table-cell table:style-name="ce40" table:formula="of:=(([.R322]+[.S322]/5+[.T322]/5)*1000/(2^([.AR322]-1)+1))*([.AM322]*3600)" office:value-type="float" office:value="99008.5735206946" calcext:value-type="float">
            <text:p>99009</text:p>
          </table:table-cell>
          <table:table-cell table:style-name="ce39" table:number-columns-repeated="2"/>
          <table:table-cell table:style-name="ce40" table:formula="of:=(([.V322]+[.W322]/5+[.X322]/5)*1000/(2^([.AT322]-1)+1))*([.AM322]*3600)" office:value-type="float" office:value="1590785.40659341" calcext:value-type="float">
            <text:p>1590785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2]+[.S322]/5+[.T322]/5)*1000/[.U$8];1)" office:value-type="float" office:value="3755.90857142857" calcext:value-type="float">
            <text:p>3756</text:p>
          </table:table-cell>
          <table:table-cell table:style-name="ce132" table:formula="of:=IF([.AQ322]&lt;2;0;INT(LOG([.AQ322]-1;2)+1.33))" office:value-type="float" office:value="13" calcext:value-type="float">
            <text:p>13</text:p>
          </table:table-cell>
          <table:table-cell table:style-name="ce196" table:formula="of:=MAX(([.V322]+[.W322]/5+[.X322]/5)*1000/[.U$7];1)" office:value-type="float" office:value="95.7417142857143" calcext:value-type="float">
            <text:p>96</text:p>
          </table:table-cell>
          <table:table-cell table:style-name="ce132" table:formula="of:=IF([.AS322]&lt;2;0;INT(LOG([.AS322]-1;2)+1.33))" office:value-type="float" office:value="7" calcext:value-type="float">
            <text:p>7</text:p>
          </table:table-cell>
          <table:table-cell table:style-name="ce196" table:formula="of:=([.Y322]+[.AA322])+IF([.AR322]&gt;0.9;SUM([.R322:.T322])*1000/(2^([.AR322]-1)+1);SUM([.R322:.T322])*1000)+IF([.AT322]&gt;0.9;([.V322]+[.W322]/5+[.X322]/5)*1000/(2^([.AT322]-1)+1);([.V322]+[.W322]/5+[.X322]/5)*1000)" office:value-type="float" office:value="1698.2017089964" calcext:value-type="float">
            <text:p>169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22]+([.AM323]+[.AN323]+[.AO323])/24" office:value-type="string" office:string-value="" calcext:value-type="error">
            <text:p>#VALUE!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3]+[.N323]" office:value-type="float" office:value="23.5" calcext:value-type="float">
            <text:p>23.5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362 *[.Q323]/80" office:value-type="float" office:value="271.5" calcext:value-type="float">
            <text:p>272</text:p>
          </table:table-cell>
          <table:table-cell table:style-name="ce23" table:formula="of:=55.8 *[.Q323]/70" office:value-type="float" office:value="47.8285714285714" calcext:value-type="float">
            <text:p>47.8</text:p>
          </table:table-cell>
          <table:table-cell table:style-name="ce23" table:formula="of:=3.66 *[.Q323]/70" office:value-type="float" office:value="3.13714285714286" calcext:value-type="float">
            <text:p>3.1</text:p>
          </table:table-cell>
          <table:table-cell table:style-name="ce195" table:formula="of:=SUM([.R323:.T323])" office:value-type="float" office:value="322.465714285714" calcext:value-type="float">
            <text:p>3.22E+02</text:p>
          </table:table-cell>
          <table:table-cell table:style-name="ce132" table:formula="of:=89.6*[.Q323]/80" office:value-type="float" office:value="67.2" calcext:value-type="float">
            <text:p>67</text:p>
          </table:table-cell>
          <table:table-cell table:style-name="ce23" table:formula="of:=25.1 *[.Q323]/70" office:value-type="float" office:value="21.5142857142857" calcext:value-type="float">
            <text:p>21.5</text:p>
          </table:table-cell>
          <table:table-cell table:style-name="ce23" table:formula="of:=1.77 *[.Q323]/70" office:value-type="float" office:value="1.51714285714286" calcext:value-type="float">
            <text:p>1.5</text:p>
          </table:table-cell>
          <table:table-cell table:style-name="ce195" table:formula="of:=SUM([.V323:.X323])" office:value-type="float" office:value="90.2314285714286" calcext:value-type="float">
            <text:p>9.02E+01</text:p>
          </table:table-cell>
          <table:table-cell table:style-name="ce132" table:number-columns-repeated="2"/>
          <table:table-cell table:style-name="ce40" table:formula="of:=(([.R323]+[.S323]/5+[.T323]/5)*1000/(2^([.AR323]-1)+1))*([.AM323]*3600)" office:value-type="float" office:value="148476.619953985" calcext:value-type="float">
            <text:p>148477</text:p>
          </table:table-cell>
          <table:table-cell table:style-name="ce39" table:number-columns-repeated="2"/>
          <table:table-cell table:style-name="ce40" table:formula="of:=(([.V323]+[.W323]/5+[.X323]/5)*1000/(2^([.AT323]-1)+1))*([.AM323]*3600)" office:value-type="float" office:value="1193089.05494506" calcext:value-type="float">
            <text:p>1193089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53"/>
          <table:table-cell table:style-name="ce196" table:formula="of:=MAX(([.R323]+[.S323]/5+[.T323]/5)*1000/[.U$8];1)" office:value-type="float" office:value="2816.93142857143" calcext:value-type="float">
            <text:p>2817</text:p>
          </table:table-cell>
          <table:table-cell table:style-name="ce132" table:formula="of:=IF([.AQ323]&lt;2;0;INT(LOG([.AQ323]-1;2)+1.33))" office:value-type="float" office:value="12" calcext:value-type="float">
            <text:p>12</text:p>
          </table:table-cell>
          <table:table-cell table:style-name="ce196" table:formula="of:=MAX(([.V323]+[.W323]/5+[.X323]/5)*1000/[.U$7];1)" office:value-type="float" office:value="71.8062857142857" calcext:value-type="float">
            <text:p>72</text:p>
          </table:table-cell>
          <table:table-cell table:style-name="ce132" table:formula="of:=IF([.AS323]&lt;2;0;INT(LOG([.AS323]-1;2)+1.33))" office:value-type="float" office:value="7" calcext:value-type="float">
            <text:p>7</text:p>
          </table:table-cell>
          <table:table-cell table:style-name="ce196" table:formula="of:=([.Y323]+[.AA323])+IF([.AR323]&gt;0.9;SUM([.R323:.T323])*1000/(2^([.AR323]-1)+1);SUM([.R323:.T323])*1000)+IF([.AT323]&gt;0.9;([.V323]+[.W323]/5+[.X323]/5)*1000/(2^([.AT323]-1)+1);([.V323]+[.W323]/5+[.X323]/5)*1000)" office:value-type="float" office:value="1352.32063424131" calcext:value-type="float">
            <text:p>1352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323]+([.AM324]+[.AN324]+[.AO324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4]+[.N324]" office:value-type="float" office:value="23.5" calcext:value-type="float">
            <text:p>23.5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362 *[.Q324]/80" office:value-type="float" office:value="181" calcext:value-type="float">
            <text:p>181</text:p>
          </table:table-cell>
          <table:table-cell table:style-name="ce23" table:formula="of:=55.8 *[.Q324]/70" office:value-type="float" office:value="31.8857142857143" calcext:value-type="float">
            <text:p>31.9</text:p>
          </table:table-cell>
          <table:table-cell table:style-name="ce23" table:formula="of:=3.66 *[.Q324]/70" office:value-type="float" office:value="2.09142857142857" calcext:value-type="float">
            <text:p>2.1</text:p>
          </table:table-cell>
          <table:table-cell table:style-name="ce195" table:formula="of:=SUM([.R324:.T324])" office:value-type="float" office:value="214.977142857143" calcext:value-type="float">
            <text:p>2.15E+02</text:p>
          </table:table-cell>
          <table:table-cell table:style-name="ce132" table:formula="of:=89.6*[.Q324]/80" office:value-type="float" office:value="44.8" calcext:value-type="float">
            <text:p>45</text:p>
          </table:table-cell>
          <table:table-cell table:style-name="ce23" table:formula="of:=25.1 *[.Q324]/70" office:value-type="float" office:value="14.3428571428571" calcext:value-type="float">
            <text:p>14.3</text:p>
          </table:table-cell>
          <table:table-cell table:style-name="ce23" table:formula="of:=1.77 *[.Q324]/70" office:value-type="float" office:value="1.01142857142857" calcext:value-type="float">
            <text:p>1.0</text:p>
          </table:table-cell>
          <table:table-cell table:style-name="ce195" table:formula="of:=SUM([.V324:.X324])" office:value-type="float" office:value="60.1542857142857" calcext:value-type="float">
            <text:p>6.02E+01</text:p>
          </table:table-cell>
          <table:table-cell table:style-name="ce132" table:number-columns-repeated="2"/>
          <table:table-cell table:style-name="ce40" table:formula="of:=(([.R324]+[.S324]/5+[.T324]/5)*1000/(2^([.AR324]-1)+1))*([.AM324]*3600)" office:value-type="float" office:value="98984.4133026564" calcext:value-type="float">
            <text:p>98984</text:p>
          </table:table-cell>
          <table:table-cell table:style-name="ce39" table:number-columns-repeated="2"/>
          <table:table-cell table:style-name="ce40" table:formula="of:=(([.V324]+[.W324]/5+[.X324]/5)*1000/(2^([.AT324]-1)+1))*([.AM324]*3600)" office:value-type="float" office:value="1566682.5974026" calcext:value-type="float">
            <text:p>156668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4]+[.S324]/5+[.T324]/5)*1000/[.U$8];1)" office:value-type="float" office:value="1877.95428571429" calcext:value-type="float">
            <text:p>1878</text:p>
          </table:table-cell>
          <table:table-cell table:style-name="ce132" table:formula="of:=IF([.AQ324]&lt;2;0;INT(LOG([.AQ324]-1;2)+1.33))" office:value-type="float" office:value="12" calcext:value-type="float">
            <text:p>12</text:p>
          </table:table-cell>
          <table:table-cell table:style-name="ce196" table:formula="of:=MAX(([.V324]+[.W324]/5+[.X324]/5)*1000/[.U$7];1)" office:value-type="float" office:value="47.8708571428571" calcext:value-type="float">
            <text:p>48</text:p>
          </table:table-cell>
          <table:table-cell table:style-name="ce132" table:formula="of:=IF([.AS324]&lt;2;0;INT(LOG([.AS324]-1;2)+1.33))" office:value-type="float" office:value="6" calcext:value-type="float">
            <text:p>6</text:p>
          </table:table-cell>
          <table:table-cell table:style-name="ce196" table:formula="of:=([.Y324]+[.AA324])+IF([.AR324]&gt;0.9;SUM([.R324:.T324])*1000/(2^([.AR324]-1)+1);SUM([.R324:.T324])*1000)+IF([.AT324]&gt;0.9;([.V324]+[.W324]/5+[.X324]/5)*1000/(2^([.AT324]-1)+1);([.V324]+[.W324]/5+[.X324]/5)*1000)" office:value-type="float" office:value="1615.70439885151" calcext:value-type="float">
            <text:p>161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24]+([.AM325]+[.AN325]+[.AO325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5]+[.N325]" office:value-type="float" office:value="23.5" calcext:value-type="float">
            <text:p>23.5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362 *[.Q325]/80" office:value-type="float" office:value="113.125" calcext:value-type="float">
            <text:p>113</text:p>
          </table:table-cell>
          <table:table-cell table:style-name="ce23" table:formula="of:=55.8 *[.Q325]/70" office:value-type="float" office:value="19.9285714285714" calcext:value-type="float">
            <text:p>19.9</text:p>
          </table:table-cell>
          <table:table-cell table:style-name="ce23" table:formula="of:=3.66 *[.Q325]/70" office:value-type="float" office:value="1.30714285714286" calcext:value-type="float">
            <text:p>1.3</text:p>
          </table:table-cell>
          <table:table-cell table:style-name="ce195" table:formula="of:=SUM([.R325:.T325])" office:value-type="float" office:value="134.360714285714" calcext:value-type="float">
            <text:p>1.34E+02</text:p>
          </table:table-cell>
          <table:table-cell table:style-name="ce132" table:formula="of:=89.6*[.Q325]/80" office:value-type="float" office:value="28" calcext:value-type="float">
            <text:p>28</text:p>
          </table:table-cell>
          <table:table-cell table:style-name="ce23" table:formula="of:=25.1 *[.Q325]/70" office:value-type="float" office:value="8.96428571428571" calcext:value-type="float">
            <text:p>9.0</text:p>
          </table:table-cell>
          <table:table-cell table:style-name="ce23" table:formula="of:=1.77 *[.Q325]/70" office:value-type="float" office:value="0.632142857142857" calcext:value-type="float">
            <text:p>0.6</text:p>
          </table:table-cell>
          <table:table-cell table:style-name="ce195" table:formula="of:=SUM([.V325:.X325])" office:value-type="float" office:value="37.5964285714286" calcext:value-type="float">
            <text:p>3.76E+01</text:p>
          </table:table-cell>
          <table:table-cell table:style-name="ce132" table:number-columns-repeated="2"/>
          <table:table-cell table:style-name="ce40" table:formula="of:=(([.R325]+[.S325]/5+[.T325]/5)*1000/(2^([.AR325]-1)+1))*([.AM325]*3600)" office:value-type="float" office:value="123670.160278746" calcext:value-type="float">
            <text:p>123670</text:p>
          </table:table-cell>
          <table:table-cell table:style-name="ce39" table:number-columns-repeated="2"/>
          <table:table-cell table:style-name="ce40" table:formula="of:=(([.V325]+[.W325]/5+[.X325]/5)*1000/(2^([.AT325]-1)+1))*([.AM325]*3600)" office:value-type="float" office:value="979176.623376624" calcext:value-type="float">
            <text:p>97917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5]+[.S325]/5+[.T325]/5)*1000/[.U$8];1)" office:value-type="float" office:value="1173.72142857143" calcext:value-type="float">
            <text:p>1174</text:p>
          </table:table-cell>
          <table:table-cell table:style-name="ce132" table:formula="of:=IF([.AQ325]&lt;2;0;INT(LOG([.AQ325]-1;2)+1.33))" office:value-type="float" office:value="11" calcext:value-type="float">
            <text:p>11</text:p>
          </table:table-cell>
          <table:table-cell table:style-name="ce196" table:formula="of:=MAX(([.V325]+[.W325]/5+[.X325]/5)*1000/[.U$7];1)" office:value-type="float" office:value="29.9192857142857" calcext:value-type="float">
            <text:p>30</text:p>
          </table:table-cell>
          <table:table-cell table:style-name="ce132" table:formula="of:=IF([.AS325]&lt;2;0;INT(LOG([.AS325]-1;2)+1.33))" office:value-type="float" office:value="6" calcext:value-type="float">
            <text:p>6</text:p>
          </table:table-cell>
          <table:table-cell table:style-name="ce196" table:formula="of:=([.Y325]+[.AA325])+IF([.AR325]&gt;0.9;SUM([.R325:.T325])*1000/(2^([.AR325]-1)+1);SUM([.R325:.T325])*1000)+IF([.AT325]&gt;0.9;([.V325]+[.W325]/5+[.X325]/5)*1000/(2^([.AT325]-1)+1);([.V325]+[.W325]/5+[.X325]/5)*1000)" office:value-type="float" office:value="1075.32507390983" calcext:value-type="float">
            <text:p>107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25]+([.AM326]+[.AN326]+[.AO326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6]+[.N326]" office:value-type="float" office:value="23.5" calcext:value-type="float">
            <text:p>23.50</text:p>
          </table:table-cell>
          <table:table-cell table:style-name="ce280" office:value-type="float" office:value="18" calcext:value-type="float">
            <text:p>18</text:p>
          </table:table-cell>
          <table:table-cell table:style-name="ce132" table:formula="of:=362 *[.Q326]/80" office:value-type="float" office:value="81.45" calcext:value-type="float">
            <text:p>81</text:p>
          </table:table-cell>
          <table:table-cell table:style-name="ce23" table:formula="of:=55.8 *[.Q326]/70" office:value-type="float" office:value="14.3485714285714" calcext:value-type="float">
            <text:p>14.3</text:p>
          </table:table-cell>
          <table:table-cell table:style-name="ce23" table:formula="of:=3.66 *[.Q326]/70" office:value-type="float" office:value="0.941142857142857" calcext:value-type="float">
            <text:p>0.9</text:p>
          </table:table-cell>
          <table:table-cell table:style-name="ce195" table:formula="of:=SUM([.R326:.T326])" office:value-type="float" office:value="96.7397142857143" calcext:value-type="float">
            <text:p>9.67E+01</text:p>
          </table:table-cell>
          <table:table-cell table:style-name="ce132" table:formula="of:=89.6*[.Q326]/80" office:value-type="float" office:value="20.16" calcext:value-type="float">
            <text:p>20</text:p>
          </table:table-cell>
          <table:table-cell table:style-name="ce23" table:formula="of:=25.1 *[.Q326]/70" office:value-type="float" office:value="6.45428571428571" calcext:value-type="float">
            <text:p>6.5</text:p>
          </table:table-cell>
          <table:table-cell table:style-name="ce23" table:formula="of:=1.77 *[.Q326]/70" office:value-type="float" office:value="0.455142857142857" calcext:value-type="float">
            <text:p>0.5</text:p>
          </table:table-cell>
          <table:table-cell table:style-name="ce195" table:formula="of:=SUM([.V326:.X326])" office:value-type="float" office:value="27.0694285714286" calcext:value-type="float">
            <text:p>2.71E+01</text:p>
          </table:table-cell>
          <table:table-cell table:style-name="ce132" table:number-columns-repeated="2"/>
          <table:table-cell table:style-name="ce40" table:formula="of:=(([.R326]+[.S326]/5+[.T326]/5)*1000/(2^([.AR326]-1)+1))*([.AM326]*3600)" office:value-type="float" office:value="89042.5154006969" calcext:value-type="float">
            <text:p>89043</text:p>
          </table:table-cell>
          <table:table-cell table:style-name="ce39" table:number-columns-repeated="2"/>
          <table:table-cell table:style-name="ce40" table:formula="of:=(([.V326]+[.W326]/5+[.X326]/5)*1000/(2^([.AT326]-1)+1))*([.AM326]*3600)" office:value-type="float" office:value="1368543.32773109" calcext:value-type="float">
            <text:p>136854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6]+[.S326]/5+[.T326]/5)*1000/[.U$8];1)" office:value-type="float" office:value="845.079428571429" calcext:value-type="float">
            <text:p>845</text:p>
          </table:table-cell>
          <table:table-cell table:style-name="ce132" table:formula="of:=IF([.AQ326]&lt;2;0;INT(LOG([.AQ326]-1;2)+1.33))" office:value-type="float" office:value="11" calcext:value-type="float">
            <text:p>11</text:p>
          </table:table-cell>
          <table:table-cell table:style-name="ce196" table:formula="of:=MAX(([.V326]+[.W326]/5+[.X326]/5)*1000/[.U$7];1)" office:value-type="float" office:value="21.5418857142857" calcext:value-type="float">
            <text:p>22</text:p>
          </table:table-cell>
          <table:table-cell table:style-name="ce132" table:formula="of:=IF([.AS326]&lt;2;0;INT(LOG([.AS326]-1;2)+1.33))" office:value-type="float" office:value="5" calcext:value-type="float">
            <text:p>5</text:p>
          </table:table-cell>
          <table:table-cell table:style-name="ce196" table:formula="of:=([.Y326]+[.AA326])+IF([.AR326]&gt;0.9;SUM([.R326:.T326])*1000/(2^([.AR326]-1)+1);SUM([.R326:.T326])*1000)+IF([.AT326]&gt;0.9;([.V326]+[.W326]/5+[.X326]/5)*1000/(2^([.AT326]-1)+1);([.V326]+[.W326]/5+[.X326]/5)*1000)" office:value-type="float" office:value="1388.61938552982" calcext:value-type="float">
            <text:p>138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326]+([.AM327]+[.AN327]+[.AO327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7]+[.N327]" office:value-type="float" office:value="23.5" calcext:value-type="float">
            <text:p>23.50</text:p>
          </table:table-cell>
          <table:table-cell table:style-name="ce280" office:value-type="float" office:value="12" calcext:value-type="float">
            <text:p>12</text:p>
          </table:table-cell>
          <table:table-cell table:style-name="ce132" table:formula="of:=362 *[.Q327]/80" office:value-type="float" office:value="54.3" calcext:value-type="float">
            <text:p>54</text:p>
          </table:table-cell>
          <table:table-cell table:style-name="ce23" table:formula="of:=55.8 *[.Q327]/70" office:value-type="float" office:value="9.56571428571428" calcext:value-type="float">
            <text:p>9.6</text:p>
          </table:table-cell>
          <table:table-cell table:style-name="ce23" table:formula="of:=3.66 *[.Q327]/70" office:value-type="float" office:value="0.627428571428571" calcext:value-type="float">
            <text:p>0.6</text:p>
          </table:table-cell>
          <table:table-cell table:style-name="ce195" table:formula="of:=SUM([.R327:.T327])" office:value-type="float" office:value="64.4931428571429" calcext:value-type="float">
            <text:p>6.45E+01</text:p>
          </table:table-cell>
          <table:table-cell table:style-name="ce132" table:formula="of:=89.6*[.Q327]/80" office:value-type="float" office:value="13.44" calcext:value-type="float">
            <text:p>13</text:p>
          </table:table-cell>
          <table:table-cell table:style-name="ce23" table:formula="of:=25.1 *[.Q327]/70" office:value-type="float" office:value="4.30285714285714" calcext:value-type="float">
            <text:p>4.3</text:p>
          </table:table-cell>
          <table:table-cell table:style-name="ce23" table:formula="of:=1.77 *[.Q327]/70" office:value-type="float" office:value="0.303428571428571" calcext:value-type="float">
            <text:p>0.3</text:p>
          </table:table-cell>
          <table:table-cell table:style-name="ce195" table:formula="of:=SUM([.V327:.X327])" office:value-type="float" office:value="18.0462857142857" calcext:value-type="float">
            <text:p>1.80E+01</text:p>
          </table:table-cell>
          <table:table-cell table:style-name="ce132" table:number-columns-repeated="2"/>
          <table:table-cell table:style-name="ce40" table:formula="of:=(([.R327]+[.S327]/5+[.T327]/5)*1000/(2^([.AR327]-1)+1))*([.AM327]*3600)" office:value-type="float" office:value="118607.639097744" calcext:value-type="float">
            <text:p>118608</text:p>
          </table:table-cell>
          <table:table-cell table:style-name="ce39" table:number-columns-repeated="2"/>
          <table:table-cell table:style-name="ce40" table:formula="of:=(([.V327]+[.W327]/5+[.X327]/5)*1000/(2^([.AT327]-1)+1))*([.AM327]*3600)" office:value-type="float" office:value="912362.218487395" calcext:value-type="float">
            <text:p>91236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7]+[.S327]/5+[.T327]/5)*1000/[.U$8];1)" office:value-type="float" office:value="563.386285714286" calcext:value-type="float">
            <text:p>563</text:p>
          </table:table-cell>
          <table:table-cell table:style-name="ce132" table:formula="of:=IF([.AQ327]&lt;2;0;INT(LOG([.AQ327]-1;2)+1.33))" office:value-type="float" office:value="10" calcext:value-type="float">
            <text:p>10</text:p>
          </table:table-cell>
          <table:table-cell table:style-name="ce40" table:formula="of:=MAX(([.V327]+[.W327]/5+[.X327]/5)*1000/[.U$7];1)" office:value-type="float" office:value="14.3612571428571" calcext:value-type="float">
            <text:p>14</text:p>
          </table:table-cell>
          <table:table-cell table:style-name="ce132" table:formula="of:=IF([.AS327]&lt;2;0;INT(LOG([.AS327]-1;2)+1.33))" office:value-type="float" office:value="5" calcext:value-type="float">
            <text:p>5</text:p>
          </table:table-cell>
          <table:table-cell table:style-name="ce196" table:formula="of:=([.Y327]+[.AA327])+IF([.AR327]&gt;0.9;SUM([.R327:.T327])*1000/(2^([.AR327]-1)+1);SUM([.R327:.T327])*1000)+IF([.AT327]&gt;0.9;([.V327]+[.W327]/5+[.X327]/5)*1000/(2^([.AT327]-1)+1);([.V327]+[.W327]/5+[.X327]/5)*1000)" office:value-type="float" office:value="988.543745048897" calcext:value-type="float">
            <text:p>98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327]+([.AM328]+[.AN328]+[.AO328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8]+[.N328]" office:value-type="float" office:value="23.5" calcext:value-type="float">
            <text:p>23.5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362 *[.Q328]/80" office:value-type="float" office:value="36.2" calcext:value-type="float">
            <text:p>36</text:p>
          </table:table-cell>
          <table:table-cell table:style-name="ce23" table:formula="of:=55.8 *[.Q328]/70" office:value-type="float" office:value="6.37714285714286" calcext:value-type="float">
            <text:p>6.4</text:p>
          </table:table-cell>
          <table:table-cell table:style-name="ce23" table:formula="of:=3.66 *[.Q328]/70" office:value-type="float" office:value="0.418285714285714" calcext:value-type="float">
            <text:p>0.4</text:p>
          </table:table-cell>
          <table:table-cell table:style-name="ce195" table:formula="of:=SUM([.R328:.T328])" office:value-type="float" office:value="42.9954285714286" calcext:value-type="float">
            <text:p>4.30E+01</text:p>
          </table:table-cell>
          <table:table-cell table:style-name="ce132" table:formula="of:=89.6*[.Q328]/80" office:value-type="float" office:value="8.96" calcext:value-type="float">
            <text:p>9</text:p>
          </table:table-cell>
          <table:table-cell table:style-name="ce23" table:formula="of:=25.1 *[.Q328]/70" office:value-type="float" office:value="2.86857142857143" calcext:value-type="float">
            <text:p>2.9</text:p>
          </table:table-cell>
          <table:table-cell table:style-name="ce23" table:formula="of:=1.77 *[.Q328]/70" office:value-type="float" office:value="0.202285714285714" calcext:value-type="float">
            <text:p>0.2</text:p>
          </table:table-cell>
          <table:table-cell table:style-name="ce195" table:formula="of:=SUM([.V328:.X328])" office:value-type="float" office:value="12.0308571428571" calcext:value-type="float">
            <text:p>1.20E+01</text:p>
          </table:table-cell>
          <table:table-cell table:style-name="ce132" table:number-columns-repeated="2"/>
          <table:table-cell table:style-name="ce40" table:formula="of:=(([.R328]+[.S328]/5+[.T328]/5)*1000/(2^([.AR328]-1)+1))*([.AM328]*3600)" office:value-type="float" office:value="157835.846581434" calcext:value-type="float">
            <text:p>157836</text:p>
          </table:table-cell>
          <table:table-cell table:style-name="ce39" table:number-columns-repeated="2"/>
          <table:table-cell table:style-name="ce40" table:formula="of:=(([.V328]+[.W328]/5+[.X328]/5)*1000/(2^([.AT328]-1)+1))*([.AM328]*3600)" office:value-type="float" office:value="1148900.57142857" calcext:value-type="float">
            <text:p>114890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8]+[.S328]/5+[.T328]/5)*1000/[.U$8];1)" office:value-type="float" office:value="375.590857142857" calcext:value-type="float">
            <text:p>376</text:p>
          </table:table-cell>
          <table:table-cell table:style-name="ce132" table:formula="of:=IF([.AQ328]&lt;2;0;INT(LOG([.AQ328]-1;2)+1.33))" office:value-type="float" office:value="9" calcext:value-type="float">
            <text:p>9</text:p>
          </table:table-cell>
          <table:table-cell table:style-name="ce40" table:formula="of:=MAX(([.V328]+[.W328]/5+[.X328]/5)*1000/[.U$7];1)" office:value-type="float" office:value="9.57417142857143" calcext:value-type="float">
            <text:p>10</text:p>
          </table:table-cell>
          <table:table-cell table:style-name="ce132" table:formula="of:=IF([.AS328]&lt;2;0;INT(LOG([.AS328]-1;2)+1.33))" office:value-type="float" office:value="4" calcext:value-type="float">
            <text:p>4</text:p>
          </table:table-cell>
          <table:table-cell table:style-name="ce196" table:formula="of:=([.Y328]+[.AA328])+IF([.AR328]&gt;0.9;SUM([.R328:.T328])*1000/(2^([.AR328]-1)+1);SUM([.R328:.T328])*1000)+IF([.AT328]&gt;0.9;([.V328]+[.W328]/5+[.X328]/5)*1000/(2^([.AT328]-1)+1);([.V328]+[.W328]/5+[.X328]/5)*1000)" office:value-type="float" office:value="1243.12506997715" calcext:value-type="float">
            <text:p>124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28]+([.AM329]+[.AN329]+[.AO329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29]+[.N329]" office:value-type="float" office:value="23.5" calcext:value-type="float">
            <text:p>23.5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362 *[.Q329]/80" office:value-type="float" office:value="22.625" calcext:value-type="float">
            <text:p>23</text:p>
          </table:table-cell>
          <table:table-cell table:style-name="ce23" table:formula="of:=55.8 *[.Q329]/70" office:value-type="float" office:value="3.98571428571429" calcext:value-type="float">
            <text:p>4.0</text:p>
          </table:table-cell>
          <table:table-cell table:style-name="ce23" table:formula="of:=3.66 *[.Q329]/70" office:value-type="float" office:value="0.261428571428571" calcext:value-type="float">
            <text:p>0.3</text:p>
          </table:table-cell>
          <table:table-cell table:style-name="ce195" table:formula="of:=SUM([.R329:.T329])" office:value-type="float" office:value="26.8721428571429" calcext:value-type="float">
            <text:p>2.69E+01</text:p>
          </table:table-cell>
          <table:table-cell table:style-name="ce132" table:formula="of:=89.6*[.Q329]/80" office:value-type="float" office:value="5.6" calcext:value-type="float">
            <text:p>6</text:p>
          </table:table-cell>
          <table:table-cell table:style-name="ce23" table:formula="of:=25.1 *[.Q329]/70" office:value-type="float" office:value="1.79285714285714" calcext:value-type="float">
            <text:p>1.8</text:p>
          </table:table-cell>
          <table:table-cell table:style-name="ce23" table:formula="of:=1.77 *[.Q329]/70" office:value-type="float" office:value="0.126428571428571" calcext:value-type="float">
            <text:p>0.1</text:p>
          </table:table-cell>
          <table:table-cell table:style-name="ce195" table:formula="of:=SUM([.V329:.X329])" office:value-type="float" office:value="7.51928571428571" calcext:value-type="float">
            <text:p>7.52E+00</text:p>
          </table:table-cell>
          <table:table-cell table:style-name="ce132" table:number-columns-repeated="2"/>
          <table:table-cell table:style-name="ce40" table:formula="of:=(([.R329]+[.S329]/5+[.T329]/5)*1000/(2^([.AR329]-1)+1))*([.AM329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29]+[.W329]/5+[.X329]/5)*1000/(2^([.AT329]-1)+1))*([.AM329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29]+[.S329]/5+[.T329]/5)*1000/[.U$8];1)" office:value-type="float" office:value="234.744285714286" calcext:value-type="float">
            <text:p>235</text:p>
          </table:table-cell>
          <table:table-cell table:style-name="ce132" table:formula="of:=IF([.AQ329]&lt;2;0;INT(LOG([.AQ329]-1;2)+1.33))" office:value-type="float" office:value="9" calcext:value-type="float">
            <text:p>9</text:p>
          </table:table-cell>
          <table:table-cell table:style-name="ce40" table:formula="of:=MAX(([.V329]+[.W329]/5+[.X329]/5)*1000/[.U$7];1)" office:value-type="float" office:value="5.98385714285714" calcext:value-type="float">
            <text:p>6</text:p>
          </table:table-cell>
          <table:table-cell table:style-name="ce132" table:formula="of:=IF([.AS329]&lt;2;0;INT(LOG([.AS329]-1;2)+1.33))" office:value-type="float" office:value="3" calcext:value-type="float">
            <text:p>3</text:p>
          </table:table-cell>
          <table:table-cell table:style-name="ce196" table:formula="of:=([.Y329]+[.AA329])+IF([.AR329]&gt;0.9;SUM([.R329:.T329])*1000/(2^([.AR329]-1)+1);SUM([.R329:.T329])*1000)+IF([.AT329]&gt;0.9;([.V329]+[.W329]/5+[.X329]/5)*1000/(2^([.AT329]-1)+1);([.V329]+[.W329]/5+[.X329]/5)*1000)" office:value-type="float" office:value="1308.85158143413" calcext:value-type="float">
            <text:p>130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29]+([.AM330]+[.AN330]+[.AO330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0]+[.N330]" office:value-type="float" office:value="23.5" calcext:value-type="float">
            <text:p>23.5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362 *[.Q330]/80" office:value-type="float" office:value="11.3125" calcext:value-type="float">
            <text:p>11</text:p>
          </table:table-cell>
          <table:table-cell table:style-name="ce23" table:formula="of:=55.8 *[.Q330]/70" office:value-type="float" office:value="1.99285714285714" calcext:value-type="float">
            <text:p>2.0</text:p>
          </table:table-cell>
          <table:table-cell table:style-name="ce23" table:formula="of:=3.66 *[.Q330]/70" office:value-type="float" office:value="0.130714285714286" calcext:value-type="float">
            <text:p>0.1</text:p>
          </table:table-cell>
          <table:table-cell table:style-name="ce195" table:formula="of:=SUM([.R330:.T330])" office:value-type="float" office:value="13.4360714285714" calcext:value-type="float">
            <text:p>1.34E+01</text:p>
          </table:table-cell>
          <table:table-cell table:style-name="ce132" table:formula="of:=89.6*[.Q330]/80" office:value-type="float" office:value="2.8" calcext:value-type="float">
            <text:p>3</text:p>
          </table:table-cell>
          <table:table-cell table:style-name="ce23" table:formula="of:=25.1 *[.Q330]/70" office:value-type="float" office:value="0.896428571428571" calcext:value-type="float">
            <text:p>0.9</text:p>
          </table:table-cell>
          <table:table-cell table:style-name="ce23" table:formula="of:=1.77 *[.Q330]/70" office:value-type="float" office:value="0.0632142857142857" calcext:value-type="float">
            <text:p>0.1</text:p>
          </table:table-cell>
          <table:table-cell table:style-name="ce195" table:formula="of:=SUM([.V330:.X330])" office:value-type="float" office:value="3.75964285714286" calcext:value-type="float">
            <text:p>3.76E+00</text:p>
          </table:table-cell>
          <table:table-cell table:style-name="ce132" table:number-columns-repeated="2"/>
          <table:table-cell table:style-name="ce40" table:formula="of:=(([.R330]+[.S330]/5+[.T330]/5)*1000/(2^([.AR330]-1)+1))*([.AM330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30]+[.W330]/5+[.X330]/5)*1000/(2^([.AT330]-1)+1))*([.AM330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30]+[.S330]/5+[.T330]/5)*1000/[.U$8];1)" office:value-type="float" office:value="117.372142857143" calcext:value-type="float">
            <text:p>117</text:p>
          </table:table-cell>
          <table:table-cell table:style-name="ce132" table:formula="of:=IF([.AQ330]&lt;2;0;INT(LOG([.AQ330]-1;2)+1.33))" office:value-type="float" office:value="8" calcext:value-type="float">
            <text:p>8</text:p>
          </table:table-cell>
          <table:table-cell table:style-name="ce40" table:formula="of:=MAX(([.V330]+[.W330]/5+[.X330]/5)*1000/[.U$7];1)" office:value-type="float" office:value="2.99192857142857" calcext:value-type="float">
            <text:p>3</text:p>
          </table:table-cell>
          <table:table-cell table:style-name="ce132" table:formula="of:=IF([.AS330]&lt;2;0;INT(LOG([.AS330]-1;2)+1.33))" office:value-type="float" office:value="2" calcext:value-type="float">
            <text:p>2</text:p>
          </table:table-cell>
          <table:table-cell table:style-name="ce196" table:formula="of:=([.Y330]+[.AA330])+IF([.AR330]&gt;0.9;SUM([.R330:.T330])*1000/(2^([.AR330]-1)+1);SUM([.R330:.T330])*1000)+IF([.AT330]&gt;0.9;([.V330]+[.W330]/5+[.X330]/5)*1000/(2^([.AT330]-1)+1);([.V330]+[.W330]/5+[.X330]/5)*1000)" office:value-type="float" office:value="1105.22475913621" calcext:value-type="float">
            <text:p>110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30]+([.AM331]+[.AN331]+[.AO331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1]+[.N331]" office:value-type="float" office:value="23.5" calcext:value-type="float">
            <text:p>23.5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362 *[.Q331]/80" office:value-type="float" office:value="4.525" calcext:value-type="float">
            <text:p>5</text:p>
          </table:table-cell>
          <table:table-cell table:style-name="ce23" table:formula="of:=55.8 *[.Q331]/70" office:value-type="float" office:value="0.797142857142857" calcext:value-type="float">
            <text:p>0.8</text:p>
          </table:table-cell>
          <table:table-cell table:style-name="ce23" table:formula="of:=3.66 *[.Q331]/70" office:value-type="float" office:value="0.0522857142857143" calcext:value-type="float">
            <text:p>0.1</text:p>
          </table:table-cell>
          <table:table-cell table:style-name="ce195" table:formula="of:=SUM([.R331:.T331])" office:value-type="float" office:value="5.37442857142857" calcext:value-type="float">
            <text:p>5.37E+00</text:p>
          </table:table-cell>
          <table:table-cell table:style-name="ce132" table:formula="of:=89.6*[.Q331]/80" office:value-type="float" office:value="1.12" calcext:value-type="float">
            <text:p>1</text:p>
          </table:table-cell>
          <table:table-cell table:style-name="ce23" table:formula="of:=25.1 *[.Q331]/70" office:value-type="float" office:value="0.358571428571429" calcext:value-type="float">
            <text:p>0.4</text:p>
          </table:table-cell>
          <table:table-cell table:style-name="ce23" table:formula="of:=1.77 *[.Q331]/70" office:value-type="float" office:value="0.0252857142857143" calcext:value-type="float">
            <text:p>0.0</text:p>
          </table:table-cell>
          <table:table-cell table:style-name="ce195" table:formula="of:=SUM([.V331:.X331])" office:value-type="float" office:value="1.50385714285714" calcext:value-type="float">
            <text:p>1.50E+00</text:p>
          </table:table-cell>
          <table:table-cell table:style-name="ce132" table:number-columns-repeated="2"/>
          <table:table-cell table:style-name="ce40" table:formula="of:=(([.R331]+[.S331]/5+[.T331]/5)*1000/(2^([.AR331]-1)+1))*([.AM33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31]+[.W331]/5+[.X331]/5)*1000/(2^([.AT331]-1)+1))*([.AM33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331]+[.S331]/5+[.T331]/5)*1000/[.U$8];1)" office:value-type="float" office:value="46.9488571428571" calcext:value-type="float">
            <text:p>47</text:p>
          </table:table-cell>
          <table:table-cell table:style-name="ce132" table:formula="of:=IF([.AQ331]&lt;2;0;INT(LOG([.AQ331]-1;2)+1.33))" office:value-type="float" office:value="6" calcext:value-type="float">
            <text:p>6</text:p>
          </table:table-cell>
          <table:table-cell table:style-name="ce40" table:formula="of:=MAX(([.V331]+[.W331]/5+[.X331]/5)*1000/[.U$7];1)" office:value-type="float" office:value="1.19677142857143" calcext:value-type="float">
            <text:p>1</text:p>
          </table:table-cell>
          <table:table-cell table:style-name="ce132" table:formula="of:=IF([.AS331]&lt;2;0;INT(LOG([.AS331]-1;2)+1.33))" office:value-type="float" office:value="0" calcext:value-type="float">
            <text:p>0</text:p>
          </table:table-cell>
          <table:table-cell table:style-name="ce196" table:formula="of:=([.Y331]+[.AA331])+IF([.AR331]&gt;0.9;SUM([.R331:.T331])*1000/(2^([.AR331]-1)+1);SUM([.R331:.T331])*1000)+IF([.AT331]&gt;0.9;([.V331]+[.W331]/5+[.X331]/5)*1000/(2^([.AT331]-1)+1);([.V331]+[.W331]/5+[.X331]/5)*1000)" office:value-type="float" office:value="1361.13675757576" calcext:value-type="float">
            <text:p>136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25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331]+([.AM333]+[.AN333]+[.AO333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3]+[.N333]" office:value-type="float" office:value="23.5" calcext:value-type="float">
            <text:p>23.5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362*[.Q333]/80*2" office:value-type="float" office:value="724" calcext:value-type="float">
            <text:p>724</text:p>
          </table:table-cell>
          <table:table-cell table:style-name="ce23" table:formula="of:=55.8*[.Q333]/70*2" office:value-type="float" office:value="127.542857142857" calcext:value-type="float">
            <text:p>127.5</text:p>
          </table:table-cell>
          <table:table-cell table:style-name="ce23" table:formula="of:=3.66*[.Q333]/70*2" office:value-type="float" office:value="8.36571428571429" calcext:value-type="float">
            <text:p>8.4</text:p>
          </table:table-cell>
          <table:table-cell table:style-name="ce195" table:formula="of:=SUM([.R333:.T333])" office:value-type="float" office:value="859.908571428571" calcext:value-type="float">
            <text:p>8.60E+02</text:p>
          </table:table-cell>
          <table:table-cell table:style-name="ce132" table:formula="of:=89.6*[.Q333]/80*2" office:value-type="float" office:value="179.2" calcext:value-type="float">
            <text:p>179</text:p>
          </table:table-cell>
          <table:table-cell table:style-name="ce23" table:formula="of:=25.1*[.Q333]/70*2" office:value-type="float" office:value="57.3714285714286" calcext:value-type="float">
            <text:p>57.4</text:p>
          </table:table-cell>
          <table:table-cell table:style-name="ce23" table:formula="of:=1.77*[.Q333]/70*1.16" office:value-type="float" office:value="2.34651428571429" calcext:value-type="float">
            <text:p>2.3</text:p>
          </table:table-cell>
          <table:table-cell table:style-name="ce195" table:formula="of:=SUM([.V333:.X333])" office:value-type="float" office:value="238.917942857143" calcext:value-type="float">
            <text:p>2.39E+02</text:p>
          </table:table-cell>
          <table:table-cell table:style-name="ce132" table:number-columns-repeated="2"/>
          <table:table-cell table:style-name="ce40" table:formula="of:=(([.R333]+[.S333]/5+[.T333]/5)*1000/(2^([.AR333]-1)+1))*([.AM333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33]+[.W333]/5+[.X333]/5)*1000/(2^([.AT333]-1)+1))*([.AM333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333:.U333])*1000/[.U$8];1)" office:value-type="float" office:value="17198.1714285714" calcext:value-type="float">
            <text:p>17198</text:p>
          </table:table-cell>
          <table:table-cell table:style-name="ce132" table:formula="of:=IF([.AQ333]&lt;2;0;INT(LOG([.AQ333]-1;2)+1.33))" office:value-type="float" office:value="15" calcext:value-type="float">
            <text:p>15</text:p>
          </table:table-cell>
          <table:table-cell table:style-name="ce196" table:formula="of:=MAX(([.V333]+[.W333]/5+[.X333]/5)*1000/[.U$7];1)" office:value-type="float" office:value="191.143588571429" calcext:value-type="float">
            <text:p>191</text:p>
          </table:table-cell>
          <table:table-cell table:style-name="ce132" table:formula="of:=IF([.AS333]&lt;2;0;INT(LOG([.AS333]-1;2)+1.33))" office:value-type="float" office:value="8" calcext:value-type="float">
            <text:p>8</text:p>
          </table:table-cell>
          <table:table-cell table:style-name="ce196" table:formula="of:=([.Y333]+[.AA333])+IF([.AR333]&gt;0.9;SUM([.R333:.T333])*1000/(2^([.AR333]-1)+1);SUM([.R333:.T333])*1000)+IF([.AT333]&gt;0.9;([.V333]+[.W333]/5+[.X333]/5)*1000/(2^([.AT333]-1)+1);([.V333]+[.W333]/5+[.X333]/5)*1000)" office:value-type="float" office:value="1773.13263840121" calcext:value-type="float">
            <text:p>177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33]+([.AM334]+[.AN334]+[.AO334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4]+[.N334]" office:value-type="float" office:value="23.5" calcext:value-type="float">
            <text:p>23.5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362*[.Q334]/80*2" office:value-type="float" office:value="543" calcext:value-type="float">
            <text:p>543</text:p>
          </table:table-cell>
          <table:table-cell table:style-name="ce23" table:formula="of:=55.8*[.Q334]/70*2" office:value-type="float" office:value="95.6571428571429" calcext:value-type="float">
            <text:p>95.7</text:p>
          </table:table-cell>
          <table:table-cell table:style-name="ce23" table:formula="of:=3.66*[.Q334]/70*2" office:value-type="float" office:value="6.27428571428572" calcext:value-type="float">
            <text:p>6.3</text:p>
          </table:table-cell>
          <table:table-cell table:style-name="ce195" table:formula="of:=SUM([.R334:.T334])" office:value-type="float" office:value="644.931428571429" calcext:value-type="float">
            <text:p>6.45E+02</text:p>
          </table:table-cell>
          <table:table-cell table:style-name="ce132" table:formula="of:=89.6*[.Q334]/80*2" office:value-type="float" office:value="134.4" calcext:value-type="float">
            <text:p>134</text:p>
          </table:table-cell>
          <table:table-cell table:style-name="ce23" table:formula="of:=25.1*[.Q334]/70*2" office:value-type="float" office:value="43.0285714285714" calcext:value-type="float">
            <text:p>43.0</text:p>
          </table:table-cell>
          <table:table-cell table:style-name="ce23" table:formula="of:=1.77*[.Q334]/70*1.16" office:value-type="float" office:value="1.75988571428571" calcext:value-type="float">
            <text:p>1.8</text:p>
          </table:table-cell>
          <table:table-cell table:style-name="ce195" table:formula="of:=SUM([.V334:.X334])" office:value-type="float" office:value="179.188457142857" calcext:value-type="float">
            <text:p>1.79E+02</text:p>
          </table:table-cell>
          <table:table-cell table:style-name="ce132" table:number-columns-repeated="2"/>
          <table:table-cell table:style-name="ce40" table:formula="of:=(([.R334]+[.S334]/5+[.T334]/5)*1000/(2^([.AR334]-1)+1))*([.AM334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34]+[.W334]/5+[.X334]/5)*1000/(2^([.AT334]-1)+1))*([.AM334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334:.U334])*1000/[.U$8];1)" office:value-type="float" office:value="12898.6285714286" calcext:value-type="float">
            <text:p>12899</text:p>
          </table:table-cell>
          <table:table-cell table:style-name="ce132" table:formula="of:=IF([.AQ334]&lt;2;0;INT(LOG([.AQ334]-1;2)+1.33))" office:value-type="float" office:value="14" calcext:value-type="float">
            <text:p>14</text:p>
          </table:table-cell>
          <table:table-cell table:style-name="ce196" table:formula="of:=MAX(([.V334]+[.W334]/5+[.X334]/5)*1000/[.U$7];1)" office:value-type="float" office:value="143.357691428571" calcext:value-type="float">
            <text:p>143</text:p>
          </table:table-cell>
          <table:table-cell table:style-name="ce132" table:formula="of:=IF([.AS334]&lt;2;0;INT(LOG([.AS334]-1;2)+1.33))" office:value-type="float" office:value="8" calcext:value-type="float">
            <text:p>8</text:p>
          </table:table-cell>
          <table:table-cell table:style-name="ce196" table:formula="of:=([.Y334]+[.AA334])+IF([.AR334]&gt;0.9;SUM([.R334:.T334])*1000/(2^([.AR334]-1)+1);SUM([.R334:.T334])*1000)+IF([.AT334]&gt;0.9;([.V334]+[.W334]/5+[.X334]/5)*1000/(2^([.AT334]-1)+1);([.V334]+[.W334]/5+[.X334]/5)*1000)" office:value-type="float" office:value="1369.20576267026" calcext:value-type="float">
            <text:p>136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334]+([.AM335]+[.AN335]+[.AO335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5]+[.N335]" office:value-type="float" office:value="23.5" calcext:value-type="float">
            <text:p>23.5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362*[.Q335]/80*2" office:value-type="float" office:value="362" calcext:value-type="float">
            <text:p>362</text:p>
          </table:table-cell>
          <table:table-cell table:style-name="ce23" table:formula="of:=55.8*[.Q335]/70*2" office:value-type="float" office:value="63.7714285714286" calcext:value-type="float">
            <text:p>63.8</text:p>
          </table:table-cell>
          <table:table-cell table:style-name="ce23" table:formula="of:=3.66*[.Q335]/70*2" office:value-type="float" office:value="4.18285714285714" calcext:value-type="float">
            <text:p>4.2</text:p>
          </table:table-cell>
          <table:table-cell table:style-name="ce195" table:formula="of:=SUM([.R335:.T335])" office:value-type="float" office:value="429.954285714286" calcext:value-type="float">
            <text:p>4.30E+02</text:p>
          </table:table-cell>
          <table:table-cell table:style-name="ce132" table:formula="of:=89.6*[.Q335]/80*2" office:value-type="float" office:value="89.6" calcext:value-type="float">
            <text:p>90</text:p>
          </table:table-cell>
          <table:table-cell table:style-name="ce23" table:formula="of:=25.1*[.Q335]/70*2" office:value-type="float" office:value="28.6857142857143" calcext:value-type="float">
            <text:p>28.7</text:p>
          </table:table-cell>
          <table:table-cell table:style-name="ce23" table:formula="of:=1.77*[.Q335]/70*1.16" office:value-type="float" office:value="1.17325714285714" calcext:value-type="float">
            <text:p>1.2</text:p>
          </table:table-cell>
          <table:table-cell table:style-name="ce195" table:formula="of:=SUM([.V335:.X335])" office:value-type="float" office:value="119.458971428571" calcext:value-type="float">
            <text:p>1.19E+02</text:p>
          </table:table-cell>
          <table:table-cell table:style-name="ce132" table:number-columns-repeated="2"/>
          <table:table-cell table:style-name="ce40" table:formula="of:=(([.R335]+[.S335]/5+[.T335]/5)*1000/(2^([.AR335]-1)+1))*([.AM335]*3600)" office:value-type="float" office:value="49510.3290265209" calcext:value-type="float">
            <text:p>49510</text:p>
          </table:table-cell>
          <table:table-cell table:style-name="ce39" table:number-columns-repeated="2"/>
          <table:table-cell table:style-name="ce40" table:formula="of:=(([.V335]+[.W335]/5+[.X335]/5)*1000/(2^([.AT335]-1)+1))*([.AM335]*3600)" office:value-type="float" office:value="1587962.12043956" calcext:value-type="float">
            <text:p>158796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35:.U335])*1000/[.U$8];1)" office:value-type="float" office:value="8599.08571428572" calcext:value-type="float">
            <text:p>8599</text:p>
          </table:table-cell>
          <table:table-cell table:style-name="ce132" table:formula="of:=IF([.AQ335]&lt;2;0;INT(LOG([.AQ335]-1;2)+1.33))" office:value-type="float" office:value="14" calcext:value-type="float">
            <text:p>14</text:p>
          </table:table-cell>
          <table:table-cell table:style-name="ce196" table:formula="of:=MAX(([.V335]+[.W335]/5+[.X335]/5)*1000/[.U$7];1)" office:value-type="float" office:value="95.5717942857143" calcext:value-type="float">
            <text:p>96</text:p>
          </table:table-cell>
          <table:table-cell table:style-name="ce132" table:formula="of:=IF([.AS335]&lt;2;0;INT(LOG([.AS335]-1;2)+1.33))" office:value-type="float" office:value="7" calcext:value-type="float">
            <text:p>7</text:p>
          </table:table-cell>
          <table:table-cell table:style-name="ce196" table:formula="of:=([.Y335]+[.AA335])+IF([.AR335]&gt;0.9;SUM([.R335:.T335])*1000/(2^([.AR335]-1)+1);SUM([.R335:.T335])*1000)+IF([.AT335]&gt;0.9;([.V335]+[.W335]/5+[.X335]/5)*1000/(2^([.AT335]-1)+1);([.V335]+[.W335]/5+[.X335]/5)*1000)" office:value-type="float" office:value="1642.27251611359" calcext:value-type="float">
            <text:p>164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35]+([.AM336]+[.AN336]+[.AO336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6]+[.N336]" office:value-type="float" office:value="23.5" calcext:value-type="float">
            <text:p>23.5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362*[.Q336]/80*2" office:value-type="float" office:value="226.25" calcext:value-type="float">
            <text:p>226</text:p>
          </table:table-cell>
          <table:table-cell table:style-name="ce23" table:formula="of:=55.8*[.Q336]/70*2" office:value-type="float" office:value="39.8571428571429" calcext:value-type="float">
            <text:p>39.9</text:p>
          </table:table-cell>
          <table:table-cell table:style-name="ce23" table:formula="of:=3.66*[.Q336]/70*2" office:value-type="float" office:value="2.61428571428571" calcext:value-type="float">
            <text:p>2.6</text:p>
          </table:table-cell>
          <table:table-cell table:style-name="ce195" table:formula="of:=SUM([.R336:.T336])" office:value-type="float" office:value="268.721428571428" calcext:value-type="float">
            <text:p>2.69E+02</text:p>
          </table:table-cell>
          <table:table-cell table:style-name="ce132" table:formula="of:=89.6*[.Q336]/80*2" office:value-type="float" office:value="56" calcext:value-type="float">
            <text:p>56</text:p>
          </table:table-cell>
          <table:table-cell table:style-name="ce23" table:formula="of:=25.1*[.Q336]/70*2" office:value-type="float" office:value="17.9285714285714" calcext:value-type="float">
            <text:p>17.9</text:p>
          </table:table-cell>
          <table:table-cell table:style-name="ce23" table:formula="of:=1.77*[.Q336]/70*1.16" office:value-type="float" office:value="0.733285714285714" calcext:value-type="float">
            <text:p>0.7</text:p>
          </table:table-cell>
          <table:table-cell table:style-name="ce195" table:formula="of:=SUM([.V336:.X336])" office:value-type="float" office:value="74.6618571428571" calcext:value-type="float">
            <text:p>7.47E+01</text:p>
          </table:table-cell>
          <table:table-cell table:style-name="ce132" table:number-columns-repeated="2"/>
          <table:table-cell table:style-name="ce40" table:formula="of:=(([.R336]+[.S336]/5+[.T336]/5)*1000/(2^([.AR336]-1)+1))*([.AM336]*3600)" office:value-type="float" office:value="61880.3584504341" calcext:value-type="float">
            <text:p>61880</text:p>
          </table:table-cell>
          <table:table-cell table:style-name="ce39" table:number-columns-repeated="2"/>
          <table:table-cell table:style-name="ce40" table:formula="of:=(([.V336]+[.W336]/5+[.X336]/5)*1000/(2^([.AT336]-1)+1))*([.AM336]*3600)" office:value-type="float" office:value="992476.325274725" calcext:value-type="float">
            <text:p>992476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36:.U336])*1000/[.U$8];1)" office:value-type="float" office:value="5374.42857142857" calcext:value-type="float">
            <text:p>5374</text:p>
          </table:table-cell>
          <table:table-cell table:style-name="ce132" table:formula="of:=IF([.AQ336]&lt;2;0;INT(LOG([.AQ336]-1;2)+1.33))" office:value-type="float" office:value="13" calcext:value-type="float">
            <text:p>13</text:p>
          </table:table-cell>
          <table:table-cell table:style-name="ce196" table:formula="of:=MAX(([.V336]+[.W336]/5+[.X336]/5)*1000/[.U$7];1)" office:value-type="float" office:value="59.7323714285714" calcext:value-type="float">
            <text:p>60</text:p>
          </table:table-cell>
          <table:table-cell table:style-name="ce132" table:formula="of:=IF([.AS336]&lt;2;0;INT(LOG([.AS336]-1;2)+1.33))" office:value-type="float" office:value="7" calcext:value-type="float">
            <text:p>7</text:p>
          </table:table-cell>
          <table:table-cell table:style-name="ce196" table:formula="of:=([.Y336]+[.AA336])+IF([.AR336]&gt;0.9;SUM([.R336:.T336])*1000/(2^([.AR336]-1)+1);SUM([.R336:.T336])*1000)+IF([.AT336]&gt;0.9;([.V336]+[.W336]/5+[.X336]/5)*1000/(2^([.AT336]-1)+1);([.V336]+[.W336]/5+[.X336]/5)*1000)" office:value-type="float" office:value="1059.2112219689" calcext:value-type="float">
            <text:p>105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36]+([.AM337]+[.AN337]+[.AO337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7]+[.N337]" office:value-type="float" office:value="23.5" calcext:value-type="float">
            <text:p>23.50</text:p>
          </table:table-cell>
          <table:table-cell table:style-name="ce280" office:value-type="float" office:value="18" calcext:value-type="float">
            <text:p>18</text:p>
          </table:table-cell>
          <table:table-cell table:style-name="ce132" table:formula="of:=362*[.Q337]/80*2" office:value-type="float" office:value="162.9" calcext:value-type="float">
            <text:p>163</text:p>
          </table:table-cell>
          <table:table-cell table:style-name="ce23" table:formula="of:=55.8*[.Q337]/70*2" office:value-type="float" office:value="28.6971428571429" calcext:value-type="float">
            <text:p>28.7</text:p>
          </table:table-cell>
          <table:table-cell table:style-name="ce23" table:formula="of:=3.66*[.Q337]/70*2" office:value-type="float" office:value="1.88228571428571" calcext:value-type="float">
            <text:p>1.9</text:p>
          </table:table-cell>
          <table:table-cell table:style-name="ce195" table:formula="of:=SUM([.R337:.T337])" office:value-type="float" office:value="193.479428571429" calcext:value-type="float">
            <text:p>1.93E+02</text:p>
          </table:table-cell>
          <table:table-cell table:style-name="ce132" table:formula="of:=89.6*[.Q337]/80*2" office:value-type="float" office:value="40.32" calcext:value-type="float">
            <text:p>40</text:p>
          </table:table-cell>
          <table:table-cell table:style-name="ce23" table:formula="of:=25.1*[.Q337]/70*2" office:value-type="float" office:value="12.9085714285714" calcext:value-type="float">
            <text:p>12.9</text:p>
          </table:table-cell>
          <table:table-cell table:style-name="ce23" table:formula="of:=1.77*[.Q337]/70*1.16" office:value-type="float" office:value="0.527965714285714" calcext:value-type="float">
            <text:p>0.5</text:p>
          </table:table-cell>
          <table:table-cell table:style-name="ce195" table:formula="of:=SUM([.V337:.X337])" office:value-type="float" office:value="53.7565371428571" calcext:value-type="float">
            <text:p>5.38E+01</text:p>
          </table:table-cell>
          <table:table-cell table:style-name="ce132" table:number-columns-repeated="2"/>
          <table:table-cell table:style-name="ce40" table:formula="of:=(([.R337]+[.S337]/5+[.T337]/5)*1000/(2^([.AR337]-1)+1))*([.AM337]*3600)" office:value-type="float" office:value="44553.8580843126" calcext:value-type="float">
            <text:p>44554</text:p>
          </table:table-cell>
          <table:table-cell table:style-name="ce39" table:number-columns-repeated="2"/>
          <table:table-cell table:style-name="ce40" table:formula="of:=(([.V337]+[.W337]/5+[.X337]/5)*1000/(2^([.AT337]-1)+1))*([.AM337]*3600)" office:value-type="float" office:value="1407511.87948052" calcext:value-type="float">
            <text:p>140751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37:.U337])*1000/[.U$8];1)" office:value-type="float" office:value="3869.58857142857" calcext:value-type="float">
            <text:p>3870</text:p>
          </table:table-cell>
          <table:table-cell table:style-name="ce132" table:formula="of:=IF([.AQ337]&lt;2;0;INT(LOG([.AQ337]-1;2)+1.33))" office:value-type="float" office:value="13" calcext:value-type="float">
            <text:p>13</text:p>
          </table:table-cell>
          <table:table-cell table:style-name="ce196" table:formula="of:=MAX(([.V337]+[.W337]/5+[.X337]/5)*1000/[.U$7];1)" office:value-type="float" office:value="43.0073074285714" calcext:value-type="float">
            <text:p>43</text:p>
          </table:table-cell>
          <table:table-cell table:style-name="ce132" table:formula="of:=IF([.AS337]&lt;2;0;INT(LOG([.AS337]-1;2)+1.33))" office:value-type="float" office:value="6" calcext:value-type="float">
            <text:p>6</text:p>
          </table:table-cell>
          <table:table-cell table:style-name="ce196" table:formula="of:=([.Y337]+[.AA337])+IF([.AR337]&gt;0.9;SUM([.R337:.T337])*1000/(2^([.AR337]-1)+1);SUM([.R337:.T337])*1000)+IF([.AT337]&gt;0.9;([.V337]+[.W337]/5+[.X337]/5)*1000/(2^([.AT337]-1)+1);([.V337]+[.W337]/5+[.X337]/5)*1000)" office:value-type="float" office:value="1404.23293656087" calcext:value-type="float">
            <text:p>140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337]+([.AM338]+[.AN338]+[.AO338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8]+[.N338]" office:value-type="float" office:value="23.5" calcext:value-type="float">
            <text:p>23.50</text:p>
          </table:table-cell>
          <table:table-cell table:style-name="ce280" office:value-type="float" office:value="12" calcext:value-type="float">
            <text:p>12</text:p>
          </table:table-cell>
          <table:table-cell table:style-name="ce132" table:formula="of:=362*[.Q338]/80*2" office:value-type="float" office:value="108.6" calcext:value-type="float">
            <text:p>109</text:p>
          </table:table-cell>
          <table:table-cell table:style-name="ce23" table:formula="of:=55.8*[.Q338]/70*2" office:value-type="float" office:value="19.1314285714286" calcext:value-type="float">
            <text:p>19.1</text:p>
          </table:table-cell>
          <table:table-cell table:style-name="ce23" table:formula="of:=3.66*[.Q338]/70*2" office:value-type="float" office:value="1.25485714285714" calcext:value-type="float">
            <text:p>1.3</text:p>
          </table:table-cell>
          <table:table-cell table:style-name="ce195" table:formula="of:=SUM([.R338:.T338])" office:value-type="float" office:value="128.986285714286" calcext:value-type="float">
            <text:p>1.29E+02</text:p>
          </table:table-cell>
          <table:table-cell table:style-name="ce132" table:formula="of:=89.6*[.Q338]/80*2" office:value-type="float" office:value="26.88" calcext:value-type="float">
            <text:p>27</text:p>
          </table:table-cell>
          <table:table-cell table:style-name="ce23" table:formula="of:=25.1*[.Q338]/70*2" office:value-type="float" office:value="8.60571428571429" calcext:value-type="float">
            <text:p>8.6</text:p>
          </table:table-cell>
          <table:table-cell table:style-name="ce23" table:formula="of:=1.77*[.Q338]/70*1.16" office:value-type="float" office:value="0.351977142857143" calcext:value-type="float">
            <text:p>0.4</text:p>
          </table:table-cell>
          <table:table-cell table:style-name="ce195" table:formula="of:=SUM([.V338:.X338])" office:value-type="float" office:value="35.8376914285714" calcext:value-type="float">
            <text:p>3.58E+01</text:p>
          </table:table-cell>
          <table:table-cell table:style-name="ce132" table:number-columns-repeated="2"/>
          <table:table-cell table:style-name="ce40" table:formula="of:=(([.R338]+[.S338]/5+[.T338]/5)*1000/(2^([.AR338]-1)+1))*([.AM338]*3600)" office:value-type="float" office:value="59390.6479815938" calcext:value-type="float">
            <text:p>59391</text:p>
          </table:table-cell>
          <table:table-cell table:style-name="ce39" table:number-columns-repeated="2"/>
          <table:table-cell table:style-name="ce40" table:formula="of:=(([.V338]+[.W338]/5+[.X338]/5)*1000/(2^([.AT338]-1)+1))*([.AM338]*3600)" office:value-type="float" office:value="938341.252987013" calcext:value-type="float">
            <text:p>93834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38:.U338])*1000/[.U$8];1)" office:value-type="float" office:value="2579.72571428571" calcext:value-type="float">
            <text:p>2580</text:p>
          </table:table-cell>
          <table:table-cell table:style-name="ce132" table:formula="of:=IF([.AQ338]&lt;2;0;INT(LOG([.AQ338]-1;2)+1.33))" office:value-type="float" office:value="12" calcext:value-type="float">
            <text:p>12</text:p>
          </table:table-cell>
          <table:table-cell table:style-name="ce40" table:formula="of:=MAX(([.V338]+[.W338]/5+[.X338]/5)*1000/[.U$7];1)" office:value-type="float" office:value="28.6715382857143" calcext:value-type="float">
            <text:p>29</text:p>
          </table:table-cell>
          <table:table-cell table:style-name="ce132" table:formula="of:=IF([.AS338]&lt;2;0;INT(LOG([.AS338]-1;2)+1.33))" office:value-type="float" office:value="6" calcext:value-type="float">
            <text:p>6</text:p>
          </table:table-cell>
          <table:table-cell table:style-name="ce196" table:formula="of:=([.Y338]+[.AA338])+IF([.AR338]&gt;0.9;SUM([.R338:.T338])*1000/(2^([.AR338]-1)+1);SUM([.R338:.T338])*1000)+IF([.AT338]&gt;0.9;([.V338]+[.W338]/5+[.X338]/5)*1000/(2^([.AT338]-1)+1);([.V338]+[.W338]/5+[.X338]/5)*1000)" office:value-type="float" office:value="967.623032038181" calcext:value-type="float">
            <text:p>96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338]+([.AM339]+[.AN339]+[.AO339])/24" office:value-type="string" office:string-value="" calcext:value-type="error">
            <text:p>#VALUE!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39]+[.N339]" office:value-type="float" office:value="23.5" calcext:value-type="float">
            <text:p>23.5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362*[.Q339]/80*2" office:value-type="float" office:value="72.4" calcext:value-type="float">
            <text:p>72</text:p>
          </table:table-cell>
          <table:table-cell table:style-name="ce23" table:formula="of:=55.8*[.Q339]/70*2" office:value-type="float" office:value="12.7542857142857" calcext:value-type="float">
            <text:p>12.8</text:p>
          </table:table-cell>
          <table:table-cell table:style-name="ce23" table:formula="of:=3.66*[.Q339]/70*2" office:value-type="float" office:value="0.836571428571429" calcext:value-type="float">
            <text:p>0.8</text:p>
          </table:table-cell>
          <table:table-cell table:style-name="ce195" table:formula="of:=SUM([.R339:.T339])" office:value-type="float" office:value="85.9908571428572" calcext:value-type="float">
            <text:p>8.60E+01</text:p>
          </table:table-cell>
          <table:table-cell table:style-name="ce132" table:formula="of:=89.6*[.Q339]/80*2" office:value-type="float" office:value="17.92" calcext:value-type="float">
            <text:p>18</text:p>
          </table:table-cell>
          <table:table-cell table:style-name="ce23" table:formula="of:=25.1*[.Q339]/70*2" office:value-type="float" office:value="5.73714285714286" calcext:value-type="float">
            <text:p>5.7</text:p>
          </table:table-cell>
          <table:table-cell table:style-name="ce23" table:formula="of:=1.77*[.Q339]/70*1.16" office:value-type="float" office:value="0.234651428571429" calcext:value-type="float">
            <text:p>0.2</text:p>
          </table:table-cell>
          <table:table-cell table:style-name="ce195" table:formula="of:=SUM([.V339:.X339])" office:value-type="float" office:value="23.8917942857143" calcext:value-type="float">
            <text:p>2.39E+01</text:p>
          </table:table-cell>
          <table:table-cell table:style-name="ce132" table:number-columns-repeated="2"/>
          <table:table-cell table:style-name="ce40" table:formula="of:=(([.R339]+[.S339]/5+[.T339]/5)*1000/(2^([.AR339]-1)+1))*([.AM339]*3600)" office:value-type="float" office:value="39593.7653210625" calcext:value-type="float">
            <text:p>39594</text:p>
          </table:table-cell>
          <table:table-cell table:style-name="ce39" table:number-columns-repeated="2"/>
          <table:table-cell table:style-name="ce40" table:formula="of:=(([.V339]+[.W339]/5+[.X339]/5)*1000/(2^([.AT339]-1)+1))*([.AM339]*3600)" office:value-type="float" office:value="1214323.97445378" calcext:value-type="float">
            <text:p>121432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39:.U339])*1000/[.U$8];1)" office:value-type="float" office:value="1719.81714285714" calcext:value-type="float">
            <text:p>1720</text:p>
          </table:table-cell>
          <table:table-cell table:style-name="ce132" table:formula="of:=IF([.AQ339]&lt;2;0;INT(LOG([.AQ339]-1;2)+1.33))" office:value-type="float" office:value="12" calcext:value-type="float">
            <text:p>12</text:p>
          </table:table-cell>
          <table:table-cell table:style-name="ce40" table:formula="of:=MAX(([.V339]+[.W339]/5+[.X339]/5)*1000/[.U$7];1)" office:value-type="float" office:value="19.1143588571429" calcext:value-type="float">
            <text:p>19</text:p>
          </table:table-cell>
          <table:table-cell table:style-name="ce132" table:formula="of:=IF([.AS339]&lt;2;0;INT(LOG([.AS339]-1;2)+1.33))" office:value-type="float" office:value="5" calcext:value-type="float">
            <text:p>5</text:p>
          </table:table-cell>
          <table:table-cell table:style-name="ce196" table:formula="of:=([.Y339]+[.AA339])+IF([.AR339]&gt;0.9;SUM([.R339:.T339])*1000/(2^([.AR339]-1)+1);SUM([.R339:.T339])*1000)+IF([.AT339]&gt;0.9;([.V339]+[.W339]/5+[.X339]/5)*1000/(2^([.AT339]-1)+1);([.V339]+[.W339]/5+[.X339]/5)*1000)" office:value-type="float" office:value="1190.23307610796" calcext:value-type="float">
            <text:p>119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39]+([.AM340]+[.AN340]+[.AO340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40]+[.N340]" office:value-type="float" office:value="23.5" calcext:value-type="float">
            <text:p>23.5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362*[.Q340]/80*2" office:value-type="float" office:value="45.25" calcext:value-type="float">
            <text:p>45</text:p>
          </table:table-cell>
          <table:table-cell table:style-name="ce23" table:formula="of:=55.8*[.Q340]/70*2" office:value-type="float" office:value="7.97142857142857" calcext:value-type="float">
            <text:p>8.0</text:p>
          </table:table-cell>
          <table:table-cell table:style-name="ce23" table:formula="of:=3.66*[.Q340]/70*2" office:value-type="float" office:value="0.522857142857143" calcext:value-type="float">
            <text:p>0.5</text:p>
          </table:table-cell>
          <table:table-cell table:style-name="ce195" table:formula="of:=SUM([.R340:.T340])" office:value-type="float" office:value="53.7442857142857" calcext:value-type="float">
            <text:p>5.37E+01</text:p>
          </table:table-cell>
          <table:table-cell table:style-name="ce132" table:formula="of:=89.6*[.Q340]/80*2" office:value-type="float" office:value="11.2" calcext:value-type="float">
            <text:p>11</text:p>
          </table:table-cell>
          <table:table-cell table:style-name="ce23" table:formula="of:=25.1*[.Q340]/70*2" office:value-type="float" office:value="3.58571428571429" calcext:value-type="float">
            <text:p>3.6</text:p>
          </table:table-cell>
          <table:table-cell table:style-name="ce23" table:formula="of:=1.77*[.Q340]/70*1.16" office:value-type="float" office:value="0.146657142857143" calcext:value-type="float">
            <text:p>0.1</text:p>
          </table:table-cell>
          <table:table-cell table:style-name="ce195" table:formula="of:=SUM([.V340:.X340])" office:value-type="float" office:value="14.9323714285714" calcext:value-type="float">
            <text:p>1.49E+01</text:p>
          </table:table-cell>
          <table:table-cell table:style-name="ce132" table:number-columns-repeated="2"/>
          <table:table-cell table:style-name="ce40" table:formula="of:=(([.R340]+[.S340]/5+[.T340]/5)*1000/(2^([.AR340]-1)+1))*([.AM340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40]+[.W340]/5+[.X340]/5)*1000/(2^([.AT340]-1)+1))*([.AM340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40:.U340])*1000/[.U$8];1)" office:value-type="float" office:value="1074.88571428571" calcext:value-type="float">
            <text:p>1075</text:p>
          </table:table-cell>
          <table:table-cell table:style-name="ce132" table:formula="of:=IF([.AQ340]&lt;2;0;INT(LOG([.AQ340]-1;2)+1.33))" office:value-type="float" office:value="11" calcext:value-type="float">
            <text:p>11</text:p>
          </table:table-cell>
          <table:table-cell table:style-name="ce40" table:formula="of:=MAX(([.V340]+[.W340]/5+[.X340]/5)*1000/[.U$7];1)" office:value-type="float" office:value="11.9464742857143" calcext:value-type="float">
            <text:p>12</text:p>
          </table:table-cell>
          <table:table-cell table:style-name="ce132" table:formula="of:=IF([.AS340]&lt;2;0;INT(LOG([.AS340]-1;2)+1.33))" office:value-type="float" office:value="4" calcext:value-type="float">
            <text:p>4</text:p>
          </table:table-cell>
          <table:table-cell table:style-name="ce196" table:formula="of:=([.Y340]+[.AA340])+IF([.AR340]&gt;0.9;SUM([.R340:.T340])*1000/(2^([.AR340]-1)+1);SUM([.R340:.T340])*1000)+IF([.AT340]&gt;0.9;([.V340]+[.W340]/5+[.X340]/5)*1000/(2^([.AT340]-1)+1);([.V340]+[.W340]/5+[.X340]/5)*1000)" office:value-type="float" office:value="1394.75185265196" calcext:value-type="float">
            <text:p>139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40]+([.AM341]+[.AN341]+[.AO341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41]+[.N341]" office:value-type="float" office:value="23.5" calcext:value-type="float">
            <text:p>23.5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362*[.Q341]/80*2" office:value-type="float" office:value="22.625" calcext:value-type="float">
            <text:p>23</text:p>
          </table:table-cell>
          <table:table-cell table:style-name="ce23" table:formula="of:=55.8*[.Q341]/70*2" office:value-type="float" office:value="3.98571428571429" calcext:value-type="float">
            <text:p>4.0</text:p>
          </table:table-cell>
          <table:table-cell table:style-name="ce23" table:formula="of:=3.66*[.Q341]/70*2" office:value-type="float" office:value="0.261428571428571" calcext:value-type="float">
            <text:p>0.3</text:p>
          </table:table-cell>
          <table:table-cell table:style-name="ce195" table:formula="of:=SUM([.R341:.T341])" office:value-type="float" office:value="26.8721428571429" calcext:value-type="float">
            <text:p>2.69E+01</text:p>
          </table:table-cell>
          <table:table-cell table:style-name="ce132" table:formula="of:=89.6*[.Q341]/80*2" office:value-type="float" office:value="5.6" calcext:value-type="float">
            <text:p>6</text:p>
          </table:table-cell>
          <table:table-cell table:style-name="ce23" table:formula="of:=25.1*[.Q341]/70*2" office:value-type="float" office:value="1.79285714285714" calcext:value-type="float">
            <text:p>1.8</text:p>
          </table:table-cell>
          <table:table-cell table:style-name="ce23" table:formula="of:=1.77*[.Q341]/70*1.16" office:value-type="float" office:value="0.0733285714285714" calcext:value-type="float">
            <text:p>0.1</text:p>
          </table:table-cell>
          <table:table-cell table:style-name="ce195" table:formula="of:=SUM([.V341:.X341])" office:value-type="float" office:value="7.46618571428571" calcext:value-type="float">
            <text:p>7.47E+00</text:p>
          </table:table-cell>
          <table:table-cell table:style-name="ce132" table:number-columns-repeated="2"/>
          <table:table-cell table:style-name="ce40" table:formula="of:=(([.R341]+[.S341]/5+[.T341]/5)*1000/(2^([.AR341]-1)+1))*([.AM34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41]+[.W341]/5+[.X341]/5)*1000/(2^([.AT341]-1)+1))*([.AM34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41:.U341])*1000/[.U$8];1)" office:value-type="float" office:value="537.442857142857" calcext:value-type="float">
            <text:p>537</text:p>
          </table:table-cell>
          <table:table-cell table:style-name="ce132" table:formula="of:=IF([.AQ341]&lt;2;0;INT(LOG([.AQ341]-1;2)+1.33))" office:value-type="float" office:value="10" calcext:value-type="float">
            <text:p>10</text:p>
          </table:table-cell>
          <table:table-cell table:style-name="ce40" table:formula="of:=MAX(([.V341]+[.W341]/5+[.X341]/5)*1000/[.U$7];1)" office:value-type="float" office:value="5.97323714285714" calcext:value-type="float">
            <text:p>6</text:p>
          </table:table-cell>
          <table:table-cell table:style-name="ce132" table:formula="of:=IF([.AS341]&lt;2;0;INT(LOG([.AS341]-1;2)+1.33))" office:value-type="float" office:value="3" calcext:value-type="float">
            <text:p>3</text:p>
          </table:table-cell>
          <table:table-cell table:style-name="ce196" table:formula="of:=([.Y341]+[.AA341])+IF([.AR341]&gt;0.9;SUM([.R341:.T341])*1000/(2^([.AR341]-1)+1);SUM([.R341:.T341])*1000)+IF([.AT341]&gt;0.9;([.V341]+[.W341]/5+[.X341]/5)*1000/(2^([.AT341]-1)+1);([.V341]+[.W341]/5+[.X341]/5)*1000)" office:value-type="float" office:value="1254.49595903648" calcext:value-type="float">
            <text:p>125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41]+([.AM342]+[.AN342]+[.AO342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42]+[.N342]" office:value-type="float" office:value="23.5" calcext:value-type="float">
            <text:p>23.5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362*[.Q342]/80*2" office:value-type="float" office:value="9.05" calcext:value-type="float">
            <text:p>9</text:p>
          </table:table-cell>
          <table:table-cell table:style-name="ce23" table:formula="of:=55.8*[.Q342]/70*2" office:value-type="float" office:value="1.59428571428571" calcext:value-type="float">
            <text:p>1.6</text:p>
          </table:table-cell>
          <table:table-cell table:style-name="ce23" table:formula="of:=3.66*[.Q342]/70*2" office:value-type="float" office:value="0.104571428571429" calcext:value-type="float">
            <text:p>0.1</text:p>
          </table:table-cell>
          <table:table-cell table:style-name="ce195" table:formula="of:=SUM([.R342:.T342])" office:value-type="float" office:value="10.7488571428571" calcext:value-type="float">
            <text:p>1.07E+01</text:p>
          </table:table-cell>
          <table:table-cell table:style-name="ce132" table:formula="of:=89.6*[.Q342]/80*2" office:value-type="float" office:value="2.24" calcext:value-type="float">
            <text:p>2</text:p>
          </table:table-cell>
          <table:table-cell table:style-name="ce23" table:formula="of:=25.1*[.Q342]/70*2" office:value-type="float" office:value="0.717142857142857" calcext:value-type="float">
            <text:p>0.7</text:p>
          </table:table-cell>
          <table:table-cell table:style-name="ce23" table:formula="of:=1.77*[.Q342]/70*1.16" office:value-type="float" office:value="0.0293314285714286" calcext:value-type="float">
            <text:p>0.0</text:p>
          </table:table-cell>
          <table:table-cell table:style-name="ce195" table:formula="of:=SUM([.V342:.X342])" office:value-type="float" office:value="2.98647428571429" calcext:value-type="float">
            <text:p>2.99E+00</text:p>
          </table:table-cell>
          <table:table-cell table:style-name="ce132" table:number-columns-repeated="2"/>
          <table:table-cell table:style-name="ce40" table:formula="of:=(([.R342]+[.S342]/5+[.T342]/5)*1000/(2^([.AR342]-1)+1))*([.AM342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342]+[.W342]/5+[.X342]/5)*1000/(2^([.AT342]-1)+1))*([.AM342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342:.U342])*1000/[.U$8];1)" office:value-type="float" office:value="214.977142857143" calcext:value-type="float">
            <text:p>215</text:p>
          </table:table-cell>
          <table:table-cell table:style-name="ce132" table:formula="of:=IF([.AQ342]&lt;2;0;INT(LOG([.AQ342]-1;2)+1.33))" office:value-type="float" office:value="9" calcext:value-type="float">
            <text:p>9</text:p>
          </table:table-cell>
          <table:table-cell table:style-name="ce40" table:formula="of:=MAX(([.V342]+[.W342]/5+[.X342]/5)*1000/[.U$7];1)" office:value-type="float" office:value="2.38929485714286" calcext:value-type="float">
            <text:p>2</text:p>
          </table:table-cell>
          <table:table-cell table:style-name="ce132" table:formula="of:=IF([.AS342]&lt;2;0;INT(LOG([.AS342]-1;2)+1.33))" office:value-type="float" office:value="1" calcext:value-type="float">
            <text:p>1</text:p>
          </table:table-cell>
          <table:table-cell table:style-name="ce196" table:formula="of:=([.Y342]+[.AA342])+IF([.AR342]&gt;0.9;SUM([.R342:.T342])*1000/(2^([.AR342]-1)+1);SUM([.R342:.T342])*1000)+IF([.AT342]&gt;0.9;([.V342]+[.W342]/5+[.X342]/5)*1000/(2^([.AT342]-1)+1);([.V342]+[.W342]/5+[.X342]/5)*1000)" office:value-type="float" office:value="1239.45824971651" calcext:value-type="float">
            <text:p>1239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42]+([.AM343]+[.AN343]+[.AO343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343]+([.AM344]+[.AN344]+[.AO344])/24" office:value-type="string" office:string-value="" calcext:value-type="error">
            <text:p>#VALUE!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3" calcext:value-type="float">
            <text:p>13.00</text:p>
          </table:table-cell>
          <table:table-cell table:style-name="ce277" office:value-type="float" office:value="-4.57" calcext:value-type="float">
            <text:p>-4.570</text:p>
          </table:table-cell>
          <table:table-cell table:style-name="ce145"/>
          <table:table-cell table:style-name="ce278" office:value-type="float" office:value="10.5" calcext:value-type="float">
            <text:p>10.50</text:p>
          </table:table-cell>
          <table:table-cell table:style-name="ce279" office:value-type="float" office:value="-5.37" calcext:value-type="float">
            <text:p>-5.370</text:p>
          </table:table-cell>
          <table:table-cell table:style-name="ce278" table:formula="of:=[.K344]+[.N344]" office:value-type="float" office:value="23.5" calcext:value-type="float">
            <text:p>23.5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69"/>
          <table:table-cell table:style-name="ce184"/>
          <table:table-cell table:style-name="ce185"/>
          <table:table-cell table:style-name="ce192"/>
          <table:table-cell table:style-name="ce256"/>
          <table:table-cell table:style-name="ce192" table:number-columns-repeated="2"/>
          <table:table-cell table:style-name="ce257"/>
          <table:table-cell table:style-name="ce184"/>
          <table:table-cell table:style-name="ce1" table:number-columns-repeated="2"/>
          <table:table-cell table:style-name="ce184" table:number-columns-repeated="3"/>
          <table:table-cell table:style-name="ce192"/>
          <table:table-cell table:style-name="ce193"/>
          <table:table-cell table:style-name="ce270"/>
          <table:table-cell table:style-name="ce192" table:number-columns-repeated="2"/>
          <table:table-cell/>
          <table:table-cell table:style-name="ce195"/>
          <table:table-cell table:style-name="ce194" table:number-columns-repeated="3"/>
          <table:table-cell table:style-name="ce195" table:number-columns-repeated="2"/>
          <table:table-cell table:style-name="ce196"/>
          <table:table-cell table:style-name="ce154" table:number-columns-repeated="2"/>
          <table:table-cell table:style-name="ce193" table:number-columns-repeated="7"/>
          <table:table-cell table:style-name="ce131"/>
          <table:table-cell table:style-name="ce198"/>
          <table:table-cell table:style-name="ce152" table:number-columns-repeated="2"/>
          <table:table-cell table:style-name="ce260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98"/>
          <table:table-cell table:style-name="ce260"/>
          <table:table-cell table:style-name="ce1" table:number-columns-repeated="21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40"/>
          <table:table-cell table:style-name="ce39" table:number-columns-repeated="2"/>
          <table:table-cell table:style-name="ce40" table:number-columns-repeated="7"/>
          <table:table-cell table:number-columns-repeated="2"/>
          <table:table-cell table:style-name="ce146" table:number-columns-repeated="2"/>
          <table:table-cell table:style-name="ce239"/>
          <table:table-cell/>
          <table:table-cell table:style-name="ce132"/>
          <table:table-cell table:style-name="ce40"/>
          <table:table-cell table:style-name="ce132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344]+([.AM347]+[.AN347]+[.AO347])/24" office:value-type="string" office:string-value="" calcext:value-type="error">
            <text:p>#VALUE!</text:p>
          </table:table-cell>
          <table:table-cell table:style-name="ce252"/>
          <table:table-cell table:style-name="ce162" office:value-type="string" calcext:value-type="string">
            <text:p>SHMS polarity change (- to +)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/>
          <table:table-cell table:style-name="ce173" office:value-type="float" office:value="6" calcext:value-type="float">
            <text:p>6.0</text:p>
          </table:table-cell>
          <table:table-cell table:style-name="ce17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15">
          <table:table-cell table:style-name="ce5" table:formula="of:=[.A347]+([.AM348]+[.AN348]+[.AO348])/24" office:value-type="string" office:string-value="" calcext:value-type="error">
            <text:p>#VALUE!</text:p>
          </table:table-cell>
          <table:table-cell table:style-name="ce252"/>
          <table:table-cell table:style-name="ce60" office:value-type="string" calcext:value-type="string">
            <text:p>Heep coin runs</text:p>
          </table:table-cell>
          <table:table-cell table:style-name="ce61"/>
          <table:table-cell table:style-name="ce60"/>
          <table:table-cell table:style-name="ce179" office:value-type="string" calcext:value-type="string">
            <text:p>δHMS</text:p>
          </table:table-cell>
          <table:table-cell table:style-name="ce57"/>
          <table:table-cell table:style-name="ce253" office:value-type="string" calcext:value-type="string">
            <text:p>δSHMS</text:p>
          </table:table-cell>
          <table:table-cell table:style-name="ce180"/>
          <table:table-cell table:style-name="ce181"/>
          <table:table-cell table:style-name="ce56"/>
          <table:table-cell table:style-name="ce60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2"/>
          <table:table-cell table:style-name="ce182"/>
          <table:table-cell table:style-name="ce182" office:value-type="string" calcext:value-type="string">
            <text:p>HMS Elastics rate (kHz)</text:p>
          </table:table-cell>
          <table:table-cell table:style-name="ce2" office:value-type="string" calcext:value-type="string">
            <text:p># SIMC Elastics</text:p>
          </table:table-cell>
          <table:table-cell table:style-name="ce4" table:number-columns-repeated="2"/>
          <table:table-cell table:style-name="ce8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/>
          <table:table-cell table:style-name="ce61" table:number-columns-repeated="22"/>
          <table:table-cell table:style-name="ce63" table:number-columns-repeated="949"/>
          <table:table-cell table:style-name="ce183" table:number-columns-repeated="2"/>
          <table:table-cell table:number-columns-repeated="3"/>
        </table:table-row>
        <table:table-row table:style-name="ro4">
          <table:table-cell table:style-name="ce5" table:formula="of:=[.A348]+([.AM349]+[.AN349]+[.AO349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3.77" calcext:value-type="float">
            <text:p>3.770</text:p>
          </table:table-cell>
          <table:table-cell table:style-name="ce311"/>
          <table:table-cell table:style-name="ce312"/>
          <table:table-cell table:style-name="ce311"/>
          <table:table-cell table:style-name="ce188" office:value-type="string" calcext:value-type="string">
            <text:p>LH+</text:p>
          </table:table-cell>
          <table:table-cell table:style-name="ce189"/>
          <table:table-cell table:style-name="ce554" office:value-type="float" office:value="14.55" calcext:value-type="float">
            <text:p>14.550</text:p>
          </table:table-cell>
          <table:table-cell table:style-name="ce84" office:value-type="float" office:value="6.58" calcext:value-type="float">
            <text:p>6.58</text:p>
          </table:table-cell>
          <table:table-cell table:style-name="ce64"/>
          <table:table-cell table:style-name="ce350" office:value-type="float" office:value="37.95" calcext:value-type="float">
            <text:p>37.950</text:p>
          </table:table-cell>
          <table:table-cell table:style-name="ce313" office:value-type="float" office:value="2.69" calcext:value-type="float">
            <text:p>2.69</text:p>
          </table:table-cell>
          <table:table-cell table:style-name="ce192" table:formula="of:=[.K349]+[.N349]" office:value-type="float" office:value="52.5" calcext:value-type="float">
            <text:p>52.50</text:p>
          </table:table-cell>
          <table:table-cell table:style-name="ce193" office:value-type="float" office:value="80" calcext:value-type="float">
            <text:p>80</text:p>
          </table:table-cell>
          <table:table-cell table:style-name="ce195" table:formula="of:=[.Q349]*10.4 /80" office:value-type="float" office:value="10.4" calcext:value-type="float">
            <text:p>1.04E+01</text:p>
          </table:table-cell>
          <table:table-cell table:style-name="ce195" table:formula="of:=[.Q349]*0.0286 /70" office:value-type="float" office:value="0.0326857142857143" calcext:value-type="float">
            <text:p>3.27E-02</text:p>
          </table:table-cell>
          <table:table-cell table:style-name="ce195" table:formula="of:=[.Q349]*0.0000543 /70" office:value-type="float" office:value="0.0000620571428571428" calcext:value-type="float">
            <text:p>6.21E-05</text:p>
          </table:table-cell>
          <table:table-cell/>
          <table:table-cell table:style-name="ce194" table:formula="of:=[.Q349]*0.0432 /80" office:value-type="float" office:value="0.0432" calcext:value-type="float">
            <text:p>4.32E-02</text:p>
          </table:table-cell>
          <table:table-cell table:style-name="ce194" table:formula="of:=[.Q349]*0.0941 /70" office:value-type="float" office:value="0.107542857142857" calcext:value-type="float">
            <text:p>1.08E-01</text:p>
          </table:table-cell>
          <table:table-cell table:style-name="ce194" table:formula="of:=[.Q349]*0.00121 /70" office:value-type="float" office:value="0.00138285714285714" calcext:value-type="float">
            <text:p>1.38E-03</text:p>
          </table:table-cell>
          <table:table-cell table:style-name="ce194" table:formula="of:=SUM([.R349:.U349])*1000*([.V349]+([.W349]+[.X349])/5)*1000*(0.00000006)" office:value-type="float" office:value="0.0406784162591295" calcext:value-type="float">
            <text:p>4.07E-02</text:p>
          </table:table-cell>
          <table:table-cell/>
          <table:table-cell table:style-name="ce195" table:formula="of:=[.Q349]*0.0163 /80" office:value-type="float" office:value="0.0163" calcext:value-type="float">
            <text:p>1.63E-02</text:p>
          </table:table-cell>
          <table:table-cell table:style-name="ce196" table:formula="of:=[.AA349]*[.AL349]*3600*1000" office:value-type="float" office:value="58680" calcext:value-type="float">
            <text:p>58680</text:p>
          </table:table-cell>
          <table:table-cell table:style-name="ce154" table:number-columns-repeated="2"/>
          <table:table-cell table:style-name="ce196" table:number-columns-repeated="7"/>
          <table:table-cell table:style-name="ce131" table:formula="of:=60/60" office:value-type="float" office:value="1" calcext:value-type="float">
            <text:p>1.00</text:p>
          </table:table-cell>
          <table:table-cell table:style-name="ce198" table:formula="of:=[.AL349]*[.$F$371]" office:value-type="float" office:value="3.2" calcext:value-type="float">
            <text:p>3.2</text:p>
          </table:table-cell>
          <table:table-cell table:style-name="ce152" table:formula="of:=MAX([.AL349]*0.1;0.167)" office:value-type="float" office:value="0.167" calcext:value-type="float">
            <text:p>0.2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349:.U349])*1000/[.U$8];1)" office:value-type="float" office:value="104.327477714286" calcext:value-type="float">
            <text:p>104</text:p>
          </table:table-cell>
          <table:table-cell table:style-name="ce132" table:formula="of:=IF([.AQ349]&lt;2;0;INT(LOG([.AQ349]-1;2)+1.33))" office:value-type="float" office:value="8" calcext:value-type="float">
            <text:p>8</text:p>
          </table:table-cell>
          <table:table-cell table:style-name="ce196" table:formula="of:=MAX(([.V349]+[.W349]/5+[.X349]/5)*1000/[.U$8];1)" office:value-type="float" office:value="1" calcext:value-type="float">
            <text:p>1</text:p>
          </table:table-cell>
          <table:table-cell table:style-name="ce132" table:formula="of:=IF([.AS349]&lt;2;0;INT(LOG([.AS349]-1;2)+1.33))" office:value-type="float" office:value="0" calcext:value-type="float">
            <text:p>0</text:p>
          </table:table-cell>
          <table:table-cell table:style-name="ce196" table:formula="of:=([.Y349]+[.AA349])+IF([.AR349]&gt;0.9;SUM([.R349:.U349])*1000/(2^([.AR349]-1)+1);SUM([.R349:.U349])*1000)+IF([.AT349]&gt;0.9;([.V349]+[.W349]/5+[.X349]/5)*1000/(2^([.AT349]-1)+1);([.V349]+[.W349]/5+[.X349]/5)*1000)" office:value-type="float" office:value="145.916135005406" calcext:value-type="float">
            <text:p>146</text:p>
          </table:table-cell>
          <table:table-cell table:style-name="ce11" table:formula="of:=((1 /([.AA349]*1000))/60)*100000" office:value-type="float" office:value="102.249488752556" calcext:value-type="float">
            <text:p>102.25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49]+([.AM350]+[.AN350]+[.AO350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4.68" calcext:value-type="float">
            <text:p>4.680</text:p>
          </table:table-cell>
          <table:table-cell table:style-name="ce311"/>
          <table:table-cell table:style-name="ce312"/>
          <table:table-cell table:style-name="ce311"/>
          <table:table-cell table:style-name="ce188" office:value-type="string" calcext:value-type="string">
            <text:p>LH+</text:p>
          </table:table-cell>
          <table:table-cell table:style-name="ce189"/>
          <table:table-cell table:style-name="ce554" office:value-type="float" office:value="17.45" calcext:value-type="float">
            <text:p>17.450</text:p>
          </table:table-cell>
          <table:table-cell table:style-name="ce1" office:value-type="float" office:value="5.99" calcext:value-type="float">
            <text:p>5.99</text:p>
          </table:table-cell>
          <table:table-cell table:style-name="ce64"/>
          <table:table-cell table:style-name="ce350" office:value-type="float" office:value="32.97" calcext:value-type="float">
            <text:p>32.970</text:p>
          </table:table-cell>
          <table:table-cell table:style-name="ce11" office:value-type="float" office:value="3.3" calcext:value-type="float">
            <text:p>3.30</text:p>
          </table:table-cell>
          <table:table-cell table:style-name="ce192" table:formula="of:=[.K350]+[.N350]" office:value-type="float" office:value="50.42" calcext:value-type="float">
            <text:p>50.42</text:p>
          </table:table-cell>
          <table:table-cell table:style-name="ce193" office:value-type="float" office:value="80" calcext:value-type="float">
            <text:p>80</text:p>
          </table:table-cell>
          <table:table-cell table:style-name="ce195" table:formula="of:=[.Q350]*2.31 /80" office:value-type="float" office:value="2.31" calcext:value-type="float">
            <text:p>2.31E+00</text:p>
          </table:table-cell>
          <table:table-cell table:style-name="ce195" table:formula="of:=[.Q350]*0.0108 /70" office:value-type="float" office:value="0.0123428571428571" calcext:value-type="float">
            <text:p>1.23E-02</text:p>
          </table:table-cell>
          <table:table-cell table:style-name="ce195" table:formula="of:=[.Q350]*0.0000141 /70" office:value-type="float" office:value="0.0000161142857142857" calcext:value-type="float">
            <text:p>1.61E-05</text:p>
          </table:table-cell>
          <table:table-cell/>
          <table:table-cell table:style-name="ce194" table:formula="of:=[.Q350]*0.0765 /80" office:value-type="float" office:value="0.0765" calcext:value-type="float">
            <text:p>7.65E-02</text:p>
          </table:table-cell>
          <table:table-cell table:style-name="ce194" table:formula="of:=[.Q350]*0.0496 /70" office:value-type="float" office:value="0.0566857142857143" calcext:value-type="float">
            <text:p>5.67E-02</text:p>
          </table:table-cell>
          <table:table-cell table:style-name="ce194" table:formula="of:=[.Q350]*0.000737 /70" office:value-type="float" office:value="0.000842285714285714" calcext:value-type="float">
            <text:p>8.42E-04</text:p>
          </table:table-cell>
          <table:table-cell table:style-name="ce194" table:formula="of:=SUM([.R350:.U350])*1000*([.V350]+([.W350]+[.X350])/5)*1000*(0.00000006)" office:value-type="float" office:value="0.0122628356817573" calcext:value-type="float">
            <text:p>1.23E-02</text:p>
          </table:table-cell>
          <table:table-cell/>
          <table:table-cell table:style-name="ce195" table:formula="of:=[.Q350]*0.00558 /80" office:value-type="float" office:value="0.00558" calcext:value-type="float">
            <text:p>5.58E-03</text:p>
          </table:table-cell>
          <table:table-cell table:style-name="ce196" table:formula="of:=[.AA350]*[.AL350]*3600*1000" office:value-type="float" office:value="20088" calcext:value-type="float">
            <text:p>20088</text:p>
          </table:table-cell>
          <table:table-cell table:style-name="ce154" table:number-columns-repeated="2"/>
          <table:table-cell table:style-name="ce196" table:number-columns-repeated="7"/>
          <table:table-cell table:style-name="ce154" table:formula="of:=60/60" office:value-type="float" office:value="1" calcext:value-type="float">
            <text:p>1.00</text:p>
          </table:table-cell>
          <table:table-cell table:style-name="ce198" table:formula="of:=[.AL350]*[.$F$371]" office:value-type="float" office:value="3.2" calcext:value-type="float">
            <text:p>3.2</text:p>
          </table:table-cell>
          <table:table-cell table:style-name="ce152" table:formula="of:=MAX([.AL350]*0.1;0.167)" office:value-type="float" office:value="0.167" calcext:value-type="float">
            <text:p>0.2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350:.U350])*1000/[.U$8];1)" office:value-type="float" office:value="23.2235897142857" calcext:value-type="float">
            <text:p>23</text:p>
          </table:table-cell>
          <table:table-cell table:style-name="ce132" table:formula="of:=IF([.AQ350]&lt;2;0;INT(LOG([.AQ350]-1;2)+1.33))" office:value-type="float" office:value="5" calcext:value-type="float">
            <text:p>5</text:p>
          </table:table-cell>
          <table:table-cell table:style-name="ce196" table:formula="of:=MAX(([.V350]+[.W350]/5+[.X350]/5)*1000/[.U$8];1)" office:value-type="float" office:value="1" calcext:value-type="float">
            <text:p>1</text:p>
          </table:table-cell>
          <table:table-cell table:style-name="ce132" table:formula="of:=IF([.AS350]&lt;2;0;INT(LOG([.AS350]-1;2)+1.33))" office:value-type="float" office:value="0" calcext:value-type="float">
            <text:p>0</text:p>
          </table:table-cell>
          <table:table-cell table:style-name="ce196" table:formula="of:=([.Y350]+[.AA350])+IF([.AR350]&gt;0.9;SUM([.R350:.U350])*1000/(2^([.AR350]-1)+1);SUM([.R350:.U350])*1000)+IF([.AT350]&gt;0.9;([.V350]+[.W350]/5+[.X350]/5)*1000/(2^([.AT350]-1)+1);([.V350]+[.W350]/5+[.X350]/5)*1000)" office:value-type="float" office:value="224.632794096186" calcext:value-type="float">
            <text:p>225</text:p>
          </table:table-cell>
          <table:table-cell table:style-name="ce11" table:formula="of:=((1 /([.AA350]*1000))/60)*100000" office:value-type="float" office:value="298.68578255675" calcext:value-type="float">
            <text:p>298.69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0]+([.AM351]+[.AN351]+[.AO351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5.46" calcext:value-type="float">
            <text:p>5.460</text:p>
          </table:table-cell>
          <table:table-cell table:style-name="ce311"/>
          <table:table-cell table:style-name="ce312"/>
          <table:table-cell table:style-name="ce311"/>
          <table:table-cell table:style-name="ce188" office:value-type="string" calcext:value-type="string">
            <text:p>LH+</text:p>
          </table:table-cell>
          <table:table-cell table:style-name="ce189"/>
          <table:table-cell table:style-name="ce1" office:value-type="float" office:value="19.55" calcext:value-type="float">
            <text:p>19.55</text:p>
          </table:table-cell>
          <table:table-cell table:style-name="ce84" office:value-type="float" office:value="5.58" calcext:value-type="float">
            <text:p>5.58</text:p>
          </table:table-cell>
          <table:table-cell table:style-name="ce64"/>
          <table:table-cell table:style-name="ce350" office:value-type="float" office:value="30.02" calcext:value-type="float">
            <text:p>30.020</text:p>
          </table:table-cell>
          <table:table-cell table:style-name="ce11" office:value-type="float" office:value="3.73" calcext:value-type="float">
            <text:p>3.73</text:p>
          </table:table-cell>
          <table:table-cell table:style-name="ce192" table:formula="of:=[.K351]+[.N351]" office:value-type="float" office:value="49.57" calcext:value-type="float">
            <text:p>49.57</text:p>
          </table:table-cell>
          <table:table-cell table:style-name="ce193" office:value-type="float" office:value="80" calcext:value-type="float">
            <text:p>80</text:p>
          </table:table-cell>
          <table:table-cell table:style-name="ce195" table:formula="of:=[.Q351]*0.879 /80" office:value-type="float" office:value="0.879" calcext:value-type="float">
            <text:p>8.79E-01</text:p>
          </table:table-cell>
          <table:table-cell table:style-name="ce195" table:formula="of:=[.Q351]*0.00604 /70" office:value-type="float" office:value="0.00690285714285714" calcext:value-type="float">
            <text:p>6.90E-03</text:p>
          </table:table-cell>
          <table:table-cell table:style-name="ce195" table:formula="of:=[.Q351]*0.00000364 /70" office:value-type="float" office:value="0.00000416" calcext:value-type="float">
            <text:p>4.16E-06</text:p>
          </table:table-cell>
          <table:table-cell/>
          <table:table-cell table:style-name="ce194" table:formula="of:=[.Q351]*0.121 /80" office:value-type="float" office:value="0.121" calcext:value-type="float">
            <text:p>1.21E-01</text:p>
          </table:table-cell>
          <table:table-cell table:style-name="ce194" table:formula="of:=[.Q351]*0.19 /70" office:value-type="float" office:value="0.217142857142857" calcext:value-type="float">
            <text:p>2.17E-01</text:p>
          </table:table-cell>
          <table:table-cell table:style-name="ce194" table:formula="of:=[.Q351]*0.00519 /70" office:value-type="float" office:value="0.00593142857142857" calcext:value-type="float">
            <text:p>5.93E-03</text:p>
          </table:table-cell>
          <table:table-cell table:style-name="ce194" table:formula="of:=SUM([.R351:.U351])*1000*([.V351]+([.W351]+[.X351])/5)*1000*(0.00000006)" office:value-type="float" office:value="0.00880316184515814" calcext:value-type="float">
            <text:p>8.80E-03</text:p>
          </table:table-cell>
          <table:table-cell/>
          <table:table-cell table:style-name="ce195" table:formula="of:=[.Q351]*0.00286 /80" office:value-type="float" office:value="0.00286" calcext:value-type="float">
            <text:p>2.86E-03</text:p>
          </table:table-cell>
          <table:table-cell table:style-name="ce196" table:formula="of:=[.AA351]*[.AL351]*3600*1000" office:value-type="float" office:value="10296" calcext:value-type="float">
            <text:p>10296</text:p>
          </table:table-cell>
          <table:table-cell table:style-name="ce154" table:number-columns-repeated="2"/>
          <table:table-cell table:style-name="ce196" table:number-columns-repeated="7"/>
          <table:table-cell table:style-name="ce154" table:formula="of:=60/60" office:value-type="float" office:value="1" calcext:value-type="float">
            <text:p>1.00</text:p>
          </table:table-cell>
          <table:table-cell table:style-name="ce198" table:formula="of:=[.AL351]*[.$F$371]" office:value-type="float" office:value="3.2" calcext:value-type="float">
            <text:p>3.2</text:p>
          </table:table-cell>
          <table:table-cell table:style-name="ce152" table:formula="of:=MAX([.AL351]*0.1;0.167)" office:value-type="float" office:value="0.167" calcext:value-type="float">
            <text:p>0.2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351:.U351])*1000/[.U$8];1)" office:value-type="float" office:value="8.85907017142857" calcext:value-type="float">
            <text:p>9</text:p>
          </table:table-cell>
          <table:table-cell table:style-name="ce132" table:formula="of:=IF([.AQ351]&lt;2;0;INT(LOG([.AQ351]-1;2)+1.33))" office:value-type="float" office:value="4" calcext:value-type="float">
            <text:p>4</text:p>
          </table:table-cell>
          <table:table-cell table:style-name="ce196" table:formula="of:=MAX(([.V351]+[.W351]/5+[.X351]/5)*1000/[.U$8];1)" office:value-type="float" office:value="1.65614857142857" calcext:value-type="float">
            <text:p>2</text:p>
          </table:table-cell>
          <table:table-cell table:style-name="ce132" table:formula="of:=IF([.AS351]&lt;2;0;INT(LOG([.AS351]-1;2)+1.33))" office:value-type="float" office:value="0" calcext:value-type="float">
            <text:p>0</text:p>
          </table:table-cell>
          <table:table-cell table:style-name="ce196" table:formula="of:=([.Y351]+[.AA351])+IF([.AR351]&gt;0.9;SUM([.R351:.U351])*1000/(2^([.AR351]-1)+1);SUM([.R351:.U351])*1000)+IF([.AT351]&gt;0.9;([.V351]+[.W351]/5+[.X351]/5)*1000/(2^([.AT351]-1)+1);([.V351]+[.W351]/5+[.X351]/5)*1000)" office:value-type="float" office:value="264.060633320575" calcext:value-type="float">
            <text:p>264</text:p>
          </table:table-cell>
          <table:table-cell table:style-name="ce11" table:formula="of:=((1 /([.AA351]*1000))/60)*100000" office:value-type="float" office:value="582.750582750583" calcext:value-type="float">
            <text:p>582.75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1]+([.AM352]+[.AN352]+[.AO352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7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350" office:value-type="float" office:value="5.94" calcext:value-type="float">
            <text:p>5.940</text:p>
          </table:table-cell>
          <table:table-cell table:style-name="ce311"/>
          <table:table-cell table:style-name="ce312"/>
          <table:table-cell table:style-name="ce311"/>
          <table:table-cell table:style-name="ce188" office:value-type="string" calcext:value-type="string">
            <text:p>LH+</text:p>
          </table:table-cell>
          <table:table-cell table:style-name="ce189"/>
          <table:table-cell table:style-name="ce306" office:value-type="float" office:value="20.9" calcext:value-type="float">
            <text:p>20.900</text:p>
          </table:table-cell>
          <table:table-cell table:style-name="ce84" office:value-type="float" office:value="5.309" calcext:value-type="float">
            <text:p>5.309</text:p>
          </table:table-cell>
          <table:table-cell table:style-name="ce64"/>
          <table:table-cell table:style-name="ce350" office:value-type="float" office:value="28.36" calcext:value-type="float">
            <text:p>28.360</text:p>
          </table:table-cell>
          <table:table-cell table:style-name="ce313" office:value-type="float" office:value="4" calcext:value-type="float">
            <text:p>4.00</text:p>
          </table:table-cell>
          <table:table-cell table:style-name="ce192" table:formula="of:=[.K352]+[.N352]" office:value-type="float" office:value="49.26" calcext:value-type="float">
            <text:p>49.26</text:p>
          </table:table-cell>
          <table:table-cell table:style-name="ce193" office:value-type="float" office:value="80" calcext:value-type="float">
            <text:p>80</text:p>
          </table:table-cell>
          <table:table-cell table:style-name="ce195" table:formula="of:=[.Q352]*0.505 /80" office:value-type="float" office:value="0.505" calcext:value-type="float">
            <text:p>5.05E-01</text:p>
          </table:table-cell>
          <table:table-cell table:style-name="ce195" table:formula="of:=[.Q352]*0.00459 /70" office:value-type="float" office:value="0.00524571428571429" calcext:value-type="float">
            <text:p>5.25E-03</text:p>
          </table:table-cell>
          <table:table-cell table:style-name="ce195" table:formula="of:=[.Q352]*0.00000158 /70" office:value-type="float" office:value="0.00000180571428571429" calcext:value-type="float">
            <text:p>1.81E-06</text:p>
          </table:table-cell>
          <table:table-cell/>
          <table:table-cell table:style-name="ce194" table:formula="of:=[.Q352]*0.163 /80" office:value-type="float" office:value="0.163" calcext:value-type="float">
            <text:p>1.63E-01</text:p>
          </table:table-cell>
          <table:table-cell table:style-name="ce194" table:formula="of:=[.Q352]*0.0328 /70" office:value-type="float" office:value="0.0374857142857143" calcext:value-type="float">
            <text:p>3.75E-02</text:p>
          </table:table-cell>
          <table:table-cell table:style-name="ce194" table:formula="of:=[.Q352]*0.000553 /70" office:value-type="float" office:value="0.000632" calcext:value-type="float">
            <text:p>6.32E-04</text:p>
          </table:table-cell>
          <table:table-cell table:style-name="ce194" table:formula="of:=SUM([.R352:.U352])*1000*([.V352]+([.W352]+[.X352])/5)*1000*(0.00000006)" office:value-type="float" office:value="0.00522361437578825" calcext:value-type="float">
            <text:p>5.22E-03</text:p>
          </table:table-cell>
          <table:table-cell/>
          <table:table-cell table:style-name="ce195" table:formula="of:=[.Q352]*0.00196 /80" office:value-type="float" office:value="0.00196" calcext:value-type="float">
            <text:p>1.96E-03</text:p>
          </table:table-cell>
          <table:table-cell table:style-name="ce196" table:formula="of:=[.AA352]*[.AL352]*3600*1000" office:value-type="float" office:value="10584" calcext:value-type="float">
            <text:p>10584</text:p>
          </table:table-cell>
          <table:table-cell table:style-name="ce154" table:number-columns-repeated="2"/>
          <table:table-cell table:style-name="ce196" table:number-columns-repeated="7"/>
          <table:table-cell table:style-name="ce154" table:formula="of:=90/60" office:value-type="float" office:value="1.5" calcext:value-type="float">
            <text:p>1.50</text:p>
          </table:table-cell>
          <table:table-cell table:style-name="ce198" table:formula="of:=[.AL352]*[.$F$371]" office:value-type="float" office:value="4.8" calcext:value-type="float">
            <text:p>4.8</text:p>
          </table:table-cell>
          <table:table-cell table:style-name="ce152" table:formula="of:=MAX([.AL352]*0.1;0.167)" office:value-type="float" office:value="0.167" calcext:value-type="float">
            <text:p>0.2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352:.U352])*1000/[.U$8];1)" office:value-type="float" office:value="5.1024752" calcext:value-type="float">
            <text:p>5</text:p>
          </table:table-cell>
          <table:table-cell table:style-name="ce132" table:formula="of:=IF([.AQ352]&lt;2;0;INT(LOG([.AQ352]-1;2)+1.33))" office:value-type="float" office:value="3" calcext:value-type="float">
            <text:p>3</text:p>
          </table:table-cell>
          <table:table-cell table:style-name="ce196" table:formula="of:=MAX(([.V352]+[.W352]/5+[.X352]/5)*1000/[.U$8];1)" office:value-type="float" office:value="1.70623542857143" calcext:value-type="float">
            <text:p>2</text:p>
          </table:table-cell>
          <table:table-cell table:style-name="ce132" table:formula="of:=IF([.AS352]&lt;2;0;INT(LOG([.AS352]-1;2)+1.33))" office:value-type="float" office:value="0" calcext:value-type="float">
            <text:p>0</text:p>
          </table:table-cell>
          <table:table-cell table:style-name="ce196" table:formula="of:=([.Y352]+[.AA352])+IF([.AR352]&gt;0.9;SUM([.R352:.U352])*1000/(2^([.AR352]-1)+1);SUM([.R352:.U352])*1000)+IF([.AT352]&gt;0.9;([.V352]+[.W352]/5+[.X352]/5)*1000/(2^([.AT352]-1)+1);([.V352]+[.W352]/5+[.X352]/5)*1000)" office:value-type="float" office:value="272.680230471519" calcext:value-type="float">
            <text:p>273</text:p>
          </table:table-cell>
          <table:table-cell table:style-name="ce11" table:formula="of:=((1 /([.AA352]*1000))/60)*100000" office:value-type="float" office:value="850.340136054422" calcext:value-type="float">
            <text:p>850.34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 table:style-name="ce252"/>
          <table:table-cell table:style-name="ce184"/>
          <table:table-cell table:style-name="ce185"/>
          <table:table-cell table:style-name="ce350"/>
          <table:table-cell table:style-name="ce311"/>
          <table:table-cell table:style-name="ce312"/>
          <table:table-cell table:style-name="ce311"/>
          <table:table-cell table:style-name="ce188"/>
          <table:table-cell table:style-name="ce189"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95" table:number-columns-repeated="2"/>
          <table:table-cell/>
          <table:table-cell table:style-name="ce194" table:number-columns-repeated="4"/>
          <table:table-cell/>
          <table:table-cell table:style-name="ce195"/>
          <table:table-cell table:style-name="ce196"/>
          <table:table-cell table:style-name="ce154" table:number-columns-repeated="2"/>
          <table:table-cell table:style-name="ce196" table:number-columns-repeated="7"/>
          <table:table-cell table:style-name="ce63" table:formula="of:=SUM([.AL349:.AL352])" office:value-type="float" office:value="4.5" calcext:value-type="float">
            <text:p>4.5</text:p>
          </table:table-cell>
          <table:table-cell table:style-name="ce63" table:formula="of:=SUM([.AM349:.AM352])" office:value-type="float" office:value="14.4" calcext:value-type="float">
            <text:p>14.4</text:p>
          </table:table-cell>
          <table:table-cell table:style-name="ce152" table:number-columns-repeated="2"/>
          <table:table-cell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Lumi study Using central setting from next physics setting pi+ coin runs (used to determine or verify the FADC deadtime correction)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number-columns-repeated="2"/>
          <table:table-cell table:style-name="ce195" table:number-columns-repeated="2"/>
          <table:table-cell/>
          <table:table-cell table:style-name="ce194" table:number-columns-repeated="4"/>
          <table:table-cell/>
          <table:table-cell table:style-name="ce195"/>
          <table:table-cell table:style-name="ce196"/>
          <table:table-cell table:style-name="ce154" table:number-columns-repeated="2"/>
          <table:table-cell table:style-name="ce196" table:number-columns-repeated="7"/>
          <table:table-cell table:style-name="ce154"/>
          <table:table-cell table:style-name="ce198"/>
          <table:table-cell table:style-name="ce152" table:number-columns-repeated="2"/>
          <table:table-cell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Notice that first point in scan comes from the phyic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number-columns-repeated="2"/>
          <table:table-cell table:style-name="ce195" table:number-columns-repeated="2"/>
          <table:table-cell/>
          <table:table-cell table:style-name="ce194" table:number-columns-repeated="4"/>
          <table:table-cell/>
          <table:table-cell table:style-name="ce195"/>
          <table:table-cell table:style-name="ce196"/>
          <table:table-cell table:style-name="ce154" table:number-columns-repeated="2"/>
          <table:table-cell table:style-name="ce196" table:number-columns-repeated="7"/>
          <table:table-cell table:style-name="ce154"/>
          <table:table-cell table:style-name="ce198"/>
          <table:table-cell table:style-name="ce152" table:number-columns-repeated="2"/>
          <table:table-cell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2]+([.AM356]+[.AN356]+[.AO356])/24" office:value-type="string" office:string-value="" calcext:value-type="error">
            <text:p>#VALUE!</text:p>
          </table:table-cell>
          <table:table-cell table:style-name="ce252"/>
          <table:table-cell table:style-name="ce184" office:value-type="float" office:value="8.4868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2.12" calcext:value-type="float">
            <text:p>2.12</text:p>
          </table:table-cell>
          <table:table-cell table:style-name="ce172" office:value-type="float" office:value="2.05" calcext:value-type="float">
            <text:p>2.05</text:p>
          </table:table-cell>
          <table:table-cell table:style-name="ce227" office:value-type="float" office:value="0.3896" calcext:value-type="float">
            <text:p>0.3896</text:p>
          </table:table-cell>
          <table:table-cell table:style-name="ce171" office:value-type="float" office:value="0.195" calcext:value-type="float">
            <text:p>0.195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899" calcext:value-type="float">
            <text:p>0.899</text:p>
          </table:table-cell>
          <table:table-cell table:style-name="ce230" office:value-type="float" office:value="12.14" calcext:value-type="float">
            <text:p>12.14</text:p>
          </table:table-cell>
          <table:table-cell table:style-name="ce171" office:value-type="float" office:value="5.587" calcext:value-type="float">
            <text:p>5.587</text:p>
          </table:table-cell>
          <table:table-cell table:number-columns-repeated="2" table:style-name="ce172" office:value-type="float" office:value="21.22" calcext:value-type="float">
            <text:p>21.22</text:p>
          </table:table-cell>
          <table:table-cell table:style-name="ce171" office:value-type="float" office:value="2.792" calcext:value-type="float">
            <text:p>2.792</text:p>
          </table:table-cell>
          <table:table-cell table:style-name="ce172" table:formula="of:=[.K$366]+[.N356]" office:value-type="float" office:value="33.36" calcext:value-type="float">
            <text:p>33.36</text:p>
          </table:table-cell>
          <table:table-cell table:style-name="ce199" office:value-type="float" office:value="80" calcext:value-type="float">
            <text:p>80</text:p>
          </table:table-cell>
          <table:table-cell table:style-name="ce172"/>
          <table:table-cell table:style-name="ce170" table:formula="of:=72000/1000*[.Q356]/70" office:value-type="float" office:value="82.2857142857143" calcext:value-type="float">
            <text:p>82</text:p>
          </table:table-cell>
          <table:table-cell table:style-name="ce170" table:formula="of:=18200/1000*[.Q356]/70" office:value-type="float" office:value="20.8" calcext:value-type="float">
            <text:p>21</text:p>
          </table:table-cell>
          <table:table-cell table:style-name="ce170" table:formula="of:=71400/1000*[.Q356]/70" office:value-type="float" office:value="81.6" calcext:value-type="float">
            <text:p>82</text:p>
          </table:table-cell>
          <table:table-cell table:style-name="ce170" table:formula="of:=125*[.Q356]/70" office:value-type="float" office:value="142.857142857143" calcext:value-type="float">
            <text:p>143</text:p>
          </table:table-cell>
          <table:table-cell table:style-name="ce173" table:formula="of:=5800/1000*[.Q356]/70" office:value-type="float" office:value="6.62857142857143" calcext:value-type="float">
            <text:p>6.6</text:p>
          </table:table-cell>
          <table:table-cell table:style-name="ce173" table:formula="of:=310/1000*[.Q356]/70" office:value-type="float" office:value="0.354285714285714" calcext:value-type="float">
            <text:p>0.4</text:p>
          </table:table-cell>
          <table:table-cell table:style-name="ce193" table:formula="of:=SUM([.R356:.U356])*1000*([.V356]+([.W356]+[.X356])/5)*1000*(0.00000006)" office:value-type="float" office:value="1598.49601567347" calcext:value-type="float">
            <text:p>1598</text:p>
          </table:table-cell>
          <table:table-cell table:style-name="ce173" table:formula="of:=982710/3600/24*[.Q356]/70*([.$C$543]/8)" office:value-type="float" office:value="16.2485119047619" calcext:value-type="float">
            <text:p>16.2</text:p>
          </table:table-cell>
          <table:table-cell table:style-name="ce173" table:formula="of:=1009200/3600/24*[.Q356]/70*([.$C$543]/8)" office:value-type="float" office:value="16.6865079365079" calcext:value-type="float">
            <text:p>16.7</text:p>
          </table:table-cell>
          <table:table-cell table:style-name="ce170" table:formula="of:=[.AL356]*3600*MIN([.Z356];[.AA356])" office:value-type="float" office:value="0" calcext:value-type="float">
            <text:p>0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56]/24*[.C$543]/8*[.Q356]/70" office:value-type="float" office:value="0" calcext:value-type="float">
            <text:p>0</text:p>
          </table:table-cell>
          <table:table-cell table:style-name="ce170" table:number-columns-repeated="6"/>
          <table:table-cell table:style-name="ce198" office:value-type="float" office:value="0" calcext:value-type="float">
            <text:p>0.0</text:p>
          </table:table-cell>
          <table:table-cell table:style-name="ce198" table:formula="of:=[.AL356]*[.$F$382]" office:value-type="float" office:value="0" calcext:value-type="float">
            <text:p>0.0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56:.U356])*1000/[.U$8];1)" office:value-type="float" office:value="1846.85714285714" calcext:value-type="float">
            <text:p>1847</text:p>
          </table:table-cell>
          <table:table-cell table:style-name="ce132" table:formula="of:=IF([.AQ356]&lt;2;0;INT(LOG([.AQ356]-1;2)+1.33))" office:value-type="float" office:value="12" calcext:value-type="float">
            <text:p>12</text:p>
          </table:table-cell>
          <table:table-cell table:style-name="ce196" table:formula="of:=MAX(([.V356]+[.W356]/5+[.X356]/5)*1000/[.U$8];1)" office:value-type="float" office:value="1442.53714285714" calcext:value-type="float">
            <text:p>1443</text:p>
          </table:table-cell>
          <table:table-cell table:style-name="ce132" table:formula="of:=IF([.AS356]&lt;2;0;INT(LOG([.AS356]-1;2)+1.33))" office:value-type="float" office:value="11" calcext:value-type="float">
            <text:p>11</text:p>
          </table:table-cell>
          <table:table-cell table:style-name="ce196" table:formula="of:=([.Y356]+[.AA356])+IF([.AR356]&gt;0.9;SUM([.R356:.U356])*1000/(2^([.AR356]-1)+1);SUM([.R356:.U356])*1000)+IF([.AT356]&gt;0.9;([.V356]+[.W356]/5+[.X356]/5)*1000/(2^([.AT356]-1)+1);([.V356]+[.W356]/5+[.X356]/5)*1000)" office:value-type="float" office:value="1846.05241503318" calcext:value-type="float">
            <text:p>1846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6]+([.AM357]+[.AN357]+[.AO357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65" calcext:value-type="float">
            <text:p>65</text:p>
          </table:table-cell>
          <table:table-cell table:style-name="ce172"/>
          <table:table-cell table:style-name="ce170" table:formula="of:=72000/1000*[.Q357]/70" office:value-type="float" office:value="66.8571428571429" calcext:value-type="float">
            <text:p>67</text:p>
          </table:table-cell>
          <table:table-cell table:style-name="ce170" table:formula="of:=18200/1000*[.Q357]/70" office:value-type="float" office:value="16.9" calcext:value-type="float">
            <text:p>17</text:p>
          </table:table-cell>
          <table:table-cell table:style-name="ce170" table:formula="of:=71400/1000*[.Q357]/70" office:value-type="float" office:value="66.3" calcext:value-type="float">
            <text:p>66</text:p>
          </table:table-cell>
          <table:table-cell table:style-name="ce170" table:formula="of:=125*[.Q357]/70" office:value-type="float" office:value="116.071428571429" calcext:value-type="float">
            <text:p>116</text:p>
          </table:table-cell>
          <table:table-cell table:style-name="ce173" table:formula="of:=5800/1000*[.Q357]/70" office:value-type="float" office:value="5.38571428571429" calcext:value-type="float">
            <text:p>5.4</text:p>
          </table:table-cell>
          <table:table-cell table:style-name="ce173" table:formula="of:=310/1000*[.Q357]/70" office:value-type="float" office:value="0.287857142857143" calcext:value-type="float">
            <text:p>0.3</text:p>
          </table:table-cell>
          <table:table-cell table:style-name="ce193" table:formula="of:=SUM([.R357:.U357])*1000*([.V357]+([.W357]+[.X357])/5)*1000*(0.00000006)" office:value-type="float" office:value="1055.25713534694" calcext:value-type="float">
            <text:p>1055</text:p>
          </table:table-cell>
          <table:table-cell table:style-name="ce173" table:formula="of:=982710/3600/24*[.Q357]/70*([.$C$543]/8)" office:value-type="float" office:value="13.2019159226191" calcext:value-type="float">
            <text:p>13.2</text:p>
          </table:table-cell>
          <table:table-cell table:style-name="ce173" table:formula="of:=1009200/3600/24*[.Q357]/70*([.$C$543]/8)" office:value-type="float" office:value="13.5577876984127" calcext:value-type="float">
            <text:p>13.6</text:p>
          </table:table-cell>
          <table:table-cell table:style-name="ce170" table:formula="of:=[.AL357]*3600*MIN([.Z357];[.AA357])" office:value-type="float" office:value="7921.14955357143" calcext:value-type="float">
            <text:p>7921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57]/24*[.C$543]/8*[.Q357]/70" office:value-type="float" office:value="36433.5317460317" calcext:value-type="float">
            <text:p>36434</text:p>
          </table:table-cell>
          <table:table-cell table:style-name="ce170" table:number-columns-repeated="6"/>
          <table:table-cell table:style-name="ce198" table:formula="of:=10/60" office:value-type="float" office:value="0.166666666666667" calcext:value-type="float">
            <text:p>0.2</text:p>
          </table:table-cell>
          <table:table-cell table:style-name="ce198" table:formula="of:=[.AL357]*[.$F$382]" office:value-type="float" office:value="0.333333333333333" calcext:value-type="float">
            <text:p>0.3</text:p>
          </table:table-cell>
          <table:table-cell table:style-name="ce198" office:value-type="float" office:value="0" calcext:value-type="float">
            <text:p>0.0</text:p>
          </table:table-cell>
          <table:table-cell table:style-name="ce23" office:value-type="float" office:value="0.1" calcext:value-type="float">
            <text:p>0.1</text:p>
          </table:table-cell>
          <table:table-cell table:style-name="ce40"/>
          <table:table-cell table:style-name="ce196" table:formula="of:=MAX(SUM([.R357:.U357])*1000/[.U$8];1)" office:value-type="float" office:value="1500.57142857143" calcext:value-type="float">
            <text:p>1501</text:p>
          </table:table-cell>
          <table:table-cell table:style-name="ce132" table:formula="of:=IF([.AQ357]&lt;2;0;INT(LOG([.AQ357]-1;2)+1.33))" office:value-type="float" office:value="11" calcext:value-type="float">
            <text:p>11</text:p>
          </table:table-cell>
          <table:table-cell table:style-name="ce196" table:formula="of:=MAX(([.V357]+[.W357]/5+[.X357]/5)*1000/[.U$8];1)" office:value-type="float" office:value="1172.06142857143" calcext:value-type="float">
            <text:p>1172</text:p>
          </table:table-cell>
          <table:table-cell table:style-name="ce132" table:formula="of:=IF([.AS357]&lt;2;0;INT(LOG([.AS357]-1;2)+1.33))" office:value-type="float" office:value="11" calcext:value-type="float">
            <text:p>11</text:p>
          </table:table-cell>
          <table:table-cell table:style-name="ce196" table:formula="of:=([.Y357]+[.AA357])+IF([.AR357]&gt;0.9;SUM([.R357:.U357])*1000/(2^([.AR357]-1)+1);SUM([.R357:.U357])*1000)+IF([.AT357]&gt;0.9;([.V357]+[.W357]/5+[.X357]/5)*1000/(2^([.AT357]-1)+1);([.V357]+[.W357]/5+[.X357]/5)*1000)" office:value-type="float" office:value="1329.5595920349" calcext:value-type="float">
            <text:p>1330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7]+([.AM358]+[.AN358]+[.AO358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50" calcext:value-type="float">
            <text:p>50</text:p>
          </table:table-cell>
          <table:table-cell table:style-name="ce172"/>
          <table:table-cell table:style-name="ce170" table:formula="of:=72000/1000*[.Q358]/70" office:value-type="float" office:value="51.4285714285714" calcext:value-type="float">
            <text:p>51</text:p>
          </table:table-cell>
          <table:table-cell table:style-name="ce170" table:formula="of:=18200/1000*[.Q358]/70" office:value-type="float" office:value="13" calcext:value-type="float">
            <text:p>13</text:p>
          </table:table-cell>
          <table:table-cell table:style-name="ce170" table:formula="of:=71400/1000*[.Q358]/70" office:value-type="float" office:value="51" calcext:value-type="float">
            <text:p>51</text:p>
          </table:table-cell>
          <table:table-cell table:style-name="ce170" table:formula="of:=125*[.Q358]/70" office:value-type="float" office:value="89.2857142857143" calcext:value-type="float">
            <text:p>89</text:p>
          </table:table-cell>
          <table:table-cell table:style-name="ce173" table:formula="of:=5800/1000*[.Q358]/70" office:value-type="float" office:value="4.14285714285714" calcext:value-type="float">
            <text:p>4.1</text:p>
          </table:table-cell>
          <table:table-cell table:style-name="ce173" table:formula="of:=310/1000*[.Q358]/70" office:value-type="float" office:value="0.221428571428571" calcext:value-type="float">
            <text:p>0.2</text:p>
          </table:table-cell>
          <table:table-cell table:style-name="ce193" table:formula="of:=SUM([.R358:.U358])*1000*([.V358]+([.W358]+[.X358])/5)*1000*(0.00000006)" office:value-type="float" office:value="624.412506122449" calcext:value-type="float">
            <text:p>624</text:p>
          </table:table-cell>
          <table:table-cell table:style-name="ce173" table:formula="of:=982710/3600/24*[.Q358]/70*([.$C$543]/8)" office:value-type="float" office:value="10.1553199404762" calcext:value-type="float">
            <text:p>10.2</text:p>
          </table:table-cell>
          <table:table-cell table:style-name="ce173" table:formula="of:=1009200/3600/24*[.Q358]/70*([.$C$543]/8)" office:value-type="float" office:value="10.4290674603175" calcext:value-type="float">
            <text:p>10.4</text:p>
          </table:table-cell>
          <table:table-cell table:style-name="ce170" table:formula="of:=[.AL358]*3600*MIN([.Z358];[.AA358])" office:value-type="float" office:value="6093.19196428572" calcext:value-type="float">
            <text:p>6093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58]/24*[.C$543]/8*[.Q358]/70" office:value-type="float" office:value="28025.7936507936" calcext:value-type="float">
            <text:p>28026</text:p>
          </table:table-cell>
          <table:table-cell table:style-name="ce170" table:number-columns-repeated="6"/>
          <table:table-cell table:style-name="ce198" table:formula="of:=10/60" office:value-type="float" office:value="0.166666666666667" calcext:value-type="float">
            <text:p>0.2</text:p>
          </table:table-cell>
          <table:table-cell table:style-name="ce198" table:formula="of:=[.AL358]*[.$F$382]" office:value-type="float" office:value="0.333333333333333" calcext:value-type="float">
            <text:p>0.3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58:.U358])*1000/[.U$8];1)" office:value-type="float" office:value="1154.28571428571" calcext:value-type="float">
            <text:p>1154</text:p>
          </table:table-cell>
          <table:table-cell table:style-name="ce132" table:formula="of:=IF([.AQ358]&lt;2;0;INT(LOG([.AQ358]-1;2)+1.33))" office:value-type="float" office:value="11" calcext:value-type="float">
            <text:p>11</text:p>
          </table:table-cell>
          <table:table-cell table:style-name="ce196" table:formula="of:=MAX(([.V358]+[.W358]/5+[.X358]/5)*1000/[.U$8];1)" office:value-type="float" office:value="901.585714285714" calcext:value-type="float">
            <text:p>902</text:p>
          </table:table-cell>
          <table:table-cell table:style-name="ce132" table:formula="of:=IF([.AS358]&lt;2;0;INT(LOG([.AS358]-1;2)+1.33))" office:value-type="float" office:value="11" calcext:value-type="float">
            <text:p>11</text:p>
          </table:table-cell>
          <table:table-cell table:style-name="ce196" table:formula="of:=([.Y358]+[.AA358])+IF([.AR358]&gt;0.9;SUM([.R358:.U358])*1000/(2^([.AR358]-1)+1);SUM([.R358:.U358])*1000)+IF([.AT358]&gt;0.9;([.V358]+[.W358]/5+[.X358]/5)*1000/(2^([.AT358]-1)+1);([.V358]+[.W358]/5+[.X358]/5)*1000)" office:value-type="float" office:value="835.414395882418" calcext:value-type="float">
            <text:p>835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8]+([.AM359]+[.AN359]+[.AO359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30" calcext:value-type="float">
            <text:p>30</text:p>
          </table:table-cell>
          <table:table-cell table:style-name="ce172"/>
          <table:table-cell table:style-name="ce170" table:formula="of:=72000/1000*[.Q359]/70" office:value-type="float" office:value="30.8571428571429" calcext:value-type="float">
            <text:p>31</text:p>
          </table:table-cell>
          <table:table-cell table:style-name="ce170" table:formula="of:=18200/1000*[.Q359]/70" office:value-type="float" office:value="7.8" calcext:value-type="float">
            <text:p>8</text:p>
          </table:table-cell>
          <table:table-cell table:style-name="ce170" table:formula="of:=71400/1000*[.Q359]/70" office:value-type="float" office:value="30.6" calcext:value-type="float">
            <text:p>31</text:p>
          </table:table-cell>
          <table:table-cell table:style-name="ce170" table:formula="of:=125*[.Q359]/70" office:value-type="float" office:value="53.5714285714286" calcext:value-type="float">
            <text:p>54</text:p>
          </table:table-cell>
          <table:table-cell table:style-name="ce173" table:formula="of:=5800/1000*[.Q359]/70" office:value-type="float" office:value="2.48571428571429" calcext:value-type="float">
            <text:p>2.5</text:p>
          </table:table-cell>
          <table:table-cell table:style-name="ce173" table:formula="of:=310/1000*[.Q359]/70" office:value-type="float" office:value="0.132857142857143" calcext:value-type="float">
            <text:p>0.1</text:p>
          </table:table-cell>
          <table:table-cell table:style-name="ce193" table:formula="of:=SUM([.R359:.U359])*1000*([.V359]+([.W359]+[.X359])/5)*1000*(0.00000006)" office:value-type="float" office:value="224.788502204082" calcext:value-type="float">
            <text:p>225</text:p>
          </table:table-cell>
          <table:table-cell table:style-name="ce173" table:formula="of:=982710/3600/24*[.Q359]/70*([.$C$543]/8)" office:value-type="float" office:value="6.09319196428571" calcext:value-type="float">
            <text:p>6.1</text:p>
          </table:table-cell>
          <table:table-cell table:style-name="ce173" table:formula="of:=1009200/3600/24*[.Q359]/70*([.$C$543]/8)" office:value-type="float" office:value="6.25744047619048" calcext:value-type="float">
            <text:p>6.3</text:p>
          </table:table-cell>
          <table:table-cell table:style-name="ce170" table:formula="of:=[.AL359]*3600*MIN([.Z359];[.AA359])" office:value-type="float" office:value="5483.87276785714" calcext:value-type="float">
            <text:p>5484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59]/24*[.C$543]/8*[.Q359]/70" office:value-type="float" office:value="25223.2142857143" calcext:value-type="float">
            <text:p>25223</text:p>
          </table:table-cell>
          <table:table-cell table:style-name="ce170" table:number-columns-repeated="6"/>
          <table:table-cell table:style-name="ce198" table:formula="of:=15/60" office:value-type="float" office:value="0.25" calcext:value-type="float">
            <text:p>0.3</text:p>
          </table:table-cell>
          <table:table-cell table:style-name="ce198" table:formula="of:=[.AL359]*[.$F$382]" office:value-type="float" office:value="0.5" calcext:value-type="float">
            <text:p>0.5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59:.U359])*1000/[.U$8];1)" office:value-type="float" office:value="692.571428571429" calcext:value-type="float">
            <text:p>693</text:p>
          </table:table-cell>
          <table:table-cell table:style-name="ce132" table:formula="of:=IF([.AQ359]&lt;2;0;INT(LOG([.AQ359]-1;2)+1.33))" office:value-type="float" office:value="10" calcext:value-type="float">
            <text:p>10</text:p>
          </table:table-cell>
          <table:table-cell table:style-name="ce196" table:formula="of:=MAX(([.V359]+[.W359]/5+[.X359]/5)*1000/[.U$8];1)" office:value-type="float" office:value="540.951428571429" calcext:value-type="float">
            <text:p>541</text:p>
          </table:table-cell>
          <table:table-cell table:style-name="ce132" table:formula="of:=IF([.AS359]&lt;2;0;INT(LOG([.AS359]-1;2)+1.33))" office:value-type="float" office:value="10" calcext:value-type="float">
            <text:p>10</text:p>
          </table:table-cell>
          <table:table-cell table:style-name="ce196" table:formula="of:=([.Y359]+[.AA359])+IF([.AR359]&gt;0.9;SUM([.R359:.U359])*1000/(2^([.AR359]-1)+1);SUM([.R359:.U359])*1000)+IF([.AT359]&gt;0.9;([.V359]+[.W359]/5+[.X359]/5)*1000/(2^([.AT359]-1)+1);([.V359]+[.W359]/5+[.X359]/5)*1000)" office:value-type="float" office:value="471.498741343597" calcext:value-type="float">
            <text:p>471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59]+([.AM360]+[.AN360]+[.AO360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20" calcext:value-type="float">
            <text:p>20</text:p>
          </table:table-cell>
          <table:table-cell table:style-name="ce172"/>
          <table:table-cell table:style-name="ce170" table:formula="of:=72000/1000*[.Q360]/70" office:value-type="float" office:value="20.5714285714286" calcext:value-type="float">
            <text:p>21</text:p>
          </table:table-cell>
          <table:table-cell table:style-name="ce170" table:formula="of:=18200/1000*[.Q360]/70" office:value-type="float" office:value="5.2" calcext:value-type="float">
            <text:p>5</text:p>
          </table:table-cell>
          <table:table-cell table:style-name="ce170" table:formula="of:=71400/1000*[.Q360]/70" office:value-type="float" office:value="20.4" calcext:value-type="float">
            <text:p>20</text:p>
          </table:table-cell>
          <table:table-cell table:style-name="ce170" table:formula="of:=125*[.Q360]/70" office:value-type="float" office:value="35.7142857142857" calcext:value-type="float">
            <text:p>36</text:p>
          </table:table-cell>
          <table:table-cell table:style-name="ce173" table:formula="of:=5800/1000*[.Q360]/70" office:value-type="float" office:value="1.65714285714286" calcext:value-type="float">
            <text:p>1.7</text:p>
          </table:table-cell>
          <table:table-cell table:style-name="ce173" table:formula="of:=310/1000*[.Q360]/70" office:value-type="float" office:value="0.0885714285714286" calcext:value-type="float">
            <text:p>0.1</text:p>
          </table:table-cell>
          <table:table-cell table:style-name="ce193" table:formula="of:=SUM([.R360:.U360])*1000*([.V360]+([.W360]+[.X360])/5)*1000*(0.00000006)" office:value-type="float" office:value="99.9060009795918" calcext:value-type="float">
            <text:p>100</text:p>
          </table:table-cell>
          <table:table-cell table:style-name="ce173" table:formula="of:=982710/3600/24*[.Q360]/70*([.$C$543]/8)" office:value-type="float" office:value="4.06212797619048" calcext:value-type="float">
            <text:p>4.1</text:p>
          </table:table-cell>
          <table:table-cell table:style-name="ce173" table:formula="of:=1009200/3600/24*[.Q360]/70*([.$C$543]/8)" office:value-type="float" office:value="4.17162698412698" calcext:value-type="float">
            <text:p>4.2</text:p>
          </table:table-cell>
          <table:table-cell table:style-name="ce170" table:formula="of:=[.AL360]*3600*MIN([.Z360];[.AA360])" office:value-type="float" office:value="6093.19196428571" calcext:value-type="float">
            <text:p>6093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0]/24*[.C$543]/8*[.Q360]/70" office:value-type="float" office:value="28025.7936507937" calcext:value-type="float">
            <text:p>28026</text:p>
          </table:table-cell>
          <table:table-cell table:style-name="ce170" table:number-columns-repeated="6"/>
          <table:table-cell table:style-name="ce198" table:formula="of:=25/60" office:value-type="float" office:value="0.416666666666667" calcext:value-type="float">
            <text:p>0.4</text:p>
          </table:table-cell>
          <table:table-cell table:style-name="ce198" table:formula="of:=[.AL360]*[.$F$382]" office:value-type="float" office:value="0.833333333333333" calcext:value-type="float">
            <text:p>0.8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60:.U360])*1000/[.U$8];1)" office:value-type="float" office:value="461.714285714286" calcext:value-type="float">
            <text:p>462</text:p>
          </table:table-cell>
          <table:table-cell table:style-name="ce132" table:formula="of:=IF([.AQ360]&lt;2;0;INT(LOG([.AQ360]-1;2)+1.33))" office:value-type="float" office:value="10" calcext:value-type="float">
            <text:p>10</text:p>
          </table:table-cell>
          <table:table-cell table:style-name="ce196" table:formula="of:=MAX(([.V360]+[.W360]/5+[.X360]/5)*1000/[.U$8];1)" office:value-type="float" office:value="360.634285714286" calcext:value-type="float">
            <text:p>361</text:p>
          </table:table-cell>
          <table:table-cell table:style-name="ce132" table:formula="of:=IF([.AS360]&lt;2;0;INT(LOG([.AS360]-1;2)+1.33))" office:value-type="float" office:value="9" calcext:value-type="float">
            <text:p>9</text:p>
          </table:table-cell>
          <table:table-cell table:style-name="ce196" table:formula="of:=([.Y360]+[.AA360])+IF([.AR360]&gt;0.9;SUM([.R360:.U360])*1000/(2^([.AR360]-1)+1);SUM([.R360:.U360])*1000)+IF([.AT360]&gt;0.9;([.V360]+[.W360]/5+[.X360]/5)*1000/(2^([.AT360]-1)+1);([.V360]+[.W360]/5+[.X360]/5)*1000)" office:value-type="float" office:value="334.405037494897" calcext:value-type="float">
            <text:p>334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60]+([.AM361]+[.AN361]+[.AO361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12" calcext:value-type="float">
            <text:p>12</text:p>
          </table:table-cell>
          <table:table-cell table:style-name="ce172"/>
          <table:table-cell table:style-name="ce170" table:formula="of:=72000/1000*[.Q361]/70" office:value-type="float" office:value="12.3428571428571" calcext:value-type="float">
            <text:p>12</text:p>
          </table:table-cell>
          <table:table-cell table:style-name="ce170" table:formula="of:=18200/1000*[.Q361]/70" office:value-type="float" office:value="3.12" calcext:value-type="float">
            <text:p>3</text:p>
          </table:table-cell>
          <table:table-cell table:style-name="ce170" table:formula="of:=71400/1000*[.Q361]/70" office:value-type="float" office:value="12.24" calcext:value-type="float">
            <text:p>12</text:p>
          </table:table-cell>
          <table:table-cell table:style-name="ce170" table:formula="of:=125*[.Q361]/70" office:value-type="float" office:value="21.4285714285714" calcext:value-type="float">
            <text:p>21</text:p>
          </table:table-cell>
          <table:table-cell table:style-name="ce173" table:formula="of:=5800/1000*[.Q361]/70" office:value-type="float" office:value="0.994285714285714" calcext:value-type="float">
            <text:p>1.0</text:p>
          </table:table-cell>
          <table:table-cell table:style-name="ce173" table:formula="of:=310/1000*[.Q361]/70" office:value-type="float" office:value="0.0531428571428571" calcext:value-type="float">
            <text:p>0.1</text:p>
          </table:table-cell>
          <table:table-cell table:style-name="ce193" table:formula="of:=SUM([.R361:.U361])*1000*([.V361]+([.W361]+[.X361])/5)*1000*(0.00000006)" office:value-type="float" office:value="35.9661603526531" calcext:value-type="float">
            <text:p>36</text:p>
          </table:table-cell>
          <table:table-cell table:style-name="ce173" table:formula="of:=982710/3600/24*[.Q361]/70*([.$C$543]/8)" office:value-type="float" office:value="2.43727678571429" calcext:value-type="float">
            <text:p>2.4</text:p>
          </table:table-cell>
          <table:table-cell table:style-name="ce173" table:formula="of:=1009200/3600/24*[.Q361]/70*([.$C$543]/8)" office:value-type="float" office:value="2.50297619047619" calcext:value-type="float">
            <text:p>2.5</text:p>
          </table:table-cell>
          <table:table-cell table:style-name="ce170" table:formula="of:=[.AL361]*3600*MIN([.Z361];[.AA361])" office:value-type="float" office:value="5849.46428571429" calcext:value-type="float">
            <text:p>5849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1]/24*[.C$543]/8*[.Q361]/70" office:value-type="float" office:value="26904.7619047619" calcext:value-type="float">
            <text:p>26905</text:p>
          </table:table-cell>
          <table:table-cell table:style-name="ce170" table:number-columns-repeated="6"/>
          <table:table-cell table:style-name="ce198" table:formula="of:=40/60" office:value-type="float" office:value="0.666666666666667" calcext:value-type="float">
            <text:p>0.7</text:p>
          </table:table-cell>
          <table:table-cell table:style-name="ce198" table:formula="of:=[.AL361]*[.$F$382]" office:value-type="float" office:value="1.33333333333333" calcext:value-type="float">
            <text:p>1.3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61:.U361])*1000/[.U$8];1)" office:value-type="float" office:value="277.028571428571" calcext:value-type="float">
            <text:p>277</text:p>
          </table:table-cell>
          <table:table-cell table:style-name="ce132" table:formula="of:=IF([.AQ361]&lt;2;0;INT(LOG([.AQ361]-1;2)+1.33))" office:value-type="float" office:value="9" calcext:value-type="float">
            <text:p>9</text:p>
          </table:table-cell>
          <table:table-cell table:style-name="ce196" table:formula="of:=MAX(([.V361]+[.W361]/5+[.X361]/5)*1000/[.U$8];1)" office:value-type="float" office:value="216.380571428571" calcext:value-type="float">
            <text:p>216</text:p>
          </table:table-cell>
          <table:table-cell table:style-name="ce132" table:formula="of:=IF([.AS361]&lt;2;0;INT(LOG([.AS361]-1;2)+1.33))" office:value-type="float" office:value="9" calcext:value-type="float">
            <text:p>9</text:p>
          </table:table-cell>
          <table:table-cell table:style-name="ce196" table:formula="of:=([.Y361]+[.AA361])+IF([.AR361]&gt;0.9;SUM([.R361:.U361])*1000/(2^([.AR361]-1)+1);SUM([.R361:.U361])*1000)+IF([.AT361]&gt;0.9;([.V361]+[.W361]/5+[.X361]/5)*1000/(2^([.AT361]-1)+1);([.V361]+[.W361]/5+[.X361]/5)*1000)" office:value-type="float" office:value="230.457129872757" calcext:value-type="float">
            <text:p>230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 table:formula="of:=[.A361]+([.AM362]+[.AN362]+[.AO362])/24" office:value-type="string" office:string-value="" calcext:value-type="error">
            <text:p>#VALUE!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" table:number-columns-repeated="2"/>
          <table:table-cell table:style-name="ce199" office:value-type="float" office:value="8" calcext:value-type="float">
            <text:p>8</text:p>
          </table:table-cell>
          <table:table-cell table:style-name="ce172"/>
          <table:table-cell table:style-name="ce170" table:formula="of:=72000/1000*[.Q362]/70" office:value-type="float" office:value="8.22857142857143" calcext:value-type="float">
            <text:p>8</text:p>
          </table:table-cell>
          <table:table-cell table:style-name="ce170" table:formula="of:=18200/1000*[.Q362]/70" office:value-type="float" office:value="2.08" calcext:value-type="float">
            <text:p>2</text:p>
          </table:table-cell>
          <table:table-cell table:style-name="ce170" table:formula="of:=71400/1000*[.Q362]/70" office:value-type="float" office:value="8.16" calcext:value-type="float">
            <text:p>8</text:p>
          </table:table-cell>
          <table:table-cell table:style-name="ce170" table:formula="of:=125*[.Q362]/70" office:value-type="float" office:value="14.2857142857143" calcext:value-type="float">
            <text:p>14</text:p>
          </table:table-cell>
          <table:table-cell table:style-name="ce173" table:formula="of:=5800/1000*[.Q362]/70" office:value-type="float" office:value="0.662857142857143" calcext:value-type="float">
            <text:p>0.7</text:p>
          </table:table-cell>
          <table:table-cell table:style-name="ce173" table:formula="of:=310/1000*[.Q362]/70" office:value-type="float" office:value="0.0354285714285714" calcext:value-type="float">
            <text:p>0.0</text:p>
          </table:table-cell>
          <table:table-cell table:style-name="ce193" table:formula="of:=SUM([.R362:.U362])*1000*([.V362]+([.W362]+[.X362])/5)*1000*(0.00000006)" office:value-type="float" office:value="15.9849601567347" calcext:value-type="float">
            <text:p>16</text:p>
          </table:table-cell>
          <table:table-cell table:style-name="ce173" table:formula="of:=982710/3600/24*[.Q362]/70*([.$C$543]/8)" office:value-type="float" office:value="1.62485119047619" calcext:value-type="float">
            <text:p>1.6</text:p>
          </table:table-cell>
          <table:table-cell table:style-name="ce173" table:formula="of:=1009200/3600/24*[.Q362]/70*([.$C$543]/8)" office:value-type="float" office:value="1.66865079365079" calcext:value-type="float">
            <text:p>1.7</text:p>
          </table:table-cell>
          <table:table-cell table:style-name="ce170" table:formula="of:=[.AL362]*3600*MIN([.Z362];[.AA362])" office:value-type="float" office:value="5849.46428571429" calcext:value-type="float">
            <text:p>5849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2]/24*[.C$543]/8*[.Q362]/70" office:value-type="float" office:value="26904.7619047619" calcext:value-type="float">
            <text:p>26905</text:p>
          </table:table-cell>
          <table:table-cell table:style-name="ce170" table:number-columns-repeated="6"/>
          <table:table-cell table:style-name="ce198" table:formula="of:=60/60" office:value-type="float" office:value="1" calcext:value-type="float">
            <text:p>1.0</text:p>
          </table:table-cell>
          <table:table-cell table:style-name="ce198" table:formula="of:=[.AL362]*[.$F$382]" office:value-type="float" office:value="2" calcext:value-type="float">
            <text:p>2.0</text:p>
          </table:table-cell>
          <table:table-cell table:style-name="ce198" office:value-type="float" office:value="0" calcext:value-type="float">
            <text:p>0.0</text:p>
          </table:table-cell>
          <table:table-cell table:style-name="ce23"/>
          <table:table-cell table:style-name="ce40"/>
          <table:table-cell table:style-name="ce196" table:formula="of:=MAX(SUM([.R362:.U362])*1000/[.U$8];1)" office:value-type="float" office:value="184.685714285714" calcext:value-type="float">
            <text:p>185</text:p>
          </table:table-cell>
          <table:table-cell table:style-name="ce132" table:formula="of:=IF([.AQ362]&lt;2;0;INT(LOG([.AQ362]-1;2)+1.33))" office:value-type="float" office:value="8" calcext:value-type="float">
            <text:p>8</text:p>
          </table:table-cell>
          <table:table-cell table:style-name="ce196" table:formula="of:=MAX(([.V362]+[.W362]/5+[.X362]/5)*1000/[.U$8];1)" office:value-type="float" office:value="144.253714285714" calcext:value-type="float">
            <text:p>144</text:p>
          </table:table-cell>
          <table:table-cell table:style-name="ce132" table:formula="of:=IF([.AS362]&lt;2;0;INT(LOG([.AS362]-1;2)+1.33))" office:value-type="float" office:value="8" calcext:value-type="float">
            <text:p>8</text:p>
          </table:table-cell>
          <table:table-cell table:style-name="ce196" table:formula="of:=([.Y362]+[.AA362])+IF([.AR362]&gt;0.9;SUM([.R362:.U362])*1000/(2^([.AR362]-1)+1);SUM([.R362:.U362])*1000)+IF([.AT362]&gt;0.9;([.V362]+[.W362]/5+[.X362]/5)*1000/(2^([.AT362]-1)+1);([.V362]+[.W362]/5+[.X362]/5)*1000)" office:value-type="float" office:value="272.645416044516" calcext:value-type="float">
            <text:p>273</text:p>
          </table:table-cell>
          <table:table-cell table:style-name="ce11"/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/>
          <table:table-cell table:style-name="ce60"/>
          <table:table-cell table:style-name="ce199"/>
          <table:table-cell table:style-name="ce60"/>
          <table:table-cell table:style-name="ce56"/>
          <table:table-cell table:style-name="ce57"/>
          <table:table-cell table:style-name="ce56"/>
          <table:table-cell table:style-name="ce180"/>
          <table:table-cell table:style-name="ce181"/>
          <table:table-cell table:style-name="ce56"/>
          <table:table-cell table:style-name="ce60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5"/>
          <table:table-cell table:style-name="ce64" table:number-columns-repeated="2"/>
          <table:table-cell table:style-name="ce63" table:number-columns-repeated="7"/>
          <table:table-cell/>
          <table:table-cell table:style-name="ce183" table:formula="of:=SUM([.AM356:.AM362])" office:value-type="float" office:value="5.33333333333333" calcext:value-type="float">
            <text:p>5.33333333333333</text:p>
          </table:table-cell>
          <table:table-cell table:style-name="ce64"/>
          <table:table-cell table:style-name="ce63" table:number-columns-repeated="2"/>
          <table:table-cell/>
          <table:table-cell table:style-name="ce63" table:number-columns-repeated="4"/>
          <table:table-cell table:style-name="ce56"/>
          <table:table-cell table:style-name="ce61" table:number-columns-repeated="22"/>
          <table:table-cell table:style-name="ce63" table:number-columns-repeated="949"/>
          <table:table-cell table:style-name="ce183" table:number-columns-repeated="2"/>
          <table:table-cell table:number-columns-repeated="3"/>
        </table:table-row>
        <table:table-row table:style-name="ro16">
          <table:table-cell table:style-name="ce5" table:formula="of:=[.A362]+([.AM364]+[.AN364]+[.AO364])/24" office:value-type="string" office:string-value="" calcext:value-type="error">
            <text:p>#VALUE!</text:p>
          </table:table-cell>
          <table:table-cell/>
          <table:table-cell table:style-name="ce177" office:value-type="string" calcext:value-type="string">
            <text:p>Physics data taking</text:p>
          </table:table-cell>
          <table:table-cell table:style-name="ce199"/>
          <table:table-cell table:style-name="ce17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t<text:span text:style-name="T6">min</text:span>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364]+([.AM365]+[.AN365]+[.AO365])/24" office:value-type="string" office:string-value="" calcext:value-type="error">
            <text:p>#VALUE!</text:p>
          </table:table-cell>
          <table:table-cell/>
          <table:table-cell table:style-name="ce226" office:value-type="string" calcext:value-type="string">
            <text:p>Need a short Mode-10 run at the beginning of each setting!</text:p>
          </table:table-cell>
          <table:table-cell table:style-name="ce199"/>
          <table:table-cell table:style-name="ce172"/>
          <table:table-cell table:style-name="ce2" table:number-columns-repeated="3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365]+([.AM366]+[.AN366]+[.AO366])/24" office:value-type="string" office:string-value="" calcext:value-type="error">
            <text:p>#VALUE!</text:p>
          </table:table-cell>
          <table:table-cell table:style-name="ce5"/>
          <table:table-cell table:style-name="ce184" office:value-type="float" office:value="8.4868" calcext:value-type="float">
            <text:p>8.487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72" office:value-type="float" office:value="2.12" calcext:value-type="float">
            <text:p>2.12</text:p>
          </table:table-cell>
          <table:table-cell table:style-name="ce172" office:value-type="float" office:value="2.05" calcext:value-type="float">
            <text:p>2.05</text:p>
          </table:table-cell>
          <table:table-cell table:style-name="ce227" office:value-type="float" office:value="0.3896" calcext:value-type="float">
            <text:p>0.3896</text:p>
          </table:table-cell>
          <table:table-cell table:style-name="ce171" office:value-type="float" office:value="0.195" calcext:value-type="float">
            <text:p>0.195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899" calcext:value-type="float">
            <text:p>0.899</text:p>
          </table:table-cell>
          <table:table-cell table:style-name="ce230" office:value-type="float" office:value="12.14" calcext:value-type="float">
            <text:p>12.14</text:p>
          </table:table-cell>
          <table:table-cell table:style-name="ce171" office:value-type="float" office:value="5.587" calcext:value-type="float">
            <text:p>5.587</text:p>
          </table:table-cell>
          <table:table-cell table:style-name="ce172" office:value-type="float" office:value="21.22" calcext:value-type="float">
            <text:p>21.22</text:p>
          </table:table-cell>
          <table:table-cell table:style-name="ce172" office:value-type="float" office:value="19.22" calcext:value-type="float">
            <text:p>19.22</text:p>
          </table:table-cell>
          <table:table-cell table:style-name="ce171" office:value-type="float" office:value="2.792" calcext:value-type="float">
            <text:p>2.792</text:p>
          </table:table-cell>
          <table:table-cell table:style-name="ce172" table:formula="of:=[.K$366]+[.N366]" office:value-type="float" office:value="31.36" calcext:value-type="float">
            <text:p>31.36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143000/1000*[.Q366]/70" office:value-type="float" office:value="163.428571428571" calcext:value-type="float">
            <text:p>163</text:p>
          </table:table-cell>
          <table:table-cell table:style-name="ce170" table:formula="of:=34300/1000*[.Q366]/70" office:value-type="float" office:value="39.2" calcext:value-type="float">
            <text:p>39</text:p>
          </table:table-cell>
          <table:table-cell table:style-name="ce170" table:formula="of:=116000/1000*[.Q366]/70" office:value-type="float" office:value="132.571428571429" calcext:value-type="float">
            <text:p>133</text:p>
          </table:table-cell>
          <table:table-cell table:style-name="ce170" table:formula="of:=125*[.Q366]/70" office:value-type="float" office:value="142.857142857143" calcext:value-type="float">
            <text:p>143</text:p>
          </table:table-cell>
          <table:table-cell table:style-name="ce173" table:formula="of:=5800/1000*[.Q366]/70" office:value-type="float" office:value="6.62857142857143" calcext:value-type="float">
            <text:p>6.6</text:p>
          </table:table-cell>
          <table:table-cell table:style-name="ce173" table:formula="of:=310/1000*[.Q366]/70" office:value-type="float" office:value="0.354285714285714" calcext:value-type="float">
            <text:p>0.4</text:p>
          </table:table-cell>
          <table:table-cell table:style-name="ce193" table:formula="of:=SUM([.R366:.U366])*1000*([.V366]+([.W366]+[.X366])/5)*1000*(0.00000006)" office:value-type="float" office:value="2901.23070171429" calcext:value-type="float">
            <text:p>2901</text:p>
          </table:table-cell>
          <table:table-cell table:style-name="ce173" table:formula="of:=982710/3600/24*[.Q366]/70*([.$C$543]/8)" office:value-type="float" office:value="16.2485119047619" calcext:value-type="float">
            <text:p>16.2</text:p>
          </table:table-cell>
          <table:table-cell table:style-name="ce173" table:formula="of:=1009200/3600/24*[.Q366]/70*([.$C$543]/8)" office:value-type="float" office:value="16.6865079365079" calcext:value-type="float">
            <text:p>16.7</text:p>
          </table:table-cell>
          <table:table-cell table:style-name="ce170" table:formula="of:=[.AL366]*3600*MIN([.Z366];[.AA366])" office:value-type="float" office:value="58494.6428571429" calcext:value-type="float">
            <text:p>58495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6]/24*[.C$543]/8*[.Q366]/70" office:value-type="float" office:value="269047.619047619" calcext:value-type="float">
            <text:p>269048</text:p>
          </table:table-cell>
          <table:table-cell table:style-name="ce170" table:number-columns-repeated="6"/>
          <table:table-cell table:style-name="ce198" office:value-type="float" office:value="1" calcext:value-type="float">
            <text:p>1.0</text:p>
          </table:table-cell>
          <table:table-cell table:style-name="ce198" table:formula="of:=[.AL366]*[.$F$382]" office:value-type="float" office:value="2" calcext:value-type="float">
            <text:p>2.0</text:p>
          </table:table-cell>
          <table:table-cell table:style-name="ce198" table:formula="of:=[.AM366]*0.1" office:value-type="float" office:value="0.2" calcext:value-type="float">
            <text:p>0.2</text:p>
          </table:table-cell>
          <table:table-cell table:style-name="ce132"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table:style-name="ce196" table:formula="of:=MAX(SUM([.R366:.U366])*1000/[.U$8];1)" office:value-type="float" office:value="3352" calcext:value-type="float">
            <text:p>3352</text:p>
          </table:table-cell>
          <table:table-cell table:style-name="ce132" table:formula="of:=IF([.AQ366]&lt;2;0;INT(LOG([.AQ366]-1;2)+1.33))" office:value-type="float" office:value="13" calcext:value-type="float">
            <text:p>13</text:p>
          </table:table-cell>
          <table:table-cell table:style-name="ce196" table:formula="of:=MAX(([.V366]+[.W366]/5+[.X366]/5)*1000/[.U$8];1)" office:value-type="float" office:value="1442.53714285714" calcext:value-type="float">
            <text:p>1443</text:p>
          </table:table-cell>
          <table:table-cell table:style-name="ce132" table:formula="of:=IF([.AS366]&lt;2;0;INT(LOG([.AS366]-1;2)+1.33))" office:value-type="float" office:value="11" calcext:value-type="float">
            <text:p>11</text:p>
          </table:table-cell>
          <table:table-cell table:style-name="ce196" table:formula="of:=([.Y366]+[.AA366])+IF([.AR366]&gt;0.9;SUM([.R366:.U366])*1000/(2^([.AR366]-1)+1);SUM([.R366:.U366])*1000)+IF([.AT366]&gt;0.9;([.V366]+[.W366]/5+[.X366]/5)*1000/(2^([.AT366]-1)+1);([.V366]+[.W366]/5+[.X366]/5)*1000)" office:value-type="float" office:value="3140.46850356093" calcext:value-type="float">
            <text:p>314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66]+([.AM367]+[.AN367]+[.AO367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92"/>
          <table:table-cell table:style-name="ce17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21.22" calcext:value-type="float">
            <text:p>21.22</text:p>
          </table:table-cell>
          <table:table-cell table:style-name="ce171"/>
          <table:table-cell table:style-name="ce172" table:formula="of:=[.K$366]+[.N367]" office:value-type="float" office:value="33.36" calcext:value-type="float">
            <text:p>33.36</text:p>
          </table:table-cell>
          <table:table-cell table:style-name="ce199" office:value-type="float" office:value="80" calcext:value-type="float">
            <text:p>80</text:p>
          </table:table-cell>
          <table:table-cell table:style-name="ce172"/>
          <table:table-cell table:style-name="ce170" table:formula="of:=72000/1000*[.Q367]/70" office:value-type="float" office:value="82.2857142857143" calcext:value-type="float">
            <text:p>82</text:p>
          </table:table-cell>
          <table:table-cell table:style-name="ce170" table:formula="of:=18200/1000*[.Q367]/70" office:value-type="float" office:value="20.8" calcext:value-type="float">
            <text:p>21</text:p>
          </table:table-cell>
          <table:table-cell table:style-name="ce170" table:formula="of:=71400/1000*[.Q367]/70" office:value-type="float" office:value="81.6" calcext:value-type="float">
            <text:p>82</text:p>
          </table:table-cell>
          <table:table-cell table:style-name="ce170" table:formula="of:=125*[.Q367]/70" office:value-type="float" office:value="142.857142857143" calcext:value-type="float">
            <text:p>143</text:p>
          </table:table-cell>
          <table:table-cell table:style-name="ce173" table:formula="of:=5800/1000*[.Q367]/70" office:value-type="float" office:value="6.62857142857143" calcext:value-type="float">
            <text:p>6.6</text:p>
          </table:table-cell>
          <table:table-cell table:style-name="ce173" table:formula="of:=310/1000*[.Q367]/70" office:value-type="float" office:value="0.354285714285714" calcext:value-type="float">
            <text:p>0.4</text:p>
          </table:table-cell>
          <table:table-cell table:style-name="ce193" table:formula="of:=SUM([.R367:.U367])*1000*([.V367]+([.W367]+[.X367])/5)*1000*(0.00000006)" office:value-type="float" office:value="1598.49601567347" calcext:value-type="float">
            <text:p>1598</text:p>
          </table:table-cell>
          <table:table-cell table:style-name="ce173" table:formula="of:=982710/3600/24*[.Q367]/70*([.$C$543]/8)" office:value-type="float" office:value="16.2485119047619" calcext:value-type="float">
            <text:p>16.2</text:p>
          </table:table-cell>
          <table:table-cell table:style-name="ce173" table:formula="of:=1009200/3600/24*[.Q367]/70*([.$C$543]/8)" office:value-type="float" office:value="16.6865079365079" calcext:value-type="float">
            <text:p>16.7</text:p>
          </table:table-cell>
          <table:table-cell table:style-name="ce170" table:formula="of:=[.AL367]*3600*MIN([.Z367];[.AA367])" office:value-type="float" office:value="58494.6428571429" calcext:value-type="float">
            <text:p>58495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7]/24*[.C$543]/8*[.Q367]/70" office:value-type="float" office:value="269047.619047619" calcext:value-type="float">
            <text:p>269048</text:p>
          </table:table-cell>
          <table:table-cell table:style-name="ce170" table:number-columns-repeated="6"/>
          <table:table-cell table:style-name="ce198" table:formula="of:=1" office:value-type="float" office:value="1" calcext:value-type="float">
            <text:p>1.0</text:p>
          </table:table-cell>
          <table:table-cell table:style-name="ce198" table:formula="of:=[.AL367]*[.$F$382]" office:value-type="float" office:value="2" calcext:value-type="float">
            <text:p>2.0</text:p>
          </table:table-cell>
          <table:table-cell table:style-name="ce198" table:formula="of:=[.AM367]*0.1" office:value-type="float" office:value="0.2" calcext:value-type="float">
            <text:p>0.2</text:p>
          </table:table-cell>
          <table:table-cell table:style-name="ce23"/>
          <table:table-cell table:style-name="ce40"/>
          <table:table-cell table:style-name="ce196" table:formula="of:=MAX(SUM([.R367:.U367])*1000/[.U$8];1)" office:value-type="float" office:value="1846.85714285714" calcext:value-type="float">
            <text:p>1847</text:p>
          </table:table-cell>
          <table:table-cell table:style-name="ce132" table:formula="of:=IF([.AQ367]&lt;2;0;INT(LOG([.AQ367]-1;2)+1.33))" office:value-type="float" office:value="12" calcext:value-type="float">
            <text:p>12</text:p>
          </table:table-cell>
          <table:table-cell table:style-name="ce196" table:formula="of:=MAX(([.V367]+[.W367]/5+[.X367]/5)*1000/[.U$8];1)" office:value-type="float" office:value="1442.53714285714" calcext:value-type="float">
            <text:p>1443</text:p>
          </table:table-cell>
          <table:table-cell table:style-name="ce132" table:formula="of:=IF([.AS367]&lt;2;0;INT(LOG([.AS367]-1;2)+1.33))" office:value-type="float" office:value="11" calcext:value-type="float">
            <text:p>11</text:p>
          </table:table-cell>
          <table:table-cell table:style-name="ce196" table:formula="of:=([.Y367]+[.AA367])+IF([.AR367]&gt;0.9;SUM([.R367:.U367])*1000/(2^([.AR367]-1)+1);SUM([.R367:.U367])*1000)+IF([.AT367]&gt;0.9;([.V367]+[.W367]/5+[.X367]/5)*1000/(2^([.AT367]-1)+1);([.V367]+[.W367]/5+[.X367]/5)*1000)" office:value-type="float" office:value="1846.05241503318" calcext:value-type="float">
            <text:p>1846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67]+([.AM368]+[.AN368]+[.AO368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92"/>
          <table:table-cell table:style-name="ce17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23.22" calcext:value-type="float">
            <text:p>23.22</text:p>
          </table:table-cell>
          <table:table-cell table:style-name="ce171"/>
          <table:table-cell table:style-name="ce172" table:formula="of:=[.K$366]+[.N368]" office:value-type="float" office:value="35.36" calcext:value-type="float">
            <text:p>35.36</text:p>
          </table:table-cell>
          <table:table-cell table:style-name="ce199" office:value-type="float" office:value="80" calcext:value-type="float">
            <text:p>80</text:p>
          </table:table-cell>
          <table:table-cell table:style-name="ce172"/>
          <table:table-cell table:style-name="ce170" table:formula="of:=35700/1000*[.Q368]/70" office:value-type="float" office:value="40.8" calcext:value-type="float">
            <text:p>41</text:p>
          </table:table-cell>
          <table:table-cell table:style-name="ce170" table:formula="of:=9500/1000*[.Q368]/70" office:value-type="float" office:value="10.8571428571429" calcext:value-type="float">
            <text:p>11</text:p>
          </table:table-cell>
          <table:table-cell table:style-name="ce170" table:formula="of:=43000/1000*[.Q368]/70" office:value-type="float" office:value="49.1428571428571" calcext:value-type="float">
            <text:p>49</text:p>
          </table:table-cell>
          <table:table-cell table:style-name="ce170" table:formula="of:=125*[.Q368]/70" office:value-type="float" office:value="142.857142857143" calcext:value-type="float">
            <text:p>143</text:p>
          </table:table-cell>
          <table:table-cell table:style-name="ce173" table:formula="of:=5800/1000*[.Q368]/70" office:value-type="float" office:value="6.62857142857143" calcext:value-type="float">
            <text:p>6.6</text:p>
          </table:table-cell>
          <table:table-cell table:style-name="ce173" table:formula="of:=310/1000*[.Q368]/70" office:value-type="float" office:value="0.354285714285714" calcext:value-type="float">
            <text:p>0.4</text:p>
          </table:table-cell>
          <table:table-cell table:style-name="ce193" table:formula="of:=SUM([.R368:.U368])*1000*([.V368]+([.W368]+[.X368])/5)*1000*(0.00000006)" office:value-type="float" office:value="872.446464" calcext:value-type="float">
            <text:p>872</text:p>
          </table:table-cell>
          <table:table-cell table:style-name="ce173" table:formula="of:=982710/3600/24*[.Q368]/70*([.$C$543]/8)" office:value-type="float" office:value="16.2485119047619" calcext:value-type="float">
            <text:p>16.2</text:p>
          </table:table-cell>
          <table:table-cell table:style-name="ce173" table:formula="of:=1009200/3600/24*[.Q368]/70*([.$C$543]/8)" office:value-type="float" office:value="16.6865079365079" calcext:value-type="float">
            <text:p>16.7</text:p>
          </table:table-cell>
          <table:table-cell table:style-name="ce170" table:formula="of:=[.AL368]*3600*MIN([.Z368];[.AA368])" office:value-type="float" office:value="58494.6428571429" calcext:value-type="float">
            <text:p>58495</text:p>
          </table:table-cell>
          <table:table-cell table:style-name="ce172" table:formula="of:=0.243" office:value-type="float" office:value="0.243" calcext:value-type="float">
            <text:p>0.24</text:p>
          </table:table-cell>
          <table:table-cell table:style-name="ce172"/>
          <table:table-cell table:style-name="ce170" table:formula="of:=4520000*[.AL368]/24*[.C$543]/8*[.Q368]/70" office:value-type="float" office:value="269047.619047619" calcext:value-type="float">
            <text:p>269048</text:p>
          </table:table-cell>
          <table:table-cell table:style-name="ce170" table:number-columns-repeated="6"/>
          <table:table-cell table:style-name="ce198" office:value-type="float" office:value="1" calcext:value-type="float">
            <text:p>1.0</text:p>
          </table:table-cell>
          <table:table-cell table:style-name="ce198" table:formula="of:=[.AL368]*[.$F$382]" office:value-type="float" office:value="2" calcext:value-type="float">
            <text:p>2.0</text:p>
          </table:table-cell>
          <table:table-cell table:style-name="ce198" table:formula="of:=[.AM368]*0.1" office:value-type="float" office:value="0.2" calcext:value-type="float">
            <text:p>0.2</text:p>
          </table:table-cell>
          <table:table-cell table:style-name="ce23"/>
          <table:table-cell table:style-name="ce40"/>
          <table:table-cell table:style-name="ce196" table:formula="of:=MAX(SUM([.R368:.U368])*1000/[.U$8];1)" office:value-type="float" office:value="1008" calcext:value-type="float">
            <text:p>1008</text:p>
          </table:table-cell>
          <table:table-cell table:style-name="ce132" table:formula="of:=IF([.AQ368]&lt;2;0;INT(LOG([.AQ368]-1;2)+1.33))" office:value-type="float" office:value="11" calcext:value-type="float">
            <text:p>11</text:p>
          </table:table-cell>
          <table:table-cell table:style-name="ce196" table:formula="of:=MAX(([.V368]+[.W368]/5+[.X368]/5)*1000/[.U$8];1)" office:value-type="float" office:value="1442.53714285714" calcext:value-type="float">
            <text:p>1443</text:p>
          </table:table-cell>
          <table:table-cell table:style-name="ce132" table:formula="of:=IF([.AS368]&lt;2;0;INT(LOG([.AS368]-1;2)+1.33))" office:value-type="float" office:value="11" calcext:value-type="float">
            <text:p>11</text:p>
          </table:table-cell>
          <table:table-cell table:style-name="ce196" table:formula="of:=([.Y368]+[.AA368])+IF([.AR368]&gt;0.9;SUM([.R368:.U368])*1000/(2^([.AR368]-1)+1);SUM([.R368:.U368])*1000)+IF([.AT368]&gt;0.9;([.V368]+[.W368]/5+[.X368]/5)*1000/(2^([.AT368]-1)+1);([.V368]+[.W368]/5+[.X368]/5)*1000)" office:value-type="float" office:value="1128.2097663616" calcext:value-type="float">
            <text:p>1128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68]+([.AM369]+[.AN369]+[.AO369])/24" office:value-type="string" office:string-value="" calcext:value-type="error">
            <text:p>#VALUE!</text:p>
          </table:table-cell>
          <table:table-cell table:style-name="ce5"/>
          <table:table-cell table:style-name="ce314"/>
          <table:table-cell table:style-name="ce185"/>
          <table:table-cell table:style-name="ce192"/>
          <table:table-cell table:style-name="ce17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 table:number-columns-repeated="8"/>
          <table:table-cell table:style-name="ce170"/>
          <table:table-cell table:style-name="ce193"/>
          <table:table-cell table:style-name="ce173"/>
          <table:table-cell table:style-name="ce170"/>
          <table:table-cell table:style-name="ce172" table:number-columns-repeated="3"/>
          <table:table-cell table:style-name="ce173" table:number-columns-repeated="7"/>
          <table:table-cell table:style-name="ce198" table:number-columns-repeated="3"/>
          <table:table-cell table:style-name="ce23"/>
          <table:table-cell table:style-name="ce40"/>
          <table:table-cell/>
          <table:table-cell table:style-name="ce132"/>
          <table:table-cell table:style-name="ce196"/>
          <table:table-cell table:style-name="ce132"/>
          <table:table-cell table:style-name="ce196"/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/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369]+([.AM371]+[.AN371]+[.AO371])/24" office:value-type="string" office:string-value="" calcext:value-type="error">
            <text:p>#VALUE!</text:p>
          </table:table-cell>
          <table:table-cell table:style-name="ce5"/>
          <table:table-cell office:value-type="float" office:value="8.487" calcext:value-type="float">
            <text:p>8.487</text:p>
          </table:table-cell>
          <table:table-cell office:value-type="float" office:value="2100" calcext:value-type="float">
            <text:p>2100</text:p>
          </table:table-cell>
          <table:table-cell table:style-name="ce192" office:value-type="float" office:value="2.45" calcext:value-type="float">
            <text:p>2.45</text:p>
          </table:table-cell>
          <table:table-cell table:style-name="ce192" office:value-type="float" office:value="3.2" calcext:value-type="float">
            <text:p>3.20</text:p>
          </table:table-cell>
          <table:table-cell table:style-name="ce205" office:value-type="float" office:value="0.2075" calcext:value-type="float">
            <text:p>0.2075</text:p>
          </table:table-cell>
          <table:table-cell table:style-name="ce184" office:value-type="float" office:value="0.048" calcext:value-type="float">
            <text:p>0.048</text:p>
          </table:table-cell>
          <table:table-cell table:style-name="ce185" office:value-type="string" calcext:value-type="string">
            <text:p>LH+</text:p>
          </table:table-cell>
          <table:table-cell table:style-name="ce184" office:value-type="float" office:value="0.4613" calcext:value-type="float">
            <text:p>0.461</text:p>
          </table:table-cell>
          <table:table-cell table:style-name="ce192" office:value-type="float" office:value="20.9" calcext:value-type="float">
            <text:p>20.90</text:p>
          </table:table-cell>
          <table:table-cell table:style-name="ce184" office:value-type="float" office:value="2.193" calcext:value-type="float">
            <text:p>2.193</text:p>
          </table:table-cell>
          <table:table-cell table:style-name="ce192" office:value-type="float" office:value="6.93" calcext:value-type="float">
            <text:p>6.93</text:p>
          </table:table-cell>
          <table:table-cell table:style-name="ce192" office:value-type="float" office:value="8.93" calcext:value-type="float">
            <text:p>8.93</text:p>
          </table:table-cell>
          <table:table-cell table:style-name="ce184" office:value-type="float" office:value="6.265" calcext:value-type="float">
            <text:p>6.265</text:p>
          </table:table-cell>
          <table:table-cell table:style-name="ce192" table:formula="of:=[.K$371]+[.N371]" office:value-type="float" office:value="29.83" calcext:value-type="float">
            <text:p>29.83</text:p>
          </table:table-cell>
          <table:table-cell table:style-name="ce185" office:value-type="float" office:value="80" calcext:value-type="float">
            <text:p>80</text:p>
          </table:table-cell>
          <table:table-cell/>
          <table:table-cell table:style-name="ce193" table:formula="of:=61700/1000*[.Q371]/70" office:value-type="float" office:value="70.5142857142857" calcext:value-type="float">
            <text:p>71</text:p>
          </table:table-cell>
          <table:table-cell table:style-name="ce193" table:formula="of:=26700/1000*[.Q371]/70" office:value-type="float" office:value="30.5142857142857" calcext:value-type="float">
            <text:p>31</text:p>
          </table:table-cell>
          <table:table-cell table:style-name="ce193" table:formula="of:=25000/1000*[.Q371]/70" office:value-type="float" office:value="28.5714285714286" calcext:value-type="float">
            <text:p>29</text:p>
          </table:table-cell>
          <table:table-cell table:style-name="ce193" table:formula="of:=5.9*[.Q371]/70" office:value-type="float" office:value="6.74285714285714" calcext:value-type="float">
            <text:p>7</text:p>
          </table:table-cell>
          <table:table-cell table:style-name="ce193" table:formula="of:=126000/1000*[.Q371]/70" office:value-type="float" office:value="144" calcext:value-type="float">
            <text:p>144</text:p>
          </table:table-cell>
          <table:table-cell table:style-name="ce193" table:formula="of:=7470/1000*[.Q371]/70" office:value-type="float" office:value="8.53714285714286" calcext:value-type="float">
            <text:p>9</text:p>
          </table:table-cell>
          <table:table-cell table:style-name="ce193" table:formula="of:=SUM([.R371:.U371])*1000*([.V371]+([.W371]+[.X371])/5)*1000*(0.00000006)" office:value-type="float" office:value="289.658221714286" calcext:value-type="float">
            <text:p>290</text:p>
          </table:table-cell>
          <table:table-cell table:style-name="ce198" table:formula="of:=220980/3600/24*[.Q371]/70*([.$C$543]/8)" office:value-type="float" office:value="3.65376984126984" calcext:value-type="float">
            <text:p>3.7</text:p>
          </table:table-cell>
          <table:table-cell table:style-name="ce173" table:formula="of:=217360/3600/24*[.Q371]/70*([.$C$543]/8)" office:value-type="float" office:value="3.59391534391534" calcext:value-type="float">
            <text:p>3.6</text:p>
          </table:table-cell>
          <table:table-cell table:style-name="ce170" table:formula="of:=[.AL371]*3600*MIN([.Z371];[.AA371])" office:value-type="float" office:value="11859.9206349206" calcext:value-type="float">
            <text:p>11860</text:p>
          </table:table-cell>
          <table:table-cell table:style-name="ce172" table:formula="of:=0.73" office:value-type="float" office:value="0.73" calcext:value-type="float">
            <text:p>0.73</text:p>
          </table:table-cell>
          <table:table-cell table:style-name="ce172"/>
          <table:table-cell table:style-name="ce170" table:formula="of:=333000*[.AL371]/24*[.C$543]/8*[.Q371]/70" office:value-type="float" office:value="18169.6428571429" calcext:value-type="float">
            <text:p>18170</text:p>
          </table:table-cell>
          <table:table-cell table:style-name="ce170" table:number-columns-repeated="6"/>
          <table:table-cell table:style-name="ce198" table:formula="of:=55/60" office:value-type="float" office:value="0.916666666666667" calcext:value-type="float">
            <text:p>0.9</text:p>
          </table:table-cell>
          <table:table-cell table:style-name="ce198" table:formula="of:=[.AL371]*[.$F$382]" office:value-type="float" office:value="1.83333333333333" calcext:value-type="float">
            <text:p>1.8</text:p>
          </table:table-cell>
          <table:table-cell table:style-name="ce198" table:formula="of:=[.AM371]*0.1" office:value-type="float" office:value="0.183333333333333" calcext:value-type="float">
            <text:p>0.2</text:p>
          </table:table-cell>
          <table:table-cell table:style-name="ce132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371:.U371])*1000/[.U$8];1)" office:value-type="float" office:value="1296" calcext:value-type="float">
            <text:p>1296</text:p>
          </table:table-cell>
          <table:table-cell table:style-name="ce132" table:formula="of:=IF([.AQ371]&lt;2;0;INT(LOG([.AQ371]-1;2)+1.33))" office:value-type="float" office:value="11" calcext:value-type="float">
            <text:p>11</text:p>
          </table:table-cell>
          <table:table-cell table:style-name="ce196" table:formula="of:=MAX(([.V371]+[.W371]/5+[.X371]/5)*1000/[.U$8];1)" office:value-type="float" office:value="372.502857142857" calcext:value-type="float">
            <text:p>373</text:p>
          </table:table-cell>
          <table:table-cell table:style-name="ce132" table:formula="of:=IF([.AS371]&lt;2;0;INT(LOG([.AS371]-1;2)+1.33))" office:value-type="float" office:value="9" calcext:value-type="float">
            <text:p>9</text:p>
          </table:table-cell>
          <table:table-cell table:style-name="ce196" table:formula="of:=([.Y371]+[.AA371])+IF([.AR371]&gt;0.9;SUM([.R371:.U371])*1000/(2^([.AR371]-1)+1);SUM([.R371:.U371])*1000)+IF([.AT371]&gt;0.9;([.V371]+[.W371]/5+[.X371]/5)*1000/(2^([.AT371]-1)+1);([.V371]+[.W371]/5+[.X371]/5)*1000)" office:value-type="float" office:value="564.633907418428" calcext:value-type="float">
            <text:p>565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71]+([.AM372]+[.AN372]+[.AO372])/24" office:value-type="string" office:string-value="" calcext:value-type="error">
            <text:p>#VALUE!</text:p>
          </table:table-cell>
          <table:table-cell/>
          <table:table-cell table:style-name="ce231" office:value-type="string" calcext:value-type="string">
            <text:p>SHMS rotation to small angle (expert observers needed, but not hall access)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number-columns-repeated="2"/>
          <table:table-cell table:style-name="ce171"/>
          <table:table-cell table:style-name="ce240" table:number-columns-repeated="2"/>
          <table:table-cell table:style-name="ce170" table:number-columns-repeated="7"/>
          <table:table-cell table:style-name="ce173"/>
          <table:table-cell table:style-name="ce173" office:value-type="float" office:value="1" calcext:value-type="float">
            <text:p>1.0</text:p>
          </table:table-cell>
          <table:table-cell table:style-name="ce198"/>
          <table:table-cell table:style-name="ce172" table:number-columns-repeated="2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372]+([.AM373]+[.AN373]+[.AO373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315" office:value-type="float" office:value="6.93" calcext:value-type="float">
            <text:p>6.93</text:p>
          </table:table-cell>
          <table:table-cell table:style-name="ce184"/>
          <table:table-cell table:style-name="ce192" table:formula="of:=[.K$371]+[.N373]" office:value-type="float" office:value="27.83" calcext:value-type="float">
            <text:p>27.83</text:p>
          </table:table-cell>
          <table:table-cell table:style-name="ce193" office:value-type="float" office:value="80" calcext:value-type="float">
            <text:p>80</text:p>
          </table:table-cell>
          <table:table-cell table:style-name="ce192"/>
          <table:table-cell table:style-name="ce193" table:formula="of:=234000/1000*[.Q373]/70" office:value-type="float" office:value="267.428571428571" calcext:value-type="float">
            <text:p>267</text:p>
          </table:table-cell>
          <table:table-cell table:style-name="ce193" table:formula="of:=91100/1000*[.Q373]/70" office:value-type="float" office:value="104.114285714286" calcext:value-type="float">
            <text:p>104</text:p>
          </table:table-cell>
          <table:table-cell table:style-name="ce193" table:formula="of:=67000/1000*[.Q373]/70" office:value-type="float" office:value="76.5714285714286" calcext:value-type="float">
            <text:p>77</text:p>
          </table:table-cell>
          <table:table-cell table:style-name="ce193" table:formula="of:=5.9*[.Q373]/70" office:value-type="float" office:value="6.74285714285714" calcext:value-type="float">
            <text:p>7</text:p>
          </table:table-cell>
          <table:table-cell table:style-name="ce193" table:formula="of:=126000/1000*[.Q373]/70" office:value-type="float" office:value="144" calcext:value-type="float">
            <text:p>144</text:p>
          </table:table-cell>
          <table:table-cell table:style-name="ce193" table:formula="of:=7470/1000*[.Q373]/70" office:value-type="float" office:value="8.53714285714286" calcext:value-type="float">
            <text:p>9</text:p>
          </table:table-cell>
          <table:table-cell table:style-name="ce193" table:formula="of:=SUM([.R373:.U373])*1000*([.V373]+([.W373]+[.X373])/5)*1000*(0.00000006)" office:value-type="float" office:value="1001.54311053061" calcext:value-type="float">
            <text:p>1002</text:p>
          </table:table-cell>
          <table:table-cell table:style-name="ce198" table:formula="of:=220980/3600/24*[.Q373]/70*([.$C$543]/8)" office:value-type="float" office:value="3.65376984126984" calcext:value-type="float">
            <text:p>3.7</text:p>
          </table:table-cell>
          <table:table-cell table:style-name="ce173" table:formula="of:=217360/3600/24*[.Q373]/70*([.$C$543]/8)" office:value-type="float" office:value="3.59391534391534" calcext:value-type="float">
            <text:p>3.6</text:p>
          </table:table-cell>
          <table:table-cell table:style-name="ce170" table:formula="of:=[.AL373]*3600*MIN([.Z373];[.AA373])" office:value-type="float" office:value="12938.0952380952" calcext:value-type="float">
            <text:p>12938</text:p>
          </table:table-cell>
          <table:table-cell table:style-name="ce172" table:formula="of:=0.73" office:value-type="float" office:value="0.73" calcext:value-type="float">
            <text:p>0.73</text:p>
          </table:table-cell>
          <table:table-cell table:style-name="ce172"/>
          <table:table-cell table:style-name="ce170" table:formula="of:=333000*[.AL373]/24*[.C$543]/8*[.Q373]/70" office:value-type="float" office:value="19821.4285714286" calcext:value-type="float">
            <text:p>19821</text:p>
          </table:table-cell>
          <table:table-cell table:style-name="ce170" table:number-columns-repeated="6"/>
          <table:table-cell table:style-name="ce198" office:value-type="float" office:value="1" calcext:value-type="float">
            <text:p>1.0</text:p>
          </table:table-cell>
          <table:table-cell table:style-name="ce198" table:formula="of:=[.AL373]*[.$F$382]" office:value-type="float" office:value="2" calcext:value-type="float">
            <text:p>2.0</text:p>
          </table:table-cell>
          <table:table-cell table:style-name="ce198" table:formula="of:=[.AM373]*0.1" office:value-type="float" office:value="0.2" calcext:value-type="float">
            <text:p>0.2</text:p>
          </table:table-cell>
          <table:table-cell table:style-name="ce23"/>
          <table:table-cell table:style-name="ce40"/>
          <table:table-cell table:style-name="ce196" table:formula="of:=MAX(SUM([.R373:.U373])*1000/[.U$8];1)" office:value-type="float" office:value="4481.14285714286" calcext:value-type="float">
            <text:p>4481</text:p>
          </table:table-cell>
          <table:table-cell table:style-name="ce132" table:formula="of:=IF([.AQ373]&lt;2;0;INT(LOG([.AQ373]-1;2)+1.33))" office:value-type="float" office:value="13" calcext:value-type="float">
            <text:p>13</text:p>
          </table:table-cell>
          <table:table-cell table:style-name="ce196" table:formula="of:=MAX(([.V373]+[.W373]/5+[.X373]/5)*1000/[.U$8];1)" office:value-type="float" office:value="372.502857142857" calcext:value-type="float">
            <text:p>373</text:p>
          </table:table-cell>
          <table:table-cell table:style-name="ce132" table:formula="of:=IF([.AS373]&lt;2;0;INT(LOG([.AS373]-1;2)+1.33))" office:value-type="float" office:value="9" calcext:value-type="float">
            <text:p>9</text:p>
          </table:table-cell>
          <table:table-cell table:style-name="ce196" table:formula="of:=([.Y373]+[.AA373])+IF([.AR373]&gt;0.9;SUM([.R373:.U373])*1000/(2^([.AR373]-1)+1);SUM([.R373:.U373])*1000)+IF([.AT373]&gt;0.9;([.V373]+[.W373]/5+[.X373]/5)*1000/(2^([.AT373]-1)+1);([.V373]+[.W373]/5+[.X373]/5)*1000)" office:value-type="float" office:value="1259.45597045674" calcext:value-type="float">
            <text:p>1259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73]+([.AM374]+[.AN374]+[.AO374])/24" office:value-type="string" office:string-value="" calcext:value-type="error">
            <text:p>#VALUE!</text:p>
          </table:table-cell>
          <table:table-cell table:style-name="ce252"/>
          <table:table-cell table:style-name="ce231" office:value-type="string" calcext:value-type="string">
            <text:p><text:span text:style-name="T3">Hall access</text:span> for SHMS rotation to small angle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style-name="ce172"/>
          <table:table-cell table:style-name="ce227"/>
          <table:table-cell table:style-name="ce171"/>
          <table:table-cell table:style-name="ce172" table:number-columns-repeated="2"/>
          <table:table-cell table:style-name="ce170" table:number-columns-repeated="7"/>
          <table:table-cell table:style-name="ce173"/>
          <table:table-cell table:style-name="ce173" office:value-type="float" office:value="4" calcext:value-type="float">
            <text:p>4.0</text:p>
          </table:table-cell>
          <table:table-cell table:style-name="ce198"/>
          <table:table-cell table:style-name="ce172" table:number-columns-repeated="2"/>
          <table:table-cell table:number-columns-repeated="5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374]+([.AM375]+[.AN375]+[.AO375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192"/>
          <table:table-cell table:style-name="ce184"/>
          <table:table-cell table:style-name="ce192"/>
          <table:table-cell table:style-name="ce315" office:value-type="float" office:value="5.5" calcext:value-type="float">
            <text:p>5.50</text:p>
          </table:table-cell>
          <table:table-cell table:style-name="ce184"/>
          <table:table-cell table:style-name="ce192" table:formula="of:=[.K$371]+[.N375]" office:value-type="float" office:value="26.4" calcext:value-type="float">
            <text:p>26.40</text:p>
          </table:table-cell>
          <table:table-cell table:style-name="ce316" office:value-type="float" office:value="50" calcext:value-type="float">
            <text:p>50</text:p>
          </table:table-cell>
          <table:table-cell table:style-name="ce192"/>
          <table:table-cell table:style-name="ce193" table:formula="of:=580000/1000*[.Q375]/70" office:value-type="float" office:value="414.285714285714" calcext:value-type="float">
            <text:p>414</text:p>
          </table:table-cell>
          <table:table-cell table:style-name="ce193" table:formula="of:=202000/1000*[.Q375]/70" office:value-type="float" office:value="144.285714285714" calcext:value-type="float">
            <text:p>144</text:p>
          </table:table-cell>
          <table:table-cell table:style-name="ce193" table:formula="of:=123000/1000*[.Q375]/70" office:value-type="float" office:value="87.8571428571429" calcext:value-type="float">
            <text:p>88</text:p>
          </table:table-cell>
          <table:table-cell table:style-name="ce193" table:formula="of:=5.9*[.Q375]/70" office:value-type="float" office:value="4.21428571428571" calcext:value-type="float">
            <text:p>4</text:p>
          </table:table-cell>
          <table:table-cell table:style-name="ce193" table:formula="of:=126000/1000*[.Q375]/70" office:value-type="float" office:value="90" calcext:value-type="float">
            <text:p>90</text:p>
          </table:table-cell>
          <table:table-cell table:style-name="ce193" table:formula="of:=7470/1000*[.Q375]/70" office:value-type="float" office:value="5.33571428571429" calcext:value-type="float">
            <text:p>5</text:p>
          </table:table-cell>
          <table:table-cell table:style-name="ce193" table:formula="of:=SUM([.R375:.U375])*1000*([.V375]+([.W375]+[.X375])/5)*1000*(0.00000006)" office:value-type="float" office:value="902.986836734694" calcext:value-type="float">
            <text:p>903</text:p>
          </table:table-cell>
          <table:table-cell table:style-name="ce198" table:formula="of:=220980/3600/24*[.Q375]/70*([.$C$543]/8)" office:value-type="float" office:value="2.28360615079365" calcext:value-type="float">
            <text:p>2.3</text:p>
          </table:table-cell>
          <table:table-cell table:style-name="ce173" table:formula="of:=217360/3600/24*[.Q375]/70*([.$C$543]/8)" office:value-type="float" office:value="2.24619708994709" calcext:value-type="float">
            <text:p>2.2</text:p>
          </table:table-cell>
          <table:table-cell table:style-name="ce170" table:formula="of:=[.AL375]*3600*MIN([.Z375];[.AA375])" office:value-type="float" office:value="11320.8333333333" calcext:value-type="float">
            <text:p>11321</text:p>
          </table:table-cell>
          <table:table-cell table:style-name="ce172" table:formula="of:=0.73" office:value-type="float" office:value="0.73" calcext:value-type="float">
            <text:p>0.73</text:p>
          </table:table-cell>
          <table:table-cell table:style-name="ce172"/>
          <table:table-cell table:style-name="ce170" table:formula="of:=333000*[.AL375]/24*[.C$543]/8*[.Q375]/70" office:value-type="float" office:value="17343.75" calcext:value-type="float">
            <text:p>17344</text:p>
          </table:table-cell>
          <table:table-cell table:style-name="ce170" table:number-columns-repeated="6"/>
          <table:table-cell table:style-name="ce198" office:value-type="float" office:value="1.4" calcext:value-type="float">
            <text:p>1.4</text:p>
          </table:table-cell>
          <table:table-cell table:style-name="ce198" table:formula="of:=[.AL375]*[.$F$382]" office:value-type="float" office:value="2.8" calcext:value-type="float">
            <text:p>2.8</text:p>
          </table:table-cell>
          <table:table-cell table:style-name="ce198" table:formula="of:=[.AM375]*0.1" office:value-type="float" office:value="0.28" calcext:value-type="float">
            <text:p>0.3</text:p>
          </table:table-cell>
          <table:table-cell table:style-name="ce23"/>
          <table:table-cell table:style-name="ce40"/>
          <table:table-cell table:style-name="ce196" table:formula="of:=MAX(SUM([.R375:.U375])*1000/[.U$8];1)" office:value-type="float" office:value="6464.28571428571" calcext:value-type="float">
            <text:p>6464</text:p>
          </table:table-cell>
          <table:table-cell table:style-name="ce132" table:formula="of:=IF([.AQ375]&lt;2;0;INT(LOG([.AQ375]-1;2)+1.33))" office:value-type="float" office:value="13" calcext:value-type="float">
            <text:p>13</text:p>
          </table:table-cell>
          <table:table-cell table:style-name="ce196" table:formula="of:=MAX(([.V375]+[.W375]/5+[.X375]/5)*1000/[.U$8];1)" office:value-type="float" office:value="232.814285714286" calcext:value-type="float">
            <text:p>233</text:p>
          </table:table-cell>
          <table:table-cell table:style-name="ce132" table:formula="of:=IF([.AS375]&lt;2;0;INT(LOG([.AS375]-1;2)+1.33))" office:value-type="float" office:value="9" calcext:value-type="float">
            <text:p>9</text:p>
          </table:table-cell>
          <table:table-cell table:style-name="ce196" table:formula="of:=([.Y375]+[.AA375])+IF([.AR375]&gt;0.9;SUM([.R375:.U375])*1000/(2^([.AR375]-1)+1);SUM([.R375:.U375])*1000)+IF([.AT375]&gt;0.9;([.V375]+[.W375]/5+[.X375]/5)*1000/(2^([.AT375]-1)+1);([.V375]+[.W375]/5+[.X375]/5)*1000)" office:value-type="float" office:value="1153.60320476141" calcext:value-type="float">
            <text:p>1154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75]+([.AM376]+[.AN376]+[.AO376])/24" office:value-type="string" office:string-value="" calcext:value-type="error">
            <text:p>#VALUE!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376]+([.AM377]+[.AN377]+[.AO377])/24" office:value-type="string" office:string-value="" calcext:value-type="error">
            <text:p>#VALUE!</text:p>
          </table:table-cell>
          <table:table-cell table:style-name="ce5"/>
          <table:table-cell office:value-type="float" office:value="8.487" calcext:value-type="float">
            <text:p>8.487</text:p>
          </table:table-cell>
          <table:table-cell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3.07" calcext:value-type="float">
            <text:p>3.07</text:p>
          </table:table-cell>
          <table:table-cell table:style-name="ce227" office:value-type="float" office:value="0.3106" calcext:value-type="float">
            <text:p>0.3106</text:p>
          </table:table-cell>
          <table:table-cell table:style-name="ce171" office:value-type="float" office:value="0.12" calcext:value-type="float">
            <text:p>0.120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3874" calcext:value-type="float">
            <text:p>0.387</text:p>
          </table:table-cell>
          <table:table-cell table:style-name="ce172" office:value-type="float" office:value="28.42" calcext:value-type="float">
            <text:p>28.42</text:p>
          </table:table-cell>
          <table:table-cell table:style-name="ce171" office:value-type="float" office:value="1.882" calcext:value-type="float">
            <text:p>1.882</text:p>
          </table:table-cell>
          <table:table-cell table:style-name="ce172" office:value-type="float" office:value="7.47" calcext:value-type="float">
            <text:p>7.47</text:p>
          </table:table-cell>
          <table:table-cell table:style-name="ce214" office:value-type="float" office:value="5.5" calcext:value-type="float">
            <text:p>5.50</text:p>
          </table:table-cell>
          <table:table-cell table:style-name="ce171" office:value-type="float" office:value="6.538" calcext:value-type="float">
            <text:p>6.538</text:p>
          </table:table-cell>
          <table:table-cell table:style-name="ce172" table:formula="of:=[.K$377]+[.N377]" office:value-type="float" office:value="33.92" calcext:value-type="float">
            <text:p>33.92</text:p>
          </table:table-cell>
          <table:table-cell table:style-name="ce215" office:value-type="float" office:value="60" calcext:value-type="float">
            <text:p>60</text:p>
          </table:table-cell>
          <table:table-cell/>
          <table:table-cell table:style-name="ce170" table:formula="of:=429000/1000*[.Q377]/70" office:value-type="float" office:value="367.714285714286" calcext:value-type="float">
            <text:p>368</text:p>
          </table:table-cell>
          <table:table-cell table:style-name="ce170" table:formula="of:=160000/1000*[.Q377]/70" office:value-type="float" office:value="137.142857142857" calcext:value-type="float">
            <text:p>137</text:p>
          </table:table-cell>
          <table:table-cell table:style-name="ce170" table:formula="of:=96000/1000*[.Q377]/70" office:value-type="float" office:value="82.2857142857143" calcext:value-type="float">
            <text:p>82</text:p>
          </table:table-cell>
          <table:table-cell table:style-name="ce173" table:formula="of:=1.4*[.Q377]/70" office:value-type="float" office:value="1.2" calcext:value-type="float">
            <text:p>1.2</text:p>
          </table:table-cell>
          <table:table-cell table:style-name="ce170" table:formula="of:=38000/1000*[.Q377]/70" office:value-type="float" office:value="32.5714285714286" calcext:value-type="float">
            <text:p>33</text:p>
          </table:table-cell>
          <table:table-cell table:style-name="ce173" table:formula="of:=1800/1000*[.Q377]/70" office:value-type="float" office:value="1.54285714285714" calcext:value-type="float">
            <text:p>1.5</text:p>
          </table:table-cell>
          <table:table-cell table:style-name="ce193" table:formula="of:=SUM([.R377:.U377])*1000*([.V377]+([.W377]+[.X377])/5)*1000*(0.00000006)" office:value-type="float" office:value="282.633795918367" calcext:value-type="float">
            <text:p>283</text:p>
          </table:table-cell>
          <table:table-cell table:style-name="ce172" table:formula="of:=44540/3600/24*[.Q377]/70*([.$C$543]/8)" office:value-type="float" office:value="0.552331349206349" calcext:value-type="float">
            <text:p>0.55</text:p>
          </table:table-cell>
          <table:table-cell table:style-name="ce172" table:formula="of:=46563/3600/24*[.Q377]/70*([.$C$543]/8)" office:value-type="float" office:value="0.577418154761905" calcext:value-type="float">
            <text:p>0.58</text:p>
          </table:table-cell>
          <table:table-cell table:style-name="ce170" table:formula="of:=[.AL377]*3600*MIN([.Z377];[.AA377])" office:value-type="float" office:value="10339.6428571429" calcext:value-type="float">
            <text:p>10340</text:p>
          </table:table-cell>
          <table:table-cell table:style-name="ce172" table:formula="of:=0.687" office:value-type="float" office:value="0.687" calcext:value-type="float">
            <text:p>0.69</text:p>
          </table:table-cell>
          <table:table-cell table:style-name="ce172"/>
          <table:table-cell table:style-name="ce170" table:formula="of:=69000*[.AL377]/24*[.C$543]/8*[.Q377]/70" office:value-type="float" office:value="16017.8571428571" calcext:value-type="float">
            <text:p>16018</text:p>
          </table:table-cell>
          <table:table-cell table:style-name="ce170" table:number-columns-repeated="6"/>
          <table:table-cell table:style-name="ce198" office:value-type="float" office:value="5.2" calcext:value-type="float">
            <text:p>5.2</text:p>
          </table:table-cell>
          <table:table-cell table:style-name="ce198" table:formula="of:=[.AL377]*[.$F$382]" office:value-type="float" office:value="10.4" calcext:value-type="float">
            <text:p>10.4</text:p>
          </table:table-cell>
          <table:table-cell table:style-name="ce198" table:formula="of:=[.AM377]*0.1" office:value-type="float" office:value="1.04" calcext:value-type="float">
            <text:p>1.0</text:p>
          </table:table-cell>
          <table:table-cell table:style-name="ce132" office:value-type="float" office:value="4" calcext:value-type="float">
            <text:p>4</text:p>
          </table:table-cell>
          <table:table-cell table:style-name="ce36" office:value-type="float" office:value="18.2" calcext:value-type="float">
            <text:p>18.2</text:p>
          </table:table-cell>
          <table:table-cell table:style-name="ce196" table:formula="of:=MAX(SUM([.R377:.U377])*1000/[.U$8];1)" office:value-type="float" office:value="5871.42857142857" calcext:value-type="float">
            <text:p>5871</text:p>
          </table:table-cell>
          <table:table-cell table:style-name="ce132" table:formula="of:=IF([.AQ377]&lt;2;0;INT(LOG([.AQ377]-1;2)+1.33))" office:value-type="float" office:value="13" calcext:value-type="float">
            <text:p>13</text:p>
          </table:table-cell>
          <table:table-cell table:style-name="ce196" table:formula="of:=MAX(([.V377]+[.W377]/5+[.X377]/5)*1000/[.U$8];1)" office:value-type="float" office:value="80.2285714285714" calcext:value-type="float">
            <text:p>80</text:p>
          </table:table-cell>
          <table:table-cell table:style-name="ce132" table:formula="of:=IF([.AS377]&lt;2;0;INT(LOG([.AS377]-1;2)+1.33))" office:value-type="float" office:value="7" calcext:value-type="float">
            <text:p>7</text:p>
          </table:table-cell>
          <table:table-cell table:style-name="ce196" table:formula="of:=([.Y377]+[.AA377])+IF([.AR377]&gt;0.9;SUM([.R377:.U377])*1000/(2^([.AR377]-1)+1);SUM([.R377:.U377])*1000)+IF([.AT377]&gt;0.9;([.V377]+[.W377]/5+[.X377]/5)*1000/(2^([.AT377]-1)+1);([.V377]+[.W377]/5+[.X377]/5)*1000)" office:value-type="float" office:value="549.950221709379" calcext:value-type="float">
            <text:p>550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77]+([.AM378]+[.AN378]+[.AO378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7.47" calcext:value-type="float">
            <text:p>7.47</text:p>
          </table:table-cell>
          <table:table-cell table:style-name="ce171"/>
          <table:table-cell table:style-name="ce172" table:formula="of:=[.K$377]+[.N378]" office:value-type="float" office:value="35.89" calcext:value-type="float">
            <text:p>35.89</text:p>
          </table:table-cell>
          <table:table-cell table:style-name="ce170" office:value-type="float" office:value="80" calcext:value-type="float">
            <text:p>80</text:p>
          </table:table-cell>
          <table:table-cell table:style-name="ce172"/>
          <table:table-cell table:style-name="ce170" table:formula="of:=114000/1000*[.Q378]/70" office:value-type="float" office:value="130.285714285714" calcext:value-type="float">
            <text:p>130</text:p>
          </table:table-cell>
          <table:table-cell table:style-name="ce170" table:formula="of:=49000/1000*[.Q378]/70" office:value-type="float" office:value="56" calcext:value-type="float">
            <text:p>56</text:p>
          </table:table-cell>
          <table:table-cell table:style-name="ce170" table:formula="of:=38800/1000*[.Q378]/70" office:value-type="float" office:value="44.3428571428571" calcext:value-type="float">
            <text:p>44</text:p>
          </table:table-cell>
          <table:table-cell table:style-name="ce173" table:formula="of:=1.4*[.Q378]/70" office:value-type="float" office:value="1.6" calcext:value-type="float">
            <text:p>1.6</text:p>
          </table:table-cell>
          <table:table-cell table:style-name="ce170" table:formula="of:=38000/1000*[.Q378]/70" office:value-type="float" office:value="43.4285714285714" calcext:value-type="float">
            <text:p>43</text:p>
          </table:table-cell>
          <table:table-cell table:style-name="ce173" table:formula="of:=1800/1000*[.Q378]/70" office:value-type="float" office:value="2.05714285714286" calcext:value-type="float">
            <text:p>2.1</text:p>
          </table:table-cell>
          <table:table-cell table:style-name="ce193" table:formula="of:=SUM([.R378:.U378])*1000*([.V378]+([.W378]+[.X378])/5)*1000*(0.00000006)" office:value-type="float" office:value="148.024006530612" calcext:value-type="float">
            <text:p>148</text:p>
          </table:table-cell>
          <table:table-cell table:style-name="ce172" table:formula="of:=44540/3600/24*[.Q378]/70*([.$C$543]/8)" office:value-type="float" office:value="0.736441798941799" calcext:value-type="float">
            <text:p>0.74</text:p>
          </table:table-cell>
          <table:table-cell table:style-name="ce172" table:formula="of:=46563/3600/24*[.Q378]/70*([.$C$543]/8)" office:value-type="float" office:value="0.769890873015873" calcext:value-type="float">
            <text:p>0.77</text:p>
          </table:table-cell>
          <table:table-cell table:style-name="ce170" table:formula="of:=[.AL378]*3600*MIN([.Z378];[.AA378])" office:value-type="float" office:value="10604.7619047619" calcext:value-type="float">
            <text:p>10605</text:p>
          </table:table-cell>
          <table:table-cell table:style-name="ce172" table:formula="of:=0.687" office:value-type="float" office:value="0.687" calcext:value-type="float">
            <text:p>0.69</text:p>
          </table:table-cell>
          <table:table-cell table:style-name="ce172"/>
          <table:table-cell table:style-name="ce170" table:formula="of:=69000*[.AL378]/24*[.C$543]/8*[.Q378]/70" office:value-type="float" office:value="16428.5714285714" calcext:value-type="float">
            <text:p>16429</text:p>
          </table:table-cell>
          <table:table-cell table:style-name="ce170" table:number-columns-repeated="6"/>
          <table:table-cell table:style-name="ce198" office:value-type="float" office:value="4" calcext:value-type="float">
            <text:p>4.0</text:p>
          </table:table-cell>
          <table:table-cell table:style-name="ce198" table:formula="of:=[.AL378]*[.$F$382]" office:value-type="float" office:value="8" calcext:value-type="float">
            <text:p>8.0</text:p>
          </table:table-cell>
          <table:table-cell table:style-name="ce198" table:formula="of:=[.AM378]*0.1" office:value-type="float" office:value="0.8" calcext:value-type="float">
            <text:p>0.8</text:p>
          </table:table-cell>
          <table:table-cell table:style-name="ce23"/>
          <table:table-cell table:style-name="ce40"/>
          <table:table-cell table:style-name="ce196" table:formula="of:=MAX(SUM([.R378:.U378])*1000/[.U$8];1)" office:value-type="float" office:value="2306.28571428571" calcext:value-type="float">
            <text:p>2306</text:p>
          </table:table-cell>
          <table:table-cell table:style-name="ce132" table:formula="of:=IF([.AQ378]&lt;2;0;INT(LOG([.AQ378]-1;2)+1.33))" office:value-type="float" office:value="12" calcext:value-type="float">
            <text:p>12</text:p>
          </table:table-cell>
          <table:table-cell table:style-name="ce196" table:formula="of:=MAX(([.V378]+[.W378]/5+[.X378]/5)*1000/[.U$8];1)" office:value-type="float" office:value="106.971428571429" calcext:value-type="float">
            <text:p>107</text:p>
          </table:table-cell>
          <table:table-cell table:style-name="ce132" table:formula="of:=IF([.AS378]&lt;2;0;INT(LOG([.AS378]-1;2)+1.33))" office:value-type="float" office:value="8" calcext:value-type="float">
            <text:p>8</text:p>
          </table:table-cell>
          <table:table-cell table:style-name="ce196" table:formula="of:=([.Y378]+[.AA378])+IF([.AR378]&gt;0.9;SUM([.R378:.U378])*1000/(2^([.AR378]-1)+1);SUM([.R378:.U378])*1000)+IF([.AT378]&gt;0.9;([.V378]+[.W378]/5+[.X378]/5)*1000/(2^([.AT378]-1)+1);([.V378]+[.W378]/5+[.X378]/5)*1000)" office:value-type="float" office:value="344.274133285648" calcext:value-type="float">
            <text:p>344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>
          <table:table-cell table:style-name="ce5" table:formula="of:=[.A378]+([.AM379]+[.AN379]+[.AO379])/24" office:value-type="string" office:string-value="" calcext:value-type="error">
            <text:p>#VALUE!</text:p>
          </table:table-cell>
          <table:table-cell table:style-name="ce5"/>
          <table:table-cell table:style-name="ce184"/>
          <table:table-cell table:style-name="ce185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9.47" calcext:value-type="float">
            <text:p>9.47</text:p>
          </table:table-cell>
          <table:table-cell table:style-name="ce171"/>
          <table:table-cell table:style-name="ce172" table:formula="of:=[.K$377]+[.N379]" office:value-type="float" office:value="37.89" calcext:value-type="float">
            <text:p>37.89</text:p>
          </table:table-cell>
          <table:table-cell table:style-name="ce170" office:value-type="float" office:value="80" calcext:value-type="float">
            <text:p>80</text:p>
          </table:table-cell>
          <table:table-cell table:style-name="ce172"/>
          <table:table-cell table:style-name="ce170" table:formula="of:=27700/1000*[.Q379]/70" office:value-type="float" office:value="31.6571428571429" calcext:value-type="float">
            <text:p>32</text:p>
          </table:table-cell>
          <table:table-cell table:style-name="ce170" table:formula="of:=13000/1000*[.Q379]/70" office:value-type="float" office:value="14.8571428571429" calcext:value-type="float">
            <text:p>15</text:p>
          </table:table-cell>
          <table:table-cell table:style-name="ce170" table:formula="of:=13000/1000*[.Q379]/70" office:value-type="float" office:value="14.8571428571429" calcext:value-type="float">
            <text:p>15</text:p>
          </table:table-cell>
          <table:table-cell table:style-name="ce173" table:formula="of:=1.4*[.Q379]/70" office:value-type="float" office:value="1.6" calcext:value-type="float">
            <text:p>1.6</text:p>
          </table:table-cell>
          <table:table-cell table:style-name="ce170" table:formula="of:=38000/1000*[.Q379]/70" office:value-type="float" office:value="43.4285714285714" calcext:value-type="float">
            <text:p>43</text:p>
          </table:table-cell>
          <table:table-cell table:style-name="ce173" table:formula="of:=1800/1000*[.Q379]/70" office:value-type="float" office:value="2.05714285714286" calcext:value-type="float">
            <text:p>2.1</text:p>
          </table:table-cell>
          <table:table-cell table:style-name="ce193" table:formula="of:=SUM([.R379:.U379])*1000*([.V379]+([.W379]+[.X379])/5)*1000*(0.00000006)" office:value-type="float" office:value="39.3899363265306" calcext:value-type="float">
            <text:p>39</text:p>
          </table:table-cell>
          <table:table-cell table:style-name="ce172" table:formula="of:=44540/3600/24*[.Q379]/70*([.$C$543]/8)" office:value-type="float" office:value="0.736441798941799" calcext:value-type="float">
            <text:p>0.74</text:p>
          </table:table-cell>
          <table:table-cell table:style-name="ce172" table:formula="of:=46563/3600/24*[.Q379]/70*([.$C$543]/8)" office:value-type="float" office:value="0.769890873015873" calcext:value-type="float">
            <text:p>0.77</text:p>
          </table:table-cell>
          <table:table-cell table:style-name="ce170" table:formula="of:=[.AL379]*3600*MIN([.Z379];[.AA379])" office:value-type="float" office:value="10604.7619047619" calcext:value-type="float">
            <text:p>10605</text:p>
          </table:table-cell>
          <table:table-cell table:style-name="ce172" table:formula="of:=0.687" office:value-type="float" office:value="0.687" calcext:value-type="float">
            <text:p>0.69</text:p>
          </table:table-cell>
          <table:table-cell table:style-name="ce172"/>
          <table:table-cell table:style-name="ce170" table:formula="of:=69000*[.AL379]/24*[.C$543]/8*[.Q379]/70" office:value-type="float" office:value="16428.5714285714" calcext:value-type="float">
            <text:p>16429</text:p>
          </table:table-cell>
          <table:table-cell table:style-name="ce170" table:number-columns-repeated="6"/>
          <table:table-cell table:style-name="ce198" office:value-type="float" office:value="4" calcext:value-type="float">
            <text:p>4.0</text:p>
          </table:table-cell>
          <table:table-cell table:style-name="ce198" table:formula="of:=[.AL379]*[.$F$382]" office:value-type="float" office:value="8" calcext:value-type="float">
            <text:p>8.0</text:p>
          </table:table-cell>
          <table:table-cell table:style-name="ce198" table:formula="of:=[.AM379]*0.1" office:value-type="float" office:value="0.8" calcext:value-type="float">
            <text:p>0.8</text:p>
          </table:table-cell>
          <table:table-cell table:style-name="ce23"/>
          <table:table-cell table:style-name="ce40"/>
          <table:table-cell table:style-name="ce196" table:formula="of:=MAX(SUM([.R379:.U379])*1000/[.U$8];1)" office:value-type="float" office:value="613.714285714286" calcext:value-type="float">
            <text:p>614</text:p>
          </table:table-cell>
          <table:table-cell table:style-name="ce132" table:formula="of:=IF([.AQ379]&lt;2;0;INT(LOG([.AQ379]-1;2)+1.33))" office:value-type="float" office:value="10" calcext:value-type="float">
            <text:p>10</text:p>
          </table:table-cell>
          <table:table-cell table:style-name="ce196" table:formula="of:=MAX(([.V379]+[.W379]/5+[.X379]/5)*1000/[.U$8];1)" office:value-type="float" office:value="106.971428571429" calcext:value-type="float">
            <text:p>107</text:p>
          </table:table-cell>
          <table:table-cell table:style-name="ce132" table:formula="of:=IF([.AS379]&lt;2;0;INT(LOG([.AS379]-1;2)+1.33))" office:value-type="float" office:value="8" calcext:value-type="float">
            <text:p>8</text:p>
          </table:table-cell>
          <table:table-cell table:style-name="ce196" table:formula="of:=([.Y379]+[.AA379])+IF([.AR379]&gt;0.9;SUM([.R379:.U379])*1000/(2^([.AR379]-1)+1);SUM([.R379:.U379])*1000)+IF([.AT379]&gt;0.9;([.V379]+[.W379]/5+[.X379]/5)*1000/(2^([.AT379]-1)+1);([.V379]+[.W379]/5+[.X379]/5)*1000)" office:value-type="float" office:value="242.71582960867" calcext:value-type="float">
            <text:p>243</text:p>
          </table:table-cell>
          <table:table-cell table:style-name="ce24"/>
          <table:table-cell table:number-columns-repeated="21"/>
          <table:table-cell table:style-name="ce1"/>
          <table:table-cell table:number-columns-repeated="954"/>
        </table:table-row>
        <table:table-row table:style-name="ro4" table:number-rows-repeated="2">
          <table:table-cell table:style-name="ce5" table:number-columns-repeated="2"/>
          <table:table-cell table:style-name="ce184"/>
          <table:table-cell table:style-name="ce185"/>
          <table:table-cell table:style-name="ce192" table:number-columns-repeated="2"/>
          <table:table-cell table:style-name="ce205"/>
          <table:table-cell table:style-name="ce184"/>
          <table:table-cell table:style-name="ce188"/>
          <table:table-cell table:style-name="ce184"/>
          <table:table-cell table:style-name="ce229"/>
          <table:table-cell table:style-name="ce184"/>
          <table:table-cell table:style-name="ce192"/>
          <table:table-cell table:style-name="ce246"/>
          <table:table-cell table:style-name="ce184"/>
          <table:table-cell table:style-name="ce242"/>
          <table:table-cell table:style-name="ce185"/>
          <table:table-cell table:style-name="ce192" table:number-columns-repeated="7"/>
          <table:table-cell table:style-name="ce170"/>
          <table:table-cell table:style-name="ce198"/>
          <table:table-cell table:style-name="ce173"/>
          <table:table-cell table:style-name="ce170"/>
          <table:table-cell table:style-name="ce172"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 table:number-columns-repeated="3"/>
          <table:table-cell table:style-name="ce132"/>
          <table:table-cell table:style-name="ce40"/>
          <table:table-cell table:style-name="ce132"/>
          <table:table-cell table:style-name="ce40"/>
          <table:table-cell table:number-columns-repeated="977"/>
        </table:table-row>
        <table:table-row table:style-name="ro4">
          <table:table-cell/>
          <table:table-cell table:style-name="ce269"/>
          <table:table-cell office:value-type="string" calcext:value-type="string">
            <text:p>Run efficiency multiplier</text:p>
          </table:table-cell>
          <table:table-cell table:style-name="ce11"/>
          <table:table-cell table:style-name="ce23"/>
          <table:table-cell table:style-name="ce350" office:value-type="float" office:value="2" calcext:value-type="float">
            <text:p>2.000</text:p>
          </table:table-cell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1"/>
          <table:table-cell table:number-columns-repeated="2"/>
          <table:table-cell table:style-name="ce350"/>
          <table:table-cell table:style-name="ce11"/>
          <table:table-cell table:style-name="ce133"/>
          <table:table-cell table:style-name="ce197"/>
          <table:table-cell table:style-name="ce23"/>
          <table:table-cell table:style-name="ce36"/>
          <table:table-cell table:style-name="ce23"/>
          <table:table-cell table:style-name="ce275" table:number-columns-repeated="2"/>
          <table:table-cell table:style-name="ce53"/>
          <table:table-cell table:style-name="ce287"/>
          <table:table-cell table:style-name="ce24"/>
          <table:table-cell table:style-name="ce35"/>
          <table:table-cell table:style-name="ce39" table:number-columns-repeated="2"/>
          <table:table-cell table:style-name="ce35" table:number-columns-repeated="10"/>
          <table:table-cell table:style-name="ce39"/>
          <table:table-cell table:style-name="ce40"/>
          <table:table-cell/>
          <table:table-cell table:style-name="ce40"/>
          <table:table-cell table:style-name="ce132"/>
          <table:table-cell table:style-name="ce40"/>
          <table:table-cell table:style-name="ce24"/>
          <table:table-cell table:number-columns-repeated="11"/>
          <table:table-cell table:style-name="ce1" table:number-columns-repeated="12"/>
          <table:table-cell table:number-columns-repeated="954"/>
        </table:table-row>
        <table:table-row table:style-name="ro4">
          <table:table-cell/>
          <table:table-cell table:style-name="ce269"/>
          <table:table-cell table:style-name="ce288" office:value-type="string" calcext:value-type="string">
            <text:p>Standard 8.487 check</text:p>
          </table:table-cell>
          <table:table-cell table:style-name="ce289"/>
          <table:table-cell table:style-name="ce290"/>
          <table:table-cell table:style-name="ce291" office:value-type="string" calcext:value-type="string">
            <text:p>Scheduled hours</text:p>
          </table:table-cell>
          <table:table-cell table:style-name="ce292"/>
          <table:table-cell table:style-name="ce288"/>
          <table:table-cell table:style-name="ce293" table:formula="of:=6*24" office:value-type="float" office:value="144" calcext:value-type="float">
            <text:p>144</text:p>
          </table:table-cell>
          <table:table-cell table:style-name="ce292"/>
          <table:table-cell table:style-name="ce289"/>
          <table:table-cell table:style-name="ce288" table:number-columns-repeated="9"/>
          <table:table-cell table:style-name="ce289" table:number-columns-repeated="2"/>
          <table:table-cell table:style-name="ce288" table:number-columns-repeated="2"/>
          <table:table-cell table:style-name="ce290"/>
          <table:table-cell table:style-name="ce294"/>
          <table:table-cell table:style-name="ce295"/>
          <table:table-cell table:style-name="ce290"/>
          <table:table-cell table:style-name="ce289" table:number-columns-repeated="2"/>
          <table:table-cell table:style-name="ce290" table:number-columns-repeated="7"/>
          <table:table-cell table:style-name="ce290" table:formula="of:=(SUM([.AL237:.AL382])-[.AL248]-[.AL253]-[.AL266]-[.AL266]-[.AL353])*1.1" office:value-type="float" office:value="42.9183333333333" calcext:value-type="float">
            <text:p>42.9</text:p>
          </table:table-cell>
          <table:table-cell table:style-name="ce290" table:formula="of:=(SUM([.AM237:.AO380])-[.AM353]-[.AM266]-[.AM248]-[.AM319]-[.AM306]-[.AM280]-[.AM363])" office:value-type="string" office:string-value="" calcext:value-type="error">
            <text:p>#VALUE!</text:p>
          </table:table-cell>
          <table:table-cell table:style-name="ce295"/>
          <table:table-cell table:style-name="ce290"/>
          <table:table-cell table:style-name="ce290" table:formula="of:=SUM([.AP237:.AP382])" office:value-type="float" office:value="43.8" calcext:value-type="float">
            <text:p>43.8</text:p>
          </table:table-cell>
          <table:table-cell/>
          <table:table-cell table:style-name="ce38" table:number-columns-repeated="2"/>
          <table:table-cell table:style-name="ce35" table:number-columns-repeated="2"/>
          <table:table-cell table:style-name="ce39"/>
          <table:table-cell table:style-name="ce40"/>
          <table:table-cell table:style-name="ce132"/>
          <table:table-cell table:style-name="ce40"/>
          <table:table-cell table:style-name="ce132"/>
          <table:table-cell table:number-columns-repeated="9"/>
          <table:table-cell table:style-name="ce1" table:number-columns-repeated="9"/>
          <table:table-cell table:number-columns-repeated="954"/>
        </table:table-row>
        <table:table-row table:style-name="ro4">
          <table:table-cell table:style-name="ce24"/>
          <table:table-cell table:style-name="ce25"/>
          <table:table-cell table:style-name="ce33"/>
          <table:table-cell table:style-name="ce37"/>
          <table:table-cell table:style-name="ce34"/>
          <table:table-cell table:style-name="ce56"/>
          <table:table-cell table:style-name="ce296"/>
          <table:table-cell table:style-name="ce33"/>
          <table:table-cell table:style-name="ce274"/>
          <table:table-cell table:style-name="ce296"/>
          <table:table-cell table:style-name="ce37"/>
          <table:table-cell table:style-name="ce33" table:number-columns-repeated="9"/>
          <table:table-cell table:style-name="ce37" table:number-columns-repeated="2"/>
          <table:table-cell table:style-name="ce33" table:number-columns-repeated="2"/>
          <table:table-cell table:style-name="ce34"/>
          <table:table-cell table:style-name="ce35"/>
          <table:table-cell table:style-name="ce36"/>
          <table:table-cell table:style-name="ce34"/>
          <table:table-cell table:style-name="ce37" table:number-columns-repeated="2"/>
          <table:table-cell table:style-name="ce34" table:number-columns-repeated="9"/>
          <table:table-cell table:style-name="ce36"/>
          <table:table-cell table:style-name="ce34" table:number-columns-repeated="2"/>
          <table:table-cell/>
          <table:table-cell table:style-name="ce38" table:number-columns-repeated="2"/>
          <table:table-cell table:style-name="ce35" table:number-columns-repeated="2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8"/>
          <table:table-cell table:style-name="ce24" table:number-columns-repeated="954"/>
        </table:table-row>
        <table:table-row table:style-name="ro3">
          <table:table-cell/>
          <table:table-cell table:style-name="ce269"/>
          <table:table-cell table:style-name="ce12" office:value-type="string" calcext:value-type="string">
            <text:p>THIS DOCUMENT IS FOR PLANNING PURPOSES ONLY. <text:s/>SHIFT WORKERS SHOULD FOLLOW THE DETAILED PDF.</text:p>
          </table:table-cell>
          <table:table-cell table:style-name="ce13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17"/>
          <table:table-cell table:style-name="ce18"/>
          <table:table-cell table:style-name="ce13"/>
          <table:table-cell table:style-name="ce19"/>
          <table:table-cell table:style-name="ce20"/>
          <table:table-cell table:style-name="ce21"/>
          <table:table-cell table:style-name="ce22" table:number-columns-repeated="8"/>
          <table:table-cell/>
          <table:table-cell table:style-name="ce23"/>
          <table:table-cell table:number-columns-repeated="16"/>
          <table:table-cell table:style-name="ce1"/>
          <table:table-cell table:number-columns-repeated="5"/>
          <table:table-cell table:style-name="ce11"/>
          <table:table-cell table:style-name="ce1" table:number-columns-repeated="22"/>
          <table:table-cell table:number-columns-repeated="954"/>
        </table:table-row>
        <table:table-row table:style-name="ro4">
          <table:table-cell table:number-columns-repeated="2"/>
          <table:table-cell table:style-name="ce1"/>
          <table:table-cell table:number-columns-repeated="7"/>
          <table:table-cell table:style-name="ce1" table:number-columns-repeated="2"/>
          <table:table-cell/>
          <table:table-cell table:style-name="ce1" table:number-columns-repeated="3"/>
          <table:table-cell table:number-columns-repeated="25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4">
          <table:table-cell/>
          <table:table-cell table:style-name="ce269"/>
          <table:table-cell table:style-name="ce120" office:value-type="string" calcext:value-type="string">
            <text:p>Start standard 3-pass 6.399 GeV</text:p>
          </table:table-cell>
          <table:table-cell table:style-name="ce121"/>
          <table:table-cell table:style-name="ce122"/>
          <table:table-cell table:style-name="ce123"/>
          <table:table-cell table:style-name="ce122"/>
          <table:table-cell table:style-name="ce124"/>
          <table:table-cell table:style-name="ce125"/>
          <table:table-cell table:style-name="ce126"/>
          <table:table-cell table:style-name="ce127"/>
          <table:table-cell table:style-name="ce121"/>
          <table:table-cell table:style-name="ce126"/>
          <table:table-cell table:style-name="ce127"/>
          <table:table-cell table:style-name="ce122"/>
          <table:table-cell table:style-name="ce128"/>
          <table:table-cell table:style-name="ce129"/>
          <table:table-cell table:style-name="ce123" table:number-columns-repeated="6"/>
          <table:table-cell table:style-name="ce38" table:number-columns-repeated="3"/>
          <table:table-cell table:style-name="ce130" table:number-columns-repeated="2"/>
          <table:table-cell table:style-name="ce131" table:number-columns-repeated="2"/>
          <table:table-cell table:style-name="ce39" table:number-columns-repeated="7"/>
          <table:table-cell table:style-name="ce132" table:number-columns-repeated="2"/>
          <table:table-cell table:style-name="ce40"/>
          <table:table-cell table:style-name="ce132"/>
          <table:table-cell table:style-name="ce40"/>
          <table:table-cell/>
          <table:table-cell table:style-name="ce133"/>
          <table:table-cell table:style-name="ce130" table:number-columns-repeated="3"/>
          <table:table-cell table:style-name="ce131"/>
          <table:table-cell table:style-name="ce130" table:number-columns-repeated="968"/>
          <table:table-cell table:number-columns-repeated="8"/>
        </table:table-row>
        <table:table-row table:style-name="ro6">
          <table:table-cell/>
          <table:table-cell table:style-name="ce269"/>
          <table:table-cell table:style-name="ce162" office:value-type="string" calcext:value-type="string">
            <text:p>SHMS polarity change (+ to -) during pass change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387]+([.AM389]+[.AN389]+[.AO389])/24" office:value-type="float" office:value="0.0833333333333333" calcext:value-type="float">
            <text:p>0.1</text:p>
          </table:table-cell>
          <table:table-cell table:style-name="ce252"/>
          <table:table-cell table:style-name="ce60" office:value-type="string" calcext:value-type="string">
            <text:p>Beam energy measurement with Arc</text:p>
          </table:table-cell>
          <table:table-cell table:style-name="ce154"/>
          <table:table-cell table:style-name="ce8" table:number-columns-repeated="2"/>
          <table:table-cell/>
          <table:table-cell table:style-name="ce350"/>
          <table:table-cell/>
          <table:table-cell table:style-name="ce155"/>
          <table:table-cell table:style-name="ce8"/>
          <table:table-cell table:style-name="ce156"/>
          <table:table-cell table:style-name="ce157"/>
          <table:table-cell table:style-name="ce158"/>
          <table:table-cell table:style-name="ce2" table:number-columns-repeated="11"/>
          <table:table-cell/>
          <table:table-cell table:style-name="ce152" table:number-columns-repeated="2"/>
          <table:table-cell table:style-name="ce131" table:number-columns-repeated="2"/>
          <table:table-cell table:style-name="ce2" table:number-columns-repeated="7"/>
          <table:table-cell/>
          <table:table-cell table:style-name="ce152" office:value-type="float" office:value="2" calcext:value-type="float">
            <text:p>2.0</text:p>
          </table:table-cell>
          <table:table-cell table:style-name="ce2" table:number-columns-repeated="3"/>
          <table:table-cell/>
          <table:table-cell table:style-name="ce2" table:number-columns-repeated="4"/>
          <table:table-cell table:style-name="ce4"/>
          <table:table-cell table:style-name="ce2" table:number-columns-repeated="968"/>
          <table:table-cell table:number-columns-repeated="8"/>
        </table:table-row>
        <table:table-row table:style-name="ro17">
          <table:table-cell table:style-name="ce5" table:formula="of:=[.A389]+([.AM390]+[.AN390]+[.AO390])/24" office:value-type="float" office:value="0.0833333333333333" calcext:value-type="float">
            <text:p>0.1</text:p>
          </table:table-cell>
          <table:table-cell/>
          <table:table-cell table:style-name="ce177" office:value-type="string" calcext:value-type="string">
            <text:p>Heep electron singles both spectrometer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253" office:value-type="string" calcext:value-type="string">
            <text:p>δSHMS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171"/>
          <table:table-cell table:style-name="ce182" office:value-type="string" calcext:value-type="string">
            <text:p>SHMS Elastic rate (kHz)</text:p>
          </table:table-cell>
          <table:table-cell table:style-name="ce182" office:value-type="string" calcext:value-type="string">
            <text:p>HMS Elastics rate (kHz)</text:p>
          </table:table-cell>
          <table:table-cell table:style-name="ce8" office:value-type="string" calcext:value-type="string">
            <text:p>#SHMS</text:p>
          </table:table-cell>
          <table:table-cell table:style-name="ce149" office:value-type="string" calcext:value-type="string">
            <text:p>#HMS</text:p>
          </table:table-cell>
          <table:table-cell table:style-name="ce149"/>
          <table:table-cell table:style-name="ce8" office:value-type="string" calcext:value-type="string">
            <text:p>#Heep</text:p>
          </table:table-cell>
          <table:table-cell table:style-name="ce8" table:number-columns-repeated="6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13">
          <table:table-cell table:style-name="ce5" table:formula="of:=[.A390]+([.AM391]+[.AN391]+[.AO391])/24" office:value-type="float" office:value="0.125138888888889" calcext:value-type="float">
            <text:p>0.1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0.747" calcext:value-type="float">
            <text:p>0.747</text:p>
          </table:table-cell>
          <table:table-cell table:style-name="ce192" table:number-columns-repeated="2"/>
          <table:table-cell table:style-name="ce256" table:formula="of:=(6.001-[.O391])/[.O391]" office:value-type="percentage" office:value="-0.0421388667198722" calcext:value-type="percentage">
            <text:p>-4.2%</text:p>
          </table:table-cell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298" office:value-type="float" office:value="8" calcext:value-type="float">
            <text:p>8</text:p>
          </table:table-cell>
          <table:table-cell table:style-name="ce104" office:value-type="float" office:value="6.265" calcext:value-type="float">
            <text:p>6.265</text:p>
          </table:table-cell>
          <table:table-cell table:style-name="ce192"/>
          <table:table-cell table:style-name="ce193" office:value-type="float" office:value="10" calcext:value-type="float">
            <text:p>10</text:p>
          </table:table-cell>
          <table:table-cell table:style-name="ce202" table:formula="of:=[.Q391]*38.375" office:value-type="float" office:value="383.75" calcext:value-type="float">
            <text:p>3.84E+02</text:p>
          </table:table-cell>
          <table:table-cell table:style-name="ce202" table:formula="of:=[.Q391]*0.1141428" office:value-type="float" office:value="1.141428" calcext:value-type="float">
            <text:p>1.14E+00</text:p>
          </table:table-cell>
          <table:table-cell table:style-name="ce202" table:formula="of:=[.Q391]*0.000060685714" office:value-type="float" office:value="0.00060685714" calcext:value-type="float">
            <text:p>6.07E-04</text:p>
          </table:table-cell>
          <table:table-cell table:style-name="ce195" table:formula="of:=SUM([.R391:.T391])" office:value-type="float" office:value="384.89203485714" calcext:value-type="float">
            <text:p>3.85E+02</text:p>
          </table:table-cell>
          <table:table-cell table:style-name="ce194" table:number-columns-repeated="3"/>
          <table:table-cell table:style-name="ce195"/>
          <table:table-cell table:style-name="ce195" table:formula="of:=[.Q391]*6.0349857" office:value-type="float" office:value="60.349857" calcext:value-type="float">
            <text:p>6.03E+01</text:p>
          </table:table-cell>
          <table:table-cell table:style-name="ce194"/>
          <table:table-cell table:style-name="ce196" table:formula="of:=([.R391]+[.S391]/5+[.T391]/5)*1000/(2^([.AR391]-1)+1)*([.AL391]*3600)" office:value-type="float" office:value="449097.552013366" calcext:value-type="float">
            <text:p>449098</text:p>
          </table:table-cell>
          <table:table-cell table:style-name="ce154" table:formula="of:=([.V391]+[.W391]/5+[.X391]/5)*1000/(2^([.AT391]-1)+1)*([.AL391]*3600)" office:value-type="float" office:value="0" calcext:value-type="float">
            <text:p>0.00</text:p>
          </table:table-cell>
          <table:table-cell table:style-name="ce154"/>
          <table:table-cell table:style-name="ce170" table:formula="of:=[.Z391]*1000*[.AL391]*3600/(2^([.AR391]-1)+1)" office:value-type="float" office:value="70584.6280701754" calcext:value-type="float">
            <text:p>70585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391]*[.$F$540]" office:value-type="float" office:value="0.333333333333333" calcext:value-type="float">
            <text:p>0.3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391:.U391]))*1000/[.U$7];1)" office:value-type="float" office:value="769.78406971428" calcext:value-type="float">
            <text:p>770</text:p>
          </table:table-cell>
          <table:table-cell table:style-name="ce132" table:formula="of:=IF([.AQ391]&lt;2;0;INT(LOG([.AQ391]-1;2)+1.33))" office:value-type="float" office:value="10" calcext:value-type="float">
            <text:p>10</text:p>
          </table:table-cell>
          <table:table-cell table:style-name="ce196" table:formula="of:=MAX(([.V391]+[.W391]/5+[.X391]/5)*1000/[.U$7];1)" office:value-type="float" office:value="1" calcext:value-type="float">
            <text:p>1</text:p>
          </table:table-cell>
          <table:table-cell table:style-name="ce132" table:formula="of:=IF([.AS391]&lt;2;0;INT(LOG([.AS391]-1;2)+1.33))" office:value-type="float" office:value="0" calcext:value-type="float">
            <text:p>0</text:p>
          </table:table-cell>
          <table:table-cell table:style-name="ce196" table:formula="of:=([.Y391]+[.AA391])+IF([.AR391]&gt;0.9;SUM([.R391:.U391])*1000/(2^([.AR391]-1)+1);SUM([.R391:.U391])*1000)+IF([.AT391]&gt;0.9;([.V391]+[.W391]/5+[.X391]/5)*1000/(2^([.AT391]-1)+1);([.V391]+[.W391]/5+[.X391]/5)*1000)" office:value-type="float" office:value="1500.5537421331" calcext:value-type="float">
            <text:p>1501</text:p>
          </table:table-cell>
          <table:table-cell table:style-name="ce53" table:formula="of:=((1 /([.Z391]*1000))/60)*100000*(2^([.AR391]-1)+1)" office:value-type="float" office:value="14.1673906534692" calcext:value-type="float">
            <text:p>14.2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391]+([.AM392]+[.AN392]+[.AO392])/24" office:value-type="float" office:value="0.166944444444444" calcext:value-type="float">
            <text:p>0.2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1.231" calcext:value-type="float">
            <text:p>1.231</text:p>
          </table:table-cell>
          <table:table-cell table:style-name="ce192" table:number-columns-repeated="2"/>
          <table:table-cell table:style-name="ce256" table:formula="of:=(5.743-[.O392])/[.O392]" office:value-type="percentage" office:value="0.0419085631349784" calcext:value-type="percentage">
            <text:p>4.2%</text:p>
          </table:table-cell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298" office:value-type="float" office:value="10.5" calcext:value-type="float">
            <text:p>10.5</text:p>
          </table:table-cell>
          <table:table-cell table:style-name="ce104" office:value-type="float" office:value="5.512" calcext:value-type="float">
            <text:p>5.512</text:p>
          </table:table-cell>
          <table:table-cell table:style-name="ce192"/>
          <table:table-cell table:style-name="ce193" office:value-type="float" office:value="10" calcext:value-type="float">
            <text:p>10</text:p>
          </table:table-cell>
          <table:table-cell table:style-name="ce202" table:formula="of:=[.Q392]*8.7" office:value-type="float" office:value="87" calcext:value-type="float">
            <text:p>8.70E+01</text:p>
          </table:table-cell>
          <table:table-cell table:style-name="ce202" table:formula="of:=[.Q392]*0.135257" office:value-type="float" office:value="1.35257" calcext:value-type="float">
            <text:p>1.35E+00</text:p>
          </table:table-cell>
          <table:table-cell table:style-name="ce202" table:formula="of:=[.Q392]*0.00237857" office:value-type="float" office:value="0.0237857" calcext:value-type="float">
            <text:p>2.38E-02</text:p>
          </table:table-cell>
          <table:table-cell table:style-name="ce195" table:formula="of:=SUM([.R392:.T392])" office:value-type="float" office:value="88.3763557" calcext:value-type="float">
            <text:p>8.84E+01</text:p>
          </table:table-cell>
          <table:table-cell table:style-name="ce194" table:number-columns-repeated="3"/>
          <table:table-cell table:style-name="ce195"/>
          <table:table-cell table:style-name="ce195" table:formula="of:=[.Q392]*0.8511542857" office:value-type="float" office:value="8.511542857" calcext:value-type="float">
            <text:p>8.51E+00</text:p>
          </table:table-cell>
          <table:table-cell table:style-name="ce194"/>
          <table:table-cell table:style-name="ce196" table:formula="of:=([.R392]+[.S392]/5+[.T392]/5)*1000/(2^([.AR392]-1)+1)*([.AL392]*3600)" office:value-type="float" office:value="405931.493674419" calcext:value-type="float">
            <text:p>405931</text:p>
          </table:table-cell>
          <table:table-cell table:style-name="ce154" table:formula="of:=([.V392]+[.W392]/5+[.X392]/5)*1000/(2^([.AT392]-1)+1)*([.AL392]*3600)" office:value-type="float" office:value="0" calcext:value-type="float">
            <text:p>0.00</text:p>
          </table:table-cell>
          <table:table-cell table:style-name="ce154"/>
          <table:table-cell table:style-name="ce170" table:formula="of:=[.Z392]*1000*[.AL392]*3600/(2^([.AR392]-1)+1)" office:value-type="float" office:value="39588.571427907" calcext:value-type="float">
            <text:p>39589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392]*[.$F$540]" office:value-type="float" office:value="0.333333333333333" calcext:value-type="float">
            <text:p>0.3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392:.U392]))*1000/[.U$7];1)" office:value-type="float" office:value="176.7527114" calcext:value-type="float">
            <text:p>177</text:p>
          </table:table-cell>
          <table:table-cell table:style-name="ce132" table:formula="of:=IF([.AQ392]&lt;2;0;INT(LOG([.AQ392]-1;2)+1.33))" office:value-type="float" office:value="8" calcext:value-type="float">
            <text:p>8</text:p>
          </table:table-cell>
          <table:table-cell table:style-name="ce196" table:formula="of:=MAX(([.V392]+[.W392]/5+[.X392]/5)*1000/[.U$7];1)" office:value-type="float" office:value="1" calcext:value-type="float">
            <text:p>1</text:p>
          </table:table-cell>
          <table:table-cell table:style-name="ce132" table:formula="of:=IF([.AS392]&lt;2;0;INT(LOG([.AS392]-1;2)+1.33))" office:value-type="float" office:value="0" calcext:value-type="float">
            <text:p>0</text:p>
          </table:table-cell>
          <table:table-cell table:style-name="ce196" table:formula="of:=([.Y392]+[.AA392])+IF([.AR392]&gt;0.9;SUM([.R392:.U392])*1000/(2^([.AR392]-1)+1);SUM([.R392:.U392])*1000)+IF([.AT392]&gt;0.9;([.V392]+[.W392]/5+[.X392]/5)*1000/(2^([.AT392]-1)+1);([.V392]+[.W392]/5+[.X392]/5)*1000)" office:value-type="float" office:value="1370.17605736434" calcext:value-type="float">
            <text:p>1370</text:p>
          </table:table-cell>
          <table:table-cell table:style-name="ce53" table:formula="of:=((1 /([.Z392]*1000))/60)*100000*(2^([.AR392]-1)+1)" office:value-type="float" office:value="25.2598152429182" calcext:value-type="float">
            <text:p>25.3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392]+([.AM393]+[.AN393]+[.AO393])/24" office:value-type="float" office:value="0.20875" calcext:value-type="float">
            <text:p>0.2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1.66" calcext:value-type="float">
            <text:p>1.660</text:p>
          </table:table-cell>
          <table:table-cell table:style-name="ce172" table:number-columns-repeated="2"/>
          <table:table-cell table:style-name="ce285" table:formula="of:=(5.515-[.O393])/[.O393]" office:value-type="percentage" office:value="0.0171898631450809" calcext:value-type="percentage">
            <text:p>1.7%</text:p>
          </table:table-cell>
          <table:table-cell table:style-name="ce271" office:value-type="string" calcext:value-type="string">
            <text:p>LH-</text:p>
          </table:table-cell>
          <table:table-cell table:style-name="ce172" table:number-columns-repeated="2"/>
          <table:table-cell table:style-name="ce1"/>
          <table:table-cell/>
          <table:table-cell table:style-name="ce583" office:value-type="float" office:value="12.45" calcext:value-type="float">
            <text:p>12.450</text:p>
          </table:table-cell>
          <table:table-cell table:style-name="ce104" office:value-type="float" office:value="5.4218" calcext:value-type="float">
            <text:p>5.4218</text:p>
          </table:table-cell>
          <table:table-cell table:style-name="ce172"/>
          <table:table-cell table:style-name="ce193" office:value-type="float" office:value="10" calcext:value-type="float">
            <text:p>10</text:p>
          </table:table-cell>
          <table:table-cell table:style-name="ce202" table:formula="of:=[.Q393]*2.575" office:value-type="float" office:value="25.75" calcext:value-type="float">
            <text:p>2.58E+01</text:p>
          </table:table-cell>
          <table:table-cell table:style-name="ce202" table:formula="of:=[.Q393]*0.04591428" office:value-type="float" office:value="0.4591428" calcext:value-type="float">
            <text:p>4.59E-01</text:p>
          </table:table-cell>
          <table:table-cell table:style-name="ce202" table:formula="of:=[.Q393]*0.0000695" office:value-type="float" office:value="0.000695" calcext:value-type="float">
            <text:p>6.95E-04</text:p>
          </table:table-cell>
          <table:table-cell table:style-name="ce195" table:formula="of:=SUM([.R393:.T393])" office:value-type="float" office:value="26.2098378" calcext:value-type="float">
            <text:p>2.62E+01</text:p>
          </table:table-cell>
          <table:table-cell table:style-name="ce202" table:number-columns-repeated="3"/>
          <table:table-cell table:style-name="ce195"/>
          <table:table-cell table:style-name="ce195" table:formula="of:=[.Q393]*0.21692285" office:value-type="float" office:value="2.1692285" calcext:value-type="float">
            <text:p>2.17E+00</text:p>
          </table:table-cell>
          <table:table-cell table:style-name="ce202"/>
          <table:table-cell table:style-name="ce40" table:formula="of:=([.R393]+[.S393]/5+[.T393]/5)*1000/(2^([.AR393]-1)+1)*([.AL393]*3600)" office:value-type="float" office:value="238541.239015385" calcext:value-type="float">
            <text:p>238541</text:p>
          </table:table-cell>
          <table:table-cell table:style-name="ce39" table:formula="of:=([.V393]+[.W393]/5+[.X393]/5)*1000/(2^([.AT393]-1)+1)*([.AL393]*3600)" office:value-type="float" office:value="0" calcext:value-type="float">
            <text:p>0.00</text:p>
          </table:table-cell>
          <table:table-cell table:style-name="ce39"/>
          <table:table-cell table:style-name="ce170" table:formula="of:=[.Z393]*1000*[.AL393]*3600/(2^([.AR393]-1)+1)" office:value-type="float" office:value="20023.6476923077" calcext:value-type="float">
            <text:p>20024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393]*[.$F$540]" office:value-type="float" office:value="0.333333333333333" calcext:value-type="float">
            <text:p>0.3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39"/>
          <table:table-cell table:style-name="ce196" table:formula="of:=MAX((SUM([.R393:.U393]))*1000/[.U$7];1)" office:value-type="float" office:value="52.4196756" calcext:value-type="float">
            <text:p>52</text:p>
          </table:table-cell>
          <table:table-cell table:style-name="ce132" table:formula="of:=IF([.AQ393]&lt;2;0;INT(LOG([.AQ393]-1;2)+1.33))" office:value-type="float" office:value="7" calcext:value-type="float">
            <text:p>7</text:p>
          </table:table-cell>
          <table:table-cell table:style-name="ce40" table:formula="of:=MAX(([.V393]+[.W393]/5+[.X393]/5)*1000/[.U$7];1)" office:value-type="float" office:value="1" calcext:value-type="float">
            <text:p>1</text:p>
          </table:table-cell>
          <table:table-cell table:style-name="ce132" table:formula="of:=IF([.AS393]&lt;2;0;INT(LOG([.AS393]-1;2)+1.33))" office:value-type="float" office:value="0" calcext:value-type="float">
            <text:p>0</text:p>
          </table:table-cell>
          <table:table-cell table:style-name="ce40" table:formula="of:=([.Y393]+[.AA393])+IF([.AR393]&gt;0.9;SUM([.R393:.U393])*1000/(2^([.AR393]-1)+1);SUM([.R393:.U393])*1000)+IF([.AT393]&gt;0.9;([.V393]+[.W393]/5+[.X393]/5)*1000/(2^([.AT393]-1)+1);([.V393]+[.W393]/5+[.X393]/5)*1000)" office:value-type="float" office:value="806.456547692308" calcext:value-type="float">
            <text:p>806</text:p>
          </table:table-cell>
          <table:table-cell table:style-name="ce53" table:formula="of:=((1 /([.Z393]*1000))/60)*100000*(2^([.AR393]-1)+1)" office:value-type="float" office:value="49.9409505883467" calcext:value-type="float">
            <text:p>49.9</text:p>
          </table:table-cell>
          <table:table-cell table:style-name="ce172"/>
          <table:table-cell table:style-name="ce35" table:number-columns-repeated="975"/>
        </table:table-row>
        <table:table-row table:style-name="ro13">
          <table:table-cell table:style-name="ce5" table:formula="of:=[.A393]+([.AM394]+[.AN394]+[.AO394])/24" office:value-type="float" office:value="0.250555555555556" calcext:value-type="float">
            <text:p>0.3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2.107" calcext:value-type="float">
            <text:p>2.107</text:p>
          </table:table-cell>
          <table:table-cell table:style-name="ce192" table:number-columns-repeated="2"/>
          <table:table-cell table:style-name="ce256" table:formula="of:=(5.276-[.O394])/[.O394]" office:value-type="percentage" office:value="-0.026891438267734" calcext:value-type="percentage">
            <text:p>-2.7%</text:p>
          </table:table-cell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583" office:value-type="float" office:value="14.35" calcext:value-type="float">
            <text:p>14.350</text:p>
          </table:table-cell>
          <table:table-cell table:style-name="ce104" office:value-type="float" office:value="5.4218" calcext:value-type="float">
            <text:p>5.4218</text:p>
          </table:table-cell>
          <table:table-cell table:style-name="ce192"/>
          <table:table-cell table:style-name="ce193" office:value-type="float" office:value="20" calcext:value-type="float">
            <text:p>20</text:p>
          </table:table-cell>
          <table:table-cell table:style-name="ce202" table:formula="of:=[.Q394]*0.74375" office:value-type="float" office:value="14.875" calcext:value-type="float">
            <text:p>1.49E+01</text:p>
          </table:table-cell>
          <table:table-cell table:style-name="ce202" table:formula="of:=[.Q394]*0.0114286" office:value-type="float" office:value="0.228572" calcext:value-type="float">
            <text:p>2.29E-01</text:p>
          </table:table-cell>
          <table:table-cell table:style-name="ce202" table:formula="of:=[.Q394]*0.0000097042857" office:value-type="float" office:value="0.000194085714" calcext:value-type="float">
            <text:p>1.94E-04</text:p>
          </table:table-cell>
          <table:table-cell table:style-name="ce195" table:formula="of:=SUM([.R394:.T394])" office:value-type="float" office:value="15.103766085714" calcext:value-type="float">
            <text:p>1.51E+01</text:p>
          </table:table-cell>
          <table:table-cell table:style-name="ce194" table:number-columns-repeated="3"/>
          <table:table-cell table:style-name="ce195"/>
          <table:table-cell table:style-name="ce195" table:formula="of:=[.Q394]*0.0637714286" office:value-type="float" office:value="1.275428572" calcext:value-type="float">
            <text:p>1.28E+00</text:p>
          </table:table-cell>
          <table:table-cell table:style-name="ce194"/>
          <table:table-cell table:style-name="ce196" table:formula="of:=([.R394]+[.S394]/5+[.T394]/5)*1000/(2^([.AR394]-1)+1)*([.AL394]*3600)" office:value-type="float" office:value="271286.422129869" calcext:value-type="float">
            <text:p>271286</text:p>
          </table:table-cell>
          <table:table-cell table:style-name="ce154" table:formula="of:=([.V394]+[.W394]/5+[.X394]/5)*1000/(2^([.AT394]-1)+1)*([.AL394]*3600)" office:value-type="float" office:value="0" calcext:value-type="float">
            <text:p>0.00</text:p>
          </table:table-cell>
          <table:table-cell table:style-name="ce154"/>
          <table:table-cell table:style-name="ce170" table:formula="of:=[.Z394]*1000*[.AL394]*3600/(2^([.AR394]-1)+1)" office:value-type="float" office:value="23189.6104" calcext:value-type="float">
            <text:p>23190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394]*[.$F$540]" office:value-type="float" office:value="0.333333333333333" calcext:value-type="float">
            <text:p>0.3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/>
          <table:table-cell table:style-name="ce196" table:formula="of:=MAX((SUM([.R394:.U394]))*1000/[.U$7];1)" office:value-type="float" office:value="30.207532171428" calcext:value-type="float">
            <text:p>30</text:p>
          </table:table-cell>
          <table:table-cell table:style-name="ce132" table:formula="of:=IF([.AQ394]&lt;2;0;INT(LOG([.AQ394]-1;2)+1.33))" office:value-type="float" office:value="6" calcext:value-type="float">
            <text:p>6</text:p>
          </table:table-cell>
          <table:table-cell table:style-name="ce196" table:formula="of:=MAX(([.V394]+[.W394]/5+[.X394]/5)*1000/[.U$7];1)" office:value-type="float" office:value="1" calcext:value-type="float">
            <text:p>1</text:p>
          </table:table-cell>
          <table:table-cell table:style-name="ce132" table:formula="of:=IF([.AS394]&lt;2;0;INT(LOG([.AS394]-1;2)+1.33))" office:value-type="float" office:value="0" calcext:value-type="float">
            <text:p>0</text:p>
          </table:table-cell>
          <table:table-cell table:style-name="ce196" table:formula="of:=([.Y394]+[.AA394])+IF([.AR394]&gt;0.9;SUM([.R394:.U394])*1000/(2^([.AR394]-1)+1);SUM([.R394:.U394])*1000)+IF([.AT394]&gt;0.9;([.V394]+[.W394]/5+[.X394]/5)*1000/(2^([.AT394]-1)+1);([.V394]+[.W394]/5+[.X394]/5)*1000)" office:value-type="float" office:value="915.379762770546" calcext:value-type="float">
            <text:p>915</text:p>
          </table:table-cell>
          <table:table-cell table:style-name="ce53" table:formula="of:=((1 /([.Z394]*1000))/60)*100000*(2^([.AR394]-1)+1)" office:value-type="float" office:value="43.1227598373106" calcext:value-type="float">
            <text:p>43.1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394]+([.AM395]+[.AN395]+[.AO395])/24" office:value-type="float" office:value="0.299305555555556" calcext:value-type="float">
            <text:p>0.3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2.584" calcext:value-type="float">
            <text:p>2.584</text:p>
          </table:table-cell>
          <table:table-cell table:style-name="ce192" table:number-columns-repeated="2"/>
          <table:table-cell table:style-name="ce256" table:formula="of:=(5.022-[.O395])/[.O395]" office:value-type="percentage" office:value="-0.0204798127559976" calcext:value-type="percentage">
            <text:p>-2.0%</text:p>
          </table:table-cell>
          <table:table-cell table:style-name="ce257" office:value-type="string" calcext:value-type="string">
            <text:p>LH-</text:p>
          </table:table-cell>
          <table:table-cell table:style-name="ce192" table:number-columns-repeated="4"/>
          <table:table-cell table:style-name="ce583" office:value-type="float" office:value="16.3" calcext:value-type="float">
            <text:p>16.300</text:p>
          </table:table-cell>
          <table:table-cell table:style-name="ce104" office:value-type="float" office:value="5.127" calcext:value-type="float">
            <text:p>5.127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202" table:formula="of:=[.Q395]*0.30375" office:value-type="float" office:value="24.3" calcext:value-type="float">
            <text:p>2.43E+01</text:p>
          </table:table-cell>
          <table:table-cell table:style-name="ce202" table:formula="of:=[.Q395]*0.006944285" office:value-type="float" office:value="0.5555428" calcext:value-type="float">
            <text:p>5.56E-01</text:p>
          </table:table-cell>
          <table:table-cell table:style-name="ce202" table:formula="of:=[.Q395]*0.00000637285714" office:value-type="float" office:value="0.0005098285712" calcext:value-type="float">
            <text:p>5.10E-04</text:p>
          </table:table-cell>
          <table:table-cell table:style-name="ce195" table:formula="of:=SUM([.R395:.T395])" office:value-type="float" office:value="24.8560526285712" calcext:value-type="float">
            <text:p>2.49E+01</text:p>
          </table:table-cell>
          <table:table-cell table:style-name="ce194" table:number-columns-repeated="3"/>
          <table:table-cell table:style-name="ce195"/>
          <table:table-cell table:style-name="ce195" table:formula="of:=[.Q395]*0.021565" office:value-type="float" office:value="1.7252" calcext:value-type="float">
            <text:p>1.73E+00</text:p>
          </table:table-cell>
          <table:table-cell table:style-name="ce194"/>
          <table:table-cell table:style-name="ce196" table:formula="of:=([.R395]+[.S395]/5+[.T395]/5)*1000/(2^([.AR395]-1)+1)*([.AL395]*3600)" office:value-type="float" office:value="665760.287064934" calcext:value-type="float">
            <text:p>665760</text:p>
          </table:table-cell>
          <table:table-cell table:style-name="ce154" table:formula="of:=([.V395]+[.W395]/5+[.X395]/5)*1000/(2^([.AT395]-1)+1)*([.AL395]*3600)" office:value-type="float" office:value="0" calcext:value-type="float">
            <text:p>0.00</text:p>
          </table:table-cell>
          <table:table-cell table:style-name="ce154"/>
          <table:table-cell table:style-name="ce170" table:formula="of:=[.Z395]*1000*[.AL395]*3600/(2^([.AR395]-1)+1)" office:value-type="float" office:value="47050.9090909091" calcext:value-type="float">
            <text:p>47051</text:p>
          </table:table-cell>
          <table:table-cell table:style-name="ce170" table:number-columns-repeated="6"/>
          <table:table-cell table:style-name="ce278" table:formula="of:=15/60" office:value-type="float" office:value="0.25" calcext:value-type="float">
            <text:p>0.25</text:p>
          </table:table-cell>
          <table:table-cell table:style-name="ce198" table:formula="of:=[.AL395]*[.$F$540]" office:value-type="float" office:value="0.5" calcext:value-type="float">
            <text:p>0.5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60"/>
          <table:table-cell table:style-name="ce196" table:formula="of:=MAX((SUM([.R395:.U395]))*1000/[.U$7];1)" office:value-type="float" office:value="49.7121052571424" calcext:value-type="float">
            <text:p>50</text:p>
          </table:table-cell>
          <table:table-cell table:style-name="ce132" table:formula="of:=IF([.AQ395]&lt;2;0;INT(LOG([.AQ395]-1;2)+1.33))" office:value-type="float" office:value="6" calcext:value-type="float">
            <text:p>6</text:p>
          </table:table-cell>
          <table:table-cell table:style-name="ce196" table:formula="of:=MAX(([.V395]+[.W395]/5+[.X395]/5)*1000/[.U$7];1)" office:value-type="float" office:value="1" calcext:value-type="float">
            <text:p>1</text:p>
          </table:table-cell>
          <table:table-cell table:style-name="ce132" table:formula="of:=IF([.AS395]&lt;2;0;INT(LOG([.AS395]-1;2)+1.33))" office:value-type="float" office:value="0" calcext:value-type="float">
            <text:p>0</text:p>
          </table:table-cell>
          <table:table-cell table:style-name="ce196" table:formula="of:=([.Y395]+[.AA395])+IF([.AR395]&gt;0.9;SUM([.R395:.U395])*1000/(2^([.AR395]-1)+1);SUM([.R395:.U395])*1000)+IF([.AT395]&gt;0.9;([.V395]+[.W395]/5+[.X395]/5)*1000/(2^([.AT395]-1)+1);([.V395]+[.W395]/5+[.X395]/5)*1000)" office:value-type="float" office:value="1506.42743203462" calcext:value-type="float">
            <text:p>1506</text:p>
          </table:table-cell>
          <table:table-cell table:style-name="ce53" table:formula="of:=((1 /([.Z395]*1000))/60)*100000*(2^([.AR395]-1)+1)" office:value-type="float" office:value="31.8803616971945" calcext:value-type="float">
            <text:p>31.9</text:p>
          </table:table-cell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 table:formula="of:=[.A395]+([.AM396]+[.AN396]+[.AO396])/24" office:value-type="float" office:value="0.348055555555556" calcext:value-type="float">
            <text:p>0.3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3.413" calcext:value-type="float">
            <text:p>3.413</text:p>
          </table:table-cell>
          <table:table-cell table:style-name="ce172"/>
          <table:table-cell table:style-name="ce227"/>
          <table:table-cell table:style-name="ce268" table:formula="of:=(4.58-[.O396])/[.O396]" office:value-type="percentage" office:value="-0.0054288816503801" calcext:value-type="percentage">
            <text:p>-0.5%</text:p>
          </table:table-cell>
          <table:table-cell table:style-name="ce271" office:value-type="string" calcext:value-type="string">
            <text:p>LH-</text:p>
          </table:table-cell>
          <table:table-cell table:style-name="ce171"/>
          <table:table-cell table:style-name="ce246"/>
          <table:table-cell table:style-name="ce171"/>
          <table:table-cell table:style-name="ce172"/>
          <table:table-cell table:style-name="ce583" office:value-type="float" office:value="19.65" calcext:value-type="float">
            <text:p>19.650</text:p>
          </table:table-cell>
          <table:table-cell table:style-name="ce104" office:value-type="float" office:value="4.605" calcext:value-type="float">
            <text:p>4.605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202" table:formula="of:=[.Q396]*0.085" office:value-type="float" office:value="6.8" calcext:value-type="float">
            <text:p>6.80E+00</text:p>
          </table:table-cell>
          <table:table-cell table:style-name="ce202" table:formula="of:=[.Q396]*0.00384286" office:value-type="float" office:value="0.3074288" calcext:value-type="float">
            <text:p>3.07E-01</text:p>
          </table:table-cell>
          <table:table-cell table:style-name="ce202" table:formula="of:=[.Q396]*0.00000392285714" office:value-type="float" office:value="0.0003138285712" calcext:value-type="float">
            <text:p>3.14E-04</text:p>
          </table:table-cell>
          <table:table-cell table:style-name="ce195" table:formula="of:=SUM([.R396:.T396])" office:value-type="float" office:value="7.1077426285712" calcext:value-type="float">
            <text:p>7.11E+00</text:p>
          </table:table-cell>
          <table:table-cell table:style-name="ce202" table:number-columns-repeated="3"/>
          <table:table-cell table:style-name="ce195"/>
          <table:table-cell table:style-name="ce195" table:formula="of:=[.Q396]*0.0043614143" office:value-type="float" office:value="0.348913144" calcext:value-type="float">
            <text:p>3.49E-01</text:p>
          </table:table-cell>
          <table:table-cell table:style-name="ce202"/>
          <table:table-cell table:style-name="ce40" table:formula="of:=([.R396]+[.S396]/5+[.T396]/5)*1000/(2^([.AR396]-1)+1)*([.AL396]*3600)" office:value-type="float" office:value="363258.451361342" calcext:value-type="float">
            <text:p>363258</text:p>
          </table:table-cell>
          <table:table-cell table:style-name="ce39" table:formula="of:=([.V396]+[.W396]/5+[.X396]/5)*1000/(2^([.AT396]-1)+1)*([.AL396]*3600)" office:value-type="float" office:value="0" calcext:value-type="float">
            <text:p>0.00</text:p>
          </table:table-cell>
          <table:table-cell table:style-name="ce39"/>
          <table:table-cell table:style-name="ce170" table:formula="of:=[.Z396]*1000*[.AL396]*3600/(2^([.AR396]-1)+1)" office:value-type="float" office:value="18471.8723294118" calcext:value-type="float">
            <text:p>18472</text:p>
          </table:table-cell>
          <table:table-cell table:style-name="ce170" table:number-columns-repeated="6"/>
          <table:table-cell table:style-name="ce278" table:formula="of:=15/60" office:value-type="float" office:value="0.25" calcext:value-type="float">
            <text:p>0.25</text:p>
          </table:table-cell>
          <table:table-cell table:style-name="ce198" table:formula="of:=[.AL396]*[.$F$540]" office:value-type="float" office:value="0.5" calcext:value-type="float">
            <text:p>0.5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39"/>
          <table:table-cell table:style-name="ce196" table:formula="of:=MAX((SUM([.R396:.U396]))*1000/[.U$7];1)" office:value-type="float" office:value="14.2154852571424" calcext:value-type="float">
            <text:p>14</text:p>
          </table:table-cell>
          <table:table-cell table:style-name="ce132" table:formula="of:=IF([.AQ396]&lt;2;0;INT(LOG([.AQ396]-1;2)+1.33))" office:value-type="float" office:value="5" calcext:value-type="float">
            <text:p>5</text:p>
          </table:table-cell>
          <table:table-cell table:style-name="ce40" table:formula="of:=MAX(([.V396]+[.W396]/5+[.X396]/5)*1000/[.U$7];1)" office:value-type="float" office:value="1" calcext:value-type="float">
            <text:p>1</text:p>
          </table:table-cell>
          <table:table-cell table:style-name="ce132" table:formula="of:=IF([.AS396]&lt;2;0;INT(LOG([.AS396]-1;2)+1.33))" office:value-type="float" office:value="0" calcext:value-type="float">
            <text:p>0</text:p>
          </table:table-cell>
          <table:table-cell table:style-name="ce40" table:formula="of:=([.Y396]+[.AA396])+IF([.AR396]&gt;0.9;SUM([.R396:.U396])*1000/(2^([.AR396]-1)+1);SUM([.R396:.U396])*1000)+IF([.AT396]&gt;0.9;([.V396]+[.W396]/5+[.X396]/5)*1000/(2^([.AT396]-1)+1);([.V396]+[.W396]/5+[.X396]/5)*1000)" office:value-type="float" office:value="836.205015126024" calcext:value-type="float">
            <text:p>836</text:p>
          </table:table-cell>
          <table:table-cell table:style-name="ce53" table:formula="of:=((1 /([.Z396]*1000))/60)*100000*(2^([.AR396]-1)+1)" office:value-type="float" office:value="81.2045456600321" calcext:value-type="float">
            <text:p>81.2</text:p>
          </table:table-cell>
          <table:table-cell table:number-columns-repeated="14"/>
          <table:table-cell table:style-name="ce1" table:number-columns-repeated="8"/>
          <table:table-cell table:number-columns-repeated="954"/>
        </table:table-row>
        <table:table-row table:style-name="ro13">
          <table:table-cell table:style-name="ce5" table:formula="of:=[.A396]+([.AM397]+[.AN397]+[.AO397])/24" office:value-type="float" office:value="0.40375" calcext:value-type="float">
            <text:p>0.4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3.901" calcext:value-type="float">
            <text:p>3.901</text:p>
          </table:table-cell>
          <table:table-cell table:style-name="ce172"/>
          <table:table-cell table:style-name="ce227"/>
          <table:table-cell table:style-name="ce268" table:formula="of:=(4.32-[.O397])/[.O397]" office:value-type="percentage" office:value="0.0285714285714286" calcext:value-type="percentage">
            <text:p>2.9%</text:p>
          </table:table-cell>
          <table:table-cell table:style-name="ce271" office:value-type="string" calcext:value-type="string">
            <text:p>LH-</text:p>
          </table:table-cell>
          <table:table-cell table:style-name="ce171"/>
          <table:table-cell table:style-name="ce246"/>
          <table:table-cell table:style-name="ce171"/>
          <table:table-cell table:style-name="ce172"/>
          <table:table-cell table:style-name="ce583" office:value-type="float" office:value="21.65" calcext:value-type="float">
            <text:p>21.650</text:p>
          </table:table-cell>
          <table:table-cell table:style-name="ce24" office:value-type="float" office:value="4.2" calcext:value-type="float">
            <text:p>4.2</text:p>
          </table:table-cell>
          <table:table-cell table:style-name="ce1"/>
          <table:table-cell table:style-name="ce193" office:value-type="float" office:value="80" calcext:value-type="float">
            <text:p>80</text:p>
          </table:table-cell>
          <table:table-cell table:style-name="ce202" table:formula="of:=[.Q397]*0.053625" office:value-type="float" office:value="4.29" calcext:value-type="float">
            <text:p>4.29E+00</text:p>
          </table:table-cell>
          <table:table-cell table:style-name="ce202" table:formula="of:=[.Q397]*0.0045414" office:value-type="float" office:value="0.363312" calcext:value-type="float">
            <text:p>3.63E-01</text:p>
          </table:table-cell>
          <table:table-cell table:style-name="ce202" table:formula="of:=[.Q397]*0.000006171428" office:value-type="float" office:value="0.00049371424" calcext:value-type="float">
            <text:p>4.94E-04</text:p>
          </table:table-cell>
          <table:table-cell table:style-name="ce195" table:formula="of:=SUM([.R397:.T397])" office:value-type="float" office:value="4.65380571424" calcext:value-type="float">
            <text:p>4.65E+00</text:p>
          </table:table-cell>
          <table:table-cell table:style-name="ce202" table:number-columns-repeated="3"/>
          <table:table-cell table:style-name="ce195"/>
          <table:table-cell table:style-name="ce195" table:formula="of:=[.Q397]*0.001984785" office:value-type="float" office:value="0.1587828" calcext:value-type="float">
            <text:p>1.59E-01</text:p>
          </table:table-cell>
          <table:table-cell table:style-name="ce202"/>
          <table:table-cell table:style-name="ce40" table:formula="of:=([.R397]+[.S397]/5+[.T397]/5)*1000/(2^([.AR397]-1)+1)*([.AL397]*3600)" office:value-type="float" office:value="581701.485713067" calcext:value-type="float">
            <text:p>581701</text:p>
          </table:table-cell>
          <table:table-cell table:style-name="ce39" table:formula="of:=([.V397]+[.W397]/5+[.X397]/5)*1000/(2^([.AT397]-1)+1)*([.AL397]*3600)" office:value-type="float" office:value="0" calcext:value-type="float">
            <text:p>0.00</text:p>
          </table:table-cell>
          <table:table-cell table:style-name="ce39"/>
          <table:table-cell table:style-name="ce170" table:formula="of:=[.Z397]*1000*[.AL397]*3600/(2^([.AR397]-1)+1)" office:value-type="float" office:value="21171.04" calcext:value-type="float">
            <text:p>21171</text:p>
          </table:table-cell>
          <table:table-cell table:style-name="ce170" table:number-columns-repeated="6"/>
          <table:table-cell table:style-name="ce278" table:formula="of:=20/60" office:value-type="float" office:value="0.333333333333333" calcext:value-type="float">
            <text:p>0.33</text:p>
          </table:table-cell>
          <table:table-cell table:style-name="ce198" table:formula="of:=[.AL397]*[.$F$540]" office:value-type="float" office:value="0.666666666666667" calcext:value-type="float">
            <text:p>0.7</text:p>
          </table:table-cell>
          <table:table-cell table:style-name="ce131" office:value-type="float" office:value="0.17" calcext:value-type="float">
            <text:p>0.17</text:p>
          </table:table-cell>
          <table:table-cell table:style-name="ce152" office:value-type="float" office:value="0.5" calcext:value-type="float">
            <text:p>0.5</text:p>
          </table:table-cell>
          <table:table-cell table:style-name="ce239"/>
          <table:table-cell table:style-name="ce196" table:formula="of:=MAX((SUM([.R397:.U397]))*1000/[.U$7];1)" office:value-type="float" office:value="9.30761142848" calcext:value-type="float">
            <text:p>9</text:p>
          </table:table-cell>
          <table:table-cell table:style-name="ce132" table:formula="of:=IF([.AQ397]&lt;2;0;INT(LOG([.AQ397]-1;2)+1.33))" office:value-type="float" office:value="4" calcext:value-type="float">
            <text:p>4</text:p>
          </table:table-cell>
          <table:table-cell table:style-name="ce40" table:formula="of:=MAX(([.V397]+[.W397]/5+[.X397]/5)*1000/[.U$7];1)" office:value-type="float" office:value="1" calcext:value-type="float">
            <text:p>1</text:p>
          </table:table-cell>
          <table:table-cell table:style-name="ce132" table:formula="of:=IF([.AS397]&lt;2;0;INT(LOG([.AS397]-1;2)+1.33))" office:value-type="float" office:value="0" calcext:value-type="float">
            <text:p>0</text:p>
          </table:table-cell>
          <table:table-cell table:style-name="ce40" table:formula="of:=([.Y397]+[.AA397])+IF([.AR397]&gt;0.9;SUM([.R397:.U397])*1000/(2^([.AR397]-1)+1);SUM([.R397:.U397])*1000)+IF([.AT397]&gt;0.9;([.V397]+[.W397]/5+[.X397]/5)*1000/(2^([.AT397]-1)+1);([.V397]+[.W397]/5+[.X397]/5)*1000)" office:value-type="float" office:value="1034.17904760889" calcext:value-type="float">
            <text:p>1034</text:p>
          </table:table-cell>
          <table:table-cell table:style-name="ce53" table:formula="of:=((1 /([.Z397]*1000))/60)*100000*(2^([.AR397]-1)+1)" office:value-type="float" office:value="94.4686704101452" calcext:value-type="float">
            <text:p>94.5</text:p>
          </table:table-cell>
          <table:table-cell table:number-columns-repeated="14"/>
          <table:table-cell table:style-name="ce1" table:number-columns-repeated="8"/>
          <table:table-cell table:number-columns-repeated="954"/>
        </table:table-row>
        <table:table-row table:style-name="ro13">
          <table:table-cell table:style-name="ce5" table:formula="of:=[.A397]+([.AM398]+[.AN398]+[.AO398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4.373" calcext:value-type="float">
            <text:p>4.373</text:p>
          </table:table-cell>
          <table:table-cell table:style-name="ce172"/>
          <table:table-cell table:style-name="ce227"/>
          <table:table-cell table:style-name="ce268" table:formula="of:=(4.069-[.O398])/[.O398]" office:value-type="percentage" office:value="-0.0311904761904762" calcext:value-type="percentage">
            <text:p>-3.1%</text:p>
          </table:table-cell>
          <table:table-cell table:style-name="ce271" office:value-type="string" calcext:value-type="string">
            <text:p>LH-</text:p>
          </table:table-cell>
          <table:table-cell table:style-name="ce171"/>
          <table:table-cell table:style-name="ce246"/>
          <table:table-cell table:style-name="ce171"/>
          <table:table-cell table:style-name="ce172"/>
          <table:table-cell table:style-name="ce583" office:value-type="float" office:value="23.65" calcext:value-type="float">
            <text:p>23.650</text:p>
          </table:table-cell>
          <table:table-cell table:style-name="ce24" office:value-type="float" office:value="4.2" calcext:value-type="float">
            <text:p>4.2</text:p>
          </table:table-cell>
          <table:table-cell table:style-name="ce172"/>
          <table:table-cell table:style-name="ce193" office:value-type="float" office:value="80" calcext:value-type="float">
            <text:p>80</text:p>
          </table:table-cell>
          <table:table-cell table:style-name="ce202" table:formula="of:=[.Q398]*0.00515" office:value-type="float" office:value="0.412" calcext:value-type="float">
            <text:p>4.12E-01</text:p>
          </table:table-cell>
          <table:table-cell table:style-name="ce202" table:formula="of:=[.Q398]*0.001112" office:value-type="float" office:value="0.08896" calcext:value-type="float">
            <text:p>8.90E-02</text:p>
          </table:table-cell>
          <table:table-cell table:style-name="ce202" table:formula="of:=[.Q398]*0.00000052742857" office:value-type="float" office:value="0.0000421942856" calcext:value-type="float">
            <text:p>4.22E-05</text:p>
          </table:table-cell>
          <table:table-cell table:style-name="ce195" table:formula="of:=SUM([.R398:.T398])" office:value-type="float" office:value="0.5010021942856" calcext:value-type="float">
            <text:p>5.01E-01</text:p>
          </table:table-cell>
          <table:table-cell table:style-name="ce202" table:number-columns-repeated="3"/>
          <table:table-cell table:style-name="ce195"/>
          <table:table-cell table:style-name="ce195" table:formula="of:=[.Q398]*0.0008533442857" office:value-type="float" office:value="0.068267542856" calcext:value-type="float">
            <text:p>6.83E-02</text:p>
          </table:table-cell>
          <table:table-cell table:style-name="ce202"/>
          <table:table-cell table:style-name="ce40" table:formula="of:=([.R398]+[.S398]/5+[.T398]/5)*1000/(2^([.AR398]-1)+1)*([.AL398]*3600)" office:value-type="float" office:value="343840.351085696" calcext:value-type="float">
            <text:p>343840</text:p>
          </table:table-cell>
          <table:table-cell table:style-name="ce39" table:formula="of:=([.V398]+[.W398]/5+[.X398]/5)*1000/(2^([.AT398]-1)+1)*([.AL398]*3600)" office:value-type="float" office:value="0" calcext:value-type="float">
            <text:p>0.00</text:p>
          </table:table-cell>
          <table:table-cell table:style-name="ce39"/>
          <table:table-cell table:style-name="ce170" table:formula="of:=[.Z398]*1000*[.AL398]*3600/(2^([.AR398]-1)+1)" office:value-type="float" office:value="54614.0342848" calcext:value-type="float">
            <text:p>54614</text:p>
          </table:table-cell>
          <table:table-cell table:style-name="ce170" table:number-columns-repeated="6"/>
          <table:table-cell table:style-name="ce278" table:formula="of:=20/60" office:value-type="float" office:value="0.333333333333333" calcext:value-type="float">
            <text:p>0.33</text:p>
          </table:table-cell>
          <table:table-cell table:style-name="ce198" table:formula="of:=[.AL398]*[.$F$540]" office:value-type="float" office:value="0.666666666666667" calcext:value-type="float">
            <text:p>0.7</text:p>
          </table:table-cell>
          <table:table-cell table:style-name="ce278" office:value-type="float" office:value="0.17" calcext:value-type="float">
            <text:p>0.17</text:p>
          </table:table-cell>
          <table:table-cell table:style-name="ce146" office:value-type="float" office:value="0.5" calcext:value-type="float">
            <text:p>0.5</text:p>
          </table:table-cell>
          <table:table-cell table:style-name="ce239"/>
          <table:table-cell table:style-name="ce196" table:formula="of:=MAX((SUM([.R398:.U398]))*1000/[.U$7];1)" office:value-type="float" office:value="1.0020043885712" calcext:value-type="float">
            <text:p>1</text:p>
          </table:table-cell>
          <table:table-cell table:style-name="ce132" table:formula="of:=IF([.AQ398]&lt;2;0;INT(LOG([.AQ398]-1;2)+1.33))" office:value-type="float" office:value="0" calcext:value-type="float">
            <text:p>0</text:p>
          </table:table-cell>
          <table:table-cell table:style-name="ce40" table:formula="of:=MAX(([.V398]+[.W398]/5+[.X398]/5)*1000/[.U$7];1)" office:value-type="float" office:value="1" calcext:value-type="float">
            <text:p>1</text:p>
          </table:table-cell>
          <table:table-cell table:style-name="ce132" table:formula="of:=IF([.AS398]&lt;2;0;INT(LOG([.AS398]-1;2)+1.33))" office:value-type="float" office:value="0" calcext:value-type="float">
            <text:p>0</text:p>
          </table:table-cell>
          <table:table-cell table:style-name="ce40" table:formula="of:=([.Y398]+[.AA398])+IF([.AR398]&gt;0.9;SUM([.R398:.U398])*1000/(2^([.AR398]-1)+1);SUM([.R398:.U398])*1000)+IF([.AT398]&gt;0.9;([.V398]+[.W398]/5+[.X398]/5)*1000/(2^([.AT398]-1)+1);([.V398]+[.W398]/5+[.X398]/5)*1000)" office:value-type="float" office:value="1002.0043885712" calcext:value-type="float">
            <text:p>1002</text:p>
          </table:table-cell>
          <table:table-cell table:style-name="ce53" table:formula="of:=((1 /([.Z398]*1000))/60)*100000*(2^([.AR398]-1)+1)" office:value-type="float" office:value="36.6206237314469" calcext:value-type="float">
            <text:p>36.6</text:p>
          </table:table-cell>
          <table:table-cell table:number-columns-repeated="14"/>
          <table:table-cell table:style-name="ce1" table:number-columns-repeated="8"/>
          <table:table-cell table:number-columns-repeated="954"/>
        </table:table-row>
        <table:table-row table:style-name="ro13">
          <table:table-cell table:style-name="ce5"/>
          <table:table-cell table:style-name="ce252"/>
          <table:table-cell table:style-name="ce184"/>
          <table:table-cell table:style-name="ce199"/>
          <table:table-cell table:style-name="ce172" table:number-columns-repeated="4"/>
          <table:table-cell table:style-name="ce271"/>
          <table:table-cell table:style-name="ce172" table:number-columns-repeated="5"/>
          <table:table-cell table:style-name="ce171"/>
          <table:table-cell table:style-name="ce172"/>
          <table:table-cell table:style-name="ce199"/>
          <table:table-cell table:style-name="ce202" table:number-columns-repeated="7"/>
          <table:table-cell table:style-name="ce254" office:value-type="string" calcext:value-type="string">
            <text:p>Rate Sum</text:p>
          </table:table-cell>
          <table:table-cell table:style-name="ce202" table:number-columns-repeated="2"/>
          <table:table-cell table:style-name="ce40"/>
          <table:table-cell table:style-name="ce39" table:number-columns-repeated="2"/>
          <table:table-cell table:style-name="ce239" table:number-columns-repeated="7"/>
          <table:table-cell table:style-name="ce145" table:formula="of:=SUM([.AL391:.AL398])" office:value-type="float" office:value="1.83333333333333" calcext:value-type="float">
            <text:p>1.83</text:p>
          </table:table-cell>
          <table:table-cell table:style-name="ce206" table:formula="of:=SUM([.AM391:.AO398])" office:value-type="float" office:value="9.02666666666667" calcext:value-type="float">
            <text:p>9.0</text:p>
          </table:table-cell>
          <table:table-cell table:style-name="ce146" table:number-columns-repeated="2"/>
          <table:table-cell table:style-name="ce239"/>
          <table:table-cell/>
          <table:table-cell table:style-name="ce132"/>
          <table:table-cell table:style-name="ce40"/>
          <table:table-cell table:style-name="ce132"/>
          <table:table-cell table:style-name="ce40"/>
          <table:table-cell table:style-name="ce172" table:number-columns-repeated="2"/>
          <table:table-cell table:style-name="ce35" table:number-columns-repeated="975"/>
        </table:table-row>
        <table:table-row table:style-name="ro13">
          <table:table-cell table:style-name="ce5" table:formula="of:=[.A398]+([.AM400]+[.AN400]+[.AO400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1.857" calcext:value-type="float">
            <text:p>1.857</text:p>
          </table:table-cell>
          <table:table-cell table:style-name="ce172" table:number-columns-repeated="2"/>
          <table:table-cell table:style-name="ce285" table:formula="of:=(5.409-[.L400])/[.L400]" office:value-type="percentage" office:value="-0.0318596742437802" calcext:value-type="percentage">
            <text:p>-3.2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13.3" calcext:value-type="float">
            <text:p>13.300</text:p>
          </table:table-cell>
          <table:table-cell table:style-name="ce84" office:value-type="float" office:value="5.587" calcext:value-type="float">
            <text:p>5.587</text:p>
          </table:table-cell>
          <table:table-cell table:style-name="ce133"/>
          <table:table-cell table:style-name="ce172"/>
          <table:table-cell table:style-name="ce171"/>
          <table:table-cell table:style-name="ce172"/>
          <table:table-cell table:style-name="ce193" office:value-type="float" office:value="10" calcext:value-type="float">
            <text:p>10</text:p>
          </table:table-cell>
          <table:table-cell table:style-name="ce202" table:number-columns-repeated="4"/>
          <table:table-cell table:style-name="ce202" table:formula="of:=[.Q400]*0.75875" office:value-type="float" office:value="7.5875" calcext:value-type="float">
            <text:p>7.59E+00</text:p>
          </table:table-cell>
          <table:table-cell table:style-name="ce202" table:formula="of:=[.Q400]*0.0153428" office:value-type="float" office:value="0.153428" calcext:value-type="float">
            <text:p>1.53E-01</text:p>
          </table:table-cell>
          <table:table-cell table:style-name="ce202" office:value-type="float" office:value="0" calcext:value-type="float">
            <text:p>0.00E+00</text:p>
          </table:table-cell>
          <table:table-cell table:style-name="ce195" table:formula="of:=SUM([.V400:.X400])" office:value-type="float" office:value="7.740928" calcext:value-type="float">
            <text:p>7.74E+00</text:p>
          </table:table-cell>
          <table:table-cell table:style-name="ce202"/>
          <table:table-cell table:style-name="ce195" table:formula="of:=[.Q400]*0.19329" office:value-type="float" office:value="1.9329" calcext:value-type="float">
            <text:p>1.93E+00</text:p>
          </table:table-cell>
          <table:table-cell table:style-name="ce40" table:formula="of:=([.R400]+[.S400]/5+[.T400]/5)*1000/(2^([.AR400]-1)+1)*([.AL400]*3600)" office:value-type="float" office:value="0" calcext:value-type="float">
            <text:p>0</text:p>
          </table:table-cell>
          <table:table-cell table:style-name="ce39" table:formula="of:=([.V400]+[.W400]/5+[.X400]/5)*1000/(2^([.AT400]-1)+1)*([.AL400]*3600)" office:value-type="float" office:value="507879.04" calcext:value-type="float">
            <text:p>507879.04</text:p>
          </table:table-cell>
          <table:table-cell table:style-name="ce39"/>
          <table:table-cell table:style-name="ce170" table:formula="of:=[.AA400]*1000*[.AL400]*3600/(2^([.AT400]-1)+1)" office:value-type="float" office:value="128860" calcext:value-type="float">
            <text:p>128860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0:.U400])*1000/[.U$7];1)" office:value-type="float" office:value="1" calcext:value-type="float">
            <text:p>1</text:p>
          </table:table-cell>
          <table:table-cell table:style-name="ce132" table:formula="of:=IF([.AQ400]&lt;2;0;INT(LOG([.AQ400]-1;2)+1.33))" office:value-type="float" office:value="0" calcext:value-type="float">
            <text:p>0</text:p>
          </table:table-cell>
          <table:table-cell table:style-name="ce40" table:formula="of:=MAX(([.V400]+[.W400]/5+[.X400]/5)*1000/[.U$7];1)" office:value-type="float" office:value="7.6181856" calcext:value-type="float">
            <text:p>8</text:p>
          </table:table-cell>
          <table:table-cell table:style-name="ce132" table:formula="of:=IF([.AS400]&lt;2;0;INT(LOG([.AS400]-1;2)+1.33))" office:value-type="float" office:value="4" calcext:value-type="float">
            <text:p>4</text:p>
          </table:table-cell>
          <table:table-cell table:style-name="ce40" table:formula="of:=([.Y400]+[.AA400])+IF([.AR400]&gt;0.9;SUM([.R400:.U400])*1000/(2^([.AR400]-1)+1);SUM([.R400:.U400])*1000)+IF([.AT400]&gt;0.9;([.V400]+[.W400]/5+[.X400]/5)*1000/(2^([.AT400]-1)+1);([.V400]+[.W400]/5+[.X400]/5)*1000)" office:value-type="float" office:value="856.138894666667" calcext:value-type="float">
            <text:p>856</text:p>
          </table:table-cell>
          <table:table-cell table:style-name="ce173" table:formula="of:=((1 /([.AA400]*1000))/60)*100000*(2^([.AT396]-1)+1)" office:value-type="float" office:value="1.29339334678462" calcext:value-type="float">
            <text:p>1.3</text:p>
          </table:table-cell>
          <table:table-cell table:style-name="ce172"/>
          <table:table-cell table:style-name="ce35" table:number-columns-repeated="975"/>
        </table:table-row>
        <table:table-row table:style-name="ro13">
          <table:table-cell table:style-name="ce5" table:formula="of:=[.A400]+([.AM401]+[.AN401]+[.AO401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2.276" calcext:value-type="float">
            <text:p>2.276</text:p>
          </table:table-cell>
          <table:table-cell table:style-name="ce172" table:number-columns-repeated="2"/>
          <table:table-cell table:style-name="ce285" table:formula="of:=(5.186-[.L401])/[.L401]" office:value-type="percentage" office:value="-0.0251879699248121" calcext:value-type="percentage">
            <text:p>-2.5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15.05" calcext:value-type="float">
            <text:p>15.050</text:p>
          </table:table-cell>
          <table:table-cell table:style-name="ce84" office:value-type="float" office:value="5.32" calcext:value-type="float">
            <text:p>5.32</text:p>
          </table:table-cell>
          <table:table-cell table:style-name="ce133"/>
          <table:table-cell table:style-name="ce172"/>
          <table:table-cell table:style-name="ce171"/>
          <table:table-cell table:style-name="ce172"/>
          <table:table-cell table:style-name="ce193" office:value-type="float" office:value="10" calcext:value-type="float">
            <text:p>10</text:p>
          </table:table-cell>
          <table:table-cell table:style-name="ce202" table:number-columns-repeated="4"/>
          <table:table-cell table:style-name="ce202" table:formula="of:=[.Q401]*0.28625" office:value-type="float" office:value="2.8625" calcext:value-type="float">
            <text:p>2.86E+00</text:p>
          </table:table-cell>
          <table:table-cell table:style-name="ce202" table:formula="of:=[.Q401]*0.00064471429" office:value-type="float" office:value="0.0064471429" calcext:value-type="float">
            <text:p>6.45E-03</text:p>
          </table:table-cell>
          <table:table-cell table:style-name="ce202" table:formula="of:=[.Q401]*0" office:value-type="float" office:value="0" calcext:value-type="float">
            <text:p>0.00E+00</text:p>
          </table:table-cell>
          <table:table-cell table:style-name="ce195" table:formula="of:=SUM([.V401:.X401])" office:value-type="float" office:value="2.8689471429" calcext:value-type="float">
            <text:p>2.87E+00</text:p>
          </table:table-cell>
          <table:table-cell table:style-name="ce202"/>
          <table:table-cell table:style-name="ce195" table:formula="of:=[.Q401]*0.0696754286" office:value-type="float" office:value="0.696754286" calcext:value-type="float">
            <text:p>6.97E-01</text:p>
          </table:table-cell>
          <table:table-cell table:style-name="ce40" table:formula="of:=([.R401]+[.S401]/5+[.T401]/5)*1000/(2^([.AR401]-1)+1)*([.AL401]*3600)" office:value-type="float" office:value="0" calcext:value-type="float">
            <text:p>0</text:p>
          </table:table-cell>
          <table:table-cell table:style-name="ce39" table:formula="of:=([.V401]+[.W401]/5+[.X401]/5)*1000/(2^([.AT401]-1)+1)*([.AL401]*3600)" office:value-type="float" office:value="572757.885716" calcext:value-type="float">
            <text:p>572757.89</text:p>
          </table:table-cell>
          <table:table-cell table:style-name="ce39"/>
          <table:table-cell table:style-name="ce170" table:formula="of:=[.AA401]*1000*[.AL401]*3600/(2^([.AT401]-1)+1)" office:value-type="float" office:value="139350.8572" calcext:value-type="float">
            <text:p>139351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1:.U401])*1000/[.U$7];1)" office:value-type="float" office:value="1" calcext:value-type="float">
            <text:p>1</text:p>
          </table:table-cell>
          <table:table-cell table:style-name="ce132" table:formula="of:=IF([.AQ401]&lt;2;0;INT(LOG([.AQ401]-1;2)+1.33))" office:value-type="float" office:value="0" calcext:value-type="float">
            <text:p>0</text:p>
          </table:table-cell>
          <table:table-cell table:style-name="ce40" table:formula="of:=MAX(([.V401]+[.W401]/5+[.X401]/5)*1000/[.U$7];1)" office:value-type="float" office:value="2.86378942858" calcext:value-type="float">
            <text:p>3</text:p>
          </table:table-cell>
          <table:table-cell table:style-name="ce132" table:formula="of:=IF([.AS401]&lt;2;0;INT(LOG([.AS401]-1;2)+1.33))" office:value-type="float" office:value="2" calcext:value-type="float">
            <text:p>2</text:p>
          </table:table-cell>
          <table:table-cell table:style-name="ce40" table:formula="of:=([.Y401]+[.AA401])+IF([.AR401]&gt;0.9;SUM([.R401:.U401])*1000/(2^([.AR401]-1)+1);SUM([.R401:.U401])*1000)+IF([.AT401]&gt;0.9;([.V401]+[.W401]/5+[.X401]/5)*1000/(2^([.AT401]-1)+1);([.V401]+[.W401]/5+[.X401]/5)*1000)" office:value-type="float" office:value="958.162177622233" calcext:value-type="float">
            <text:p>958</text:p>
          </table:table-cell>
          <table:table-cell table:style-name="ce173" table:formula="of:=((1 /([.AA401]*1000))/60)*100000*(2^([.AT397]-1)+1)" office:value-type="float" office:value="3.58806547764817" calcext:value-type="float">
            <text:p>3.6</text:p>
          </table:table-cell>
          <table:table-cell table:style-name="ce172"/>
          <table:table-cell table:style-name="ce35" table:number-columns-repeated="975"/>
        </table:table-row>
        <table:table-row table:style-name="ro13">
          <table:table-cell table:style-name="ce5" table:formula="of:=[.A401]+([.AM402]+[.AN402]+[.AO402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2.869" calcext:value-type="float">
            <text:p>2.869</text:p>
          </table:table-cell>
          <table:table-cell table:style-name="ce172"/>
          <table:table-cell table:style-name="ce227"/>
          <table:table-cell table:style-name="ce285" table:formula="of:=(4.87-[.L402])/[.L402]" office:value-type="percentage" office:value="0.0224648330883897" calcext:value-type="percentage">
            <text:p>2.2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17.45" calcext:value-type="float">
            <text:p>17.450</text:p>
          </table:table-cell>
          <table:table-cell table:style-name="ce84" office:value-type="float" office:value="4.763" calcext:value-type="float">
            <text:p>4.763</text:p>
          </table:table-cell>
          <table:table-cell table:style-name="ce172"/>
          <table:table-cell table:style-name="ce246"/>
          <table:table-cell table:style-name="ce171"/>
          <table:table-cell table:style-name="ce172"/>
          <table:table-cell table:style-name="ce193" office:value-type="float" office:value="10" calcext:value-type="float">
            <text:p>10</text:p>
          </table:table-cell>
          <table:table-cell table:style-name="ce202" table:number-columns-repeated="4"/>
          <table:table-cell table:style-name="ce202" table:formula="of:=[.Q402]*0.1475" office:value-type="float" office:value="1.475" calcext:value-type="float">
            <text:p>1.48E+00</text:p>
          </table:table-cell>
          <table:table-cell table:style-name="ce202" table:formula="of:=[.Q402]*0.00151714" office:value-type="float" office:value="0.0151714" calcext:value-type="float">
            <text:p>1.52E-02</text:p>
          </table:table-cell>
          <table:table-cell table:style-name="ce202" office:value-type="float" office:value="0" calcext:value-type="float">
            <text:p>0.00E+00</text:p>
          </table:table-cell>
          <table:table-cell table:style-name="ce195" table:formula="of:=SUM([.V402:.X402])" office:value-type="float" office:value="1.4901714" calcext:value-type="float">
            <text:p>1.49E+00</text:p>
          </table:table-cell>
          <table:table-cell table:style-name="ce202"/>
          <table:table-cell table:style-name="ce195" table:formula="of:=[.Q402]*0.0213997143" office:value-type="float" office:value="0.213997143" calcext:value-type="float">
            <text:p>2.14E-01</text:p>
          </table:table-cell>
          <table:table-cell table:style-name="ce40" table:formula="of:=([.R402]+[.S402]/5+[.T402]/5)*1000/(2^([.AR402]-1)+1)*([.AL402]*3600)" office:value-type="float" office:value="0" calcext:value-type="float">
            <text:p>0</text:p>
          </table:table-cell>
          <table:table-cell table:style-name="ce39" table:formula="of:=([.V402]+[.W402]/5+[.X402]/5)*1000/(2^([.AT402]-1)+1)*([.AL402]*3600)" office:value-type="float" office:value="591213.712" calcext:value-type="float">
            <text:p>591213.71</text:p>
          </table:table-cell>
          <table:table-cell table:style-name="ce39"/>
          <table:table-cell table:style-name="ce170" table:formula="of:=[.AA402]*1000*[.AL402]*3600/(2^([.AT402]-1)+1)" office:value-type="float" office:value="85598.8572" calcext:value-type="float">
            <text:p>85599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2:.U402])*1000/[.U$7];1)" office:value-type="float" office:value="1" calcext:value-type="float">
            <text:p>1</text:p>
          </table:table-cell>
          <table:table-cell table:style-name="ce132" table:formula="of:=IF([.AQ402]&lt;2;0;INT(LOG([.AQ402]-1;2)+1.33))" office:value-type="float" office:value="0" calcext:value-type="float">
            <text:p>0</text:p>
          </table:table-cell>
          <table:table-cell table:style-name="ce40" table:formula="of:=MAX(([.V402]+[.W402]/5+[.X402]/5)*1000/[.U$7];1)" office:value-type="float" office:value="1.47803428" calcext:value-type="float">
            <text:p>1</text:p>
          </table:table-cell>
          <table:table-cell table:style-name="ce132" table:formula="of:=IF([.AS402]&lt;2;0;INT(LOG([.AS402]-1;2)+1.33))" office:value-type="float" office:value="0" calcext:value-type="float">
            <text:p>0</text:p>
          </table:table-cell>
          <table:table-cell table:style-name="ce40" table:formula="of:=([.Y402]+[.AA402])+IF([.AR402]&gt;0.9;SUM([.R402:.U402])*1000/(2^([.AR402]-1)+1);SUM([.R402:.U402])*1000)+IF([.AT402]&gt;0.9;([.V402]+[.W402]/5+[.X402]/5)*1000/(2^([.AT402]-1)+1);([.V402]+[.W402]/5+[.X402]/5)*1000)" office:value-type="float" office:value="1479.738448543" calcext:value-type="float">
            <text:p>1480</text:p>
          </table:table-cell>
          <table:table-cell table:style-name="ce173" table:formula="of:=((1 /([.AA402]*1000))/60)*100000*(2^([.AT398]-1)+1)" office:value-type="float" office:value="11.6823989561393" calcext:value-type="float">
            <text:p>11.7</text:p>
          </table:table-cell>
          <table:table-cell table:number-columns-repeated="14"/>
          <table:table-cell table:style-name="ce1" table:number-columns-repeated="8"/>
          <table:table-cell table:number-columns-repeated="954"/>
        </table:table-row>
        <table:table-row table:style-name="ro13">
          <table:table-cell table:style-name="ce5" table:formula="of:=[.A402]+([.AM403]+[.AN403]+[.AO403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3.475" calcext:value-type="float">
            <text:p>3.475</text:p>
          </table:table-cell>
          <table:table-cell table:style-name="ce172" table:number-columns-repeated="2"/>
          <table:table-cell table:style-name="ce285" table:formula="of:=(4.547-[.L403])/[.L403]" office:value-type="percentage" office:value="0.0656198734473868" calcext:value-type="percentage">
            <text:p>6.6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19.9" calcext:value-type="float">
            <text:p>19.900</text:p>
          </table:table-cell>
          <table:table-cell table:style-name="ce84" office:value-type="float" office:value="4.267" calcext:value-type="float">
            <text:p>4.267</text:p>
          </table:table-cell>
          <table:table-cell table:style-name="ce133"/>
          <table:table-cell table:style-name="ce172"/>
          <table:table-cell table:style-name="ce171"/>
          <table:table-cell table:style-name="ce172"/>
          <table:table-cell table:style-name="ce193" office:value-type="float" office:value="20" calcext:value-type="float">
            <text:p>20</text:p>
          </table:table-cell>
          <table:table-cell table:style-name="ce202" table:number-columns-repeated="4"/>
          <table:table-cell table:style-name="ce202" table:formula="of:=[.Q403]*0.08225" office:value-type="float" office:value="1.645" calcext:value-type="float">
            <text:p>1.65E+00</text:p>
          </table:table-cell>
          <table:table-cell table:style-name="ce202" table:formula="of:=[.Q403]*0.00217857" office:value-type="float" office:value="0.0435714" calcext:value-type="float">
            <text:p>4.36E-02</text:p>
          </table:table-cell>
          <table:table-cell table:style-name="ce202" table:formula="of:=[.Q403]*0.0000082385714" office:value-type="float" office:value="0.000164771428" calcext:value-type="float">
            <text:p>1.65E-04</text:p>
          </table:table-cell>
          <table:table-cell table:style-name="ce195" table:formula="of:=SUM([.V403:.X403])" office:value-type="float" office:value="1.688736171428" calcext:value-type="float">
            <text:p>1.69E+00</text:p>
          </table:table-cell>
          <table:table-cell table:style-name="ce202"/>
          <table:table-cell table:style-name="ce195" table:formula="of:=[.Q403]*0.0052509714" office:value-type="float" office:value="0.105019428" calcext:value-type="float">
            <text:p>1.05E-01</text:p>
          </table:table-cell>
          <table:table-cell table:style-name="ce40" table:formula="of:=([.R403]+[.S403]/5+[.T403]/5)*1000/(2^([.AR403]-1)+1)*([.AL403]*3600)" office:value-type="float" office:value="0" calcext:value-type="float">
            <text:p>0</text:p>
          </table:table-cell>
          <table:table-cell table:style-name="ce39" table:formula="of:=([.V403]+[.W403]/5+[.X403]/5)*1000/(2^([.AT403]-1)+1)*([.AL403]*3600)" office:value-type="float" office:value="661498.89371424" calcext:value-type="float">
            <text:p>661498.89</text:p>
          </table:table-cell>
          <table:table-cell table:style-name="ce39"/>
          <table:table-cell table:style-name="ce170" table:formula="of:=[.AA403]*1000*[.AL403]*3600/(2^([.AT403]-1)+1)" office:value-type="float" office:value="42007.7712" calcext:value-type="float">
            <text:p>42008</text:p>
          </table:table-cell>
          <table:table-cell table:style-name="ce170" table:number-columns-repeated="6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3:.U403])*1000/[.U$7];1)" office:value-type="float" office:value="1" calcext:value-type="float">
            <text:p>1</text:p>
          </table:table-cell>
          <table:table-cell table:style-name="ce132" table:formula="of:=IF([.AQ403]&lt;2;0;INT(LOG([.AQ403]-1;2)+1.33))" office:value-type="float" office:value="0" calcext:value-type="float">
            <text:p>0</text:p>
          </table:table-cell>
          <table:table-cell table:style-name="ce40" table:formula="of:=MAX(([.V403]+[.W403]/5+[.X403]/5)*1000/[.U$7];1)" office:value-type="float" office:value="1.6537472342856" calcext:value-type="float">
            <text:p>2</text:p>
          </table:table-cell>
          <table:table-cell table:style-name="ce132" table:formula="of:=IF([.AS403]&lt;2;0;INT(LOG([.AS403]-1;2)+1.33))" office:value-type="float" office:value="0" calcext:value-type="float">
            <text:p>0</text:p>
          </table:table-cell>
          <table:table-cell table:style-name="ce40" table:formula="of:=([.Y403]+[.AA403])+IF([.AR403]&gt;0.9;SUM([.R403:.U403])*1000/(2^([.AR403]-1)+1);SUM([.R403:.U403])*1000)+IF([.AT403]&gt;0.9;([.V403]+[.W403]/5+[.X403]/5)*1000/(2^([.AT403]-1)+1);([.V403]+[.W403]/5+[.X403]/5)*1000)" office:value-type="float" office:value="1655.54098988503" calcext:value-type="float">
            <text:p>1656</text:p>
          </table:table-cell>
          <table:table-cell table:style-name="ce173" table:formula="of:=((1 /([.AA403]*1000))/60)*100000*(2^([.AT399]-1)+1)" office:value-type="float" office:value="23.8051191823288" calcext:value-type="float">
            <text:p>23.8</text:p>
          </table:table-cell>
          <table:table-cell table:style-name="ce172"/>
          <table:table-cell table:style-name="ce35" table:number-columns-repeated="975"/>
        </table:table-row>
        <table:table-row table:style-name="ro13">
          <table:table-cell table:style-name="ce5" table:formula="of:=[.A403]+([.AM404]+[.AN404]+[.AO404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5.413" calcext:value-type="float">
            <text:p>5.413</text:p>
          </table:table-cell>
          <table:table-cell table:style-name="ce172" table:number-columns-repeated="2"/>
          <table:table-cell table:style-name="ce285" table:formula="of:=(3.514-[.L404])/[.L404]" office:value-type="percentage" office:value="-0.0571505232090153" calcext:value-type="percentage">
            <text:p>-5.7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28.4" calcext:value-type="float">
            <text:p>28.400</text:p>
          </table:table-cell>
          <table:table-cell table:style-name="ce84" office:value-type="float" office:value="3.727" calcext:value-type="float">
            <text:p>3.727</text:p>
          </table:table-cell>
          <table:table-cell table:style-name="ce133"/>
          <table:table-cell table:style-name="ce172"/>
          <table:table-cell table:style-name="ce171"/>
          <table:table-cell table:style-name="ce172"/>
          <table:table-cell table:style-name="ce193" office:value-type="float" office:value="80" calcext:value-type="float">
            <text:p>80</text:p>
          </table:table-cell>
          <table:table-cell table:style-name="ce202" table:number-columns-repeated="4"/>
          <table:table-cell table:style-name="ce202" table:formula="of:=[.Q404]*0.00088625" office:value-type="float" office:value="0.0709" calcext:value-type="float">
            <text:p>7.09E-02</text:p>
          </table:table-cell>
          <table:table-cell table:style-name="ce202" table:formula="of:=[.Q404]*0.00000043085714" office:value-type="float" office:value="0.0000344685712" calcext:value-type="float">
            <text:p>3.45E-05</text:p>
          </table:table-cell>
          <table:table-cell table:style-name="ce202" table:formula="of:=[.Q404]*0" office:value-type="float" office:value="0" calcext:value-type="float">
            <text:p>0.00E+00</text:p>
          </table:table-cell>
          <table:table-cell table:style-name="ce195" table:formula="of:=SUM([.V404:.X404])" office:value-type="float" office:value="0.0709344685712" calcext:value-type="float">
            <text:p>7.09E-02</text:p>
          </table:table-cell>
          <table:table-cell table:style-name="ce202"/>
          <table:table-cell table:style-name="ce195" table:formula="of:=[.Q404]*0.0002368542857" office:value-type="float" office:value="0.018948342856" calcext:value-type="float">
            <text:p>1.89E-02</text:p>
          </table:table-cell>
          <table:table-cell table:style-name="ce40" table:formula="of:=([.R404]+[.S404]/5+[.T404]/5)*1000/(2^([.AR404]-1)+1)*([.AL404]*3600)" office:value-type="float" office:value="0" calcext:value-type="float">
            <text:p>0</text:p>
          </table:table-cell>
          <table:table-cell table:style-name="ce39" table:formula="of:=([.V404]+[.W404]/5+[.X404]/5)*1000/(2^([.AT404]-1)+1)*([.AL404]*3600)" office:value-type="float" office:value="42544.136228544" calcext:value-type="float">
            <text:p>42544.14</text:p>
          </table:table-cell>
          <table:table-cell table:style-name="ce39"/>
          <table:table-cell table:style-name="ce170" table:formula="of:=[.AA404]*1000*[.AL404]*3600/(2^([.AT404]-1)+1)" office:value-type="float" office:value="11369.0057136" calcext:value-type="float">
            <text:p>11369</text:p>
          </table:table-cell>
          <table:table-cell table:style-name="ce170" table:number-columns-repeated="6"/>
          <table:table-cell table:style-name="ce278" table:formula="of:=15/60" office:value-type="float" office:value="0.25" calcext:value-type="float">
            <text:p>0.25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4:.U404])*1000/[.U$7];1)" office:value-type="float" office:value="1" calcext:value-type="float">
            <text:p>1</text:p>
          </table:table-cell>
          <table:table-cell table:style-name="ce132" table:formula="of:=IF([.AQ404]&lt;2;0;INT(LOG([.AQ404]-1;2)+1.33))" office:value-type="float" office:value="0" calcext:value-type="float">
            <text:p>0</text:p>
          </table:table-cell>
          <table:table-cell table:style-name="ce40" table:formula="of:=MAX(([.V404]+[.W404]/5+[.X404]/5)*1000/[.U$7];1)" office:value-type="float" office:value="1" calcext:value-type="float">
            <text:p>1</text:p>
          </table:table-cell>
          <table:table-cell table:style-name="ce132" table:formula="of:=IF([.AS404]&lt;2;0;INT(LOG([.AS404]-1;2)+1.33))" office:value-type="float" office:value="0" calcext:value-type="float">
            <text:p>0</text:p>
          </table:table-cell>
          <table:table-cell table:style-name="ce40" table:formula="of:=([.Y404]+[.AA404])+IF([.AR404]&gt;0.9;SUM([.R404:.U404])*1000/(2^([.AR404]-1)+1);SUM([.R404:.U404])*1000)+IF([.AT404]&gt;0.9;([.V404]+[.W404]/5+[.X404]/5)*1000/(2^([.AT404]-1)+1);([.V404]+[.W404]/5+[.X404]/5)*1000)" office:value-type="float" office:value="70.9967765256672" calcext:value-type="float">
            <text:p>71</text:p>
          </table:table-cell>
          <table:table-cell table:style-name="ce173" table:formula="of:=((1 /([.AA404]*1000))/60)*100000*(2^([.AT400]-1)+1)" office:value-type="float" office:value="791.625954522469" calcext:value-type="float">
            <text:p>791.6</text:p>
          </table:table-cell>
          <table:table-cell table:style-name="ce172"/>
          <table:table-cell table:style-name="ce35" table:number-columns-repeated="975"/>
        </table:table-row>
        <table:table-row table:style-name="ro13">
          <table:table-cell table:style-name="ce5" table:formula="of:=[.A404]+([.AM405]+[.AN405]+[.AO405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5.645" calcext:value-type="float">
            <text:p>5.645</text:p>
          </table:table-cell>
          <table:table-cell table:style-name="ce172" table:number-columns-repeated="2"/>
          <table:table-cell table:style-name="ce285" table:formula="of:=(3.391-[.L405])/[.L405]" office:value-type="percentage" office:value="0.0275757575757576" calcext:value-type="percentage">
            <text:p>2.8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29.55" calcext:value-type="float">
            <text:p>29.550</text:p>
          </table:table-cell>
          <table:table-cell table:style-name="ce24" office:value-type="float" office:value="3.3" calcext:value-type="float">
            <text:p>3.3</text:p>
          </table:table-cell>
          <table:table-cell table:style-name="ce172" table:number-columns-repeated="2"/>
          <table:table-cell table:style-name="ce170"/>
          <table:table-cell table:style-name="ce172"/>
          <table:table-cell table:style-name="ce193" office:value-type="float" office:value="80" calcext:value-type="float">
            <text:p>80</text:p>
          </table:table-cell>
          <table:table-cell table:style-name="ce172" table:number-columns-repeated="3"/>
          <table:table-cell table:style-name="ce170"/>
          <table:table-cell table:style-name="ce202" table:formula="of:=[.Q405]*0.002425" office:value-type="float" office:value="0.194" calcext:value-type="float">
            <text:p>1.94E-01</text:p>
          </table:table-cell>
          <table:table-cell table:style-name="ce202" table:formula="of:=[.Q405]*0.0000022985714" office:value-type="float" office:value="0.000183885712" calcext:value-type="float">
            <text:p>1.84E-04</text:p>
          </table:table-cell>
          <table:table-cell table:style-name="ce202" table:formula="of:=[.Q405]*0" office:value-type="float" office:value="0" calcext:value-type="float">
            <text:p>0.00E+00</text:p>
          </table:table-cell>
          <table:table-cell table:style-name="ce195" table:formula="of:=SUM([.V405:.X405])" office:value-type="float" office:value="0.194183885712" calcext:value-type="float">
            <text:p>1.94E-01</text:p>
          </table:table-cell>
          <table:table-cell table:style-name="ce202"/>
          <table:table-cell table:style-name="ce195" table:formula="of:=[.Q405]*0.000258672857" office:value-type="float" office:value="0.02069382856" calcext:value-type="float">
            <text:p>2.07E-02</text:p>
          </table:table-cell>
          <table:table-cell table:style-name="ce40" table:formula="of:=([.R405]+[.S405]/5+[.T405]/5)*1000/(2^([.AR405]-1)+1)*([.AL405]*3600)" office:value-type="float" office:value="0" calcext:value-type="float">
            <text:p>0</text:p>
          </table:table-cell>
          <table:table-cell table:style-name="ce39" table:formula="of:=([.V405]+[.W405]/5+[.X405]/5)*1000/(2^([.AT405]-1)+1)*([.AL405]*3600)" office:value-type="float" office:value="116422.06628544" calcext:value-type="float">
            <text:p>116422.07</text:p>
          </table:table-cell>
          <table:table-cell table:style-name="ce39"/>
          <table:table-cell table:style-name="ce170" table:formula="of:=[.AA405]*1000*[.AL405]*3600/(2^([.AT405]-1)+1)" office:value-type="float" office:value="12416.297136" calcext:value-type="float">
            <text:p>12416</text:p>
          </table:table-cell>
          <table:table-cell table:style-name="ce170" table:number-columns-repeated="6"/>
          <table:table-cell table:style-name="ce278" table:formula="of:=15/60" office:value-type="float" office:value="0.25" calcext:value-type="float">
            <text:p>0.25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5:.U405])*1000/[.U$7];1)" office:value-type="float" office:value="1" calcext:value-type="float">
            <text:p>1</text:p>
          </table:table-cell>
          <table:table-cell table:style-name="ce132" table:formula="of:=IF([.AQ405]&lt;2;0;INT(LOG([.AQ405]-1;2)+1.33))" office:value-type="float" office:value="0" calcext:value-type="float">
            <text:p>0</text:p>
          </table:table-cell>
          <table:table-cell table:style-name="ce40" table:formula="of:=MAX(([.V405]+[.W405]/5+[.X405]/5)*1000/[.U$7];1)" office:value-type="float" office:value="1" calcext:value-type="float">
            <text:p>1</text:p>
          </table:table-cell>
          <table:table-cell table:style-name="ce132" table:formula="of:=IF([.AS405]&lt;2;0;INT(LOG([.AS405]-1;2)+1.33))" office:value-type="float" office:value="0" calcext:value-type="float">
            <text:p>0</text:p>
          </table:table-cell>
          <table:table-cell table:style-name="ce40" table:formula="of:=([.Y405]+[.AA405])+IF([.AR405]&gt;0.9;SUM([.R405:.U405])*1000/(2^([.AR405]-1)+1);SUM([.R405:.U405])*1000)+IF([.AT405]&gt;0.9;([.V405]+[.W405]/5+[.X405]/5)*1000/(2^([.AT405]-1)+1);([.V405]+[.W405]/5+[.X405]/5)*1000)" office:value-type="float" office:value="194.251654856672" calcext:value-type="float">
            <text:p>194</text:p>
          </table:table-cell>
          <table:table-cell table:style-name="ce173" table:formula="of:=((1 /([.AA405]*1000))/60)*100000*(2^([.AT401]-1)+1)" office:value-type="float" office:value="241.617929012165" calcext:value-type="float">
            <text:p>241.6</text:p>
          </table:table-cell>
          <table:table-cell table:number-columns-repeated="22"/>
          <table:table-cell table:style-name="ce24" table:number-columns-repeated="954"/>
        </table:table-row>
        <table:table-row table:style-name="ro13">
          <table:table-cell table:style-name="ce5" table:formula="of:=[.A405]+([.AM406]+[.AN406]+[.AO406])/24" office:value-type="float" office:value="0.459444444444445" calcext:value-type="float">
            <text:p>0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6.464" calcext:value-type="float">
            <text:p>6.464</text:p>
          </table:table-cell>
          <table:table-cell table:style-name="ce172" table:number-columns-repeated="2"/>
          <table:table-cell table:style-name="ce285" table:formula="of:=(2.954-[.L406])/[.L406]" office:value-type="percentage" office:value="-0.0153333333333333" calcext:value-type="percentage">
            <text:p>-1.5%</text:p>
          </table:table-cell>
          <table:table-cell table:style-name="ce271" office:value-type="string" calcext:value-type="string">
            <text:p>LH-</text:p>
          </table:table-cell>
          <table:table-cell/>
          <table:table-cell table:style-name="ce306" office:value-type="float" office:value="34" calcext:value-type="float">
            <text:p>34.000</text:p>
          </table:table-cell>
          <table:table-cell table:style-name="ce24" office:value-type="float" office:value="3" calcext:value-type="float">
            <text:p>3</text:p>
          </table:table-cell>
          <table:table-cell table:style-name="ce172" table:number-columns-repeated="2"/>
          <table:table-cell table:style-name="ce170"/>
          <table:table-cell table:style-name="ce172"/>
          <table:table-cell table:style-name="ce193" office:value-type="float" office:value="80" calcext:value-type="float">
            <text:p>80</text:p>
          </table:table-cell>
          <table:table-cell table:style-name="ce172" table:number-columns-repeated="3"/>
          <table:table-cell table:style-name="ce170"/>
          <table:table-cell table:style-name="ce202" table:formula="of:=[.Q406]*0.00041" office:value-type="float" office:value="0.0328" calcext:value-type="float">
            <text:p>3.28E-02</text:p>
          </table:table-cell>
          <table:table-cell table:style-name="ce202" table:formula="of:=[.Q406]*0.00000453" office:value-type="float" office:value="0.0003624" calcext:value-type="float">
            <text:p>3.62E-04</text:p>
          </table:table-cell>
          <table:table-cell table:style-name="ce202" table:formula="of:=[.Q406]*0" office:value-type="float" office:value="0" calcext:value-type="float">
            <text:p>0.00E+00</text:p>
          </table:table-cell>
          <table:table-cell table:style-name="ce195" table:formula="of:=SUM([.V406:.X406])" office:value-type="float" office:value="0.0331624" calcext:value-type="float">
            <text:p>3.32E-02</text:p>
          </table:table-cell>
          <table:table-cell table:style-name="ce202"/>
          <table:table-cell table:style-name="ce195" table:formula="of:=[.Q406]*0.000080334" office:value-type="float" office:value="0.00642672" calcext:value-type="float">
            <text:p>6.43E-03</text:p>
          </table:table-cell>
          <table:table-cell table:style-name="ce40" table:formula="of:=([.R406]+[.S406]/5+[.T406]/5)*1000/(2^([.AR406]-1)+1)*([.AL406]*3600)" office:value-type="float" office:value="0" calcext:value-type="float">
            <text:p>0</text:p>
          </table:table-cell>
          <table:table-cell table:style-name="ce39" table:formula="of:=([.V406]+[.W406]/5+[.X406]/5)*1000/(2^([.AT406]-1)+1)*([.AL406]*3600)" office:value-type="float" office:value="52595.968" calcext:value-type="float">
            <text:p>52595.97</text:p>
          </table:table-cell>
          <table:table-cell table:style-name="ce39"/>
          <table:table-cell table:style-name="ce170" table:formula="of:=[.AA406]*1000*[.AL406]*3600/(2^([.AT406]-1)+1)" office:value-type="float" office:value="10282.752" calcext:value-type="float">
            <text:p>10283</text:p>
          </table:table-cell>
          <table:table-cell table:style-name="ce170" table:number-columns-repeated="6"/>
          <table:table-cell table:style-name="ce278" table:formula="of:=40/60" office:value-type="float" office:value="0.666666666666667" calcext:value-type="float">
            <text:p>0.67</text:p>
          </table:table-cell>
          <table:table-cell table:style-name="ce173"/>
          <table:table-cell table:style-name="ce146" table:number-columns-repeated="2"/>
          <table:table-cell table:style-name="ce239"/>
          <table:table-cell table:style-name="ce196" table:formula="of:=MAX(SUM([.R406:.U406])*1000/[.U$7];1)" office:value-type="float" office:value="1" calcext:value-type="float">
            <text:p>1</text:p>
          </table:table-cell>
          <table:table-cell table:style-name="ce132" table:formula="of:=IF([.AQ406]&lt;2;0;INT(LOG([.AQ406]-1;2)+1.33))" office:value-type="float" office:value="0" calcext:value-type="float">
            <text:p>0</text:p>
          </table:table-cell>
          <table:table-cell table:style-name="ce40" table:formula="of:=MAX(([.V406]+[.W406]/5+[.X406]/5)*1000/[.U$7];1)" office:value-type="float" office:value="1" calcext:value-type="float">
            <text:p>1</text:p>
          </table:table-cell>
          <table:table-cell table:style-name="ce132" table:formula="of:=IF([.AS406]&lt;2;0;INT(LOG([.AS406]-1;2)+1.33))" office:value-type="float" office:value="0" calcext:value-type="float">
            <text:p>0</text:p>
          </table:table-cell>
          <table:table-cell table:style-name="ce40" table:formula="of:=([.Y406]+[.AA406])+IF([.AR406]&gt;0.9;SUM([.R406:.U406])*1000/(2^([.AR406]-1)+1);SUM([.R406:.U406])*1000)+IF([.AT406]&gt;0.9;([.V406]+[.W406]/5+[.X406]/5)*1000/(2^([.AT406]-1)+1);([.V406]+[.W406]/5+[.X406]/5)*1000)" office:value-type="float" office:value="32.91206912" calcext:value-type="float">
            <text:p>33</text:p>
          </table:table-cell>
          <table:table-cell table:style-name="ce173" table:formula="of:=((1 /([.AA406]*1000))/60)*100000*(2^([.AT402]-1)+1)" office:value-type="float" office:value="389.000921154181" calcext:value-type="float">
            <text:p>389.0</text:p>
          </table:table-cell>
          <table:table-cell table:number-columns-repeated="22"/>
          <table:table-cell table:style-name="ce24" table:number-columns-repeated="954"/>
        </table:table-row>
        <table:table-row table:style-name="ro18">
          <table:table-cell/>
          <table:table-cell table:style-name="ce269"/>
          <table:table-cell table:style-name="ce177" office:value-type="string" calcext:value-type="string">
            <text:p>Carbon luminosity scan 1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406]+([.AM408]+[.AN408]+[.AO408])/24" office:value-type="float" office:value="0.476111111111111" calcext:value-type="float">
            <text:p>0.5</text:p>
          </table:table-cell>
          <table:table-cell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08]+[.N408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281" table:formula="of:=51.2 *[.Q408]/80" office:value-type="float" office:value="51.2" calcext:value-type="float">
            <text:p>5.12E+01</text:p>
          </table:table-cell>
          <table:table-cell table:style-name="ce7" table:number-columns-repeated="3"/>
          <table:table-cell table:style-name="ce281" table:formula="of:=15.2 *[.Q408]/80" office:value-type="float" office:value="15.2" calcext:value-type="float">
            <text:p>1.52E+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08]+([.AM409]+[.AN409]+[.AO409])/24" office:value-type="float" office:value="0.492777777777778" calcext:value-type="float">
            <text:p>0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09]+[.N409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51.2 *[.Q409]/80" office:value-type="float" office:value="38.4" calcext:value-type="float">
            <text:p>3.84E+01</text:p>
          </table:table-cell>
          <table:table-cell table:style-name="ce7" table:number-columns-repeated="3"/>
          <table:table-cell table:style-name="ce281" table:formula="of:=15.2 *[.Q409]/80" office:value-type="float" office:value="11.4" calcext:value-type="float">
            <text:p>1.14E+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09]+([.AM410]+[.AN410]+[.AO410])/24" office:value-type="float" office:value="0.509444444444444" calcext:value-type="float">
            <text:p>0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0]+[.N410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51.2 *[.Q410]/80" office:value-type="float" office:value="25.6" calcext:value-type="float">
            <text:p>2.56E+01</text:p>
          </table:table-cell>
          <table:table-cell table:style-name="ce7" table:number-columns-repeated="3"/>
          <table:table-cell table:style-name="ce281" table:formula="of:=15.2 *[.Q410]/80" office:value-type="float" office:value="7.6" calcext:value-type="float">
            <text:p>7.60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0]+([.AM411]+[.AN411]+[.AO411])/24" office:value-type="float" office:value="0.526111111111111" calcext:value-type="float">
            <text:p>0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1]+[.N411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281" table:formula="of:=51.2 *[.Q411]/80" office:value-type="float" office:value="16" calcext:value-type="float">
            <text:p>1.60E+01</text:p>
          </table:table-cell>
          <table:table-cell table:style-name="ce7" table:number-columns-repeated="3"/>
          <table:table-cell table:style-name="ce281" table:formula="of:=15.2 *[.Q411]/80" office:value-type="float" office:value="4.75" calcext:value-type="float">
            <text:p>4.7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1]+([.AM412]+[.AN412]+[.AO412])/24" office:value-type="float" office:value="0.542777777777778" calcext:value-type="float">
            <text:p>0.5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2]+[.N412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51.2 *[.Q412]/80" office:value-type="float" office:value="9.6" calcext:value-type="float">
            <text:p>9.60E+00</text:p>
          </table:table-cell>
          <table:table-cell table:style-name="ce7" table:number-columns-repeated="3"/>
          <table:table-cell table:style-name="ce281" table:formula="of:=15.2 *[.Q412]/80" office:value-type="float" office:value="2.85" calcext:value-type="float">
            <text:p>2.8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2]+([.AM413]+[.AN413]+[.AO413])/24" office:value-type="float" office:value="0.559444444444445" calcext:value-type="float">
            <text:p>0.6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3]+[.N413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281" table:formula="of:=51.2 *[.Q413]/80" office:value-type="float" office:value="5.12" calcext:value-type="float">
            <text:p>5.12E+00</text:p>
          </table:table-cell>
          <table:table-cell table:style-name="ce7" table:number-columns-repeated="3"/>
          <table:table-cell table:style-name="ce281" table:formula="of:=15.2 *[.Q413]/80" office:value-type="float" office:value="1.52" calcext:value-type="float">
            <text:p>1.52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3]+([.AM414]+[.AN414]+[.AO414])/24" office:value-type="float" office:value="0.576111111111111" calcext:value-type="float">
            <text:p>0.6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4]+[.N414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51.2 *[.Q414]/80" office:value-type="float" office:value="3.2" calcext:value-type="float">
            <text:p>3.20E+00</text:p>
          </table:table-cell>
          <table:table-cell table:style-name="ce7" table:number-columns-repeated="3"/>
          <table:table-cell table:style-name="ce281" table:formula="of:=15.2 *[.Q414]/80" office:value-type="float" office:value="0.95" calcext:value-type="float">
            <text:p>9.50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4]+([.AM415]+[.AN415]+[.AO415])/24" office:value-type="float" office:value="0.588611111111111" calcext:value-type="float">
            <text:p>0.6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5]+[.N415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51.2 *[.Q415]/80" office:value-type="float" office:value="1.6" calcext:value-type="float">
            <text:p>1.60E+00</text:p>
          </table:table-cell>
          <table:table-cell table:style-name="ce7" table:number-columns-repeated="3"/>
          <table:table-cell table:style-name="ce281" table:formula="of:=15.2 *[.Q415]/80" office:value-type="float" office:value="0.475" calcext:value-type="float">
            <text:p>4.75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15]+([.AM416]+[.AN416]+[.AO416])/24" office:value-type="float" office:value="0.605277777777778" calcext:value-type="float">
            <text:p>0.6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16]+[.N416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51.2 *[.Q416]/80" office:value-type="float" office:value="0.64" calcext:value-type="float">
            <text:p>6.40E-01</text:p>
          </table:table-cell>
          <table:table-cell table:style-name="ce7" table:number-columns-repeated="3"/>
          <table:table-cell table:style-name="ce281" table:formula="of:=15.2 *[.Q416]/80" office:value-type="float" office:value="0.19" calcext:value-type="float">
            <text:p>1.90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408:.AO416])" office:value-type="float" office:value="3.5" calcext:value-type="float">
            <text:p>3.5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416]+([.AM420]+[.AN420]+[.AO420])/24" office:value-type="float" office:value="0.626111111111111" calcext:value-type="float">
            <text:p>0.6</text:p>
          </table:table-cell>
          <table:table-cell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0]+[.N420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703*[.Q420]/80" office:value-type="float" office:value="703" calcext:value-type="float">
            <text:p>703</text:p>
          </table:table-cell>
          <table:table-cell table:style-name="ce23" table:formula="of:=34.4 *[.Q420]/70" office:value-type="float" office:value="39.3142857142857" calcext:value-type="float">
            <text:p>39.3</text:p>
          </table:table-cell>
          <table:table-cell table:style-name="ce23" table:formula="of:=1.1 *[.Q420]/70" office:value-type="float" office:value="1.25714285714286" calcext:value-type="float">
            <text:p>1.3</text:p>
          </table:table-cell>
          <table:table-cell table:style-name="ce195" table:formula="of:=SUM([.R420:.T420])" office:value-type="float" office:value="743.571428571429" calcext:value-type="float">
            <text:p>7.44E+02</text:p>
          </table:table-cell>
          <table:table-cell table:style-name="ce132" table:formula="of:=139*[.Q420]/80" office:value-type="float" office:value="139" calcext:value-type="float">
            <text:p>139</text:p>
          </table:table-cell>
          <table:table-cell table:style-name="ce23" table:formula="of:=18.1 *[.Q420]/70" office:value-type="float" office:value="20.6857142857143" calcext:value-type="float">
            <text:p>20.7</text:p>
          </table:table-cell>
          <table:table-cell table:style-name="ce23" table:formula="of:=0.653 *[.Q420]/70" office:value-type="float" office:value="0.746285714285714" calcext:value-type="float">
            <text:p>0.7</text:p>
          </table:table-cell>
          <table:table-cell table:style-name="ce195" table:formula="of:=SUM([.V420:.X420])" office:value-type="float" office:value="160.432" calcext:value-type="float">
            <text:p>1.60E+02</text:p>
          </table:table-cell>
          <table:table-cell table:style-name="ce132" table:number-columns-repeated="2"/>
          <table:table-cell table:style-name="ce40" table:formula="of:=(([.R420]+[.S420]/5+[.T420]/5)*1000/(2^([.AR420]-1)+1))*([.AM420]*3600)" office:value-type="float" office:value="93738.9757807187" calcext:value-type="float">
            <text:p>93739</text:p>
          </table:table-cell>
          <table:table-cell table:style-name="ce39" table:number-columns-repeated="2"/>
          <table:table-cell table:style-name="ce40" table:formula="of:=(([.V420]+[.W420]/5+[.X420]/5)*1000/(2^([.AT420]-1)+1))*([.AM420]*3600)" office:value-type="float" office:value="1199607.06976744" calcext:value-type="float">
            <text:p>119960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420]+[.S420]/5+[.T420]/5)*1000/[.U$8];1)" office:value-type="float" office:value="7111.14285714286" calcext:value-type="float">
            <text:p>7111</text:p>
          </table:table-cell>
          <table:table-cell table:style-name="ce132" table:formula="of:=IF([.AQ420]&lt;2;0;INT(LOG([.AQ420]-1;2)+1.33))" office:value-type="float" office:value="14" calcext:value-type="float">
            <text:p>14</text:p>
          </table:table-cell>
          <table:table-cell table:style-name="ce196" table:formula="of:=MAX(([.V420]+[.W420]/5+[.X420]/5)*1000/[.U$7];1)" office:value-type="float" office:value="143.2864" calcext:value-type="float">
            <text:p>143</text:p>
          </table:table-cell>
          <table:table-cell table:style-name="ce132" table:formula="of:=IF([.AS420]&lt;2;0;INT(LOG([.AS420]-1;2)+1.33))" office:value-type="float" office:value="8" calcext:value-type="float">
            <text:p>8</text:p>
          </table:table-cell>
          <table:table-cell table:style-name="ce196" table:formula="of:=([.Y420]+[.AA420])+IF([.AR420]&gt;0.9;SUM([.R420:.T420])*1000/(2^([.AR420]-1)+1);SUM([.R420:.T420])*1000)+IF([.AT420]&gt;0.9;([.V420]+[.W420]/5+[.X420]/5)*1000/(2^([.AT420]-1)+1);([.V420]+[.W420]/5+[.X420]/5)*1000)" office:value-type="float" office:value="1361.93620474816" calcext:value-type="float">
            <text:p>136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20]+([.AM421]+[.AN421]+[.AO421])/24" office:value-type="float" office:value="0.640694444444445" calcext:value-type="float">
            <text:p>0.6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1]+[.N421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703*[.Q421]/80" office:value-type="float" office:value="527.25" calcext:value-type="float">
            <text:p>527</text:p>
          </table:table-cell>
          <table:table-cell table:style-name="ce23" table:formula="of:=34.4 *[.Q421]/70" office:value-type="float" office:value="29.4857142857143" calcext:value-type="float">
            <text:p>29.5</text:p>
          </table:table-cell>
          <table:table-cell table:style-name="ce23" table:formula="of:=1.1 *[.Q421]/70" office:value-type="float" office:value="0.942857142857143" calcext:value-type="float">
            <text:p>0.9</text:p>
          </table:table-cell>
          <table:table-cell table:style-name="ce195" table:formula="of:=SUM([.R421:.T421])" office:value-type="float" office:value="557.678571428571" calcext:value-type="float">
            <text:p>5.58E+02</text:p>
          </table:table-cell>
          <table:table-cell table:style-name="ce132" table:formula="of:=139*[.Q421]/80" office:value-type="float" office:value="104.25" calcext:value-type="float">
            <text:p>104</text:p>
          </table:table-cell>
          <table:table-cell table:style-name="ce23" table:formula="of:=18.1 *[.Q421]/70" office:value-type="float" office:value="15.5142857142857" calcext:value-type="float">
            <text:p>15.5</text:p>
          </table:table-cell>
          <table:table-cell table:style-name="ce23" table:formula="of:=0.653 *[.Q421]/70" office:value-type="float" office:value="0.559714285714286" calcext:value-type="float">
            <text:p>0.6</text:p>
          </table:table-cell>
          <table:table-cell table:style-name="ce195" table:formula="of:=SUM([.V421:.X421])" office:value-type="float" office:value="120.324" calcext:value-type="float">
            <text:p>1.20E+02</text:p>
          </table:table-cell>
          <table:table-cell table:style-name="ce132" table:number-columns-repeated="2"/>
          <table:table-cell table:style-name="ce40" table:formula="of:=(([.R421]+[.S421]/5+[.T421]/5)*1000/(2^([.AR421]-1)+1))*([.AM421]*3600)" office:value-type="float" office:value="140591.303741414" calcext:value-type="float">
            <text:p>140591</text:p>
          </table:table-cell>
          <table:table-cell table:style-name="ce39" table:number-columns-repeated="2"/>
          <table:table-cell table:style-name="ce40" table:formula="of:=(([.V421]+[.W421]/5+[.X421]/5)*1000/(2^([.AT421]-1)+1))*([.AM421]*3600)" office:value-type="float" office:value="899705.302325582" calcext:value-type="float">
            <text:p>899705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53"/>
          <table:table-cell table:style-name="ce196" table:formula="of:=MAX(([.R421]+[.S421]/5+[.T421]/5)*1000/[.U$8];1)" office:value-type="float" office:value="5333.35714285714" calcext:value-type="float">
            <text:p>5333</text:p>
          </table:table-cell>
          <table:table-cell table:style-name="ce132" table:formula="of:=IF([.AQ421]&lt;2;0;INT(LOG([.AQ421]-1;2)+1.33))" office:value-type="float" office:value="13" calcext:value-type="float">
            <text:p>13</text:p>
          </table:table-cell>
          <table:table-cell table:style-name="ce196" table:formula="of:=MAX(([.V421]+[.W421]/5+[.X421]/5)*1000/[.U$7];1)" office:value-type="float" office:value="107.4648" calcext:value-type="float">
            <text:p>107</text:p>
          </table:table-cell>
          <table:table-cell table:style-name="ce132" table:formula="of:=IF([.AS421]&lt;2;0;INT(LOG([.AS421]-1;2)+1.33))" office:value-type="float" office:value="8" calcext:value-type="float">
            <text:p>8</text:p>
          </table:table-cell>
          <table:table-cell table:style-name="ce196" table:formula="of:=([.Y421]+[.AA421])+IF([.AR421]&gt;0.9;SUM([.R421:.T421])*1000/(2^([.AR421]-1)+1);SUM([.R421:.T421])*1000)+IF([.AT421]&gt;0.9;([.V421]+[.W421]/5+[.X421]/5)*1000/(2^([.AT421]-1)+1);([.V421]+[.W421]/5+[.X421]/5)*1000)" office:value-type="float" office:value="1089.50322797412" calcext:value-type="float">
            <text:p>1090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421]+([.AM422]+[.AN422]+[.AO422])/24" office:value-type="float" office:value="0.655277777777778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2]+[.N422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703*[.Q422]/80" office:value-type="float" office:value="351.5" calcext:value-type="float">
            <text:p>352</text:p>
          </table:table-cell>
          <table:table-cell table:style-name="ce23" table:formula="of:=34.4 *[.Q422]/70" office:value-type="float" office:value="19.6571428571429" calcext:value-type="float">
            <text:p>19.7</text:p>
          </table:table-cell>
          <table:table-cell table:style-name="ce23" table:formula="of:=1.1 *[.Q422]/70" office:value-type="float" office:value="0.628571428571429" calcext:value-type="float">
            <text:p>0.6</text:p>
          </table:table-cell>
          <table:table-cell table:style-name="ce195" table:formula="of:=SUM([.R422:.T422])" office:value-type="float" office:value="371.785714285714" calcext:value-type="float">
            <text:p>3.72E+02</text:p>
          </table:table-cell>
          <table:table-cell table:style-name="ce132" table:formula="of:=139*[.Q422]/80" office:value-type="float" office:value="69.5" calcext:value-type="float">
            <text:p>70</text:p>
          </table:table-cell>
          <table:table-cell table:style-name="ce23" table:formula="of:=18.1 *[.Q422]/70" office:value-type="float" office:value="10.3428571428571" calcext:value-type="float">
            <text:p>10.3</text:p>
          </table:table-cell>
          <table:table-cell table:style-name="ce23" table:formula="of:=0.653 *[.Q422]/70" office:value-type="float" office:value="0.373142857142857" calcext:value-type="float">
            <text:p>0.4</text:p>
          </table:table-cell>
          <table:table-cell table:style-name="ce195" table:formula="of:=SUM([.V422:.X422])" office:value-type="float" office:value="80.216" calcext:value-type="float">
            <text:p>8.02E+01</text:p>
          </table:table-cell>
          <table:table-cell table:style-name="ce132" table:number-columns-repeated="2"/>
          <table:table-cell table:style-name="ce40" table:formula="of:=(([.R422]+[.S422]/5+[.T422]/5)*1000/(2^([.AR422]-1)+1))*([.AM422]*3600)" office:value-type="float" office:value="93727.5358276091" calcext:value-type="float">
            <text:p>93728</text:p>
          </table:table-cell>
          <table:table-cell table:style-name="ce39" table:number-columns-repeated="2"/>
          <table:table-cell table:style-name="ce40" table:formula="of:=(([.V422]+[.W422]/5+[.X422]/5)*1000/(2^([.AT422]-1)+1))*([.AM422]*3600)" office:value-type="float" office:value="1190379.32307692" calcext:value-type="float">
            <text:p>119037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2]+[.S422]/5+[.T422]/5)*1000/[.U$8];1)" office:value-type="float" office:value="3555.57142857143" calcext:value-type="float">
            <text:p>3556</text:p>
          </table:table-cell>
          <table:table-cell table:style-name="ce132" table:formula="of:=IF([.AQ422]&lt;2;0;INT(LOG([.AQ422]-1;2)+1.33))" office:value-type="float" office:value="13" calcext:value-type="float">
            <text:p>13</text:p>
          </table:table-cell>
          <table:table-cell table:style-name="ce196" table:formula="of:=MAX(([.V422]+[.W422]/5+[.X422]/5)*1000/[.U$7];1)" office:value-type="float" office:value="71.6432" calcext:value-type="float">
            <text:p>72</text:p>
          </table:table-cell>
          <table:table-cell table:style-name="ce132" table:formula="of:=IF([.AS422]&lt;2;0;INT(LOG([.AS422]-1;2)+1.33))" office:value-type="float" office:value="7" calcext:value-type="float">
            <text:p>7</text:p>
          </table:table-cell>
          <table:table-cell table:style-name="ce196" table:formula="of:=([.Y422]+[.AA422])+IF([.AR422]&gt;0.9;SUM([.R422:.T422])*1000/(2^([.AR422]-1)+1);SUM([.R422:.T422])*1000)+IF([.AT422]&gt;0.9;([.V422]+[.W422]/5+[.X422]/5)*1000/(2^([.AT422]-1)+1);([.V422]+[.W422]/5+[.X422]/5)*1000)" office:value-type="float" office:value="1273.1649188283" calcext:value-type="float">
            <text:p>127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22]+([.AM423]+[.AN423]+[.AO423])/24" office:value-type="float" office:value="0.669861111111111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3]+[.N423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703*[.Q423]/80" office:value-type="float" office:value="219.6875" calcext:value-type="float">
            <text:p>220</text:p>
          </table:table-cell>
          <table:table-cell table:style-name="ce23" table:formula="of:=34.4 *[.Q423]/70" office:value-type="float" office:value="12.2857142857143" calcext:value-type="float">
            <text:p>12.3</text:p>
          </table:table-cell>
          <table:table-cell table:style-name="ce23" table:formula="of:=1.1 *[.Q423]/70" office:value-type="float" office:value="0.392857142857143" calcext:value-type="float">
            <text:p>0.4</text:p>
          </table:table-cell>
          <table:table-cell table:style-name="ce195" table:formula="of:=SUM([.R423:.T423])" office:value-type="float" office:value="232.366071428571" calcext:value-type="float">
            <text:p>2.32E+02</text:p>
          </table:table-cell>
          <table:table-cell table:style-name="ce132" table:formula="of:=139*[.Q423]/80" office:value-type="float" office:value="43.4375" calcext:value-type="float">
            <text:p>43</text:p>
          </table:table-cell>
          <table:table-cell table:style-name="ce23" table:formula="of:=18.1 *[.Q423]/70" office:value-type="float" office:value="6.46428571428572" calcext:value-type="float">
            <text:p>6.5</text:p>
          </table:table-cell>
          <table:table-cell table:style-name="ce23" table:formula="of:=0.653 *[.Q423]/70" office:value-type="float" office:value="0.233214285714286" calcext:value-type="float">
            <text:p>0.2</text:p>
          </table:table-cell>
          <table:table-cell table:style-name="ce195" table:formula="of:=SUM([.V423:.X423])" office:value-type="float" office:value="50.135" calcext:value-type="float">
            <text:p>5.01E+01</text:p>
          </table:table-cell>
          <table:table-cell table:style-name="ce132" table:number-columns-repeated="2"/>
          <table:table-cell table:style-name="ce40" table:formula="of:=(([.R423]+[.S423]/5+[.T423]/5)*1000/(2^([.AR423]-1)+1))*([.AM423]*3600)" office:value-type="float" office:value="117130.830370215" calcext:value-type="float">
            <text:p>117131</text:p>
          </table:table-cell>
          <table:table-cell table:style-name="ce39" table:number-columns-repeated="2"/>
          <table:table-cell table:style-name="ce40" table:formula="of:=(([.V423]+[.W423]/5+[.X423]/5)*1000/(2^([.AT423]-1)+1))*([.AM423]*3600)" office:value-type="float" office:value="1465429.09090909" calcext:value-type="float">
            <text:p>146542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3]+[.S423]/5+[.T423]/5)*1000/[.U$8];1)" office:value-type="float" office:value="2222.23214285714" calcext:value-type="float">
            <text:p>2222</text:p>
          </table:table-cell>
          <table:table-cell table:style-name="ce132" table:formula="of:=IF([.AQ423]&lt;2;0;INT(LOG([.AQ423]-1;2)+1.33))" office:value-type="float" office:value="12" calcext:value-type="float">
            <text:p>12</text:p>
          </table:table-cell>
          <table:table-cell table:style-name="ce196" table:formula="of:=MAX(([.V423]+[.W423]/5+[.X423]/5)*1000/[.U$7];1)" office:value-type="float" office:value="44.777" calcext:value-type="float">
            <text:p>45</text:p>
          </table:table-cell>
          <table:table-cell table:style-name="ce132" table:formula="of:=IF([.AS423]&lt;2;0;INT(LOG([.AS423]-1;2)+1.33))" office:value-type="float" office:value="6" calcext:value-type="float">
            <text:p>6</text:p>
          </table:table-cell>
          <table:table-cell table:style-name="ce196" table:formula="of:=([.Y423]+[.AA423])+IF([.AR423]&gt;0.9;SUM([.R423:.T423])*1000/(2^([.AR423]-1)+1);SUM([.R423:.T423])*1000)+IF([.AT423]&gt;0.9;([.V423]+[.W423]/5+[.X423]/5)*1000/(2^([.AT423]-1)+1);([.V423]+[.W423]/5+[.X423]/5)*1000)" office:value-type="float" office:value="1520.41841034271" calcext:value-type="float">
            <text:p>152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423]+([.AM424]+[.AN424]+[.AO424])/24" office:value-type="float" office:value="0.684444444444445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4]+[.N424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703*[.Q424]/80" office:value-type="float" office:value="131.8125" calcext:value-type="float">
            <text:p>132</text:p>
          </table:table-cell>
          <table:table-cell table:style-name="ce23" table:formula="of:=34.4 *[.Q424]/70" office:value-type="float" office:value="7.37142857142857" calcext:value-type="float">
            <text:p>7.4</text:p>
          </table:table-cell>
          <table:table-cell table:style-name="ce23" table:formula="of:=1.1 *[.Q424]/70" office:value-type="float" office:value="0.235714285714286" calcext:value-type="float">
            <text:p>0.2</text:p>
          </table:table-cell>
          <table:table-cell table:style-name="ce195" table:formula="of:=SUM([.R424:.T424])" office:value-type="float" office:value="139.419642857143" calcext:value-type="float">
            <text:p>1.39E+02</text:p>
          </table:table-cell>
          <table:table-cell table:style-name="ce132" table:formula="of:=139*[.Q424]/80" office:value-type="float" office:value="26.0625" calcext:value-type="float">
            <text:p>26</text:p>
          </table:table-cell>
          <table:table-cell table:style-name="ce23" table:formula="of:=18.1 *[.Q424]/70" office:value-type="float" office:value="3.87857142857143" calcext:value-type="float">
            <text:p>3.9</text:p>
          </table:table-cell>
          <table:table-cell table:style-name="ce23" table:formula="of:=0.653 *[.Q424]/70" office:value-type="float" office:value="0.139928571428571" calcext:value-type="float">
            <text:p>0.1</text:p>
          </table:table-cell>
          <table:table-cell table:style-name="ce195" table:formula="of:=SUM([.V424:.X424])" office:value-type="float" office:value="30.081" calcext:value-type="float">
            <text:p>3.01E+01</text:p>
          </table:table-cell>
          <table:table-cell table:style-name="ce132" table:number-columns-repeated="2"/>
          <table:table-cell table:style-name="ce40" table:formula="of:=(([.R424]+[.S424]/5+[.T424]/5)*1000/(2^([.AR424]-1)+1))*([.AM424]*3600)" office:value-type="float" office:value="140488.432055749" calcext:value-type="float">
            <text:p>140488</text:p>
          </table:table-cell>
          <table:table-cell table:style-name="ce39" table:number-columns-repeated="2"/>
          <table:table-cell table:style-name="ce40" table:formula="of:=(([.V424]+[.W424]/5+[.X424]/5)*1000/(2^([.AT424]-1)+1))*([.AM424]*3600)" office:value-type="float" office:value="879257.454545455" calcext:value-type="float">
            <text:p>87925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4]+[.S424]/5+[.T424]/5)*1000/[.U$8];1)" office:value-type="float" office:value="1333.33928571429" calcext:value-type="float">
            <text:p>1333</text:p>
          </table:table-cell>
          <table:table-cell table:style-name="ce132" table:formula="of:=IF([.AQ424]&lt;2;0;INT(LOG([.AQ424]-1;2)+1.33))" office:value-type="float" office:value="11" calcext:value-type="float">
            <text:p>11</text:p>
          </table:table-cell>
          <table:table-cell table:style-name="ce40" table:formula="of:=MAX(([.V424]+[.W424]/5+[.X424]/5)*1000/[.U$7];1)" office:value-type="float" office:value="26.8662" calcext:value-type="float">
            <text:p>27</text:p>
          </table:table-cell>
          <table:table-cell table:style-name="ce132" table:formula="of:=IF([.AS424]&lt;2;0;INT(LOG([.AS424]-1;2)+1.33))" office:value-type="float" office:value="6" calcext:value-type="float">
            <text:p>6</text:p>
          </table:table-cell>
          <table:table-cell table:style-name="ce196" table:formula="of:=([.Y424]+[.AA424])+IF([.AR424]&gt;0.9;SUM([.R424:.T424])*1000/(2^([.AR424]-1)+1);SUM([.R424:.T424])*1000)+IF([.AT424]&gt;0.9;([.V424]+[.W424]/5+[.X424]/5)*1000/(2^([.AT424]-1)+1);([.V424]+[.W424]/5+[.X424]/5)*1000)" office:value-type="float" office:value="980.227436490339" calcext:value-type="float">
            <text:p>980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424]+([.AM425]+[.AN425]+[.AO425])/24" office:value-type="float" office:value="0.699027777777778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5]+[.N425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703*[.Q425]/80" office:value-type="float" office:value="70.3" calcext:value-type="float">
            <text:p>70</text:p>
          </table:table-cell>
          <table:table-cell table:style-name="ce23" table:formula="of:=34.4 *[.Q425]/70" office:value-type="float" office:value="3.93142857142857" calcext:value-type="float">
            <text:p>3.9</text:p>
          </table:table-cell>
          <table:table-cell table:style-name="ce23" table:formula="of:=1.1 *[.Q425]/70" office:value-type="float" office:value="0.125714285714286" calcext:value-type="float">
            <text:p>0.1</text:p>
          </table:table-cell>
          <table:table-cell table:style-name="ce195" table:formula="of:=SUM([.R425:.T425])" office:value-type="float" office:value="74.3571428571429" calcext:value-type="float">
            <text:p>7.44E+01</text:p>
          </table:table-cell>
          <table:table-cell table:style-name="ce132" table:formula="of:=139*[.Q425]/80" office:value-type="float" office:value="13.9" calcext:value-type="float">
            <text:p>14</text:p>
          </table:table-cell>
          <table:table-cell table:style-name="ce23" table:formula="of:=18.1 *[.Q425]/70" office:value-type="float" office:value="2.06857142857143" calcext:value-type="float">
            <text:p>2.1</text:p>
          </table:table-cell>
          <table:table-cell table:style-name="ce23" table:formula="of:=0.653 *[.Q425]/70" office:value-type="float" office:value="0.0746285714285714" calcext:value-type="float">
            <text:p>0.1</text:p>
          </table:table-cell>
          <table:table-cell table:style-name="ce195" table:formula="of:=SUM([.V425:.X425])" office:value-type="float" office:value="16.0432" calcext:value-type="float">
            <text:p>1.60E+01</text:p>
          </table:table-cell>
          <table:table-cell table:style-name="ce132" table:number-columns-repeated="2"/>
          <table:table-cell table:style-name="ce40" table:formula="of:=(([.R425]+[.S425]/5+[.T425]/5)*1000/(2^([.AR425]-1)+1))*([.AM425]*3600)" office:value-type="float" office:value="149708.270676692" calcext:value-type="float">
            <text:p>149708</text:p>
          </table:table-cell>
          <table:table-cell table:style-name="ce39" table:number-columns-repeated="2"/>
          <table:table-cell table:style-name="ce40" table:formula="of:=(([.V425]+[.W425]/5+[.X425]/5)*1000/(2^([.AT425]-1)+1))*([.AM425]*3600)" office:value-type="float" office:value="910290.070588235" calcext:value-type="float">
            <text:p>91029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5]+[.S425]/5+[.T425]/5)*1000/[.U$8];1)" office:value-type="float" office:value="711.114285714286" calcext:value-type="float">
            <text:p>711</text:p>
          </table:table-cell>
          <table:table-cell table:style-name="ce132" table:formula="of:=IF([.AQ425]&lt;2;0;INT(LOG([.AQ425]-1;2)+1.33))" office:value-type="float" office:value="10" calcext:value-type="float">
            <text:p>10</text:p>
          </table:table-cell>
          <table:table-cell table:style-name="ce40" table:formula="of:=MAX(([.V425]+[.W425]/5+[.X425]/5)*1000/[.U$7];1)" office:value-type="float" office:value="14.32864" calcext:value-type="float">
            <text:p>14</text:p>
          </table:table-cell>
          <table:table-cell table:style-name="ce132" table:formula="of:=IF([.AS425]&lt;2;0;INT(LOG([.AS425]-1;2)+1.33))" office:value-type="float" office:value="5" calcext:value-type="float">
            <text:p>5</text:p>
          </table:table-cell>
          <table:table-cell table:style-name="ce196" table:formula="of:=([.Y425]+[.AA425])+IF([.AR425]&gt;0.9;SUM([.R425:.T425])*1000/(2^([.AR425]-1)+1);SUM([.R425:.T425])*1000)+IF([.AT425]&gt;0.9;([.V425]+[.W425]/5+[.X425]/5)*1000/(2^([.AT425]-1)+1);([.V425]+[.W425]/5+[.X425]/5)*1000)" office:value-type="float" office:value="1003.85007404786" calcext:value-type="float">
            <text:p>100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25]+([.AM426]+[.AN426]+[.AO426])/24" office:value-type="float" office:value="0.713611111111111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6]+[.N426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703*[.Q426]/80" office:value-type="float" office:value="43.9375" calcext:value-type="float">
            <text:p>44</text:p>
          </table:table-cell>
          <table:table-cell table:style-name="ce23" table:formula="of:=34.4 *[.Q426]/70" office:value-type="float" office:value="2.45714285714286" calcext:value-type="float">
            <text:p>2.5</text:p>
          </table:table-cell>
          <table:table-cell table:style-name="ce23" table:formula="of:=1.1 *[.Q426]/70" office:value-type="float" office:value="0.0785714285714286" calcext:value-type="float">
            <text:p>0.1</text:p>
          </table:table-cell>
          <table:table-cell table:style-name="ce195" table:formula="of:=SUM([.R426:.T426])" office:value-type="float" office:value="46.4732142857143" calcext:value-type="float">
            <text:p>4.65E+01</text:p>
          </table:table-cell>
          <table:table-cell table:style-name="ce132" table:formula="of:=139*[.Q426]/80" office:value-type="float" office:value="8.6875" calcext:value-type="float">
            <text:p>9</text:p>
          </table:table-cell>
          <table:table-cell table:style-name="ce23" table:formula="of:=18.1 *[.Q426]/70" office:value-type="float" office:value="1.29285714285714" calcext:value-type="float">
            <text:p>1.3</text:p>
          </table:table-cell>
          <table:table-cell table:style-name="ce23" table:formula="of:=0.653 *[.Q426]/70" office:value-type="float" office:value="0.0466428571428571" calcext:value-type="float">
            <text:p>0.0</text:p>
          </table:table-cell>
          <table:table-cell table:style-name="ce195" table:formula="of:=SUM([.V426:.X426])" office:value-type="float" office:value="10.027" calcext:value-type="float">
            <text:p>1.00E+01</text:p>
          </table:table-cell>
          <table:table-cell table:style-name="ce132" table:number-columns-repeated="2"/>
          <table:table-cell table:style-name="ce40" table:formula="of:=(([.R426]+[.S426]/5+[.T426]/5)*1000/(2^([.AR426]-1)+1))*([.AM426]*3600)" office:value-type="float" office:value="93567.6691729324" calcext:value-type="float">
            <text:p>93568</text:p>
          </table:table-cell>
          <table:table-cell table:style-name="ce39" table:number-columns-repeated="2"/>
          <table:table-cell table:style-name="ce40" table:formula="of:=(([.V426]+[.W426]/5+[.X426]/5)*1000/(2^([.AT426]-1)+1))*([.AM426]*3600)" office:value-type="float" office:value="1074648" calcext:value-type="float">
            <text:p>107464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6]+[.S426]/5+[.T426]/5)*1000/[.U$8];1)" office:value-type="float" office:value="444.446428571429" calcext:value-type="float">
            <text:p>444</text:p>
          </table:table-cell>
          <table:table-cell table:style-name="ce132" table:formula="of:=IF([.AQ426]&lt;2;0;INT(LOG([.AQ426]-1;2)+1.33))" office:value-type="float" office:value="10" calcext:value-type="float">
            <text:p>10</text:p>
          </table:table-cell>
          <table:table-cell table:style-name="ce40" table:formula="of:=MAX(([.V426]+[.W426]/5+[.X426]/5)*1000/[.U$7];1)" office:value-type="float" office:value="8.9554" calcext:value-type="float">
            <text:p>9</text:p>
          </table:table-cell>
          <table:table-cell table:style-name="ce132" table:formula="of:=IF([.AS426]&lt;2;0;INT(LOG([.AS426]-1;2)+1.33))" office:value-type="float" office:value="4" calcext:value-type="float">
            <text:p>4</text:p>
          </table:table-cell>
          <table:table-cell table:style-name="ce196" table:formula="of:=([.Y426]+[.AA426])+IF([.AR426]&gt;0.9;SUM([.R426:.T426])*1000/(2^([.AR426]-1)+1);SUM([.R426:.T426])*1000)+IF([.AT426]&gt;0.9;([.V426]+[.W426]/5+[.X426]/5)*1000/(2^([.AT426]-1)+1);([.V426]+[.W426]/5+[.X426]/5)*1000)" office:value-type="float" office:value="1095.66250543024" calcext:value-type="float">
            <text:p>109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26]+([.AM427]+[.AN427]+[.AO427])/24" office:value-type="float" office:value="0.728194444444444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7]+[.N427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703*[.Q427]/80" office:value-type="float" office:value="21.96875" calcext:value-type="float">
            <text:p>22</text:p>
          </table:table-cell>
          <table:table-cell table:style-name="ce23" table:formula="of:=34.4 *[.Q427]/70" office:value-type="float" office:value="1.22857142857143" calcext:value-type="float">
            <text:p>1.2</text:p>
          </table:table-cell>
          <table:table-cell table:style-name="ce23" table:formula="of:=1.1 *[.Q427]/70" office:value-type="float" office:value="0.0392857142857143" calcext:value-type="float">
            <text:p>0.0</text:p>
          </table:table-cell>
          <table:table-cell table:style-name="ce195" table:formula="of:=SUM([.R427:.T427])" office:value-type="float" office:value="23.2366071428571" calcext:value-type="float">
            <text:p>2.32E+01</text:p>
          </table:table-cell>
          <table:table-cell table:style-name="ce132" table:formula="of:=139*[.Q427]/80" office:value-type="float" office:value="4.34375" calcext:value-type="float">
            <text:p>4</text:p>
          </table:table-cell>
          <table:table-cell table:style-name="ce23" table:formula="of:=18.1 *[.Q427]/70" office:value-type="float" office:value="0.646428571428571" calcext:value-type="float">
            <text:p>0.6</text:p>
          </table:table-cell>
          <table:table-cell table:style-name="ce23" table:formula="of:=0.653 *[.Q427]/70" office:value-type="float" office:value="0.0233214285714286" calcext:value-type="float">
            <text:p>0.0</text:p>
          </table:table-cell>
          <table:table-cell table:style-name="ce195" table:formula="of:=SUM([.V427:.X427])" office:value-type="float" office:value="5.0135" calcext:value-type="float">
            <text:p>5.01E+00</text:p>
          </table:table-cell>
          <table:table-cell table:style-name="ce132" table:number-columns-repeated="2"/>
          <table:table-cell table:style-name="ce40" table:formula="of:=(([.R427]+[.S427]/5+[.T427]/5)*1000/(2^([.AR427]-1)+1))*([.AM427]*3600)" office:value-type="float" office:value="93385.630906059" calcext:value-type="float">
            <text:p>93386</text:p>
          </table:table-cell>
          <table:table-cell table:style-name="ce39" table:number-columns-repeated="2"/>
          <table:table-cell table:style-name="ce40" table:formula="of:=(([.V427]+[.W427]/5+[.X427]/5)*1000/(2^([.AT427]-1)+1))*([.AM427]*3600)" office:value-type="float" office:value="967183.2" calcext:value-type="float">
            <text:p>96718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7]+[.S427]/5+[.T427]/5)*1000/[.U$8];1)" office:value-type="float" office:value="222.223214285714" calcext:value-type="float">
            <text:p>222</text:p>
          </table:table-cell>
          <table:table-cell table:style-name="ce132" table:formula="of:=IF([.AQ427]&lt;2;0;INT(LOG([.AQ427]-1;2)+1.33))" office:value-type="float" office:value="9" calcext:value-type="float">
            <text:p>9</text:p>
          </table:table-cell>
          <table:table-cell table:style-name="ce40" table:formula="of:=MAX(([.V427]+[.W427]/5+[.X427]/5)*1000/[.U$7];1)" office:value-type="float" office:value="4.4777" calcext:value-type="float">
            <text:p>4</text:p>
          </table:table-cell>
          <table:table-cell table:style-name="ce132" table:formula="of:=IF([.AS427]&lt;2;0;INT(LOG([.AS427]-1;2)+1.33))" office:value-type="float" office:value="3" calcext:value-type="float">
            <text:p>3</text:p>
          </table:table-cell>
          <table:table-cell table:style-name="ce196" table:formula="of:=([.Y427]+[.AA427])+IF([.AR427]&gt;0.9;SUM([.R427:.T427])*1000/(2^([.AR427]-1)+1);SUM([.R427:.T427])*1000)+IF([.AT427]&gt;0.9;([.V427]+[.W427]/5+[.X427]/5)*1000/(2^([.AT427]-1)+1);([.V427]+[.W427]/5+[.X427]/5)*1000)" office:value-type="float" office:value="990.968313785437" calcext:value-type="float">
            <text:p>99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27]+([.AM428]+[.AN428]+[.AO428])/24" office:value-type="float" office:value="0.742777777777778" calcext:value-type="float">
            <text:p>0.7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28]+[.N428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703*[.Q428]/80" office:value-type="float" office:value="8.7875" calcext:value-type="float">
            <text:p>9</text:p>
          </table:table-cell>
          <table:table-cell table:style-name="ce23" table:formula="of:=34.4 *[.Q428]/70" office:value-type="float" office:value="0.491428571428571" calcext:value-type="float">
            <text:p>0.5</text:p>
          </table:table-cell>
          <table:table-cell table:style-name="ce23" table:formula="of:=1.1 *[.Q428]/70" office:value-type="float" office:value="0.0157142857142857" calcext:value-type="float">
            <text:p>0.0</text:p>
          </table:table-cell>
          <table:table-cell table:style-name="ce195" table:formula="of:=SUM([.R428:.T428])" office:value-type="float" office:value="9.29464285714286" calcext:value-type="float">
            <text:p>9.29E+00</text:p>
          </table:table-cell>
          <table:table-cell table:style-name="ce132" table:formula="of:=139*[.Q428]/80" office:value-type="float" office:value="1.7375" calcext:value-type="float">
            <text:p>2</text:p>
          </table:table-cell>
          <table:table-cell table:style-name="ce23" table:formula="of:=18.1 *[.Q428]/70" office:value-type="float" office:value="0.258571428571429" calcext:value-type="float">
            <text:p>0.3</text:p>
          </table:table-cell>
          <table:table-cell table:style-name="ce23" table:formula="of:=0.653 *[.Q428]/70" office:value-type="float" office:value="0.00932857142857143" calcext:value-type="float">
            <text:p>0.0</text:p>
          </table:table-cell>
          <table:table-cell table:style-name="ce195" table:formula="of:=SUM([.V428:.X428])" office:value-type="float" office:value="2.0054" calcext:value-type="float">
            <text:p>2.01E+00</text:p>
          </table:table-cell>
          <table:table-cell table:style-name="ce132" table:number-columns-repeated="2"/>
          <table:table-cell table:style-name="ce40" table:formula="of:=(([.R428]+[.S428]/5+[.T428]/5)*1000/(2^([.AR428]-1)+1))*([.AM428]*3600)" office:value-type="float" office:value="147692.967032967" calcext:value-type="float">
            <text:p>147693</text:p>
          </table:table-cell>
          <table:table-cell table:style-name="ce39" table:number-columns-repeated="2"/>
          <table:table-cell table:style-name="ce40" table:formula="of:=(([.V428]+[.W428]/5+[.X428]/5)*1000/(2^([.AT428]-1)+1))*([.AM428]*3600)" office:value-type="float" office:value="1289577.6" calcext:value-type="float">
            <text:p>128957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28]+[.S428]/5+[.T428]/5)*1000/[.U$8];1)" office:value-type="float" office:value="88.8892857142857" calcext:value-type="float">
            <text:p>89</text:p>
          </table:table-cell>
          <table:table-cell table:style-name="ce132" table:formula="of:=IF([.AQ428]&lt;2;0;INT(LOG([.AQ428]-1;2)+1.33))" office:value-type="float" office:value="7" calcext:value-type="float">
            <text:p>7</text:p>
          </table:table-cell>
          <table:table-cell table:style-name="ce40" table:formula="of:=MAX(([.V428]+[.W428]/5+[.X428]/5)*1000/[.U$7];1)" office:value-type="float" office:value="1.79108" calcext:value-type="float">
            <text:p>2</text:p>
          </table:table-cell>
          <table:table-cell table:style-name="ce132" table:formula="of:=IF([.AS428]&lt;2;0;INT(LOG([.AS428]-1;2)+1.33))" office:value-type="float" office:value="0" calcext:value-type="float">
            <text:p>0</text:p>
          </table:table-cell>
          <table:table-cell table:style-name="ce196" table:formula="of:=([.Y428]+[.AA428])+IF([.AR428]&gt;0.9;SUM([.R428:.T428])*1000/(2^([.AR428]-1)+1);SUM([.R428:.T428])*1000)+IF([.AT428]&gt;0.9;([.V428]+[.W428]/5+[.X428]/5)*1000/(2^([.AT428]-1)+1);([.V428]+[.W428]/5+[.X428]/5)*1000)" office:value-type="float" office:value="1936.07990549451" calcext:value-type="float">
            <text:p>193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25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28]+([.AM430]+[.AN430]+[.AO430])/24" office:value-type="float" office:value="0.751111111111111" calcext:value-type="float">
            <text:p>0.8</text:p>
          </table:table-cell>
          <table:table-cell table:style-name="ce252"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0]+[.N430]" office:value-type="float" office:value="25" calcext:value-type="float">
            <text:p>25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703*[.Q430]/80*2" office:value-type="float" office:value="1406" calcext:value-type="float">
            <text:p>1406</text:p>
          </table:table-cell>
          <table:table-cell table:style-name="ce23" table:formula="of:=34.4*[.Q430]/70*2" office:value-type="float" office:value="78.6285714285714" calcext:value-type="float">
            <text:p>78.6</text:p>
          </table:table-cell>
          <table:table-cell table:style-name="ce23" table:formula="of:=1.1*[.Q430]/70*2" office:value-type="float" office:value="2.51428571428571" calcext:value-type="float">
            <text:p>2.5</text:p>
          </table:table-cell>
          <table:table-cell table:style-name="ce195" table:formula="of:=SUM([.R430:.T430])" office:value-type="float" office:value="1487.14285714286" calcext:value-type="float">
            <text:p>1.49E+03</text:p>
          </table:table-cell>
          <table:table-cell table:style-name="ce132" table:formula="of:=139*[.Q430]/80*2" office:value-type="float" office:value="278" calcext:value-type="float">
            <text:p>278</text:p>
          </table:table-cell>
          <table:table-cell table:style-name="ce23" table:formula="of:=18.1*[.Q430]/70*2" office:value-type="float" office:value="41.3714285714286" calcext:value-type="float">
            <text:p>41.4</text:p>
          </table:table-cell>
          <table:table-cell table:style-name="ce23" table:formula="of:=0.653*[.Q430]/70*1.16" office:value-type="float" office:value="0.865691428571429" calcext:value-type="float">
            <text:p>0.9</text:p>
          </table:table-cell>
          <table:table-cell table:style-name="ce195" table:formula="of:=SUM([.V430:.X430])" office:value-type="float" office:value="320.23712" calcext:value-type="float">
            <text:p>3.20E+02</text:p>
          </table:table-cell>
          <table:table-cell table:style-name="ce132" table:number-columns-repeated="2"/>
          <table:table-cell table:style-name="ce40" table:formula="of:=(([.R430]+[.S430]/5+[.T430]/5)*1000/(2^([.AR430]-1)+1))*([.AM430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430]+[.W430]/5+[.X430]/5)*1000/(2^([.AT430]-1)+1))*([.AM430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430]+[.S430]/5+[.T430]/5)*1000/[.U$8];1)" office:value-type="float" office:value="14222.2857142857" calcext:value-type="float">
            <text:p>14222</text:p>
          </table:table-cell>
          <table:table-cell table:style-name="ce132" table:formula="of:=IF([.AQ430]&lt;2;0;INT(LOG([.AQ430]-1;2)+1.33))" office:value-type="float" office:value="15" calcext:value-type="float">
            <text:p>15</text:p>
          </table:table-cell>
          <table:table-cell table:style-name="ce196" table:formula="of:=MAX(([.V430]+[.W430]/5+[.X430]/5)*1000/[.U$7];1)" office:value-type="float" office:value="286.447424" calcext:value-type="float">
            <text:p>286</text:p>
          </table:table-cell>
          <table:table-cell table:style-name="ce132" table:formula="of:=IF([.AS430]&lt;2;0;INT(LOG([.AS430]-1;2)+1.33))" office:value-type="float" office:value="9" calcext:value-type="float">
            <text:p>9</text:p>
          </table:table-cell>
          <table:table-cell table:style-name="ce196" table:formula="of:=([.Y430]+[.AA430])+IF([.AR430]&gt;0.9;SUM([.R430:.T430])*1000/(2^([.AR430]-1)+1);SUM([.R430:.T430])*1000)+IF([.AT430]&gt;0.9;([.V430]+[.W430]/5+[.X430]/5)*1000/(2^([.AT430]-1)+1);([.V430]+[.W430]/5+[.X430]/5)*1000)" office:value-type="float" office:value="1525.58099329346" calcext:value-type="float">
            <text:p>152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0]+([.AM431]+[.AN431]+[.AO431])/24" office:value-type="float" office:value="0.753194444444444" calcext:value-type="float">
            <text:p>0.8</text:p>
          </table:table-cell>
          <table:table-cell table:style-name="ce252"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1]+[.N431]" office:value-type="float" office:value="25" calcext:value-type="float">
            <text:p>25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703*[.Q431]/80*2" office:value-type="float" office:value="1054.5" calcext:value-type="float">
            <text:p>1055</text:p>
          </table:table-cell>
          <table:table-cell table:style-name="ce23" table:formula="of:=34.4*[.Q431]/70*2" office:value-type="float" office:value="58.9714285714286" calcext:value-type="float">
            <text:p>59.0</text:p>
          </table:table-cell>
          <table:table-cell table:style-name="ce23" table:formula="of:=1.1*[.Q431]/70*2" office:value-type="float" office:value="1.88571428571429" calcext:value-type="float">
            <text:p>1.9</text:p>
          </table:table-cell>
          <table:table-cell table:style-name="ce195" table:formula="of:=SUM([.R431:.T431])" office:value-type="float" office:value="1115.35714285714" calcext:value-type="float">
            <text:p>1.12E+03</text:p>
          </table:table-cell>
          <table:table-cell table:style-name="ce132" table:formula="of:=139*[.Q431]/80*2" office:value-type="float" office:value="208.5" calcext:value-type="float">
            <text:p>209</text:p>
          </table:table-cell>
          <table:table-cell table:style-name="ce23" table:formula="of:=18.1*[.Q431]/70*2" office:value-type="float" office:value="31.0285714285714" calcext:value-type="float">
            <text:p>31.0</text:p>
          </table:table-cell>
          <table:table-cell table:style-name="ce23" table:formula="of:=0.653*[.Q431]/70*1.16" office:value-type="float" office:value="0.649268571428571" calcext:value-type="float">
            <text:p>0.6</text:p>
          </table:table-cell>
          <table:table-cell table:style-name="ce195" table:formula="of:=SUM([.V431:.X431])" office:value-type="float" office:value="240.17784" calcext:value-type="float">
            <text:p>2.40E+02</text:p>
          </table:table-cell>
          <table:table-cell table:style-name="ce132" table:number-columns-repeated="2"/>
          <table:table-cell table:style-name="ce40" table:formula="of:=(([.R431]+[.S431]/5+[.T431]/5)*1000/(2^([.AR431]-1)+1))*([.AM431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431]+[.W431]/5+[.X431]/5)*1000/(2^([.AT431]-1)+1))*([.AM431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1]+[.S431]/5+[.T431]/5)*1000/[.U$8];1)" office:value-type="float" office:value="10666.7142857143" calcext:value-type="float">
            <text:p>10667</text:p>
          </table:table-cell>
          <table:table-cell table:style-name="ce132" table:formula="of:=IF([.AQ431]&lt;2;0;INT(LOG([.AQ431]-1;2)+1.33))" office:value-type="float" office:value="14" calcext:value-type="float">
            <text:p>14</text:p>
          </table:table-cell>
          <table:table-cell table:style-name="ce196" table:formula="of:=MAX(([.V431]+[.W431]/5+[.X431]/5)*1000/[.U$7];1)" office:value-type="float" office:value="214.835568" calcext:value-type="float">
            <text:p>215</text:p>
          </table:table-cell>
          <table:table-cell table:style-name="ce132" table:formula="of:=IF([.AS431]&lt;2;0;INT(LOG([.AS431]-1;2)+1.33))" office:value-type="float" office:value="9" calcext:value-type="float">
            <text:p>9</text:p>
          </table:table-cell>
          <table:table-cell table:style-name="ce196" table:formula="of:=([.Y431]+[.AA431])+IF([.AR431]&gt;0.9;SUM([.R431:.T431])*1000/(2^([.AR431]-1)+1);SUM([.R431:.T431])*1000)+IF([.AT431]&gt;0.9;([.V431]+[.W431]/5+[.X431]/5)*1000/(2^([.AT431]-1)+1);([.V431]+[.W431]/5+[.X431]/5)*1000)" office:value-type="float" office:value="1212.24927914649" calcext:value-type="float">
            <text:p>121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431]+([.AM432]+[.AN432]+[.AO432])/24" office:value-type="float" office:value="0.767777777777777" calcext:value-type="float">
            <text:p>0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2]+[.N432]" office:value-type="float" office:value="25" calcext:value-type="float">
            <text:p>25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703*[.Q432]/80*2" office:value-type="float" office:value="703" calcext:value-type="float">
            <text:p>703</text:p>
          </table:table-cell>
          <table:table-cell table:style-name="ce23" table:formula="of:=34.4*[.Q432]/70*2" office:value-type="float" office:value="39.3142857142857" calcext:value-type="float">
            <text:p>39.3</text:p>
          </table:table-cell>
          <table:table-cell table:style-name="ce23" table:formula="of:=1.1*[.Q432]/70*2" office:value-type="float" office:value="1.25714285714286" calcext:value-type="float">
            <text:p>1.3</text:p>
          </table:table-cell>
          <table:table-cell table:style-name="ce195" table:formula="of:=SUM([.R432:.T432])" office:value-type="float" office:value="743.571428571429" calcext:value-type="float">
            <text:p>7.44E+02</text:p>
          </table:table-cell>
          <table:table-cell table:style-name="ce132" table:formula="of:=139*[.Q432]/80*2" office:value-type="float" office:value="139" calcext:value-type="float">
            <text:p>139</text:p>
          </table:table-cell>
          <table:table-cell table:style-name="ce23" table:formula="of:=18.1*[.Q432]/70*2" office:value-type="float" office:value="20.6857142857143" calcext:value-type="float">
            <text:p>20.7</text:p>
          </table:table-cell>
          <table:table-cell table:style-name="ce23" table:formula="of:=0.653*[.Q432]/70*1.16" office:value-type="float" office:value="0.432845714285714" calcext:value-type="float">
            <text:p>0.4</text:p>
          </table:table-cell>
          <table:table-cell table:style-name="ce195" table:formula="of:=SUM([.V432:.X432])" office:value-type="float" office:value="160.11856" calcext:value-type="float">
            <text:p>1.60E+02</text:p>
          </table:table-cell>
          <table:table-cell table:style-name="ce132" table:number-columns-repeated="2"/>
          <table:table-cell table:style-name="ce40" table:formula="of:=(([.R432]+[.S432]/5+[.T432]/5)*1000/(2^([.AR432]-1)+1))*([.AM432]*3600)" office:value-type="float" office:value="93738.9757807187" calcext:value-type="float">
            <text:p>93739</text:p>
          </table:table-cell>
          <table:table-cell table:style-name="ce39" table:number-columns-repeated="2"/>
          <table:table-cell table:style-name="ce40" table:formula="of:=(([.V432]+[.W432]/5+[.X432]/5)*1000/(2^([.AT432]-1)+1))*([.AM432]*3600)" office:value-type="float" office:value="1199082.24" calcext:value-type="float">
            <text:p>119908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2]+[.S432]/5+[.T432]/5)*1000/[.U$8];1)" office:value-type="float" office:value="7111.14285714286" calcext:value-type="float">
            <text:p>7111</text:p>
          </table:table-cell>
          <table:table-cell table:style-name="ce132" table:formula="of:=IF([.AQ432]&lt;2;0;INT(LOG([.AQ432]-1;2)+1.33))" office:value-type="float" office:value="14" calcext:value-type="float">
            <text:p>14</text:p>
          </table:table-cell>
          <table:table-cell table:style-name="ce196" table:formula="of:=MAX(([.V432]+[.W432]/5+[.X432]/5)*1000/[.U$7];1)" office:value-type="float" office:value="143.223712" calcext:value-type="float">
            <text:p>143</text:p>
          </table:table-cell>
          <table:table-cell table:style-name="ce132" table:formula="of:=IF([.AS432]&lt;2;0;INT(LOG([.AS432]-1;2)+1.33))" office:value-type="float" office:value="8" calcext:value-type="float">
            <text:p>8</text:p>
          </table:table-cell>
          <table:table-cell table:style-name="ce196" table:formula="of:=([.Y432]+[.AA432])+IF([.AR432]&gt;0.9;SUM([.R432:.T432])*1000/(2^([.AR432]-1)+1);SUM([.R432:.T432])*1000)+IF([.AT432]&gt;0.9;([.V432]+[.W432]/5+[.X432]/5)*1000/(2^([.AT432]-1)+1);([.V432]+[.W432]/5+[.X432]/5)*1000)" office:value-type="float" office:value="1361.13681125979" calcext:value-type="float">
            <text:p>136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2]+([.AM433]+[.AN433]+[.AO433])/24" office:value-type="float" office:value="0.782361111111111" calcext:value-type="float">
            <text:p>0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3]+[.N433]" office:value-type="float" office:value="25" calcext:value-type="float">
            <text:p>25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703*[.Q433]/80*2" office:value-type="float" office:value="439.375" calcext:value-type="float">
            <text:p>439</text:p>
          </table:table-cell>
          <table:table-cell table:style-name="ce23" table:formula="of:=34.4*[.Q433]/70*2" office:value-type="float" office:value="24.5714285714286" calcext:value-type="float">
            <text:p>24.6</text:p>
          </table:table-cell>
          <table:table-cell table:style-name="ce23" table:formula="of:=1.1*[.Q433]/70*2" office:value-type="float" office:value="0.785714285714286" calcext:value-type="float">
            <text:p>0.8</text:p>
          </table:table-cell>
          <table:table-cell table:style-name="ce195" table:formula="of:=SUM([.R433:.T433])" office:value-type="float" office:value="464.732142857143" calcext:value-type="float">
            <text:p>4.65E+02</text:p>
          </table:table-cell>
          <table:table-cell table:style-name="ce132" table:formula="of:=139*[.Q433]/80*2" office:value-type="float" office:value="86.875" calcext:value-type="float">
            <text:p>87</text:p>
          </table:table-cell>
          <table:table-cell table:style-name="ce23" table:formula="of:=18.1*[.Q433]/70*2" office:value-type="float" office:value="12.9285714285714" calcext:value-type="float">
            <text:p>12.9</text:p>
          </table:table-cell>
          <table:table-cell table:style-name="ce23" table:formula="of:=0.653*[.Q433]/70*1.16" office:value-type="float" office:value="0.270528571428571" calcext:value-type="float">
            <text:p>0.3</text:p>
          </table:table-cell>
          <table:table-cell table:style-name="ce195" table:formula="of:=SUM([.V433:.X433])" office:value-type="float" office:value="100.0741" calcext:value-type="float">
            <text:p>1.00E+02</text:p>
          </table:table-cell>
          <table:table-cell table:style-name="ce132" table:number-columns-repeated="2"/>
          <table:table-cell table:style-name="ce40" table:formula="of:=(([.R433]+[.S433]/5+[.T433]/5)*1000/(2^([.AR433]-1)+1))*([.AM433]*3600)" office:value-type="float" office:value="117159.419784511" calcext:value-type="float">
            <text:p>117159</text:p>
          </table:table-cell>
          <table:table-cell table:style-name="ce39" table:number-columns-repeated="2"/>
          <table:table-cell table:style-name="ce40" table:formula="of:=(([.V433]+[.W433]/5+[.X433]/5)*1000/(2^([.AT433]-1)+1))*([.AM433]*3600)" office:value-type="float" office:value="1487323.16307692" calcext:value-type="float">
            <text:p>148732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3]+[.S433]/5+[.T433]/5)*1000/[.U$8];1)" office:value-type="float" office:value="4444.46428571429" calcext:value-type="float">
            <text:p>4444</text:p>
          </table:table-cell>
          <table:table-cell table:style-name="ce132" table:formula="of:=IF([.AQ433]&lt;2;0;INT(LOG([.AQ433]-1;2)+1.33))" office:value-type="float" office:value="13" calcext:value-type="float">
            <text:p>13</text:p>
          </table:table-cell>
          <table:table-cell table:style-name="ce196" table:formula="of:=MAX(([.V433]+[.W433]/5+[.X433]/5)*1000/[.U$7];1)" office:value-type="float" office:value="89.51482" calcext:value-type="float">
            <text:p>90</text:p>
          </table:table-cell>
          <table:table-cell table:style-name="ce132" table:formula="of:=IF([.AS433]&lt;2;0;INT(LOG([.AS433]-1;2)+1.33))" office:value-type="float" office:value="7" calcext:value-type="float">
            <text:p>7</text:p>
          </table:table-cell>
          <table:table-cell table:style-name="ce196" table:formula="of:=([.Y433]+[.AA433])+IF([.AR433]&gt;0.9;SUM([.R433:.T433])*1000/(2^([.AR433]-1)+1);SUM([.R433:.T433])*1000)+IF([.AT433]&gt;0.9;([.V433]+[.W433]/5+[.X433]/5)*1000/(2^([.AT433]-1)+1);([.V433]+[.W433]/5+[.X433]/5)*1000)" office:value-type="float" office:value="1590.65747930461" calcext:value-type="float">
            <text:p>159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3]+([.AM434]+[.AN434]+[.AO434])/24" office:value-type="float" office:value="0.796944444444444" calcext:value-type="float">
            <text:p>0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4]+[.N434]" office:value-type="float" office:value="25" calcext:value-type="float">
            <text:p>25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703*[.Q434]/80*2" office:value-type="float" office:value="263.625" calcext:value-type="float">
            <text:p>264</text:p>
          </table:table-cell>
          <table:table-cell table:style-name="ce23" table:formula="of:=34.4*[.Q434]/70*2" office:value-type="float" office:value="14.7428571428571" calcext:value-type="float">
            <text:p>14.7</text:p>
          </table:table-cell>
          <table:table-cell table:style-name="ce23" table:formula="of:=1.1*[.Q434]/70*2" office:value-type="float" office:value="0.471428571428571" calcext:value-type="float">
            <text:p>0.5</text:p>
          </table:table-cell>
          <table:table-cell table:style-name="ce195" table:formula="of:=SUM([.R434:.T434])" office:value-type="float" office:value="278.839285714286" calcext:value-type="float">
            <text:p>2.79E+02</text:p>
          </table:table-cell>
          <table:table-cell table:style-name="ce132" table:formula="of:=139*[.Q434]/80*2" office:value-type="float" office:value="52.125" calcext:value-type="float">
            <text:p>52</text:p>
          </table:table-cell>
          <table:table-cell table:style-name="ce23" table:formula="of:=18.1*[.Q434]/70*2" office:value-type="float" office:value="7.75714285714286" calcext:value-type="float">
            <text:p>7.8</text:p>
          </table:table-cell>
          <table:table-cell table:style-name="ce23" table:formula="of:=0.653*[.Q434]/70*1.16" office:value-type="float" office:value="0.162317142857143" calcext:value-type="float">
            <text:p>0.2</text:p>
          </table:table-cell>
          <table:table-cell table:style-name="ce195" table:formula="of:=SUM([.V434:.X434])" office:value-type="float" office:value="60.04446" calcext:value-type="float">
            <text:p>6.00E+01</text:p>
          </table:table-cell>
          <table:table-cell table:style-name="ce132" table:number-columns-repeated="2"/>
          <table:table-cell table:style-name="ce40" table:formula="of:=(([.R434]+[.S434]/5+[.T434]/5)*1000/(2^([.AR434]-1)+1))*([.AM434]*3600)" office:value-type="float" office:value="140556.996444259" calcext:value-type="float">
            <text:p>140557</text:p>
          </table:table-cell>
          <table:table-cell table:style-name="ce39" table:number-columns-repeated="2"/>
          <table:table-cell table:style-name="ce40" table:formula="of:=(([.V434]+[.W434]/5+[.X434]/5)*1000/(2^([.AT434]-1)+1))*([.AM434]*3600)" office:value-type="float" office:value="892393.897846154" calcext:value-type="float">
            <text:p>89239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4]+[.S434]/5+[.T434]/5)*1000/[.U$8];1)" office:value-type="float" office:value="2666.67857142857" calcext:value-type="float">
            <text:p>2667</text:p>
          </table:table-cell>
          <table:table-cell table:style-name="ce132" table:formula="of:=IF([.AQ434]&lt;2;0;INT(LOG([.AQ434]-1;2)+1.33))" office:value-type="float" office:value="12" calcext:value-type="float">
            <text:p>12</text:p>
          </table:table-cell>
          <table:table-cell table:style-name="ce196" table:formula="of:=MAX(([.V434]+[.W434]/5+[.X434]/5)*1000/[.U$7];1)" office:value-type="float" office:value="53.708892" calcext:value-type="float">
            <text:p>54</text:p>
          </table:table-cell>
          <table:table-cell table:style-name="ce132" table:formula="of:=IF([.AS434]&lt;2;0;INT(LOG([.AS434]-1;2)+1.33))" office:value-type="float" office:value="7" calcext:value-type="float">
            <text:p>7</text:p>
          </table:table-cell>
          <table:table-cell table:style-name="ce196" table:formula="of:=([.Y434]+[.AA434])+IF([.AR434]&gt;0.9;SUM([.R434:.T434])*1000/(2^([.AR434]-1)+1);SUM([.R434:.T434])*1000)+IF([.AT434]&gt;0.9;([.V434]+[.W434]/5+[.X434]/5)*1000/(2^([.AT434]-1)+1);([.V434]+[.W434]/5+[.X434]/5)*1000)" office:value-type="float" office:value="1022.42065311055" calcext:value-type="float">
            <text:p>102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434]+([.AM435]+[.AN435]+[.AO435])/24" office:value-type="float" office:value="0.811527777777777" calcext:value-type="float">
            <text:p>0.8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5]+[.N435]" office:value-type="float" office:value="25" calcext:value-type="float">
            <text:p>25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703*[.Q435]/80*2" office:value-type="float" office:value="140.6" calcext:value-type="float">
            <text:p>141</text:p>
          </table:table-cell>
          <table:table-cell table:style-name="ce23" table:formula="of:=34.4*[.Q435]/70*2" office:value-type="float" office:value="7.86285714285714" calcext:value-type="float">
            <text:p>7.9</text:p>
          </table:table-cell>
          <table:table-cell table:style-name="ce23" table:formula="of:=1.1*[.Q435]/70*2" office:value-type="float" office:value="0.251428571428571" calcext:value-type="float">
            <text:p>0.3</text:p>
          </table:table-cell>
          <table:table-cell table:style-name="ce195" table:formula="of:=SUM([.R435:.T435])" office:value-type="float" office:value="148.714285714286" calcext:value-type="float">
            <text:p>1.49E+02</text:p>
          </table:table-cell>
          <table:table-cell table:style-name="ce132" table:formula="of:=139*[.Q435]/80*2" office:value-type="float" office:value="27.8" calcext:value-type="float">
            <text:p>28</text:p>
          </table:table-cell>
          <table:table-cell table:style-name="ce23" table:formula="of:=18.1*[.Q435]/70*2" office:value-type="float" office:value="4.13714285714286" calcext:value-type="float">
            <text:p>4.1</text:p>
          </table:table-cell>
          <table:table-cell table:style-name="ce23" table:formula="of:=0.653*[.Q435]/70*1.16" office:value-type="float" office:value="0.0865691428571429" calcext:value-type="float">
            <text:p>0.1</text:p>
          </table:table-cell>
          <table:table-cell table:style-name="ce195" table:formula="of:=SUM([.V435:.X435])" office:value-type="float" office:value="32.023712" calcext:value-type="float">
            <text:p>3.20E+01</text:p>
          </table:table-cell>
          <table:table-cell table:style-name="ce132" table:number-columns-repeated="2"/>
          <table:table-cell table:style-name="ce40" table:formula="of:=(([.R435]+[.S435]/5+[.T435]/5)*1000/(2^([.AR435]-1)+1))*([.AM435]*3600)" office:value-type="float" office:value="149854.327526132" calcext:value-type="float">
            <text:p>149854</text:p>
          </table:table-cell>
          <table:table-cell table:style-name="ce39" table:number-columns-repeated="2"/>
          <table:table-cell table:style-name="ce40" table:formula="of:=(([.V435]+[.W435]/5+[.X435]/5)*1000/(2^([.AT435]-1)+1))*([.AM435]*3600)" office:value-type="float" office:value="937464.296727273" calcext:value-type="float">
            <text:p>93746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5]+[.S435]/5+[.T435]/5)*1000/[.U$8];1)" office:value-type="float" office:value="1422.22857142857" calcext:value-type="float">
            <text:p>1422</text:p>
          </table:table-cell>
          <table:table-cell table:style-name="ce132" table:formula="of:=IF([.AQ435]&lt;2;0;INT(LOG([.AQ435]-1;2)+1.33))" office:value-type="float" office:value="11" calcext:value-type="float">
            <text:p>11</text:p>
          </table:table-cell>
          <table:table-cell table:style-name="ce40" table:formula="of:=MAX(([.V435]+[.W435]/5+[.X435]/5)*1000/[.U$7];1)" office:value-type="float" office:value="28.6447424" calcext:value-type="float">
            <text:p>29</text:p>
          </table:table-cell>
          <table:table-cell table:style-name="ce132" table:formula="of:=IF([.AS435]&lt;2;0;INT(LOG([.AS435]-1;2)+1.33))" office:value-type="float" office:value="6" calcext:value-type="float">
            <text:p>6</text:p>
          </table:table-cell>
          <table:table-cell table:style-name="ce196" table:formula="of:=([.Y435]+[.AA435])+IF([.AR435]&gt;0.9;SUM([.R435:.T435])*1000/(2^([.AR435]-1)+1);SUM([.R435:.T435])*1000)+IF([.AT435]&gt;0.9;([.V435]+[.W435]/5+[.X435]/5)*1000/(2^([.AT435]-1)+1);([.V435]+[.W435]/5+[.X435]/5)*1000)" office:value-type="float" office:value="1045.13331698363" calcext:value-type="float">
            <text:p>104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5]+([.AM436]+[.AN436]+[.AO436])/24" office:value-type="float" office:value="0.826111111111111" calcext:value-type="float">
            <text:p>0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6]+[.N436]" office:value-type="float" office:value="25" calcext:value-type="float">
            <text:p>25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703*[.Q436]/80*2" office:value-type="float" office:value="87.875" calcext:value-type="float">
            <text:p>88</text:p>
          </table:table-cell>
          <table:table-cell table:style-name="ce23" table:formula="of:=34.4*[.Q436]/70*2" office:value-type="float" office:value="4.91428571428571" calcext:value-type="float">
            <text:p>4.9</text:p>
          </table:table-cell>
          <table:table-cell table:style-name="ce23" table:formula="of:=1.1*[.Q436]/70*2" office:value-type="float" office:value="0.157142857142857" calcext:value-type="float">
            <text:p>0.2</text:p>
          </table:table-cell>
          <table:table-cell table:style-name="ce195" table:formula="of:=SUM([.R436:.T436])" office:value-type="float" office:value="92.9464285714286" calcext:value-type="float">
            <text:p>9.29E+01</text:p>
          </table:table-cell>
          <table:table-cell table:style-name="ce132" table:formula="of:=139*[.Q436]/80*2" office:value-type="float" office:value="17.375" calcext:value-type="float">
            <text:p>17</text:p>
          </table:table-cell>
          <table:table-cell table:style-name="ce23" table:formula="of:=18.1*[.Q436]/70*2" office:value-type="float" office:value="2.58571428571429" calcext:value-type="float">
            <text:p>2.6</text:p>
          </table:table-cell>
          <table:table-cell table:style-name="ce23" table:formula="of:=0.653*[.Q436]/70*1.16" office:value-type="float" office:value="0.0541057142857143" calcext:value-type="float">
            <text:p>0.1</text:p>
          </table:table-cell>
          <table:table-cell table:style-name="ce195" table:formula="of:=SUM([.V436:.X436])" office:value-type="float" office:value="20.01482" calcext:value-type="float">
            <text:p>2.00E+01</text:p>
          </table:table-cell>
          <table:table-cell table:style-name="ce132" table:number-columns-repeated="2"/>
          <table:table-cell table:style-name="ce40" table:formula="of:=(([.R436]+[.S436]/5+[.T436]/5)*1000/(2^([.AR436]-1)+1))*([.AM436]*3600)" office:value-type="float" office:value="93658.9547038328" calcext:value-type="float">
            <text:p>93659</text:p>
          </table:table-cell>
          <table:table-cell table:style-name="ce39" table:number-columns-repeated="2"/>
          <table:table-cell table:style-name="ce40" table:formula="of:=(([.V436]+[.W436]/5+[.X436]/5)*1000/(2^([.AT436]-1)+1))*([.AM436]*3600)" office:value-type="float" office:value="1137364.77176471" calcext:value-type="float">
            <text:p>1137365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6]+[.S436]/5+[.T436]/5)*1000/[.U$8];1)" office:value-type="float" office:value="888.892857142857" calcext:value-type="float">
            <text:p>889</text:p>
          </table:table-cell>
          <table:table-cell table:style-name="ce132" table:formula="of:=IF([.AQ436]&lt;2;0;INT(LOG([.AQ436]-1;2)+1.33))" office:value-type="float" office:value="11" calcext:value-type="float">
            <text:p>11</text:p>
          </table:table-cell>
          <table:table-cell table:style-name="ce40" table:formula="of:=MAX(([.V436]+[.W436]/5+[.X436]/5)*1000/[.U$7];1)" office:value-type="float" office:value="17.902964" calcext:value-type="float">
            <text:p>18</text:p>
          </table:table-cell>
          <table:table-cell table:style-name="ce132" table:formula="of:=IF([.AS436]&lt;2;0;INT(LOG([.AS436]-1;2)+1.33))" office:value-type="float" office:value="5" calcext:value-type="float">
            <text:p>5</text:p>
          </table:table-cell>
          <table:table-cell table:style-name="ce196" table:formula="of:=([.Y436]+[.AA436])+IF([.AR436]&gt;0.9;SUM([.R436:.T436])*1000/(2^([.AR436]-1)+1);SUM([.R436:.T436])*1000)+IF([.AT436]&gt;0.9;([.V436]+[.W436]/5+[.X436]/5)*1000/(2^([.AT436]-1)+1);([.V436]+[.W436]/5+[.X436]/5)*1000)" office:value-type="float" office:value="1163.80979192048" calcext:value-type="float">
            <text:p>116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6]+([.AM437]+[.AN437]+[.AO437])/24" office:value-type="float" office:value="0.840694444444444" calcext:value-type="float">
            <text:p>0.8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7]+[.N437]" office:value-type="float" office:value="25" calcext:value-type="float">
            <text:p>25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703*[.Q437]/80*2" office:value-type="float" office:value="43.9375" calcext:value-type="float">
            <text:p>44</text:p>
          </table:table-cell>
          <table:table-cell table:style-name="ce23" table:formula="of:=34.4*[.Q437]/70*2" office:value-type="float" office:value="2.45714285714286" calcext:value-type="float">
            <text:p>2.5</text:p>
          </table:table-cell>
          <table:table-cell table:style-name="ce23" table:formula="of:=1.1*[.Q437]/70*2" office:value-type="float" office:value="0.0785714285714286" calcext:value-type="float">
            <text:p>0.1</text:p>
          </table:table-cell>
          <table:table-cell table:style-name="ce195" table:formula="of:=SUM([.R437:.T437])" office:value-type="float" office:value="46.4732142857143" calcext:value-type="float">
            <text:p>4.65E+01</text:p>
          </table:table-cell>
          <table:table-cell table:style-name="ce132" table:formula="of:=139*[.Q437]/80*2" office:value-type="float" office:value="8.6875" calcext:value-type="float">
            <text:p>9</text:p>
          </table:table-cell>
          <table:table-cell table:style-name="ce23" table:formula="of:=18.1*[.Q437]/70*2" office:value-type="float" office:value="1.29285714285714" calcext:value-type="float">
            <text:p>1.3</text:p>
          </table:table-cell>
          <table:table-cell table:style-name="ce23" table:formula="of:=0.653*[.Q437]/70*1.16" office:value-type="float" office:value="0.0270528571428571" calcext:value-type="float">
            <text:p>0.0</text:p>
          </table:table-cell>
          <table:table-cell table:style-name="ce195" table:formula="of:=SUM([.V437:.X437])" office:value-type="float" office:value="10.00741" calcext:value-type="float">
            <text:p>1.00E+01</text:p>
          </table:table-cell>
          <table:table-cell table:style-name="ce132" table:number-columns-repeated="2"/>
          <table:table-cell table:style-name="ce40" table:formula="of:=(([.R437]+[.S437]/5+[.T437]/5)*1000/(2^([.AR437]-1)+1))*([.AM437]*3600)" office:value-type="float" office:value="93567.6691729324" calcext:value-type="float">
            <text:p>93568</text:p>
          </table:table-cell>
          <table:table-cell table:style-name="ce39" table:number-columns-repeated="2"/>
          <table:table-cell table:style-name="ce40" table:formula="of:=(([.V437]+[.W437]/5+[.X437]/5)*1000/(2^([.AT437]-1)+1))*([.AM437]*3600)" office:value-type="float" office:value="1074177.84" calcext:value-type="float">
            <text:p>1074178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7]+[.S437]/5+[.T437]/5)*1000/[.U$8];1)" office:value-type="float" office:value="444.446428571429" calcext:value-type="float">
            <text:p>444</text:p>
          </table:table-cell>
          <table:table-cell table:style-name="ce132" table:formula="of:=IF([.AQ437]&lt;2;0;INT(LOG([.AQ437]-1;2)+1.33))" office:value-type="float" office:value="10" calcext:value-type="float">
            <text:p>10</text:p>
          </table:table-cell>
          <table:table-cell table:style-name="ce40" table:formula="of:=MAX(([.V437]+[.W437]/5+[.X437]/5)*1000/[.U$7];1)" office:value-type="float" office:value="8.951482" calcext:value-type="float">
            <text:p>9</text:p>
          </table:table-cell>
          <table:table-cell table:style-name="ce132" table:formula="of:=IF([.AS437]&lt;2;0;INT(LOG([.AS437]-1;2)+1.33))" office:value-type="float" office:value="4" calcext:value-type="float">
            <text:p>4</text:p>
          </table:table-cell>
          <table:table-cell table:style-name="ce196" table:formula="of:=([.Y437]+[.AA437])+IF([.AR437]&gt;0.9;SUM([.R437:.T437])*1000/(2^([.AR437]-1)+1);SUM([.R437:.T437])*1000)+IF([.AT437]&gt;0.9;([.V437]+[.W437]/5+[.X437]/5)*1000/(2^([.AT437]-1)+1);([.V437]+[.W437]/5+[.X437]/5)*1000)" office:value-type="float" office:value="1095.20758209691" calcext:value-type="float">
            <text:p>109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7]+([.AM438]+[.AN438]+[.AO438])/24" office:value-type="float" office:value="0.855277777777777" calcext:value-type="float">
            <text:p>0.9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38]+[.N438]" office:value-type="float" office:value="25" calcext:value-type="float">
            <text:p>25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703*[.Q438]/80*2" office:value-type="float" office:value="17.575" calcext:value-type="float">
            <text:p>18</text:p>
          </table:table-cell>
          <table:table-cell table:style-name="ce23" table:formula="of:=34.4*[.Q438]/70*2" office:value-type="float" office:value="0.982857142857143" calcext:value-type="float">
            <text:p>1.0</text:p>
          </table:table-cell>
          <table:table-cell table:style-name="ce23" table:formula="of:=1.1*[.Q438]/70*2" office:value-type="float" office:value="0.0314285714285714" calcext:value-type="float">
            <text:p>0.0</text:p>
          </table:table-cell>
          <table:table-cell table:style-name="ce195" table:formula="of:=SUM([.R438:.T438])" office:value-type="float" office:value="18.5892857142857" calcext:value-type="float">
            <text:p>1.86E+01</text:p>
          </table:table-cell>
          <table:table-cell table:style-name="ce132" table:formula="of:=139*[.Q438]/80*2" office:value-type="float" office:value="3.475" calcext:value-type="float">
            <text:p>3</text:p>
          </table:table-cell>
          <table:table-cell table:style-name="ce23" table:formula="of:=18.1*[.Q438]/70*2" office:value-type="float" office:value="0.517142857142857" calcext:value-type="float">
            <text:p>0.5</text:p>
          </table:table-cell>
          <table:table-cell table:style-name="ce23" table:formula="of:=0.653*[.Q438]/70*1.16" office:value-type="float" office:value="0.0108211428571429" calcext:value-type="float">
            <text:p>0.0</text:p>
          </table:table-cell>
          <table:table-cell table:style-name="ce195" table:formula="of:=SUM([.V438:.X438])" office:value-type="float" office:value="4.002964" calcext:value-type="float">
            <text:p>4.00E+00</text:p>
          </table:table-cell>
          <table:table-cell table:style-name="ce132" table:number-columns-repeated="2"/>
          <table:table-cell table:style-name="ce40" table:formula="of:=(([.R438]+[.S438]/5+[.T438]/5)*1000/(2^([.AR438]-1)+1))*([.AM438]*3600)" office:value-type="float" office:value="148837.873754153" calcext:value-type="float">
            <text:p>148838</text:p>
          </table:table-cell>
          <table:table-cell table:style-name="ce39" table:number-columns-repeated="2"/>
          <table:table-cell table:style-name="ce40" table:formula="of:=(([.V438]+[.W438]/5+[.X438]/5)*1000/(2^([.AT438]-1)+1))*([.AM438]*3600)" office:value-type="float" office:value="1289013.408" calcext:value-type="float">
            <text:p>128901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38]+[.S438]/5+[.T438]/5)*1000/[.U$8];1)" office:value-type="float" office:value="177.778571428571" calcext:value-type="float">
            <text:p>178</text:p>
          </table:table-cell>
          <table:table-cell table:style-name="ce132" table:formula="of:=IF([.AQ438]&lt;2;0;INT(LOG([.AQ438]-1;2)+1.33))" office:value-type="float" office:value="8" calcext:value-type="float">
            <text:p>8</text:p>
          </table:table-cell>
          <table:table-cell table:style-name="ce40" table:formula="of:=MAX(([.V438]+[.W438]/5+[.X438]/5)*1000/[.U$7];1)" office:value-type="float" office:value="3.5805928" calcext:value-type="float">
            <text:p>4</text:p>
          </table:table-cell>
          <table:table-cell table:style-name="ce132" table:formula="of:=IF([.AS438]&lt;2;0;INT(LOG([.AS438]-1;2)+1.33))" office:value-type="float" office:value="2" calcext:value-type="float">
            <text:p>2</text:p>
          </table:table-cell>
          <table:table-cell table:style-name="ce196" table:formula="of:=([.Y438]+[.AA438])+IF([.AR438]&gt;0.9;SUM([.R438:.T438])*1000/(2^([.AR438]-1)+1);SUM([.R438:.T438])*1000)+IF([.AT438]&gt;0.9;([.V438]+[.W438]/5+[.X438]/5)*1000/(2^([.AT438]-1)+1);([.V438]+[.W438]/5+[.X438]/5)*1000)" office:value-type="float" office:value="1341.63688736656" calcext:value-type="float">
            <text:p>134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38]+([.AM440]+[.AN440]+[.AO440])/24" office:value-type="float" office:value="0.876111111111111" calcext:value-type="float">
            <text:p>0.9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4" calcext:value-type="float">
            <text:p>14.0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" calcext:value-type="float">
            <text:p>11.0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0]+[.N440]" office:value-type="float" office:value="25" calcext:value-type="float">
            <text:p>25.0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420:.AO440])" office:value-type="float" office:value="6.5" calcext:value-type="float">
            <text:p>6.5</text:p>
          </table:table-cell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4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/>
          <table:table-cell table:style-name="ce7" table:number-columns-repeated="3"/>
          <table:table-cell/>
          <table:table-cell table:style-name="ce7" table:number-columns-repeated="3"/>
          <table:table-cell table:style-name="ce283"/>
          <table:table-cell table:style-name="ce7" table:number-columns-repeated="977"/>
        </table:table-row>
        <table:table-row table:style-name="ro18">
          <table:table-cell/>
          <table:table-cell table:style-name="ce269"/>
          <table:table-cell table:style-name="ce177" office:value-type="string" calcext:value-type="string">
            <text:p>Carbon luminosity scan 2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2">
          <table:table-cell table:style-name="ce5" table:formula="of:=[.A440]+([.AM444]+[.AN444]+[.AO444])/24" office:value-type="float" office:value="0.892777777777777" calcext:value-type="float">
            <text:p>0.9</text:p>
          </table:table-cell>
          <table:table-cell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4]+[.N444]" office:value-type="float" office:value="26" calcext:value-type="float">
            <text:p>26.00</text:p>
          </table:table-cell>
          <table:table-cell table:style-name="ce280" office:value-type="float" office:value="80" calcext:value-type="float">
            <text:p>80</text:p>
          </table:table-cell>
          <table:table-cell table:style-name="ce281" table:formula="of:=38.1 *[.Q444]/80" office:value-type="float" office:value="38.1" calcext:value-type="float">
            <text:p>3.81E+01</text:p>
          </table:table-cell>
          <table:table-cell table:style-name="ce7" table:number-columns-repeated="3"/>
          <table:table-cell table:style-name="ce281" table:formula="of:=12.5 *[.Q444]/80" office:value-type="float" office:value="12.5" calcext:value-type="float">
            <text:p>1.25E+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4]+([.AM445]+[.AN445]+[.AO445])/24" office:value-type="float" office:value="0.909444444444444" calcext:value-type="float">
            <text:p>0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5]+[.N445]" office:value-type="float" office:value="26" calcext:value-type="float">
            <text:p>26.00</text:p>
          </table:table-cell>
          <table:table-cell table:style-name="ce280" office:value-type="float" office:value="60" calcext:value-type="float">
            <text:p>60</text:p>
          </table:table-cell>
          <table:table-cell table:style-name="ce281" table:formula="of:=38.1 *[.Q445]/80" office:value-type="float" office:value="28.575" calcext:value-type="float">
            <text:p>2.86E+01</text:p>
          </table:table-cell>
          <table:table-cell table:style-name="ce7" table:number-columns-repeated="3"/>
          <table:table-cell table:style-name="ce281" table:formula="of:=12.5 *[.Q445]/80" office:value-type="float" office:value="9.375" calcext:value-type="float">
            <text:p>9.38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5]+([.AM446]+[.AN446]+[.AO446])/24" office:value-type="float" office:value="0.926111111111111" calcext:value-type="float">
            <text:p>0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6]+[.N446]" office:value-type="float" office:value="26" calcext:value-type="float">
            <text:p>26.00</text:p>
          </table:table-cell>
          <table:table-cell table:style-name="ce280" office:value-type="float" office:value="40" calcext:value-type="float">
            <text:p>40</text:p>
          </table:table-cell>
          <table:table-cell table:style-name="ce281" table:formula="of:=38.1 *[.Q446]/80" office:value-type="float" office:value="19.05" calcext:value-type="float">
            <text:p>1.91E+01</text:p>
          </table:table-cell>
          <table:table-cell table:style-name="ce7" table:number-columns-repeated="3"/>
          <table:table-cell table:style-name="ce281" table:formula="of:=12.5 *[.Q446]/80" office:value-type="float" office:value="6.25" calcext:value-type="float">
            <text:p>6.2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6]+([.AM447]+[.AN447]+[.AO447])/24" office:value-type="float" office:value="0.942777777777778" calcext:value-type="float">
            <text:p>0.9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7]+[.N447]" office:value-type="float" office:value="26" calcext:value-type="float">
            <text:p>26.00</text:p>
          </table:table-cell>
          <table:table-cell table:style-name="ce280" office:value-type="float" office:value="25" calcext:value-type="float">
            <text:p>25</text:p>
          </table:table-cell>
          <table:table-cell table:style-name="ce281" table:formula="of:=38.1 *[.Q447]/80" office:value-type="float" office:value="11.90625" calcext:value-type="float">
            <text:p>1.19E+01</text:p>
          </table:table-cell>
          <table:table-cell table:style-name="ce7" table:number-columns-repeated="3"/>
          <table:table-cell table:style-name="ce281" table:formula="of:=12.5 *[.Q447]/80" office:value-type="float" office:value="3.90625" calcext:value-type="float">
            <text:p>3.91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7]+([.AM448]+[.AN448]+[.AO448])/24" office:value-type="float" office:value="0.959444444444444" calcext:value-type="float">
            <text:p>1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8]+[.N448]" office:value-type="float" office:value="26" calcext:value-type="float">
            <text:p>26.00</text:p>
          </table:table-cell>
          <table:table-cell table:style-name="ce280" office:value-type="float" office:value="15" calcext:value-type="float">
            <text:p>15</text:p>
          </table:table-cell>
          <table:table-cell table:style-name="ce281" table:formula="of:=38.1 *[.Q448]/80" office:value-type="float" office:value="7.14375" calcext:value-type="float">
            <text:p>7.14E+00</text:p>
          </table:table-cell>
          <table:table-cell table:style-name="ce7" table:number-columns-repeated="3"/>
          <table:table-cell table:style-name="ce281" table:formula="of:=12.5 *[.Q448]/80" office:value-type="float" office:value="2.34375" calcext:value-type="float">
            <text:p>2.34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8]+([.AM449]+[.AN449]+[.AO449])/24" office:value-type="float" office:value="0.976111111111111" calcext:value-type="float">
            <text:p>1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49]+[.N449]" office:value-type="float" office:value="26" calcext:value-type="float">
            <text:p>26.00</text:p>
          </table:table-cell>
          <table:table-cell table:style-name="ce280" office:value-type="float" office:value="8" calcext:value-type="float">
            <text:p>8</text:p>
          </table:table-cell>
          <table:table-cell table:style-name="ce281" table:formula="of:=38.1 *[.Q449]/80" office:value-type="float" office:value="3.81" calcext:value-type="float">
            <text:p>3.81E+00</text:p>
          </table:table-cell>
          <table:table-cell table:style-name="ce7" table:number-columns-repeated="3"/>
          <table:table-cell table:style-name="ce281" table:formula="of:=12.5 *[.Q449]/80" office:value-type="float" office:value="1.25" calcext:value-type="float">
            <text:p>1.25E+00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49]+([.AM450]+[.AN450]+[.AO450])/24" office:value-type="float" office:value="0.996944444444444" calcext:value-type="float">
            <text:p>1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0]+[.N450]" office:value-type="float" office:value="26" calcext:value-type="float">
            <text:p>26.00</text:p>
          </table:table-cell>
          <table:table-cell table:style-name="ce280" office:value-type="float" office:value="5" calcext:value-type="float">
            <text:p>5</text:p>
          </table:table-cell>
          <table:table-cell table:style-name="ce281" table:formula="of:=38.1 *[.Q450]/80" office:value-type="float" office:value="2.38125" calcext:value-type="float">
            <text:p>2.38E+00</text:p>
          </table:table-cell>
          <table:table-cell table:style-name="ce7" table:number-columns-repeated="3"/>
          <table:table-cell table:style-name="ce281" table:formula="of:=12.5 *[.Q450]/80" office:value-type="float" office:value="0.78125" calcext:value-type="float">
            <text:p>7.81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4" calcext:value-type="float">
            <text:p>0.4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50]+([.AM451]+[.AN451]+[.AO451])/24" office:value-type="float" office:value="1.00944444444444" calcext:value-type="float">
            <text:p>1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1]+[.N451]" office:value-type="float" office:value="26" calcext:value-type="float">
            <text:p>26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281" table:formula="of:=38.1 *[.Q451]/80" office:value-type="float" office:value="1.190625" calcext:value-type="float">
            <text:p>1.19E+00</text:p>
          </table:table-cell>
          <table:table-cell table:style-name="ce7" table:number-columns-repeated="3"/>
          <table:table-cell table:style-name="ce281" table:formula="of:=12.5 *[.Q451]/80" office:value-type="float" office:value="0.390625" calcext:value-type="float">
            <text:p>3.91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/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 table:formula="of:=[.A451]+([.AM452]+[.AN452]+[.AO452])/24" office:value-type="float" office:value="1.02611111111111" calcext:value-type="float">
            <text:p>1.0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C 0.5%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2]+[.N452]" office:value-type="float" office:value="26" calcext:value-type="float">
            <text:p>26.00</text:p>
          </table:table-cell>
          <table:table-cell table:style-name="ce280" office:value-type="float" office:value="1" calcext:value-type="float">
            <text:p>1</text:p>
          </table:table-cell>
          <table:table-cell table:style-name="ce281" table:formula="of:=38.1 *[.Q452]/80" office:value-type="float" office:value="0.47625" calcext:value-type="float">
            <text:p>4.76E-01</text:p>
          </table:table-cell>
          <table:table-cell table:style-name="ce7" table:number-columns-repeated="3"/>
          <table:table-cell table:style-name="ce281" table:formula="of:=12.5 *[.Q452]/80" office:value-type="float" office:value="0.15625" calcext:value-type="float">
            <text:p>1.56E-01</text:p>
          </table:table-cell>
          <table:table-cell table:style-name="ce7" table:number-columns-repeated="3"/>
          <table:table-cell table:style-name="ce276" office:value-type="float" office:value="250000" calcext:value-type="float">
            <text:p>250000</text:p>
          </table:table-cell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280" office:value-type="float" office:value="0.3" calcext:value-type="float">
            <text:p>0.3</text:p>
          </table:table-cell>
          <table:table-cell table:style-name="ce7"/>
          <table:table-cell table:style-name="ce280" office:value-type="float" office:value="0.1" calcext:value-type="float">
            <text:p>0.1</text:p>
          </table:table-cell>
          <table:table-cell table:style-name="ce7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 table:formula="of:=SUM([.AL444:.AO452])" office:value-type="float" office:value="3.6" calcext:value-type="float">
            <text:p>3.6</text:p>
          </table:table-cell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2">
          <table:table-cell table:style-name="ce5"/>
          <table:table-cell table:style-name="ce252"/>
          <table:table-cell table:style-name="ce177"/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44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/>
          <table:table-cell table:style-name="ce269"/>
          <table:table-cell table:style-name="ce177" office:value-type="string" calcext:value-type="string">
            <text:p>Cryotarget boiling scans</text:p>
          </table:table-cell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2"/>
          <table:table-cell table:style-name="ce254" office:value-type="string" calcext:value-type="string">
            <text:p>Rate Sum</text:p>
          </table:table-cell>
          <table:table-cell table:style-name="ce170" table:number-columns-repeated="3"/>
          <table:table-cell table:style-name="ce263" office:value-type="string" calcext:value-type="string">
            <text:p>Rate Sum</text:p>
          </table:table-cell>
          <table:table-cell table:style-name="ce2" table:number-columns-repeated="2"/>
          <table:table-cell table:style-name="ce8" office:value-type="string" calcext:value-type="string">
            <text:p>#SHMS</text:p>
          </table:table-cell>
          <table:table-cell table:style-name="ce149" table:number-columns-repeated="2"/>
          <table:table-cell table:style-name="ce8" office:value-type="string" calcext:value-type="string">
            <text:p>#HMS</text:p>
          </table:table-cell>
          <table:table-cell table:style-name="ce8" table:number-columns-repeated="6"/>
          <table:table-cell table:style-name="ce173" table:number-columns-repeated="2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 table:formula="of:=[.A452]+([.AM456]+[.AN456]+[.AO456])/24" office:value-type="float" office:value="1.04694444444444" calcext:value-type="float">
            <text:p>1.0</text:p>
          </table:table-cell>
          <table:table-cell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6]+[.N456]" office:value-type="float" office:value="26" calcext:value-type="float">
            <text:p>26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527 *[.Q456]/80" office:value-type="float" office:value="527" calcext:value-type="float">
            <text:p>527</text:p>
          </table:table-cell>
          <table:table-cell table:style-name="ce23" table:formula="of:=26.2 *[.Q456]/70" office:value-type="float" office:value="29.9428571428571" calcext:value-type="float">
            <text:p>29.9</text:p>
          </table:table-cell>
          <table:table-cell table:style-name="ce23" table:formula="of:=0.828 *[.Q456]/70" office:value-type="float" office:value="0.946285714285714" calcext:value-type="float">
            <text:p>0.9</text:p>
          </table:table-cell>
          <table:table-cell table:style-name="ce195" table:formula="of:=SUM([.R456:.T456])" office:value-type="float" office:value="557.889142857143" calcext:value-type="float">
            <text:p>5.58E+02</text:p>
          </table:table-cell>
          <table:table-cell table:style-name="ce132" table:formula="of:=115*[.Q456]/80" office:value-type="float" office:value="115" calcext:value-type="float">
            <text:p>115</text:p>
          </table:table-cell>
          <table:table-cell table:style-name="ce23" table:formula="of:=14 *[.Q456]/70" office:value-type="float" office:value="16" calcext:value-type="float">
            <text:p>16.0</text:p>
          </table:table-cell>
          <table:table-cell table:style-name="ce23" table:formula="of:=0.486 *[.Q456]/70" office:value-type="float" office:value="0.555428571428571" calcext:value-type="float">
            <text:p>0.6</text:p>
          </table:table-cell>
          <table:table-cell table:style-name="ce195" table:formula="of:=SUM([.V456:.X456])" office:value-type="float" office:value="131.555428571429" calcext:value-type="float">
            <text:p>1.32E+02</text:p>
          </table:table-cell>
          <table:table-cell table:style-name="ce132" table:number-columns-repeated="2"/>
          <table:table-cell table:style-name="ce40" table:formula="of:=(([.R456]+[.S456]/5+[.T456]/5)*1000/(2^([.AR456]-1)+1))*([.AM456]*3600)" office:value-type="float" office:value="140549.683880191" calcext:value-type="float">
            <text:p>140550</text:p>
          </table:table-cell>
          <table:table-cell table:style-name="ce39" table:number-columns-repeated="2"/>
          <table:table-cell table:style-name="ce40" table:formula="of:=(([.V456]+[.W456]/5+[.X456]/5)*1000/(2^([.AT456]-1)+1))*([.AM456]*3600)" office:value-type="float" office:value="990511.415282392" calcext:value-type="float">
            <text:p>99051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([.R456]+[.S456]/5+[.T456]/5)*1000/[.U$8];1)" office:value-type="float" office:value="5331.77828571429" calcext:value-type="float">
            <text:p>5332</text:p>
          </table:table-cell>
          <table:table-cell table:style-name="ce132" table:formula="of:=IF([.AQ456]&lt;2;0;INT(LOG([.AQ456]-1;2)+1.33))" office:value-type="float" office:value="13" calcext:value-type="float">
            <text:p>13</text:p>
          </table:table-cell>
          <table:table-cell table:style-name="ce196" table:formula="of:=MAX(([.V456]+[.W456]/5+[.X456]/5)*1000/[.U$7];1)" office:value-type="float" office:value="118.311085714286" calcext:value-type="float">
            <text:p>118</text:p>
          </table:table-cell>
          <table:table-cell table:style-name="ce132" table:formula="of:=IF([.AS456]&lt;2;0;INT(LOG([.AS456]-1;2)+1.33))" office:value-type="float" office:value="8" calcext:value-type="float">
            <text:p>8</text:p>
          </table:table-cell>
          <table:table-cell table:style-name="ce196" table:formula="of:=([.Y456]+[.AA456])+IF([.AR456]&gt;0.9;SUM([.R456:.T456])*1000/(2^([.AR456]-1)+1);SUM([.R456:.T456])*1000)+IF([.AT456]&gt;0.9;([.V456]+[.W456]/5+[.X456]/5)*1000/(2^([.AT456]-1)+1);([.V456]+[.W456]/5+[.X456]/5)*1000)" office:value-type="float" office:value="1184.86578725702" calcext:value-type="float">
            <text:p>1185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56]+([.AM457]+[.AN457]+[.AO457])/24" office:value-type="float" office:value="1.06152777777778" calcext:value-type="float">
            <text:p>1.1</text:p>
          </table:table-cell>
          <table:table-cell table:style-name="ce252"/>
          <table:table-cell table:style-name="ce241"/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7]+[.N457]" office:value-type="float" office:value="26" calcext:value-type="float">
            <text:p>26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527 *[.Q457]/80" office:value-type="float" office:value="395.25" calcext:value-type="float">
            <text:p>395</text:p>
          </table:table-cell>
          <table:table-cell table:style-name="ce23" table:formula="of:=26.2 *[.Q457]/70" office:value-type="float" office:value="22.4571428571429" calcext:value-type="float">
            <text:p>22.5</text:p>
          </table:table-cell>
          <table:table-cell table:style-name="ce23" table:formula="of:=0.828 *[.Q457]/70" office:value-type="float" office:value="0.709714285714286" calcext:value-type="float">
            <text:p>0.7</text:p>
          </table:table-cell>
          <table:table-cell table:style-name="ce195" table:formula="of:=SUM([.R457:.T457])" office:value-type="float" office:value="418.416857142857" calcext:value-type="float">
            <text:p>4.18E+02</text:p>
          </table:table-cell>
          <table:table-cell table:style-name="ce132" table:formula="of:=115*[.Q457]/80" office:value-type="float" office:value="86.25" calcext:value-type="float">
            <text:p>86</text:p>
          </table:table-cell>
          <table:table-cell table:style-name="ce23" table:formula="of:=14 *[.Q457]/70" office:value-type="float" office:value="12" calcext:value-type="float">
            <text:p>12.0</text:p>
          </table:table-cell>
          <table:table-cell table:style-name="ce23" table:formula="of:=0.486 *[.Q457]/70" office:value-type="float" office:value="0.416571428571429" calcext:value-type="float">
            <text:p>0.4</text:p>
          </table:table-cell>
          <table:table-cell table:style-name="ce195" table:formula="of:=SUM([.V457:.X457])" office:value-type="float" office:value="98.6665714285714" calcext:value-type="float">
            <text:p>9.87E+01</text:p>
          </table:table-cell>
          <table:table-cell table:style-name="ce132" table:number-columns-repeated="2"/>
          <table:table-cell table:style-name="ce40" table:formula="of:=(([.R457]+[.S457]/5+[.T457]/5)*1000/(2^([.AR457]-1)+1))*([.AM457]*3600)" office:value-type="float" office:value="105412.262910143" calcext:value-type="float">
            <text:p>105412</text:p>
          </table:table-cell>
          <table:table-cell table:style-name="ce39" table:number-columns-repeated="2"/>
          <table:table-cell table:style-name="ce40" table:formula="of:=(([.V457]+[.W457]/5+[.X457]/5)*1000/(2^([.AT457]-1)+1))*([.AM457]*3600)" office:value-type="float" office:value="1474338.14505494" calcext:value-type="float">
            <text:p>1474338</text:p>
          </table:table-cell>
          <table:table-cell table:style-name="ce40" table:number-columns-repeated="6"/>
          <table:table-cell table:style-name="ce173"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53"/>
          <table:table-cell table:style-name="ce196" table:formula="of:=MAX(([.R457]+[.S457]/5+[.T457]/5)*1000/[.U$8];1)" office:value-type="float" office:value="3998.83371428571" calcext:value-type="float">
            <text:p>3999</text:p>
          </table:table-cell>
          <table:table-cell table:style-name="ce132" table:formula="of:=IF([.AQ457]&lt;2;0;INT(LOG([.AQ457]-1;2)+1.33))" office:value-type="float" office:value="13" calcext:value-type="float">
            <text:p>13</text:p>
          </table:table-cell>
          <table:table-cell table:style-name="ce196" table:formula="of:=MAX(([.V457]+[.W457]/5+[.X457]/5)*1000/[.U$7];1)" office:value-type="float" office:value="88.7333142857143" calcext:value-type="float">
            <text:p>89</text:p>
          </table:table-cell>
          <table:table-cell table:style-name="ce132" table:formula="of:=IF([.AS457]&lt;2;0;INT(LOG([.AS457]-1;2)+1.33))" office:value-type="float" office:value="7" calcext:value-type="float">
            <text:p>7</text:p>
          </table:table-cell>
          <table:table-cell table:style-name="ce196" table:formula="of:=([.Y457]+[.AA457])+IF([.AR457]&gt;0.9;SUM([.R457:.T457])*1000/(2^([.AR457]-1)+1);SUM([.R457:.T457])*1000)+IF([.AT457]&gt;0.9;([.V457]+[.W457]/5+[.X457]/5)*1000/(2^([.AT457]-1)+1);([.V457]+[.W457]/5+[.X457]/5)*1000)" office:value-type="float" office:value="1565.92210302902" calcext:value-type="float">
            <text:p>1566</text:p>
          </table:table-cell>
          <table:table-cell table:number-columns-repeated="23"/>
          <table:table-cell table:style-name="ce24" table:number-columns-repeated="954"/>
        </table:table-row>
        <table:table-row table:style-name="ro11">
          <table:table-cell table:style-name="ce5" table:formula="of:=[.A457]+([.AM458]+[.AN458]+[.AO458])/24" office:value-type="float" office:value="1.07611111111111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8]+[.N458]" office:value-type="float" office:value="26" calcext:value-type="float">
            <text:p>26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527 *[.Q458]/80" office:value-type="float" office:value="263.5" calcext:value-type="float">
            <text:p>264</text:p>
          </table:table-cell>
          <table:table-cell table:style-name="ce23" table:formula="of:=26.2 *[.Q458]/70" office:value-type="float" office:value="14.9714285714286" calcext:value-type="float">
            <text:p>15.0</text:p>
          </table:table-cell>
          <table:table-cell table:style-name="ce23" table:formula="of:=0.828 *[.Q458]/70" office:value-type="float" office:value="0.473142857142857" calcext:value-type="float">
            <text:p>0.5</text:p>
          </table:table-cell>
          <table:table-cell table:style-name="ce195" table:formula="of:=SUM([.R458:.T458])" office:value-type="float" office:value="278.944571428571" calcext:value-type="float">
            <text:p>2.79E+02</text:p>
          </table:table-cell>
          <table:table-cell table:style-name="ce132" table:formula="of:=115*[.Q458]/80" office:value-type="float" office:value="57.5" calcext:value-type="float">
            <text:p>58</text:p>
          </table:table-cell>
          <table:table-cell table:style-name="ce23" table:formula="of:=14 *[.Q458]/70" office:value-type="float" office:value="8" calcext:value-type="float">
            <text:p>8.0</text:p>
          </table:table-cell>
          <table:table-cell table:style-name="ce23" table:formula="of:=0.486 *[.Q458]/70" office:value-type="float" office:value="0.277714285714286" calcext:value-type="float">
            <text:p>0.3</text:p>
          </table:table-cell>
          <table:table-cell table:style-name="ce195" table:formula="of:=SUM([.V458:.X458])" office:value-type="float" office:value="65.7777142857143" calcext:value-type="float">
            <text:p>6.58E+01</text:p>
          </table:table-cell>
          <table:table-cell table:style-name="ce132" table:number-columns-repeated="2"/>
          <table:table-cell table:style-name="ce40" table:formula="of:=(([.R458]+[.S458]/5+[.T458]/5)*1000/(2^([.AR458]-1)+1))*([.AM458]*3600)" office:value-type="float" office:value="140515.386739176" calcext:value-type="float">
            <text:p>140515</text:p>
          </table:table-cell>
          <table:table-cell table:style-name="ce39" table:number-columns-repeated="2"/>
          <table:table-cell table:style-name="ce40" table:formula="of:=(([.V458]+[.W458]/5+[.X458]/5)*1000/(2^([.AT458]-1)+1))*([.AM458]*3600)" office:value-type="float" office:value="982892.096703297" calcext:value-type="float">
            <text:p>982892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58]+[.S458]/5+[.T458]/5)*1000/[.U$8];1)" office:value-type="float" office:value="2665.88914285714" calcext:value-type="float">
            <text:p>2666</text:p>
          </table:table-cell>
          <table:table-cell table:style-name="ce132" table:formula="of:=IF([.AQ458]&lt;2;0;INT(LOG([.AQ458]-1;2)+1.33))" office:value-type="float" office:value="12" calcext:value-type="float">
            <text:p>12</text:p>
          </table:table-cell>
          <table:table-cell table:style-name="ce196" table:formula="of:=MAX(([.V458]+[.W458]/5+[.X458]/5)*1000/[.U$7];1)" office:value-type="float" office:value="59.1555428571429" calcext:value-type="float">
            <text:p>59</text:p>
          </table:table-cell>
          <table:table-cell table:style-name="ce132" table:formula="of:=IF([.AS458]&lt;2;0;INT(LOG([.AS458]-1;2)+1.33))" office:value-type="float" office:value="7" calcext:value-type="float">
            <text:p>7</text:p>
          </table:table-cell>
          <table:table-cell table:style-name="ce196" table:formula="of:=([.Y458]+[.AA458])+IF([.AR458]&gt;0.9;SUM([.R458:.T458])*1000/(2^([.AR458]-1)+1);SUM([.R458:.T458])*1000)+IF([.AT458]&gt;0.9;([.V458]+[.W458]/5+[.X458]/5)*1000/(2^([.AT458]-1)+1);([.V458]+[.W458]/5+[.X458]/5)*1000)" office:value-type="float" office:value="1111.99991991805" calcext:value-type="float">
            <text:p>111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58]+([.AM459]+[.AN459]+[.AO459])/24" office:value-type="float" office:value="1.09069444444444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59]+[.N459]" office:value-type="float" office:value="26" calcext:value-type="float">
            <text:p>26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527 *[.Q459]/80" office:value-type="float" office:value="164.6875" calcext:value-type="float">
            <text:p>165</text:p>
          </table:table-cell>
          <table:table-cell table:style-name="ce23" table:formula="of:=26.2 *[.Q459]/70" office:value-type="float" office:value="9.35714285714286" calcext:value-type="float">
            <text:p>9.4</text:p>
          </table:table-cell>
          <table:table-cell table:style-name="ce23" table:formula="of:=0.828 *[.Q459]/70" office:value-type="float" office:value="0.295714285714286" calcext:value-type="float">
            <text:p>0.3</text:p>
          </table:table-cell>
          <table:table-cell table:style-name="ce195" table:formula="of:=SUM([.R459:.T459])" office:value-type="float" office:value="174.340357142857" calcext:value-type="float">
            <text:p>1.74E+02</text:p>
          </table:table-cell>
          <table:table-cell table:style-name="ce132" table:formula="of:=115*[.Q459]/80" office:value-type="float" office:value="35.9375" calcext:value-type="float">
            <text:p>36</text:p>
          </table:table-cell>
          <table:table-cell table:style-name="ce23" table:formula="of:=14 *[.Q459]/70" office:value-type="float" office:value="5" calcext:value-type="float">
            <text:p>5.0</text:p>
          </table:table-cell>
          <table:table-cell table:style-name="ce23" table:formula="of:=0.486 *[.Q459]/70" office:value-type="float" office:value="0.173571428571429" calcext:value-type="float">
            <text:p>0.2</text:p>
          </table:table-cell>
          <table:table-cell table:style-name="ce195" table:formula="of:=SUM([.V459:.X459])" office:value-type="float" office:value="41.1110714285714" calcext:value-type="float">
            <text:p>4.11E+01</text:p>
          </table:table-cell>
          <table:table-cell table:style-name="ce132" table:number-columns-repeated="2"/>
          <table:table-cell table:style-name="ce40" table:formula="of:=(([.R459]+[.S459]/5+[.T459]/5)*1000/(2^([.AR459]-1)+1))*([.AM459]*3600)" office:value-type="float" office:value="87822.1167119849" calcext:value-type="float">
            <text:p>87822</text:p>
          </table:table-cell>
          <table:table-cell table:style-name="ce39" table:number-columns-repeated="2"/>
          <table:table-cell table:style-name="ce40" table:formula="of:=(([.V459]+[.W459]/5+[.X459]/5)*1000/(2^([.AT459]-1)+1))*([.AM459]*3600)" office:value-type="float" office:value="1209999.74025974" calcext:value-type="float">
            <text:p>121000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59]+[.S459]/5+[.T459]/5)*1000/[.U$8];1)" office:value-type="float" office:value="1666.18071428571" calcext:value-type="float">
            <text:p>1666</text:p>
          </table:table-cell>
          <table:table-cell table:style-name="ce132" table:formula="of:=IF([.AQ459]&lt;2;0;INT(LOG([.AQ459]-1;2)+1.33))" office:value-type="float" office:value="12" calcext:value-type="float">
            <text:p>12</text:p>
          </table:table-cell>
          <table:table-cell table:style-name="ce196" table:formula="of:=MAX(([.V459]+[.W459]/5+[.X459]/5)*1000/[.U$7];1)" office:value-type="float" office:value="36.9722142857143" calcext:value-type="float">
            <text:p>37</text:p>
          </table:table-cell>
          <table:table-cell table:style-name="ce132" table:formula="of:=IF([.AS459]&lt;2;0;INT(LOG([.AS459]-1;2)+1.33))" office:value-type="float" office:value="6" calcext:value-type="float">
            <text:p>6</text:p>
          </table:table-cell>
          <table:table-cell table:style-name="ce196" table:formula="of:=([.Y459]+[.AA459])+IF([.AR459]&gt;0.9;SUM([.R459:.T459])*1000/(2^([.AR459]-1)+1);SUM([.R459:.T459])*1000)+IF([.AT459]&gt;0.9;([.V459]+[.W459]/5+[.X459]/5)*1000/(2^([.AT459]-1)+1);([.V459]+[.W459]/5+[.X459]/5)*1000)" office:value-type="float" office:value="1246.56678311562" calcext:value-type="float">
            <text:p>124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59]+([.AM460]+[.AN460]+[.AO460])/24" office:value-type="float" office:value="1.10527777777778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0]+[.N460]" office:value-type="float" office:value="26" calcext:value-type="float">
            <text:p>26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527 *[.Q460]/80" office:value-type="float" office:value="98.8125" calcext:value-type="float">
            <text:p>99</text:p>
          </table:table-cell>
          <table:table-cell table:style-name="ce23" table:formula="of:=26.2 *[.Q460]/70" office:value-type="float" office:value="5.61428571428571" calcext:value-type="float">
            <text:p>5.6</text:p>
          </table:table-cell>
          <table:table-cell table:style-name="ce23" table:formula="of:=0.828 *[.Q460]/70" office:value-type="float" office:value="0.177428571428571" calcext:value-type="float">
            <text:p>0.2</text:p>
          </table:table-cell>
          <table:table-cell table:style-name="ce195" table:formula="of:=SUM([.R460:.T460])" office:value-type="float" office:value="104.604214285714" calcext:value-type="float">
            <text:p>1.05E+02</text:p>
          </table:table-cell>
          <table:table-cell table:style-name="ce132" table:formula="of:=115*[.Q460]/80" office:value-type="float" office:value="21.5625" calcext:value-type="float">
            <text:p>22</text:p>
          </table:table-cell>
          <table:table-cell table:style-name="ce23" table:formula="of:=14 *[.Q460]/70" office:value-type="float" office:value="3" calcext:value-type="float">
            <text:p>3.0</text:p>
          </table:table-cell>
          <table:table-cell table:style-name="ce23" table:formula="of:=0.486 *[.Q460]/70" office:value-type="float" office:value="0.104142857142857" calcext:value-type="float">
            <text:p>0.1</text:p>
          </table:table-cell>
          <table:table-cell table:style-name="ce195" table:formula="of:=SUM([.V460:.X460])" office:value-type="float" office:value="24.6666428571429" calcext:value-type="float">
            <text:p>2.47E+01</text:p>
          </table:table-cell>
          <table:table-cell table:style-name="ce132" table:number-columns-repeated="2"/>
          <table:table-cell table:style-name="ce40" table:formula="of:=(([.R460]+[.S460]/5+[.T460]/5)*1000/(2^([.AR460]-1)+1))*([.AM460]*3600)" office:value-type="float" office:value="105335.131986063" calcext:value-type="float">
            <text:p>105335</text:p>
          </table:table-cell>
          <table:table-cell table:style-name="ce39" table:number-columns-repeated="2"/>
          <table:table-cell table:style-name="ce40" table:formula="of:=(([.V460]+[.W460]/5+[.X460]/5)*1000/(2^([.AT460]-1)+1))*([.AM460]*3600)" office:value-type="float" office:value="1409293.81512605" calcext:value-type="float">
            <text:p>140929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60]+[.S460]/5+[.T460]/5)*1000/[.U$8];1)" office:value-type="float" office:value="999.708428571429" calcext:value-type="float">
            <text:p>1000</text:p>
          </table:table-cell>
          <table:table-cell table:style-name="ce132" table:formula="of:=IF([.AQ460]&lt;2;0;INT(LOG([.AQ460]-1;2)+1.33))" office:value-type="float" office:value="11" calcext:value-type="float">
            <text:p>11</text:p>
          </table:table-cell>
          <table:table-cell table:style-name="ce196" table:formula="of:=MAX(([.V460]+[.W460]/5+[.X460]/5)*1000/[.U$7];1)" office:value-type="float" office:value="22.1833285714286" calcext:value-type="float">
            <text:p>22</text:p>
          </table:table-cell>
          <table:table-cell table:style-name="ce132" table:formula="of:=IF([.AS460]&lt;2;0;INT(LOG([.AS460]-1;2)+1.33))" office:value-type="float" office:value="5" calcext:value-type="float">
            <text:p>5</text:p>
          </table:table-cell>
          <table:table-cell table:style-name="ce196" table:formula="of:=([.Y460]+[.AA460])+IF([.AR460]&gt;0.9;SUM([.R460:.T460])*1000/(2^([.AR460]-1)+1);SUM([.R460:.T460])*1000)+IF([.AT460]&gt;0.9;([.V460]+[.W460]/5+[.X460]/5)*1000/(2^([.AT460]-1)+1);([.V460]+[.W460]/5+[.X460]/5)*1000)" office:value-type="float" office:value="1431.62121551547" calcext:value-type="float">
            <text:p>143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460]+([.AM461]+[.AN461]+[.AO461])/24" office:value-type="float" office:value="1.11986111111111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1]+[.N461]" office:value-type="float" office:value="26" calcext:value-type="float">
            <text:p>26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527 *[.Q461]/80" office:value-type="float" office:value="52.7" calcext:value-type="float">
            <text:p>53</text:p>
          </table:table-cell>
          <table:table-cell table:style-name="ce23" table:formula="of:=26.2 *[.Q461]/70" office:value-type="float" office:value="2.99428571428571" calcext:value-type="float">
            <text:p>3.0</text:p>
          </table:table-cell>
          <table:table-cell table:style-name="ce23" table:formula="of:=0.828 *[.Q461]/70" office:value-type="float" office:value="0.0946285714285714" calcext:value-type="float">
            <text:p>0.1</text:p>
          </table:table-cell>
          <table:table-cell table:style-name="ce195" table:formula="of:=SUM([.R461:.T461])" office:value-type="float" office:value="55.7889142857143" calcext:value-type="float">
            <text:p>5.58E+01</text:p>
          </table:table-cell>
          <table:table-cell table:style-name="ce132" table:formula="of:=115*[.Q461]/80" office:value-type="float" office:value="11.5" calcext:value-type="float">
            <text:p>12</text:p>
          </table:table-cell>
          <table:table-cell table:style-name="ce23" table:formula="of:=14 *[.Q461]/70" office:value-type="float" office:value="1.6" calcext:value-type="float">
            <text:p>1.6</text:p>
          </table:table-cell>
          <table:table-cell table:style-name="ce23" table:formula="of:=0.486 *[.Q461]/70" office:value-type="float" office:value="0.0555428571428571" calcext:value-type="float">
            <text:p>0.1</text:p>
          </table:table-cell>
          <table:table-cell table:style-name="ce195" table:formula="of:=SUM([.V461:.X461])" office:value-type="float" office:value="13.1555428571429" calcext:value-type="float">
            <text:p>1.32E+01</text:p>
          </table:table-cell>
          <table:table-cell table:style-name="ce132" table:number-columns-repeated="2"/>
          <table:table-cell table:style-name="ce40" table:formula="of:=(([.R461]+[.S461]/5+[.T461]/5)*1000/(2^([.AR461]-1)+1))*([.AM461]*3600)" office:value-type="float" office:value="112247.963909774" calcext:value-type="float">
            <text:p>112248</text:p>
          </table:table-cell>
          <table:table-cell table:style-name="ce39" table:number-columns-repeated="2"/>
          <table:table-cell table:style-name="ce40" table:formula="of:=(([.V461]+[.W461]/5+[.X461]/5)*1000/(2^([.AT461]-1)+1))*([.AM461]*3600)" office:value-type="float" office:value="1419733.02857143" calcext:value-type="float">
            <text:p>141973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61]+[.S461]/5+[.T461]/5)*1000/[.U$8];1)" office:value-type="float" office:value="533.177828571429" calcext:value-type="float">
            <text:p>533</text:p>
          </table:table-cell>
          <table:table-cell table:style-name="ce132" table:formula="of:=IF([.AQ461]&lt;2;0;INT(LOG([.AQ461]-1;2)+1.33))" office:value-type="float" office:value="10" calcext:value-type="float">
            <text:p>10</text:p>
          </table:table-cell>
          <table:table-cell table:style-name="ce40" table:formula="of:=MAX(([.V461]+[.W461]/5+[.X461]/5)*1000/[.U$7];1)" office:value-type="float" office:value="11.8311085714286" calcext:value-type="float">
            <text:p>12</text:p>
          </table:table-cell>
          <table:table-cell table:style-name="ce132" table:formula="of:=IF([.AS461]&lt;2;0;INT(LOG([.AS461]-1;2)+1.33))" office:value-type="float" office:value="4" calcext:value-type="float">
            <text:p>4</text:p>
          </table:table-cell>
          <table:table-cell table:style-name="ce196" table:formula="of:=([.Y461]+[.AA461])+IF([.AR461]&gt;0.9;SUM([.R461:.T461])*1000/(2^([.AR461]-1)+1);SUM([.R461:.T461])*1000)+IF([.AT461]&gt;0.9;([.V461]+[.W461]/5+[.X461]/5)*1000/(2^([.AT461]-1)+1);([.V461]+[.W461]/5+[.X461]/5)*1000)" office:value-type="float" office:value="1436.47348214982" calcext:value-type="float">
            <text:p>143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1]+([.AM462]+[.AN462]+[.AO462])/24" office:value-type="float" office:value="1.13444444444444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2]+[.N462]" office:value-type="float" office:value="26" calcext:value-type="float">
            <text:p>26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527 *[.Q462]/80" office:value-type="float" office:value="32.9375" calcext:value-type="float">
            <text:p>33</text:p>
          </table:table-cell>
          <table:table-cell table:style-name="ce23" table:formula="of:=26.2 *[.Q462]/70" office:value-type="float" office:value="1.87142857142857" calcext:value-type="float">
            <text:p>1.9</text:p>
          </table:table-cell>
          <table:table-cell table:style-name="ce23" table:formula="of:=0.828 *[.Q462]/70" office:value-type="float" office:value="0.0591428571428571" calcext:value-type="float">
            <text:p>0.1</text:p>
          </table:table-cell>
          <table:table-cell table:style-name="ce195" table:formula="of:=SUM([.R462:.T462])" office:value-type="float" office:value="34.8680714285714" calcext:value-type="float">
            <text:p>3.49E+01</text:p>
          </table:table-cell>
          <table:table-cell table:style-name="ce132" table:formula="of:=115*[.Q462]/80" office:value-type="float" office:value="7.1875" calcext:value-type="float">
            <text:p>7</text:p>
          </table:table-cell>
          <table:table-cell table:style-name="ce23" table:formula="of:=14 *[.Q462]/70" office:value-type="float" office:value="1" calcext:value-type="float">
            <text:p>1.0</text:p>
          </table:table-cell>
          <table:table-cell table:style-name="ce23" table:formula="of:=0.486 *[.Q462]/70" office:value-type="float" office:value="0.0347142857142857" calcext:value-type="float">
            <text:p>0.0</text:p>
          </table:table-cell>
          <table:table-cell table:style-name="ce195" table:formula="of:=SUM([.V462:.X462])" office:value-type="float" office:value="8.22221428571429" calcext:value-type="float">
            <text:p>8.22E+00</text:p>
          </table:table-cell>
          <table:table-cell table:style-name="ce132" table:number-columns-repeated="2"/>
          <table:table-cell table:style-name="ce40" table:formula="of:=(([.R462]+[.S462]/5+[.T462]/5)*1000/(2^([.AR462]-1)+1))*([.AM462]*3600)" office:value-type="float" office:value="140036.97832129" calcext:value-type="float">
            <text:p>140037</text:p>
          </table:table-cell>
          <table:table-cell table:style-name="ce39" table:number-columns-repeated="2"/>
          <table:table-cell table:style-name="ce40" table:formula="of:=(([.V462]+[.W462]/5+[.X462]/5)*1000/(2^([.AT462]-1)+1))*([.AM462]*3600)" office:value-type="float" office:value="887333.142857143" calcext:value-type="float">
            <text:p>88733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62]+[.S462]/5+[.T462]/5)*1000/[.U$8];1)" office:value-type="float" office:value="333.236142857143" calcext:value-type="float">
            <text:p>333</text:p>
          </table:table-cell>
          <table:table-cell table:style-name="ce132" table:formula="of:=IF([.AQ462]&lt;2;0;INT(LOG([.AQ462]-1;2)+1.33))" office:value-type="float" office:value="9" calcext:value-type="float">
            <text:p>9</text:p>
          </table:table-cell>
          <table:table-cell table:style-name="ce40" table:formula="of:=MAX(([.V462]+[.W462]/5+[.X462]/5)*1000/[.U$7];1)" office:value-type="float" office:value="7.39444285714286" calcext:value-type="float">
            <text:p>7</text:p>
          </table:table-cell>
          <table:table-cell table:style-name="ce132" table:formula="of:=IF([.AS462]&lt;2;0;INT(LOG([.AS462]-1;2)+1.33))" office:value-type="float" office:value="4" calcext:value-type="float">
            <text:p>4</text:p>
          </table:table-cell>
          <table:table-cell table:style-name="ce196" table:formula="of:=([.Y462]+[.AA462])+IF([.AR462]&gt;0.9;SUM([.R462:.T462])*1000/(2^([.AR462]-1)+1);SUM([.R462:.T462])*1000)+IF([.AT462]&gt;0.9;([.V462]+[.W462]/5+[.X462]/5)*1000/(2^([.AT462]-1)+1);([.V462]+[.W462]/5+[.X462]/5)*1000)" office:value-type="float" office:value="965.500405873634" calcext:value-type="float">
            <text:p>96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2]+([.AM463]+[.AN463]+[.AO463])/24" office:value-type="float" office:value="1.14902777777778" calcext:value-type="float">
            <text:p>1.1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3]+[.N463]" office:value-type="float" office:value="26" calcext:value-type="float">
            <text:p>26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527 *[.Q463]/80" office:value-type="float" office:value="16.46875" calcext:value-type="float">
            <text:p>16</text:p>
          </table:table-cell>
          <table:table-cell table:style-name="ce23" table:formula="of:=26.2 *[.Q463]/70" office:value-type="float" office:value="0.935714285714286" calcext:value-type="float">
            <text:p>0.9</text:p>
          </table:table-cell>
          <table:table-cell table:style-name="ce23" table:formula="of:=0.828 *[.Q463]/70" office:value-type="float" office:value="0.0295714285714286" calcext:value-type="float">
            <text:p>0.0</text:p>
          </table:table-cell>
          <table:table-cell table:style-name="ce195" table:formula="of:=SUM([.R463:.T463])" office:value-type="float" office:value="17.4340357142857" calcext:value-type="float">
            <text:p>1.74E+01</text:p>
          </table:table-cell>
          <table:table-cell table:style-name="ce132" table:formula="of:=115*[.Q463]/80" office:value-type="float" office:value="3.59375" calcext:value-type="float">
            <text:p>4</text:p>
          </table:table-cell>
          <table:table-cell table:style-name="ce23" table:formula="of:=14 *[.Q463]/70" office:value-type="float" office:value="0.5" calcext:value-type="float">
            <text:p>0.5</text:p>
          </table:table-cell>
          <table:table-cell table:style-name="ce23" table:formula="of:=0.486 *[.Q463]/70" office:value-type="float" office:value="0.0173571428571429" calcext:value-type="float">
            <text:p>0.0</text:p>
          </table:table-cell>
          <table:table-cell table:style-name="ce195" table:formula="of:=SUM([.V463:.X463])" office:value-type="float" office:value="4.11110714285714" calcext:value-type="float">
            <text:p>4.11E+00</text:p>
          </table:table-cell>
          <table:table-cell table:style-name="ce132" table:number-columns-repeated="2"/>
          <table:table-cell table:style-name="ce40" table:formula="of:=(([.R463]+[.S463]/5+[.T463]/5)*1000/(2^([.AR463]-1)+1))*([.AM463]*3600)" office:value-type="float" office:value="139494.199335548" calcext:value-type="float">
            <text:p>139494</text:p>
          </table:table-cell>
          <table:table-cell table:style-name="ce39" table:number-columns-repeated="2"/>
          <table:table-cell table:style-name="ce40" table:formula="of:=(([.V463]+[.W463]/5+[.X463]/5)*1000/(2^([.AT463]-1)+1))*([.AM463]*3600)" office:value-type="float" office:value="1330999.71428571" calcext:value-type="float">
            <text:p>133100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63]+[.S463]/5+[.T463]/5)*1000/[.U$8];1)" office:value-type="float" office:value="166.618071428571" calcext:value-type="float">
            <text:p>167</text:p>
          </table:table-cell>
          <table:table-cell table:style-name="ce132" table:formula="of:=IF([.AQ463]&lt;2;0;INT(LOG([.AQ463]-1;2)+1.33))" office:value-type="float" office:value="8" calcext:value-type="float">
            <text:p>8</text:p>
          </table:table-cell>
          <table:table-cell table:style-name="ce40" table:formula="of:=MAX(([.V463]+[.W463]/5+[.X463]/5)*1000/[.U$7];1)" office:value-type="float" office:value="3.69722142857143" calcext:value-type="float">
            <text:p>4</text:p>
          </table:table-cell>
          <table:table-cell table:style-name="ce132" table:formula="of:=IF([.AS463]&lt;2;0;INT(LOG([.AS463]-1;2)+1.33))" office:value-type="float" office:value="2" calcext:value-type="float">
            <text:p>2</text:p>
          </table:table-cell>
          <table:table-cell table:style-name="ce196" table:formula="of:=([.Y463]+[.AA463])+IF([.AR463]&gt;0.9;SUM([.R463:.T463])*1000/(2^([.AR463]-1)+1);SUM([.R463:.T463])*1000)+IF([.AT463]&gt;0.9;([.V463]+[.W463]/5+[.X463]/5)*1000/(2^([.AT463]-1)+1);([.V463]+[.W463]/5+[.X463]/5)*1000)" office:value-type="float" office:value="1371.66581367663" calcext:value-type="float">
            <text:p>137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3]+([.AM464]+[.AN464]+[.AO464])/24" office:value-type="float" office:value="1.16361111111111" calcext:value-type="float">
            <text:p>1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H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4]+[.N464]" office:value-type="float" office:value="26" calcext:value-type="float">
            <text:p>26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527 *[.Q464]/80" office:value-type="float" office:value="6.5875" calcext:value-type="float">
            <text:p>7</text:p>
          </table:table-cell>
          <table:table-cell table:style-name="ce23" table:formula="of:=26.2 *[.Q464]/70" office:value-type="float" office:value="0.374285714285714" calcext:value-type="float">
            <text:p>0.4</text:p>
          </table:table-cell>
          <table:table-cell table:style-name="ce23" table:formula="of:=0.828 *[.Q464]/70" office:value-type="float" office:value="0.0118285714285714" calcext:value-type="float">
            <text:p>0.0</text:p>
          </table:table-cell>
          <table:table-cell table:style-name="ce195" table:formula="of:=SUM([.R464:.T464])" office:value-type="float" office:value="6.97361428571429" calcext:value-type="float">
            <text:p>6.97E+00</text:p>
          </table:table-cell>
          <table:table-cell table:style-name="ce132" table:formula="of:=115*[.Q464]/80" office:value-type="float" office:value="1.4375" calcext:value-type="float">
            <text:p>1</text:p>
          </table:table-cell>
          <table:table-cell table:style-name="ce23" table:formula="of:=14 *[.Q464]/70" office:value-type="float" office:value="0.2" calcext:value-type="float">
            <text:p>0.2</text:p>
          </table:table-cell>
          <table:table-cell table:style-name="ce23" table:formula="of:=0.486 *[.Q464]/70" office:value-type="float" office:value="0.00694285714285714" calcext:value-type="float">
            <text:p>0.0</text:p>
          </table:table-cell>
          <table:table-cell table:style-name="ce195" table:formula="of:=SUM([.V464:.X464])" office:value-type="float" office:value="1.64444285714286" calcext:value-type="float">
            <text:p>1.64E+00</text:p>
          </table:table-cell>
          <table:table-cell table:style-name="ce132" table:number-columns-repeated="2"/>
          <table:table-cell table:style-name="ce40" table:formula="of:=(([.R464]+[.S464]/5+[.T464]/5)*1000/(2^([.AR464]-1)+1))*([.AM464]*3600)" office:value-type="float" office:value="110736.933626374" calcext:value-type="float">
            <text:p>110737</text:p>
          </table:table-cell>
          <table:table-cell table:style-name="ce39" table:number-columns-repeated="2"/>
          <table:table-cell table:style-name="ce40" table:formula="of:=(([.V464]+[.W464]/5+[.X464]/5)*1000/(2^([.AT464]-1)+1))*([.AM464]*3600)" office:value-type="float" office:value="1064799.77142857" calcext:value-type="float">
            <text:p>106480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([.R464]+[.S464]/5+[.T464]/5)*1000/[.U$8];1)" office:value-type="float" office:value="66.6472285714286" calcext:value-type="float">
            <text:p>67</text:p>
          </table:table-cell>
          <table:table-cell table:style-name="ce132" table:formula="of:=IF([.AQ464]&lt;2;0;INT(LOG([.AQ464]-1;2)+1.33))" office:value-type="float" office:value="7" calcext:value-type="float">
            <text:p>7</text:p>
          </table:table-cell>
          <table:table-cell table:style-name="ce40" table:formula="of:=MAX(([.V464]+[.W464]/5+[.X464]/5)*1000/[.U$7];1)" office:value-type="float" office:value="1.47888857142857" calcext:value-type="float">
            <text:p>1</text:p>
          </table:table-cell>
          <table:table-cell table:style-name="ce132" table:formula="of:=IF([.AS464]&lt;2;0;INT(LOG([.AS464]-1;2)+1.33))" office:value-type="float" office:value="0" calcext:value-type="float">
            <text:p>0</text:p>
          </table:table-cell>
          <table:table-cell table:style-name="ce196" table:formula="of:=([.Y464]+[.AA464])+IF([.AR464]&gt;0.9;SUM([.R464:.T464])*1000/(2^([.AR464]-1)+1);SUM([.R464:.T464])*1000)+IF([.AT464]&gt;0.9;([.V464]+[.W464]/5+[.X464]/5)*1000/(2^([.AT464]-1)+1);([.V464]+[.W464]/5+[.X464]/5)*1000)" office:value-type="float" office:value="1587.81938791209" calcext:value-type="float">
            <text:p>1588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/>
          <table:table-cell table:style-name="ce269"/>
          <table:table-cell table:number-columns-repeated="8"/>
          <table:table-cell table:style-name="ce133" table:number-columns-repeated="5"/>
          <table:table-cell table:style-name="ce1"/>
          <table:table-cell table:number-columns-repeated="25"/>
          <table:table-cell table:style-name="ce1"/>
          <table:table-cell table:number-columns-repeated="4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64]+([.AM466]+[.AN466]+[.AO466])/24" office:value-type="float" office:value="1.16361111111111" calcext:value-type="float">
            <text:p>1.2</text:p>
          </table:table-cell>
          <table:table-cell table:style-name="ce252"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6]+[.N466]" office:value-type="float" office:value="26" calcext:value-type="float">
            <text:p>26.00</text:p>
          </table:table-cell>
          <table:table-cell table:style-name="ce280" office:value-type="float" office:value="80" calcext:value-type="float">
            <text:p>80</text:p>
          </table:table-cell>
          <table:table-cell table:style-name="ce132" table:formula="of:=527*[.Q466]/80*2" office:value-type="float" office:value="1054" calcext:value-type="float">
            <text:p>1054</text:p>
          </table:table-cell>
          <table:table-cell table:style-name="ce23" table:formula="of:=26.2*[.Q466]/70*2" office:value-type="float" office:value="59.8857142857143" calcext:value-type="float">
            <text:p>59.9</text:p>
          </table:table-cell>
          <table:table-cell table:style-name="ce23" table:formula="of:=0.828*[.Q466]/70*2" office:value-type="float" office:value="1.89257142857143" calcext:value-type="float">
            <text:p>1.9</text:p>
          </table:table-cell>
          <table:table-cell table:style-name="ce195" table:formula="of:=SUM([.R466:.T466])" office:value-type="float" office:value="1115.77828571429" calcext:value-type="float">
            <text:p>1.12E+03</text:p>
          </table:table-cell>
          <table:table-cell table:style-name="ce132" table:formula="of:=115*[.Q466]/80*2" office:value-type="float" office:value="230" calcext:value-type="float">
            <text:p>230</text:p>
          </table:table-cell>
          <table:table-cell table:style-name="ce23" table:formula="of:=14*[.Q466]/70*2" office:value-type="float" office:value="32" calcext:value-type="float">
            <text:p>32.0</text:p>
          </table:table-cell>
          <table:table-cell table:style-name="ce23" table:formula="of:=0.486*[.Q466]/70*1.16" office:value-type="float" office:value="0.644297142857143" calcext:value-type="float">
            <text:p>0.6</text:p>
          </table:table-cell>
          <table:table-cell table:style-name="ce195" table:formula="of:=SUM([.V466:.X466])" office:value-type="float" office:value="262.644297142857" calcext:value-type="float">
            <text:p>2.63E+02</text:p>
          </table:table-cell>
          <table:table-cell table:style-name="ce132" table:number-columns-repeated="2"/>
          <table:table-cell table:style-name="ce40" table:formula="of:=(([.R466]+[.S466]/5+[.T466]/5)*1000/(2^([.AR466]-1)+1))*([.AM466]*3600)" office:value-type="float" office:value="0" calcext:value-type="float">
            <text:p>0</text:p>
          </table:table-cell>
          <table:table-cell table:style-name="ce39" table:number-columns-repeated="2"/>
          <table:table-cell table:style-name="ce40" table:formula="of:=(([.V466]+[.W466]/5+[.X466]/5)*1000/(2^([.AT466]-1)+1))*([.AM466]*3600)" office:value-type="float" office:value="0" calcext:value-type="float">
            <text:p>0</text:p>
          </table:table-cell>
          <table:table-cell table:style-name="ce40" table:number-columns-repeated="6"/>
          <table:table-cell/>
          <table:table-cell table:style-name="ce146" office:value-type="float" office:value="0" calcext:value-type="float">
            <text:p>0.0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466:.U466])*1000/[.U$8];1)" office:value-type="float" office:value="22315.5657142857" calcext:value-type="float">
            <text:p>22316</text:p>
          </table:table-cell>
          <table:table-cell table:style-name="ce132" table:formula="of:=IF([.AQ466]&lt;2;0;INT(LOG([.AQ466]-1;2)+1.33))" office:value-type="float" office:value="15" calcext:value-type="float">
            <text:p>15</text:p>
          </table:table-cell>
          <table:table-cell table:style-name="ce196" table:formula="of:=MAX(([.V466]+[.W466]/5+[.X466]/5)*1000/[.U$7];1)" office:value-type="float" office:value="236.528859428571" calcext:value-type="float">
            <text:p>237</text:p>
          </table:table-cell>
          <table:table-cell table:style-name="ce132" table:formula="of:=IF([.AS466]&lt;2;0;INT(LOG([.AS466]-1;2)+1.33))" office:value-type="float" office:value="9" calcext:value-type="float">
            <text:p>9</text:p>
          </table:table-cell>
          <table:table-cell table:style-name="ce196" table:formula="of:=([.Y466]+[.AA466])+IF([.AR466]&gt;0.9;SUM([.R466:.T466])*1000/(2^([.AR466]-1)+1);SUM([.R466:.T466])*1000)+IF([.AT466]&gt;0.9;([.V466]+[.W466]/5+[.X466]/5)*1000/(2^([.AT466]-1)+1);([.V466]+[.W466]/5+[.X466]/5)*1000)" office:value-type="float" office:value="1251.08759933885" calcext:value-type="float">
            <text:p>1251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6]+([.AM467]+[.AN467]+[.AO467])/24" office:value-type="float" office:value="1.17611111111111" calcext:value-type="float">
            <text:p>1.2</text:p>
          </table:table-cell>
          <table:table-cell table:style-name="ce252"/>
          <table:table-cell table:style-name="ce184" office:value-type="float" office:value="6.399" calcext:value-type="float">
            <text:p>6.399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7]+[.N467]" office:value-type="float" office:value="26" calcext:value-type="float">
            <text:p>26.00</text:p>
          </table:table-cell>
          <table:table-cell table:style-name="ce280" office:value-type="float" office:value="60" calcext:value-type="float">
            <text:p>60</text:p>
          </table:table-cell>
          <table:table-cell table:style-name="ce132" table:formula="of:=527*[.Q467]/80*2" office:value-type="float" office:value="790.5" calcext:value-type="float">
            <text:p>791</text:p>
          </table:table-cell>
          <table:table-cell table:style-name="ce23" table:formula="of:=26.2*[.Q467]/70*2" office:value-type="float" office:value="44.9142857142857" calcext:value-type="float">
            <text:p>44.9</text:p>
          </table:table-cell>
          <table:table-cell table:style-name="ce23" table:formula="of:=0.828*[.Q467]/70*2" office:value-type="float" office:value="1.41942857142857" calcext:value-type="float">
            <text:p>1.4</text:p>
          </table:table-cell>
          <table:table-cell table:style-name="ce195" table:formula="of:=SUM([.R467:.T467])" office:value-type="float" office:value="836.833714285714" calcext:value-type="float">
            <text:p>8.37E+02</text:p>
          </table:table-cell>
          <table:table-cell table:style-name="ce132" table:formula="of:=115*[.Q467]/80*2" office:value-type="float" office:value="172.5" calcext:value-type="float">
            <text:p>173</text:p>
          </table:table-cell>
          <table:table-cell table:style-name="ce23" table:formula="of:=14*[.Q467]/70*2" office:value-type="float" office:value="24" calcext:value-type="float">
            <text:p>24.0</text:p>
          </table:table-cell>
          <table:table-cell table:style-name="ce23" table:formula="of:=0.486*[.Q467]/70*1.16" office:value-type="float" office:value="0.483222857142857" calcext:value-type="float">
            <text:p>0.5</text:p>
          </table:table-cell>
          <table:table-cell table:style-name="ce195" table:formula="of:=SUM([.V467:.X467])" office:value-type="float" office:value="196.983222857143" calcext:value-type="float">
            <text:p>1.97E+02</text:p>
          </table:table-cell>
          <table:table-cell table:style-name="ce132" table:number-columns-repeated="2"/>
          <table:table-cell table:style-name="ce40" table:formula="of:=(([.R467]+[.S467]/5+[.T467]/5)*1000/(2^([.AR467]-1)+1))*([.AM467]*3600)" office:value-type="float" office:value="52715.7816469768" calcext:value-type="float">
            <text:p>52716</text:p>
          </table:table-cell>
          <table:table-cell table:style-name="ce39" table:number-columns-repeated="2"/>
          <table:table-cell table:style-name="ce40" table:formula="of:=(([.V467]+[.W467]/5+[.X467]/5)*1000/(2^([.AT467]-1)+1))*([.AM467]*3600)" office:value-type="float" office:value="1485181.21036545" calcext:value-type="float">
            <text:p>148518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" calcext:value-type="float">
            <text:p>0.0</text:p>
          </table:table-cell>
          <table:table-cell table:style-name="ce1"/>
          <table:table-cell table:style-name="ce196" table:formula="of:=MAX(SUM([.R467:.U467])*1000/[.U$8];1)" office:value-type="float" office:value="16736.6742857143" calcext:value-type="float">
            <text:p>16737</text:p>
          </table:table-cell>
          <table:table-cell table:style-name="ce132" table:formula="of:=IF([.AQ467]&lt;2;0;INT(LOG([.AQ467]-1;2)+1.33))" office:value-type="float" office:value="15" calcext:value-type="float">
            <text:p>15</text:p>
          </table:table-cell>
          <table:table-cell table:style-name="ce196" table:formula="of:=MAX(([.V467]+[.W467]/5+[.X467]/5)*1000/[.U$7];1)" office:value-type="float" office:value="177.396644571429" calcext:value-type="float">
            <text:p>177</text:p>
          </table:table-cell>
          <table:table-cell table:style-name="ce132" table:formula="of:=IF([.AS467]&lt;2;0;INT(LOG([.AS467]-1;2)+1.33))" office:value-type="float" office:value="8" calcext:value-type="float">
            <text:p>8</text:p>
          </table:table-cell>
          <table:table-cell table:style-name="ce196" table:formula="of:=([.Y467]+[.AA467])+IF([.AR467]&gt;0.9;SUM([.R467:.T467])*1000/(2^([.AR467]-1)+1);SUM([.R467:.T467])*1000)+IF([.AT467]&gt;0.9;([.V467]+[.W467]/5+[.X467]/5)*1000/(2^([.AT467]-1)+1);([.V467]+[.W467]/5+[.X467]/5)*1000)" office:value-type="float" office:value="1623.224169481" calcext:value-type="float">
            <text:p>162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11">
          <table:table-cell table:style-name="ce5" table:formula="of:=[.A467]+([.AM468]+[.AN468]+[.AO468])/24" office:value-type="float" office:value="1.19694444444444" calcext:value-type="float">
            <text:p>1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8]+[.N468]" office:value-type="float" office:value="26" calcext:value-type="float">
            <text:p>26.00</text:p>
          </table:table-cell>
          <table:table-cell table:style-name="ce280" office:value-type="float" office:value="40" calcext:value-type="float">
            <text:p>40</text:p>
          </table:table-cell>
          <table:table-cell table:style-name="ce132" table:formula="of:=527*[.Q468]/80*2" office:value-type="float" office:value="527" calcext:value-type="float">
            <text:p>527</text:p>
          </table:table-cell>
          <table:table-cell table:style-name="ce23" table:formula="of:=26.2*[.Q468]/70*2" office:value-type="float" office:value="29.9428571428571" calcext:value-type="float">
            <text:p>29.9</text:p>
          </table:table-cell>
          <table:table-cell table:style-name="ce23" table:formula="of:=0.828*[.Q468]/70*2" office:value-type="float" office:value="0.946285714285714" calcext:value-type="float">
            <text:p>0.9</text:p>
          </table:table-cell>
          <table:table-cell table:style-name="ce195" table:formula="of:=SUM([.R468:.T468])" office:value-type="float" office:value="557.889142857143" calcext:value-type="float">
            <text:p>5.58E+02</text:p>
          </table:table-cell>
          <table:table-cell table:style-name="ce132" table:formula="of:=115*[.Q468]/80*2" office:value-type="float" office:value="115" calcext:value-type="float">
            <text:p>115</text:p>
          </table:table-cell>
          <table:table-cell table:style-name="ce23" table:formula="of:=14*[.Q468]/70*2" office:value-type="float" office:value="16" calcext:value-type="float">
            <text:p>16.0</text:p>
          </table:table-cell>
          <table:table-cell table:style-name="ce23" table:formula="of:=0.486*[.Q468]/70*1.16" office:value-type="float" office:value="0.322148571428571" calcext:value-type="float">
            <text:p>0.3</text:p>
          </table:table-cell>
          <table:table-cell table:style-name="ce195" table:formula="of:=SUM([.V468:.X468])" office:value-type="float" office:value="131.322148571429" calcext:value-type="float">
            <text:p>1.31E+02</text:p>
          </table:table-cell>
          <table:table-cell table:style-name="ce132" table:number-columns-repeated="2"/>
          <table:table-cell table:style-name="ce40" table:formula="of:=(([.R468]+[.S468]/5+[.T468]/5)*1000/(2^([.AR468]-1)+1))*([.AM468]*3600)" office:value-type="float" office:value="70283.4193649631" calcext:value-type="float">
            <text:p>70283</text:p>
          </table:table-cell>
          <table:table-cell table:style-name="ce39" table:number-columns-repeated="2"/>
          <table:table-cell table:style-name="ce40" table:formula="of:=(([.V468]+[.W468]/5+[.X468]/5)*1000/(2^([.AT468]-1)+1))*([.AM468]*3600)" office:value-type="float" office:value="990120.806910299" calcext:value-type="float">
            <text:p>99012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2" calcext:value-type="float">
            <text:p>0.2</text:p>
          </table:table-cell>
          <table:table-cell table:style-name="ce1"/>
          <table:table-cell table:style-name="ce196" table:formula="of:=MAX(SUM([.R468:.U468])*1000/[.U$8];1)" office:value-type="float" office:value="11157.7828571429" calcext:value-type="float">
            <text:p>11158</text:p>
          </table:table-cell>
          <table:table-cell table:style-name="ce132" table:formula="of:=IF([.AQ468]&lt;2;0;INT(LOG([.AQ468]-1;2)+1.33))" office:value-type="float" office:value="14" calcext:value-type="float">
            <text:p>14</text:p>
          </table:table-cell>
          <table:table-cell table:style-name="ce196" table:formula="of:=MAX(([.V468]+[.W468]/5+[.X468]/5)*1000/[.U$7];1)" office:value-type="float" office:value="118.264429714286" calcext:value-type="float">
            <text:p>118</text:p>
          </table:table-cell>
          <table:table-cell table:style-name="ce132" table:formula="of:=IF([.AS468]&lt;2;0;INT(LOG([.AS468]-1;2)+1.33))" office:value-type="float" office:value="8" calcext:value-type="float">
            <text:p>8</text:p>
          </table:table-cell>
          <table:table-cell table:style-name="ce196" table:formula="of:=([.Y468]+[.AA468])+IF([.AR468]&gt;0.9;SUM([.R468:.T468])*1000/(2^([.AR468]-1)+1);SUM([.R468:.T468])*1000)+IF([.AT468]&gt;0.9;([.V468]+[.W468]/5+[.X468]/5)*1000/(2^([.AT468]-1)+1);([.V468]+[.W468]/5+[.X468]/5)*1000)" office:value-type="float" office:value="1116.19406331593" calcext:value-type="float">
            <text:p>1116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8]+([.AM469]+[.AN469]+[.AO469])/24" office:value-type="float" office:value="1.21152777777778" calcext:value-type="float">
            <text:p>1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69]+[.N469]" office:value-type="float" office:value="26" calcext:value-type="float">
            <text:p>26.00</text:p>
          </table:table-cell>
          <table:table-cell table:style-name="ce280" office:value-type="float" office:value="25" calcext:value-type="float">
            <text:p>25</text:p>
          </table:table-cell>
          <table:table-cell table:style-name="ce132" table:formula="of:=527*[.Q469]/80*2" office:value-type="float" office:value="329.375" calcext:value-type="float">
            <text:p>329</text:p>
          </table:table-cell>
          <table:table-cell table:style-name="ce23" table:formula="of:=26.2*[.Q469]/70*2" office:value-type="float" office:value="18.7142857142857" calcext:value-type="float">
            <text:p>18.7</text:p>
          </table:table-cell>
          <table:table-cell table:style-name="ce23" table:formula="of:=0.828*[.Q469]/70*2" office:value-type="float" office:value="0.591428571428571" calcext:value-type="float">
            <text:p>0.6</text:p>
          </table:table-cell>
          <table:table-cell table:style-name="ce195" table:formula="of:=SUM([.R469:.T469])" office:value-type="float" office:value="348.680714285714" calcext:value-type="float">
            <text:p>3.49E+02</text:p>
          </table:table-cell>
          <table:table-cell table:style-name="ce132" table:formula="of:=115*[.Q469]/80*2" office:value-type="float" office:value="71.875" calcext:value-type="float">
            <text:p>72</text:p>
          </table:table-cell>
          <table:table-cell table:style-name="ce23" table:formula="of:=14*[.Q469]/70*2" office:value-type="float" office:value="10" calcext:value-type="float">
            <text:p>10.0</text:p>
          </table:table-cell>
          <table:table-cell table:style-name="ce23" table:formula="of:=0.486*[.Q469]/70*1.16" office:value-type="float" office:value="0.201342857142857" calcext:value-type="float">
            <text:p>0.2</text:p>
          </table:table-cell>
          <table:table-cell table:style-name="ce195" table:formula="of:=SUM([.V469:.X469])" office:value-type="float" office:value="82.0763428571429" calcext:value-type="float">
            <text:p>8.21E+01</text:p>
          </table:table-cell>
          <table:table-cell table:style-name="ce132" table:number-columns-repeated="2"/>
          <table:table-cell table:style-name="ce40" table:formula="of:=(([.R469]+[.S469]/5+[.T469]/5)*1000/(2^([.AR469]-1)+1))*([.AM469]*3600)" office:value-type="float" office:value="43927.137103102" calcext:value-type="float">
            <text:p>43927</text:p>
          </table:table-cell>
          <table:table-cell table:style-name="ce39" table:number-columns-repeated="2"/>
          <table:table-cell table:style-name="ce40" table:formula="of:=(([.V469]+[.W469]/5+[.X469]/5)*1000/(2^([.AT469]-1)+1))*([.AM469]*3600)" office:value-type="float" office:value="1228130.61626374" calcext:value-type="float">
            <text:p>1228131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69:.U469])*1000/[.U$8];1)" office:value-type="float" office:value="6973.61428571429" calcext:value-type="float">
            <text:p>6974</text:p>
          </table:table-cell>
          <table:table-cell table:style-name="ce132" table:formula="of:=IF([.AQ469]&lt;2;0;INT(LOG([.AQ469]-1;2)+1.33))" office:value-type="float" office:value="14" calcext:value-type="float">
            <text:p>14</text:p>
          </table:table-cell>
          <table:table-cell table:style-name="ce196" table:formula="of:=MAX(([.V469]+[.W469]/5+[.X469]/5)*1000/[.U$7];1)" office:value-type="float" office:value="73.9152685714286" calcext:value-type="float">
            <text:p>74</text:p>
          </table:table-cell>
          <table:table-cell table:style-name="ce132" table:formula="of:=IF([.AS469]&lt;2;0;INT(LOG([.AS469]-1;2)+1.33))" office:value-type="float" office:value="7" calcext:value-type="float">
            <text:p>7</text:p>
          </table:table-cell>
          <table:table-cell table:style-name="ce196" table:formula="of:=([.Y469]+[.AA469])+IF([.AR469]&gt;0.9;SUM([.R469:.T469])*1000/(2^([.AR469]-1)+1);SUM([.R469:.T469])*1000)+IF([.AT469]&gt;0.9;([.V469]+[.W469]/5+[.X469]/5)*1000/(2^([.AT469]-1)+1);([.V469]+[.W469]/5+[.X469]/5)*1000)" office:value-type="float" office:value="1261.79268952134" calcext:value-type="float">
            <text:p>126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69]+([.AM470]+[.AN470]+[.AO470])/24" office:value-type="float" office:value="1.22611111111111" calcext:value-type="float">
            <text:p>1.2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0]+[.N470]" office:value-type="float" office:value="26" calcext:value-type="float">
            <text:p>26.00</text:p>
          </table:table-cell>
          <table:table-cell table:style-name="ce280" office:value-type="float" office:value="15" calcext:value-type="float">
            <text:p>15</text:p>
          </table:table-cell>
          <table:table-cell table:style-name="ce132" table:formula="of:=527*[.Q470]/80*2" office:value-type="float" office:value="197.625" calcext:value-type="float">
            <text:p>198</text:p>
          </table:table-cell>
          <table:table-cell table:style-name="ce23" table:formula="of:=26.2*[.Q470]/70*2" office:value-type="float" office:value="11.2285714285714" calcext:value-type="float">
            <text:p>11.2</text:p>
          </table:table-cell>
          <table:table-cell table:style-name="ce23" table:formula="of:=0.828*[.Q470]/70*2" office:value-type="float" office:value="0.354857142857143" calcext:value-type="float">
            <text:p>0.4</text:p>
          </table:table-cell>
          <table:table-cell table:style-name="ce195" table:formula="of:=SUM([.R470:.T470])" office:value-type="float" office:value="209.208428571429" calcext:value-type="float">
            <text:p>2.09E+02</text:p>
          </table:table-cell>
          <table:table-cell table:style-name="ce132" table:formula="of:=115*[.Q470]/80*2" office:value-type="float" office:value="43.125" calcext:value-type="float">
            <text:p>43</text:p>
          </table:table-cell>
          <table:table-cell table:style-name="ce23" table:formula="of:=14*[.Q470]/70*2" office:value-type="float" office:value="6" calcext:value-type="float">
            <text:p>6.0</text:p>
          </table:table-cell>
          <table:table-cell table:style-name="ce23" table:formula="of:=0.486*[.Q470]/70*1.16" office:value-type="float" office:value="0.120805714285714" calcext:value-type="float">
            <text:p>0.1</text:p>
          </table:table-cell>
          <table:table-cell table:style-name="ce195" table:formula="of:=SUM([.V470:.X470])" office:value-type="float" office:value="49.2458057142857" calcext:value-type="float">
            <text:p>4.92E+01</text:p>
          </table:table-cell>
          <table:table-cell table:style-name="ce132" table:number-columns-repeated="2"/>
          <table:table-cell table:style-name="ce40" table:formula="of:=(([.R470]+[.S470]/5+[.T470]/5)*1000/(2^([.AR470]-1)+1))*([.AM470]*3600)" office:value-type="float" office:value="52706.1314550717" calcext:value-type="float">
            <text:p>52706</text:p>
          </table:table-cell>
          <table:table-cell table:style-name="ce39" table:number-columns-repeated="2"/>
          <table:table-cell table:style-name="ce40" table:formula="of:=(([.V470]+[.W470]/5+[.X470]/5)*1000/(2^([.AT470]-1)+1))*([.AM470]*3600)" office:value-type="float" office:value="1451427.09194805" calcext:value-type="float">
            <text:p>1451427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70:.U470])*1000/[.U$8];1)" office:value-type="float" office:value="4184.16857142857" calcext:value-type="float">
            <text:p>4184</text:p>
          </table:table-cell>
          <table:table-cell table:style-name="ce132" table:formula="of:=IF([.AQ470]&lt;2;0;INT(LOG([.AQ470]-1;2)+1.33))" office:value-type="float" office:value="13" calcext:value-type="float">
            <text:p>13</text:p>
          </table:table-cell>
          <table:table-cell table:style-name="ce196" table:formula="of:=MAX(([.V470]+[.W470]/5+[.X470]/5)*1000/[.U$7];1)" office:value-type="float" office:value="44.3491611428571" calcext:value-type="float">
            <text:p>44</text:p>
          </table:table-cell>
          <table:table-cell table:style-name="ce132" table:formula="of:=IF([.AS470]&lt;2;0;INT(LOG([.AS470]-1;2)+1.33))" office:value-type="float" office:value="6" calcext:value-type="float">
            <text:p>6</text:p>
          </table:table-cell>
          <table:table-cell table:style-name="ce196" table:formula="of:=([.Y470]+[.AA470])+IF([.AR470]&gt;0.9;SUM([.R470:.T470])*1000/(2^([.AR470]-1)+1);SUM([.R470:.T470])*1000)+IF([.AT470]&gt;0.9;([.V470]+[.W470]/5+[.X470]/5)*1000/(2^([.AT470]-1)+1);([.V470]+[.W470]/5+[.X470]/5)*1000)" office:value-type="float" office:value="1444.22358949653" calcext:value-type="float">
            <text:p>144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2">
          <table:table-cell table:style-name="ce5" table:formula="of:=[.A470]+([.AM471]+[.AN471]+[.AO471])/24" office:value-type="float" office:value="1.24069444444444" calcext:value-type="float">
            <text:p>1.2</text:p>
          </table:table-cell>
          <table:table-cell table:number-columns-repeated="7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1]+[.N471]" office:value-type="float" office:value="26" calcext:value-type="float">
            <text:p>26.00</text:p>
          </table:table-cell>
          <table:table-cell table:style-name="ce280" office:value-type="float" office:value="8" calcext:value-type="float">
            <text:p>8</text:p>
          </table:table-cell>
          <table:table-cell table:style-name="ce132" table:formula="of:=527*[.Q471]/80*2" office:value-type="float" office:value="105.4" calcext:value-type="float">
            <text:p>105</text:p>
          </table:table-cell>
          <table:table-cell table:style-name="ce23" table:formula="of:=26.2*[.Q471]/70*2" office:value-type="float" office:value="5.98857142857143" calcext:value-type="float">
            <text:p>6.0</text:p>
          </table:table-cell>
          <table:table-cell table:style-name="ce23" table:formula="of:=0.828*[.Q471]/70*2" office:value-type="float" office:value="0.189257142857143" calcext:value-type="float">
            <text:p>0.2</text:p>
          </table:table-cell>
          <table:table-cell table:style-name="ce195" table:formula="of:=SUM([.R471:.T471])" office:value-type="float" office:value="111.577828571429" calcext:value-type="float">
            <text:p>1.12E+02</text:p>
          </table:table-cell>
          <table:table-cell table:style-name="ce132" table:formula="of:=115*[.Q471]/80*2" office:value-type="float" office:value="23" calcext:value-type="float">
            <text:p>23</text:p>
          </table:table-cell>
          <table:table-cell table:style-name="ce23" table:formula="of:=14*[.Q471]/70*2" office:value-type="float" office:value="3.2" calcext:value-type="float">
            <text:p>3.2</text:p>
          </table:table-cell>
          <table:table-cell table:style-name="ce23" table:formula="of:=0.486*[.Q471]/70*1.16" office:value-type="float" office:value="0.0644297142857143" calcext:value-type="float">
            <text:p>0.1</text:p>
          </table:table-cell>
          <table:table-cell table:style-name="ce195" table:formula="of:=SUM([.V471:.X471])" office:value-type="float" office:value="26.2644297142857" calcext:value-type="float">
            <text:p>2.63E+01</text:p>
          </table:table-cell>
          <table:table-cell table:style-name="ce132" table:number-columns-repeated="2"/>
          <table:table-cell table:style-name="ce40" table:formula="of:=(([.R471]+[.S471]/5+[.T471]/5)*1000/(2^([.AR471]-1)+1))*([.AM471]*3600)" office:value-type="float" office:value="56206.1546956704" calcext:value-type="float">
            <text:p>56206</text:p>
          </table:table-cell>
          <table:table-cell table:style-name="ce39" table:number-columns-repeated="2"/>
          <table:table-cell table:style-name="ce40" table:formula="of:=(([.V471]+[.W471]/5+[.X471]/5)*1000/(2^([.AT471]-1)+1))*([.AM471]*3600)" office:value-type="float" office:value="1502653.93048739" calcext:value-type="float">
            <text:p>1502654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71:.U471])*1000/[.U$8];1)" office:value-type="float" office:value="2231.55657142857" calcext:value-type="float">
            <text:p>2232</text:p>
          </table:table-cell>
          <table:table-cell table:style-name="ce132" table:formula="of:=IF([.AQ471]&lt;2;0;INT(LOG([.AQ471]-1;2)+1.33))" office:value-type="float" office:value="12" calcext:value-type="float">
            <text:p>12</text:p>
          </table:table-cell>
          <table:table-cell table:style-name="ce40" table:formula="of:=MAX(([.V471]+[.W471]/5+[.X471]/5)*1000/[.U$7];1)" office:value-type="float" office:value="23.6528859428571" calcext:value-type="float">
            <text:p>24</text:p>
          </table:table-cell>
          <table:table-cell table:style-name="ce132" table:formula="of:=IF([.AS471]&lt;2;0;INT(LOG([.AS471]-1;2)+1.33))" office:value-type="float" office:value="5" calcext:value-type="float">
            <text:p>5</text:p>
          </table:table-cell>
          <table:table-cell table:style-name="ce196" table:formula="of:=([.Y471]+[.AA471])+IF([.AR471]&gt;0.9;SUM([.R471:.T471])*1000/(2^([.AR471]-1)+1);SUM([.R471:.T471])*1000)+IF([.AT471]&gt;0.9;([.V471]+[.W471]/5+[.X471]/5)*1000/(2^([.AT471]-1)+1);([.V471]+[.W471]/5+[.X471]/5)*1000)" office:value-type="float" office:value="1472.06543400988" calcext:value-type="float">
            <text:p>1472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71]+([.AM472]+[.AN472]+[.AO472])/24" office:value-type="float" office:value="1.25527777777778" calcext:value-type="float">
            <text:p>1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2]+[.N472]" office:value-type="float" office:value="26" calcext:value-type="float">
            <text:p>26.00</text:p>
          </table:table-cell>
          <table:table-cell table:style-name="ce280" office:value-type="float" office:value="5" calcext:value-type="float">
            <text:p>5</text:p>
          </table:table-cell>
          <table:table-cell table:style-name="ce132" table:formula="of:=527*[.Q472]/80*2" office:value-type="float" office:value="65.875" calcext:value-type="float">
            <text:p>66</text:p>
          </table:table-cell>
          <table:table-cell table:style-name="ce23" table:formula="of:=26.2*[.Q472]/70*2" office:value-type="float" office:value="3.74285714285714" calcext:value-type="float">
            <text:p>3.7</text:p>
          </table:table-cell>
          <table:table-cell table:style-name="ce23" table:formula="of:=0.828*[.Q472]/70*2" office:value-type="float" office:value="0.118285714285714" calcext:value-type="float">
            <text:p>0.1</text:p>
          </table:table-cell>
          <table:table-cell table:style-name="ce195" table:formula="of:=SUM([.R472:.T472])" office:value-type="float" office:value="69.7361428571429" calcext:value-type="float">
            <text:p>6.97E+01</text:p>
          </table:table-cell>
          <table:table-cell table:style-name="ce132" table:formula="of:=115*[.Q472]/80*2" office:value-type="float" office:value="14.375" calcext:value-type="float">
            <text:p>14</text:p>
          </table:table-cell>
          <table:table-cell table:style-name="ce23" table:formula="of:=14*[.Q472]/70*2" office:value-type="float" office:value="2" calcext:value-type="float">
            <text:p>2.0</text:p>
          </table:table-cell>
          <table:table-cell table:style-name="ce23" table:formula="of:=0.486*[.Q472]/70*1.16" office:value-type="float" office:value="0.0402685714285714" calcext:value-type="float">
            <text:p>0.0</text:p>
          </table:table-cell>
          <table:table-cell table:style-name="ce195" table:formula="of:=SUM([.V472:.X472])" office:value-type="float" office:value="16.4152685714286" calcext:value-type="float">
            <text:p>1.64E+01</text:p>
          </table:table-cell>
          <table:table-cell table:style-name="ce132" table:number-columns-repeated="2"/>
          <table:table-cell table:style-name="ce40" table:formula="of:=(([.R472]+[.S472]/5+[.T472]/5)*1000/(2^([.AR472]-1)+1))*([.AM472]*3600)" office:value-type="float" office:value="70223.4213240418" calcext:value-type="float">
            <text:p>70223</text:p>
          </table:table-cell>
          <table:table-cell table:style-name="ce39" table:number-columns-repeated="2"/>
          <table:table-cell table:style-name="ce40" table:formula="of:=(([.V472]+[.W472]/5+[.X472]/5)*1000/(2^([.AT472]-1)+1))*([.AM472]*3600)" office:value-type="float" office:value="939158.706554622" calcext:value-type="float">
            <text:p>939159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72:.U472])*1000/[.U$8];1)" office:value-type="float" office:value="1394.72285714286" calcext:value-type="float">
            <text:p>1395</text:p>
          </table:table-cell>
          <table:table-cell table:style-name="ce132" table:formula="of:=IF([.AQ472]&lt;2;0;INT(LOG([.AQ472]-1;2)+1.33))" office:value-type="float" office:value="11" calcext:value-type="float">
            <text:p>11</text:p>
          </table:table-cell>
          <table:table-cell table:style-name="ce40" table:formula="of:=MAX(([.V472]+[.W472]/5+[.X472]/5)*1000/[.U$7];1)" office:value-type="float" office:value="14.7830537142857" calcext:value-type="float">
            <text:p>15</text:p>
          </table:table-cell>
          <table:table-cell table:style-name="ce132" table:formula="of:=IF([.AS472]&lt;2;0;INT(LOG([.AS472]-1;2)+1.33))" office:value-type="float" office:value="5" calcext:value-type="float">
            <text:p>5</text:p>
          </table:table-cell>
          <table:table-cell table:style-name="ce196" table:formula="of:=([.Y472]+[.AA472])+IF([.AR472]&gt;0.9;SUM([.R472:.T472])*1000/(2^([.AR472]-1)+1);SUM([.R472:.T472])*1000)+IF([.AT472]&gt;0.9;([.V472]+[.W472]/5+[.X472]/5)*1000/(2^([.AT472]-1)+1);([.V472]+[.W472]/5+[.X472]/5)*1000)" office:value-type="float" office:value="954.041924853454" calcext:value-type="float">
            <text:p>954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72]+([.AM473]+[.AN473]+[.AO473])/24" office:value-type="float" office:value="1.26986111111111" calcext:value-type="float">
            <text:p>1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3]+[.N473]" office:value-type="float" office:value="26" calcext:value-type="float">
            <text:p>26.00</text:p>
          </table:table-cell>
          <table:table-cell table:style-name="ce280" office:value-type="float" office:value="2.5" calcext:value-type="float">
            <text:p>2.5</text:p>
          </table:table-cell>
          <table:table-cell table:style-name="ce132" table:formula="of:=527*[.Q473]/80*2" office:value-type="float" office:value="32.9375" calcext:value-type="float">
            <text:p>33</text:p>
          </table:table-cell>
          <table:table-cell table:style-name="ce23" table:formula="of:=26.2*[.Q473]/70*2" office:value-type="float" office:value="1.87142857142857" calcext:value-type="float">
            <text:p>1.9</text:p>
          </table:table-cell>
          <table:table-cell table:style-name="ce23" table:formula="of:=0.828*[.Q473]/70*2" office:value-type="float" office:value="0.0591428571428571" calcext:value-type="float">
            <text:p>0.1</text:p>
          </table:table-cell>
          <table:table-cell table:style-name="ce195" table:formula="of:=SUM([.R473:.T473])" office:value-type="float" office:value="34.8680714285714" calcext:value-type="float">
            <text:p>3.49E+01</text:p>
          </table:table-cell>
          <table:table-cell table:style-name="ce132" table:formula="of:=115*[.Q473]/80*2" office:value-type="float" office:value="7.1875" calcext:value-type="float">
            <text:p>7</text:p>
          </table:table-cell>
          <table:table-cell table:style-name="ce23" table:formula="of:=14*[.Q473]/70*2" office:value-type="float" office:value="1" calcext:value-type="float">
            <text:p>1.0</text:p>
          </table:table-cell>
          <table:table-cell table:style-name="ce23" table:formula="of:=0.486*[.Q473]/70*1.16" office:value-type="float" office:value="0.0201342857142857" calcext:value-type="float">
            <text:p>0.0</text:p>
          </table:table-cell>
          <table:table-cell table:style-name="ce195" table:formula="of:=SUM([.V473:.X473])" office:value-type="float" office:value="8.20763428571429" calcext:value-type="float">
            <text:p>8.21E+00</text:p>
          </table:table-cell>
          <table:table-cell table:style-name="ce132" table:number-columns-repeated="2"/>
          <table:table-cell table:style-name="ce40" table:formula="of:=(([.R473]+[.S473]/5+[.T473]/5)*1000/(2^([.AR473]-1)+1))*([.AM473]*3600)" office:value-type="float" office:value="70154.977443609" calcext:value-type="float">
            <text:p>70155</text:p>
          </table:table-cell>
          <table:table-cell table:style-name="ce39" table:number-columns-repeated="2"/>
          <table:table-cell table:style-name="ce40" table:formula="of:=(([.V473]+[.W473]/5+[.X473]/5)*1000/(2^([.AT473]-1)+1))*([.AM473]*3600)" office:value-type="float" office:value="886983.222857143" calcext:value-type="float">
            <text:p>886983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73:.U473])*1000/[.U$8];1)" office:value-type="float" office:value="697.361428571429" calcext:value-type="float">
            <text:p>697</text:p>
          </table:table-cell>
          <table:table-cell table:style-name="ce132" table:formula="of:=IF([.AQ473]&lt;2;0;INT(LOG([.AQ473]-1;2)+1.33))" office:value-type="float" office:value="10" calcext:value-type="float">
            <text:p>10</text:p>
          </table:table-cell>
          <table:table-cell table:style-name="ce40" table:formula="of:=MAX(([.V473]+[.W473]/5+[.X473]/5)*1000/[.U$7];1)" office:value-type="float" office:value="7.39152685714286" calcext:value-type="float">
            <text:p>7</text:p>
          </table:table-cell>
          <table:table-cell table:style-name="ce132" table:formula="of:=IF([.AS473]&lt;2;0;INT(LOG([.AS473]-1;2)+1.33))" office:value-type="float" office:value="4" calcext:value-type="float">
            <text:p>4</text:p>
          </table:table-cell>
          <table:table-cell table:style-name="ce196" table:formula="of:=([.Y473]+[.AA473])+IF([.AR473]&gt;0.9;SUM([.R473:.T473])*1000/(2^([.AR473]-1)+1);SUM([.R473:.T473])*1000)+IF([.AT473]&gt;0.9;([.V473]+[.W473]/5+[.X473]/5)*1000/(2^([.AT473]-1)+1);([.V473]+[.W473]/5+[.X473]/5)*1000)" office:value-type="float" office:value="897.457346343637" calcext:value-type="float">
            <text:p>897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73]+([.AM474]+[.AN474]+[.AO474])/24" office:value-type="float" office:value="1.28444444444445" calcext:value-type="float">
            <text:p>1.3</text:p>
          </table:table-cell>
          <table:table-cell table:style-name="ce252"/>
          <table:table-cell table:number-columns-repeated="6"/>
          <table:table-cell table:style-name="ce276" office:value-type="string" calcext:value-type="string">
            <text:p>LD-</text:p>
          </table:table-cell>
          <table:table-cell table:style-name="ce39"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4]+[.N474]" office:value-type="float" office:value="26" calcext:value-type="float">
            <text:p>26.00</text:p>
          </table:table-cell>
          <table:table-cell table:style-name="ce280" office:value-type="float" office:value="1" calcext:value-type="float">
            <text:p>1</text:p>
          </table:table-cell>
          <table:table-cell table:style-name="ce132" table:formula="of:=527*[.Q474]/80*2" office:value-type="float" office:value="13.175" calcext:value-type="float">
            <text:p>13</text:p>
          </table:table-cell>
          <table:table-cell table:style-name="ce23" table:formula="of:=26.2*[.Q474]/70*2" office:value-type="float" office:value="0.748571428571429" calcext:value-type="float">
            <text:p>0.7</text:p>
          </table:table-cell>
          <table:table-cell table:style-name="ce23" table:formula="of:=0.828*[.Q474]/70*2" office:value-type="float" office:value="0.0236571428571429" calcext:value-type="float">
            <text:p>0.0</text:p>
          </table:table-cell>
          <table:table-cell table:style-name="ce195" table:formula="of:=SUM([.R474:.T474])" office:value-type="float" office:value="13.9472285714286" calcext:value-type="float">
            <text:p>1.39E+01</text:p>
          </table:table-cell>
          <table:table-cell table:style-name="ce132" table:formula="of:=115*[.Q474]/80*2" office:value-type="float" office:value="2.875" calcext:value-type="float">
            <text:p>3</text:p>
          </table:table-cell>
          <table:table-cell table:style-name="ce23" table:formula="of:=14*[.Q474]/70*2" office:value-type="float" office:value="0.4" calcext:value-type="float">
            <text:p>0.4</text:p>
          </table:table-cell>
          <table:table-cell table:style-name="ce23" table:formula="of:=0.486*[.Q474]/70*1.16" office:value-type="float" office:value="0.00805371428571429" calcext:value-type="float">
            <text:p>0.0</text:p>
          </table:table-cell>
          <table:table-cell table:style-name="ce195" table:formula="of:=SUM([.V474:.X474])" office:value-type="float" office:value="3.28305371428571" calcext:value-type="float">
            <text:p>3.28E+00</text:p>
          </table:table-cell>
          <table:table-cell table:style-name="ce132" table:number-columns-repeated="2"/>
          <table:table-cell table:style-name="ce40" table:formula="of:=(([.R474]+[.S474]/5+[.T474]/5)*1000/(2^([.AR474]-1)+1))*([.AM474]*3600)" office:value-type="float" office:value="56014.7913285158" calcext:value-type="float">
            <text:p>56015</text:p>
          </table:table-cell>
          <table:table-cell table:style-name="ce39" table:number-columns-repeated="2"/>
          <table:table-cell table:style-name="ce40" table:formula="of:=(([.V474]+[.W474]/5+[.X474]/5)*1000/(2^([.AT474]-1)+1))*([.AM474]*3600)" office:value-type="float" office:value="1064379.86742857" calcext:value-type="float">
            <text:p>1064380</text:p>
          </table:table-cell>
          <table:table-cell table:style-name="ce40" table:number-columns-repeated="6"/>
          <table:table-cell/>
          <table:table-cell table:style-name="ce146" office:value-type="float" office:value="0.3" calcext:value-type="float">
            <text:p>0.3</text:p>
          </table:table-cell>
          <table:table-cell table:style-name="ce146"/>
          <table:table-cell table:style-name="ce146" office:value-type="float" office:value="0.05" calcext:value-type="float">
            <text:p>0.1</text:p>
          </table:table-cell>
          <table:table-cell table:style-name="ce1"/>
          <table:table-cell table:style-name="ce196" table:formula="of:=MAX(SUM([.R474:.U474])*1000/[.U$8];1)" office:value-type="float" office:value="278.944571428571" calcext:value-type="float">
            <text:p>279</text:p>
          </table:table-cell>
          <table:table-cell table:style-name="ce132" table:formula="of:=IF([.AQ474]&lt;2;0;INT(LOG([.AQ474]-1;2)+1.33))" office:value-type="float" office:value="9" calcext:value-type="float">
            <text:p>9</text:p>
          </table:table-cell>
          <table:table-cell table:style-name="ce40" table:formula="of:=MAX(([.V474]+[.W474]/5+[.X474]/5)*1000/[.U$7];1)" office:value-type="float" office:value="2.95661074285714" calcext:value-type="float">
            <text:p>3</text:p>
          </table:table-cell>
          <table:table-cell table:style-name="ce132" table:formula="of:=IF([.AS474]&lt;2;0;INT(LOG([.AS474]-1;2)+1.33))" office:value-type="float" office:value="2" calcext:value-type="float">
            <text:p>2</text:p>
          </table:table-cell>
          <table:table-cell table:style-name="ce196" table:formula="of:=([.Y474]+[.AA474])+IF([.AR474]&gt;0.9;SUM([.R474:.T474])*1000/(2^([.AR474]-1)+1);SUM([.R474:.T474])*1000)+IF([.AT474]&gt;0.9;([.V474]+[.W474]/5+[.X474]/5)*1000/(2^([.AT474]-1)+1);([.V474]+[.W474]/5+[.X474]/5)*1000)" office:value-type="float" office:value="1043.08933987326" calcext:value-type="float">
            <text:p>1043</text:p>
          </table:table-cell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/>
          <table:table-cell table:style-name="ce252"/>
          <table:table-cell table:number-columns-repeated="6"/>
          <table:table-cell table:style-name="ce276"/>
          <table:table-cell table:style-name="ce39" table:number-columns-repeated="2"/>
          <table:table-cell table:style-name="ce277"/>
          <table:table-cell table:style-name="ce145"/>
          <table:table-cell table:style-name="ce278"/>
          <table:table-cell table:style-name="ce279"/>
          <table:table-cell table:style-name="ce278"/>
          <table:table-cell table:style-name="ce280"/>
          <table:table-cell table:style-name="ce132"/>
          <table:table-cell table:style-name="ce23" table:number-columns-repeated="2"/>
          <table:table-cell table:style-name="ce195"/>
          <table:table-cell table:style-name="ce132"/>
          <table:table-cell table:style-name="ce23" table:number-columns-repeated="2"/>
          <table:table-cell table:style-name="ce195"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 table:number-columns-repeated="3"/>
          <table:table-cell table:style-name="ce1"/>
          <table:table-cell table:style-name="ce196"/>
          <table:table-cell table:style-name="ce132"/>
          <table:table-cell table:style-name="ce40"/>
          <table:table-cell table:style-name="ce132"/>
          <table:table-cell table:style-name="ce196"/>
          <table:table-cell/>
          <table:table-cell table:style-name="ce1" table:number-columns-repeated="22"/>
          <table:table-cell table:number-columns-repeated="954"/>
        </table:table-row>
        <table:table-row table:style-name="ro4">
          <table:table-cell table:style-name="ce5" table:formula="of:=[.A474]+([.AM476]+[.AN476]+[.AO476])/24" office:value-type="float" office:value="1.30527777777778" calcext:value-type="float">
            <text:p>1.3</text:p>
          </table:table-cell>
          <table:table-cell table:style-name="ce252"/>
          <table:table-cell table:number-columns-repeated="6"/>
          <table:table-cell office:value-type="string" calcext:value-type="string">
            <text:p>Dummy</text:p>
          </table:table-cell>
          <table:table-cell/>
          <table:table-cell table:style-name="ce39" office:value-type="float" office:value="14.5" calcext:value-type="float">
            <text:p>14.50</text:p>
          </table:table-cell>
          <table:table-cell table:style-name="ce277" office:value-type="float" office:value="-3.97" calcext:value-type="float">
            <text:p>-3.970</text:p>
          </table:table-cell>
          <table:table-cell table:style-name="ce145"/>
          <table:table-cell table:style-name="ce278" office:value-type="float" office:value="11.5" calcext:value-type="float">
            <text:p>11.50</text:p>
          </table:table-cell>
          <table:table-cell table:style-name="ce279" office:value-type="float" office:value="-4.77" calcext:value-type="float">
            <text:p>-4.770</text:p>
          </table:table-cell>
          <table:table-cell table:style-name="ce278" table:formula="of:=[.K476]+[.N476]" office:value-type="float" office:value="26" calcext:value-type="float">
            <text:p>26.00</text:p>
          </table:table-cell>
          <table:table-cell office:value-type="float" office:value="40" calcext:value-type="float">
            <text:p>40</text:p>
          </table:table-cell>
          <table:table-cell table:style-name="ce132"/>
          <table:table-cell table:style-name="ce23" table:number-columns-repeated="2"/>
          <table:table-cell/>
          <table:table-cell table:style-name="ce132"/>
          <table:table-cell table:style-name="ce23" table:number-columns-repeated="2"/>
          <table:table-cell/>
          <table:table-cell table:style-name="ce132" table:number-columns-repeated="2"/>
          <table:table-cell table:style-name="ce40"/>
          <table:table-cell table:style-name="ce39" table:number-columns-repeated="2"/>
          <table:table-cell table:style-name="ce40" table:number-columns-repeated="7"/>
          <table:table-cell/>
          <table:table-cell table:style-name="ce146"/>
          <table:table-cell table:style-name="ce146" office:value-type="float" office:value="0.3" calcext:value-type="float">
            <text:p>0.3</text:p>
          </table:table-cell>
          <table:table-cell table:style-name="ce146" office:value-type="float" office:value="0.2" calcext:value-type="float">
            <text:p>0.2</text:p>
          </table:table-cell>
          <table:table-cell table:style-name="ce1"/>
          <table:table-cell/>
          <table:table-cell table:style-name="ce132"/>
          <table:table-cell table:style-name="ce40"/>
          <table:table-cell table:style-name="ce132"/>
          <table:table-cell table:style-name="ce40"/>
          <table:table-cell/>
          <table:table-cell table:style-name="ce1" table:number-columns-repeated="22"/>
          <table:table-cell table:number-columns-repeated="954"/>
        </table:table-row>
        <table:table-row table:style-name="ro13">
          <table:table-cell table:style-name="ce5"/>
          <table:table-cell table:style-name="ce252"/>
          <table:table-cell table:style-name="ce171"/>
          <table:table-cell table:style-name="ce199"/>
          <table:table-cell table:style-name="ce54"/>
          <table:table-cell table:style-name="ce172" table:number-columns-repeated="2"/>
          <table:table-cell table:style-name="ce170"/>
          <table:table-cell table:style-name="ce271"/>
          <table:table-cell table:style-name="ce172" table:number-columns-repeated="5"/>
          <table:table-cell table:style-name="ce170"/>
          <table:table-cell table:style-name="ce172"/>
          <table:table-cell table:style-name="ce170"/>
          <table:table-cell table:style-name="ce172" table:number-columns-repeated="3"/>
          <table:table-cell table:style-name="ce170"/>
          <table:table-cell table:style-name="ce172"/>
          <table:table-cell table:style-name="ce170" table:number-columns-repeated="2"/>
          <table:table-cell table:style-name="ce171" table:number-columns-repeated="3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145"/>
          <table:table-cell table:style-name="ce173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/>
          <table:table-cell table:style-name="ce252"/>
          <table:table-cell table:style-name="ce177" office:value-type="string" calcext:value-type="string">
            <text:p>TOTAL TIME</text:p>
          </table:table-cell>
          <table:table-cell table:style-name="ce274" table:number-columns-repeated="2"/>
          <table:table-cell table:style-name="ce24"/>
          <table:table-cell table:style-name="ce275"/>
          <table:table-cell table:style-name="ce276" table:number-columns-repeated="2"/>
          <table:table-cell table:style-name="ce39"/>
          <table:table-cell table:style-name="ce277"/>
          <table:table-cell table:style-name="ce38"/>
          <table:table-cell table:style-name="ce145"/>
          <table:table-cell table:style-name="ce282"/>
          <table:table-cell table:style-name="ce6"/>
          <table:table-cell table:style-name="ce144"/>
          <table:table-cell table:style-name="ce7" table:number-columns-repeated="9"/>
          <table:table-cell table:style-name="ce274"/>
          <table:table-cell table:style-name="ce7"/>
          <table:table-cell table:style-name="ce146"/>
          <table:table-cell table:style-name="ce278" table:number-columns-repeated="2"/>
          <table:table-cell table:style-name="ce146" table:number-columns-repeated="7"/>
          <table:table-cell/>
          <table:table-cell table:style-name="ce153"/>
          <table:table-cell table:style-name="ce7" table:number-columns-repeated="3"/>
          <table:table-cell/>
          <table:table-cell table:style-name="ce7" table:number-columns-repeated="981"/>
        </table:table-row>
        <table:table-row table:style-name="ro4">
          <table:table-cell table:style-name="ce245"/>
          <table:table-cell table:style-name="ce284"/>
          <table:table-cell table:style-name="ce171"/>
          <table:table-cell table:style-name="ce199"/>
          <table:table-cell table:style-name="ce54"/>
          <table:table-cell table:style-name="ce172" table:number-columns-repeated="2"/>
          <table:table-cell table:style-name="ce285"/>
          <table:table-cell table:style-name="ce271"/>
          <table:table-cell table:style-name="ce172" table:number-columns-repeated="2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0"/>
          <table:table-cell table:style-name="ce202" table:number-columns-repeated="7"/>
          <table:table-cell table:style-name="ce204"/>
          <table:table-cell table:style-name="ce202"/>
          <table:table-cell table:style-name="ce204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278"/>
          <table:table-cell table:style-name="ce173"/>
          <table:table-cell table:style-name="ce146" table:number-columns-repeated="2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3"/>
          <table:table-cell table:number-columns-repeated="22"/>
          <table:table-cell table:style-name="ce24" table:number-columns-repeated="954"/>
        </table:table-row>
        <table:table-row table:style-name="ro16">
          <table:table-cell table:style-name="ce5"/>
          <table:table-cell/>
          <table:table-cell table:style-name="ce177" office:value-type="string" calcext:value-type="string">
            <text:p>Physics data taking</text:p>
          </table:table-cell>
          <table:table-cell table:style-name="ce199"/>
          <table:table-cell table:style-name="ce17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t<text:span text:style-name="T6">min</text:span>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2"/>
          <table:table-cell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/>
          <table:table-cell table:style-name="ce252"/>
          <table:table-cell table:style-name="ce226" office:value-type="string" calcext:value-type="string">
            <text:p>Need a short Mode-10 run at the beginning of each setting!</text:p>
          </table:table-cell>
          <table:table-cell table:style-name="ce199"/>
          <table:table-cell table:style-name="ce172"/>
          <table:table-cell table:style-name="ce2" table:number-columns-repeated="3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4">
          <table:table-cell table:style-name="ce5"/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76]+([.AM483]+[.AN483]+[.AO483])/24" office:value-type="float" office:value="1.30527777777778" calcext:value-type="float">
            <text:p>1.3</text:p>
          </table:table-cell>
          <table:table-cell table:style-name="ce24"/>
          <table:table-cell table:style-name="ce317" office:value-type="string" calcext:value-type="string">
            <text:p>Do we need to accept SHMS-3/4 rates of at least 800kHz for these LD- settings?</text:p>
          </table:table-cell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318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/>
          <table:table-cell table:style-name="ce172" table:number-columns-repeated="6"/>
          <table:table-cell table:style-name="ce239"/>
          <table:table-cell table:style-name="ce170"/>
          <table:table-cell table:style-name="ce24" table:number-columns-repeated="2"/>
          <table:table-cell table:style-name="ce171"/>
          <table:table-cell table:style-name="ce240" table:number-columns-repeated="2"/>
          <table:table-cell table:style-name="ce170" table:number-columns-repeated="7"/>
          <table:table-cell table:style-name="ce173" table:number-columns-repeated="3"/>
          <table:table-cell table:style-name="ce172" table:number-columns-repeated="2"/>
          <table:table-cell table:style-name="ce24"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24" table:number-columns-repeated="3"/>
        </table:table-row>
        <table:table-row table:style-name="ro4">
          <table:table-cell table:style-name="ce5" table:formula="of:=[.A483]+([.AM484]+[.AN484]+[.AO484])/24" office:value-type="float" office:value="2.43444444444444" calcext:value-type="float">
            <text:p>2.4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201" office:value-type="string" calcext:value-type="string">
            <text:p>LD-</text:p>
          </table:table-cell>
          <table:table-cell table:style-name="ce171" office:value-type="float" office:value="0.2919" calcext:value-type="float">
            <text:p>0.292</text:p>
          </table:table-cell>
          <table:table-cell table:style-name="ce230" office:value-type="float" office:value="42.23" calcext:value-type="float">
            <text:p>42.23</text:p>
          </table:table-cell>
          <table:table-cell table:style-name="ce171" office:value-type="float" office:value="1.158" calcext:value-type="float">
            <text:p>1.158</text:p>
          </table:table-cell>
          <table:table-cell table:style-name="ce172" office:value-type="float" office:value="8" calcext:value-type="float">
            <text:p>8.00</text:p>
          </table:table-cell>
          <table:table-cell table:style-name="ce172" office:value-type="float" office:value="10" calcext:value-type="float">
            <text:p>10.00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517]+[.N484]" office:value-type="float" office:value="52.23" calcext:value-type="float">
            <text:p>52.23</text:p>
          </table:table-cell>
          <table:table-cell table:style-name="ce209" office:value-type="float" office:value="27" calcext:value-type="float">
            <text:p>27</text:p>
          </table:table-cell>
          <table:table-cell table:style-name="ce170" table:formula="of:=997*[.Q484]/70*2" office:value-type="float" office:value="769.114285714286" calcext:value-type="float">
            <text:p>769</text:p>
          </table:table-cell>
          <table:table-cell table:style-name="ce173" table:formula="of:=29600/1000*[.Q484]/70*2" office:value-type="float" office:value="22.8342857142857" calcext:value-type="float">
            <text:p>22.8</text:p>
          </table:table-cell>
          <table:table-cell table:style-name="ce173" table:formula="of:=770/1000*[.Q484]/70*2" office:value-type="float" office:value="0.594" calcext:value-type="float">
            <text:p>0.6</text:p>
          </table:table-cell>
          <table:table-cell/>
          <table:table-cell table:style-name="ce172" table:formula="of:=0.41*[.Q484]/70*2" office:value-type="float" office:value="0.316285714285714" calcext:value-type="float">
            <text:p>0.32</text:p>
          </table:table-cell>
          <table:table-cell table:style-name="ce173" table:formula="of:=30000/1000*[.Q484]/70*2" office:value-type="float" office:value="23.1428571428571" calcext:value-type="float">
            <text:p>23.1</text:p>
          </table:table-cell>
          <table:table-cell table:style-name="ce173" table:formula="of:=580/1000*[.Q484]/70*2" office:value-type="float" office:value="0.447428571428571" calcext:value-type="float">
            <text:p>0.4</text:p>
          </table:table-cell>
          <table:table-cell table:style-name="ce193" table:formula="of:=SUM([.R484:.U484])*1000*([.V484]+([.W484]+[.X484])/5)*1000*(0.00000006)" office:value-type="float" office:value="239.395862007184" calcext:value-type="float">
            <text:p>239</text:p>
          </table:table-cell>
          <table:table-cell table:style-name="ce172" table:formula="of:=24362/3600/24*[.Q484]/70*([.$C$543]/8)" office:value-type="float" office:value="0.135948660714286" calcext:value-type="float">
            <text:p>0.14</text:p>
          </table:table-cell>
          <table:table-cell table:style-name="ce172" table:formula="of:=28718/3600/24*[.Q484]/70*([.$C$543]/8)" office:value-type="float" office:value="0.160256696428571" calcext:value-type="float">
            <text:p>0.16</text:p>
          </table:table-cell>
          <table:table-cell table:style-name="ce287" table:formula="of:=[.AL484]*3600*MIN([.Z484];[.AA484])" office:value-type="float" office:value="5138.859375" calcext:value-type="float">
            <text:p>5139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484]/24*[.C$543]/8*[.Q484]/70" office:value-type="float" office:value="5252.34375" calcext:value-type="float">
            <text:p>5252</text:p>
          </table:table-cell>
          <table:table-cell table:style-name="ce170" table:number-columns-repeated="6"/>
          <table:table-cell table:style-name="ce173" office:value-type="float" office:value="10.5" calcext:value-type="float">
            <text:p>10.5</text:p>
          </table:table-cell>
          <table:table-cell table:style-name="ce198" table:formula="of:=[.AL484]*[.$F$230]" office:value-type="float" office:value="21" calcext:value-type="float">
            <text:p>21.0</text:p>
          </table:table-cell>
          <table:table-cell table:style-name="ce198" table:formula="of:=[.AM484]*0.1" office:value-type="float" office:value="2.1" calcext:value-type="float">
            <text:p>2.1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74.9" calcext:value-type="float">
            <text:p>74.9</text:p>
          </table:table-cell>
          <table:table-cell table:style-name="ce196" table:formula="of:=MAX(SUM([.R484:.U484])*1000/[.U$8];1)" office:value-type="float" office:value="7925.42571428572" calcext:value-type="float">
            <text:p>7925</text:p>
          </table:table-cell>
          <table:table-cell table:style-name="ce132" table:formula="of:=IF([.AQ484]&lt;2;0;INT(LOG([.AQ484]-1;2)+1.33))" office:value-type="float" office:value="14" calcext:value-type="float">
            <text:p>14</text:p>
          </table:table-cell>
          <table:table-cell table:style-name="ce196" table:formula="of:=MAX(([.V484]+[.W484]/5+[.X484]/5)*1000/[.U$8];1)" office:value-type="float" office:value="50.3434285714286" calcext:value-type="float">
            <text:p>50</text:p>
          </table:table-cell>
          <table:table-cell table:style-name="ce132" table:formula="of:=IF([.AS484]&lt;2;0;INT(LOG([.AS484]-1;2)+1.33))" office:value-type="float" office:value="6" calcext:value-type="float">
            <text:p>6</text:p>
          </table:table-cell>
          <table:table-cell table:style-name="ce196" table:formula="of:=([.Y484]+[.AA484])+IF([.AR484]&gt;0.9;SUM([.R484:.U484])*1000/(2^([.AR484]-1)+1);SUM([.R484:.U484])*1000)+IF([.AT484]&gt;0.9;([.V484]+[.W484]/5+[.X484]/5)*1000/(2^([.AT484]-1)+1);([.V484]+[.W484]/5+[.X484]/5)*1000)" office:value-type="float" office:value="488.846073860136" calcext:value-type="float">
            <text:p>489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84]+([.AM485]+[.AN485]+[.AO485])/24" office:value-type="float" office:value="6.26777777777778" calcext:value-type="float">
            <text:p>6.3</text:p>
          </table:table-cell>
          <table:table-cell table:style-name="ce252"/>
          <table:table-cell table:style-name="ce171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30"/>
          <table:table-cell table:style-name="ce171"/>
          <table:table-cell table:style-name="ce172"/>
          <table:table-cell table:style-name="ce172" office:value-type="float" office:value="8" calcext:value-type="float">
            <text:p>8.00</text:p>
          </table:table-cell>
          <table:table-cell table:style-name="ce171"/>
          <table:table-cell table:style-name="ce172" table:formula="of:=[.K$517]+[.N485]" office:value-type="float" office:value="50.23" calcext:value-type="float">
            <text:p>50.23</text:p>
          </table:table-cell>
          <table:table-cell table:style-name="ce209" office:value-type="float" office:value="7" calcext:value-type="float">
            <text:p>7</text:p>
          </table:table-cell>
          <table:table-cell table:style-name="ce170" table:formula="of:=3860*[.Q485]/70*2" office:value-type="float" office:value="772" calcext:value-type="float">
            <text:p>772</text:p>
          </table:table-cell>
          <table:table-cell table:style-name="ce170" table:formula="of:=89900/1000*[.Q485]/70*2" office:value-type="float" office:value="17.98" calcext:value-type="float">
            <text:p>18</text:p>
          </table:table-cell>
          <table:table-cell table:style-name="ce173" table:formula="of:=2300/1000*[.Q485]/70*2" office:value-type="float" office:value="0.46" calcext:value-type="float">
            <text:p>0.5</text:p>
          </table:table-cell>
          <table:table-cell/>
          <table:table-cell table:style-name="ce172" table:formula="of:=0.41*[.Q485]/70*2" office:value-type="float" office:value="0.082" calcext:value-type="float">
            <text:p>0.08</text:p>
          </table:table-cell>
          <table:table-cell table:style-name="ce173" table:formula="of:=30000/1000*[.Q485]/70*2" office:value-type="float" office:value="6" calcext:value-type="float">
            <text:p>6.0</text:p>
          </table:table-cell>
          <table:table-cell table:style-name="ce173" table:formula="of:=580/1000*[.Q485]/70*2" office:value-type="float" office:value="0.116" calcext:value-type="float">
            <text:p>0.1</text:p>
          </table:table-cell>
          <table:table-cell table:style-name="ce193" table:formula="of:=SUM([.R485:.U485])*1000*([.V485]+([.W485]+[.X485])/5)*1000*(0.00000006)" office:value-type="float" office:value="61.90093728" calcext:value-type="float">
            <text:p>62</text:p>
          </table:table-cell>
          <table:table-cell table:style-name="ce172" table:formula="of:=24362/3600/24*[.Q485]/70*([.$C$543]/8)" office:value-type="float" office:value="0.0352459490740741" calcext:value-type="float">
            <text:p>0.04</text:p>
          </table:table-cell>
          <table:table-cell table:style-name="ce172" table:formula="of:=28718/3600/24*[.Q485]/70*([.$C$543]/8)" office:value-type="float" office:value="0.0415480324074074" calcext:value-type="float">
            <text:p>0.04</text:p>
          </table:table-cell>
          <table:table-cell table:style-name="ce287" table:formula="of:=[.AL485]*3600*MIN([.Z485];[.AA485])" office:value-type="float" office:value="5075.41666666667" calcext:value-type="float">
            <text:p>5075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485]/24*[.C$543]/8*[.Q485]/70" office:value-type="float" office:value="5187.5" calcext:value-type="float">
            <text:p>5188</text:p>
          </table:table-cell>
          <table:table-cell table:style-name="ce170" table:number-columns-repeated="6"/>
          <table:table-cell table:style-name="ce173" office:value-type="float" office:value="40" calcext:value-type="float">
            <text:p>40.0</text:p>
          </table:table-cell>
          <table:table-cell table:style-name="ce198" table:formula="of:=[.AL485]*[.$F$230]" office:value-type="float" office:value="80" calcext:value-type="float">
            <text:p>80.0</text:p>
          </table:table-cell>
          <table:table-cell table:style-name="ce198" table:formula="of:=[.AM485]*0.1" office:value-type="float" office:value="8" calcext:value-type="float">
            <text:p>8.0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74.9" calcext:value-type="float">
            <text:p>74.9</text:p>
          </table:table-cell>
          <table:table-cell table:style-name="ce196" table:formula="of:=MAX(SUM([.R485:.U485])*1000/[.U$8];1)" office:value-type="float" office:value="7904.4" calcext:value-type="float">
            <text:p>7904</text:p>
          </table:table-cell>
          <table:table-cell table:style-name="ce132" table:formula="of:=IF([.AQ485]&lt;2;0;INT(LOG([.AQ485]-1;2)+1.33))" office:value-type="float" office:value="14" calcext:value-type="float">
            <text:p>14</text:p>
          </table:table-cell>
          <table:table-cell table:style-name="ce196" table:formula="of:=MAX(([.V485]+[.W485]/5+[.X485]/5)*1000/[.U$8];1)" office:value-type="float" office:value="13.052" calcext:value-type="float">
            <text:p>13</text:p>
          </table:table-cell>
          <table:table-cell table:style-name="ce132" table:formula="of:=IF([.AS485]&lt;2;0;INT(LOG([.AS485]-1;2)+1.33))" office:value-type="float" office:value="4" calcext:value-type="float">
            <text:p>4</text:p>
          </table:table-cell>
          <table:table-cell table:style-name="ce196" table:formula="of:=([.Y485]+[.AA485])+IF([.AR485]&gt;0.9;SUM([.R485:.U485])*1000/(2^([.AR485]-1)+1);SUM([.R485:.U485])*1000)+IF([.AT485]&gt;0.9;([.V485]+[.W485]/5+[.X485]/5)*1000/(2^([.AT485]-1)+1);([.V485]+[.W485]/5+[.X485]/5)*1000)" office:value-type="float" office:value="303.442188310902" calcext:value-type="float">
            <text:p>303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85]+([.AM486]+[.AN486]+[.AO486])/24" office:value-type="float" office:value="6.26777777777778" calcext:value-type="float">
            <text:p>6.3</text:p>
          </table:table-cell>
          <table:table-cell/>
          <table:table-cell table:style-name="ce26" office:value-type="string" calcext:value-type="string">
            <text:p>NOTE: There are extra SHMS angle settings listed, simply so I could compare the rates. <text:s/>Look at the Target Hours (column AE) to see what is actually intended to be run.</text:p>
          </table:table-cell>
          <table:table-cell table:style-name="ce319" table:number-columns-repeated="20"/>
          <table:table-cell/>
          <table:table-cell table:style-name="ce193"/>
          <table:table-cell table:number-columns-repeated="16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86]+([.AM487]+[.AN487]+[.AO487])/24" office:value-type="float" office:value="6.26777777777778" calcext:value-type="float">
            <text:p>6.3</text:p>
          </table:table-cell>
          <table:table-cell/>
          <table:table-cell table:style-name="ce320" office:value-type="string" calcext:value-type="string">
            <text:p>Decide to skip the right SHMS setting at low epsilon, due to too high rates. <text:s/>The time saved is used to compensate for low beam currents at the other LD- settings.</text:p>
          </table:table-cell>
          <table:table-cell table:number-columns-repeated="5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21"/>
          <table:table-cell table:number-columns-repeated="7"/>
          <table:table-cell table:style-name="ce193"/>
          <table:table-cell table:number-columns-repeated="2"/>
          <table:table-cell table:style-name="ce183"/>
          <table:table-cell table:number-columns-repeated="13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87]+([.AM488]+[.AN488]+[.AO488])/24" office:value-type="float" office:value="6.26777777777778" calcext:value-type="float">
            <text:p>6.3</text:p>
          </table:table-cell>
          <table:table-cell table:style-name="ce252"/>
          <table:table-cell table:style-name="ce171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322" office:value-type="float" office:value="6" calcext:value-type="float">
            <text:p>6.00</text:p>
          </table:table-cell>
          <table:table-cell table:style-name="ce171"/>
          <table:table-cell table:style-name="ce172" table:formula="of:=[.K$517]+[.N488]" office:value-type="float" office:value="48.23" calcext:value-type="float">
            <text:p>48.23</text:p>
          </table:table-cell>
          <table:table-cell table:style-name="ce323" office:value-type="float" office:value="2.4" calcext:value-type="float">
            <text:p>2.4</text:p>
          </table:table-cell>
          <table:table-cell table:style-name="ce170" table:formula="of:=10600*[.Q488]/70*2" office:value-type="float" office:value="726.857142857143" calcext:value-type="float">
            <text:p>727</text:p>
          </table:table-cell>
          <table:table-cell table:style-name="ce170" table:formula="of:=2540000/1000*[.Q488]/70*2" office:value-type="float" office:value="174.171428571429" calcext:value-type="float">
            <text:p>174</text:p>
          </table:table-cell>
          <table:table-cell table:style-name="ce173" table:formula="of:=56900/1000*[.Q488]/70*2" office:value-type="float" office:value="3.90171428571429" calcext:value-type="float">
            <text:p>3.9</text:p>
          </table:table-cell>
          <table:table-cell table:style-name="ce170"/>
          <table:table-cell table:style-name="ce172" table:formula="of:=0.41*[.Q488]/70*2" office:value-type="float" office:value="0.0281142857142857" calcext:value-type="float">
            <text:p>0.03</text:p>
          </table:table-cell>
          <table:table-cell table:style-name="ce173" table:formula="of:=30000/1000*[.Q488]/70*2" office:value-type="float" office:value="2.05714285714286" calcext:value-type="float">
            <text:p>2.1</text:p>
          </table:table-cell>
          <table:table-cell table:style-name="ce173" table:formula="of:=580/1000*[.Q488]/70*2" office:value-type="float" office:value="0.0397714285714286" calcext:value-type="float">
            <text:p>0.0</text:p>
          </table:table-cell>
          <table:table-cell table:style-name="ce193" table:formula="of:=SUM([.R488:.U488])*1000*([.V488]+([.W488]+[.X488])/5)*1000*(0.00000006)" office:value-type="float" office:value="24.2972230405224" calcext:value-type="float">
            <text:p>24</text:p>
          </table:table-cell>
          <table:table-cell table:style-name="ce172" table:formula="of:=24362/3600/24*[.Q488]/70*([.$C$543]/8)" office:value-type="float" office:value="0.0120843253968254" calcext:value-type="float">
            <text:p>0.01</text:p>
          </table:table-cell>
          <table:table-cell table:style-name="ce172" table:formula="of:=28718/3600/24*[.Q488]/70*([.$C$543]/8)" office:value-type="float" office:value="0.0142450396825397" calcext:value-type="float">
            <text:p>0.01</text:p>
          </table:table-cell>
          <table:table-cell table:style-name="ce170" table:formula="of:=[.AL488]*3600*MIN([.Z488];[.AA488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488]/24*[.C$543]/8*[.Q488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488]*[.$F$230]" office:value-type="float" office:value="0" calcext:value-type="float">
            <text:p>0.0</text:p>
          </table:table-cell>
          <table:table-cell table:style-name="ce198" table:formula="of:=[.AM488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488:.U488])*1000/[.U$8];1)" office:value-type="float" office:value="9049.30285714286" calcext:value-type="float">
            <text:p>9049</text:p>
          </table:table-cell>
          <table:table-cell table:style-name="ce132" table:formula="of:=IF([.AQ488]&lt;2;0;INT(LOG([.AQ488]-1;2)+1.33))" office:value-type="float" office:value="14" calcext:value-type="float">
            <text:p>14</text:p>
          </table:table-cell>
          <table:table-cell table:style-name="ce196" table:formula="of:=MAX(([.V488]+[.W488]/5+[.X488]/5)*1000/[.U$8];1)" office:value-type="float" office:value="4.47497142857143" calcext:value-type="float">
            <text:p>4</text:p>
          </table:table-cell>
          <table:table-cell table:style-name="ce132" table:formula="of:=IF([.AS488]&lt;2;0;INT(LOG([.AS488]-1;2)+1.33))" office:value-type="float" office:value="3" calcext:value-type="float">
            <text:p>3</text:p>
          </table:table-cell>
          <table:table-cell table:style-name="ce196" table:formula="of:=([.Y488]+[.AA488])+IF([.AR488]&gt;0.9;SUM([.R488:.U488])*1000/(2^([.AR488]-1)+1);SUM([.R488:.U488])*1000)+IF([.AT488]&gt;0.9;([.V488]+[.W488]/5+[.X488]/5)*1000/(2^([.AT488]-1)+1);([.V488]+[.W488]/5+[.X488]/5)*1000)" office:value-type="float" office:value="224.262536553292" calcext:value-type="float">
            <text:p>224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88]+([.AM489]+[.AN489]+[.AO489])/24" office:value-type="float" office:value="6.26777777777778" calcext:value-type="float">
            <text:p>6.3</text:p>
          </table:table-cell>
          <table:table-cell table:style-name="ce252"/>
          <table:table-cell table:style-name="ce171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322" office:value-type="float" office:value="5.5" calcext:value-type="float">
            <text:p>5.50</text:p>
          </table:table-cell>
          <table:table-cell table:style-name="ce171"/>
          <table:table-cell table:style-name="ce172" table:formula="of:=[.K$517]+[.N489]" office:value-type="float" office:value="47.73" calcext:value-type="float">
            <text:p>47.73</text:p>
          </table:table-cell>
          <table:table-cell table:style-name="ce323" office:value-type="float" office:value="1.8" calcext:value-type="float">
            <text:p>1.8</text:p>
          </table:table-cell>
          <table:table-cell table:style-name="ce170" table:formula="of:=15100*[.Q489]/70*2" office:value-type="float" office:value="776.571428571429" calcext:value-type="float">
            <text:p>777</text:p>
          </table:table-cell>
          <table:table-cell table:style-name="ce170" table:formula="of:=326000/1000*[.Q489]/70*2" office:value-type="float" office:value="16.7657142857143" calcext:value-type="float">
            <text:p>17</text:p>
          </table:table-cell>
          <table:table-cell table:style-name="ce173" table:formula="of:=6900/1000*[.Q489]/70*2" office:value-type="float" office:value="0.354857142857143" calcext:value-type="float">
            <text:p>0.4</text:p>
          </table:table-cell>
          <table:table-cell table:style-name="ce170"/>
          <table:table-cell table:style-name="ce172" table:formula="of:=0.41*[.Q489]/70*2" office:value-type="float" office:value="0.0210857142857143" calcext:value-type="float">
            <text:p>0.02</text:p>
          </table:table-cell>
          <table:table-cell table:style-name="ce173" table:formula="of:=30000/1000*[.Q489]/70*2" office:value-type="float" office:value="1.54285714285714" calcext:value-type="float">
            <text:p>1.5</text:p>
          </table:table-cell>
          <table:table-cell table:style-name="ce173" table:formula="of:=580/1000*[.Q489]/70*2" office:value-type="float" office:value="0.0298285714285714" calcext:value-type="float">
            <text:p>0.0</text:p>
          </table:table-cell>
          <table:table-cell table:style-name="ce193" table:formula="of:=SUM([.R489:.U489])*1000*([.V489]+([.W489]+[.X489])/5)*1000*(0.00000006)" office:value-type="float" office:value="15.9828706038857" calcext:value-type="float">
            <text:p>16</text:p>
          </table:table-cell>
          <table:table-cell table:style-name="ce172" table:formula="of:=24362/3600/24*[.Q489]/70*([.$C$543]/8)" office:value-type="float" office:value="0.00906324404761905" calcext:value-type="float">
            <text:p>0.01</text:p>
          </table:table-cell>
          <table:table-cell table:style-name="ce172" table:formula="of:=28718/3600/24*[.Q489]/70*([.$C$543]/8)" office:value-type="float" office:value="0.0106837797619048" calcext:value-type="float">
            <text:p>0.01</text:p>
          </table:table-cell>
          <table:table-cell table:style-name="ce170" table:formula="of:=[.AL489]*3600*MIN([.Z489];[.AA489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489]/24*[.C$543]/8*[.Q489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489]*[.$F$230]" office:value-type="float" office:value="0" calcext:value-type="float">
            <text:p>0.0</text:p>
          </table:table-cell>
          <table:table-cell table:style-name="ce198" table:formula="of:=[.AM489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489:.U489])*1000/[.U$8];1)" office:value-type="float" office:value="7936.92" calcext:value-type="float">
            <text:p>7937</text:p>
          </table:table-cell>
          <table:table-cell table:style-name="ce132" table:formula="of:=IF([.AQ489]&lt;2;0;INT(LOG([.AQ489]-1;2)+1.33))" office:value-type="float" office:value="14" calcext:value-type="float">
            <text:p>14</text:p>
          </table:table-cell>
          <table:table-cell table:style-name="ce196" table:formula="of:=MAX(([.V489]+[.W489]/5+[.X489]/5)*1000/[.U$8];1)" office:value-type="float" office:value="3.35622857142857" calcext:value-type="float">
            <text:p>3</text:p>
          </table:table-cell>
          <table:table-cell table:style-name="ce132" table:formula="of:=IF([.AS489]&lt;2;0;INT(LOG([.AS489]-1;2)+1.33))" office:value-type="float" office:value="2" calcext:value-type="float">
            <text:p>2</text:p>
          </table:table-cell>
          <table:table-cell table:style-name="ce196" table:formula="of:=([.Y489]+[.AA489])+IF([.AR489]&gt;0.9;SUM([.R489:.U489])*1000/(2^([.AR489]-1)+1);SUM([.R489:.U489])*1000)+IF([.AT489]&gt;0.9;([.V489]+[.W489]/5+[.X489]/5)*1000/(2^([.AT489]-1)+1);([.V489]+[.W489]/5+[.X489]/5)*1000)" office:value-type="float" office:value="224.742245077794" calcext:value-type="float">
            <text:p>225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89]+([.AM490]+[.AN490]+[.AO490])/24" office:value-type="float" office:value="6.26777777777778" calcext:value-type="float">
            <text:p>6.3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90]+([.AM491]+[.AN491]+[.AO491])/24" office:value-type="float" office:value="6.43444444444445" calcext:value-type="float">
            <text:p>6.4</text:p>
          </table:table-cell>
          <table:table-cell table:style-name="ce252"/>
          <table:table-cell table:style-name="ce231" office:value-type="string" calcext:value-type="string">
            <text:p><text:span text:style-name="T3">Hall access</text:span> for SHMS rotation to small angle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324"/>
          <table:table-cell table:style-name="ce232" table:number-columns-repeated="6"/>
          <table:table-cell table:style-name="ce239"/>
          <table:table-cell table:style-name="ce193"/>
          <table:table-cell table:style-name="ce172"/>
          <table:table-cell table:style-name="ce227"/>
          <table:table-cell table:style-name="ce253"/>
          <table:table-cell table:style-name="ce172" table:number-columns-repeated="2"/>
          <table:table-cell table:style-name="ce170" table:number-columns-repeated="7"/>
          <table:table-cell table:style-name="ce173"/>
          <table:table-cell table:style-name="ce173" office:value-type="float" office:value="4" calcext:value-type="float">
            <text:p>4.0</text:p>
          </table:table-cell>
          <table:table-cell table:style-name="ce198"/>
          <table:table-cell table:style-name="ce172" table:number-columns-repeated="2"/>
          <table:table-cell table:number-columns-repeated="5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491]+([.AM492]+[.AN492]+[.AO492])/24" office:value-type="float" office:value="6.43444444444445" calcext:value-type="float">
            <text:p>6.4</text:p>
          </table:table-cell>
          <table:table-cell/>
          <table:table-cell table:style-name="ce320" office:value-type="string" calcext:value-type="string">
            <text:p>Have to compromise on putting SHMS at 6.00deg instead of 5.50deg, due to too high rates. <text:s/>Even still, the beam currents are crazy low.</text:p>
          </table:table-cell>
          <table:table-cell table:number-columns-repeated="5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21"/>
          <table:table-cell table:number-columns-repeated="7"/>
          <table:table-cell table:style-name="ce193"/>
          <table:table-cell table:number-columns-repeated="2"/>
          <table:table-cell table:style-name="ce183"/>
          <table:table-cell table:number-columns-repeated="13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492]+([.AM493]+[.AN493]+[.AO493])/24" office:value-type="float" office:value="6.60111111111111" calcext:value-type="float">
            <text:p>6.6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92" office:value-type="float" office:value="1.6" calcext:value-type="float">
            <text:p>1.60</text:p>
          </table:table-cell>
          <table:table-cell table:style-name="ce192" office:value-type="float" office:value="3.08" calcext:value-type="float">
            <text:p>3.08</text:p>
          </table:table-cell>
          <table:table-cell table:style-name="ce205" office:value-type="float" office:value="0.1568" calcext:value-type="float">
            <text:p>0.1568</text:p>
          </table:table-cell>
          <table:table-cell table:style-name="ce184" office:value-type="float" office:value="0.026" calcext:value-type="float">
            <text:p>0.026</text:p>
          </table:table-cell>
          <table:table-cell table:style-name="ce188" office:value-type="string" calcext:value-type="string">
            <text:p>LD-</text:p>
          </table:table-cell>
          <table:table-cell table:style-name="ce184" office:value-type="float" office:value="0.2694" calcext:value-type="float">
            <text:p>0.269</text:p>
          </table:table-cell>
          <table:table-cell table:style-name="ce192" office:value-type="float" office:value="29.55" calcext:value-type="float">
            <text:p>29.55</text:p>
          </table:table-cell>
          <table:table-cell table:style-name="ce184" office:value-type="float" office:value="0.96" calcext:value-type="float">
            <text:p>0.960</text:p>
          </table:table-cell>
          <table:table-cell table:style-name="ce325" office:value-type="float" office:value="4.87" calcext:value-type="float">
            <text:p>4.87</text:p>
          </table:table-cell>
          <table:table-cell table:style-name="ce326" office:value-type="float" office:value="5.5" calcext:value-type="float">
            <text:p>5.50</text:p>
          </table:table-cell>
          <table:table-cell table:style-name="ce184" office:value-type="float" office:value="5.4218" calcext:value-type="float">
            <text:p>5.422</text:p>
          </table:table-cell>
          <table:table-cell table:style-name="ce192" table:formula="of:=[.K$527]+[.N493]" office:value-type="float" office:value="35.05" calcext:value-type="float">
            <text:p>35.05</text:p>
          </table:table-cell>
          <table:table-cell table:style-name="ce327" office:value-type="float" office:value="0.9" calcext:value-type="float">
            <text:p>0.9</text:p>
          </table:table-cell>
          <table:table-cell table:style-name="ce170" table:formula="of:=30000*[.Q493]/70*2" office:value-type="float" office:value="771.428571428571" calcext:value-type="float">
            <text:p>771</text:p>
          </table:table-cell>
          <table:table-cell table:style-name="ce193" table:formula="of:=209000/1000*[.Q493]/70*2" office:value-type="float" office:value="5.37428571428571" calcext:value-type="float">
            <text:p>5</text:p>
          </table:table-cell>
          <table:table-cell table:style-name="ce198" table:formula="of:=3800/1000*[.Q493]/70*2" office:value-type="float" office:value="0.0977142857142857" calcext:value-type="float">
            <text:p>0.1</text:p>
          </table:table-cell>
          <table:table-cell/>
          <table:table-cell table:style-name="ce198" table:formula="of:=2.1*[.Q493]/70*2" office:value-type="float" office:value="0.054" calcext:value-type="float">
            <text:p>0.1</text:p>
          </table:table-cell>
          <table:table-cell table:style-name="ce198" table:formula="of:=40500/1000*[.Q493]/70*2" office:value-type="float" office:value="1.04142857142857" calcext:value-type="float">
            <text:p>1.0</text:p>
          </table:table-cell>
          <table:table-cell table:style-name="ce198" table:formula="of:=11000/1000*[.Q493]/70*2" office:value-type="float" office:value="0.282857142857143" calcext:value-type="float">
            <text:p>0.3</text:p>
          </table:table-cell>
          <table:table-cell table:style-name="ce193" table:formula="of:=SUM([.R493:.U493])*1000*([.V493]+([.W493]+[.X493])/5)*1000*(0.00000006)" office:value-type="float" office:value="14.8632177893878" calcext:value-type="float">
            <text:p>15</text:p>
          </table:table-cell>
          <table:table-cell table:style-name="ce192" table:formula="of:=225500/3600/24*[.Q493]/70*([.$C$543]/8)" office:value-type="float" office:value="0.0419456845238095" calcext:value-type="float">
            <text:p>0.04</text:p>
          </table:table-cell>
          <table:table-cell table:style-name="ce172" table:formula="of:=55261/3600/24*[.Q493]/70*([.$C$543]/8)" office:value-type="float" office:value="0.0102792038690476" calcext:value-type="float">
            <text:p>0.01</text:p>
          </table:table-cell>
          <table:table-cell table:style-name="ce170" table:formula="of:=[.AL493]*3600*MIN([.Z493];[.AA493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493]/24*[.C$543]/8*[.Q493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493]*[.$F$230]" office:value-type="float" office:value="0" calcext:value-type="float">
            <text:p>0.0</text:p>
          </table:table-cell>
          <table:table-cell table:style-name="ce198" table:formula="of:=[.AM493]*0.1" office:value-type="float" office:value="0" calcext:value-type="float">
            <text:p>0.0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493:.U493])*1000/[.U$8];1)" office:value-type="float" office:value="7769.00571428572" calcext:value-type="float">
            <text:p>7769</text:p>
          </table:table-cell>
          <table:table-cell table:style-name="ce132" table:formula="of:=IF([.AQ493]&lt;2;0;INT(LOG([.AQ493]-1;2)+1.33))" office:value-type="float" office:value="14" calcext:value-type="float">
            <text:p>14</text:p>
          </table:table-cell>
          <table:table-cell table:style-name="ce196" table:formula="of:=MAX(([.V493]+[.W493]/5+[.X493]/5)*1000/[.U$8];1)" office:value-type="float" office:value="3.18857142857143" calcext:value-type="float">
            <text:p>3</text:p>
          </table:table-cell>
          <table:table-cell table:style-name="ce132" table:formula="of:=IF([.AS493]&lt;2;0;INT(LOG([.AS493]-1;2)+1.33))" office:value-type="float" office:value="2" calcext:value-type="float">
            <text:p>2</text:p>
          </table:table-cell>
          <table:table-cell table:style-name="ce196" table:formula="of:=([.Y493]+[.AA493])+IF([.AR493]&gt;0.9;SUM([.R493:.U493])*1000/(2^([.AR493]-1)+1);SUM([.R493:.U493])*1000)+IF([.AT493]&gt;0.9;([.V493]+[.W493]/5+[.X493]/5)*1000/(2^([.AT493]-1)+1);([.V493]+[.W493]/5+[.X493]/5)*1000)" office:value-type="float" office:value="215.98413150704" calcext:value-type="float">
            <text:p>216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93]+([.AM494]+[.AN494]+[.AO494])/24" office:value-type="float" office:value="14.0261111111111" calcext:value-type="float">
            <text:p>14.0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15" office:value-type="float" office:value="6" calcext:value-type="float">
            <text:p>6.00</text:p>
          </table:table-cell>
          <table:table-cell table:style-name="ce184"/>
          <table:table-cell table:style-name="ce192" table:formula="of:=[.K$527]+[.N494]" office:value-type="float" office:value="35.55" calcext:value-type="float">
            <text:p>35.55</text:p>
          </table:table-cell>
          <table:table-cell table:style-name="ce209" office:value-type="float" office:value="1.5" calcext:value-type="float">
            <text:p>1.5</text:p>
          </table:table-cell>
          <table:table-cell table:style-name="ce170" table:formula="of:=18500*[.Q494]/70*2" office:value-type="float" office:value="792.857142857143" calcext:value-type="float">
            <text:p>793</text:p>
          </table:table-cell>
          <table:table-cell table:style-name="ce170" table:formula="of:=160000/1000*[.Q494]/70*2" office:value-type="float" office:value="6.85714285714286" calcext:value-type="float">
            <text:p>7</text:p>
          </table:table-cell>
          <table:table-cell table:style-name="ce173" table:formula="of:=3060/1000*[.Q494]/70*2" office:value-type="float" office:value="0.131142857142857" calcext:value-type="float">
            <text:p>0.1</text:p>
          </table:table-cell>
          <table:table-cell table:style-name="ce170"/>
          <table:table-cell table:style-name="ce198" table:formula="of:=2.1*[.Q494]/70*2" office:value-type="float" office:value="0.09" calcext:value-type="float">
            <text:p>0.1</text:p>
          </table:table-cell>
          <table:table-cell table:style-name="ce198" table:formula="of:=40500/1000*[.Q494]/70*2" office:value-type="float" office:value="1.73571428571429" calcext:value-type="float">
            <text:p>1.7</text:p>
          </table:table-cell>
          <table:table-cell table:style-name="ce198" table:formula="of:=11000/1000*[.Q494]/70*2" office:value-type="float" office:value="0.471428571428571" calcext:value-type="float">
            <text:p>0.5</text:p>
          </table:table-cell>
          <table:table-cell table:style-name="ce193" table:formula="of:=SUM([.R494:.U494])*1000*([.V494]+([.W494]+[.X494])/5)*1000*(0.00000006)" office:value-type="float" office:value="25.5036428081633" calcext:value-type="float">
            <text:p>26</text:p>
          </table:table-cell>
          <table:table-cell table:style-name="ce192" table:formula="of:=225500/3600/24*[.Q494]/70*([.$C$543]/8)" office:value-type="float" office:value="0.0699094742063492" calcext:value-type="float">
            <text:p>0.07</text:p>
          </table:table-cell>
          <table:table-cell table:style-name="ce172" table:formula="of:=55261/3600/24*[.Q494]/70*([.$C$543]/8)" office:value-type="float" office:value="0.0171320064484127" calcext:value-type="float">
            <text:p>0.02</text:p>
          </table:table-cell>
          <table:table-cell table:style-name="ce287" table:formula="of:=[.AL494]*3600*MIN([.Z494];[.AA494])" office:value-type="float" office:value="4995.69308035714" calcext:value-type="float">
            <text:p>4996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494]/24*[.C$543]/8*[.Q494]/70" office:value-type="float" office:value="4995.69308035714" calcext:value-type="float">
            <text:p>4996</text:p>
          </table:table-cell>
          <table:table-cell table:style-name="ce170" table:number-columns-repeated="6"/>
          <table:table-cell table:style-name="ce173" office:value-type="float" office:value="81" calcext:value-type="float">
            <text:p>81.0</text:p>
          </table:table-cell>
          <table:table-cell table:style-name="ce198" table:formula="of:=[.AL494]*[.$F$230]" office:value-type="float" office:value="162" calcext:value-type="float">
            <text:p>162.0</text:p>
          </table:table-cell>
          <table:table-cell table:style-name="ce198" table:formula="of:=[.AM494]*0.1" office:value-type="float" office:value="16.2" calcext:value-type="float">
            <text:p>16.2</text:p>
          </table:table-cell>
          <table:table-cell table:style-name="ce53"/>
          <table:table-cell table:style-name="ce40"/>
          <table:table-cell table:style-name="ce196" table:formula="of:=MAX(SUM([.R494:.U494])*1000/[.U$8];1)" office:value-type="float" office:value="7998.45428571429" calcext:value-type="float">
            <text:p>7998</text:p>
          </table:table-cell>
          <table:table-cell table:style-name="ce132" table:formula="of:=IF([.AQ494]&lt;2;0;INT(LOG([.AQ494]-1;2)+1.33))" office:value-type="float" office:value="14" calcext:value-type="float">
            <text:p>14</text:p>
          </table:table-cell>
          <table:table-cell table:style-name="ce196" table:formula="of:=MAX(([.V494]+[.W494]/5+[.X494]/5)*1000/[.U$8];1)" office:value-type="float" office:value="5.31428571428571" calcext:value-type="float">
            <text:p>5</text:p>
          </table:table-cell>
          <table:table-cell table:style-name="ce132" table:formula="of:=IF([.AS494]&lt;2;0;INT(LOG([.AS494]-1;2)+1.33))" office:value-type="float" office:value="3" calcext:value-type="float">
            <text:p>3</text:p>
          </table:table-cell>
          <table:table-cell table:style-name="ce196" table:formula="of:=([.Y494]+[.AA494])+IF([.AR494]&gt;0.9;SUM([.R494:.U494])*1000/(2^([.AR494]-1)+1);SUM([.R494:.U494])*1000)+IF([.AT494]&gt;0.9;([.V494]+[.W494]/5+[.X494]/5)*1000/(2^([.AT494]-1)+1);([.V494]+[.W494]/5+[.X494]/5)*1000)" office:value-type="float" office:value="229.431953346808" calcext:value-type="float">
            <text:p>229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94]+([.AM495]+[.AN495]+[.AO495])/24" office:value-type="float" office:value="14.0261111111111" calcext:value-type="float">
            <text:p>14.0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26" office:value-type="float" office:value="6.87" calcext:value-type="float">
            <text:p>6.87</text:p>
          </table:table-cell>
          <table:table-cell table:style-name="ce184"/>
          <table:table-cell table:style-name="ce192" table:formula="of:=[.K$527]+[.N495]" office:value-type="float" office:value="36.42" calcext:value-type="float">
            <text:p>36.42</text:p>
          </table:table-cell>
          <table:table-cell table:style-name="ce323" office:value-type="float" office:value="3.2" calcext:value-type="float">
            <text:p>3.2</text:p>
          </table:table-cell>
          <table:table-cell table:style-name="ce170" table:formula="of:=8730*[.Q495]/70*2" office:value-type="float" office:value="798.171428571429" calcext:value-type="float">
            <text:p>798</text:p>
          </table:table-cell>
          <table:table-cell table:style-name="ce170" table:formula="of:=100000/1000*[.Q495]/70*2" office:value-type="float" office:value="9.14285714285714" calcext:value-type="float">
            <text:p>9</text:p>
          </table:table-cell>
          <table:table-cell table:style-name="ce173" table:formula="of:=2030/1000*[.Q495]/70*2" office:value-type="float" office:value="0.1856" calcext:value-type="float">
            <text:p>0.2</text:p>
          </table:table-cell>
          <table:table-cell table:style-name="ce170"/>
          <table:table-cell table:style-name="ce198" table:formula="of:=2.1*[.Q495]/70*2" office:value-type="float" office:value="0.192" calcext:value-type="float">
            <text:p>0.2</text:p>
          </table:table-cell>
          <table:table-cell table:style-name="ce198" table:formula="of:=40500/1000*[.Q495]/70*2" office:value-type="float" office:value="3.70285714285714" calcext:value-type="float">
            <text:p>3.7</text:p>
          </table:table-cell>
          <table:table-cell table:style-name="ce198" table:formula="of:=11000/1000*[.Q495]/70*2" office:value-type="float" office:value="1.00571428571429" calcext:value-type="float">
            <text:p>1.0</text:p>
          </table:table-cell>
          <table:table-cell table:style-name="ce193" table:formula="of:=SUM([.R495:.U495])*1000*([.V495]+([.W495]+[.X495])/5)*1000*(0.00000006)" office:value-type="float" office:value="54.9284493688163" calcext:value-type="float">
            <text:p>55</text:p>
          </table:table-cell>
          <table:table-cell table:style-name="ce192" table:formula="of:=225500/3600/24*[.Q495]/70*([.$C$543]/8)" office:value-type="float" office:value="0.149140211640212" calcext:value-type="float">
            <text:p>0.15</text:p>
          </table:table-cell>
          <table:table-cell table:style-name="ce172" table:formula="of:=55261/3600/24*[.Q495]/70*([.$C$543]/8)" office:value-type="float" office:value="0.0365482804232804" calcext:value-type="float">
            <text:p>0.04</text:p>
          </table:table-cell>
          <table:table-cell table:style-name="ce170" table:formula="of:=[.AL495]*3600*MIN([.Z495];[.AA495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495]/24*[.C$543]/8*[.Q495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495]*[.$F$230]" office:value-type="float" office:value="0" calcext:value-type="float">
            <text:p>0.0</text:p>
          </table:table-cell>
          <table:table-cell table:style-name="ce198" table:formula="of:=[.AM495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495:.U495])*1000/[.U$8];1)" office:value-type="float" office:value="8074.99885714286" calcext:value-type="float">
            <text:p>8075</text:p>
          </table:table-cell>
          <table:table-cell table:style-name="ce132" table:formula="of:=IF([.AQ495]&lt;2;0;INT(LOG([.AQ495]-1;2)+1.33))" office:value-type="float" office:value="14" calcext:value-type="float">
            <text:p>14</text:p>
          </table:table-cell>
          <table:table-cell table:style-name="ce196" table:formula="of:=MAX(([.V495]+[.W495]/5+[.X495]/5)*1000/[.U$8];1)" office:value-type="float" office:value="11.3371428571429" calcext:value-type="float">
            <text:p>11</text:p>
          </table:table-cell>
          <table:table-cell table:style-name="ce132" table:formula="of:=IF([.AS495]&lt;2;0;INT(LOG([.AS495]-1;2)+1.33))" office:value-type="float" office:value="4" calcext:value-type="float">
            <text:p>4</text:p>
          </table:table-cell>
          <table:table-cell table:style-name="ce196" table:formula="of:=([.Y495]+[.AA495])+IF([.AR495]&gt;0.9;SUM([.R495:.U495])*1000/(2^([.AR495]-1)+1);SUM([.R495:.U495])*1000)+IF([.AT495]&gt;0.9;([.V495]+[.W495]/5+[.X495]/5)*1000/(2^([.AT495]-1)+1);([.V495]+[.W495]/5+[.X495]/5)*1000)" office:value-type="float" office:value="279.492983793044" calcext:value-type="float">
            <text:p>279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95]+([.AM496]+[.AN496]+[.AO496])/24" office:value-type="float" office:value="14.0677777777778" calcext:value-type="float">
            <text:p>14.1</text:p>
          </table:table-cell>
          <table:table-cell/>
          <table:table-cell table:style-name="ce231" office:value-type="string" calcext:value-type="string">
            <text:p>SHMS rotation to larger angle (expert observers needed, but not hall access)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number-columns-repeated="2"/>
          <table:table-cell table:style-name="ce171"/>
          <table:table-cell table:style-name="ce240" table:number-columns-repeated="2"/>
          <table:table-cell table:style-name="ce170" table:number-columns-repeated="7"/>
          <table:table-cell table:style-name="ce173"/>
          <table:table-cell table:style-name="ce173" office:value-type="float" office:value="1" calcext:value-type="float">
            <text:p>1.0</text:p>
          </table:table-cell>
          <table:table-cell table:style-name="ce198"/>
          <table:table-cell table:style-name="ce172" table:number-columns-repeated="2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4">
          <table:table-cell table:style-name="ce5" table:formula="of:=[.A496]+([.AM497]+[.AN497]+[.AO497])/24" office:value-type="float" office:value="16.2219444444444" calcext:value-type="float">
            <text:p>16.2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192" office:value-type="float" office:value="7.5" calcext:value-type="float">
            <text:p>7.50</text:p>
          </table:table-cell>
          <table:table-cell table:style-name="ce184"/>
          <table:table-cell table:style-name="ce192" table:formula="of:=[.K$527]+[.N497]" office:value-type="float" office:value="37.05" calcext:value-type="float">
            <text:p>37.05</text:p>
          </table:table-cell>
          <table:table-cell table:style-name="ce209" office:value-type="float" office:value="5.2" calcext:value-type="float">
            <text:p>5.2</text:p>
          </table:table-cell>
          <table:table-cell table:style-name="ce170" table:formula="of:=5300*[.Q497]/70*2" office:value-type="float" office:value="787.428571428571" calcext:value-type="float">
            <text:p>787</text:p>
          </table:table-cell>
          <table:table-cell table:style-name="ce170" table:formula="of:=70000/1000*[.Q497]/70*2" office:value-type="float" office:value="10.4" calcext:value-type="float">
            <text:p>10</text:p>
          </table:table-cell>
          <table:table-cell table:style-name="ce173" table:formula="of:=1464/1000*[.Q497]/70*2" office:value-type="float" office:value="0.217508571428571" calcext:value-type="float">
            <text:p>0.2</text:p>
          </table:table-cell>
          <table:table-cell table:style-name="ce170"/>
          <table:table-cell table:style-name="ce198" table:formula="of:=2.1*[.Q497]/70*2" office:value-type="float" office:value="0.312" calcext:value-type="float">
            <text:p>0.3</text:p>
          </table:table-cell>
          <table:table-cell table:style-name="ce198" table:formula="of:=40500/1000*[.Q497]/70*2" office:value-type="float" office:value="6.01714285714286" calcext:value-type="float">
            <text:p>6.0</text:p>
          </table:table-cell>
          <table:table-cell table:style-name="ce198" table:formula="of:=11000/1000*[.Q497]/70*2" office:value-type="float" office:value="1.63428571428571" calcext:value-type="float">
            <text:p>1.6</text:p>
          </table:table-cell>
          <table:table-cell table:style-name="ce193" table:formula="of:=SUM([.R497:.U497])*1000*([.V497]+([.W497]+[.X497])/5)*1000*(0.00000006)" office:value-type="float" office:value="88.2137335515428" calcext:value-type="float">
            <text:p>88</text:p>
          </table:table-cell>
          <table:table-cell table:style-name="ce192" table:formula="of:=225500/3600/24*[.Q497]/70*([.$C$543]/8)" office:value-type="float" office:value="0.242352843915344" calcext:value-type="float">
            <text:p>0.24</text:p>
          </table:table-cell>
          <table:table-cell table:style-name="ce172" table:formula="of:=55261/3600/24*[.Q497]/70*([.$C$543]/8)" office:value-type="float" office:value="0.0593909556878307" calcext:value-type="float">
            <text:p>0.06</text:p>
          </table:table-cell>
          <table:table-cell table:style-name="ce287" table:formula="of:=[.AL497]*3600*MIN([.Z497];[.AA497])" office:value-type="float" office:value="5024.47485119048" calcext:value-type="float">
            <text:p>5024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497]/24*[.C$543]/8*[.Q497]/70" office:value-type="float" office:value="5024.47485119048" calcext:value-type="float">
            <text:p>5024</text:p>
          </table:table-cell>
          <table:table-cell table:style-name="ce170" table:number-columns-repeated="6"/>
          <table:table-cell table:style-name="ce173" office:value-type="float" office:value="23.5" calcext:value-type="float">
            <text:p>23.5</text:p>
          </table:table-cell>
          <table:table-cell table:style-name="ce198" table:formula="of:=[.AL497]*[.$F$230]" office:value-type="float" office:value="47" calcext:value-type="float">
            <text:p>47.0</text:p>
          </table:table-cell>
          <table:table-cell table:style-name="ce198" table:formula="of:=[.AM497]*0.1" office:value-type="float" office:value="4.7" calcext:value-type="float">
            <text:p>4.7</text:p>
          </table:table-cell>
          <table:table-cell table:style-name="ce53"/>
          <table:table-cell table:style-name="ce40"/>
          <table:table-cell table:style-name="ce196" table:formula="of:=MAX(SUM([.R497:.U497])*1000/[.U$8];1)" office:value-type="float" office:value="7980.4608" calcext:value-type="float">
            <text:p>7980</text:p>
          </table:table-cell>
          <table:table-cell table:style-name="ce132" table:formula="of:=IF([.AQ497]&lt;2;0;INT(LOG([.AQ497]-1;2)+1.33))" office:value-type="float" office:value="14" calcext:value-type="float">
            <text:p>14</text:p>
          </table:table-cell>
          <table:table-cell table:style-name="ce196" table:formula="of:=MAX(([.V497]+[.W497]/5+[.X497]/5)*1000/[.U$8];1)" office:value-type="float" office:value="18.4228571428571" calcext:value-type="float">
            <text:p>18</text:p>
          </table:table-cell>
          <table:table-cell table:style-name="ce132" table:formula="of:=IF([.AS497]&lt;2;0;INT(LOG([.AS497]-1;2)+1.33))" office:value-type="float" office:value="5" calcext:value-type="float">
            <text:p>5</text:p>
          </table:table-cell>
          <table:table-cell table:style-name="ce196" table:formula="of:=([.Y497]+[.AA497])+IF([.AR497]&gt;0.9;SUM([.R497:.U497])*1000/(2^([.AR497]-1)+1);SUM([.R497:.U497])*1000)+IF([.AT497]&gt;0.9;([.V497]+[.W497]/5+[.X497]/5)*1000/(2^([.AT497]-1)+1);([.V497]+[.W497]/5+[.X497]/5)*1000)" office:value-type="float" office:value="294.048716419572" calcext:value-type="float">
            <text:p>294</text:p>
          </table:table-cell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4">
          <table:table-cell table:style-name="ce5" table:formula="of:=[.A497]+([.AM498]+[.AN498]+[.AO498])/24" office:value-type="float" office:value="16.2219444444444" calcext:value-type="float">
            <text:p>16.2</text:p>
          </table:table-cell>
          <table:table-cell table:style-name="ce252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 table:number-columns-repeated="2"/>
          <table:table-cell table:style-name="ce184"/>
          <table:table-cell table:style-name="ce192"/>
          <table:table-cell table:style-name="ce199"/>
          <table:table-cell table:style-name="ce170" table:number-columns-repeated="7"/>
          <table:table-cell table:style-name="ce193"/>
          <table:table-cell table:style-name="ce172"/>
          <table:table-cell table:style-name="ce170"/>
          <table:table-cell table:style-name="ce172" table:number-columns-repeated="3"/>
          <table:table-cell table:style-name="ce173" table:number-columns-repeated="8"/>
          <table:table-cell table:style-name="ce198" table:number-columns-repeated="2"/>
          <table:table-cell table:style-name="ce53"/>
          <table:table-cell table:style-name="ce40"/>
          <table:table-cell/>
          <table:table-cell table:style-name="ce132"/>
          <table:table-cell table:style-name="ce196"/>
          <table:table-cell table:style-name="ce132"/>
          <table:table-cell table:style-name="ce196"/>
          <table:table-cell table:number-columns-repeated="23"/>
          <table:table-cell table:style-name="ce24" table:number-columns-repeated="949"/>
          <table:table-cell table:number-columns-repeated="5"/>
        </table:table-row>
        <table:table-row table:style-name="ro6">
          <table:table-cell table:style-name="ce5" table:formula="of:=[.A498]+([.AM499]+[.AN499]+[.AO499])/24" office:value-type="float" office:value="16.3052777777778" calcext:value-type="float">
            <text:p>16.3</text:p>
          </table:table-cell>
          <table:table-cell/>
          <table:table-cell table:style-name="ce162" office:value-type="string" calcext:value-type="string">
            <text:p>SHMS polarity change (- to +)</text:p>
          </table:table-cell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67"/>
          <table:table-cell table:style-name="ce166"/>
          <table:table-cell table:style-name="ce168"/>
          <table:table-cell table:style-name="ce166"/>
          <table:table-cell table:style-name="ce164"/>
          <table:table-cell table:style-name="ce168"/>
          <table:table-cell table:style-name="ce166"/>
          <table:table-cell table:style-name="ce164"/>
          <table:table-cell table:style-name="ce163" table:number-columns-repeated="2"/>
          <table:table-cell table:style-name="ce169" table:number-columns-repeated="5"/>
          <table:table-cell table:style-name="ce170"/>
          <table:table-cell/>
          <table:table-cell table:style-name="ce172" table:number-columns-repeated="2"/>
          <table:table-cell table:style-name="ce170"/>
          <table:table-cell table:style-name="ce172" table:number-columns-repeated="2"/>
          <table:table-cell table:style-name="ce170" table:number-columns-repeated="7"/>
          <table:table-cell table:style-name="ce173"/>
          <table:table-cell table:style-name="ce173" office:value-type="float" office:value="2" calcext:value-type="float">
            <text:p>2.0</text:p>
          </table:table-cell>
          <table:table-cell table:style-name="ce173"/>
          <table:table-cell table:style-name="ce24"/>
          <table:table-cell table:style-name="ce53"/>
          <table:table-cell/>
          <table:table-cell table:style-name="ce132"/>
          <table:table-cell table:style-name="ce40"/>
          <table:table-cell table:style-name="ce132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19">
          <table:table-cell table:style-name="ce5" table:formula="of:=[.A499]+([.AM500]+[.AN500]+[.AO500])/24" office:value-type="float" office:value="16.3052777777778" calcext:value-type="float">
            <text:p>16.3</text:p>
          </table:table-cell>
          <table:table-cell table:style-name="ce252"/>
          <table:table-cell table:style-name="ce60" office:value-type="string" calcext:value-type="string">
            <text:p>Heep coin runs</text:p>
          </table:table-cell>
          <table:table-cell table:style-name="ce61"/>
          <table:table-cell table:style-name="ce60"/>
          <table:table-cell table:style-name="ce179" office:value-type="string" calcext:value-type="string">
            <text:p>δHMS</text:p>
          </table:table-cell>
          <table:table-cell table:style-name="ce57"/>
          <table:table-cell table:style-name="ce253" office:value-type="string" calcext:value-type="string">
            <text:p>δSHMS</text:p>
          </table:table-cell>
          <table:table-cell table:style-name="ce180"/>
          <table:table-cell table:style-name="ce181"/>
          <table:table-cell table:style-name="ce56"/>
          <table:table-cell table:style-name="ce60"/>
          <table:table-cell table:style-name="ce56"/>
          <table:table-cell table:style-name="ce60" table:number-columns-repeated="2"/>
          <table:table-cell table:style-name="ce56"/>
          <table:table-cell table:style-name="ce61"/>
          <table:table-cell table:style-name="ce57" table:number-columns-repeated="4"/>
          <table:table-cell table:style-name="ce62" table:number-columns-repeated="2"/>
          <table:table-cell table:style-name="ce63" table:number-columns-repeated="2"/>
          <table:table-cell table:style-name="ce182"/>
          <table:table-cell table:style-name="ce182" office:value-type="string" calcext:value-type="string">
            <text:p>HMS Elastics rate (kHz)</text:p>
          </table:table-cell>
          <table:table-cell table:style-name="ce2" office:value-type="string" calcext:value-type="string">
            <text:p># SIMC Elastics</text:p>
          </table:table-cell>
          <table:table-cell table:style-name="ce4" table:number-columns-repeated="2"/>
          <table:table-cell table:style-name="ce8" table:number-columns-repeated="7"/>
          <table:table-cell table:style-name="ce173" table:number-columns-repeated="3"/>
          <table:table-cell table:style-name="ce24"/>
          <table:table-cell table:style-name="ce53"/>
          <table:table-cell table:style-name="ce196" table:formula="of:=MAX(SUM([.R500:.U500])*1000/[.U$8];1)" office:value-type="float" office:value="1" calcext:value-type="float">
            <text:p>1</text:p>
          </table:table-cell>
          <table:table-cell table:style-name="ce41"/>
          <table:table-cell table:style-name="ce40"/>
          <table:table-cell table:style-name="ce41"/>
          <table:table-cell table:style-name="ce40"/>
          <table:table-cell/>
          <table:table-cell table:style-name="ce61" table:number-columns-repeated="22"/>
          <table:table-cell table:style-name="ce63" table:number-columns-repeated="949"/>
          <table:table-cell table:style-name="ce183" table:number-columns-repeated="2"/>
          <table:table-cell table:number-columns-repeated="3"/>
        </table:table-row>
        <table:table-row table:style-name="ro4">
          <table:table-cell table:style-name="ce5" table:formula="of:=[.A500]+([.AM501]+[.AN501]+[.AO501])/24" office:value-type="float" office:value="16.338625" calcext:value-type="float">
            <text:p>16.3</text:p>
          </table:table-cell>
          <table:table-cell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3.092" calcext:value-type="float">
            <text:p>3.092</text:p>
          </table:table-cell>
          <table:table-cell table:style-name="ce200" table:formula="of:=(4.718-[.L501])/[.L501]" office:value-type="percentage" office:value="-0.00944782699979003" calcext:value-type="percentage">
            <text:p>-0.94%</text:p>
          </table:table-cell>
          <table:table-cell table:style-name="ce173"/>
          <table:table-cell table:style-name="ce200" table:formula="of:=(2.445-[.O501])/[.O501]" office:value-type="percentage" office:value="0.013681592039801" calcext:value-type="percentage">
            <text:p>1.37%</text:p>
          </table:table-cell>
          <table:table-cell table:style-name="ce201" office:value-type="string" calcext:value-type="string">
            <text:p>LH+</text:p>
          </table:table-cell>
          <table:table-cell table:style-name="ce133"/>
          <table:table-cell table:style-name="ce555" office:value-type="float" office:value="18.6" calcext:value-type="float">
            <text:p>18.600</text:p>
          </table:table-cell>
          <table:table-cell table:style-name="ce84" office:value-type="float" office:value="4.763" calcext:value-type="float">
            <text:p>4.763</text:p>
          </table:table-cell>
          <table:table-cell table:style-name="ce133"/>
          <table:table-cell table:style-name="ce328" office:value-type="float" office:value="37.98" calcext:value-type="float">
            <text:p>37.980</text:p>
          </table:table-cell>
          <table:table-cell table:style-name="ce104" office:value-type="float" office:value="2.412" calcext:value-type="float">
            <text:p>2.412</text:p>
          </table:table-cell>
          <table:table-cell table:style-name="ce192" table:formula="of:=[.K501]+[.N501]" office:value-type="float" office:value="56.58" calcext:value-type="float">
            <text:p>56.58</text:p>
          </table:table-cell>
          <table:table-cell table:style-name="ce170" office:value-type="float" office:value="80" calcext:value-type="float">
            <text:p>80</text:p>
          </table:table-cell>
          <table:table-cell/>
          <table:table-cell table:style-name="ce202" table:formula="of:=[.Q501]*0.005682857" office:value-type="float" office:value="0.45462856" calcext:value-type="float">
            <text:p>4.55E-01</text:p>
          </table:table-cell>
          <table:table-cell table:style-name="ce202" table:formula="of:=[.Q501]*0.001697143" office:value-type="float" office:value="0.13577144" calcext:value-type="float">
            <text:p>1.36E-01</text:p>
          </table:table-cell>
          <table:table-cell table:style-name="ce202" table:formula="of:=[.Q501]*0.017957143" office:value-type="float" office:value="1.43657144" calcext:value-type="float">
            <text:p>1.44E+00</text:p>
          </table:table-cell>
          <table:table-cell table:style-name="ce202" table:formula="of:=[.Q501]*0.0058875" office:value-type="float" office:value="0.471" calcext:value-type="float">
            <text:p>4.71E-01</text:p>
          </table:table-cell>
          <table:table-cell table:style-name="ce202" table:formula="of:=[.Q501]*0.00056228" office:value-type="float" office:value="0.0449824" calcext:value-type="float">
            <text:p>4.50E-02</text:p>
          </table:table-cell>
          <table:table-cell table:style-name="ce202" table:formula="of:=[.Q501]*0" office:value-type="float" office:value="0" calcext:value-type="float">
            <text:p>0.00E+00</text:p>
          </table:table-cell>
          <table:table-cell table:style-name="ce202" table:formula="of:=SUM([.R501:.U501])*1000*([.V501]+([.W501]+[.X501])/5)*1000*(0.00000006)" office:value-type="float" office:value="0.0583763493756319" calcext:value-type="float">
            <text:p>5.84E-02</text:p>
          </table:table-cell>
          <table:table-cell/>
          <table:table-cell table:style-name="ce203" table:formula="of:=[.Q501]*0.00194936" office:value-type="float" office:value="0.1559488" calcext:value-type="float">
            <text:p>1.56E-01</text:p>
          </table:table-cell>
          <table:table-cell table:style-name="ce196" table:formula="of:=[.AA501]*[.AL501]*3600*1000" office:value-type="float" office:value="93569.28" calcext:value-type="float">
            <text:p>93569</text:p>
          </table:table-cell>
          <table:table-cell table:style-name="ce154" table:number-columns-repeated="2"/>
          <table:table-cell table:style-name="ce196" table:number-columns-repeated="7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501]*[.$F$540]" office:value-type="float" office:value="0.333333333333333" calcext:value-type="float">
            <text:p>0.3</text:p>
          </table:table-cell>
          <table:table-cell table:style-name="ce131" table:formula="of:=MAX([.AL501]*0.1;0.167)" office:value-type="float" office:value="0.167" calcext:value-type="float">
            <text:p>0.17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501:.U501])*1000/[.U$8];1)" office:value-type="float" office:value="20.2697144" calcext:value-type="float">
            <text:p>20</text:p>
          </table:table-cell>
          <table:table-cell table:style-name="ce132" table:formula="of:=IF([.AQ501]&lt;2;0;INT(LOG([.AQ501]-1;2)+1.33))" office:value-type="float" office:value="5" calcext:value-type="float">
            <text:p>5</text:p>
          </table:table-cell>
          <table:table-cell table:style-name="ce196" table:formula="of:=MAX(([.V501]+[.W501]/5+[.X501]/5)*1000/[.U$8];1)" office:value-type="float" office:value="4.7999648" calcext:value-type="float">
            <text:p>5</text:p>
          </table:table-cell>
          <table:table-cell table:style-name="ce132" table:formula="of:=IF([.AS501]&lt;2;0;INT(LOG([.AS501]-1;2)+1.33))" office:value-type="float" office:value="3" calcext:value-type="float">
            <text:p>3</text:p>
          </table:table-cell>
          <table:table-cell table:style-name="ce196" table:formula="of:=([.Y501]+[.AA501])+IF([.AR501]&gt;0.9;SUM([.R501:.U501])*1000/(2^([.AR501]-1)+1);SUM([.R501:.U501])*1000)+IF([.AT501]&gt;0.9;([.V501]+[.W501]/5+[.X501]/5)*1000/(2^([.AT501]-1)+1);([.V501]+[.W501]/5+[.X501]/5)*1000)" office:value-type="float" office:value="215.447235267023" calcext:value-type="float">
            <text:p>215</text:p>
          </table:table-cell>
          <table:table-cell table:style-name="ce11" table:formula="of:=((1 /([.AA501]*1000))/60)*100000" office:value-type="float" office:value="10.6872683000233" calcext:value-type="float">
            <text:p>10.69</text:p>
          </table:table-cell>
          <table:table-cell table:style-name="ce172" table:number-columns-repeated="2"/>
          <table:table-cell table:style-name="ce35" table:number-columns-repeated="974"/>
        </table:table-row>
        <table:table-row table:style-name="ro4">
          <table:table-cell table:style-name="ce5" table:formula="of:=[.A501]+([.AM502]+[.AN502]+[.AO502])/24" office:value-type="float" office:value="16.3719722222222" calcext:value-type="float">
            <text:p>16.4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3.768" calcext:value-type="float">
            <text:p>3.768</text:p>
          </table:table-cell>
          <table:table-cell table:style-name="ce200" table:formula="of:=(4.391-[.L502])/[.L502]" office:value-type="percentage" office:value="0" calcext:value-type="percentage">
            <text:p>0.00%</text:p>
          </table:table-cell>
          <table:table-cell table:style-name="ce329"/>
          <table:table-cell table:style-name="ce200" table:formula="of:=(2.793-[.O502])/[.O502]" office:value-type="percentage" office:value="0.000358166189111867" calcext:value-type="percentage">
            <text:p>0.04%</text:p>
          </table:table-cell>
          <table:table-cell table:style-name="ce201" office:value-type="string" calcext:value-type="string">
            <text:p>LH+</text:p>
          </table:table-cell>
          <table:table-cell table:style-name="ce181"/>
          <table:table-cell table:style-name="ce554" office:value-type="float" office:value="21.1" calcext:value-type="float">
            <text:p>21.100</text:p>
          </table:table-cell>
          <table:table-cell table:style-name="ce24" office:value-type="float" office:value="4.391" calcext:value-type="float">
            <text:p>4.391</text:p>
          </table:table-cell>
          <table:table-cell table:style-name="ce56"/>
          <table:table-cell table:style-name="ce350" office:value-type="float" office:value="34.474" calcext:value-type="float">
            <text:p>34.474</text:p>
          </table:table-cell>
          <table:table-cell table:style-name="ce104" office:value-type="float" office:value="2.792" calcext:value-type="float">
            <text:p>2.792</text:p>
          </table:table-cell>
          <table:table-cell table:style-name="ce192" table:formula="of:=[.K502]+[.N502]" office:value-type="float" office:value="55.574" calcext:value-type="float">
            <text:p>55.57</text:p>
          </table:table-cell>
          <table:table-cell table:style-name="ce170" office:value-type="float" office:value="80" calcext:value-type="float">
            <text:p>80</text:p>
          </table:table-cell>
          <table:table-cell/>
          <table:table-cell table:style-name="ce202" table:formula="of:=[.Q502]*0.00317714" office:value-type="float" office:value="0.2541712" calcext:value-type="float">
            <text:p>2.54E-01</text:p>
          </table:table-cell>
          <table:table-cell table:style-name="ce202" table:formula="of:=[.Q502]*0.001039714" office:value-type="float" office:value="0.08317712" calcext:value-type="float">
            <text:p>8.32E-02</text:p>
          </table:table-cell>
          <table:table-cell table:style-name="ce202" table:formula="of:=[.Q502]*0.009847143" office:value-type="float" office:value="0.78777144" calcext:value-type="float">
            <text:p>7.88E-01</text:p>
          </table:table-cell>
          <table:table-cell table:style-name="ce202" table:formula="of:=[.Q502]*0.023875" office:value-type="float" office:value="1.91" calcext:value-type="float">
            <text:p>1.91E+00</text:p>
          </table:table-cell>
          <table:table-cell table:style-name="ce202" table:formula="of:=[.Q502]*0.000317143" office:value-type="float" office:value="0.02537144" calcext:value-type="float">
            <text:p>2.54E-02</text:p>
          </table:table-cell>
          <table:table-cell table:style-name="ce202" table:formula="of:=[.Q502]*0" office:value-type="float" office:value="0" calcext:value-type="float">
            <text:p>0.00E+00</text:p>
          </table:table-cell>
          <table:table-cell table:style-name="ce202" table:formula="of:=SUM([.R502:.U502])*1000*([.V502]+([.W502]+[.X502])/5)*1000*(0.00000006)" office:value-type="float" office:value="0.129281275397804" calcext:value-type="float">
            <text:p>1.29E-01</text:p>
          </table:table-cell>
          <table:table-cell/>
          <table:table-cell table:style-name="ce195" table:formula="of:=[.Q502]*0.0009547014286" office:value-type="float" office:value="0.076376114288" calcext:value-type="float">
            <text:p>7.64E-02</text:p>
          </table:table-cell>
          <table:table-cell table:style-name="ce196" table:formula="of:=[.AA502]*[.AL502]*3600*1000" office:value-type="float" office:value="45825.6685728" calcext:value-type="float">
            <text:p>45826</text:p>
          </table:table-cell>
          <table:table-cell table:style-name="ce154" table:number-columns-repeated="2"/>
          <table:table-cell table:style-name="ce196" table:number-columns-repeated="7"/>
          <table:table-cell table:style-name="ce278" table:formula="of:=10/60" office:value-type="float" office:value="0.166666666666667" calcext:value-type="float">
            <text:p>0.17</text:p>
          </table:table-cell>
          <table:table-cell table:style-name="ce198" table:formula="of:=[.AL502]*[.$F$540]" office:value-type="float" office:value="0.333333333333333" calcext:value-type="float">
            <text:p>0.3</text:p>
          </table:table-cell>
          <table:table-cell table:style-name="ce131" table:formula="of:=MAX([.AL502]*0.1;0.167)" office:value-type="float" office:value="0.167" calcext:value-type="float">
            <text:p>0.17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502:.U502])*1000/[.U$8];1)" office:value-type="float" office:value="11.2511976" calcext:value-type="float">
            <text:p>11</text:p>
          </table:table-cell>
          <table:table-cell table:style-name="ce132" table:formula="of:=IF([.AQ502]&lt;2;0;INT(LOG([.AQ502]-1;2)+1.33))" office:value-type="float" office:value="4" calcext:value-type="float">
            <text:p>4</text:p>
          </table:table-cell>
          <table:table-cell table:style-name="ce196" table:formula="of:=MAX(([.V502]+[.W502]/5+[.X502]/5)*1000/[.U$8];1)" office:value-type="float" office:value="19.15074288" calcext:value-type="float">
            <text:p>19</text:p>
          </table:table-cell>
          <table:table-cell table:style-name="ce132" table:formula="of:=IF([.AS502]&lt;2;0;INT(LOG([.AS502]-1;2)+1.33))" office:value-type="float" office:value="5" calcext:value-type="float">
            <text:p>5</text:p>
          </table:table-cell>
          <table:table-cell table:style-name="ce196" table:formula="of:=([.Y502]+[.AA502])+IF([.AR502]&gt;0.9;SUM([.R502:.U502])*1000/(2^([.AR502]-1)+1);SUM([.R502:.U502])*1000)+IF([.AT502]&gt;0.9;([.V502]+[.W502]/5+[.X502]/5)*1000/(2^([.AT502]-1)+1);([.V502]+[.W502]/5+[.X502]/5)*1000)" office:value-type="float" office:value="237.870392762235" calcext:value-type="float">
            <text:p>238</text:p>
          </table:table-cell>
          <table:table-cell table:style-name="ce11" table:formula="of:=((1 /([.AA502]*1000))/60)*100000" office:value-type="float" office:value="21.8218311078511" calcext:value-type="float">
            <text:p>21.82</text:p>
          </table:table-cell>
          <table:table-cell table:style-name="ce61" table:number-columns-repeated="22"/>
          <table:table-cell table:style-name="ce63" table:number-columns-repeated="949"/>
          <table:table-cell table:style-name="ce183"/>
          <table:table-cell table:number-columns-repeated="4"/>
        </table:table-row>
        <table:table-row table:style-name="ro4">
          <table:table-cell table:style-name="ce5" table:formula="of:=[.A502]+([.AM503]+[.AN503]+[.AO503])/24" office:value-type="float" office:value="16.4192083333333" calcext:value-type="float">
            <text:p>16.4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5.023" calcext:value-type="float">
            <text:p>5.023</text:p>
          </table:table-cell>
          <table:table-cell table:style-name="ce200" table:formula="of:=(3.722-[.L503])/[.L503]" office:value-type="percentage" office:value="-0.00134156157767639" calcext:value-type="percentage">
            <text:p>-0.13%</text:p>
          </table:table-cell>
          <table:table-cell table:style-name="ce329"/>
          <table:table-cell table:style-name="ce200" table:formula="of:=(3.491-[.O503])/[.O503]" office:value-type="percentage" office:value="-0.000572573718866241" calcext:value-type="percentage">
            <text:p>-0.06%</text:p>
          </table:table-cell>
          <table:table-cell table:style-name="ce201" office:value-type="string" calcext:value-type="string">
            <text:p>LH+</text:p>
          </table:table-cell>
          <table:table-cell table:style-name="ce181"/>
          <table:table-cell table:style-name="ce555" office:value-type="float" office:value="26.55" calcext:value-type="float">
            <text:p>26.550</text:p>
          </table:table-cell>
          <table:table-cell table:style-name="ce84" office:value-type="float" office:value="3.727" calcext:value-type="float">
            <text:p>3.727</text:p>
          </table:table-cell>
          <table:table-cell table:style-name="ce56"/>
          <table:table-cell table:style-name="ce350" office:value-type="float" office:value="28.458" calcext:value-type="float">
            <text:p>28.458</text:p>
          </table:table-cell>
          <table:table-cell table:style-name="ce104" office:value-type="float" office:value="3.493" calcext:value-type="float">
            <text:p>3.493</text:p>
          </table:table-cell>
          <table:table-cell table:style-name="ce192" table:formula="of:=[.K503]+[.N503]" office:value-type="float" office:value="55.008" calcext:value-type="float">
            <text:p>55.01</text:p>
          </table:table-cell>
          <table:table-cell table:style-name="ce170" office:value-type="float" office:value="80" calcext:value-type="float">
            <text:p>80</text:p>
          </table:table-cell>
          <table:table-cell/>
          <table:table-cell table:style-name="ce202" table:formula="of:=[.Q503]*0.00227571" office:value-type="float" office:value="0.1820568" calcext:value-type="float">
            <text:p>1.82E-01</text:p>
          </table:table-cell>
          <table:table-cell table:style-name="ce202" table:formula="of:=[.Q503]*0.000845" office:value-type="float" office:value="0.0676" calcext:value-type="float">
            <text:p>6.76E-02</text:p>
          </table:table-cell>
          <table:table-cell table:style-name="ce202" table:formula="of:=[.Q503]*0.006004286" office:value-type="float" office:value="0.48034288" calcext:value-type="float">
            <text:p>4.80E-01</text:p>
          </table:table-cell>
          <table:table-cell table:style-name="ce202" table:formula="of:=[.Q503]*0.0036375" office:value-type="float" office:value="0.291" calcext:value-type="float">
            <text:p>2.91E-01</text:p>
          </table:table-cell>
          <table:table-cell table:style-name="ce202" table:formula="of:=[.Q503]*0.000126514" office:value-type="float" office:value="0.01012112" calcext:value-type="float">
            <text:p>1.01E-02</text:p>
          </table:table-cell>
          <table:table-cell table:style-name="ce202" table:formula="of:=[.Q503]*0" office:value-type="float" office:value="0" calcext:value-type="float">
            <text:p>0.00E+00</text:p>
          </table:table-cell>
          <table:table-cell table:style-name="ce202" table:formula="of:=SUM([.R503:.U503])*1000*([.V503]+([.W503]+[.X503])/5)*1000*(0.00000006)" office:value-type="float" office:value="0.0128344553851349" calcext:value-type="float">
            <text:p>1.28E-02</text:p>
          </table:table-cell>
          <table:table-cell/>
          <table:table-cell table:style-name="ce195" table:formula="of:=[.Q503]*0.0002591942857" office:value-type="float" office:value="0.020735542856" calcext:value-type="float">
            <text:p>2.07E-02</text:p>
          </table:table-cell>
          <table:table-cell table:style-name="ce196" table:formula="of:=[.AA503]*[.AL503]*3600*1000" office:value-type="float" office:value="24882.6514272" calcext:value-type="float">
            <text:p>24883</text:p>
          </table:table-cell>
          <table:table-cell table:style-name="ce154" table:number-columns-repeated="2"/>
          <table:table-cell table:style-name="ce196" table:number-columns-repeated="7"/>
          <table:table-cell table:style-name="ce154" table:formula="of:=20/60" office:value-type="float" office:value="0.333333333333333" calcext:value-type="float">
            <text:p>0.33</text:p>
          </table:table-cell>
          <table:table-cell table:style-name="ce198" table:formula="of:=[.AL503]*[.$F$540]" office:value-type="float" office:value="0.666666666666667" calcext:value-type="float">
            <text:p>0.7</text:p>
          </table:table-cell>
          <table:table-cell table:style-name="ce131" table:formula="of:=MAX([.AL503]*0.1;0.167)" office:value-type="float" office:value="0.167" calcext:value-type="float">
            <text:p>0.17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503:.U503])*1000/[.U$8];1)" office:value-type="float" office:value="7.2999968" calcext:value-type="float">
            <text:p>7</text:p>
          </table:table-cell>
          <table:table-cell table:style-name="ce132" table:formula="of:=IF([.AQ503]&lt;2;0;INT(LOG([.AQ503]-1;2)+1.33))" office:value-type="float" office:value="3" calcext:value-type="float">
            <text:p>3</text:p>
          </table:table-cell>
          <table:table-cell table:style-name="ce196" table:formula="of:=MAX(([.V503]+[.W503]/5+[.X503]/5)*1000/[.U$8];1)" office:value-type="float" office:value="2.93024224" calcext:value-type="float">
            <text:p>3</text:p>
          </table:table-cell>
          <table:table-cell table:style-name="ce132" table:formula="of:=IF([.AS503]&lt;2;0;INT(LOG([.AS503]-1;2)+1.33))" office:value-type="float" office:value="2" calcext:value-type="float">
            <text:p>2</text:p>
          </table:table-cell>
          <table:table-cell table:style-name="ce196" table:formula="of:=([.Y503]+[.AA503])+IF([.AR503]&gt;0.9;SUM([.R503:.U503])*1000/(2^([.AR503]-1)+1);SUM([.R503:.U503])*1000)+IF([.AT503]&gt;0.9;([.V503]+[.W503]/5+[.X503]/5)*1000/(2^([.AT503]-1)+1);([.V503]+[.W503]/5+[.X503]/5)*1000)" office:value-type="float" office:value="243.708247331574" calcext:value-type="float">
            <text:p>244</text:p>
          </table:table-cell>
          <table:table-cell table:style-name="ce11" table:formula="of:=((1 /([.AA503]*1000))/60)*100000" office:value-type="float" office:value="80.3772863937538" calcext:value-type="float">
            <text:p>80.38</text:p>
          </table:table-cell>
          <table:table-cell table:style-name="ce61" table:number-columns-repeated="22"/>
          <table:table-cell table:style-name="ce63" table:number-columns-repeated="949"/>
          <table:table-cell table:style-name="ce183"/>
          <table:table-cell table:number-columns-repeated="4"/>
        </table:table-row>
        <table:table-row table:style-name="ro4">
          <table:table-cell table:style-name="ce5" table:formula="of:=[.A503]+([.AM504]+[.AN504]+[.AO504])/24" office:value-type="float" office:value="16.4733888888889" calcext:value-type="float">
            <text:p>16.5</text:p>
          </table:table-cell>
          <table:table-cell table:style-name="ce252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350" office:value-type="float" office:value="5.413" calcext:value-type="float">
            <text:p>5.413</text:p>
          </table:table-cell>
          <table:table-cell table:style-name="ce200" table:formula="of:=(3.514-[.L504])/[.L504]" office:value-type="percentage" office:value="0" calcext:value-type="percentage">
            <text:p>0.00%</text:p>
          </table:table-cell>
          <table:table-cell table:style-name="ce329"/>
          <table:table-cell table:style-name="ce200" table:formula="of:=(3.706-[.O504])/[.O504]" office:value-type="percentage" office:value="0" calcext:value-type="percentage">
            <text:p>0.00%</text:p>
          </table:table-cell>
          <table:table-cell table:style-name="ce201" office:value-type="string" calcext:value-type="string">
            <text:p>LH+</text:p>
          </table:table-cell>
          <table:table-cell table:style-name="ce181"/>
          <table:table-cell table:style-name="ce306" office:value-type="float" office:value="28.4" calcext:value-type="float">
            <text:p>28.400</text:p>
          </table:table-cell>
          <table:table-cell table:style-name="ce24" office:value-type="float" office:value="3.514" calcext:value-type="float">
            <text:p>3.514</text:p>
          </table:table-cell>
          <table:table-cell table:style-name="ce56"/>
          <table:table-cell table:style-name="ce350" office:value-type="float" office:value="26.811" calcext:value-type="float">
            <text:p>26.811</text:p>
          </table:table-cell>
          <table:table-cell table:style-name="ce24" office:value-type="float" office:value="3.706" calcext:value-type="float">
            <text:p>3.706</text:p>
          </table:table-cell>
          <table:table-cell table:style-name="ce192" table:formula="of:=[.K504]+[.N504]" office:value-type="float" office:value="55.211" calcext:value-type="float">
            <text:p>55.21</text:p>
          </table:table-cell>
          <table:table-cell table:style-name="ce170" office:value-type="float" office:value="80" calcext:value-type="float">
            <text:p>80</text:p>
          </table:table-cell>
          <table:table-cell/>
          <table:table-cell table:style-name="ce202" table:formula="of:=[.Q504]*0.002265714" office:value-type="float" office:value="0.18125712" calcext:value-type="float">
            <text:p>1.81E-01</text:p>
          </table:table-cell>
          <table:table-cell table:style-name="ce202" table:formula="of:=[.Q504]*0.0008705714" office:value-type="float" office:value="0.069645712" calcext:value-type="float">
            <text:p>6.96E-02</text:p>
          </table:table-cell>
          <table:table-cell table:style-name="ce202" table:formula="of:=[.Q504]*0.005585714" office:value-type="float" office:value="0.44685712" calcext:value-type="float">
            <text:p>4.47E-01</text:p>
          </table:table-cell>
          <table:table-cell table:style-name="ce202" table:formula="of:=[.Q504]*0.002175" office:value-type="float" office:value="0.174" calcext:value-type="float">
            <text:p>1.74E-01</text:p>
          </table:table-cell>
          <table:table-cell table:style-name="ce202" table:formula="of:=[.Q504]*0.00011034" office:value-type="float" office:value="0.0088272" calcext:value-type="float">
            <text:p>8.83E-03</text:p>
          </table:table-cell>
          <table:table-cell table:style-name="ce202" table:formula="of:=[.Q504]*0" office:value-type="float" office:value="0" calcext:value-type="float">
            <text:p>0.00E+00</text:p>
          </table:table-cell>
          <table:table-cell table:style-name="ce202" table:formula="of:=SUM([.R504:.U504])*1000*([.V504]+([.W504]+[.X504])/5)*1000*(0.00000006)" office:value-type="float" office:value="0.00735852509865953" calcext:value-type="float">
            <text:p>7.36E-03</text:p>
          </table:table-cell>
          <table:table-cell/>
          <table:table-cell table:style-name="ce195" table:formula="of:=[.Q504]*0.0001786985714" office:value-type="float" office:value="0.014295885712" calcext:value-type="float">
            <text:p>1.43E-02</text:p>
          </table:table-cell>
          <table:table-cell table:style-name="ce196" table:formula="of:=[.AA504]*[.AL504]*3600*1000" office:value-type="float" office:value="21443.828568" calcext:value-type="float">
            <text:p>21444</text:p>
          </table:table-cell>
          <table:table-cell table:style-name="ce154" table:number-columns-repeated="2"/>
          <table:table-cell table:style-name="ce196" table:number-columns-repeated="7"/>
          <table:table-cell table:style-name="ce154" table:formula="of:=25/60" office:value-type="float" office:value="0.416666666666667" calcext:value-type="float">
            <text:p>0.42</text:p>
          </table:table-cell>
          <table:table-cell table:style-name="ce198" table:formula="of:=[.AL504]*[.$F$540]" office:value-type="float" office:value="0.833333333333333" calcext:value-type="float">
            <text:p>0.8</text:p>
          </table:table-cell>
          <table:table-cell table:style-name="ce131" table:formula="of:=MAX([.AL504]*0.1;0.167)" office:value-type="float" office:value="0.167" calcext:value-type="float">
            <text:p>0.17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SUM([.R504:.U504])*1000/[.U$8];1)" office:value-type="float" office:value="6.97759952" calcext:value-type="float">
            <text:p>7</text:p>
          </table:table-cell>
          <table:table-cell table:style-name="ce132" table:formula="of:=IF([.AQ504]&lt;2;0;INT(LOG([.AQ504]-1;2)+1.33))" office:value-type="float" office:value="3" calcext:value-type="float">
            <text:p>3</text:p>
          </table:table-cell>
          <table:table-cell table:style-name="ce196" table:formula="of:=MAX(([.V504]+[.W504]/5+[.X504]/5)*1000/[.U$8];1)" office:value-type="float" office:value="1.7576544" calcext:value-type="float">
            <text:p>2</text:p>
          </table:table-cell>
          <table:table-cell table:style-name="ce132" table:formula="of:=IF([.AS504]&lt;2;0;INT(LOG([.AS504]-1;2)+1.33))" office:value-type="float" office:value="0" calcext:value-type="float">
            <text:p>0</text:p>
          </table:table-cell>
          <table:table-cell table:style-name="ce196" table:formula="of:=([.Y504]+[.AA504])+IF([.AR504]&gt;0.9;SUM([.R504:.U504])*1000/(2^([.AR504]-1)+1);SUM([.R504:.U504])*1000)+IF([.AT504]&gt;0.9;([.V504]+[.W504]/5+[.X504]/5)*1000/(2^([.AT504]-1)+1);([.V504]+[.W504]/5+[.X504]/5)*1000)" office:value-type="float" office:value="315.339084810811" calcext:value-type="float">
            <text:p>315</text:p>
          </table:table-cell>
          <table:table-cell table:style-name="ce11" table:formula="of:=((1 /([.AA504]*1000))/60)*100000" office:value-type="float" office:value="116.583659120027" calcext:value-type="float">
            <text:p>116.58</text:p>
          </table:table-cell>
          <table:table-cell table:style-name="ce61" table:number-columns-repeated="22"/>
          <table:table-cell table:style-name="ce63" table:number-columns-repeated="949"/>
          <table:table-cell table:style-name="ce183"/>
          <table:table-cell table:number-columns-repeated="4"/>
        </table:table-row>
        <table:table-row table:style-name="ro4">
          <table:table-cell table:style-name="ce5" table:formula="of:=[.A504]+([.AM505]+[.AN505]+[.AO505])/24" office:value-type="float" office:value="16.5761805555556" calcext:value-type="float">
            <text:p>16.6</text:p>
          </table:table-cell>
          <table:table-cell/>
          <table:table-cell table:style-name="ce184" office:value-type="float" office:value="6.399" calcext:value-type="float">
            <text:p>6.399</text:p>
          </table:table-cell>
          <table:table-cell table:style-name="ce185" office:value-type="float" office:value="2100" calcext:value-type="float">
            <text:p>2100</text:p>
          </table:table-cell>
          <table:table-cell table:style-name="ce11"/>
          <table:table-cell table:style-name="ce186"/>
          <table:table-cell table:style-name="ce187"/>
          <table:table-cell table:style-name="ce186"/>
          <table:table-cell table:style-name="ce188" office:value-type="string" calcext:value-type="string">
            <text:p>LH+</text:p>
          </table:table-cell>
          <table:table-cell table:style-name="ce189"/>
          <table:table-cell table:style-name="ce190" office:value-type="float" office:value="33.35" calcext:value-type="float">
            <text:p>33.35</text:p>
          </table:table-cell>
          <table:table-cell table:style-name="ce330" office:value-type="float" office:value="3.014" calcext:value-type="float">
            <text:p>3.014</text:p>
          </table:table-cell>
          <table:table-cell table:style-name="ce64"/>
          <table:table-cell table:style-name="ce331" office:value-type="float" office:value="23.12" calcext:value-type="float">
            <text:p>23.12</text:p>
          </table:table-cell>
          <table:table-cell table:style-name="ce330" office:value-type="float" office:value="4.22" calcext:value-type="float">
            <text:p>4.220</text:p>
          </table:table-cell>
          <table:table-cell table:style-name="ce192" table:formula="of:=[.K505]+[.N505]" office:value-type="float" office:value="56.47" calcext:value-type="float">
            <text:p>56.47</text:p>
          </table:table-cell>
          <table:table-cell table:style-name="ce193" office:value-type="float" office:value="80" calcext:value-type="float">
            <text:p>80</text:p>
          </table:table-cell>
          <table:table-cell/>
          <table:table-cell table:style-name="ce194" table:formula="of:=[.Q505]*189.2/1000/70" office:value-type="float" office:value="0.216228571428571" calcext:value-type="float">
            <text:p>2.16E-01</text:p>
          </table:table-cell>
          <table:table-cell table:style-name="ce194" table:formula="of:=[.Q505]*78.38/1000/70" office:value-type="float" office:value="0.0895771428571429" calcext:value-type="float">
            <text:p>8.96E-02</text:p>
          </table:table-cell>
          <table:table-cell table:style-name="ce194" table:formula="of:=[.Q505]*388.9/1000/70" office:value-type="float" office:value="0.444457142857143" calcext:value-type="float">
            <text:p>4.44E-01</text:p>
          </table:table-cell>
          <table:table-cell table:style-name="ce194" table:formula="of:=[.Q505]*0.0439/70" office:value-type="float" office:value="0.0501714285714286" calcext:value-type="float">
            <text:p>5.02E-02</text:p>
          </table:table-cell>
          <table:table-cell table:style-name="ce194" table:formula="of:=[.Q505]*0.005737/70" office:value-type="float" office:value="0.00655657142857143" calcext:value-type="float">
            <text:p>6.56E-03</text:p>
          </table:table-cell>
          <table:table-cell table:style-name="ce194" table:formula="of:=[.Q505]*0" office:value-type="float" office:value="0" calcext:value-type="float">
            <text:p>0.00E+00</text:p>
          </table:table-cell>
          <table:table-cell table:style-name="ce194" table:formula="of:=SUM([.R505:.U505])*1000*([.V505]+([.W505]+[.X505])/5)*1000*(0.00000006)" office:value-type="float" office:value="0.00231753538497306" calcext:value-type="float">
            <text:p>2.32E-03</text:p>
          </table:table-cell>
          <table:table-cell table:style-name="ce195"/>
          <table:table-cell table:style-name="ce195" table:formula="of:=[.Q505]*0.0000740844" office:value-type="float" office:value="0.005926752" calcext:value-type="float">
            <text:p>5.93E-03</text:p>
          </table:table-cell>
          <table:table-cell table:style-name="ce196" table:formula="of:=[.AA505]*[.AL505]*3600*1000" office:value-type="float" office:value="21336.3072" calcext:value-type="float">
            <text:p>21336</text:p>
          </table:table-cell>
          <table:table-cell table:style-name="ce154" table:number-columns-repeated="2"/>
          <table:table-cell table:style-name="ce196" table:number-columns-repeated="7"/>
          <table:table-cell table:style-name="ce154" office:value-type="float" office:value="1" calcext:value-type="float">
            <text:p>1.00</text:p>
          </table:table-cell>
          <table:table-cell table:style-name="ce198" table:formula="of:=[.AL505]*[.$F$540]" office:value-type="float" office:value="2" calcext:value-type="float">
            <text:p>2.0</text:p>
          </table:table-cell>
          <table:table-cell table:style-name="ce131" table:formula="of:=MAX([.AL505]*0.1;0.167)" office:value-type="float" office:value="0.167" calcext:value-type="float">
            <text:p>0.17</text:p>
          </table:table-cell>
          <table:table-cell table:style-name="ce152" office:value-type="float" office:value="0.3" calcext:value-type="float">
            <text:p>0.3</text:p>
          </table:table-cell>
          <table:table-cell/>
          <table:table-cell table:style-name="ce196" table:formula="of:=MAX(([.S505]+[.T505]+[.U505])*1000/[.U$7];1)" office:value-type="float" office:value="1" calcext:value-type="float">
            <text:p>1</text:p>
          </table:table-cell>
          <table:table-cell table:style-name="ce132" table:formula="of:=IF([.AQ505]&lt;2;0;INT(LOG([.AQ505]-1;2)+1.33))" office:value-type="float" office:value="0" calcext:value-type="float">
            <text:p>0</text:p>
          </table:table-cell>
          <table:table-cell table:style-name="ce196" table:formula="of:=MAX(([.V505]+[.W505]/5+[.X505]/5)*1000/[.U$7];1)" office:value-type="float" office:value="1" calcext:value-type="float">
            <text:p>1</text:p>
          </table:table-cell>
          <table:table-cell table:style-name="ce132" table:formula="of:=IF([.AS505]&lt;2;0;INT(LOG([.AS505]-1;2)+1.33))" office:value-type="float" office:value="0" calcext:value-type="float">
            <text:p>0</text:p>
          </table:table-cell>
          <table:table-cell table:style-name="ce196" table:formula="of:=([.Y505]+[.AA505])+IF([.AR505]&gt;0.9;SUM([.R505:.U505])*1000/(2^([.AR505]-1)+1);SUM([.R505:.U505])*1000)+IF([.AT505]&gt;0.9;([.V505]+[.W505]/5+[.X505]/5)*1000/(2^([.AT505]-1)+1);([.V505]+[.W505]/5+[.X505]/5)*1000)" office:value-type="float" office:value="801.753844287385" calcext:value-type="float">
            <text:p>802</text:p>
          </table:table-cell>
          <table:table-cell table:style-name="ce11" table:formula="of:=((1 /([.AA505]*1000))/60)*100000" office:value-type="float" office:value="281.210799214589" calcext:value-type="float">
            <text:p>281.21</text:p>
          </table:table-cell>
          <table:table-cell table:style-name="ce63" table:number-columns-repeated="971"/>
          <table:table-cell table:style-name="ce183"/>
          <table:table-cell table:number-columns-repeated="4"/>
        </table:table-row>
        <table:table-row table:style-name="ro4">
          <table:table-cell table:style-name="ce5"/>
          <table:table-cell table:style-name="ce284"/>
          <table:table-cell table:style-name="ce171"/>
          <table:table-cell table:style-name="ce199"/>
          <table:table-cell table:style-name="ce275"/>
          <table:table-cell table:style-name="ce332"/>
          <table:table-cell table:style-name="ce329"/>
          <table:table-cell table:style-name="ce332"/>
          <table:table-cell table:style-name="ce201"/>
          <table:table-cell table:style-name="ce181"/>
          <table:table-cell table:style-name="ce54"/>
          <table:table-cell table:style-name="ce275"/>
          <table:table-cell table:style-name="ce56"/>
          <table:table-cell table:style-name="ce54"/>
          <table:table-cell table:style-name="ce275"/>
          <table:table-cell table:style-name="ce172"/>
          <table:table-cell table:style-name="ce170"/>
          <table:table-cell table:style-name="ce24"/>
          <table:table-cell table:style-name="ce202" table:number-columns-repeated="7"/>
          <table:table-cell table:style-name="ce24"/>
          <table:table-cell table:style-name="ce204"/>
          <table:table-cell table:style-name="ce40"/>
          <table:table-cell table:style-name="ce39" table:number-columns-repeated="2"/>
          <table:table-cell table:style-name="ce40" table:number-columns-repeated="7"/>
          <table:table-cell table:style-name="ce333" table:formula="of:=SUM([.AL501:.AL505])" office:value-type="float" office:value="2.08333333333333" calcext:value-type="float">
            <text:p>2.08</text:p>
          </table:table-cell>
          <table:table-cell table:style-name="ce206" table:formula="of:=SUM([.AM501:.AO505])" office:value-type="float" office:value="6.50166666666667" calcext:value-type="float">
            <text:p>6.5</text:p>
          </table:table-cell>
          <table:table-cell table:style-name="ce146" table:number-columns-repeated="2"/>
          <table:table-cell table:style-name="ce53"/>
          <table:table-cell table:style-name="ce24"/>
          <table:table-cell table:style-name="ce41"/>
          <table:table-cell table:style-name="ce40"/>
          <table:table-cell table:style-name="ce41"/>
          <table:table-cell table:style-name="ce40"/>
          <table:table-cell/>
          <table:table-cell table:style-name="ce61" table:number-columns-repeated="971"/>
          <table:table-cell table:style-name="ce334"/>
          <table:table-cell table:style-name="ce24" table:number-columns-repeated="4"/>
        </table:table-row>
        <table:table-row table:style-name="ro16">
          <table:table-cell table:style-name="ce5" table:formula="of:=[.A505]+([.AM507]+[.AN507]+[.AO507])/24" office:value-type="float" office:value="16.5761805555556" calcext:value-type="float">
            <text:p>16.6</text:p>
          </table:table-cell>
          <table:table-cell/>
          <table:table-cell table:style-name="ce177" office:value-type="string" calcext:value-type="string">
            <text:p>Physics data taking</text:p>
          </table:table-cell>
          <table:table-cell table:style-name="ce199"/>
          <table:table-cell table:style-name="ce17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t<text:span text:style-name="T6">min</text:span></text:p>
          </table:table-cell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71" table:number-columns-repeated="3"/>
          <table:table-cell table:style-name="ce170"/>
          <table:table-cell table:style-name="ce172" table:number-columns-repeated="2"/>
          <table:table-cell table:style-name="ce171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number-columns-repeated="23"/>
          <table:table-cell table:style-name="ce24" table:number-columns-repeated="954"/>
        </table:table-row>
        <table:table-row table:style-name="ro6">
          <table:table-cell table:style-name="ce5" table:formula="of:=[.A507]+([.AM508]+[.AN508]+[.AO508])/24" office:value-type="float" office:value="16.8345138888889" calcext:value-type="float">
            <text:p>16.8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72" office:value-type="float" office:value="1.45" calcext:value-type="float">
            <text:p>1.45</text:p>
          </table:table-cell>
          <table:table-cell table:style-name="ce172" office:value-type="float" office:value="2.02" calcext:value-type="float">
            <text:p>2.02</text:p>
          </table:table-cell>
          <table:table-cell table:style-name="ce227" office:value-type="float" office:value="0.3118" calcext:value-type="float">
            <text:p>0.3118</text:p>
          </table:table-cell>
          <table:table-cell table:style-name="ce171" office:value-type="float" office:value="0.114" calcext:value-type="float">
            <text:p>0.114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867" calcext:value-type="float">
            <text:p>0.867</text:p>
          </table:table-cell>
          <table:table-cell table:style-name="ce172" office:value-type="float" office:value="13.81" calcext:value-type="float">
            <text:p>13.81</text:p>
          </table:table-cell>
          <table:table-cell table:style-name="ce171" office:value-type="float" office:value="3.921" calcext:value-type="float">
            <text:p>3.921</text:p>
          </table:table-cell>
          <table:table-cell table:style-name="ce172" office:value-type="float" office:value="19.86" calcext:value-type="float">
            <text:p>19.86</text:p>
          </table:table-cell>
          <table:table-cell table:style-name="ce172" office:value-type="float" office:value="17.86" calcext:value-type="float">
            <text:p>17.86</text:p>
          </table:table-cell>
          <table:table-cell table:style-name="ce171" office:value-type="float" office:value="2.412" calcext:value-type="float">
            <text:p>2.412</text:p>
          </table:table-cell>
          <table:table-cell table:style-name="ce172" table:formula="of:=[.K$508]+[.N508]" office:value-type="float" office:value="31.67" calcext:value-type="float">
            <text:p>31.67</text:p>
          </table:table-cell>
          <table:table-cell table:style-name="ce209" office:value-type="float" office:value="50" calcext:value-type="float">
            <text:p>50</text:p>
          </table:table-cell>
          <table:table-cell/>
          <table:table-cell table:style-name="ce170" table:formula="of:=338000/1000*[.Q508]/70" office:value-type="float" office:value="241.428571428571" calcext:value-type="float">
            <text:p>241</text:p>
          </table:table-cell>
          <table:table-cell table:style-name="ce170" table:formula="of:=67500/1000*[.Q508]/70" office:value-type="float" office:value="48.2142857142857" calcext:value-type="float">
            <text:p>48</text:p>
          </table:table-cell>
          <table:table-cell table:style-name="ce170" table:formula="of:=225000/1000*[.Q508]/70" office:value-type="float" office:value="160.714285714286" calcext:value-type="float">
            <text:p>161</text:p>
          </table:table-cell>
          <table:table-cell table:style-name="ce170" table:formula="of:=129*[.Q508]/70" office:value-type="float" office:value="92.1428571428571" calcext:value-type="float">
            <text:p>92</text:p>
          </table:table-cell>
          <table:table-cell table:style-name="ce170" table:formula="of:=23000/1000*[.Q508]/70" office:value-type="float" office:value="16.4285714285714" calcext:value-type="float">
            <text:p>16</text:p>
          </table:table-cell>
          <table:table-cell table:style-name="ce173" table:formula="of:=860/1000*[.Q508]/70" office:value-type="float" office:value="0.614285714285714" calcext:value-type="float">
            <text:p>0.6</text:p>
          </table:table-cell>
          <table:table-cell table:style-name="ce193" table:formula="of:=SUM([.R508:.U508])*1000*([.V508]+([.W508]+[.X508])/5)*1000*(0.00000006)" office:value-type="float" office:value="2581.93610204082" calcext:value-type="float">
            <text:p>2582</text:p>
          </table:table-cell>
          <table:table-cell table:style-name="ce173" table:formula="of:=1512500/3600/24*[.Q508]/70*([.$C$543]/8)" office:value-type="float" office:value="15.6301669973545" calcext:value-type="float">
            <text:p>15.6</text:p>
          </table:table-cell>
          <table:table-cell table:style-name="ce173" table:formula="of:=1647800/3600/24*[.Q508]/70*([.$C$543]/8)" office:value-type="float" office:value="17.0283564814815" calcext:value-type="float">
            <text:p>17.0</text:p>
          </table:table-cell>
          <table:table-cell table:style-name="ce170" table:formula="of:=[.AL508]*3600*MIN([.Z508];[.AA508])" office:value-type="float" office:value="56268.6011904762" calcext:value-type="float">
            <text:p>56269</text:p>
          </table:table-cell>
          <table:table-cell table:style-name="ce172" table:formula="of:=0.285" office:value-type="float" office:value="0.285" calcext:value-type="float">
            <text:p>0.29</text:p>
          </table:table-cell>
          <table:table-cell table:style-name="ce172"/>
          <table:table-cell table:style-name="ce170" table:formula="of:=5630000*[.AL508]/24*[.C$543]/8*[.Q508]/70" office:value-type="float" office:value="209449.404761905" calcext:value-type="float">
            <text:p>209449</text:p>
          </table:table-cell>
          <table:table-cell table:style-name="ce170" table:number-columns-repeated="6"/>
          <table:table-cell table:style-name="ce173" office:value-type="float" office:value="1" calcext:value-type="float">
            <text:p>1.0</text:p>
          </table:table-cell>
          <table:table-cell table:style-name="ce198" table:formula="of:=[.AL508]*[.$F$230]" office:value-type="float" office:value="2" calcext:value-type="float">
            <text:p>2.0</text:p>
          </table:table-cell>
          <table:table-cell table:style-name="ce198" table:formula="of:=[.AM508]*0.1" office:value-type="float" office:value="0.2" calcext:value-type="float">
            <text:p>0.2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508:.U508])*1000/[.U$8];1)" office:value-type="float" office:value="4503.57142857143" calcext:value-type="float">
            <text:p>4504</text:p>
          </table:table-cell>
          <table:table-cell table:style-name="ce132" table:formula="of:=IF([.AQ508]&lt;2;0;INT(LOG([.AQ508]-1;2)+1.33))" office:value-type="float" office:value="13" calcext:value-type="float">
            <text:p>13</text:p>
          </table:table-cell>
          <table:table-cell table:style-name="ce196" table:formula="of:=MAX(([.V508]+[.W508]/5+[.X508]/5)*1000/[.U$8];1)" office:value-type="float" office:value="955.514285714286" calcext:value-type="float">
            <text:p>956</text:p>
          </table:table-cell>
          <table:table-cell table:style-name="ce132" table:formula="of:=IF([.AS508]&lt;2;0;INT(LOG([.AS508]-1;2)+1.33))" office:value-type="float" office:value="11" calcext:value-type="float">
            <text:p>11</text:p>
          </table:table-cell>
          <table:table-cell table:style-name="ce196" table:formula="of:=([.Y508]+[.AA508])+IF([.AR508]&gt;0.9;SUM([.R508:.U508])*1000/(2^([.AR508]-1)+1);SUM([.R508:.U508])*1000)+IF([.AT508]&gt;0.9;([.V508]+[.W508]/5+[.X508]/5)*1000/(2^([.AT508]-1)+1);([.V508]+[.W508]/5+[.X508]/5)*1000)" office:value-type="float" office:value="2802.10900195044" calcext:value-type="float">
            <text:p>2802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08]+([.AM509]+[.AN509]+[.AO509])/24" office:value-type="float" office:value="16.9261805555556" calcext:value-type="float">
            <text:p>16.9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9.86" calcext:value-type="float">
            <text:p>19.86</text:p>
          </table:table-cell>
          <table:table-cell table:style-name="ce171"/>
          <table:table-cell table:style-name="ce172" table:formula="of:=[.K$508]+[.N509]" office:value-type="float" office:value="33.67" calcext:value-type="float">
            <text:p>33.67</text:p>
          </table:table-cell>
          <table:table-cell table:style-name="ce209" office:value-type="float" office:value="60" calcext:value-type="float">
            <text:p>60</text:p>
          </table:table-cell>
          <table:table-cell/>
          <table:table-cell table:style-name="ce170" table:formula="of:=189000/1000*[.Q509]/70" office:value-type="float" office:value="162" calcext:value-type="float">
            <text:p>162</text:p>
          </table:table-cell>
          <table:table-cell table:style-name="ce170" table:formula="of:=40000/1000*[.Q509]/70" office:value-type="float" office:value="34.2857142857143" calcext:value-type="float">
            <text:p>34</text:p>
          </table:table-cell>
          <table:table-cell table:style-name="ce170" table:formula="of:=150000/1000*[.Q509]/70" office:value-type="float" office:value="128.571428571429" calcext:value-type="float">
            <text:p>129</text:p>
          </table:table-cell>
          <table:table-cell table:style-name="ce170" table:formula="of:=129*[.Q509]/70" office:value-type="float" office:value="110.571428571429" calcext:value-type="float">
            <text:p>111</text:p>
          </table:table-cell>
          <table:table-cell table:style-name="ce170" table:formula="of:=23000/1000*[.Q509]/70" office:value-type="float" office:value="19.7142857142857" calcext:value-type="float">
            <text:p>20</text:p>
          </table:table-cell>
          <table:table-cell table:style-name="ce173" table:formula="of:=860/1000*[.Q509]/70" office:value-type="float" office:value="0.737142857142857" calcext:value-type="float">
            <text:p>0.7</text:p>
          </table:table-cell>
          <table:table-cell table:style-name="ce193" table:formula="of:=SUM([.R509:.U509])*1000*([.V509]+([.W509]+[.X509])/5)*1000*(0.00000006)" office:value-type="float" office:value="2234.92061387755" calcext:value-type="float">
            <text:p>2235</text:p>
          </table:table-cell>
          <table:table-cell table:style-name="ce173" table:formula="of:=1512500/3600/24*[.Q509]/70*([.$C$543]/8)" office:value-type="float" office:value="18.7562003968254" calcext:value-type="float">
            <text:p>18.8</text:p>
          </table:table-cell>
          <table:table-cell table:style-name="ce173" table:formula="of:=1647800/3600/24*[.Q509]/70*([.$C$543]/8)" office:value-type="float" office:value="20.4340277777778" calcext:value-type="float">
            <text:p>20.4</text:p>
          </table:table-cell>
          <table:table-cell table:style-name="ce170" table:formula="of:=[.AL509]*3600*MIN([.Z509];[.AA509])" office:value-type="float" office:value="67522.3214285714" calcext:value-type="float">
            <text:p>67522</text:p>
          </table:table-cell>
          <table:table-cell table:style-name="ce172" table:formula="of:=0.285" office:value-type="float" office:value="0.285" calcext:value-type="float">
            <text:p>0.29</text:p>
          </table:table-cell>
          <table:table-cell table:style-name="ce172"/>
          <table:table-cell table:style-name="ce170" table:formula="of:=5630000*[.AL509]/24*[.C$543]/8*[.Q509]/70" office:value-type="float" office:value="251339.285714286" calcext:value-type="float">
            <text:p>251339</text:p>
          </table:table-cell>
          <table:table-cell table:style-name="ce170" table:number-columns-repeated="6"/>
          <table:table-cell table:style-name="ce173" office:value-type="float" office:value="1" calcext:value-type="float">
            <text:p>1.0</text:p>
          </table:table-cell>
          <table:table-cell table:style-name="ce198" table:formula="of:=[.AL509]*[.$F$230]" office:value-type="float" office:value="2" calcext:value-type="float">
            <text:p>2.0</text:p>
          </table:table-cell>
          <table:table-cell table:style-name="ce198" table:formula="of:=[.AM509]*0.1" office:value-type="float" office:value="0.2" calcext:value-type="float">
            <text:p>0.2</text:p>
          </table:table-cell>
          <table:table-cell table:style-name="ce53"/>
          <table:table-cell table:style-name="ce40"/>
          <table:table-cell table:style-name="ce196" table:formula="of:=MAX(SUM([.R509:.U509])*1000/[.U$8];1)" office:value-type="float" office:value="3248.57142857143" calcext:value-type="float">
            <text:p>3249</text:p>
          </table:table-cell>
          <table:table-cell table:style-name="ce132" table:formula="of:=IF([.AQ509]&lt;2;0;INT(LOG([.AQ509]-1;2)+1.33))" office:value-type="float" office:value="12" calcext:value-type="float">
            <text:p>12</text:p>
          </table:table-cell>
          <table:table-cell table:style-name="ce196" table:formula="of:=MAX(([.V509]+[.W509]/5+[.X509]/5)*1000/[.U$8];1)" office:value-type="float" office:value="1146.61714285714" calcext:value-type="float">
            <text:p>1147</text:p>
          </table:table-cell>
          <table:table-cell table:style-name="ce132" table:formula="of:=IF([.AS509]&lt;2;0;INT(LOG([.AS509]-1;2)+1.33))" office:value-type="float" office:value="11" calcext:value-type="float">
            <text:p>11</text:p>
          </table:table-cell>
          <table:table-cell table:style-name="ce196" table:formula="of:=([.Y509]+[.AA509])+IF([.AR509]&gt;0.9;SUM([.R509:.U509])*1000/(2^([.AR509]-1)+1);SUM([.R509:.U509])*1000)+IF([.AT509]&gt;0.9;([.V509]+[.W509]/5+[.X509]/5)*1000/(2^([.AT509]-1)+1);([.V509]+[.W509]/5+[.X509]/5)*1000)" office:value-type="float" office:value="2525.76396637054" calcext:value-type="float">
            <text:p>2526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09]+([.AM510]+[.AN510]+[.AO510])/24" office:value-type="float" office:value="17.0178472222222" calcext:value-type="float">
            <text:p>17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21.86" calcext:value-type="float">
            <text:p>21.86</text:p>
          </table:table-cell>
          <table:table-cell table:style-name="ce171"/>
          <table:table-cell table:style-name="ce172" table:formula="of:=[.K$508]+[.N510]" office:value-type="float" office:value="35.67" calcext:value-type="float">
            <text:p>35.67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100000/1000*[.Q510]/70" office:value-type="float" office:value="114.285714285714" calcext:value-type="float">
            <text:p>114</text:p>
          </table:table-cell>
          <table:table-cell table:style-name="ce170" table:formula="of:=23000/1000*[.Q510]/70" office:value-type="float" office:value="26.2857142857143" calcext:value-type="float">
            <text:p>26</text:p>
          </table:table-cell>
          <table:table-cell table:style-name="ce170" table:formula="of:=100000/1000*[.Q510]/70" office:value-type="float" office:value="114.285714285714" calcext:value-type="float">
            <text:p>114</text:p>
          </table:table-cell>
          <table:table-cell table:style-name="ce170" table:formula="of:=129*[.Q510]/70" office:value-type="float" office:value="147.428571428571" calcext:value-type="float">
            <text:p>147</text:p>
          </table:table-cell>
          <table:table-cell table:style-name="ce170" table:formula="of:=23000/1000*[.Q510]/70" office:value-type="float" office:value="26.2857142857143" calcext:value-type="float">
            <text:p>26</text:p>
          </table:table-cell>
          <table:table-cell table:style-name="ce173" table:formula="of:=860/1000*[.Q510]/70" office:value-type="float" office:value="0.982857142857143" calcext:value-type="float">
            <text:p>1.0</text:p>
          </table:table-cell>
          <table:table-cell table:style-name="ce193" table:formula="of:=SUM([.R510:.U510])*1000*([.V510]+([.W510]+[.X510])/5)*1000*(0.00000006)" office:value-type="float" office:value="2337.78855183673" calcext:value-type="float">
            <text:p>2338</text:p>
          </table:table-cell>
          <table:table-cell table:style-name="ce173" table:formula="of:=1512500/3600/24*[.Q510]/70*([.$C$543]/8)" office:value-type="float" office:value="25.0082671957672" calcext:value-type="float">
            <text:p>25.0</text:p>
          </table:table-cell>
          <table:table-cell table:style-name="ce173" table:formula="of:=1647800/3600/24*[.Q510]/70*([.$C$543]/8)" office:value-type="float" office:value="27.2453703703704" calcext:value-type="float">
            <text:p>27.2</text:p>
          </table:table-cell>
          <table:table-cell table:style-name="ce170" table:formula="of:=[.AL510]*3600*MIN([.Z510];[.AA510])" office:value-type="float" office:value="90029.7619047619" calcext:value-type="float">
            <text:p>90030</text:p>
          </table:table-cell>
          <table:table-cell table:style-name="ce172" table:formula="of:=0.285" office:value-type="float" office:value="0.285" calcext:value-type="float">
            <text:p>0.29</text:p>
          </table:table-cell>
          <table:table-cell table:style-name="ce172"/>
          <table:table-cell table:style-name="ce170" table:formula="of:=5630000*[.AL510]/24*[.C$543]/8*[.Q510]/70" office:value-type="float" office:value="335119.047619048" calcext:value-type="float">
            <text:p>335119</text:p>
          </table:table-cell>
          <table:table-cell table:style-name="ce170" table:number-columns-repeated="6"/>
          <table:table-cell table:style-name="ce173" office:value-type="float" office:value="1" calcext:value-type="float">
            <text:p>1.0</text:p>
          </table:table-cell>
          <table:table-cell table:style-name="ce198" table:formula="of:=[.AL510]*[.$F$230]" office:value-type="float" office:value="2" calcext:value-type="float">
            <text:p>2.0</text:p>
          </table:table-cell>
          <table:table-cell table:style-name="ce198" table:formula="of:=[.AM510]*0.1" office:value-type="float" office:value="0.2" calcext:value-type="float">
            <text:p>0.2</text:p>
          </table:table-cell>
          <table:table-cell table:style-name="ce53"/>
          <table:table-cell table:style-name="ce40"/>
          <table:table-cell table:style-name="ce196" table:formula="of:=MAX(SUM([.R510:.U510])*1000/[.U$8];1)" office:value-type="float" office:value="2548.57142857143" calcext:value-type="float">
            <text:p>2549</text:p>
          </table:table-cell>
          <table:table-cell table:style-name="ce132" table:formula="of:=IF([.AQ510]&lt;2;0;INT(LOG([.AQ510]-1;2)+1.33))" office:value-type="float" office:value="12" calcext:value-type="float">
            <text:p>12</text:p>
          </table:table-cell>
          <table:table-cell table:style-name="ce196" table:formula="of:=MAX(([.V510]+[.W510]/5+[.X510]/5)*1000/[.U$8];1)" office:value-type="float" office:value="1528.82285714286" calcext:value-type="float">
            <text:p>1529</text:p>
          </table:table-cell>
          <table:table-cell table:style-name="ce132" table:formula="of:=IF([.AS510]&lt;2;0;INT(LOG([.AS510]-1;2)+1.33))" office:value-type="float" office:value="11" calcext:value-type="float">
            <text:p>11</text:p>
          </table:table-cell>
          <table:table-cell table:style-name="ce196" table:formula="of:=([.Y510]+[.AA510])+IF([.AR510]&gt;0.9;SUM([.R510:.U510])*1000/(2^([.AR510]-1)+1);SUM([.R510:.U510])*1000)+IF([.AT510]&gt;0.9;([.V510]+[.W510]/5+[.X510]/5)*1000/(2^([.AT510]-1)+1);([.V510]+[.W510]/5+[.X510]/5)*1000)" office:value-type="float" office:value="2638.56860294709" calcext:value-type="float">
            <text:p>2639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10]+([.AM511]+[.AN511]+[.AO511])/24" office:value-type="float" office:value="17.0178472222222" calcext:value-type="float">
            <text:p>17.0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6">
          <table:table-cell table:style-name="ce5" table:formula="of:=[.A511]+([.AM512]+[.AN512]+[.AO512])/24" office:value-type="float" office:value="17.3067361111111" calcext:value-type="float">
            <text:p>17.3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72" office:value-type="float" office:value="2.73" calcext:value-type="float">
            <text:p>2.73</text:p>
          </table:table-cell>
          <table:table-cell table:style-name="ce172" office:value-type="float" office:value="2.63" calcext:value-type="float">
            <text:p>2.63</text:p>
          </table:table-cell>
          <table:table-cell table:style-name="ce227" office:value-type="float" office:value="0.3114" calcext:value-type="float">
            <text:p>0.3114</text:p>
          </table:table-cell>
          <table:table-cell table:style-name="ce171" office:value-type="float" office:value="0.118" calcext:value-type="float">
            <text:p>0.118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458" calcext:value-type="float">
            <text:p>0.458</text:p>
          </table:table-cell>
          <table:table-cell table:style-name="ce172" office:value-type="float" office:value="28.77" calcext:value-type="float">
            <text:p>28.77</text:p>
          </table:table-cell>
          <table:table-cell table:style-name="ce171" office:value-type="float" office:value="1.727" calcext:value-type="float">
            <text:p>1.727</text:p>
          </table:table-cell>
          <table:table-cell table:style-name="ce172" office:value-type="float" office:value="9.66" calcext:value-type="float">
            <text:p>9.66</text:p>
          </table:table-cell>
          <table:table-cell table:style-name="ce172" office:value-type="float" office:value="7.66" calcext:value-type="float">
            <text:p>7.66</text:p>
          </table:table-cell>
          <table:table-cell table:style-name="ce171" office:value-type="float" office:value="4.605" calcext:value-type="float">
            <text:p>4.605</text:p>
          </table:table-cell>
          <table:table-cell table:style-name="ce172" table:formula="of:=[.K$512]+[.N512]" office:value-type="float" office:value="36.43" calcext:value-type="float">
            <text:p>36.43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430000/1000*[.Q512]/70" office:value-type="float" office:value="491.428571428571" calcext:value-type="float">
            <text:p>491</text:p>
          </table:table-cell>
          <table:table-cell table:style-name="ce170" table:formula="of:=130000/1000*[.Q512]/70" office:value-type="float" office:value="148.571428571429" calcext:value-type="float">
            <text:p>149</text:p>
          </table:table-cell>
          <table:table-cell table:style-name="ce170" table:formula="of:=130000/1000*[.Q512]/70" office:value-type="float" office:value="148.571428571429" calcext:value-type="float">
            <text:p>149</text:p>
          </table:table-cell>
          <table:table-cell table:style-name="ce173" table:formula="of:=2.65*[.Q512]/70" office:value-type="float" office:value="3.02857142857143" calcext:value-type="float">
            <text:p>3.0</text:p>
          </table:table-cell>
          <table:table-cell table:style-name="ce170" table:formula="of:=43000/1000*[.Q512]/70" office:value-type="float" office:value="49.1428571428571" calcext:value-type="float">
            <text:p>49</text:p>
          </table:table-cell>
          <table:table-cell table:style-name="ce173" table:formula="of:=1600/1000*[.Q512]/70" office:value-type="float" office:value="1.82857142857143" calcext:value-type="float">
            <text:p>1.8</text:p>
          </table:table-cell>
          <table:table-cell table:style-name="ce193" table:formula="of:=SUM([.R512:.U512])*1000*([.V512]+([.W512]+[.X512])/5)*1000*(0.00000006)" office:value-type="float" office:value="625.630040816327" calcext:value-type="float">
            <text:p>626</text:p>
          </table:table-cell>
          <table:table-cell table:style-name="ce173" table:formula="of:=150890/3600/24*[.Q512]/70*([.$C$543]/8)" office:value-type="float" office:value="2.49487433862434" calcext:value-type="float">
            <text:p>2.5</text:p>
          </table:table-cell>
          <table:table-cell table:style-name="ce173" table:formula="of:=162330/3600/24*[.Q512]/70*([.$C$543]/8)" office:value-type="float" office:value="2.68402777777778" calcext:value-type="float">
            <text:p>2.7</text:p>
          </table:table-cell>
          <table:table-cell table:style-name="ce170" table:formula="of:=[.AL512]*3600*MIN([.Z512];[.AA512])" office:value-type="float" office:value="11975.3968253968" calcext:value-type="float">
            <text:p>11975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156700*[.AL512]/24*[.C$543]/8*[.Q512]/70" office:value-type="float" office:value="12436.5079365079" calcext:value-type="float">
            <text:p>12437</text:p>
          </table:table-cell>
          <table:table-cell table:style-name="ce170" table:number-columns-repeated="6"/>
          <table:table-cell table:style-name="ce173" table:formula="of:=80/60" office:value-type="float" office:value="1.33333333333333" calcext:value-type="float">
            <text:p>1.3</text:p>
          </table:table-cell>
          <table:table-cell table:style-name="ce198" table:formula="of:=[.AL512]*[.$F$230]" office:value-type="float" office:value="2.66666666666667" calcext:value-type="float">
            <text:p>2.7</text:p>
          </table:table-cell>
          <table:table-cell table:style-name="ce198" table:formula="of:=[.AM512]*0.1" office:value-type="float" office:value="0.266666666666667" calcext:value-type="float">
            <text:p>0.3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512:.U512])*1000/[.U$8];1)" office:value-type="float" office:value="7885.71428571429" calcext:value-type="float">
            <text:p>7886</text:p>
          </table:table-cell>
          <table:table-cell table:style-name="ce132" table:formula="of:=IF([.AQ512]&lt;2;0;INT(LOG([.AQ512]-1;2)+1.33))" office:value-type="float" office:value="14" calcext:value-type="float">
            <text:p>14</text:p>
          </table:table-cell>
          <table:table-cell table:style-name="ce196" table:formula="of:=MAX(([.V512]+[.W512]/5+[.X512]/5)*1000/[.U$8];1)" office:value-type="float" office:value="132.228571428571" calcext:value-type="float">
            <text:p>132</text:p>
          </table:table-cell>
          <table:table-cell table:style-name="ce132" table:formula="of:=IF([.AS512]&lt;2;0;INT(LOG([.AS512]-1;2)+1.33))" office:value-type="float" office:value="8" calcext:value-type="float">
            <text:p>8</text:p>
          </table:table-cell>
          <table:table-cell table:style-name="ce196" table:formula="of:=([.Y512]+[.AA512])+IF([.AR512]&gt;0.9;SUM([.R512:.U512])*1000/(2^([.AR512]-1)+1);SUM([.R512:.U512])*1000)+IF([.AT512]&gt;0.9;([.V512]+[.W512]/5+[.X512]/5)*1000/(2^([.AT512]-1)+1);([.V512]+[.W512]/5+[.X512]/5)*1000)" office:value-type="float" office:value="827.066248661928" calcext:value-type="float">
            <text:p>827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12]+([.AM513]+[.AN513]+[.AO513])/24" office:value-type="float" office:value="17.4289583333333" calcext:value-type="float">
            <text:p>17.4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9.66" calcext:value-type="float">
            <text:p>9.66</text:p>
          </table:table-cell>
          <table:table-cell table:style-name="ce171"/>
          <table:table-cell table:style-name="ce172" table:formula="of:=[.K$512]+[.N513]" office:value-type="float" office:value="38.43" calcext:value-type="float">
            <text:p>38.43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160000/1000*[.Q513]/70" office:value-type="float" office:value="182.857142857143" calcext:value-type="float">
            <text:p>183</text:p>
          </table:table-cell>
          <table:table-cell table:style-name="ce170" table:formula="of:=52000/1000*[.Q513]/70" office:value-type="float" office:value="59.4285714285714" calcext:value-type="float">
            <text:p>59</text:p>
          </table:table-cell>
          <table:table-cell table:style-name="ce170" table:formula="of:=66000/1000*[.Q513]/70" office:value-type="float" office:value="75.4285714285714" calcext:value-type="float">
            <text:p>75</text:p>
          </table:table-cell>
          <table:table-cell table:style-name="ce173" table:formula="of:=2.65*[.Q513]/70" office:value-type="float" office:value="3.02857142857143" calcext:value-type="float">
            <text:p>3.0</text:p>
          </table:table-cell>
          <table:table-cell table:style-name="ce170" table:formula="of:=43000/1000*[.Q513]/70" office:value-type="float" office:value="49.1428571428571" calcext:value-type="float">
            <text:p>49</text:p>
          </table:table-cell>
          <table:table-cell table:style-name="ce173" table:formula="of:=1600/1000*[.Q513]/70" office:value-type="float" office:value="1.82857142857143" calcext:value-type="float">
            <text:p>1.8</text:p>
          </table:table-cell>
          <table:table-cell table:style-name="ce193" table:formula="of:=SUM([.R513:.U513])*1000*([.V513]+([.W513]+[.X513])/5)*1000*(0.00000006)" office:value-type="float" office:value="252.065436734694" calcext:value-type="float">
            <text:p>252</text:p>
          </table:table-cell>
          <table:table-cell table:style-name="ce173" table:formula="of:=150890/3600/24*[.Q513]/70*([.$C$543]/8)" office:value-type="float" office:value="2.49487433862434" calcext:value-type="float">
            <text:p>2.5</text:p>
          </table:table-cell>
          <table:table-cell table:style-name="ce173" table:formula="of:=162330/3600/24*[.Q513]/70*([.$C$543]/8)" office:value-type="float" office:value="2.68402777777778" calcext:value-type="float">
            <text:p>2.7</text:p>
          </table:table-cell>
          <table:table-cell table:style-name="ce170" table:formula="of:=[.AL513]*3600*MIN([.Z513];[.AA513])" office:value-type="float" office:value="11975.3968253968" calcext:value-type="float">
            <text:p>11975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156700*[.AL513]/24*[.C$543]/8*[.Q513]/70" office:value-type="float" office:value="12436.5079365079" calcext:value-type="float">
            <text:p>12437</text:p>
          </table:table-cell>
          <table:table-cell table:style-name="ce170" table:number-columns-repeated="6"/>
          <table:table-cell table:style-name="ce173" table:formula="of:=80/60" office:value-type="float" office:value="1.33333333333333" calcext:value-type="float">
            <text:p>1.3</text:p>
          </table:table-cell>
          <table:table-cell table:style-name="ce198" table:formula="of:=[.AL513]*[.$F$230]" office:value-type="float" office:value="2.66666666666667" calcext:value-type="float">
            <text:p>2.7</text:p>
          </table:table-cell>
          <table:table-cell table:style-name="ce198" table:formula="of:=[.AM513]*0.1" office:value-type="float" office:value="0.266666666666667" calcext:value-type="float">
            <text:p>0.3</text:p>
          </table:table-cell>
          <table:table-cell table:style-name="ce53"/>
          <table:table-cell table:style-name="ce40"/>
          <table:table-cell table:style-name="ce196" table:formula="of:=MAX(SUM([.R513:.U513])*1000/[.U$8];1)" office:value-type="float" office:value="3177.14285714286" calcext:value-type="float">
            <text:p>3177</text:p>
          </table:table-cell>
          <table:table-cell table:style-name="ce132" table:formula="of:=IF([.AQ513]&lt;2;0;INT(LOG([.AQ513]-1;2)+1.33))" office:value-type="float" office:value="12" calcext:value-type="float">
            <text:p>12</text:p>
          </table:table-cell>
          <table:table-cell table:style-name="ce196" table:formula="of:=MAX(([.V513]+[.W513]/5+[.X513]/5)*1000/[.U$8];1)" office:value-type="float" office:value="132.228571428571" calcext:value-type="float">
            <text:p>132</text:p>
          </table:table-cell>
          <table:table-cell table:style-name="ce132" table:formula="of:=IF([.AS513]&lt;2;0;INT(LOG([.AS513]-1;2)+1.33))" office:value-type="float" office:value="8" calcext:value-type="float">
            <text:p>8</text:p>
          </table:table-cell>
          <table:table-cell table:style-name="ce196" table:formula="of:=([.Y513]+[.AA513])+IF([.AR513]&gt;0.9;SUM([.R513:.U513])*1000/(2^([.AR513]-1)+1);SUM([.R513:.U513])*1000)+IF([.AT513]&gt;0.9;([.V513]+[.W513]/5+[.X513]/5)*1000/(2^([.AT513]-1)+1);([.V513]+[.W513]/5+[.X513]/5)*1000)" office:value-type="float" office:value="512.31044961338" calcext:value-type="float">
            <text:p>512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13]+([.AM514]+[.AN514]+[.AO514])/24" office:value-type="float" office:value="17.5511805555556" calcext:value-type="float">
            <text:p>17.6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1.66" calcext:value-type="float">
            <text:p>11.66</text:p>
          </table:table-cell>
          <table:table-cell table:style-name="ce171"/>
          <table:table-cell table:style-name="ce172" table:formula="of:=[.K$512]+[.N514]" office:value-type="float" office:value="40.43" calcext:value-type="float">
            <text:p>40.43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57000/1000*[.Q514]/70" office:value-type="float" office:value="65.1428571428571" calcext:value-type="float">
            <text:p>65</text:p>
          </table:table-cell>
          <table:table-cell table:style-name="ce170" table:formula="of:=20000/1000*[.Q514]/70" office:value-type="float" office:value="22.8571428571429" calcext:value-type="float">
            <text:p>23</text:p>
          </table:table-cell>
          <table:table-cell table:style-name="ce170" table:formula="of:=31000/1000*[.Q514]/70" office:value-type="float" office:value="35.4285714285714" calcext:value-type="float">
            <text:p>35</text:p>
          </table:table-cell>
          <table:table-cell table:style-name="ce173" table:formula="of:=2.65*[.Q514]/70" office:value-type="float" office:value="3.02857142857143" calcext:value-type="float">
            <text:p>3.0</text:p>
          </table:table-cell>
          <table:table-cell table:style-name="ce170" table:formula="of:=43000/1000*[.Q514]/70" office:value-type="float" office:value="49.1428571428571" calcext:value-type="float">
            <text:p>49</text:p>
          </table:table-cell>
          <table:table-cell table:style-name="ce173" table:formula="of:=1600/1000*[.Q514]/70" office:value-type="float" office:value="1.82857142857143" calcext:value-type="float">
            <text:p>1.8</text:p>
          </table:table-cell>
          <table:table-cell table:style-name="ce193" table:formula="of:=SUM([.R514:.U514])*1000*([.V514]+([.W514]+[.X514])/5)*1000*(0.00000006)" office:value-type="float" office:value="97.9247020408163" calcext:value-type="float">
            <text:p>98</text:p>
          </table:table-cell>
          <table:table-cell table:style-name="ce173" table:formula="of:=150890/3600/24*[.Q514]/70*([.$C$543]/8)" office:value-type="float" office:value="2.49487433862434" calcext:value-type="float">
            <text:p>2.5</text:p>
          </table:table-cell>
          <table:table-cell table:style-name="ce173" table:formula="of:=162330/3600/24*[.Q514]/70*([.$C$543]/8)" office:value-type="float" office:value="2.68402777777778" calcext:value-type="float">
            <text:p>2.7</text:p>
          </table:table-cell>
          <table:table-cell table:style-name="ce170" table:formula="of:=[.AL514]*3600*MIN([.Z514];[.AA514])" office:value-type="float" office:value="11975.3968253968" calcext:value-type="float">
            <text:p>11975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156700*[.AL514]/24*[.C$543]/8*[.Q514]/70" office:value-type="float" office:value="12436.5079365079" calcext:value-type="float">
            <text:p>12437</text:p>
          </table:table-cell>
          <table:table-cell table:style-name="ce170" table:number-columns-repeated="6"/>
          <table:table-cell table:style-name="ce173" table:formula="of:=80/60" office:value-type="float" office:value="1.33333333333333" calcext:value-type="float">
            <text:p>1.3</text:p>
          </table:table-cell>
          <table:table-cell table:style-name="ce198" table:formula="of:=[.AL514]*[.$F$230]" office:value-type="float" office:value="2.66666666666667" calcext:value-type="float">
            <text:p>2.7</text:p>
          </table:table-cell>
          <table:table-cell table:style-name="ce198" table:formula="of:=[.AM514]*0.1" office:value-type="float" office:value="0.266666666666667" calcext:value-type="float">
            <text:p>0.3</text:p>
          </table:table-cell>
          <table:table-cell table:style-name="ce53"/>
          <table:table-cell table:style-name="ce40"/>
          <table:table-cell table:style-name="ce196" table:formula="of:=MAX(SUM([.R514:.U514])*1000/[.U$8];1)" office:value-type="float" office:value="1234.28571428571" calcext:value-type="float">
            <text:p>1234</text:p>
          </table:table-cell>
          <table:table-cell table:style-name="ce132" table:formula="of:=IF([.AQ514]&lt;2;0;INT(LOG([.AQ514]-1;2)+1.33))" office:value-type="float" office:value="11" calcext:value-type="float">
            <text:p>11</text:p>
          </table:table-cell>
          <table:table-cell table:style-name="ce196" table:formula="of:=MAX(([.V514]+[.W514]/5+[.X514]/5)*1000/[.U$8];1)" office:value-type="float" office:value="132.228571428571" calcext:value-type="float">
            <text:p>132</text:p>
          </table:table-cell>
          <table:table-cell table:style-name="ce132" table:formula="of:=IF([.AS514]&lt;2;0;INT(LOG([.AS514]-1;2)+1.33))" office:value-type="float" office:value="8" calcext:value-type="float">
            <text:p>8</text:p>
          </table:table-cell>
          <table:table-cell table:style-name="ce196" table:formula="of:=([.Y514]+[.AA514])+IF([.AR514]&gt;0.9;SUM([.R514:.U514])*1000/(2^([.AR514]-1)+1);SUM([.R514:.U514])*1000)+IF([.AT514]&gt;0.9;([.V514]+[.W514]/5+[.X514]/5)*1000/(2^([.AT514]-1)+1);([.V514]+[.W514]/5+[.X514]/5)*1000)" office:value-type="float" office:value="323.529616834773" calcext:value-type="float">
            <text:p>324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14]+([.AM515]+[.AN515]+[.AO515])/24" office:value-type="float" office:value="17.5511805555556" calcext:value-type="float">
            <text:p>17.6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4">
          <table:table-cell table:style-name="ce5" table:formula="of:=[.A515]+([.AM516]+[.AN516]+[.AO516])/24" office:value-type="float" office:value="17.5511805555556" calcext:value-type="float">
            <text:p>17.6</text:p>
          </table:table-cell>
          <table:table-cell/>
          <table:table-cell table:style-name="ce320" office:value-type="string" calcext:value-type="string">
            <text:p>Skip the below right SHMS settings at low epsilon due to high rates, and minimize hall accesses.</text:p>
          </table:table-cell>
          <table:table-cell table:number-columns-repeated="5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  <table:table-cell table:style-name="ce193"/>
          <table:table-cell table:number-columns-repeated="16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6">
          <table:table-cell table:style-name="ce5" table:formula="of:=[.A516]+([.AM517]+[.AN517]+[.AO517])/24" office:value-type="float" office:value="18.3595138888889" calcext:value-type="float">
            <text:p>18.4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199" office:value-type="string" calcext:value-type="string">
            <text:p>LH+</text:p>
          </table:table-cell>
          <table:table-cell table:style-name="ce171" office:value-type="float" office:value="0.2919" calcext:value-type="float">
            <text:p>0.292</text:p>
          </table:table-cell>
          <table:table-cell table:style-name="ce230" office:value-type="float" office:value="42.23" calcext:value-type="float">
            <text:p>42.23</text:p>
          </table:table-cell>
          <table:table-cell table:style-name="ce171" office:value-type="float" office:value="1.158" calcext:value-type="float">
            <text:p>1.158</text:p>
          </table:table-cell>
          <table:table-cell table:style-name="ce172" office:value-type="float" office:value="8" calcext:value-type="float">
            <text:p>8.00</text:p>
          </table:table-cell>
          <table:table-cell table:style-name="ce172" office:value-type="float" office:value="10" calcext:value-type="float">
            <text:p>10.00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517]+[.N517]" office:value-type="float" office:value="52.23" calcext:value-type="float">
            <text:p>52.23</text:p>
          </table:table-cell>
          <table:table-cell table:style-name="ce199" office:value-type="float" office:value="80" calcext:value-type="float">
            <text:p>80</text:p>
          </table:table-cell>
          <table:table-cell/>
          <table:table-cell table:style-name="ce170" table:formula="of:=53000/1000*[.Q517]/70" office:value-type="float" office:value="60.5714285714286" calcext:value-type="float">
            <text:p>61</text:p>
          </table:table-cell>
          <table:table-cell table:style-name="ce170" table:formula="of:=20000/1000*[.Q517]/70" office:value-type="float" office:value="22.8571428571429" calcext:value-type="float">
            <text:p>23</text:p>
          </table:table-cell>
          <table:table-cell table:style-name="ce170" table:formula="of:=27000/1000*[.Q517]/70" office:value-type="float" office:value="30.8571428571429" calcext:value-type="float">
            <text:p>31</text:p>
          </table:table-cell>
          <table:table-cell table:style-name="ce173" table:formula="of:=0.41*[.Q517]/70" office:value-type="float" office:value="0.468571428571429" calcext:value-type="float">
            <text:p>0.5</text:p>
          </table:table-cell>
          <table:table-cell table:style-name="ce170" table:formula="of:=30000/1000*[.Q517]/70" office:value-type="float" office:value="34.2857142857143" calcext:value-type="float">
            <text:p>34</text:p>
          </table:table-cell>
          <table:table-cell table:style-name="ce173" table:formula="of:=580/1000*[.Q517]/70" office:value-type="float" office:value="0.662857142857143" calcext:value-type="float">
            <text:p>0.7</text:p>
          </table:table-cell>
          <table:table-cell table:style-name="ce193" table:formula="of:=SUM([.R517:.U517])*1000*([.V517]+([.W517]+[.X517])/5)*1000*(0.00000006)" office:value-type="float" office:value="51.1425306122449" calcext:value-type="float">
            <text:p>51</text:p>
          </table:table-cell>
          <table:table-cell table:style-name="ce172" table:formula="of:=24362/3600/24*[.Q517]/70*([.$C$543]/8)" office:value-type="float" office:value="0.402810846560847" calcext:value-type="float">
            <text:p>0.40</text:p>
          </table:table-cell>
          <table:table-cell table:style-name="ce172" table:formula="of:=28718/3600/24*[.Q517]/70*([.$C$543]/8)" office:value-type="float" office:value="0.474834656084656" calcext:value-type="float">
            <text:p>0.47</text:p>
          </table:table-cell>
          <table:table-cell table:style-name="ce170" table:formula="of:=[.AL517]*3600*MIN([.Z517];[.AA517])" office:value-type="float" office:value="10150.8333333333" calcext:value-type="float">
            <text:p>10151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17]/24*[.C$543]/8*[.Q517]/70" office:value-type="float" office:value="10375" calcext:value-type="float">
            <text:p>10375</text:p>
          </table:table-cell>
          <table:table-cell table:style-name="ce170" table:number-columns-repeated="6"/>
          <table:table-cell table:style-name="ce173" office:value-type="float" office:value="7" calcext:value-type="float">
            <text:p>7.0</text:p>
          </table:table-cell>
          <table:table-cell table:style-name="ce198" table:formula="of:=[.AL517]*[.$F$230]" office:value-type="float" office:value="14" calcext:value-type="float">
            <text:p>14.0</text:p>
          </table:table-cell>
          <table:table-cell table:style-name="ce198" table:formula="of:=[.AM517]*0.1" office:value-type="float" office:value="1.4" calcext:value-type="float">
            <text:p>1.4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22.5" calcext:value-type="float">
            <text:p>22.5</text:p>
          </table:table-cell>
          <table:table-cell table:style-name="ce196" table:formula="of:=MAX(SUM([.R517:.U517])*1000/[.U$8];1)" office:value-type="float" office:value="1142.85714285714" calcext:value-type="float">
            <text:p>1143</text:p>
          </table:table-cell>
          <table:table-cell table:style-name="ce132" table:formula="of:=IF([.AQ517]&lt;2;0;INT(LOG([.AQ517]-1;2)+1.33))" office:value-type="float" office:value="11" calcext:value-type="float">
            <text:p>11</text:p>
          </table:table-cell>
          <table:table-cell table:style-name="ce196" table:formula="of:=MAX(([.V517]+[.W517]/5+[.X517]/5)*1000/[.U$8];1)" office:value-type="float" office:value="74.5828571428571" calcext:value-type="float">
            <text:p>75</text:p>
          </table:table-cell>
          <table:table-cell table:style-name="ce132" table:formula="of:=IF([.AS517]&lt;2;0;INT(LOG([.AS517]-1;2)+1.33))" office:value-type="float" office:value="7" calcext:value-type="float">
            <text:p>7</text:p>
          </table:table-cell>
          <table:table-cell table:style-name="ce196" table:formula="of:=([.Y517]+[.AA517])+IF([.AR517]&gt;0.9;SUM([.R517:.U517])*1000/(2^([.AR517]-1)+1);SUM([.R517:.U517])*1000)+IF([.AT517]&gt;0.9;([.V517]+[.W517]/5+[.X517]/5)*1000/(2^([.AT517]-1)+1);([.V517]+[.W517]/5+[.X517]/5)*1000)" office:value-type="float" office:value="277.858480250908" calcext:value-type="float">
            <text:p>278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17]+([.AM518]+[.AN518]+[.AO518])/24" office:value-type="float" office:value="19.0011805555556" calcext:value-type="float">
            <text:p>19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8" calcext:value-type="float">
            <text:p>8.00</text:p>
          </table:table-cell>
          <table:table-cell table:style-name="ce171"/>
          <table:table-cell table:style-name="ce172" table:formula="of:=[.K$517]+[.N518]" office:value-type="float" office:value="50.23" calcext:value-type="float">
            <text:p>50.23</text:p>
          </table:table-cell>
          <table:table-cell table:style-name="ce199" office:value-type="float" office:value="80" calcext:value-type="float">
            <text:p>80</text:p>
          </table:table-cell>
          <table:table-cell table:style-name="ce170"/>
          <table:table-cell table:style-name="ce170" table:formula="of:=160000/1000*[.Q518]/70" office:value-type="float" office:value="182.857142857143" calcext:value-type="float">
            <text:p>183</text:p>
          </table:table-cell>
          <table:table-cell table:style-name="ce170" table:formula="of:=56000/1000*[.Q518]/70" office:value-type="float" office:value="64" calcext:value-type="float">
            <text:p>64</text:p>
          </table:table-cell>
          <table:table-cell table:style-name="ce170" table:formula="of:=59000/1000*[.Q518]/70" office:value-type="float" office:value="67.4285714285714" calcext:value-type="float">
            <text:p>67</text:p>
          </table:table-cell>
          <table:table-cell table:style-name="ce173" table:formula="of:=0.41*[.Q518]/70" office:value-type="float" office:value="0.468571428571429" calcext:value-type="float">
            <text:p>0.5</text:p>
          </table:table-cell>
          <table:table-cell table:style-name="ce170" table:formula="of:=30000/1000*[.Q518]/70" office:value-type="float" office:value="34.2857142857143" calcext:value-type="float">
            <text:p>34</text:p>
          </table:table-cell>
          <table:table-cell table:style-name="ce173" table:formula="of:=580/1000*[.Q518]/70" office:value-type="float" office:value="0.662857142857143" calcext:value-type="float">
            <text:p>0.7</text:p>
          </table:table-cell>
          <table:table-cell table:style-name="ce193" table:formula="of:=SUM([.R518:.U518])*1000*([.V518]+([.W518]+[.X518])/5)*1000*(0.00000006)" office:value-type="float" office:value="140.641959183673" calcext:value-type="float">
            <text:p>141</text:p>
          </table:table-cell>
          <table:table-cell table:style-name="ce172" table:formula="of:=24362/3600/24*[.Q518]/70*([.$C$543]/8)" office:value-type="float" office:value="0.402810846560847" calcext:value-type="float">
            <text:p>0.40</text:p>
          </table:table-cell>
          <table:table-cell table:style-name="ce172" table:formula="of:=28718/3600/24*[.Q518]/70*([.$C$543]/8)" office:value-type="float" office:value="0.474834656084656" calcext:value-type="float">
            <text:p>0.47</text:p>
          </table:table-cell>
          <table:table-cell table:style-name="ce170" table:formula="of:=[.AL518]*3600*MIN([.Z518];[.AA518])" office:value-type="float" office:value="10150.8333333333" calcext:value-type="float">
            <text:p>10151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18]/24*[.C$543]/8*[.Q518]/70" office:value-type="float" office:value="10375" calcext:value-type="float">
            <text:p>10375</text:p>
          </table:table-cell>
          <table:table-cell table:style-name="ce170" table:number-columns-repeated="6"/>
          <table:table-cell table:style-name="ce173" office:value-type="float" office:value="7" calcext:value-type="float">
            <text:p>7.0</text:p>
          </table:table-cell>
          <table:table-cell table:style-name="ce198" table:formula="of:=[.AL518]*[.$F$230]" office:value-type="float" office:value="14" calcext:value-type="float">
            <text:p>14.0</text:p>
          </table:table-cell>
          <table:table-cell table:style-name="ce198" table:formula="of:=[.AM518]*0.1" office:value-type="float" office:value="1.4" calcext:value-type="float">
            <text:p>1.4</text:p>
          </table:table-cell>
          <table:table-cell table:style-name="ce53"/>
          <table:table-cell table:style-name="ce40"/>
          <table:table-cell table:style-name="ce196" table:formula="of:=MAX(SUM([.R518:.U518])*1000/[.U$8];1)" office:value-type="float" office:value="3142.85714285714" calcext:value-type="float">
            <text:p>3143</text:p>
          </table:table-cell>
          <table:table-cell table:style-name="ce132" table:formula="of:=IF([.AQ518]&lt;2;0;INT(LOG([.AQ518]-1;2)+1.33))" office:value-type="float" office:value="12" calcext:value-type="float">
            <text:p>12</text:p>
          </table:table-cell>
          <table:table-cell table:style-name="ce196" table:formula="of:=MAX(([.V518]+[.W518]/5+[.X518]/5)*1000/[.U$8];1)" office:value-type="float" office:value="74.5828571428571" calcext:value-type="float">
            <text:p>75</text:p>
          </table:table-cell>
          <table:table-cell table:style-name="ce132" table:formula="of:=IF([.AS518]&lt;2;0;INT(LOG([.AS518]-1;2)+1.33))" office:value-type="float" office:value="7" calcext:value-type="float">
            <text:p>7</text:p>
          </table:table-cell>
          <table:table-cell table:style-name="ce196" table:formula="of:=([.Y518]+[.AA518])+IF([.AR518]&gt;0.9;SUM([.R518:.U518])*1000/(2^([.AR518]-1)+1);SUM([.R518:.U518])*1000)+IF([.AT518]&gt;0.9;([.V518]+[.W518]/5+[.X518]/5)*1000/(2^([.AT518]-1)+1);([.V518]+[.W518]/5+[.X518]/5)*1000)" office:value-type="float" office:value="409.244577427571" calcext:value-type="float">
            <text:p>409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18]+([.AM519]+[.AN519]+[.AO519])/24" office:value-type="float" office:value="19.0011805555556" calcext:value-type="float">
            <text:p>19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322" office:value-type="float" office:value="6" calcext:value-type="float">
            <text:p>6.00</text:p>
          </table:table-cell>
          <table:table-cell table:style-name="ce171"/>
          <table:table-cell table:style-name="ce172" table:formula="of:=[.K$517]+[.N519]" office:value-type="float" office:value="48.23" calcext:value-type="float">
            <text:p>48.23</text:p>
          </table:table-cell>
          <table:table-cell table:style-name="ce323" office:value-type="float" office:value="58" calcext:value-type="float">
            <text:p>58</text:p>
          </table:table-cell>
          <table:table-cell table:style-name="ce170"/>
          <table:table-cell table:style-name="ce170" table:formula="of:=470000/1000*[.Q519]/70" office:value-type="float" office:value="389.428571428571" calcext:value-type="float">
            <text:p>389</text:p>
          </table:table-cell>
          <table:table-cell table:style-name="ce170" table:formula="of:=140000/1000*[.Q519]/70" office:value-type="float" office:value="116" calcext:value-type="float">
            <text:p>116</text:p>
          </table:table-cell>
          <table:table-cell table:style-name="ce170" table:formula="of:=116000/1000*[.Q519]/70" office:value-type="float" office:value="96.1142857142857" calcext:value-type="float">
            <text:p>96</text:p>
          </table:table-cell>
          <table:table-cell table:style-name="ce173" table:formula="of:=0.41*[.Q519]/70" office:value-type="float" office:value="0.339714285714286" calcext:value-type="float">
            <text:p>0.3</text:p>
          </table:table-cell>
          <table:table-cell table:style-name="ce170" table:formula="of:=30000/1000*[.Q519]/70" office:value-type="float" office:value="24.8571428571429" calcext:value-type="float">
            <text:p>25</text:p>
          </table:table-cell>
          <table:table-cell table:style-name="ce173" table:formula="of:=580/1000*[.Q519]/70" office:value-type="float" office:value="0.480571428571429" calcext:value-type="float">
            <text:p>0.5</text:p>
          </table:table-cell>
          <table:table-cell table:style-name="ce193" table:formula="of:=SUM([.R519:.U519])*1000*([.V519]+([.W519]+[.X519])/5)*1000*(0.00000006)" office:value-type="float" office:value="195.161814661224" calcext:value-type="float">
            <text:p>195</text:p>
          </table:table-cell>
          <table:table-cell table:style-name="ce172" table:formula="of:=24362/3600/24*[.Q519]/70*([.$C$543]/8)" office:value-type="float" office:value="0.292037863756614" calcext:value-type="float">
            <text:p>0.29</text:p>
          </table:table-cell>
          <table:table-cell table:style-name="ce172" table:formula="of:=28718/3600/24*[.Q519]/70*([.$C$543]/8)" office:value-type="float" office:value="0.344255125661376" calcext:value-type="float">
            <text:p>0.34</text:p>
          </table:table-cell>
          <table:table-cell table:style-name="ce170" table:formula="of:=[.AL519]*3600*MIN([.Z519];[.AA519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19]/24*[.C$543]/8*[.Q519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19]*[.$F$230]" office:value-type="float" office:value="0" calcext:value-type="float">
            <text:p>0.0</text:p>
          </table:table-cell>
          <table:table-cell table:style-name="ce198" table:formula="of:=[.AM519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519:.U519])*1000/[.U$8];1)" office:value-type="float" office:value="6015.42857142857" calcext:value-type="float">
            <text:p>6015</text:p>
          </table:table-cell>
          <table:table-cell table:style-name="ce132" table:formula="of:=IF([.AQ519]&lt;2;0;INT(LOG([.AQ519]-1;2)+1.33))" office:value-type="float" office:value="13" calcext:value-type="float">
            <text:p>13</text:p>
          </table:table-cell>
          <table:table-cell table:style-name="ce196" table:formula="of:=MAX(([.V519]+[.W519]/5+[.X519]/5)*1000/[.U$8];1)" office:value-type="float" office:value="54.0725714285714" calcext:value-type="float">
            <text:p>54</text:p>
          </table:table-cell>
          <table:table-cell table:style-name="ce132" table:formula="of:=IF([.AS519]&lt;2;0;INT(LOG([.AS519]-1;2)+1.33))" office:value-type="float" office:value="7" calcext:value-type="float">
            <text:p>7</text:p>
          </table:table-cell>
          <table:table-cell table:style-name="ce196" table:formula="of:=([.Y519]+[.AA519])+IF([.AR519]&gt;0.9;SUM([.R519:.U519])*1000/(2^([.AR519]-1)+1);SUM([.R519:.U519])*1000)+IF([.AT519]&gt;0.9;([.V519]+[.W519]/5+[.X519]/5)*1000/(2^([.AT519]-1)+1);([.V519]+[.W519]/5+[.X519]/5)*1000)" office:value-type="float" office:value="425.519844325747" calcext:value-type="float">
            <text:p>426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19]+([.AM520]+[.AN520]+[.AO520])/24" office:value-type="float" office:value="19.0011805555556" calcext:value-type="float">
            <text:p>19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322" office:value-type="float" office:value="5.5" calcext:value-type="float">
            <text:p>5.50</text:p>
          </table:table-cell>
          <table:table-cell table:style-name="ce171"/>
          <table:table-cell table:style-name="ce172" table:formula="of:=[.K$517]+[.N520]" office:value-type="float" office:value="47.73" calcext:value-type="float">
            <text:p>47.73</text:p>
          </table:table-cell>
          <table:table-cell table:style-name="ce323" office:value-type="float" office:value="48" calcext:value-type="float">
            <text:p>48</text:p>
          </table:table-cell>
          <table:table-cell table:style-name="ce170"/>
          <table:table-cell table:style-name="ce170" table:formula="of:=610000/1000*[.Q520]/70" office:value-type="float" office:value="418.285714285714" calcext:value-type="float">
            <text:p>418</text:p>
          </table:table-cell>
          <table:table-cell table:style-name="ce170" table:formula="of:=170000/1000*[.Q520]/70" office:value-type="float" office:value="116.571428571429" calcext:value-type="float">
            <text:p>117</text:p>
          </table:table-cell>
          <table:table-cell table:style-name="ce170" table:formula="of:=134000/1000*[.Q520]/70" office:value-type="float" office:value="91.8857142857143" calcext:value-type="float">
            <text:p>92</text:p>
          </table:table-cell>
          <table:table-cell table:style-name="ce173" table:formula="of:=0.41*[.Q520]/70" office:value-type="float" office:value="0.281142857142857" calcext:value-type="float">
            <text:p>0.3</text:p>
          </table:table-cell>
          <table:table-cell table:style-name="ce170" table:formula="of:=30000/1000*[.Q520]/70" office:value-type="float" office:value="20.5714285714286" calcext:value-type="float">
            <text:p>21</text:p>
          </table:table-cell>
          <table:table-cell table:style-name="ce173" table:formula="of:=580/1000*[.Q520]/70" office:value-type="float" office:value="0.397714285714286" calcext:value-type="float">
            <text:p>0.4</text:p>
          </table:table-cell>
          <table:table-cell table:style-name="ce193" table:formula="of:=SUM([.R520:.U520])*1000*([.V520]+([.W520]+[.X520])/5)*1000*(0.00000006)" office:value-type="float" office:value="168.279382726531" calcext:value-type="float">
            <text:p>168</text:p>
          </table:table-cell>
          <table:table-cell table:style-name="ce172" table:formula="of:=24362/3600/24*[.Q520]/70*([.$C$543]/8)" office:value-type="float" office:value="0.241686507936508" calcext:value-type="float">
            <text:p>0.24</text:p>
          </table:table-cell>
          <table:table-cell table:style-name="ce172" table:formula="of:=28718/3600/24*[.Q520]/70*([.$C$543]/8)" office:value-type="float" office:value="0.284900793650794" calcext:value-type="float">
            <text:p>0.28</text:p>
          </table:table-cell>
          <table:table-cell table:style-name="ce170" table:formula="of:=[.AL520]*3600*MIN([.Z520];[.AA520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20]/24*[.C$543]/8*[.Q520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20]*[.$F$230]" office:value-type="float" office:value="0" calcext:value-type="float">
            <text:p>0.0</text:p>
          </table:table-cell>
          <table:table-cell table:style-name="ce198" table:formula="of:=[.AM520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520:.U520])*1000/[.U$8];1)" office:value-type="float" office:value="6267.42857142857" calcext:value-type="float">
            <text:p>6267</text:p>
          </table:table-cell>
          <table:table-cell table:style-name="ce132" table:formula="of:=IF([.AQ520]&lt;2;0;INT(LOG([.AQ520]-1;2)+1.33))" office:value-type="float" office:value="13" calcext:value-type="float">
            <text:p>13</text:p>
          </table:table-cell>
          <table:table-cell table:style-name="ce196" table:formula="of:=MAX(([.V520]+[.W520]/5+[.X520]/5)*1000/[.U$8];1)" office:value-type="float" office:value="44.7497142857143" calcext:value-type="float">
            <text:p>45</text:p>
          </table:table-cell>
          <table:table-cell table:style-name="ce132" table:formula="of:=IF([.AS520]&lt;2;0;INT(LOG([.AS520]-1;2)+1.33))" office:value-type="float" office:value="6" calcext:value-type="float">
            <text:p>6</text:p>
          </table:table-cell>
          <table:table-cell table:style-name="ce196" table:formula="of:=([.Y520]+[.AA520])+IF([.AR520]&gt;0.9;SUM([.R520:.U520])*1000/(2^([.AR520]-1)+1);SUM([.R520:.U520])*1000)+IF([.AT520]&gt;0.9;([.V520]+[.W520]/5+[.X520]/5)*1000/(2^([.AT520]-1)+1);([.V520]+[.W520]/5+[.X520]/5)*1000)" office:value-type="float" office:value="457.145523515236" calcext:value-type="float">
            <text:p>457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0]+([.AM521]+[.AN521]+[.AO521])/24" office:value-type="float" office:value="19.0011805555556" calcext:value-type="float">
            <text:p>19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246"/>
          <table:table-cell table:style-name="ce171"/>
          <table:table-cell table:style-name="ce172"/>
          <table:table-cell table:style-name="ce246"/>
          <table:table-cell table:style-name="ce171"/>
          <table:table-cell table:style-name="ce172"/>
          <table:table-cell table:style-name="ce199" table:number-columns-repeated="2"/>
          <table:table-cell table:style-name="ce170" table:number-columns-repeated="6"/>
          <table:table-cell table:style-name="ce193"/>
          <table:table-cell table:style-name="ce172" table:number-columns-repeated="2"/>
          <table:table-cell table:style-name="ce170"/>
          <table:table-cell table:style-name="ce172" table:number-columns-repeated="2"/>
          <table:table-cell table:style-name="ce170" table:number-columns-repeated="7"/>
          <table:table-cell table:style-name="ce173" table:number-columns-repeated="3"/>
          <table:table-cell table:style-name="ce24"/>
          <table:table-cell table:style-name="ce53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1]+([.AM522]+[.AN522]+[.AO522])/24" office:value-type="float" office:value="19.1678472222222" calcext:value-type="float">
            <text:p>19.2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72" office:value-type="float" office:value="3.85" calcext:value-type="float">
            <text:p>3.85</text:p>
          </table:table-cell>
          <table:table-cell table:style-name="ce172" office:value-type="float" office:value="2.62" calcext:value-type="float">
            <text:p>2.62</text:p>
          </table:table-cell>
          <table:table-cell table:style-name="ce227" office:value-type="float" office:value="0.3915" calcext:value-type="float">
            <text:p>0.3915</text:p>
          </table:table-cell>
          <table:table-cell table:style-name="ce171" office:value-type="float" office:value="0.208" calcext:value-type="float">
            <text:p>0.208</text:p>
          </table:table-cell>
          <table:table-cell table:style-name="ce199" office:value-type="string" calcext:value-type="string">
            <text:p>LD+</text:p>
          </table:table-cell>
          <table:table-cell table:style-name="ce171" office:value-type="float" office:value="0.2919" calcext:value-type="float">
            <text:p>0.292</text:p>
          </table:table-cell>
          <table:table-cell table:style-name="ce230" office:value-type="float" office:value="42.23" calcext:value-type="float">
            <text:p>42.23</text:p>
          </table:table-cell>
          <table:table-cell table:style-name="ce171" office:value-type="float" office:value="1.158" calcext:value-type="float">
            <text:p>1.158</text:p>
          </table:table-cell>
          <table:table-cell table:style-name="ce172" office:value-type="float" office:value="8" calcext:value-type="float">
            <text:p>8.00</text:p>
          </table:table-cell>
          <table:table-cell table:style-name="ce335" office:value-type="float" office:value="5.5" calcext:value-type="float">
            <text:p>5.50</text:p>
          </table:table-cell>
          <table:table-cell table:style-name="ce171" office:value-type="float" office:value="5.127" calcext:value-type="float">
            <text:p>5.127</text:p>
          </table:table-cell>
          <table:table-cell table:style-name="ce172" table:formula="of:=[.K$517]+[.N522]" office:value-type="float" office:value="47.73" calcext:value-type="float">
            <text:p>47.73</text:p>
          </table:table-cell>
          <table:table-cell table:style-name="ce323" office:value-type="float" office:value="19" calcext:value-type="float">
            <text:p>19</text:p>
          </table:table-cell>
          <table:table-cell/>
          <table:table-cell table:style-name="ce170" table:formula="of:=610000/1000*[.Q522]/70*2" office:value-type="float" office:value="331.142857142857" calcext:value-type="float">
            <text:p>331</text:p>
          </table:table-cell>
          <table:table-cell table:style-name="ce170" table:formula="of:=170000/1000*[.Q522]/70*2" office:value-type="float" office:value="92.2857142857143" calcext:value-type="float">
            <text:p>92</text:p>
          </table:table-cell>
          <table:table-cell table:style-name="ce170" table:formula="of:=134000/1000*[.Q522]/70*2" office:value-type="float" office:value="72.7428571428572" calcext:value-type="float">
            <text:p>73</text:p>
          </table:table-cell>
          <table:table-cell table:style-name="ce173" table:formula="of:=0.41*[.Q522]/70" office:value-type="float" office:value="0.111285714285714" calcext:value-type="float">
            <text:p>0.1</text:p>
          </table:table-cell>
          <table:table-cell table:style-name="ce170" table:formula="of:=30000/1000*[.Q522]/70" office:value-type="float" office:value="8.14285714285714" calcext:value-type="float">
            <text:p>8</text:p>
          </table:table-cell>
          <table:table-cell table:style-name="ce173" table:formula="of:=580/1000*[.Q522]/70" office:value-type="float" office:value="0.157428571428571" calcext:value-type="float">
            <text:p>0.2</text:p>
          </table:table-cell>
          <table:table-cell table:style-name="ce193" table:formula="of:=SUM([.R522:.U522])*1000*([.V522]+([.W522]+[.X522])/5)*1000*(0.00000006)" office:value-type="float" office:value="52.733382955102" calcext:value-type="float">
            <text:p>53</text:p>
          </table:table-cell>
          <table:table-cell table:style-name="ce172" table:formula="of:=24362/3600/24*[.Q522]/70*([.$C$543]/8)" office:value-type="float" office:value="0.0956675760582011" calcext:value-type="float">
            <text:p>0.10</text:p>
          </table:table-cell>
          <table:table-cell table:style-name="ce172" table:formula="of:=28718/3600/24*[.Q522]/70*([.$C$543]/8)" office:value-type="float" office:value="0.112773230820106" calcext:value-type="float">
            <text:p>0.11</text:p>
          </table:table-cell>
          <table:table-cell table:style-name="ce170" table:formula="of:=[.AL522]*3600*MIN([.Z522];[.AA522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22]/24*[.C$543]/8*[.Q522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22]*[.$F$230]" office:value-type="float" office:value="0" calcext:value-type="float">
            <text:p>0.0</text:p>
          </table:table-cell>
          <table:table-cell table:style-name="ce198" table:formula="of:=[.AM522]*0.1" office:value-type="float" office:value="0" calcext:value-type="float">
            <text:p>0.0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22.5" calcext:value-type="float">
            <text:p>22.5</text:p>
          </table:table-cell>
          <table:table-cell table:style-name="ce196" table:formula="of:=MAX(SUM([.R522:.U522])*1000/[.U$8];1)" office:value-type="float" office:value="4961.71428571429" calcext:value-type="float">
            <text:p>4962</text:p>
          </table:table-cell>
          <table:table-cell table:style-name="ce132" table:formula="of:=IF([.AQ522]&lt;2;0;INT(LOG([.AQ522]-1;2)+1.33))" office:value-type="float" office:value="13" calcext:value-type="float">
            <text:p>13</text:p>
          </table:table-cell>
          <table:table-cell table:style-name="ce196" table:formula="of:=MAX(([.V522]+[.W522]/5+[.X522]/5)*1000/[.U$8];1)" office:value-type="float" office:value="17.7134285714286" calcext:value-type="float">
            <text:p>18</text:p>
          </table:table-cell>
          <table:table-cell table:style-name="ce132" table:formula="of:=IF([.AS522]&lt;2;0;INT(LOG([.AS522]-1;2)+1.33))" office:value-type="float" office:value="5" calcext:value-type="float">
            <text:p>5</text:p>
          </table:table-cell>
          <table:table-cell table:style-name="ce196" table:formula="of:=([.Y522]+[.AA522])+IF([.AR522]&gt;0.9;SUM([.R522:.U522])*1000/(2^([.AR522]-1)+1);SUM([.R522:.U522])*1000)+IF([.AT522]&gt;0.9;([.V522]+[.W522]/5+[.X522]/5)*1000/(2^([.AT522]-1)+1);([.V522]+[.W522]/5+[.X522]/5)*1000)" office:value-type="float" office:value="278.14883061669" calcext:value-type="float">
            <text:p>278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2]+([.AM523]+[.AN523]+[.AO523])/24" office:value-type="float" office:value="19.3345138888889" calcext:value-type="float">
            <text:p>19.3</text:p>
          </table:table-cell>
          <table:table-cell table:style-name="ce284"/>
          <table:table-cell table:style-name="ce171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199"/>
          <table:table-cell table:style-name="ce171"/>
          <table:table-cell table:style-name="ce230"/>
          <table:table-cell table:style-name="ce171"/>
          <table:table-cell table:style-name="ce172"/>
          <table:table-cell table:style-name="ce335" office:value-type="float" office:value="6" calcext:value-type="float">
            <text:p>6.00</text:p>
          </table:table-cell>
          <table:table-cell table:style-name="ce1"/>
          <table:table-cell table:style-name="ce172" table:formula="of:=[.K$517]+[.N523]" office:value-type="float" office:value="48.23" calcext:value-type="float">
            <text:p>48.23</text:p>
          </table:table-cell>
          <table:table-cell table:style-name="ce323" office:value-type="float" office:value="24" calcext:value-type="float">
            <text:p>24</text:p>
          </table:table-cell>
          <table:table-cell/>
          <table:table-cell table:style-name="ce170" table:formula="of:=470000/1000*[.Q523]/70*2" office:value-type="float" office:value="322.285714285714" calcext:value-type="float">
            <text:p>322</text:p>
          </table:table-cell>
          <table:table-cell table:style-name="ce170" table:formula="of:=140000/1000*[.Q523]/70*2" office:value-type="float" office:value="96" calcext:value-type="float">
            <text:p>96</text:p>
          </table:table-cell>
          <table:table-cell table:style-name="ce170" table:formula="of:=116000/1000*[.Q523]/70*2" office:value-type="float" office:value="79.5428571428571" calcext:value-type="float">
            <text:p>80</text:p>
          </table:table-cell>
          <table:table-cell table:style-name="ce173" table:formula="of:=0.41*[.Q523]/70" office:value-type="float" office:value="0.140571428571429" calcext:value-type="float">
            <text:p>0.1</text:p>
          </table:table-cell>
          <table:table-cell table:style-name="ce170" table:formula="of:=30000/1000*[.Q523]/70" office:value-type="float" office:value="10.2857142857143" calcext:value-type="float">
            <text:p>10</text:p>
          </table:table-cell>
          <table:table-cell table:style-name="ce173" table:formula="of:=580/1000*[.Q523]/70" office:value-type="float" office:value="0.198857142857143" calcext:value-type="float">
            <text:p>0.2</text:p>
          </table:table-cell>
          <table:table-cell table:style-name="ce193" table:formula="of:=SUM([.R523:.U523])*1000*([.V523]+([.W523]+[.X523])/5)*1000*(0.00000006)" office:value-type="float" office:value="66.8330590040816" calcext:value-type="float">
            <text:p>67</text:p>
          </table:table-cell>
          <table:table-cell table:style-name="ce172" table:formula="of:=24362/3600/24*[.Q523]/70*([.$C$543]/8)" office:value-type="float" office:value="0.120843253968254" calcext:value-type="float">
            <text:p>0.12</text:p>
          </table:table-cell>
          <table:table-cell table:style-name="ce172" table:formula="of:=28718/3600/24*[.Q523]/70*([.$C$543]/8)" office:value-type="float" office:value="0.142450396825397" calcext:value-type="float">
            <text:p>0.14</text:p>
          </table:table-cell>
          <table:table-cell table:style-name="ce170" table:formula="of:=[.AL523]*3600*MIN([.Z523];[.AA523])" office:value-type="float" office:value="0" calcext:value-type="float">
            <text:p>0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23]/24*[.C$543]/8*[.Q523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23]*[.$F$230]" office:value-type="float" office:value="0" calcext:value-type="float">
            <text:p>0.0</text:p>
          </table:table-cell>
          <table:table-cell table:style-name="ce198" table:formula="of:=[.AM523]*0.1" office:value-type="float" office:value="0" calcext:value-type="float">
            <text:p>0.0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22.5" calcext:value-type="float">
            <text:p>22.5</text:p>
          </table:table-cell>
          <table:table-cell table:style-name="ce196" table:formula="of:=MAX(SUM([.R523:.U523])*1000/[.U$8];1)" office:value-type="float" office:value="4978.28571428571" calcext:value-type="float">
            <text:p>4978</text:p>
          </table:table-cell>
          <table:table-cell table:style-name="ce132" table:formula="of:=IF([.AQ523]&lt;2;0;INT(LOG([.AQ523]-1;2)+1.33))" office:value-type="float" office:value="13" calcext:value-type="float">
            <text:p>13</text:p>
          </table:table-cell>
          <table:table-cell table:style-name="ce196" table:formula="of:=MAX(([.V523]+[.W523]/5+[.X523]/5)*1000/[.U$8];1)" office:value-type="float" office:value="22.3748571428571" calcext:value-type="float">
            <text:p>22</text:p>
          </table:table-cell>
          <table:table-cell table:style-name="ce132" table:formula="of:=IF([.AS523]&lt;2;0;INT(LOG([.AS523]-1;2)+1.33))" office:value-type="float" office:value="5" calcext:value-type="float">
            <text:p>5</text:p>
          </table:table-cell>
          <table:table-cell table:style-name="ce196" table:formula="of:=([.Y523]+[.AA523])+IF([.AR523]&gt;0.9;SUM([.R523:.U523])*1000/(2^([.AR523]-1)+1);SUM([.R523:.U523])*1000)+IF([.AT523]&gt;0.9;([.V523]+[.W523]/5+[.X523]/5)*1000/(2^([.AT523]-1)+1);([.V523]+[.W523]/5+[.X523]/5)*1000)" office:value-type="float" office:value="320.102829042457" calcext:value-type="float">
            <text:p>320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3]+([.AM524]+[.AN524]+[.AO524])/24" office:value-type="float" office:value="19.9761805555556" calcext:value-type="float">
            <text:p>20.0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8" calcext:value-type="float">
            <text:p>8.00</text:p>
          </table:table-cell>
          <table:table-cell table:style-name="ce171"/>
          <table:table-cell table:style-name="ce172" table:formula="of:=[.K$517]+[.N524]" office:value-type="float" office:value="50.23" calcext:value-type="float">
            <text:p>50.23</text:p>
          </table:table-cell>
          <table:table-cell table:style-name="ce199" office:value-type="float" office:value="80" calcext:value-type="float">
            <text:p>80</text:p>
          </table:table-cell>
          <table:table-cell table:style-name="ce170"/>
          <table:table-cell table:style-name="ce170" table:formula="of:=160000/1000*[.Q524]/70*2" office:value-type="float" office:value="365.714285714286" calcext:value-type="float">
            <text:p>366</text:p>
          </table:table-cell>
          <table:table-cell table:style-name="ce170" table:formula="of:=56000/1000*[.Q524]/70*2" office:value-type="float" office:value="128" calcext:value-type="float">
            <text:p>128</text:p>
          </table:table-cell>
          <table:table-cell table:style-name="ce170" table:formula="of:=59000/1000*[.Q524]/70*2" office:value-type="float" office:value="134.857142857143" calcext:value-type="float">
            <text:p>135</text:p>
          </table:table-cell>
          <table:table-cell table:style-name="ce173" table:formula="of:=0.41*[.Q524]/70*2" office:value-type="float" office:value="0.937142857142857" calcext:value-type="float">
            <text:p>0.9</text:p>
          </table:table-cell>
          <table:table-cell table:style-name="ce170" table:formula="of:=30000/1000*[.Q524]/70*2" office:value-type="float" office:value="68.5714285714286" calcext:value-type="float">
            <text:p>69</text:p>
          </table:table-cell>
          <table:table-cell table:style-name="ce173" table:formula="of:=580/1000*[.Q524]/70*2" office:value-type="float" office:value="1.32571428571429" calcext:value-type="float">
            <text:p>1.3</text:p>
          </table:table-cell>
          <table:table-cell table:style-name="ce193" table:formula="of:=SUM([.R524:.U524])*1000*([.V524]+([.W524]+[.X524])/5)*1000*(0.00000006)" office:value-type="float" office:value="562.567836734694" calcext:value-type="float">
            <text:p>563</text:p>
          </table:table-cell>
          <table:table-cell table:style-name="ce172" table:formula="of:=24362/3600/24*[.Q524]/70*([.$C$543]/8)" office:value-type="float" office:value="0.402810846560847" calcext:value-type="float">
            <text:p>0.40</text:p>
          </table:table-cell>
          <table:table-cell table:style-name="ce172" table:formula="of:=28718/3600/24*[.Q524]/70*([.$C$543]/8)" office:value-type="float" office:value="0.474834656084656" calcext:value-type="float">
            <text:p>0.47</text:p>
          </table:table-cell>
          <table:table-cell table:style-name="ce170" table:formula="of:=[.AL524]*3600*MIN([.Z524];[.AA524])" office:value-type="float" office:value="10150.8333333333" calcext:value-type="float">
            <text:p>10151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24]/24*[.C$543]/8*[.Q524]/70" office:value-type="float" office:value="10375" calcext:value-type="float">
            <text:p>10375</text:p>
          </table:table-cell>
          <table:table-cell table:style-name="ce170" table:number-columns-repeated="6"/>
          <table:table-cell table:style-name="ce173" office:value-type="float" office:value="7" calcext:value-type="float">
            <text:p>7.0</text:p>
          </table:table-cell>
          <table:table-cell table:style-name="ce198" table:formula="of:=[.AL524]*[.$F$230]" office:value-type="float" office:value="14" calcext:value-type="float">
            <text:p>14.0</text:p>
          </table:table-cell>
          <table:table-cell table:style-name="ce198" table:formula="of:=[.AM524]*0.1" office:value-type="float" office:value="1.4" calcext:value-type="float">
            <text:p>1.4</text:p>
          </table:table-cell>
          <table:table-cell table:style-name="ce53"/>
          <table:table-cell table:style-name="ce40"/>
          <table:table-cell table:style-name="ce196" table:formula="of:=MAX(SUM([.R524:.U524])*1000/[.U$8];1)" office:value-type="float" office:value="6285.71428571429" calcext:value-type="float">
            <text:p>6286</text:p>
          </table:table-cell>
          <table:table-cell table:style-name="ce132" table:formula="of:=IF([.AQ524]&lt;2;0;INT(LOG([.AQ524]-1;2)+1.33))" office:value-type="float" office:value="13" calcext:value-type="float">
            <text:p>13</text:p>
          </table:table-cell>
          <table:table-cell table:style-name="ce196" table:formula="of:=MAX(([.V524]+[.W524]/5+[.X524]/5)*1000/[.U$8];1)" office:value-type="float" office:value="149.165714285714" calcext:value-type="float">
            <text:p>149</text:p>
          </table:table-cell>
          <table:table-cell table:style-name="ce132" table:formula="of:=IF([.AS524]&lt;2;0;INT(LOG([.AS524]-1;2)+1.33))" office:value-type="float" office:value="8" calcext:value-type="float">
            <text:p>8</text:p>
          </table:table-cell>
          <table:table-cell table:style-name="ce196" table:formula="of:=([.Y524]+[.AA524])+IF([.AR524]&gt;0.9;SUM([.R524:.U524])*1000/(2^([.AR524]-1)+1);SUM([.R524:.U524])*1000)+IF([.AT524]&gt;0.9;([.V524]+[.W524]/5+[.X524]/5)*1000/(2^([.AT524]-1)+1);([.V524]+[.W524]/5+[.X524]/5)*1000)" office:value-type="float" office:value="832.097372842912" calcext:value-type="float">
            <text:p>832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4]+([.AM525]+[.AN525]+[.AO525])/24" office:value-type="float" office:value="20.6178472222222" calcext:value-type="float">
            <text:p>20.6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/>
          <table:table-cell table:style-name="ce172" office:value-type="float" office:value="10" calcext:value-type="float">
            <text:p>10.00</text:p>
          </table:table-cell>
          <table:table-cell table:style-name="ce171"/>
          <table:table-cell table:style-name="ce172" table:formula="of:=[.K$517]+[.N525]" office:value-type="float" office:value="52.23" calcext:value-type="float">
            <text:p>52.23</text:p>
          </table:table-cell>
          <table:table-cell table:style-name="ce199" office:value-type="float" office:value="80" calcext:value-type="float">
            <text:p>80</text:p>
          </table:table-cell>
          <table:table-cell table:style-name="ce170"/>
          <table:table-cell table:style-name="ce170" table:formula="of:=53000/1000*[.Q525]/70*2" office:value-type="float" office:value="121.142857142857" calcext:value-type="float">
            <text:p>121</text:p>
          </table:table-cell>
          <table:table-cell table:style-name="ce170" table:formula="of:=20000/1000*[.Q525]/70*2" office:value-type="float" office:value="45.7142857142857" calcext:value-type="float">
            <text:p>46</text:p>
          </table:table-cell>
          <table:table-cell table:style-name="ce170" table:formula="of:=27000/1000*[.Q525]/70*2" office:value-type="float" office:value="61.7142857142857" calcext:value-type="float">
            <text:p>62</text:p>
          </table:table-cell>
          <table:table-cell table:style-name="ce173" table:formula="of:=0.41*[.Q525]/70*2" office:value-type="float" office:value="0.937142857142857" calcext:value-type="float">
            <text:p>0.9</text:p>
          </table:table-cell>
          <table:table-cell table:style-name="ce170" table:formula="of:=30000/1000*[.Q525]/70*2" office:value-type="float" office:value="68.5714285714286" calcext:value-type="float">
            <text:p>69</text:p>
          </table:table-cell>
          <table:table-cell table:style-name="ce173" table:formula="of:=580/1000*[.Q525]/70*2" office:value-type="float" office:value="1.32571428571429" calcext:value-type="float">
            <text:p>1.3</text:p>
          </table:table-cell>
          <table:table-cell table:style-name="ce193" table:formula="of:=SUM([.R525:.U525])*1000*([.V525]+([.W525]+[.X525])/5)*1000*(0.00000006)" office:value-type="float" office:value="204.57012244898" calcext:value-type="float">
            <text:p>205</text:p>
          </table:table-cell>
          <table:table-cell table:style-name="ce172" table:formula="of:=24362/3600/24*[.Q525]/70*([.$C$543]/8)" office:value-type="float" office:value="0.402810846560847" calcext:value-type="float">
            <text:p>0.40</text:p>
          </table:table-cell>
          <table:table-cell table:style-name="ce172" table:formula="of:=28718/3600/24*[.Q525]/70*([.$C$543]/8)" office:value-type="float" office:value="0.474834656084656" calcext:value-type="float">
            <text:p>0.47</text:p>
          </table:table-cell>
          <table:table-cell table:style-name="ce170" table:formula="of:=[.AL525]*3600*MIN([.Z525];[.AA525])" office:value-type="float" office:value="10150.8333333333" calcext:value-type="float">
            <text:p>10151</text:p>
          </table:table-cell>
          <table:table-cell table:style-name="ce172" table:formula="of:=0.999" office:value-type="float" office:value="0.999" calcext:value-type="float">
            <text:p>1.00</text:p>
          </table:table-cell>
          <table:table-cell table:style-name="ce172"/>
          <table:table-cell table:style-name="ce170" table:formula="of:=24900*[.AL525]/24*[.C$543]/8*[.Q525]/70" office:value-type="float" office:value="10375" calcext:value-type="float">
            <text:p>10375</text:p>
          </table:table-cell>
          <table:table-cell table:style-name="ce170" table:number-columns-repeated="6"/>
          <table:table-cell table:style-name="ce173" office:value-type="float" office:value="7" calcext:value-type="float">
            <text:p>7.0</text:p>
          </table:table-cell>
          <table:table-cell table:style-name="ce198" table:formula="of:=[.AL525]*[.$F$230]" office:value-type="float" office:value="14" calcext:value-type="float">
            <text:p>14.0</text:p>
          </table:table-cell>
          <table:table-cell table:style-name="ce198" table:formula="of:=[.AM525]*0.1" office:value-type="float" office:value="1.4" calcext:value-type="float">
            <text:p>1.4</text:p>
          </table:table-cell>
          <table:table-cell table:style-name="ce53"/>
          <table:table-cell table:style-name="ce40"/>
          <table:table-cell table:style-name="ce196" table:formula="of:=MAX(SUM([.R525:.U525])*1000/[.U$8];1)" office:value-type="float" office:value="2285.71428571429" calcext:value-type="float">
            <text:p>2286</text:p>
          </table:table-cell>
          <table:table-cell table:style-name="ce132" table:formula="of:=IF([.AQ525]&lt;2;0;INT(LOG([.AQ525]-1;2)+1.33))" office:value-type="float" office:value="12" calcext:value-type="float">
            <text:p>12</text:p>
          </table:table-cell>
          <table:table-cell table:style-name="ce196" table:formula="of:=MAX(([.V525]+[.W525]/5+[.X525]/5)*1000/[.U$8];1)" office:value-type="float" office:value="149.165714285714" calcext:value-type="float">
            <text:p>149</text:p>
          </table:table-cell>
          <table:table-cell table:style-name="ce132" table:formula="of:=IF([.AS525]&lt;2;0;INT(LOG([.AS525]-1;2)+1.33))" office:value-type="float" office:value="8" calcext:value-type="float">
            <text:p>8</text:p>
          </table:table-cell>
          <table:table-cell table:style-name="ce196" table:formula="of:=([.Y525]+[.AA525])+IF([.AR525]&gt;0.9;SUM([.R525:.U525])*1000/(2^([.AR525]-1)+1);SUM([.R525:.U525])*1000)+IF([.AT525]&gt;0.9;([.V525]+[.W525]/5+[.X525]/5)*1000/(2^([.AT525]-1)+1);([.V525]+[.W525]/5+[.X525]/5)*1000)" office:value-type="float" office:value="432.229967538806" calcext:value-type="float">
            <text:p>432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25]+([.AM526]+[.AN526]+[.AO526])/24" office:value-type="float" office:value="20.6178472222222" calcext:value-type="float">
            <text:p>20.6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6">
          <table:table-cell table:style-name="ce5" table:formula="of:=[.A526]+([.AM527]+[.AN527]+[.AO527])/24" office:value-type="float" office:value="21.0686805555556" calcext:value-type="float">
            <text:p>21.1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92" office:value-type="float" office:value="1.6" calcext:value-type="float">
            <text:p>1.60</text:p>
          </table:table-cell>
          <table:table-cell table:style-name="ce192" office:value-type="float" office:value="3.08" calcext:value-type="float">
            <text:p>3.08</text:p>
          </table:table-cell>
          <table:table-cell table:style-name="ce205" office:value-type="float" office:value="0.1568" calcext:value-type="float">
            <text:p>0.1568</text:p>
          </table:table-cell>
          <table:table-cell table:style-name="ce184" office:value-type="float" office:value="0.026" calcext:value-type="float">
            <text:p>0.026</text:p>
          </table:table-cell>
          <table:table-cell table:style-name="ce185" office:value-type="string" calcext:value-type="string">
            <text:p>LH+</text:p>
          </table:table-cell>
          <table:table-cell table:style-name="ce184" office:value-type="float" office:value="0.2694" calcext:value-type="float">
            <text:p>0.269</text:p>
          </table:table-cell>
          <table:table-cell table:style-name="ce192" office:value-type="float" office:value="29.55" calcext:value-type="float">
            <text:p>29.55</text:p>
          </table:table-cell>
          <table:table-cell table:style-name="ce184" office:value-type="float" office:value="0.96" calcext:value-type="float">
            <text:p>0.960</text:p>
          </table:table-cell>
          <table:table-cell table:style-name="ce325" office:value-type="float" office:value="4.87" calcext:value-type="float">
            <text:p>4.87</text:p>
          </table:table-cell>
          <table:table-cell table:style-name="ce192" office:value-type="float" office:value="7.5" calcext:value-type="float">
            <text:p>7.50</text:p>
          </table:table-cell>
          <table:table-cell table:style-name="ce184" office:value-type="float" office:value="5.4218" calcext:value-type="float">
            <text:p>5.422</text:p>
          </table:table-cell>
          <table:table-cell table:style-name="ce192" table:formula="of:=[.K$527]+[.N527]" office:value-type="float" office:value="37.05" calcext:value-type="float">
            <text:p>37.05</text:p>
          </table:table-cell>
          <table:table-cell table:style-name="ce185" office:value-type="float" office:value="80" calcext:value-type="float">
            <text:p>80</text:p>
          </table:table-cell>
          <table:table-cell/>
          <table:table-cell table:style-name="ce193" table:formula="of:=130000/1000*[.Q527]/70" office:value-type="float" office:value="148.571428571429" calcext:value-type="float">
            <text:p>149</text:p>
          </table:table-cell>
          <table:table-cell table:style-name="ce193" table:formula="of:=47000/1000*[.Q527]/70" office:value-type="float" office:value="53.7142857142857" calcext:value-type="float">
            <text:p>54</text:p>
          </table:table-cell>
          <table:table-cell table:style-name="ce193" table:formula="of:=48000/1000*[.Q527]/70" office:value-type="float" office:value="54.8571428571429" calcext:value-type="float">
            <text:p>55</text:p>
          </table:table-cell>
          <table:table-cell table:style-name="ce193" table:formula="of:=2.1*[.Q527]/70" office:value-type="float" office:value="2.4" calcext:value-type="float">
            <text:p>2</text:p>
          </table:table-cell>
          <table:table-cell table:style-name="ce193" table:formula="of:=40500/1000*[.Q527]/70" office:value-type="float" office:value="46.2857142857143" calcext:value-type="float">
            <text:p>46</text:p>
          </table:table-cell>
          <table:table-cell table:style-name="ce193" table:formula="of:=11000/1000*[.Q527]/70" office:value-type="float" office:value="12.5714285714286" calcext:value-type="float">
            <text:p>13</text:p>
          </table:table-cell>
          <table:table-cell table:style-name="ce193" table:formula="of:=SUM([.R527:.U527])*1000*([.V527]+([.W527]+[.X527])/5)*1000*(0.00000006)" office:value-type="float" office:value="218.644897959184" calcext:value-type="float">
            <text:p>219</text:p>
          </table:table-cell>
          <table:table-cell/>
          <table:table-cell table:style-name="ce173" table:formula="of:=55261/3600/24*[.Q527]/70*([.$C$543]/8)" office:value-type="float" office:value="0.913707010582011" calcext:value-type="float">
            <text:p>0.9</text:p>
          </table:table-cell>
          <table:table-cell table:style-name="ce170" table:formula="of:=[.AL527]*3600*MIN([.Z527];[.AA527])" office:value-type="float" office:value="10196.9702380952" calcext:value-type="float">
            <text:p>10197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27]/24*[.C$543]/8*[.Q527]/70" office:value-type="float" office:value="10196.9702380952" calcext:value-type="float">
            <text:p>10197</text:p>
          </table:table-cell>
          <table:table-cell table:style-name="ce170" table:number-columns-repeated="6"/>
          <table:table-cell table:style-name="ce173" office:value-type="float" office:value="3.1" calcext:value-type="float">
            <text:p>3.1</text:p>
          </table:table-cell>
          <table:table-cell table:style-name="ce198" table:formula="of:=[.AL527]*[.$F$230]" office:value-type="float" office:value="6.2" calcext:value-type="float">
            <text:p>6.2</text:p>
          </table:table-cell>
          <table:table-cell table:style-name="ce198" table:formula="of:=[.AM527]*0.1" office:value-type="float" office:value="0.62" calcext:value-type="float">
            <text:p>0.6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527:.U527])*1000/[.U$8];1)" office:value-type="float" office:value="2571.42857142857" calcext:value-type="float">
            <text:p>2571</text:p>
          </table:table-cell>
          <table:table-cell table:style-name="ce132" table:formula="of:=IF([.AQ527]&lt;2;0;INT(LOG([.AQ527]-1;2)+1.33))" office:value-type="float" office:value="12" calcext:value-type="float">
            <text:p>12</text:p>
          </table:table-cell>
          <table:table-cell table:style-name="ce196" table:formula="of:=MAX(([.V527]+[.W527]/5+[.X527]/5)*1000/[.U$8];1)" office:value-type="float" office:value="141.714285714286" calcext:value-type="float">
            <text:p>142</text:p>
          </table:table-cell>
          <table:table-cell table:style-name="ce132" table:formula="of:=IF([.AS527]&lt;2;0;INT(LOG([.AS527]-1;2)+1.33))" office:value-type="float" office:value="8" calcext:value-type="float">
            <text:p>8</text:p>
          </table:table-cell>
          <table:table-cell table:style-name="ce196" table:formula="of:=([.Y527]+[.AA527])+IF([.AR527]&gt;0.9;SUM([.R527:.U527])*1000/(2^([.AR527]-1)+1);SUM([.R527:.U527])*1000)+IF([.AT527]&gt;0.9;([.V527]+[.W527]/5+[.X527]/5)*1000/(2^([.AT527]-1)+1);([.V527]+[.W527]/5+[.X527]/5)*1000)" office:value-type="float" office:value="454.911398407615" calcext:value-type="float">
            <text:p>455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27]+([.AM528]+[.AN528]+[.AO528])/24" office:value-type="float" office:value="21.2353472222222" calcext:value-type="float">
            <text:p>21.2</text:p>
          </table:table-cell>
          <table:table-cell table:style-name="ce284"/>
          <table:table-cell table:style-name="ce171"/>
          <table:table-cell table:style-name="ce199"/>
          <table:table-cell table:style-name="ce192" table:number-columns-repeated="2"/>
          <table:table-cell table:style-name="ce205"/>
          <table:table-cell table:style-name="ce184"/>
          <table:table-cell table:style-name="ce185"/>
          <table:table-cell table:style-name="ce184"/>
          <table:table-cell table:style-name="ce192"/>
          <table:table-cell table:style-name="ce184"/>
          <table:table-cell table:style-name="ce325"/>
          <table:table-cell table:style-name="ce336" office:value-type="float" office:value="6.87" calcext:value-type="float">
            <text:p>6.87</text:p>
          </table:table-cell>
          <table:table-cell table:style-name="ce1"/>
          <table:table-cell table:style-name="ce192" table:formula="of:=[.K$527]+[.N528]" office:value-type="float" office:value="36.42" calcext:value-type="float">
            <text:p>36.42</text:p>
          </table:table-cell>
          <table:table-cell table:style-name="ce185" office:value-type="float" office:value="70" calcext:value-type="float">
            <text:p>70</text:p>
          </table:table-cell>
          <table:table-cell/>
          <table:table-cell table:style-name="ce193" table:formula="of:=188000/1000*[.Q528]/70" office:value-type="float" office:value="188" calcext:value-type="float">
            <text:p>188</text:p>
          </table:table-cell>
          <table:table-cell table:style-name="ce193" table:formula="of:=65000/1000*[.Q528]/70" office:value-type="float" office:value="65" calcext:value-type="float">
            <text:p>65</text:p>
          </table:table-cell>
          <table:table-cell table:style-name="ce193" table:formula="of:=60000/1000*[.Q528]/70" office:value-type="float" office:value="60" calcext:value-type="float">
            <text:p>60</text:p>
          </table:table-cell>
          <table:table-cell table:style-name="ce193" table:formula="of:=2.1*[.Q528]/70" office:value-type="float" office:value="2.1" calcext:value-type="float">
            <text:p>2</text:p>
          </table:table-cell>
          <table:table-cell table:style-name="ce193" table:formula="of:=40500/1000*[.Q528]/70" office:value-type="float" office:value="40.5" calcext:value-type="float">
            <text:p>41</text:p>
          </table:table-cell>
          <table:table-cell table:style-name="ce193" table:formula="of:=11000/1000*[.Q528]/70" office:value-type="float" office:value="11" calcext:value-type="float">
            <text:p>11</text:p>
          </table:table-cell>
          <table:table-cell table:style-name="ce193" table:formula="of:=SUM([.R528:.U528])*1000*([.V528]+([.W528]+[.X528])/5)*1000*(0.00000006)" office:value-type="float" office:value="232.872" calcext:value-type="float">
            <text:p>233</text:p>
          </table:table-cell>
          <table:table-cell/>
          <table:table-cell table:style-name="ce173" table:formula="of:=55261/3600/24*[.Q528]/70*([.$C$543]/8)" office:value-type="float" office:value="0.799493634259259" calcext:value-type="float">
            <text:p>0.8</text:p>
          </table:table-cell>
          <table:table-cell table:style-name="ce170" table:formula="of:=[.AL528]*3600*MIN([.Z528];[.AA528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28]/24*[.C$543]/8*[.Q528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28]*[.$F$230]" office:value-type="float" office:value="0" calcext:value-type="float">
            <text:p>0.0</text:p>
          </table:table-cell>
          <table:table-cell table:style-name="ce198" table:formula="of:=[.AM528]*0.1" office:value-type="float" office:value="0" calcext:value-type="float">
            <text:p>0.0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528:.U528])*1000/[.U$8];1)" office:value-type="float" office:value="3130" calcext:value-type="float">
            <text:p>3130</text:p>
          </table:table-cell>
          <table:table-cell table:style-name="ce132" table:formula="of:=IF([.AQ528]&lt;2;0;INT(LOG([.AQ528]-1;2)+1.33))" office:value-type="float" office:value="12" calcext:value-type="float">
            <text:p>12</text:p>
          </table:table-cell>
          <table:table-cell table:style-name="ce196" table:formula="of:=MAX(([.V528]+[.W528]/5+[.X528]/5)*1000/[.U$8];1)" office:value-type="float" office:value="124" calcext:value-type="float">
            <text:p>124</text:p>
          </table:table-cell>
          <table:table-cell table:style-name="ce132" table:formula="of:=IF([.AS528]&lt;2;0;INT(LOG([.AS528]-1;2)+1.33))" office:value-type="float" office:value="8" calcext:value-type="float">
            <text:p>8</text:p>
          </table:table-cell>
          <table:table-cell table:style-name="ce196" table:formula="of:=([.Y528]+[.AA528])+IF([.AR528]&gt;0.9;SUM([.R528:.U528])*1000/(2^([.AR528]-1)+1);SUM([.R528:.U528])*1000)+IF([.AT528]&gt;0.9;([.V528]+[.W528]/5+[.X528]/5)*1000/(2^([.AT528]-1)+1);([.V528]+[.W528]/5+[.X528]/5)*1000)" office:value-type="float" office:value="482.552967296965" calcext:value-type="float">
            <text:p>483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28]+([.AM529]+[.AN529]+[.AO529])/24" office:value-type="float" office:value="21.4020138888889" calcext:value-type="float">
            <text:p>21.4</text:p>
          </table:table-cell>
          <table:table-cell table:style-name="ce252"/>
          <table:table-cell table:style-name="ce231" office:value-type="string" calcext:value-type="string">
            <text:p><text:span text:style-name="T3">Hall access</text:span> for SHMS rotation to small angle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324"/>
          <table:table-cell table:style-name="ce232" table:number-columns-repeated="6"/>
          <table:table-cell table:style-name="ce239"/>
          <table:table-cell table:style-name="ce193"/>
          <table:table-cell table:style-name="ce172"/>
          <table:table-cell table:style-name="ce227"/>
          <table:table-cell table:style-name="ce253"/>
          <table:table-cell table:style-name="ce172" table:number-columns-repeated="2"/>
          <table:table-cell table:style-name="ce170" table:number-columns-repeated="7"/>
          <table:table-cell table:style-name="ce206"/>
          <table:table-cell table:style-name="ce173" office:value-type="float" office:value="4" calcext:value-type="float">
            <text:p>4.0</text:p>
          </table:table-cell>
          <table:table-cell table:style-name="ce198"/>
          <table:table-cell table:style-name="ce172" table:number-columns-repeated="2"/>
          <table:table-cell table:number-columns-repeated="5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6">
          <table:table-cell table:style-name="ce5" table:formula="of:=[.A529]+([.AM530]+[.AN530]+[.AO530])/24" office:value-type="float" office:value="21.4020138888889" calcext:value-type="float">
            <text:p>21.4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26" office:value-type="float" office:value="6" calcext:value-type="float">
            <text:p>6.00</text:p>
          </table:table-cell>
          <table:table-cell table:style-name="ce184"/>
          <table:table-cell table:style-name="ce192" table:formula="of:=[.K$527]+[.N530]" office:value-type="float" office:value="35.55" calcext:value-type="float">
            <text:p>35.55</text:p>
          </table:table-cell>
          <table:table-cell table:style-name="ce199" office:value-type="float" office:value="70" calcext:value-type="float">
            <text:p>70</text:p>
          </table:table-cell>
          <table:table-cell table:style-name="ce170"/>
          <table:table-cell table:style-name="ce193" table:formula="of:=305000/1000*[.Q530]/70" office:value-type="float" office:value="305" calcext:value-type="float">
            <text:p>305</text:p>
          </table:table-cell>
          <table:table-cell table:style-name="ce193" table:formula="of:=98000/1000*[.Q530]/70" office:value-type="float" office:value="98" calcext:value-type="float">
            <text:p>98</text:p>
          </table:table-cell>
          <table:table-cell table:style-name="ce193" table:formula="of:=82000/1000*[.Q530]/70" office:value-type="float" office:value="82" calcext:value-type="float">
            <text:p>82</text:p>
          </table:table-cell>
          <table:table-cell table:style-name="ce193" table:formula="of:=2.1*[.Q530]/70" office:value-type="float" office:value="2.1" calcext:value-type="float">
            <text:p>2</text:p>
          </table:table-cell>
          <table:table-cell table:style-name="ce193" table:formula="of:=40500/1000*[.Q530]/70" office:value-type="float" office:value="40.5" calcext:value-type="float">
            <text:p>41</text:p>
          </table:table-cell>
          <table:table-cell table:style-name="ce193" table:formula="of:=11000/1000*[.Q530]/70" office:value-type="float" office:value="11" calcext:value-type="float">
            <text:p>11</text:p>
          </table:table-cell>
          <table:table-cell table:style-name="ce193" table:formula="of:=SUM([.R530:.U530])*1000*([.V530]+([.W530]+[.X530])/5)*1000*(0.00000006)" office:value-type="float" office:value="360.84" calcext:value-type="float">
            <text:p>361</text:p>
          </table:table-cell>
          <table:table-cell/>
          <table:table-cell table:style-name="ce173" table:formula="of:=55261/3600/24*[.Q530]/70*([.$C$543]/8)" office:value-type="float" office:value="0.799493634259259" calcext:value-type="float">
            <text:p>0.8</text:p>
          </table:table-cell>
          <table:table-cell table:style-name="ce170" table:formula="of:=[.AL530]*3600*MIN([.Z530];[.AA530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0]/24*[.C$543]/8*[.Q530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30]*[.$F$230]" office:value-type="float" office:value="0" calcext:value-type="float">
            <text:p>0.0</text:p>
          </table:table-cell>
          <table:table-cell table:style-name="ce198" table:formula="of:=[.AM530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530:.U530])*1000/[.U$8];1)" office:value-type="float" office:value="4850" calcext:value-type="float">
            <text:p>4850</text:p>
          </table:table-cell>
          <table:table-cell table:style-name="ce132" table:formula="of:=IF([.AQ530]&lt;2;0;INT(LOG([.AQ530]-1;2)+1.33))" office:value-type="float" office:value="13" calcext:value-type="float">
            <text:p>13</text:p>
          </table:table-cell>
          <table:table-cell table:style-name="ce196" table:formula="of:=MAX(([.V530]+[.W530]/5+[.X530]/5)*1000/[.U$8];1)" office:value-type="float" office:value="124" calcext:value-type="float">
            <text:p>124</text:p>
          </table:table-cell>
          <table:table-cell table:style-name="ce132" table:formula="of:=IF([.AS530]&lt;2;0;INT(LOG([.AS530]-1;2)+1.33))" office:value-type="float" office:value="8" calcext:value-type="float">
            <text:p>8</text:p>
          </table:table-cell>
          <table:table-cell table:style-name="ce196" table:formula="of:=([.Y530]+[.AA530])+IF([.AR530]&gt;0.9;SUM([.R530:.U530])*1000/(2^([.AR530]-1)+1);SUM([.R530:.U530])*1000)+IF([.AT530]&gt;0.9;([.V530]+[.W530]/5+[.X530]/5)*1000/(2^([.AT530]-1)+1);([.V530]+[.W530]/5+[.X530]/5)*1000)" office:value-type="float" office:value="576.142826570251" calcext:value-type="float">
            <text:p>576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30]+([.AM531]+[.AN531]+[.AO531])/24" office:value-type="float" office:value="21.7686805555556" calcext:value-type="float">
            <text:p>21.8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15" office:value-type="float" office:value="5.5" calcext:value-type="float">
            <text:p>5.50</text:p>
          </table:table-cell>
          <table:table-cell table:style-name="ce184"/>
          <table:table-cell table:style-name="ce192" table:formula="of:=[.K$527]+[.N531]" office:value-type="float" office:value="35.05" calcext:value-type="float">
            <text:p>35.05</text:p>
          </table:table-cell>
          <table:table-cell table:style-name="ce209" office:value-type="float" office:value="65" calcext:value-type="float">
            <text:p>65</text:p>
          </table:table-cell>
          <table:table-cell table:style-name="ce170"/>
          <table:table-cell table:style-name="ce193" table:formula="of:=400000/1000*[.Q531]/70" office:value-type="float" office:value="371.428571428571" calcext:value-type="float">
            <text:p>371</text:p>
          </table:table-cell>
          <table:table-cell table:style-name="ce193" table:formula="of:=120000/1000*[.Q531]/70" office:value-type="float" office:value="111.428571428571" calcext:value-type="float">
            <text:p>111</text:p>
          </table:table-cell>
          <table:table-cell table:style-name="ce193" table:formula="of:=96000/1000*[.Q531]/70" office:value-type="float" office:value="89.1428571428571" calcext:value-type="float">
            <text:p>89</text:p>
          </table:table-cell>
          <table:table-cell table:style-name="ce193" table:formula="of:=2.1*[.Q531]/70" office:value-type="float" office:value="1.95" calcext:value-type="float">
            <text:p>2</text:p>
          </table:table-cell>
          <table:table-cell table:style-name="ce193" table:formula="of:=40500/1000*[.Q531]/70" office:value-type="float" office:value="37.6071428571429" calcext:value-type="float">
            <text:p>38</text:p>
          </table:table-cell>
          <table:table-cell table:style-name="ce193" table:formula="of:=11000/1000*[.Q531]/70" office:value-type="float" office:value="10.2142857142857" calcext:value-type="float">
            <text:p>10</text:p>
          </table:table-cell>
          <table:table-cell table:style-name="ce193" table:formula="of:=SUM([.R531:.U531])*1000*([.V531]+([.W531]+[.X531])/5)*1000*(0.00000006)" office:value-type="float" office:value="395.170285714286" calcext:value-type="float">
            <text:p>395</text:p>
          </table:table-cell>
          <table:table-cell/>
          <table:table-cell table:style-name="ce173" table:formula="of:=55261/3600/24*[.Q531]/70*([.$C$543]/8)" office:value-type="float" office:value="0.742386946097884" calcext:value-type="float">
            <text:p>0.7</text:p>
          </table:table-cell>
          <table:table-cell table:style-name="ce170" table:formula="of:=[.AL531]*3600*MIN([.Z531];[.AA531])" office:value-type="float" office:value="10690.3720238095" calcext:value-type="float">
            <text:p>1069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1]/24*[.C$543]/8*[.Q531]/70" office:value-type="float" office:value="10690.3720238095" calcext:value-type="float">
            <text:p>10690</text:p>
          </table:table-cell>
          <table:table-cell table:style-name="ce170" table:number-columns-repeated="6"/>
          <table:table-cell table:style-name="ce173" office:value-type="float" office:value="4" calcext:value-type="float">
            <text:p>4.0</text:p>
          </table:table-cell>
          <table:table-cell table:style-name="ce198" table:formula="of:=[.AL531]*[.$F$230]" office:value-type="float" office:value="8" calcext:value-type="float">
            <text:p>8.0</text:p>
          </table:table-cell>
          <table:table-cell table:style-name="ce198" table:formula="of:=[.AM531]*0.1" office:value-type="float" office:value="0.8" calcext:value-type="float">
            <text:p>0.8</text:p>
          </table:table-cell>
          <table:table-cell table:style-name="ce53"/>
          <table:table-cell table:style-name="ce40"/>
          <table:table-cell table:style-name="ce196" table:formula="of:=MAX(SUM([.R531:.U531])*1000/[.U$8];1)" office:value-type="float" office:value="5720" calcext:value-type="float">
            <text:p>5720</text:p>
          </table:table-cell>
          <table:table-cell table:style-name="ce132" table:formula="of:=IF([.AQ531]&lt;2;0;INT(LOG([.AQ531]-1;2)+1.33))" office:value-type="float" office:value="13" calcext:value-type="float">
            <text:p>13</text:p>
          </table:table-cell>
          <table:table-cell table:style-name="ce196" table:formula="of:=MAX(([.V531]+[.W531]/5+[.X531]/5)*1000/[.U$8];1)" office:value-type="float" office:value="115.142857142857" calcext:value-type="float">
            <text:p>115</text:p>
          </table:table-cell>
          <table:table-cell table:style-name="ce132" table:formula="of:=IF([.AS531]&lt;2;0;INT(LOG([.AS531]-1;2)+1.33))" office:value-type="float" office:value="8" calcext:value-type="float">
            <text:p>8</text:p>
          </table:table-cell>
          <table:table-cell table:style-name="ce196" table:formula="of:=([.Y531]+[.AA531])+IF([.AR531]&gt;0.9;SUM([.R531:.U531])*1000/(2^([.AR531]-1)+1);SUM([.R531:.U531])*1000)+IF([.AT531]&gt;0.9;([.V531]+[.W531]/5+[.X531]/5)*1000/(2^([.AT531]-1)+1);([.V531]+[.W531]/5+[.X531]/5)*1000)" office:value-type="float" office:value="624.785053418148" calcext:value-type="float">
            <text:p>625</text:p>
          </table:table-cell>
          <table:table-cell table:style-name="ce24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31]+([.AM532]+[.AN532]+[.AO532])/24" office:value-type="float" office:value="21.7686805555556" calcext:value-type="float">
            <text:p>21.8</text:p>
          </table:table-cell>
          <table:table-cell/>
          <table:table-cell table:style-name="ce244" office:value-type="string" calcext:value-type="string">
            <text:p>Take periodic HMS-3/4 runs when P_hms&lt;3 GeV/c</text:p>
          </table:table-cell>
          <table:table-cell table:number-columns-repeated="7"/>
          <table:table-cell table:style-name="ce1" table:number-columns-repeated="2"/>
          <table:table-cell/>
          <table:table-cell table:style-name="ce1" table:number-columns-repeated="2"/>
          <table:table-cell table:style-name="ce192"/>
          <table:table-cell table:number-columns-repeated="2"/>
          <table:table-cell table:style-name="ce23" table:number-columns-repeated="4"/>
          <table:table-cell/>
          <table:table-cell table:style-name="ce23"/>
          <table:table-cell table:style-name="ce193"/>
          <table:table-cell table:style-name="ce172"/>
          <table:table-cell/>
          <table:table-cell table:style-name="ce170"/>
          <table:table-cell table:number-columns-repeated="2"/>
          <table:table-cell table:style-name="ce170" table:number-columns-repeated="7"/>
          <table:table-cell table:style-name="ce173"/>
          <table:table-cell table:style-name="ce198" table:number-columns-repeated="2"/>
          <table:table-cell/>
          <table:table-cell table:style-name="ce1"/>
          <table:table-cell table:style-name="ce196"/>
          <table:table-cell table:style-name="ce132"/>
          <table:table-cell table:style-name="ce196"/>
          <table:table-cell table:style-name="ce132"/>
          <table:table-cell table:style-name="ce196"/>
          <table:table-cell table:style-name="ce1" table:number-columns-repeated="23"/>
          <table:table-cell table:number-columns-repeated="954"/>
        </table:table-row>
        <table:table-row table:style-name="ro6">
          <table:table-cell table:style-name="ce5" table:formula="of:=[.A532]+([.AM533]+[.AN533]+[.AO533])/24" office:value-type="float" office:value="22.5770138888889" calcext:value-type="float">
            <text:p>22.6</text:p>
          </table:table-cell>
          <table:table-cell table:style-name="ce284"/>
          <table:table-cell table:style-name="ce171" office:value-type="float" office:value="6.399" calcext:value-type="float">
            <text:p>6.399</text:p>
          </table:table-cell>
          <table:table-cell table:style-name="ce199" office:value-type="float" office:value="2100" calcext:value-type="float">
            <text:p>2100</text:p>
          </table:table-cell>
          <table:table-cell table:style-name="ce192" office:value-type="float" office:value="1.6" calcext:value-type="float">
            <text:p>1.60</text:p>
          </table:table-cell>
          <table:table-cell table:style-name="ce192" office:value-type="float" office:value="3.08" calcext:value-type="float">
            <text:p>3.08</text:p>
          </table:table-cell>
          <table:table-cell table:style-name="ce205" office:value-type="float" office:value="0.1568" calcext:value-type="float">
            <text:p>0.1568</text:p>
          </table:table-cell>
          <table:table-cell table:style-name="ce184" office:value-type="float" office:value="0.026" calcext:value-type="float">
            <text:p>0.026</text:p>
          </table:table-cell>
          <table:table-cell table:style-name="ce185" office:value-type="string" calcext:value-type="string">
            <text:p>LD+</text:p>
          </table:table-cell>
          <table:table-cell table:style-name="ce184" office:value-type="float" office:value="0.2694" calcext:value-type="float">
            <text:p>0.269</text:p>
          </table:table-cell>
          <table:table-cell table:style-name="ce192" office:value-type="float" office:value="29.55" calcext:value-type="float">
            <text:p>29.55</text:p>
          </table:table-cell>
          <table:table-cell table:style-name="ce184" office:value-type="float" office:value="0.96" calcext:value-type="float">
            <text:p>0.960</text:p>
          </table:table-cell>
          <table:table-cell table:style-name="ce325" office:value-type="float" office:value="4.87" calcext:value-type="float">
            <text:p>4.87</text:p>
          </table:table-cell>
          <table:table-cell table:style-name="ce242" office:value-type="float" office:value="5.5" calcext:value-type="float">
            <text:p>5.50</text:p>
          </table:table-cell>
          <table:table-cell table:style-name="ce184" office:value-type="float" office:value="5.4218" calcext:value-type="float">
            <text:p>5.422</text:p>
          </table:table-cell>
          <table:table-cell table:style-name="ce192" table:formula="of:=[.K$527]+[.N533]" office:value-type="float" office:value="35.05" calcext:value-type="float">
            <text:p>35.05</text:p>
          </table:table-cell>
          <table:table-cell table:style-name="ce243" office:value-type="float" office:value="35" calcext:value-type="float">
            <text:p>35</text:p>
          </table:table-cell>
          <table:table-cell/>
          <table:table-cell table:style-name="ce193" table:formula="of:=400000/1000*[.Q533]/70*2" office:value-type="float" office:value="400" calcext:value-type="float">
            <text:p>400</text:p>
          </table:table-cell>
          <table:table-cell table:style-name="ce193" table:formula="of:=120000/1000*[.Q533]/70*2" office:value-type="float" office:value="120" calcext:value-type="float">
            <text:p>120</text:p>
          </table:table-cell>
          <table:table-cell table:style-name="ce193" table:formula="of:=96000/1000*[.Q533]/70*2" office:value-type="float" office:value="96" calcext:value-type="float">
            <text:p>96</text:p>
          </table:table-cell>
          <table:table-cell table:style-name="ce193" table:formula="of:=2.1*[.Q533]/70*2" office:value-type="float" office:value="2.1" calcext:value-type="float">
            <text:p>2</text:p>
          </table:table-cell>
          <table:table-cell table:style-name="ce193" table:formula="of:=40500/1000*[.Q533]/70*2" office:value-type="float" office:value="40.5" calcext:value-type="float">
            <text:p>41</text:p>
          </table:table-cell>
          <table:table-cell table:style-name="ce193" table:formula="of:=11000/1000*[.Q533]/70*2" office:value-type="float" office:value="11" calcext:value-type="float">
            <text:p>11</text:p>
          </table:table-cell>
          <table:table-cell table:style-name="ce193" table:formula="of:=SUM([.R533:.U533])*1000*([.V533]+([.W533]+[.X533])/5)*1000*(0.00000006)" office:value-type="float" office:value="458.304" calcext:value-type="float">
            <text:p>458</text:p>
          </table:table-cell>
          <table:table-cell/>
          <table:table-cell table:style-name="ce173" table:formula="of:=55261/3600/24*[.Q533]/70*([.$C$543]/8)" office:value-type="float" office:value="0.39974681712963" calcext:value-type="float">
            <text:p>0.4</text:p>
          </table:table-cell>
          <table:table-cell table:style-name="ce170" table:formula="of:=[.AL533]*3600*MIN([.Z533];[.AA533])" office:value-type="float" office:value="10073.6197916667" calcext:value-type="float">
            <text:p>10074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3]/24*[.C$543]/8*[.Q533]/70" office:value-type="float" office:value="10073.6197916667" calcext:value-type="float">
            <text:p>10074</text:p>
          </table:table-cell>
          <table:table-cell table:style-name="ce170" table:number-columns-repeated="6"/>
          <table:table-cell table:style-name="ce173" office:value-type="float" office:value="7" calcext:value-type="float">
            <text:p>7.0</text:p>
          </table:table-cell>
          <table:table-cell table:style-name="ce198" table:formula="of:=[.AL533]*[.$F$230]" office:value-type="float" office:value="14" calcext:value-type="float">
            <text:p>14.0</text:p>
          </table:table-cell>
          <table:table-cell table:style-name="ce198" table:formula="of:=[.AM533]*0.1" office:value-type="float" office:value="1.4" calcext:value-type="float">
            <text:p>1.4</text:p>
          </table:table-cell>
          <table:table-cell table:style-name="ce41" office:value-type="float" office:value="4" calcext:value-type="float">
            <text:p>4</text:p>
          </table:table-cell>
          <table:table-cell table:style-name="ce36" office:value-type="float" office:value="12.8" calcext:value-type="float">
            <text:p>12.8</text:p>
          </table:table-cell>
          <table:table-cell table:style-name="ce196" table:formula="of:=MAX(SUM([.R533:.U533])*1000/[.U$8];1)" office:value-type="float" office:value="6160" calcext:value-type="float">
            <text:p>6160</text:p>
          </table:table-cell>
          <table:table-cell table:style-name="ce132" table:formula="of:=IF([.AQ533]&lt;2;0;INT(LOG([.AQ533]-1;2)+1.33))" office:value-type="float" office:value="13" calcext:value-type="float">
            <text:p>13</text:p>
          </table:table-cell>
          <table:table-cell table:style-name="ce196" table:formula="of:=MAX(([.V533]+[.W533]/5+[.X533]/5)*1000/[.U$8];1)" office:value-type="float" office:value="124" calcext:value-type="float">
            <text:p>124</text:p>
          </table:table-cell>
          <table:table-cell table:style-name="ce132" table:formula="of:=IF([.AS533]&lt;2;0;INT(LOG([.AS533]-1;2)+1.33))" office:value-type="float" office:value="8" calcext:value-type="float">
            <text:p>8</text:p>
          </table:table-cell>
          <table:table-cell table:style-name="ce196" table:formula="of:=([.Y533]+[.AA533])+IF([.AR533]&gt;0.9;SUM([.R533:.U533])*1000/(2^([.AR533]-1)+1);SUM([.R533:.U533])*1000)+IF([.AT533]&gt;0.9;([.V533]+[.W533]/5+[.X533]/5)*1000/(2^([.AT533]-1)+1);([.V533]+[.W533]/5+[.X533]/5)*1000)" office:value-type="float" office:value="705.181695325492" calcext:value-type="float">
            <text:p>705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33]+([.AM534]+[.AN534]+[.AO534])/24" office:value-type="float" office:value="22.5770138888889" calcext:value-type="float">
            <text:p>22.6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26" office:value-type="float" office:value="6" calcext:value-type="float">
            <text:p>6.00</text:p>
          </table:table-cell>
          <table:table-cell table:style-name="ce184"/>
          <table:table-cell table:style-name="ce192" table:formula="of:=[.K$527]+[.N534]" office:value-type="float" office:value="35.55" calcext:value-type="float">
            <text:p>35.55</text:p>
          </table:table-cell>
          <table:table-cell table:style-name="ce323" office:value-type="float" office:value="45" calcext:value-type="float">
            <text:p>45</text:p>
          </table:table-cell>
          <table:table-cell table:style-name="ce170"/>
          <table:table-cell table:style-name="ce193" table:formula="of:=305000/1000*[.Q534]/70*2" office:value-type="float" office:value="392.142857142857" calcext:value-type="float">
            <text:p>392</text:p>
          </table:table-cell>
          <table:table-cell table:style-name="ce193" table:formula="of:=98000/1000*[.Q534]/70*2" office:value-type="float" office:value="126" calcext:value-type="float">
            <text:p>126</text:p>
          </table:table-cell>
          <table:table-cell table:style-name="ce193" table:formula="of:=82000/1000*[.Q534]/70*2" office:value-type="float" office:value="105.428571428571" calcext:value-type="float">
            <text:p>105</text:p>
          </table:table-cell>
          <table:table-cell table:style-name="ce193" table:formula="of:=2.1*[.Q534]/70*2" office:value-type="float" office:value="2.7" calcext:value-type="float">
            <text:p>3</text:p>
          </table:table-cell>
          <table:table-cell table:style-name="ce193" table:formula="of:=40500/1000*[.Q534]/70*2" office:value-type="float" office:value="52.0714285714286" calcext:value-type="float">
            <text:p>52</text:p>
          </table:table-cell>
          <table:table-cell table:style-name="ce193" table:formula="of:=11000/1000*[.Q534]/70*2" office:value-type="float" office:value="14.1428571428571" calcext:value-type="float">
            <text:p>14</text:p>
          </table:table-cell>
          <table:table-cell table:style-name="ce193" table:formula="of:=SUM([.R534:.U534])*1000*([.V534]+([.W534]+[.X534])/5)*1000*(0.00000006)" office:value-type="float" office:value="596.490612244898" calcext:value-type="float">
            <text:p>596</text:p>
          </table:table-cell>
          <table:table-cell/>
          <table:table-cell table:style-name="ce173" table:formula="of:=55261/3600/24*[.Q534]/70*([.$C$543]/8)" office:value-type="float" office:value="0.513960193452381" calcext:value-type="float">
            <text:p>0.5</text:p>
          </table:table-cell>
          <table:table-cell table:style-name="ce170" table:formula="of:=[.AL534]*3600*MIN([.Z534];[.AA534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4]/24*[.C$543]/8*[.Q534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34]*[.$F$230]" office:value-type="float" office:value="0" calcext:value-type="float">
            <text:p>0.0</text:p>
          </table:table-cell>
          <table:table-cell table:style-name="ce198" table:formula="of:=[.AM534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534:.U534])*1000/[.U$8];1)" office:value-type="float" office:value="6235.71428571429" calcext:value-type="float">
            <text:p>6236</text:p>
          </table:table-cell>
          <table:table-cell table:style-name="ce132" table:formula="of:=IF([.AQ534]&lt;2;0;INT(LOG([.AQ534]-1;2)+1.33))" office:value-type="float" office:value="13" calcext:value-type="float">
            <text:p>13</text:p>
          </table:table-cell>
          <table:table-cell table:style-name="ce196" table:formula="of:=MAX(([.V534]+[.W534]/5+[.X534]/5)*1000/[.U$8];1)" office:value-type="float" office:value="159.428571428571" calcext:value-type="float">
            <text:p>159</text:p>
          </table:table-cell>
          <table:table-cell table:style-name="ce132" table:formula="of:=IF([.AS534]&lt;2;0;INT(LOG([.AS534]-1;2)+1.33))" office:value-type="float" office:value="8" calcext:value-type="float">
            <text:p>8</text:p>
          </table:table-cell>
          <table:table-cell table:style-name="ce196" table:formula="of:=([.Y534]+[.AA534])+IF([.AR534]&gt;0.9;SUM([.R534:.U534])*1000/(2^([.AR534]-1)+1);SUM([.R534:.U534])*1000)+IF([.AT534]&gt;0.9;([.V534]+[.W534]/5+[.X534]/5)*1000/(2^([.AT534]-1)+1);([.V534]+[.W534]/5+[.X534]/5)*1000)" office:value-type="float" office:value="872.794571927483" calcext:value-type="float">
            <text:p>873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4">
          <table:table-cell table:style-name="ce5" table:formula="of:=[.A534]+([.AM535]+[.AN535]+[.AO535])/24" office:value-type="float" office:value="22.6186805555556" calcext:value-type="float">
            <text:p>22.6</text:p>
          </table:table-cell>
          <table:table-cell/>
          <table:table-cell table:style-name="ce231" office:value-type="string" calcext:value-type="string">
            <text:p>SHMS rotation to larger angle (expert observers needed, but not hall access)</text:p>
          </table:table-cell>
          <table:table-cell table:style-name="ce232" table:number-columns-repeated="2"/>
          <table:table-cell table:style-name="ce233"/>
          <table:table-cell table:style-name="ce234"/>
          <table:table-cell table:style-name="ce235"/>
          <table:table-cell table:style-name="ce236"/>
          <table:table-cell table:style-name="ce232"/>
          <table:table-cell table:style-name="ce234"/>
          <table:table-cell table:style-name="ce232" table:number-columns-repeated="2"/>
          <table:table-cell table:style-name="ce234"/>
          <table:table-cell table:style-name="ce232"/>
          <table:table-cell table:style-name="ce237"/>
          <table:table-cell table:style-name="ce238"/>
          <table:table-cell table:style-name="ce232" table:number-columns-repeated="6"/>
          <table:table-cell table:style-name="ce239"/>
          <table:table-cell table:style-name="ce193"/>
          <table:table-cell table:number-columns-repeated="2"/>
          <table:table-cell table:style-name="ce171"/>
          <table:table-cell table:style-name="ce240" table:number-columns-repeated="2"/>
          <table:table-cell table:style-name="ce170" table:number-columns-repeated="7"/>
          <table:table-cell table:style-name="ce173"/>
          <table:table-cell table:style-name="ce173" office:value-type="float" office:value="1" calcext:value-type="float">
            <text:p>1.0</text:p>
          </table:table-cell>
          <table:table-cell table:style-name="ce198"/>
          <table:table-cell table:style-name="ce172" table:number-columns-repeated="2"/>
          <table:table-cell/>
          <table:table-cell table:style-name="ce41"/>
          <table:table-cell table:style-name="ce40"/>
          <table:table-cell table:style-name="ce41"/>
          <table:table-cell table:style-name="ce40"/>
          <table:table-cell table:style-name="ce172"/>
          <table:table-cell table:style-name="ce170" table:number-columns-repeated="4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style-name="ce170" table:number-columns-repeated="7"/>
          <table:table-cell table:style-name="ce241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71"/>
          <table:table-cell table:style-name="ce172"/>
          <table:table-cell table:style-name="ce171"/>
          <table:table-cell table:style-name="ce172" table:number-columns-repeated="2"/>
          <table:table-cell table:style-name="ce171"/>
          <table:table-cell table:style-name="ce172"/>
          <table:table-cell table:style-name="ce199"/>
          <table:table-cell table:number-columns-repeated="3"/>
        </table:table-row>
        <table:table-row table:style-name="ro6">
          <table:table-cell table:style-name="ce5" table:formula="of:=[.A535]+([.AM536]+[.AN536]+[.AO536])/24" office:value-type="float" office:value="22.6186805555556" calcext:value-type="float">
            <text:p>22.6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326" office:value-type="float" office:value="6.87" calcext:value-type="float">
            <text:p>6.87</text:p>
          </table:table-cell>
          <table:table-cell table:style-name="ce184"/>
          <table:table-cell table:style-name="ce192" table:formula="of:=[.K$527]+[.N536]" office:value-type="float" office:value="36.42" calcext:value-type="float">
            <text:p>36.42</text:p>
          </table:table-cell>
          <table:table-cell table:style-name="ce199" office:value-type="float" office:value="70" calcext:value-type="float">
            <text:p>70</text:p>
          </table:table-cell>
          <table:table-cell table:style-name="ce170"/>
          <table:table-cell table:style-name="ce193" table:formula="of:=188000/1000*[.Q536]/70*2" office:value-type="float" office:value="376" calcext:value-type="float">
            <text:p>376</text:p>
          </table:table-cell>
          <table:table-cell table:style-name="ce193" table:formula="of:=65000/1000*[.Q536]/70*2" office:value-type="float" office:value="130" calcext:value-type="float">
            <text:p>130</text:p>
          </table:table-cell>
          <table:table-cell table:style-name="ce193" table:formula="of:=60000/1000*[.Q536]/70*2" office:value-type="float" office:value="120" calcext:value-type="float">
            <text:p>120</text:p>
          </table:table-cell>
          <table:table-cell table:style-name="ce193" table:formula="of:=2.1*[.Q536]/70*2" office:value-type="float" office:value="4.2" calcext:value-type="float">
            <text:p>4</text:p>
          </table:table-cell>
          <table:table-cell table:style-name="ce193" table:formula="of:=40500/1000*[.Q536]/70*2" office:value-type="float" office:value="81" calcext:value-type="float">
            <text:p>81</text:p>
          </table:table-cell>
          <table:table-cell table:style-name="ce193" table:formula="of:=11000/1000*[.Q536]/70*2" office:value-type="float" office:value="22" calcext:value-type="float">
            <text:p>22</text:p>
          </table:table-cell>
          <table:table-cell table:style-name="ce193" table:formula="of:=SUM([.R536:.U536])*1000*([.V536]+([.W536]+[.X536])/5)*1000*(0.00000006)" office:value-type="float" office:value="931.488" calcext:value-type="float">
            <text:p>931</text:p>
          </table:table-cell>
          <table:table-cell/>
          <table:table-cell table:style-name="ce173" table:formula="of:=55261/3600/24*[.Q536]/70*([.$C$543]/8)" office:value-type="float" office:value="0.799493634259259" calcext:value-type="float">
            <text:p>0.8</text:p>
          </table:table-cell>
          <table:table-cell table:style-name="ce170" table:formula="of:=[.AL536]*3600*MIN([.Z536];[.AA536])" office:value-type="float" office:value="0" calcext:value-type="float">
            <text:p>0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6]/24*[.C$543]/8*[.Q536]/70" office:value-type="float" office:value="0" calcext:value-type="float">
            <text:p>0</text:p>
          </table:table-cell>
          <table:table-cell table:style-name="ce170" table:number-columns-repeated="6"/>
          <table:table-cell table:style-name="ce173" office:value-type="float" office:value="0" calcext:value-type="float">
            <text:p>0.0</text:p>
          </table:table-cell>
          <table:table-cell table:style-name="ce198" table:formula="of:=[.AL536]*[.$F$230]" office:value-type="float" office:value="0" calcext:value-type="float">
            <text:p>0.0</text:p>
          </table:table-cell>
          <table:table-cell table:style-name="ce198" table:formula="of:=[.AM536]*0.1" office:value-type="float" office:value="0" calcext:value-type="float">
            <text:p>0.0</text:p>
          </table:table-cell>
          <table:table-cell table:style-name="ce53"/>
          <table:table-cell table:style-name="ce40"/>
          <table:table-cell table:style-name="ce196" table:formula="of:=MAX(SUM([.R536:.U536])*1000/[.U$8];1)" office:value-type="float" office:value="6260" calcext:value-type="float">
            <text:p>6260</text:p>
          </table:table-cell>
          <table:table-cell table:style-name="ce132" table:formula="of:=IF([.AQ536]&lt;2;0;INT(LOG([.AQ536]-1;2)+1.33))" office:value-type="float" office:value="13" calcext:value-type="float">
            <text:p>13</text:p>
          </table:table-cell>
          <table:table-cell table:style-name="ce196" table:formula="of:=MAX(([.V536]+[.W536]/5+[.X536]/5)*1000/[.U$8];1)" office:value-type="float" office:value="248" calcext:value-type="float">
            <text:p>248</text:p>
          </table:table-cell>
          <table:table-cell table:style-name="ce132" table:formula="of:=IF([.AS536]&lt;2;0;INT(LOG([.AS536]-1;2)+1.33))" office:value-type="float" office:value="9" calcext:value-type="float">
            <text:p>9</text:p>
          </table:table-cell>
          <table:table-cell table:style-name="ce196" table:formula="of:=([.Y536]+[.AA536])+IF([.AR536]&gt;0.9;SUM([.R536:.U536])*1000/(2^([.AR536]-1)+1);SUM([.R536:.U536])*1000)+IF([.AT536]&gt;0.9;([.V536]+[.W536]/5+[.X536]/5)*1000/(2^([.AT536]-1)+1);([.V536]+[.W536]/5+[.X536]/5)*1000)" office:value-type="float" office:value="1181.58027595861" calcext:value-type="float">
            <text:p>1182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>
          <table:table-cell table:style-name="ce5" table:formula="of:=[.A536]+([.AM537]+[.AN537]+[.AO537])/24" office:value-type="float" office:value="22.9028472222222" calcext:value-type="float">
            <text:p>22.9</text:p>
          </table:table-cell>
          <table:table-cell table:style-name="ce284"/>
          <table:table-cell table:style-name="ce177"/>
          <table:table-cell table:style-name="ce199"/>
          <table:table-cell table:style-name="ce172" table:number-columns-repeated="2"/>
          <table:table-cell table:style-name="ce227"/>
          <table:table-cell table:style-name="ce171"/>
          <table:table-cell table:style-name="ce201"/>
          <table:table-cell table:style-name="ce184"/>
          <table:table-cell table:style-name="ce192"/>
          <table:table-cell table:style-name="ce184"/>
          <table:table-cell table:style-name="ce192"/>
          <table:table-cell table:style-name="ce192" office:value-type="float" office:value="7.5" calcext:value-type="float">
            <text:p>7.50</text:p>
          </table:table-cell>
          <table:table-cell table:style-name="ce184"/>
          <table:table-cell table:style-name="ce192" table:formula="of:=[.K$527]+[.N537]" office:value-type="float" office:value="37.05" calcext:value-type="float">
            <text:p>37.05</text:p>
          </table:table-cell>
          <table:table-cell table:style-name="ce199" office:value-type="float" office:value="80" calcext:value-type="float">
            <text:p>80</text:p>
          </table:table-cell>
          <table:table-cell table:style-name="ce170"/>
          <table:table-cell table:style-name="ce193" table:formula="of:=130000/1000*[.Q537]/70*2" office:value-type="float" office:value="297.142857142857" calcext:value-type="float">
            <text:p>297</text:p>
          </table:table-cell>
          <table:table-cell table:style-name="ce193" table:formula="of:=47000/1000*[.Q537]/70*2" office:value-type="float" office:value="107.428571428571" calcext:value-type="float">
            <text:p>107</text:p>
          </table:table-cell>
          <table:table-cell table:style-name="ce193" table:formula="of:=48000/1000*[.Q537]/70*2" office:value-type="float" office:value="109.714285714286" calcext:value-type="float">
            <text:p>110</text:p>
          </table:table-cell>
          <table:table-cell table:style-name="ce193" table:formula="of:=2.1*[.Q537]/70*2" office:value-type="float" office:value="4.8" calcext:value-type="float">
            <text:p>5</text:p>
          </table:table-cell>
          <table:table-cell table:style-name="ce193" table:formula="of:=40500/1000*[.Q537]/70*2" office:value-type="float" office:value="92.5714285714286" calcext:value-type="float">
            <text:p>93</text:p>
          </table:table-cell>
          <table:table-cell table:style-name="ce193" table:formula="of:=11000/1000*[.Q537]/70*2" office:value-type="float" office:value="25.1428571428571" calcext:value-type="float">
            <text:p>25</text:p>
          </table:table-cell>
          <table:table-cell table:style-name="ce193" table:formula="of:=SUM([.R537:.U537])*1000*([.V537]+([.W537]+[.X537])/5)*1000*(0.00000006)" office:value-type="float" office:value="874.579591836735" calcext:value-type="float">
            <text:p>875</text:p>
          </table:table-cell>
          <table:table-cell/>
          <table:table-cell table:style-name="ce173" table:formula="of:=55261/3600/24*[.Q537]/70*([.$C$543]/8)" office:value-type="float" office:value="0.913707010582011" calcext:value-type="float">
            <text:p>0.9</text:p>
          </table:table-cell>
          <table:table-cell table:style-name="ce170" table:formula="of:=[.AL537]*3600*MIN([.Z537];[.AA537])" office:value-type="float" office:value="10196.9702380952" calcext:value-type="float">
            <text:p>10197</text:p>
          </table:table-cell>
          <table:table-cell table:style-name="ce172" table:formula="of:=0.998" office:value-type="float" office:value="0.998" calcext:value-type="float">
            <text:p>1.00</text:p>
          </table:table-cell>
          <table:table-cell table:style-name="ce172"/>
          <table:table-cell table:style-name="ce170" table:formula="of:=55261*[.AL537]/24*[.C$543]/8*[.Q537]/70" office:value-type="float" office:value="10196.9702380952" calcext:value-type="float">
            <text:p>10197</text:p>
          </table:table-cell>
          <table:table-cell table:style-name="ce170" table:number-columns-repeated="6"/>
          <table:table-cell table:style-name="ce173" office:value-type="float" office:value="3.1" calcext:value-type="float">
            <text:p>3.1</text:p>
          </table:table-cell>
          <table:table-cell table:style-name="ce198" table:formula="of:=[.AL537]*[.$F$230]" office:value-type="float" office:value="6.2" calcext:value-type="float">
            <text:p>6.2</text:p>
          </table:table-cell>
          <table:table-cell table:style-name="ce198" table:formula="of:=[.AM537]*0.1" office:value-type="float" office:value="0.62" calcext:value-type="float">
            <text:p>0.6</text:p>
          </table:table-cell>
          <table:table-cell table:style-name="ce53"/>
          <table:table-cell table:style-name="ce40"/>
          <table:table-cell table:style-name="ce196" table:formula="of:=MAX(SUM([.R537:.U537])*1000/[.U$8];1)" office:value-type="float" office:value="5142.85714285714" calcext:value-type="float">
            <text:p>5143</text:p>
          </table:table-cell>
          <table:table-cell table:style-name="ce132" table:formula="of:=IF([.AQ537]&lt;2;0;INT(LOG([.AQ537]-1;2)+1.33))" office:value-type="float" office:value="13" calcext:value-type="float">
            <text:p>13</text:p>
          </table:table-cell>
          <table:table-cell table:style-name="ce196" table:formula="of:=MAX(([.V537]+[.W537]/5+[.X537]/5)*1000/[.U$8];1)" office:value-type="float" office:value="283.428571428571" calcext:value-type="float">
            <text:p>283</text:p>
          </table:table-cell>
          <table:table-cell table:style-name="ce132" table:formula="of:=IF([.AS537]&lt;2;0;INT(LOG([.AS537]-1;2)+1.33))" office:value-type="float" office:value="9" calcext:value-type="float">
            <text:p>9</text:p>
          </table:table-cell>
          <table:table-cell table:style-name="ce196" table:formula="of:=([.Y537]+[.AA537])+IF([.AR537]&gt;0.9;SUM([.R537:.U537])*1000/(2^([.AR537]-1)+1);SUM([.R537:.U537])*1000)+IF([.AT537]&gt;0.9;([.V537]+[.W537]/5+[.X537]/5)*1000/(2^([.AT537]-1)+1);([.V537]+[.W537]/5+[.X537]/5)*1000)" office:value-type="float" office:value="1111.30417905454" calcext:value-type="float">
            <text:p>1111</text:p>
          </table:table-cell>
          <table:table-cell table:style-name="ce53"/>
          <table:table-cell table:number-columns-repeated="22"/>
          <table:table-cell table:style-name="ce24" table:number-columns-repeated="954"/>
        </table:table-row>
        <table:table-row table:style-name="ro6" table:number-rows-repeated="2">
          <table:table-cell table:number-columns-repeated="2"/>
          <table:table-cell table:style-name="ce1"/>
          <table:table-cell table:number-columns-repeated="5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5"/>
          <table:table-cell table:style-name="ce1"/>
          <table:table-cell table:number-columns-repeated="5"/>
          <table:table-cell table:style-name="ce1" table:number-columns-repeated="23"/>
          <table:table-cell table:number-columns-repeated="954"/>
        </table:table-row>
        <table:table-row table:style-name="ro4">
          <table:table-cell/>
          <table:table-cell table:style-name="ce269"/>
          <table:table-cell office:value-type="string" calcext:value-type="string">
            <text:p>Run efficiency multiplier</text:p>
          </table:table-cell>
          <table:table-cell table:style-name="ce11"/>
          <table:table-cell table:style-name="ce23"/>
          <table:table-cell table:style-name="ce350" office:value-type="float" office:value="2" calcext:value-type="float">
            <text:p>2.000</text:p>
          </table:table-cell>
          <table:table-cell table:style-name="ce150"/>
          <table:table-cell table:style-name="ce350"/>
          <table:table-cell/>
          <table:table-cell table:style-name="ce150"/>
          <table:table-cell table:number-columns-repeated="2"/>
          <table:table-cell table:style-name="ce11"/>
          <table:table-cell table:number-columns-repeated="2"/>
          <table:table-cell table:style-name="ce350"/>
          <table:table-cell table:style-name="ce11"/>
          <table:table-cell table:style-name="ce133"/>
          <table:table-cell table:style-name="ce197"/>
          <table:table-cell table:style-name="ce23"/>
          <table:table-cell table:style-name="ce36"/>
          <table:table-cell table:style-name="ce23"/>
          <table:table-cell table:style-name="ce275" table:number-columns-repeated="2"/>
          <table:table-cell table:style-name="ce53"/>
          <table:table-cell table:style-name="ce287"/>
          <table:table-cell table:style-name="ce24"/>
          <table:table-cell table:style-name="ce35"/>
          <table:table-cell table:style-name="ce39" table:number-columns-repeated="2"/>
          <table:table-cell table:style-name="ce35" table:number-columns-repeated="10"/>
          <table:table-cell table:style-name="ce39"/>
          <table:table-cell table:style-name="ce40"/>
          <table:table-cell table:style-name="ce132"/>
          <table:table-cell table:style-name="ce40"/>
          <table:table-cell table:style-name="ce132"/>
          <table:table-cell table:style-name="ce40"/>
          <table:table-cell table:style-name="ce24"/>
          <table:table-cell table:number-columns-repeated="11"/>
          <table:table-cell table:style-name="ce1" table:number-columns-repeated="12"/>
          <table:table-cell table:number-columns-repeated="954"/>
        </table:table-row>
        <table:table-row table:style-name="ro4">
          <table:table-cell/>
          <table:table-cell table:style-name="ce269"/>
          <table:table-cell table:style-name="ce288" office:value-type="string" calcext:value-type="string">
            <text:p>Standard 6.399 check</text:p>
          </table:table-cell>
          <table:table-cell table:style-name="ce289"/>
          <table:table-cell table:style-name="ce290"/>
          <table:table-cell table:style-name="ce291" office:value-type="string" calcext:value-type="string">
            <text:p>Scheduled hours</text:p>
          </table:table-cell>
          <table:table-cell table:style-name="ce292"/>
          <table:table-cell table:style-name="ce288"/>
          <table:table-cell table:style-name="ce293" table:formula="of:=(18+6)*24" office:value-type="float" office:value="576" calcext:value-type="float">
            <text:p>576</text:p>
          </table:table-cell>
          <table:table-cell table:style-name="ce292"/>
          <table:table-cell table:style-name="ce289"/>
          <table:table-cell table:style-name="ce288" table:number-columns-repeated="9"/>
          <table:table-cell table:style-name="ce289" table:number-columns-repeated="2"/>
          <table:table-cell table:style-name="ce288" table:number-columns-repeated="2"/>
          <table:table-cell table:style-name="ce290"/>
          <table:table-cell table:style-name="ce294"/>
          <table:table-cell table:style-name="ce295"/>
          <table:table-cell table:style-name="ce290"/>
          <table:table-cell table:style-name="ce289" table:number-columns-repeated="2"/>
          <table:table-cell table:style-name="ce290" table:number-columns-repeated="7"/>
          <table:table-cell table:style-name="ce290" table:formula="of:=(SUM([.AL387:.AL540]))" office:value-type="float" office:value="216.866666666667" calcext:value-type="float">
            <text:p>216.9</text:p>
          </table:table-cell>
          <table:table-cell table:style-name="ce290" table:formula="of:=(SUM([.AM391:.AO537])-[.AM399]-[.AM417]-[.AM453]-[.AM46]-[.AM453]-[.AM506])" office:value-type="float" office:value="550.568333333333" calcext:value-type="float">
            <text:p>550.6</text:p>
          </table:table-cell>
          <table:table-cell table:style-name="ce295"/>
          <table:table-cell table:style-name="ce290"/>
          <table:table-cell table:style-name="ce290" table:formula="of:=SUM([.AP387:.AP540])" office:value-type="float" office:value="294.1" calcext:value-type="float">
            <text:p>294.1</text:p>
          </table:table-cell>
          <table:table-cell table:style-name="ce38" table:number-columns-repeated="3"/>
          <table:table-cell table:style-name="ce35" table:number-columns-repeated="2"/>
          <table:table-cell table:style-name="ce39"/>
          <table:table-cell table:style-name="ce40"/>
          <table:table-cell table:style-name="ce132"/>
          <table:table-cell table:style-name="ce40"/>
          <table:table-cell table:style-name="ce132"/>
          <table:table-cell table:number-columns-repeated="9"/>
          <table:table-cell table:style-name="ce1" table:number-columns-repeated="9"/>
          <table:table-cell table:number-columns-repeated="954"/>
        </table:table-row>
        <table:table-row table:style-name="ro4">
          <table:table-cell table:number-columns-repeated="2"/>
          <table:table-cell table:style-name="ce337"/>
          <table:table-cell table:style-name="ce338"/>
          <table:table-cell/>
          <table:table-cell table:style-name="ce325"/>
          <table:table-cell table:style-name="ce339" table:number-columns-repeated="2"/>
          <table:table-cell table:style-name="ce340"/>
          <table:table-cell table:style-name="ce337"/>
          <table:table-cell table:style-name="ce325"/>
          <table:table-cell table:style-name="ce337"/>
          <table:table-cell table:style-name="ce325" table:number-columns-repeated="2"/>
          <table:table-cell table:style-name="ce337"/>
          <table:table-cell table:style-name="ce325"/>
          <table:table-cell table:style-name="ce338" table:number-columns-repeated="2"/>
          <table:table-cell table:style-name="ce262" table:number-columns-repeated="7"/>
          <table:table-cell/>
          <table:table-cell table:style-name="ce338" table:number-columns-repeated="2"/>
          <table:table-cell table:style-name="ce325" table:number-columns-repeated="2"/>
          <table:table-cell table:style-name="ce338" table:number-columns-repeated="7"/>
          <table:table-cell table:number-columns-repeated="2"/>
          <table:table-cell table:style-name="ce338"/>
          <table:table-cell table:style-name="ce183"/>
          <table:table-cell table:style-name="ce1"/>
          <table:table-cell table:style-name="ce183" table:number-columns-repeated="5"/>
          <table:table-cell table:style-name="ce37"/>
          <table:table-cell table:style-name="ce334" table:number-columns-repeated="22"/>
          <table:table-cell table:style-name="ce183" table:number-columns-repeated="949"/>
          <table:table-cell table:number-columns-repeated="5"/>
        </table:table-row>
        <table:table-row table:style-name="ro4">
          <table:table-cell table:number-columns-repeated="2"/>
          <table:table-cell table:style-name="ce337" office:value-type="float" office:value="10" calcext:value-type="float">
            <text:p>10.000</text:p>
          </table:table-cell>
          <table:table-cell table:style-name="ce338"/>
          <table:table-cell table:style-name="ce341" office:value-type="string" calcext:value-type="string">
            <text:p>Cryotarget thickness assumed (cm)</text:p>
          </table:table-cell>
          <table:table-cell table:style-name="ce325"/>
          <table:table-cell table:style-name="ce339" table:number-columns-repeated="2"/>
          <table:table-cell table:style-name="ce340"/>
          <table:table-cell table:style-name="ce337"/>
          <table:table-cell table:style-name="ce325"/>
          <table:table-cell table:style-name="ce337"/>
          <table:table-cell table:style-name="ce325" table:number-columns-repeated="2"/>
          <table:table-cell table:style-name="ce337"/>
          <table:table-cell table:style-name="ce325"/>
          <table:table-cell table:style-name="ce338" table:number-columns-repeated="2"/>
          <table:table-cell table:style-name="ce262" table:number-columns-repeated="7"/>
          <table:table-cell table:style-name="ce338" table:number-columns-repeated="3"/>
          <table:table-cell table:style-name="ce325" table:number-columns-repeated="2"/>
          <table:table-cell table:style-name="ce338" table:number-columns-repeated="10"/>
          <table:table-cell table:style-name="ce183"/>
          <table:table-cell table:style-name="ce342"/>
          <table:table-cell table:style-name="ce183" table:number-columns-repeated="5"/>
          <table:table-cell table:style-name="ce37"/>
          <table:table-cell table:style-name="ce334" table:number-columns-repeated="22"/>
          <table:table-cell table:style-name="ce183" table:number-columns-repeated="949"/>
          <table:table-cell table:number-columns-repeated="5"/>
        </table:table-row>
        <table:table-row table:style-name="ro4">
          <table:table-cell table:number-columns-repeated="2"/>
          <table:table-cell table:style-name="ce337"/>
          <table:table-cell table:style-name="ce338"/>
          <table:table-cell table:style-name="ce341"/>
          <table:table-cell table:style-name="ce325"/>
          <table:table-cell table:style-name="ce339" table:number-columns-repeated="2"/>
          <table:table-cell table:style-name="ce340"/>
          <table:table-cell table:style-name="ce337"/>
          <table:table-cell table:style-name="ce325"/>
          <table:table-cell table:style-name="ce337"/>
          <table:table-cell table:style-name="ce325" table:number-columns-repeated="2"/>
          <table:table-cell table:style-name="ce337"/>
          <table:table-cell table:style-name="ce325"/>
          <table:table-cell table:style-name="ce338" table:number-columns-repeated="2"/>
          <table:table-cell table:style-name="ce262" table:number-columns-repeated="7"/>
          <table:table-cell table:style-name="ce338" table:number-columns-repeated="3"/>
          <table:table-cell table:style-name="ce325" table:number-columns-repeated="2"/>
          <table:table-cell table:style-name="ce338" table:number-columns-repeated="10"/>
          <table:table-cell table:style-name="ce183"/>
          <table:table-cell table:style-name="ce342"/>
          <table:table-cell table:style-name="ce183" table:number-columns-repeated="5"/>
          <table:table-cell table:style-name="ce37"/>
          <table:table-cell table:style-name="ce334" table:number-columns-repeated="22"/>
          <table:table-cell table:style-name="ce183" table:number-columns-repeated="949"/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THIS DOCUMENT IS FOR PLANNING PURPOSES ONLY. <text:s/>SHIFT WORKERS SHOULD FOLLOW THE DETAILED PDF.</text:p>
          </table:table-cell>
          <table:table-cell table:style-name="ce13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17"/>
          <table:table-cell table:style-name="ce18"/>
          <table:table-cell table:style-name="ce13"/>
          <table:table-cell table:style-name="ce19"/>
          <table:table-cell table:style-name="ce20"/>
          <table:table-cell table:style-name="ce21"/>
          <table:table-cell table:style-name="ce22" table:number-columns-repeated="8"/>
          <table:table-cell/>
          <table:table-cell table:style-name="ce23"/>
          <table:table-cell table:number-columns-repeated="16"/>
          <table:table-cell table:style-name="ce1"/>
          <table:table-cell table:number-columns-repeated="5"/>
          <table:table-cell table:style-name="ce11"/>
          <table:table-cell table:style-name="ce1" table:number-columns-repeated="22"/>
          <table:table-cell table:number-columns-repeated="954"/>
        </table:table-row>
        <table:table-row table:style-name="ro4">
          <table:table-cell table:number-columns-repeated="2"/>
          <table:table-cell table:style-name="ce184"/>
          <table:table-cell table:style-name="ce185"/>
          <table:table-cell table:style-name="ce192" table:number-columns-repeated="2"/>
          <table:table-cell table:style-name="ce205" table:number-columns-repeated="2"/>
          <table:table-cell table:style-name="ce188"/>
          <table:table-cell table:style-name="ce184"/>
          <table:table-cell table:style-name="ce192"/>
          <table:table-cell table:style-name="ce184" table:number-columns-repeated="2"/>
          <table:table-cell table:style-name="ce192"/>
          <table:table-cell table:style-name="ce184"/>
          <table:table-cell table:style-name="ce192"/>
          <table:table-cell table:style-name="ce185" table:number-columns-repeated="12"/>
          <table:table-cell table:style-name="ce192" table:number-columns-repeated="2"/>
          <table:table-cell table:style-name="ce185" table:number-columns-repeated="10"/>
          <table:table-cell table:number-columns-repeated="984"/>
        </table:table-row>
        <table:table-row table:style-name="ro4">
          <table:table-cell table:number-columns-repeated="2"/>
          <table:table-cell table:style-name="ce343" office:value-type="string" calcext:value-type="string">
            <text:p>Singles rates are rescaled to table luminosity according to:</text:p>
          </table:table-cell>
          <table:table-cell table:style-name="ce185" table:number-columns-repeated="2"/>
          <table:table-cell table:style-name="ce188"/>
          <table:table-cell table:style-name="ce185"/>
          <table:table-cell table:style-name="ce192"/>
          <table:table-cell table:style-name="ce344"/>
          <table:table-cell table:style-name="ce185"/>
          <table:table-cell table:style-name="ce192"/>
          <table:table-cell table:style-name="ce184"/>
          <table:table-cell table:style-name="ce192"/>
          <table:table-cell table:style-name="ce185" table:number-columns-repeated="15"/>
          <table:table-cell table:style-name="ce192" table:number-columns-repeated="2"/>
          <table:table-cell table:style-name="ce185" table:number-columns-repeated="7"/>
          <table:table-cell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Hadron singles rates from Wiser fit: <text:s/>70ua on 8cmtgt, SHMS: 0.2DeltaP/P momentum bite and 5msr solid angle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Electron singles from Eric Christy rates program: 70uA on 8cmtgt, 6.5msr, SHMS: -10&lt;delta&lt;+25%, HMS: -8&lt;delta&lt;+8%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Randoms assume a 80ns timing window and 5:1 online pi-/K- rejection, based on Q2=1.6 running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5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table:style-name="ce346" office:value-type="string" calcext:value-type="string">
            <text:p>Coinc rates are simulated in SIMC with VR model:</text:p>
          </table:table-cell>
          <table:table-cell table:style-name="ce183" table:number-columns-repeated="2"/>
          <table:table-cell table:style-name="ce8"/>
          <table:table-cell table:style-name="ce183"/>
          <table:table-cell table:style-name="ce347"/>
          <table:table-cell table:style-name="ce151"/>
          <table:table-cell table:style-name="ce183"/>
          <table:table-cell table:style-name="ce347"/>
          <table:table-cell table:style-name="ce346"/>
          <table:table-cell table:style-name="ce347"/>
          <table:table-cell table:style-name="ce183" table:number-columns-repeated="15"/>
          <table:table-cell table:style-name="ce347" table:number-columns-repeated="2"/>
          <table:table-cell table:style-name="ce183" table:number-columns-repeated="8"/>
          <table:table-cell table:style-name="ce342"/>
          <table:table-cell table:style-name="ce183" table:number-columns-repeated="5"/>
          <table:table-cell table:style-name="ce37"/>
          <table:table-cell table:style-name="ce334" table:number-columns-repeated="22"/>
          <table:table-cell table:style-name="ce183" table:number-columns-repeated="949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Cuts applied: <text:s/>SHMS: abs(ssdelta)&lt;15, abs(ssxptar)&lt;0.040, abs(ssyptar)&lt;0.024. <text:s/>HMS: abs(hsdelta)&lt;8.0, abs(hsxptar)&lt;0.080, abs(hsyptar)&lt;0.035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0.875&lt;missmass&lt;1.025, diamond cut, common t-binning for all settings at same x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Yield files normalized to 1 day of beam at 70muA @ 100% efficiency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2"/>
          <table:table-cell office:value-type="string" calcext:value-type="string">
            <text:p>VR predicts significantly higher cross-section at low epsilon and moderately higher cross-section at high epsilon (worse L/T ratio). <text:s/>I have scaled up low t-bin counts from 5k (proposal) to 7.5k, which is nearly equivalent to averaging with old estimates at high epsilon.</text:p>
          </table:table-cell>
          <table:table-cell table:number-columns-repeated="2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>
          <table:table-cell table:number-columns-repeated="5"/>
          <table:table-cell table:style-name="ce10"/>
          <table:table-cell/>
          <table:table-cell table:style-name="ce11"/>
          <table:table-cell table:style-name="ce345"/>
          <table:table-cell table:number-columns-repeated="3"/>
          <table:table-cell table:style-name="ce11"/>
          <table:table-cell table:style-name="ce1" table:number-columns-repeated="3"/>
          <table:table-cell table:number-columns-repeated="22"/>
          <table:table-cell table:style-name="ce23"/>
          <table:table-cell table:number-columns-repeated="2"/>
          <table:table-cell table:style-name="ce1"/>
          <table:table-cell table:number-columns-repeated="2"/>
          <table:table-cell table:style-name="ce54"/>
          <table:table-cell table:style-name="ce24" table:number-columns-repeated="3"/>
          <table:table-cell table:number-columns-repeated="19"/>
          <table:table-cell table:style-name="ce1" table:number-columns-repeated="3"/>
          <table:table-cell table:number-columns-repeated="95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2"/>
          <table:table-cell table:formula="of:=MAX([.N1:.N563])" office:value-type="float" office:value="37.98" calcext:value-type="float">
            <text:p>37.98</text:p>
          </table:table-cell>
          <table:table-cell table:number-columns-repeated="1011"/>
        </table:table-row>
        <table:table-row table:style-name="ro4" table:number-rows-repeated="104801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N393:Sheet1.N398 Sheet1.K501:Sheet1.K503 Sheet1.K349:Sheet1.K350 Sheet1.N242:Sheet1.N247">
            <calcext:condition calcext:apply-style-name="cf37" calcext:value="&lt;12" calcext:base-cell-address="Sheet1.K2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Liberation Sans2" svg:font-family="'Liberation Sans'"/>
    <style:font-face style:name="Liberation Sans1" svg:font-family="'Liberation Sans1'"/>
    <style:font-face style:name="Liberation Sans11" svg:font-family="'Liberation Sans1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1'" fo:font-size="11pt" style:font-name-asian="Liberation Sans11" style:font-family-asian="'Liberation Sans11'" style:font-size-asian="11pt" style:font-name-complex="Liberation Sans11" style:font-family-complex="'Liberation Sans1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ffff00" style:vertical-align="automatic"/>
    </style:style>
    <style:style style:name="cf10" style:family="table-cell" style:parent-style-name="Default" style:data-style-name="N0">
      <style:table-cell-properties fo:background-color="#ffff00" style:vertical-align="automatic"/>
    </style:style>
    <style:style style:name="cf11" style:family="table-cell" style:parent-style-name="Default" style:data-style-name="N0">
      <style:table-cell-properties fo:background-color="#ff0000" style:vertical-align="automatic"/>
    </style:style>
    <style:style style:name="cf12" style:family="table-cell" style:parent-style-name="Default" style:data-style-name="N0">
      <style:table-cell-properties fo:background-color="#ffff00" style:vertical-align="automatic"/>
    </style:style>
    <style:style style:name="cf13" style:family="table-cell" style:parent-style-name="Default" style:data-style-name="N0">
      <style:table-cell-properties fo:background-color="#ff0000" style:vertical-align="automatic"/>
    </style:style>
    <style:style style:name="cf14" style:family="table-cell" style:parent-style-name="Default" style:data-style-name="N0">
      <style:table-cell-properties fo:background-color="#ffff00" style:vertical-align="automatic"/>
    </style:style>
    <style:style style:name="cf15" style:family="table-cell" style:parent-style-name="Default" style:data-style-name="N0">
      <style:table-cell-properties fo:background-color="#ff0000" style:vertical-align="automatic"/>
    </style:style>
    <style:style style:name="cf16" style:family="table-cell" style:parent-style-name="Default" style:data-style-name="N0">
      <style:table-cell-properties fo:background-color="#ffff00" style:vertical-align="automatic"/>
    </style:style>
    <style:style style:name="cf17" style:family="table-cell" style:parent-style-name="Default" style:data-style-name="N0">
      <style:table-cell-properties fo:background-color="#ff0000" style:vertical-align="automatic"/>
    </style:style>
    <style:style style:name="cf18" style:family="table-cell" style:parent-style-name="Default" style:data-style-name="N0">
      <style:table-cell-properties fo:background-color="#ffff00" style:vertical-align="automatic"/>
    </style:style>
    <style:style style:name="cf19" style:family="table-cell" style:parent-style-name="Default" style:data-style-name="N0">
      <style:table-cell-properties fo:background-color="#ff0000" style:vertical-align="automatic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20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21" style:family="table-cell" style:parent-style-name="Default" style:data-style-name="N0">
      <style:table-cell-properties fo:background-color="#ffff00" style:vertical-align="automatic"/>
    </style:style>
    <style:style style:name="cf22" style:family="table-cell" style:parent-style-name="Default" style:data-style-name="N0">
      <style:table-cell-properties fo:background-color="#ff0000" style:vertical-align="automatic"/>
    </style:style>
    <style:style style:name="cf23" style:family="table-cell" style:parent-style-name="Default" style:data-style-name="N0">
      <style:table-cell-properties fo:background-color="#ffff00" style:vertical-align="automatic"/>
    </style:style>
    <style:style style:name="cf24" style:family="table-cell" style:parent-style-name="Default" style:data-style-name="N0">
      <style:table-cell-properties fo:background-color="#ff0000" style:vertical-align="automatic"/>
    </style:style>
    <style:style style:name="cf25" style:family="table-cell" style:parent-style-name="Default" style:data-style-name="N0">
      <style:table-cell-properties fo:background-color="#ffff00" style:vertical-align="automatic"/>
    </style:style>
    <style:style style:name="cf26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 style:data-style-name="N0">
      <style:table-cell-properties fo:background-color="#ffff00" style:vertical-align="automatic"/>
    </style:style>
    <style:style style:name="cf28" style:family="table-cell" style:parent-style-name="Default" style:data-style-name="N0">
      <style:table-cell-properties fo:background-color="#ff0000" style:vertical-align="automatic"/>
    </style:style>
    <style:style style:name="cf29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ffff00" style:vertical-align="automatic"/>
    </style:style>
    <style:style style:name="cf30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cf31" style:family="table-cell" style:parent-style-name="Default" style:data-style-name="N0">
      <style:table-cell-properties fo:background-color="#ff0000" style:vertical-align="automatic"/>
    </style:style>
    <style:style style:name="cf32" style:family="table-cell" style:parent-style-name="Default" style:data-style-name="N0">
      <style:table-cell-properties fo:background-color="#ffff00" style:vertical-align="automatic"/>
    </style:style>
    <style:style style:name="cf33" style:family="table-cell" style:parent-style-name="Default" style:data-style-name="N0">
      <style:table-cell-properties fo:background-color="#ff0000" style:vertical-align="automatic"/>
    </style:style>
    <style:style style:name="cf34" style:family="table-cell" style:parent-style-name="Default" style:data-style-name="N0">
      <style:table-cell-properties fo:background-color="#ffff00" style:vertical-align="automatic"/>
    </style:style>
    <style:style style:name="cf35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cf36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5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6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7" style:family="table-cell" style:parent-style-name="Default" style:data-style-name="N0">
      <style:table-cell-properties fo:background-color="#ffff00" style:vertical-align="automatic"/>
    </style:style>
    <style:style style:name="cf8" style:family="table-cell" style:parent-style-name="Default" style:data-style-name="N0">
      <style:table-cell-properties fo:background-color="#ff0000" style:vertical-align="automatic"/>
    </style:style>
    <style:style style:name="cf9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background-color="transparent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Over" style:family="table-cell" style:parent-style-name="Default" style:data-style-name="N0">
      <style:table-cell-properties fo:background-color="#ff0000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  <style:style style:name="RedBackgrounf" style:family="table-cell" style:parent-style-name="Default" style:data-style-name="N0">
      <style:table-cell-properties fo:background-color="#ff0000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der" style:family="table-cell" style:parent-style-name="Default" style:data-style-name="N0">
      <style:table-cell-properties fo:background-color="#00ff00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Yellow_5f_Background" style:display-name="Yellow_Background" style:family="table-cell" style:parent-style-name="Default" style:data-style-name="N0">
      <style:table-cell-properties fo:background-color="#ffff00" style:vertical-align="automatic"/>
    </style:style>
    <style:style style:name="cf37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8.01pt" fo:margin-bottom="23.95pt" fo:margin-left="36pt" fo:margin-right="36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Jacob</meta:initial-creator>
    <meta:creation-date>2016-03-11T13:00:49Z</meta:creation-date>
    <dc:date>2022-07-05T15:27:22.555787265</dc:date>
    <meta:print-date>2021-06-28T13:32:10Z</meta:print-date>
    <meta:editing-cycles>2375</meta:editing-cycles>
    <meta:editing-duration>PT17H31M11S</meta:editing-duration>
    <meta:document-statistic meta:table-count="1" meta:cell-count="8684" meta:object-count="0"/>
  </office:meta>
</office:document-meta>
</file>